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3" style:family="table-cell" style:parent-style-name="Default" style:data-style-name="N61"/>
    <style:style style:name="ce4" style:family="table-cell" style:parent-style-name="Default" style:data-style-name="N1"/>
    <style:style style:name="ce5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 style:data-style-name="N111"/>
    <style:style style:name="ce6" style:family="table-cell" style:parent-style-name="Default" style:data-style-name="N111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iff1" table:style-name="ta1">
        <table:shapes>
          <draw:frame draw:z-index="0" draw:style-name="gr1" draw:text-style-name="P1" svg:width="21.036cm" svg:height="10.971cm" svg:x="26.293cm" svg:y="1.487cm">
            <draw:object draw:notify-on-update-of-ranges="Diff1.C4:Diff1.C103 Diff1.E3:Diff1.E3 Diff1.E4:Diff1.E103 Diff1.H4:Diff1.H103 Diff1.I3:Diff1.I3 Diff1.I4:Diff1.I10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2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table:style-name="ce5" office:value-type="string" calcext:value-type="string">
            <text:p>X</text:p>
          </table:table-cell>
          <table:table-cell/>
          <table:table-cell table:style-name="ce6" office:value-type="string" calcext:value-type="string">
            <text:p>Serpent</text:p>
          </table:table-cell>
          <table:table-cell table:number-columns-repeated="2"/>
          <table:table-cell table:style-name="ce5" office:value-type="string" calcext:value-type="string">
            <text:p>X</text:p>
          </table:table-cell>
          <table:table-cell office:value-type="string" calcext:value-type="string">
            <text:p>ALMOST</text:p>
          </table:table-cell>
          <table:table-cell/>
          <table:table-cell office:value-type="string" calcext:value-type="string">
            <text:p>Diff 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-99" calcext:value-type="float">
            <text:p>-9.90E+01</text:p>
          </table:table-cell>
          <table:table-cell table:formula="of:=[.B4]+100" office:value-type="float" office:value="1" calcext:value-type="float">
            <text:p>1</text:p>
          </table:table-cell>
          <table:table-cell office:value-type="float" office:value="0.638574" calcext:value-type="float">
            <text:p>6.38574E-01</text:p>
          </table:table-cell>
          <table:table-cell table:formula="of:=[.D4]/[.$D$105]" office:value-type="float" office:value="0.000840969424266104" calcext:value-type="float">
            <text:p>8.40969E-04</text:p>
          </table:table-cell>
          <table:table-cell/>
          <table:table-cell table:style-name="ce3" office:value-type="float" office:value="-99" calcext:value-type="float">
            <text:p>-9.90E+01</text:p>
          </table:table-cell>
          <table:table-cell table:style-name="ce4" table:formula="of:=[.G4]+100" office:value-type="float" office:value="1" calcext:value-type="float">
            <text:p>1</text:p>
          </table:table-cell>
          <table:table-cell office:value-type="float" office:value="0.0007933976" calcext:value-type="float">
            <text:p>7.93398E-04</text:p>
          </table:table-cell>
          <table:table-cell/>
          <table:table-cell table:formula="of:=100*([.E4]-[.I4])/[.E4]" office:value-type="float" office:value="5.65678405105139" calcext:value-type="float">
            <text:p>5.656784051051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-97" calcext:value-type="float">
            <text:p>-9.70E+01</text:p>
          </table:table-cell>
          <table:table-cell table:formula="of:=[.B5]+100" office:value-type="float" office:value="3" calcext:value-type="float">
            <text:p>3</text:p>
          </table:table-cell>
          <table:table-cell office:value-type="float" office:value="1.00821" calcext:value-type="float">
            <text:p>1.00821E+00</text:p>
          </table:table-cell>
          <table:table-cell table:formula="of:=[.D5]/[.$D$105]" office:value-type="float" office:value="0.00132776120424466" calcext:value-type="float">
            <text:p>1.32776E-03</text:p>
          </table:table-cell>
          <table:table-cell/>
          <table:table-cell table:style-name="ce3" office:value-type="float" office:value="-97" calcext:value-type="float">
            <text:p>-9.70E+01</text:p>
          </table:table-cell>
          <table:table-cell table:style-name="ce4" table:formula="of:=[.G5]+100" office:value-type="float" office:value="3" calcext:value-type="float">
            <text:p>3</text:p>
          </table:table-cell>
          <table:table-cell office:value-type="float" office:value="0.00119804" calcext:value-type="float">
            <text:p>1.19804E-03</text:p>
          </table:table-cell>
          <table:table-cell/>
          <table:table-cell table:formula="of:=100*([.E5]-[.I5])/[.E5]" office:value-type="float" office:value="9.76991975891136" calcext:value-type="float">
            <text:p>9.769919758911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-95" calcext:value-type="float">
            <text:p>-9.50E+01</text:p>
          </table:table-cell>
          <table:table-cell table:formula="of:=[.B6]+100" office:value-type="float" office:value="5" calcext:value-type="float">
            <text:p>5</text:p>
          </table:table-cell>
          <table:table-cell office:value-type="float" office:value="1.35652" calcext:value-type="float">
            <text:p>1.35652E+00</text:p>
          </table:table-cell>
          <table:table-cell table:formula="of:=[.D6]/[.$D$105]" office:value-type="float" office:value="0.0017864677287291" calcext:value-type="float">
            <text:p>1.78647E-03</text:p>
          </table:table-cell>
          <table:table-cell/>
          <table:table-cell table:style-name="ce3" office:value-type="float" office:value="-95" calcext:value-type="float">
            <text:p>-9.50E+01</text:p>
          </table:table-cell>
          <table:table-cell table:style-name="ce4" table:formula="of:=[.G6]+100" office:value-type="float" office:value="5" calcext:value-type="float">
            <text:p>5</text:p>
          </table:table-cell>
          <table:table-cell office:value-type="float" office:value="0.001602875" calcext:value-type="float">
            <text:p>1.60288E-03</text:p>
          </table:table-cell>
          <table:table-cell/>
          <table:table-cell table:formula="of:=100*([.E6]-[.I6])/[.E6]" office:value-type="float" office:value="10.2768567143223" calcext:value-type="float">
            <text:p>10.27685671432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-93" calcext:value-type="float">
            <text:p>-9.30E+01</text:p>
          </table:table-cell>
          <table:table-cell table:formula="of:=[.B7]+100" office:value-type="float" office:value="7" calcext:value-type="float">
            <text:p>7</text:p>
          </table:table-cell>
          <table:table-cell office:value-type="float" office:value="1.69869" calcext:value-type="float">
            <text:p>1.69869E+00</text:p>
          </table:table-cell>
          <table:table-cell table:formula="of:=[.D7]/[.$D$105]" office:value-type="float" office:value="0.00223708818603104" calcext:value-type="float">
            <text:p>2.23709E-03</text:p>
          </table:table-cell>
          <table:table-cell/>
          <table:table-cell table:style-name="ce3" office:value-type="float" office:value="-93" calcext:value-type="float">
            <text:p>-9.30E+01</text:p>
          </table:table-cell>
          <table:table-cell table:style-name="ce4" table:formula="of:=[.G7]+100" office:value-type="float" office:value="7" calcext:value-type="float">
            <text:p>7</text:p>
          </table:table-cell>
          <table:table-cell office:value-type="float" office:value="0.00200797" calcext:value-type="float">
            <text:p>2.00797E-03</text:p>
          </table:table-cell>
          <table:table-cell/>
          <table:table-cell table:formula="of:=100*([.E7]-[.I7])/[.E7]" office:value-type="float" office:value="10.2418039423621" calcext:value-type="float">
            <text:p>10.24180394236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float" office:value="-91" calcext:value-type="float">
            <text:p>-9.10E+01</text:p>
          </table:table-cell>
          <table:table-cell table:formula="of:=[.B8]+100" office:value-type="float" office:value="9" calcext:value-type="float">
            <text:p>9</text:p>
          </table:table-cell>
          <table:table-cell office:value-type="float" office:value="2.04131" calcext:value-type="float">
            <text:p>2.04131E+00</text:p>
          </table:table-cell>
          <table:table-cell table:formula="of:=[.D8]/[.$D$105]" office:value-type="float" office:value="0.00268830127040663" calcext:value-type="float">
            <text:p>2.68830E-03</text:p>
          </table:table-cell>
          <table:table-cell/>
          <table:table-cell table:style-name="ce3" office:value-type="float" office:value="-91" calcext:value-type="float">
            <text:p>-9.10E+01</text:p>
          </table:table-cell>
          <table:table-cell table:style-name="ce4" table:formula="of:=[.G8]+100" office:value-type="float" office:value="9" calcext:value-type="float">
            <text:p>9</text:p>
          </table:table-cell>
          <table:table-cell office:value-type="float" office:value="0.002413389" calcext:value-type="float">
            <text:p>2.41339E-03</text:p>
          </table:table-cell>
          <table:table-cell/>
          <table:table-cell table:formula="of:=100*([.E8]-[.I8])/[.E8]" office:value-type="float" office:value="10.2262448570373" calcext:value-type="float">
            <text:p>10.226244857037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float" office:value="-89" calcext:value-type="float">
            <text:p>-8.90E+01</text:p>
          </table:table-cell>
          <table:table-cell table:formula="of:=[.B9]+100" office:value-type="float" office:value="11" calcext:value-type="float">
            <text:p>11</text:p>
          </table:table-cell>
          <table:table-cell office:value-type="float" office:value="2.38109" calcext:value-type="float">
            <text:p>2.38109E+00</text:p>
          </table:table-cell>
          <table:table-cell table:formula="of:=[.D9]/[.$D$105]" office:value-type="float" office:value="0.00313577421947304" calcext:value-type="float">
            <text:p>3.13577E-03</text:p>
          </table:table-cell>
          <table:table-cell/>
          <table:table-cell table:style-name="ce3" office:value-type="float" office:value="-89" calcext:value-type="float">
            <text:p>-8.90E+01</text:p>
          </table:table-cell>
          <table:table-cell table:style-name="ce4" table:formula="of:=[.G9]+100" office:value-type="float" office:value="11" calcext:value-type="float">
            <text:p>11</text:p>
          </table:table-cell>
          <table:table-cell office:value-type="float" office:value="0.002819197" calcext:value-type="float">
            <text:p>2.81920E-03</text:p>
          </table:table-cell>
          <table:table-cell/>
          <table:table-cell table:formula="of:=100*([.E9]-[.I9])/[.E9]" office:value-type="float" office:value="10.0956636962925" calcext:value-type="float">
            <text:p>10.09566369629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float" office:value="-87" calcext:value-type="float">
            <text:p>-8.70E+01</text:p>
          </table:table-cell>
          <table:table-cell table:formula="of:=[.B10]+100" office:value-type="float" office:value="13" calcext:value-type="float">
            <text:p>13</text:p>
          </table:table-cell>
          <table:table-cell office:value-type="float" office:value="2.71175" calcext:value-type="float">
            <text:p>2.71175E+00</text:p>
          </table:table-cell>
          <table:table-cell table:formula="of:=[.D10]/[.$D$105]" office:value-type="float" office:value="0.00357123659318044" calcext:value-type="float">
            <text:p>3.57124E-03</text:p>
          </table:table-cell>
          <table:table-cell/>
          <table:table-cell table:style-name="ce3" office:value-type="float" office:value="-87" calcext:value-type="float">
            <text:p>-8.70E+01</text:p>
          </table:table-cell>
          <table:table-cell table:style-name="ce4" table:formula="of:=[.G10]+100" office:value-type="float" office:value="13" calcext:value-type="float">
            <text:p>13</text:p>
          </table:table-cell>
          <table:table-cell office:value-type="float" office:value="0.003225461" calcext:value-type="float">
            <text:p>3.22546E-03</text:p>
          </table:table-cell>
          <table:table-cell/>
          <table:table-cell table:formula="of:=100*([.E10]-[.I10])/[.E10]" office:value-type="float" office:value="9.68223706714718" calcext:value-type="float">
            <text:p>9.682237067147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float" office:value="-85" calcext:value-type="float">
            <text:p>-8.50E+01</text:p>
          </table:table-cell>
          <table:table-cell table:formula="of:=[.B11]+100" office:value-type="float" office:value="15" calcext:value-type="float">
            <text:p>15</text:p>
          </table:table-cell>
          <table:table-cell office:value-type="float" office:value="3.05216" calcext:value-type="float">
            <text:p>3.05216E+00</text:p>
          </table:table-cell>
          <table:table-cell table:formula="of:=[.D11]/[.$D$105]" office:value-type="float" office:value="0.00401953922014995" calcext:value-type="float">
            <text:p>4.01954E-03</text:p>
          </table:table-cell>
          <table:table-cell/>
          <table:table-cell table:style-name="ce3" office:value-type="float" office:value="-85" calcext:value-type="float">
            <text:p>-8.50E+01</text:p>
          </table:table-cell>
          <table:table-cell table:style-name="ce4" table:formula="of:=[.G11]+100" office:value-type="float" office:value="15" calcext:value-type="float">
            <text:p>15</text:p>
          </table:table-cell>
          <table:table-cell office:value-type="float" office:value="0.003632245" calcext:value-type="float">
            <text:p>3.63225E-03</text:p>
          </table:table-cell>
          <table:table-cell/>
          <table:table-cell table:formula="of:=100*([.E11]-[.I11])/[.E11]" office:value-type="float" office:value="9.63528899552566" calcext:value-type="float">
            <text:p>9.6352889955256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float" office:value="-83" calcext:value-type="float">
            <text:p>-8.30E+01</text:p>
          </table:table-cell>
          <table:table-cell table:formula="of:=[.B12]+100" office:value-type="float" office:value="17" calcext:value-type="float">
            <text:p>17</text:p>
          </table:table-cell>
          <table:table-cell office:value-type="float" office:value="3.38251" calcext:value-type="float">
            <text:p>3.38251E+00</text:p>
          </table:table-cell>
          <table:table-cell table:formula="of:=[.D12]/[.$D$105]" office:value-type="float" office:value="0.00445459333965106" calcext:value-type="float">
            <text:p>4.45459E-03</text:p>
          </table:table-cell>
          <table:table-cell/>
          <table:table-cell table:style-name="ce3" office:value-type="float" office:value="-83" calcext:value-type="float">
            <text:p>-8.30E+01</text:p>
          </table:table-cell>
          <table:table-cell table:style-name="ce4" table:formula="of:=[.G12]+100" office:value-type="float" office:value="17" calcext:value-type="float">
            <text:p>17</text:p>
          </table:table-cell>
          <table:table-cell office:value-type="float" office:value="0.004039617" calcext:value-type="float">
            <text:p>4.03962E-03</text:p>
          </table:table-cell>
          <table:table-cell/>
          <table:table-cell table:formula="of:=100*([.E12]-[.I12])/[.E12]" office:value-type="float" office:value="9.3156952388289" calcext:value-type="float">
            <text:p>9.31569523882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float" office:value="-81" calcext:value-type="float">
            <text:p>-8.10E+01</text:p>
          </table:table-cell>
          <table:table-cell table:formula="of:=[.B13]+100" office:value-type="float" office:value="19" calcext:value-type="float">
            <text:p>19</text:p>
          </table:table-cell>
          <table:table-cell office:value-type="float" office:value="3.71691" calcext:value-type="float">
            <text:p>3.71691E+00</text:p>
          </table:table-cell>
          <table:table-cell table:formula="of:=[.D13]/[.$D$105]" office:value-type="float" office:value="0.0048949811028149" calcext:value-type="float">
            <text:p>4.89498E-03</text:p>
          </table:table-cell>
          <table:table-cell/>
          <table:table-cell table:style-name="ce3" office:value-type="float" office:value="-81" calcext:value-type="float">
            <text:p>-8.10E+01</text:p>
          </table:table-cell>
          <table:table-cell table:style-name="ce4" table:formula="of:=[.G13]+100" office:value-type="float" office:value="19" calcext:value-type="float">
            <text:p>19</text:p>
          </table:table-cell>
          <table:table-cell office:value-type="float" office:value="0.00444764" calcext:value-type="float">
            <text:p>4.44764E-03</text:p>
          </table:table-cell>
          <table:table-cell/>
          <table:table-cell table:formula="of:=100*([.E13]-[.I13])/[.E13]" office:value-type="float" office:value="9.13877078213142" calcext:value-type="float">
            <text:p>9.1387707821314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office:value-type="float" office:value="-79" calcext:value-type="float">
            <text:p>-7.90E+01</text:p>
          </table:table-cell>
          <table:table-cell table:formula="of:=[.B14]+100" office:value-type="float" office:value="21" calcext:value-type="float">
            <text:p>21</text:p>
          </table:table-cell>
          <table:table-cell office:value-type="float" office:value="4.04483" calcext:value-type="float">
            <text:p>4.04483E+00</text:p>
          </table:table-cell>
          <table:table-cell table:formula="of:=[.D14]/[.$D$105]" office:value-type="float" office:value="0.00532683503611839" calcext:value-type="float">
            <text:p>5.32684E-03</text:p>
          </table:table-cell>
          <table:table-cell/>
          <table:table-cell table:style-name="ce3" office:value-type="float" office:value="-79" calcext:value-type="float">
            <text:p>-7.90E+01</text:p>
          </table:table-cell>
          <table:table-cell table:style-name="ce4" table:formula="of:=[.G14]+100" office:value-type="float" office:value="21" calcext:value-type="float">
            <text:p>21</text:p>
          </table:table-cell>
          <table:table-cell office:value-type="float" office:value="0.004856382" calcext:value-type="float">
            <text:p>4.85638E-03</text:p>
          </table:table-cell>
          <table:table-cell/>
          <table:table-cell table:formula="of:=100*([.E14]-[.I14])/[.E14]" office:value-type="float" office:value="8.83175530926905" calcext:value-type="float">
            <text:p>8.8317553092690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office:value-type="float" office:value="-77" calcext:value-type="float">
            <text:p>-7.70E+01</text:p>
          </table:table-cell>
          <table:table-cell table:formula="of:=[.B15]+100" office:value-type="float" office:value="23" calcext:value-type="float">
            <text:p>23</text:p>
          </table:table-cell>
          <table:table-cell office:value-type="float" office:value="4.3864" calcext:value-type="float">
            <text:p>4.38640E+00</text:p>
          </table:table-cell>
          <table:table-cell table:formula="of:=[.D15]/[.$D$105]" office:value-type="float" office:value="0.00577666532398882" calcext:value-type="float">
            <text:p>5.77667E-03</text:p>
          </table:table-cell>
          <table:table-cell/>
          <table:table-cell table:style-name="ce3" office:value-type="float" office:value="-77" calcext:value-type="float">
            <text:p>-7.70E+01</text:p>
          </table:table-cell>
          <table:table-cell table:style-name="ce4" table:formula="of:=[.G15]+100" office:value-type="float" office:value="23" calcext:value-type="float">
            <text:p>23</text:p>
          </table:table-cell>
          <table:table-cell office:value-type="float" office:value="0.005265908" calcext:value-type="float">
            <text:p>5.26591E-03</text:p>
          </table:table-cell>
          <table:table-cell/>
          <table:table-cell table:formula="of:=100*([.E15]-[.I15])/[.E15]" office:value-type="float" office:value="8.84173299546701" calcext:value-type="float">
            <text:p>8.841732995467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float" office:value="-75" calcext:value-type="float">
            <text:p>-7.50E+01</text:p>
          </table:table-cell>
          <table:table-cell table:formula="of:=[.B16]+100" office:value-type="float" office:value="25" calcext:value-type="float">
            <text:p>25</text:p>
          </table:table-cell>
          <table:table-cell office:value-type="float" office:value="4.71115" calcext:value-type="float">
            <text:p>4.71115E+00</text:p>
          </table:table-cell>
          <table:table-cell table:formula="of:=[.D16]/[.$D$105]" office:value-type="float" office:value="0.00620434452879581" calcext:value-type="float">
            <text:p>6.20434E-03</text:p>
          </table:table-cell>
          <table:table-cell/>
          <table:table-cell table:style-name="ce3" office:value-type="float" office:value="-75" calcext:value-type="float">
            <text:p>-7.50E+01</text:p>
          </table:table-cell>
          <table:table-cell table:style-name="ce4" table:formula="of:=[.G16]+100" office:value-type="float" office:value="25" calcext:value-type="float">
            <text:p>25</text:p>
          </table:table-cell>
          <table:table-cell office:value-type="float" office:value="0.005676285" calcext:value-type="float">
            <text:p>5.67629E-03</text:p>
          </table:table-cell>
          <table:table-cell/>
          <table:table-cell table:formula="of:=100*([.E16]-[.I16])/[.E16]" office:value-type="float" office:value="8.51112516954789" calcext:value-type="float">
            <text:p>8.5111251695478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office:value-type="float" office:value="-73" calcext:value-type="float">
            <text:p>-7.30E+01</text:p>
          </table:table-cell>
          <table:table-cell table:formula="of:=[.B17]+100" office:value-type="float" office:value="27" calcext:value-type="float">
            <text:p>27</text:p>
          </table:table-cell>
          <table:table-cell office:value-type="float" office:value="5.03344" calcext:value-type="float">
            <text:p>5.03344E+00</text:p>
          </table:table-cell>
          <table:table-cell table:formula="of:=[.D17]/[.$D$105]" office:value-type="float" office:value="0.00662878403893359" calcext:value-type="float">
            <text:p>6.62878E-03</text:p>
          </table:table-cell>
          <table:table-cell/>
          <table:table-cell table:style-name="ce3" office:value-type="float" office:value="-73" calcext:value-type="float">
            <text:p>-7.30E+01</text:p>
          </table:table-cell>
          <table:table-cell table:style-name="ce4" table:formula="of:=[.G17]+100" office:value-type="float" office:value="27" calcext:value-type="float">
            <text:p>27</text:p>
          </table:table-cell>
          <table:table-cell office:value-type="float" office:value="0.006087578" calcext:value-type="float">
            <text:p>6.08758E-03</text:p>
          </table:table-cell>
          <table:table-cell/>
          <table:table-cell table:formula="of:=100*([.E17]-[.I17])/[.E17]" office:value-type="float" office:value="8.16448440249162" calcext:value-type="float">
            <text:p>8.1644844024916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office:value-type="float" office:value="-71" calcext:value-type="float">
            <text:p>-7.10E+01</text:p>
          </table:table-cell>
          <table:table-cell table:formula="of:=[.B18]+100" office:value-type="float" office:value="29" calcext:value-type="float">
            <text:p>29</text:p>
          </table:table-cell>
          <table:table-cell office:value-type="float" office:value="5.3565" calcext:value-type="float">
            <text:p>5.35650E+00</text:p>
          </table:table-cell>
          <table:table-cell table:formula="of:=[.D18]/[.$D$105]" office:value-type="float" office:value="0.00705423759984181" calcext:value-type="float">
            <text:p>7.05424E-03</text:p>
          </table:table-cell>
          <table:table-cell/>
          <table:table-cell table:style-name="ce3" office:value-type="float" office:value="-71" calcext:value-type="float">
            <text:p>-7.10E+01</text:p>
          </table:table-cell>
          <table:table-cell table:style-name="ce4" table:formula="of:=[.G18]+100" office:value-type="float" office:value="29" calcext:value-type="float">
            <text:p>29</text:p>
          </table:table-cell>
          <table:table-cell office:value-type="float" office:value="0.006499854" calcext:value-type="float">
            <text:p>6.49985E-03</text:p>
          </table:table-cell>
          <table:table-cell/>
          <table:table-cell table:formula="of:=100*([.E18]-[.I18])/[.E18]" office:value-type="float" office:value="7.8588733650571" calcext:value-type="float">
            <text:p>7.858873365057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float" office:value="-69" calcext:value-type="float">
            <text:p>-6.90E+01</text:p>
          </table:table-cell>
          <table:table-cell table:formula="of:=[.B19]+100" office:value-type="float" office:value="31" calcext:value-type="float">
            <text:p>31</text:p>
          </table:table-cell>
          <table:table-cell office:value-type="float" office:value="5.67222" calcext:value-type="float">
            <text:p>5.67222E+00</text:p>
          </table:table-cell>
          <table:table-cell table:formula="of:=[.D19]/[.$D$105]" office:value-type="float" office:value="0.00747002475470451" calcext:value-type="float">
            <text:p>7.47002E-03</text:p>
          </table:table-cell>
          <table:table-cell/>
          <table:table-cell table:style-name="ce3" office:value-type="float" office:value="-69" calcext:value-type="float">
            <text:p>-6.90E+01</text:p>
          </table:table-cell>
          <table:table-cell table:style-name="ce4" table:formula="of:=[.G19]+100" office:value-type="float" office:value="31" calcext:value-type="float">
            <text:p>31</text:p>
          </table:table-cell>
          <table:table-cell office:value-type="float" office:value="0.006913181" calcext:value-type="float">
            <text:p>6.91318E-03</text:p>
          </table:table-cell>
          <table:table-cell/>
          <table:table-cell table:formula="of:=100*([.E19]-[.I19])/[.E19]" office:value-type="float" office:value="7.45437629713101" calcext:value-type="float">
            <text:p>7.4543762971310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 office:value-type="float" office:value="-67" calcext:value-type="float">
            <text:p>-6.70E+01</text:p>
          </table:table-cell>
          <table:table-cell table:formula="of:=[.B20]+100" office:value-type="float" office:value="33" calcext:value-type="float">
            <text:p>33</text:p>
          </table:table-cell>
          <table:table-cell office:value-type="float" office:value="5.97166" calcext:value-type="float">
            <text:p>5.97166E+00</text:p>
          </table:table-cell>
          <table:table-cell table:formula="of:=[.D20]/[.$D$105]" office:value-type="float" office:value="0.00786437197899213" calcext:value-type="float">
            <text:p>7.86437E-03</text:p>
          </table:table-cell>
          <table:table-cell/>
          <table:table-cell table:style-name="ce3" office:value-type="float" office:value="-67" calcext:value-type="float">
            <text:p>-6.70E+01</text:p>
          </table:table-cell>
          <table:table-cell table:style-name="ce4" table:formula="of:=[.G20]+100" office:value-type="float" office:value="33" calcext:value-type="float">
            <text:p>33</text:p>
          </table:table-cell>
          <table:table-cell office:value-type="float" office:value="0.007327623" calcext:value-type="float">
            <text:p>7.32762E-03</text:p>
          </table:table-cell>
          <table:table-cell/>
          <table:table-cell table:formula="of:=100*([.E20]-[.I20])/[.E20]" office:value-type="float" office:value="6.82507109818727" calcext:value-type="float">
            <text:p>6.8250710981872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" office:value-type="float" office:value="-65" calcext:value-type="float">
            <text:p>-6.50E+01</text:p>
          </table:table-cell>
          <table:table-cell table:formula="of:=[.B21]+100" office:value-type="float" office:value="35" calcext:value-type="float">
            <text:p>35</text:p>
          </table:table-cell>
          <table:table-cell office:value-type="float" office:value="6.28901" calcext:value-type="float">
            <text:p>6.28901E+00</text:p>
          </table:table-cell>
          <table:table-cell table:formula="of:=[.D21]/[.$D$105]" office:value-type="float" office:value="0.00828230576081045" calcext:value-type="float">
            <text:p>8.28231E-03</text:p>
          </table:table-cell>
          <table:table-cell/>
          <table:table-cell table:style-name="ce3" office:value-type="float" office:value="-65" calcext:value-type="float">
            <text:p>-6.50E+01</text:p>
          </table:table-cell>
          <table:table-cell table:style-name="ce4" table:formula="of:=[.G21]+100" office:value-type="float" office:value="35" calcext:value-type="float">
            <text:p>35</text:p>
          </table:table-cell>
          <table:table-cell office:value-type="float" office:value="0.007743249" calcext:value-type="float">
            <text:p>7.74325E-03</text:p>
          </table:table-cell>
          <table:table-cell/>
          <table:table-cell table:formula="of:=100*([.E21]-[.I21])/[.E21]" office:value-type="float" office:value="6.50853489810905" calcext:value-type="float">
            <text:p>6.5085348981090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" office:value-type="float" office:value="-63" calcext:value-type="float">
            <text:p>-6.30E+01</text:p>
          </table:table-cell>
          <table:table-cell table:formula="of:=[.B22]+100" office:value-type="float" office:value="37" calcext:value-type="float">
            <text:p>37</text:p>
          </table:table-cell>
          <table:table-cell office:value-type="float" office:value="6.58797" calcext:value-type="float">
            <text:p>6.58797E+00</text:p>
          </table:table-cell>
          <table:table-cell table:formula="of:=[.D22]/[.$D$105]" office:value-type="float" office:value="0.00867602084955285" calcext:value-type="float">
            <text:p>8.67602E-03</text:p>
          </table:table-cell>
          <table:table-cell/>
          <table:table-cell table:style-name="ce3" office:value-type="float" office:value="-63" calcext:value-type="float">
            <text:p>-6.30E+01</text:p>
          </table:table-cell>
          <table:table-cell table:style-name="ce4" table:formula="of:=[.G22]+100" office:value-type="float" office:value="37" calcext:value-type="float">
            <text:p>37</text:p>
          </table:table-cell>
          <table:table-cell office:value-type="float" office:value="0.008160125" calcext:value-type="float">
            <text:p>8.16013E-03</text:p>
          </table:table-cell>
          <table:table-cell/>
          <table:table-cell table:formula="of:=100*([.E22]-[.I22])/[.E22]" office:value-type="float" office:value="5.94622648445388" calcext:value-type="float">
            <text:p>5.9462264844538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 office:value-type="float" office:value="-61" calcext:value-type="float">
            <text:p>-6.10E+01</text:p>
          </table:table-cell>
          <table:table-cell table:formula="of:=[.B23]+100" office:value-type="float" office:value="39" calcext:value-type="float">
            <text:p>39</text:p>
          </table:table-cell>
          <table:table-cell office:value-type="float" office:value="6.89521" calcext:value-type="float">
            <text:p>6.89521E+00</text:p>
          </table:table-cell>
          <table:table-cell table:formula="of:=[.D23]/[.$D$105]" office:value-type="float" office:value="0.00908064027645016" calcext:value-type="float">
            <text:p>9.08064E-03</text:p>
          </table:table-cell>
          <table:table-cell/>
          <table:table-cell table:style-name="ce3" office:value-type="float" office:value="-61" calcext:value-type="float">
            <text:p>-6.10E+01</text:p>
          </table:table-cell>
          <table:table-cell table:style-name="ce4" table:formula="of:=[.G23]+100" office:value-type="float" office:value="39" calcext:value-type="float">
            <text:p>39</text:p>
          </table:table-cell>
          <table:table-cell office:value-type="float" office:value="0.008578319" calcext:value-type="float">
            <text:p>8.57832E-03</text:p>
          </table:table-cell>
          <table:table-cell/>
          <table:table-cell table:formula="of:=100*([.E23]-[.I23])/[.E23]" office:value-type="float" office:value="5.53178257432882" calcext:value-type="float">
            <text:p>5.5317825743288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" office:value-type="float" office:value="-59" calcext:value-type="float">
            <text:p>-5.90E+01</text:p>
          </table:table-cell>
          <table:table-cell table:formula="of:=[.B24]+100" office:value-type="float" office:value="41" calcext:value-type="float">
            <text:p>41</text:p>
          </table:table-cell>
          <table:table-cell office:value-type="float" office:value="7.18222" calcext:value-type="float">
            <text:p>7.18222E+00</text:p>
          </table:table-cell>
          <table:table-cell table:formula="of:=[.D24]/[.$D$105]" office:value-type="float" office:value="0.00945861782401491" calcext:value-type="float">
            <text:p>9.45862E-03</text:p>
          </table:table-cell>
          <table:table-cell/>
          <table:table-cell table:style-name="ce3" office:value-type="float" office:value="-59" calcext:value-type="float">
            <text:p>-5.90E+01</text:p>
          </table:table-cell>
          <table:table-cell table:style-name="ce4" table:formula="of:=[.G24]+100" office:value-type="float" office:value="41" calcext:value-type="float">
            <text:p>41</text:p>
          </table:table-cell>
          <table:table-cell office:value-type="float" office:value="0.008997899" calcext:value-type="float">
            <text:p>8.99790E-03</text:p>
          </table:table-cell>
          <table:table-cell/>
          <table:table-cell table:formula="of:=100*([.E24]-[.I24])/[.E24]" office:value-type="float" office:value="4.87088951670262" calcext:value-type="float">
            <text:p>4.8708895167026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float" office:value="-57" calcext:value-type="float">
            <text:p>-5.70E+01</text:p>
          </table:table-cell>
          <table:table-cell table:formula="of:=[.B25]+100" office:value-type="float" office:value="43" calcext:value-type="float">
            <text:p>43</text:p>
          </table:table-cell>
          <table:table-cell office:value-type="float" office:value="7.45211" calcext:value-type="float">
            <text:p>7.45211E+00</text:p>
          </table:table-cell>
          <table:table-cell table:formula="of:=[.D25]/[.$D$105]" office:value-type="float" office:value="0.00981404920380046" calcext:value-type="float">
            <text:p>9.81405E-03</text:p>
          </table:table-cell>
          <table:table-cell/>
          <table:table-cell table:style-name="ce3" office:value-type="float" office:value="-57" calcext:value-type="float">
            <text:p>-5.70E+01</text:p>
          </table:table-cell>
          <table:table-cell table:style-name="ce4" table:formula="of:=[.G25]+100" office:value-type="float" office:value="43" calcext:value-type="float">
            <text:p>43</text:p>
          </table:table-cell>
          <table:table-cell office:value-type="float" office:value="0.009418931" calcext:value-type="float">
            <text:p>9.41893E-03</text:p>
          </table:table-cell>
          <table:table-cell/>
          <table:table-cell table:formula="of:=100*([.E25]-[.I25])/[.E25]" office:value-type="float" office:value="4.02604669688685" calcext:value-type="float">
            <text:p>4.0260466968868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" office:value-type="float" office:value="-55" calcext:value-type="float">
            <text:p>-5.50E+01</text:p>
          </table:table-cell>
          <table:table-cell table:formula="of:=[.B26]+100" office:value-type="float" office:value="45" calcext:value-type="float">
            <text:p>45</text:p>
          </table:table-cell>
          <table:table-cell office:value-type="float" office:value="7.71911" calcext:value-type="float">
            <text:p>7.71911E+00</text:p>
          </table:table-cell>
          <table:table-cell table:formula="of:=[.D26]/[.$D$105]" office:value-type="float" office:value="0.0101656746008242" calcext:value-type="float">
            <text:p>1.01657E-02</text:p>
          </table:table-cell>
          <table:table-cell/>
          <table:table-cell table:style-name="ce3" office:value-type="float" office:value="-55" calcext:value-type="float">
            <text:p>-5.50E+01</text:p>
          </table:table-cell>
          <table:table-cell table:style-name="ce4" table:formula="of:=[.G26]+100" office:value-type="float" office:value="45" calcext:value-type="float">
            <text:p>45</text:p>
          </table:table-cell>
          <table:table-cell office:value-type="float" office:value="0.009841485" calcext:value-type="float">
            <text:p>9.84149E-03</text:p>
          </table:table-cell>
          <table:table-cell/>
          <table:table-cell table:formula="of:=100*([.E26]-[.I26])/[.E26]" office:value-type="float" office:value="3.18906136143619" calcext:value-type="float">
            <text:p>3.1890613614361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" office:value-type="float" office:value="-53" calcext:value-type="float">
            <text:p>-5.30E+01</text:p>
          </table:table-cell>
          <table:table-cell table:formula="of:=[.B27]+100" office:value-type="float" office:value="47" calcext:value-type="float">
            <text:p>47</text:p>
          </table:table-cell>
          <table:table-cell office:value-type="float" office:value="7.98621" calcext:value-type="float">
            <text:p>7.98621E+00</text:p>
          </table:table-cell>
          <table:table-cell table:formula="of:=[.D27]/[.$D$105]" office:value-type="float" office:value="0.0105174316927532" calcext:value-type="float">
            <text:p>1.05174E-02</text:p>
          </table:table-cell>
          <table:table-cell/>
          <table:table-cell table:style-name="ce3" office:value-type="float" office:value="-53" calcext:value-type="float">
            <text:p>-5.30E+01</text:p>
          </table:table-cell>
          <table:table-cell table:style-name="ce4" table:formula="of:=[.G27]+100" office:value-type="float" office:value="47" calcext:value-type="float">
            <text:p>47</text:p>
          </table:table-cell>
          <table:table-cell office:value-type="float" office:value="0.01026563" calcext:value-type="float">
            <text:p>1.02656E-02</text:p>
          </table:table-cell>
          <table:table-cell/>
          <table:table-cell table:formula="of:=100*([.E27]-[.I27])/[.E27]" office:value-type="float" office:value="2.39413670665175" calcext:value-type="float">
            <text:p>2.3941367066517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office:value-type="float" office:value="-51" calcext:value-type="float">
            <text:p>-5.10E+01</text:p>
          </table:table-cell>
          <table:table-cell table:formula="of:=[.B28]+100" office:value-type="float" office:value="49" calcext:value-type="float">
            <text:p>49</text:p>
          </table:table-cell>
          <table:table-cell office:value-type="float" office:value="8.24768" calcext:value-type="float">
            <text:p>8.24768E+00</text:p>
          </table:table-cell>
          <table:table-cell table:formula="of:=[.D28]/[.$D$105]" office:value-type="float" office:value="0.0108617743615165" calcext:value-type="float">
            <text:p>1.08618E-02</text:p>
          </table:table-cell>
          <table:table-cell/>
          <table:table-cell table:style-name="ce3" office:value-type="float" office:value="-51" calcext:value-type="float">
            <text:p>-5.10E+01</text:p>
          </table:table-cell>
          <table:table-cell table:style-name="ce4" table:formula="of:=[.G28]+100" office:value-type="float" office:value="49" calcext:value-type="float">
            <text:p>49</text:p>
          </table:table-cell>
          <table:table-cell office:value-type="float" office:value="0.01069143" calcext:value-type="float">
            <text:p>1.06914E-02</text:p>
          </table:table-cell>
          <table:table-cell/>
          <table:table-cell table:formula="of:=100*([.E28]-[.I28])/[.E28]" office:value-type="float" office:value="1.56829221310347" calcext:value-type="float">
            <text:p>1.5682922131034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 office:value-type="float" office:value="-49" calcext:value-type="float">
            <text:p>-4.90E+01</text:p>
          </table:table-cell>
          <table:table-cell table:formula="of:=[.B29]+100" office:value-type="float" office:value="51" calcext:value-type="float">
            <text:p>51</text:p>
          </table:table-cell>
          <table:table-cell office:value-type="float" office:value="8.4951" calcext:value-type="float">
            <text:p>8.49510E+00</text:p>
          </table:table-cell>
          <table:table-cell table:formula="of:=[.D29]/[.$D$105]" office:value-type="float" office:value="0.0111876138960919" calcext:value-type="float">
            <text:p>1.11876E-02</text:p>
          </table:table-cell>
          <table:table-cell/>
          <table:table-cell table:style-name="ce3" office:value-type="float" office:value="-49" calcext:value-type="float">
            <text:p>-4.90E+01</text:p>
          </table:table-cell>
          <table:table-cell table:style-name="ce4" table:formula="of:=[.G29]+100" office:value-type="float" office:value="51" calcext:value-type="float">
            <text:p>51</text:p>
          </table:table-cell>
          <table:table-cell office:value-type="float" office:value="0.01109939" calcext:value-type="float">
            <text:p>1.10994E-02</text:p>
          </table:table-cell>
          <table:table-cell/>
          <table:table-cell table:formula="of:=100*([.E29]-[.I29])/[.E29]" office:value-type="float" office:value="0.788585456302724" calcext:value-type="float">
            <text:p>0.78858545630272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" office:value-type="float" office:value="-47" calcext:value-type="float">
            <text:p>-4.70E+01</text:p>
          </table:table-cell>
          <table:table-cell table:formula="of:=[.B30]+100" office:value-type="float" office:value="53" calcext:value-type="float">
            <text:p>53</text:p>
          </table:table-cell>
          <table:table-cell office:value-type="float" office:value="8.72602" calcext:value-type="float">
            <text:p>8.72602E+00</text:p>
          </table:table-cell>
          <table:table-cell table:formula="of:=[.D30]/[.$D$105]" office:value-type="float" office:value="0.0114917237713006" calcext:value-type="float">
            <text:p>1.14917E-02</text:p>
          </table:table-cell>
          <table:table-cell/>
          <table:table-cell table:style-name="ce3" office:value-type="float" office:value="-47" calcext:value-type="float">
            <text:p>-4.70E+01</text:p>
          </table:table-cell>
          <table:table-cell table:style-name="ce4" table:formula="of:=[.G30]+100" office:value-type="float" office:value="53" calcext:value-type="float">
            <text:p>53</text:p>
          </table:table-cell>
          <table:table-cell office:value-type="float" office:value="0.01147572" calcext:value-type="float">
            <text:p>1.14757E-02</text:p>
          </table:table-cell>
          <table:table-cell/>
          <table:table-cell table:formula="of:=100*([.E30]-[.I30])/[.E30]" office:value-type="float" office:value="0.13926345271684" calcext:value-type="float">
            <text:p>0.1392634527168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" office:value-type="float" office:value="-45" calcext:value-type="float">
            <text:p>-4.50E+01</text:p>
          </table:table-cell>
          <table:table-cell table:formula="of:=[.B31]+100" office:value-type="float" office:value="55" calcext:value-type="float">
            <text:p>55</text:p>
          </table:table-cell>
          <table:table-cell office:value-type="float" office:value="8.96646" calcext:value-type="float">
            <text:p>8.96646E+00</text:p>
          </table:table-cell>
          <table:table-cell table:formula="of:=[.D31]/[.$D$105]" office:value-type="float" office:value="0.0118083710014893" calcext:value-type="float">
            <text:p>1.18084E-02</text:p>
          </table:table-cell>
          <table:table-cell/>
          <table:table-cell table:style-name="ce3" office:value-type="float" office:value="-45" calcext:value-type="float">
            <text:p>-4.50E+01</text:p>
          </table:table-cell>
          <table:table-cell table:style-name="ce4" table:formula="of:=[.G31]+100" office:value-type="float" office:value="55" calcext:value-type="float">
            <text:p>55</text:p>
          </table:table-cell>
          <table:table-cell office:value-type="float" office:value="0.01183957" calcext:value-type="float">
            <text:p>1.18396E-02</text:p>
          </table:table-cell>
          <table:table-cell/>
          <table:table-cell table:formula="of:=100*([.E31]-[.I31])/[.E31]" office:value-type="float" office:value="-0.264210859454997" calcext:value-type="float">
            <text:p>-0.26421085945499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" office:value-type="float" office:value="-43" calcext:value-type="float">
            <text:p>-4.30E+01</text:p>
          </table:table-cell>
          <table:table-cell table:formula="of:=[.B32]+100" office:value-type="float" office:value="57" calcext:value-type="float">
            <text:p>57</text:p>
          </table:table-cell>
          <table:table-cell office:value-type="float" office:value="9.18585" calcext:value-type="float">
            <text:p>9.18585E+00</text:p>
          </table:table-cell>
          <table:table-cell table:formula="of:=[.D32]/[.$D$105]" office:value-type="float" office:value="0.0120972964541225" calcext:value-type="float">
            <text:p>1.20973E-02</text:p>
          </table:table-cell>
          <table:table-cell/>
          <table:table-cell table:style-name="ce3" office:value-type="float" office:value="-43" calcext:value-type="float">
            <text:p>-4.30E+01</text:p>
          </table:table-cell>
          <table:table-cell table:style-name="ce4" table:formula="of:=[.G32]+100" office:value-type="float" office:value="57" calcext:value-type="float">
            <text:p>57</text:p>
          </table:table-cell>
          <table:table-cell office:value-type="float" office:value="0.01219054" calcext:value-type="float">
            <text:p>1.21905E-02</text:p>
          </table:table-cell>
          <table:table-cell/>
          <table:table-cell table:formula="of:=100*([.E32]-[.I32])/[.E32]" office:value-type="float" office:value="-0.77078003528445" calcext:value-type="float">
            <text:p>-0.7707800352844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" office:value-type="float" office:value="-41" calcext:value-type="float">
            <text:p>-4.10E+01</text:p>
          </table:table-cell>
          <table:table-cell table:formula="of:=[.B33]+100" office:value-type="float" office:value="59" calcext:value-type="float">
            <text:p>59</text:p>
          </table:table-cell>
          <table:table-cell office:value-type="float" office:value="9.42018" calcext:value-type="float">
            <text:p>9.42018E+00</text:p>
          </table:table-cell>
          <table:table-cell table:formula="of:=[.D33]/[.$D$105]" office:value-type="float" office:value="0.0124058971256003" calcext:value-type="float">
            <text:p>1.24059E-02</text:p>
          </table:table-cell>
          <table:table-cell/>
          <table:table-cell table:style-name="ce3" office:value-type="float" office:value="-41" calcext:value-type="float">
            <text:p>-4.10E+01</text:p>
          </table:table-cell>
          <table:table-cell table:style-name="ce4" table:formula="of:=[.G33]+100" office:value-type="float" office:value="59" calcext:value-type="float">
            <text:p>59</text:p>
          </table:table-cell>
          <table:table-cell office:value-type="float" office:value="0.01252826" calcext:value-type="float">
            <text:p>1.25283E-02</text:p>
          </table:table-cell>
          <table:table-cell/>
          <table:table-cell table:formula="of:=100*([.E33]-[.I33])/[.E33]" office:value-type="float" office:value="-0.986328301459389" calcext:value-type="float">
            <text:p>-0.98632830145938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3" office:value-type="float" office:value="-39" calcext:value-type="float">
            <text:p>-3.90E+01</text:p>
          </table:table-cell>
          <table:table-cell table:formula="of:=[.B34]+100" office:value-type="float" office:value="61" calcext:value-type="float">
            <text:p>61</text:p>
          </table:table-cell>
          <table:table-cell office:value-type="float" office:value="9.61781" calcext:value-type="float">
            <text:p>9.61781E+00</text:p>
          </table:table-cell>
          <table:table-cell table:formula="of:=[.D34]/[.$D$105]" office:value-type="float" office:value="0.0126661657668505" calcext:value-type="float">
            <text:p>1.26662E-02</text:p>
          </table:table-cell>
          <table:table-cell/>
          <table:table-cell table:style-name="ce3" office:value-type="float" office:value="-39" calcext:value-type="float">
            <text:p>-3.90E+01</text:p>
          </table:table-cell>
          <table:table-cell table:style-name="ce4" table:formula="of:=[.G34]+100" office:value-type="float" office:value="61" calcext:value-type="float">
            <text:p>61</text:p>
          </table:table-cell>
          <table:table-cell office:value-type="float" office:value="0.01285235" calcext:value-type="float">
            <text:p>1.28524E-02</text:p>
          </table:table-cell>
          <table:table-cell/>
          <table:table-cell table:formula="of:=100*([.E34]-[.I34])/[.E34]" office:value-type="float" office:value="-1.46993365298282" calcext:value-type="float">
            <text:p>-1.4699336529828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3" office:value-type="float" office:value="-37" calcext:value-type="float">
            <text:p>-3.70E+01</text:p>
          </table:table-cell>
          <table:table-cell table:formula="of:=[.B35]+100" office:value-type="float" office:value="63" calcext:value-type="float">
            <text:p>63</text:p>
          </table:table-cell>
          <table:table-cell office:value-type="float" office:value="9.82136" calcext:value-type="float">
            <text:p>9.82136E+00</text:p>
          </table:table-cell>
          <table:table-cell table:formula="of:=[.D35]/[.$D$105]" office:value-type="float" office:value="0.0129342307464916" calcext:value-type="float">
            <text:p>1.29342E-02</text:p>
          </table:table-cell>
          <table:table-cell/>
          <table:table-cell table:style-name="ce3" office:value-type="float" office:value="-37" calcext:value-type="float">
            <text:p>-3.70E+01</text:p>
          </table:table-cell>
          <table:table-cell table:style-name="ce4" table:formula="of:=[.G35]+100" office:value-type="float" office:value="63" calcext:value-type="float">
            <text:p>63</text:p>
          </table:table-cell>
          <table:table-cell office:value-type="float" office:value="0.01316246" calcext:value-type="float">
            <text:p>1.31625E-02</text:p>
          </table:table-cell>
          <table:table-cell/>
          <table:table-cell table:formula="of:=100*([.E35]-[.I35])/[.E35]" office:value-type="float" office:value="-1.76453673961465" calcext:value-type="float">
            <text:p>-1.7645367396146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3" office:value-type="float" office:value="-35" calcext:value-type="float">
            <text:p>-3.50E+01</text:p>
          </table:table-cell>
          <table:table-cell table:formula="of:=[.B36]+100" office:value-type="float" office:value="65" calcext:value-type="float">
            <text:p>65</text:p>
          </table:table-cell>
          <table:table-cell office:value-type="float" office:value="10.0167" calcext:value-type="float">
            <text:p>1.00167E+01</text:p>
          </table:table-cell>
          <table:table-cell table:formula="of:=[.D36]/[.$D$105]" office:value-type="float" office:value="0.0131914835744115" calcext:value-type="float">
            <text:p>1.31915E-02</text:p>
          </table:table-cell>
          <table:table-cell/>
          <table:table-cell table:style-name="ce3" office:value-type="float" office:value="-35" calcext:value-type="float">
            <text:p>-3.50E+01</text:p>
          </table:table-cell>
          <table:table-cell table:style-name="ce4" table:formula="of:=[.G36]+100" office:value-type="float" office:value="65" calcext:value-type="float">
            <text:p>65</text:p>
          </table:table-cell>
          <table:table-cell office:value-type="float" office:value="0.01345826" calcext:value-type="float">
            <text:p>1.34583E-02</text:p>
          </table:table-cell>
          <table:table-cell/>
          <table:table-cell table:formula="of:=100*([.E36]-[.I36])/[.E36]" office:value-type="float" office:value="-2.02233830701146" calcext:value-type="float">
            <text:p>-2.0223383070114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3" office:value-type="float" office:value="-33" calcext:value-type="float">
            <text:p>-3.30E+01</text:p>
          </table:table-cell>
          <table:table-cell table:formula="of:=[.B37]+100" office:value-type="float" office:value="67" calcext:value-type="float">
            <text:p>67</text:p>
          </table:table-cell>
          <table:table-cell office:value-type="float" office:value="10.1902" calcext:value-type="float">
            <text:p>1.01902E+01</text:p>
          </table:table-cell>
          <table:table-cell table:formula="of:=[.D37]/[.$D$105]" office:value-type="float" office:value="0.0134199742350244" calcext:value-type="float">
            <text:p>1.34200E-02</text:p>
          </table:table-cell>
          <table:table-cell/>
          <table:table-cell table:style-name="ce3" office:value-type="float" office:value="-33" calcext:value-type="float">
            <text:p>-3.30E+01</text:p>
          </table:table-cell>
          <table:table-cell table:style-name="ce4" table:formula="of:=[.G37]+100" office:value-type="float" office:value="67" calcext:value-type="float">
            <text:p>67</text:p>
          </table:table-cell>
          <table:table-cell office:value-type="float" office:value="0.01373944" calcext:value-type="float">
            <text:p>1.37394E-02</text:p>
          </table:table-cell>
          <table:table-cell/>
          <table:table-cell table:formula="of:=100*([.E37]-[.I37])/[.E37]" office:value-type="float" office:value="-2.38052442859293" calcext:value-type="float">
            <text:p>-2.3805244285929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3" office:value-type="float" office:value="-31" calcext:value-type="float">
            <text:p>-3.10E+01</text:p>
          </table:table-cell>
          <table:table-cell table:formula="of:=[.B38]+100" office:value-type="float" office:value="69" calcext:value-type="float">
            <text:p>69</text:p>
          </table:table-cell>
          <table:table-cell office:value-type="float" office:value="10.3731" calcext:value-type="float">
            <text:p>1.03731E+01</text:p>
          </table:table-cell>
          <table:table-cell table:formula="of:=[.D38]/[.$D$105]" office:value-type="float" office:value="0.0136608442167309" calcext:value-type="float">
            <text:p>1.36608E-02</text:p>
          </table:table-cell>
          <table:table-cell/>
          <table:table-cell table:style-name="ce3" office:value-type="float" office:value="-31" calcext:value-type="float">
            <text:p>-3.10E+01</text:p>
          </table:table-cell>
          <table:table-cell table:style-name="ce4" table:formula="of:=[.G38]+100" office:value-type="float" office:value="69" calcext:value-type="float">
            <text:p>69</text:p>
          </table:table-cell>
          <table:table-cell office:value-type="float" office:value="0.01400567" calcext:value-type="float">
            <text:p>1.40057E-02</text:p>
          </table:table-cell>
          <table:table-cell/>
          <table:table-cell table:formula="of:=100*([.E38]-[.I38])/[.E38]" office:value-type="float" office:value="-2.52419087574964" calcext:value-type="float">
            <text:p>-2.5241908757496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3" office:value-type="float" office:value="-29" calcext:value-type="float">
            <text:p>-2.90E+01</text:p>
          </table:table-cell>
          <table:table-cell table:formula="of:=[.B39]+100" office:value-type="float" office:value="71" calcext:value-type="float">
            <text:p>71</text:p>
          </table:table-cell>
          <table:table-cell office:value-type="float" office:value="10.5375" calcext:value-type="float">
            <text:p>1.05375E+01</text:p>
          </table:table-cell>
          <table:table-cell table:formula="of:=[.D39]/[.$D$105]" office:value-type="float" office:value="0.0138773506409658" calcext:value-type="float">
            <text:p>1.38774E-02</text:p>
          </table:table-cell>
          <table:table-cell/>
          <table:table-cell table:style-name="ce3" office:value-type="float" office:value="-29" calcext:value-type="float">
            <text:p>-2.90E+01</text:p>
          </table:table-cell>
          <table:table-cell table:style-name="ce4" table:formula="of:=[.G39]+100" office:value-type="float" office:value="71" calcext:value-type="float">
            <text:p>71</text:p>
          </table:table-cell>
          <table:table-cell office:value-type="float" office:value="0.01425669" calcext:value-type="float">
            <text:p>1.42567E-02</text:p>
          </table:table-cell>
          <table:table-cell/>
          <table:table-cell table:formula="of:=100*([.E39]-[.I39])/[.E39]" office:value-type="float" office:value="-2.73351426254546" calcext:value-type="float">
            <text:p>-2.7335142625454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3" office:value-type="float" office:value="-27" calcext:value-type="float">
            <text:p>-2.70E+01</text:p>
          </table:table-cell>
          <table:table-cell table:formula="of:=[.B40]+100" office:value-type="float" office:value="73" calcext:value-type="float">
            <text:p>73</text:p>
          </table:table-cell>
          <table:table-cell office:value-type="float" office:value="10.6889" calcext:value-type="float">
            <text:p>1.06889E+01</text:p>
          </table:table-cell>
          <table:table-cell table:formula="of:=[.D40]/[.$D$105]" office:value-type="float" office:value="0.0140767367275178" calcext:value-type="float">
            <text:p>1.40767E-02</text:p>
          </table:table-cell>
          <table:table-cell/>
          <table:table-cell table:style-name="ce3" office:value-type="float" office:value="-27" calcext:value-type="float">
            <text:p>-2.70E+01</text:p>
          </table:table-cell>
          <table:table-cell table:style-name="ce4" table:formula="of:=[.G40]+100" office:value-type="float" office:value="73" calcext:value-type="float">
            <text:p>73</text:p>
          </table:table-cell>
          <table:table-cell office:value-type="float" office:value="0.01449221" calcext:value-type="float">
            <text:p>1.44922E-02</text:p>
          </table:table-cell>
          <table:table-cell/>
          <table:table-cell table:formula="of:=100*([.E40]-[.I40])/[.E40]" office:value-type="float" office:value="-2.95148854826565" calcext:value-type="float">
            <text:p>-2.9514885482656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3" office:value-type="float" office:value="-25" calcext:value-type="float">
            <text:p>-2.50E+01</text:p>
          </table:table-cell>
          <table:table-cell table:formula="of:=[.B41]+100" office:value-type="float" office:value="75" calcext:value-type="float">
            <text:p>75</text:p>
          </table:table-cell>
          <table:table-cell office:value-type="float" office:value="10.8364" calcext:value-type="float">
            <text:p>1.08364E+01</text:p>
          </table:table-cell>
          <table:table-cell table:formula="of:=[.D41]/[.$D$105]" office:value-type="float" office:value="0.014270986712765" calcext:value-type="float">
            <text:p>1.42710E-02</text:p>
          </table:table-cell>
          <table:table-cell/>
          <table:table-cell table:style-name="ce3" office:value-type="float" office:value="-25" calcext:value-type="float">
            <text:p>-2.50E+01</text:p>
          </table:table-cell>
          <table:table-cell table:style-name="ce4" table:formula="of:=[.G41]+100" office:value-type="float" office:value="75" calcext:value-type="float">
            <text:p>75</text:p>
          </table:table-cell>
          <table:table-cell office:value-type="float" office:value="0.01471198" calcext:value-type="float">
            <text:p>1.47120E-02</text:p>
          </table:table-cell>
          <table:table-cell/>
          <table:table-cell table:formula="of:=100*([.E41]-[.I41])/[.E41]" office:value-type="float" office:value="-3.09013872769239" calcext:value-type="float">
            <text:p>-3.0901387276923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3" office:value-type="float" office:value="-23" calcext:value-type="float">
            <text:p>-2.30E+01</text:p>
          </table:table-cell>
          <table:table-cell table:formula="of:=[.B42]+100" office:value-type="float" office:value="77" calcext:value-type="float">
            <text:p>77</text:p>
          </table:table-cell>
          <table:table-cell office:value-type="float" office:value="10.9721" calcext:value-type="float">
            <text:p>1.09721E+01</text:p>
          </table:table-cell>
          <table:table-cell table:formula="of:=[.D42]/[.$D$105]" office:value-type="float" office:value="0.0144496966991924" calcext:value-type="float">
            <text:p>1.44497E-02</text:p>
          </table:table-cell>
          <table:table-cell/>
          <table:table-cell table:style-name="ce3" office:value-type="float" office:value="-23" calcext:value-type="float">
            <text:p>-2.30E+01</text:p>
          </table:table-cell>
          <table:table-cell table:style-name="ce4" table:formula="of:=[.G42]+100" office:value-type="float" office:value="77" calcext:value-type="float">
            <text:p>77</text:p>
          </table:table-cell>
          <table:table-cell office:value-type="float" office:value="0.01491577" calcext:value-type="float">
            <text:p>1.49158E-02</text:p>
          </table:table-cell>
          <table:table-cell/>
          <table:table-cell table:formula="of:=100*([.E42]-[.I42])/[.E42]" office:value-type="float" office:value="-3.22548846878982" calcext:value-type="float">
            <text:p>-3.2254884687898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3" office:value-type="float" office:value="-21" calcext:value-type="float">
            <text:p>-2.10E+01</text:p>
          </table:table-cell>
          <table:table-cell table:formula="of:=[.B43]+100" office:value-type="float" office:value="79" calcext:value-type="float">
            <text:p>79</text:p>
          </table:table-cell>
          <table:table-cell office:value-type="float" office:value="11.0988" calcext:value-type="float">
            <text:p>1.10988E+01</text:p>
          </table:table-cell>
          <table:table-cell table:formula="of:=[.D43]/[.$D$105]" office:value-type="float" office:value="0.0146165541441472" calcext:value-type="float">
            <text:p>1.46166E-02</text:p>
          </table:table-cell>
          <table:table-cell/>
          <table:table-cell table:style-name="ce3" office:value-type="float" office:value="-21" calcext:value-type="float">
            <text:p>-2.10E+01</text:p>
          </table:table-cell>
          <table:table-cell table:style-name="ce4" table:formula="of:=[.G43]+100" office:value-type="float" office:value="79" calcext:value-type="float">
            <text:p>79</text:p>
          </table:table-cell>
          <table:table-cell office:value-type="float" office:value="0.01510335" calcext:value-type="float">
            <text:p>1.51034E-02</text:p>
          </table:table-cell>
          <table:table-cell/>
          <table:table-cell table:formula="of:=100*([.E43]-[.I43])/[.E43]" office:value-type="float" office:value="-3.33044198415095" calcext:value-type="float">
            <text:p>-3.3304419841509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3" office:value-type="float" office:value="-19" calcext:value-type="float">
            <text:p>-1.90E+01</text:p>
          </table:table-cell>
          <table:table-cell table:formula="of:=[.B44]+100" office:value-type="float" office:value="81" calcext:value-type="float">
            <text:p>81</text:p>
          </table:table-cell>
          <table:table-cell office:value-type="float" office:value="11.2164" calcext:value-type="float">
            <text:p>1.12164E+01</text:p>
          </table:table-cell>
          <table:table-cell table:formula="of:=[.D44]/[.$D$105]" office:value-type="float" office:value="0.0147714273527239" calcext:value-type="float">
            <text:p>1.47714E-02</text:p>
          </table:table-cell>
          <table:table-cell/>
          <table:table-cell table:style-name="ce3" office:value-type="float" office:value="-19" calcext:value-type="float">
            <text:p>-1.90E+01</text:p>
          </table:table-cell>
          <table:table-cell table:style-name="ce4" table:formula="of:=[.G44]+100" office:value-type="float" office:value="81" calcext:value-type="float">
            <text:p>81</text:p>
          </table:table-cell>
          <table:table-cell office:value-type="float" office:value="0.01527453" calcext:value-type="float">
            <text:p>1.52745E-02</text:p>
          </table:table-cell>
          <table:table-cell/>
          <table:table-cell table:formula="of:=100*([.E44]-[.I44])/[.E44]" office:value-type="float" office:value="-3.40591762232986" calcext:value-type="float">
            <text:p>-3.4059176223298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3" office:value-type="float" office:value="-17" calcext:value-type="float">
            <text:p>-1.70E+01</text:p>
          </table:table-cell>
          <table:table-cell table:formula="of:=[.B45]+100" office:value-type="float" office:value="83" calcext:value-type="float">
            <text:p>83</text:p>
          </table:table-cell>
          <table:table-cell office:value-type="float" office:value="11.3012" calcext:value-type="float">
            <text:p>1.13012E+01</text:p>
          </table:table-cell>
          <table:table-cell table:formula="of:=[.D45]/[.$D$105]" office:value-type="float" office:value="0.0148831046323779" calcext:value-type="float">
            <text:p>1.48831E-02</text:p>
          </table:table-cell>
          <table:table-cell/>
          <table:table-cell table:style-name="ce3" office:value-type="float" office:value="-17" calcext:value-type="float">
            <text:p>-1.70E+01</text:p>
          </table:table-cell>
          <table:table-cell table:style-name="ce4" table:formula="of:=[.G45]+100" office:value-type="float" office:value="83" calcext:value-type="float">
            <text:p>83</text:p>
          </table:table-cell>
          <table:table-cell office:value-type="float" office:value="0.01542912" calcext:value-type="float">
            <text:p>1.54291E-02</text:p>
          </table:table-cell>
          <table:table-cell/>
          <table:table-cell table:formula="of:=100*([.E45]-[.I45])/[.E45]" office:value-type="float" office:value="-3.66869266264678" calcext:value-type="float">
            <text:p>-3.6686926626467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3" office:value-type="float" office:value="-15" calcext:value-type="float">
            <text:p>-1.50E+01</text:p>
          </table:table-cell>
          <table:table-cell table:formula="of:=[.B46]+100" office:value-type="float" office:value="85" calcext:value-type="float">
            <text:p>85</text:p>
          </table:table-cell>
          <table:table-cell office:value-type="float" office:value="11.4018" calcext:value-type="float">
            <text:p>1.14018E+01</text:p>
          </table:table-cell>
          <table:table-cell table:formula="of:=[.D46]/[.$D$105]" office:value-type="float" office:value="0.0150155897070618" calcext:value-type="float">
            <text:p>1.50156E-02</text:p>
          </table:table-cell>
          <table:table-cell/>
          <table:table-cell table:style-name="ce3" office:value-type="float" office:value="-15" calcext:value-type="float">
            <text:p>-1.50E+01</text:p>
          </table:table-cell>
          <table:table-cell table:style-name="ce4" table:formula="of:=[.G46]+100" office:value-type="float" office:value="85" calcext:value-type="float">
            <text:p>85</text:p>
          </table:table-cell>
          <table:table-cell office:value-type="float" office:value="0.01556695" calcext:value-type="float">
            <text:p>1.55670E-02</text:p>
          </table:table-cell>
          <table:table-cell/>
          <table:table-cell table:formula="of:=100*([.E46]-[.I46])/[.E46]" office:value-type="float" office:value="-3.67191901014004" calcext:value-type="float">
            <text:p>-3.6719190101400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3" office:value-type="float" office:value="-13" calcext:value-type="float">
            <text:p>-1.30E+01</text:p>
          </table:table-cell>
          <table:table-cell table:formula="of:=[.B47]+100" office:value-type="float" office:value="87" calcext:value-type="float">
            <text:p>87</text:p>
          </table:table-cell>
          <table:table-cell office:value-type="float" office:value="11.484" calcext:value-type="float">
            <text:p>1.14840E+01</text:p>
          </table:table-cell>
          <table:table-cell table:formula="of:=[.D47]/[.$D$105]" office:value-type="float" office:value="0.0151238429191792" calcext:value-type="float">
            <text:p>1.51238E-02</text:p>
          </table:table-cell>
          <table:table-cell/>
          <table:table-cell table:style-name="ce3" office:value-type="float" office:value="-13" calcext:value-type="float">
            <text:p>-1.30E+01</text:p>
          </table:table-cell>
          <table:table-cell table:style-name="ce4" table:formula="of:=[.G47]+100" office:value-type="float" office:value="87" calcext:value-type="float">
            <text:p>87</text:p>
          </table:table-cell>
          <table:table-cell office:value-type="float" office:value="0.01568788" calcext:value-type="float">
            <text:p>1.56879E-02</text:p>
          </table:table-cell>
          <table:table-cell/>
          <table:table-cell table:formula="of:=100*([.E47]-[.I47])/[.E47]" office:value-type="float" office:value="-3.72945609019469" calcext:value-type="float">
            <text:p>-3.7294560901946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3" office:value-type="float" office:value="-11" calcext:value-type="float">
            <text:p>-1.10E+01</text:p>
          </table:table-cell>
          <table:table-cell table:formula="of:=[.B48]+100" office:value-type="float" office:value="89" calcext:value-type="float">
            <text:p>89</text:p>
          </table:table-cell>
          <table:table-cell office:value-type="float" office:value="11.5431" calcext:value-type="float">
            <text:p>1.15431E+01</text:p>
          </table:table-cell>
          <table:table-cell table:formula="of:=[.D48]/[.$D$105]" office:value-type="float" office:value="0.0152016746081833" calcext:value-type="float">
            <text:p>1.52017E-02</text:p>
          </table:table-cell>
          <table:table-cell/>
          <table:table-cell table:style-name="ce3" office:value-type="float" office:value="-11" calcext:value-type="float">
            <text:p>-1.10E+01</text:p>
          </table:table-cell>
          <table:table-cell table:style-name="ce4" table:formula="of:=[.G48]+100" office:value-type="float" office:value="89" calcext:value-type="float">
            <text:p>89</text:p>
          </table:table-cell>
          <table:table-cell office:value-type="float" office:value="0.01579178" calcext:value-type="float">
            <text:p>1.57918E-02</text:p>
          </table:table-cell>
          <table:table-cell/>
          <table:table-cell table:formula="of:=100*([.E48]-[.I48])/[.E48]" office:value-type="float" office:value="-3.8818446455827" calcext:value-type="float">
            <text:p>-3.881844645582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3" office:value-type="float" office:value="-9" calcext:value-type="float">
            <text:p>-9.00E+00</text:p>
          </table:table-cell>
          <table:table-cell table:formula="of:=[.B49]+100" office:value-type="float" office:value="91" calcext:value-type="float">
            <text:p>91</text:p>
          </table:table-cell>
          <table:table-cell office:value-type="float" office:value="11.5993" calcext:value-type="float">
            <text:p>1.15993E+01</text:p>
          </table:table-cell>
          <table:table-cell table:formula="of:=[.D49]/[.$D$105]" office:value-type="float" office:value="0.0152756871449351" calcext:value-type="float">
            <text:p>1.52757E-02</text:p>
          </table:table-cell>
          <table:table-cell/>
          <table:table-cell table:style-name="ce3" office:value-type="float" office:value="-9" calcext:value-type="float">
            <text:p>-9.00E+00</text:p>
          </table:table-cell>
          <table:table-cell table:style-name="ce4" table:formula="of:=[.G49]+100" office:value-type="float" office:value="91" calcext:value-type="float">
            <text:p>91</text:p>
          </table:table-cell>
          <table:table-cell office:value-type="float" office:value="0.01587853" calcext:value-type="float">
            <text:p>1.58785E-02</text:p>
          </table:table-cell>
          <table:table-cell/>
          <table:table-cell table:formula="of:=100*([.E49]-[.I49])/[.E49]" office:value-type="float" office:value="-3.94642053967919" calcext:value-type="float">
            <text:p>-3.9464205396791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3" office:value-type="float" office:value="-7" calcext:value-type="float">
            <text:p>-7.00E+00</text:p>
          </table:table-cell>
          <table:table-cell table:formula="of:=[.B50]+100" office:value-type="float" office:value="93" calcext:value-type="float">
            <text:p>93</text:p>
          </table:table-cell>
          <table:table-cell office:value-type="float" office:value="11.6425" calcext:value-type="float">
            <text:p>1.16425E+01</text:p>
          </table:table-cell>
          <table:table-cell table:formula="of:=[.D50]/[.$D$105]" office:value-type="float" office:value="0.0153325793440042" calcext:value-type="float">
            <text:p>1.53326E-02</text:p>
          </table:table-cell>
          <table:table-cell/>
          <table:table-cell table:style-name="ce3" office:value-type="float" office:value="-7" calcext:value-type="float">
            <text:p>-7.00E+00</text:p>
          </table:table-cell>
          <table:table-cell table:style-name="ce4" table:formula="of:=[.G50]+100" office:value-type="float" office:value="93" calcext:value-type="float">
            <text:p>93</text:p>
          </table:table-cell>
          <table:table-cell office:value-type="float" office:value="0.01594804" calcext:value-type="float">
            <text:p>1.59480E-02</text:p>
          </table:table-cell>
          <table:table-cell/>
          <table:table-cell table:formula="of:=100*([.E50]-[.I50])/[.E50]" office:value-type="float" office:value="-4.01407122824717" calcext:value-type="float">
            <text:p>-4.0140712282471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3" office:value-type="float" office:value="-5" calcext:value-type="float">
            <text:p>-5.00E+00</text:p>
          </table:table-cell>
          <table:table-cell table:formula="of:=[.B51]+100" office:value-type="float" office:value="95" calcext:value-type="float">
            <text:p>95</text:p>
          </table:table-cell>
          <table:table-cell office:value-type="float" office:value="11.6881" calcext:value-type="float">
            <text:p>1.16881E+01</text:p>
          </table:table-cell>
          <table:table-cell table:formula="of:=[.D51]/[.$D$105]" office:value-type="float" office:value="0.0153926322207992" calcext:value-type="float">
            <text:p>1.53926E-02</text:p>
          </table:table-cell>
          <table:table-cell/>
          <table:table-cell table:style-name="ce3" office:value-type="float" office:value="-5" calcext:value-type="float">
            <text:p>-5.00E+00</text:p>
          </table:table-cell>
          <table:table-cell table:style-name="ce4" table:formula="of:=[.G51]+100" office:value-type="float" office:value="95" calcext:value-type="float">
            <text:p>95</text:p>
          </table:table-cell>
          <table:table-cell office:value-type="float" office:value="0.01600024" calcext:value-type="float">
            <text:p>1.60002E-02</text:p>
          </table:table-cell>
          <table:table-cell/>
          <table:table-cell table:formula="of:=100*([.E51]-[.I51])/[.E51]" office:value-type="float" office:value="-3.94739360029496" calcext:value-type="float">
            <text:p>-3.9473936002949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3" office:value-type="float" office:value="-3" calcext:value-type="float">
            <text:p>-3.00E+00</text:p>
          </table:table-cell>
          <table:table-cell table:formula="of:=[.B52]+100" office:value-type="float" office:value="97" calcext:value-type="float">
            <text:p>97</text:p>
          </table:table-cell>
          <table:table-cell office:value-type="float" office:value="11.7197" calcext:value-type="float">
            <text:p>1.17197E+01</text:p>
          </table:table-cell>
          <table:table-cell table:formula="of:=[.D52]/[.$D$105]" office:value-type="float" office:value="0.015434247810859" calcext:value-type="float">
            <text:p>1.54342E-02</text:p>
          </table:table-cell>
          <table:table-cell/>
          <table:table-cell table:style-name="ce3" office:value-type="float" office:value="-3" calcext:value-type="float">
            <text:p>-3.00E+00</text:p>
          </table:table-cell>
          <table:table-cell table:style-name="ce4" table:formula="of:=[.G52]+100" office:value-type="float" office:value="97" calcext:value-type="float">
            <text:p>97</text:p>
          </table:table-cell>
          <table:table-cell office:value-type="float" office:value="0.01603507" calcext:value-type="float">
            <text:p>1.60351E-02</text:p>
          </table:table-cell>
          <table:table-cell/>
          <table:table-cell table:formula="of:=100*([.E52]-[.I52])/[.E52]" office:value-type="float" office:value="-3.89278568352593" calcext:value-type="float">
            <text:p>-3.8927856835259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3" office:value-type="float" office:value="-1" calcext:value-type="float">
            <text:p>-1.00E+00</text:p>
          </table:table-cell>
          <table:table-cell table:formula="of:=[.B53]+100" office:value-type="float" office:value="99" calcext:value-type="float">
            <text:p>99</text:p>
          </table:table-cell>
          <table:table-cell office:value-type="float" office:value="11.7188" calcext:value-type="float">
            <text:p>1.17188E+01</text:p>
          </table:table-cell>
          <table:table-cell table:formula="of:=[.D53]/[.$D$105]" office:value-type="float" office:value="0.0154330625567117" calcext:value-type="float">
            <text:p>1.54331E-02</text:p>
          </table:table-cell>
          <table:table-cell/>
          <table:table-cell table:style-name="ce3" office:value-type="float" office:value="-1" calcext:value-type="float">
            <text:p>-1.00E+00</text:p>
          </table:table-cell>
          <table:table-cell table:style-name="ce4" table:formula="of:=[.G53]+100" office:value-type="float" office:value="99" calcext:value-type="float">
            <text:p>99</text:p>
          </table:table-cell>
          <table:table-cell office:value-type="float" office:value="0.01605249" calcext:value-type="float">
            <text:p>1.60525E-02</text:p>
          </table:table-cell>
          <table:table-cell/>
          <table:table-cell table:formula="of:=100*([.E53]-[.I53])/[.E53]" office:value-type="float" office:value="-4.01363916599248" calcext:value-type="float">
            <text:p>-4.0136391659924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3" office:value-type="float" office:value="1" calcext:value-type="float">
            <text:p>1.00E+00</text:p>
          </table:table-cell>
          <table:table-cell table:formula="of:=[.B54]+100" office:value-type="float" office:value="101" calcext:value-type="float">
            <text:p>101</text:p>
          </table:table-cell>
          <table:table-cell office:value-type="float" office:value="11.717" calcext:value-type="float">
            <text:p>1.17170E+01</text:p>
          </table:table-cell>
          <table:table-cell table:formula="of:=[.D54]/[.$D$105]" office:value-type="float" office:value="0.0154306920484172" calcext:value-type="float">
            <text:p>1.54307E-02</text:p>
          </table:table-cell>
          <table:table-cell/>
          <table:table-cell table:style-name="ce3" office:value-type="float" office:value="1" calcext:value-type="float">
            <text:p>1.00E+00</text:p>
          </table:table-cell>
          <table:table-cell table:style-name="ce4" table:formula="of:=[.G54]+100" office:value-type="float" office:value="101" calcext:value-type="float">
            <text:p>101</text:p>
          </table:table-cell>
          <table:table-cell office:value-type="float" office:value="0.01605249" calcext:value-type="float">
            <text:p>1.60525E-02</text:p>
          </table:table-cell>
          <table:table-cell/>
          <table:table-cell table:formula="of:=100*([.E54]-[.I54])/[.E54]" office:value-type="float" office:value="-4.02961804714796" calcext:value-type="float">
            <text:p>-4.0296180471479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3" office:value-type="float" office:value="3" calcext:value-type="float">
            <text:p>3.00E+00</text:p>
          </table:table-cell>
          <table:table-cell table:formula="of:=[.B55]+100" office:value-type="float" office:value="103" calcext:value-type="float">
            <text:p>103</text:p>
          </table:table-cell>
          <table:table-cell office:value-type="float" office:value="11.7048" calcext:value-type="float">
            <text:p>1.17048E+01</text:p>
          </table:table-cell>
          <table:table-cell table:formula="of:=[.D55]/[.$D$105]" office:value-type="float" office:value="0.0154146252699764" calcext:value-type="float">
            <text:p>1.54146E-02</text:p>
          </table:table-cell>
          <table:table-cell/>
          <table:table-cell table:style-name="ce3" office:value-type="float" office:value="3" calcext:value-type="float">
            <text:p>3.00E+00</text:p>
          </table:table-cell>
          <table:table-cell table:style-name="ce4" table:formula="of:=[.G55]+100" office:value-type="float" office:value="103" calcext:value-type="float">
            <text:p>103</text:p>
          </table:table-cell>
          <table:table-cell office:value-type="float" office:value="0.01603507" calcext:value-type="float">
            <text:p>1.60351E-02</text:p>
          </table:table-cell>
          <table:table-cell/>
          <table:table-cell table:formula="of:=100*([.E55]-[.I55])/[.E55]" office:value-type="float" office:value="-4.02503933217303" calcext:value-type="float">
            <text:p>-4.0250393321730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3" office:value-type="float" office:value="5" calcext:value-type="float">
            <text:p>5.00E+00</text:p>
          </table:table-cell>
          <table:table-cell table:formula="of:=[.B56]+100" office:value-type="float" office:value="105" calcext:value-type="float">
            <text:p>105</text:p>
          </table:table-cell>
          <table:table-cell office:value-type="float" office:value="11.6713" calcext:value-type="float">
            <text:p>1.16713E+01</text:p>
          </table:table-cell>
          <table:table-cell table:formula="of:=[.D56]/[.$D$105]" office:value-type="float" office:value="0.0153705074767168" calcext:value-type="float">
            <text:p>1.53705E-02</text:p>
          </table:table-cell>
          <table:table-cell/>
          <table:table-cell table:style-name="ce3" office:value-type="float" office:value="5" calcext:value-type="float">
            <text:p>5.00E+00</text:p>
          </table:table-cell>
          <table:table-cell table:style-name="ce4" table:formula="of:=[.G56]+100" office:value-type="float" office:value="105" calcext:value-type="float">
            <text:p>105</text:p>
          </table:table-cell>
          <table:table-cell office:value-type="float" office:value="0.01600024" calcext:value-type="float">
            <text:p>1.60002E-02</text:p>
          </table:table-cell>
          <table:table-cell/>
          <table:table-cell table:formula="of:=100*([.E56]-[.I56])/[.E56]" office:value-type="float" office:value="-4.09701842464914" calcext:value-type="float">
            <text:p>-4.0970184246491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3" office:value-type="float" office:value="7" calcext:value-type="float">
            <text:p>7.00E+00</text:p>
          </table:table-cell>
          <table:table-cell table:formula="of:=[.B57]+100" office:value-type="float" office:value="107" calcext:value-type="float">
            <text:p>107</text:p>
          </table:table-cell>
          <table:table-cell office:value-type="float" office:value="11.6454" calcext:value-type="float">
            <text:p>1.16454E+01</text:p>
          </table:table-cell>
          <table:table-cell table:formula="of:=[.D57]/[.$D$105]" office:value-type="float" office:value="0.0153363984962565" calcext:value-type="float">
            <text:p>1.53364E-02</text:p>
          </table:table-cell>
          <table:table-cell/>
          <table:table-cell table:style-name="ce3" office:value-type="float" office:value="7" calcext:value-type="float">
            <text:p>7.00E+00</text:p>
          </table:table-cell>
          <table:table-cell table:style-name="ce4" table:formula="of:=[.G57]+100" office:value-type="float" office:value="107" calcext:value-type="float">
            <text:p>107</text:p>
          </table:table-cell>
          <table:table-cell office:value-type="float" office:value="0.01594804" calcext:value-type="float">
            <text:p>1.59480E-02</text:p>
          </table:table-cell>
          <table:table-cell/>
          <table:table-cell table:formula="of:=100*([.E57]-[.I57])/[.E57]" office:value-type="float" office:value="-3.98816908606553" calcext:value-type="float">
            <text:p>-3.9881690860655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3" office:value-type="float" office:value="9" calcext:value-type="float">
            <text:p>9.00E+00</text:p>
          </table:table-cell>
          <table:table-cell table:formula="of:=[.B58]+100" office:value-type="float" office:value="109" calcext:value-type="float">
            <text:p>109</text:p>
          </table:table-cell>
          <table:table-cell office:value-type="float" office:value="11.6084" calcext:value-type="float">
            <text:p>1.16084E+01</text:p>
          </table:table-cell>
          <table:table-cell table:formula="of:=[.D58]/[.$D$105]" office:value-type="float" office:value="0.0152876713813131" calcext:value-type="float">
            <text:p>1.52877E-02</text:p>
          </table:table-cell>
          <table:table-cell/>
          <table:table-cell table:style-name="ce3" office:value-type="float" office:value="9" calcext:value-type="float">
            <text:p>9.00E+00</text:p>
          </table:table-cell>
          <table:table-cell table:style-name="ce4" table:formula="of:=[.G58]+100" office:value-type="float" office:value="109" calcext:value-type="float">
            <text:p>109</text:p>
          </table:table-cell>
          <table:table-cell office:value-type="float" office:value="0.01587853" calcext:value-type="float">
            <text:p>1.58785E-02</text:p>
          </table:table-cell>
          <table:table-cell/>
          <table:table-cell table:formula="of:=100*([.E58]-[.I58])/[.E58]" office:value-type="float" office:value="-3.86493537144661" calcext:value-type="float">
            <text:p>-3.8649353714466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3" office:value-type="float" office:value="11" calcext:value-type="float">
            <text:p>1.10E+01</text:p>
          </table:table-cell>
          <table:table-cell table:formula="of:=[.B59]+100" office:value-type="float" office:value="111" calcext:value-type="float">
            <text:p>111</text:p>
          </table:table-cell>
          <table:table-cell office:value-type="float" office:value="11.5539" calcext:value-type="float">
            <text:p>1.15539E+01</text:p>
          </table:table-cell>
          <table:table-cell table:formula="of:=[.D59]/[.$D$105]" office:value-type="float" office:value="0.0152158976579506" calcext:value-type="float">
            <text:p>1.52159E-02</text:p>
          </table:table-cell>
          <table:table-cell/>
          <table:table-cell table:style-name="ce3" office:value-type="float" office:value="11" calcext:value-type="float">
            <text:p>1.10E+01</text:p>
          </table:table-cell>
          <table:table-cell table:style-name="ce4" table:formula="of:=[.G59]+100" office:value-type="float" office:value="111" calcext:value-type="float">
            <text:p>111</text:p>
          </table:table-cell>
          <table:table-cell office:value-type="float" office:value="0.01579178" calcext:value-type="float">
            <text:p>1.57918E-02</text:p>
          </table:table-cell>
          <table:table-cell/>
          <table:table-cell table:formula="of:=100*([.E59]-[.I59])/[.E59]" office:value-type="float" office:value="-3.78474116345353" calcext:value-type="float">
            <text:p>-3.7847411634535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3" office:value-type="float" office:value="13" calcext:value-type="float">
            <text:p>1.30E+01</text:p>
          </table:table-cell>
          <table:table-cell table:formula="of:=[.B60]+100" office:value-type="float" office:value="113" calcext:value-type="float">
            <text:p>113</text:p>
          </table:table-cell>
          <table:table-cell office:value-type="float" office:value="11.5011" calcext:value-type="float">
            <text:p>1.15011E+01</text:p>
          </table:table-cell>
          <table:table-cell table:formula="of:=[.D60]/[.$D$105]" office:value-type="float" office:value="0.0151463627479773" calcext:value-type="float">
            <text:p>1.51464E-02</text:p>
          </table:table-cell>
          <table:table-cell/>
          <table:table-cell table:style-name="ce3" office:value-type="float" office:value="13" calcext:value-type="float">
            <text:p>1.30E+01</text:p>
          </table:table-cell>
          <table:table-cell table:style-name="ce4" table:formula="of:=[.G60]+100" office:value-type="float" office:value="113" calcext:value-type="float">
            <text:p>113</text:p>
          </table:table-cell>
          <table:table-cell office:value-type="float" office:value="0.01568788" calcext:value-type="float">
            <text:p>1.56879E-02</text:p>
          </table:table-cell>
          <table:table-cell/>
          <table:table-cell table:formula="of:=100*([.E60]-[.I60])/[.E60]" office:value-type="float" office:value="-3.5752296510591" calcext:value-type="float">
            <text:p>-3.575229651059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3" office:value-type="float" office:value="15" calcext:value-type="float">
            <text:p>1.50E+01</text:p>
          </table:table-cell>
          <table:table-cell table:formula="of:=[.B61]+100" office:value-type="float" office:value="115" calcext:value-type="float">
            <text:p>115</text:p>
          </table:table-cell>
          <table:table-cell office:value-type="float" office:value="11.4317" calcext:value-type="float">
            <text:p>1.14317E+01</text:p>
          </table:table-cell>
          <table:table-cell table:formula="of:=[.D61]/[.$D$105]" office:value-type="float" office:value="0.0150549664837322" calcext:value-type="float">
            <text:p>1.50550E-02</text:p>
          </table:table-cell>
          <table:table-cell/>
          <table:table-cell table:style-name="ce3" office:value-type="float" office:value="15" calcext:value-type="float">
            <text:p>1.50E+01</text:p>
          </table:table-cell>
          <table:table-cell table:style-name="ce4" table:formula="of:=[.G61]+100" office:value-type="float" office:value="115" calcext:value-type="float">
            <text:p>115</text:p>
          </table:table-cell>
          <table:table-cell office:value-type="float" office:value="0.01556695" calcext:value-type="float">
            <text:p>1.55670E-02</text:p>
          </table:table-cell>
          <table:table-cell/>
          <table:table-cell table:formula="of:=100*([.E61]-[.I61])/[.E61]" office:value-type="float" office:value="-3.40076158137588" calcext:value-type="float">
            <text:p>-3.4007615813758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3" office:value-type="float" office:value="17" calcext:value-type="float">
            <text:p>1.70E+01</text:p>
          </table:table-cell>
          <table:table-cell table:formula="of:=[.B62]+100" office:value-type="float" office:value="117" calcext:value-type="float">
            <text:p>117</text:p>
          </table:table-cell>
          <table:table-cell office:value-type="float" office:value="11.3305" calcext:value-type="float">
            <text:p>1.13305E+01</text:p>
          </table:table-cell>
          <table:table-cell table:formula="of:=[.D62]/[.$D$105]" office:value-type="float" office:value="0.0149216912396168" calcext:value-type="float">
            <text:p>1.49217E-02</text:p>
          </table:table-cell>
          <table:table-cell/>
          <table:table-cell table:style-name="ce3" office:value-type="float" office:value="17" calcext:value-type="float">
            <text:p>1.70E+01</text:p>
          </table:table-cell>
          <table:table-cell table:style-name="ce4" table:formula="of:=[.G62]+100" office:value-type="float" office:value="117" calcext:value-type="float">
            <text:p>117</text:p>
          </table:table-cell>
          <table:table-cell office:value-type="float" office:value="0.01542912" calcext:value-type="float">
            <text:p>1.54291E-02</text:p>
          </table:table-cell>
          <table:table-cell/>
          <table:table-cell table:formula="of:=100*([.E62]-[.I62])/[.E62]" office:value-type="float" office:value="-3.40061158105147" calcext:value-type="float">
            <text:p>-3.4006115810514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3" office:value-type="float" office:value="19" calcext:value-type="float">
            <text:p>1.90E+01</text:p>
          </table:table-cell>
          <table:table-cell table:formula="of:=[.B63]+100" office:value-type="float" office:value="119" calcext:value-type="float">
            <text:p>119</text:p>
          </table:table-cell>
          <table:table-cell office:value-type="float" office:value="11.2351" calcext:value-type="float">
            <text:p>1.12351E+01</text:p>
          </table:table-cell>
          <table:table-cell table:formula="of:=[.D63]/[.$D$105]" office:value-type="float" office:value="0.0147960543000061" calcext:value-type="float">
            <text:p>1.47961E-02</text:p>
          </table:table-cell>
          <table:table-cell/>
          <table:table-cell table:style-name="ce3" office:value-type="float" office:value="19" calcext:value-type="float">
            <text:p>1.90E+01</text:p>
          </table:table-cell>
          <table:table-cell table:style-name="ce4" table:formula="of:=[.G63]+100" office:value-type="float" office:value="119" calcext:value-type="float">
            <text:p>119</text:p>
          </table:table-cell>
          <table:table-cell office:value-type="float" office:value="0.01527453" calcext:value-type="float">
            <text:p>1.52745E-02</text:p>
          </table:table-cell>
          <table:table-cell/>
          <table:table-cell table:formula="of:=100*([.E63]-[.I63])/[.E63]" office:value-type="float" office:value="-3.23380605594082" calcext:value-type="float">
            <text:p>-3.2338060559408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3" office:value-type="float" office:value="21" calcext:value-type="float">
            <text:p>2.10E+01</text:p>
          </table:table-cell>
          <table:table-cell table:formula="of:=[.B64]+100" office:value-type="float" office:value="121" calcext:value-type="float">
            <text:p>121</text:p>
          </table:table-cell>
          <table:table-cell office:value-type="float" office:value="11.1003" calcext:value-type="float">
            <text:p>1.11003E+01</text:p>
          </table:table-cell>
          <table:table-cell table:formula="of:=[.D64]/[.$D$105]" office:value-type="float" office:value="0.014618529567726" calcext:value-type="float">
            <text:p>1.46185E-02</text:p>
          </table:table-cell>
          <table:table-cell/>
          <table:table-cell table:style-name="ce3" office:value-type="float" office:value="21" calcext:value-type="float">
            <text:p>2.10E+01</text:p>
          </table:table-cell>
          <table:table-cell table:style-name="ce4" table:formula="of:=[.G64]+100" office:value-type="float" office:value="121" calcext:value-type="float">
            <text:p>121</text:p>
          </table:table-cell>
          <table:table-cell office:value-type="float" office:value="0.01510335" calcext:value-type="float">
            <text:p>1.51034E-02</text:p>
          </table:table-cell>
          <table:table-cell/>
          <table:table-cell table:formula="of:=100*([.E64]-[.I64])/[.E64]" office:value-type="float" office:value="-3.31647878829353" calcext:value-type="float">
            <text:p>-3.3164787882935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3" office:value-type="float" office:value="23" calcext:value-type="float">
            <text:p>2.30E+01</text:p>
          </table:table-cell>
          <table:table-cell table:formula="of:=[.B65]+100" office:value-type="float" office:value="123" calcext:value-type="float">
            <text:p>123</text:p>
          </table:table-cell>
          <table:table-cell office:value-type="float" office:value="10.9735" calcext:value-type="float">
            <text:p>1.09735E+01</text:p>
          </table:table-cell>
          <table:table-cell table:formula="of:=[.D65]/[.$D$105]" office:value-type="float" office:value="0.014451540427866" calcext:value-type="float">
            <text:p>1.44515E-02</text:p>
          </table:table-cell>
          <table:table-cell/>
          <table:table-cell table:style-name="ce3" office:value-type="float" office:value="23" calcext:value-type="float">
            <text:p>2.30E+01</text:p>
          </table:table-cell>
          <table:table-cell table:style-name="ce4" table:formula="of:=[.G65]+100" office:value-type="float" office:value="123" calcext:value-type="float">
            <text:p>123</text:p>
          </table:table-cell>
          <table:table-cell office:value-type="float" office:value="0.01491577" calcext:value-type="float">
            <text:p>1.49158E-02</text:p>
          </table:table-cell>
          <table:table-cell/>
          <table:table-cell table:formula="of:=100*([.E65]-[.I65])/[.E65]" office:value-type="float" office:value="-3.21231895278706" calcext:value-type="float">
            <text:p>-3.2123189527870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3" office:value-type="float" office:value="25" calcext:value-type="float">
            <text:p>2.50E+01</text:p>
          </table:table-cell>
          <table:table-cell table:formula="of:=[.B66]+100" office:value-type="float" office:value="125" calcext:value-type="float">
            <text:p>125</text:p>
          </table:table-cell>
          <table:table-cell office:value-type="float" office:value="10.8445" calcext:value-type="float">
            <text:p>1.08445E+01</text:p>
          </table:table-cell>
          <table:table-cell table:formula="of:=[.D66]/[.$D$105]" office:value-type="float" office:value="0.0142816540000905" calcext:value-type="float">
            <text:p>1.42817E-02</text:p>
          </table:table-cell>
          <table:table-cell/>
          <table:table-cell table:style-name="ce3" office:value-type="float" office:value="25" calcext:value-type="float">
            <text:p>2.50E+01</text:p>
          </table:table-cell>
          <table:table-cell table:style-name="ce4" table:formula="of:=[.G66]+100" office:value-type="float" office:value="125" calcext:value-type="float">
            <text:p>125</text:p>
          </table:table-cell>
          <table:table-cell office:value-type="float" office:value="0.01471198" calcext:value-type="float">
            <text:p>1.47120E-02</text:p>
          </table:table-cell>
          <table:table-cell/>
          <table:table-cell table:formula="of:=100*([.E66]-[.I66])/[.E66]" office:value-type="float" office:value="-3.01313839354195" calcext:value-type="float">
            <text:p>-3.0131383935419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3" office:value-type="float" office:value="27" calcext:value-type="float">
            <text:p>2.70E+01</text:p>
          </table:table-cell>
          <table:table-cell table:formula="of:=[.B67]+100" office:value-type="float" office:value="127" calcext:value-type="float">
            <text:p>127</text:p>
          </table:table-cell>
          <table:table-cell office:value-type="float" office:value="10.687" calcext:value-type="float">
            <text:p>1.06870E+01</text:p>
          </table:table-cell>
          <table:table-cell table:formula="of:=[.D67]/[.$D$105]" office:value-type="float" office:value="0.014074234524318" calcext:value-type="float">
            <text:p>1.40742E-02</text:p>
          </table:table-cell>
          <table:table-cell/>
          <table:table-cell table:style-name="ce3" office:value-type="float" office:value="27" calcext:value-type="float">
            <text:p>2.70E+01</text:p>
          </table:table-cell>
          <table:table-cell table:style-name="ce4" table:formula="of:=[.G67]+100" office:value-type="float" office:value="127" calcext:value-type="float">
            <text:p>127</text:p>
          </table:table-cell>
          <table:table-cell office:value-type="float" office:value="0.01449221" calcext:value-type="float">
            <text:p>1.44922E-02</text:p>
          </table:table-cell>
          <table:table-cell/>
          <table:table-cell table:formula="of:=100*([.E67]-[.I67])/[.E67]" office:value-type="float" office:value="-2.96979189141543" calcext:value-type="float">
            <text:p>-2.9697918914154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3" office:value-type="float" office:value="29" calcext:value-type="float">
            <text:p>2.90E+01</text:p>
          </table:table-cell>
          <table:table-cell table:formula="of:=[.B68]+100" office:value-type="float" office:value="129" calcext:value-type="float">
            <text:p>129</text:p>
          </table:table-cell>
          <table:table-cell office:value-type="float" office:value="10.5378" calcext:value-type="float">
            <text:p>1.05378E+01</text:p>
          </table:table-cell>
          <table:table-cell table:formula="of:=[.D68]/[.$D$105]" office:value-type="float" office:value="0.0138777457256815" calcext:value-type="float">
            <text:p>1.38777E-02</text:p>
          </table:table-cell>
          <table:table-cell/>
          <table:table-cell table:style-name="ce3" office:value-type="float" office:value="29" calcext:value-type="float">
            <text:p>2.90E+01</text:p>
          </table:table-cell>
          <table:table-cell table:style-name="ce4" table:formula="of:=[.G68]+100" office:value-type="float" office:value="129" calcext:value-type="float">
            <text:p>129</text:p>
          </table:table-cell>
          <table:table-cell office:value-type="float" office:value="0.01425669" calcext:value-type="float">
            <text:p>1.42567E-02</text:p>
          </table:table-cell>
          <table:table-cell/>
          <table:table-cell table:formula="of:=100*([.E68]-[.I68])/[.E68]" office:value-type="float" office:value="-2.73058954825226" calcext:value-type="float">
            <text:p>-2.7305895482522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3" office:value-type="float" office:value="31" calcext:value-type="float">
            <text:p>3.10E+01</text:p>
          </table:table-cell>
          <table:table-cell table:formula="of:=[.B69]+100" office:value-type="float" office:value="131" calcext:value-type="float">
            <text:p>131</text:p>
          </table:table-cell>
          <table:table-cell office:value-type="float" office:value="10.3604" calcext:value-type="float">
            <text:p>1.03604E+01</text:p>
          </table:table-cell>
          <table:table-cell table:formula="of:=[.D69]/[.$D$105]" office:value-type="float" office:value="0.0136441189637639" calcext:value-type="float">
            <text:p>1.36441E-02</text:p>
          </table:table-cell>
          <table:table-cell/>
          <table:table-cell table:style-name="ce3" office:value-type="float" office:value="31" calcext:value-type="float">
            <text:p>3.10E+01</text:p>
          </table:table-cell>
          <table:table-cell table:style-name="ce4" table:formula="of:=[.G69]+100" office:value-type="float" office:value="131" calcext:value-type="float">
            <text:p>131</text:p>
          </table:table-cell>
          <table:table-cell office:value-type="float" office:value="0.01400567" calcext:value-type="float">
            <text:p>1.40057E-02</text:p>
          </table:table-cell>
          <table:table-cell/>
          <table:table-cell table:formula="of:=100*([.E69]-[.I69])/[.E69]" office:value-type="float" office:value="-2.64986722262062" calcext:value-type="float">
            <text:p>-2.6498672226206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3" office:value-type="float" office:value="33" calcext:value-type="float">
            <text:p>3.30E+01</text:p>
          </table:table-cell>
          <table:table-cell table:formula="of:=[.B70]+100" office:value-type="float" office:value="133" calcext:value-type="float">
            <text:p>133</text:p>
          </table:table-cell>
          <table:table-cell office:value-type="float" office:value="10.2108" calcext:value-type="float">
            <text:p>1.02108E+01</text:p>
          </table:table-cell>
          <table:table-cell table:formula="of:=[.D70]/[.$D$105]" office:value-type="float" office:value="0.0134471033855064" calcext:value-type="float">
            <text:p>1.34471E-02</text:p>
          </table:table-cell>
          <table:table-cell/>
          <table:table-cell table:style-name="ce3" office:value-type="float" office:value="33" calcext:value-type="float">
            <text:p>3.30E+01</text:p>
          </table:table-cell>
          <table:table-cell table:style-name="ce4" table:formula="of:=[.G70]+100" office:value-type="float" office:value="133" calcext:value-type="float">
            <text:p>133</text:p>
          </table:table-cell>
          <table:table-cell office:value-type="float" office:value="0.01373944" calcext:value-type="float">
            <text:p>1.37394E-02</text:p>
          </table:table-cell>
          <table:table-cell/>
          <table:table-cell table:formula="of:=100*([.E70]-[.I70])/[.E70]" office:value-type="float" office:value="-2.1739746182716" calcext:value-type="float">
            <text:p>-2.173974618271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3" office:value-type="float" office:value="35" calcext:value-type="float">
            <text:p>3.50E+01</text:p>
          </table:table-cell>
          <table:table-cell table:formula="of:=[.B71]+100" office:value-type="float" office:value="135" calcext:value-type="float">
            <text:p>135</text:p>
          </table:table-cell>
          <table:table-cell office:value-type="float" office:value="10.0037" calcext:value-type="float">
            <text:p>1.00037E+01</text:p>
          </table:table-cell>
          <table:table-cell table:formula="of:=[.D71]/[.$D$105]" office:value-type="float" office:value="0.0131743632367287" calcext:value-type="float">
            <text:p>1.31744E-02</text:p>
          </table:table-cell>
          <table:table-cell/>
          <table:table-cell table:style-name="ce3" office:value-type="float" office:value="35" calcext:value-type="float">
            <text:p>3.50E+01</text:p>
          </table:table-cell>
          <table:table-cell table:style-name="ce4" table:formula="of:=[.G71]+100" office:value-type="float" office:value="135" calcext:value-type="float">
            <text:p>135</text:p>
          </table:table-cell>
          <table:table-cell office:value-type="float" office:value="0.01345826" calcext:value-type="float">
            <text:p>1.34583E-02</text:p>
          </table:table-cell>
          <table:table-cell/>
          <table:table-cell table:formula="of:=100*([.E71]-[.I71])/[.E71]" office:value-type="float" office:value="-2.15491829221605" calcext:value-type="float">
            <text:p>-2.1549182922160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3" office:value-type="float" office:value="37" calcext:value-type="float">
            <text:p>3.70E+01</text:p>
          </table:table-cell>
          <table:table-cell table:formula="of:=[.B72]+100" office:value-type="float" office:value="137" calcext:value-type="float">
            <text:p>137</text:p>
          </table:table-cell>
          <table:table-cell office:value-type="float" office:value="9.79944" calcext:value-type="float">
            <text:p>9.79944E+00</text:p>
          </table:table-cell>
          <table:table-cell table:formula="of:=[.D72]/[.$D$105]" office:value-type="float" office:value="0.0129053632232603" calcext:value-type="float">
            <text:p>1.29054E-02</text:p>
          </table:table-cell>
          <table:table-cell/>
          <table:table-cell table:style-name="ce3" office:value-type="float" office:value="37" calcext:value-type="float">
            <text:p>3.70E+01</text:p>
          </table:table-cell>
          <table:table-cell table:style-name="ce4" table:formula="of:=[.G72]+100" office:value-type="float" office:value="137" calcext:value-type="float">
            <text:p>137</text:p>
          </table:table-cell>
          <table:table-cell office:value-type="float" office:value="0.01316246" calcext:value-type="float">
            <text:p>1.31625E-02</text:p>
          </table:table-cell>
          <table:table-cell/>
          <table:table-cell table:formula="of:=100*([.E72]-[.I72])/[.E72]" office:value-type="float" office:value="-1.99217001716239" calcext:value-type="float">
            <text:p>-1.9921700171623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3" office:value-type="float" office:value="39" calcext:value-type="float">
            <text:p>3.90E+01</text:p>
          </table:table-cell>
          <table:table-cell table:formula="of:=[.B73]+100" office:value-type="float" office:value="139" calcext:value-type="float">
            <text:p>139</text:p>
          </table:table-cell>
          <table:table-cell office:value-type="float" office:value="9.59895" calcext:value-type="float">
            <text:p>9.59895E+00</text:p>
          </table:table-cell>
          <table:table-cell table:formula="of:=[.D73]/[.$D$105]" office:value-type="float" office:value="0.0126413281077199" calcext:value-type="float">
            <text:p>1.26413E-02</text:p>
          </table:table-cell>
          <table:table-cell/>
          <table:table-cell table:style-name="ce3" office:value-type="float" office:value="39" calcext:value-type="float">
            <text:p>3.90E+01</text:p>
          </table:table-cell>
          <table:table-cell table:style-name="ce4" table:formula="of:=[.G73]+100" office:value-type="float" office:value="139" calcext:value-type="float">
            <text:p>139</text:p>
          </table:table-cell>
          <table:table-cell office:value-type="float" office:value="0.01285235" calcext:value-type="float">
            <text:p>1.28524E-02</text:p>
          </table:table-cell>
          <table:table-cell/>
          <table:table-cell table:formula="of:=100*([.E73]-[.I73])/[.E73]" office:value-type="float" office:value="-1.66930159934104" calcext:value-type="float">
            <text:p>-1.6693015993410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3" office:value-type="float" office:value="41" calcext:value-type="float">
            <text:p>4.10E+01</text:p>
          </table:table-cell>
          <table:table-cell table:formula="of:=[.B74]+100" office:value-type="float" office:value="141" calcext:value-type="float">
            <text:p>141</text:p>
          </table:table-cell>
          <table:table-cell office:value-type="float" office:value="9.38816" calcext:value-type="float">
            <text:p>9.38816E+00</text:p>
          </table:table-cell>
          <table:table-cell table:formula="of:=[.D74]/[.$D$105]" office:value-type="float" office:value="0.0123637284169385" calcext:value-type="float">
            <text:p>1.23637E-02</text:p>
          </table:table-cell>
          <table:table-cell/>
          <table:table-cell table:style-name="ce3" office:value-type="float" office:value="41" calcext:value-type="float">
            <text:p>4.10E+01</text:p>
          </table:table-cell>
          <table:table-cell table:style-name="ce4" table:formula="of:=[.G74]+100" office:value-type="float" office:value="141" calcext:value-type="float">
            <text:p>141</text:p>
          </table:table-cell>
          <table:table-cell office:value-type="float" office:value="0.01252826" calcext:value-type="float">
            <text:p>1.25283E-02</text:p>
          </table:table-cell>
          <table:table-cell/>
          <table:table-cell table:formula="of:=100*([.E74]-[.I74])/[.E74]" office:value-type="float" office:value="-1.33076024895632" calcext:value-type="float">
            <text:p>-1.3307602489563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3" office:value-type="float" office:value="43" calcext:value-type="float">
            <text:p>4.30E+01</text:p>
          </table:table-cell>
          <table:table-cell table:formula="of:=[.B75]+100" office:value-type="float" office:value="143" calcext:value-type="float">
            <text:p>143</text:p>
          </table:table-cell>
          <table:table-cell office:value-type="float" office:value="9.17779" calcext:value-type="float">
            <text:p>9.17779E+00</text:p>
          </table:table-cell>
          <table:table-cell table:formula="of:=[.D75]/[.$D$105]" office:value-type="float" office:value="0.0120866818447591" calcext:value-type="float">
            <text:p>1.20867E-02</text:p>
          </table:table-cell>
          <table:table-cell/>
          <table:table-cell table:style-name="ce3" office:value-type="float" office:value="43" calcext:value-type="float">
            <text:p>4.30E+01</text:p>
          </table:table-cell>
          <table:table-cell table:style-name="ce4" table:formula="of:=[.G75]+100" office:value-type="float" office:value="143" calcext:value-type="float">
            <text:p>143</text:p>
          </table:table-cell>
          <table:table-cell office:value-type="float" office:value="0.01219054" calcext:value-type="float">
            <text:p>1.21905E-02</text:p>
          </table:table-cell>
          <table:table-cell/>
          <table:table-cell table:formula="of:=100*([.E75]-[.I75])/[.E75]" office:value-type="float" office:value="-0.859277646047442" calcext:value-type="float">
            <text:p>-0.85927764604744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float" office:value="45" calcext:value-type="float">
            <text:p>4.50E+01</text:p>
          </table:table-cell>
          <table:table-cell table:formula="of:=[.B76]+100" office:value-type="float" office:value="145" calcext:value-type="float">
            <text:p>145</text:p>
          </table:table-cell>
          <table:table-cell office:value-type="float" office:value="8.95747" calcext:value-type="float">
            <text:p>8.95747E+00</text:p>
          </table:table-cell>
          <table:table-cell table:formula="of:=[.D76]/[.$D$105]" office:value-type="float" office:value="0.0117965316295071" calcext:value-type="float">
            <text:p>1.17965E-02</text:p>
          </table:table-cell>
          <table:table-cell/>
          <table:table-cell table:style-name="ce3" office:value-type="float" office:value="45" calcext:value-type="float">
            <text:p>4.50E+01</text:p>
          </table:table-cell>
          <table:table-cell table:style-name="ce4" table:formula="of:=[.G76]+100" office:value-type="float" office:value="145" calcext:value-type="float">
            <text:p>145</text:p>
          </table:table-cell>
          <table:table-cell office:value-type="float" office:value="0.01183957" calcext:value-type="float">
            <text:p>1.18396E-02</text:p>
          </table:table-cell>
          <table:table-cell/>
          <table:table-cell table:formula="of:=100*([.E76]-[.I76])/[.E76]" office:value-type="float" office:value="-0.364839190404069" calcext:value-type="float">
            <text:p>-0.36483919040406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3" office:value-type="float" office:value="47" calcext:value-type="float">
            <text:p>4.70E+01</text:p>
          </table:table-cell>
          <table:table-cell table:formula="of:=[.B77]+100" office:value-type="float" office:value="147" calcext:value-type="float">
            <text:p>147</text:p>
          </table:table-cell>
          <table:table-cell office:value-type="float" office:value="8.73202" calcext:value-type="float">
            <text:p>8.73202E+00</text:p>
          </table:table-cell>
          <table:table-cell table:formula="of:=[.D77]/[.$D$105]" office:value-type="float" office:value="0.0114996254656157" calcext:value-type="float">
            <text:p>1.14996E-02</text:p>
          </table:table-cell>
          <table:table-cell/>
          <table:table-cell table:style-name="ce3" office:value-type="float" office:value="47" calcext:value-type="float">
            <text:p>4.70E+01</text:p>
          </table:table-cell>
          <table:table-cell table:style-name="ce4" table:formula="of:=[.G77]+100" office:value-type="float" office:value="147" calcext:value-type="float">
            <text:p>147</text:p>
          </table:table-cell>
          <table:table-cell office:value-type="float" office:value="0.01147572" calcext:value-type="float">
            <text:p>1.14757E-02</text:p>
          </table:table-cell>
          <table:table-cell/>
          <table:table-cell table:formula="of:=100*([.E77]-[.I77])/[.E77]" office:value-type="float" office:value="0.207880384341338" calcext:value-type="float">
            <text:p>0.20788038434133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3" office:value-type="float" office:value="49" calcext:value-type="float">
            <text:p>4.90E+01</text:p>
          </table:table-cell>
          <table:table-cell table:formula="of:=[.B78]+100" office:value-type="float" office:value="149" calcext:value-type="float">
            <text:p>149</text:p>
          </table:table-cell>
          <table:table-cell office:value-type="float" office:value="8.47789" calcext:value-type="float">
            <text:p>8.47789E+00</text:p>
          </table:table-cell>
          <table:table-cell table:formula="of:=[.D78]/[.$D$105]" office:value-type="float" office:value="0.011164949202898" calcext:value-type="float">
            <text:p>1.11649E-02</text:p>
          </table:table-cell>
          <table:table-cell/>
          <table:table-cell table:style-name="ce3" office:value-type="float" office:value="49" calcext:value-type="float">
            <text:p>4.90E+01</text:p>
          </table:table-cell>
          <table:table-cell table:style-name="ce4" table:formula="of:=[.G78]+100" office:value-type="float" office:value="149" calcext:value-type="float">
            <text:p>149</text:p>
          </table:table-cell>
          <table:table-cell office:value-type="float" office:value="0.01109939" calcext:value-type="float">
            <text:p>1.10994E-02</text:p>
          </table:table-cell>
          <table:table-cell/>
          <table:table-cell table:formula="of:=100*([.E78]-[.I78])/[.E78]" office:value-type="float" office:value="0.587187650445709" calcext:value-type="float">
            <text:p>0.58718765044570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3" office:value-type="float" office:value="51" calcext:value-type="float">
            <text:p>5.10E+01</text:p>
          </table:table-cell>
          <table:table-cell table:formula="of:=[.B79]+100" office:value-type="float" office:value="151" calcext:value-type="float">
            <text:p>151</text:p>
          </table:table-cell>
          <table:table-cell office:value-type="float" office:value="8.21683" calcext:value-type="float">
            <text:p>8.21683E+00</text:p>
          </table:table-cell>
          <table:table-cell table:formula="of:=[.D79]/[.$D$105]" office:value-type="float" office:value="0.0108211464832462" calcext:value-type="float">
            <text:p>1.08211E-02</text:p>
          </table:table-cell>
          <table:table-cell/>
          <table:table-cell table:style-name="ce3" office:value-type="float" office:value="51" calcext:value-type="float">
            <text:p>5.10E+01</text:p>
          </table:table-cell>
          <table:table-cell table:style-name="ce4" table:formula="of:=[.G79]+100" office:value-type="float" office:value="151" calcext:value-type="float">
            <text:p>151</text:p>
          </table:table-cell>
          <table:table-cell office:value-type="float" office:value="0.01069143" calcext:value-type="float">
            <text:p>1.06914E-02</text:p>
          </table:table-cell>
          <table:table-cell/>
          <table:table-cell table:formula="of:=100*([.E79]-[.I79])/[.E79]" office:value-type="float" office:value="1.19873142320934" calcext:value-type="float">
            <text:p>1.1987314232093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3" office:value-type="float" office:value="53" calcext:value-type="float">
            <text:p>5.30E+01</text:p>
          </table:table-cell>
          <table:table-cell table:formula="of:=[.B80]+100" office:value-type="float" office:value="153" calcext:value-type="float">
            <text:p>153</text:p>
          </table:table-cell>
          <table:table-cell office:value-type="float" office:value="7.97826" calcext:value-type="float">
            <text:p>7.97826E+00</text:p>
          </table:table-cell>
          <table:table-cell table:formula="of:=[.D80]/[.$D$105]" office:value-type="float" office:value="0.0105069619477857" calcext:value-type="float">
            <text:p>1.05070E-02</text:p>
          </table:table-cell>
          <table:table-cell/>
          <table:table-cell table:style-name="ce3" office:value-type="float" office:value="53" calcext:value-type="float">
            <text:p>5.30E+01</text:p>
          </table:table-cell>
          <table:table-cell table:style-name="ce4" table:formula="of:=[.G80]+100" office:value-type="float" office:value="153" calcext:value-type="float">
            <text:p>153</text:p>
          </table:table-cell>
          <table:table-cell office:value-type="float" office:value="0.01026563" calcext:value-type="float">
            <text:p>1.02656E-02</text:p>
          </table:table-cell>
          <table:table-cell/>
          <table:table-cell table:formula="of:=100*([.E80]-[.I80])/[.E80]" office:value-type="float" office:value="2.29687657559785" calcext:value-type="float">
            <text:p>2.2968765755978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3" office:value-type="float" office:value="55" calcext:value-type="float">
            <text:p>5.50E+01</text:p>
          </table:table-cell>
          <table:table-cell table:formula="of:=[.B81]+100" office:value-type="float" office:value="155" calcext:value-type="float">
            <text:p>155</text:p>
          </table:table-cell>
          <table:table-cell office:value-type="float" office:value="7.7049" calcext:value-type="float">
            <text:p>7.70490E+00</text:p>
          </table:table-cell>
          <table:table-cell table:formula="of:=[.D81]/[.$D$105]" office:value-type="float" office:value="0.0101469607547879" calcext:value-type="float">
            <text:p>1.01470E-02</text:p>
          </table:table-cell>
          <table:table-cell/>
          <table:table-cell table:style-name="ce3" office:value-type="float" office:value="55" calcext:value-type="float">
            <text:p>5.50E+01</text:p>
          </table:table-cell>
          <table:table-cell table:style-name="ce4" table:formula="of:=[.G81]+100" office:value-type="float" office:value="155" calcext:value-type="float">
            <text:p>155</text:p>
          </table:table-cell>
          <table:table-cell office:value-type="float" office:value="0.009841485" calcext:value-type="float">
            <text:p>9.84149E-03</text:p>
          </table:table-cell>
          <table:table-cell/>
          <table:table-cell table:formula="of:=100*([.E81]-[.I81])/[.E81]" office:value-type="float" office:value="3.01051479521807" calcext:value-type="float">
            <text:p>3.0105147952180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3" office:value-type="float" office:value="57" calcext:value-type="float">
            <text:p>5.70E+01</text:p>
          </table:table-cell>
          <table:table-cell table:formula="of:=[.B82]+100" office:value-type="float" office:value="157" calcext:value-type="float">
            <text:p>157</text:p>
          </table:table-cell>
          <table:table-cell office:value-type="float" office:value="7.43849" calcext:value-type="float">
            <text:p>7.43849E+00</text:p>
          </table:table-cell>
          <table:table-cell table:formula="of:=[.D82]/[.$D$105]" office:value-type="float" office:value="0.00979611235770509" calcext:value-type="float">
            <text:p>9.79611E-03</text:p>
          </table:table-cell>
          <table:table-cell/>
          <table:table-cell table:style-name="ce3" office:value-type="float" office:value="57" calcext:value-type="float">
            <text:p>5.70E+01</text:p>
          </table:table-cell>
          <table:table-cell table:style-name="ce4" table:formula="of:=[.G82]+100" office:value-type="float" office:value="157" calcext:value-type="float">
            <text:p>157</text:p>
          </table:table-cell>
          <table:table-cell office:value-type="float" office:value="0.009418931" calcext:value-type="float">
            <text:p>9.41893E-03</text:p>
          </table:table-cell>
          <table:table-cell/>
          <table:table-cell table:formula="of:=100*([.E82]-[.I82])/[.E82]" office:value-type="float" office:value="3.85031677804735" calcext:value-type="float">
            <text:p>3.8503167780473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3" office:value-type="float" office:value="59" calcext:value-type="float">
            <text:p>5.90E+01</text:p>
          </table:table-cell>
          <table:table-cell table:formula="of:=[.B83]+100" office:value-type="float" office:value="159" calcext:value-type="float">
            <text:p>159</text:p>
          </table:table-cell>
          <table:table-cell office:value-type="float" office:value="7.16615" calcext:value-type="float">
            <text:p>7.16615E+00</text:p>
          </table:table-cell>
          <table:table-cell table:formula="of:=[.D83]/[.$D$105]" office:value-type="float" office:value="0.00943745445274086" calcext:value-type="float">
            <text:p>9.43745E-03</text:p>
          </table:table-cell>
          <table:table-cell/>
          <table:table-cell table:style-name="ce3" office:value-type="float" office:value="59" calcext:value-type="float">
            <text:p>5.90E+01</text:p>
          </table:table-cell>
          <table:table-cell table:style-name="ce4" table:formula="of:=[.G83]+100" office:value-type="float" office:value="159" calcext:value-type="float">
            <text:p>159</text:p>
          </table:table-cell>
          <table:table-cell office:value-type="float" office:value="0.008997899" calcext:value-type="float">
            <text:p>8.99790E-03</text:p>
          </table:table-cell>
          <table:table-cell/>
          <table:table-cell table:formula="of:=100*([.E83]-[.I83])/[.E83]" office:value-type="float" office:value="4.65756369942744" calcext:value-type="float">
            <text:p>4.6575636994274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3" office:value-type="float" office:value="61" calcext:value-type="float">
            <text:p>6.10E+01</text:p>
          </table:table-cell>
          <table:table-cell table:formula="of:=[.B84]+100" office:value-type="float" office:value="161" calcext:value-type="float">
            <text:p>161</text:p>
          </table:table-cell>
          <table:table-cell office:value-type="float" office:value="6.87828" calcext:value-type="float">
            <text:p>6.87828E+00</text:p>
          </table:table-cell>
          <table:table-cell table:formula="of:=[.D84]/[.$D$105]" office:value-type="float" office:value="0.00905834432899093" calcext:value-type="float">
            <text:p>9.05834E-03</text:p>
          </table:table-cell>
          <table:table-cell/>
          <table:table-cell table:style-name="ce3" office:value-type="float" office:value="61" calcext:value-type="float">
            <text:p>6.10E+01</text:p>
          </table:table-cell>
          <table:table-cell table:style-name="ce4" table:formula="of:=[.G84]+100" office:value-type="float" office:value="161" calcext:value-type="float">
            <text:p>161</text:p>
          </table:table-cell>
          <table:table-cell office:value-type="float" office:value="0.008578319" calcext:value-type="float">
            <text:p>8.57832E-03</text:p>
          </table:table-cell>
          <table:table-cell/>
          <table:table-cell table:formula="of:=100*([.E84]-[.I84])/[.E84]" office:value-type="float" office:value="5.29926122872837" calcext:value-type="float">
            <text:p>5.2992612287283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3" office:value-type="float" office:value="63" calcext:value-type="float">
            <text:p>6.30E+01</text:p>
          </table:table-cell>
          <table:table-cell table:formula="of:=[.B85]+100" office:value-type="float" office:value="163" calcext:value-type="float">
            <text:p>163</text:p>
          </table:table-cell>
          <table:table-cell office:value-type="float" office:value="6.57624" calcext:value-type="float">
            <text:p>6.57624E+00</text:p>
          </table:table-cell>
          <table:table-cell table:formula="of:=[.D85]/[.$D$105]" office:value-type="float" office:value="0.00866057303716675" calcext:value-type="float">
            <text:p>8.66057E-03</text:p>
          </table:table-cell>
          <table:table-cell/>
          <table:table-cell table:style-name="ce3" office:value-type="float" office:value="63" calcext:value-type="float">
            <text:p>6.30E+01</text:p>
          </table:table-cell>
          <table:table-cell table:style-name="ce4" table:formula="of:=[.G85]+100" office:value-type="float" office:value="163" calcext:value-type="float">
            <text:p>163</text:p>
          </table:table-cell>
          <table:table-cell office:value-type="float" office:value="0.008160125" calcext:value-type="float">
            <text:p>8.16013E-03</text:p>
          </table:table-cell>
          <table:table-cell/>
          <table:table-cell table:formula="of:=100*([.E85]-[.I85])/[.E85]" office:value-type="float" office:value="5.77846333053351" calcext:value-type="float">
            <text:p>5.7784633305335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float" office:value="65" calcext:value-type="float">
            <text:p>6.50E+01</text:p>
          </table:table-cell>
          <table:table-cell table:formula="of:=[.B86]+100" office:value-type="float" office:value="165" calcext:value-type="float">
            <text:p>165</text:p>
          </table:table-cell>
          <table:table-cell office:value-type="float" office:value="6.25874" calcext:value-type="float">
            <text:p>6.25874E+00</text:p>
          </table:table-cell>
          <table:table-cell table:formula="of:=[.D86]/[.$D$105]" office:value-type="float" office:value="0.00824244171299056" calcext:value-type="float">
            <text:p>8.24244E-03</text:p>
          </table:table-cell>
          <table:table-cell/>
          <table:table-cell table:style-name="ce3" office:value-type="float" office:value="65" calcext:value-type="float">
            <text:p>6.50E+01</text:p>
          </table:table-cell>
          <table:table-cell table:style-name="ce4" table:formula="of:=[.G86]+100" office:value-type="float" office:value="165" calcext:value-type="float">
            <text:p>165</text:p>
          </table:table-cell>
          <table:table-cell office:value-type="float" office:value="0.007743249" calcext:value-type="float">
            <text:p>7.74325E-03</text:p>
          </table:table-cell>
          <table:table-cell/>
          <table:table-cell table:formula="of:=100*([.E86]-[.I86])/[.E86]" office:value-type="float" office:value="6.05636934264034" calcext:value-type="float">
            <text:p>6.0563693426403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3" office:value-type="float" office:value="67" calcext:value-type="float">
            <text:p>6.70E+01</text:p>
          </table:table-cell>
          <table:table-cell table:formula="of:=[.B87]+100" office:value-type="float" office:value="167" calcext:value-type="float">
            <text:p>167</text:p>
          </table:table-cell>
          <table:table-cell office:value-type="float" office:value="5.96592" calcext:value-type="float">
            <text:p>5.96592E+00</text:p>
          </table:table-cell>
          <table:table-cell table:formula="of:=[.D87]/[.$D$105]" office:value-type="float" office:value="0.00785681269143065" calcext:value-type="float">
            <text:p>7.85681E-03</text:p>
          </table:table-cell>
          <table:table-cell/>
          <table:table-cell table:style-name="ce3" office:value-type="float" office:value="67" calcext:value-type="float">
            <text:p>6.70E+01</text:p>
          </table:table-cell>
          <table:table-cell table:style-name="ce4" table:formula="of:=[.G87]+100" office:value-type="float" office:value="167" calcext:value-type="float">
            <text:p>167</text:p>
          </table:table-cell>
          <table:table-cell office:value-type="float" office:value="0.007327623" calcext:value-type="float">
            <text:p>7.32762E-03</text:p>
          </table:table-cell>
          <table:table-cell/>
          <table:table-cell table:formula="of:=100*([.E87]-[.I87])/[.E87]" office:value-type="float" office:value="6.73542455718499" calcext:value-type="float">
            <text:p>6.7354245571849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3" office:value-type="float" office:value="69" calcext:value-type="float">
            <text:p>6.90E+01</text:p>
          </table:table-cell>
          <table:table-cell table:formula="of:=[.B88]+100" office:value-type="float" office:value="169" calcext:value-type="float">
            <text:p>169</text:p>
          </table:table-cell>
          <table:table-cell office:value-type="float" office:value="5.66179" calcext:value-type="float">
            <text:p>5.66179E+00</text:p>
          </table:table-cell>
          <table:table-cell table:formula="of:=[.D88]/[.$D$105]" office:value-type="float" office:value="0.00745628897608669" calcext:value-type="float">
            <text:p>7.45629E-03</text:p>
          </table:table-cell>
          <table:table-cell/>
          <table:table-cell table:style-name="ce3" office:value-type="float" office:value="69" calcext:value-type="float">
            <text:p>6.90E+01</text:p>
          </table:table-cell>
          <table:table-cell table:style-name="ce4" table:formula="of:=[.G88]+100" office:value-type="float" office:value="169" calcext:value-type="float">
            <text:p>169</text:p>
          </table:table-cell>
          <table:table-cell office:value-type="float" office:value="0.006913181" calcext:value-type="float">
            <text:p>6.91318E-03</text:p>
          </table:table-cell>
          <table:table-cell/>
          <table:table-cell table:formula="of:=100*([.E88]-[.I88])/[.E88]" office:value-type="float" office:value="7.28389119344102" calcext:value-type="float">
            <text:p>7.2838911934410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3" office:value-type="float" office:value="71" calcext:value-type="float">
            <text:p>7.10E+01</text:p>
          </table:table-cell>
          <table:table-cell table:formula="of:=[.B89]+100" office:value-type="float" office:value="171" calcext:value-type="float">
            <text:p>171</text:p>
          </table:table-cell>
          <table:table-cell office:value-type="float" office:value="5.34497" calcext:value-type="float">
            <text:p>5.34497E+00</text:p>
          </table:table-cell>
          <table:table-cell table:formula="of:=[.D89]/[.$D$105]" office:value-type="float" office:value="0.00703905317726622" calcext:value-type="float">
            <text:p>7.03905E-03</text:p>
          </table:table-cell>
          <table:table-cell/>
          <table:table-cell table:style-name="ce3" office:value-type="float" office:value="71" calcext:value-type="float">
            <text:p>7.10E+01</text:p>
          </table:table-cell>
          <table:table-cell table:style-name="ce4" table:formula="of:=[.G89]+100" office:value-type="float" office:value="171" calcext:value-type="float">
            <text:p>171</text:p>
          </table:table-cell>
          <table:table-cell office:value-type="float" office:value="0.006499854" calcext:value-type="float">
            <text:p>6.49985E-03</text:p>
          </table:table-cell>
          <table:table-cell/>
          <table:table-cell table:formula="of:=100*([.E89]-[.I89])/[.E89]" office:value-type="float" office:value="7.66010944494138" calcext:value-type="float">
            <text:p>7.6601094449413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3" office:value-type="float" office:value="73" calcext:value-type="float">
            <text:p>7.30E+01</text:p>
          </table:table-cell>
          <table:table-cell table:formula="of:=[.B90]+100" office:value-type="float" office:value="173" calcext:value-type="float">
            <text:p>173</text:p>
          </table:table-cell>
          <table:table-cell office:value-type="float" office:value="5.0209" calcext:value-type="float">
            <text:p>5.02090E+00</text:p>
          </table:table-cell>
          <table:table-cell table:formula="of:=[.D90]/[.$D$105]" office:value-type="float" office:value="0.00661226949781494" calcext:value-type="float">
            <text:p>6.61227E-03</text:p>
          </table:table-cell>
          <table:table-cell/>
          <table:table-cell table:style-name="ce3" office:value-type="float" office:value="73" calcext:value-type="float">
            <text:p>7.30E+01</text:p>
          </table:table-cell>
          <table:table-cell table:style-name="ce4" table:formula="of:=[.G90]+100" office:value-type="float" office:value="173" calcext:value-type="float">
            <text:p>173</text:p>
          </table:table-cell>
          <table:table-cell office:value-type="float" office:value="0.006087578" calcext:value-type="float">
            <text:p>6.08758E-03</text:p>
          </table:table-cell>
          <table:table-cell/>
          <table:table-cell table:formula="of:=100*([.E90]-[.I90])/[.E90]" office:value-type="float" office:value="7.93511967393843" calcext:value-type="float">
            <text:p>7.9351196739384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3" office:value-type="float" office:value="75" calcext:value-type="float">
            <text:p>7.50E+01</text:p>
          </table:table-cell>
          <table:table-cell table:formula="of:=[.B91]+100" office:value-type="float" office:value="175" calcext:value-type="float">
            <text:p>175</text:p>
          </table:table-cell>
          <table:table-cell office:value-type="float" office:value="4.70543" calcext:value-type="float">
            <text:p>4.70543E+00</text:p>
          </table:table-cell>
          <table:table-cell table:formula="of:=[.D91]/[.$D$105]" office:value-type="float" office:value="0.00619681158021537" calcext:value-type="float">
            <text:p>6.19681E-03</text:p>
          </table:table-cell>
          <table:table-cell/>
          <table:table-cell table:style-name="ce3" office:value-type="float" office:value="75" calcext:value-type="float">
            <text:p>7.50E+01</text:p>
          </table:table-cell>
          <table:table-cell table:style-name="ce4" table:formula="of:=[.G91]+100" office:value-type="float" office:value="175" calcext:value-type="float">
            <text:p>175</text:p>
          </table:table-cell>
          <table:table-cell office:value-type="float" office:value="0.005676285" calcext:value-type="float">
            <text:p>5.67629E-03</text:p>
          </table:table-cell>
          <table:table-cell/>
          <table:table-cell table:formula="of:=100*([.E91]-[.I91])/[.E91]" office:value-type="float" office:value="8.39990975160943" calcext:value-type="float">
            <text:p>8.3999097516094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3" office:value-type="float" office:value="77" calcext:value-type="float">
            <text:p>7.70E+01</text:p>
          </table:table-cell>
          <table:table-cell table:formula="of:=[.B92]+100" office:value-type="float" office:value="177" calcext:value-type="float">
            <text:p>177</text:p>
          </table:table-cell>
          <table:table-cell office:value-type="float" office:value="4.37563" calcext:value-type="float">
            <text:p>4.37563E+00</text:p>
          </table:table-cell>
          <table:table-cell table:formula="of:=[.D92]/[.$D$105]" office:value-type="float" office:value="0.00576248178269314" calcext:value-type="float">
            <text:p>5.76248E-03</text:p>
          </table:table-cell>
          <table:table-cell/>
          <table:table-cell table:style-name="ce3" office:value-type="float" office:value="77" calcext:value-type="float">
            <text:p>7.70E+01</text:p>
          </table:table-cell>
          <table:table-cell table:style-name="ce4" table:formula="of:=[.G92]+100" office:value-type="float" office:value="177" calcext:value-type="float">
            <text:p>177</text:p>
          </table:table-cell>
          <table:table-cell office:value-type="float" office:value="0.005265908" calcext:value-type="float">
            <text:p>5.26591E-03</text:p>
          </table:table-cell>
          <table:table-cell/>
          <table:table-cell table:formula="of:=100*([.E92]-[.I92])/[.E92]" office:value-type="float" office:value="8.61735969707596" calcext:value-type="float">
            <text:p>8.6173596970759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3" office:value-type="float" office:value="79" calcext:value-type="float">
            <text:p>7.90E+01</text:p>
          </table:table-cell>
          <table:table-cell table:formula="of:=[.B93]+100" office:value-type="float" office:value="179" calcext:value-type="float">
            <text:p>179</text:p>
          </table:table-cell>
          <table:table-cell office:value-type="float" office:value="4.05042" calcext:value-type="float">
            <text:p>4.05042E+00</text:p>
          </table:table-cell>
          <table:table-cell table:formula="of:=[.D93]/[.$D$105]" office:value-type="float" office:value="0.005334196781322" calcext:value-type="float">
            <text:p>5.33420E-03</text:p>
          </table:table-cell>
          <table:table-cell/>
          <table:table-cell table:style-name="ce3" office:value-type="float" office:value="79" calcext:value-type="float">
            <text:p>7.90E+01</text:p>
          </table:table-cell>
          <table:table-cell table:style-name="ce4" table:formula="of:=[.G93]+100" office:value-type="float" office:value="179" calcext:value-type="float">
            <text:p>179</text:p>
          </table:table-cell>
          <table:table-cell office:value-type="float" office:value="0.004856382" calcext:value-type="float">
            <text:p>4.85638E-03</text:p>
          </table:table-cell>
          <table:table-cell/>
          <table:table-cell table:formula="of:=100*([.E93]-[.I93])/[.E93]" office:value-type="float" office:value="8.95757694944985" calcext:value-type="float">
            <text:p>8.9575769494498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3" office:value-type="float" office:value="81" calcext:value-type="float">
            <text:p>8.10E+01</text:p>
          </table:table-cell>
          <table:table-cell table:formula="of:=[.B94]+100" office:value-type="float" office:value="181" calcext:value-type="float">
            <text:p>181</text:p>
          </table:table-cell>
          <table:table-cell office:value-type="float" office:value="3.71128" calcext:value-type="float">
            <text:p>3.71128E+00</text:p>
          </table:table-cell>
          <table:table-cell table:formula="of:=[.D94]/[.$D$105]" office:value-type="float" office:value="0.0048875666796492" calcext:value-type="float">
            <text:p>4.88757E-03</text:p>
          </table:table-cell>
          <table:table-cell/>
          <table:table-cell table:style-name="ce3" office:value-type="float" office:value="81" calcext:value-type="float">
            <text:p>8.10E+01</text:p>
          </table:table-cell>
          <table:table-cell table:style-name="ce4" table:formula="of:=[.G94]+100" office:value-type="float" office:value="181" calcext:value-type="float">
            <text:p>181</text:p>
          </table:table-cell>
          <table:table-cell office:value-type="float" office:value="0.00444764" calcext:value-type="float">
            <text:p>4.44764E-03</text:p>
          </table:table-cell>
          <table:table-cell/>
          <table:table-cell table:formula="of:=100*([.E94]-[.I94])/[.E94]" office:value-type="float" office:value="9.00093458532153" calcext:value-type="float">
            <text:p>9.0009345853215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3" office:value-type="float" office:value="83" calcext:value-type="float">
            <text:p>8.30E+01</text:p>
          </table:table-cell>
          <table:table-cell table:formula="of:=[.B95]+100" office:value-type="float" office:value="183" calcext:value-type="float">
            <text:p>183</text:p>
          </table:table-cell>
          <table:table-cell office:value-type="float" office:value="3.37898" calcext:value-type="float">
            <text:p>3.37898E+00</text:p>
          </table:table-cell>
          <table:table-cell table:formula="of:=[.D95]/[.$D$105]" office:value-type="float" office:value="0.00444994450949566" calcext:value-type="float">
            <text:p>4.44994E-03</text:p>
          </table:table-cell>
          <table:table-cell/>
          <table:table-cell table:style-name="ce3" office:value-type="float" office:value="83" calcext:value-type="float">
            <text:p>8.30E+01</text:p>
          </table:table-cell>
          <table:table-cell table:style-name="ce4" table:formula="of:=[.G95]+100" office:value-type="float" office:value="183" calcext:value-type="float">
            <text:p>183</text:p>
          </table:table-cell>
          <table:table-cell office:value-type="float" office:value="0.004039617" calcext:value-type="float">
            <text:p>4.03962E-03</text:p>
          </table:table-cell>
          <table:table-cell/>
          <table:table-cell table:formula="of:=100*([.E95]-[.I95])/[.E95]" office:value-type="float" office:value="9.22095789329653" calcext:value-type="float">
            <text:p>9.2209578932965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3" office:value-type="float" office:value="85" calcext:value-type="float">
            <text:p>8.50E+01</text:p>
          </table:table-cell>
          <table:table-cell table:formula="of:=[.B96]+100" office:value-type="float" office:value="185" calcext:value-type="float">
            <text:p>185</text:p>
          </table:table-cell>
          <table:table-cell office:value-type="float" office:value="3.05371" calcext:value-type="float">
            <text:p>3.05371E+00</text:p>
          </table:table-cell>
          <table:table-cell table:formula="of:=[.D96]/[.$D$105]" office:value-type="float" office:value="0.00402158049118136" calcext:value-type="float">
            <text:p>4.02158E-03</text:p>
          </table:table-cell>
          <table:table-cell/>
          <table:table-cell table:style-name="ce3" office:value-type="float" office:value="85" calcext:value-type="float">
            <text:p>8.50E+01</text:p>
          </table:table-cell>
          <table:table-cell table:style-name="ce4" table:formula="of:=[.G96]+100" office:value-type="float" office:value="185" calcext:value-type="float">
            <text:p>185</text:p>
          </table:table-cell>
          <table:table-cell office:value-type="float" office:value="0.003632245" calcext:value-type="float">
            <text:p>3.63225E-03</text:p>
          </table:table-cell>
          <table:table-cell/>
          <table:table-cell table:formula="of:=100*([.E96]-[.I96])/[.E96]" office:value-type="float" office:value="9.68115625274948" calcext:value-type="float">
            <text:p>9.6811562527494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3" office:value-type="float" office:value="87" calcext:value-type="float">
            <text:p>8.70E+01</text:p>
          </table:table-cell>
          <table:table-cell table:formula="of:=[.B97]+100" office:value-type="float" office:value="187" calcext:value-type="float">
            <text:p>187</text:p>
          </table:table-cell>
          <table:table-cell office:value-type="float" office:value="2.72056" calcext:value-type="float">
            <text:p>2.72056E+00</text:p>
          </table:table-cell>
          <table:table-cell table:formula="of:=[.D97]/[.$D$105]" office:value-type="float" office:value="0.00358283891433317" calcext:value-type="float">
            <text:p>3.58284E-03</text:p>
          </table:table-cell>
          <table:table-cell/>
          <table:table-cell table:style-name="ce3" office:value-type="float" office:value="87" calcext:value-type="float">
            <text:p>8.70E+01</text:p>
          </table:table-cell>
          <table:table-cell table:style-name="ce4" table:formula="of:=[.G97]+100" office:value-type="float" office:value="187" calcext:value-type="float">
            <text:p>187</text:p>
          </table:table-cell>
          <table:table-cell office:value-type="float" office:value="0.003225461" calcext:value-type="float">
            <text:p>3.22546E-03</text:p>
          </table:table-cell>
          <table:table-cell/>
          <table:table-cell table:formula="of:=100*([.E97]-[.I97])/[.E97]" office:value-type="float" office:value="9.9747134291603" calcext:value-type="float">
            <text:p>9.974713429160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3" office:value-type="float" office:value="89" calcext:value-type="float">
            <text:p>8.90E+01</text:p>
          </table:table-cell>
          <table:table-cell table:formula="of:=[.B98]+100" office:value-type="float" office:value="189" calcext:value-type="float">
            <text:p>189</text:p>
          </table:table-cell>
          <table:table-cell office:value-type="float" office:value="2.37252" calcext:value-type="float">
            <text:p>2.37252E+00</text:p>
          </table:table-cell>
          <table:table-cell table:formula="of:=[.D98]/[.$D$105]" office:value-type="float" office:value="0.00312448796609291" calcext:value-type="float">
            <text:p>3.12449E-03</text:p>
          </table:table-cell>
          <table:table-cell/>
          <table:table-cell table:style-name="ce3" office:value-type="float" office:value="89" calcext:value-type="float">
            <text:p>8.90E+01</text:p>
          </table:table-cell>
          <table:table-cell table:style-name="ce4" table:formula="of:=[.G98]+100" office:value-type="float" office:value="189" calcext:value-type="float">
            <text:p>189</text:p>
          </table:table-cell>
          <table:table-cell office:value-type="float" office:value="0.002819197" calcext:value-type="float">
            <text:p>2.81920E-03</text:p>
          </table:table-cell>
          <table:table-cell/>
          <table:table-cell table:formula="of:=100*([.E98]-[.I98])/[.E98]" office:value-type="float" office:value="9.77091188719385" calcext:value-type="float">
            <text:p>9.7709118871938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3" office:value-type="float" office:value="91" calcext:value-type="float">
            <text:p>9.10E+01</text:p>
          </table:table-cell>
          <table:table-cell table:formula="of:=[.B99]+100" office:value-type="float" office:value="191" calcext:value-type="float">
            <text:p>191</text:p>
          </table:table-cell>
          <table:table-cell office:value-type="float" office:value="2.03343" calcext:value-type="float">
            <text:p>2.03343E+00</text:p>
          </table:table-cell>
          <table:table-cell table:formula="of:=[.D99]/[.$D$105]" office:value-type="float" office:value="0.00267792371187274" calcext:value-type="float">
            <text:p>2.67792E-03</text:p>
          </table:table-cell>
          <table:table-cell/>
          <table:table-cell table:style-name="ce3" office:value-type="float" office:value="91" calcext:value-type="float">
            <text:p>9.10E+01</text:p>
          </table:table-cell>
          <table:table-cell table:style-name="ce4" table:formula="of:=[.G99]+100" office:value-type="float" office:value="191" calcext:value-type="float">
            <text:p>191</text:p>
          </table:table-cell>
          <table:table-cell office:value-type="float" office:value="0.002413389" calcext:value-type="float">
            <text:p>2.41339E-03</text:p>
          </table:table-cell>
          <table:table-cell/>
          <table:table-cell table:formula="of:=100*([.E99]-[.I99])/[.E99]" office:value-type="float" office:value="9.87835130253746" calcext:value-type="float">
            <text:p>9.8783513025374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3" office:value-type="float" office:value="93" calcext:value-type="float">
            <text:p>9.30E+01</text:p>
          </table:table-cell>
          <table:table-cell table:formula="of:=[.B100]+100" office:value-type="float" office:value="193" calcext:value-type="float">
            <text:p>193</text:p>
          </table:table-cell>
          <table:table-cell office:value-type="float" office:value="1.69325" calcext:value-type="float">
            <text:p>1.69325E+00</text:p>
          </table:table-cell>
          <table:table-cell table:formula="of:=[.D100]/[.$D$105]" office:value-type="float" office:value="0.00222992398318532" calcext:value-type="float">
            <text:p>2.22992E-03</text:p>
          </table:table-cell>
          <table:table-cell/>
          <table:table-cell table:style-name="ce3" office:value-type="float" office:value="93" calcext:value-type="float">
            <text:p>9.30E+01</text:p>
          </table:table-cell>
          <table:table-cell table:style-name="ce4" table:formula="of:=[.G100]+100" office:value-type="float" office:value="193" calcext:value-type="float">
            <text:p>193</text:p>
          </table:table-cell>
          <table:table-cell office:value-type="float" office:value="0.00200797" calcext:value-type="float">
            <text:p>2.00797E-03</text:p>
          </table:table-cell>
          <table:table-cell/>
          <table:table-cell table:formula="of:=100*([.E100]-[.I100])/[.E100]" office:value-type="float" office:value="9.95343271156122" calcext:value-type="float">
            <text:p>9.9534327115612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3" office:value-type="float" office:value="95" calcext:value-type="float">
            <text:p>9.50E+01</text:p>
          </table:table-cell>
          <table:table-cell table:formula="of:=[.B101]+100" office:value-type="float" office:value="195" calcext:value-type="float">
            <text:p>195</text:p>
          </table:table-cell>
          <table:table-cell office:value-type="float" office:value="1.34852" calcext:value-type="float">
            <text:p>1.34852E+00</text:p>
          </table:table-cell>
          <table:table-cell table:formula="of:=[.D101]/[.$D$105]" office:value-type="float" office:value="0.00177593213630891" calcext:value-type="float">
            <text:p>1.77593E-03</text:p>
          </table:table-cell>
          <table:table-cell/>
          <table:table-cell table:style-name="ce3" office:value-type="float" office:value="95" calcext:value-type="float">
            <text:p>9.50E+01</text:p>
          </table:table-cell>
          <table:table-cell table:style-name="ce4" table:formula="of:=[.G101]+100" office:value-type="float" office:value="195" calcext:value-type="float">
            <text:p>195</text:p>
          </table:table-cell>
          <table:table-cell office:value-type="float" office:value="0.001602875" calcext:value-type="float">
            <text:p>1.60288E-03</text:p>
          </table:table-cell>
          <table:table-cell/>
          <table:table-cell table:formula="of:=100*([.E101]-[.I101])/[.E101]" office:value-type="float" office:value="9.74458048090687" calcext:value-type="float">
            <text:p>9.7445804809068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3" office:value-type="float" office:value="97" calcext:value-type="float">
            <text:p>9.70E+01</text:p>
          </table:table-cell>
          <table:table-cell table:formula="of:=[.B102]+100" office:value-type="float" office:value="197" calcext:value-type="float">
            <text:p>197</text:p>
          </table:table-cell>
          <table:table-cell office:value-type="float" office:value="1.00227" calcext:value-type="float">
            <text:p>1.00227E+00</text:p>
          </table:table-cell>
          <table:table-cell table:formula="of:=[.D102]/[.$D$105]" office:value-type="float" office:value="0.00131993852687267" calcext:value-type="float">
            <text:p>1.31994E-03</text:p>
          </table:table-cell>
          <table:table-cell/>
          <table:table-cell table:style-name="ce3" office:value-type="float" office:value="97" calcext:value-type="float">
            <text:p>9.70E+01</text:p>
          </table:table-cell>
          <table:table-cell table:style-name="ce4" table:formula="of:=[.G102]+100" office:value-type="float" office:value="197" calcext:value-type="float">
            <text:p>197</text:p>
          </table:table-cell>
          <table:table-cell office:value-type="float" office:value="0.00119804" calcext:value-type="float">
            <text:p>1.19804E-03</text:p>
          </table:table-cell>
          <table:table-cell/>
          <table:table-cell table:formula="of:=100*([.E102]-[.I102])/[.E102]" office:value-type="float" office:value="9.23516697110761" calcext:value-type="float">
            <text:p>9.2351669711076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3" office:value-type="float" office:value="99" calcext:value-type="float">
            <text:p>9.90E+01</text:p>
          </table:table-cell>
          <table:table-cell table:formula="of:=[.B103]+100" office:value-type="float" office:value="199" calcext:value-type="float">
            <text:p>199</text:p>
          </table:table-cell>
          <table:table-cell office:value-type="float" office:value="0.639603" calcext:value-type="float">
            <text:p>6.39603E-01</text:p>
          </table:table-cell>
          <table:table-cell table:formula="of:=[.D103]/[.$D$105]" office:value-type="float" office:value="0.00084232456484115" calcext:value-type="float">
            <text:p>8.42325E-04</text:p>
          </table:table-cell>
          <table:table-cell/>
          <table:table-cell table:style-name="ce3" office:value-type="float" office:value="99" calcext:value-type="float">
            <text:p>9.90E+01</text:p>
          </table:table-cell>
          <table:table-cell table:style-name="ce4" table:formula="of:=[.G103]+100" office:value-type="float" office:value="199" calcext:value-type="float">
            <text:p>199</text:p>
          </table:table-cell>
          <table:table-cell office:value-type="float" office:value="0.0007933976" calcext:value-type="float">
            <text:p>7.93398E-04</text:p>
          </table:table-cell>
          <table:table-cell/>
          <table:table-cell table:formula="of:=100*([.E103]-[.I103])/[.E103]" office:value-type="float" office:value="5.80856440419462" calcext:value-type="float">
            <text:p>5.80856440419462</text:p>
          </table:table-cell>
        </table:table-row>
        <table:table-row table:style-name="ro1">
          <table:table-cell table:number-columns-repeated="7"/>
          <table:table-cell table:style-name="ce4"/>
          <table:table-cell table:number-columns-repeated="3"/>
        </table:table-row>
        <table:table-row table:style-name="ro1">
          <table:table-cell table:number-columns-repeated="3"/>
          <table:table-cell table:formula="of:=SUM([.D4:.D103])" office:value-type="float" office:value="759.330817" calcext:value-type="float">
            <text:p>7.59331E+02</text:p>
          </table:table-cell>
          <table:table-cell table:formula="of:=SUM([.E4:.E103])" office:value-type="float" office:value="1" calcext:value-type="float">
            <text:p>1.00000E+00</text:p>
          </table:table-cell>
          <table:table-cell table:number-columns-repeated="6"/>
        </table:table-row>
        <table:table-row table:style-name="ro1" table:number-rows-repeated="104847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Diff2" table:style-name="ta1">
        <table:shapes>
          <draw:frame draw:z-index="0" draw:style-name="gr1" draw:text-style-name="P1" svg:width="21.036cm" svg:height="10.971cm" svg:x="26.541cm" svg:y="1.646cm">
            <draw:object draw:notify-on-update-of-ranges="Diff2.C4:Diff2.C53 Diff2.E3:Diff2.E3 Diff2.E4:Diff2.E53 Diff2.H4:Diff2.H53 Diff2.I3:Diff2.I3 Diff2.I4:Diff2.I5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2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table:style-name="ce5" office:value-type="string" calcext:value-type="string">
            <text:p>X</text:p>
          </table:table-cell>
          <table:table-cell/>
          <table:table-cell table:style-name="ce6" office:value-type="string" calcext:value-type="string">
            <text:p>Serpent</text:p>
          </table:table-cell>
          <table:table-cell table:number-columns-repeated="2"/>
          <table:table-cell table:style-name="ce5" office:value-type="string" calcext:value-type="string">
            <text:p>X</text:p>
          </table:table-cell>
          <table:table-cell office:value-type="string" calcext:value-type="string">
            <text:p>ALMOST</text:p>
          </table:table-cell>
          <table:table-cell/>
          <table:table-cell office:value-type="string" calcext:value-type="string">
            <text:p>Diff 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.00E+00</text:p>
          </table:table-cell>
          <table:table-cell table:formula="of:=[.B4]+100" office:value-type="float" office:value="101" calcext:value-type="float">
            <text:p>101</text:p>
          </table:table-cell>
          <table:table-cell office:value-type="float" office:value="11.717" calcext:value-type="float">
            <text:p>1.17170E+01</text:p>
          </table:table-cell>
          <table:table-cell table:formula="of:=[.D4]/[.$D$55]" office:value-type="float" office:value="0.030871093928266" calcext:value-type="float">
            <text:p>3.08711E-02</text:p>
          </table:table-cell>
          <table:table-cell/>
          <table:table-cell table:style-name="ce3" office:value-type="float" office:value="1" calcext:value-type="float">
            <text:p>1.00E+00</text:p>
          </table:table-cell>
          <table:table-cell table:style-name="ce4" table:formula="of:=[.G4]+100" office:value-type="float" office:value="101" calcext:value-type="float">
            <text:p>101</text:p>
          </table:table-cell>
          <table:table-cell office:value-type="float" office:value="0.03210693" calcext:value-type="float">
            <text:p>3.21069E-02</text:p>
          </table:table-cell>
          <table:table-cell/>
          <table:table-cell table:formula="of:=100*([.E4]-[.I4])/[.E4]" office:value-type="float" office:value="-4.00321438108294" calcext:value-type="float">
            <text:p>-4.003214381082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.00E+00</text:p>
          </table:table-cell>
          <table:table-cell table:formula="of:=[.B5]+100" office:value-type="float" office:value="103" calcext:value-type="float">
            <text:p>103</text:p>
          </table:table-cell>
          <table:table-cell office:value-type="float" office:value="11.7048" calcext:value-type="float">
            <text:p>1.17048E+01</text:p>
          </table:table-cell>
          <table:table-cell table:formula="of:=[.D5]/[.$D$55]" office:value-type="float" office:value="0.0308389502612928" calcext:value-type="float">
            <text:p>3.08390E-02</text:p>
          </table:table-cell>
          <table:table-cell/>
          <table:table-cell table:style-name="ce3" office:value-type="float" office:value="3" calcext:value-type="float">
            <text:p>3.00E+00</text:p>
          </table:table-cell>
          <table:table-cell table:style-name="ce4" table:formula="of:=[.G5]+100" office:value-type="float" office:value="103" calcext:value-type="float">
            <text:p>103</text:p>
          </table:table-cell>
          <table:table-cell office:value-type="float" office:value="0.03207205" calcext:value-type="float">
            <text:p>3.20721E-02</text:p>
          </table:table-cell>
          <table:table-cell/>
          <table:table-cell table:formula="of:=100*([.E5]-[.I5])/[.E5]" office:value-type="float" office:value="-3.99851398396937" calcext:value-type="float">
            <text:p>-3.998513983969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5" calcext:value-type="float">
            <text:p>5.00E+00</text:p>
          </table:table-cell>
          <table:table-cell table:formula="of:=[.B6]+100" office:value-type="float" office:value="105" calcext:value-type="float">
            <text:p>105</text:p>
          </table:table-cell>
          <table:table-cell office:value-type="float" office:value="11.6713" calcext:value-type="float">
            <text:p>1.16713E+01</text:p>
          </table:table-cell>
          <table:table-cell table:formula="of:=[.D6]/[.$D$55]" office:value-type="float" office:value="0.0307506869134566" calcext:value-type="float">
            <text:p>3.07507E-02</text:p>
          </table:table-cell>
          <table:table-cell/>
          <table:table-cell table:style-name="ce3" office:value-type="float" office:value="5" calcext:value-type="float">
            <text:p>5.00E+00</text:p>
          </table:table-cell>
          <table:table-cell table:style-name="ce4" table:formula="of:=[.G6]+100" office:value-type="float" office:value="105" calcext:value-type="float">
            <text:p>105</text:p>
          </table:table-cell>
          <table:table-cell office:value-type="float" office:value="0.03200234" calcext:value-type="float">
            <text:p>3.20023E-02</text:p>
          </table:table-cell>
          <table:table-cell/>
          <table:table-cell table:formula="of:=100*([.E6]-[.I6])/[.E6]" office:value-type="float" office:value="-4.07032561602924" calcext:value-type="float">
            <text:p>-4.070325616029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7" calcext:value-type="float">
            <text:p>7.00E+00</text:p>
          </table:table-cell>
          <table:table-cell table:formula="of:=[.B7]+100" office:value-type="float" office:value="107" calcext:value-type="float">
            <text:p>107</text:p>
          </table:table-cell>
          <table:table-cell office:value-type="float" office:value="11.6454" calcext:value-type="float">
            <text:p>1.16454E+01</text:p>
          </table:table-cell>
          <table:table-cell table:formula="of:=[.D7]/[.$D$55]" office:value-type="float" office:value="0.0306824474893086" calcext:value-type="float">
            <text:p>3.06824E-02</text:p>
          </table:table-cell>
          <table:table-cell/>
          <table:table-cell table:style-name="ce3" office:value-type="float" office:value="7" calcext:value-type="float">
            <text:p>7.00E+00</text:p>
          </table:table-cell>
          <table:table-cell table:style-name="ce4" table:formula="of:=[.G7]+100" office:value-type="float" office:value="107" calcext:value-type="float">
            <text:p>107</text:p>
          </table:table-cell>
          <table:table-cell office:value-type="float" office:value="0.03189787" calcext:value-type="float">
            <text:p>3.18979E-02</text:p>
          </table:table-cell>
          <table:table-cell/>
          <table:table-cell table:formula="of:=100*([.E7]-[.I7])/[.E7]" office:value-type="float" office:value="-3.96129582268457" calcext:value-type="float">
            <text:p>-3.9612958226845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float" office:value="9" calcext:value-type="float">
            <text:p>9.00E+00</text:p>
          </table:table-cell>
          <table:table-cell table:formula="of:=[.B8]+100" office:value-type="float" office:value="109" calcext:value-type="float">
            <text:p>109</text:p>
          </table:table-cell>
          <table:table-cell office:value-type="float" office:value="11.6084" calcext:value-type="float">
            <text:p>1.16084E+01</text:p>
          </table:table-cell>
          <table:table-cell table:formula="of:=[.D8]/[.$D$55]" office:value-type="float" office:value="0.0305849625976686" calcext:value-type="float">
            <text:p>3.05850E-02</text:p>
          </table:table-cell>
          <table:table-cell/>
          <table:table-cell table:style-name="ce3" office:value-type="float" office:value="9" calcext:value-type="float">
            <text:p>9.00E+00</text:p>
          </table:table-cell>
          <table:table-cell table:style-name="ce4" table:formula="of:=[.G8]+100" office:value-type="float" office:value="109" calcext:value-type="float">
            <text:p>109</text:p>
          </table:table-cell>
          <table:table-cell office:value-type="float" office:value="0.03175875" calcext:value-type="float">
            <text:p>3.17588E-02</text:p>
          </table:table-cell>
          <table:table-cell/>
          <table:table-cell table:formula="of:=100*([.E8]-[.I8])/[.E8]" office:value-type="float" office:value="-3.83779250533019" calcext:value-type="float">
            <text:p>-3.837792505330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float" office:value="11" calcext:value-type="float">
            <text:p>1.10E+01</text:p>
          </table:table-cell>
          <table:table-cell table:formula="of:=[.B9]+100" office:value-type="float" office:value="111" calcext:value-type="float">
            <text:p>111</text:p>
          </table:table-cell>
          <table:table-cell office:value-type="float" office:value="11.5539" calcext:value-type="float">
            <text:p>1.15539E+01</text:p>
          </table:table-cell>
          <table:table-cell table:formula="of:=[.D9]/[.$D$55]" office:value-type="float" office:value="0.0304413699870097" calcext:value-type="float">
            <text:p>3.04414E-02</text:p>
          </table:table-cell>
          <table:table-cell/>
          <table:table-cell table:style-name="ce3" office:value-type="float" office:value="11" calcext:value-type="float">
            <text:p>1.10E+01</text:p>
          </table:table-cell>
          <table:table-cell table:style-name="ce4" table:formula="of:=[.G9]+100" office:value-type="float" office:value="111" calcext:value-type="float">
            <text:p>111</text:p>
          </table:table-cell>
          <table:table-cell office:value-type="float" office:value="0.03158513" calcext:value-type="float">
            <text:p>3.15851E-02</text:p>
          </table:table-cell>
          <table:table-cell/>
          <table:table-cell table:formula="of:=100*([.E9]-[.I9])/[.E9]" office:value-type="float" office:value="-3.75725538462414" calcext:value-type="float">
            <text:p>-3.757255384624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float" office:value="13" calcext:value-type="float">
            <text:p>1.30E+01</text:p>
          </table:table-cell>
          <table:table-cell table:formula="of:=[.B10]+100" office:value-type="float" office:value="113" calcext:value-type="float">
            <text:p>113</text:p>
          </table:table-cell>
          <table:table-cell office:value-type="float" office:value="11.5011" calcext:value-type="float">
            <text:p>1.15011E+01</text:p>
          </table:table-cell>
          <table:table-cell table:formula="of:=[.D10]/[.$D$55]" office:value-type="float" office:value="0.0303022564119126" calcext:value-type="float">
            <text:p>3.03023E-02</text:p>
          </table:table-cell>
          <table:table-cell/>
          <table:table-cell table:style-name="ce3" office:value-type="float" office:value="13" calcext:value-type="float">
            <text:p>1.30E+01</text:p>
          </table:table-cell>
          <table:table-cell table:style-name="ce4" table:formula="of:=[.G10]+100" office:value-type="float" office:value="113" calcext:value-type="float">
            <text:p>113</text:p>
          </table:table-cell>
          <table:table-cell office:value-type="float" office:value="0.03137721" calcext:value-type="float">
            <text:p>3.13772E-02</text:p>
          </table:table-cell>
          <table:table-cell/>
          <table:table-cell table:formula="of:=100*([.E10]-[.I10])/[.E10]" office:value-type="float" office:value="-3.54743743658894" calcext:value-type="float">
            <text:p>-3.5474374365889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float" office:value="15" calcext:value-type="float">
            <text:p>1.50E+01</text:p>
          </table:table-cell>
          <table:table-cell table:formula="of:=[.B11]+100" office:value-type="float" office:value="115" calcext:value-type="float">
            <text:p>115</text:p>
          </table:table-cell>
          <table:table-cell office:value-type="float" office:value="11.4317" calcext:value-type="float">
            <text:p>1.14317E+01</text:p>
          </table:table-cell>
          <table:table-cell table:formula="of:=[.D11]/[.$D$55]" office:value-type="float" office:value="0.0301194063719176" calcext:value-type="float">
            <text:p>3.01194E-02</text:p>
          </table:table-cell>
          <table:table-cell/>
          <table:table-cell table:style-name="ce3" office:value-type="float" office:value="15" calcext:value-type="float">
            <text:p>1.50E+01</text:p>
          </table:table-cell>
          <table:table-cell table:style-name="ce4" table:formula="of:=[.G11]+100" office:value-type="float" office:value="115" calcext:value-type="float">
            <text:p>115</text:p>
          </table:table-cell>
          <table:table-cell office:value-type="float" office:value="0.0311352" calcext:value-type="float">
            <text:p>3.11352E-02</text:p>
          </table:table-cell>
          <table:table-cell/>
          <table:table-cell table:formula="of:=100*([.E11]-[.I11])/[.E11]" office:value-type="float" office:value="-3.37255527396274" calcext:value-type="float">
            <text:p>-3.372555273962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float" office:value="17" calcext:value-type="float">
            <text:p>1.70E+01</text:p>
          </table:table-cell>
          <table:table-cell table:formula="of:=[.B12]+100" office:value-type="float" office:value="117" calcext:value-type="float">
            <text:p>117</text:p>
          </table:table-cell>
          <table:table-cell office:value-type="float" office:value="11.3305" calcext:value-type="float">
            <text:p>1.13305E+01</text:p>
          </table:table-cell>
          <table:table-cell table:formula="of:=[.D12]/[.$D$55]" office:value-type="float" office:value="0.0298527720196482" calcext:value-type="float">
            <text:p>2.98528E-02</text:p>
          </table:table-cell>
          <table:table-cell/>
          <table:table-cell table:style-name="ce3" office:value-type="float" office:value="17" calcext:value-type="float">
            <text:p>1.70E+01</text:p>
          </table:table-cell>
          <table:table-cell table:style-name="ce4" table:formula="of:=[.G12]+100" office:value-type="float" office:value="117" calcext:value-type="float">
            <text:p>117</text:p>
          </table:table-cell>
          <table:table-cell office:value-type="float" office:value="0.03085937" calcext:value-type="float">
            <text:p>3.08594E-02</text:p>
          </table:table-cell>
          <table:table-cell/>
          <table:table-cell table:formula="of:=100*([.E12]-[.I12])/[.E12]" office:value-type="float" office:value="-3.37187440981782" calcext:value-type="float">
            <text:p>-3.371874409817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float" office:value="19" calcext:value-type="float">
            <text:p>1.90E+01</text:p>
          </table:table-cell>
          <table:table-cell table:formula="of:=[.B13]+100" office:value-type="float" office:value="119" calcext:value-type="float">
            <text:p>119</text:p>
          </table:table-cell>
          <table:table-cell office:value-type="float" office:value="11.2351" calcext:value-type="float">
            <text:p>1.12351E+01</text:p>
          </table:table-cell>
          <table:table-cell table:formula="of:=[.D13]/[.$D$55]" office:value-type="float" office:value="0.0296014190828251" calcext:value-type="float">
            <text:p>2.96014E-02</text:p>
          </table:table-cell>
          <table:table-cell/>
          <table:table-cell table:style-name="ce3" office:value-type="float" office:value="19" calcext:value-type="float">
            <text:p>1.90E+01</text:p>
          </table:table-cell>
          <table:table-cell table:style-name="ce4" table:formula="of:=[.G13]+100" office:value-type="float" office:value="119" calcext:value-type="float">
            <text:p>119</text:p>
          </table:table-cell>
          <table:table-cell office:value-type="float" office:value="0.03055002" calcext:value-type="float">
            <text:p>3.05500E-02</text:p>
          </table:table-cell>
          <table:table-cell/>
          <table:table-cell table:formula="of:=100*([.E13]-[.I13])/[.E13]" office:value-type="float" office:value="-3.20457919439844" calcext:value-type="float">
            <text:p>-3.204579194398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office:value-type="float" office:value="21" calcext:value-type="float">
            <text:p>2.10E+01</text:p>
          </table:table-cell>
          <table:table-cell table:formula="of:=[.B14]+100" office:value-type="float" office:value="121" calcext:value-type="float">
            <text:p>121</text:p>
          </table:table-cell>
          <table:table-cell office:value-type="float" office:value="11.1003" calcext:value-type="float">
            <text:p>1.11003E+01</text:p>
          </table:table-cell>
          <table:table-cell table:formula="of:=[.D14]/[.$D$55]" office:value-type="float" office:value="0.0292462579100394" calcext:value-type="float">
            <text:p>2.92463E-02</text:p>
          </table:table-cell>
          <table:table-cell/>
          <table:table-cell table:style-name="ce3" office:value-type="float" office:value="21" calcext:value-type="float">
            <text:p>2.10E+01</text:p>
          </table:table-cell>
          <table:table-cell table:style-name="ce4" table:formula="of:=[.G14]+100" office:value-type="float" office:value="121" calcext:value-type="float">
            <text:p>121</text:p>
          </table:table-cell>
          <table:table-cell office:value-type="float" office:value="0.03020748" calcext:value-type="float">
            <text:p>3.02075E-02</text:p>
          </table:table-cell>
          <table:table-cell/>
          <table:table-cell table:formula="of:=100*([.E14]-[.I14])/[.E14]" office:value-type="float" office:value="-3.28664984394691" calcext:value-type="float">
            <text:p>-3.2866498439469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office:value-type="float" office:value="23" calcext:value-type="float">
            <text:p>2.30E+01</text:p>
          </table:table-cell>
          <table:table-cell table:formula="of:=[.B15]+100" office:value-type="float" office:value="123" calcext:value-type="float">
            <text:p>123</text:p>
          </table:table-cell>
          <table:table-cell office:value-type="float" office:value="10.9735" calcext:value-type="float">
            <text:p>1.09735E+01</text:p>
          </table:table-cell>
          <table:table-cell table:formula="of:=[.D15]/[.$D$55]" office:value-type="float" office:value="0.0289121745516623" calcext:value-type="float">
            <text:p>2.89122E-02</text:p>
          </table:table-cell>
          <table:table-cell/>
          <table:table-cell table:style-name="ce3" office:value-type="float" office:value="23" calcext:value-type="float">
            <text:p>2.30E+01</text:p>
          </table:table-cell>
          <table:table-cell table:style-name="ce4" table:formula="of:=[.G15]+100" office:value-type="float" office:value="123" calcext:value-type="float">
            <text:p>123</text:p>
          </table:table-cell>
          <table:table-cell office:value-type="float" office:value="0.02983212" calcext:value-type="float">
            <text:p>2.98321E-02</text:p>
          </table:table-cell>
          <table:table-cell/>
          <table:table-cell table:formula="of:=100*([.E15]-[.I15])/[.E15]" office:value-type="float" office:value="-3.18186183710903" calcext:value-type="float">
            <text:p>-3.1818618371090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float" office:value="25" calcext:value-type="float">
            <text:p>2.50E+01</text:p>
          </table:table-cell>
          <table:table-cell table:formula="of:=[.B16]+100" office:value-type="float" office:value="125" calcext:value-type="float">
            <text:p>125</text:p>
          </table:table-cell>
          <table:table-cell office:value-type="float" office:value="10.8445" calcext:value-type="float">
            <text:p>1.08445E+01</text:p>
          </table:table-cell>
          <table:table-cell table:formula="of:=[.D16]/[.$D$55]" office:value-type="float" office:value="0.0285722947943229" calcext:value-type="float">
            <text:p>2.85723E-02</text:p>
          </table:table-cell>
          <table:table-cell/>
          <table:table-cell table:style-name="ce3" office:value-type="float" office:value="25" calcext:value-type="float">
            <text:p>2.50E+01</text:p>
          </table:table-cell>
          <table:table-cell table:style-name="ce4" table:formula="of:=[.G16]+100" office:value-type="float" office:value="125" calcext:value-type="float">
            <text:p>125</text:p>
          </table:table-cell>
          <table:table-cell office:value-type="float" office:value="0.02942436" calcext:value-type="float">
            <text:p>2.94244E-02</text:p>
          </table:table-cell>
          <table:table-cell/>
          <table:table-cell table:formula="of:=100*([.E16]-[.I16])/[.E16]" office:value-type="float" office:value="-2.98213780800847" calcext:value-type="float">
            <text:p>-2.9821378080084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office:value-type="float" office:value="27" calcext:value-type="float">
            <text:p>2.70E+01</text:p>
          </table:table-cell>
          <table:table-cell table:formula="of:=[.B17]+100" office:value-type="float" office:value="127" calcext:value-type="float">
            <text:p>127</text:p>
          </table:table-cell>
          <table:table-cell office:value-type="float" office:value="10.687" calcext:value-type="float">
            <text:p>1.06870E+01</text:p>
          </table:table-cell>
          <table:table-cell table:formula="of:=[.D17]/[.$D$55]" office:value-type="float" office:value="0.0281573253231526" calcext:value-type="float">
            <text:p>2.81573E-02</text:p>
          </table:table-cell>
          <table:table-cell/>
          <table:table-cell table:style-name="ce3" office:value-type="float" office:value="27" calcext:value-type="float">
            <text:p>2.70E+01</text:p>
          </table:table-cell>
          <table:table-cell table:style-name="ce4" table:formula="of:=[.G17]+100" office:value-type="float" office:value="127" calcext:value-type="float">
            <text:p>127</text:p>
          </table:table-cell>
          <table:table-cell office:value-type="float" office:value="0.02898463" calcext:value-type="float">
            <text:p>2.89846E-02</text:p>
          </table:table-cell>
          <table:table-cell/>
          <table:table-cell table:formula="of:=100*([.E17]-[.I17])/[.E17]" office:value-type="float" office:value="-2.93815079149986" calcext:value-type="float">
            <text:p>-2.9381507914998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office:value-type="float" office:value="29" calcext:value-type="float">
            <text:p>2.90E+01</text:p>
          </table:table-cell>
          <table:table-cell table:formula="of:=[.B18]+100" office:value-type="float" office:value="129" calcext:value-type="float">
            <text:p>129</text:p>
          </table:table-cell>
          <table:table-cell office:value-type="float" office:value="10.5378" calcext:value-type="float">
            <text:p>1.05378E+01</text:p>
          </table:table-cell>
          <table:table-cell table:formula="of:=[.D18]/[.$D$55]" office:value-type="float" office:value="0.0277642240844313" calcext:value-type="float">
            <text:p>2.77642E-02</text:p>
          </table:table-cell>
          <table:table-cell/>
          <table:table-cell table:style-name="ce3" office:value-type="float" office:value="29" calcext:value-type="float">
            <text:p>2.90E+01</text:p>
          </table:table-cell>
          <table:table-cell table:style-name="ce4" table:formula="of:=[.G18]+100" office:value-type="float" office:value="129" calcext:value-type="float">
            <text:p>129</text:p>
          </table:table-cell>
          <table:table-cell office:value-type="float" office:value="0.02851341" calcext:value-type="float">
            <text:p>2.85134E-02</text:p>
          </table:table-cell>
          <table:table-cell/>
          <table:table-cell table:formula="of:=100*([.E18]-[.I18])/[.E18]" office:value-type="float" office:value="-2.69838592748133" calcext:value-type="float">
            <text:p>-2.698385927481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float" office:value="31" calcext:value-type="float">
            <text:p>3.10E+01</text:p>
          </table:table-cell>
          <table:table-cell table:formula="of:=[.B19]+100" office:value-type="float" office:value="131" calcext:value-type="float">
            <text:p>131</text:p>
          </table:table-cell>
          <table:table-cell office:value-type="float" office:value="10.3604" calcext:value-type="float">
            <text:p>1.03604E+01</text:p>
          </table:table-cell>
          <table:table-cell table:formula="of:=[.D19]/[.$D$55]" office:value-type="float" office:value="0.0272968235499196" calcext:value-type="float">
            <text:p>2.72968E-02</text:p>
          </table:table-cell>
          <table:table-cell/>
          <table:table-cell table:style-name="ce3" office:value-type="float" office:value="31" calcext:value-type="float">
            <text:p>3.10E+01</text:p>
          </table:table-cell>
          <table:table-cell table:style-name="ce4" table:formula="of:=[.G19]+100" office:value-type="float" office:value="131" calcext:value-type="float">
            <text:p>131</text:p>
          </table:table-cell>
          <table:table-cell office:value-type="float" office:value="0.02801121" calcext:value-type="float">
            <text:p>2.80112E-02</text:p>
          </table:table-cell>
          <table:table-cell/>
          <table:table-cell table:formula="of:=100*([.E19]-[.I19])/[.E19]" office:value-type="float" office:value="-2.61710469269072" calcext:value-type="float">
            <text:p>-2.6171046926907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 office:value-type="float" office:value="33" calcext:value-type="float">
            <text:p>3.30E+01</text:p>
          </table:table-cell>
          <table:table-cell table:formula="of:=[.B20]+100" office:value-type="float" office:value="133" calcext:value-type="float">
            <text:p>133</text:p>
          </table:table-cell>
          <table:table-cell office:value-type="float" office:value="10.2108" calcext:value-type="float">
            <text:p>1.02108E+01</text:p>
          </table:table-cell>
          <table:table-cell table:formula="of:=[.D20]/[.$D$55]" office:value-type="float" office:value="0.0269026684204778" calcext:value-type="float">
            <text:p>2.69027E-02</text:p>
          </table:table-cell>
          <table:table-cell/>
          <table:table-cell table:style-name="ce3" office:value-type="float" office:value="33" calcext:value-type="float">
            <text:p>3.30E+01</text:p>
          </table:table-cell>
          <table:table-cell table:style-name="ce4" table:formula="of:=[.G20]+100" office:value-type="float" office:value="133" calcext:value-type="float">
            <text:p>133</text:p>
          </table:table-cell>
          <table:table-cell office:value-type="float" office:value="0.02747857" calcext:value-type="float">
            <text:p>2.74786E-02</text:p>
          </table:table-cell>
          <table:table-cell/>
          <table:table-cell table:formula="of:=100*([.E20]-[.I20])/[.E20]" office:value-type="float" office:value="-2.14068571385208" calcext:value-type="float">
            <text:p>-2.1406857138520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" office:value-type="float" office:value="35" calcext:value-type="float">
            <text:p>3.50E+01</text:p>
          </table:table-cell>
          <table:table-cell table:formula="of:=[.B21]+100" office:value-type="float" office:value="135" calcext:value-type="float">
            <text:p>135</text:p>
          </table:table-cell>
          <table:table-cell office:value-type="float" office:value="10.0037" calcext:value-type="float">
            <text:p>1.00037E+01</text:p>
          </table:table-cell>
          <table:table-cell table:formula="of:=[.D21]/[.$D$55]" office:value-type="float" office:value="0.026357016499974" calcext:value-type="float">
            <text:p>2.63570E-02</text:p>
          </table:table-cell>
          <table:table-cell/>
          <table:table-cell table:style-name="ce3" office:value-type="float" office:value="35" calcext:value-type="float">
            <text:p>3.50E+01</text:p>
          </table:table-cell>
          <table:table-cell table:style-name="ce4" table:formula="of:=[.G21]+100" office:value-type="float" office:value="135" calcext:value-type="float">
            <text:p>135</text:p>
          </table:table-cell>
          <table:table-cell office:value-type="float" office:value="0.02691609" calcext:value-type="float">
            <text:p>2.69161E-02</text:p>
          </table:table-cell>
          <table:table-cell/>
          <table:table-cell table:formula="of:=100*([.E21]-[.I21])/[.E21]" office:value-type="float" office:value="-2.12115623946508" calcext:value-type="float">
            <text:p>-2.1211562394650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" office:value-type="float" office:value="37" calcext:value-type="float">
            <text:p>3.70E+01</text:p>
          </table:table-cell>
          <table:table-cell table:formula="of:=[.B22]+100" office:value-type="float" office:value="137" calcext:value-type="float">
            <text:p>137</text:p>
          </table:table-cell>
          <table:table-cell office:value-type="float" office:value="9.79944" calcext:value-type="float">
            <text:p>9.79944E+00</text:p>
          </table:table-cell>
          <table:table-cell table:formula="of:=[.D22]/[.$D$55]" office:value-type="float" office:value="0.0258188472035852" calcext:value-type="float">
            <text:p>2.58188E-02</text:p>
          </table:table-cell>
          <table:table-cell/>
          <table:table-cell table:style-name="ce3" office:value-type="float" office:value="37" calcext:value-type="float">
            <text:p>3.70E+01</text:p>
          </table:table-cell>
          <table:table-cell table:style-name="ce4" table:formula="of:=[.G22]+100" office:value-type="float" office:value="137" calcext:value-type="float">
            <text:p>137</text:p>
          </table:table-cell>
          <table:table-cell office:value-type="float" office:value="0.02632435" calcext:value-type="float">
            <text:p>2.63244E-02</text:p>
          </table:table-cell>
          <table:table-cell/>
          <table:table-cell table:formula="of:=100*([.E22]-[.I22])/[.E22]" office:value-type="float" office:value="-1.95788290789625" calcext:value-type="float">
            <text:p>-1.957882907896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 office:value-type="float" office:value="39" calcext:value-type="float">
            <text:p>3.90E+01</text:p>
          </table:table-cell>
          <table:table-cell table:formula="of:=[.B23]+100" office:value-type="float" office:value="139" calcext:value-type="float">
            <text:p>139</text:p>
          </table:table-cell>
          <table:table-cell office:value-type="float" office:value="9.59895" calcext:value-type="float">
            <text:p>9.59895E+00</text:p>
          </table:table-cell>
          <table:table-cell table:formula="of:=[.D23]/[.$D$55]" office:value-type="float" office:value="0.0252906108272364" calcext:value-type="float">
            <text:p>2.52906E-02</text:p>
          </table:table-cell>
          <table:table-cell/>
          <table:table-cell table:style-name="ce3" office:value-type="float" office:value="39" calcext:value-type="float">
            <text:p>3.90E+01</text:p>
          </table:table-cell>
          <table:table-cell table:style-name="ce4" table:formula="of:=[.G23]+100" office:value-type="float" office:value="139" calcext:value-type="float">
            <text:p>139</text:p>
          </table:table-cell>
          <table:table-cell office:value-type="float" office:value="0.02570402" calcext:value-type="float">
            <text:p>2.57040E-02</text:p>
          </table:table-cell>
          <table:table-cell/>
          <table:table-cell table:formula="of:=100*([.E23]-[.I23])/[.E23]" office:value-type="float" office:value="-1.63463498603347" calcext:value-type="float">
            <text:p>-1.6346349860334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" office:value-type="float" office:value="41" calcext:value-type="float">
            <text:p>4.10E+01</text:p>
          </table:table-cell>
          <table:table-cell table:formula="of:=[.B24]+100" office:value-type="float" office:value="141" calcext:value-type="float">
            <text:p>141</text:p>
          </table:table-cell>
          <table:table-cell office:value-type="float" office:value="9.38816" calcext:value-type="float">
            <text:p>9.38816E+00</text:p>
          </table:table-cell>
          <table:table-cell table:formula="of:=[.D24]/[.$D$55]" office:value-type="float" office:value="0.0247352367648366" calcext:value-type="float">
            <text:p>2.47352E-02</text:p>
          </table:table-cell>
          <table:table-cell/>
          <table:table-cell table:style-name="ce3" office:value-type="float" office:value="41" calcext:value-type="float">
            <text:p>4.10E+01</text:p>
          </table:table-cell>
          <table:table-cell table:style-name="ce4" table:formula="of:=[.G24]+100" office:value-type="float" office:value="141" calcext:value-type="float">
            <text:p>141</text:p>
          </table:table-cell>
          <table:table-cell office:value-type="float" office:value="0.02505575" calcext:value-type="float">
            <text:p>2.50558E-02</text:p>
          </table:table-cell>
          <table:table-cell/>
          <table:table-cell table:formula="of:=100*([.E24]-[.I24])/[.E24]" office:value-type="float" office:value="-1.29577589335663" calcext:value-type="float">
            <text:p>-1.2957758933566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float" office:value="43" calcext:value-type="float">
            <text:p>4.30E+01</text:p>
          </table:table-cell>
          <table:table-cell table:formula="of:=[.B25]+100" office:value-type="float" office:value="143" calcext:value-type="float">
            <text:p>143</text:p>
          </table:table-cell>
          <table:table-cell office:value-type="float" office:value="9.17779" calcext:value-type="float">
            <text:p>9.17779E+00</text:p>
          </table:table-cell>
          <table:table-cell table:formula="of:=[.D25]/[.$D$55]" office:value-type="float" office:value="0.0241809692876932" calcext:value-type="float">
            <text:p>2.41810E-02</text:p>
          </table:table-cell>
          <table:table-cell/>
          <table:table-cell table:style-name="ce3" office:value-type="float" office:value="43" calcext:value-type="float">
            <text:p>4.30E+01</text:p>
          </table:table-cell>
          <table:table-cell table:style-name="ce4" table:formula="of:=[.G25]+100" office:value-type="float" office:value="143" calcext:value-type="float">
            <text:p>143</text:p>
          </table:table-cell>
          <table:table-cell office:value-type="float" office:value="0.02438026" calcext:value-type="float">
            <text:p>2.43803E-02</text:p>
          </table:table-cell>
          <table:table-cell/>
          <table:table-cell table:formula="of:=100*([.E25]-[.I25])/[.E25]" office:value-type="float" office:value="-0.824163456542146" calcext:value-type="float">
            <text:p>-0.82416345654214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" office:value-type="float" office:value="45" calcext:value-type="float">
            <text:p>4.50E+01</text:p>
          </table:table-cell>
          <table:table-cell table:formula="of:=[.B26]+100" office:value-type="float" office:value="145" calcext:value-type="float">
            <text:p>145</text:p>
          </table:table-cell>
          <table:table-cell office:value-type="float" office:value="8.95747" calcext:value-type="float">
            <text:p>8.95747E+00</text:p>
          </table:table-cell>
          <table:table-cell table:formula="of:=[.D26]/[.$D$55]" office:value-type="float" office:value="0.023600486278879" calcext:value-type="float">
            <text:p>2.36005E-02</text:p>
          </table:table-cell>
          <table:table-cell/>
          <table:table-cell table:style-name="ce3" office:value-type="float" office:value="45" calcext:value-type="float">
            <text:p>4.50E+01</text:p>
          </table:table-cell>
          <table:table-cell table:style-name="ce4" table:formula="of:=[.G26]+100" office:value-type="float" office:value="145" calcext:value-type="float">
            <text:p>145</text:p>
          </table:table-cell>
          <table:table-cell office:value-type="float" office:value="0.02367827" calcext:value-type="float">
            <text:p>2.36783E-02</text:p>
          </table:table-cell>
          <table:table-cell/>
          <table:table-cell table:formula="of:=100*([.E26]-[.I26])/[.E26]" office:value-type="float" office:value="-0.329585247532038" calcext:value-type="float">
            <text:p>-0.32958524753203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" office:value-type="float" office:value="47" calcext:value-type="float">
            <text:p>4.70E+01</text:p>
          </table:table-cell>
          <table:table-cell table:formula="of:=[.B27]+100" office:value-type="float" office:value="147" calcext:value-type="float">
            <text:p>147</text:p>
          </table:table-cell>
          <table:table-cell office:value-type="float" office:value="8.73202" calcext:value-type="float">
            <text:p>8.73202E+00</text:p>
          </table:table-cell>
          <table:table-cell table:formula="of:=[.D27]/[.$D$55]" office:value-type="float" office:value="0.0230064871215753" calcext:value-type="float">
            <text:p>2.30065E-02</text:p>
          </table:table-cell>
          <table:table-cell/>
          <table:table-cell table:style-name="ce3" office:value-type="float" office:value="47" calcext:value-type="float">
            <text:p>4.70E+01</text:p>
          </table:table-cell>
          <table:table-cell table:style-name="ce4" table:formula="of:=[.G27]+100" office:value-type="float" office:value="147" calcext:value-type="float">
            <text:p>147</text:p>
          </table:table-cell>
          <table:table-cell office:value-type="float" office:value="0.02295056" calcext:value-type="float">
            <text:p>2.29506E-02</text:p>
          </table:table-cell>
          <table:table-cell/>
          <table:table-cell table:formula="of:=100*([.E27]-[.I27])/[.E27]" office:value-type="float" office:value="0.243092834119949" calcext:value-type="float">
            <text:p>0.24309283411994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office:value-type="float" office:value="49" calcext:value-type="float">
            <text:p>4.90E+01</text:p>
          </table:table-cell>
          <table:table-cell table:formula="of:=[.B28]+100" office:value-type="float" office:value="149" calcext:value-type="float">
            <text:p>149</text:p>
          </table:table-cell>
          <table:table-cell office:value-type="float" office:value="8.47789" calcext:value-type="float">
            <text:p>8.47789E+00</text:p>
          </table:table-cell>
          <table:table-cell table:formula="of:=[.D28]/[.$D$55]" office:value-type="float" office:value="0.0223369239996166" calcext:value-type="float">
            <text:p>2.23369E-02</text:p>
          </table:table-cell>
          <table:table-cell/>
          <table:table-cell table:style-name="ce3" office:value-type="float" office:value="49" calcext:value-type="float">
            <text:p>4.90E+01</text:p>
          </table:table-cell>
          <table:table-cell table:style-name="ce4" table:formula="of:=[.G28]+100" office:value-type="float" office:value="149" calcext:value-type="float">
            <text:p>149</text:p>
          </table:table-cell>
          <table:table-cell office:value-type="float" office:value="0.02219791" calcext:value-type="float">
            <text:p>2.21979E-02</text:p>
          </table:table-cell>
          <table:table-cell/>
          <table:table-cell table:formula="of:=100*([.E28]-[.I28])/[.E28]" office:value-type="float" office:value="0.622350685434365" calcext:value-type="float">
            <text:p>0.62235068543436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 office:value-type="float" office:value="51" calcext:value-type="float">
            <text:p>5.10E+01</text:p>
          </table:table-cell>
          <table:table-cell table:formula="of:=[.B29]+100" office:value-type="float" office:value="151" calcext:value-type="float">
            <text:p>151</text:p>
          </table:table-cell>
          <table:table-cell office:value-type="float" office:value="8.21683" calcext:value-type="float">
            <text:p>8.21683E+00</text:p>
          </table:table-cell>
          <table:table-cell table:formula="of:=[.D29]/[.$D$55]" office:value-type="float" office:value="0.0216491022209264" calcext:value-type="float">
            <text:p>2.16491E-02</text:p>
          </table:table-cell>
          <table:table-cell/>
          <table:table-cell table:style-name="ce3" office:value-type="float" office:value="51" calcext:value-type="float">
            <text:p>5.10E+01</text:p>
          </table:table-cell>
          <table:table-cell table:style-name="ce4" table:formula="of:=[.G29]+100" office:value-type="float" office:value="151" calcext:value-type="float">
            <text:p>151</text:p>
          </table:table-cell>
          <table:table-cell office:value-type="float" office:value="0.02138201" calcext:value-type="float">
            <text:p>2.13820E-02</text:p>
          </table:table-cell>
          <table:table-cell/>
          <table:table-cell table:formula="of:=100*([.E29]-[.I29])/[.E29]" office:value-type="float" office:value="1.23373347402917" calcext:value-type="float">
            <text:p>1.2337334740291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" office:value-type="float" office:value="53" calcext:value-type="float">
            <text:p>5.30E+01</text:p>
          </table:table-cell>
          <table:table-cell table:formula="of:=[.B30]+100" office:value-type="float" office:value="153" calcext:value-type="float">
            <text:p>153</text:p>
          </table:table-cell>
          <table:table-cell office:value-type="float" office:value="7.97826" calcext:value-type="float">
            <text:p>7.97826E+00</text:p>
          </table:table-cell>
          <table:table-cell table:formula="of:=[.D30]/[.$D$55]" office:value-type="float" office:value="0.0210205354479925" calcext:value-type="float">
            <text:p>2.10205E-02</text:p>
          </table:table-cell>
          <table:table-cell/>
          <table:table-cell table:style-name="ce3" office:value-type="float" office:value="53" calcext:value-type="float">
            <text:p>5.30E+01</text:p>
          </table:table-cell>
          <table:table-cell table:style-name="ce4" table:formula="of:=[.G30]+100" office:value-type="float" office:value="153" calcext:value-type="float">
            <text:p>153</text:p>
          </table:table-cell>
          <table:table-cell office:value-type="float" office:value="0.02053044" calcext:value-type="float">
            <text:p>2.05304E-02</text:p>
          </table:table-cell>
          <table:table-cell/>
          <table:table-cell table:formula="of:=100*([.E30]-[.I30])/[.E30]" office:value-type="float" office:value="2.33150791617573" calcext:value-type="float">
            <text:p>2.3315079161757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" office:value-type="float" office:value="55" calcext:value-type="float">
            <text:p>5.50E+01</text:p>
          </table:table-cell>
          <table:table-cell table:formula="of:=[.B31]+100" office:value-type="float" office:value="155" calcext:value-type="float">
            <text:p>155</text:p>
          </table:table-cell>
          <table:table-cell office:value-type="float" office:value="7.7049" calcext:value-type="float">
            <text:p>7.70490E+00</text:p>
          </table:table-cell>
          <table:table-cell table:formula="of:=[.D31]/[.$D$55]" office:value-type="float" office:value="0.020300306529649" calcext:value-type="float">
            <text:p>2.03003E-02</text:p>
          </table:table-cell>
          <table:table-cell/>
          <table:table-cell table:style-name="ce3" office:value-type="float" office:value="55" calcext:value-type="float">
            <text:p>5.50E+01</text:p>
          </table:table-cell>
          <table:table-cell table:style-name="ce4" table:formula="of:=[.G31]+100" office:value-type="float" office:value="155" calcext:value-type="float">
            <text:p>155</text:p>
          </table:table-cell>
          <table:table-cell office:value-type="float" office:value="0.01968219" calcext:value-type="float">
            <text:p>1.96822E-02</text:p>
          </table:table-cell>
          <table:table-cell/>
          <table:table-cell table:formula="of:=100*([.E31]-[.I31])/[.E31]" office:value-type="float" office:value="3.04486303566992" calcext:value-type="float">
            <text:p>3.0448630356699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" office:value-type="float" office:value="57" calcext:value-type="float">
            <text:p>5.70E+01</text:p>
          </table:table-cell>
          <table:table-cell table:formula="of:=[.B32]+100" office:value-type="float" office:value="157" calcext:value-type="float">
            <text:p>157</text:p>
          </table:table-cell>
          <table:table-cell office:value-type="float" office:value="7.43849" calcext:value-type="float">
            <text:p>7.43849E+00</text:p>
          </table:table-cell>
          <table:table-cell table:formula="of:=[.D32]/[.$D$55]" office:value-type="float" office:value="0.019598388962573" calcext:value-type="float">
            <text:p>1.95984E-02</text:p>
          </table:table-cell>
          <table:table-cell/>
          <table:table-cell table:style-name="ce3" office:value-type="float" office:value="57" calcext:value-type="float">
            <text:p>5.70E+01</text:p>
          </table:table-cell>
          <table:table-cell table:style-name="ce4" table:formula="of:=[.G32]+100" office:value-type="float" office:value="157" calcext:value-type="float">
            <text:p>157</text:p>
          </table:table-cell>
          <table:table-cell office:value-type="float" office:value="0.01883712" calcext:value-type="float">
            <text:p>1.88371E-02</text:p>
          </table:table-cell>
          <table:table-cell/>
          <table:table-cell table:formula="of:=100*([.E32]-[.I32])/[.E32]" office:value-type="float" office:value="3.8843445960113" calcext:value-type="float">
            <text:p>3.884344596011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" office:value-type="float" office:value="59" calcext:value-type="float">
            <text:p>5.90E+01</text:p>
          </table:table-cell>
          <table:table-cell table:formula="of:=[.B33]+100" office:value-type="float" office:value="159" calcext:value-type="float">
            <text:p>159</text:p>
          </table:table-cell>
          <table:table-cell office:value-type="float" office:value="7.16615" calcext:value-type="float">
            <text:p>7.16615E+00</text:p>
          </table:table-cell>
          <table:table-cell table:formula="of:=[.D33]/[.$D$55]" office:value-type="float" office:value="0.0188808474655666" calcext:value-type="float">
            <text:p>1.88808E-02</text:p>
          </table:table-cell>
          <table:table-cell/>
          <table:table-cell table:style-name="ce3" office:value-type="float" office:value="59" calcext:value-type="float">
            <text:p>5.90E+01</text:p>
          </table:table-cell>
          <table:table-cell table:style-name="ce4" table:formula="of:=[.G33]+100" office:value-type="float" office:value="159" calcext:value-type="float">
            <text:p>159</text:p>
          </table:table-cell>
          <table:table-cell office:value-type="float" office:value="0.01799509" calcext:value-type="float">
            <text:p>1.79951E-02</text:p>
          </table:table-cell>
          <table:table-cell/>
          <table:table-cell table:formula="of:=100*([.E33]-[.I33])/[.E33]" office:value-type="float" office:value="4.69130142162292" calcext:value-type="float">
            <text:p>4.6913014216229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3" office:value-type="float" office:value="61" calcext:value-type="float">
            <text:p>6.10E+01</text:p>
          </table:table-cell>
          <table:table-cell table:formula="of:=[.B34]+100" office:value-type="float" office:value="161" calcext:value-type="float">
            <text:p>161</text:p>
          </table:table-cell>
          <table:table-cell office:value-type="float" office:value="6.87828" calcext:value-type="float">
            <text:p>6.87828E+00</text:p>
          </table:table-cell>
          <table:table-cell table:formula="of:=[.D34]/[.$D$55]" office:value-type="float" office:value="0.0181223886613394" calcext:value-type="float">
            <text:p>1.81224E-02</text:p>
          </table:table-cell>
          <table:table-cell/>
          <table:table-cell table:style-name="ce3" office:value-type="float" office:value="61" calcext:value-type="float">
            <text:p>6.10E+01</text:p>
          </table:table-cell>
          <table:table-cell table:style-name="ce4" table:formula="of:=[.G34]+100" office:value-type="float" office:value="161" calcext:value-type="float">
            <text:p>161</text:p>
          </table:table-cell>
          <table:table-cell office:value-type="float" office:value="0.01715596" calcext:value-type="float">
            <text:p>1.71560E-02</text:p>
          </table:table-cell>
          <table:table-cell/>
          <table:table-cell table:formula="of:=100*([.E34]-[.I34])/[.E34]" office:value-type="float" office:value="5.33278851590398" calcext:value-type="float">
            <text:p>5.3327885159039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3" office:value-type="float" office:value="63" calcext:value-type="float">
            <text:p>6.30E+01</text:p>
          </table:table-cell>
          <table:table-cell table:formula="of:=[.B35]+100" office:value-type="float" office:value="163" calcext:value-type="float">
            <text:p>163</text:p>
          </table:table-cell>
          <table:table-cell office:value-type="float" office:value="6.57624" calcext:value-type="float">
            <text:p>6.57624E+00</text:p>
          </table:table-cell>
          <table:table-cell table:formula="of:=[.D35]/[.$D$55]" office:value-type="float" office:value="0.0173265957783409" calcext:value-type="float">
            <text:p>1.73266E-02</text:p>
          </table:table-cell>
          <table:table-cell/>
          <table:table-cell table:style-name="ce3" office:value-type="float" office:value="63" calcext:value-type="float">
            <text:p>6.30E+01</text:p>
          </table:table-cell>
          <table:table-cell table:style-name="ce4" table:formula="of:=[.G35]+100" office:value-type="float" office:value="163" calcext:value-type="float">
            <text:p>163</text:p>
          </table:table-cell>
          <table:table-cell office:value-type="float" office:value="0.01631961" calcext:value-type="float">
            <text:p>1.63196E-02</text:p>
          </table:table-cell>
          <table:table-cell/>
          <table:table-cell table:formula="of:=100*([.E35]-[.I35])/[.E35]" office:value-type="float" office:value="5.81179240990704" calcext:value-type="float">
            <text:p>5.8117924099070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3" office:value-type="float" office:value="65" calcext:value-type="float">
            <text:p>6.50E+01</text:p>
          </table:table-cell>
          <table:table-cell table:formula="of:=[.B36]+100" office:value-type="float" office:value="165" calcext:value-type="float">
            <text:p>165</text:p>
          </table:table-cell>
          <table:table-cell office:value-type="float" office:value="6.25874" calcext:value-type="float">
            <text:p>6.25874E+00</text:p>
          </table:table-cell>
          <table:table-cell table:formula="of:=[.D36]/[.$D$55]" office:value-type="float" office:value="0.0164900700189977" calcext:value-type="float">
            <text:p>1.64901E-02</text:p>
          </table:table-cell>
          <table:table-cell/>
          <table:table-cell table:style-name="ce3" office:value-type="float" office:value="65" calcext:value-type="float">
            <text:p>6.50E+01</text:p>
          </table:table-cell>
          <table:table-cell table:style-name="ce4" table:formula="of:=[.G36]+100" office:value-type="float" office:value="165" calcext:value-type="float">
            <text:p>165</text:p>
          </table:table-cell>
          <table:table-cell office:value-type="float" office:value="0.01548589" calcext:value-type="float">
            <text:p>1.54859E-02</text:p>
          </table:table-cell>
          <table:table-cell/>
          <table:table-cell table:formula="of:=100*([.E36]-[.I36])/[.E36]" office:value-type="float" office:value="6.08960433667529" calcext:value-type="float">
            <text:p>6.0896043366752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3" office:value-type="float" office:value="67" calcext:value-type="float">
            <text:p>6.70E+01</text:p>
          </table:table-cell>
          <table:table-cell table:formula="of:=[.B37]+100" office:value-type="float" office:value="167" calcext:value-type="float">
            <text:p>167</text:p>
          </table:table-cell>
          <table:table-cell office:value-type="float" office:value="5.96592" calcext:value-type="float">
            <text:p>5.96592E+00</text:p>
          </table:table-cell>
          <table:table-cell table:formula="of:=[.D37]/[.$D$55]" office:value-type="float" office:value="0.0157185693171051" calcext:value-type="float">
            <text:p>1.57186E-02</text:p>
          </table:table-cell>
          <table:table-cell/>
          <table:table-cell table:style-name="ce3" office:value-type="float" office:value="67" calcext:value-type="float">
            <text:p>6.70E+01</text:p>
          </table:table-cell>
          <table:table-cell table:style-name="ce4" table:formula="of:=[.G37]+100" office:value-type="float" office:value="167" calcext:value-type="float">
            <text:p>167</text:p>
          </table:table-cell>
          <table:table-cell office:value-type="float" office:value="0.01465467" calcext:value-type="float">
            <text:p>1.46547E-02</text:p>
          </table:table-cell>
          <table:table-cell/>
          <table:table-cell table:formula="of:=100*([.E37]-[.I37])/[.E37]" office:value-type="float" office:value="6.76842335738146" calcext:value-type="float">
            <text:p>6.7684233573814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3" office:value-type="float" office:value="69" calcext:value-type="float">
            <text:p>6.90E+01</text:p>
          </table:table-cell>
          <table:table-cell table:formula="of:=[.B38]+100" office:value-type="float" office:value="169" calcext:value-type="float">
            <text:p>169</text:p>
          </table:table-cell>
          <table:table-cell office:value-type="float" office:value="5.66179" calcext:value-type="float">
            <text:p>5.66179E+00</text:p>
          </table:table-cell>
          <table:table-cell table:formula="of:=[.D38]/[.$D$55]" office:value-type="float" office:value="0.0149172698550924" calcext:value-type="float">
            <text:p>1.49173E-02</text:p>
          </table:table-cell>
          <table:table-cell/>
          <table:table-cell table:style-name="ce3" office:value-type="float" office:value="69" calcext:value-type="float">
            <text:p>6.90E+01</text:p>
          </table:table-cell>
          <table:table-cell table:style-name="ce4" table:formula="of:=[.G38]+100" office:value-type="float" office:value="169" calcext:value-type="float">
            <text:p>169</text:p>
          </table:table-cell>
          <table:table-cell office:value-type="float" office:value="0.01382581" calcext:value-type="float">
            <text:p>1.38258E-02</text:p>
          </table:table-cell>
          <table:table-cell/>
          <table:table-cell table:formula="of:=100*([.E38]-[.I38])/[.E38]" office:value-type="float" office:value="7.31675343876531" calcext:value-type="float">
            <text:p>7.3167534387653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3" office:value-type="float" office:value="71" calcext:value-type="float">
            <text:p>7.10E+01</text:p>
          </table:table-cell>
          <table:table-cell table:formula="of:=[.B39]+100" office:value-type="float" office:value="171" calcext:value-type="float">
            <text:p>171</text:p>
          </table:table-cell>
          <table:table-cell office:value-type="float" office:value="5.34497" calcext:value-type="float">
            <text:p>5.34497E+00</text:p>
          </table:table-cell>
          <table:table-cell table:formula="of:=[.D39]/[.$D$55]" office:value-type="float" office:value="0.0140825357099739" calcext:value-type="float">
            <text:p>1.40825E-02</text:p>
          </table:table-cell>
          <table:table-cell/>
          <table:table-cell table:style-name="ce3" office:value-type="float" office:value="71" calcext:value-type="float">
            <text:p>7.10E+01</text:p>
          </table:table-cell>
          <table:table-cell table:style-name="ce4" table:formula="of:=[.G39]+100" office:value-type="float" office:value="171" calcext:value-type="float">
            <text:p>171</text:p>
          </table:table-cell>
          <table:table-cell office:value-type="float" office:value="0.0129992" calcext:value-type="float">
            <text:p>1.29992E-02</text:p>
          </table:table-cell>
          <table:table-cell/>
          <table:table-cell table:formula="of:=100*([.E39]-[.I39])/[.E39]" office:value-type="float" office:value="7.69276025486394" calcext:value-type="float">
            <text:p>7.6927602548639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3" office:value-type="float" office:value="73" calcext:value-type="float">
            <text:p>7.30E+01</text:p>
          </table:table-cell>
          <table:table-cell table:formula="of:=[.B40]+100" office:value-type="float" office:value="173" calcext:value-type="float">
            <text:p>173</text:p>
          </table:table-cell>
          <table:table-cell office:value-type="float" office:value="5.0209" calcext:value-type="float">
            <text:p>5.02090E+00</text:p>
          </table:table-cell>
          <table:table-cell table:formula="of:=[.D40]/[.$D$55]" office:value-type="float" office:value="0.0132286997955476" calcext:value-type="float">
            <text:p>1.32287E-02</text:p>
          </table:table-cell>
          <table:table-cell/>
          <table:table-cell table:style-name="ce3" office:value-type="float" office:value="73" calcext:value-type="float">
            <text:p>7.30E+01</text:p>
          </table:table-cell>
          <table:table-cell table:style-name="ce4" table:formula="of:=[.G40]+100" office:value-type="float" office:value="173" calcext:value-type="float">
            <text:p>173</text:p>
          </table:table-cell>
          <table:table-cell office:value-type="float" office:value="0.01217467" calcext:value-type="float">
            <text:p>1.21747E-02</text:p>
          </table:table-cell>
          <table:table-cell/>
          <table:table-cell table:formula="of:=100*([.E40]-[.I40])/[.E40]" office:value-type="float" office:value="7.96775051091818" calcext:value-type="float">
            <text:p>7.9677505109181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3" office:value-type="float" office:value="75" calcext:value-type="float">
            <text:p>7.50E+01</text:p>
          </table:table-cell>
          <table:table-cell table:formula="of:=[.B41]+100" office:value-type="float" office:value="175" calcext:value-type="float">
            <text:p>175</text:p>
          </table:table-cell>
          <table:table-cell office:value-type="float" office:value="4.70543" calcext:value-type="float">
            <text:p>4.70543E+00</text:p>
          </table:table-cell>
          <table:table-cell table:formula="of:=[.D41]/[.$D$55]" office:value-type="float" office:value="0.0123975225316106" calcext:value-type="float">
            <text:p>1.23975E-02</text:p>
          </table:table-cell>
          <table:table-cell/>
          <table:table-cell table:style-name="ce3" office:value-type="float" office:value="75" calcext:value-type="float">
            <text:p>7.50E+01</text:p>
          </table:table-cell>
          <table:table-cell table:style-name="ce4" table:formula="of:=[.G41]+100" office:value-type="float" office:value="175" calcext:value-type="float">
            <text:p>175</text:p>
          </table:table-cell>
          <table:table-cell office:value-type="float" office:value="0.01135212" calcext:value-type="float">
            <text:p>1.13521E-02</text:p>
          </table:table-cell>
          <table:table-cell/>
          <table:table-cell table:formula="of:=100*([.E41]-[.I41])/[.E41]" office:value-type="float" office:value="8.43235032600294" calcext:value-type="float">
            <text:p>8.4323503260029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3" office:value-type="float" office:value="77" calcext:value-type="float">
            <text:p>7.70E+01</text:p>
          </table:table-cell>
          <table:table-cell table:formula="of:=[.B42]+100" office:value-type="float" office:value="177" calcext:value-type="float">
            <text:p>177</text:p>
          </table:table-cell>
          <table:table-cell office:value-type="float" office:value="4.37563" calcext:value-type="float">
            <text:p>4.37563E+00</text:p>
          </table:table-cell>
          <table:table-cell table:formula="of:=[.D42]/[.$D$55]" office:value-type="float" office:value="0.011528589632614" calcext:value-type="float">
            <text:p>1.15286E-02</text:p>
          </table:table-cell>
          <table:table-cell/>
          <table:table-cell table:style-name="ce3" office:value-type="float" office:value="77" calcext:value-type="float">
            <text:p>7.70E+01</text:p>
          </table:table-cell>
          <table:table-cell table:style-name="ce4" table:formula="of:=[.G42]+100" office:value-type="float" office:value="177" calcext:value-type="float">
            <text:p>177</text:p>
          </table:table-cell>
          <table:table-cell office:value-type="float" office:value="0.0105314" calcext:value-type="float">
            <text:p>1.05314E-02</text:p>
          </table:table-cell>
          <table:table-cell/>
          <table:table-cell table:formula="of:=100*([.E42]-[.I42])/[.E42]" office:value-type="float" office:value="8.64971054042049" calcext:value-type="float">
            <text:p>8.6497105404204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3" office:value-type="float" office:value="79" calcext:value-type="float">
            <text:p>7.90E+01</text:p>
          </table:table-cell>
          <table:table-cell table:formula="of:=[.B43]+100" office:value-type="float" office:value="179" calcext:value-type="float">
            <text:p>179</text:p>
          </table:table-cell>
          <table:table-cell office:value-type="float" office:value="4.05042" calcext:value-type="float">
            <text:p>4.05042E+00</text:p>
          </table:table-cell>
          <table:table-cell table:formula="of:=[.D43]/[.$D$55]" office:value-type="float" office:value="0.0106717501296345" calcext:value-type="float">
            <text:p>1.06718E-02</text:p>
          </table:table-cell>
          <table:table-cell/>
          <table:table-cell table:style-name="ce3" office:value-type="float" office:value="79" calcext:value-type="float">
            <text:p>7.90E+01</text:p>
          </table:table-cell>
          <table:table-cell table:style-name="ce4" table:formula="of:=[.G43]+100" office:value-type="float" office:value="179" calcext:value-type="float">
            <text:p>179</text:p>
          </table:table-cell>
          <table:table-cell office:value-type="float" office:value="0.00971238" calcext:value-type="float">
            <text:p>9.71238E-03</text:p>
          </table:table-cell>
          <table:table-cell/>
          <table:table-cell table:formula="of:=100*([.E43]-[.I43])/[.E43]" office:value-type="float" office:value="8.98981064943044" calcext:value-type="float">
            <text:p>8.9898106494304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3" office:value-type="float" office:value="81" calcext:value-type="float">
            <text:p>8.10E+01</text:p>
          </table:table-cell>
          <table:table-cell table:formula="of:=[.B44]+100" office:value-type="float" office:value="181" calcext:value-type="float">
            <text:p>181</text:p>
          </table:table-cell>
          <table:table-cell office:value-type="float" office:value="3.71128" calcext:value-type="float">
            <text:p>3.71128E+00</text:p>
          </table:table-cell>
          <table:table-cell table:formula="of:=[.D44]/[.$D$55]" office:value-type="float" office:value="0.00977820888231588" calcext:value-type="float">
            <text:p>9.77821E-03</text:p>
          </table:table-cell>
          <table:table-cell/>
          <table:table-cell table:style-name="ce3" office:value-type="float" office:value="81" calcext:value-type="float">
            <text:p>8.10E+01</text:p>
          </table:table-cell>
          <table:table-cell table:style-name="ce4" table:formula="of:=[.G44]+100" office:value-type="float" office:value="181" calcext:value-type="float">
            <text:p>181</text:p>
          </table:table-cell>
          <table:table-cell office:value-type="float" office:value="0.008894929" calcext:value-type="float">
            <text:p>8.89493E-03</text:p>
          </table:table-cell>
          <table:table-cell/>
          <table:table-cell table:formula="of:=100*([.E44]-[.I44])/[.E44]" office:value-type="float" office:value="9.03314597741218" calcext:value-type="float">
            <text:p>9.0331459774121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3" office:value-type="float" office:value="83" calcext:value-type="float">
            <text:p>8.30E+01</text:p>
          </table:table-cell>
          <table:table-cell table:formula="of:=[.B45]+100" office:value-type="float" office:value="183" calcext:value-type="float">
            <text:p>183</text:p>
          </table:table-cell>
          <table:table-cell office:value-type="float" office:value="3.37898" calcext:value-type="float">
            <text:p>3.37898E+00</text:p>
          </table:table-cell>
          <table:table-cell table:formula="of:=[.D45]/[.$D$55]" office:value-type="float" office:value="0.00890268916631666" calcext:value-type="float">
            <text:p>8.90269E-03</text:p>
          </table:table-cell>
          <table:table-cell/>
          <table:table-cell table:style-name="ce3" office:value-type="float" office:value="83" calcext:value-type="float">
            <text:p>8.30E+01</text:p>
          </table:table-cell>
          <table:table-cell table:style-name="ce4" table:formula="of:=[.G45]+100" office:value-type="float" office:value="183" calcext:value-type="float">
            <text:p>183</text:p>
          </table:table-cell>
          <table:table-cell office:value-type="float" office:value="0.008078914" calcext:value-type="float">
            <text:p>8.07891E-03</text:p>
          </table:table-cell>
          <table:table-cell/>
          <table:table-cell table:formula="of:=100*([.E45]-[.I45])/[.E45]" office:value-type="float" office:value="9.25310488693031" calcext:value-type="float">
            <text:p>9.2531048869303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3" office:value-type="float" office:value="85" calcext:value-type="float">
            <text:p>8.50E+01</text:p>
          </table:table-cell>
          <table:table-cell table:formula="of:=[.B46]+100" office:value-type="float" office:value="185" calcext:value-type="float">
            <text:p>185</text:p>
          </table:table-cell>
          <table:table-cell office:value-type="float" office:value="3.05371" calcext:value-type="float">
            <text:p>3.05371E+00</text:p>
          </table:table-cell>
          <table:table-cell table:formula="of:=[.D46]/[.$D$55]" office:value-type="float" office:value="0.00804569157972905" calcext:value-type="float">
            <text:p>8.04569E-03</text:p>
          </table:table-cell>
          <table:table-cell/>
          <table:table-cell table:style-name="ce3" office:value-type="float" office:value="85" calcext:value-type="float">
            <text:p>8.50E+01</text:p>
          </table:table-cell>
          <table:table-cell table:style-name="ce4" table:formula="of:=[.G46]+100" office:value-type="float" office:value="185" calcext:value-type="float">
            <text:p>185</text:p>
          </table:table-cell>
          <table:table-cell office:value-type="float" office:value="0.007264204" calcext:value-type="float">
            <text:p>7.26420E-03</text:p>
          </table:table-cell>
          <table:table-cell/>
          <table:table-cell table:formula="of:=100*([.E46]-[.I46])/[.E46]" office:value-type="float" office:value="9.71311877897469" calcext:value-type="float">
            <text:p>9.7131187789746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3" office:value-type="float" office:value="87" calcext:value-type="float">
            <text:p>8.70E+01</text:p>
          </table:table-cell>
          <table:table-cell table:formula="of:=[.B47]+100" office:value-type="float" office:value="187" calcext:value-type="float">
            <text:p>187</text:p>
          </table:table-cell>
          <table:table-cell office:value-type="float" office:value="2.72056" calcext:value-type="float">
            <text:p>2.72056E+00</text:p>
          </table:table-cell>
          <table:table-cell table:formula="of:=[.D47]/[.$D$55]" office:value-type="float" office:value="0.00716793234594891" calcext:value-type="float">
            <text:p>7.16793E-03</text:p>
          </table:table-cell>
          <table:table-cell/>
          <table:table-cell table:style-name="ce3" office:value-type="float" office:value="87" calcext:value-type="float">
            <text:p>8.70E+01</text:p>
          </table:table-cell>
          <table:table-cell table:style-name="ce4" table:formula="of:=[.G47]+100" office:value-type="float" office:value="187" calcext:value-type="float">
            <text:p>187</text:p>
          </table:table-cell>
          <table:table-cell office:value-type="float" office:value="0.006450667" calcext:value-type="float">
            <text:p>6.45067E-03</text:p>
          </table:table-cell>
          <table:table-cell/>
          <table:table-cell table:formula="of:=100*([.E47]-[.I47])/[.E47]" office:value-type="float" office:value="10.0065864370817" calcext:value-type="float">
            <text:p>10.006586437081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3" office:value-type="float" office:value="89" calcext:value-type="float">
            <text:p>8.90E+01</text:p>
          </table:table-cell>
          <table:table-cell table:formula="of:=[.B48]+100" office:value-type="float" office:value="189" calcext:value-type="float">
            <text:p>189</text:p>
          </table:table-cell>
          <table:table-cell office:value-type="float" office:value="2.37252" calcext:value-type="float">
            <text:p>2.37252E+00</text:p>
          </table:table-cell>
          <table:table-cell table:formula="of:=[.D48]/[.$D$55]" office:value-type="float" office:value="0.00625094203010069" calcext:value-type="float">
            <text:p>6.25094E-03</text:p>
          </table:table-cell>
          <table:table-cell/>
          <table:table-cell table:style-name="ce3" office:value-type="float" office:value="89" calcext:value-type="float">
            <text:p>8.90E+01</text:p>
          </table:table-cell>
          <table:table-cell table:style-name="ce4" table:formula="of:=[.G48]+100" office:value-type="float" office:value="189" calcext:value-type="float">
            <text:p>189</text:p>
          </table:table-cell>
          <table:table-cell office:value-type="float" office:value="0.005638171" calcext:value-type="float">
            <text:p>5.63817E-03</text:p>
          </table:table-cell>
          <table:table-cell/>
          <table:table-cell table:formula="of:=100*([.E48]-[.I48])/[.E48]" office:value-type="float" office:value="9.80285894749876" calcext:value-type="float">
            <text:p>9.8028589474987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3" office:value-type="float" office:value="91" calcext:value-type="float">
            <text:p>9.10E+01</text:p>
          </table:table-cell>
          <table:table-cell table:formula="of:=[.B49]+100" office:value-type="float" office:value="191" calcext:value-type="float">
            <text:p>191</text:p>
          </table:table-cell>
          <table:table-cell office:value-type="float" office:value="2.03343" calcext:value-type="float">
            <text:p>2.03343E+00</text:p>
          </table:table-cell>
          <table:table-cell table:formula="of:=[.D49]/[.$D$55]" office:value-type="float" office:value="0.00535753251912213" calcext:value-type="float">
            <text:p>5.35753E-03</text:p>
          </table:table-cell>
          <table:table-cell/>
          <table:table-cell table:style-name="ce3" office:value-type="float" office:value="91" calcext:value-type="float">
            <text:p>9.10E+01</text:p>
          </table:table-cell>
          <table:table-cell table:style-name="ce4" table:formula="of:=[.G49]+100" office:value-type="float" office:value="191" calcext:value-type="float">
            <text:p>191</text:p>
          </table:table-cell>
          <table:table-cell office:value-type="float" office:value="0.004826586" calcext:value-type="float">
            <text:p>4.82659E-03</text:p>
          </table:table-cell>
          <table:table-cell/>
          <table:table-cell table:formula="of:=100*([.E49]-[.I49])/[.E49]" office:value-type="float" office:value="9.91028084714508" calcext:value-type="float">
            <text:p>9.9102808471450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3" office:value-type="float" office:value="93" calcext:value-type="float">
            <text:p>9.30E+01</text:p>
          </table:table-cell>
          <table:table-cell table:formula="of:=[.B50]+100" office:value-type="float" office:value="193" calcext:value-type="float">
            <text:p>193</text:p>
          </table:table-cell>
          <table:table-cell office:value-type="float" office:value="1.69325" calcext:value-type="float">
            <text:p>1.69325E+00</text:p>
          </table:table-cell>
          <table:table-cell table:formula="of:=[.D50]/[.$D$55]" office:value-type="float" office:value="0.0044612511559304" calcext:value-type="float">
            <text:p>4.46125E-03</text:p>
          </table:table-cell>
          <table:table-cell/>
          <table:table-cell table:style-name="ce3" office:value-type="float" office:value="93" calcext:value-type="float">
            <text:p>9.30E+01</text:p>
          </table:table-cell>
          <table:table-cell table:style-name="ce4" table:formula="of:=[.G50]+100" office:value-type="float" office:value="193" calcext:value-type="float">
            <text:p>193</text:p>
          </table:table-cell>
          <table:table-cell office:value-type="float" office:value="0.004015781" calcext:value-type="float">
            <text:p>4.01578E-03</text:p>
          </table:table-cell>
          <table:table-cell/>
          <table:table-cell table:formula="of:=100*([.E50]-[.I50])/[.E50]" office:value-type="float" office:value="9.98531892422661" calcext:value-type="float">
            <text:p>9.9853189242266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3" office:value-type="float" office:value="95" calcext:value-type="float">
            <text:p>9.50E+01</text:p>
          </table:table-cell>
          <table:table-cell table:formula="of:=[.B51]+100" office:value-type="float" office:value="195" calcext:value-type="float">
            <text:p>195</text:p>
          </table:table-cell>
          <table:table-cell office:value-type="float" office:value="1.34852" calcext:value-type="float">
            <text:p>1.34852E+00</text:p>
          </table:table-cell>
          <table:table-cell table:formula="of:=[.D51]/[.$D$55]" office:value-type="float" office:value="0.00355298178579375" calcext:value-type="float">
            <text:p>3.55298E-03</text:p>
          </table:table-cell>
          <table:table-cell/>
          <table:table-cell table:style-name="ce3" office:value-type="float" office:value="95" calcext:value-type="float">
            <text:p>9.50E+01</text:p>
          </table:table-cell>
          <table:table-cell table:style-name="ce4" table:formula="of:=[.G51]+100" office:value-type="float" office:value="195" calcext:value-type="float">
            <text:p>195</text:p>
          </table:table-cell>
          <table:table-cell office:value-type="float" office:value="0.003205624" calcext:value-type="float">
            <text:p>3.20562E-03</text:p>
          </table:table-cell>
          <table:table-cell/>
          <table:table-cell table:formula="of:=100*([.E51]-[.I51])/[.E51]" office:value-type="float" office:value="9.77651467797054" calcext:value-type="float">
            <text:p>9.7765146779705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3" office:value-type="float" office:value="97" calcext:value-type="float">
            <text:p>9.70E+01</text:p>
          </table:table-cell>
          <table:table-cell table:formula="of:=[.B52]+100" office:value-type="float" office:value="197" calcext:value-type="float">
            <text:p>197</text:p>
          </table:table-cell>
          <table:table-cell office:value-type="float" office:value="1.00227" calcext:value-type="float">
            <text:p>1.00227E+00</text:p>
          </table:table-cell>
          <table:table-cell table:formula="of:=[.D52]/[.$D$55]" office:value-type="float" office:value="0.00264070763091945" calcext:value-type="float">
            <text:p>2.64071E-03</text:p>
          </table:table-cell>
          <table:table-cell/>
          <table:table-cell table:style-name="ce3" office:value-type="float" office:value="97" calcext:value-type="float">
            <text:p>9.70E+01</text:p>
          </table:table-cell>
          <table:table-cell table:style-name="ce4" table:formula="of:=[.G52]+100" office:value-type="float" office:value="197" calcext:value-type="float">
            <text:p>197</text:p>
          </table:table-cell>
          <table:table-cell office:value-type="float" office:value="0.002395985" calcext:value-type="float">
            <text:p>2.39599E-03</text:p>
          </table:table-cell>
          <table:table-cell/>
          <table:table-cell table:formula="of:=100*([.E52]-[.I52])/[.E52]" office:value-type="float" office:value="9.26731259659523" calcext:value-type="float">
            <text:p>9.267312596595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3" office:value-type="float" office:value="99" calcext:value-type="float">
            <text:p>9.90E+01</text:p>
          </table:table-cell>
          <table:table-cell table:formula="of:=[.B53]+100" office:value-type="float" office:value="199" calcext:value-type="float">
            <text:p>199</text:p>
          </table:table-cell>
          <table:table-cell office:value-type="float" office:value="0.639603" calcext:value-type="float">
            <text:p>6.39603E-01</text:p>
          </table:table-cell>
          <table:table-cell table:formula="of:=[.D53]/[.$D$55]" office:value-type="float" office:value="0.00168517916615181" calcext:value-type="float">
            <text:p>1.68518E-03</text:p>
          </table:table-cell>
          <table:table-cell/>
          <table:table-cell table:style-name="ce3" office:value-type="float" office:value="99" calcext:value-type="float">
            <text:p>9.90E+01</text:p>
          </table:table-cell>
          <table:table-cell table:style-name="ce4" table:formula="of:=[.G53]+100" office:value-type="float" office:value="199" calcext:value-type="float">
            <text:p>199</text:p>
          </table:table-cell>
          <table:table-cell office:value-type="float" office:value="0.001586732" calcext:value-type="float">
            <text:p>1.58673E-03</text:p>
          </table:table-cell>
          <table:table-cell/>
          <table:table-cell table:formula="of:=100*([.E53]-[.I53])/[.E53]" office:value-type="float" office:value="5.84194061552619" calcext:value-type="float">
            <text:p>5.8419406155261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6"/>
          <table:table-cell table:style-name="ce4"/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table:style-name="ce3" table:formula="of:=SUM([.D4:.D53])" office:value-type="float" office:value="379.545993" calcext:value-type="float">
            <text:p>3.80E+02</text:p>
          </table:table-cell>
          <table:table-cell table:style-name="ce3" table:formula="of:=SUM([.E4:.E53])" office:value-type="float" office:value="1" calcext:value-type="float">
            <text:p>1.00E+00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10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10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10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10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10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10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10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0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10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0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10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10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10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10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10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10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10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10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10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10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10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10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10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10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10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10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10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10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10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0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10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0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0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0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0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0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0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0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 table:number-rows-repeated="1048472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Diff3" table:style-name="ta1">
        <table:shapes>
          <draw:frame draw:z-index="0" draw:style-name="gr1" draw:text-style-name="P1" svg:width="21.036cm" svg:height="10.971cm" svg:x="26.293cm" svg:y="1.487cm">
            <draw:object draw:notify-on-update-of-ranges="Diff3.C4:Diff3.C53 Diff3.E3:Diff3.E3 Diff3.E4:Diff3.E53 Diff3.H4:Diff3.H53 Diff3.I3:Diff3.I3 Diff3.I4:Diff3.I5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2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table:style-name="ce5" office:value-type="string" calcext:value-type="string">
            <text:p>X</text:p>
          </table:table-cell>
          <table:table-cell/>
          <table:table-cell table:style-name="ce6" office:value-type="string" calcext:value-type="string">
            <text:p>Serpent</text:p>
          </table:table-cell>
          <table:table-cell table:number-columns-repeated="2"/>
          <table:table-cell table:style-name="ce5" office:value-type="string" calcext:value-type="string">
            <text:p>X</text:p>
          </table:table-cell>
          <table:table-cell office:value-type="string" calcext:value-type="string">
            <text:p>ALMOST</text:p>
          </table:table-cell>
          <table:table-cell/>
          <table:table-cell office:value-type="string" calcext:value-type="string">
            <text:p>Diff 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-99" calcext:value-type="float">
            <text:p>-9.90E+01</text:p>
          </table:table-cell>
          <table:table-cell table:formula="of:=[.B4]+100" office:value-type="float" office:value="1" calcext:value-type="float">
            <text:p>1</text:p>
          </table:table-cell>
          <table:table-cell office:value-type="float" office:value="0.638574" calcext:value-type="float">
            <text:p>6.38574E-01</text:p>
          </table:table-cell>
          <table:table-cell table:formula="of:=[.D4]/[.$D$55]" office:value-type="float" office:value="0.00168140999757273" calcext:value-type="float">
            <text:p>1.68141E-03</text:p>
          </table:table-cell>
          <table:table-cell/>
          <table:table-cell table:style-name="ce3" office:value-type="float" office:value="-99" calcext:value-type="float">
            <text:p>-9.90E+01</text:p>
          </table:table-cell>
          <table:table-cell table:style-name="ce4" table:formula="of:=[.G4]+100" office:value-type="float" office:value="1" calcext:value-type="float">
            <text:p>1</text:p>
          </table:table-cell>
          <table:table-cell office:value-type="float" office:value="0.001586732" calcext:value-type="float">
            <text:p>1.58673E-03</text:p>
          </table:table-cell>
          <table:table-cell/>
          <table:table-cell table:formula="of:=100*([.E4]-[.I4])/[.E4]" office:value-type="float" office:value="5.63086919367714" calcext:value-type="float">
            <text:p>5.630869193677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-97" calcext:value-type="float">
            <text:p>-9.70E+01</text:p>
          </table:table-cell>
          <table:table-cell table:formula="of:=[.B5]+100" office:value-type="float" office:value="3" calcext:value-type="float">
            <text:p>3</text:p>
          </table:table-cell>
          <table:table-cell office:value-type="float" office:value="1.00821" calcext:value-type="float">
            <text:p>1.00821E+00</text:p>
          </table:table-cell>
          <table:table-cell table:formula="of:=[.D5]/[.$D$55]" office:value-type="float" office:value="0.00265468743427199" calcext:value-type="float">
            <text:p>2.65469E-03</text:p>
          </table:table-cell>
          <table:table-cell/>
          <table:table-cell table:style-name="ce3" office:value-type="float" office:value="-97" calcext:value-type="float">
            <text:p>-9.70E+01</text:p>
          </table:table-cell>
          <table:table-cell table:style-name="ce4" table:formula="of:=[.G5]+100" office:value-type="float" office:value="3" calcext:value-type="float">
            <text:p>3</text:p>
          </table:table-cell>
          <table:table-cell office:value-type="float" office:value="0.002395985" calcext:value-type="float">
            <text:p>2.39599E-03</text:p>
          </table:table-cell>
          <table:table-cell/>
          <table:table-cell table:formula="of:=100*([.E5]-[.I5])/[.E5]" office:value-type="float" office:value="9.74511842457027" calcext:value-type="float">
            <text:p>9.745118424570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-95" calcext:value-type="float">
            <text:p>-9.50E+01</text:p>
          </table:table-cell>
          <table:table-cell table:formula="of:=[.B6]+100" office:value-type="float" office:value="5" calcext:value-type="float">
            <text:p>5</text:p>
          </table:table-cell>
          <table:table-cell office:value-type="float" office:value="1.35652" calcext:value-type="float">
            <text:p>1.35652E+00</text:p>
          </table:table-cell>
          <table:table-cell table:formula="of:=[.D6]/[.$D$55]" office:value-type="float" office:value="0.00357181202164097" calcext:value-type="float">
            <text:p>3.57181E-03</text:p>
          </table:table-cell>
          <table:table-cell/>
          <table:table-cell table:style-name="ce3" office:value-type="float" office:value="-95" calcext:value-type="float">
            <text:p>-9.50E+01</text:p>
          </table:table-cell>
          <table:table-cell table:style-name="ce4" table:formula="of:=[.G6]+100" office:value-type="float" office:value="5" calcext:value-type="float">
            <text:p>5</text:p>
          </table:table-cell>
          <table:table-cell office:value-type="float" office:value="0.003205624" calcext:value-type="float">
            <text:p>3.20562E-03</text:p>
          </table:table-cell>
          <table:table-cell/>
          <table:table-cell table:formula="of:=100*([.E6]-[.I6])/[.E6]" office:value-type="float" office:value="10.2521638715112" calcext:value-type="float">
            <text:p>10.25216387151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-93" calcext:value-type="float">
            <text:p>-9.30E+01</text:p>
          </table:table-cell>
          <table:table-cell table:formula="of:=[.B7]+100" office:value-type="float" office:value="7" calcext:value-type="float">
            <text:p>7</text:p>
          </table:table-cell>
          <table:table-cell office:value-type="float" office:value="1.69869" calcext:value-type="float">
            <text:p>1.69869E+00</text:p>
          </table:table-cell>
          <table:table-cell table:formula="of:=[.D7]/[.$D$55]" office:value-type="float" office:value="0.00447276955963886" calcext:value-type="float">
            <text:p>4.47277E-03</text:p>
          </table:table-cell>
          <table:table-cell/>
          <table:table-cell table:style-name="ce3" office:value-type="float" office:value="-93" calcext:value-type="float">
            <text:p>-9.30E+01</text:p>
          </table:table-cell>
          <table:table-cell table:style-name="ce4" table:formula="of:=[.G7]+100" office:value-type="float" office:value="7" calcext:value-type="float">
            <text:p>7</text:p>
          </table:table-cell>
          <table:table-cell office:value-type="float" office:value="0.004015781" calcext:value-type="float">
            <text:p>4.01578E-03</text:p>
          </table:table-cell>
          <table:table-cell/>
          <table:table-cell table:formula="of:=100*([.E7]-[.I7])/[.E7]" office:value-type="float" office:value="10.2171272976503" calcext:value-type="float">
            <text:p>10.21712729765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float" office:value="-91" calcext:value-type="float">
            <text:p>-9.10E+01</text:p>
          </table:table-cell>
          <table:table-cell table:formula="of:=[.B8]+100" office:value-type="float" office:value="9" calcext:value-type="float">
            <text:p>9</text:p>
          </table:table-cell>
          <table:table-cell office:value-type="float" office:value="2.04131" calcext:value-type="float">
            <text:p>2.04131E+00</text:p>
          </table:table-cell>
          <table:table-cell table:formula="of:=[.D8]/[.$D$55]" office:value-type="float" office:value="0.00537491197910531" calcext:value-type="float">
            <text:p>5.37491E-03</text:p>
          </table:table-cell>
          <table:table-cell/>
          <table:table-cell table:style-name="ce3" office:value-type="float" office:value="-91" calcext:value-type="float">
            <text:p>-9.10E+01</text:p>
          </table:table-cell>
          <table:table-cell table:style-name="ce4" table:formula="of:=[.G8]+100" office:value-type="float" office:value="9" calcext:value-type="float">
            <text:p>9</text:p>
          </table:table-cell>
          <table:table-cell office:value-type="float" office:value="0.004826586" calcext:value-type="float">
            <text:p>4.82659E-03</text:p>
          </table:table-cell>
          <table:table-cell/>
          <table:table-cell table:formula="of:=100*([.E8]-[.I8])/[.E8]" office:value-type="float" office:value="10.2015806256343" calcext:value-type="float">
            <text:p>10.20158062563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float" office:value="-89" calcext:value-type="float">
            <text:p>-8.90E+01</text:p>
          </table:table-cell>
          <table:table-cell table:formula="of:=[.B9]+100" office:value-type="float" office:value="11" calcext:value-type="float">
            <text:p>11</text:p>
          </table:table-cell>
          <table:table-cell office:value-type="float" office:value="2.38109" calcext:value-type="float">
            <text:p>2.38109E+00</text:p>
          </table:table-cell>
          <table:table-cell table:formula="of:=[.D9]/[.$D$55]" office:value-type="float" office:value="0.00626957647997014" calcext:value-type="float">
            <text:p>6.26958E-03</text:p>
          </table:table-cell>
          <table:table-cell/>
          <table:table-cell table:style-name="ce3" office:value-type="float" office:value="-89" calcext:value-type="float">
            <text:p>-8.90E+01</text:p>
          </table:table-cell>
          <table:table-cell table:style-name="ce4" table:formula="of:=[.G9]+100" office:value-type="float" office:value="11" calcext:value-type="float">
            <text:p>11</text:p>
          </table:table-cell>
          <table:table-cell office:value-type="float" office:value="0.005638171" calcext:value-type="float">
            <text:p>5.63817E-03</text:p>
          </table:table-cell>
          <table:table-cell/>
          <table:table-cell table:formula="of:=100*([.E9]-[.I9])/[.E9]" office:value-type="float" office:value="10.0709431009788" calcext:value-type="float">
            <text:p>10.07094310097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float" office:value="-87" calcext:value-type="float">
            <text:p>-8.70E+01</text:p>
          </table:table-cell>
          <table:table-cell table:formula="of:=[.B10]+100" office:value-type="float" office:value="13" calcext:value-type="float">
            <text:p>13</text:p>
          </table:table-cell>
          <table:table-cell office:value-type="float" office:value="2.71175" calcext:value-type="float">
            <text:p>2.71175E+00</text:p>
          </table:table-cell>
          <table:table-cell table:formula="of:=[.D10]/[.$D$55]" office:value-type="float" office:value="0.00714022738307205" calcext:value-type="float">
            <text:p>7.14023E-03</text:p>
          </table:table-cell>
          <table:table-cell/>
          <table:table-cell table:style-name="ce3" office:value-type="float" office:value="-87" calcext:value-type="float">
            <text:p>-8.70E+01</text:p>
          </table:table-cell>
          <table:table-cell table:style-name="ce4" table:formula="of:=[.G10]+100" office:value-type="float" office:value="13" calcext:value-type="float">
            <text:p>13</text:p>
          </table:table-cell>
          <table:table-cell office:value-type="float" office:value="0.006450667" calcext:value-type="float">
            <text:p>6.45067E-03</text:p>
          </table:table-cell>
          <table:table-cell/>
          <table:table-cell table:formula="of:=100*([.E10]-[.I10])/[.E10]" office:value-type="float" office:value="9.65740089323839" calcext:value-type="float">
            <text:p>9.6574008932383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float" office:value="-85" calcext:value-type="float">
            <text:p>-8.50E+01</text:p>
          </table:table-cell>
          <table:table-cell table:formula="of:=[.B11]+100" office:value-type="float" office:value="15" calcext:value-type="float">
            <text:p>15</text:p>
          </table:table-cell>
          <table:table-cell office:value-type="float" office:value="3.05216" calcext:value-type="float">
            <text:p>3.05216E+00</text:p>
          </table:table-cell>
          <table:table-cell table:formula="of:=[.D11]/[.$D$55]" office:value-type="float" office:value="0.00803655071799288" calcext:value-type="float">
            <text:p>8.03655E-03</text:p>
          </table:table-cell>
          <table:table-cell/>
          <table:table-cell table:style-name="ce3" office:value-type="float" office:value="-85" calcext:value-type="float">
            <text:p>-8.50E+01</text:p>
          </table:table-cell>
          <table:table-cell table:style-name="ce4" table:formula="of:=[.G11]+100" office:value-type="float" office:value="15" calcext:value-type="float">
            <text:p>15</text:p>
          </table:table-cell>
          <table:table-cell office:value-type="float" office:value="0.007264204" calcext:value-type="float">
            <text:p>7.26420E-03</text:p>
          </table:table-cell>
          <table:table-cell/>
          <table:table-cell table:formula="of:=100*([.E11]-[.I11])/[.E11]" office:value-type="float" office:value="9.61042548096771" calcext:value-type="float">
            <text:p>9.6104254809677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float" office:value="-83" calcext:value-type="float">
            <text:p>-8.30E+01</text:p>
          </table:table-cell>
          <table:table-cell table:formula="of:=[.B12]+100" office:value-type="float" office:value="17" calcext:value-type="float">
            <text:p>17</text:p>
          </table:table-cell>
          <table:table-cell office:value-type="float" office:value="3.38251" calcext:value-type="float">
            <text:p>3.38251E+00</text:p>
          </table:table-cell>
          <table:table-cell table:formula="of:=[.D12]/[.$D$55]" office:value-type="float" office:value="0.00890638536941645" calcext:value-type="float">
            <text:p>8.90639E-03</text:p>
          </table:table-cell>
          <table:table-cell/>
          <table:table-cell table:style-name="ce3" office:value-type="float" office:value="-83" calcext:value-type="float">
            <text:p>-8.30E+01</text:p>
          </table:table-cell>
          <table:table-cell table:style-name="ce4" table:formula="of:=[.G12]+100" office:value-type="float" office:value="17" calcext:value-type="float">
            <text:p>17</text:p>
          </table:table-cell>
          <table:table-cell office:value-type="float" office:value="0.008078914" calcext:value-type="float">
            <text:p>8.07891E-03</text:p>
          </table:table-cell>
          <table:table-cell/>
          <table:table-cell table:formula="of:=100*([.E12]-[.I12])/[.E12]" office:value-type="float" office:value="9.29076539016481" calcext:value-type="float">
            <text:p>9.2907653901648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float" office:value="-81" calcext:value-type="float">
            <text:p>-8.10E+01</text:p>
          </table:table-cell>
          <table:table-cell table:formula="of:=[.B13]+100" office:value-type="float" office:value="19" calcext:value-type="float">
            <text:p>19</text:p>
          </table:table-cell>
          <table:table-cell office:value-type="float" office:value="3.71691" calcext:value-type="float">
            <text:p>3.71691E+00</text:p>
          </table:table-cell>
          <table:table-cell table:formula="of:=[.D13]/[.$D$55]" office:value-type="float" office:value="0.0097868839540571" calcext:value-type="float">
            <text:p>9.78688E-03</text:p>
          </table:table-cell>
          <table:table-cell/>
          <table:table-cell table:style-name="ce3" office:value-type="float" office:value="-81" calcext:value-type="float">
            <text:p>-8.10E+01</text:p>
          </table:table-cell>
          <table:table-cell table:style-name="ce4" table:formula="of:=[.G13]+100" office:value-type="float" office:value="19" calcext:value-type="float">
            <text:p>19</text:p>
          </table:table-cell>
          <table:table-cell office:value-type="float" office:value="0.008894929" calcext:value-type="float">
            <text:p>8.89493E-03</text:p>
          </table:table-cell>
          <table:table-cell/>
          <table:table-cell table:formula="of:=100*([.E13]-[.I13])/[.E13]" office:value-type="float" office:value="9.11377879051426" calcext:value-type="float">
            <text:p>9.113778790514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office:value-type="float" office:value="-79" calcext:value-type="float">
            <text:p>-7.90E+01</text:p>
          </table:table-cell>
          <table:table-cell table:formula="of:=[.B14]+100" office:value-type="float" office:value="21" calcext:value-type="float">
            <text:p>21</text:p>
          </table:table-cell>
          <table:table-cell office:value-type="float" office:value="4.04483" calcext:value-type="float">
            <text:p>4.04483E+00</text:p>
          </table:table-cell>
          <table:table-cell table:formula="of:=[.D14]/[.$D$55]" office:value-type="float" office:value="0.0106503202455504" calcext:value-type="float">
            <text:p>1.06503E-02</text:p>
          </table:table-cell>
          <table:table-cell/>
          <table:table-cell table:style-name="ce3" office:value-type="float" office:value="-79" calcext:value-type="float">
            <text:p>-7.90E+01</text:p>
          </table:table-cell>
          <table:table-cell table:style-name="ce4" table:formula="of:=[.G14]+100" office:value-type="float" office:value="21" calcext:value-type="float">
            <text:p>21</text:p>
          </table:table-cell>
          <table:table-cell office:value-type="float" office:value="0.00971238" calcext:value-type="float">
            <text:p>9.71238E-03</text:p>
          </table:table-cell>
          <table:table-cell/>
          <table:table-cell table:formula="of:=100*([.E14]-[.I14])/[.E14]" office:value-type="float" office:value="8.80668584536012" calcext:value-type="float">
            <text:p>8.806685845360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office:value-type="float" office:value="-77" calcext:value-type="float">
            <text:p>-7.70E+01</text:p>
          </table:table-cell>
          <table:table-cell table:formula="of:=[.B15]+100" office:value-type="float" office:value="23" calcext:value-type="float">
            <text:p>23</text:p>
          </table:table-cell>
          <table:table-cell office:value-type="float" office:value="4.3864" calcext:value-type="float">
            <text:p>4.38640E+00</text:p>
          </table:table-cell>
          <table:table-cell table:formula="of:=[.D15]/[.$D$55]" office:value-type="float" office:value="0.0115496979415902" calcext:value-type="float">
            <text:p>1.15497E-02</text:p>
          </table:table-cell>
          <table:table-cell/>
          <table:table-cell table:style-name="ce3" office:value-type="float" office:value="-77" calcext:value-type="float">
            <text:p>-7.70E+01</text:p>
          </table:table-cell>
          <table:table-cell table:style-name="ce4" table:formula="of:=[.G15]+100" office:value-type="float" office:value="23" calcext:value-type="float">
            <text:p>23</text:p>
          </table:table-cell>
          <table:table-cell office:value-type="float" office:value="0.0105314" calcext:value-type="float">
            <text:p>1.05314E-02</text:p>
          </table:table-cell>
          <table:table-cell/>
          <table:table-cell table:formula="of:=100*([.E15]-[.I15])/[.E15]" office:value-type="float" office:value="8.81666297023528" calcext:value-type="float">
            <text:p>8.8166629702352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float" office:value="-75" calcext:value-type="float">
            <text:p>-7.50E+01</text:p>
          </table:table-cell>
          <table:table-cell table:formula="of:=[.B16]+100" office:value-type="float" office:value="25" calcext:value-type="float">
            <text:p>25</text:p>
          </table:table-cell>
          <table:table-cell office:value-type="float" office:value="4.71115" calcext:value-type="float">
            <text:p>4.71115E+00</text:p>
          </table:table-cell>
          <table:table-cell table:formula="of:=[.D16]/[.$D$55]" office:value-type="float" office:value="0.012404787401405" calcext:value-type="float">
            <text:p>1.24048E-02</text:p>
          </table:table-cell>
          <table:table-cell/>
          <table:table-cell table:style-name="ce3" office:value-type="float" office:value="-75" calcext:value-type="float">
            <text:p>-7.50E+01</text:p>
          </table:table-cell>
          <table:table-cell table:style-name="ce4" table:formula="of:=[.G16]+100" office:value-type="float" office:value="25" calcext:value-type="float">
            <text:p>25</text:p>
          </table:table-cell>
          <table:table-cell office:value-type="float" office:value="0.01135212" calcext:value-type="float">
            <text:p>1.13521E-02</text:p>
          </table:table-cell>
          <table:table-cell/>
          <table:table-cell table:formula="of:=100*([.E16]-[.I16])/[.E16]" office:value-type="float" office:value="8.48597696471391" calcext:value-type="float">
            <text:p>8.4859769647139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office:value-type="float" office:value="-73" calcext:value-type="float">
            <text:p>-7.30E+01</text:p>
          </table:table-cell>
          <table:table-cell table:formula="of:=[.B17]+100" office:value-type="float" office:value="27" calcext:value-type="float">
            <text:p>27</text:p>
          </table:table-cell>
          <table:table-cell office:value-type="float" office:value="5.03344" calcext:value-type="float">
            <text:p>5.03344E+00</text:p>
          </table:table-cell>
          <table:table-cell table:formula="of:=[.D17]/[.$D$55]" office:value-type="float" office:value="0.0132533995091916" calcext:value-type="float">
            <text:p>1.32534E-02</text:p>
          </table:table-cell>
          <table:table-cell/>
          <table:table-cell table:style-name="ce3" office:value-type="float" office:value="-73" calcext:value-type="float">
            <text:p>-7.30E+01</text:p>
          </table:table-cell>
          <table:table-cell table:style-name="ce4" table:formula="of:=[.G17]+100" office:value-type="float" office:value="27" calcext:value-type="float">
            <text:p>27</text:p>
          </table:table-cell>
          <table:table-cell office:value-type="float" office:value="0.01217467" calcext:value-type="float">
            <text:p>1.21747E-02</text:p>
          </table:table-cell>
          <table:table-cell/>
          <table:table-cell table:formula="of:=100*([.E17]-[.I17])/[.E17]" office:value-type="float" office:value="8.13926652134364" calcext:value-type="float">
            <text:p>8.139266521343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office:value-type="float" office:value="-71" calcext:value-type="float">
            <text:p>-7.10E+01</text:p>
          </table:table-cell>
          <table:table-cell table:formula="of:=[.B18]+100" office:value-type="float" office:value="29" calcext:value-type="float">
            <text:p>29</text:p>
          </table:table-cell>
          <table:table-cell office:value-type="float" office:value="5.3565" calcext:value-type="float">
            <text:p>5.35650E+00</text:p>
          </table:table-cell>
          <table:table-cell table:formula="of:=[.D18]/[.$D$55]" office:value-type="float" office:value="0.0141040390808244" calcext:value-type="float">
            <text:p>1.41040E-02</text:p>
          </table:table-cell>
          <table:table-cell/>
          <table:table-cell table:style-name="ce3" office:value-type="float" office:value="-71" calcext:value-type="float">
            <text:p>-7.10E+01</text:p>
          </table:table-cell>
          <table:table-cell table:style-name="ce4" table:formula="of:=[.G18]+100" office:value-type="float" office:value="29" calcext:value-type="float">
            <text:p>29</text:p>
          </table:table-cell>
          <table:table-cell office:value-type="float" office:value="0.0129992" calcext:value-type="float">
            <text:p>1.29992E-02</text:p>
          </table:table-cell>
          <table:table-cell/>
          <table:table-cell table:formula="of:=100*([.E18]-[.I18])/[.E18]" office:value-type="float" office:value="7.83349418200691" calcext:value-type="float">
            <text:p>7.8334941820069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float" office:value="-69" calcext:value-type="float">
            <text:p>-6.90E+01</text:p>
          </table:table-cell>
          <table:table-cell table:formula="of:=[.B19]+100" office:value-type="float" office:value="31" calcext:value-type="float">
            <text:p>31</text:p>
          </table:table-cell>
          <table:table-cell office:value-type="float" office:value="5.67222" calcext:value-type="float">
            <text:p>5.67222E+00</text:p>
          </table:table-cell>
          <table:table-cell table:formula="of:=[.D19]/[.$D$55]" office:value-type="float" office:value="0.0149353519191699" calcext:value-type="float">
            <text:p>1.49354E-02</text:p>
          </table:table-cell>
          <table:table-cell/>
          <table:table-cell table:style-name="ce3" office:value-type="float" office:value="-69" calcext:value-type="float">
            <text:p>-6.90E+01</text:p>
          </table:table-cell>
          <table:table-cell table:style-name="ce4" table:formula="of:=[.G19]+100" office:value-type="float" office:value="31" calcext:value-type="float">
            <text:p>31</text:p>
          </table:table-cell>
          <table:table-cell office:value-type="float" office:value="0.01382581" calcext:value-type="float">
            <text:p>1.38258E-02</text:p>
          </table:table-cell>
          <table:table-cell/>
          <table:table-cell table:formula="of:=100*([.E19]-[.I19])/[.E19]" office:value-type="float" office:value="7.42896401219557" calcext:value-type="float">
            <text:p>7.4289640121955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 office:value-type="float" office:value="-67" calcext:value-type="float">
            <text:p>-6.70E+01</text:p>
          </table:table-cell>
          <table:table-cell table:formula="of:=[.B20]+100" office:value-type="float" office:value="33" calcext:value-type="float">
            <text:p>33</text:p>
          </table:table-cell>
          <table:table-cell office:value-type="float" office:value="5.97166" calcext:value-type="float">
            <text:p>5.97166E+00</text:p>
          </table:table-cell>
          <table:table-cell table:formula="of:=[.D20]/[.$D$55]" office:value-type="float" office:value="0.0157237983790527" calcext:value-type="float">
            <text:p>1.57238E-02</text:p>
          </table:table-cell>
          <table:table-cell/>
          <table:table-cell table:style-name="ce3" office:value-type="float" office:value="-67" calcext:value-type="float">
            <text:p>-6.70E+01</text:p>
          </table:table-cell>
          <table:table-cell table:style-name="ce4" table:formula="of:=[.G20]+100" office:value-type="float" office:value="33" calcext:value-type="float">
            <text:p>33</text:p>
          </table:table-cell>
          <table:table-cell office:value-type="float" office:value="0.01465467" calcext:value-type="float">
            <text:p>1.46547E-02</text:p>
          </table:table-cell>
          <table:table-cell/>
          <table:table-cell table:formula="of:=100*([.E20]-[.I20])/[.E20]" office:value-type="float" office:value="6.79942818700194" calcext:value-type="float">
            <text:p>6.7994281870019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" office:value-type="float" office:value="-65" calcext:value-type="float">
            <text:p>-6.50E+01</text:p>
          </table:table-cell>
          <table:table-cell table:formula="of:=[.B21]+100" office:value-type="float" office:value="35" calcext:value-type="float">
            <text:p>35</text:p>
          </table:table-cell>
          <table:table-cell office:value-type="float" office:value="6.28901" calcext:value-type="float">
            <text:p>6.28901E+00</text:p>
          </table:table-cell>
          <table:table-cell table:formula="of:=[.D21]/[.$D$55]" office:value-type="float" office:value="0.0165594031213843" calcext:value-type="float">
            <text:p>1.65594E-02</text:p>
          </table:table-cell>
          <table:table-cell/>
          <table:table-cell table:style-name="ce3" office:value-type="float" office:value="-65" calcext:value-type="float">
            <text:p>-6.50E+01</text:p>
          </table:table-cell>
          <table:table-cell table:style-name="ce4" table:formula="of:=[.G21]+100" office:value-type="float" office:value="35" calcext:value-type="float">
            <text:p>35</text:p>
          </table:table-cell>
          <table:table-cell office:value-type="float" office:value="0.01548589" calcext:value-type="float">
            <text:p>1.54859E-02</text:p>
          </table:table-cell>
          <table:table-cell/>
          <table:table-cell table:formula="of:=100*([.E21]-[.I21])/[.E21]" office:value-type="float" office:value="6.48280082026646" calcext:value-type="float">
            <text:p>6.4828008202664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" office:value-type="float" office:value="-63" calcext:value-type="float">
            <text:p>-6.30E+01</text:p>
          </table:table-cell>
          <table:table-cell table:formula="of:=[.B22]+100" office:value-type="float" office:value="37" calcext:value-type="float">
            <text:p>37</text:p>
          </table:table-cell>
          <table:table-cell office:value-type="float" office:value="6.58797" calcext:value-type="float">
            <text:p>6.58797E+00</text:p>
          </table:table-cell>
          <table:table-cell table:formula="of:=[.D22]/[.$D$55]" office:value-type="float" office:value="0.0173465857077006" calcext:value-type="float">
            <text:p>1.73466E-02</text:p>
          </table:table-cell>
          <table:table-cell/>
          <table:table-cell table:style-name="ce3" office:value-type="float" office:value="-63" calcext:value-type="float">
            <text:p>-6.30E+01</text:p>
          </table:table-cell>
          <table:table-cell table:style-name="ce4" table:formula="of:=[.G22]+100" office:value-type="float" office:value="37" calcext:value-type="float">
            <text:p>37</text:p>
          </table:table-cell>
          <table:table-cell office:value-type="float" office:value="0.01631961" calcext:value-type="float">
            <text:p>1.63196E-02</text:p>
          </table:table-cell>
          <table:table-cell/>
          <table:table-cell table:formula="of:=100*([.E22]-[.I22])/[.E22]" office:value-type="float" office:value="5.92033340166029" calcext:value-type="float">
            <text:p>5.9203334016602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 office:value-type="float" office:value="-61" calcext:value-type="float">
            <text:p>-6.10E+01</text:p>
          </table:table-cell>
          <table:table-cell table:formula="of:=[.B23]+100" office:value-type="float" office:value="39" calcext:value-type="float">
            <text:p>39</text:p>
          </table:table-cell>
          <table:table-cell office:value-type="float" office:value="6.89521" calcext:value-type="float">
            <text:p>6.89521E+00</text:p>
          </table:table-cell>
          <table:table-cell table:formula="of:=[.D23]/[.$D$55]" office:value-type="float" office:value="0.0181555701130385" calcext:value-type="float">
            <text:p>1.81556E-02</text:p>
          </table:table-cell>
          <table:table-cell/>
          <table:table-cell table:style-name="ce3" office:value-type="float" office:value="-61" calcext:value-type="float">
            <text:p>-6.10E+01</text:p>
          </table:table-cell>
          <table:table-cell table:style-name="ce4" table:formula="of:=[.G23]+100" office:value-type="float" office:value="39" calcext:value-type="float">
            <text:p>39</text:p>
          </table:table-cell>
          <table:table-cell office:value-type="float" office:value="0.01715596" calcext:value-type="float">
            <text:p>1.71560E-02</text:p>
          </table:table-cell>
          <table:table-cell/>
          <table:table-cell table:formula="of:=100*([.E23]-[.I23])/[.E23]" office:value-type="float" office:value="5.50580404148619" calcext:value-type="float">
            <text:p>5.5058040414861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" office:value-type="float" office:value="-59" calcext:value-type="float">
            <text:p>-5.90E+01</text:p>
          </table:table-cell>
          <table:table-cell table:formula="of:=[.B24]+100" office:value-type="float" office:value="41" calcext:value-type="float">
            <text:p>41</text:p>
          </table:table-cell>
          <table:table-cell office:value-type="float" office:value="7.18222" calcext:value-type="float">
            <text:p>7.18222E+00</text:p>
          </table:table-cell>
          <table:table-cell table:formula="of:=[.D24]/[.$D$55]" office:value-type="float" office:value="0.0189112875136896" calcext:value-type="float">
            <text:p>1.89113E-02</text:p>
          </table:table-cell>
          <table:table-cell/>
          <table:table-cell table:style-name="ce3" office:value-type="float" office:value="-59" calcext:value-type="float">
            <text:p>-5.90E+01</text:p>
          </table:table-cell>
          <table:table-cell table:style-name="ce4" table:formula="of:=[.G24]+100" office:value-type="float" office:value="41" calcext:value-type="float">
            <text:p>41</text:p>
          </table:table-cell>
          <table:table-cell office:value-type="float" office:value="0.01799509" calcext:value-type="float">
            <text:p>1.79951E-02</text:p>
          </table:table-cell>
          <table:table-cell/>
          <table:table-cell table:formula="of:=100*([.E24]-[.I24])/[.E24]" office:value-type="float" office:value="4.84471251905176" calcext:value-type="float">
            <text:p>4.8447125190517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float" office:value="-57" calcext:value-type="float">
            <text:p>-5.70E+01</text:p>
          </table:table-cell>
          <table:table-cell table:formula="of:=[.B25]+100" office:value-type="float" office:value="43" calcext:value-type="float">
            <text:p>43</text:p>
          </table:table-cell>
          <table:table-cell office:value-type="float" office:value="7.45211" calcext:value-type="float">
            <text:p>7.45211E+00</text:p>
          </table:table-cell>
          <table:table-cell table:formula="of:=[.D25]/[.$D$55]" office:value-type="float" office:value="0.0196219267571366" calcext:value-type="float">
            <text:p>1.96219E-02</text:p>
          </table:table-cell>
          <table:table-cell/>
          <table:table-cell table:style-name="ce3" office:value-type="float" office:value="-57" calcext:value-type="float">
            <text:p>-5.70E+01</text:p>
          </table:table-cell>
          <table:table-cell table:style-name="ce4" table:formula="of:=[.G25]+100" office:value-type="float" office:value="43" calcext:value-type="float">
            <text:p>43</text:p>
          </table:table-cell>
          <table:table-cell office:value-type="float" office:value="0.01883712" calcext:value-type="float">
            <text:p>1.88371E-02</text:p>
          </table:table-cell>
          <table:table-cell/>
          <table:table-cell table:formula="of:=100*([.E25]-[.I25])/[.E25]" office:value-type="float" office:value="3.99964166032333" calcext:value-type="float">
            <text:p>3.9996416603233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" office:value-type="float" office:value="-55" calcext:value-type="float">
            <text:p>-5.50E+01</text:p>
          </table:table-cell>
          <table:table-cell table:formula="of:=[.B26]+100" office:value-type="float" office:value="45" calcext:value-type="float">
            <text:p>45</text:p>
          </table:table-cell>
          <table:table-cell office:value-type="float" office:value="7.71911" calcext:value-type="float">
            <text:p>7.71911E+00</text:p>
          </table:table-cell>
          <table:table-cell table:formula="of:=[.D26]/[.$D$55]" office:value-type="float" office:value="0.0203249564284854" calcext:value-type="float">
            <text:p>2.03250E-02</text:p>
          </table:table-cell>
          <table:table-cell/>
          <table:table-cell table:style-name="ce3" office:value-type="float" office:value="-55" calcext:value-type="float">
            <text:p>-5.50E+01</text:p>
          </table:table-cell>
          <table:table-cell table:style-name="ce4" table:formula="of:=[.G26]+100" office:value-type="float" office:value="45" calcext:value-type="float">
            <text:p>45</text:p>
          </table:table-cell>
          <table:table-cell office:value-type="float" office:value="0.01968219" calcext:value-type="float">
            <text:p>1.96822E-02</text:p>
          </table:table-cell>
          <table:table-cell/>
          <table:table-cell table:formula="of:=100*([.E26]-[.I26])/[.E26]" office:value-type="float" office:value="3.16244923204152" calcext:value-type="float">
            <text:p>3.1624492320415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" office:value-type="float" office:value="-53" calcext:value-type="float">
            <text:p>-5.30E+01</text:p>
          </table:table-cell>
          <table:table-cell table:formula="of:=[.B27]+100" office:value-type="float" office:value="47" calcext:value-type="float">
            <text:p>47</text:p>
          </table:table-cell>
          <table:table-cell office:value-type="float" office:value="7.98621" calcext:value-type="float">
            <text:p>7.98621E+00</text:p>
          </table:table-cell>
          <table:table-cell table:formula="of:=[.D27]/[.$D$55]" office:value-type="float" office:value="0.0210282494068273" calcext:value-type="float">
            <text:p>2.10282E-02</text:p>
          </table:table-cell>
          <table:table-cell/>
          <table:table-cell table:style-name="ce3" office:value-type="float" office:value="-53" calcext:value-type="float">
            <text:p>-5.30E+01</text:p>
          </table:table-cell>
          <table:table-cell table:style-name="ce4" table:formula="of:=[.G27]+100" office:value-type="float" office:value="47" calcext:value-type="float">
            <text:p>47</text:p>
          </table:table-cell>
          <table:table-cell office:value-type="float" office:value="0.02053044" calcext:value-type="float">
            <text:p>2.05304E-02</text:p>
          </table:table-cell>
          <table:table-cell/>
          <table:table-cell table:formula="of:=100*([.E27]-[.I27])/[.E27]" office:value-type="float" office:value="2.36733642062305" calcext:value-type="float">
            <text:p>2.3673364206230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office:value-type="float" office:value="-51" calcext:value-type="float">
            <text:p>-5.10E+01</text:p>
          </table:table-cell>
          <table:table-cell table:formula="of:=[.B28]+100" office:value-type="float" office:value="49" calcext:value-type="float">
            <text:p>49</text:p>
          </table:table-cell>
          <table:table-cell office:value-type="float" office:value="8.24768" calcext:value-type="float">
            <text:p>8.24768E+00</text:p>
          </table:table-cell>
          <table:table-cell table:formula="of:=[.D28]/[.$D$55]" office:value-type="float" office:value="0.0217167182014624" calcext:value-type="float">
            <text:p>2.17167E-02</text:p>
          </table:table-cell>
          <table:table-cell/>
          <table:table-cell table:style-name="ce3" office:value-type="float" office:value="-51" calcext:value-type="float">
            <text:p>-5.10E+01</text:p>
          </table:table-cell>
          <table:table-cell table:style-name="ce4" table:formula="of:=[.G28]+100" office:value-type="float" office:value="49" calcext:value-type="float">
            <text:p>49</text:p>
          </table:table-cell>
          <table:table-cell office:value-type="float" office:value="0.02138201" calcext:value-type="float">
            <text:p>2.13820E-02</text:p>
          </table:table-cell>
          <table:table-cell/>
          <table:table-cell table:formula="of:=100*([.E28]-[.I28])/[.E28]" office:value-type="float" office:value="1.54124669463122" calcext:value-type="float">
            <text:p>1.5412466946312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 office:value-type="float" office:value="-49" calcext:value-type="float">
            <text:p>-4.90E+01</text:p>
          </table:table-cell>
          <table:table-cell table:formula="of:=[.B29]+100" office:value-type="float" office:value="51" calcext:value-type="float">
            <text:p>51</text:p>
          </table:table-cell>
          <table:table-cell office:value-type="float" office:value="8.4951" calcext:value-type="float">
            <text:p>8.49510E+00</text:p>
          </table:table-cell>
          <table:table-cell table:formula="of:=[.D29]/[.$D$55]" office:value-type="float" office:value="0.022368192363579" calcext:value-type="float">
            <text:p>2.23682E-02</text:p>
          </table:table-cell>
          <table:table-cell/>
          <table:table-cell table:style-name="ce3" office:value-type="float" office:value="-49" calcext:value-type="float">
            <text:p>-4.90E+01</text:p>
          </table:table-cell>
          <table:table-cell table:style-name="ce4" table:formula="of:=[.G29]+100" office:value-type="float" office:value="51" calcext:value-type="float">
            <text:p>51</text:p>
          </table:table-cell>
          <table:table-cell office:value-type="float" office:value="0.02219791" calcext:value-type="float">
            <text:p>2.21979E-02</text:p>
          </table:table-cell>
          <table:table-cell/>
          <table:table-cell table:formula="of:=100*([.E29]-[.I29])/[.E29]" office:value-type="float" office:value="0.761270114326614" calcext:value-type="float">
            <text:p>0.76127011432661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" office:value-type="float" office:value="-47" calcext:value-type="float">
            <text:p>-4.70E+01</text:p>
          </table:table-cell>
          <table:table-cell table:formula="of:=[.B30]+100" office:value-type="float" office:value="53" calcext:value-type="float">
            <text:p>53</text:p>
          </table:table-cell>
          <table:table-cell office:value-type="float" office:value="8.72602" calcext:value-type="float">
            <text:p>8.72602E+00</text:p>
          </table:table-cell>
          <table:table-cell table:formula="of:=[.D30]/[.$D$55]" office:value-type="float" office:value="0.0229762208718482" calcext:value-type="float">
            <text:p>2.29762E-02</text:p>
          </table:table-cell>
          <table:table-cell/>
          <table:table-cell table:style-name="ce3" office:value-type="float" office:value="-47" calcext:value-type="float">
            <text:p>-4.70E+01</text:p>
          </table:table-cell>
          <table:table-cell table:style-name="ce4" table:formula="of:=[.G30]+100" office:value-type="float" office:value="53" calcext:value-type="float">
            <text:p>53</text:p>
          </table:table-cell>
          <table:table-cell office:value-type="float" office:value="0.02295056" calcext:value-type="float">
            <text:p>2.29506E-02</text:p>
          </table:table-cell>
          <table:table-cell/>
          <table:table-cell table:formula="of:=100*([.E30]-[.I30])/[.E30]" office:value-type="float" office:value="0.111684475838466" calcext:value-type="float">
            <text:p>0.11168447583846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" office:value-type="float" office:value="-45" calcext:value-type="float">
            <text:p>-4.50E+01</text:p>
          </table:table-cell>
          <table:table-cell table:formula="of:=[.B31]+100" office:value-type="float" office:value="55" calcext:value-type="float">
            <text:p>55</text:p>
          </table:table-cell>
          <table:table-cell office:value-type="float" office:value="8.96646" calcext:value-type="float">
            <text:p>8.96646E+00</text:p>
          </table:table-cell>
          <table:table-cell table:formula="of:=[.D31]/[.$D$55]" office:value-type="float" office:value="0.0236093162058524" calcext:value-type="float">
            <text:p>2.36093E-02</text:p>
          </table:table-cell>
          <table:table-cell/>
          <table:table-cell table:style-name="ce3" office:value-type="float" office:value="-45" calcext:value-type="float">
            <text:p>-4.50E+01</text:p>
          </table:table-cell>
          <table:table-cell table:style-name="ce4" table:formula="of:=[.G31]+100" office:value-type="float" office:value="55" calcext:value-type="float">
            <text:p>55</text:p>
          </table:table-cell>
          <table:table-cell office:value-type="float" office:value="0.02367827" calcext:value-type="float">
            <text:p>2.36783E-02</text:p>
          </table:table-cell>
          <table:table-cell/>
          <table:table-cell table:formula="of:=100*([.E31]-[.I31])/[.E31]" office:value-type="float" office:value="-0.292061801139809" calcext:value-type="float">
            <text:p>-0.29206180113980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" office:value-type="float" office:value="-43" calcext:value-type="float">
            <text:p>-4.30E+01</text:p>
          </table:table-cell>
          <table:table-cell table:formula="of:=[.B32]+100" office:value-type="float" office:value="57" calcext:value-type="float">
            <text:p>57</text:p>
          </table:table-cell>
          <table:table-cell office:value-type="float" office:value="9.18585" calcext:value-type="float">
            <text:p>9.18585E+00</text:p>
          </table:table-cell>
          <table:table-cell table:formula="of:=[.D32]/[.$D$55]" office:value-type="float" office:value="0.024186985417827" calcext:value-type="float">
            <text:p>2.41870E-02</text:p>
          </table:table-cell>
          <table:table-cell/>
          <table:table-cell table:style-name="ce3" office:value-type="float" office:value="-43" calcext:value-type="float">
            <text:p>-4.30E+01</text:p>
          </table:table-cell>
          <table:table-cell table:style-name="ce4" table:formula="of:=[.G32]+100" office:value-type="float" office:value="57" calcext:value-type="float">
            <text:p>57</text:p>
          </table:table-cell>
          <table:table-cell office:value-type="float" office:value="0.02438026" calcext:value-type="float">
            <text:p>2.43803E-02</text:p>
          </table:table-cell>
          <table:table-cell/>
          <table:table-cell table:formula="of:=100*([.E32]-[.I32])/[.E32]" office:value-type="float" office:value="-0.799085040298286" calcext:value-type="float">
            <text:p>-0.79908504029828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" office:value-type="float" office:value="-41" calcext:value-type="float">
            <text:p>-4.10E+01</text:p>
          </table:table-cell>
          <table:table-cell table:formula="of:=[.B33]+100" office:value-type="float" office:value="59" calcext:value-type="float">
            <text:p>59</text:p>
          </table:table-cell>
          <table:table-cell office:value-type="float" office:value="9.42018" calcext:value-type="float">
            <text:p>9.42018E+00</text:p>
          </table:table-cell>
          <table:table-cell table:formula="of:=[.D33]/[.$D$55]" office:value-type="float" office:value="0.024803992694558" calcext:value-type="float">
            <text:p>2.48040E-02</text:p>
          </table:table-cell>
          <table:table-cell/>
          <table:table-cell table:style-name="ce3" office:value-type="float" office:value="-41" calcext:value-type="float">
            <text:p>-4.10E+01</text:p>
          </table:table-cell>
          <table:table-cell table:style-name="ce4" table:formula="of:=[.G33]+100" office:value-type="float" office:value="59" calcext:value-type="float">
            <text:p>59</text:p>
          </table:table-cell>
          <table:table-cell office:value-type="float" office:value="0.02505575" calcext:value-type="float">
            <text:p>2.50558E-02</text:p>
          </table:table-cell>
          <table:table-cell/>
          <table:table-cell table:formula="of:=100*([.E33]-[.I33])/[.E33]" office:value-type="float" office:value="-1.01498701657506" calcext:value-type="float">
            <text:p>-1.0149870165750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3" office:value-type="float" office:value="-39" calcext:value-type="float">
            <text:p>-3.90E+01</text:p>
          </table:table-cell>
          <table:table-cell table:formula="of:=[.B34]+100" office:value-type="float" office:value="61" calcext:value-type="float">
            <text:p>61</text:p>
          </table:table-cell>
          <table:table-cell office:value-type="float" office:value="9.61781" calcext:value-type="float">
            <text:p>9.61781E+00</text:p>
          </table:table-cell>
          <table:table-cell table:formula="of:=[.D34]/[.$D$55]" office:value-type="float" office:value="0.0253243663048527" calcext:value-type="float">
            <text:p>2.53244E-02</text:p>
          </table:table-cell>
          <table:table-cell/>
          <table:table-cell table:style-name="ce3" office:value-type="float" office:value="-39" calcext:value-type="float">
            <text:p>-3.90E+01</text:p>
          </table:table-cell>
          <table:table-cell table:style-name="ce4" table:formula="of:=[.G34]+100" office:value-type="float" office:value="61" calcext:value-type="float">
            <text:p>61</text:p>
          </table:table-cell>
          <table:table-cell office:value-type="float" office:value="0.02570402" calcext:value-type="float">
            <text:p>2.57040E-02</text:p>
          </table:table-cell>
          <table:table-cell/>
          <table:table-cell table:formula="of:=100*([.E34]-[.I34])/[.E34]" office:value-type="float" office:value="-1.49916365360182" calcext:value-type="float">
            <text:p>-1.4991636536018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3" office:value-type="float" office:value="-37" calcext:value-type="float">
            <text:p>-3.70E+01</text:p>
          </table:table-cell>
          <table:table-cell table:formula="of:=[.B35]+100" office:value-type="float" office:value="63" calcext:value-type="float">
            <text:p>63</text:p>
          </table:table-cell>
          <table:table-cell office:value-type="float" office:value="9.82136" calcext:value-type="float">
            <text:p>9.82136E+00</text:p>
          </table:table-cell>
          <table:table-cell table:formula="of:=[.D35]/[.$D$55]" office:value-type="float" office:value="0.0258603276891338" calcext:value-type="float">
            <text:p>2.58603E-02</text:p>
          </table:table-cell>
          <table:table-cell/>
          <table:table-cell table:style-name="ce3" office:value-type="float" office:value="-37" calcext:value-type="float">
            <text:p>-3.70E+01</text:p>
          </table:table-cell>
          <table:table-cell table:style-name="ce4" table:formula="of:=[.G35]+100" office:value-type="float" office:value="63" calcext:value-type="float">
            <text:p>63</text:p>
          </table:table-cell>
          <table:table-cell office:value-type="float" office:value="0.02632435" calcext:value-type="float">
            <text:p>2.63244E-02</text:p>
          </table:table-cell>
          <table:table-cell/>
          <table:table-cell table:formula="of:=100*([.E35]-[.I35])/[.E35]" office:value-type="float" office:value="-1.79434041379606" calcext:value-type="float">
            <text:p>-1.7943404137960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3" office:value-type="float" office:value="-35" calcext:value-type="float">
            <text:p>-3.50E+01</text:p>
          </table:table-cell>
          <table:table-cell table:formula="of:=[.B36]+100" office:value-type="float" office:value="65" calcext:value-type="float">
            <text:p>65</text:p>
          </table:table-cell>
          <table:table-cell office:value-type="float" office:value="10.0167" calcext:value-type="float">
            <text:p>1.00167E+01</text:p>
          </table:table-cell>
          <table:table-cell table:formula="of:=[.D36]/[.$D$55]" office:value-type="float" office:value="0.0263746715692884" calcext:value-type="float">
            <text:p>2.63747E-02</text:p>
          </table:table-cell>
          <table:table-cell/>
          <table:table-cell table:style-name="ce3" office:value-type="float" office:value="-35" calcext:value-type="float">
            <text:p>-3.50E+01</text:p>
          </table:table-cell>
          <table:table-cell table:style-name="ce4" table:formula="of:=[.G36]+100" office:value-type="float" office:value="65" calcext:value-type="float">
            <text:p>65</text:p>
          </table:table-cell>
          <table:table-cell office:value-type="float" office:value="0.02691609" calcext:value-type="float">
            <text:p>2.69161E-02</text:p>
          </table:table-cell>
          <table:table-cell/>
          <table:table-cell table:formula="of:=100*([.E36]-[.I36])/[.E36]" office:value-type="float" office:value="-2.05279686341969" calcext:value-type="float">
            <text:p>-2.0527968634196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3" office:value-type="float" office:value="-33" calcext:value-type="float">
            <text:p>-3.30E+01</text:p>
          </table:table-cell>
          <table:table-cell table:formula="of:=[.B37]+100" office:value-type="float" office:value="67" calcext:value-type="float">
            <text:p>67</text:p>
          </table:table-cell>
          <table:table-cell office:value-type="float" office:value="10.1902" calcext:value-type="float">
            <text:p>1.01902E+01</text:p>
          </table:table-cell>
          <table:table-cell table:formula="of:=[.D37]/[.$D$55]" office:value-type="float" office:value="0.0268315092021686" calcext:value-type="float">
            <text:p>2.68315E-02</text:p>
          </table:table-cell>
          <table:table-cell/>
          <table:table-cell table:style-name="ce3" office:value-type="float" office:value="-33" calcext:value-type="float">
            <text:p>-3.30E+01</text:p>
          </table:table-cell>
          <table:table-cell table:style-name="ce4" table:formula="of:=[.G37]+100" office:value-type="float" office:value="67" calcext:value-type="float">
            <text:p>67</text:p>
          </table:table-cell>
          <table:table-cell office:value-type="float" office:value="0.02747857" calcext:value-type="float">
            <text:p>2.74786E-02</text:p>
          </table:table-cell>
          <table:table-cell/>
          <table:table-cell table:formula="of:=100*([.E37]-[.I37])/[.E37]" office:value-type="float" office:value="-2.4115706386693" calcext:value-type="float">
            <text:p>-2.411570638669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3" office:value-type="float" office:value="-31" calcext:value-type="float">
            <text:p>-3.10E+01</text:p>
          </table:table-cell>
          <table:table-cell table:formula="of:=[.B38]+100" office:value-type="float" office:value="69" calcext:value-type="float">
            <text:p>69</text:p>
          </table:table-cell>
          <table:table-cell office:value-type="float" office:value="10.3731" calcext:value-type="float">
            <text:p>1.03731E+01</text:p>
          </table:table-cell>
          <table:table-cell table:formula="of:=[.D38]/[.$D$55]" office:value-type="float" office:value="0.0273130976923923" calcext:value-type="float">
            <text:p>2.73131E-02</text:p>
          </table:table-cell>
          <table:table-cell/>
          <table:table-cell table:style-name="ce3" office:value-type="float" office:value="-31" calcext:value-type="float">
            <text:p>-3.10E+01</text:p>
          </table:table-cell>
          <table:table-cell table:style-name="ce4" table:formula="of:=[.G38]+100" office:value-type="float" office:value="69" calcext:value-type="float">
            <text:p>69</text:p>
          </table:table-cell>
          <table:table-cell office:value-type="float" office:value="0.02801121" calcext:value-type="float">
            <text:p>2.80112E-02</text:p>
          </table:table-cell>
          <table:table-cell/>
          <table:table-cell table:formula="of:=100*([.E38]-[.I38])/[.E38]" office:value-type="float" office:value="-2.55596166890361" calcext:value-type="float">
            <text:p>-2.5559616689036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3" office:value-type="float" office:value="-29" calcext:value-type="float">
            <text:p>-2.90E+01</text:p>
          </table:table-cell>
          <table:table-cell table:formula="of:=[.B39]+100" office:value-type="float" office:value="71" calcext:value-type="float">
            <text:p>71</text:p>
          </table:table-cell>
          <table:table-cell office:value-type="float" office:value="10.5375" calcext:value-type="float">
            <text:p>1.05375E+01</text:p>
          </table:table-cell>
          <table:table-cell table:formula="of:=[.D39]/[.$D$55]" office:value-type="float" office:value="0.0277459743889082" calcext:value-type="float">
            <text:p>2.77460E-02</text:p>
          </table:table-cell>
          <table:table-cell/>
          <table:table-cell table:style-name="ce3" office:value-type="float" office:value="-29" calcext:value-type="float">
            <text:p>-2.90E+01</text:p>
          </table:table-cell>
          <table:table-cell table:style-name="ce4" table:formula="of:=[.G39]+100" office:value-type="float" office:value="71" calcext:value-type="float">
            <text:p>71</text:p>
          </table:table-cell>
          <table:table-cell office:value-type="float" office:value="0.02851341" calcext:value-type="float">
            <text:p>2.85134E-02</text:p>
          </table:table-cell>
          <table:table-cell/>
          <table:table-cell table:formula="of:=100*([.E39]-[.I39])/[.E39]" office:value-type="float" office:value="-2.76593497973751" calcext:value-type="float">
            <text:p>-2.7659349797375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3" office:value-type="float" office:value="-27" calcext:value-type="float">
            <text:p>-2.70E+01</text:p>
          </table:table-cell>
          <table:table-cell table:formula="of:=[.B40]+100" office:value-type="float" office:value="73" calcext:value-type="float">
            <text:p>73</text:p>
          </table:table-cell>
          <table:table-cell office:value-type="float" office:value="10.6889" calcext:value-type="float">
            <text:p>1.06889E+01</text:p>
          </table:table-cell>
          <table:table-cell table:formula="of:=[.D40]/[.$D$55]" office:value-type="float" office:value="0.0281446211763322" calcext:value-type="float">
            <text:p>2.81446E-02</text:p>
          </table:table-cell>
          <table:table-cell/>
          <table:table-cell table:style-name="ce3" office:value-type="float" office:value="-27" calcext:value-type="float">
            <text:p>-2.70E+01</text:p>
          </table:table-cell>
          <table:table-cell table:style-name="ce4" table:formula="of:=[.G40]+100" office:value-type="float" office:value="73" calcext:value-type="float">
            <text:p>73</text:p>
          </table:table-cell>
          <table:table-cell office:value-type="float" office:value="0.02898463" calcext:value-type="float">
            <text:p>2.89846E-02</text:p>
          </table:table-cell>
          <table:table-cell/>
          <table:table-cell table:formula="of:=100*([.E40]-[.I40])/[.E40]" office:value-type="float" office:value="-2.98461584686095" calcext:value-type="float">
            <text:p>-2.9846158468609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3" office:value-type="float" office:value="-25" calcext:value-type="float">
            <text:p>-2.50E+01</text:p>
          </table:table-cell>
          <table:table-cell table:formula="of:=[.B41]+100" office:value-type="float" office:value="75" calcext:value-type="float">
            <text:p>75</text:p>
          </table:table-cell>
          <table:table-cell office:value-type="float" office:value="10.8364" calcext:value-type="float">
            <text:p>1.08364E+01</text:p>
          </table:table-cell>
          <table:table-cell table:formula="of:=[.D41]/[.$D$55]" office:value-type="float" office:value="0.0285329989910287" calcext:value-type="float">
            <text:p>2.85330E-02</text:p>
          </table:table-cell>
          <table:table-cell/>
          <table:table-cell table:style-name="ce3" office:value-type="float" office:value="-25" calcext:value-type="float">
            <text:p>-2.50E+01</text:p>
          </table:table-cell>
          <table:table-cell table:style-name="ce4" table:formula="of:=[.G41]+100" office:value-type="float" office:value="75" calcext:value-type="float">
            <text:p>75</text:p>
          </table:table-cell>
          <table:table-cell office:value-type="float" office:value="0.02942436" calcext:value-type="float">
            <text:p>2.94244E-02</text:p>
          </table:table-cell>
          <table:table-cell/>
          <table:table-cell table:formula="of:=100*([.E41]-[.I41])/[.E41]" office:value-type="float" office:value="-3.12396537514895" calcext:value-type="float">
            <text:p>-3.1239653751489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3" office:value-type="float" office:value="-23" calcext:value-type="float">
            <text:p>-2.30E+01</text:p>
          </table:table-cell>
          <table:table-cell table:formula="of:=[.B42]+100" office:value-type="float" office:value="77" calcext:value-type="float">
            <text:p>77</text:p>
          </table:table-cell>
          <table:table-cell office:value-type="float" office:value="10.9721" calcext:value-type="float">
            <text:p>1.09721E+01</text:p>
          </table:table-cell>
          <table:table-cell table:formula="of:=[.D42]/[.$D$55]" office:value-type="float" office:value="0.0288903065805494" calcext:value-type="float">
            <text:p>2.88903E-02</text:p>
          </table:table-cell>
          <table:table-cell/>
          <table:table-cell table:style-name="ce3" office:value-type="float" office:value="-23" calcext:value-type="float">
            <text:p>-2.30E+01</text:p>
          </table:table-cell>
          <table:table-cell table:style-name="ce4" table:formula="of:=[.G42]+100" office:value-type="float" office:value="77" calcext:value-type="float">
            <text:p>77</text:p>
          </table:table-cell>
          <table:table-cell office:value-type="float" office:value="0.02983212" calcext:value-type="float">
            <text:p>2.98321E-02</text:p>
          </table:table-cell>
          <table:table-cell/>
          <table:table-cell table:formula="of:=100*([.E42]-[.I42])/[.E42]" office:value-type="float" office:value="-3.25996339576636" calcext:value-type="float">
            <text:p>-3.2599633957663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3" office:value-type="float" office:value="-21" calcext:value-type="float">
            <text:p>-2.10E+01</text:p>
          </table:table-cell>
          <table:table-cell table:formula="of:=[.B43]+100" office:value-type="float" office:value="79" calcext:value-type="float">
            <text:p>79</text:p>
          </table:table-cell>
          <table:table-cell office:value-type="float" office:value="11.0988" calcext:value-type="float">
            <text:p>1.10988E+01</text:p>
          </table:table-cell>
          <table:table-cell table:formula="of:=[.D43]/[.$D$55]" office:value-type="float" office:value="0.0292239165406988" calcext:value-type="float">
            <text:p>2.92239E-02</text:p>
          </table:table-cell>
          <table:table-cell/>
          <table:table-cell table:style-name="ce3" office:value-type="float" office:value="-21" calcext:value-type="float">
            <text:p>-2.10E+01</text:p>
          </table:table-cell>
          <table:table-cell table:style-name="ce4" table:formula="of:=[.G43]+100" office:value-type="float" office:value="79" calcext:value-type="float">
            <text:p>79</text:p>
          </table:table-cell>
          <table:table-cell office:value-type="float" office:value="0.03020748" calcext:value-type="float">
            <text:p>3.02075E-02</text:p>
          </table:table-cell>
          <table:table-cell/>
          <table:table-cell table:formula="of:=100*([.E43]-[.I43])/[.E43]" office:value-type="float" office:value="-3.36561137495514" calcext:value-type="float">
            <text:p>-3.3656113749551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3" office:value-type="float" office:value="-19" calcext:value-type="float">
            <text:p>-1.90E+01</text:p>
          </table:table-cell>
          <table:table-cell table:formula="of:=[.B44]+100" office:value-type="float" office:value="81" calcext:value-type="float">
            <text:p>81</text:p>
          </table:table-cell>
          <table:table-cell office:value-type="float" office:value="11.2164" calcext:value-type="float">
            <text:p>1.12164E+01</text:p>
          </table:table-cell>
          <table:table-cell table:formula="of:=[.D44]/[.$D$55]" office:value-type="float" office:value="0.029533565564484" calcext:value-type="float">
            <text:p>2.95336E-02</text:p>
          </table:table-cell>
          <table:table-cell/>
          <table:table-cell table:style-name="ce3" office:value-type="float" office:value="-19" calcext:value-type="float">
            <text:p>-1.90E+01</text:p>
          </table:table-cell>
          <table:table-cell table:style-name="ce4" table:formula="of:=[.G44]+100" office:value-type="float" office:value="81" calcext:value-type="float">
            <text:p>81</text:p>
          </table:table-cell>
          <table:table-cell office:value-type="float" office:value="0.03055002" calcext:value-type="float">
            <text:p>3.05500E-02</text:p>
          </table:table-cell>
          <table:table-cell/>
          <table:table-cell table:formula="of:=100*([.E44]-[.I44])/[.E44]" office:value-type="float" office:value="-3.44169224436077" calcext:value-type="float">
            <text:p>-3.4416922443607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3" office:value-type="float" office:value="-17" calcext:value-type="float">
            <text:p>-1.70E+01</text:p>
          </table:table-cell>
          <table:table-cell table:formula="of:=[.B45]+100" office:value-type="float" office:value="83" calcext:value-type="float">
            <text:p>83</text:p>
          </table:table-cell>
          <table:table-cell office:value-type="float" office:value="11.3012" calcext:value-type="float">
            <text:p>1.13012E+01</text:p>
          </table:table-cell>
          <table:table-cell table:formula="of:=[.D45]/[.$D$55]" office:value-type="float" office:value="0.0297568498945603" calcext:value-type="float">
            <text:p>2.97568E-02</text:p>
          </table:table-cell>
          <table:table-cell/>
          <table:table-cell table:style-name="ce3" office:value-type="float" office:value="-17" calcext:value-type="float">
            <text:p>-1.70E+01</text:p>
          </table:table-cell>
          <table:table-cell table:style-name="ce4" table:formula="of:=[.G45]+100" office:value-type="float" office:value="83" calcext:value-type="float">
            <text:p>83</text:p>
          </table:table-cell>
          <table:table-cell office:value-type="float" office:value="0.03085937" calcext:value-type="float">
            <text:p>3.08594E-02</text:p>
          </table:table-cell>
          <table:table-cell/>
          <table:table-cell table:formula="of:=100*([.E45]-[.I45])/[.E45]" office:value-type="float" office:value="-3.70509684105123" calcext:value-type="float">
            <text:p>-3.7050968410512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3" office:value-type="float" office:value="-15" calcext:value-type="float">
            <text:p>-1.50E+01</text:p>
          </table:table-cell>
          <table:table-cell table:formula="of:=[.B46]+100" office:value-type="float" office:value="85" calcext:value-type="float">
            <text:p>85</text:p>
          </table:table-cell>
          <table:table-cell office:value-type="float" office:value="11.4018" calcext:value-type="float">
            <text:p>1.14018E+01</text:p>
          </table:table-cell>
          <table:table-cell table:formula="of:=[.D46]/[.$D$55]" office:value-type="float" office:value="0.0300217367295329" calcext:value-type="float">
            <text:p>3.00217E-02</text:p>
          </table:table-cell>
          <table:table-cell/>
          <table:table-cell table:style-name="ce3" office:value-type="float" office:value="-15" calcext:value-type="float">
            <text:p>-1.50E+01</text:p>
          </table:table-cell>
          <table:table-cell table:style-name="ce4" table:formula="of:=[.G46]+100" office:value-type="float" office:value="85" calcext:value-type="float">
            <text:p>85</text:p>
          </table:table-cell>
          <table:table-cell office:value-type="float" office:value="0.0311352" calcext:value-type="float">
            <text:p>3.11352E-02</text:p>
          </table:table-cell>
          <table:table-cell/>
          <table:table-cell table:formula="of:=100*([.E46]-[.I46])/[.E46]" office:value-type="float" office:value="-3.70885695420723" calcext:value-type="float">
            <text:p>-3.7088569542072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3" office:value-type="float" office:value="-13" calcext:value-type="float">
            <text:p>-1.30E+01</text:p>
          </table:table-cell>
          <table:table-cell table:formula="of:=[.B47]+100" office:value-type="float" office:value="87" calcext:value-type="float">
            <text:p>87</text:p>
          </table:table-cell>
          <table:table-cell office:value-type="float" office:value="11.484" calcext:value-type="float">
            <text:p>1.14840E+01</text:p>
          </table:table-cell>
          <table:table-cell table:formula="of:=[.D47]/[.$D$55]" office:value-type="float" office:value="0.0302381750777909" calcext:value-type="float">
            <text:p>3.02382E-02</text:p>
          </table:table-cell>
          <table:table-cell/>
          <table:table-cell table:style-name="ce3" office:value-type="float" office:value="-13" calcext:value-type="float">
            <text:p>-1.30E+01</text:p>
          </table:table-cell>
          <table:table-cell table:style-name="ce4" table:formula="of:=[.G47]+100" office:value-type="float" office:value="87" calcext:value-type="float">
            <text:p>87</text:p>
          </table:table-cell>
          <table:table-cell office:value-type="float" office:value="0.03137721" calcext:value-type="float">
            <text:p>3.13772E-02</text:p>
          </table:table-cell>
          <table:table-cell/>
          <table:table-cell table:formula="of:=100*([.E47]-[.I47])/[.E47]" office:value-type="float" office:value="-3.76687719837201" calcext:value-type="float">
            <text:p>-3.7668771983720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3" office:value-type="float" office:value="-11" calcext:value-type="float">
            <text:p>-1.10E+01</text:p>
          </table:table-cell>
          <table:table-cell table:formula="of:=[.B48]+100" office:value-type="float" office:value="89" calcext:value-type="float">
            <text:p>89</text:p>
          </table:table-cell>
          <table:table-cell office:value-type="float" office:value="11.5431" calcext:value-type="float">
            <text:p>1.15431E+01</text:p>
          </table:table-cell>
          <table:table-cell table:formula="of:=[.D48]/[.$D$55]" office:value-type="float" office:value="0.0303937895106625" calcext:value-type="float">
            <text:p>3.03938E-02</text:p>
          </table:table-cell>
          <table:table-cell/>
          <table:table-cell table:style-name="ce3" office:value-type="float" office:value="-11" calcext:value-type="float">
            <text:p>-1.10E+01</text:p>
          </table:table-cell>
          <table:table-cell table:style-name="ce4" table:formula="of:=[.G48]+100" office:value-type="float" office:value="89" calcext:value-type="float">
            <text:p>89</text:p>
          </table:table-cell>
          <table:table-cell office:value-type="float" office:value="0.03158513" calcext:value-type="float">
            <text:p>3.15851E-02</text:p>
          </table:table-cell>
          <table:table-cell/>
          <table:table-cell table:formula="of:=100*([.E48]-[.I48])/[.E48]" office:value-type="float" office:value="-3.91968395030035" calcext:value-type="float">
            <text:p>-3.9196839503003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3" office:value-type="float" office:value="-9" calcext:value-type="float">
            <text:p>-9.00E+00</text:p>
          </table:table-cell>
          <table:table-cell table:formula="of:=[.B49]+100" office:value-type="float" office:value="91" calcext:value-type="float">
            <text:p>91</text:p>
          </table:table-cell>
          <table:table-cell office:value-type="float" office:value="11.5993" calcext:value-type="float">
            <text:p>1.15993E+01</text:p>
          </table:table-cell>
          <table:table-cell table:formula="of:=[.D49]/[.$D$55]" office:value-type="float" office:value="0.0305417680407367" calcext:value-type="float">
            <text:p>3.05418E-02</text:p>
          </table:table-cell>
          <table:table-cell/>
          <table:table-cell table:style-name="ce3" office:value-type="float" office:value="-9" calcext:value-type="float">
            <text:p>-9.00E+00</text:p>
          </table:table-cell>
          <table:table-cell table:style-name="ce4" table:formula="of:=[.G49]+100" office:value-type="float" office:value="91" calcext:value-type="float">
            <text:p>91</text:p>
          </table:table-cell>
          <table:table-cell office:value-type="float" office:value="0.03175875" calcext:value-type="float">
            <text:p>3.17588E-02</text:p>
          </table:table-cell>
          <table:table-cell/>
          <table:table-cell table:formula="of:=100*([.E49]-[.I49])/[.E49]" office:value-type="float" office:value="-3.98464803229507" calcext:value-type="float">
            <text:p>-3.9846480322950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3" office:value-type="float" office:value="-7" calcext:value-type="float">
            <text:p>-7.00E+00</text:p>
          </table:table-cell>
          <table:table-cell table:formula="of:=[.B50]+100" office:value-type="float" office:value="93" calcext:value-type="float">
            <text:p>93</text:p>
          </table:table-cell>
          <table:table-cell office:value-type="float" office:value="11.6425" calcext:value-type="float">
            <text:p>1.16425E+01</text:p>
          </table:table-cell>
          <table:table-cell table:formula="of:=[.D50]/[.$D$55]" office:value-type="float" office:value="0.030655516661719" calcext:value-type="float">
            <text:p>3.06555E-02</text:p>
          </table:table-cell>
          <table:table-cell/>
          <table:table-cell table:style-name="ce3" office:value-type="float" office:value="-7" calcext:value-type="float">
            <text:p>-7.00E+00</text:p>
          </table:table-cell>
          <table:table-cell table:style-name="ce4" table:formula="of:=[.G50]+100" office:value-type="float" office:value="93" calcext:value-type="float">
            <text:p>93</text:p>
          </table:table-cell>
          <table:table-cell office:value-type="float" office:value="0.03189787" calcext:value-type="float">
            <text:p>3.18979E-02</text:p>
          </table:table-cell>
          <table:table-cell/>
          <table:table-cell table:formula="of:=100*([.E50]-[.I50])/[.E50]" office:value-type="float" office:value="-4.05262567253495" calcext:value-type="float">
            <text:p>-4.0526256725349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3" office:value-type="float" office:value="-5" calcext:value-type="float">
            <text:p>-5.00E+00</text:p>
          </table:table-cell>
          <table:table-cell table:formula="of:=[.B51]+100" office:value-type="float" office:value="95" calcext:value-type="float">
            <text:p>95</text:p>
          </table:table-cell>
          <table:table-cell office:value-type="float" office:value="11.6881" calcext:value-type="float">
            <text:p>1.16881E+01</text:p>
          </table:table-cell>
          <table:table-cell table:formula="of:=[.D51]/[.$D$55]" office:value-type="float" office:value="0.0307755846505336" calcext:value-type="float">
            <text:p>3.07756E-02</text:p>
          </table:table-cell>
          <table:table-cell/>
          <table:table-cell table:style-name="ce3" office:value-type="float" office:value="-5" calcext:value-type="float">
            <text:p>-5.00E+00</text:p>
          </table:table-cell>
          <table:table-cell table:style-name="ce4" table:formula="of:=[.G51]+100" office:value-type="float" office:value="95" calcext:value-type="float">
            <text:p>95</text:p>
          </table:table-cell>
          <table:table-cell office:value-type="float" office:value="0.03200234" calcext:value-type="float">
            <text:p>3.20023E-02</text:p>
          </table:table-cell>
          <table:table-cell/>
          <table:table-cell table:formula="of:=100*([.E51]-[.I51])/[.E51]" office:value-type="float" office:value="-3.98613174500699" calcext:value-type="float">
            <text:p>-3.9861317450069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3" office:value-type="float" office:value="-3" calcext:value-type="float">
            <text:p>-3.00E+00</text:p>
          </table:table-cell>
          <table:table-cell table:formula="of:=[.B52]+100" office:value-type="float" office:value="97" calcext:value-type="float">
            <text:p>97</text:p>
          </table:table-cell>
          <table:table-cell office:value-type="float" office:value="11.7197" calcext:value-type="float">
            <text:p>1.17197E+01</text:p>
          </table:table-cell>
          <table:table-cell table:formula="of:=[.D52]/[.$D$55]" office:value-type="float" office:value="0.0308587896603262" calcext:value-type="float">
            <text:p>3.08588E-02</text:p>
          </table:table-cell>
          <table:table-cell/>
          <table:table-cell table:style-name="ce3" office:value-type="float" office:value="-3" calcext:value-type="float">
            <text:p>-3.00E+00</text:p>
          </table:table-cell>
          <table:table-cell table:style-name="ce4" table:formula="of:=[.G52]+100" office:value-type="float" office:value="97" calcext:value-type="float">
            <text:p>97</text:p>
          </table:table-cell>
          <table:table-cell office:value-type="float" office:value="0.03207205" calcext:value-type="float">
            <text:p>3.20721E-02</text:p>
          </table:table-cell>
          <table:table-cell/>
          <table:table-cell table:formula="of:=100*([.E52]-[.I52])/[.E52]" office:value-type="float" office:value="-3.93165238503716" calcext:value-type="float">
            <text:p>-3.9316523850371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3" office:value-type="float" office:value="-1" calcext:value-type="float">
            <text:p>-1.00E+00</text:p>
          </table:table-cell>
          <table:table-cell table:formula="of:=[.B53]+100" office:value-type="float" office:value="99" calcext:value-type="float">
            <text:p>99</text:p>
          </table:table-cell>
          <table:table-cell office:value-type="float" office:value="11.7188" calcext:value-type="float">
            <text:p>1.17188E+01</text:p>
          </table:table-cell>
          <table:table-cell table:formula="of:=[.D53]/[.$D$55]" office:value-type="float" office:value="0.030856419897389" calcext:value-type="float">
            <text:p>3.08564E-02</text:p>
          </table:table-cell>
          <table:table-cell/>
          <table:table-cell table:style-name="ce3" office:value-type="float" office:value="-1" calcext:value-type="float">
            <text:p>-1.00E+00</text:p>
          </table:table-cell>
          <table:table-cell table:style-name="ce4" table:formula="of:=[.G53]+100" office:value-type="float" office:value="99" calcext:value-type="float">
            <text:p>99</text:p>
          </table:table-cell>
          <table:table-cell office:value-type="float" office:value="0.03210693" calcext:value-type="float">
            <text:p>3.21069E-02</text:p>
          </table:table-cell>
          <table:table-cell/>
          <table:table-cell table:formula="of:=100*([.E53]-[.I53])/[.E53]" office:value-type="float" office:value="-4.05267398735639" calcext:value-type="float">
            <text:p>-4.05267398735639</text:p>
          </table:table-cell>
        </table:table-row>
        <table:table-row table:style-name="ro1">
          <table:table-cell table:number-columns-repeated="7"/>
          <table:table-cell table:style-name="ce4"/>
          <table:table-cell table:number-columns-repeated="3"/>
        </table:table-row>
        <table:table-row table:style-name="ro1">
          <table:table-cell table:number-columns-repeated="3"/>
          <table:table-cell table:formula="of:=SUM([.D4:.D53])" office:value-type="float" office:value="379.784824" calcext:value-type="float">
            <text:p>3.79785E+02</text:p>
          </table:table-cell>
          <table:table-cell table:formula="of:=SUM([.E4:.E53])" office:value-type="float" office:value="1" calcext:value-type="float">
            <text:p>1.00000E+00</text:p>
          </table:table-cell>
          <table:table-cell table:number-columns-repeated="6"/>
        </table:table-row>
        <table:table-row table:style-name="ro1" table:number-rows-repeated="104852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Diff4" table:style-name="ta1">
        <table:shapes>
          <draw:frame draw:z-index="0" draw:style-name="gr1" draw:text-style-name="P1" svg:width="21.036cm" svg:height="10.971cm" svg:x="26.293cm" svg:y="1.487cm">
            <draw:object draw:notify-on-update-of-ranges="Diff4.C4:Diff4.C103 Diff4.E3:Diff4.E3 Diff4.E4:Diff4.E103 Diff4.H4:Diff4.H103 Diff4.I3:Diff4.I3 Diff4.I4:Diff4.I10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2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table:style-name="ce5" office:value-type="string" calcext:value-type="string">
            <text:p>X</text:p>
          </table:table-cell>
          <table:table-cell/>
          <table:table-cell table:style-name="ce6" office:value-type="string" calcext:value-type="string">
            <text:p>Serpent</text:p>
          </table:table-cell>
          <table:table-cell table:number-columns-repeated="2"/>
          <table:table-cell table:style-name="ce5" office:value-type="string" calcext:value-type="string">
            <text:p>X</text:p>
          </table:table-cell>
          <table:table-cell office:value-type="string" calcext:value-type="string">
            <text:p>ALMOST</text:p>
          </table:table-cell>
          <table:table-cell/>
          <table:table-cell office:value-type="string" calcext:value-type="string">
            <text:p>Diff 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-99" calcext:value-type="float">
            <text:p>-9.90E+01</text:p>
          </table:table-cell>
          <table:table-cell table:formula="of:=[.B4]+100" office:value-type="float" office:value="1" calcext:value-type="float">
            <text:p>1</text:p>
          </table:table-cell>
          <table:table-cell office:value-type="float" office:value="12.7514" calcext:value-type="float">
            <text:p>1.27514E+01</text:p>
          </table:table-cell>
          <table:table-cell table:formula="of:=[.D4]/[.$D$105]" office:value-type="float" office:value="0.0101765180640498" calcext:value-type="float">
            <text:p>1.01765E-02</text:p>
          </table:table-cell>
          <table:table-cell/>
          <table:table-cell table:style-name="ce3" office:value-type="float" office:value="-99" calcext:value-type="float">
            <text:p>-9.90E+01</text:p>
          </table:table-cell>
          <table:table-cell table:style-name="ce4" table:formula="of:=[.G4]+100" office:value-type="float" office:value="1" calcext:value-type="float">
            <text:p>1</text:p>
          </table:table-cell>
          <table:table-cell office:value-type="float" office:value="0.009366905" calcext:value-type="float">
            <text:p>9.36691E-03</text:p>
          </table:table-cell>
          <table:table-cell/>
          <table:table-cell table:formula="of:=100*([.E4]-[.I4])/[.E4]" office:value-type="float" office:value="7.95569819612357" calcext:value-type="float">
            <text:p>7.955698196123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-97" calcext:value-type="float">
            <text:p>-9.70E+01</text:p>
          </table:table-cell>
          <table:table-cell table:formula="of:=[.B5]+100" office:value-type="float" office:value="3" calcext:value-type="float">
            <text:p>3</text:p>
          </table:table-cell>
          <table:table-cell office:value-type="float" office:value="12.7357" calcext:value-type="float">
            <text:p>1.27357E+01</text:p>
          </table:table-cell>
          <table:table-cell table:formula="of:=[.D5]/[.$D$105]" office:value-type="float" office:value="0.0101639883548723" calcext:value-type="float">
            <text:p>1.01640E-02</text:p>
          </table:table-cell>
          <table:table-cell/>
          <table:table-cell table:style-name="ce3" office:value-type="float" office:value="-97" calcext:value-type="float">
            <text:p>-9.70E+01</text:p>
          </table:table-cell>
          <table:table-cell table:style-name="ce4" table:formula="of:=[.G5]+100" office:value-type="float" office:value="3" calcext:value-type="float">
            <text:p>3</text:p>
          </table:table-cell>
          <table:table-cell office:value-type="float" office:value="0.009368986" calcext:value-type="float">
            <text:p>9.36899E-03</text:p>
          </table:table-cell>
          <table:table-cell/>
          <table:table-cell table:formula="of:=100*([.E5]-[.I5])/[.E5]" office:value-type="float" office:value="7.82175586113522" calcext:value-type="float">
            <text:p>7.821755861135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-95" calcext:value-type="float">
            <text:p>-9.50E+01</text:p>
          </table:table-cell>
          <table:table-cell table:formula="of:=[.B6]+100" office:value-type="float" office:value="5" calcext:value-type="float">
            <text:p>5</text:p>
          </table:table-cell>
          <table:table-cell office:value-type="float" office:value="12.7609" calcext:value-type="float">
            <text:p>1.27609E+01</text:p>
          </table:table-cell>
          <table:table-cell table:formula="of:=[.D6]/[.$D$105]" office:value-type="float" office:value="0.0101840997352081" calcext:value-type="float">
            <text:p>1.01841E-02</text:p>
          </table:table-cell>
          <table:table-cell/>
          <table:table-cell table:style-name="ce3" office:value-type="float" office:value="-95" calcext:value-type="float">
            <text:p>-9.50E+01</text:p>
          </table:table-cell>
          <table:table-cell table:style-name="ce4" table:formula="of:=[.G6]+100" office:value-type="float" office:value="5" calcext:value-type="float">
            <text:p>5</text:p>
          </table:table-cell>
          <table:table-cell office:value-type="float" office:value="0.009373148" calcext:value-type="float">
            <text:p>9.37315E-03</text:p>
          </table:table-cell>
          <table:table-cell/>
          <table:table-cell table:formula="of:=100*([.E6]-[.I6])/[.E6]" office:value-type="float" office:value="7.96292020201395" calcext:value-type="float">
            <text:p>7.962920202013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-93" calcext:value-type="float">
            <text:p>-9.30E+01</text:p>
          </table:table-cell>
          <table:table-cell table:formula="of:=[.B7]+100" office:value-type="float" office:value="7" calcext:value-type="float">
            <text:p>7</text:p>
          </table:table-cell>
          <table:table-cell office:value-type="float" office:value="12.7526" calcext:value-type="float">
            <text:p>1.27526E+01</text:p>
          </table:table-cell>
          <table:table-cell table:formula="of:=[.D7]/[.$D$105]" office:value-type="float" office:value="0.0101774757488277" calcext:value-type="float">
            <text:p>1.01775E-02</text:p>
          </table:table-cell>
          <table:table-cell/>
          <table:table-cell table:style-name="ce3" office:value-type="float" office:value="-93" calcext:value-type="float">
            <text:p>-9.30E+01</text:p>
          </table:table-cell>
          <table:table-cell table:style-name="ce4" table:formula="of:=[.G7]+100" office:value-type="float" office:value="7" calcext:value-type="float">
            <text:p>7</text:p>
          </table:table-cell>
          <table:table-cell office:value-type="float" office:value="0.009379393" calcext:value-type="float">
            <text:p>9.37939E-03</text:p>
          </table:table-cell>
          <table:table-cell/>
          <table:table-cell table:formula="of:=100*([.E7]-[.I7])/[.E7]" office:value-type="float" office:value="7.84165709183461" calcext:value-type="float">
            <text:p>7.841657091834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float" office:value="-91" calcext:value-type="float">
            <text:p>-9.10E+01</text:p>
          </table:table-cell>
          <table:table-cell table:formula="of:=[.B8]+100" office:value-type="float" office:value="9" calcext:value-type="float">
            <text:p>9</text:p>
          </table:table-cell>
          <table:table-cell office:value-type="float" office:value="12.7655" calcext:value-type="float">
            <text:p>1.27655E+01</text:p>
          </table:table-cell>
          <table:table-cell table:formula="of:=[.D8]/[.$D$105]" office:value-type="float" office:value="0.0101877708601901" calcext:value-type="float">
            <text:p>1.01878E-02</text:p>
          </table:table-cell>
          <table:table-cell/>
          <table:table-cell table:style-name="ce3" office:value-type="float" office:value="-91" calcext:value-type="float">
            <text:p>-9.10E+01</text:p>
          </table:table-cell>
          <table:table-cell table:style-name="ce4" table:formula="of:=[.G8]+100" office:value-type="float" office:value="9" calcext:value-type="float">
            <text:p>9</text:p>
          </table:table-cell>
          <table:table-cell office:value-type="float" office:value="0.009387721" calcext:value-type="float">
            <text:p>9.38772E-03</text:p>
          </table:table-cell>
          <table:table-cell/>
          <table:table-cell table:formula="of:=100*([.E8]-[.I8])/[.E8]" office:value-type="float" office:value="7.85304136861149" calcext:value-type="float">
            <text:p>7.853041368611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float" office:value="-89" calcext:value-type="float">
            <text:p>-8.90E+01</text:p>
          </table:table-cell>
          <table:table-cell table:formula="of:=[.B9]+100" office:value-type="float" office:value="11" calcext:value-type="float">
            <text:p>11</text:p>
          </table:table-cell>
          <table:table-cell office:value-type="float" office:value="12.7459" calcext:value-type="float">
            <text:p>1.27459E+01</text:p>
          </table:table-cell>
          <table:table-cell table:formula="of:=[.D9]/[.$D$105]" office:value-type="float" office:value="0.0101721286754844" calcext:value-type="float">
            <text:p>1.01721E-02</text:p>
          </table:table-cell>
          <table:table-cell/>
          <table:table-cell table:style-name="ce3" office:value-type="float" office:value="-89" calcext:value-type="float">
            <text:p>-8.90E+01</text:p>
          </table:table-cell>
          <table:table-cell table:style-name="ce4" table:formula="of:=[.G9]+100" office:value-type="float" office:value="11" calcext:value-type="float">
            <text:p>11</text:p>
          </table:table-cell>
          <table:table-cell office:value-type="float" office:value="0.009398135" calcext:value-type="float">
            <text:p>9.39814E-03</text:p>
          </table:table-cell>
          <table:table-cell/>
          <table:table-cell table:formula="of:=100*([.E9]-[.I9])/[.E9]" office:value-type="float" office:value="7.60896465407308" calcext:value-type="float">
            <text:p>7.6089646540730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float" office:value="-87" calcext:value-type="float">
            <text:p>-8.70E+01</text:p>
          </table:table-cell>
          <table:table-cell table:formula="of:=[.B10]+100" office:value-type="float" office:value="13" calcext:value-type="float">
            <text:p>13</text:p>
          </table:table-cell>
          <table:table-cell office:value-type="float" office:value="12.7628" calcext:value-type="float">
            <text:p>1.27628E+01</text:p>
          </table:table-cell>
          <table:table-cell table:formula="of:=[.D10]/[.$D$105]" office:value-type="float" office:value="0.0101856160694398" calcext:value-type="float">
            <text:p>1.01856E-02</text:p>
          </table:table-cell>
          <table:table-cell/>
          <table:table-cell table:style-name="ce3" office:value-type="float" office:value="-87" calcext:value-type="float">
            <text:p>-8.70E+01</text:p>
          </table:table-cell>
          <table:table-cell table:style-name="ce4" table:formula="of:=[.G10]+100" office:value-type="float" office:value="13" calcext:value-type="float">
            <text:p>13</text:p>
          </table:table-cell>
          <table:table-cell office:value-type="float" office:value="0.009410636" calcext:value-type="float">
            <text:p>9.41064E-03</text:p>
          </table:table-cell>
          <table:table-cell/>
          <table:table-cell table:formula="of:=100*([.E10]-[.I10])/[.E10]" office:value-type="float" office:value="7.60857334653524" calcext:value-type="float">
            <text:p>7.608573346535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float" office:value="-85" calcext:value-type="float">
            <text:p>-8.50E+01</text:p>
          </table:table-cell>
          <table:table-cell table:formula="of:=[.B11]+100" office:value-type="float" office:value="15" calcext:value-type="float">
            <text:p>15</text:p>
          </table:table-cell>
          <table:table-cell office:value-type="float" office:value="12.7458" calcext:value-type="float">
            <text:p>1.27458E+01</text:p>
          </table:table-cell>
          <table:table-cell table:formula="of:=[.D11]/[.$D$105]" office:value-type="float" office:value="0.0101720488684196" calcext:value-type="float">
            <text:p>1.01720E-02</text:p>
          </table:table-cell>
          <table:table-cell/>
          <table:table-cell table:style-name="ce3" office:value-type="float" office:value="-85" calcext:value-type="float">
            <text:p>-8.50E+01</text:p>
          </table:table-cell>
          <table:table-cell table:style-name="ce4" table:formula="of:=[.G11]+100" office:value-type="float" office:value="15" calcext:value-type="float">
            <text:p>15</text:p>
          </table:table-cell>
          <table:table-cell office:value-type="float" office:value="0.009425229" calcext:value-type="float">
            <text:p>9.42523E-03</text:p>
          </table:table-cell>
          <table:table-cell/>
          <table:table-cell table:formula="of:=100*([.E11]-[.I11])/[.E11]" office:value-type="float" office:value="7.34188242781856" calcext:value-type="float">
            <text:p>7.341882427818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float" office:value="-83" calcext:value-type="float">
            <text:p>-8.30E+01</text:p>
          </table:table-cell>
          <table:table-cell table:formula="of:=[.B12]+100" office:value-type="float" office:value="17" calcext:value-type="float">
            <text:p>17</text:p>
          </table:table-cell>
          <table:table-cell office:value-type="float" office:value="12.7652" calcext:value-type="float">
            <text:p>1.27652E+01</text:p>
          </table:table-cell>
          <table:table-cell table:formula="of:=[.D12]/[.$D$105]" office:value-type="float" office:value="0.0101875314389956" calcext:value-type="float">
            <text:p>1.01875E-02</text:p>
          </table:table-cell>
          <table:table-cell/>
          <table:table-cell table:style-name="ce3" office:value-type="float" office:value="-83" calcext:value-type="float">
            <text:p>-8.30E+01</text:p>
          </table:table-cell>
          <table:table-cell table:style-name="ce4" table:formula="of:=[.G12]+100" office:value-type="float" office:value="17" calcext:value-type="float">
            <text:p>17</text:p>
          </table:table-cell>
          <table:table-cell office:value-type="float" office:value="0.009441915" calcext:value-type="float">
            <text:p>9.44192E-03</text:p>
          </table:table-cell>
          <table:table-cell/>
          <table:table-cell table:formula="of:=100*([.E12]-[.I12])/[.E12]" office:value-type="float" office:value="7.31891178408094" calcext:value-type="float">
            <text:p>7.318911784080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float" office:value="-81" calcext:value-type="float">
            <text:p>-8.10E+01</text:p>
          </table:table-cell>
          <table:table-cell table:formula="of:=[.B13]+100" office:value-type="float" office:value="19" calcext:value-type="float">
            <text:p>19</text:p>
          </table:table-cell>
          <table:table-cell office:value-type="float" office:value="12.7926" calcext:value-type="float">
            <text:p>1.27926E+01</text:p>
          </table:table-cell>
          <table:table-cell table:formula="of:=[.D13]/[.$D$105]" office:value-type="float" office:value="0.0102093985747576" calcext:value-type="float">
            <text:p>1.02094E-02</text:p>
          </table:table-cell>
          <table:table-cell/>
          <table:table-cell table:style-name="ce3" office:value-type="float" office:value="-81" calcext:value-type="float">
            <text:p>-8.10E+01</text:p>
          </table:table-cell>
          <table:table-cell table:style-name="ce4" table:formula="of:=[.G13]+100" office:value-type="float" office:value="19" calcext:value-type="float">
            <text:p>19</text:p>
          </table:table-cell>
          <table:table-cell office:value-type="float" office:value="0.009460698" calcext:value-type="float">
            <text:p>9.46070E-03</text:p>
          </table:table-cell>
          <table:table-cell/>
          <table:table-cell table:formula="of:=100*([.E13]-[.I13])/[.E13]" office:value-type="float" office:value="7.33344446565827" calcext:value-type="float">
            <text:p>7.333444465658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office:value-type="float" office:value="-79" calcext:value-type="float">
            <text:p>-7.90E+01</text:p>
          </table:table-cell>
          <table:table-cell table:formula="of:=[.B14]+100" office:value-type="float" office:value="21" calcext:value-type="float">
            <text:p>21</text:p>
          </table:table-cell>
          <table:table-cell office:value-type="float" office:value="12.7918" calcext:value-type="float">
            <text:p>1.27918E+01</text:p>
          </table:table-cell>
          <table:table-cell table:formula="of:=[.D14]/[.$D$105]" office:value-type="float" office:value="0.010208760118239" calcext:value-type="float">
            <text:p>1.02088E-02</text:p>
          </table:table-cell>
          <table:table-cell/>
          <table:table-cell table:style-name="ce3" office:value-type="float" office:value="-79" calcext:value-type="float">
            <text:p>-7.90E+01</text:p>
          </table:table-cell>
          <table:table-cell table:style-name="ce4" table:formula="of:=[.G14]+100" office:value-type="float" office:value="21" calcext:value-type="float">
            <text:p>21</text:p>
          </table:table-cell>
          <table:table-cell office:value-type="float" office:value="0.009481584" calcext:value-type="float">
            <text:p>9.48158E-03</text:p>
          </table:table-cell>
          <table:table-cell/>
          <table:table-cell table:formula="of:=100*([.E14]-[.I14])/[.E14]" office:value-type="float" office:value="7.12306009561125" calcext:value-type="float">
            <text:p>7.123060095611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office:value-type="float" office:value="-77" calcext:value-type="float">
            <text:p>-7.70E+01</text:p>
          </table:table-cell>
          <table:table-cell table:formula="of:=[.B15]+100" office:value-type="float" office:value="23" calcext:value-type="float">
            <text:p>23</text:p>
          </table:table-cell>
          <table:table-cell office:value-type="float" office:value="12.8104" calcext:value-type="float">
            <text:p>1.28104E+01</text:p>
          </table:table-cell>
          <table:table-cell table:formula="of:=[.D15]/[.$D$105]" office:value-type="float" office:value="0.0102236042322963" calcext:value-type="float">
            <text:p>1.02236E-02</text:p>
          </table:table-cell>
          <table:table-cell/>
          <table:table-cell table:style-name="ce3" office:value-type="float" office:value="-77" calcext:value-type="float">
            <text:p>-7.70E+01</text:p>
          </table:table-cell>
          <table:table-cell table:style-name="ce4" table:formula="of:=[.G15]+100" office:value-type="float" office:value="23" calcext:value-type="float">
            <text:p>23</text:p>
          </table:table-cell>
          <table:table-cell office:value-type="float" office:value="0.009504575" calcext:value-type="float">
            <text:p>9.50458E-03</text:p>
          </table:table-cell>
          <table:table-cell/>
          <table:table-cell table:formula="of:=100*([.E15]-[.I15])/[.E15]" office:value-type="float" office:value="7.03303077817632" calcext:value-type="float">
            <text:p>7.0330307781763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float" office:value="-75" calcext:value-type="float">
            <text:p>-7.50E+01</text:p>
          </table:table-cell>
          <table:table-cell table:formula="of:=[.B16]+100" office:value-type="float" office:value="25" calcext:value-type="float">
            <text:p>25</text:p>
          </table:table-cell>
          <table:table-cell office:value-type="float" office:value="12.823" calcext:value-type="float">
            <text:p>1.28230E+01</text:p>
          </table:table-cell>
          <table:table-cell table:formula="of:=[.D16]/[.$D$105]" office:value-type="float" office:value="0.0102336599224642" calcext:value-type="float">
            <text:p>1.02337E-02</text:p>
          </table:table-cell>
          <table:table-cell/>
          <table:table-cell table:style-name="ce3" office:value-type="float" office:value="-75" calcext:value-type="float">
            <text:p>-7.50E+01</text:p>
          </table:table-cell>
          <table:table-cell table:style-name="ce4" table:formula="of:=[.G16]+100" office:value-type="float" office:value="25" calcext:value-type="float">
            <text:p>25</text:p>
          </table:table-cell>
          <table:table-cell office:value-type="float" office:value="0.009529678" calcext:value-type="float">
            <text:p>9.52968E-03</text:p>
          </table:table-cell>
          <table:table-cell/>
          <table:table-cell table:formula="of:=100*([.E16]-[.I16])/[.E16]" office:value-type="float" office:value="6.87908263317321" calcext:value-type="float">
            <text:p>6.879082633173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office:value-type="float" office:value="-73" calcext:value-type="float">
            <text:p>-7.30E+01</text:p>
          </table:table-cell>
          <table:table-cell table:formula="of:=[.B17]+100" office:value-type="float" office:value="27" calcext:value-type="float">
            <text:p>27</text:p>
          </table:table-cell>
          <table:table-cell office:value-type="float" office:value="12.8259" calcext:value-type="float">
            <text:p>1.28259E+01</text:p>
          </table:table-cell>
          <table:table-cell table:formula="of:=[.D17]/[.$D$105]" office:value-type="float" office:value="0.0102359743273442" calcext:value-type="float">
            <text:p>1.02360E-02</text:p>
          </table:table-cell>
          <table:table-cell/>
          <table:table-cell table:style-name="ce3" office:value-type="float" office:value="-73" calcext:value-type="float">
            <text:p>-7.30E+01</text:p>
          </table:table-cell>
          <table:table-cell table:style-name="ce4" table:formula="of:=[.G17]+100" office:value-type="float" office:value="27" calcext:value-type="float">
            <text:p>27</text:p>
          </table:table-cell>
          <table:table-cell office:value-type="float" office:value="0.009556899" calcext:value-type="float">
            <text:p>9.55690E-03</text:p>
          </table:table-cell>
          <table:table-cell/>
          <table:table-cell table:formula="of:=100*([.E17]-[.I17])/[.E17]" office:value-type="float" office:value="6.63420311176527" calcext:value-type="float">
            <text:p>6.6342031117652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office:value-type="float" office:value="-71" calcext:value-type="float">
            <text:p>-7.10E+01</text:p>
          </table:table-cell>
          <table:table-cell table:formula="of:=[.B18]+100" office:value-type="float" office:value="29" calcext:value-type="float">
            <text:p>29</text:p>
          </table:table-cell>
          <table:table-cell office:value-type="float" office:value="12.8363" calcext:value-type="float">
            <text:p>1.28363E+01</text:p>
          </table:table-cell>
          <table:table-cell table:formula="of:=[.D18]/[.$D$105]" office:value-type="float" office:value="0.0102442742620859" calcext:value-type="float">
            <text:p>1.02443E-02</text:p>
          </table:table-cell>
          <table:table-cell/>
          <table:table-cell table:style-name="ce3" office:value-type="float" office:value="-71" calcext:value-type="float">
            <text:p>-7.10E+01</text:p>
          </table:table-cell>
          <table:table-cell table:style-name="ce4" table:formula="of:=[.G18]+100" office:value-type="float" office:value="29" calcext:value-type="float">
            <text:p>29</text:p>
          </table:table-cell>
          <table:table-cell office:value-type="float" office:value="0.009586242" calcext:value-type="float">
            <text:p>9.58624E-03</text:p>
          </table:table-cell>
          <table:table-cell/>
          <table:table-cell table:formula="of:=100*([.E18]-[.I18])/[.E18]" office:value-type="float" office:value="6.42341512196038" calcext:value-type="float">
            <text:p>6.423415121960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float" office:value="-69" calcext:value-type="float">
            <text:p>-6.90E+01</text:p>
          </table:table-cell>
          <table:table-cell table:formula="of:=[.B19]+100" office:value-type="float" office:value="31" calcext:value-type="float">
            <text:p>31</text:p>
          </table:table-cell>
          <table:table-cell office:value-type="float" office:value="12.8313" calcext:value-type="float">
            <text:p>1.28313E+01</text:p>
          </table:table-cell>
          <table:table-cell table:formula="of:=[.D19]/[.$D$105]" office:value-type="float" office:value="0.0102402839088447" calcext:value-type="float">
            <text:p>1.02403E-02</text:p>
          </table:table-cell>
          <table:table-cell/>
          <table:table-cell table:style-name="ce3" office:value-type="float" office:value="-69" calcext:value-type="float">
            <text:p>-6.90E+01</text:p>
          </table:table-cell>
          <table:table-cell table:style-name="ce4" table:formula="of:=[.G19]+100" office:value-type="float" office:value="31" calcext:value-type="float">
            <text:p>31</text:p>
          </table:table-cell>
          <table:table-cell office:value-type="float" office:value="0.009617715" calcext:value-type="float">
            <text:p>9.61772E-03</text:p>
          </table:table-cell>
          <table:table-cell/>
          <table:table-cell table:formula="of:=100*([.E19]-[.I19])/[.E19]" office:value-type="float" office:value="6.07960594048537" calcext:value-type="float">
            <text:p>6.0796059404853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 office:value-type="float" office:value="-67" calcext:value-type="float">
            <text:p>-6.70E+01</text:p>
          </table:table-cell>
          <table:table-cell table:formula="of:=[.B20]+100" office:value-type="float" office:value="33" calcext:value-type="float">
            <text:p>33</text:p>
          </table:table-cell>
          <table:table-cell office:value-type="float" office:value="12.8486" calcext:value-type="float">
            <text:p>1.28486E+01</text:p>
          </table:table-cell>
          <table:table-cell table:formula="of:=[.D20]/[.$D$105]" office:value-type="float" office:value="0.0102540905310594" calcext:value-type="float">
            <text:p>1.02541E-02</text:p>
          </table:table-cell>
          <table:table-cell/>
          <table:table-cell table:style-name="ce3" office:value-type="float" office:value="-67" calcext:value-type="float">
            <text:p>-6.70E+01</text:p>
          </table:table-cell>
          <table:table-cell table:style-name="ce4" table:formula="of:=[.G20]+100" office:value-type="float" office:value="33" calcext:value-type="float">
            <text:p>33</text:p>
          </table:table-cell>
          <table:table-cell office:value-type="float" office:value="0.009651325" calcext:value-type="float">
            <text:p>9.65133E-03</text:p>
          </table:table-cell>
          <table:table-cell/>
          <table:table-cell table:formula="of:=100*([.E20]-[.I20])/[.E20]" office:value-type="float" office:value="5.87829344039428" calcext:value-type="float">
            <text:p>5.8782934403942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" office:value-type="float" office:value="-65" calcext:value-type="float">
            <text:p>-6.50E+01</text:p>
          </table:table-cell>
          <table:table-cell table:formula="of:=[.B21]+100" office:value-type="float" office:value="35" calcext:value-type="float">
            <text:p>35</text:p>
          </table:table-cell>
          <table:table-cell office:value-type="float" office:value="12.8422" calcext:value-type="float">
            <text:p>1.28422E+01</text:p>
          </table:table-cell>
          <table:table-cell table:formula="of:=[.D21]/[.$D$105]" office:value-type="float" office:value="0.0102489828789106" calcext:value-type="float">
            <text:p>1.02490E-02</text:p>
          </table:table-cell>
          <table:table-cell/>
          <table:table-cell table:style-name="ce3" office:value-type="float" office:value="-65" calcext:value-type="float">
            <text:p>-6.50E+01</text:p>
          </table:table-cell>
          <table:table-cell table:style-name="ce4" table:formula="of:=[.G21]+100" office:value-type="float" office:value="35" calcext:value-type="float">
            <text:p>35</text:p>
          </table:table-cell>
          <table:table-cell office:value-type="float" office:value="0.009687078" calcext:value-type="float">
            <text:p>9.68708E-03</text:p>
          </table:table-cell>
          <table:table-cell/>
          <table:table-cell table:formula="of:=100*([.E21]-[.I21])/[.E21]" office:value-type="float" office:value="5.48254285863637" calcext:value-type="float">
            <text:p>5.4825428586363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" office:value-type="float" office:value="-63" calcext:value-type="float">
            <text:p>-6.30E+01</text:p>
          </table:table-cell>
          <table:table-cell table:formula="of:=[.B22]+100" office:value-type="float" office:value="37" calcext:value-type="float">
            <text:p>37</text:p>
          </table:table-cell>
          <table:table-cell office:value-type="float" office:value="12.8444" calcext:value-type="float">
            <text:p>1.28444E+01</text:p>
          </table:table-cell>
          <table:table-cell table:formula="of:=[.D22]/[.$D$105]" office:value-type="float" office:value="0.0102507386343367" calcext:value-type="float">
            <text:p>1.02507E-02</text:p>
          </table:table-cell>
          <table:table-cell/>
          <table:table-cell table:style-name="ce3" office:value-type="float" office:value="-63" calcext:value-type="float">
            <text:p>-6.30E+01</text:p>
          </table:table-cell>
          <table:table-cell table:style-name="ce4" table:formula="of:=[.G22]+100" office:value-type="float" office:value="37" calcext:value-type="float">
            <text:p>37</text:p>
          </table:table-cell>
          <table:table-cell office:value-type="float" office:value="0.009724984" calcext:value-type="float">
            <text:p>9.72498E-03</text:p>
          </table:table-cell>
          <table:table-cell/>
          <table:table-cell table:formula="of:=100*([.E22]-[.I22])/[.E22]" office:value-type="float" office:value="5.12894390435053" calcext:value-type="float">
            <text:p>5.1289439043505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 office:value-type="float" office:value="-61" calcext:value-type="float">
            <text:p>-6.10E+01</text:p>
          </table:table-cell>
          <table:table-cell table:formula="of:=[.B23]+100" office:value-type="float" office:value="39" calcext:value-type="float">
            <text:p>39</text:p>
          </table:table-cell>
          <table:table-cell office:value-type="float" office:value="12.8168" calcext:value-type="float">
            <text:p>1.28168E+01</text:p>
          </table:table-cell>
          <table:table-cell table:formula="of:=[.D23]/[.$D$105]" office:value-type="float" office:value="0.0102287118844451" calcext:value-type="float">
            <text:p>1.02287E-02</text:p>
          </table:table-cell>
          <table:table-cell/>
          <table:table-cell table:style-name="ce3" office:value-type="float" office:value="-61" calcext:value-type="float">
            <text:p>-6.10E+01</text:p>
          </table:table-cell>
          <table:table-cell table:style-name="ce4" table:formula="of:=[.G23]+100" office:value-type="float" office:value="39" calcext:value-type="float">
            <text:p>39</text:p>
          </table:table-cell>
          <table:table-cell office:value-type="float" office:value="0.00976505" calcext:value-type="float">
            <text:p>9.76505E-03</text:p>
          </table:table-cell>
          <table:table-cell/>
          <table:table-cell table:formula="of:=100*([.E23]-[.I23])/[.E23]" office:value-type="float" office:value="4.53294500503246" calcext:value-type="float">
            <text:p>4.5329450050324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" office:value-type="float" office:value="-59" calcext:value-type="float">
            <text:p>-5.90E+01</text:p>
          </table:table-cell>
          <table:table-cell table:formula="of:=[.B24]+100" office:value-type="float" office:value="41" calcext:value-type="float">
            <text:p>41</text:p>
          </table:table-cell>
          <table:table-cell office:value-type="float" office:value="12.7632" calcext:value-type="float">
            <text:p>1.27632E+01</text:p>
          </table:table-cell>
          <table:table-cell table:formula="of:=[.D24]/[.$D$105]" office:value-type="float" office:value="0.0101859352976991" calcext:value-type="float">
            <text:p>1.01859E-02</text:p>
          </table:table-cell>
          <table:table-cell/>
          <table:table-cell table:style-name="ce3" office:value-type="float" office:value="-59" calcext:value-type="float">
            <text:p>-5.90E+01</text:p>
          </table:table-cell>
          <table:table-cell table:style-name="ce4" table:formula="of:=[.G24]+100" office:value-type="float" office:value="41" calcext:value-type="float">
            <text:p>41</text:p>
          </table:table-cell>
          <table:table-cell office:value-type="float" office:value="0.009807286" calcext:value-type="float">
            <text:p>9.80729E-03</text:p>
          </table:table-cell>
          <table:table-cell/>
          <table:table-cell table:formula="of:=100*([.E24]-[.I24])/[.E24]" office:value-type="float" office:value="3.71737387517707" calcext:value-type="float">
            <text:p>3.7173738751770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float" office:value="-57" calcext:value-type="float">
            <text:p>-5.70E+01</text:p>
          </table:table-cell>
          <table:table-cell table:formula="of:=[.B25]+100" office:value-type="float" office:value="43" calcext:value-type="float">
            <text:p>43</text:p>
          </table:table-cell>
          <table:table-cell office:value-type="float" office:value="12.737" calcext:value-type="float">
            <text:p>1.27370E+01</text:p>
          </table:table-cell>
          <table:table-cell table:formula="of:=[.D25]/[.$D$105]" office:value-type="float" office:value="0.0101650258467151" calcext:value-type="float">
            <text:p>1.01650E-02</text:p>
          </table:table-cell>
          <table:table-cell/>
          <table:table-cell table:style-name="ce3" office:value-type="float" office:value="-57" calcext:value-type="float">
            <text:p>-5.70E+01</text:p>
          </table:table-cell>
          <table:table-cell table:style-name="ce4" table:formula="of:=[.G25]+100" office:value-type="float" office:value="43" calcext:value-type="float">
            <text:p>43</text:p>
          </table:table-cell>
          <table:table-cell office:value-type="float" office:value="0.0098517" calcext:value-type="float">
            <text:p>9.85170E-03</text:p>
          </table:table-cell>
          <table:table-cell/>
          <table:table-cell table:formula="of:=100*([.E25]-[.I25])/[.E25]" office:value-type="float" office:value="3.08239104789198" calcext:value-type="float">
            <text:p>3.0823910478919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" office:value-type="float" office:value="-55" calcext:value-type="float">
            <text:p>-5.50E+01</text:p>
          </table:table-cell>
          <table:table-cell table:formula="of:=[.B26]+100" office:value-type="float" office:value="45" calcext:value-type="float">
            <text:p>45</text:p>
          </table:table-cell>
          <table:table-cell office:value-type="float" office:value="12.7307" calcext:value-type="float">
            <text:p>1.27307E+01</text:p>
          </table:table-cell>
          <table:table-cell table:formula="of:=[.D26]/[.$D$105]" office:value-type="float" office:value="0.0101599980016311" calcext:value-type="float">
            <text:p>1.01600E-02</text:p>
          </table:table-cell>
          <table:table-cell/>
          <table:table-cell table:style-name="ce3" office:value-type="float" office:value="-55" calcext:value-type="float">
            <text:p>-5.50E+01</text:p>
          </table:table-cell>
          <table:table-cell table:style-name="ce4" table:formula="of:=[.G26]+100" office:value-type="float" office:value="45" calcext:value-type="float">
            <text:p>45</text:p>
          </table:table-cell>
          <table:table-cell office:value-type="float" office:value="0.009898303" calcext:value-type="float">
            <text:p>9.89830E-03</text:p>
          </table:table-cell>
          <table:table-cell/>
          <table:table-cell table:formula="of:=100*([.E26]-[.I26])/[.E26]" office:value-type="float" office:value="2.57573871165215" calcext:value-type="float">
            <text:p>2.5757387116521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" office:value-type="float" office:value="-53" calcext:value-type="float">
            <text:p>-5.30E+01</text:p>
          </table:table-cell>
          <table:table-cell table:formula="of:=[.B27]+100" office:value-type="float" office:value="47" calcext:value-type="float">
            <text:p>47</text:p>
          </table:table-cell>
          <table:table-cell office:value-type="float" office:value="12.68" calcext:value-type="float">
            <text:p>1.26800E+01</text:p>
          </table:table-cell>
          <table:table-cell table:formula="of:=[.D27]/[.$D$105]" office:value-type="float" office:value="0.010119535819765" calcext:value-type="float">
            <text:p>1.01195E-02</text:p>
          </table:table-cell>
          <table:table-cell/>
          <table:table-cell table:style-name="ce3" office:value-type="float" office:value="-53" calcext:value-type="float">
            <text:p>-5.30E+01</text:p>
          </table:table-cell>
          <table:table-cell table:style-name="ce4" table:formula="of:=[.G27]+100" office:value-type="float" office:value="47" calcext:value-type="float">
            <text:p>47</text:p>
          </table:table-cell>
          <table:table-cell office:value-type="float" office:value="0.009947104" calcext:value-type="float">
            <text:p>9.94710E-03</text:p>
          </table:table-cell>
          <table:table-cell/>
          <table:table-cell table:formula="of:=100*([.E27]-[.I27])/[.E27]" office:value-type="float" office:value="1.70394989292113" calcext:value-type="float">
            <text:p>1.7039498929211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office:value-type="float" office:value="-51" calcext:value-type="float">
            <text:p>-5.10E+01</text:p>
          </table:table-cell>
          <table:table-cell table:formula="of:=[.B28]+100" office:value-type="float" office:value="49" calcext:value-type="float">
            <text:p>49</text:p>
          </table:table-cell>
          <table:table-cell office:value-type="float" office:value="12.6157" calcext:value-type="float">
            <text:p>1.26157E+01</text:p>
          </table:table-cell>
          <table:table-cell table:formula="of:=[.D28]/[.$D$105]" office:value-type="float" office:value="0.0100682198770828" calcext:value-type="float">
            <text:p>1.00682E-02</text:p>
          </table:table-cell>
          <table:table-cell/>
          <table:table-cell table:style-name="ce3" office:value-type="float" office:value="-51" calcext:value-type="float">
            <text:p>-5.10E+01</text:p>
          </table:table-cell>
          <table:table-cell table:style-name="ce4" table:formula="of:=[.G28]+100" office:value-type="float" office:value="49" calcext:value-type="float">
            <text:p>49</text:p>
          </table:table-cell>
          <table:table-cell office:value-type="float" office:value="0.009998116" calcext:value-type="float">
            <text:p>9.99812E-03</text:p>
          </table:table-cell>
          <table:table-cell/>
          <table:table-cell table:formula="of:=100*([.E28]-[.I28])/[.E28]" office:value-type="float" office:value="0.696288697889128" calcext:value-type="float">
            <text:p>0.69628869788912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 office:value-type="float" office:value="-49" calcext:value-type="float">
            <text:p>-4.90E+01</text:p>
          </table:table-cell>
          <table:table-cell table:formula="of:=[.B29]+100" office:value-type="float" office:value="51" calcext:value-type="float">
            <text:p>51</text:p>
          </table:table-cell>
          <table:table-cell office:value-type="float" office:value="12.5438" calcext:value-type="float">
            <text:p>1.25438E+01</text:p>
          </table:table-cell>
          <table:table-cell table:formula="of:=[.D29]/[.$D$105]" office:value-type="float" office:value="0.0100108385974738" calcext:value-type="float">
            <text:p>1.00108E-02</text:p>
          </table:table-cell>
          <table:table-cell/>
          <table:table-cell table:style-name="ce3" office:value-type="float" office:value="-49" calcext:value-type="float">
            <text:p>-4.90E+01</text:p>
          </table:table-cell>
          <table:table-cell table:style-name="ce4" table:formula="of:=[.G29]+100" office:value-type="float" office:value="51" calcext:value-type="float">
            <text:p>51</text:p>
          </table:table-cell>
          <table:table-cell office:value-type="float" office:value="0.01004797" calcext:value-type="float">
            <text:p>1.00480E-02</text:p>
          </table:table-cell>
          <table:table-cell/>
          <table:table-cell table:formula="of:=100*([.E29]-[.I29])/[.E29]" office:value-type="float" office:value="-0.370912008665631" calcext:value-type="float">
            <text:p>-0.37091200866563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" office:value-type="float" office:value="-47" calcext:value-type="float">
            <text:p>-4.70E+01</text:p>
          </table:table-cell>
          <table:table-cell table:formula="of:=[.B30]+100" office:value-type="float" office:value="53" calcext:value-type="float">
            <text:p>53</text:p>
          </table:table-cell>
          <table:table-cell office:value-type="float" office:value="12.5004" calcext:value-type="float">
            <text:p>1.25004E+01</text:p>
          </table:table-cell>
          <table:table-cell table:formula="of:=[.D30]/[.$D$105]" office:value-type="float" office:value="0.00997620233133994" calcext:value-type="float">
            <text:p>9.97620E-03</text:p>
          </table:table-cell>
          <table:table-cell/>
          <table:table-cell table:style-name="ce3" office:value-type="float" office:value="-47" calcext:value-type="float">
            <text:p>-4.70E+01</text:p>
          </table:table-cell>
          <table:table-cell table:style-name="ce4" table:formula="of:=[.G30]+100" office:value-type="float" office:value="53" calcext:value-type="float">
            <text:p>53</text:p>
          </table:table-cell>
          <table:table-cell office:value-type="float" office:value="0.01009265" calcext:value-type="float">
            <text:p>1.00927E-02</text:p>
          </table:table-cell>
          <table:table-cell/>
          <table:table-cell table:formula="of:=100*([.E30]-[.I30])/[.E30]" office:value-type="float" office:value="-1.16725448013663" calcext:value-type="float">
            <text:p>-1.1672544801366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" office:value-type="float" office:value="-45" calcext:value-type="float">
            <text:p>-4.50E+01</text:p>
          </table:table-cell>
          <table:table-cell table:formula="of:=[.B31]+100" office:value-type="float" office:value="55" calcext:value-type="float">
            <text:p>55</text:p>
          </table:table-cell>
          <table:table-cell office:value-type="float" office:value="12.4415" calcext:value-type="float">
            <text:p>1.24415E+01</text:p>
          </table:table-cell>
          <table:table-cell table:formula="of:=[.D31]/[.$D$105]" office:value-type="float" office:value="0.00992919597015822" calcext:value-type="float">
            <text:p>9.92920E-03</text:p>
          </table:table-cell>
          <table:table-cell/>
          <table:table-cell table:style-name="ce3" office:value-type="float" office:value="-45" calcext:value-type="float">
            <text:p>-4.50E+01</text:p>
          </table:table-cell>
          <table:table-cell table:style-name="ce4" table:formula="of:=[.G31]+100" office:value-type="float" office:value="55" calcext:value-type="float">
            <text:p>55</text:p>
          </table:table-cell>
          <table:table-cell office:value-type="float" office:value="0.01013553" calcext:value-type="float">
            <text:p>1.01355E-02</text:p>
          </table:table-cell>
          <table:table-cell/>
          <table:table-cell table:formula="of:=100*([.E31]-[.I31])/[.E31]" office:value-type="float" office:value="-2.07805375643613" calcext:value-type="float">
            <text:p>-2.0780537564361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" office:value-type="float" office:value="-43" calcext:value-type="float">
            <text:p>-4.30E+01</text:p>
          </table:table-cell>
          <table:table-cell table:formula="of:=[.B32]+100" office:value-type="float" office:value="57" calcext:value-type="float">
            <text:p>57</text:p>
          </table:table-cell>
          <table:table-cell office:value-type="float" office:value="12.3983" calcext:value-type="float">
            <text:p>1.23983E+01</text:p>
          </table:table-cell>
          <table:table-cell table:formula="of:=[.D32]/[.$D$105]" office:value-type="float" office:value="0.00989471931815398" calcext:value-type="float">
            <text:p>9.89472E-03</text:p>
          </table:table-cell>
          <table:table-cell/>
          <table:table-cell table:style-name="ce3" office:value-type="float" office:value="-43" calcext:value-type="float">
            <text:p>-4.30E+01</text:p>
          </table:table-cell>
          <table:table-cell table:style-name="ce4" table:formula="of:=[.G32]+100" office:value-type="float" office:value="57" calcext:value-type="float">
            <text:p>57</text:p>
          </table:table-cell>
          <table:table-cell office:value-type="float" office:value="0.0101766" calcext:value-type="float">
            <text:p>1.01766E-02</text:p>
          </table:table-cell>
          <table:table-cell/>
          <table:table-cell table:formula="of:=100*([.E32]-[.I32])/[.E32]" office:value-type="float" office:value="-2.84879917037012" calcext:value-type="float">
            <text:p>-2.8487991703701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" office:value-type="float" office:value="-41" calcext:value-type="float">
            <text:p>-4.10E+01</text:p>
          </table:table-cell>
          <table:table-cell table:formula="of:=[.B33]+100" office:value-type="float" office:value="59" calcext:value-type="float">
            <text:p>59</text:p>
          </table:table-cell>
          <table:table-cell office:value-type="float" office:value="12.3654" calcext:value-type="float">
            <text:p>1.23654E+01</text:p>
          </table:table-cell>
          <table:table-cell table:formula="of:=[.D33]/[.$D$105]" office:value-type="float" office:value="0.00986846279382667" calcext:value-type="float">
            <text:p>9.86846E-03</text:p>
          </table:table-cell>
          <table:table-cell/>
          <table:table-cell table:style-name="ce3" office:value-type="float" office:value="-41" calcext:value-type="float">
            <text:p>-4.10E+01</text:p>
          </table:table-cell>
          <table:table-cell table:style-name="ce4" table:formula="of:=[.G33]+100" office:value-type="float" office:value="59" calcext:value-type="float">
            <text:p>59</text:p>
          </table:table-cell>
          <table:table-cell office:value-type="float" office:value="0.01021585" calcext:value-type="float">
            <text:p>1.02159E-02</text:p>
          </table:table-cell>
          <table:table-cell/>
          <table:table-cell table:formula="of:=100*([.E33]-[.I33])/[.E33]" office:value-type="float" office:value="-3.52017546634158" calcext:value-type="float">
            <text:p>-3.5201754663415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3" office:value-type="float" office:value="-39" calcext:value-type="float">
            <text:p>-3.90E+01</text:p>
          </table:table-cell>
          <table:table-cell table:formula="of:=[.B34]+100" office:value-type="float" office:value="61" calcext:value-type="float">
            <text:p>61</text:p>
          </table:table-cell>
          <table:table-cell office:value-type="float" office:value="12.3297" calcext:value-type="float">
            <text:p>1.23297E+01</text:p>
          </table:table-cell>
          <table:table-cell table:formula="of:=[.D34]/[.$D$105]" office:value-type="float" office:value="0.00983997167168427" calcext:value-type="float">
            <text:p>9.83997E-03</text:p>
          </table:table-cell>
          <table:table-cell/>
          <table:table-cell table:style-name="ce3" office:value-type="float" office:value="-39" calcext:value-type="float">
            <text:p>-3.90E+01</text:p>
          </table:table-cell>
          <table:table-cell table:style-name="ce4" table:formula="of:=[.G34]+100" office:value-type="float" office:value="61" calcext:value-type="float">
            <text:p>61</text:p>
          </table:table-cell>
          <table:table-cell office:value-type="float" office:value="0.01025328" calcext:value-type="float">
            <text:p>1.02533E-02</text:p>
          </table:table-cell>
          <table:table-cell/>
          <table:table-cell table:formula="of:=100*([.E34]-[.I34])/[.E34]" office:value-type="float" office:value="-4.20029998160539" calcext:value-type="float">
            <text:p>-4.2002999816053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3" office:value-type="float" office:value="-37" calcext:value-type="float">
            <text:p>-3.70E+01</text:p>
          </table:table-cell>
          <table:table-cell table:formula="of:=[.B35]+100" office:value-type="float" office:value="63" calcext:value-type="float">
            <text:p>63</text:p>
          </table:table-cell>
          <table:table-cell office:value-type="float" office:value="12.3015" calcext:value-type="float">
            <text:p>1.23015E+01</text:p>
          </table:table-cell>
          <table:table-cell table:formula="of:=[.D35]/[.$D$105]" office:value-type="float" office:value="0.00981746607940372" calcext:value-type="float">
            <text:p>9.81747E-03</text:p>
          </table:table-cell>
          <table:table-cell/>
          <table:table-cell table:style-name="ce3" office:value-type="float" office:value="-37" calcext:value-type="float">
            <text:p>-3.70E+01</text:p>
          </table:table-cell>
          <table:table-cell table:style-name="ce4" table:formula="of:=[.G35]+100" office:value-type="float" office:value="63" calcext:value-type="float">
            <text:p>63</text:p>
          </table:table-cell>
          <table:table-cell office:value-type="float" office:value="0.01028888" calcext:value-type="float">
            <text:p>1.02889E-02</text:p>
          </table:table-cell>
          <table:table-cell/>
          <table:table-cell table:formula="of:=100*([.E35]-[.I35])/[.E35]" office:value-type="float" office:value="-4.80178812723652" calcext:value-type="float">
            <text:p>-4.8017881272365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3" office:value-type="float" office:value="-35" calcext:value-type="float">
            <text:p>-3.50E+01</text:p>
          </table:table-cell>
          <table:table-cell table:formula="of:=[.B36]+100" office:value-type="float" office:value="65" calcext:value-type="float">
            <text:p>65</text:p>
          </table:table-cell>
          <table:table-cell office:value-type="float" office:value="12.2558" calcext:value-type="float">
            <text:p>1.22558E+01</text:p>
          </table:table-cell>
          <table:table-cell table:formula="of:=[.D36]/[.$D$105]" office:value-type="float" office:value="0.00978099425077886" calcext:value-type="float">
            <text:p>9.78099E-03</text:p>
          </table:table-cell>
          <table:table-cell/>
          <table:table-cell table:style-name="ce3" office:value-type="float" office:value="-35" calcext:value-type="float">
            <text:p>-3.50E+01</text:p>
          </table:table-cell>
          <table:table-cell table:style-name="ce4" table:formula="of:=[.G36]+100" office:value-type="float" office:value="65" calcext:value-type="float">
            <text:p>65</text:p>
          </table:table-cell>
          <table:table-cell office:value-type="float" office:value="0.01032264" calcext:value-type="float">
            <text:p>1.03226E-02</text:p>
          </table:table-cell>
          <table:table-cell/>
          <table:table-cell table:formula="of:=100*([.E36]-[.I36])/[.E36]" office:value-type="float" office:value="-5.5377371188825" calcext:value-type="float">
            <text:p>-5.537737118882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3" office:value-type="float" office:value="-33" calcext:value-type="float">
            <text:p>-3.30E+01</text:p>
          </table:table-cell>
          <table:table-cell table:formula="of:=[.B37]+100" office:value-type="float" office:value="67" calcext:value-type="float">
            <text:p>67</text:p>
          </table:table-cell>
          <table:table-cell office:value-type="float" office:value="12.232" calcext:value-type="float">
            <text:p>1.22320E+01</text:p>
          </table:table-cell>
          <table:table-cell table:formula="of:=[.D37]/[.$D$105]" office:value-type="float" office:value="0.00976200016935059" calcext:value-type="float">
            <text:p>9.76200E-03</text:p>
          </table:table-cell>
          <table:table-cell/>
          <table:table-cell table:style-name="ce3" office:value-type="float" office:value="-33" calcext:value-type="float">
            <text:p>-3.30E+01</text:p>
          </table:table-cell>
          <table:table-cell table:style-name="ce4" table:formula="of:=[.G37]+100" office:value-type="float" office:value="67" calcext:value-type="float">
            <text:p>67</text:p>
          </table:table-cell>
          <table:table-cell office:value-type="float" office:value="0.01035455" calcext:value-type="float">
            <text:p>1.03546E-02</text:p>
          </table:table-cell>
          <table:table-cell/>
          <table:table-cell table:formula="of:=100*([.E37]-[.I37])/[.E37]" office:value-type="float" office:value="-6.06996333097614" calcext:value-type="float">
            <text:p>-6.0699633309761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3" office:value-type="float" office:value="-31" calcext:value-type="float">
            <text:p>-3.10E+01</text:p>
          </table:table-cell>
          <table:table-cell table:formula="of:=[.B38]+100" office:value-type="float" office:value="69" calcext:value-type="float">
            <text:p>69</text:p>
          </table:table-cell>
          <table:table-cell office:value-type="float" office:value="12.2312" calcext:value-type="float">
            <text:p>1.22312E+01</text:p>
          </table:table-cell>
          <table:table-cell table:formula="of:=[.D38]/[.$D$105]" office:value-type="float" office:value="0.00976136171283199" calcext:value-type="float">
            <text:p>9.76136E-03</text:p>
          </table:table-cell>
          <table:table-cell/>
          <table:table-cell table:style-name="ce3" office:value-type="float" office:value="-31" calcext:value-type="float">
            <text:p>-3.10E+01</text:p>
          </table:table-cell>
          <table:table-cell table:style-name="ce4" table:formula="of:=[.G38]+100" office:value-type="float" office:value="69" calcext:value-type="float">
            <text:p>69</text:p>
          </table:table-cell>
          <table:table-cell office:value-type="float" office:value="0.01038462" calcext:value-type="float">
            <text:p>1.03846E-02</text:p>
          </table:table-cell>
          <table:table-cell/>
          <table:table-cell table:formula="of:=100*([.E38]-[.I38])/[.E38]" office:value-type="float" office:value="-6.38495227923671" calcext:value-type="float">
            <text:p>-6.3849522792367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3" office:value-type="float" office:value="-29" calcext:value-type="float">
            <text:p>-2.90E+01</text:p>
          </table:table-cell>
          <table:table-cell table:formula="of:=[.B39]+100" office:value-type="float" office:value="71" calcext:value-type="float">
            <text:p>71</text:p>
          </table:table-cell>
          <table:table-cell office:value-type="float" office:value="12.2289" calcext:value-type="float">
            <text:p>1.22289E+01</text:p>
          </table:table-cell>
          <table:table-cell table:formula="of:=[.D39]/[.$D$105]" office:value-type="float" office:value="0.00975952615034103" calcext:value-type="float">
            <text:p>9.75953E-03</text:p>
          </table:table-cell>
          <table:table-cell/>
          <table:table-cell table:style-name="ce3" office:value-type="float" office:value="-29" calcext:value-type="float">
            <text:p>-2.90E+01</text:p>
          </table:table-cell>
          <table:table-cell table:style-name="ce4" table:formula="of:=[.G39]+100" office:value-type="float" office:value="71" calcext:value-type="float">
            <text:p>71</text:p>
          </table:table-cell>
          <table:table-cell office:value-type="float" office:value="0.01041283" calcext:value-type="float">
            <text:p>1.04128E-02</text:p>
          </table:table-cell>
          <table:table-cell/>
          <table:table-cell table:formula="of:=100*([.E39]-[.I39])/[.E39]" office:value-type="float" office:value="-6.69401197963022" calcext:value-type="float">
            <text:p>-6.6940119796302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3" office:value-type="float" office:value="-27" calcext:value-type="float">
            <text:p>-2.70E+01</text:p>
          </table:table-cell>
          <table:table-cell table:formula="of:=[.B40]+100" office:value-type="float" office:value="73" calcext:value-type="float">
            <text:p>73</text:p>
          </table:table-cell>
          <table:table-cell office:value-type="float" office:value="12.2229" calcext:value-type="float">
            <text:p>1.22229E+01</text:p>
          </table:table-cell>
          <table:table-cell table:formula="of:=[.D40]/[.$D$105]" office:value-type="float" office:value="0.00975473772645155" calcext:value-type="float">
            <text:p>9.75474E-03</text:p>
          </table:table-cell>
          <table:table-cell/>
          <table:table-cell table:style-name="ce3" office:value-type="float" office:value="-27" calcext:value-type="float">
            <text:p>-2.70E+01</text:p>
          </table:table-cell>
          <table:table-cell table:style-name="ce4" table:formula="of:=[.G40]+100" office:value-type="float" office:value="73" calcext:value-type="float">
            <text:p>73</text:p>
          </table:table-cell>
          <table:table-cell office:value-type="float" office:value="0.01043919" calcext:value-type="float">
            <text:p>1.04392E-02</text:p>
          </table:table-cell>
          <table:table-cell/>
          <table:table-cell table:formula="of:=100*([.E40]-[.I40])/[.E40]" office:value-type="float" office:value="-7.01661380082469" calcext:value-type="float">
            <text:p>-7.0166138008246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3" office:value-type="float" office:value="-25" calcext:value-type="float">
            <text:p>-2.50E+01</text:p>
          </table:table-cell>
          <table:table-cell table:formula="of:=[.B41]+100" office:value-type="float" office:value="75" calcext:value-type="float">
            <text:p>75</text:p>
          </table:table-cell>
          <table:table-cell office:value-type="float" office:value="12.1897" calcext:value-type="float">
            <text:p>1.21897E+01</text:p>
          </table:table-cell>
          <table:table-cell table:formula="of:=[.D41]/[.$D$105]" office:value-type="float" office:value="0.00972824178092977" calcext:value-type="float">
            <text:p>9.72824E-03</text:p>
          </table:table-cell>
          <table:table-cell/>
          <table:table-cell table:style-name="ce3" office:value-type="float" office:value="-25" calcext:value-type="float">
            <text:p>-2.50E+01</text:p>
          </table:table-cell>
          <table:table-cell table:style-name="ce4" table:formula="of:=[.G41]+100" office:value-type="float" office:value="75" calcext:value-type="float">
            <text:p>75</text:p>
          </table:table-cell>
          <table:table-cell office:value-type="float" office:value="0.01046368" calcext:value-type="float">
            <text:p>1.04637E-02</text:p>
          </table:table-cell>
          <table:table-cell/>
          <table:table-cell table:formula="of:=100*([.E41]-[.I41])/[.E41]" office:value-type="float" office:value="-7.55982669460281" calcext:value-type="float">
            <text:p>-7.5598266946028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3" office:value-type="float" office:value="-23" calcext:value-type="float">
            <text:p>-2.30E+01</text:p>
          </table:table-cell>
          <table:table-cell table:formula="of:=[.B42]+100" office:value-type="float" office:value="77" calcext:value-type="float">
            <text:p>77</text:p>
          </table:table-cell>
          <table:table-cell office:value-type="float" office:value="12.1882" calcext:value-type="float">
            <text:p>1.21882E+01</text:p>
          </table:table-cell>
          <table:table-cell table:formula="of:=[.D42]/[.$D$105]" office:value-type="float" office:value="0.0097270446749574" calcext:value-type="float">
            <text:p>9.72704E-03</text:p>
          </table:table-cell>
          <table:table-cell/>
          <table:table-cell table:style-name="ce3" office:value-type="float" office:value="-23" calcext:value-type="float">
            <text:p>-2.30E+01</text:p>
          </table:table-cell>
          <table:table-cell table:style-name="ce4" table:formula="of:=[.G42]+100" office:value-type="float" office:value="77" calcext:value-type="float">
            <text:p>77</text:p>
          </table:table-cell>
          <table:table-cell office:value-type="float" office:value="0.0104863" calcext:value-type="float">
            <text:p>1.04863E-02</text:p>
          </table:table-cell>
          <table:table-cell/>
          <table:table-cell table:formula="of:=100*([.E42]-[.I42])/[.E42]" office:value-type="float" office:value="-7.80561157488388" calcext:value-type="float">
            <text:p>-7.8056115748838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3" office:value-type="float" office:value="-21" calcext:value-type="float">
            <text:p>-2.10E+01</text:p>
          </table:table-cell>
          <table:table-cell table:formula="of:=[.B43]+100" office:value-type="float" office:value="79" calcext:value-type="float">
            <text:p>79</text:p>
          </table:table-cell>
          <table:table-cell office:value-type="float" office:value="12.166" calcext:value-type="float">
            <text:p>1.21660E+01</text:p>
          </table:table-cell>
          <table:table-cell table:formula="of:=[.D43]/[.$D$105]" office:value-type="float" office:value="0.00970932750656633" calcext:value-type="float">
            <text:p>9.70933E-03</text:p>
          </table:table-cell>
          <table:table-cell/>
          <table:table-cell table:style-name="ce3" office:value-type="float" office:value="-21" calcext:value-type="float">
            <text:p>-2.10E+01</text:p>
          </table:table-cell>
          <table:table-cell table:style-name="ce4" table:formula="of:=[.G43]+100" office:value-type="float" office:value="79" calcext:value-type="float">
            <text:p>79</text:p>
          </table:table-cell>
          <table:table-cell office:value-type="float" office:value="0.01050705" calcext:value-type="float">
            <text:p>1.05071E-02</text:p>
          </table:table-cell>
          <table:table-cell/>
          <table:table-cell table:formula="of:=100*([.E43]-[.I43])/[.E43]" office:value-type="float" office:value="-8.21604269599705" calcext:value-type="float">
            <text:p>-8.2160426959970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3" office:value-type="float" office:value="-19" calcext:value-type="float">
            <text:p>-1.90E+01</text:p>
          </table:table-cell>
          <table:table-cell table:formula="of:=[.B44]+100" office:value-type="float" office:value="81" calcext:value-type="float">
            <text:p>81</text:p>
          </table:table-cell>
          <table:table-cell office:value-type="float" office:value="12.1591" calcext:value-type="float">
            <text:p>1.21591E+01</text:p>
          </table:table-cell>
          <table:table-cell table:formula="of:=[.D44]/[.$D$105]" office:value-type="float" office:value="0.00970382081909342" calcext:value-type="float">
            <text:p>9.70382E-03</text:p>
          </table:table-cell>
          <table:table-cell/>
          <table:table-cell table:style-name="ce3" office:value-type="float" office:value="-19" calcext:value-type="float">
            <text:p>-1.90E+01</text:p>
          </table:table-cell>
          <table:table-cell table:style-name="ce4" table:formula="of:=[.G44]+100" office:value-type="float" office:value="81" calcext:value-type="float">
            <text:p>81</text:p>
          </table:table-cell>
          <table:table-cell office:value-type="float" office:value="0.01052593" calcext:value-type="float">
            <text:p>1.05259E-02</text:p>
          </table:table-cell>
          <table:table-cell/>
          <table:table-cell table:formula="of:=100*([.E44]-[.I44])/[.E44]" office:value-type="float" office:value="-8.47201526319383" calcext:value-type="float">
            <text:p>-8.4720152631938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3" office:value-type="float" office:value="-17" calcext:value-type="float">
            <text:p>-1.70E+01</text:p>
          </table:table-cell>
          <table:table-cell table:formula="of:=[.B45]+100" office:value-type="float" office:value="83" calcext:value-type="float">
            <text:p>83</text:p>
          </table:table-cell>
          <table:table-cell office:value-type="float" office:value="12.1418" calcext:value-type="float">
            <text:p>1.21418E+01</text:p>
          </table:table-cell>
          <table:table-cell table:formula="of:=[.D45]/[.$D$105]" office:value-type="float" office:value="0.00969001419687876" calcext:value-type="float">
            <text:p>9.69001E-03</text:p>
          </table:table-cell>
          <table:table-cell/>
          <table:table-cell table:style-name="ce3" office:value-type="float" office:value="-17" calcext:value-type="float">
            <text:p>-1.70E+01</text:p>
          </table:table-cell>
          <table:table-cell table:style-name="ce4" table:formula="of:=[.G45]+100" office:value-type="float" office:value="83" calcext:value-type="float">
            <text:p>83</text:p>
          </table:table-cell>
          <table:table-cell office:value-type="float" office:value="0.01054293" calcext:value-type="float">
            <text:p>1.05429E-02</text:p>
          </table:table-cell>
          <table:table-cell/>
          <table:table-cell table:formula="of:=100*([.E45]-[.I45])/[.E45]" office:value-type="float" office:value="-8.80200777616993" calcext:value-type="float">
            <text:p>-8.8020077761699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3" office:value-type="float" office:value="-15" calcext:value-type="float">
            <text:p>-1.50E+01</text:p>
          </table:table-cell>
          <table:table-cell table:formula="of:=[.B46]+100" office:value-type="float" office:value="85" calcext:value-type="float">
            <text:p>85</text:p>
          </table:table-cell>
          <table:table-cell office:value-type="float" office:value="12.1436" calcext:value-type="float">
            <text:p>1.21436E+01</text:p>
          </table:table-cell>
          <table:table-cell table:formula="of:=[.D46]/[.$D$105]" office:value-type="float" office:value="0.00969145072404561" calcext:value-type="float">
            <text:p>9.69145E-03</text:p>
          </table:table-cell>
          <table:table-cell/>
          <table:table-cell table:style-name="ce3" office:value-type="float" office:value="-15" calcext:value-type="float">
            <text:p>-1.50E+01</text:p>
          </table:table-cell>
          <table:table-cell table:style-name="ce4" table:formula="of:=[.G46]+100" office:value-type="float" office:value="85" calcext:value-type="float">
            <text:p>85</text:p>
          </table:table-cell>
          <table:table-cell office:value-type="float" office:value="0.01055804" calcext:value-type="float">
            <text:p>1.05580E-02</text:p>
          </table:table-cell>
          <table:table-cell/>
          <table:table-cell table:formula="of:=100*([.E46]-[.I46])/[.E46]" office:value-type="float" office:value="-8.94179107576006" calcext:value-type="float">
            <text:p>-8.9417910757600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3" office:value-type="float" office:value="-13" calcext:value-type="float">
            <text:p>-1.30E+01</text:p>
          </table:table-cell>
          <table:table-cell table:formula="of:=[.B47]+100" office:value-type="float" office:value="87" calcext:value-type="float">
            <text:p>87</text:p>
          </table:table-cell>
          <table:table-cell office:value-type="float" office:value="12.1219" calcext:value-type="float">
            <text:p>1.21219E+01</text:p>
          </table:table-cell>
          <table:table-cell table:formula="of:=[.D47]/[.$D$105]" office:value-type="float" office:value="0.00967413259097866" calcext:value-type="float">
            <text:p>9.67413E-03</text:p>
          </table:table-cell>
          <table:table-cell/>
          <table:table-cell table:style-name="ce3" office:value-type="float" office:value="-13" calcext:value-type="float">
            <text:p>-1.30E+01</text:p>
          </table:table-cell>
          <table:table-cell table:style-name="ce4" table:formula="of:=[.G47]+100" office:value-type="float" office:value="87" calcext:value-type="float">
            <text:p>87</text:p>
          </table:table-cell>
          <table:table-cell office:value-type="float" office:value="0.01057127" calcext:value-type="float">
            <text:p>1.05713E-02</text:p>
          </table:table-cell>
          <table:table-cell/>
          <table:table-cell table:formula="of:=100*([.E47]-[.I47])/[.E47]" office:value-type="float" office:value="-9.27356949663833" calcext:value-type="float">
            <text:p>-9.2735694966383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3" office:value-type="float" office:value="-11" calcext:value-type="float">
            <text:p>-1.10E+01</text:p>
          </table:table-cell>
          <table:table-cell table:formula="of:=[.B48]+100" office:value-type="float" office:value="89" calcext:value-type="float">
            <text:p>89</text:p>
          </table:table-cell>
          <table:table-cell office:value-type="float" office:value="12.1306" calcext:value-type="float">
            <text:p>1.21306E+01</text:p>
          </table:table-cell>
          <table:table-cell table:formula="of:=[.D48]/[.$D$105]" office:value-type="float" office:value="0.0096810758056184" calcext:value-type="float">
            <text:p>9.68108E-03</text:p>
          </table:table-cell>
          <table:table-cell/>
          <table:table-cell table:style-name="ce3" office:value-type="float" office:value="-11" calcext:value-type="float">
            <text:p>-1.10E+01</text:p>
          </table:table-cell>
          <table:table-cell table:style-name="ce4" table:formula="of:=[.G48]+100" office:value-type="float" office:value="89" calcext:value-type="float">
            <text:p>89</text:p>
          </table:table-cell>
          <table:table-cell office:value-type="float" office:value="0.01058262" calcext:value-type="float">
            <text:p>1.05826E-02</text:p>
          </table:table-cell>
          <table:table-cell/>
          <table:table-cell table:formula="of:=100*([.E48]-[.I48])/[.E48]" office:value-type="float" office:value="-9.31243812653951" calcext:value-type="float">
            <text:p>-9.3124381265395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3" office:value-type="float" office:value="-9" calcext:value-type="float">
            <text:p>-9.00E+00</text:p>
          </table:table-cell>
          <table:table-cell table:formula="of:=[.B49]+100" office:value-type="float" office:value="91" calcext:value-type="float">
            <text:p>91</text:p>
          </table:table-cell>
          <table:table-cell office:value-type="float" office:value="12.1151" calcext:value-type="float">
            <text:p>1.21151E+01</text:p>
          </table:table-cell>
          <table:table-cell table:formula="of:=[.D49]/[.$D$105]" office:value-type="float" office:value="0.00966870571057058" calcext:value-type="float">
            <text:p>9.66871E-03</text:p>
          </table:table-cell>
          <table:table-cell/>
          <table:table-cell table:style-name="ce3" office:value-type="float" office:value="-9" calcext:value-type="float">
            <text:p>-9.00E+00</text:p>
          </table:table-cell>
          <table:table-cell table:style-name="ce4" table:formula="of:=[.G49]+100" office:value-type="float" office:value="91" calcext:value-type="float">
            <text:p>91</text:p>
          </table:table-cell>
          <table:table-cell office:value-type="float" office:value="0.01059208" calcext:value-type="float">
            <text:p>1.05921E-02</text:p>
          </table:table-cell>
          <table:table-cell/>
          <table:table-cell table:formula="of:=100*([.E49]-[.I49])/[.E49]" office:value-type="float" office:value="-9.55013335880018" calcext:value-type="float">
            <text:p>-9.5501333588001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3" office:value-type="float" office:value="-7" calcext:value-type="float">
            <text:p>-7.00E+00</text:p>
          </table:table-cell>
          <table:table-cell table:formula="of:=[.B50]+100" office:value-type="float" office:value="93" calcext:value-type="float">
            <text:p>93</text:p>
          </table:table-cell>
          <table:table-cell office:value-type="float" office:value="12.1174" calcext:value-type="float">
            <text:p>1.21174E+01</text:p>
          </table:table-cell>
          <table:table-cell table:formula="of:=[.D50]/[.$D$105]" office:value-type="float" office:value="0.00967054127306155" calcext:value-type="float">
            <text:p>9.67054E-03</text:p>
          </table:table-cell>
          <table:table-cell/>
          <table:table-cell table:style-name="ce3" office:value-type="float" office:value="-7" calcext:value-type="float">
            <text:p>-7.00E+00</text:p>
          </table:table-cell>
          <table:table-cell table:style-name="ce4" table:formula="of:=[.G50]+100" office:value-type="float" office:value="93" calcext:value-type="float">
            <text:p>93</text:p>
          </table:table-cell>
          <table:table-cell office:value-type="float" office:value="0.01059965" calcext:value-type="float">
            <text:p>1.05997E-02</text:p>
          </table:table-cell>
          <table:table-cell/>
          <table:table-cell table:formula="of:=100*([.E50]-[.I50])/[.E50]" office:value-type="float" office:value="-9.60761865032928" calcext:value-type="float">
            <text:p>-9.6076186503292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3" office:value-type="float" office:value="-5" calcext:value-type="float">
            <text:p>-5.00E+00</text:p>
          </table:table-cell>
          <table:table-cell table:formula="of:=[.B51]+100" office:value-type="float" office:value="95" calcext:value-type="float">
            <text:p>95</text:p>
          </table:table-cell>
          <table:table-cell office:value-type="float" office:value="12.1192" calcext:value-type="float">
            <text:p>1.21192E+01</text:p>
          </table:table-cell>
          <table:table-cell table:formula="of:=[.D51]/[.$D$105]" office:value-type="float" office:value="0.00967197780022839" calcext:value-type="float">
            <text:p>9.67198E-03</text:p>
          </table:table-cell>
          <table:table-cell/>
          <table:table-cell table:style-name="ce3" office:value-type="float" office:value="-5" calcext:value-type="float">
            <text:p>-5.00E+00</text:p>
          </table:table-cell>
          <table:table-cell table:style-name="ce4" table:formula="of:=[.G51]+100" office:value-type="float" office:value="95" calcext:value-type="float">
            <text:p>95</text:p>
          </table:table-cell>
          <table:table-cell office:value-type="float" office:value="0.01060532" calcext:value-type="float">
            <text:p>1.06053E-02</text:p>
          </table:table-cell>
          <table:table-cell/>
          <table:table-cell table:formula="of:=100*([.E51]-[.I51])/[.E51]" office:value-type="float" office:value="-9.64996217991286" calcext:value-type="float">
            <text:p>-9.6499621799128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3" office:value-type="float" office:value="-3" calcext:value-type="float">
            <text:p>-3.00E+00</text:p>
          </table:table-cell>
          <table:table-cell table:formula="of:=[.B52]+100" office:value-type="float" office:value="97" calcext:value-type="float">
            <text:p>97</text:p>
          </table:table-cell>
          <table:table-cell office:value-type="float" office:value="12.112" calcext:value-type="float">
            <text:p>1.21120E+01</text:p>
          </table:table-cell>
          <table:table-cell table:formula="of:=[.D52]/[.$D$105]" office:value-type="float" office:value="0.00966623169156102" calcext:value-type="float">
            <text:p>9.66623E-03</text:p>
          </table:table-cell>
          <table:table-cell/>
          <table:table-cell table:style-name="ce3" office:value-type="float" office:value="-3" calcext:value-type="float">
            <text:p>-3.00E+00</text:p>
          </table:table-cell>
          <table:table-cell table:style-name="ce4" table:formula="of:=[.G52]+100" office:value-type="float" office:value="97" calcext:value-type="float">
            <text:p>97</text:p>
          </table:table-cell>
          <table:table-cell office:value-type="float" office:value="0.01060911" calcext:value-type="float">
            <text:p>1.06091E-02</text:p>
          </table:table-cell>
          <table:table-cell/>
          <table:table-cell table:formula="of:=100*([.E52]-[.I52])/[.E52]" office:value-type="float" office:value="-9.75435245631605" calcext:value-type="float">
            <text:p>-9.7543524563160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3" office:value-type="float" office:value="-1" calcext:value-type="float">
            <text:p>-1.00E+00</text:p>
          </table:table-cell>
          <table:table-cell table:formula="of:=[.B53]+100" office:value-type="float" office:value="99" calcext:value-type="float">
            <text:p>99</text:p>
          </table:table-cell>
          <table:table-cell office:value-type="float" office:value="12.1165" calcext:value-type="float">
            <text:p>1.21165E+01</text:p>
          </table:table-cell>
          <table:table-cell table:formula="of:=[.D53]/[.$D$105]" office:value-type="float" office:value="0.00966982300947813" calcext:value-type="float">
            <text:p>9.66982E-03</text:p>
          </table:table-cell>
          <table:table-cell/>
          <table:table-cell table:style-name="ce3" office:value-type="float" office:value="-1" calcext:value-type="float">
            <text:p>-1.00E+00</text:p>
          </table:table-cell>
          <table:table-cell table:style-name="ce4" table:formula="of:=[.G53]+100" office:value-type="float" office:value="99" calcext:value-type="float">
            <text:p>99</text:p>
          </table:table-cell>
          <table:table-cell office:value-type="float" office:value="0.010611" calcext:value-type="float">
            <text:p>1.06110E-02</text:p>
          </table:table-cell>
          <table:table-cell/>
          <table:table-cell table:formula="of:=100*([.E53]-[.I53])/[.E53]" office:value-type="float" office:value="-9.73313564890849" calcext:value-type="float">
            <text:p>-9.7331356489084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3" office:value-type="float" office:value="1" calcext:value-type="float">
            <text:p>1.00E+00</text:p>
          </table:table-cell>
          <table:table-cell table:formula="of:=[.B54]+100" office:value-type="float" office:value="101" calcext:value-type="float">
            <text:p>101</text:p>
          </table:table-cell>
          <table:table-cell office:value-type="float" office:value="12.1356" calcext:value-type="float">
            <text:p>1.21356E+01</text:p>
          </table:table-cell>
          <table:table-cell table:formula="of:=[.D54]/[.$D$105]" office:value-type="float" office:value="0.00968506615885963" calcext:value-type="float">
            <text:p>9.68507E-03</text:p>
          </table:table-cell>
          <table:table-cell/>
          <table:table-cell table:style-name="ce3" office:value-type="float" office:value="1" calcext:value-type="float">
            <text:p>1.00E+00</text:p>
          </table:table-cell>
          <table:table-cell table:style-name="ce4" table:formula="of:=[.G54]+100" office:value-type="float" office:value="101" calcext:value-type="float">
            <text:p>101</text:p>
          </table:table-cell>
          <table:table-cell office:value-type="float" office:value="0.010611" calcext:value-type="float">
            <text:p>1.06110E-02</text:p>
          </table:table-cell>
          <table:table-cell/>
          <table:table-cell table:formula="of:=100*([.E54]-[.I54])/[.E54]" office:value-type="float" office:value="-9.56042866360128" calcext:value-type="float">
            <text:p>-9.5604286636012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3" office:value-type="float" office:value="3" calcext:value-type="float">
            <text:p>3.00E+00</text:p>
          </table:table-cell>
          <table:table-cell table:formula="of:=[.B55]+100" office:value-type="float" office:value="103" calcext:value-type="float">
            <text:p>103</text:p>
          </table:table-cell>
          <table:table-cell office:value-type="float" office:value="12.1424" calcext:value-type="float">
            <text:p>1.21424E+01</text:p>
          </table:table-cell>
          <table:table-cell table:formula="of:=[.D55]/[.$D$105]" office:value-type="float" office:value="0.00969049303926771" calcext:value-type="float">
            <text:p>9.69049E-03</text:p>
          </table:table-cell>
          <table:table-cell/>
          <table:table-cell table:style-name="ce3" office:value-type="float" office:value="3" calcext:value-type="float">
            <text:p>3.00E+00</text:p>
          </table:table-cell>
          <table:table-cell table:style-name="ce4" table:formula="of:=[.G55]+100" office:value-type="float" office:value="103" calcext:value-type="float">
            <text:p>103</text:p>
          </table:table-cell>
          <table:table-cell office:value-type="float" office:value="0.01060911" calcext:value-type="float">
            <text:p>1.06091E-02</text:p>
          </table:table-cell>
          <table:table-cell/>
          <table:table-cell table:formula="of:=100*([.E55]-[.I55])/[.E55]" office:value-type="float" office:value="-9.47956886207833" calcext:value-type="float">
            <text:p>-9.4795688620783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3" office:value-type="float" office:value="5" calcext:value-type="float">
            <text:p>5.00E+00</text:p>
          </table:table-cell>
          <table:table-cell table:formula="of:=[.B56]+100" office:value-type="float" office:value="105" calcext:value-type="float">
            <text:p>105</text:p>
          </table:table-cell>
          <table:table-cell office:value-type="float" office:value="12.1529" calcext:value-type="float">
            <text:p>1.21529E+01</text:p>
          </table:table-cell>
          <table:table-cell table:formula="of:=[.D56]/[.$D$105]" office:value-type="float" office:value="0.0096988727810743" calcext:value-type="float">
            <text:p>9.69887E-03</text:p>
          </table:table-cell>
          <table:table-cell/>
          <table:table-cell table:style-name="ce3" office:value-type="float" office:value="5" calcext:value-type="float">
            <text:p>5.00E+00</text:p>
          </table:table-cell>
          <table:table-cell table:style-name="ce4" table:formula="of:=[.G56]+100" office:value-type="float" office:value="105" calcext:value-type="float">
            <text:p>105</text:p>
          </table:table-cell>
          <table:table-cell office:value-type="float" office:value="0.01060532" calcext:value-type="float">
            <text:p>1.06053E-02</text:p>
          </table:table-cell>
          <table:table-cell/>
          <table:table-cell table:formula="of:=100*([.E56]-[.I56])/[.E56]" office:value-type="float" office:value="-9.34590275990092" calcext:value-type="float">
            <text:p>-9.3459027599009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3" office:value-type="float" office:value="7" calcext:value-type="float">
            <text:p>7.00E+00</text:p>
          </table:table-cell>
          <table:table-cell table:formula="of:=[.B57]+100" office:value-type="float" office:value="107" calcext:value-type="float">
            <text:p>107</text:p>
          </table:table-cell>
          <table:table-cell office:value-type="float" office:value="12.1479" calcext:value-type="float">
            <text:p>1.21479E+01</text:p>
          </table:table-cell>
          <table:table-cell table:formula="of:=[.D57]/[.$D$105]" office:value-type="float" office:value="0.00969488242783307" calcext:value-type="float">
            <text:p>9.69488E-03</text:p>
          </table:table-cell>
          <table:table-cell/>
          <table:table-cell table:style-name="ce3" office:value-type="float" office:value="7" calcext:value-type="float">
            <text:p>7.00E+00</text:p>
          </table:table-cell>
          <table:table-cell table:style-name="ce4" table:formula="of:=[.G57]+100" office:value-type="float" office:value="107" calcext:value-type="float">
            <text:p>107</text:p>
          </table:table-cell>
          <table:table-cell office:value-type="float" office:value="0.01059965" calcext:value-type="float">
            <text:p>1.05997E-02</text:p>
          </table:table-cell>
          <table:table-cell/>
          <table:table-cell table:formula="of:=100*([.E57]-[.I57])/[.E57]" office:value-type="float" office:value="-9.33242438886556" calcext:value-type="float">
            <text:p>-9.3324243888655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3" office:value-type="float" office:value="9" calcext:value-type="float">
            <text:p>9.00E+00</text:p>
          </table:table-cell>
          <table:table-cell table:formula="of:=[.B58]+100" office:value-type="float" office:value="109" calcext:value-type="float">
            <text:p>109</text:p>
          </table:table-cell>
          <table:table-cell office:value-type="float" office:value="12.167" calcext:value-type="float">
            <text:p>1.21670E+01</text:p>
          </table:table-cell>
          <table:table-cell table:formula="of:=[.D58]/[.$D$105]" office:value-type="float" office:value="0.00971012557721457" calcext:value-type="float">
            <text:p>9.71013E-03</text:p>
          </table:table-cell>
          <table:table-cell/>
          <table:table-cell table:style-name="ce3" office:value-type="float" office:value="9" calcext:value-type="float">
            <text:p>9.00E+00</text:p>
          </table:table-cell>
          <table:table-cell table:style-name="ce4" table:formula="of:=[.G58]+100" office:value-type="float" office:value="109" calcext:value-type="float">
            <text:p>109</text:p>
          </table:table-cell>
          <table:table-cell office:value-type="float" office:value="0.01059208" calcext:value-type="float">
            <text:p>1.05921E-02</text:p>
          </table:table-cell>
          <table:table-cell/>
          <table:table-cell table:formula="of:=100*([.E58]-[.I58])/[.E58]" office:value-type="float" office:value="-9.08283230502178" calcext:value-type="float">
            <text:p>-9.0828323050217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3" office:value-type="float" office:value="11" calcext:value-type="float">
            <text:p>1.10E+01</text:p>
          </table:table-cell>
          <table:table-cell table:formula="of:=[.B59]+100" office:value-type="float" office:value="111" calcext:value-type="float">
            <text:p>111</text:p>
          </table:table-cell>
          <table:table-cell office:value-type="float" office:value="12.1587" calcext:value-type="float">
            <text:p>1.21587E+01</text:p>
          </table:table-cell>
          <table:table-cell table:formula="of:=[.D59]/[.$D$105]" office:value-type="float" office:value="0.00970350159083413" calcext:value-type="float">
            <text:p>9.70350E-03</text:p>
          </table:table-cell>
          <table:table-cell/>
          <table:table-cell table:style-name="ce3" office:value-type="float" office:value="11" calcext:value-type="float">
            <text:p>1.10E+01</text:p>
          </table:table-cell>
          <table:table-cell table:style-name="ce4" table:formula="of:=[.G59]+100" office:value-type="float" office:value="111" calcext:value-type="float">
            <text:p>111</text:p>
          </table:table-cell>
          <table:table-cell office:value-type="float" office:value="0.01058262" calcext:value-type="float">
            <text:p>1.05826E-02</text:p>
          </table:table-cell>
          <table:table-cell/>
          <table:table-cell table:formula="of:=100*([.E59]-[.I59])/[.E59]" office:value-type="float" office:value="-9.05980589518618" calcext:value-type="float">
            <text:p>-9.0598058951861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3" office:value-type="float" office:value="13" calcext:value-type="float">
            <text:p>1.30E+01</text:p>
          </table:table-cell>
          <table:table-cell table:formula="of:=[.B60]+100" office:value-type="float" office:value="113" calcext:value-type="float">
            <text:p>113</text:p>
          </table:table-cell>
          <table:table-cell office:value-type="float" office:value="12.1466" calcext:value-type="float">
            <text:p>1.21466E+01</text:p>
          </table:table-cell>
          <table:table-cell table:formula="of:=[.D60]/[.$D$105]" office:value-type="float" office:value="0.00969384493599034" calcext:value-type="float">
            <text:p>9.69384E-03</text:p>
          </table:table-cell>
          <table:table-cell/>
          <table:table-cell table:style-name="ce3" office:value-type="float" office:value="13" calcext:value-type="float">
            <text:p>1.30E+01</text:p>
          </table:table-cell>
          <table:table-cell table:style-name="ce4" table:formula="of:=[.G60]+100" office:value-type="float" office:value="113" calcext:value-type="float">
            <text:p>113</text:p>
          </table:table-cell>
          <table:table-cell office:value-type="float" office:value="0.01057127" calcext:value-type="float">
            <text:p>1.05713E-02</text:p>
          </table:table-cell>
          <table:table-cell/>
          <table:table-cell table:formula="of:=100*([.E60]-[.I60])/[.E60]" office:value-type="float" office:value="-9.05136269254772" calcext:value-type="float">
            <text:p>-9.0513626925477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3" office:value-type="float" office:value="15" calcext:value-type="float">
            <text:p>1.50E+01</text:p>
          </table:table-cell>
          <table:table-cell table:formula="of:=[.B61]+100" office:value-type="float" office:value="115" calcext:value-type="float">
            <text:p>115</text:p>
          </table:table-cell>
          <table:table-cell office:value-type="float" office:value="12.1682" calcext:value-type="float">
            <text:p>1.21682E+01</text:p>
          </table:table-cell>
          <table:table-cell table:formula="of:=[.D61]/[.$D$105]" office:value-type="float" office:value="0.00971108326199247" calcext:value-type="float">
            <text:p>9.71108E-03</text:p>
          </table:table-cell>
          <table:table-cell/>
          <table:table-cell table:style-name="ce3" office:value-type="float" office:value="15" calcext:value-type="float">
            <text:p>1.50E+01</text:p>
          </table:table-cell>
          <table:table-cell table:style-name="ce4" table:formula="of:=[.G61]+100" office:value-type="float" office:value="115" calcext:value-type="float">
            <text:p>115</text:p>
          </table:table-cell>
          <table:table-cell office:value-type="float" office:value="0.01055804" calcext:value-type="float">
            <text:p>1.05580E-02</text:p>
          </table:table-cell>
          <table:table-cell/>
          <table:table-cell table:formula="of:=100*([.E61]-[.I61])/[.E61]" office:value-type="float" office:value="-8.72154748505119" calcext:value-type="float">
            <text:p>-8.7215474850511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3" office:value-type="float" office:value="17" calcext:value-type="float">
            <text:p>1.70E+01</text:p>
          </table:table-cell>
          <table:table-cell table:formula="of:=[.B62]+100" office:value-type="float" office:value="117" calcext:value-type="float">
            <text:p>117</text:p>
          </table:table-cell>
          <table:table-cell office:value-type="float" office:value="12.1639" calcext:value-type="float">
            <text:p>1.21639E+01</text:p>
          </table:table-cell>
          <table:table-cell table:formula="of:=[.D62]/[.$D$105]" office:value-type="float" office:value="0.00970765155820501" calcext:value-type="float">
            <text:p>9.70765E-03</text:p>
          </table:table-cell>
          <table:table-cell/>
          <table:table-cell table:style-name="ce3" office:value-type="float" office:value="17" calcext:value-type="float">
            <text:p>1.70E+01</text:p>
          </table:table-cell>
          <table:table-cell table:style-name="ce4" table:formula="of:=[.G62]+100" office:value-type="float" office:value="117" calcext:value-type="float">
            <text:p>117</text:p>
          </table:table-cell>
          <table:table-cell office:value-type="float" office:value="0.01054293" calcext:value-type="float">
            <text:p>1.05429E-02</text:p>
          </table:table-cell>
          <table:table-cell/>
          <table:table-cell table:formula="of:=100*([.E62]-[.I62])/[.E62]" office:value-type="float" office:value="-8.60433068478861" calcext:value-type="float">
            <text:p>-8.6043306847886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3" office:value-type="float" office:value="19" calcext:value-type="float">
            <text:p>1.90E+01</text:p>
          </table:table-cell>
          <table:table-cell table:formula="of:=[.B63]+100" office:value-type="float" office:value="119" calcext:value-type="float">
            <text:p>119</text:p>
          </table:table-cell>
          <table:table-cell office:value-type="float" office:value="12.1452" calcext:value-type="float">
            <text:p>1.21452E+01</text:p>
          </table:table-cell>
          <table:table-cell table:formula="of:=[.D63]/[.$D$105]" office:value-type="float" office:value="0.0096927276370828" calcext:value-type="float">
            <text:p>9.69273E-03</text:p>
          </table:table-cell>
          <table:table-cell/>
          <table:table-cell table:style-name="ce3" office:value-type="float" office:value="19" calcext:value-type="float">
            <text:p>1.90E+01</text:p>
          </table:table-cell>
          <table:table-cell table:style-name="ce4" table:formula="of:=[.G63]+100" office:value-type="float" office:value="119" calcext:value-type="float">
            <text:p>119</text:p>
          </table:table-cell>
          <table:table-cell office:value-type="float" office:value="0.01052593" calcext:value-type="float">
            <text:p>1.05259E-02</text:p>
          </table:table-cell>
          <table:table-cell/>
          <table:table-cell table:formula="of:=100*([.E63]-[.I63])/[.E63]" office:value-type="float" office:value="-8.59615986453085" calcext:value-type="float">
            <text:p>-8.5961598645308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3" office:value-type="float" office:value="21" calcext:value-type="float">
            <text:p>2.10E+01</text:p>
          </table:table-cell>
          <table:table-cell table:formula="of:=[.B64]+100" office:value-type="float" office:value="121" calcext:value-type="float">
            <text:p>121</text:p>
          </table:table-cell>
          <table:table-cell office:value-type="float" office:value="12.1687" calcext:value-type="float">
            <text:p>1.21687E+01</text:p>
          </table:table-cell>
          <table:table-cell table:formula="of:=[.D64]/[.$D$105]" office:value-type="float" office:value="0.00971148229731659" calcext:value-type="float">
            <text:p>9.71148E-03</text:p>
          </table:table-cell>
          <table:table-cell/>
          <table:table-cell table:style-name="ce3" office:value-type="float" office:value="21" calcext:value-type="float">
            <text:p>2.10E+01</text:p>
          </table:table-cell>
          <table:table-cell table:style-name="ce4" table:formula="of:=[.G64]+100" office:value-type="float" office:value="121" calcext:value-type="float">
            <text:p>121</text:p>
          </table:table-cell>
          <table:table-cell office:value-type="float" office:value="0.01050705" calcext:value-type="float">
            <text:p>1.05071E-02</text:p>
          </table:table-cell>
          <table:table-cell/>
          <table:table-cell table:formula="of:=100*([.E64]-[.I64])/[.E64]" office:value-type="float" office:value="-8.19203164179413" calcext:value-type="float">
            <text:p>-8.1920316417941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3" office:value-type="float" office:value="23" calcext:value-type="float">
            <text:p>2.30E+01</text:p>
          </table:table-cell>
          <table:table-cell table:formula="of:=[.B65]+100" office:value-type="float" office:value="123" calcext:value-type="float">
            <text:p>123</text:p>
          </table:table-cell>
          <table:table-cell office:value-type="float" office:value="12.1654" calcext:value-type="float">
            <text:p>1.21654E+01</text:p>
          </table:table-cell>
          <table:table-cell table:formula="of:=[.D65]/[.$D$105]" office:value-type="float" office:value="0.00970884866417738" calcext:value-type="float">
            <text:p>9.70885E-03</text:p>
          </table:table-cell>
          <table:table-cell/>
          <table:table-cell table:style-name="ce3" office:value-type="float" office:value="23" calcext:value-type="float">
            <text:p>2.30E+01</text:p>
          </table:table-cell>
          <table:table-cell table:style-name="ce4" table:formula="of:=[.G65]+100" office:value-type="float" office:value="123" calcext:value-type="float">
            <text:p>123</text:p>
          </table:table-cell>
          <table:table-cell office:value-type="float" office:value="0.0104863" calcext:value-type="float">
            <text:p>1.04863E-02</text:p>
          </table:table-cell>
          <table:table-cell/>
          <table:table-cell table:formula="of:=100*([.E65]-[.I65])/[.E65]" office:value-type="float" office:value="-8.00765737230175" calcext:value-type="float">
            <text:p>-8.0076573723017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3" office:value-type="float" office:value="25" calcext:value-type="float">
            <text:p>2.50E+01</text:p>
          </table:table-cell>
          <table:table-cell table:formula="of:=[.B66]+100" office:value-type="float" office:value="125" calcext:value-type="float">
            <text:p>125</text:p>
          </table:table-cell>
          <table:table-cell office:value-type="float" office:value="12.1879" calcext:value-type="float">
            <text:p>1.21879E+01</text:p>
          </table:table-cell>
          <table:table-cell table:formula="of:=[.D66]/[.$D$105]" office:value-type="float" office:value="0.00972680525376292" calcext:value-type="float">
            <text:p>9.72681E-03</text:p>
          </table:table-cell>
          <table:table-cell/>
          <table:table-cell table:style-name="ce3" office:value-type="float" office:value="25" calcext:value-type="float">
            <text:p>2.50E+01</text:p>
          </table:table-cell>
          <table:table-cell table:style-name="ce4" table:formula="of:=[.G66]+100" office:value-type="float" office:value="125" calcext:value-type="float">
            <text:p>125</text:p>
          </table:table-cell>
          <table:table-cell office:value-type="float" office:value="0.01046368" calcext:value-type="float">
            <text:p>1.04637E-02</text:p>
          </table:table-cell>
          <table:table-cell/>
          <table:table-cell table:formula="of:=100*([.E66]-[.I66])/[.E66]" office:value-type="float" office:value="-7.57571193226067" calcext:value-type="float">
            <text:p>-7.5757119322606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3" office:value-type="float" office:value="27" calcext:value-type="float">
            <text:p>2.70E+01</text:p>
          </table:table-cell>
          <table:table-cell table:formula="of:=[.B67]+100" office:value-type="float" office:value="127" calcext:value-type="float">
            <text:p>127</text:p>
          </table:table-cell>
          <table:table-cell office:value-type="float" office:value="12.2212" calcext:value-type="float">
            <text:p>1.22212E+01</text:p>
          </table:table-cell>
          <table:table-cell table:formula="of:=[.D67]/[.$D$105]" office:value-type="float" office:value="0.00975338100634953" calcext:value-type="float">
            <text:p>9.75338E-03</text:p>
          </table:table-cell>
          <table:table-cell/>
          <table:table-cell table:style-name="ce3" office:value-type="float" office:value="27" calcext:value-type="float">
            <text:p>2.70E+01</text:p>
          </table:table-cell>
          <table:table-cell table:style-name="ce4" table:formula="of:=[.G67]+100" office:value-type="float" office:value="127" calcext:value-type="float">
            <text:p>127</text:p>
          </table:table-cell>
          <table:table-cell office:value-type="float" office:value="0.01043919" calcext:value-type="float">
            <text:p>1.04392E-02</text:p>
          </table:table-cell>
          <table:table-cell/>
          <table:table-cell table:formula="of:=100*([.E67]-[.I67])/[.E67]" office:value-type="float" office:value="-7.03150008396066" calcext:value-type="float">
            <text:p>-7.0315000839606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3" office:value-type="float" office:value="29" calcext:value-type="float">
            <text:p>2.90E+01</text:p>
          </table:table-cell>
          <table:table-cell table:formula="of:=[.B68]+100" office:value-type="float" office:value="129" calcext:value-type="float">
            <text:p>129</text:p>
          </table:table-cell>
          <table:table-cell office:value-type="float" office:value="12.2311" calcext:value-type="float">
            <text:p>1.22311E+01</text:p>
          </table:table-cell>
          <table:table-cell table:formula="of:=[.D68]/[.$D$105]" office:value-type="float" office:value="0.00976128190576717" calcext:value-type="float">
            <text:p>9.76128E-03</text:p>
          </table:table-cell>
          <table:table-cell/>
          <table:table-cell table:style-name="ce3" office:value-type="float" office:value="29" calcext:value-type="float">
            <text:p>2.90E+01</text:p>
          </table:table-cell>
          <table:table-cell table:style-name="ce4" table:formula="of:=[.G68]+100" office:value-type="float" office:value="129" calcext:value-type="float">
            <text:p>129</text:p>
          </table:table-cell>
          <table:table-cell office:value-type="float" office:value="0.01041283" calcext:value-type="float">
            <text:p>1.04128E-02</text:p>
          </table:table-cell>
          <table:table-cell/>
          <table:table-cell table:formula="of:=100*([.E68]-[.I68])/[.E68]" office:value-type="float" office:value="-6.67482099710574" calcext:value-type="float">
            <text:p>-6.6748209971057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3" office:value-type="float" office:value="31" calcext:value-type="float">
            <text:p>3.10E+01</text:p>
          </table:table-cell>
          <table:table-cell table:formula="of:=[.B69]+100" office:value-type="float" office:value="131" calcext:value-type="float">
            <text:p>131</text:p>
          </table:table-cell>
          <table:table-cell office:value-type="float" office:value="12.2403" calcext:value-type="float">
            <text:p>1.22403E+01</text:p>
          </table:table-cell>
          <table:table-cell table:formula="of:=[.D69]/[.$D$105]" office:value-type="float" office:value="0.00976862415573104" calcext:value-type="float">
            <text:p>9.76862E-03</text:p>
          </table:table-cell>
          <table:table-cell/>
          <table:table-cell table:style-name="ce3" office:value-type="float" office:value="31" calcext:value-type="float">
            <text:p>3.10E+01</text:p>
          </table:table-cell>
          <table:table-cell table:style-name="ce4" table:formula="of:=[.G69]+100" office:value-type="float" office:value="131" calcext:value-type="float">
            <text:p>131</text:p>
          </table:table-cell>
          <table:table-cell office:value-type="float" office:value="0.01038462" calcext:value-type="float">
            <text:p>1.03846E-02</text:p>
          </table:table-cell>
          <table:table-cell/>
          <table:table-cell table:formula="of:=100*([.E69]-[.I69])/[.E69]" office:value-type="float" office:value="-6.30586083002868" calcext:value-type="float">
            <text:p>-6.3058608300286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3" office:value-type="float" office:value="33" calcext:value-type="float">
            <text:p>3.30E+01</text:p>
          </table:table-cell>
          <table:table-cell table:formula="of:=[.B70]+100" office:value-type="float" office:value="133" calcext:value-type="float">
            <text:p>133</text:p>
          </table:table-cell>
          <table:table-cell office:value-type="float" office:value="12.2594" calcext:value-type="float">
            <text:p>1.22594E+01</text:p>
          </table:table-cell>
          <table:table-cell table:formula="of:=[.D70]/[.$D$105]" office:value-type="float" office:value="0.00978386730511254" calcext:value-type="float">
            <text:p>9.78387E-03</text:p>
          </table:table-cell>
          <table:table-cell/>
          <table:table-cell table:style-name="ce3" office:value-type="float" office:value="33" calcext:value-type="float">
            <text:p>3.30E+01</text:p>
          </table:table-cell>
          <table:table-cell table:style-name="ce4" table:formula="of:=[.G70]+100" office:value-type="float" office:value="133" calcext:value-type="float">
            <text:p>133</text:p>
          </table:table-cell>
          <table:table-cell office:value-type="float" office:value="0.01035455" calcext:value-type="float">
            <text:p>1.03546E-02</text:p>
          </table:table-cell>
          <table:table-cell/>
          <table:table-cell table:formula="of:=100*([.E70]-[.I70])/[.E70]" office:value-type="float" office:value="-5.83289487776727" calcext:value-type="float">
            <text:p>-5.8328948777672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3" office:value-type="float" office:value="35" calcext:value-type="float">
            <text:p>3.50E+01</text:p>
          </table:table-cell>
          <table:table-cell table:formula="of:=[.B71]+100" office:value-type="float" office:value="135" calcext:value-type="float">
            <text:p>135</text:p>
          </table:table-cell>
          <table:table-cell office:value-type="float" office:value="12.2876" calcext:value-type="float">
            <text:p>1.22876E+01</text:p>
          </table:table-cell>
          <table:table-cell table:formula="of:=[.D71]/[.$D$105]" office:value-type="float" office:value="0.00980637289739309" calcext:value-type="float">
            <text:p>9.80637E-03</text:p>
          </table:table-cell>
          <table:table-cell/>
          <table:table-cell table:style-name="ce3" office:value-type="float" office:value="35" calcext:value-type="float">
            <text:p>3.50E+01</text:p>
          </table:table-cell>
          <table:table-cell table:style-name="ce4" table:formula="of:=[.G71]+100" office:value-type="float" office:value="135" calcext:value-type="float">
            <text:p>135</text:p>
          </table:table-cell>
          <table:table-cell office:value-type="float" office:value="0.01032264" calcext:value-type="float">
            <text:p>1.03226E-02</text:p>
          </table:table-cell>
          <table:table-cell/>
          <table:table-cell table:formula="of:=100*([.E71]-[.I71])/[.E71]" office:value-type="float" office:value="-5.26460810749049" calcext:value-type="float">
            <text:p>-5.2646081074904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3" office:value-type="float" office:value="37" calcext:value-type="float">
            <text:p>3.70E+01</text:p>
          </table:table-cell>
          <table:table-cell table:formula="of:=[.B72]+100" office:value-type="float" office:value="137" calcext:value-type="float">
            <text:p>137</text:p>
          </table:table-cell>
          <table:table-cell office:value-type="float" office:value="12.308" calcext:value-type="float">
            <text:p>1.23080E+01</text:p>
          </table:table-cell>
          <table:table-cell table:formula="of:=[.D72]/[.$D$105]" office:value-type="float" office:value="0.00982265353861732" calcext:value-type="float">
            <text:p>9.82265E-03</text:p>
          </table:table-cell>
          <table:table-cell/>
          <table:table-cell table:style-name="ce3" office:value-type="float" office:value="37" calcext:value-type="float">
            <text:p>3.70E+01</text:p>
          </table:table-cell>
          <table:table-cell table:style-name="ce4" table:formula="of:=[.G72]+100" office:value-type="float" office:value="137" calcext:value-type="float">
            <text:p>137</text:p>
          </table:table-cell>
          <table:table-cell office:value-type="float" office:value="0.01028888" calcext:value-type="float">
            <text:p>1.02889E-02</text:p>
          </table:table-cell>
          <table:table-cell/>
          <table:table-cell table:formula="of:=100*([.E72]-[.I72])/[.E72]" office:value-type="float" office:value="-4.74644106655834" calcext:value-type="float">
            <text:p>-4.7464410665583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3" office:value-type="float" office:value="39" calcext:value-type="float">
            <text:p>3.90E+01</text:p>
          </table:table-cell>
          <table:table-cell table:formula="of:=[.B73]+100" office:value-type="float" office:value="139" calcext:value-type="float">
            <text:p>139</text:p>
          </table:table-cell>
          <table:table-cell office:value-type="float" office:value="12.3317" calcext:value-type="float">
            <text:p>1.23317E+01</text:p>
          </table:table-cell>
          <table:table-cell table:formula="of:=[.D73]/[.$D$105]" office:value-type="float" office:value="0.00984156781298076" calcext:value-type="float">
            <text:p>9.84157E-03</text:p>
          </table:table-cell>
          <table:table-cell/>
          <table:table-cell table:style-name="ce3" office:value-type="float" office:value="39" calcext:value-type="float">
            <text:p>3.90E+01</text:p>
          </table:table-cell>
          <table:table-cell table:style-name="ce4" table:formula="of:=[.G73]+100" office:value-type="float" office:value="139" calcext:value-type="float">
            <text:p>139</text:p>
          </table:table-cell>
          <table:table-cell office:value-type="float" office:value="0.01025328" calcext:value-type="float">
            <text:p>1.02533E-02</text:p>
          </table:table-cell>
          <table:table-cell/>
          <table:table-cell table:formula="of:=100*([.E73]-[.I73])/[.E73]" office:value-type="float" office:value="-4.18340039760941" calcext:value-type="float">
            <text:p>-4.1834003976094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3" office:value-type="float" office:value="41" calcext:value-type="float">
            <text:p>4.10E+01</text:p>
          </table:table-cell>
          <table:table-cell table:formula="of:=[.B74]+100" office:value-type="float" office:value="141" calcext:value-type="float">
            <text:p>141</text:p>
          </table:table-cell>
          <table:table-cell office:value-type="float" office:value="12.398" calcext:value-type="float">
            <text:p>1.23980E+01</text:p>
          </table:table-cell>
          <table:table-cell table:formula="of:=[.D74]/[.$D$105]" office:value-type="float" office:value="0.0098944798969595" calcext:value-type="float">
            <text:p>9.89448E-03</text:p>
          </table:table-cell>
          <table:table-cell/>
          <table:table-cell table:style-name="ce3" office:value-type="float" office:value="41" calcext:value-type="float">
            <text:p>4.10E+01</text:p>
          </table:table-cell>
          <table:table-cell table:style-name="ce4" table:formula="of:=[.G74]+100" office:value-type="float" office:value="141" calcext:value-type="float">
            <text:p>141</text:p>
          </table:table-cell>
          <table:table-cell office:value-type="float" office:value="0.01021585" calcext:value-type="float">
            <text:p>1.02159E-02</text:p>
          </table:table-cell>
          <table:table-cell/>
          <table:table-cell table:formula="of:=100*([.E74]-[.I74])/[.E74]" office:value-type="float" office:value="-3.24797368216648" calcext:value-type="float">
            <text:p>-3.2479736821664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3" office:value-type="float" office:value="43" calcext:value-type="float">
            <text:p>4.30E+01</text:p>
          </table:table-cell>
          <table:table-cell table:formula="of:=[.B75]+100" office:value-type="float" office:value="143" calcext:value-type="float">
            <text:p>143</text:p>
          </table:table-cell>
          <table:table-cell office:value-type="float" office:value="12.4186" calcext:value-type="float">
            <text:p>1.24186E+01</text:p>
          </table:table-cell>
          <table:table-cell table:formula="of:=[.D75]/[.$D$105]" office:value-type="float" office:value="0.00991092015231338" calcext:value-type="float">
            <text:p>9.91092E-03</text:p>
          </table:table-cell>
          <table:table-cell/>
          <table:table-cell table:style-name="ce3" office:value-type="float" office:value="43" calcext:value-type="float">
            <text:p>4.30E+01</text:p>
          </table:table-cell>
          <table:table-cell table:style-name="ce4" table:formula="of:=[.G75]+100" office:value-type="float" office:value="143" calcext:value-type="float">
            <text:p>143</text:p>
          </table:table-cell>
          <table:table-cell office:value-type="float" office:value="0.0101766" calcext:value-type="float">
            <text:p>1.01766E-02</text:p>
          </table:table-cell>
          <table:table-cell/>
          <table:table-cell table:formula="of:=100*([.E75]-[.I75])/[.E75]" office:value-type="float" office:value="-2.68067791490184" calcext:value-type="float">
            <text:p>-2.6806779149018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float" office:value="45" calcext:value-type="float">
            <text:p>4.50E+01</text:p>
          </table:table-cell>
          <table:table-cell table:formula="of:=[.B76]+100" office:value-type="float" office:value="145" calcext:value-type="float">
            <text:p>145</text:p>
          </table:table-cell>
          <table:table-cell office:value-type="float" office:value="12.4556" calcext:value-type="float">
            <text:p>1.24556E+01</text:p>
          </table:table-cell>
          <table:table-cell table:formula="of:=[.D76]/[.$D$105]" office:value-type="float" office:value="0.0099404487662985" calcext:value-type="float">
            <text:p>9.94045E-03</text:p>
          </table:table-cell>
          <table:table-cell/>
          <table:table-cell table:style-name="ce3" office:value-type="float" office:value="45" calcext:value-type="float">
            <text:p>4.50E+01</text:p>
          </table:table-cell>
          <table:table-cell table:style-name="ce4" table:formula="of:=[.G76]+100" office:value-type="float" office:value="145" calcext:value-type="float">
            <text:p>145</text:p>
          </table:table-cell>
          <table:table-cell office:value-type="float" office:value="0.01013553" calcext:value-type="float">
            <text:p>1.01355E-02</text:p>
          </table:table-cell>
          <table:table-cell/>
          <table:table-cell table:formula="of:=100*([.E76]-[.I76])/[.E76]" office:value-type="float" office:value="-1.96249926223546" calcext:value-type="float">
            <text:p>-1.9624992622354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3" office:value-type="float" office:value="47" calcext:value-type="float">
            <text:p>4.70E+01</text:p>
          </table:table-cell>
          <table:table-cell table:formula="of:=[.B77]+100" office:value-type="float" office:value="147" calcext:value-type="float">
            <text:p>147</text:p>
          </table:table-cell>
          <table:table-cell office:value-type="float" office:value="12.5084" calcext:value-type="float">
            <text:p>1.25084E+01</text:p>
          </table:table-cell>
          <table:table-cell table:formula="of:=[.D77]/[.$D$105]" office:value-type="float" office:value="0.00998258689652591" calcext:value-type="float">
            <text:p>9.98259E-03</text:p>
          </table:table-cell>
          <table:table-cell/>
          <table:table-cell table:style-name="ce3" office:value-type="float" office:value="47" calcext:value-type="float">
            <text:p>4.70E+01</text:p>
          </table:table-cell>
          <table:table-cell table:style-name="ce4" table:formula="of:=[.G77]+100" office:value-type="float" office:value="147" calcext:value-type="float">
            <text:p>147</text:p>
          </table:table-cell>
          <table:table-cell office:value-type="float" office:value="0.01009265" calcext:value-type="float">
            <text:p>1.00927E-02</text:p>
          </table:table-cell>
          <table:table-cell/>
          <table:table-cell table:formula="of:=100*([.E77]-[.I77])/[.E77]" office:value-type="float" office:value="-1.10255091806306" calcext:value-type="float">
            <text:p>-1.1025509180630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3" office:value-type="float" office:value="49" calcext:value-type="float">
            <text:p>4.90E+01</text:p>
          </table:table-cell>
          <table:table-cell table:formula="of:=[.B78]+100" office:value-type="float" office:value="149" calcext:value-type="float">
            <text:p>149</text:p>
          </table:table-cell>
          <table:table-cell office:value-type="float" office:value="12.5708" calcext:value-type="float">
            <text:p>1.25708E+01</text:p>
          </table:table-cell>
          <table:table-cell table:formula="of:=[.D78]/[.$D$105]" office:value-type="float" office:value="0.0100323865049765" calcext:value-type="float">
            <text:p>1.00324E-02</text:p>
          </table:table-cell>
          <table:table-cell/>
          <table:table-cell table:style-name="ce3" office:value-type="float" office:value="49" calcext:value-type="float">
            <text:p>4.90E+01</text:p>
          </table:table-cell>
          <table:table-cell table:style-name="ce4" table:formula="of:=[.G78]+100" office:value-type="float" office:value="149" calcext:value-type="float">
            <text:p>149</text:p>
          </table:table-cell>
          <table:table-cell office:value-type="float" office:value="0.01004797" calcext:value-type="float">
            <text:p>1.00480E-02</text:p>
          </table:table-cell>
          <table:table-cell/>
          <table:table-cell table:formula="of:=100*([.E78]-[.I78])/[.E78]" office:value-type="float" office:value="-0.155331884549898" calcext:value-type="float">
            <text:p>-0.15533188454989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3" office:value-type="float" office:value="51" calcext:value-type="float">
            <text:p>5.10E+01</text:p>
          </table:table-cell>
          <table:table-cell table:formula="of:=[.B79]+100" office:value-type="float" office:value="151" calcext:value-type="float">
            <text:p>151</text:p>
          </table:table-cell>
          <table:table-cell office:value-type="float" office:value="12.6258" calcext:value-type="float">
            <text:p>1.26258E+01</text:p>
          </table:table-cell>
          <table:table-cell table:formula="of:=[.D79]/[.$D$105]" office:value-type="float" office:value="0.01007628039063" calcext:value-type="float">
            <text:p>1.00763E-02</text:p>
          </table:table-cell>
          <table:table-cell/>
          <table:table-cell table:style-name="ce3" office:value-type="float" office:value="51" calcext:value-type="float">
            <text:p>5.10E+01</text:p>
          </table:table-cell>
          <table:table-cell table:style-name="ce4" table:formula="of:=[.G79]+100" office:value-type="float" office:value="151" calcext:value-type="float">
            <text:p>151</text:p>
          </table:table-cell>
          <table:table-cell office:value-type="float" office:value="0.009998116" calcext:value-type="float">
            <text:p>9.99812E-03</text:p>
          </table:table-cell>
          <table:table-cell/>
          <table:table-cell table:formula="of:=100*([.E79]-[.I79])/[.E79]" office:value-type="float" office:value="0.775726633239859" calcext:value-type="float">
            <text:p>0.77572663323985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3" office:value-type="float" office:value="53" calcext:value-type="float">
            <text:p>5.30E+01</text:p>
          </table:table-cell>
          <table:table-cell table:formula="of:=[.B80]+100" office:value-type="float" office:value="153" calcext:value-type="float">
            <text:p>153</text:p>
          </table:table-cell>
          <table:table-cell office:value-type="float" office:value="12.7021" calcext:value-type="float">
            <text:p>1.27021E+01</text:p>
          </table:table-cell>
          <table:table-cell table:formula="of:=[.D80]/[.$D$105]" office:value-type="float" office:value="0.0101371731810912" calcext:value-type="float">
            <text:p>1.01372E-02</text:p>
          </table:table-cell>
          <table:table-cell/>
          <table:table-cell table:style-name="ce3" office:value-type="float" office:value="53" calcext:value-type="float">
            <text:p>5.30E+01</text:p>
          </table:table-cell>
          <table:table-cell table:style-name="ce4" table:formula="of:=[.G80]+100" office:value-type="float" office:value="153" calcext:value-type="float">
            <text:p>153</text:p>
          </table:table-cell>
          <table:table-cell office:value-type="float" office:value="0.009947104" calcext:value-type="float">
            <text:p>9.94710E-03</text:p>
          </table:table-cell>
          <table:table-cell/>
          <table:table-cell table:formula="of:=100*([.E80]-[.I80])/[.E80]" office:value-type="float" office:value="1.87497222051787" calcext:value-type="float">
            <text:p>1.8749722205178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3" office:value-type="float" office:value="55" calcext:value-type="float">
            <text:p>5.50E+01</text:p>
          </table:table-cell>
          <table:table-cell table:formula="of:=[.B81]+100" office:value-type="float" office:value="155" calcext:value-type="float">
            <text:p>155</text:p>
          </table:table-cell>
          <table:table-cell office:value-type="float" office:value="12.745" calcext:value-type="float">
            <text:p>1.27450E+01</text:p>
          </table:table-cell>
          <table:table-cell table:formula="of:=[.D81]/[.$D$105]" office:value-type="float" office:value="0.010171410411901" calcext:value-type="float">
            <text:p>1.01714E-02</text:p>
          </table:table-cell>
          <table:table-cell/>
          <table:table-cell table:style-name="ce3" office:value-type="float" office:value="55" calcext:value-type="float">
            <text:p>5.50E+01</text:p>
          </table:table-cell>
          <table:table-cell table:style-name="ce4" table:formula="of:=[.G81]+100" office:value-type="float" office:value="155" calcext:value-type="float">
            <text:p>155</text:p>
          </table:table-cell>
          <table:table-cell office:value-type="float" office:value="0.009898303" calcext:value-type="float">
            <text:p>9.89830E-03</text:p>
          </table:table-cell>
          <table:table-cell/>
          <table:table-cell table:formula="of:=100*([.E81]-[.I81])/[.E81]" office:value-type="float" office:value="2.68504957367045" calcext:value-type="float">
            <text:p>2.6850495736704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3" office:value-type="float" office:value="57" calcext:value-type="float">
            <text:p>5.70E+01</text:p>
          </table:table-cell>
          <table:table-cell table:formula="of:=[.B82]+100" office:value-type="float" office:value="157" calcext:value-type="float">
            <text:p>157</text:p>
          </table:table-cell>
          <table:table-cell office:value-type="float" office:value="12.812" calcext:value-type="float">
            <text:p>1.28120E+01</text:p>
          </table:table-cell>
          <table:table-cell table:formula="of:=[.D82]/[.$D$105]" office:value-type="float" office:value="0.0102248811453335" calcext:value-type="float">
            <text:p>1.02249E-02</text:p>
          </table:table-cell>
          <table:table-cell/>
          <table:table-cell table:style-name="ce3" office:value-type="float" office:value="57" calcext:value-type="float">
            <text:p>5.70E+01</text:p>
          </table:table-cell>
          <table:table-cell table:style-name="ce4" table:formula="of:=[.G82]+100" office:value-type="float" office:value="157" calcext:value-type="float">
            <text:p>157</text:p>
          </table:table-cell>
          <table:table-cell office:value-type="float" office:value="0.0098517" calcext:value-type="float">
            <text:p>9.85170E-03</text:p>
          </table:table-cell>
          <table:table-cell/>
          <table:table-cell table:formula="of:=100*([.E82]-[.I82])/[.E82]" office:value-type="float" office:value="3.64973577716204" calcext:value-type="float">
            <text:p>3.6497357771620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3" office:value-type="float" office:value="59" calcext:value-type="float">
            <text:p>5.90E+01</text:p>
          </table:table-cell>
          <table:table-cell table:formula="of:=[.B83]+100" office:value-type="float" office:value="159" calcext:value-type="float">
            <text:p>159</text:p>
          </table:table-cell>
          <table:table-cell office:value-type="float" office:value="12.8382" calcext:value-type="float">
            <text:p>1.28382E+01</text:p>
          </table:table-cell>
          <table:table-cell table:formula="of:=[.D83]/[.$D$105]" office:value-type="float" office:value="0.0102457905963176" calcext:value-type="float">
            <text:p>1.02458E-02</text:p>
          </table:table-cell>
          <table:table-cell/>
          <table:table-cell table:style-name="ce3" office:value-type="float" office:value="59" calcext:value-type="float">
            <text:p>5.90E+01</text:p>
          </table:table-cell>
          <table:table-cell table:style-name="ce4" table:formula="of:=[.G83]+100" office:value-type="float" office:value="159" calcext:value-type="float">
            <text:p>159</text:p>
          </table:table-cell>
          <table:table-cell office:value-type="float" office:value="0.009807286" calcext:value-type="float">
            <text:p>9.80729E-03</text:p>
          </table:table-cell>
          <table:table-cell/>
          <table:table-cell table:formula="of:=100*([.E83]-[.I83])/[.E83]" office:value-type="float" office:value="4.27985124422894" calcext:value-type="float">
            <text:p>4.2798512442289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3" office:value-type="float" office:value="61" calcext:value-type="float">
            <text:p>6.10E+01</text:p>
          </table:table-cell>
          <table:table-cell table:formula="of:=[.B84]+100" office:value-type="float" office:value="161" calcext:value-type="float">
            <text:p>161</text:p>
          </table:table-cell>
          <table:table-cell office:value-type="float" office:value="12.8612" calcext:value-type="float">
            <text:p>1.28612E+01</text:p>
          </table:table-cell>
          <table:table-cell table:formula="of:=[.D84]/[.$D$105]" office:value-type="float" office:value="0.0102641462212273" calcext:value-type="float">
            <text:p>1.02641E-02</text:p>
          </table:table-cell>
          <table:table-cell/>
          <table:table-cell table:style-name="ce3" office:value-type="float" office:value="61" calcext:value-type="float">
            <text:p>6.10E+01</text:p>
          </table:table-cell>
          <table:table-cell table:style-name="ce4" table:formula="of:=[.G84]+100" office:value-type="float" office:value="161" calcext:value-type="float">
            <text:p>161</text:p>
          </table:table-cell>
          <table:table-cell office:value-type="float" office:value="0.00976505" calcext:value-type="float">
            <text:p>9.76505E-03</text:p>
          </table:table-cell>
          <table:table-cell/>
          <table:table-cell table:formula="of:=100*([.E84]-[.I84])/[.E84]" office:value-type="float" office:value="4.86252056888159" calcext:value-type="float">
            <text:p>4.8625205688815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3" office:value-type="float" office:value="63" calcext:value-type="float">
            <text:p>6.30E+01</text:p>
          </table:table-cell>
          <table:table-cell table:formula="of:=[.B85]+100" office:value-type="float" office:value="163" calcext:value-type="float">
            <text:p>163</text:p>
          </table:table-cell>
          <table:table-cell office:value-type="float" office:value="12.8866" calcext:value-type="float">
            <text:p>1.28866E+01</text:p>
          </table:table-cell>
          <table:table-cell table:formula="of:=[.D85]/[.$D$105]" office:value-type="float" office:value="0.0102844172156927" calcext:value-type="float">
            <text:p>1.02844E-02</text:p>
          </table:table-cell>
          <table:table-cell/>
          <table:table-cell table:style-name="ce3" office:value-type="float" office:value="63" calcext:value-type="float">
            <text:p>6.30E+01</text:p>
          </table:table-cell>
          <table:table-cell table:style-name="ce4" table:formula="of:=[.G85]+100" office:value-type="float" office:value="163" calcext:value-type="float">
            <text:p>163</text:p>
          </table:table-cell>
          <table:table-cell office:value-type="float" office:value="0.009724984" calcext:value-type="float">
            <text:p>9.72498E-03</text:p>
          </table:table-cell>
          <table:table-cell/>
          <table:table-cell table:formula="of:=100*([.E85]-[.I85])/[.E85]" office:value-type="float" office:value="5.43961999945989" calcext:value-type="float">
            <text:p>5.4396199994598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float" office:value="65" calcext:value-type="float">
            <text:p>6.50E+01</text:p>
          </table:table-cell>
          <table:table-cell table:formula="of:=[.B86]+100" office:value-type="float" office:value="165" calcext:value-type="float">
            <text:p>165</text:p>
          </table:table-cell>
          <table:table-cell office:value-type="float" office:value="12.9153" calcext:value-type="float">
            <text:p>1.29153E+01</text:p>
          </table:table-cell>
          <table:table-cell table:formula="of:=[.D86]/[.$D$105]" office:value-type="float" office:value="0.0103073218432974" calcext:value-type="float">
            <text:p>1.03073E-02</text:p>
          </table:table-cell>
          <table:table-cell/>
          <table:table-cell table:style-name="ce3" office:value-type="float" office:value="65" calcext:value-type="float">
            <text:p>6.50E+01</text:p>
          </table:table-cell>
          <table:table-cell table:style-name="ce4" table:formula="of:=[.G86]+100" office:value-type="float" office:value="165" calcext:value-type="float">
            <text:p>165</text:p>
          </table:table-cell>
          <table:table-cell office:value-type="float" office:value="0.009687078" calcext:value-type="float">
            <text:p>9.68708E-03</text:p>
          </table:table-cell>
          <table:table-cell/>
          <table:table-cell table:formula="of:=100*([.E86]-[.I86])/[.E86]" office:value-type="float" office:value="6.01750728974007" calcext:value-type="float">
            <text:p>6.0175072897400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3" office:value-type="float" office:value="67" calcext:value-type="float">
            <text:p>6.70E+01</text:p>
          </table:table-cell>
          <table:table-cell table:formula="of:=[.B87]+100" office:value-type="float" office:value="167" calcext:value-type="float">
            <text:p>167</text:p>
          </table:table-cell>
          <table:table-cell office:value-type="float" office:value="12.9171" calcext:value-type="float">
            <text:p>1.29171E+01</text:p>
          </table:table-cell>
          <table:table-cell table:formula="of:=[.D87]/[.$D$105]" office:value-type="float" office:value="0.0103087583704642" calcext:value-type="float">
            <text:p>1.03088E-02</text:p>
          </table:table-cell>
          <table:table-cell/>
          <table:table-cell table:style-name="ce3" office:value-type="float" office:value="67" calcext:value-type="float">
            <text:p>6.70E+01</text:p>
          </table:table-cell>
          <table:table-cell table:style-name="ce4" table:formula="of:=[.G87]+100" office:value-type="float" office:value="167" calcext:value-type="float">
            <text:p>167</text:p>
          </table:table-cell>
          <table:table-cell office:value-type="float" office:value="0.009651325" calcext:value-type="float">
            <text:p>9.65133E-03</text:p>
          </table:table-cell>
          <table:table-cell/>
          <table:table-cell table:formula="of:=100*([.E87]-[.I87])/[.E87]" office:value-type="float" office:value="6.37742535849764" calcext:value-type="float">
            <text:p>6.3774253584976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3" office:value-type="float" office:value="69" calcext:value-type="float">
            <text:p>6.90E+01</text:p>
          </table:table-cell>
          <table:table-cell table:formula="of:=[.B88]+100" office:value-type="float" office:value="169" calcext:value-type="float">
            <text:p>169</text:p>
          </table:table-cell>
          <table:table-cell office:value-type="float" office:value="12.9103" calcext:value-type="float">
            <text:p>1.29103E+01</text:p>
          </table:table-cell>
          <table:table-cell table:formula="of:=[.D88]/[.$D$105]" office:value-type="float" office:value="0.0103033314900562" calcext:value-type="float">
            <text:p>1.03033E-02</text:p>
          </table:table-cell>
          <table:table-cell/>
          <table:table-cell table:style-name="ce3" office:value-type="float" office:value="69" calcext:value-type="float">
            <text:p>6.90E+01</text:p>
          </table:table-cell>
          <table:table-cell table:style-name="ce4" table:formula="of:=[.G88]+100" office:value-type="float" office:value="169" calcext:value-type="float">
            <text:p>169</text:p>
          </table:table-cell>
          <table:table-cell office:value-type="float" office:value="0.009617715" calcext:value-type="float">
            <text:p>9.61772E-03</text:p>
          </table:table-cell>
          <table:table-cell/>
          <table:table-cell table:formula="of:=100*([.E88]-[.I88])/[.E88]" office:value-type="float" office:value="6.6543184669721" calcext:value-type="float">
            <text:p>6.654318466972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3" office:value-type="float" office:value="71" calcext:value-type="float">
            <text:p>7.10E+01</text:p>
          </table:table-cell>
          <table:table-cell table:formula="of:=[.B89]+100" office:value-type="float" office:value="171" calcext:value-type="float">
            <text:p>171</text:p>
          </table:table-cell>
          <table:table-cell office:value-type="float" office:value="12.9188" calcext:value-type="float">
            <text:p>1.29188E+01</text:p>
          </table:table-cell>
          <table:table-cell table:formula="of:=[.D89]/[.$D$105]" office:value-type="float" office:value="0.0103101150905663" calcext:value-type="float">
            <text:p>1.03101E-02</text:p>
          </table:table-cell>
          <table:table-cell/>
          <table:table-cell table:style-name="ce3" office:value-type="float" office:value="71" calcext:value-type="float">
            <text:p>7.10E+01</text:p>
          </table:table-cell>
          <table:table-cell table:style-name="ce4" table:formula="of:=[.G89]+100" office:value-type="float" office:value="171" calcext:value-type="float">
            <text:p>171</text:p>
          </table:table-cell>
          <table:table-cell office:value-type="float" office:value="0.009586242" calcext:value-type="float">
            <text:p>9.58624E-03</text:p>
          </table:table-cell>
          <table:table-cell/>
          <table:table-cell table:formula="of:=100*([.E89]-[.I89])/[.E89]" office:value-type="float" office:value="7.02099912762952" calcext:value-type="float">
            <text:p>7.0209991276295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3" office:value-type="float" office:value="73" calcext:value-type="float">
            <text:p>7.30E+01</text:p>
          </table:table-cell>
          <table:table-cell table:formula="of:=[.B90]+100" office:value-type="float" office:value="173" calcext:value-type="float">
            <text:p>173</text:p>
          </table:table-cell>
          <table:table-cell office:value-type="float" office:value="12.9243" calcext:value-type="float">
            <text:p>1.29243E+01</text:p>
          </table:table-cell>
          <table:table-cell table:formula="of:=[.D90]/[.$D$105]" office:value-type="float" office:value="0.0103145044791316" calcext:value-type="float">
            <text:p>1.03145E-02</text:p>
          </table:table-cell>
          <table:table-cell/>
          <table:table-cell table:style-name="ce3" office:value-type="float" office:value="73" calcext:value-type="float">
            <text:p>7.30E+01</text:p>
          </table:table-cell>
          <table:table-cell table:style-name="ce4" table:formula="of:=[.G90]+100" office:value-type="float" office:value="173" calcext:value-type="float">
            <text:p>173</text:p>
          </table:table-cell>
          <table:table-cell office:value-type="float" office:value="0.009556899" calcext:value-type="float">
            <text:p>9.55690E-03</text:p>
          </table:table-cell>
          <table:table-cell/>
          <table:table-cell table:formula="of:=100*([.E90]-[.I90])/[.E90]" office:value-type="float" office:value="7.34504968866321" calcext:value-type="float">
            <text:p>7.3450496886632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3" office:value-type="float" office:value="75" calcext:value-type="float">
            <text:p>7.50E+01</text:p>
          </table:table-cell>
          <table:table-cell table:formula="of:=[.B91]+100" office:value-type="float" office:value="175" calcext:value-type="float">
            <text:p>175</text:p>
          </table:table-cell>
          <table:table-cell office:value-type="float" office:value="12.9388" calcext:value-type="float">
            <text:p>1.29388E+01</text:p>
          </table:table-cell>
          <table:table-cell table:formula="of:=[.D91]/[.$D$105]" office:value-type="float" office:value="0.0103260765035312" calcext:value-type="float">
            <text:p>1.03261E-02</text:p>
          </table:table-cell>
          <table:table-cell/>
          <table:table-cell table:style-name="ce3" office:value-type="float" office:value="75" calcext:value-type="float">
            <text:p>7.50E+01</text:p>
          </table:table-cell>
          <table:table-cell table:style-name="ce4" table:formula="of:=[.G91]+100" office:value-type="float" office:value="175" calcext:value-type="float">
            <text:p>175</text:p>
          </table:table-cell>
          <table:table-cell office:value-type="float" office:value="0.009529678" calcext:value-type="float">
            <text:p>9.52968E-03</text:p>
          </table:table-cell>
          <table:table-cell/>
          <table:table-cell table:formula="of:=100*([.E91]-[.I91])/[.E91]" office:value-type="float" office:value="7.71249857832103" calcext:value-type="float">
            <text:p>7.7124985783210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3" office:value-type="float" office:value="77" calcext:value-type="float">
            <text:p>7.70E+01</text:p>
          </table:table-cell>
          <table:table-cell table:formula="of:=[.B92]+100" office:value-type="float" office:value="177" calcext:value-type="float">
            <text:p>177</text:p>
          </table:table-cell>
          <table:table-cell office:value-type="float" office:value="12.928" calcext:value-type="float">
            <text:p>1.29280E+01</text:p>
          </table:table-cell>
          <table:table-cell table:formula="of:=[.D92]/[.$D$105]" office:value-type="float" office:value="0.0103174573405301" calcext:value-type="float">
            <text:p>1.03175E-02</text:p>
          </table:table-cell>
          <table:table-cell/>
          <table:table-cell table:style-name="ce3" office:value-type="float" office:value="77" calcext:value-type="float">
            <text:p>7.70E+01</text:p>
          </table:table-cell>
          <table:table-cell table:style-name="ce4" table:formula="of:=[.G92]+100" office:value-type="float" office:value="177" calcext:value-type="float">
            <text:p>177</text:p>
          </table:table-cell>
          <table:table-cell office:value-type="float" office:value="0.009504575" calcext:value-type="float">
            <text:p>9.50458E-03</text:p>
          </table:table-cell>
          <table:table-cell/>
          <table:table-cell table:formula="of:=100*([.E92]-[.I92])/[.E92]" office:value-type="float" office:value="7.87870803533028" calcext:value-type="float">
            <text:p>7.8787080353302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3" office:value-type="float" office:value="79" calcext:value-type="float">
            <text:p>7.90E+01</text:p>
          </table:table-cell>
          <table:table-cell table:formula="of:=[.B93]+100" office:value-type="float" office:value="179" calcext:value-type="float">
            <text:p>179</text:p>
          </table:table-cell>
          <table:table-cell office:value-type="float" office:value="12.9053" calcext:value-type="float">
            <text:p>1.29053E+01</text:p>
          </table:table-cell>
          <table:table-cell table:formula="of:=[.D93]/[.$D$105]" office:value-type="float" office:value="0.0102993411368149" calcext:value-type="float">
            <text:p>1.02993E-02</text:p>
          </table:table-cell>
          <table:table-cell/>
          <table:table-cell table:style-name="ce3" office:value-type="float" office:value="79" calcext:value-type="float">
            <text:p>7.90E+01</text:p>
          </table:table-cell>
          <table:table-cell table:style-name="ce4" table:formula="of:=[.G93]+100" office:value-type="float" office:value="179" calcext:value-type="float">
            <text:p>179</text:p>
          </table:table-cell>
          <table:table-cell office:value-type="float" office:value="0.009481584" calcext:value-type="float">
            <text:p>9.48158E-03</text:p>
          </table:table-cell>
          <table:table-cell/>
          <table:table-cell table:formula="of:=100*([.E93]-[.I93])/[.E93]" office:value-type="float" office:value="7.93989757162095" calcext:value-type="float">
            <text:p>7.9398975716209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3" office:value-type="float" office:value="81" calcext:value-type="float">
            <text:p>8.10E+01</text:p>
          </table:table-cell>
          <table:table-cell table:formula="of:=[.B94]+100" office:value-type="float" office:value="181" calcext:value-type="float">
            <text:p>181</text:p>
          </table:table-cell>
          <table:table-cell office:value-type="float" office:value="12.9024" calcext:value-type="float">
            <text:p>1.29024E+01</text:p>
          </table:table-cell>
          <table:table-cell table:formula="of:=[.D94]/[.$D$105]" office:value-type="float" office:value="0.010297026731935" calcext:value-type="float">
            <text:p>1.02970E-02</text:p>
          </table:table-cell>
          <table:table-cell/>
          <table:table-cell table:style-name="ce3" office:value-type="float" office:value="81" calcext:value-type="float">
            <text:p>8.10E+01</text:p>
          </table:table-cell>
          <table:table-cell table:style-name="ce4" table:formula="of:=[.G94]+100" office:value-type="float" office:value="181" calcext:value-type="float">
            <text:p>181</text:p>
          </table:table-cell>
          <table:table-cell office:value-type="float" office:value="0.009460698" calcext:value-type="float">
            <text:p>9.46070E-03</text:p>
          </table:table-cell>
          <table:table-cell/>
          <table:table-cell table:formula="of:=100*([.E94]-[.I94])/[.E94]" office:value-type="float" office:value="8.12204099015533" calcext:value-type="float">
            <text:p>8.1220409901553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3" office:value-type="float" office:value="83" calcext:value-type="float">
            <text:p>8.30E+01</text:p>
          </table:table-cell>
          <table:table-cell table:formula="of:=[.B95]+100" office:value-type="float" office:value="183" calcext:value-type="float">
            <text:p>183</text:p>
          </table:table-cell>
          <table:table-cell office:value-type="float" office:value="12.8871" calcext:value-type="float">
            <text:p>1.28871E+01</text:p>
          </table:table-cell>
          <table:table-cell table:formula="of:=[.D95]/[.$D$105]" office:value-type="float" office:value="0.0102848162510168" calcext:value-type="float">
            <text:p>1.02848E-02</text:p>
          </table:table-cell>
          <table:table-cell/>
          <table:table-cell table:style-name="ce3" office:value-type="float" office:value="83" calcext:value-type="float">
            <text:p>8.30E+01</text:p>
          </table:table-cell>
          <table:table-cell table:style-name="ce4" table:formula="of:=[.G95]+100" office:value-type="float" office:value="183" calcext:value-type="float">
            <text:p>183</text:p>
          </table:table-cell>
          <table:table-cell office:value-type="float" office:value="0.009441915" calcext:value-type="float">
            <text:p>9.44192E-03</text:p>
          </table:table-cell>
          <table:table-cell/>
          <table:table-cell table:formula="of:=100*([.E95]-[.I95])/[.E95]" office:value-type="float" office:value="8.19558882185673" calcext:value-type="float">
            <text:p>8.1955888218567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3" office:value-type="float" office:value="85" calcext:value-type="float">
            <text:p>8.50E+01</text:p>
          </table:table-cell>
          <table:table-cell table:formula="of:=[.B96]+100" office:value-type="float" office:value="185" calcext:value-type="float">
            <text:p>185</text:p>
          </table:table-cell>
          <table:table-cell office:value-type="float" office:value="12.8634" calcext:value-type="float">
            <text:p>1.28634E+01</text:p>
          </table:table-cell>
          <table:table-cell table:formula="of:=[.D96]/[.$D$105]" office:value-type="float" office:value="0.0102659019766534" calcext:value-type="float">
            <text:p>1.02659E-02</text:p>
          </table:table-cell>
          <table:table-cell/>
          <table:table-cell table:style-name="ce3" office:value-type="float" office:value="85" calcext:value-type="float">
            <text:p>8.50E+01</text:p>
          </table:table-cell>
          <table:table-cell table:style-name="ce4" table:formula="of:=[.G96]+100" office:value-type="float" office:value="185" calcext:value-type="float">
            <text:p>185</text:p>
          </table:table-cell>
          <table:table-cell office:value-type="float" office:value="0.009425229" calcext:value-type="float">
            <text:p>9.42523E-03</text:p>
          </table:table-cell>
          <table:table-cell/>
          <table:table-cell table:formula="of:=100*([.E96]-[.I96])/[.E96]" office:value-type="float" office:value="8.18898308755773" calcext:value-type="float">
            <text:p>8.1889830875577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3" office:value-type="float" office:value="87" calcext:value-type="float">
            <text:p>8.70E+01</text:p>
          </table:table-cell>
          <table:table-cell table:formula="of:=[.B97]+100" office:value-type="float" office:value="187" calcext:value-type="float">
            <text:p>187</text:p>
          </table:table-cell>
          <table:table-cell office:value-type="float" office:value="12.8526" calcext:value-type="float">
            <text:p>1.28526E+01</text:p>
          </table:table-cell>
          <table:table-cell table:formula="of:=[.D97]/[.$D$105]" office:value-type="float" office:value="0.0102572828136523" calcext:value-type="float">
            <text:p>1.02573E-02</text:p>
          </table:table-cell>
          <table:table-cell/>
          <table:table-cell table:style-name="ce3" office:value-type="float" office:value="87" calcext:value-type="float">
            <text:p>8.70E+01</text:p>
          </table:table-cell>
          <table:table-cell table:style-name="ce4" table:formula="of:=[.G97]+100" office:value-type="float" office:value="187" calcext:value-type="float">
            <text:p>187</text:p>
          </table:table-cell>
          <table:table-cell office:value-type="float" office:value="0.009410636" calcext:value-type="float">
            <text:p>9.41064E-03</text:p>
          </table:table-cell>
          <table:table-cell/>
          <table:table-cell table:formula="of:=100*([.E97]-[.I97])/[.E97]" office:value-type="float" office:value="8.25410422071488" calcext:value-type="float">
            <text:p>8.2541042207148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3" office:value-type="float" office:value="89" calcext:value-type="float">
            <text:p>8.90E+01</text:p>
          </table:table-cell>
          <table:table-cell table:formula="of:=[.B98]+100" office:value-type="float" office:value="189" calcext:value-type="float">
            <text:p>189</text:p>
          </table:table-cell>
          <table:table-cell office:value-type="float" office:value="12.8561" calcext:value-type="float">
            <text:p>1.28561E+01</text:p>
          </table:table-cell>
          <table:table-cell table:formula="of:=[.D98]/[.$D$105]" office:value-type="float" office:value="0.0102600760609212" calcext:value-type="float">
            <text:p>1.02601E-02</text:p>
          </table:table-cell>
          <table:table-cell/>
          <table:table-cell table:style-name="ce3" office:value-type="float" office:value="89" calcext:value-type="float">
            <text:p>8.90E+01</text:p>
          </table:table-cell>
          <table:table-cell table:style-name="ce4" table:formula="of:=[.G98]+100" office:value-type="float" office:value="189" calcext:value-type="float">
            <text:p>189</text:p>
          </table:table-cell>
          <table:table-cell office:value-type="float" office:value="0.009398135" calcext:value-type="float">
            <text:p>9.39814E-03</text:p>
          </table:table-cell>
          <table:table-cell/>
          <table:table-cell table:formula="of:=100*([.E98]-[.I98])/[.E98]" office:value-type="float" office:value="8.40092272029231" calcext:value-type="float">
            <text:p>8.4009227202923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3" office:value-type="float" office:value="91" calcext:value-type="float">
            <text:p>9.10E+01</text:p>
          </table:table-cell>
          <table:table-cell table:formula="of:=[.B99]+100" office:value-type="float" office:value="191" calcext:value-type="float">
            <text:p>191</text:p>
          </table:table-cell>
          <table:table-cell office:value-type="float" office:value="12.8688" calcext:value-type="float">
            <text:p>1.28688E+01</text:p>
          </table:table-cell>
          <table:table-cell table:formula="of:=[.D99]/[.$D$105]" office:value-type="float" office:value="0.0102702115581539" calcext:value-type="float">
            <text:p>1.02702E-02</text:p>
          </table:table-cell>
          <table:table-cell/>
          <table:table-cell table:style-name="ce3" office:value-type="float" office:value="91" calcext:value-type="float">
            <text:p>9.10E+01</text:p>
          </table:table-cell>
          <table:table-cell table:style-name="ce4" table:formula="of:=[.G99]+100" office:value-type="float" office:value="191" calcext:value-type="float">
            <text:p>191</text:p>
          </table:table-cell>
          <table:table-cell office:value-type="float" office:value="0.009387721" calcext:value-type="float">
            <text:p>9.38772E-03</text:p>
          </table:table-cell>
          <table:table-cell/>
          <table:table-cell table:formula="of:=100*([.E99]-[.I99])/[.E99]" office:value-type="float" office:value="8.59272034618691" calcext:value-type="float">
            <text:p>8.5927203461869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3" office:value-type="float" office:value="93" calcext:value-type="float">
            <text:p>9.30E+01</text:p>
          </table:table-cell>
          <table:table-cell table:formula="of:=[.B100]+100" office:value-type="float" office:value="193" calcext:value-type="float">
            <text:p>193</text:p>
          </table:table-cell>
          <table:table-cell office:value-type="float" office:value="12.8696" calcext:value-type="float">
            <text:p>1.28696E+01</text:p>
          </table:table-cell>
          <table:table-cell table:formula="of:=[.D100]/[.$D$105]" office:value-type="float" office:value="0.0102708500146725" calcext:value-type="float">
            <text:p>1.02709E-02</text:p>
          </table:table-cell>
          <table:table-cell/>
          <table:table-cell table:style-name="ce3" office:value-type="float" office:value="93" calcext:value-type="float">
            <text:p>9.30E+01</text:p>
          </table:table-cell>
          <table:table-cell table:style-name="ce4" table:formula="of:=[.G100]+100" office:value-type="float" office:value="193" calcext:value-type="float">
            <text:p>193</text:p>
          </table:table-cell>
          <table:table-cell office:value-type="float" office:value="0.009379393" calcext:value-type="float">
            <text:p>9.37939E-03</text:p>
          </table:table-cell>
          <table:table-cell/>
          <table:table-cell table:formula="of:=100*([.E100]-[.I100])/[.E100]" office:value-type="float" office:value="8.67948624893781" calcext:value-type="float">
            <text:p>8.6794862489378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3" office:value-type="float" office:value="95" calcext:value-type="float">
            <text:p>9.50E+01</text:p>
          </table:table-cell>
          <table:table-cell table:formula="of:=[.B101]+100" office:value-type="float" office:value="195" calcext:value-type="float">
            <text:p>195</text:p>
          </table:table-cell>
          <table:table-cell office:value-type="float" office:value="12.8607" calcext:value-type="float">
            <text:p>1.28607E+01</text:p>
          </table:table-cell>
          <table:table-cell table:formula="of:=[.D101]/[.$D$105]" office:value-type="float" office:value="0.0102637471859031" calcext:value-type="float">
            <text:p>1.02637E-02</text:p>
          </table:table-cell>
          <table:table-cell/>
          <table:table-cell table:style-name="ce3" office:value-type="float" office:value="95" calcext:value-type="float">
            <text:p>9.50E+01</text:p>
          </table:table-cell>
          <table:table-cell table:style-name="ce4" table:formula="of:=[.G101]+100" office:value-type="float" office:value="195" calcext:value-type="float">
            <text:p>195</text:p>
          </table:table-cell>
          <table:table-cell office:value-type="float" office:value="0.009373148" calcext:value-type="float">
            <text:p>9.37315E-03</text:p>
          </table:table-cell>
          <table:table-cell/>
          <table:table-cell table:formula="of:=100*([.E101]-[.I101])/[.E101]" office:value-type="float" office:value="8.6771348686992" calcext:value-type="float">
            <text:p>8.677134868699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3" office:value-type="float" office:value="97" calcext:value-type="float">
            <text:p>9.70E+01</text:p>
          </table:table-cell>
          <table:table-cell table:formula="of:=[.B102]+100" office:value-type="float" office:value="197" calcext:value-type="float">
            <text:p>197</text:p>
          </table:table-cell>
          <table:table-cell office:value-type="float" office:value="12.8524" calcext:value-type="float">
            <text:p>1.28524E+01</text:p>
          </table:table-cell>
          <table:table-cell table:formula="of:=[.D102]/[.$D$105]" office:value-type="float" office:value="0.0102571231995227" calcext:value-type="float">
            <text:p>1.02571E-02</text:p>
          </table:table-cell>
          <table:table-cell/>
          <table:table-cell table:style-name="ce3" office:value-type="float" office:value="97" calcext:value-type="float">
            <text:p>9.70E+01</text:p>
          </table:table-cell>
          <table:table-cell table:style-name="ce4" table:formula="of:=[.G102]+100" office:value-type="float" office:value="197" calcext:value-type="float">
            <text:p>197</text:p>
          </table:table-cell>
          <table:table-cell office:value-type="float" office:value="0.009368986" calcext:value-type="float">
            <text:p>9.36899E-03</text:p>
          </table:table-cell>
          <table:table-cell/>
          <table:table-cell table:formula="of:=100*([.E102]-[.I102])/[.E102]" office:value-type="float" office:value="8.65873580970557" calcext:value-type="float">
            <text:p>8.6587358097055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3" office:value-type="float" office:value="99" calcext:value-type="float">
            <text:p>9.90E+01</text:p>
          </table:table-cell>
          <table:table-cell table:formula="of:=[.B103]+100" office:value-type="float" office:value="199" calcext:value-type="float">
            <text:p>199</text:p>
          </table:table-cell>
          <table:table-cell office:value-type="float" office:value="12.8507" calcext:value-type="float">
            <text:p>1.28507E+01</text:p>
          </table:table-cell>
          <table:table-cell table:formula="of:=[.D103]/[.$D$105]" office:value-type="float" office:value="0.0102557664794207" calcext:value-type="float">
            <text:p>1.02558E-02</text:p>
          </table:table-cell>
          <table:table-cell/>
          <table:table-cell table:style-name="ce3" office:value-type="float" office:value="99" calcext:value-type="float">
            <text:p>9.90E+01</text:p>
          </table:table-cell>
          <table:table-cell table:style-name="ce4" table:formula="of:=[.G103]+100" office:value-type="float" office:value="199" calcext:value-type="float">
            <text:p>199</text:p>
          </table:table-cell>
          <table:table-cell office:value-type="float" office:value="0.009366905" calcext:value-type="float">
            <text:p>9.36691E-03</text:p>
          </table:table-cell>
          <table:table-cell/>
          <table:table-cell table:formula="of:=100*([.E103]-[.I103])/[.E103]" office:value-type="float" office:value="8.6669434332799" calcext:value-type="float">
            <text:p>8.6669434332799</text:p>
          </table:table-cell>
        </table:table-row>
        <table:table-row table:style-name="ro1">
          <table:table-cell table:number-columns-repeated="7"/>
          <table:table-cell table:style-name="ce4"/>
          <table:table-cell table:number-columns-repeated="3"/>
        </table:table-row>
        <table:table-row table:style-name="ro1">
          <table:table-cell table:number-columns-repeated="3"/>
          <table:table-cell table:formula="of:=SUM([.D4:.D103])" office:value-type="float" office:value="1253.0219" calcext:value-type="float">
            <text:p>1.25302E+03</text:p>
          </table:table-cell>
          <table:table-cell table:formula="of:=SUM([.E4:.E103])" office:value-type="float" office:value="1" calcext:value-type="float">
            <text:p>1.00000E+00</text:p>
          </table:table-cell>
          <table:table-cell table:number-columns-repeated="6"/>
        </table:table-row>
        <table:table-row table:style-name="ro1" table:number-rows-repeated="104847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Diff5" table:style-name="ta1">
        <table:shapes>
          <draw:frame draw:z-index="0" draw:style-name="gr1" draw:text-style-name="P1" svg:width="21.036cm" svg:height="10.971cm" svg:x="26.541cm" svg:y="1.646cm">
            <draw:object draw:notify-on-update-of-ranges="Diff5.B4:Diff5.B53 Diff5.E4:Diff5.E4 Diff5.D4:Diff5.D53 Diff5.G4:Diff5.G53 Diff5.I4:Diff5.I4 Diff5.H4:Diff5.H53 Diff5.B54:Diff5.B103 Diff5.E54:Diff5.E54 Diff5.D54:Diff5.D103 Diff5.G54:Diff5.G103 Diff5.I54:Diff5.I54 Diff5.H54:Diff5.H10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4"/>
        <table:table-column table:style-name="co1" table:number-columns-repeated="2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5" office:value-type="string" calcext:value-type="string">
            <text:p>X</text:p>
          </table:table-cell>
          <table:table-cell/>
          <table:table-cell table:style-name="Default"/>
          <table:table-cell table:number-columns-repeated="2"/>
          <table:table-cell table:style-name="ce5" office:value-type="string" calcext:value-type="string">
            <text:p>X</text:p>
          </table:table-cell>
          <table:table-cell table:style-name="Default"/>
          <table:table-cell/>
          <table:table-cell office:value-type="string" calcext:value-type="string">
            <text:p>Rel Error 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.62854" calcext:value-type="float">
            <text:p>5.62854E+00</text:p>
          </table:table-cell>
          <table:table-cell table:formula="of:=[.C4]/[.$C$105]" office:value-type="float" office:value="0.00720390434736456" calcext:value-type="float">
            <text:p>7.20390E-03</text:p>
          </table:table-cell>
          <table:table-cell table:style-name="ce6" office:value-type="string" calcext:value-type="string">
            <text:p>Serpent_1g</text:p>
          </table:table-cell>
          <table:table-cell table:style-name="ce3" office:value-type="float" office:value="0.02" calcext:value-type="float">
            <text:p>2.00E-02</text:p>
          </table:table-cell>
          <table:table-cell table:style-name="ce4" table:formula="of:=[.F4]*100" office:value-type="float" office:value="2" calcext:value-type="float">
            <text:p>2</text:p>
          </table:table-cell>
          <table:table-cell office:value-type="float" office:value="0.007341561" calcext:value-type="float">
            <text:p>7.34156E-03</text:p>
          </table:table-cell>
          <table:table-cell table:style-name="ce1" office:value-type="string" calcext:value-type="string">
            <text:p>Almost_1g</text:p>
          </table:table-cell>
          <table:table-cell table:formula="of:=100*([.D4]-[.H4])/[.D4]" office:value-type="float" office:value="-1.91086174937627" calcext:value-type="float">
            <text:p>-1.910861749376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.61292" calcext:value-type="float">
            <text:p>5.61292E+00</text:p>
          </table:table-cell>
          <table:table-cell table:formula="of:=[.C5]/[.$C$105]" office:value-type="float" office:value="0.00718391248696988" calcext:value-type="float">
            <text:p>7.18391E-03</text:p>
          </table:table-cell>
          <table:table-cell/>
          <table:table-cell table:style-name="ce3" office:value-type="float" office:value="0.06" calcext:value-type="float">
            <text:p>6.00E-02</text:p>
          </table:table-cell>
          <table:table-cell table:style-name="ce4" table:formula="of:=[.F5]*100" office:value-type="float" office:value="6" calcext:value-type="float">
            <text:p>6</text:p>
          </table:table-cell>
          <table:table-cell office:value-type="float" office:value="0.007334526" calcext:value-type="float">
            <text:p>7.33453E-03</text:p>
          </table:table-cell>
          <table:table-cell/>
          <table:table-cell table:formula="of:=100*([.D5]-[.H5])/[.D5]" office:value-type="float" office:value="-2.09653880532785" calcext:value-type="float">
            <text:p>-2.096538805327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.61626" calcext:value-type="float">
            <text:p>5.61626E+00</text:p>
          </table:table-cell>
          <table:table-cell table:formula="of:=[.C6]/[.$C$105]" office:value-type="float" office:value="0.00718818731499282" calcext:value-type="float">
            <text:p>7.18819E-03</text:p>
          </table:table-cell>
          <table:table-cell/>
          <table:table-cell table:style-name="ce3" office:value-type="float" office:value="0.1" calcext:value-type="float">
            <text:p>1.00E-01</text:p>
          </table:table-cell>
          <table:table-cell table:style-name="ce4" table:formula="of:=[.F6]*100" office:value-type="float" office:value="10" calcext:value-type="float">
            <text:p>10</text:p>
          </table:table-cell>
          <table:table-cell office:value-type="float" office:value="0.007320462" calcext:value-type="float">
            <text:p>7.32046E-03</text:p>
          </table:table-cell>
          <table:table-cell/>
          <table:table-cell table:formula="of:=100*([.D6]-[.H6])/[.D6]" office:value-type="float" office:value="-1.84016747492502" calcext:value-type="float">
            <text:p>-1.840167474925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5.59142" calcext:value-type="float">
            <text:p>5.59142E+00</text:p>
          </table:table-cell>
          <table:table-cell table:formula="of:=[.C7]/[.$C$105]" office:value-type="float" office:value="0.00715639488143304" calcext:value-type="float">
            <text:p>7.15639E-03</text:p>
          </table:table-cell>
          <table:table-cell/>
          <table:table-cell table:style-name="ce3" office:value-type="float" office:value="0.14" calcext:value-type="float">
            <text:p>1.40E-01</text:p>
          </table:table-cell>
          <table:table-cell table:style-name="ce4" table:formula="of:=[.F7]*100" office:value-type="float" office:value="14" calcext:value-type="float">
            <text:p>14</text:p>
          </table:table-cell>
          <table:table-cell office:value-type="float" office:value="0.007299383" calcext:value-type="float">
            <text:p>7.29938E-03</text:p>
          </table:table-cell>
          <table:table-cell/>
          <table:table-cell table:formula="of:=100*([.D7]-[.H7])/[.D7]" office:value-type="float" office:value="-1.99804679501316" calcext:value-type="float">
            <text:p>-1.998046795013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5.57428" calcext:value-type="float">
            <text:p>5.57428E+00</text:p>
          </table:table-cell>
          <table:table-cell table:formula="of:=[.C8]/[.$C$105]" office:value-type="float" office:value="0.00713445759032134" calcext:value-type="float">
            <text:p>7.13446E-03</text:p>
          </table:table-cell>
          <table:table-cell/>
          <table:table-cell table:style-name="ce3" office:value-type="float" office:value="0.18" calcext:value-type="float">
            <text:p>1.80E-01</text:p>
          </table:table-cell>
          <table:table-cell table:style-name="ce4" table:formula="of:=[.F8]*100" office:value-type="float" office:value="18" calcext:value-type="float">
            <text:p>18</text:p>
          </table:table-cell>
          <table:table-cell office:value-type="float" office:value="0.007271309" calcext:value-type="float">
            <text:p>7.27131E-03</text:p>
          </table:table-cell>
          <table:table-cell/>
          <table:table-cell table:formula="of:=100*([.D8]-[.H8])/[.D8]" office:value-type="float" office:value="-1.91817538959527" calcext:value-type="float">
            <text:p>-1.918175389595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5.53859" calcext:value-type="float">
            <text:p>5.53859E+00</text:p>
          </table:table-cell>
          <table:table-cell table:formula="of:=[.C9]/[.$C$105]" office:value-type="float" office:value="0.00708877836513019" calcext:value-type="float">
            <text:p>7.08878E-03</text:p>
          </table:table-cell>
          <table:table-cell/>
          <table:table-cell table:style-name="ce3" office:value-type="float" office:value="0.22" calcext:value-type="float">
            <text:p>2.20E-01</text:p>
          </table:table-cell>
          <table:table-cell table:style-name="ce4" table:formula="of:=[.F9]*100" office:value-type="float" office:value="22" calcext:value-type="float">
            <text:p>22</text:p>
          </table:table-cell>
          <table:table-cell office:value-type="float" office:value="0.007236268" calcext:value-type="float">
            <text:p>7.23627E-03</text:p>
          </table:table-cell>
          <table:table-cell/>
          <table:table-cell table:formula="of:=100*([.D9]-[.H9])/[.D9]" office:value-type="float" office:value="-2.08060722557384" calcext:value-type="float">
            <text:p>-2.080607225573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5.49713" calcext:value-type="float">
            <text:p>5.49713E+00</text:p>
          </table:table-cell>
          <table:table-cell table:formula="of:=[.C10]/[.$C$105]" office:value-type="float" office:value="0.00703571418254612" calcext:value-type="float">
            <text:p>7.03571E-03</text:p>
          </table:table-cell>
          <table:table-cell/>
          <table:table-cell table:style-name="ce3" office:value-type="float" office:value="0.26" calcext:value-type="float">
            <text:p>2.60E-01</text:p>
          </table:table-cell>
          <table:table-cell table:style-name="ce4" table:formula="of:=[.F10]*100" office:value-type="float" office:value="26" calcext:value-type="float">
            <text:p>26</text:p>
          </table:table-cell>
          <table:table-cell office:value-type="float" office:value="0.007194292" calcext:value-type="float">
            <text:p>7.19429E-03</text:p>
          </table:table-cell>
          <table:table-cell/>
          <table:table-cell table:formula="of:=100*([.D10]-[.H10])/[.D10]" office:value-type="float" office:value="-2.25389794610013" calcext:value-type="float">
            <text:p>-2.253897946100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5.45721" calcext:value-type="float">
            <text:p>5.45721E+00</text:p>
          </table:table-cell>
          <table:table-cell table:formula="of:=[.C11]/[.$C$105]" office:value-type="float" office:value="0.00698462102845167" calcext:value-type="float">
            <text:p>6.98462E-03</text:p>
          </table:table-cell>
          <table:table-cell/>
          <table:table-cell table:style-name="ce3" office:value-type="float" office:value="0.3" calcext:value-type="float">
            <text:p>3.00E-01</text:p>
          </table:table-cell>
          <table:table-cell table:style-name="ce4" table:formula="of:=[.F11]*100" office:value-type="float" office:value="30" calcext:value-type="float">
            <text:p>30</text:p>
          </table:table-cell>
          <table:table-cell office:value-type="float" office:value="0.007145422" calcext:value-type="float">
            <text:p>7.14542E-03</text:p>
          </table:table-cell>
          <table:table-cell/>
          <table:table-cell table:formula="of:=100*([.D11]-[.H11])/[.D11]" office:value-type="float" office:value="-2.30221469272731" calcext:value-type="float">
            <text:p>-2.302214692727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5.4068" calcext:value-type="float">
            <text:p>5.40680E+00</text:p>
          </table:table-cell>
          <table:table-cell table:formula="of:=[.C12]/[.$C$105]" office:value-type="float" office:value="0.00692010184263249" calcext:value-type="float">
            <text:p>6.92010E-03</text:p>
          </table:table-cell>
          <table:table-cell/>
          <table:table-cell table:style-name="ce3" office:value-type="float" office:value="0.34" calcext:value-type="float">
            <text:p>3.40E-01</text:p>
          </table:table-cell>
          <table:table-cell table:style-name="ce4" table:formula="of:=[.F12]*100" office:value-type="float" office:value="34" calcext:value-type="float">
            <text:p>34</text:p>
          </table:table-cell>
          <table:table-cell office:value-type="float" office:value="0.007089705" calcext:value-type="float">
            <text:p>7.08971E-03</text:p>
          </table:table-cell>
          <table:table-cell/>
          <table:table-cell table:formula="of:=100*([.D12]-[.H12])/[.D12]" office:value-type="float" office:value="-2.45087660881867" calcext:value-type="float">
            <text:p>-2.450876608818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5.36386" calcext:value-type="float">
            <text:p>5.36386E+00</text:p>
          </table:table-cell>
          <table:table-cell table:formula="of:=[.C13]/[.$C$105]" office:value-type="float" office:value="0.00686514342487658" calcext:value-type="float">
            <text:p>6.86514E-03</text:p>
          </table:table-cell>
          <table:table-cell/>
          <table:table-cell table:style-name="ce3" office:value-type="float" office:value="0.38" calcext:value-type="float">
            <text:p>3.80E-01</text:p>
          </table:table-cell>
          <table:table-cell table:style-name="ce4" table:formula="of:=[.F13]*100" office:value-type="float" office:value="38" calcext:value-type="float">
            <text:p>38</text:p>
          </table:table-cell>
          <table:table-cell office:value-type="float" office:value="0.007027194" calcext:value-type="float">
            <text:p>7.02719E-03</text:p>
          </table:table-cell>
          <table:table-cell/>
          <table:table-cell table:formula="of:=100*([.D13]-[.H13])/[.D13]" office:value-type="float" office:value="-2.36048346107685" calcext:value-type="float">
            <text:p>-2.360483461076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5.31721" calcext:value-type="float">
            <text:p>5.31721E+00</text:p>
          </table:table-cell>
          <table:table-cell table:formula="of:=[.C14]/[.$C$105]" office:value-type="float" office:value="0.00680543662030479" calcext:value-type="float">
            <text:p>6.80544E-03</text:p>
          </table:table-cell>
          <table:table-cell/>
          <table:table-cell table:style-name="ce3" office:value-type="float" office:value="0.42" calcext:value-type="float">
            <text:p>4.20E-01</text:p>
          </table:table-cell>
          <table:table-cell table:style-name="ce4" table:formula="of:=[.F14]*100" office:value-type="float" office:value="42" calcext:value-type="float">
            <text:p>42</text:p>
          </table:table-cell>
          <table:table-cell office:value-type="float" office:value="0.006957949" calcext:value-type="float">
            <text:p>6.95795E-03</text:p>
          </table:table-cell>
          <table:table-cell/>
          <table:table-cell table:formula="of:=100*([.D14]-[.H14])/[.D14]" office:value-type="float" office:value="-2.24103739707423" calcext:value-type="float">
            <text:p>-2.241037397074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5.25088" calcext:value-type="float">
            <text:p>5.25088E+00</text:p>
          </table:table-cell>
          <table:table-cell table:formula="of:=[.C15]/[.$C$105]" office:value-type="float" office:value="0.00672054160750205" calcext:value-type="float">
            <text:p>6.72054E-03</text:p>
          </table:table-cell>
          <table:table-cell/>
          <table:table-cell table:style-name="ce3" office:value-type="float" office:value="0.46" calcext:value-type="float">
            <text:p>4.60E-01</text:p>
          </table:table-cell>
          <table:table-cell table:style-name="ce4" table:formula="of:=[.F15]*100" office:value-type="float" office:value="46" calcext:value-type="float">
            <text:p>46</text:p>
          </table:table-cell>
          <table:table-cell office:value-type="float" office:value="0.006882038" calcext:value-type="float">
            <text:p>6.88204E-03</text:p>
          </table:table-cell>
          <table:table-cell/>
          <table:table-cell table:formula="of:=100*([.D15]-[.H15])/[.D15]" office:value-type="float" office:value="-2.40302645128587" calcext:value-type="float">
            <text:p>-2.403026451285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5.18446" calcext:value-type="float">
            <text:p>5.18446E+00</text:p>
          </table:table-cell>
          <table:table-cell table:formula="of:=[.C16]/[.$C$105]" office:value-type="float" office:value="0.00663553140472265" calcext:value-type="float">
            <text:p>6.63553E-03</text:p>
          </table:table-cell>
          <table:table-cell/>
          <table:table-cell table:style-name="ce3" office:value-type="float" office:value="0.5" calcext:value-type="float">
            <text:p>5.00E-01</text:p>
          </table:table-cell>
          <table:table-cell table:style-name="ce4" table:formula="of:=[.F16]*100" office:value-type="float" office:value="50" calcext:value-type="float">
            <text:p>50</text:p>
          </table:table-cell>
          <table:table-cell office:value-type="float" office:value="0.006799532" calcext:value-type="float">
            <text:p>6.79953E-03</text:p>
          </table:table-cell>
          <table:table-cell/>
          <table:table-cell table:formula="of:=100*([.D16]-[.H16])/[.D16]" office:value-type="float" office:value="-2.47155179102346" calcext:value-type="float">
            <text:p>-2.471551791023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5.12757" calcext:value-type="float">
            <text:p>5.12757E+00</text:p>
          </table:table-cell>
          <table:table-cell table:formula="of:=[.C17]/[.$C$105]" office:value-type="float" office:value="0.00656271854058354" calcext:value-type="float">
            <text:p>6.56272E-03</text:p>
          </table:table-cell>
          <table:table-cell/>
          <table:table-cell table:style-name="ce3" office:value-type="float" office:value="0.54" calcext:value-type="float">
            <text:p>5.40E-01</text:p>
          </table:table-cell>
          <table:table-cell table:style-name="ce4" table:formula="of:=[.F17]*100" office:value-type="float" office:value="54" calcext:value-type="float">
            <text:p>54</text:p>
          </table:table-cell>
          <table:table-cell office:value-type="float" office:value="0.00671051" calcext:value-type="float">
            <text:p>6.71051E-03</text:p>
          </table:table-cell>
          <table:table-cell/>
          <table:table-cell table:formula="of:=100*([.D17]-[.H17])/[.D17]" office:value-type="float" office:value="-2.25198533965039" calcext:value-type="float">
            <text:p>-2.251985339650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5.05081" calcext:value-type="float">
            <text:p>5.05081E+00</text:p>
          </table:table-cell>
          <table:table-cell table:formula="of:=[.C18]/[.$C$105]" office:value-type="float" office:value="0.00646447428937387" calcext:value-type="float">
            <text:p>6.46447E-03</text:p>
          </table:table-cell>
          <table:table-cell/>
          <table:table-cell table:style-name="ce3" office:value-type="float" office:value="0.58" calcext:value-type="float">
            <text:p>5.80E-01</text:p>
          </table:table-cell>
          <table:table-cell table:style-name="ce4" table:formula="of:=[.F18]*100" office:value-type="float" office:value="58" calcext:value-type="float">
            <text:p>58</text:p>
          </table:table-cell>
          <table:table-cell office:value-type="float" office:value="0.006615059" calcext:value-type="float">
            <text:p>6.61506E-03</text:p>
          </table:table-cell>
          <table:table-cell/>
          <table:table-cell table:formula="of:=100*([.D18]-[.H18])/[.D18]" office:value-type="float" office:value="-2.32941928276615" calcext:value-type="float">
            <text:p>-2.329419282766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4.98549" calcext:value-type="float">
            <text:p>4.98549E+00</text:p>
          </table:table-cell>
          <table:table-cell table:formula="of:=[.C19]/[.$C$105]" office:value-type="float" office:value="0.00638087196408705" calcext:value-type="float">
            <text:p>6.38087E-03</text:p>
          </table:table-cell>
          <table:table-cell/>
          <table:table-cell table:style-name="ce3" office:value-type="float" office:value="0.62" calcext:value-type="float">
            <text:p>6.20E-01</text:p>
          </table:table-cell>
          <table:table-cell table:style-name="ce4" table:formula="of:=[.F19]*100" office:value-type="float" office:value="62" calcext:value-type="float">
            <text:p>62</text:p>
          </table:table-cell>
          <table:table-cell office:value-type="float" office:value="0.006513271" calcext:value-type="float">
            <text:p>6.51327E-03</text:p>
          </table:table-cell>
          <table:table-cell/>
          <table:table-cell table:formula="of:=100*([.D19]-[.H19])/[.D19]" office:value-type="float" office:value="-2.07493641399045" calcext:value-type="float">
            <text:p>-2.074936413990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4.89612" calcext:value-type="float">
            <text:p>4.89612E+00</text:p>
          </table:table-cell>
          <table:table-cell table:formula="of:=[.C20]/[.$C$105]" office:value-type="float" office:value="0.00626648831725786" calcext:value-type="float">
            <text:p>6.26649E-03</text:p>
          </table:table-cell>
          <table:table-cell/>
          <table:table-cell table:style-name="ce3" office:value-type="float" office:value="0.66" calcext:value-type="float">
            <text:p>6.60E-01</text:p>
          </table:table-cell>
          <table:table-cell table:style-name="ce4" table:formula="of:=[.F20]*100" office:value-type="float" office:value="66" calcext:value-type="float">
            <text:p>66</text:p>
          </table:table-cell>
          <table:table-cell office:value-type="float" office:value="0.006405242" calcext:value-type="float">
            <text:p>6.40524E-03</text:p>
          </table:table-cell>
          <table:table-cell/>
          <table:table-cell table:formula="of:=100*([.D20]-[.H20])/[.D20]" office:value-type="float" office:value="-2.2142175285002" calcext:value-type="float">
            <text:p>-2.21421752850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4.80394" calcext:value-type="float">
            <text:p>4.80394E+00</text:p>
          </table:table-cell>
          <table:table-cell table:formula="of:=[.C21]/[.$C$105]" office:value-type="float" office:value="0.00614850818337944" calcext:value-type="float">
            <text:p>6.14851E-03</text:p>
          </table:table-cell>
          <table:table-cell/>
          <table:table-cell table:style-name="ce3" office:value-type="float" office:value="0.7" calcext:value-type="float">
            <text:p>7.00E-01</text:p>
          </table:table-cell>
          <table:table-cell table:style-name="ce4" table:formula="of:=[.F21]*100" office:value-type="float" office:value="70" calcext:value-type="float">
            <text:p>70</text:p>
          </table:table-cell>
          <table:table-cell office:value-type="float" office:value="0.006291077" calcext:value-type="float">
            <text:p>6.29108E-03</text:p>
          </table:table-cell>
          <table:table-cell/>
          <table:table-cell table:formula="of:=100*([.D21]-[.H21])/[.D21]" office:value-type="float" office:value="-2.31875460466907" calcext:value-type="float">
            <text:p>-2.318754604669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4.71536" calcext:value-type="float">
            <text:p>4.71536E+00</text:p>
          </table:table-cell>
          <table:table-cell table:formula="of:=[.C22]/[.$C$105]" office:value-type="float" office:value="0.00603513564856765" calcext:value-type="float">
            <text:p>6.03514E-03</text:p>
          </table:table-cell>
          <table:table-cell/>
          <table:table-cell table:style-name="ce3" office:value-type="float" office:value="0.74" calcext:value-type="float">
            <text:p>7.40E-01</text:p>
          </table:table-cell>
          <table:table-cell table:style-name="ce4" table:formula="of:=[.F22]*100" office:value-type="float" office:value="74" calcext:value-type="float">
            <text:p>74</text:p>
          </table:table-cell>
          <table:table-cell office:value-type="float" office:value="0.006170886" calcext:value-type="float">
            <text:p>6.17089E-03</text:p>
          </table:table-cell>
          <table:table-cell/>
          <table:table-cell table:formula="of:=100*([.D22]-[.H22])/[.D22]" office:value-type="float" office:value="-2.24933388969596" calcext:value-type="float">
            <text:p>-2.249333889695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4.61627" calcext:value-type="float">
            <text:p>4.61627E+00</text:p>
          </table:table-cell>
          <table:table-cell table:formula="of:=[.C23]/[.$C$105]" office:value-type="float" office:value="0.00590831148425854" calcext:value-type="float">
            <text:p>5.90831E-03</text:p>
          </table:table-cell>
          <table:table-cell/>
          <table:table-cell table:style-name="ce3" office:value-type="float" office:value="0.78" calcext:value-type="float">
            <text:p>7.80E-01</text:p>
          </table:table-cell>
          <table:table-cell table:style-name="ce4" table:formula="of:=[.F23]*100" office:value-type="float" office:value="78" calcext:value-type="float">
            <text:p>78</text:p>
          </table:table-cell>
          <table:table-cell office:value-type="float" office:value="0.006044785" calcext:value-type="float">
            <text:p>6.04479E-03</text:p>
          </table:table-cell>
          <table:table-cell/>
          <table:table-cell table:formula="of:=100*([.D23]-[.H23])/[.D23]" office:value-type="float" office:value="-2.3098564810786" calcext:value-type="float">
            <text:p>-2.30985648107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4.50295" calcext:value-type="float">
            <text:p>4.50295E+00</text:p>
          </table:table-cell>
          <table:table-cell table:formula="of:=[.C24]/[.$C$105]" office:value-type="float" office:value="0.00576327450474994" calcext:value-type="float">
            <text:p>5.76327E-03</text:p>
          </table:table-cell>
          <table:table-cell/>
          <table:table-cell table:style-name="ce3" office:value-type="float" office:value="0.82" calcext:value-type="float">
            <text:p>8.20E-01</text:p>
          </table:table-cell>
          <table:table-cell table:style-name="ce4" table:formula="of:=[.F24]*100" office:value-type="float" office:value="82" calcext:value-type="float">
            <text:p>82</text:p>
          </table:table-cell>
          <table:table-cell office:value-type="float" office:value="0.005912894" calcext:value-type="float">
            <text:p>5.91289E-03</text:p>
          </table:table-cell>
          <table:table-cell/>
          <table:table-cell table:formula="of:=100*([.D24]-[.H24])/[.D24]" office:value-type="float" office:value="-2.59608483209929" calcext:value-type="float">
            <text:p>-2.596084832099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4.40795" calcext:value-type="float">
            <text:p>4.40795E+00</text:p>
          </table:table-cell>
          <table:table-cell table:formula="of:=[.C25]/[.$C$105]" office:value-type="float" office:value="0.00564168508493599" calcext:value-type="float">
            <text:p>5.64169E-03</text:p>
          </table:table-cell>
          <table:table-cell/>
          <table:table-cell table:style-name="ce3" office:value-type="float" office:value="0.86" calcext:value-type="float">
            <text:p>8.60E-01</text:p>
          </table:table-cell>
          <table:table-cell table:style-name="ce4" table:formula="of:=[.F25]*100" office:value-type="float" office:value="86" calcext:value-type="float">
            <text:p>86</text:p>
          </table:table-cell>
          <table:table-cell office:value-type="float" office:value="0.005775343" calcext:value-type="float">
            <text:p>5.77534E-03</text:p>
          </table:table-cell>
          <table:table-cell/>
          <table:table-cell table:formula="of:=100*([.D25]-[.H25])/[.D25]" office:value-type="float" office:value="-2.36911335978143" calcext:value-type="float">
            <text:p>-2.369113359781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4.30578" calcext:value-type="float">
            <text:p>4.30578E+00</text:p>
          </table:table-cell>
          <table:table-cell table:formula="of:=[.C26]/[.$C$105]" office:value-type="float" office:value="0.00551091886364765" calcext:value-type="float">
            <text:p>5.51092E-03</text:p>
          </table:table-cell>
          <table:table-cell/>
          <table:table-cell table:style-name="ce3" office:value-type="float" office:value="0.9" calcext:value-type="float">
            <text:p>9.00E-01</text:p>
          </table:table-cell>
          <table:table-cell table:style-name="ce4" table:formula="of:=[.F26]*100" office:value-type="float" office:value="90" calcext:value-type="float">
            <text:p>90</text:p>
          </table:table-cell>
          <table:table-cell office:value-type="float" office:value="0.005632262" calcext:value-type="float">
            <text:p>5.63226E-03</text:p>
          </table:table-cell>
          <table:table-cell/>
          <table:table-cell table:formula="of:=100*([.D26]-[.H26])/[.D26]" office:value-type="float" office:value="-2.20186758968233" calcext:value-type="float">
            <text:p>-2.201867589682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4.19119" calcext:value-type="float">
            <text:p>4.19119E+00</text:p>
          </table:table-cell>
          <table:table-cell table:formula="of:=[.C27]/[.$C$105]" office:value-type="float" office:value="0.00536425642557943" calcext:value-type="float">
            <text:p>5.36426E-03</text:p>
          </table:table-cell>
          <table:table-cell/>
          <table:table-cell table:style-name="ce3" office:value-type="float" office:value="0.94" calcext:value-type="float">
            <text:p>9.40E-01</text:p>
          </table:table-cell>
          <table:table-cell table:style-name="ce4" table:formula="of:=[.F27]*100" office:value-type="float" office:value="94" calcext:value-type="float">
            <text:p>94</text:p>
          </table:table-cell>
          <table:table-cell office:value-type="float" office:value="0.005483791" calcext:value-type="float">
            <text:p>5.48379E-03</text:p>
          </table:table-cell>
          <table:table-cell/>
          <table:table-cell table:formula="of:=100*([.D27]-[.H27])/[.D27]" office:value-type="float" office:value="-2.22835310129039" calcext:value-type="float">
            <text:p>-2.228353101290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4.07729" calcext:value-type="float">
            <text:p>4.07729E+00</text:p>
          </table:table-cell>
          <table:table-cell table:formula="of:=[.C28]/[.$C$105]" office:value-type="float" office:value="0.00521847711066565" calcext:value-type="float">
            <text:p>5.21848E-03</text:p>
          </table:table-cell>
          <table:table-cell/>
          <table:table-cell table:style-name="ce3" office:value-type="float" office:value="0.98" calcext:value-type="float">
            <text:p>9.80E-01</text:p>
          </table:table-cell>
          <table:table-cell table:style-name="ce4" table:formula="of:=[.F28]*100" office:value-type="float" office:value="98" calcext:value-type="float">
            <text:p>98</text:p>
          </table:table-cell>
          <table:table-cell office:value-type="float" office:value="0.005330073" calcext:value-type="float">
            <text:p>5.33007E-03</text:p>
          </table:table-cell>
          <table:table-cell/>
          <table:table-cell table:formula="of:=100*([.D28]-[.H28])/[.D28]" office:value-type="float" office:value="-2.13847616781282" calcext:value-type="float">
            <text:p>-2.138476167812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3.94767" calcext:value-type="float">
            <text:p>3.94767E+00</text:p>
          </table:table-cell>
          <table:table-cell table:formula="of:=[.C29]/[.$C$105]" office:value-type="float" office:value="0.00505257794649423" calcext:value-type="float">
            <text:p>5.05258E-03</text:p>
          </table:table-cell>
          <table:table-cell/>
          <table:table-cell table:style-name="ce3" office:value-type="float" office:value="1.02" calcext:value-type="float">
            <text:p>1.02E+00</text:p>
          </table:table-cell>
          <table:table-cell table:style-name="ce4" table:formula="of:=[.F29]*100" office:value-type="float" office:value="102" calcext:value-type="float">
            <text:p>102</text:p>
          </table:table-cell>
          <table:table-cell office:value-type="float" office:value="0.005171258" calcext:value-type="float">
            <text:p>5.17126E-03</text:p>
          </table:table-cell>
          <table:table-cell/>
          <table:table-cell table:formula="of:=100*([.D29]-[.H29])/[.D29]" office:value-type="float" office:value="-2.34890099198008" calcext:value-type="float">
            <text:p>-2.348900991980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3.83369" calcext:value-type="float">
            <text:p>3.83369E+00</text:p>
          </table:table-cell>
          <table:table-cell table:formula="of:=[.C30]/[.$C$105]" office:value-type="float" office:value="0.00490669624049008" calcext:value-type="float">
            <text:p>4.90670E-03</text:p>
          </table:table-cell>
          <table:table-cell/>
          <table:table-cell table:style-name="ce3" office:value-type="float" office:value="1.06" calcext:value-type="float">
            <text:p>1.06E+00</text:p>
          </table:table-cell>
          <table:table-cell table:style-name="ce4" table:formula="of:=[.F30]*100" office:value-type="float" office:value="106" calcext:value-type="float">
            <text:p>106</text:p>
          </table:table-cell>
          <table:table-cell office:value-type="float" office:value="0.0050075" calcext:value-type="float">
            <text:p>5.00750E-03</text:p>
          </table:table-cell>
          <table:table-cell/>
          <table:table-cell table:formula="of:=100*([.D30]-[.H30])/[.D30]" office:value-type="float" office:value="-2.05441206402972" calcext:value-type="float">
            <text:p>-2.054412064029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3.69714" calcext:value-type="float">
            <text:p>3.69714E+00</text:p>
          </table:table-cell>
          <table:table-cell table:formula="of:=[.C31]/[.$C$105]" office:value-type="float" office:value="0.00473192744811539" calcext:value-type="float">
            <text:p>4.73193E-03</text:p>
          </table:table-cell>
          <table:table-cell/>
          <table:table-cell table:style-name="ce3" office:value-type="float" office:value="1.1" calcext:value-type="float">
            <text:p>1.10E+00</text:p>
          </table:table-cell>
          <table:table-cell table:style-name="ce4" table:formula="of:=[.F31]*100" office:value-type="float" office:value="110" calcext:value-type="float">
            <text:p>110</text:p>
          </table:table-cell>
          <table:table-cell office:value-type="float" office:value="0.004838959" calcext:value-type="float">
            <text:p>4.83896E-03</text:p>
          </table:table-cell>
          <table:table-cell/>
          <table:table-cell table:formula="of:=100*([.D31]-[.H31])/[.D31]" office:value-type="float" office:value="-2.26190179494909" calcext:value-type="float">
            <text:p>-2.261901794949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float" office:value="3.5616" calcext:value-type="float">
            <text:p>3.56160E+00</text:p>
          </table:table-cell>
          <table:table-cell table:formula="of:=[.C32]/[.$C$105]" office:value-type="float" office:value="0.00455845134325662" calcext:value-type="float">
            <text:p>4.55845E-03</text:p>
          </table:table-cell>
          <table:table-cell/>
          <table:table-cell table:style-name="ce3" office:value-type="float" office:value="1.14" calcext:value-type="float">
            <text:p>1.14E+00</text:p>
          </table:table-cell>
          <table:table-cell table:style-name="ce4" table:formula="of:=[.F32]*100" office:value-type="float" office:value="114" calcext:value-type="float">
            <text:p>114</text:p>
          </table:table-cell>
          <table:table-cell office:value-type="float" office:value="0.004665798" calcext:value-type="float">
            <text:p>4.66580E-03</text:p>
          </table:table-cell>
          <table:table-cell/>
          <table:table-cell table:formula="of:=100*([.D32]-[.H32])/[.D32]" office:value-type="float" office:value="-2.35489311303458" calcext:value-type="float">
            <text:p>-2.35489311303458</text:p>
          </table:table-cell>
          <table:table-cell table:number-columns-repeated="3"/>
          <table:table-cell office:value-type="string" calcext:value-type="string">
            <text:p>K-eff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3.42293" calcext:value-type="float">
            <text:p>3.42293E+00</text:p>
          </table:table-cell>
          <table:table-cell table:formula="of:=[.C33]/[.$C$105]" office:value-type="float" office:value="0.00438096918698713" calcext:value-type="float">
            <text:p>4.38097E-03</text:p>
          </table:table-cell>
          <table:table-cell/>
          <table:table-cell table:style-name="ce3" office:value-type="float" office:value="1.18" calcext:value-type="float">
            <text:p>1.18E+00</text:p>
          </table:table-cell>
          <table:table-cell table:style-name="ce4" table:formula="of:=[.F33]*100" office:value-type="float" office:value="118" calcext:value-type="float">
            <text:p>118</text:p>
          </table:table-cell>
          <table:table-cell office:value-type="float" office:value="0.004488188" calcext:value-type="float">
            <text:p>4.48819E-03</text:p>
          </table:table-cell>
          <table:table-cell/>
          <table:table-cell table:formula="of:=100*([.D33]-[.H33])/[.D33]" office:value-type="float" office:value="-2.44737656067842" calcext:value-type="float">
            <text:p>-2.44737656067842</text:p>
          </table:table-cell>
          <table:table-cell table:number-columns-repeated="2"/>
          <table:table-cell office:value-type="string" calcext:value-type="string">
            <text:p>Serpent</text:p>
          </table:table-cell>
          <table:table-cell table:style-name="ce1" office:value-type="float" office:value="1.33767" calcext:value-type="float">
            <text:p>1.33767E+00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3.29326" calcext:value-type="float">
            <text:p>3.29326E+00</text:p>
          </table:table-cell>
          <table:table-cell table:formula="of:=[.C34]/[.$C$105]" office:value-type="float" office:value="0.00421500602838423" calcext:value-type="float">
            <text:p>4.21501E-03</text:p>
          </table:table-cell>
          <table:table-cell/>
          <table:table-cell table:style-name="ce3" office:value-type="float" office:value="1.22" calcext:value-type="float">
            <text:p>1.22E+00</text:p>
          </table:table-cell>
          <table:table-cell table:style-name="ce4" table:formula="of:=[.F34]*100" office:value-type="float" office:value="122" calcext:value-type="float">
            <text:p>122</text:p>
          </table:table-cell>
          <table:table-cell office:value-type="float" office:value="0.004306304" calcext:value-type="float">
            <text:p>4.30630E-03</text:p>
          </table:table-cell>
          <table:table-cell/>
          <table:table-cell table:formula="of:=100*([.D34]-[.H34])/[.D34]" office:value-type="float" office:value="-2.16602232596957" calcext:value-type="float">
            <text:p>-2.16602232596957</text:p>
          </table:table-cell>
          <table:table-cell table:number-columns-repeated="2"/>
          <table:table-cell office:value-type="string" calcext:value-type="string">
            <text:p>Almost</text:p>
          </table:table-cell>
          <table:table-cell table:style-name="ce1" office:value-type="float" office:value="1.332284" calcext:value-type="float">
            <text:p>1.33228E+00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float" office:value="3.14459" calcext:value-type="float">
            <text:p>3.14459E+00</text:p>
          </table:table-cell>
          <table:table-cell table:formula="of:=[.C35]/[.$C$105]" office:value-type="float" office:value="0.00402472498581854" calcext:value-type="float">
            <text:p>4.02472E-03</text:p>
          </table:table-cell>
          <table:table-cell/>
          <table:table-cell table:style-name="ce3" office:value-type="float" office:value="1.26" calcext:value-type="float">
            <text:p>1.26E+00</text:p>
          </table:table-cell>
          <table:table-cell table:style-name="ce4" table:formula="of:=[.F35]*100" office:value-type="float" office:value="126" calcext:value-type="float">
            <text:p>126</text:p>
          </table:table-cell>
          <table:table-cell office:value-type="float" office:value="0.004120325" calcext:value-type="float">
            <text:p>4.12033E-03</text:p>
          </table:table-cell>
          <table:table-cell/>
          <table:table-cell table:formula="of:=100*([.D35]-[.H35])/[.D35]" office:value-type="float" office:value="-2.37531792900908" calcext:value-type="float">
            <text:p>-2.375317929009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3.00309" calcext:value-type="float">
            <text:p>3.00309E+00</text:p>
          </table:table-cell>
          <table:table-cell table:formula="of:=[.C36]/[.$C$105]" office:value-type="float" office:value="0.00384362074472723" calcext:value-type="float">
            <text:p>3.84362E-03</text:p>
          </table:table-cell>
          <table:table-cell/>
          <table:table-cell table:style-name="ce3" office:value-type="float" office:value="1.3" calcext:value-type="float">
            <text:p>1.30E+00</text:p>
          </table:table-cell>
          <table:table-cell table:style-name="ce4" table:formula="of:=[.F36]*100" office:value-type="float" office:value="130" calcext:value-type="float">
            <text:p>130</text:p>
          </table:table-cell>
          <table:table-cell office:value-type="float" office:value="0.003930436" calcext:value-type="float">
            <text:p>3.93044E-03</text:p>
          </table:table-cell>
          <table:table-cell/>
          <table:table-cell table:formula="of:=100*([.D36]-[.H36])/[.D36]" office:value-type="float" office:value="-2.25868422090969" calcext:value-type="float">
            <text:p>-2.25868422090969</text:p>
          </table:table-cell>
          <table:table-cell table:number-columns-repeated="2"/>
          <table:table-cell office:value-type="string" calcext:value-type="string">
            <text:p>Rel Error %</text:p>
          </table:table-cell>
          <table:table-cell table:formula="of:=100*([.N33]-[.N34])/[.N33]" office:value-type="float" office:value="0.402640412059784" calcext:value-type="float">
            <text:p>0.402640412059784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2.85528" calcext:value-type="float">
            <text:p>2.85528E+00</text:p>
          </table:table-cell>
          <table:table-cell table:formula="of:=[.C37]/[.$C$105]" office:value-type="float" office:value="0.00365444040638302" calcext:value-type="float">
            <text:p>3.65444E-03</text:p>
          </table:table-cell>
          <table:table-cell/>
          <table:table-cell table:style-name="ce3" office:value-type="float" office:value="1.34" calcext:value-type="float">
            <text:p>1.34E+00</text:p>
          </table:table-cell>
          <table:table-cell table:style-name="ce4" table:formula="of:=[.F37]*100" office:value-type="float" office:value="134" calcext:value-type="float">
            <text:p>134</text:p>
          </table:table-cell>
          <table:table-cell office:value-type="float" office:value="0.003736827" calcext:value-type="float">
            <text:p>3.73683E-03</text:p>
          </table:table-cell>
          <table:table-cell/>
          <table:table-cell table:formula="of:=100*([.D37]-[.H37])/[.D37]" office:value-type="float" office:value="-2.25442432918271" calcext:value-type="float">
            <text:p>-2.254424329182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float" office:value="2.70708" calcext:value-type="float">
            <text:p>2.70708E+00</text:p>
          </table:table-cell>
          <table:table-cell table:formula="of:=[.C38]/[.$C$105]" office:value-type="float" office:value="0.00346476091147325" calcext:value-type="float">
            <text:p>3.46476E-03</text:p>
          </table:table-cell>
          <table:table-cell/>
          <table:table-cell table:style-name="ce3" office:value-type="float" office:value="1.38" calcext:value-type="float">
            <text:p>1.38E+00</text:p>
          </table:table-cell>
          <table:table-cell table:style-name="ce4" table:formula="of:=[.F38]*100" office:value-type="float" office:value="138" calcext:value-type="float">
            <text:p>138</text:p>
          </table:table-cell>
          <table:table-cell office:value-type="float" office:value="0.003539691" calcext:value-type="float">
            <text:p>3.53969E-03</text:p>
          </table:table-cell>
          <table:table-cell/>
          <table:table-cell table:formula="of:=100*([.D38]-[.H38])/[.D38]" office:value-type="float" office:value="-2.16263374129586" calcext:value-type="float">
            <text:p>-2.162633741295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2.55011" calcext:value-type="float">
            <text:p>2.55011E+00</text:p>
          </table:table-cell>
          <table:table-cell table:formula="of:=[.C39]/[.$C$105]" office:value-type="float" office:value="0.00326385679328171" calcext:value-type="float">
            <text:p>3.26386E-03</text:p>
          </table:table-cell>
          <table:table-cell/>
          <table:table-cell table:style-name="ce3" office:value-type="float" office:value="1.42" calcext:value-type="float">
            <text:p>1.42E+00</text:p>
          </table:table-cell>
          <table:table-cell table:style-name="ce4" table:formula="of:=[.F39]*100" office:value-type="float" office:value="142" calcext:value-type="float">
            <text:p>142</text:p>
          </table:table-cell>
          <table:table-cell office:value-type="float" office:value="0.003339229" calcext:value-type="float">
            <text:p>3.33923E-03</text:p>
          </table:table-cell>
          <table:table-cell/>
          <table:table-cell table:formula="of:=100*([.D39]-[.H39])/[.D39]" office:value-type="float" office:value="-2.3092988293309" calcext:value-type="float">
            <text:p>-2.30929882933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float" office:value="2.39981" calcext:value-type="float">
            <text:p>2.39981E+00</text:p>
          </table:table-cell>
          <table:table-cell table:formula="of:=[.C40]/[.$C$105]" office:value-type="float" office:value="0.00307148953224974" calcext:value-type="float">
            <text:p>3.07149E-03</text:p>
          </table:table-cell>
          <table:table-cell/>
          <table:table-cell table:style-name="ce3" office:value-type="float" office:value="1.46" calcext:value-type="float">
            <text:p>1.46E+00</text:p>
          </table:table-cell>
          <table:table-cell table:style-name="ce4" table:formula="of:=[.F40]*100" office:value-type="float" office:value="146" calcext:value-type="float">
            <text:p>146</text:p>
          </table:table-cell>
          <table:table-cell office:value-type="float" office:value="0.003135646" calcext:value-type="float">
            <text:p>3.13565E-03</text:p>
          </table:table-cell>
          <table:table-cell/>
          <table:table-cell table:formula="of:=100*([.D40]-[.H40])/[.D40]" office:value-type="float" office:value="-2.08877377170388" calcext:value-type="float">
            <text:p>-2.088773771703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2.24445" calcext:value-type="float">
            <text:p>2.24445E+00</text:p>
          </table:table-cell>
          <table:table-cell table:formula="of:=[.C41]/[.$C$105]" office:value-type="float" office:value="0.00287264603475189" calcext:value-type="float">
            <text:p>2.87265E-03</text:p>
          </table:table-cell>
          <table:table-cell/>
          <table:table-cell table:style-name="ce3" office:value-type="float" office:value="1.5" calcext:value-type="float">
            <text:p>1.50E+00</text:p>
          </table:table-cell>
          <table:table-cell table:style-name="ce4" table:formula="of:=[.F41]*100" office:value-type="float" office:value="150" calcext:value-type="float">
            <text:p>150</text:p>
          </table:table-cell>
          <table:table-cell office:value-type="float" office:value="0.002929153" calcext:value-type="float">
            <text:p>2.92915E-03</text:p>
          </table:table-cell>
          <table:table-cell/>
          <table:table-cell table:formula="of:=100*([.D41]-[.H41])/[.D41]" office:value-type="float" office:value="-1.96707023992934" calcext:value-type="float">
            <text:p>-1.967070239929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2.08873" calcext:value-type="float">
            <text:p>2.08873E+00</text:p>
          </table:table-cell>
          <table:table-cell table:formula="of:=[.C42]/[.$C$105]" office:value-type="float" office:value="0.00267334177734737" calcext:value-type="float">
            <text:p>2.67334E-03</text:p>
          </table:table-cell>
          <table:table-cell/>
          <table:table-cell table:style-name="ce3" office:value-type="float" office:value="1.54" calcext:value-type="float">
            <text:p>1.54E+00</text:p>
          </table:table-cell>
          <table:table-cell table:style-name="ce4" table:formula="of:=[.F42]*100" office:value-type="float" office:value="154" calcext:value-type="float">
            <text:p>154</text:p>
          </table:table-cell>
          <table:table-cell office:value-type="float" office:value="0.002719966" calcext:value-type="float">
            <text:p>2.71997E-03</text:p>
          </table:table-cell>
          <table:table-cell/>
          <table:table-cell table:formula="of:=100*([.D42]-[.H42])/[.D42]" office:value-type="float" office:value="-1.74404272015278" calcext:value-type="float">
            <text:p>-1.744042720152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float" office:value="1.92378" calcext:value-type="float">
            <text:p>1.92378E+00</text:p>
          </table:table-cell>
          <table:table-cell table:formula="of:=[.C43]/[.$C$105]" office:value-type="float" office:value="0.00246222414789146" calcext:value-type="float">
            <text:p>2.46222E-03</text:p>
          </table:table-cell>
          <table:table-cell/>
          <table:table-cell table:style-name="ce3" office:value-type="float" office:value="1.58" calcext:value-type="float">
            <text:p>1.58E+00</text:p>
          </table:table-cell>
          <table:table-cell table:style-name="ce4" table:formula="of:=[.F43]*100" office:value-type="float" office:value="158" calcext:value-type="float">
            <text:p>158</text:p>
          </table:table-cell>
          <table:table-cell office:value-type="float" office:value="0.002508307" calcext:value-type="float">
            <text:p>2.50831E-03</text:p>
          </table:table-cell>
          <table:table-cell/>
          <table:table-cell table:formula="of:=100*([.D43]-[.H43])/[.D43]" office:value-type="float" office:value="-1.87159451538989" calcext:value-type="float">
            <text:p>-1.871594515389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.76728" calcext:value-type="float">
            <text:p>1.76728E+00</text:p>
          </table:table-cell>
          <table:table-cell table:formula="of:=[.C44]/[.$C$105]" office:value-type="float" office:value="0.00226192157735584" calcext:value-type="float">
            <text:p>2.26192E-03</text:p>
          </table:table-cell>
          <table:table-cell/>
          <table:table-cell table:style-name="ce3" office:value-type="float" office:value="1.62" calcext:value-type="float">
            <text:p>1.62E+00</text:p>
          </table:table-cell>
          <table:table-cell table:style-name="ce4" table:formula="of:=[.F44]*100" office:value-type="float" office:value="162" calcext:value-type="float">
            <text:p>162</text:p>
          </table:table-cell>
          <table:table-cell office:value-type="float" office:value="0.002294405" calcext:value-type="float">
            <text:p>2.29441E-03</text:p>
          </table:table-cell>
          <table:table-cell/>
          <table:table-cell table:formula="of:=100*([.D44]-[.H44])/[.D44]" office:value-type="float" office:value="-1.4360985353937" calcext:value-type="float">
            <text:p>-1.43609853539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.6039" calcext:value-type="float">
            <text:p>1.60390E+00</text:p>
          </table:table-cell>
          <table:table-cell table:formula="of:=[.C45]/[.$C$105]" office:value-type="float" office:value="0.00205281337304843" calcext:value-type="float">
            <text:p>2.05281E-03</text:p>
          </table:table-cell>
          <table:table-cell/>
          <table:table-cell table:style-name="ce3" office:value-type="float" office:value="1.66" calcext:value-type="float">
            <text:p>1.66E+00</text:p>
          </table:table-cell>
          <table:table-cell table:style-name="ce4" table:formula="of:=[.F45]*100" office:value-type="float" office:value="166" calcext:value-type="float">
            <text:p>166</text:p>
          </table:table-cell>
          <table:table-cell office:value-type="float" office:value="0.002078498" calcext:value-type="float">
            <text:p>2.07850E-03</text:p>
          </table:table-cell>
          <table:table-cell/>
          <table:table-cell table:formula="of:=100*([.D45]-[.H45])/[.D45]" office:value-type="float" office:value="-1.25119152519102" calcext:value-type="float">
            <text:p>-1.251191525191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1.43921" calcext:value-type="float">
            <text:p>1.43921E+00</text:p>
          </table:table-cell>
          <table:table-cell table:formula="of:=[.C46]/[.$C$105]" office:value-type="float" office:value="0.00184202851463622" calcext:value-type="float">
            <text:p>1.84203E-03</text:p>
          </table:table-cell>
          <table:table-cell/>
          <table:table-cell table:style-name="ce3" office:value-type="float" office:value="1.7" calcext:value-type="float">
            <text:p>1.70E+00</text:p>
          </table:table-cell>
          <table:table-cell table:style-name="ce4" table:formula="of:=[.F46]*100" office:value-type="float" office:value="170" calcext:value-type="float">
            <text:p>170</text:p>
          </table:table-cell>
          <table:table-cell office:value-type="float" office:value="0.001860829" calcext:value-type="float">
            <text:p>1.86083E-03</text:p>
          </table:table-cell>
          <table:table-cell/>
          <table:table-cell table:formula="of:=100*([.D46]-[.H46])/[.D46]" office:value-type="float" office:value="-1.02064030032097" calcext:value-type="float">
            <text:p>-1.020640300320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float" office:value="1.27187" calcext:value-type="float">
            <text:p>1.27187E+00</text:p>
          </table:table-cell>
          <table:table-cell table:formula="of:=[.C47]/[.$C$105]" office:value-type="float" office:value="0.00162785195135551" calcext:value-type="float">
            <text:p>1.62785E-03</text:p>
          </table:table-cell>
          <table:table-cell/>
          <table:table-cell table:style-name="ce3" office:value-type="float" office:value="1.74" calcext:value-type="float">
            <text:p>1.74E+00</text:p>
          </table:table-cell>
          <table:table-cell table:style-name="ce4" table:formula="of:=[.F47]*100" office:value-type="float" office:value="174" calcext:value-type="float">
            <text:p>174</text:p>
          </table:table-cell>
          <table:table-cell office:value-type="float" office:value="0.001641651" calcext:value-type="float">
            <text:p>1.64165E-03</text:p>
          </table:table-cell>
          <table:table-cell/>
          <table:table-cell table:formula="of:=100*([.D47]-[.H47])/[.D47]" office:value-type="float" office:value="-0.847684498150861" calcext:value-type="float">
            <text:p>-0.8476844981508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.10668" calcext:value-type="float">
            <text:p>1.10668E+00</text:p>
          </table:table-cell>
          <table:table-cell table:formula="of:=[.C48]/[.$C$105]" office:value-type="float" office:value="0.00141642714862849" calcext:value-type="float">
            <text:p>1.41643E-03</text:p>
          </table:table-cell>
          <table:table-cell/>
          <table:table-cell table:style-name="ce3" office:value-type="float" office:value="1.78" calcext:value-type="float">
            <text:p>1.78E+00</text:p>
          </table:table-cell>
          <table:table-cell table:style-name="ce4" table:formula="of:=[.F48]*100" office:value-type="float" office:value="178" calcext:value-type="float">
            <text:p>178</text:p>
          </table:table-cell>
          <table:table-cell office:value-type="float" office:value="0.001421229" calcext:value-type="float">
            <text:p>1.42123E-03</text:p>
          </table:table-cell>
          <table:table-cell/>
          <table:table-cell table:formula="of:=100*([.D48]-[.H48])/[.D48]" office:value-type="float" office:value="-0.339011531666719" calcext:value-type="float">
            <text:p>-0.3390115316667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office:value-type="float" office:value="0.940456" calcext:value-type="float">
            <text:p>9.40456E-01</text:p>
          </table:table-cell>
          <table:table-cell table:formula="of:=[.C49]/[.$C$105]" office:value-type="float" office:value="0.00120367894105844" calcext:value-type="float">
            <text:p>1.20368E-03</text:p>
          </table:table-cell>
          <table:table-cell/>
          <table:table-cell table:style-name="ce3" office:value-type="float" office:value="1.82" calcext:value-type="float">
            <text:p>1.82E+00</text:p>
          </table:table-cell>
          <table:table-cell table:style-name="ce4" table:formula="of:=[.F49]*100" office:value-type="float" office:value="182" calcext:value-type="float">
            <text:p>182</text:p>
          </table:table-cell>
          <table:table-cell office:value-type="float" office:value="0.001199836" calcext:value-type="float">
            <text:p>1.19984E-03</text:p>
          </table:table-cell>
          <table:table-cell/>
          <table:table-cell table:formula="of:=100*([.D49]-[.H49])/[.D49]" office:value-type="float" office:value="0.319266286661309" calcext:value-type="float">
            <text:p>0.3192662866613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office:value-type="float" office:value="0.769762" calcext:value-type="float">
            <text:p>7.69762E-01</text:p>
          </table:table-cell>
          <table:table-cell table:formula="of:=[.C50]/[.$C$105]" office:value-type="float" office:value="0.000985209631313988" calcext:value-type="float">
            <text:p>9.85210E-04</text:p>
          </table:table-cell>
          <table:table-cell/>
          <table:table-cell table:style-name="ce3" office:value-type="float" office:value="1.86" calcext:value-type="float">
            <text:p>1.86E+00</text:p>
          </table:table-cell>
          <table:table-cell table:style-name="ce4" table:formula="of:=[.F50]*100" office:value-type="float" office:value="186" calcext:value-type="float">
            <text:p>186</text:p>
          </table:table-cell>
          <table:table-cell office:value-type="float" office:value="0.0009777605" calcext:value-type="float">
            <text:p>9.77761E-04</text:p>
          </table:table-cell>
          <table:table-cell/>
          <table:table-cell table:formula="of:=100*([.D50]-[.H50])/[.D50]" office:value-type="float" office:value="0.75609607105172" calcext:value-type="float">
            <text:p>0.756096071051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0.598711" calcext:value-type="float">
            <text:p>5.98711E-01</text:p>
          </table:table-cell>
          <table:table-cell table:formula="of:=[.C51]/[.$C$105]" office:value-type="float" office:value="0.00076628340132876" calcext:value-type="float">
            <text:p>7.66283E-04</text:p>
          </table:table-cell>
          <table:table-cell/>
          <table:table-cell table:style-name="ce3" office:value-type="float" office:value="1.9" calcext:value-type="float">
            <text:p>1.90E+00</text:p>
          </table:table-cell>
          <table:table-cell table:style-name="ce4" table:formula="of:=[.F51]*100" office:value-type="float" office:value="190" calcext:value-type="float">
            <text:p>190</text:p>
          </table:table-cell>
          <table:table-cell office:value-type="float" office:value="0.0007553061" calcext:value-type="float">
            <text:p>7.55306E-04</text:p>
          </table:table-cell>
          <table:table-cell/>
          <table:table-cell table:formula="of:=100*([.D51]-[.H51])/[.D51]" office:value-type="float" office:value="1.43253805442286" calcext:value-type="float">
            <text:p>1.432538054422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float" office:value="0.420675" calcext:value-type="float">
            <text:p>4.20675E-01</text:p>
          </table:table-cell>
          <table:table-cell table:formula="of:=[.C52]/[.$C$105]" office:value-type="float" office:value="0.000538417149265633" calcext:value-type="float">
            <text:p>5.38417E-04</text:p>
          </table:table-cell>
          <table:table-cell/>
          <table:table-cell table:style-name="ce3" office:value-type="float" office:value="1.94" calcext:value-type="float">
            <text:p>1.94E+00</text:p>
          </table:table-cell>
          <table:table-cell table:style-name="ce4" table:formula="of:=[.F52]*100" office:value-type="float" office:value="194" calcext:value-type="float">
            <text:p>194</text:p>
          </table:table-cell>
          <table:table-cell office:value-type="float" office:value="0.0005327939" calcext:value-type="float">
            <text:p>5.32794E-04</text:p>
          </table:table-cell>
          <table:table-cell/>
          <table:table-cell table:formula="of:=100*([.D52]-[.H52])/[.D52]" office:value-type="float" office:value="1.04440381835952" calcext:value-type="float">
            <text:p>1.044403818359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float" office:value="0.238956" calcext:value-type="float">
            <text:p>2.38956E-01</text:p>
          </table:table-cell>
          <table:table-cell table:formula="of:=[.C53]/[.$C$105]" office:value-type="float" office:value="0.000305837067379613" calcext:value-type="float">
            <text:p>3.05837E-04</text:p>
          </table:table-cell>
          <table:table-cell/>
          <table:table-cell table:style-name="ce3" office:value-type="float" office:value="1.98" calcext:value-type="float">
            <text:p>1.98E+00</text:p>
          </table:table-cell>
          <table:table-cell table:style-name="ce4" table:formula="of:=[.F53]*100" office:value-type="float" office:value="198" calcext:value-type="float">
            <text:p>198</text:p>
          </table:table-cell>
          <table:table-cell office:value-type="float" office:value="0.0003105656" calcext:value-type="float">
            <text:p>3.10566E-04</text:p>
          </table:table-cell>
          <table:table-cell/>
          <table:table-cell table:formula="of:=100*([.D53]-[.H53])/[.D53]" office:value-type="float" office:value="-1.54609533138053" calcext:value-type="float">
            <text:p>-1.54609533138053</text:p>
          </table:table-cell>
          <table:table-cell table:number-columns-repeated="4"/>
        </table:table-row>
        <table:table-row table:style-name="ro1">
          <table:table-cell/>
          <table:table-cell table:formula="of:=[.B4]" office:value-type="float" office:value="2" calcext:value-type="float">
            <text:p>2</text:p>
          </table:table-cell>
          <table:table-cell office:value-type="float" office:value="18.6131" calcext:value-type="float">
            <text:p>1.86131E+01</text:p>
          </table:table-cell>
          <table:table-cell table:formula="of:=[.C54]/[.$C$105]" office:value-type="float" office:value="0.0238226950519906" calcext:value-type="float">
            <text:p>2.38227E-02</text:p>
          </table:table-cell>
          <table:table-cell table:style-name="ce6" office:value-type="string" calcext:value-type="string">
            <text:p>Serpent_1g</text:p>
          </table:table-cell>
          <table:table-cell/>
          <table:table-cell table:style-name="ce4" table:formula="of:=[.G4]" office:value-type="float" office:value="2" calcext:value-type="float">
            <text:p>2</text:p>
          </table:table-cell>
          <table:table-cell office:value-type="float" office:value="0.02362174" calcext:value-type="float">
            <text:p>2.36217E-02</text:p>
          </table:table-cell>
          <table:table-cell table:style-name="ce1" office:value-type="string" calcext:value-type="string">
            <text:p>Almost_2g</text:p>
          </table:table-cell>
          <table:table-cell table:formula="of:=100*([.D54]-[.H54])/[.D54]" office:value-type="float" office:value="0.843544576094539" calcext:value-type="float">
            <text:p>0.843544576094539</text:p>
          </table:table-cell>
          <table:table-cell table:number-columns-repeated="4"/>
        </table:table-row>
        <table:table-row table:style-name="ro1">
          <table:table-cell/>
          <table:table-cell table:formula="of:=[.B5]" office:value-type="float" office:value="6" calcext:value-type="float">
            <text:p>6</text:p>
          </table:table-cell>
          <table:table-cell office:value-type="float" office:value="18.5959" calcext:value-type="float">
            <text:p>1.85959E+01</text:p>
          </table:table-cell>
          <table:table-cell table:formula="of:=[.C55]/[.$C$105]" office:value-type="float" office:value="0.0238006809675611" calcext:value-type="float">
            <text:p>2.38007E-02</text:p>
          </table:table-cell>
          <table:table-cell table:number-columns-repeated="2"/>
          <table:table-cell table:style-name="ce4" table:formula="of:=[.G5]" office:value-type="float" office:value="6" calcext:value-type="float">
            <text:p>6</text:p>
          </table:table-cell>
          <table:table-cell office:value-type="float" office:value="0.0235991" calcext:value-type="float">
            <text:p>2.35991E-02</text:p>
          </table:table-cell>
          <table:table-cell/>
          <table:table-cell table:formula="of:=100*([.D55]-[.H55])/[.D55]" office:value-type="float" office:value="0.846954622163463" calcext:value-type="float">
            <text:p>0.846954622163463</text:p>
          </table:table-cell>
          <table:table-cell table:number-columns-repeated="4"/>
        </table:table-row>
        <table:table-row table:style-name="ro1">
          <table:table-cell/>
          <table:table-cell table:formula="of:=[.B6]" office:value-type="float" office:value="10" calcext:value-type="float">
            <text:p>10</text:p>
          </table:table-cell>
          <table:table-cell office:value-type="float" office:value="18.5624" calcext:value-type="float">
            <text:p>1.85624E+01</text:p>
          </table:table-cell>
          <table:table-cell table:formula="of:=[.C56]/[.$C$105]" office:value-type="float" office:value="0.0237578046984688" calcext:value-type="float">
            <text:p>2.37578E-02</text:p>
          </table:table-cell>
          <table:table-cell table:number-columns-repeated="2"/>
          <table:table-cell table:style-name="ce4" table:formula="of:=[.G6]" office:value-type="float" office:value="10" calcext:value-type="float">
            <text:p>10</text:p>
          </table:table-cell>
          <table:table-cell office:value-type="float" office:value="0.02355384" calcext:value-type="float">
            <text:p>2.35538E-02</text:p>
          </table:table-cell>
          <table:table-cell/>
          <table:table-cell table:formula="of:=100*([.D56]-[.H56])/[.D56]" office:value-type="float" office:value="0.858516605627265" calcext:value-type="float">
            <text:p>0.858516605627265</text:p>
          </table:table-cell>
          <table:table-cell table:number-columns-repeated="4"/>
        </table:table-row>
        <table:table-row table:style-name="ro1">
          <table:table-cell/>
          <table:table-cell table:formula="of:=[.B7]" office:value-type="float" office:value="14" calcext:value-type="float">
            <text:p>14</text:p>
          </table:table-cell>
          <table:table-cell office:value-type="float" office:value="18.4976" calcext:value-type="float">
            <text:p>1.84976E+01</text:p>
          </table:table-cell>
          <table:table-cell table:formula="of:=[.C57]/[.$C$105]" office:value-type="float" office:value="0.0236748679152694" calcext:value-type="float">
            <text:p>2.36749E-02</text:p>
          </table:table-cell>
          <table:table-cell table:number-columns-repeated="2"/>
          <table:table-cell table:style-name="ce4" table:formula="of:=[.G7]" office:value-type="float" office:value="14" calcext:value-type="float">
            <text:p>14</text:p>
          </table:table-cell>
          <table:table-cell office:value-type="float" office:value="0.02348601" calcext:value-type="float">
            <text:p>2.34860E-02</text:p>
          </table:table-cell>
          <table:table-cell/>
          <table:table-cell table:formula="of:=100*([.D57]-[.H57])/[.D57]" office:value-type="float" office:value="0.797714757883079" calcext:value-type="float">
            <text:p>0.797714757883079</text:p>
          </table:table-cell>
          <table:table-cell table:number-columns-repeated="4"/>
        </table:table-row>
        <table:table-row table:style-name="ro1">
          <table:table-cell/>
          <table:table-cell table:formula="of:=[.B8]" office:value-type="float" office:value="18" calcext:value-type="float">
            <text:p>18</text:p>
          </table:table-cell>
          <table:table-cell office:value-type="float" office:value="18.4079" calcext:value-type="float">
            <text:p>1.84079E+01</text:p>
          </table:table-cell>
          <table:table-cell table:formula="of:=[.C58]/[.$C$105]" office:value-type="float" office:value="0.0235600619051925" calcext:value-type="float">
            <text:p>2.35601E-02</text:p>
          </table:table-cell>
          <table:table-cell table:number-columns-repeated="2"/>
          <table:table-cell table:style-name="ce4" table:formula="of:=[.G8]" office:value-type="float" office:value="18" calcext:value-type="float">
            <text:p>18</text:p>
          </table:table-cell>
          <table:table-cell office:value-type="float" office:value="0.02339567" calcext:value-type="float">
            <text:p>2.33957E-02</text:p>
          </table:table-cell>
          <table:table-cell/>
          <table:table-cell table:formula="of:=100*([.D58]-[.H58])/[.D58]" office:value-type="float" office:value="0.697756677609756" calcext:value-type="float">
            <text:p>0.697756677609756</text:p>
          </table:table-cell>
          <table:table-cell table:number-columns-repeated="4"/>
        </table:table-row>
        <table:table-row table:style-name="ro1">
          <table:table-cell/>
          <table:table-cell table:formula="of:=[.B9]" office:value-type="float" office:value="22" calcext:value-type="float">
            <text:p>22</text:p>
          </table:table-cell>
          <table:table-cell office:value-type="float" office:value="18.308" calcext:value-type="float">
            <text:p>1.83080E+01</text:p>
          </table:table-cell>
          <table:table-cell table:formula="of:=[.C59]/[.$C$105]" office:value-type="float" office:value="0.0234322010310934" calcext:value-type="float">
            <text:p>2.34322E-02</text:p>
          </table:table-cell>
          <table:table-cell table:number-columns-repeated="2"/>
          <table:table-cell table:style-name="ce4" table:formula="of:=[.G9]" office:value-type="float" office:value="22" calcext:value-type="float">
            <text:p>22</text:p>
          </table:table-cell>
          <table:table-cell office:value-type="float" office:value="0.02328291" calcext:value-type="float">
            <text:p>2.32829E-02</text:p>
          </table:table-cell>
          <table:table-cell/>
          <table:table-cell table:formula="of:=100*([.D59]-[.H59])/[.D59]" office:value-type="float" office:value="0.637119111837902" calcext:value-type="float">
            <text:p>0.637119111837902</text:p>
          </table:table-cell>
          <table:table-cell table:number-columns-repeated="4"/>
        </table:table-row>
        <table:table-row table:style-name="ro1">
          <table:table-cell/>
          <table:table-cell table:formula="of:=[.B10]" office:value-type="float" office:value="26" calcext:value-type="float">
            <text:p>26</text:p>
          </table:table-cell>
          <table:table-cell office:value-type="float" office:value="18.2277" calcext:value-type="float">
            <text:p>1.82277E+01</text:p>
          </table:table-cell>
          <table:table-cell table:formula="of:=[.C60]/[.$C$105]" office:value-type="float" office:value="0.0233294259741348" calcext:value-type="float">
            <text:p>2.33294E-02</text:p>
          </table:table-cell>
          <table:table-cell table:number-columns-repeated="2"/>
          <table:table-cell table:style-name="ce4" table:formula="of:=[.G10]" office:value-type="float" office:value="26" calcext:value-type="float">
            <text:p>26</text:p>
          </table:table-cell>
          <table:table-cell office:value-type="float" office:value="0.02314784" calcext:value-type="float">
            <text:p>2.31478E-02</text:p>
          </table:table-cell>
          <table:table-cell/>
          <table:table-cell table:formula="of:=100*([.D60]-[.H60])/[.D60]" office:value-type="float" office:value="0.778355945560627" calcext:value-type="float">
            <text:p>0.778355945560627</text:p>
          </table:table-cell>
          <table:table-cell table:number-columns-repeated="4"/>
        </table:table-row>
        <table:table-row table:style-name="ro1">
          <table:table-cell/>
          <table:table-cell table:formula="of:=[.B11]" office:value-type="float" office:value="30" calcext:value-type="float">
            <text:p>30</text:p>
          </table:table-cell>
          <table:table-cell office:value-type="float" office:value="18.1121" calcext:value-type="float">
            <text:p>1.81121E+01</text:p>
          </table:table-cell>
          <table:table-cell table:formula="of:=[.C61]/[.$C$105]" office:value-type="float" office:value="0.0231814708485507" calcext:value-type="float">
            <text:p>2.31815E-02</text:p>
          </table:table-cell>
          <table:table-cell table:number-columns-repeated="2"/>
          <table:table-cell table:style-name="ce4" table:formula="of:=[.G11]" office:value-type="float" office:value="30" calcext:value-type="float">
            <text:p>30</text:p>
          </table:table-cell>
          <table:table-cell office:value-type="float" office:value="0.02299058" calcext:value-type="float">
            <text:p>2.29906E-02</text:p>
          </table:table-cell>
          <table:table-cell/>
          <table:table-cell table:formula="of:=100*([.D61]-[.H61])/[.D61]" office:value-type="float" office:value="0.823463057188377" calcext:value-type="float">
            <text:p>0.823463057188377</text:p>
          </table:table-cell>
          <table:table-cell table:number-columns-repeated="4"/>
        </table:table-row>
        <table:table-row table:style-name="ro1">
          <table:table-cell/>
          <table:table-cell table:formula="of:=[.B12]" office:value-type="float" office:value="34" calcext:value-type="float">
            <text:p>34</text:p>
          </table:table-cell>
          <table:table-cell office:value-type="float" office:value="17.9646" calcext:value-type="float">
            <text:p>1.79646E+01</text:p>
          </table:table-cell>
          <table:table-cell table:formula="of:=[.C62]/[.$C$105]" office:value-type="float" office:value="0.0229926872756817" calcext:value-type="float">
            <text:p>2.29927E-02</text:p>
          </table:table-cell>
          <table:table-cell table:number-columns-repeated="2"/>
          <table:table-cell table:style-name="ce4" table:formula="of:=[.G12]" office:value-type="float" office:value="34" calcext:value-type="float">
            <text:p>34</text:p>
          </table:table-cell>
          <table:table-cell office:value-type="float" office:value="0.02281128" calcext:value-type="float">
            <text:p>2.28113E-02</text:p>
          </table:table-cell>
          <table:table-cell/>
          <table:table-cell table:formula="of:=100*([.D62]-[.H62])/[.D62]" office:value-type="float" office:value="0.788978136859799" calcext:value-type="float">
            <text:p>0.788978136859799</text:p>
          </table:table-cell>
          <table:table-cell table:number-columns-repeated="4"/>
        </table:table-row>
        <table:table-row table:style-name="ro1">
          <table:table-cell/>
          <table:table-cell table:formula="of:=[.B13]" office:value-type="float" office:value="38" calcext:value-type="float">
            <text:p>38</text:p>
          </table:table-cell>
          <table:table-cell office:value-type="float" office:value="17.7903" calcext:value-type="float">
            <text:p>1.77903E+01</text:p>
          </table:table-cell>
          <table:table-cell table:formula="of:=[.C63]/[.$C$105]" office:value-type="float" office:value="0.0227696026875388" calcext:value-type="float">
            <text:p>2.27696E-02</text:p>
          </table:table-cell>
          <table:table-cell table:number-columns-repeated="2"/>
          <table:table-cell table:style-name="ce4" table:formula="of:=[.G13]" office:value-type="float" office:value="38" calcext:value-type="float">
            <text:p>38</text:p>
          </table:table-cell>
          <table:table-cell office:value-type="float" office:value="0.02261013" calcext:value-type="float">
            <text:p>2.26101E-02</text:p>
          </table:table-cell>
          <table:table-cell/>
          <table:table-cell table:formula="of:=100*([.D63]-[.H63])/[.D63]" office:value-type="float" office:value="0.700375363273596" calcext:value-type="float">
            <text:p>0.700375363273596</text:p>
          </table:table-cell>
          <table:table-cell table:number-columns-repeated="4"/>
        </table:table-row>
        <table:table-row table:style-name="ro1">
          <table:table-cell/>
          <table:table-cell table:formula="of:=[.B14]" office:value-type="float" office:value="42" calcext:value-type="float">
            <text:p>42</text:p>
          </table:table-cell>
          <table:table-cell office:value-type="float" office:value="17.6244" calcext:value-type="float">
            <text:p>1.76244E+01</text:p>
          </table:table-cell>
          <table:table-cell table:formula="of:=[.C64]/[.$C$105]" office:value-type="float" office:value="0.0225572691638848" calcext:value-type="float">
            <text:p>2.25573E-02</text:p>
          </table:table-cell>
          <table:table-cell table:number-columns-repeated="2"/>
          <table:table-cell table:style-name="ce4" table:formula="of:=[.G14]" office:value-type="float" office:value="42" calcext:value-type="float">
            <text:p>42</text:p>
          </table:table-cell>
          <table:table-cell office:value-type="float" office:value="0.0223873" calcext:value-type="float">
            <text:p>2.23873E-02</text:p>
          </table:table-cell>
          <table:table-cell/>
          <table:table-cell table:formula="of:=100*([.D64]-[.H64])/[.D64]" office:value-type="float" office:value="0.753500623900361" calcext:value-type="float">
            <text:p>0.753500623900361</text:p>
          </table:table-cell>
          <table:table-cell table:number-columns-repeated="4"/>
        </table:table-row>
        <table:table-row table:style-name="ro1">
          <table:table-cell/>
          <table:table-cell table:formula="of:=[.B15]" office:value-type="float" office:value="46" calcext:value-type="float">
            <text:p>46</text:p>
          </table:table-cell>
          <table:table-cell office:value-type="float" office:value="17.4286" calcext:value-type="float">
            <text:p>1.74286E+01</text:p>
          </table:table-cell>
          <table:table-cell table:formula="of:=[.C65]/[.$C$105]" office:value-type="float" office:value="0.022306666970205" calcext:value-type="float">
            <text:p>2.23067E-02</text:p>
          </table:table-cell>
          <table:table-cell table:number-columns-repeated="2"/>
          <table:table-cell table:style-name="ce4" table:formula="of:=[.G15]" office:value-type="float" office:value="46" calcext:value-type="float">
            <text:p>46</text:p>
          </table:table-cell>
          <table:table-cell office:value-type="float" office:value="0.02214302" calcext:value-type="float">
            <text:p>2.21430E-02</text:p>
          </table:table-cell>
          <table:table-cell/>
          <table:table-cell table:formula="of:=100*([.D65]-[.H65])/[.D65]" office:value-type="float" office:value="0.733623586274144" calcext:value-type="float">
            <text:p>0.733623586274144</text:p>
          </table:table-cell>
          <table:table-cell table:number-columns-repeated="4"/>
        </table:table-row>
        <table:table-row table:style-name="ro1">
          <table:table-cell/>
          <table:table-cell table:formula="of:=[.B16]" office:value-type="float" office:value="50" calcext:value-type="float">
            <text:p>50</text:p>
          </table:table-cell>
          <table:table-cell office:value-type="float" office:value="17.216" calcext:value-type="float">
            <text:p>1.72160E+01</text:p>
          </table:table-cell>
          <table:table-cell table:formula="of:=[.C66]/[.$C$105]" office:value-type="float" office:value="0.0220345626475477" calcext:value-type="float">
            <text:p>2.20346E-02</text:p>
          </table:table-cell>
          <table:table-cell table:number-columns-repeated="2"/>
          <table:table-cell table:style-name="ce4" table:formula="of:=[.G16]" office:value-type="float" office:value="50" calcext:value-type="float">
            <text:p>50</text:p>
          </table:table-cell>
          <table:table-cell office:value-type="float" office:value="0.02187751" calcext:value-type="float">
            <text:p>2.18775E-02</text:p>
          </table:table-cell>
          <table:table-cell/>
          <table:table-cell table:formula="of:=100*([.D66]-[.H66])/[.D66]" office:value-type="float" office:value="0.712755910157325" calcext:value-type="float">
            <text:p>0.712755910157325</text:p>
          </table:table-cell>
          <table:table-cell table:number-columns-repeated="4"/>
        </table:table-row>
        <table:table-row table:style-name="ro1">
          <table:table-cell/>
          <table:table-cell table:formula="of:=[.B17]" office:value-type="float" office:value="54" calcext:value-type="float">
            <text:p>54</text:p>
          </table:table-cell>
          <table:table-cell office:value-type="float" office:value="16.9731" calcext:value-type="float">
            <text:p>1.69731E+01</text:p>
          </table:table-cell>
          <table:table-cell table:formula="of:=[.C67]/[.$C$105]" office:value-type="float" office:value="0.0217236776994129" calcext:value-type="float">
            <text:p>2.17237E-02</text:p>
          </table:table-cell>
          <table:table-cell table:number-columns-repeated="2"/>
          <table:table-cell table:style-name="ce4" table:formula="of:=[.G17]" office:value-type="float" office:value="54" calcext:value-type="float">
            <text:p>54</text:p>
          </table:table-cell>
          <table:table-cell office:value-type="float" office:value="0.02159103" calcext:value-type="float">
            <text:p>2.15910E-02</text:p>
          </table:table-cell>
          <table:table-cell/>
          <table:table-cell table:formula="of:=100*([.D67]-[.H67])/[.D67]" office:value-type="float" office:value="0.610613457114858" calcext:value-type="float">
            <text:p>0.610613457114858</text:p>
          </table:table-cell>
          <table:table-cell table:number-columns-repeated="4"/>
        </table:table-row>
        <table:table-row table:style-name="ro1">
          <table:table-cell/>
          <table:table-cell table:formula="of:=[.B18]" office:value-type="float" office:value="58" calcext:value-type="float">
            <text:p>58</text:p>
          </table:table-cell>
          <table:table-cell office:value-type="float" office:value="16.7166" calcext:value-type="float">
            <text:p>1.67166E+01</text:p>
          </table:table-cell>
          <table:table-cell table:formula="of:=[.C68]/[.$C$105]" office:value-type="float" office:value="0.0213953862659152" calcext:value-type="float">
            <text:p>2.13954E-02</text:p>
          </table:table-cell>
          <table:table-cell table:number-columns-repeated="2"/>
          <table:table-cell table:style-name="ce4" table:formula="of:=[.G18]" office:value-type="float" office:value="58" calcext:value-type="float">
            <text:p>58</text:p>
          </table:table-cell>
          <table:table-cell office:value-type="float" office:value="0.02128386" calcext:value-type="float">
            <text:p>2.12839E-02</text:p>
          </table:table-cell>
          <table:table-cell/>
          <table:table-cell table:formula="of:=100*([.D68]-[.H68])/[.D68]" office:value-type="float" office:value="0.521263157061444" calcext:value-type="float">
            <text:p>0.521263157061444</text:p>
          </table:table-cell>
          <table:table-cell table:number-columns-repeated="4"/>
        </table:table-row>
        <table:table-row table:style-name="ro1">
          <table:table-cell/>
          <table:table-cell table:formula="of:=[.B19]" office:value-type="float" office:value="62" calcext:value-type="float">
            <text:p>62</text:p>
          </table:table-cell>
          <table:table-cell office:value-type="float" office:value="16.4606" calcext:value-type="float">
            <text:p>1.64606E+01</text:p>
          </table:table-cell>
          <table:table-cell table:formula="of:=[.C69]/[.$C$105]" office:value-type="float" office:value="0.0210677347767323" calcext:value-type="float">
            <text:p>2.10677E-02</text:p>
          </table:table-cell>
          <table:table-cell table:number-columns-repeated="2"/>
          <table:table-cell table:style-name="ce4" table:formula="of:=[.G19]" office:value-type="float" office:value="62" calcext:value-type="float">
            <text:p>62</text:p>
          </table:table-cell>
          <table:table-cell office:value-type="float" office:value="0.02095629" calcext:value-type="float">
            <text:p>2.09563E-02</text:p>
          </table:table-cell>
          <table:table-cell/>
          <table:table-cell table:formula="of:=100*([.D69]-[.H69])/[.D69]" office:value-type="float" office:value="0.528983195931529" calcext:value-type="float">
            <text:p>0.528983195931529</text:p>
          </table:table-cell>
          <table:table-cell table:number-columns-repeated="4"/>
        </table:table-row>
        <table:table-row table:style-name="ro1">
          <table:table-cell/>
          <table:table-cell table:formula="of:=[.B20]" office:value-type="float" office:value="66" calcext:value-type="float">
            <text:p>66</text:p>
          </table:table-cell>
          <table:table-cell office:value-type="float" office:value="16.1966" calcext:value-type="float">
            <text:p>1.61966E+01</text:p>
          </table:table-cell>
          <table:table-cell table:formula="of:=[.C70]/[.$C$105]" office:value-type="float" office:value="0.0207298441785125" calcext:value-type="float">
            <text:p>2.07298E-02</text:p>
          </table:table-cell>
          <table:table-cell table:number-columns-repeated="2"/>
          <table:table-cell table:style-name="ce4" table:formula="of:=[.G20]" office:value-type="float" office:value="66" calcext:value-type="float">
            <text:p>66</text:p>
          </table:table-cell>
          <table:table-cell office:value-type="float" office:value="0.02060863" calcext:value-type="float">
            <text:p>2.06086E-02</text:p>
          </table:table-cell>
          <table:table-cell/>
          <table:table-cell table:formula="of:=100*([.D70]-[.H70])/[.D70]" office:value-type="float" office:value="0.584732704542722" calcext:value-type="float">
            <text:p>0.584732704542722</text:p>
          </table:table-cell>
          <table:table-cell table:number-columns-repeated="4"/>
        </table:table-row>
        <table:table-row table:style-name="ro1">
          <table:table-cell/>
          <table:table-cell table:formula="of:=[.B21]" office:value-type="float" office:value="70" calcext:value-type="float">
            <text:p>70</text:p>
          </table:table-cell>
          <table:table-cell office:value-type="float" office:value="15.9047" calcext:value-type="float">
            <text:p>1.59047E+01</text:p>
          </table:table-cell>
          <table:table-cell table:formula="of:=[.C71]/[.$C$105]" office:value-type="float" office:value="0.0203562446875263" calcext:value-type="float">
            <text:p>2.03562E-02</text:p>
          </table:table-cell>
          <table:table-cell table:number-columns-repeated="2"/>
          <table:table-cell table:style-name="ce4" table:formula="of:=[.G21]" office:value-type="float" office:value="70" calcext:value-type="float">
            <text:p>70</text:p>
          </table:table-cell>
          <table:table-cell office:value-type="float" office:value="0.02024122" calcext:value-type="float">
            <text:p>2.02412E-02</text:p>
          </table:table-cell>
          <table:table-cell/>
          <table:table-cell table:formula="of:=100*([.D71]-[.H71])/[.D71]" office:value-type="float" office:value="0.565058483487103" calcext:value-type="float">
            <text:p>0.565058483487103</text:p>
          </table:table-cell>
          <table:table-cell table:number-columns-repeated="4"/>
        </table:table-row>
        <table:table-row table:style-name="ro1">
          <table:table-cell/>
          <table:table-cell table:formula="of:=[.B22]" office:value-type="float" office:value="74" calcext:value-type="float">
            <text:p>74</text:p>
          </table:table-cell>
          <table:table-cell office:value-type="float" office:value="15.6246" calcext:value-type="float">
            <text:p>1.56246E+01</text:p>
          </table:table-cell>
          <table:table-cell table:formula="of:=[.C72]/[.$C$105]" office:value-type="float" office:value="0.0199977478823695" calcext:value-type="float">
            <text:p>1.99977E-02</text:p>
          </table:table-cell>
          <table:table-cell table:number-columns-repeated="2"/>
          <table:table-cell table:style-name="ce4" table:formula="of:=[.G22]" office:value-type="float" office:value="74" calcext:value-type="float">
            <text:p>74</text:p>
          </table:table-cell>
          <table:table-cell office:value-type="float" office:value="0.0198544" calcext:value-type="float">
            <text:p>1.98544E-02</text:p>
          </table:table-cell>
          <table:table-cell/>
          <table:table-cell table:formula="of:=100*([.D72]-[.H72])/[.D72]" office:value-type="float" office:value="0.716820130010353" calcext:value-type="float">
            <text:p>0.716820130010353</text:p>
          </table:table-cell>
          <table:table-cell table:number-columns-repeated="4"/>
        </table:table-row>
        <table:table-row table:style-name="ro1">
          <table:table-cell/>
          <table:table-cell table:formula="of:=[.B23]" office:value-type="float" office:value="78" calcext:value-type="float">
            <text:p>78</text:p>
          </table:table-cell>
          <table:table-cell office:value-type="float" office:value="15.2959" calcext:value-type="float">
            <text:p>1.52959E+01</text:p>
          </table:table-cell>
          <table:table-cell table:formula="of:=[.C73]/[.$C$105]" office:value-type="float" office:value="0.0195770484898133" calcext:value-type="float">
            <text:p>1.95770E-02</text:p>
          </table:table-cell>
          <table:table-cell table:number-columns-repeated="2"/>
          <table:table-cell table:style-name="ce4" table:formula="of:=[.G23]" office:value-type="float" office:value="78" calcext:value-type="float">
            <text:p>78</text:p>
          </table:table-cell>
          <table:table-cell office:value-type="float" office:value="0.01944855" calcext:value-type="float">
            <text:p>1.94486E-02</text:p>
          </table:table-cell>
          <table:table-cell/>
          <table:table-cell table:formula="of:=100*([.D73]-[.H73])/[.D73]" office:value-type="float" office:value="0.656373149814285" calcext:value-type="float">
            <text:p>0.656373149814285</text:p>
          </table:table-cell>
          <table:table-cell table:number-columns-repeated="4"/>
        </table:table-row>
        <table:table-row table:style-name="ro1">
          <table:table-cell/>
          <table:table-cell table:formula="of:=[.B24]" office:value-type="float" office:value="82" calcext:value-type="float">
            <text:p>82</text:p>
          </table:table-cell>
          <table:table-cell office:value-type="float" office:value="14.9491" calcext:value-type="float">
            <text:p>1.49491E+01</text:p>
          </table:table-cell>
          <table:table-cell table:formula="of:=[.C74]/[.$C$105]" office:value-type="float" office:value="0.0191331831130608" calcext:value-type="float">
            <text:p>1.91332E-02</text:p>
          </table:table-cell>
          <table:table-cell table:number-columns-repeated="2"/>
          <table:table-cell table:style-name="ce4" table:formula="of:=[.G24]" office:value-type="float" office:value="82" calcext:value-type="float">
            <text:p>82</text:p>
          </table:table-cell>
          <table:table-cell office:value-type="float" office:value="0.01902405" calcext:value-type="float">
            <text:p>1.90241E-02</text:p>
          </table:table-cell>
          <table:table-cell/>
          <table:table-cell table:formula="of:=100*([.D74]-[.H74])/[.D74]" office:value-type="float" office:value="0.570386602249936" calcext:value-type="float">
            <text:p>0.570386602249936</text:p>
          </table:table-cell>
          <table:table-cell table:number-columns-repeated="4"/>
        </table:table-row>
        <table:table-row table:style-name="ro1">
          <table:table-cell/>
          <table:table-cell table:formula="of:=[.B25]" office:value-type="float" office:value="86" calcext:value-type="float">
            <text:p>86</text:p>
          </table:table-cell>
          <table:table-cell office:value-type="float" office:value="14.5811" calcext:value-type="float">
            <text:p>1.45811E+01</text:p>
          </table:table-cell>
          <table:table-cell table:formula="of:=[.C75]/[.$C$105]" office:value-type="float" office:value="0.0186621840973605" calcext:value-type="float">
            <text:p>1.86622E-02</text:p>
          </table:table-cell>
          <table:table-cell table:number-columns-repeated="2"/>
          <table:table-cell table:style-name="ce4" table:formula="of:=[.G25]" office:value-type="float" office:value="86" calcext:value-type="float">
            <text:p>86</text:p>
          </table:table-cell>
          <table:table-cell office:value-type="float" office:value="0.01858131" calcext:value-type="float">
            <text:p>1.85813E-02</text:p>
          </table:table-cell>
          <table:table-cell/>
          <table:table-cell table:formula="of:=100*([.D75]-[.H75])/[.D75]" office:value-type="float" office:value="0.433358158608638" calcext:value-type="float">
            <text:p>0.433358158608638</text:p>
          </table:table-cell>
          <table:table-cell table:number-columns-repeated="4"/>
        </table:table-row>
        <table:table-row table:style-name="ro1">
          <table:table-cell/>
          <table:table-cell table:formula="of:=[.B26]" office:value-type="float" office:value="90" calcext:value-type="float">
            <text:p>90</text:p>
          </table:table-cell>
          <table:table-cell office:value-type="float" office:value="14.2397" calcext:value-type="float">
            <text:p>1.42397E+01</text:p>
          </table:table-cell>
          <table:table-cell table:formula="of:=[.C76]/[.$C$105]" office:value-type="float" office:value="0.018225230119208" calcext:value-type="float">
            <text:p>1.82252E-02</text:p>
          </table:table-cell>
          <table:table-cell table:number-columns-repeated="2"/>
          <table:table-cell table:style-name="ce4" table:formula="of:=[.G26]" office:value-type="float" office:value="90" calcext:value-type="float">
            <text:p>90</text:p>
          </table:table-cell>
          <table:table-cell office:value-type="float" office:value="0.01812076" calcext:value-type="float">
            <text:p>1.81208E-02</text:p>
          </table:table-cell>
          <table:table-cell/>
          <table:table-cell table:formula="of:=100*([.D76]-[.H76])/[.D76]" office:value-type="float" office:value="0.573217010291191" calcext:value-type="float">
            <text:p>0.573217010291191</text:p>
          </table:table-cell>
          <table:table-cell table:number-columns-repeated="4"/>
        </table:table-row>
        <table:table-row table:style-name="ro1">
          <table:table-cell/>
          <table:table-cell table:formula="of:=[.B27]" office:value-type="float" office:value="94" calcext:value-type="float">
            <text:p>94</text:p>
          </table:table-cell>
          <table:table-cell office:value-type="float" office:value="13.8523" calcext:value-type="float">
            <text:p>1.38523E+01</text:p>
          </table:table-cell>
          <table:table-cell table:formula="of:=[.C77]/[.$C$105]" office:value-type="float" office:value="0.017729401264093" calcext:value-type="float">
            <text:p>1.77294E-02</text:p>
          </table:table-cell>
          <table:table-cell table:number-columns-repeated="2"/>
          <table:table-cell table:style-name="ce4" table:formula="of:=[.G27]" office:value-type="float" office:value="94" calcext:value-type="float">
            <text:p>94</text:p>
          </table:table-cell>
          <table:table-cell office:value-type="float" office:value="0.01764283" calcext:value-type="float">
            <text:p>1.76428E-02</text:p>
          </table:table-cell>
          <table:table-cell/>
          <table:table-cell table:formula="of:=100*([.D77]-[.H77])/[.D77]" office:value-type="float" office:value="0.488292090654725" calcext:value-type="float">
            <text:p>0.488292090654725</text:p>
          </table:table-cell>
          <table:table-cell table:number-columns-repeated="4"/>
        </table:table-row>
        <table:table-row table:style-name="ro1">
          <table:table-cell/>
          <table:table-cell table:formula="of:=[.B28]" office:value-type="float" office:value="98" calcext:value-type="float">
            <text:p>98</text:p>
          </table:table-cell>
          <table:table-cell office:value-type="float" office:value="13.4419" calcext:value-type="float">
            <text:p>1.34419E+01</text:p>
          </table:table-cell>
          <table:table-cell table:formula="of:=[.C78]/[.$C$105]" office:value-type="float" office:value="0.0172041349704967" calcext:value-type="float">
            <text:p>1.72041E-02</text:p>
          </table:table-cell>
          <table:table-cell table:number-columns-repeated="2"/>
          <table:table-cell table:style-name="ce4" table:formula="of:=[.G28]" office:value-type="float" office:value="98" calcext:value-type="float">
            <text:p>98</text:p>
          </table:table-cell>
          <table:table-cell office:value-type="float" office:value="0.01714797" calcext:value-type="float">
            <text:p>1.71480E-02</text:p>
          </table:table-cell>
          <table:table-cell/>
          <table:table-cell table:formula="of:=100*([.D78]-[.H78])/[.D78]" office:value-type="float" office:value="0.326462042950948" calcext:value-type="float">
            <text:p>0.326462042950948</text:p>
          </table:table-cell>
          <table:table-cell table:number-columns-repeated="4"/>
        </table:table-row>
        <table:table-row table:style-name="ro1">
          <table:table-cell/>
          <table:table-cell table:formula="of:=[.B29]" office:value-type="float" office:value="102" calcext:value-type="float">
            <text:p>102</text:p>
          </table:table-cell>
          <table:table-cell office:value-type="float" office:value="13.0328" calcext:value-type="float">
            <text:p>1.30328E+01</text:p>
          </table:table-cell>
          <table:table-cell table:formula="of:=[.C79]/[.$C$105]" office:value-type="float" office:value="0.016680532532119" calcext:value-type="float">
            <text:p>1.66805E-02</text:p>
          </table:table-cell>
          <table:table-cell table:number-columns-repeated="2"/>
          <table:table-cell table:style-name="ce4" table:formula="of:=[.G29]" office:value-type="float" office:value="102" calcext:value-type="float">
            <text:p>102</text:p>
          </table:table-cell>
          <table:table-cell office:value-type="float" office:value="0.01663667" calcext:value-type="float">
            <text:p>1.66367E-02</text:p>
          </table:table-cell>
          <table:table-cell/>
          <table:table-cell table:formula="of:=100*([.D79]-[.H79])/[.D79]" office:value-type="float" office:value="0.262956425608672" calcext:value-type="float">
            <text:p>0.262956425608672</text:p>
          </table:table-cell>
          <table:table-cell table:number-columns-repeated="4"/>
        </table:table-row>
        <table:table-row table:style-name="ro1">
          <table:table-cell/>
          <table:table-cell table:formula="of:=[.B30]" office:value-type="float" office:value="106" calcext:value-type="float">
            <text:p>106</text:p>
          </table:table-cell>
          <table:table-cell office:value-type="float" office:value="12.6172" calcext:value-type="float">
            <text:p>1.26172E+01</text:p>
          </table:table-cell>
          <table:table-cell table:formula="of:=[.C80]/[.$C$105]" office:value-type="float" office:value="0.0161486108176486" calcext:value-type="float">
            <text:p>1.61486E-02</text:p>
          </table:table-cell>
          <table:table-cell table:number-columns-repeated="2"/>
          <table:table-cell table:style-name="ce4" table:formula="of:=[.G30]" office:value-type="float" office:value="106" calcext:value-type="float">
            <text:p>106</text:p>
          </table:table-cell>
          <table:table-cell office:value-type="float" office:value="0.01610941" calcext:value-type="float">
            <text:p>1.61094E-02</text:p>
          </table:table-cell>
          <table:table-cell/>
          <table:table-cell table:formula="of:=100*([.D80]-[.H80])/[.D80]" office:value-type="float" office:value="0.242750401822783" calcext:value-type="float">
            <text:p>0.242750401822783</text:p>
          </table:table-cell>
          <table:table-cell table:number-columns-repeated="4"/>
        </table:table-row>
        <table:table-row table:style-name="ro1">
          <table:table-cell/>
          <table:table-cell table:formula="of:=[.B31]" office:value-type="float" office:value="110" calcext:value-type="float">
            <text:p>110</text:p>
          </table:table-cell>
          <table:table-cell office:value-type="float" office:value="12.1789" calcext:value-type="float">
            <text:p>1.21789E+01</text:p>
          </table:table-cell>
          <table:table-cell table:formula="of:=[.C81]/[.$C$105]" office:value-type="float" office:value="0.0155876356312859" calcext:value-type="float">
            <text:p>1.55876E-02</text:p>
          </table:table-cell>
          <table:table-cell table:number-columns-repeated="2"/>
          <table:table-cell table:style-name="ce4" table:formula="of:=[.G31]" office:value-type="float" office:value="110" calcext:value-type="float">
            <text:p>110</text:p>
          </table:table-cell>
          <table:table-cell office:value-type="float" office:value="0.01556669" calcext:value-type="float">
            <text:p>1.55667E-02</text:p>
          </table:table-cell>
          <table:table-cell/>
          <table:table-cell table:formula="of:=100*([.D81]-[.H81])/[.D81]" office:value-type="float" office:value="0.134373369902906" calcext:value-type="float">
            <text:p>0.134373369902906</text:p>
          </table:table-cell>
          <table:table-cell table:number-columns-repeated="4"/>
        </table:table-row>
        <table:table-row table:style-name="ro1">
          <table:table-cell/>
          <table:table-cell table:formula="of:=[.B32]" office:value-type="float" office:value="114" calcext:value-type="float">
            <text:p>114</text:p>
          </table:table-cell>
          <table:table-cell office:value-type="float" office:value="11.7411" calcext:value-type="float">
            <text:p>1.17411E+01</text:p>
          </table:table-cell>
          <table:table-cell table:formula="of:=[.C82]/[.$C$105]" office:value-type="float" office:value="0.0150273003892381" calcext:value-type="float">
            <text:p>1.50273E-02</text:p>
          </table:table-cell>
          <table:table-cell table:number-columns-repeated="2"/>
          <table:table-cell table:style-name="ce4" table:formula="of:=[.G32]" office:value-type="float" office:value="114" calcext:value-type="float">
            <text:p>114</text:p>
          </table:table-cell>
          <table:table-cell office:value-type="float" office:value="0.01500902" calcext:value-type="float">
            <text:p>1.50090E-02</text:p>
          </table:table-cell>
          <table:table-cell/>
          <table:table-cell table:formula="of:=100*([.D82]-[.H82])/[.D82]" office:value-type="float" office:value="0.121647859326434" calcext:value-type="float">
            <text:p>0.121647859326434</text:p>
          </table:table-cell>
          <table:table-cell table:number-columns-repeated="4"/>
        </table:table-row>
        <table:table-row table:style-name="ro1">
          <table:table-cell/>
          <table:table-cell table:formula="of:=[.B33]" office:value-type="float" office:value="118" calcext:value-type="float">
            <text:p>118</text:p>
          </table:table-cell>
          <table:table-cell office:value-type="float" office:value="11.3091" calcext:value-type="float">
            <text:p>1.13091E+01</text:p>
          </table:table-cell>
          <table:table-cell table:formula="of:=[.C83]/[.$C$105]" office:value-type="float" office:value="0.014474388501242" calcext:value-type="float">
            <text:p>1.44744E-02</text:p>
          </table:table-cell>
          <table:table-cell table:number-columns-repeated="2"/>
          <table:table-cell table:style-name="ce4" table:formula="of:=[.G33]" office:value-type="float" office:value="118" calcext:value-type="float">
            <text:p>118</text:p>
          </table:table-cell>
          <table:table-cell office:value-type="float" office:value="0.01443694" calcext:value-type="float">
            <text:p>1.44369E-02</text:p>
          </table:table-cell>
          <table:table-cell/>
          <table:table-cell table:formula="of:=100*([.D83]-[.H83])/[.D83]" office:value-type="float" office:value="0.258722510030475" calcext:value-type="float">
            <text:p>0.258722510030475</text:p>
          </table:table-cell>
          <table:table-cell table:number-columns-repeated="4"/>
        </table:table-row>
        <table:table-row table:style-name="ro1">
          <table:table-cell/>
          <table:table-cell table:formula="of:=[.B34]" office:value-type="float" office:value="122" calcext:value-type="float">
            <text:p>122</text:p>
          </table:table-cell>
          <table:table-cell office:value-type="float" office:value="10.864" calcext:value-type="float">
            <text:p>1.08640E+01</text:p>
          </table:table-cell>
          <table:table-cell table:formula="of:=[.C84]/[.$C$105]" office:value-type="float" office:value="0.0139047100721979" calcext:value-type="float">
            <text:p>1.39047E-02</text:p>
          </table:table-cell>
          <table:table-cell table:number-columns-repeated="2"/>
          <table:table-cell table:style-name="ce4" table:formula="of:=[.G34]" office:value-type="float" office:value="122" calcext:value-type="float">
            <text:p>122</text:p>
          </table:table-cell>
          <table:table-cell office:value-type="float" office:value="0.01385099" calcext:value-type="float">
            <text:p>1.38510E-02</text:p>
          </table:table-cell>
          <table:table-cell/>
          <table:table-cell table:formula="of:=100*([.D84]-[.H84])/[.D84]" office:value-type="float" office:value="0.386344425154701" calcext:value-type="float">
            <text:p>0.386344425154701</text:p>
          </table:table-cell>
          <table:table-cell table:number-columns-repeated="4"/>
        </table:table-row>
        <table:table-row table:style-name="ro1">
          <table:table-cell/>
          <table:table-cell table:formula="of:=[.B35]" office:value-type="float" office:value="126" calcext:value-type="float">
            <text:p>126</text:p>
          </table:table-cell>
          <table:table-cell office:value-type="float" office:value="10.3962" calcext:value-type="float">
            <text:p>1.03962E+01</text:p>
          </table:table-cell>
          <table:table-cell table:formula="of:=[.C85]/[.$C$105]" office:value-type="float" office:value="0.0133059781712614" calcext:value-type="float">
            <text:p>1.33060E-02</text:p>
          </table:table-cell>
          <table:table-cell table:number-columns-repeated="2"/>
          <table:table-cell table:style-name="ce4" table:formula="of:=[.G35]" office:value-type="float" office:value="126" calcext:value-type="float">
            <text:p>126</text:p>
          </table:table-cell>
          <table:table-cell office:value-type="float" office:value="0.01325173" calcext:value-type="float">
            <text:p>1.32517E-02</text:p>
          </table:table-cell>
          <table:table-cell/>
          <table:table-cell table:formula="of:=100*([.D85]-[.H85])/[.D85]" office:value-type="float" office:value="0.407697732275902" calcext:value-type="float">
            <text:p>0.407697732275902</text:p>
          </table:table-cell>
          <table:table-cell table:number-columns-repeated="4"/>
        </table:table-row>
        <table:table-row table:style-name="ro1">
          <table:table-cell/>
          <table:table-cell table:formula="of:=[.B36]" office:value-type="float" office:value="130" calcext:value-type="float">
            <text:p>130</text:p>
          </table:table-cell>
          <table:table-cell office:value-type="float" office:value="9.9146" calcext:value-type="float">
            <text:p>9.91460E+00</text:p>
          </table:table-cell>
          <table:table-cell table:formula="of:=[.C86]/[.$C$105]" office:value-type="float" office:value="0.0126895838072361" calcext:value-type="float">
            <text:p>1.26896E-02</text:p>
          </table:table-cell>
          <table:table-cell table:number-columns-repeated="2"/>
          <table:table-cell table:style-name="ce4" table:formula="of:=[.G36]" office:value-type="float" office:value="130" calcext:value-type="float">
            <text:p>130</text:p>
          </table:table-cell>
          <table:table-cell office:value-type="float" office:value="0.01263971" calcext:value-type="float">
            <text:p>1.26397E-02</text:p>
          </table:table-cell>
          <table:table-cell/>
          <table:table-cell table:formula="of:=100*([.D86]-[.H86])/[.D86]" office:value-type="float" office:value="0.393029495637618" calcext:value-type="float">
            <text:p>0.393029495637618</text:p>
          </table:table-cell>
          <table:table-cell table:number-columns-repeated="4"/>
        </table:table-row>
        <table:table-row table:style-name="ro1">
          <table:table-cell/>
          <table:table-cell table:formula="of:=[.B37]" office:value-type="float" office:value="134" calcext:value-type="float">
            <text:p>134</text:p>
          </table:table-cell>
          <table:table-cell office:value-type="float" office:value="9.41307" calcext:value-type="float">
            <text:p>9.41307E+00</text:p>
          </table:table-cell>
          <table:table-cell table:formula="of:=[.C87]/[.$C$105]" office:value-type="float" office:value="0.0120476812628225" calcext:value-type="float">
            <text:p>1.20477E-02</text:p>
          </table:table-cell>
          <table:table-cell table:number-columns-repeated="2"/>
          <table:table-cell table:style-name="ce4" table:formula="of:=[.G37]" office:value-type="float" office:value="134" calcext:value-type="float">
            <text:p>134</text:p>
          </table:table-cell>
          <table:table-cell office:value-type="float" office:value="0.01201553" calcext:value-type="float">
            <text:p>1.20155E-02</text:p>
          </table:table-cell>
          <table:table-cell/>
          <table:table-cell table:formula="of:=100*([.D87]-[.H87])/[.D87]" office:value-type="float" office:value="0.266866811306683" calcext:value-type="float">
            <text:p>0.266866811306683</text:p>
          </table:table-cell>
          <table:table-cell table:number-columns-repeated="4"/>
        </table:table-row>
        <table:table-row table:style-name="ro1">
          <table:table-cell/>
          <table:table-cell table:formula="of:=[.B38]" office:value-type="float" office:value="138" calcext:value-type="float">
            <text:p>138</text:p>
          </table:table-cell>
          <table:table-cell office:value-type="float" office:value="8.92672" calcext:value-type="float">
            <text:p>8.92672E+00</text:p>
          </table:table-cell>
          <table:table-cell table:formula="of:=[.C88]/[.$C$105]" office:value-type="float" office:value="0.0114252074278065" calcext:value-type="float">
            <text:p>1.14252E-02</text:p>
          </table:table-cell>
          <table:table-cell table:number-columns-repeated="2"/>
          <table:table-cell table:style-name="ce4" table:formula="of:=[.G38]" office:value-type="float" office:value="138" calcext:value-type="float">
            <text:p>138</text:p>
          </table:table-cell>
          <table:table-cell office:value-type="float" office:value="0.01137977" calcext:value-type="float">
            <text:p>1.13798E-02</text:p>
          </table:table-cell>
          <table:table-cell/>
          <table:table-cell table:formula="of:=100*([.D88]-[.H88])/[.D88]" office:value-type="float" office:value="0.397694554725881" calcext:value-type="float">
            <text:p>0.397694554725881</text:p>
          </table:table-cell>
          <table:table-cell table:number-columns-repeated="4"/>
        </table:table-row>
        <table:table-row table:style-name="ro1">
          <table:table-cell/>
          <table:table-cell table:formula="of:=[.B39]" office:value-type="float" office:value="142" calcext:value-type="float">
            <text:p>142</text:p>
          </table:table-cell>
          <table:table-cell office:value-type="float" office:value="8.4267" calcext:value-type="float">
            <text:p>8.42670E+00</text:p>
          </table:table-cell>
          <table:table-cell table:formula="of:=[.C89]/[.$C$105]" office:value-type="float" office:value="0.0107852375152236" calcext:value-type="float">
            <text:p>1.07852E-02</text:p>
          </table:table-cell>
          <table:table-cell table:number-columns-repeated="2"/>
          <table:table-cell table:style-name="ce4" table:formula="of:=[.G39]" office:value-type="float" office:value="142" calcext:value-type="float">
            <text:p>142</text:p>
          </table:table-cell>
          <table:table-cell office:value-type="float" office:value="0.01073302" calcext:value-type="float">
            <text:p>1.07330E-02</text:p>
          </table:table-cell>
          <table:table-cell/>
          <table:table-cell table:formula="of:=100*([.D89]-[.H89])/[.D89]" office:value-type="float" office:value="0.48415730437037" calcext:value-type="float">
            <text:p>0.48415730437037</text:p>
          </table:table-cell>
          <table:table-cell table:number-columns-repeated="4"/>
        </table:table-row>
        <table:table-row table:style-name="ro1">
          <table:table-cell/>
          <table:table-cell table:formula="of:=[.B40]" office:value-type="float" office:value="146" calcext:value-type="float">
            <text:p>146</text:p>
          </table:table-cell>
          <table:table-cell office:value-type="float" office:value="7.91015" calcext:value-type="float">
            <text:p>7.91015E+00</text:p>
          </table:table-cell>
          <table:table-cell table:formula="of:=[.C90]/[.$C$105]" office:value-type="float" office:value="0.0101241110435931" calcext:value-type="float">
            <text:p>1.01241E-02</text:p>
          </table:table-cell>
          <table:table-cell table:number-columns-repeated="2"/>
          <table:table-cell table:style-name="ce4" table:formula="of:=[.G40]" office:value-type="float" office:value="146" calcext:value-type="float">
            <text:p>146</text:p>
          </table:table-cell>
          <table:table-cell office:value-type="float" office:value="0.01007589" calcext:value-type="float">
            <text:p>1.00759E-02</text:p>
          </table:table-cell>
          <table:table-cell/>
          <table:table-cell table:formula="of:=100*([.D90]-[.H90])/[.D90]" office:value-type="float" office:value="0.476299038853966" calcext:value-type="float">
            <text:p>0.476299038853966</text:p>
          </table:table-cell>
          <table:table-cell table:number-columns-repeated="4"/>
        </table:table-row>
        <table:table-row table:style-name="ro1">
          <table:table-cell/>
          <table:table-cell table:formula="of:=[.B41]" office:value-type="float" office:value="150" calcext:value-type="float">
            <text:p>150</text:p>
          </table:table-cell>
          <table:table-cell office:value-type="float" office:value="7.40918" calcext:value-type="float">
            <text:p>7.40918E+00</text:p>
          </table:table-cell>
          <table:table-cell table:formula="of:=[.C91]/[.$C$105]" office:value-type="float" office:value="0.00948292523681213" calcext:value-type="float">
            <text:p>9.48293E-03</text:p>
          </table:table-cell>
          <table:table-cell table:number-columns-repeated="2"/>
          <table:table-cell table:style-name="ce4" table:formula="of:=[.G41]" office:value-type="float" office:value="150" calcext:value-type="float">
            <text:p>150</text:p>
          </table:table-cell>
          <table:table-cell office:value-type="float" office:value="0.009408985" calcext:value-type="float">
            <text:p>9.40899E-03</text:p>
          </table:table-cell>
          <table:table-cell/>
          <table:table-cell table:formula="of:=100*([.D91]-[.H91])/[.D91]" office:value-type="float" office:value="0.779719706373889" calcext:value-type="float">
            <text:p>0.779719706373889</text:p>
          </table:table-cell>
          <table:table-cell table:number-columns-repeated="4"/>
        </table:table-row>
        <table:table-row table:style-name="ro1">
          <table:table-cell/>
          <table:table-cell table:formula="of:=[.B42]" office:value-type="float" office:value="154" calcext:value-type="float">
            <text:p>154</text:p>
          </table:table-cell>
          <table:table-cell office:value-type="float" office:value="6.88013" calcext:value-type="float">
            <text:p>6.88013E+00</text:p>
          </table:table-cell>
          <table:table-cell table:formula="of:=[.C92]/[.$C$105]" office:value-type="float" office:value="0.00880580015731136" calcext:value-type="float">
            <text:p>8.80580E-03</text:p>
          </table:table-cell>
          <table:table-cell table:number-columns-repeated="2"/>
          <table:table-cell table:style-name="ce4" table:formula="of:=[.G42]" office:value-type="float" office:value="154" calcext:value-type="float">
            <text:p>154</text:p>
          </table:table-cell>
          <table:table-cell office:value-type="float" office:value="0.008732932" calcext:value-type="float">
            <text:p>8.73293E-03</text:p>
          </table:table-cell>
          <table:table-cell/>
          <table:table-cell table:formula="of:=100*([.D92]-[.H92])/[.D92]" office:value-type="float" office:value="0.827501828449538" calcext:value-type="float">
            <text:p>0.827501828449538</text:p>
          </table:table-cell>
          <table:table-cell table:number-columns-repeated="4"/>
        </table:table-row>
        <table:table-row table:style-name="ro1">
          <table:table-cell/>
          <table:table-cell table:formula="of:=[.B43]" office:value-type="float" office:value="158" calcext:value-type="float">
            <text:p>158</text:p>
          </table:table-cell>
          <table:table-cell office:value-type="float" office:value="6.35523" calcext:value-type="float">
            <text:p>6.35523E+00</text:p>
          </table:table-cell>
          <table:table-cell table:formula="of:=[.C93]/[.$C$105]" office:value-type="float" office:value="0.00813398661562353" calcext:value-type="float">
            <text:p>8.13399E-03</text:p>
          </table:table-cell>
          <table:table-cell table:number-columns-repeated="2"/>
          <table:table-cell table:style-name="ce4" table:formula="of:=[.G43]" office:value-type="float" office:value="158" calcext:value-type="float">
            <text:p>158</text:p>
          </table:table-cell>
          <table:table-cell office:value-type="float" office:value="0.008048351" calcext:value-type="float">
            <text:p>8.04835E-03</text:p>
          </table:table-cell>
          <table:table-cell/>
          <table:table-cell table:formula="of:=100*([.D93]-[.H93])/[.D93]" office:value-type="float" office:value="1.05281234983889" calcext:value-type="float">
            <text:p>1.05281234983889</text:p>
          </table:table-cell>
          <table:table-cell table:number-columns-repeated="4"/>
        </table:table-row>
        <table:table-row table:style-name="ro1">
          <table:table-cell/>
          <table:table-cell table:formula="of:=[.B44]" office:value-type="float" office:value="162" calcext:value-type="float">
            <text:p>162</text:p>
          </table:table-cell>
          <table:table-cell office:value-type="float" office:value="5.82159" calcext:value-type="float">
            <text:p>5.82159E+00</text:p>
          </table:table-cell>
          <table:table-cell table:formula="of:=[.C94]/[.$C$105]" office:value-type="float" office:value="0.00745098684731281" calcext:value-type="float">
            <text:p>7.45099E-03</text:p>
          </table:table-cell>
          <table:table-cell table:number-columns-repeated="2"/>
          <table:table-cell table:style-name="ce4" table:formula="of:=[.G44]" office:value-type="float" office:value="162" calcext:value-type="float">
            <text:p>162</text:p>
          </table:table-cell>
          <table:table-cell office:value-type="float" office:value="0.007355866" calcext:value-type="float">
            <text:p>7.35587E-03</text:p>
          </table:table-cell>
          <table:table-cell/>
          <table:table-cell table:formula="of:=100*([.D94]-[.H94])/[.D94]" office:value-type="float" office:value="1.27662079214531" calcext:value-type="float">
            <text:p>1.27662079214531</text:p>
          </table:table-cell>
          <table:table-cell table:number-columns-repeated="4"/>
        </table:table-row>
        <table:table-row table:style-name="ro1">
          <table:table-cell/>
          <table:table-cell table:formula="of:=[.B45]" office:value-type="float" office:value="166" calcext:value-type="float">
            <text:p>166</text:p>
          </table:table-cell>
          <table:table-cell office:value-type="float" office:value="5.26832" calcext:value-type="float">
            <text:p>5.26832E+00</text:p>
          </table:table-cell>
          <table:table-cell table:formula="of:=[.C95]/[.$C$105]" office:value-type="float" office:value="0.00674286286520264" calcext:value-type="float">
            <text:p>6.74286E-03</text:p>
          </table:table-cell>
          <table:table-cell table:number-columns-repeated="2"/>
          <table:table-cell table:style-name="ce4" table:formula="of:=[.G45]" office:value-type="float" office:value="166" calcext:value-type="float">
            <text:p>166</text:p>
          </table:table-cell>
          <table:table-cell office:value-type="float" office:value="0.006656106" calcext:value-type="float">
            <text:p>6.65611E-03</text:p>
          </table:table-cell>
          <table:table-cell/>
          <table:table-cell table:formula="of:=100*([.D95]-[.H95])/[.D95]" office:value-type="float" office:value="1.28664733269833" calcext:value-type="float">
            <text:p>1.28664733269833</text:p>
          </table:table-cell>
          <table:table-cell table:number-columns-repeated="4"/>
        </table:table-row>
        <table:table-row table:style-name="ro1">
          <table:table-cell/>
          <table:table-cell table:formula="of:=[.B46]" office:value-type="float" office:value="170" calcext:value-type="float">
            <text:p>170</text:p>
          </table:table-cell>
          <table:table-cell office:value-type="float" office:value="4.70868" calcext:value-type="float">
            <text:p>4.70868E+00</text:p>
          </table:table-cell>
          <table:table-cell table:formula="of:=[.C96]/[.$C$105]" office:value-type="float" office:value="0.00602658599252178" calcext:value-type="float">
            <text:p>6.02659E-03</text:p>
          </table:table-cell>
          <table:table-cell table:number-columns-repeated="2"/>
          <table:table-cell table:style-name="ce4" table:formula="of:=[.G46]" office:value-type="float" office:value="170" calcext:value-type="float">
            <text:p>170</text:p>
          </table:table-cell>
          <table:table-cell office:value-type="float" office:value="0.005949696" calcext:value-type="float">
            <text:p>5.94970E-03</text:p>
          </table:table-cell>
          <table:table-cell/>
          <table:table-cell table:formula="of:=100*([.D96]-[.H96])/[.D96]" office:value-type="float" office:value="1.27584660066563" calcext:value-type="float">
            <text:p>1.27584660066563</text:p>
          </table:table-cell>
          <table:table-cell table:number-columns-repeated="4"/>
        </table:table-row>
        <table:table-row table:style-name="ro1">
          <table:table-cell/>
          <table:table-cell table:formula="of:=[.B47]" office:value-type="float" office:value="174" calcext:value-type="float">
            <text:p>174</text:p>
          </table:table-cell>
          <table:table-cell office:value-type="float" office:value="4.15761" calcext:value-type="float">
            <text:p>4.15761E+00</text:p>
          </table:table-cell>
          <table:table-cell table:formula="of:=[.C97]/[.$C$105]" office:value-type="float" office:value="0.00532127776539677" calcext:value-type="float">
            <text:p>5.32128E-03</text:p>
          </table:table-cell>
          <table:table-cell table:number-columns-repeated="2"/>
          <table:table-cell table:style-name="ce4" table:formula="of:=[.G47]" office:value-type="float" office:value="174" calcext:value-type="float">
            <text:p>174</text:p>
          </table:table-cell>
          <table:table-cell office:value-type="float" office:value="0.005237263" calcext:value-type="float">
            <text:p>5.23726E-03</text:p>
          </table:table-cell>
          <table:table-cell/>
          <table:table-cell table:formula="of:=100*([.D97]-[.H97])/[.D97]" office:value-type="float" office:value="1.57884570399809" calcext:value-type="float">
            <text:p>1.57884570399809</text:p>
          </table:table-cell>
          <table:table-cell table:number-columns-repeated="4"/>
        </table:table-row>
        <table:table-row table:style-name="ro1">
          <table:table-cell/>
          <table:table-cell table:formula="of:=[.B48]" office:value-type="float" office:value="178" calcext:value-type="float">
            <text:p>178</text:p>
          </table:table-cell>
          <table:table-cell office:value-type="float" office:value="3.58436" calcext:value-type="float">
            <text:p>3.58436E+00</text:p>
          </table:table-cell>
          <table:table-cell table:formula="of:=[.C98]/[.$C$105]" office:value-type="float" office:value="0.00458758160846678" calcext:value-type="float">
            <text:p>4.58758E-03</text:p>
          </table:table-cell>
          <table:table-cell table:number-columns-repeated="2"/>
          <table:table-cell table:style-name="ce4" table:formula="of:=[.G48]" office:value-type="float" office:value="178" calcext:value-type="float">
            <text:p>178</text:p>
          </table:table-cell>
          <table:table-cell office:value-type="float" office:value="0.004519427" calcext:value-type="float">
            <text:p>4.51943E-03</text:p>
          </table:table-cell>
          <table:table-cell/>
          <table:table-cell table:formula="of:=100*([.D98]-[.H98])/[.D98]" office:value-type="float" office:value="1.48563261176644" calcext:value-type="float">
            <text:p>1.48563261176644</text:p>
          </table:table-cell>
          <table:table-cell table:number-columns-repeated="4"/>
        </table:table-row>
        <table:table-row table:style-name="ro1">
          <table:table-cell/>
          <table:table-cell table:formula="of:=[.B49]" office:value-type="float" office:value="182" calcext:value-type="float">
            <text:p>182</text:p>
          </table:table-cell>
          <table:table-cell office:value-type="float" office:value="3.02077" calcext:value-type="float">
            <text:p>3.02077E+00</text:p>
          </table:table-cell>
          <table:table-cell table:formula="of:=[.C99]/[.$C$105]" office:value-type="float" office:value="0.00386624917569893" calcext:value-type="float">
            <text:p>3.86625E-03</text:p>
          </table:table-cell>
          <table:table-cell table:number-columns-repeated="2"/>
          <table:table-cell table:style-name="ce4" table:formula="of:=[.G49]" office:value-type="float" office:value="182" calcext:value-type="float">
            <text:p>182</text:p>
          </table:table-cell>
          <table:table-cell office:value-type="float" office:value="0.003796804" calcext:value-type="float">
            <text:p>3.79680E-03</text:p>
          </table:table-cell>
          <table:table-cell/>
          <table:table-cell table:formula="of:=100*([.D99]-[.H99])/[.D99]" office:value-type="float" office:value="1.79618986110411" calcext:value-type="float">
            <text:p>1.79618986110411</text:p>
          </table:table-cell>
          <table:table-cell table:number-columns-repeated="4"/>
        </table:table-row>
        <table:table-row table:style-name="ro1">
          <table:table-cell/>
          <table:table-cell table:formula="of:=[.B50]" office:value-type="float" office:value="186" calcext:value-type="float">
            <text:p>186</text:p>
          </table:table-cell>
          <table:table-cell office:value-type="float" office:value="2.4418" calcext:value-type="float">
            <text:p>2.44180E+00</text:p>
          </table:table-cell>
          <table:table-cell table:formula="of:=[.C100]/[.$C$105]" office:value-type="float" office:value="0.00312523205580751" calcext:value-type="float">
            <text:p>3.12523E-03</text:p>
          </table:table-cell>
          <table:table-cell table:number-columns-repeated="2"/>
          <table:table-cell table:style-name="ce4" table:formula="of:=[.G50]" office:value-type="float" office:value="186" calcext:value-type="float">
            <text:p>186</text:p>
          </table:table-cell>
          <table:table-cell office:value-type="float" office:value="0.003069996" calcext:value-type="float">
            <text:p>3.07000E-03</text:p>
          </table:table-cell>
          <table:table-cell/>
          <table:table-cell table:formula="of:=100*([.D100]-[.H100])/[.D100]" office:value-type="float" office:value="1.76742254082739" calcext:value-type="float">
            <text:p>1.76742254082739</text:p>
          </table:table-cell>
          <table:table-cell table:number-columns-repeated="4"/>
        </table:table-row>
        <table:table-row table:style-name="ro1">
          <table:table-cell/>
          <table:table-cell table:formula="of:=[.B51]" office:value-type="float" office:value="190" calcext:value-type="float">
            <text:p>190</text:p>
          </table:table-cell>
          <table:table-cell office:value-type="float" office:value="1.84872" calcext:value-type="float">
            <text:p>1.84872E+00</text:p>
          </table:table-cell>
          <table:table-cell table:formula="of:=[.C101]/[.$C$105]" office:value-type="float" office:value="0.00236615570735214" calcext:value-type="float">
            <text:p>2.36616E-03</text:p>
          </table:table-cell>
          <table:table-cell table:number-columns-repeated="2"/>
          <table:table-cell table:style-name="ce4" table:formula="of:=[.G51]" office:value-type="float" office:value="190" calcext:value-type="float">
            <text:p>190</text:p>
          </table:table-cell>
          <table:table-cell office:value-type="float" office:value="0.002339597" calcext:value-type="float">
            <text:p>2.33960E-03</text:p>
          </table:table-cell>
          <table:table-cell/>
          <table:table-cell table:formula="of:=100*([.D101]-[.H101])/[.D101]" office:value-type="float" office:value="1.12244123535973" calcext:value-type="float">
            <text:p>1.12244123535973</text:p>
          </table:table-cell>
          <table:table-cell table:number-columns-repeated="4"/>
        </table:table-row>
        <table:table-row table:style-name="ro1">
          <table:table-cell/>
          <table:table-cell table:formula="of:=[.B52]" office:value-type="float" office:value="194" calcext:value-type="float">
            <text:p>194</text:p>
          </table:table-cell>
          <table:table-cell office:value-type="float" office:value="1.27286" calcext:value-type="float">
            <text:p>1.27286E+00</text:p>
          </table:table-cell>
          <table:table-cell table:formula="of:=[.C102]/[.$C$105]" office:value-type="float" office:value="0.00162911904109884" calcext:value-type="float">
            <text:p>1.62912E-03</text:p>
          </table:table-cell>
          <table:table-cell table:number-columns-repeated="2"/>
          <table:table-cell table:style-name="ce4" table:formula="of:=[.G52]" office:value-type="float" office:value="194" calcext:value-type="float">
            <text:p>194</text:p>
          </table:table-cell>
          <table:table-cell office:value-type="float" office:value="0.00160618" calcext:value-type="float">
            <text:p>1.60618E-03</text:p>
          </table:table-cell>
          <table:table-cell/>
          <table:table-cell table:formula="of:=100*([.D102]-[.H102])/[.D102]" office:value-type="float" office:value="1.40806414510785" calcext:value-type="float">
            <text:p>1.40806414510785</text:p>
          </table:table-cell>
          <table:table-cell table:number-columns-repeated="4"/>
        </table:table-row>
        <table:table-row table:style-name="ro1">
          <table:table-cell/>
          <table:table-cell table:formula="of:=[.B53]" office:value-type="float" office:value="198" calcext:value-type="float">
            <text:p>198</text:p>
          </table:table-cell>
          <table:table-cell office:value-type="float" office:value="0.682401" calcext:value-type="float">
            <text:p>6.82401E-01</text:p>
          </table:table-cell>
          <table:table-cell table:formula="of:=[.C103]/[.$C$105]" office:value-type="float" office:value="0.000873397280741706" calcext:value-type="float">
            <text:p>8.73397E-04</text:p>
          </table:table-cell>
          <table:table-cell table:number-columns-repeated="2"/>
          <table:table-cell table:style-name="ce4" table:formula="of:=[.G53]" office:value-type="float" office:value="198" calcext:value-type="float">
            <text:p>198</text:p>
          </table:table-cell>
          <table:table-cell office:value-type="float" office:value="0.0008702998" calcext:value-type="float">
            <text:p>8.70300E-04</text:p>
          </table:table-cell>
          <table:table-cell/>
          <table:table-cell table:formula="of:=100*([.D103]-[.H103])/[.D103]" office:value-type="float" office:value="0.354647399299813" calcext:value-type="float">
            <text:p>0.354647399299813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formula="of:=SUM([.C4:.C103])" office:value-type="float" office:value="781.317981" calcext:value-type="float">
            <text:p>7.81318E+02</text:p>
          </table:table-cell>
          <table:table-cell table:number-columns-repeated="11"/>
        </table:table-row>
        <table:table-row table:style-name="ro1" table:number-rows-repeated="1048470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Diff6" table:style-name="ta1">
        <table:shapes>
          <draw:frame draw:z-index="0" draw:style-name="gr1" draw:text-style-name="P1" svg:width="21.036cm" svg:height="10.971cm" svg:x="26.541cm" svg:y="1.646cm">
            <draw:object draw:notify-on-update-of-ranges="Diff6.B4:Diff6.B53 Diff6.E4:Diff6.E4 Diff6.D4:Diff6.D53 Diff6.G4:Diff6.G53 Diff6.I4:Diff6.I4 Diff6.H4:Diff6.H53 Diff6.B54:Diff6.B103 Diff6.E54:Diff6.E54 Diff6.D54:Diff6.D103 Diff6.G54:Diff6.G103 Diff6.I54:Diff6.I54 Diff6.H54:Diff6.H10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4"/>
        <table:table-column table:style-name="co1" table:number-columns-repeated="2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5" office:value-type="string" calcext:value-type="string">
            <text:p>X</text:p>
          </table:table-cell>
          <table:table-cell/>
          <table:table-cell table:style-name="Default"/>
          <table:table-cell table:number-columns-repeated="2"/>
          <table:table-cell table:style-name="ce5" office:value-type="string" calcext:value-type="string">
            <text:p>X</text:p>
          </table:table-cell>
          <table:table-cell table:style-name="Default"/>
          <table:table-cell/>
          <table:table-cell office:value-type="string" calcext:value-type="string">
            <text:p>Rel Error 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.15228" calcext:value-type="float">
            <text:p>6.15228E+00</text:p>
          </table:table-cell>
          <table:table-cell table:formula="of:=[.C4]/[.$C$105]" office:value-type="float" office:value="0.00977519544996674" calcext:value-type="float">
            <text:p>9.77520E-03</text:p>
          </table:table-cell>
          <table:table-cell table:style-name="ce6" office:value-type="string" calcext:value-type="string">
            <text:p>Serpent_1g</text:p>
          </table:table-cell>
          <table:table-cell table:style-name="ce3" office:value-type="float" office:value="0.02" calcext:value-type="float">
            <text:p>2.00E-02</text:p>
          </table:table-cell>
          <table:table-cell table:style-name="ce4" table:formula="of:=[.F4]*100" office:value-type="float" office:value="2" calcext:value-type="float">
            <text:p>2</text:p>
          </table:table-cell>
          <table:table-cell office:value-type="float" office:value="0.009734548" calcext:value-type="float">
            <text:p>9.73455E-03</text:p>
          </table:table-cell>
          <table:table-cell table:style-name="ce1" office:value-type="string" calcext:value-type="string">
            <text:p>Almost_1g</text:p>
          </table:table-cell>
          <table:table-cell table:formula="of:=100*([.D4]-[.H4])/[.D4]" office:value-type="float" office:value="0.415822375877664" calcext:value-type="float">
            <text:p>0.4158223758776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.15913" calcext:value-type="float">
            <text:p>6.15913E+00</text:p>
          </table:table-cell>
          <table:table-cell table:formula="of:=[.C5]/[.$C$105]" office:value-type="float" office:value="0.0097860792343251" calcext:value-type="float">
            <text:p>9.78608E-03</text:p>
          </table:table-cell>
          <table:table-cell/>
          <table:table-cell table:style-name="ce3" office:value-type="float" office:value="0.06" calcext:value-type="float">
            <text:p>6.00E-02</text:p>
          </table:table-cell>
          <table:table-cell table:style-name="ce4" table:formula="of:=[.F5]*100" office:value-type="float" office:value="6" calcext:value-type="float">
            <text:p>6</text:p>
          </table:table-cell>
          <table:table-cell office:value-type="float" office:value="0.009728275" calcext:value-type="float">
            <text:p>9.72828E-03</text:p>
          </table:table-cell>
          <table:table-cell/>
          <table:table-cell table:formula="of:=100*([.D5]-[.H5])/[.D5]" office:value-type="float" office:value="0.590678176019173" calcext:value-type="float">
            <text:p>0.5906781760191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6.15104" calcext:value-type="float">
            <text:p>6.15104E+00</text:p>
          </table:table-cell>
          <table:table-cell table:formula="of:=[.C6]/[.$C$105]" office:value-type="float" office:value="0.00977322524666683" calcext:value-type="float">
            <text:p>9.77323E-03</text:p>
          </table:table-cell>
          <table:table-cell/>
          <table:table-cell table:style-name="ce3" office:value-type="float" office:value="0.1" calcext:value-type="float">
            <text:p>1.00E-01</text:p>
          </table:table-cell>
          <table:table-cell table:style-name="ce4" table:formula="of:=[.F6]*100" office:value-type="float" office:value="10" calcext:value-type="float">
            <text:p>10</text:p>
          </table:table-cell>
          <table:table-cell office:value-type="float" office:value="0.009715643" calcext:value-type="float">
            <text:p>9.71564E-03</text:p>
          </table:table-cell>
          <table:table-cell/>
          <table:table-cell table:formula="of:=100*([.D6]-[.H6])/[.D6]" office:value-type="float" office:value="0.589183664691107" calcext:value-type="float">
            <text:p>0.5891836646911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6.13352" calcext:value-type="float">
            <text:p>6.13352E+00</text:p>
          </table:table-cell>
          <table:table-cell table:formula="of:=[.C7]/[.$C$105]" office:value-type="float" office:value="0.00974538818068748" calcext:value-type="float">
            <text:p>9.74539E-03</text:p>
          </table:table-cell>
          <table:table-cell/>
          <table:table-cell table:style-name="ce3" office:value-type="float" office:value="0.14" calcext:value-type="float">
            <text:p>1.40E-01</text:p>
          </table:table-cell>
          <table:table-cell table:style-name="ce4" table:formula="of:=[.F7]*100" office:value-type="float" office:value="14" calcext:value-type="float">
            <text:p>14</text:p>
          </table:table-cell>
          <table:table-cell office:value-type="float" office:value="0.009696477" calcext:value-type="float">
            <text:p>9.69648E-03</text:p>
          </table:table-cell>
          <table:table-cell/>
          <table:table-cell table:formula="of:=100*([.D7]-[.H7])/[.D7]" office:value-type="float" office:value="0.501890533046292" calcext:value-type="float">
            <text:p>0.5018905330462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6.13854" calcext:value-type="float">
            <text:p>6.13854E+00</text:p>
          </table:table-cell>
          <table:table-cell table:formula="of:=[.C8]/[.$C$105]" office:value-type="float" office:value="0.00975336432630485" calcext:value-type="float">
            <text:p>9.75336E-03</text:p>
          </table:table-cell>
          <table:table-cell/>
          <table:table-cell table:style-name="ce3" office:value-type="float" office:value="0.18" calcext:value-type="float">
            <text:p>1.80E-01</text:p>
          </table:table-cell>
          <table:table-cell table:style-name="ce4" table:formula="of:=[.F8]*100" office:value-type="float" office:value="18" calcext:value-type="float">
            <text:p>18</text:p>
          </table:table-cell>
          <table:table-cell office:value-type="float" office:value="0.009670512" calcext:value-type="float">
            <text:p>9.67051E-03</text:p>
          </table:table-cell>
          <table:table-cell/>
          <table:table-cell table:formula="of:=100*([.D8]-[.H8])/[.D8]" office:value-type="float" office:value="0.849474330425652" calcext:value-type="float">
            <text:p>0.8494743304256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6.1187" calcext:value-type="float">
            <text:p>6.11870E+00</text:p>
          </table:table-cell>
          <table:table-cell table:formula="of:=[.C9]/[.$C$105]" office:value-type="float" office:value="0.00972184107350632" calcext:value-type="float">
            <text:p>9.72184E-03</text:p>
          </table:table-cell>
          <table:table-cell/>
          <table:table-cell table:style-name="ce3" office:value-type="float" office:value="0.22" calcext:value-type="float">
            <text:p>2.20E-01</text:p>
          </table:table-cell>
          <table:table-cell table:style-name="ce4" table:formula="of:=[.F9]*100" office:value-type="float" office:value="22" calcext:value-type="float">
            <text:p>22</text:p>
          </table:table-cell>
          <table:table-cell office:value-type="float" office:value="0.009637392" calcext:value-type="float">
            <text:p>9.63739E-03</text:p>
          </table:table-cell>
          <table:table-cell/>
          <table:table-cell table:formula="of:=100*([.D9]-[.H9])/[.D9]" office:value-type="float" office:value="0.868653096340579" calcext:value-type="float">
            <text:p>0.8686530963405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6.09256" calcext:value-type="float">
            <text:p>6.09256E+00</text:p>
          </table:table-cell>
          <table:table-cell table:formula="of:=[.C10]/[.$C$105]" office:value-type="float" office:value="0.00968030791684536" calcext:value-type="float">
            <text:p>9.68031E-03</text:p>
          </table:table-cell>
          <table:table-cell/>
          <table:table-cell table:style-name="ce3" office:value-type="float" office:value="0.26" calcext:value-type="float">
            <text:p>2.60E-01</text:p>
          </table:table-cell>
          <table:table-cell table:style-name="ce4" table:formula="of:=[.F10]*100" office:value-type="float" office:value="26" calcext:value-type="float">
            <text:p>26</text:p>
          </table:table-cell>
          <table:table-cell office:value-type="float" office:value="0.009596662" calcext:value-type="float">
            <text:p>9.59666E-03</text:p>
          </table:table-cell>
          <table:table-cell/>
          <table:table-cell table:formula="of:=100*([.D10]-[.H10])/[.D10]" office:value-type="float" office:value="0.864083225077967" calcext:value-type="float">
            <text:p>0.8640832250779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6.05173" calcext:value-type="float">
            <text:p>6.05173E+00</text:p>
          </table:table-cell>
          <table:table-cell table:formula="of:=[.C11]/[.$C$105]" office:value-type="float" office:value="0.00961543420657499" calcext:value-type="float">
            <text:p>9.61543E-03</text:p>
          </table:table-cell>
          <table:table-cell/>
          <table:table-cell table:style-name="ce3" office:value-type="float" office:value="0.3" calcext:value-type="float">
            <text:p>3.00E-01</text:p>
          </table:table-cell>
          <table:table-cell table:style-name="ce4" table:formula="of:=[.F11]*100" office:value-type="float" office:value="30" calcext:value-type="float">
            <text:p>30</text:p>
          </table:table-cell>
          <table:table-cell office:value-type="float" office:value="0.009547767" calcext:value-type="float">
            <text:p>9.54777E-03</text:p>
          </table:table-cell>
          <table:table-cell/>
          <table:table-cell table:formula="of:=100*([.D11]-[.H11])/[.D11]" office:value-type="float" office:value="0.703735318876428" calcext:value-type="float">
            <text:p>0.7037353188764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6.01342" calcext:value-type="float">
            <text:p>6.01342E+00</text:p>
          </table:table-cell>
          <table:table-cell table:formula="of:=[.C12]/[.$C$105]" office:value-type="float" office:value="0.00955456445784961" calcext:value-type="float">
            <text:p>9.55456E-03</text:p>
          </table:table-cell>
          <table:table-cell/>
          <table:table-cell table:style-name="ce3" office:value-type="float" office:value="0.34" calcext:value-type="float">
            <text:p>3.40E-01</text:p>
          </table:table-cell>
          <table:table-cell table:style-name="ce4" table:formula="of:=[.F12]*100" office:value-type="float" office:value="34" calcext:value-type="float">
            <text:p>34</text:p>
          </table:table-cell>
          <table:table-cell office:value-type="float" office:value="0.009490041" calcext:value-type="float">
            <text:p>9.49004E-03</text:p>
          </table:table-cell>
          <table:table-cell/>
          <table:table-cell table:formula="of:=100*([.D12]-[.H12])/[.D12]" office:value-type="float" office:value="0.675315532531639" calcext:value-type="float">
            <text:p>0.6753155325316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5.9748" calcext:value-type="float">
            <text:p>5.97480E+00</text:p>
          </table:table-cell>
          <table:table-cell table:formula="of:=[.C13]/[.$C$105]" office:value-type="float" office:value="0.00949320215829924" calcext:value-type="float">
            <text:p>9.49320E-03</text:p>
          </table:table-cell>
          <table:table-cell/>
          <table:table-cell table:style-name="ce3" office:value-type="float" office:value="0.38" calcext:value-type="float">
            <text:p>3.80E-01</text:p>
          </table:table-cell>
          <table:table-cell table:style-name="ce4" table:formula="of:=[.F13]*100" office:value-type="float" office:value="38" calcext:value-type="float">
            <text:p>38</text:p>
          </table:table-cell>
          <table:table-cell office:value-type="float" office:value="0.009422704" calcext:value-type="float">
            <text:p>9.42270E-03</text:p>
          </table:table-cell>
          <table:table-cell/>
          <table:table-cell table:formula="of:=100*([.D13]-[.H13])/[.D13]" office:value-type="float" office:value="0.742617265741156" calcext:value-type="float">
            <text:p>0.7426172657411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5.9149" calcext:value-type="float">
            <text:p>5.91490E+00</text:p>
          </table:table-cell>
          <table:table-cell table:formula="of:=[.C14]/[.$C$105]" office:value-type="float" office:value="0.00939802862792465" calcext:value-type="float">
            <text:p>9.39803E-03</text:p>
          </table:table-cell>
          <table:table-cell/>
          <table:table-cell table:style-name="ce3" office:value-type="float" office:value="0.42" calcext:value-type="float">
            <text:p>4.20E-01</text:p>
          </table:table-cell>
          <table:table-cell table:style-name="ce4" table:formula="of:=[.F14]*100" office:value-type="float" office:value="42" calcext:value-type="float">
            <text:p>42</text:p>
          </table:table-cell>
          <table:table-cell office:value-type="float" office:value="0.009344848" calcext:value-type="float">
            <text:p>9.34485E-03</text:p>
          </table:table-cell>
          <table:table-cell/>
          <table:table-cell table:formula="of:=100*([.D14]-[.H14])/[.D14]" office:value-type="float" office:value="0.565870035409668" calcext:value-type="float">
            <text:p>0.5658700354096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5.8746" calcext:value-type="float">
            <text:p>5.87460E+00</text:p>
          </table:table-cell>
          <table:table-cell table:formula="of:=[.C15]/[.$C$105]" office:value-type="float" office:value="0.00933399702067764" calcext:value-type="float">
            <text:p>9.33400E-03</text:p>
          </table:table-cell>
          <table:table-cell/>
          <table:table-cell table:style-name="ce3" office:value-type="float" office:value="0.46" calcext:value-type="float">
            <text:p>4.60E-01</text:p>
          </table:table-cell>
          <table:table-cell table:style-name="ce4" table:formula="of:=[.F15]*100" office:value-type="float" office:value="46" calcext:value-type="float">
            <text:p>46</text:p>
          </table:table-cell>
          <table:table-cell office:value-type="float" office:value="0.009255432" calcext:value-type="float">
            <text:p>9.25543E-03</text:p>
          </table:table-cell>
          <table:table-cell/>
          <table:table-cell table:formula="of:=100*([.D15]-[.H15])/[.D15]" office:value-type="float" office:value="0.841708225357141" calcext:value-type="float">
            <text:p>0.8417082253571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5.81072" calcext:value-type="float">
            <text:p>5.81072E+00</text:p>
          </table:table-cell>
          <table:table-cell table:formula="of:=[.C16]/[.$C$105]" office:value-type="float" office:value="0.00923249977325979" calcext:value-type="float">
            <text:p>9.23250E-03</text:p>
          </table:table-cell>
          <table:table-cell/>
          <table:table-cell table:style-name="ce3" office:value-type="float" office:value="0.5" calcext:value-type="float">
            <text:p>5.00E-01</text:p>
          </table:table-cell>
          <table:table-cell table:style-name="ce4" table:formula="of:=[.F16]*100" office:value-type="float" office:value="50" calcext:value-type="float">
            <text:p>50</text:p>
          </table:table-cell>
          <table:table-cell office:value-type="float" office:value="0.009153265" calcext:value-type="float">
            <text:p>9.15327E-03</text:p>
          </table:table-cell>
          <table:table-cell/>
          <table:table-cell table:formula="of:=100*([.D16]-[.H16])/[.D16]" office:value-type="float" office:value="0.858215815929676" calcext:value-type="float">
            <text:p>0.8582158159296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5.72432" calcext:value-type="float">
            <text:p>5.72432E+00</text:p>
          </table:table-cell>
          <table:table-cell table:formula="of:=[.C17]/[.$C$105]" office:value-type="float" office:value="0.0090952210917178" calcext:value-type="float">
            <text:p>9.09522E-03</text:p>
          </table:table-cell>
          <table:table-cell/>
          <table:table-cell table:style-name="ce3" office:value-type="float" office:value="0.54" calcext:value-type="float">
            <text:p>5.40E-01</text:p>
          </table:table-cell>
          <table:table-cell table:style-name="ce4" table:formula="of:=[.F17]*100" office:value-type="float" office:value="54" calcext:value-type="float">
            <text:p>54</text:p>
          </table:table-cell>
          <table:table-cell office:value-type="float" office:value="0.009036995" calcext:value-type="float">
            <text:p>9.03700E-03</text:p>
          </table:table-cell>
          <table:table-cell/>
          <table:table-cell table:formula="of:=100*([.D17]-[.H17])/[.D17]" office:value-type="float" office:value="0.640183357068942" calcext:value-type="float">
            <text:p>0.6401833570689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5.64876" calcext:value-type="float">
            <text:p>5.64876E+00</text:p>
          </table:table-cell>
          <table:table-cell table:formula="of:=[.C18]/[.$C$105]" office:value-type="float" office:value="0.00897516580031372" calcext:value-type="float">
            <text:p>8.97517E-03</text:p>
          </table:table-cell>
          <table:table-cell/>
          <table:table-cell table:style-name="ce3" office:value-type="float" office:value="0.58" calcext:value-type="float">
            <text:p>5.80E-01</text:p>
          </table:table-cell>
          <table:table-cell table:style-name="ce4" table:formula="of:=[.F18]*100" office:value-type="float" office:value="58" calcext:value-type="float">
            <text:p>58</text:p>
          </table:table-cell>
          <table:table-cell office:value-type="float" office:value="0.008905094" calcext:value-type="float">
            <text:p>8.90509E-03</text:p>
          </table:table-cell>
          <table:table-cell/>
          <table:table-cell table:formula="of:=100*([.D18]-[.H18])/[.D18]" office:value-type="float" office:value="0.780729870319205" calcext:value-type="float">
            <text:p>0.7807298703192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5.55842" calcext:value-type="float">
            <text:p>5.55842E+00</text:p>
          </table:table-cell>
          <table:table-cell table:formula="of:=[.C19]/[.$C$105]" office:value-type="float" office:value="0.00883162695667364" calcext:value-type="float">
            <text:p>8.83163E-03</text:p>
          </table:table-cell>
          <table:table-cell/>
          <table:table-cell table:style-name="ce3" office:value-type="float" office:value="0.62" calcext:value-type="float">
            <text:p>6.20E-01</text:p>
          </table:table-cell>
          <table:table-cell table:style-name="ce4" table:formula="of:=[.F19]*100" office:value-type="float" office:value="62" calcext:value-type="float">
            <text:p>62</text:p>
          </table:table-cell>
          <table:table-cell office:value-type="float" office:value="0.008755838" calcext:value-type="float">
            <text:p>8.75584E-03</text:p>
          </table:table-cell>
          <table:table-cell/>
          <table:table-cell table:formula="of:=100*([.D19]-[.H19])/[.D19]" office:value-type="float" office:value="0.858153962406343" calcext:value-type="float">
            <text:p>0.8581539624063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5.46092" calcext:value-type="float">
            <text:p>5.46092E+00</text:p>
          </table:table-cell>
          <table:table-cell table:formula="of:=[.C20]/[.$C$105]" office:value-type="float" office:value="0.00867671177785022" calcext:value-type="float">
            <text:p>8.67671E-03</text:p>
          </table:table-cell>
          <table:table-cell/>
          <table:table-cell table:style-name="ce3" office:value-type="float" office:value="0.66" calcext:value-type="float">
            <text:p>6.60E-01</text:p>
          </table:table-cell>
          <table:table-cell table:style-name="ce4" table:formula="of:=[.F20]*100" office:value-type="float" office:value="66" calcext:value-type="float">
            <text:p>66</text:p>
          </table:table-cell>
          <table:table-cell office:value-type="float" office:value="0.008587287" calcext:value-type="float">
            <text:p>8.58729E-03</text:p>
          </table:table-cell>
          <table:table-cell/>
          <table:table-cell table:formula="of:=100*([.D20]-[.H20])/[.D20]" office:value-type="float" office:value="1.03062980700248" calcext:value-type="float">
            <text:p>1.030629807002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5.3285" calcext:value-type="float">
            <text:p>5.32850E+00</text:p>
          </table:table-cell>
          <table:table-cell table:formula="of:=[.C21]/[.$C$105]" office:value-type="float" office:value="0.00846631313190358" calcext:value-type="float">
            <text:p>8.46631E-03</text:p>
          </table:table-cell>
          <table:table-cell/>
          <table:table-cell table:style-name="ce3" office:value-type="float" office:value="0.7" calcext:value-type="float">
            <text:p>7.00E-01</text:p>
          </table:table-cell>
          <table:table-cell table:style-name="ce4" table:formula="of:=[.F21]*100" office:value-type="float" office:value="70" calcext:value-type="float">
            <text:p>70</text:p>
          </table:table-cell>
          <table:table-cell office:value-type="float" office:value="0.008397266" calcext:value-type="float">
            <text:p>8.39727E-03</text:p>
          </table:table-cell>
          <table:table-cell/>
          <table:table-cell table:formula="of:=100*([.D21]-[.H21])/[.D21]" office:value-type="float" office:value="0.815551360171063" calcext:value-type="float">
            <text:p>0.8155513601710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5.20468" calcext:value-type="float">
            <text:p>5.20468E+00</text:p>
          </table:table-cell>
          <table:table-cell table:formula="of:=[.C22]/[.$C$105]" office:value-type="float" office:value="0.00826957879916598" calcext:value-type="float">
            <text:p>8.26958E-03</text:p>
          </table:table-cell>
          <table:table-cell/>
          <table:table-cell table:style-name="ce3" office:value-type="float" office:value="0.74" calcext:value-type="float">
            <text:p>7.40E-01</text:p>
          </table:table-cell>
          <table:table-cell table:style-name="ce4" table:formula="of:=[.F22]*100" office:value-type="float" office:value="74" calcext:value-type="float">
            <text:p>74</text:p>
          </table:table-cell>
          <table:table-cell office:value-type="float" office:value="0.008183337" calcext:value-type="float">
            <text:p>8.18334E-03</text:p>
          </table:table-cell>
          <table:table-cell/>
          <table:table-cell table:formula="of:=100*([.D22]-[.H22])/[.D22]" office:value-type="float" office:value="1.04288019088322" calcext:value-type="float">
            <text:p>1.042880190883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5.05008" calcext:value-type="float">
            <text:p>5.05008E+00</text:p>
          </table:table-cell>
          <table:table-cell table:formula="of:=[.C23]/[.$C$105]" office:value-type="float" office:value="0.00802393893612905" calcext:value-type="float">
            <text:p>8.02394E-03</text:p>
          </table:table-cell>
          <table:table-cell/>
          <table:table-cell table:style-name="ce3" office:value-type="float" office:value="0.78" calcext:value-type="float">
            <text:p>7.80E-01</text:p>
          </table:table-cell>
          <table:table-cell table:style-name="ce4" table:formula="of:=[.F23]*100" office:value-type="float" office:value="78" calcext:value-type="float">
            <text:p>78</text:p>
          </table:table-cell>
          <table:table-cell office:value-type="float" office:value="0.007942771" calcext:value-type="float">
            <text:p>7.94277E-03</text:p>
          </table:table-cell>
          <table:table-cell/>
          <table:table-cell table:formula="of:=100*([.D23]-[.H23])/[.D23]" office:value-type="float" office:value="1.0115722063085" calcext:value-type="float">
            <text:p>1.01157220630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4.88896" calcext:value-type="float">
            <text:p>4.88896E+00</text:p>
          </table:table-cell>
          <table:table-cell table:formula="of:=[.C24]/[.$C$105]" office:value-type="float" office:value="0.00776793961703131" calcext:value-type="float">
            <text:p>7.76794E-03</text:p>
          </table:table-cell>
          <table:table-cell/>
          <table:table-cell table:style-name="ce3" office:value-type="float" office:value="0.82" calcext:value-type="float">
            <text:p>8.20E-01</text:p>
          </table:table-cell>
          <table:table-cell table:style-name="ce4" table:formula="of:=[.F24]*100" office:value-type="float" office:value="82" calcext:value-type="float">
            <text:p>82</text:p>
          </table:table-cell>
          <table:table-cell office:value-type="float" office:value="0.007672517" calcext:value-type="float">
            <text:p>7.67252E-03</text:p>
          </table:table-cell>
          <table:table-cell/>
          <table:table-cell table:formula="of:=100*([.D24]-[.H24])/[.D24]" office:value-type="float" office:value="1.22841605027534" calcext:value-type="float">
            <text:p>1.228416050275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4.71359" calcext:value-type="float">
            <text:p>4.71359E+00</text:p>
          </table:table-cell>
          <table:table-cell table:formula="of:=[.C25]/[.$C$105]" office:value-type="float" office:value="0.00748929884872092" calcext:value-type="float">
            <text:p>7.48930E-03</text:p>
          </table:table-cell>
          <table:table-cell/>
          <table:table-cell table:style-name="ce3" office:value-type="float" office:value="0.86" calcext:value-type="float">
            <text:p>8.60E-01</text:p>
          </table:table-cell>
          <table:table-cell table:style-name="ce4" table:formula="of:=[.F25]*100" office:value-type="float" office:value="86" calcext:value-type="float">
            <text:p>86</text:p>
          </table:table-cell>
          <table:table-cell office:value-type="float" office:value="0.007369168" calcext:value-type="float">
            <text:p>7.36917E-03</text:p>
          </table:table-cell>
          <table:table-cell/>
          <table:table-cell table:formula="of:=100*([.D25]-[.H25])/[.D25]" office:value-type="float" office:value="1.6040333167027" calcext:value-type="float">
            <text:p>1.60403331670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4.50492" calcext:value-type="float">
            <text:p>4.50492E+00</text:p>
          </table:table-cell>
          <table:table-cell table:formula="of:=[.C26]/[.$C$105]" office:value-type="float" office:value="0.00715774858856622" calcext:value-type="float">
            <text:p>7.15775E-03</text:p>
          </table:table-cell>
          <table:table-cell/>
          <table:table-cell table:style-name="ce3" office:value-type="float" office:value="0.9" calcext:value-type="float">
            <text:p>9.00E-01</text:p>
          </table:table-cell>
          <table:table-cell table:style-name="ce4" table:formula="of:=[.F26]*100" office:value-type="float" office:value="90" calcext:value-type="float">
            <text:p>90</text:p>
          </table:table-cell>
          <table:table-cell office:value-type="float" office:value="0.007028918" calcext:value-type="float">
            <text:p>7.02892E-03</text:p>
          </table:table-cell>
          <table:table-cell/>
          <table:table-cell table:formula="of:=100*([.D26]-[.H26])/[.D26]" office:value-type="float" office:value="1.79987585442732" calcext:value-type="float">
            <text:p>1.799875854427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4.26971" calcext:value-type="float">
            <text:p>4.26971E+00</text:p>
          </table:table-cell>
          <table:table-cell table:formula="of:=[.C27]/[.$C$105]" office:value-type="float" office:value="0.00678402962229897" calcext:value-type="float">
            <text:p>6.78403E-03</text:p>
          </table:table-cell>
          <table:table-cell/>
          <table:table-cell table:style-name="ce3" office:value-type="float" office:value="0.94" calcext:value-type="float">
            <text:p>9.40E-01</text:p>
          </table:table-cell>
          <table:table-cell table:style-name="ce4" table:formula="of:=[.F27]*100" office:value-type="float" office:value="94" calcext:value-type="float">
            <text:p>94</text:p>
          </table:table-cell>
          <table:table-cell office:value-type="float" office:value="0.006647522" calcext:value-type="float">
            <text:p>6.64752E-03</text:p>
          </table:table-cell>
          <table:table-cell/>
          <table:table-cell table:formula="of:=100*([.D27]-[.H27])/[.D27]" office:value-type="float" office:value="2.0121908349319" calcext:value-type="float">
            <text:p>2.01219083493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4.01452" calcext:value-type="float">
            <text:p>4.01452E+00</text:p>
          </table:table-cell>
          <table:table-cell table:formula="of:=[.C28]/[.$C$105]" office:value-type="float" office:value="0.00637856496092513" calcext:value-type="float">
            <text:p>6.37856E-03</text:p>
          </table:table-cell>
          <table:table-cell/>
          <table:table-cell table:style-name="ce3" office:value-type="float" office:value="0.98" calcext:value-type="float">
            <text:p>9.80E-01</text:p>
          </table:table-cell>
          <table:table-cell table:style-name="ce4" table:formula="of:=[.F28]*100" office:value-type="float" office:value="98" calcext:value-type="float">
            <text:p>98</text:p>
          </table:table-cell>
          <table:table-cell office:value-type="float" office:value="0.006220246" calcext:value-type="float">
            <text:p>6.22025E-03</text:p>
          </table:table-cell>
          <table:table-cell/>
          <table:table-cell table:formula="of:=100*([.D28]-[.H28])/[.D28]" office:value-type="float" office:value="2.48204669694497" calcext:value-type="float">
            <text:p>2.482046696944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3.71297" calcext:value-type="float">
            <text:p>3.71297E+00</text:p>
          </table:table-cell>
          <table:table-cell table:formula="of:=[.C29]/[.$C$105]" office:value-type="float" office:value="0.0058994401181128" calcext:value-type="float">
            <text:p>5.89944E-03</text:p>
          </table:table-cell>
          <table:table-cell/>
          <table:table-cell table:style-name="ce3" office:value-type="float" office:value="1.02" calcext:value-type="float">
            <text:p>1.02E+00</text:p>
          </table:table-cell>
          <table:table-cell table:style-name="ce4" table:formula="of:=[.F29]*100" office:value-type="float" office:value="102" calcext:value-type="float">
            <text:p>102</text:p>
          </table:table-cell>
          <table:table-cell office:value-type="float" office:value="0.005722867" calcext:value-type="float">
            <text:p>5.72287E-03</text:p>
          </table:table-cell>
          <table:table-cell/>
          <table:table-cell table:formula="of:=100*([.D29]-[.H29])/[.D29]" office:value-type="float" office:value="2.99304873984012" calcext:value-type="float">
            <text:p>2.993048739840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3.43862" calcext:value-type="float">
            <text:p>3.43862E+00</text:p>
          </table:table-cell>
          <table:table-cell table:formula="of:=[.C30]/[.$C$105]" office:value-type="float" office:value="0.00546353263800812" calcext:value-type="float">
            <text:p>5.46353E-03</text:p>
          </table:table-cell>
          <table:table-cell/>
          <table:table-cell table:style-name="ce3" office:value-type="float" office:value="1.06" calcext:value-type="float">
            <text:p>1.06E+00</text:p>
          </table:table-cell>
          <table:table-cell table:style-name="ce4" table:formula="of:=[.F30]*100" office:value-type="float" office:value="106" calcext:value-type="float">
            <text:p>106</text:p>
          </table:table-cell>
          <table:table-cell office:value-type="float" office:value="0.005251641" calcext:value-type="float">
            <text:p>5.25164E-03</text:p>
          </table:table-cell>
          <table:table-cell/>
          <table:table-cell table:formula="of:=100*([.D30]-[.H30])/[.D30]" office:value-type="float" office:value="3.87828996451964" calcext:value-type="float">
            <text:p>3.878289964519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3.18381" calcext:value-type="float">
            <text:p>3.18381E+00</text:p>
          </table:table-cell>
          <table:table-cell table:formula="of:=[.C31]/[.$C$105]" office:value-type="float" office:value="0.00505867174861329" calcext:value-type="float">
            <text:p>5.05867E-03</text:p>
          </table:table-cell>
          <table:table-cell/>
          <table:table-cell table:style-name="ce3" office:value-type="float" office:value="1.1" calcext:value-type="float">
            <text:p>1.10E+00</text:p>
          </table:table-cell>
          <table:table-cell table:style-name="ce4" table:formula="of:=[.F31]*100" office:value-type="float" office:value="110" calcext:value-type="float">
            <text:p>110</text:p>
          </table:table-cell>
          <table:table-cell office:value-type="float" office:value="0.004821769" calcext:value-type="float">
            <text:p>4.82177E-03</text:p>
          </table:table-cell>
          <table:table-cell/>
          <table:table-cell table:formula="of:=100*([.D31]-[.H31])/[.D31]" office:value-type="float" office:value="4.6831018177496" calcext:value-type="float">
            <text:p>4.68310181774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float" office:value="2.96145" calcext:value-type="float">
            <text:p>2.96145E+00</text:p>
          </table:table-cell>
          <table:table-cell table:formula="of:=[.C32]/[.$C$105]" office:value-type="float" office:value="0.00470536980847816" calcext:value-type="float">
            <text:p>4.70537E-03</text:p>
          </table:table-cell>
          <table:table-cell/>
          <table:table-cell table:style-name="ce3" office:value-type="float" office:value="1.14" calcext:value-type="float">
            <text:p>1.14E+00</text:p>
          </table:table-cell>
          <table:table-cell table:style-name="ce4" table:formula="of:=[.F32]*100" office:value-type="float" office:value="114" calcext:value-type="float">
            <text:p>114</text:p>
          </table:table-cell>
          <table:table-cell office:value-type="float" office:value="0.004429835" calcext:value-type="float">
            <text:p>4.42984E-03</text:p>
          </table:table-cell>
          <table:table-cell/>
          <table:table-cell table:formula="of:=100*([.D32]-[.H32])/[.D32]" office:value-type="float" office:value="5.85575246353002" calcext:value-type="float">
            <text:p>5.85575246353002</text:p>
          </table:table-cell>
          <table:table-cell table:number-columns-repeated="3"/>
          <table:table-cell office:value-type="string" calcext:value-type="string">
            <text:p>K-eff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2.74093" calcext:value-type="float">
            <text:p>2.74093E+00</text:p>
          </table:table-cell>
          <table:table-cell table:formula="of:=[.C33]/[.$C$105]" office:value-type="float" office:value="0.0043549913958203" calcext:value-type="float">
            <text:p>4.35499E-03</text:p>
          </table:table-cell>
          <table:table-cell/>
          <table:table-cell table:style-name="ce3" office:value-type="float" office:value="1.18" calcext:value-type="float">
            <text:p>1.18E+00</text:p>
          </table:table-cell>
          <table:table-cell table:style-name="ce4" table:formula="of:=[.F33]*100" office:value-type="float" office:value="118" calcext:value-type="float">
            <text:p>118</text:p>
          </table:table-cell>
          <table:table-cell office:value-type="float" office:value="0.004072725" calcext:value-type="float">
            <text:p>4.07273E-03</text:p>
          </table:table-cell>
          <table:table-cell/>
          <table:table-cell table:formula="of:=100*([.D33]-[.H33])/[.D33]" office:value-type="float" office:value="6.4814455452474" calcext:value-type="float">
            <text:p>6.4814455452474</text:p>
          </table:table-cell>
          <table:table-cell table:number-columns-repeated="2"/>
          <table:table-cell office:value-type="string" calcext:value-type="string">
            <text:p>Serpent</text:p>
          </table:table-cell>
          <table:table-cell table:style-name="ce1" office:value-type="float" office:value="1.39585" calcext:value-type="float">
            <text:p>1.39585E+00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2.53595" calcext:value-type="float">
            <text:p>2.53595E+00</text:p>
          </table:table-cell>
          <table:table-cell table:formula="of:=[.C34]/[.$C$105]" office:value-type="float" office:value="0.00402930407935646" calcext:value-type="float">
            <text:p>4.02930E-03</text:p>
          </table:table-cell>
          <table:table-cell/>
          <table:table-cell table:style-name="ce3" office:value-type="float" office:value="1.22" calcext:value-type="float">
            <text:p>1.22E+00</text:p>
          </table:table-cell>
          <table:table-cell table:style-name="ce4" table:formula="of:=[.F34]*100" office:value-type="float" office:value="122" calcext:value-type="float">
            <text:p>122</text:p>
          </table:table-cell>
          <table:table-cell office:value-type="float" office:value="0.003747603" calcext:value-type="float">
            <text:p>3.74760E-03</text:p>
          </table:table-cell>
          <table:table-cell/>
          <table:table-cell table:formula="of:=100*([.D34]-[.H34])/[.D34]" office:value-type="float" office:value="6.99130851899988" calcext:value-type="float">
            <text:p>6.99130851899988</text:p>
          </table:table-cell>
          <table:table-cell table:number-columns-repeated="2"/>
          <table:table-cell office:value-type="string" calcext:value-type="string">
            <text:p>Almost</text:p>
          </table:table-cell>
          <table:table-cell table:style-name="ce1" office:value-type="float" office:value="1.390236" calcext:value-type="float">
            <text:p>1.39024E+00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float" office:value="2.33896" calcext:value-type="float">
            <text:p>2.33896E+00</text:p>
          </table:table-cell>
          <table:table-cell table:formula="of:=[.C35]/[.$C$105]" office:value-type="float" office:value="0.00371631186318799" calcext:value-type="float">
            <text:p>3.71631E-03</text:p>
          </table:table-cell>
          <table:table-cell/>
          <table:table-cell table:style-name="ce3" office:value-type="float" office:value="1.26" calcext:value-type="float">
            <text:p>1.26E+00</text:p>
          </table:table-cell>
          <table:table-cell table:style-name="ce4" table:formula="of:=[.F35]*100" office:value-type="float" office:value="126" calcext:value-type="float">
            <text:p>126</text:p>
          </table:table-cell>
          <table:table-cell office:value-type="float" office:value="0.003451886" calcext:value-type="float">
            <text:p>3.45189E-03</text:p>
          </table:table-cell>
          <table:table-cell/>
          <table:table-cell table:formula="of:=100*([.D35]-[.H35])/[.D35]" office:value-type="float" office:value="7.11527646017185" calcext:value-type="float">
            <text:p>7.115276460171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2.15724" calcext:value-type="float">
            <text:p>2.15724E+00</text:p>
          </table:table-cell>
          <table:table-cell table:formula="of:=[.C36]/[.$C$105]" office:value-type="float" office:value="0.00342758174733371" calcext:value-type="float">
            <text:p>3.42758E-03</text:p>
          </table:table-cell>
          <table:table-cell/>
          <table:table-cell table:style-name="ce3" office:value-type="float" office:value="1.3" calcext:value-type="float">
            <text:p>1.30E+00</text:p>
          </table:table-cell>
          <table:table-cell table:style-name="ce4" table:formula="of:=[.F36]*100" office:value-type="float" office:value="130" calcext:value-type="float">
            <text:p>130</text:p>
          </table:table-cell>
          <table:table-cell office:value-type="float" office:value="0.003183224" calcext:value-type="float">
            <text:p>3.18322E-03</text:p>
          </table:table-cell>
          <table:table-cell/>
          <table:table-cell table:formula="of:=100*([.D36]-[.H36])/[.D36]" office:value-type="float" office:value="7.12915884570208" calcext:value-type="float">
            <text:p>7.12915884570208</text:p>
          </table:table-cell>
          <table:table-cell table:number-columns-repeated="2"/>
          <table:table-cell office:value-type="string" calcext:value-type="string">
            <text:p>Rel Error %</text:p>
          </table:table-cell>
          <table:table-cell table:formula="of:=100*([.N33]-[.N34])/[.N33]" office:value-type="float" office:value="0.402192212630298" calcext:value-type="float">
            <text:p>0.402192212630298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1.97936" calcext:value-type="float">
            <text:p>1.97936E+00</text:p>
          </table:table-cell>
          <table:table-cell table:formula="of:=[.C37]/[.$C$105]" office:value-type="float" office:value="0.00314495290621463" calcext:value-type="float">
            <text:p>3.14495E-03</text:p>
          </table:table-cell>
          <table:table-cell/>
          <table:table-cell table:style-name="ce3" office:value-type="float" office:value="1.34" calcext:value-type="float">
            <text:p>1.34E+00</text:p>
          </table:table-cell>
          <table:table-cell table:style-name="ce4" table:formula="of:=[.F37]*100" office:value-type="float" office:value="134" calcext:value-type="float">
            <text:p>134</text:p>
          </table:table-cell>
          <table:table-cell office:value-type="float" office:value="0.002939484" calcext:value-type="float">
            <text:p>2.93948E-03</text:p>
          </table:table-cell>
          <table:table-cell/>
          <table:table-cell table:formula="of:=100*([.D37]-[.H37])/[.D37]" office:value-type="float" office:value="6.53329039708714" calcext:value-type="float">
            <text:p>6.533290397087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float" office:value="1.82726" calcext:value-type="float">
            <text:p>1.82726E+00</text:p>
          </table:table-cell>
          <table:table-cell table:formula="of:=[.C38]/[.$C$105]" office:value-type="float" office:value="0.0029032852272501" calcext:value-type="float">
            <text:p>2.90329E-03</text:p>
          </table:table-cell>
          <table:table-cell/>
          <table:table-cell table:style-name="ce3" office:value-type="float" office:value="1.38" calcext:value-type="float">
            <text:p>1.38E+00</text:p>
          </table:table-cell>
          <table:table-cell table:style-name="ce4" table:formula="of:=[.F38]*100" office:value-type="float" office:value="138" calcext:value-type="float">
            <text:p>138</text:p>
          </table:table-cell>
          <table:table-cell office:value-type="float" office:value="0.00271873" calcext:value-type="float">
            <text:p>2.71873E-03</text:p>
          </table:table-cell>
          <table:table-cell/>
          <table:table-cell table:formula="of:=100*([.D38]-[.H38])/[.D38]" office:value-type="float" office:value="6.35677216684982" calcext:value-type="float">
            <text:p>6.356772166849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.6801" calcext:value-type="float">
            <text:p>1.68010E+00</text:p>
          </table:table-cell>
          <table:table-cell table:formula="of:=[.C39]/[.$C$105]" office:value-type="float" office:value="0.00266946658401261" calcext:value-type="float">
            <text:p>2.66947E-03</text:p>
          </table:table-cell>
          <table:table-cell/>
          <table:table-cell table:style-name="ce3" office:value-type="float" office:value="1.42" calcext:value-type="float">
            <text:p>1.42E+00</text:p>
          </table:table-cell>
          <table:table-cell table:style-name="ce4" table:formula="of:=[.F39]*100" office:value-type="float" office:value="142" calcext:value-type="float">
            <text:p>142</text:p>
          </table:table-cell>
          <table:table-cell office:value-type="float" office:value="0.002519207" calcext:value-type="float">
            <text:p>2.51921E-03</text:p>
          </table:table-cell>
          <table:table-cell/>
          <table:table-cell table:formula="of:=100*([.D39]-[.H39])/[.D39]" office:value-type="float" office:value="5.62882430941501" calcext:value-type="float">
            <text:p>5.628824309415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float" office:value="1.55066" calcext:value-type="float">
            <text:p>1.55066E+00</text:p>
          </table:table-cell>
          <table:table-cell table:formula="of:=[.C40]/[.$C$105]" office:value-type="float" office:value="0.00246380278148027" calcext:value-type="float">
            <text:p>2.46380E-03</text:p>
          </table:table-cell>
          <table:table-cell/>
          <table:table-cell table:style-name="ce3" office:value-type="float" office:value="1.46" calcext:value-type="float">
            <text:p>1.46E+00</text:p>
          </table:table-cell>
          <table:table-cell table:style-name="ce4" table:formula="of:=[.F40]*100" office:value-type="float" office:value="146" calcext:value-type="float">
            <text:p>146</text:p>
          </table:table-cell>
          <table:table-cell office:value-type="float" office:value="0.002339332" calcext:value-type="float">
            <text:p>2.33933E-03</text:p>
          </table:table-cell>
          <table:table-cell/>
          <table:table-cell table:formula="of:=100*([.D40]-[.H40])/[.D40]" office:value-type="float" office:value="5.05197828397147" calcext:value-type="float">
            <text:p>5.051978283971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1.42905" calcext:value-type="float">
            <text:p>1.42905E+00</text:p>
          </table:table-cell>
          <table:table-cell table:formula="of:=[.C41]/[.$C$105]" office:value-type="float" office:value="0.00227057985946267" calcext:value-type="float">
            <text:p>2.27058E-03</text:p>
          </table:table-cell>
          <table:table-cell/>
          <table:table-cell table:style-name="ce3" office:value-type="float" office:value="1.5" calcext:value-type="float">
            <text:p>1.50E+00</text:p>
          </table:table-cell>
          <table:table-cell table:style-name="ce4" table:formula="of:=[.F41]*100" office:value-type="float" office:value="150" calcext:value-type="float">
            <text:p>150</text:p>
          </table:table-cell>
          <table:table-cell office:value-type="float" office:value="0.002177676" calcext:value-type="float">
            <text:p>2.17768E-03</text:p>
          </table:table-cell>
          <table:table-cell/>
          <table:table-cell table:formula="of:=100*([.D41]-[.H41])/[.D41]" office:value-type="float" office:value="4.09163584691758" calcext:value-type="float">
            <text:p>4.091635846917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.31297" calcext:value-type="float">
            <text:p>1.31297E+00</text:p>
          </table:table-cell>
          <table:table-cell table:formula="of:=[.C42]/[.$C$105]" office:value-type="float" office:value="0.0020861434086132" calcext:value-type="float">
            <text:p>2.08614E-03</text:p>
          </table:table-cell>
          <table:table-cell/>
          <table:table-cell table:style-name="ce3" office:value-type="float" office:value="1.54" calcext:value-type="float">
            <text:p>1.54E+00</text:p>
          </table:table-cell>
          <table:table-cell table:style-name="ce4" table:formula="of:=[.F42]*100" office:value-type="float" office:value="154" calcext:value-type="float">
            <text:p>154</text:p>
          </table:table-cell>
          <table:table-cell office:value-type="float" office:value="0.002032954" calcext:value-type="float">
            <text:p>2.03295E-03</text:p>
          </table:table-cell>
          <table:table-cell/>
          <table:table-cell table:formula="of:=100*([.D42]-[.H42])/[.D42]" office:value-type="float" office:value="2.54965254994432" calcext:value-type="float">
            <text:p>2.549652549944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float" office:value="1.21492" calcext:value-type="float">
            <text:p>1.21492E+00</text:p>
          </table:table-cell>
          <table:table-cell table:formula="of:=[.C43]/[.$C$105]" office:value-type="float" office:value="0.00193035434929385" calcext:value-type="float">
            <text:p>1.93035E-03</text:p>
          </table:table-cell>
          <table:table-cell/>
          <table:table-cell table:style-name="ce3" office:value-type="float" office:value="1.58" calcext:value-type="float">
            <text:p>1.58E+00</text:p>
          </table:table-cell>
          <table:table-cell table:style-name="ce4" table:formula="of:=[.F43]*100" office:value-type="float" office:value="158" calcext:value-type="float">
            <text:p>158</text:p>
          </table:table-cell>
          <table:table-cell office:value-type="float" office:value="0.001904018" calcext:value-type="float">
            <text:p>1.90402E-03</text:p>
          </table:table-cell>
          <table:table-cell/>
          <table:table-cell table:formula="of:=100*([.D43]-[.H43])/[.D43]" office:value-type="float" office:value="1.36432719223222" calcext:value-type="float">
            <text:p>1.364327192232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.12529" calcext:value-type="float">
            <text:p>1.12529E+00</text:p>
          </table:table-cell>
          <table:table-cell table:formula="of:=[.C44]/[.$C$105]" office:value-type="float" office:value="0.00178794360593033" calcext:value-type="float">
            <text:p>1.78794E-03</text:p>
          </table:table-cell>
          <table:table-cell/>
          <table:table-cell table:style-name="ce3" office:value-type="float" office:value="1.62" calcext:value-type="float">
            <text:p>1.62E+00</text:p>
          </table:table-cell>
          <table:table-cell table:style-name="ce4" table:formula="of:=[.F44]*100" office:value-type="float" office:value="162" calcext:value-type="float">
            <text:p>162</text:p>
          </table:table-cell>
          <table:table-cell office:value-type="float" office:value="0.001789843" calcext:value-type="float">
            <text:p>1.78984E-03</text:p>
          </table:table-cell>
          <table:table-cell/>
          <table:table-cell table:formula="of:=100*([.D44]-[.H44])/[.D44]" office:value-type="float" office:value="-0.106233444017291" calcext:value-type="float">
            <text:p>-0.1062334440172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.04581" calcext:value-type="float">
            <text:p>1.04581E+00</text:p>
          </table:table-cell>
          <table:table-cell table:formula="of:=[.C45]/[.$C$105]" office:value-type="float" office:value="0.00166165992990074" calcext:value-type="float">
            <text:p>1.66166E-03</text:p>
          </table:table-cell>
          <table:table-cell/>
          <table:table-cell table:style-name="ce3" office:value-type="float" office:value="1.66" calcext:value-type="float">
            <text:p>1.66E+00</text:p>
          </table:table-cell>
          <table:table-cell table:style-name="ce4" table:formula="of:=[.F45]*100" office:value-type="float" office:value="166" calcext:value-type="float">
            <text:p>166</text:p>
          </table:table-cell>
          <table:table-cell office:value-type="float" office:value="0.001689522" calcext:value-type="float">
            <text:p>1.68952E-03</text:p>
          </table:table-cell>
          <table:table-cell/>
          <table:table-cell table:formula="of:=100*([.D45]-[.H45])/[.D45]" office:value-type="float" office:value="-1.6767612673266" calcext:value-type="float">
            <text:p>-1.67676126732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0.972299" calcext:value-type="float">
            <text:p>9.72299E-01</text:p>
          </table:table-cell>
          <table:table-cell table:formula="of:=[.C46]/[.$C$105]" office:value-type="float" office:value="0.00154486024056239" calcext:value-type="float">
            <text:p>1.54486E-03</text:p>
          </table:table-cell>
          <table:table-cell/>
          <table:table-cell table:style-name="ce3" office:value-type="float" office:value="1.7" calcext:value-type="float">
            <text:p>1.70E+00</text:p>
          </table:table-cell>
          <table:table-cell table:style-name="ce4" table:formula="of:=[.F46]*100" office:value-type="float" office:value="170" calcext:value-type="float">
            <text:p>170</text:p>
          </table:table-cell>
          <table:table-cell office:value-type="float" office:value="0.00160226" calcext:value-type="float">
            <text:p>1.60226E-03</text:p>
          </table:table-cell>
          <table:table-cell/>
          <table:table-cell table:formula="of:=100*([.D46]-[.H46])/[.D46]" office:value-type="float" office:value="-3.7155308894939" calcext:value-type="float">
            <text:p>-3.71553088949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float" office:value="0.913217" calcext:value-type="float">
            <text:p>9.13217E-01</text:p>
          </table:table-cell>
          <table:table-cell table:formula="of:=[.C47]/[.$C$105]" office:value-type="float" office:value="0.00145098640881629" calcext:value-type="float">
            <text:p>1.45099E-03</text:p>
          </table:table-cell>
          <table:table-cell/>
          <table:table-cell table:style-name="ce3" office:value-type="float" office:value="1.74" calcext:value-type="float">
            <text:p>1.74E+00</text:p>
          </table:table-cell>
          <table:table-cell table:style-name="ce4" table:formula="of:=[.F47]*100" office:value-type="float" office:value="174" calcext:value-type="float">
            <text:p>174</text:p>
          </table:table-cell>
          <table:table-cell office:value-type="float" office:value="0.001527363" calcext:value-type="float">
            <text:p>1.52736E-03</text:p>
          </table:table-cell>
          <table:table-cell/>
          <table:table-cell table:formula="of:=100*([.D47]-[.H47])/[.D47]" office:value-type="float" office:value="-5.26377026825631" calcext:value-type="float">
            <text:p>-5.263770268256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0.860536" calcext:value-type="float">
            <text:p>8.60536E-01</text:p>
          </table:table-cell>
          <table:table-cell table:formula="of:=[.C48]/[.$C$105]" office:value-type="float" office:value="0.00136728295716914" calcext:value-type="float">
            <text:p>1.36728E-03</text:p>
          </table:table-cell>
          <table:table-cell/>
          <table:table-cell table:style-name="ce3" office:value-type="float" office:value="1.78" calcext:value-type="float">
            <text:p>1.78E+00</text:p>
          </table:table-cell>
          <table:table-cell table:style-name="ce4" table:formula="of:=[.F48]*100" office:value-type="float" office:value="178" calcext:value-type="float">
            <text:p>178</text:p>
          </table:table-cell>
          <table:table-cell office:value-type="float" office:value="0.001464236" calcext:value-type="float">
            <text:p>1.46424E-03</text:p>
          </table:table-cell>
          <table:table-cell/>
          <table:table-cell table:formula="of:=100*([.D48]-[.H48])/[.D48]" office:value-type="float" office:value="-7.09092747207138" calcext:value-type="float">
            <text:p>-7.090927472071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office:value-type="float" office:value="0.815388" calcext:value-type="float">
            <text:p>8.15388E-01</text:p>
          </table:table-cell>
          <table:table-cell table:formula="of:=[.C49]/[.$C$105]" office:value-type="float" office:value="0.00129554849056894" calcext:value-type="float">
            <text:p>1.29555E-03</text:p>
          </table:table-cell>
          <table:table-cell/>
          <table:table-cell table:style-name="ce3" office:value-type="float" office:value="1.82" calcext:value-type="float">
            <text:p>1.82E+00</text:p>
          </table:table-cell>
          <table:table-cell table:style-name="ce4" table:formula="of:=[.F49]*100" office:value-type="float" office:value="182" calcext:value-type="float">
            <text:p>182</text:p>
          </table:table-cell>
          <table:table-cell office:value-type="float" office:value="0.001412379" calcext:value-type="float">
            <text:p>1.41238E-03</text:p>
          </table:table-cell>
          <table:table-cell/>
          <table:table-cell table:formula="of:=100*([.D49]-[.H49])/[.D49]" office:value-type="float" office:value="-9.01784149968434" calcext:value-type="float">
            <text:p>-9.017841499684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office:value-type="float" office:value="0.781582" calcext:value-type="float">
            <text:p>7.81582E-01</text:p>
          </table:table-cell>
          <table:table-cell table:formula="of:=[.C50]/[.$C$105]" office:value-type="float" office:value="0.00124183502866838" calcext:value-type="float">
            <text:p>1.24184E-03</text:p>
          </table:table-cell>
          <table:table-cell/>
          <table:table-cell table:style-name="ce3" office:value-type="float" office:value="1.86" calcext:value-type="float">
            <text:p>1.86E+00</text:p>
          </table:table-cell>
          <table:table-cell table:style-name="ce4" table:formula="of:=[.F50]*100" office:value-type="float" office:value="186" calcext:value-type="float">
            <text:p>186</text:p>
          </table:table-cell>
          <table:table-cell office:value-type="float" office:value="0.001371378" calcext:value-type="float">
            <text:p>1.37138E-03</text:p>
          </table:table-cell>
          <table:table-cell/>
          <table:table-cell table:formula="of:=100*([.D50]-[.H50])/[.D50]" office:value-type="float" office:value="-10.4315765251467" calcext:value-type="float">
            <text:p>-10.43157652514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0.752806" calcext:value-type="float">
            <text:p>7.52806E-01</text:p>
          </table:table-cell>
          <table:table-cell table:formula="of:=[.C51]/[.$C$105]" office:value-type="float" office:value="0.00119611360112148" calcext:value-type="float">
            <text:p>1.19611E-03</text:p>
          </table:table-cell>
          <table:table-cell/>
          <table:table-cell table:style-name="ce3" office:value-type="float" office:value="1.9" calcext:value-type="float">
            <text:p>1.90E+00</text:p>
          </table:table-cell>
          <table:table-cell table:style-name="ce4" table:formula="of:=[.F51]*100" office:value-type="float" office:value="190" calcext:value-type="float">
            <text:p>190</text:p>
          </table:table-cell>
          <table:table-cell office:value-type="float" office:value="0.001340909" calcext:value-type="float">
            <text:p>1.34091E-03</text:p>
          </table:table-cell>
          <table:table-cell/>
          <table:table-cell table:formula="of:=100*([.D51]-[.H51])/[.D51]" office:value-type="float" office:value="-12.1054888718563" calcext:value-type="float">
            <text:p>-12.10548887185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float" office:value="0.735528" calcext:value-type="float">
            <text:p>7.35528E-01</text:p>
          </table:table-cell>
          <table:table-cell table:formula="of:=[.C52]/[.$C$105]" office:value-type="float" office:value="0.00116866104256034" calcext:value-type="float">
            <text:p>1.16866E-03</text:p>
          </table:table-cell>
          <table:table-cell/>
          <table:table-cell table:style-name="ce3" office:value-type="float" office:value="1.94" calcext:value-type="float">
            <text:p>1.94E+00</text:p>
          </table:table-cell>
          <table:table-cell table:style-name="ce4" table:formula="of:=[.F52]*100" office:value-type="float" office:value="194" calcext:value-type="float">
            <text:p>194</text:p>
          </table:table-cell>
          <table:table-cell office:value-type="float" office:value="0.00132073" calcext:value-type="float">
            <text:p>1.32073E-03</text:p>
          </table:table-cell>
          <table:table-cell/>
          <table:table-cell table:formula="of:=100*([.D52]-[.H52])/[.D52]" office:value-type="float" office:value="-13.0122380999799" calcext:value-type="float">
            <text:p>-13.01223809997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float" office:value="0.728478" calcext:value-type="float">
            <text:p>7.28478E-01</text:p>
          </table:table-cell>
          <table:table-cell table:formula="of:=[.C53]/[.$C$105]" office:value-type="float" office:value="0.00115745948347619" calcext:value-type="float">
            <text:p>1.15746E-03</text:p>
          </table:table-cell>
          <table:table-cell/>
          <table:table-cell table:style-name="ce3" office:value-type="float" office:value="1.98" calcext:value-type="float">
            <text:p>1.98E+00</text:p>
          </table:table-cell>
          <table:table-cell table:style-name="ce4" table:formula="of:=[.F53]*100" office:value-type="float" office:value="198" calcext:value-type="float">
            <text:p>198</text:p>
          </table:table-cell>
          <table:table-cell office:value-type="float" office:value="0.00131068" calcext:value-type="float">
            <text:p>1.31068E-03</text:p>
          </table:table-cell>
          <table:table-cell/>
          <table:table-cell table:formula="of:=100*([.D53]-[.H53])/[.D53]" office:value-type="float" office:value="-13.237657016179" calcext:value-type="float">
            <text:p>-13.237657016179</text:p>
          </table:table-cell>
          <table:table-cell table:number-columns-repeated="4"/>
        </table:table-row>
        <table:table-row table:style-name="ro1">
          <table:table-cell/>
          <table:table-cell table:formula="of:=[.B4]" office:value-type="float" office:value="2" calcext:value-type="float">
            <text:p>2</text:p>
          </table:table-cell>
          <table:table-cell office:value-type="float" office:value="5.9741" calcext:value-type="float">
            <text:p>5.97410E+00</text:p>
          </table:table-cell>
          <table:table-cell table:formula="of:=[.C54]/[.$C$105]" office:value-type="float" office:value="0.00949208994675897" calcext:value-type="float">
            <text:p>9.49209E-03</text:p>
          </table:table-cell>
          <table:table-cell table:style-name="ce6" office:value-type="string" calcext:value-type="string">
            <text:p>Serpent_2g</text:p>
          </table:table-cell>
          <table:table-cell/>
          <table:table-cell table:style-name="ce4" table:formula="of:=[.G4]" office:value-type="float" office:value="2" calcext:value-type="float">
            <text:p>2</text:p>
          </table:table-cell>
          <table:table-cell office:value-type="float" office:value="0.009943159" calcext:value-type="float">
            <text:p>9.94316E-03</text:p>
          </table:table-cell>
          <table:table-cell table:style-name="ce1" office:value-type="string" calcext:value-type="string">
            <text:p>Almost_2g</text:p>
          </table:table-cell>
          <table:table-cell table:formula="of:=100*([.D54]-[.H54])/[.D54]" office:value-type="float" office:value="-4.75205203249305" calcext:value-type="float">
            <text:p>-4.75205203249305</text:p>
          </table:table-cell>
          <table:table-cell table:number-columns-repeated="4"/>
        </table:table-row>
        <table:table-row table:style-name="ro1">
          <table:table-cell/>
          <table:table-cell table:formula="of:=[.B5]" office:value-type="float" office:value="6" calcext:value-type="float">
            <text:p>6</text:p>
          </table:table-cell>
          <table:table-cell office:value-type="float" office:value="5.97684" calcext:value-type="float">
            <text:p>5.97684E+00</text:p>
          </table:table-cell>
          <table:table-cell table:formula="of:=[.C55]/[.$C$105]" office:value-type="float" office:value="0.00949644346050232" calcext:value-type="float">
            <text:p>9.49644E-03</text:p>
          </table:table-cell>
          <table:table-cell table:number-columns-repeated="2"/>
          <table:table-cell table:style-name="ce4" table:formula="of:=[.G5]" office:value-type="float" office:value="6" calcext:value-type="float">
            <text:p>6</text:p>
          </table:table-cell>
          <table:table-cell office:value-type="float" office:value="0.009951614" calcext:value-type="float">
            <text:p>9.95161E-03</text:p>
          </table:table-cell>
          <table:table-cell/>
          <table:table-cell table:formula="of:=100*([.D55]-[.H55])/[.D55]" office:value-type="float" office:value="-4.79306322825836" calcext:value-type="float">
            <text:p>-4.79306322825836</text:p>
          </table:table-cell>
          <table:table-cell table:number-columns-repeated="4"/>
        </table:table-row>
        <table:table-row table:style-name="ro1">
          <table:table-cell/>
          <table:table-cell table:formula="of:=[.B6]" office:value-type="float" office:value="10" calcext:value-type="float">
            <text:p>10</text:p>
          </table:table-cell>
          <table:table-cell office:value-type="float" office:value="5.97392" calcext:value-type="float">
            <text:p>5.97392E+00</text:p>
          </table:table-cell>
          <table:table-cell table:formula="of:=[.C56]/[.$C$105]" office:value-type="float" office:value="0.00949180394950576" calcext:value-type="float">
            <text:p>9.49180E-03</text:p>
          </table:table-cell>
          <table:table-cell table:number-columns-repeated="2"/>
          <table:table-cell table:style-name="ce4" table:formula="of:=[.G6]" office:value-type="float" office:value="10" calcext:value-type="float">
            <text:p>10</text:p>
          </table:table-cell>
          <table:table-cell office:value-type="float" office:value="0.009968607" calcext:value-type="float">
            <text:p>9.96861E-03</text:p>
          </table:table-cell>
          <table:table-cell/>
          <table:table-cell table:formula="of:=100*([.D56]-[.H56])/[.D56]" office:value-type="float" office:value="-5.02331330304256" calcext:value-type="float">
            <text:p>-5.02331330304256</text:p>
          </table:table-cell>
          <table:table-cell table:number-columns-repeated="4"/>
        </table:table-row>
        <table:table-row table:style-name="ro1">
          <table:table-cell/>
          <table:table-cell table:formula="of:=[.B7]" office:value-type="float" office:value="14" calcext:value-type="float">
            <text:p>14</text:p>
          </table:table-cell>
          <table:table-cell office:value-type="float" office:value="5.99112" calcext:value-type="float">
            <text:p>5.99112E+00</text:p>
          </table:table-cell>
          <table:table-cell table:formula="of:=[.C57]/[.$C$105]" office:value-type="float" office:value="0.00951913257592384" calcext:value-type="float">
            <text:p>9.51913E-03</text:p>
          </table:table-cell>
          <table:table-cell table:number-columns-repeated="2"/>
          <table:table-cell table:style-name="ce4" table:formula="of:=[.G7]" office:value-type="float" office:value="14" calcext:value-type="float">
            <text:p>14</text:p>
          </table:table-cell>
          <table:table-cell office:value-type="float" office:value="0.00999431" calcext:value-type="float">
            <text:p>9.99431E-03</text:p>
          </table:table-cell>
          <table:table-cell/>
          <table:table-cell table:formula="of:=100*([.D57]-[.H57])/[.D57]" office:value-type="float" office:value="-4.99181433062501" calcext:value-type="float">
            <text:p>-4.99181433062501</text:p>
          </table:table-cell>
          <table:table-cell table:number-columns-repeated="4"/>
        </table:table-row>
        <table:table-row table:style-name="ro1">
          <table:table-cell/>
          <table:table-cell table:formula="of:=[.B8]" office:value-type="float" office:value="18" calcext:value-type="float">
            <text:p>18</text:p>
          </table:table-cell>
          <table:table-cell office:value-type="float" office:value="6.00619" calcext:value-type="float">
            <text:p>6.00619E+00</text:p>
          </table:table-cell>
          <table:table-cell table:formula="of:=[.C58]/[.$C$105]" office:value-type="float" office:value="0.00954307690151224" calcext:value-type="float">
            <text:p>9.54308E-03</text:p>
          </table:table-cell>
          <table:table-cell table:number-columns-repeated="2"/>
          <table:table-cell table:style-name="ce4" table:formula="of:=[.G8]" office:value-type="float" office:value="18" calcext:value-type="float">
            <text:p>18</text:p>
          </table:table-cell>
          <table:table-cell office:value-type="float" office:value="0.01002898" calcext:value-type="float">
            <text:p>1.00290E-02</text:p>
          </table:table-cell>
          <table:table-cell/>
          <table:table-cell table:formula="of:=100*([.D58]-[.H58])/[.D58]" office:value-type="float" office:value="-5.09168168194014" calcext:value-type="float">
            <text:p>-5.09168168194014</text:p>
          </table:table-cell>
          <table:table-cell table:number-columns-repeated="4"/>
        </table:table-row>
        <table:table-row table:style-name="ro1">
          <table:table-cell/>
          <table:table-cell table:formula="of:=[.B9]" office:value-type="float" office:value="22" calcext:value-type="float">
            <text:p>22</text:p>
          </table:table-cell>
          <table:table-cell office:value-type="float" office:value="6.03958" calcext:value-type="float">
            <text:p>6.03958E+00</text:p>
          </table:table-cell>
          <table:table-cell table:formula="of:=[.C59]/[.$C$105]" office:value-type="float" office:value="0.00959612939198315" calcext:value-type="float">
            <text:p>9.59613E-03</text:p>
          </table:table-cell>
          <table:table-cell table:number-columns-repeated="2"/>
          <table:table-cell table:style-name="ce4" table:formula="of:=[.G9]" office:value-type="float" office:value="22" calcext:value-type="float">
            <text:p>22</text:p>
          </table:table-cell>
          <table:table-cell office:value-type="float" office:value="0.01007297" calcext:value-type="float">
            <text:p>1.00730E-02</text:p>
          </table:table-cell>
          <table:table-cell/>
          <table:table-cell table:formula="of:=100*([.D59]-[.H59])/[.D59]" office:value-type="float" office:value="-4.9690931472351" calcext:value-type="float">
            <text:p>-4.9690931472351</text:p>
          </table:table-cell>
          <table:table-cell table:number-columns-repeated="4"/>
        </table:table-row>
        <table:table-row table:style-name="ro1">
          <table:table-cell/>
          <table:table-cell table:formula="of:=[.B10]" office:value-type="float" office:value="26" calcext:value-type="float">
            <text:p>26</text:p>
          </table:table-cell>
          <table:table-cell office:value-type="float" office:value="6.06641" calcext:value-type="float">
            <text:p>6.06641E+00</text:p>
          </table:table-cell>
          <table:table-cell table:formula="of:=[.C60]/[.$C$105]" office:value-type="float" office:value="0.0096387588714481" calcext:value-type="float">
            <text:p>9.63876E-03</text:p>
          </table:table-cell>
          <table:table-cell table:number-columns-repeated="2"/>
          <table:table-cell table:style-name="ce4" table:formula="of:=[.G10]" office:value-type="float" office:value="26" calcext:value-type="float">
            <text:p>26</text:p>
          </table:table-cell>
          <table:table-cell office:value-type="float" office:value="0.01012671" calcext:value-type="float">
            <text:p>1.01267E-02</text:p>
          </table:table-cell>
          <table:table-cell/>
          <table:table-cell table:formula="of:=100*([.D60]-[.H60])/[.D60]" office:value-type="float" office:value="-5.06238546953703" calcext:value-type="float">
            <text:p>-5.06238546953703</text:p>
          </table:table-cell>
          <table:table-cell table:number-columns-repeated="4"/>
        </table:table-row>
        <table:table-row table:style-name="ro1">
          <table:table-cell/>
          <table:table-cell table:formula="of:=[.B11]" office:value-type="float" office:value="30" calcext:value-type="float">
            <text:p>30</text:p>
          </table:table-cell>
          <table:table-cell office:value-type="float" office:value="6.11056" calcext:value-type="float">
            <text:p>6.11056E+00</text:p>
          </table:table-cell>
          <table:table-cell table:formula="of:=[.C61]/[.$C$105]" office:value-type="float" office:value="0.0097089076421666" calcext:value-type="float">
            <text:p>9.70891E-03</text:p>
          </table:table-cell>
          <table:table-cell table:number-columns-repeated="2"/>
          <table:table-cell table:style-name="ce4" table:formula="of:=[.G11]" office:value-type="float" office:value="30" calcext:value-type="float">
            <text:p>30</text:p>
          </table:table-cell>
          <table:table-cell office:value-type="float" office:value="0.01019076" calcext:value-type="float">
            <text:p>1.01908E-02</text:p>
          </table:table-cell>
          <table:table-cell/>
          <table:table-cell table:formula="of:=100*([.D61]-[.H61])/[.D61]" office:value-type="float" office:value="-4.96299249712368" calcext:value-type="float">
            <text:p>-4.96299249712368</text:p>
          </table:table-cell>
          <table:table-cell table:number-columns-repeated="4"/>
        </table:table-row>
        <table:table-row table:style-name="ro1">
          <table:table-cell/>
          <table:table-cell table:formula="of:=[.B12]" office:value-type="float" office:value="34" calcext:value-type="float">
            <text:p>34</text:p>
          </table:table-cell>
          <table:table-cell office:value-type="float" office:value="6.1531" calcext:value-type="float">
            <text:p>6.15310E+00</text:p>
          </table:table-cell>
          <table:table-cell table:formula="of:=[.C62]/[.$C$105]" office:value-type="float" office:value="0.00977649832634248" calcext:value-type="float">
            <text:p>9.77650E-03</text:p>
          </table:table-cell>
          <table:table-cell table:number-columns-repeated="2"/>
          <table:table-cell table:style-name="ce4" table:formula="of:=[.G12]" office:value-type="float" office:value="34" calcext:value-type="float">
            <text:p>34</text:p>
          </table:table-cell>
          <table:table-cell office:value-type="float" office:value="0.01026576" calcext:value-type="float">
            <text:p>1.02658E-02</text:p>
          </table:table-cell>
          <table:table-cell/>
          <table:table-cell table:formula="of:=100*([.D62]-[.H62])/[.D62]" office:value-type="float" office:value="-5.00446742101122" calcext:value-type="float">
            <text:p>-5.00446742101122</text:p>
          </table:table-cell>
          <table:table-cell table:number-columns-repeated="4"/>
        </table:table-row>
        <table:table-row table:style-name="ro1">
          <table:table-cell/>
          <table:table-cell table:formula="of:=[.B13]" office:value-type="float" office:value="38" calcext:value-type="float">
            <text:p>38</text:p>
          </table:table-cell>
          <table:table-cell office:value-type="float" office:value="6.20694" calcext:value-type="float">
            <text:p>6.20694E+00</text:p>
          </table:table-cell>
          <table:table-cell table:formula="of:=[.C63]/[.$C$105]" office:value-type="float" office:value="0.00986204328252559" calcext:value-type="float">
            <text:p>9.86204E-03</text:p>
          </table:table-cell>
          <table:table-cell table:number-columns-repeated="2"/>
          <table:table-cell table:style-name="ce4" table:formula="of:=[.G13]" office:value-type="float" office:value="38" calcext:value-type="float">
            <text:p>38</text:p>
          </table:table-cell>
          <table:table-cell office:value-type="float" office:value="0.01035247" calcext:value-type="float">
            <text:p>1.03525E-02</text:p>
          </table:table-cell>
          <table:table-cell/>
          <table:table-cell table:formula="of:=100*([.D63]-[.H63])/[.D63]" office:value-type="float" office:value="-4.97287127448922" calcext:value-type="float">
            <text:p>-4.97287127448922</text:p>
          </table:table-cell>
          <table:table-cell table:number-columns-repeated="4"/>
        </table:table-row>
        <table:table-row table:style-name="ro1">
          <table:table-cell/>
          <table:table-cell table:formula="of:=[.B14]" office:value-type="float" office:value="42" calcext:value-type="float">
            <text:p>42</text:p>
          </table:table-cell>
          <table:table-cell office:value-type="float" office:value="6.27142" calcext:value-type="float">
            <text:p>6.27142E+00</text:p>
          </table:table-cell>
          <table:table-cell table:formula="of:=[.C64]/[.$C$105]" office:value-type="float" office:value="0.00996449385412081" calcext:value-type="float">
            <text:p>9.96449E-03</text:p>
          </table:table-cell>
          <table:table-cell table:number-columns-repeated="2"/>
          <table:table-cell table:style-name="ce4" table:formula="of:=[.G14]" office:value-type="float" office:value="42" calcext:value-type="float">
            <text:p>42</text:p>
          </table:table-cell>
          <table:table-cell office:value-type="float" office:value="0.01045177" calcext:value-type="float">
            <text:p>1.04518E-02</text:p>
          </table:table-cell>
          <table:table-cell/>
          <table:table-cell table:formula="of:=100*([.D64]-[.H64])/[.D64]" office:value-type="float" office:value="-4.890124405844" calcext:value-type="float">
            <text:p>-4.890124405844</text:p>
          </table:table-cell>
          <table:table-cell table:number-columns-repeated="4"/>
        </table:table-row>
        <table:table-row table:style-name="ro1">
          <table:table-cell/>
          <table:table-cell table:formula="of:=[.B15]" office:value-type="float" office:value="46" calcext:value-type="float">
            <text:p>46</text:p>
          </table:table-cell>
          <table:table-cell office:value-type="float" office:value="6.33806" calcext:value-type="float">
            <text:p>6.33806E+00</text:p>
          </table:table-cell>
          <table:table-cell table:formula="of:=[.C65]/[.$C$105]" office:value-type="float" office:value="0.0100703763927546" calcext:value-type="float">
            <text:p>1.00704E-02</text:p>
          </table:table-cell>
          <table:table-cell table:number-columns-repeated="2"/>
          <table:table-cell table:style-name="ce4" table:formula="of:=[.G15]" office:value-type="float" office:value="46" calcext:value-type="float">
            <text:p>46</text:p>
          </table:table-cell>
          <table:table-cell office:value-type="float" office:value="0.01056469" calcext:value-type="float">
            <text:p>1.05647E-02</text:p>
          </table:table-cell>
          <table:table-cell/>
          <table:table-cell table:formula="of:=100*([.D65]-[.H65])/[.D65]" office:value-type="float" office:value="-4.90859117838993" calcext:value-type="float">
            <text:p>-4.90859117838993</text:p>
          </table:table-cell>
          <table:table-cell table:number-columns-repeated="4"/>
        </table:table-row>
        <table:table-row table:style-name="ro1">
          <table:table-cell/>
          <table:table-cell table:formula="of:=[.B16]" office:value-type="float" office:value="50" calcext:value-type="float">
            <text:p>50</text:p>
          </table:table-cell>
          <table:table-cell office:value-type="float" office:value="6.40715" calcext:value-type="float">
            <text:p>6.40715E+00</text:p>
          </table:table-cell>
          <table:table-cell table:formula="of:=[.C66]/[.$C$105]" office:value-type="float" office:value="0.0101801516717793" calcext:value-type="float">
            <text:p>1.01802E-02</text:p>
          </table:table-cell>
          <table:table-cell table:number-columns-repeated="2"/>
          <table:table-cell table:style-name="ce4" table:formula="of:=[.G16]" office:value-type="float" office:value="50" calcext:value-type="float">
            <text:p>50</text:p>
          </table:table-cell>
          <table:table-cell office:value-type="float" office:value="0.01069239" calcext:value-type="float">
            <text:p>1.06924E-02</text:p>
          </table:table-cell>
          <table:table-cell/>
          <table:table-cell table:formula="of:=100*([.D66]-[.H66])/[.D66]" office:value-type="float" office:value="-5.0317357219803" calcext:value-type="float">
            <text:p>-5.0317357219803</text:p>
          </table:table-cell>
          <table:table-cell table:number-columns-repeated="4"/>
        </table:table-row>
        <table:table-row table:style-name="ro1">
          <table:table-cell/>
          <table:table-cell table:formula="of:=[.B17]" office:value-type="float" office:value="54" calcext:value-type="float">
            <text:p>54</text:p>
          </table:table-cell>
          <table:table-cell office:value-type="float" office:value="6.50367" calcext:value-type="float">
            <text:p>6.50367E+00</text:p>
          </table:table-cell>
          <table:table-cell table:formula="of:=[.C67]/[.$C$105]" office:value-type="float" office:value="0.0103335097544463" calcext:value-type="float">
            <text:p>1.03335E-02</text:p>
          </table:table-cell>
          <table:table-cell table:number-columns-repeated="2"/>
          <table:table-cell table:style-name="ce4" table:formula="of:=[.G17]" office:value-type="float" office:value="54" calcext:value-type="float">
            <text:p>54</text:p>
          </table:table-cell>
          <table:table-cell office:value-type="float" office:value="0.01083618" calcext:value-type="float">
            <text:p>1.08362E-02</text:p>
          </table:table-cell>
          <table:table-cell/>
          <table:table-cell table:formula="of:=100*([.D67]-[.H67])/[.D67]" office:value-type="float" office:value="-4.864467712312" calcext:value-type="float">
            <text:p>-4.864467712312</text:p>
          </table:table-cell>
          <table:table-cell table:number-columns-repeated="4"/>
        </table:table-row>
        <table:table-row table:style-name="ro1">
          <table:table-cell/>
          <table:table-cell table:formula="of:=[.B18]" office:value-type="float" office:value="58" calcext:value-type="float">
            <text:p>58</text:p>
          </table:table-cell>
          <table:table-cell office:value-type="float" office:value="6.61295" calcext:value-type="float">
            <text:p>6.61295E+00</text:p>
          </table:table-cell>
          <table:table-cell table:formula="of:=[.C68]/[.$C$105]" office:value-type="float" office:value="0.0105071418646189" calcext:value-type="float">
            <text:p>1.05071E-02</text:p>
          </table:table-cell>
          <table:table-cell table:number-columns-repeated="2"/>
          <table:table-cell table:style-name="ce4" table:formula="of:=[.G18]" office:value-type="float" office:value="58" calcext:value-type="float">
            <text:p>58</text:p>
          </table:table-cell>
          <table:table-cell office:value-type="float" office:value="0.01099755" calcext:value-type="float">
            <text:p>1.09976E-02</text:p>
          </table:table-cell>
          <table:table-cell/>
          <table:table-cell table:formula="of:=100*([.D68]-[.H68])/[.D68]" office:value-type="float" office:value="-4.6673790237141" calcext:value-type="float">
            <text:p>-4.6673790237141</text:p>
          </table:table-cell>
          <table:table-cell table:number-columns-repeated="4"/>
        </table:table-row>
        <table:table-row table:style-name="ro1">
          <table:table-cell/>
          <table:table-cell table:formula="of:=[.B19]" office:value-type="float" office:value="62" calcext:value-type="float">
            <text:p>62</text:p>
          </table:table-cell>
          <table:table-cell office:value-type="float" office:value="6.72421" calcext:value-type="float">
            <text:p>6.72421E+00</text:p>
          </table:table-cell>
          <table:table-cell table:formula="of:=[.C69]/[.$C$105]" office:value-type="float" office:value="0.0106839199445768" calcext:value-type="float">
            <text:p>1.06839E-02</text:p>
          </table:table-cell>
          <table:table-cell table:number-columns-repeated="2"/>
          <table:table-cell table:style-name="ce4" table:formula="of:=[.G19]" office:value-type="float" office:value="62" calcext:value-type="float">
            <text:p>62</text:p>
          </table:table-cell>
          <table:table-cell office:value-type="float" office:value="0.01117819" calcext:value-type="float">
            <text:p>1.11782E-02</text:p>
          </table:table-cell>
          <table:table-cell/>
          <table:table-cell table:formula="of:=100*([.D69]-[.H69])/[.D69]" office:value-type="float" office:value="-4.62629875539374" calcext:value-type="float">
            <text:p>-4.62629875539374</text:p>
          </table:table-cell>
          <table:table-cell table:number-columns-repeated="4"/>
        </table:table-row>
        <table:table-row table:style-name="ro1">
          <table:table-cell/>
          <table:table-cell table:formula="of:=[.B20]" office:value-type="float" office:value="66" calcext:value-type="float">
            <text:p>66</text:p>
          </table:table-cell>
          <table:table-cell office:value-type="float" office:value="6.86445" calcext:value-type="float">
            <text:p>6.86445E+00</text:p>
          </table:table-cell>
          <table:table-cell table:formula="of:=[.C70]/[.$C$105]" office:value-type="float" office:value="0.0109067435823019" calcext:value-type="float">
            <text:p>1.09067E-02</text:p>
          </table:table-cell>
          <table:table-cell table:number-columns-repeated="2"/>
          <table:table-cell table:style-name="ce4" table:formula="of:=[.G20]" office:value-type="float" office:value="66" calcext:value-type="float">
            <text:p>66</text:p>
          </table:table-cell>
          <table:table-cell office:value-type="float" office:value="0.01137998" calcext:value-type="float">
            <text:p>1.13800E-02</text:p>
          </table:table-cell>
          <table:table-cell/>
          <table:table-cell table:formula="of:=100*([.D70]-[.H70])/[.D70]" office:value-type="float" office:value="-4.33893411105801" calcext:value-type="float">
            <text:p>-4.33893411105801</text:p>
          </table:table-cell>
          <table:table-cell table:number-columns-repeated="4"/>
        </table:table-row>
        <table:table-row table:style-name="ro1">
          <table:table-cell/>
          <table:table-cell table:formula="of:=[.B21]" office:value-type="float" office:value="70" calcext:value-type="float">
            <text:p>70</text:p>
          </table:table-cell>
          <table:table-cell office:value-type="float" office:value="7.00989" calcext:value-type="float">
            <text:p>7.00989E+00</text:p>
          </table:table-cell>
          <table:table-cell table:formula="of:=[.C71]/[.$C$105]" office:value-type="float" office:value="0.0111378293628976" calcext:value-type="float">
            <text:p>1.11378E-02</text:p>
          </table:table-cell>
          <table:table-cell table:number-columns-repeated="2"/>
          <table:table-cell table:style-name="ce4" table:formula="of:=[.G21]" office:value-type="float" office:value="70" calcext:value-type="float">
            <text:p>70</text:p>
          </table:table-cell>
          <table:table-cell office:value-type="float" office:value="0.01160505" calcext:value-type="float">
            <text:p>1.16051E-02</text:p>
          </table:table-cell>
          <table:table-cell/>
          <table:table-cell table:formula="of:=100*([.D71]-[.H71])/[.D71]" office:value-type="float" office:value="-4.19489850202644" calcext:value-type="float">
            <text:p>-4.19489850202644</text:p>
          </table:table-cell>
          <table:table-cell table:number-columns-repeated="4"/>
        </table:table-row>
        <table:table-row table:style-name="ro1">
          <table:table-cell/>
          <table:table-cell table:formula="of:=[.B22]" office:value-type="float" office:value="74" calcext:value-type="float">
            <text:p>74</text:p>
          </table:table-cell>
          <table:table-cell office:value-type="float" office:value="7.16983" calcext:value-type="float">
            <text:p>7.16983E+00</text:p>
          </table:table-cell>
          <table:table-cell table:formula="of:=[.C72]/[.$C$105]" office:value-type="float" office:value="0.0113919538111131" calcext:value-type="float">
            <text:p>1.13920E-02</text:p>
          </table:table-cell>
          <table:table-cell table:number-columns-repeated="2"/>
          <table:table-cell table:style-name="ce4" table:formula="of:=[.G22]" office:value-type="float" office:value="74" calcext:value-type="float">
            <text:p>74</text:p>
          </table:table-cell>
          <table:table-cell office:value-type="float" office:value="0.01185578" calcext:value-type="float">
            <text:p>1.18558E-02</text:p>
          </table:table-cell>
          <table:table-cell/>
          <table:table-cell table:formula="of:=100*([.D72]-[.H72])/[.D72]" office:value-type="float" office:value="-4.07152448629494" calcext:value-type="float">
            <text:p>-4.07152448629494</text:p>
          </table:table-cell>
          <table:table-cell table:number-columns-repeated="4"/>
        </table:table-row>
        <table:table-row table:style-name="ro1">
          <table:table-cell/>
          <table:table-cell table:formula="of:=[.B23]" office:value-type="float" office:value="78" calcext:value-type="float">
            <text:p>78</text:p>
          </table:table-cell>
          <table:table-cell office:value-type="float" office:value="7.3431" calcext:value-type="float">
            <text:p>7.34310E+00</text:p>
          </table:table-cell>
          <table:table-cell table:formula="of:=[.C73]/[.$C$105]" office:value-type="float" office:value="0.0116672579448027" calcext:value-type="float">
            <text:p>1.16673E-02</text:p>
          </table:table-cell>
          <table:table-cell table:number-columns-repeated="2"/>
          <table:table-cell table:style-name="ce4" table:formula="of:=[.G23]" office:value-type="float" office:value="78" calcext:value-type="float">
            <text:p>78</text:p>
          </table:table-cell>
          <table:table-cell office:value-type="float" office:value="0.01213481" calcext:value-type="float">
            <text:p>1.21348E-02</text:p>
          </table:table-cell>
          <table:table-cell/>
          <table:table-cell table:formula="of:=100*([.D73]-[.H73])/[.D73]" office:value-type="float" office:value="-4.00738594628892" calcext:value-type="float">
            <text:p>-4.00738594628892</text:p>
          </table:table-cell>
          <table:table-cell table:number-columns-repeated="4"/>
        </table:table-row>
        <table:table-row table:style-name="ro1">
          <table:table-cell/>
          <table:table-cell table:formula="of:=[.B24]" office:value-type="float" office:value="82" calcext:value-type="float">
            <text:p>82</text:p>
          </table:table-cell>
          <table:table-cell office:value-type="float" office:value="7.55201" calcext:value-type="float">
            <text:p>7.55201E+00</text:p>
          </table:table-cell>
          <table:table-cell table:formula="of:=[.C74]/[.$C$105]" office:value-type="float" office:value="0.0119991895346284" calcext:value-type="float">
            <text:p>1.19992E-02</text:p>
          </table:table-cell>
          <table:table-cell table:number-columns-repeated="2"/>
          <table:table-cell table:style-name="ce4" table:formula="of:=[.G24]" office:value-type="float" office:value="82" calcext:value-type="float">
            <text:p>82</text:p>
          </table:table-cell>
          <table:table-cell office:value-type="float" office:value="0.01244514" calcext:value-type="float">
            <text:p>1.24451E-02</text:p>
          </table:table-cell>
          <table:table-cell/>
          <table:table-cell table:formula="of:=100*([.D74]-[.H74])/[.D74]" office:value-type="float" office:value="-3.71650488630657" calcext:value-type="float">
            <text:p>-3.71650488630657</text:p>
          </table:table-cell>
          <table:table-cell table:number-columns-repeated="4"/>
        </table:table-row>
        <table:table-row table:style-name="ro1">
          <table:table-cell/>
          <table:table-cell table:formula="of:=[.B25]" office:value-type="float" office:value="86" calcext:value-type="float">
            <text:p>86</text:p>
          </table:table-cell>
          <table:table-cell office:value-type="float" office:value="7.77512" calcext:value-type="float">
            <text:p>7.77512E+00</text:p>
          </table:table-cell>
          <table:table-cell table:formula="of:=[.C75]/[.$C$105]" office:value-type="float" office:value="0.0123536831299852" calcext:value-type="float">
            <text:p>1.23537E-02</text:p>
          </table:table-cell>
          <table:table-cell table:number-columns-repeated="2"/>
          <table:table-cell table:style-name="ce4" table:formula="of:=[.G25]" office:value-type="float" office:value="86" calcext:value-type="float">
            <text:p>86</text:p>
          </table:table-cell>
          <table:table-cell office:value-type="float" office:value="0.01279007" calcext:value-type="float">
            <text:p>1.27901E-02</text:p>
          </table:table-cell>
          <table:table-cell/>
          <table:table-cell table:formula="of:=100*([.D75]-[.H75])/[.D75]" office:value-type="float" office:value="-3.53244344559545" calcext:value-type="float">
            <text:p>-3.53244344559545</text:p>
          </table:table-cell>
          <table:table-cell table:number-columns-repeated="4"/>
        </table:table-row>
        <table:table-row table:style-name="ro1">
          <table:table-cell/>
          <table:table-cell table:formula="of:=[.B26]" office:value-type="float" office:value="90" calcext:value-type="float">
            <text:p>90</text:p>
          </table:table-cell>
          <table:table-cell office:value-type="float" office:value="8.01435" calcext:value-type="float">
            <text:p>8.01435E+00</text:p>
          </table:table-cell>
          <table:table-cell table:formula="of:=[.C76]/[.$C$105]" office:value-type="float" office:value="0.0127337893682409" calcext:value-type="float">
            <text:p>1.27338E-02</text:p>
          </table:table-cell>
          <table:table-cell table:number-columns-repeated="2"/>
          <table:table-cell table:style-name="ce4" table:formula="of:=[.G26]" office:value-type="float" office:value="90" calcext:value-type="float">
            <text:p>90</text:p>
          </table:table-cell>
          <table:table-cell office:value-type="float" office:value="0.01317331" calcext:value-type="float">
            <text:p>1.31733E-02</text:p>
          </table:table-cell>
          <table:table-cell/>
          <table:table-cell table:formula="of:=100*([.D76]-[.H76])/[.D76]" office:value-type="float" office:value="-3.45160909332561" calcext:value-type="float">
            <text:p>-3.45160909332561</text:p>
          </table:table-cell>
          <table:table-cell table:number-columns-repeated="4"/>
        </table:table-row>
        <table:table-row table:style-name="ro1">
          <table:table-cell/>
          <table:table-cell table:formula="of:=[.B27]" office:value-type="float" office:value="94" calcext:value-type="float">
            <text:p>94</text:p>
          </table:table-cell>
          <table:table-cell office:value-type="float" office:value="8.28981" calcext:value-type="float">
            <text:p>8.28981E+00</text:p>
          </table:table-cell>
          <table:table-cell table:formula="of:=[.C77]/[.$C$105]" office:value-type="float" office:value="0.0131714604980737" calcext:value-type="float">
            <text:p>1.31715E-02</text:p>
          </table:table-cell>
          <table:table-cell table:number-columns-repeated="2"/>
          <table:table-cell table:style-name="ce4" table:formula="of:=[.G27]" office:value-type="float" office:value="94" calcext:value-type="float">
            <text:p>94</text:p>
          </table:table-cell>
          <table:table-cell office:value-type="float" office:value="0.013599" calcext:value-type="float">
            <text:p>1.35990E-02</text:p>
          </table:table-cell>
          <table:table-cell/>
          <table:table-cell table:formula="of:=100*([.D77]-[.H77])/[.D77]" office:value-type="float" office:value="-3.24595364340078" calcext:value-type="float">
            <text:p>-3.24595364340078</text:p>
          </table:table-cell>
          <table:table-cell table:number-columns-repeated="4"/>
        </table:table-row>
        <table:table-row table:style-name="ro1">
          <table:table-cell/>
          <table:table-cell table:formula="of:=[.B28]" office:value-type="float" office:value="98" calcext:value-type="float">
            <text:p>98</text:p>
          </table:table-cell>
          <table:table-cell office:value-type="float" office:value="8.61699" calcext:value-type="float">
            <text:p>8.61699E+00</text:p>
          </table:table-cell>
          <table:table-cell table:formula="of:=[.C78]/[.$C$105]" office:value-type="float" office:value="0.0136913081719962" calcext:value-type="float">
            <text:p>1.36913E-02</text:p>
          </table:table-cell>
          <table:table-cell table:number-columns-repeated="2"/>
          <table:table-cell table:style-name="ce4" table:formula="of:=[.G28]" office:value-type="float" office:value="98" calcext:value-type="float">
            <text:p>98</text:p>
          </table:table-cell>
          <table:table-cell office:value-type="float" office:value="0.01407176" calcext:value-type="float">
            <text:p>1.40718E-02</text:p>
          </table:table-cell>
          <table:table-cell/>
          <table:table-cell table:formula="of:=100*([.D78]-[.H78])/[.D78]" office:value-type="float" office:value="-2.77878361384013" calcext:value-type="float">
            <text:p>-2.77878361384013</text:p>
          </table:table-cell>
          <table:table-cell table:number-columns-repeated="4"/>
        </table:table-row>
        <table:table-row table:style-name="ro1">
          <table:table-cell/>
          <table:table-cell table:formula="of:=[.B29]" office:value-type="float" office:value="102" calcext:value-type="float">
            <text:p>102</text:p>
          </table:table-cell>
          <table:table-cell office:value-type="float" office:value="8.97515" calcext:value-type="float">
            <text:p>8.97515E+00</text:p>
          </table:table-cell>
          <table:table-cell table:formula="of:=[.C79]/[.$C$105]" office:value-type="float" office:value="0.0142603791509439" calcext:value-type="float">
            <text:p>1.42604E-02</text:p>
          </table:table-cell>
          <table:table-cell table:number-columns-repeated="2"/>
          <table:table-cell table:style-name="ce4" table:formula="of:=[.G29]" office:value-type="float" office:value="102" calcext:value-type="float">
            <text:p>102</text:p>
          </table:table-cell>
          <table:table-cell office:value-type="float" office:value="0.01459446" calcext:value-type="float">
            <text:p>1.45945E-02</text:p>
          </table:table-cell>
          <table:table-cell/>
          <table:table-cell table:formula="of:=100*([.D79]-[.H79])/[.D79]" office:value-type="float" office:value="-2.34272066345456" calcext:value-type="float">
            <text:p>-2.34272066345456</text:p>
          </table:table-cell>
          <table:table-cell table:number-columns-repeated="4"/>
        </table:table-row>
        <table:table-row table:style-name="ro1">
          <table:table-cell/>
          <table:table-cell table:formula="of:=[.B30]" office:value-type="float" office:value="106" calcext:value-type="float">
            <text:p>106</text:p>
          </table:table-cell>
          <table:table-cell office:value-type="float" office:value="9.29979" calcext:value-type="float">
            <text:p>9.29979E+00</text:p>
          </table:table-cell>
          <table:table-cell table:formula="of:=[.C80]/[.$C$105]" office:value-type="float" office:value="0.0147761910858489" calcext:value-type="float">
            <text:p>1.47762E-02</text:p>
          </table:table-cell>
          <table:table-cell table:number-columns-repeated="2"/>
          <table:table-cell table:style-name="ce4" table:formula="of:=[.G30]" office:value-type="float" office:value="106" calcext:value-type="float">
            <text:p>106</text:p>
          </table:table-cell>
          <table:table-cell office:value-type="float" office:value="0.01506342" calcext:value-type="float">
            <text:p>1.50634E-02</text:p>
          </table:table-cell>
          <table:table-cell/>
          <table:table-cell table:formula="of:=100*([.D80]-[.H80])/[.D80]" office:value-type="float" office:value="-1.94386301911207" calcext:value-type="float">
            <text:p>-1.94386301911207</text:p>
          </table:table-cell>
          <table:table-cell table:number-columns-repeated="4"/>
        </table:table-row>
        <table:table-row table:style-name="ro1">
          <table:table-cell/>
          <table:table-cell table:formula="of:=[.B31]" office:value-type="float" office:value="110" calcext:value-type="float">
            <text:p>110</text:p>
          </table:table-cell>
          <table:table-cell office:value-type="float" office:value="9.58892" calcext:value-type="float">
            <text:p>9.58892E+00</text:p>
          </table:table-cell>
          <table:table-cell table:formula="of:=[.C81]/[.$C$105]" office:value-type="float" office:value="0.0152355821181895" calcext:value-type="float">
            <text:p>1.52356E-02</text:p>
          </table:table-cell>
          <table:table-cell table:number-columns-repeated="2"/>
          <table:table-cell table:style-name="ce4" table:formula="of:=[.G31]" office:value-type="float" office:value="110" calcext:value-type="float">
            <text:p>110</text:p>
          </table:table-cell>
          <table:table-cell office:value-type="float" office:value="0.0154856" calcext:value-type="float">
            <text:p>1.54856E-02</text:p>
          </table:table-cell>
          <table:table-cell/>
          <table:table-cell table:formula="of:=100*([.D81]-[.H81])/[.D81]" office:value-type="float" office:value="-1.6410129909771" calcext:value-type="float">
            <text:p>-1.6410129909771</text:p>
          </table:table-cell>
          <table:table-cell table:number-columns-repeated="4"/>
        </table:table-row>
        <table:table-row table:style-name="ro1">
          <table:table-cell/>
          <table:table-cell table:formula="of:=[.B32]" office:value-type="float" office:value="114" calcext:value-type="float">
            <text:p>114</text:p>
          </table:table-cell>
          <table:table-cell office:value-type="float" office:value="9.85384" calcext:value-type="float">
            <text:p>9.85384E+00</text:p>
          </table:table-cell>
          <table:table-cell table:formula="of:=[.C82]/[.$C$105]" office:value-type="float" office:value="0.0156565065199731" calcext:value-type="float">
            <text:p>1.56565E-02</text:p>
          </table:table-cell>
          <table:table-cell table:number-columns-repeated="2"/>
          <table:table-cell table:style-name="ce4" table:formula="of:=[.G32]" office:value-type="float" office:value="114" calcext:value-type="float">
            <text:p>114</text:p>
          </table:table-cell>
          <table:table-cell office:value-type="float" office:value="0.01586529" calcext:value-type="float">
            <text:p>1.58653E-02</text:p>
          </table:table-cell>
          <table:table-cell/>
          <table:table-cell table:formula="of:=100*([.D82]-[.H82])/[.D82]" office:value-type="float" office:value="-1.33352532865828" calcext:value-type="float">
            <text:p>-1.33352532865828</text:p>
          </table:table-cell>
          <table:table-cell table:number-columns-repeated="4"/>
        </table:table-row>
        <table:table-row table:style-name="ro1">
          <table:table-cell/>
          <table:table-cell table:formula="of:=[.B33]" office:value-type="float" office:value="118" calcext:value-type="float">
            <text:p>118</text:p>
          </table:table-cell>
          <table:table-cell office:value-type="float" office:value="10.1212" calcext:value-type="float">
            <text:p>1.01212E+01</text:p>
          </table:table-cell>
          <table:table-cell table:formula="of:=[.C83]/[.$C$105]" office:value-type="float" office:value="0.0160813077734114" calcext:value-type="float">
            <text:p>1.60813E-02</text:p>
          </table:table-cell>
          <table:table-cell table:number-columns-repeated="2"/>
          <table:table-cell table:style-name="ce4" table:formula="of:=[.G33]" office:value-type="float" office:value="118" calcext:value-type="float">
            <text:p>118</text:p>
          </table:table-cell>
          <table:table-cell office:value-type="float" office:value="0.01620639" calcext:value-type="float">
            <text:p>1.62064E-02</text:p>
          </table:table-cell>
          <table:table-cell/>
          <table:table-cell table:formula="of:=100*([.D83]-[.H83])/[.D83]" office:value-type="float" office:value="-0.77781128469809" calcext:value-type="float">
            <text:p>-0.77781128469809</text:p>
          </table:table-cell>
          <table:table-cell table:number-columns-repeated="4"/>
        </table:table-row>
        <table:table-row table:style-name="ro1">
          <table:table-cell/>
          <table:table-cell table:formula="of:=[.B34]" office:value-type="float" office:value="122" calcext:value-type="float">
            <text:p>122</text:p>
          </table:table-cell>
          <table:table-cell office:value-type="float" office:value="10.34" calcext:value-type="float">
            <text:p>1.03400E+01</text:p>
          </table:table-cell>
          <table:table-cell table:formula="of:=[.C84]/[.$C$105]" office:value-type="float" office:value="0.0164289533234274" calcext:value-type="float">
            <text:p>1.64290E-02</text:p>
          </table:table-cell>
          <table:table-cell table:number-columns-repeated="2"/>
          <table:table-cell table:style-name="ce4" table:formula="of:=[.G34]" office:value-type="float" office:value="122" calcext:value-type="float">
            <text:p>122</text:p>
          </table:table-cell>
          <table:table-cell office:value-type="float" office:value="0.01651247" calcext:value-type="float">
            <text:p>1.65125E-02</text:p>
          </table:table-cell>
          <table:table-cell/>
          <table:table-cell table:formula="of:=100*([.D84]-[.H84])/[.D84]" office:value-type="float" office:value="-0.508350562135231" calcext:value-type="float">
            <text:p>-0.508350562135231</text:p>
          </table:table-cell>
          <table:table-cell table:number-columns-repeated="4"/>
        </table:table-row>
        <table:table-row table:style-name="ro1">
          <table:table-cell/>
          <table:table-cell table:formula="of:=[.B35]" office:value-type="float" office:value="126" calcext:value-type="float">
            <text:p>126</text:p>
          </table:table-cell>
          <table:table-cell office:value-type="float" office:value="10.5569" calcext:value-type="float">
            <text:p>1.05569E+01</text:p>
          </table:table-cell>
          <table:table-cell table:formula="of:=[.C85]/[.$C$105]" office:value-type="float" office:value="0.0167735800135485" calcext:value-type="float">
            <text:p>1.67736E-02</text:p>
          </table:table-cell>
          <table:table-cell table:number-columns-repeated="2"/>
          <table:table-cell table:style-name="ce4" table:formula="of:=[.G35]" office:value-type="float" office:value="126" calcext:value-type="float">
            <text:p>126</text:p>
          </table:table-cell>
          <table:table-cell office:value-type="float" office:value="0.01678678" calcext:value-type="float">
            <text:p>1.67868E-02</text:p>
          </table:table-cell>
          <table:table-cell/>
          <table:table-cell table:formula="of:=100*([.D85]-[.H85])/[.D85]" office:value-type="float" office:value="-0.0786951052839578" calcext:value-type="float">
            <text:p>-0.078695105283958</text:p>
          </table:table-cell>
          <table:table-cell table:number-columns-repeated="4"/>
        </table:table-row>
        <table:table-row table:style-name="ro1">
          <table:table-cell/>
          <table:table-cell table:formula="of:=[.B36]" office:value-type="float" office:value="130" calcext:value-type="float">
            <text:p>130</text:p>
          </table:table-cell>
          <table:table-cell office:value-type="float" office:value="10.7579" calcext:value-type="float">
            <text:p>1.07579E+01</text:p>
          </table:table-cell>
          <table:table-cell table:formula="of:=[.C86]/[.$C$105]" office:value-type="float" office:value="0.017092943612969" calcext:value-type="float">
            <text:p>1.70929E-02</text:p>
          </table:table-cell>
          <table:table-cell table:number-columns-repeated="2"/>
          <table:table-cell table:style-name="ce4" table:formula="of:=[.G36]" office:value-type="float" office:value="130" calcext:value-type="float">
            <text:p>130</text:p>
          </table:table-cell>
          <table:table-cell office:value-type="float" office:value="0.01703225" calcext:value-type="float">
            <text:p>1.70323E-02</text:p>
          </table:table-cell>
          <table:table-cell/>
          <table:table-cell table:formula="of:=100*([.D86]-[.H86])/[.D86]" office:value-type="float" office:value="0.355079934406325" calcext:value-type="float">
            <text:p>0.355079934406325</text:p>
          </table:table-cell>
          <table:table-cell table:number-columns-repeated="4"/>
        </table:table-row>
        <table:table-row table:style-name="ro1">
          <table:table-cell/>
          <table:table-cell table:formula="of:=[.B37]" office:value-type="float" office:value="134" calcext:value-type="float">
            <text:p>134</text:p>
          </table:table-cell>
          <table:table-cell office:value-type="float" office:value="10.9399" calcext:value-type="float">
            <text:p>1.09399E+01</text:p>
          </table:table-cell>
          <table:table-cell table:formula="of:=[.C87]/[.$C$105]" office:value-type="float" office:value="0.0173821186134394" calcext:value-type="float">
            <text:p>1.73821E-02</text:p>
          </table:table-cell>
          <table:table-cell table:number-columns-repeated="2"/>
          <table:table-cell table:style-name="ce4" table:formula="of:=[.G37]" office:value-type="float" office:value="134" calcext:value-type="float">
            <text:p>134</text:p>
          </table:table-cell>
          <table:table-cell office:value-type="float" office:value="0.01725157" calcext:value-type="float">
            <text:p>1.72516E-02</text:p>
          </table:table-cell>
          <table:table-cell/>
          <table:table-cell table:formula="of:=100*([.D87]-[.H87])/[.D87]" office:value-type="float" office:value="0.75105121730379" calcext:value-type="float">
            <text:p>0.75105121730379</text:p>
          </table:table-cell>
          <table:table-cell table:number-columns-repeated="4"/>
        </table:table-row>
        <table:table-row table:style-name="ro1">
          <table:table-cell/>
          <table:table-cell table:formula="of:=[.B38]" office:value-type="float" office:value="138" calcext:value-type="float">
            <text:p>138</text:p>
          </table:table-cell>
          <table:table-cell office:value-type="float" office:value="11.1063" calcext:value-type="float">
            <text:p>1.11063E+01</text:p>
          </table:table-cell>
          <table:table-cell table:formula="of:=[.C88]/[.$C$105]" office:value-type="float" office:value="0.0176465071852981" calcext:value-type="float">
            <text:p>1.76465E-02</text:p>
          </table:table-cell>
          <table:table-cell table:number-columns-repeated="2"/>
          <table:table-cell table:style-name="ce4" table:formula="of:=[.G38]" office:value-type="float" office:value="138" calcext:value-type="float">
            <text:p>138</text:p>
          </table:table-cell>
          <table:table-cell office:value-type="float" office:value="0.01744716" calcext:value-type="float">
            <text:p>1.74472E-02</text:p>
          </table:table-cell>
          <table:table-cell/>
          <table:table-cell table:formula="of:=100*([.D88]-[.H88])/[.D88]" office:value-type="float" office:value="1.12966936292156" calcext:value-type="float">
            <text:p>1.12966936292156</text:p>
          </table:table-cell>
          <table:table-cell table:number-columns-repeated="4"/>
        </table:table-row>
        <table:table-row table:style-name="ro1">
          <table:table-cell/>
          <table:table-cell table:formula="of:=[.B39]" office:value-type="float" office:value="142" calcext:value-type="float">
            <text:p>142</text:p>
          </table:table-cell>
          <table:table-cell office:value-type="float" office:value="11.2649" calcext:value-type="float">
            <text:p>1.12649E+01</text:p>
          </table:table-cell>
          <table:table-cell table:formula="of:=[.C89]/[.$C$105]" office:value-type="float" office:value="0.0178985025428508" calcext:value-type="float">
            <text:p>1.78985E-02</text:p>
          </table:table-cell>
          <table:table-cell table:number-columns-repeated="2"/>
          <table:table-cell table:style-name="ce4" table:formula="of:=[.G39]" office:value-type="float" office:value="142" calcext:value-type="float">
            <text:p>142</text:p>
          </table:table-cell>
          <table:table-cell office:value-type="float" office:value="0.01762122" calcext:value-type="float">
            <text:p>1.76212E-02</text:p>
          </table:table-cell>
          <table:table-cell/>
          <table:table-cell table:formula="of:=100*([.D89]-[.H89])/[.D89]" office:value-type="float" office:value="1.54919408585712" calcext:value-type="float">
            <text:p>1.54919408585712</text:p>
          </table:table-cell>
          <table:table-cell table:number-columns-repeated="4"/>
        </table:table-row>
        <table:table-row table:style-name="ro1">
          <table:table-cell/>
          <table:table-cell table:formula="of:=[.B40]" office:value-type="float" office:value="146" calcext:value-type="float">
            <text:p>146</text:p>
          </table:table-cell>
          <table:table-cell office:value-type="float" office:value="11.3891" calcext:value-type="float">
            <text:p>1.13891E+01</text:p>
          </table:table-cell>
          <table:table-cell table:formula="of:=[.C90]/[.$C$105]" office:value-type="float" office:value="0.0180958406475674" calcext:value-type="float">
            <text:p>1.80958E-02</text:p>
          </table:table-cell>
          <table:table-cell table:number-columns-repeated="2"/>
          <table:table-cell table:style-name="ce4" table:formula="of:=[.G40]" office:value-type="float" office:value="146" calcext:value-type="float">
            <text:p>146</text:p>
          </table:table-cell>
          <table:table-cell office:value-type="float" office:value="0.01777573" calcext:value-type="float">
            <text:p>1.77757E-02</text:p>
          </table:table-cell>
          <table:table-cell/>
          <table:table-cell table:formula="of:=100*([.D90]-[.H90])/[.D90]" office:value-type="float" office:value="1.76897362107609" calcext:value-type="float">
            <text:p>1.76897362107609</text:p>
          </table:table-cell>
          <table:table-cell table:number-columns-repeated="4"/>
        </table:table-row>
        <table:table-row table:style-name="ro1">
          <table:table-cell/>
          <table:table-cell table:formula="of:=[.B41]" office:value-type="float" office:value="150" calcext:value-type="float">
            <text:p>150</text:p>
          </table:table-cell>
          <table:table-cell office:value-type="float" office:value="11.521" calcext:value-type="float">
            <text:p>1.15210E+01</text:p>
          </table:table-cell>
          <table:table-cell table:formula="of:=[.C91]/[.$C$105]" office:value-type="float" office:value="0.018305413079227" calcext:value-type="float">
            <text:p>1.83054E-02</text:p>
          </table:table-cell>
          <table:table-cell table:number-columns-repeated="2"/>
          <table:table-cell table:style-name="ce4" table:formula="of:=[.G41]" office:value-type="float" office:value="150" calcext:value-type="float">
            <text:p>150</text:p>
          </table:table-cell>
          <table:table-cell office:value-type="float" office:value="0.01791249" calcext:value-type="float">
            <text:p>1.79125E-02</text:p>
          </table:table-cell>
          <table:table-cell/>
          <table:table-cell table:formula="of:=100*([.D91]-[.H91])/[.D91]" office:value-type="float" office:value="2.14648572816369" calcext:value-type="float">
            <text:p>2.14648572816369</text:p>
          </table:table-cell>
          <table:table-cell table:number-columns-repeated="4"/>
        </table:table-row>
        <table:table-row table:style-name="ro1">
          <table:table-cell/>
          <table:table-cell table:formula="of:=[.B42]" office:value-type="float" office:value="154" calcext:value-type="float">
            <text:p>154</text:p>
          </table:table-cell>
          <table:table-cell office:value-type="float" office:value="11.6447" calcext:value-type="float">
            <text:p>1.16447E+01</text:p>
          </table:table-cell>
          <table:table-cell table:formula="of:=[.C92]/[.$C$105]" office:value-type="float" office:value="0.0185019567471291" calcext:value-type="float">
            <text:p>1.85020E-02</text:p>
          </table:table-cell>
          <table:table-cell table:number-columns-repeated="2"/>
          <table:table-cell table:style-name="ce4" table:formula="of:=[.G42]" office:value-type="float" office:value="154" calcext:value-type="float">
            <text:p>154</text:p>
          </table:table-cell>
          <table:table-cell office:value-type="float" office:value="0.0180331" calcext:value-type="float">
            <text:p>1.80331E-02</text:p>
          </table:table-cell>
          <table:table-cell/>
          <table:table-cell table:formula="of:=100*([.D92]-[.H92])/[.D92]" office:value-type="float" office:value="2.53409276400937" calcext:value-type="float">
            <text:p>2.53409276400937</text:p>
          </table:table-cell>
          <table:table-cell table:number-columns-repeated="4"/>
        </table:table-row>
        <table:table-row table:style-name="ro1">
          <table:table-cell/>
          <table:table-cell table:formula="of:=[.B43]" office:value-type="float" office:value="158" calcext:value-type="float">
            <text:p>158</text:p>
          </table:table-cell>
          <table:table-cell office:value-type="float" office:value="11.7377" calcext:value-type="float">
            <text:p>1.17377E+01</text:p>
          </table:table-cell>
          <table:table-cell table:formula="of:=[.C93]/[.$C$105]" office:value-type="float" office:value="0.0186497219946223" calcext:value-type="float">
            <text:p>1.86497E-02</text:p>
          </table:table-cell>
          <table:table-cell table:number-columns-repeated="2"/>
          <table:table-cell table:style-name="ce4" table:formula="of:=[.G43]" office:value-type="float" office:value="158" calcext:value-type="float">
            <text:p>158</text:p>
          </table:table-cell>
          <table:table-cell office:value-type="float" office:value="0.018139" calcext:value-type="float">
            <text:p>1.81390E-02</text:p>
          </table:table-cell>
          <table:table-cell/>
          <table:table-cell table:formula="of:=100*([.D93]-[.H93])/[.D93]" office:value-type="float" office:value="2.73849655651447" calcext:value-type="float">
            <text:p>2.73849655651447</text:p>
          </table:table-cell>
          <table:table-cell table:number-columns-repeated="4"/>
        </table:table-row>
        <table:table-row table:style-name="ro1">
          <table:table-cell/>
          <table:table-cell table:formula="of:=[.B44]" office:value-type="float" office:value="162" calcext:value-type="float">
            <text:p>162</text:p>
          </table:table-cell>
          <table:table-cell office:value-type="float" office:value="11.8176" calcext:value-type="float">
            <text:p>1.18176E+01</text:p>
          </table:table-cell>
          <table:table-cell table:formula="of:=[.C94]/[.$C$105]" office:value-type="float" office:value="0.018776672997576" calcext:value-type="float">
            <text:p>1.87767E-02</text:p>
          </table:table-cell>
          <table:table-cell table:number-columns-repeated="2"/>
          <table:table-cell table:style-name="ce4" table:formula="of:=[.G44]" office:value-type="float" office:value="162" calcext:value-type="float">
            <text:p>162</text:p>
          </table:table-cell>
          <table:table-cell office:value-type="float" office:value="0.01823148" calcext:value-type="float">
            <text:p>1.82315E-02</text:p>
          </table:table-cell>
          <table:table-cell/>
          <table:table-cell table:formula="of:=100*([.D94]-[.H94])/[.D94]" office:value-type="float" office:value="2.90356549132208" calcext:value-type="float">
            <text:p>2.90356549132208</text:p>
          </table:table-cell>
          <table:table-cell table:number-columns-repeated="4"/>
        </table:table-row>
        <table:table-row table:style-name="ro1">
          <table:table-cell/>
          <table:table-cell table:formula="of:=[.B45]" office:value-type="float" office:value="166" calcext:value-type="float">
            <text:p>166</text:p>
          </table:table-cell>
          <table:table-cell office:value-type="float" office:value="11.8913" calcext:value-type="float">
            <text:p>1.18913E+01</text:p>
          </table:table-cell>
          <table:table-cell table:formula="of:=[.C95]/[.$C$105]" office:value-type="float" office:value="0.0188937729840302" calcext:value-type="float">
            <text:p>1.88938E-02</text:p>
          </table:table-cell>
          <table:table-cell table:number-columns-repeated="2"/>
          <table:table-cell table:style-name="ce4" table:formula="of:=[.G45]" office:value-type="float" office:value="166" calcext:value-type="float">
            <text:p>166</text:p>
          </table:table-cell>
          <table:table-cell office:value-type="float" office:value="0.01831166" calcext:value-type="float">
            <text:p>1.83117E-02</text:p>
          </table:table-cell>
          <table:table-cell/>
          <table:table-cell table:formula="of:=100*([.D95]-[.H95])/[.D95]" office:value-type="float" office:value="3.08097797365433" calcext:value-type="float">
            <text:p>3.08097797365433</text:p>
          </table:table-cell>
          <table:table-cell table:number-columns-repeated="4"/>
        </table:table-row>
        <table:table-row table:style-name="ro1">
          <table:table-cell/>
          <table:table-cell table:formula="of:=[.B46]" office:value-type="float" office:value="170" calcext:value-type="float">
            <text:p>170</text:p>
          </table:table-cell>
          <table:table-cell office:value-type="float" office:value="11.9498" calcext:value-type="float">
            <text:p>1.19498E+01</text:p>
          </table:table-cell>
          <table:table-cell table:formula="of:=[.C96]/[.$C$105]" office:value-type="float" office:value="0.0189867220913243" calcext:value-type="float">
            <text:p>1.89867E-02</text:p>
          </table:table-cell>
          <table:table-cell table:number-columns-repeated="2"/>
          <table:table-cell table:style-name="ce4" table:formula="of:=[.G46]" office:value-type="float" office:value="170" calcext:value-type="float">
            <text:p>170</text:p>
          </table:table-cell>
          <table:table-cell office:value-type="float" office:value="0.01838054" calcext:value-type="float">
            <text:p>1.83805E-02</text:p>
          </table:table-cell>
          <table:table-cell/>
          <table:table-cell table:formula="of:=100*([.D96]-[.H96])/[.D96]" office:value-type="float" office:value="3.19266321173608" calcext:value-type="float">
            <text:p>3.19266321173608</text:p>
          </table:table-cell>
          <table:table-cell table:number-columns-repeated="4"/>
        </table:table-row>
        <table:table-row table:style-name="ro1">
          <table:table-cell/>
          <table:table-cell table:formula="of:=[.B47]" office:value-type="float" office:value="174" calcext:value-type="float">
            <text:p>174</text:p>
          </table:table-cell>
          <table:table-cell office:value-type="float" office:value="12.021" calcext:value-type="float">
            <text:p>1.20210E+01</text:p>
          </table:table-cell>
          <table:table-cell table:formula="of:=[.C97]/[.$C$105]" office:value-type="float" office:value="0.0190998498937061" calcext:value-type="float">
            <text:p>1.90998E-02</text:p>
          </table:table-cell>
          <table:table-cell table:number-columns-repeated="2"/>
          <table:table-cell table:style-name="ce4" table:formula="of:=[.G47]" office:value-type="float" office:value="174" calcext:value-type="float">
            <text:p>174</text:p>
          </table:table-cell>
          <table:table-cell office:value-type="float" office:value="0.01843899" calcext:value-type="float">
            <text:p>1.84390E-02</text:p>
          </table:table-cell>
          <table:table-cell/>
          <table:table-cell table:formula="of:=100*([.D97]-[.H97])/[.D97]" office:value-type="float" office:value="3.46002663572698" calcext:value-type="float">
            <text:p>3.46002663572698</text:p>
          </table:table-cell>
          <table:table-cell table:number-columns-repeated="4"/>
        </table:table-row>
        <table:table-row table:style-name="ro1">
          <table:table-cell/>
          <table:table-cell table:formula="of:=[.B48]" office:value-type="float" office:value="178" calcext:value-type="float">
            <text:p>178</text:p>
          </table:table-cell>
          <table:table-cell office:value-type="float" office:value="12.0759" calcext:value-type="float">
            <text:p>1.20759E+01</text:p>
          </table:table-cell>
          <table:table-cell table:formula="of:=[.C98]/[.$C$105]" office:value-type="float" office:value="0.0191870790559359" calcext:value-type="float">
            <text:p>1.91871E-02</text:p>
          </table:table-cell>
          <table:table-cell table:number-columns-repeated="2"/>
          <table:table-cell table:style-name="ce4" table:formula="of:=[.G48]" office:value-type="float" office:value="178" calcext:value-type="float">
            <text:p>178</text:p>
          </table:table-cell>
          <table:table-cell office:value-type="float" office:value="0.01848776" calcext:value-type="float">
            <text:p>1.84878E-02</text:p>
          </table:table-cell>
          <table:table-cell/>
          <table:table-cell table:formula="of:=100*([.D98]-[.H98])/[.D98]" office:value-type="float" office:value="3.6447395348567" calcext:value-type="float">
            <text:p>3.6447395348567</text:p>
          </table:table-cell>
          <table:table-cell table:number-columns-repeated="4"/>
        </table:table-row>
        <table:table-row table:style-name="ro1">
          <table:table-cell/>
          <table:table-cell table:formula="of:=[.B49]" office:value-type="float" office:value="182" calcext:value-type="float">
            <text:p>182</text:p>
          </table:table-cell>
          <table:table-cell office:value-type="float" office:value="12.1152" calcext:value-type="float">
            <text:p>1.21152E+01</text:p>
          </table:table-cell>
          <table:table-cell table:formula="of:=[.C99]/[.$C$105]" office:value-type="float" office:value="0.019249521789554" calcext:value-type="float">
            <text:p>1.92495E-02</text:p>
          </table:table-cell>
          <table:table-cell table:number-columns-repeated="2"/>
          <table:table-cell table:style-name="ce4" table:formula="of:=[.G49]" office:value-type="float" office:value="182" calcext:value-type="float">
            <text:p>182</text:p>
          </table:table-cell>
          <table:table-cell office:value-type="float" office:value="0.01852746" calcext:value-type="float">
            <text:p>1.85275E-02</text:p>
          </table:table-cell>
          <table:table-cell/>
          <table:table-cell table:formula="of:=100*([.D99]-[.H99])/[.D99]" office:value-type="float" office:value="3.75106351964441" calcext:value-type="float">
            <text:p>3.75106351964441</text:p>
          </table:table-cell>
          <table:table-cell table:number-columns-repeated="4"/>
        </table:table-row>
        <table:table-row table:style-name="ro1">
          <table:table-cell/>
          <table:table-cell table:formula="of:=[.B50]" office:value-type="float" office:value="186" calcext:value-type="float">
            <text:p>186</text:p>
          </table:table-cell>
          <table:table-cell office:value-type="float" office:value="12.132" calcext:value-type="float">
            <text:p>1.21320E+01</text:p>
          </table:table-cell>
          <table:table-cell table:formula="of:=[.C100]/[.$C$105]" office:value-type="float" office:value="0.0192762148665205" calcext:value-type="float">
            <text:p>1.92762E-02</text:p>
          </table:table-cell>
          <table:table-cell table:number-columns-repeated="2"/>
          <table:table-cell table:style-name="ce4" table:formula="of:=[.G50]" office:value-type="float" office:value="186" calcext:value-type="float">
            <text:p>186</text:p>
          </table:table-cell>
          <table:table-cell office:value-type="float" office:value="0.01855861" calcext:value-type="float">
            <text:p>1.85586E-02</text:p>
          </table:table-cell>
          <table:table-cell/>
          <table:table-cell table:formula="of:=100*([.D100]-[.H100])/[.D100]" office:value-type="float" office:value="3.72274780857945" calcext:value-type="float">
            <text:p>3.72274780857945</text:p>
          </table:table-cell>
          <table:table-cell table:number-columns-repeated="4"/>
        </table:table-row>
        <table:table-row table:style-name="ro1">
          <table:table-cell/>
          <table:table-cell table:formula="of:=[.B51]" office:value-type="float" office:value="190" calcext:value-type="float">
            <text:p>190</text:p>
          </table:table-cell>
          <table:table-cell office:value-type="float" office:value="12.1639" calcext:value-type="float">
            <text:p>1.21639E+01</text:p>
          </table:table-cell>
          <table:table-cell table:formula="of:=[.C101]/[.$C$105]" office:value-type="float" office:value="0.0193268999352842" calcext:value-type="float">
            <text:p>1.93269E-02</text:p>
          </table:table-cell>
          <table:table-cell table:number-columns-repeated="2"/>
          <table:table-cell table:style-name="ce4" table:formula="of:=[.G51]" office:value-type="float" office:value="190" calcext:value-type="float">
            <text:p>190</text:p>
          </table:table-cell>
          <table:table-cell office:value-type="float" office:value="0.01858163" calcext:value-type="float">
            <text:p>1.85816E-02</text:p>
          </table:table-cell>
          <table:table-cell/>
          <table:table-cell table:formula="of:=100*([.D101]-[.H101])/[.D101]" office:value-type="float" office:value="3.85612766548045" calcext:value-type="float">
            <text:p>3.85612766548045</text:p>
          </table:table-cell>
          <table:table-cell table:number-columns-repeated="4"/>
        </table:table-row>
        <table:table-row table:style-name="ro1">
          <table:table-cell/>
          <table:table-cell table:formula="of:=[.B52]" office:value-type="float" office:value="194" calcext:value-type="float">
            <text:p>194</text:p>
          </table:table-cell>
          <table:table-cell office:value-type="float" office:value="12.1816" calcext:value-type="float">
            <text:p>1.21816E+01</text:p>
          </table:table-cell>
          <table:table-cell table:formula="of:=[.C102]/[.$C$105]" office:value-type="float" office:value="0.0193550229985168" calcext:value-type="float">
            <text:p>1.93550E-02</text:p>
          </table:table-cell>
          <table:table-cell table:number-columns-repeated="2"/>
          <table:table-cell table:style-name="ce4" table:formula="of:=[.G52]" office:value-type="float" office:value="194" calcext:value-type="float">
            <text:p>194</text:p>
          </table:table-cell>
          <table:table-cell office:value-type="float" office:value="0.0185968" calcext:value-type="float">
            <text:p>1.85968E-02</text:p>
          </table:table-cell>
          <table:table-cell/>
          <table:table-cell table:formula="of:=100*([.D102]-[.H102])/[.D102]" office:value-type="float" office:value="3.91744819200103" calcext:value-type="float">
            <text:p>3.91744819200103</text:p>
          </table:table-cell>
          <table:table-cell table:number-columns-repeated="4"/>
        </table:table-row>
        <table:table-row table:style-name="ro1">
          <table:table-cell/>
          <table:table-cell table:formula="of:=[.B53]" office:value-type="float" office:value="198" calcext:value-type="float">
            <text:p>198</text:p>
          </table:table-cell>
          <table:table-cell office:value-type="float" office:value="12.1908" calcext:value-type="float">
            <text:p>1.21908E+01</text:p>
          </table:table-cell>
          <table:table-cell table:formula="of:=[.C103]/[.$C$105]" office:value-type="float" office:value="0.0193696406359032" calcext:value-type="float">
            <text:p>1.93696E-02</text:p>
          </table:table-cell>
          <table:table-cell table:number-columns-repeated="2"/>
          <table:table-cell table:style-name="ce4" table:formula="of:=[.G53]" office:value-type="float" office:value="198" calcext:value-type="float">
            <text:p>198</text:p>
          </table:table-cell>
          <table:table-cell office:value-type="float" office:value="0.01860434" calcext:value-type="float">
            <text:p>1.86043E-02</text:p>
          </table:table-cell>
          <table:table-cell/>
          <table:table-cell table:formula="of:=100*([.D103]-[.H103])/[.D103]" office:value-type="float" office:value="3.95103167006954" calcext:value-type="float">
            <text:p>3.95103167006954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formula="of:=SUM([.C4:.C103])" office:value-type="float" office:value="629.376674" calcext:value-type="float">
            <text:p>6.29377E+02</text:p>
          </table:table-cell>
          <table:table-cell table:number-columns-repeated="11"/>
        </table:table-row>
        <table:table-row table:style-name="ro1" table:number-rows-repeated="1048470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diff7" table:style-name="ta1">
        <table:shapes>
          <draw:frame draw:z-index="0" draw:style-name="gr1" draw:text-style-name="P1" svg:width="21.724cm" svg:height="12.936cm" svg:x="24.835cm" svg:y="0.425cm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4"/>
        <table:table-column table:style-name="co1" table:number-columns-repeated="2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5" office:value-type="string" calcext:value-type="string">
            <text:p>X</text:p>
          </table:table-cell>
          <table:table-cell/>
          <table:table-cell table:style-name="Default"/>
          <table:table-cell table:number-columns-repeated="2"/>
          <table:table-cell table:style-name="ce5" office:value-type="string" calcext:value-type="string">
            <text:p>X</text:p>
          </table:table-cell>
          <table:table-cell table:style-name="Default"/>
          <table:table-cell/>
          <table:table-cell office:value-type="string" calcext:value-type="string">
            <text:p>Rel Error 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151309" calcext:value-type="float">
            <text:p>1.51309E-01</text:p>
          </table:table-cell>
          <table:table-cell table:formula="of:=[.C4]/[.$C$155]" office:value-type="float" office:value="0.00440555312941841" calcext:value-type="float">
            <text:p>4.40555E-03</text:p>
          </table:table-cell>
          <table:table-cell table:style-name="ce6" office:value-type="string" calcext:value-type="string">
            <text:p>Serpent_1g</text:p>
          </table:table-cell>
          <table:table-cell table:style-name="ce3" office:value-type="float" office:value="0.02" calcext:value-type="float">
            <text:p>2.00E-02</text:p>
          </table:table-cell>
          <table:table-cell table:style-name="ce4" table:formula="of:=[.F4]*100" office:value-type="float" office:value="2" calcext:value-type="float">
            <text:p>2</text:p>
          </table:table-cell>
          <table:table-cell office:value-type="float" office:value="0.004444588" calcext:value-type="float">
            <text:p>4.44459E-03</text:p>
          </table:table-cell>
          <table:table-cell table:style-name="ce1" office:value-type="string" calcext:value-type="string">
            <text:p>Almost_1g</text:p>
          </table:table-cell>
          <table:table-cell table:formula="of:=100*([.D4]-[.H4])/[.D4]" office:value-type="float" office:value="-0.886037903411812" calcext:value-type="float">
            <text:p>-0.8860379034118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151317" calcext:value-type="float">
            <text:p>1.51317E-01</text:p>
          </table:table-cell>
          <table:table-cell table:formula="of:=[.C5]/[.$C$155]" office:value-type="float" office:value="0.00440578605954838" calcext:value-type="float">
            <text:p>4.40579E-03</text:p>
          </table:table-cell>
          <table:table-cell/>
          <table:table-cell table:style-name="ce3" office:value-type="float" office:value="0.06" calcext:value-type="float">
            <text:p>6.00E-02</text:p>
          </table:table-cell>
          <table:table-cell table:style-name="ce4" table:formula="of:=[.F5]*100" office:value-type="float" office:value="6" calcext:value-type="float">
            <text:p>6</text:p>
          </table:table-cell>
          <table:table-cell office:value-type="float" office:value="0.004441038" calcext:value-type="float">
            <text:p>4.44104E-03</text:p>
          </table:table-cell>
          <table:table-cell/>
          <table:table-cell table:formula="of:=100*([.D5]-[.H5])/[.D5]" office:value-type="float" office:value="-0.800128285285786" calcext:value-type="float">
            <text:p>-0.8001282852857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152026" calcext:value-type="float">
            <text:p>1.52026E-01</text:p>
          </table:table-cell>
          <table:table-cell table:formula="of:=[.C6]/[.$C$155]" office:value-type="float" office:value="0.0044264294923168" calcext:value-type="float">
            <text:p>4.42643E-03</text:p>
          </table:table-cell>
          <table:table-cell/>
          <table:table-cell table:style-name="ce3" office:value-type="float" office:value="0.1" calcext:value-type="float">
            <text:p>1.00E-01</text:p>
          </table:table-cell>
          <table:table-cell table:style-name="ce4" table:formula="of:=[.F6]*100" office:value-type="float" office:value="10" calcext:value-type="float">
            <text:p>10</text:p>
          </table:table-cell>
          <table:table-cell office:value-type="float" office:value="0.004433934" calcext:value-type="float">
            <text:p>4.43393E-03</text:p>
          </table:table-cell>
          <table:table-cell/>
          <table:table-cell table:formula="of:=100*([.D6]-[.H6])/[.D6]" office:value-type="float" office:value="-0.169538624668607" calcext:value-type="float">
            <text:p>-0.1695386246686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151692" calcext:value-type="float">
            <text:p>1.51692E-01</text:p>
          </table:table-cell>
          <table:table-cell table:formula="of:=[.C7]/[.$C$155]" office:value-type="float" office:value="0.00441670465939063" calcext:value-type="float">
            <text:p>4.41670E-03</text:p>
          </table:table-cell>
          <table:table-cell/>
          <table:table-cell table:style-name="ce3" office:value-type="float" office:value="0.14" calcext:value-type="float">
            <text:p>1.40E-01</text:p>
          </table:table-cell>
          <table:table-cell table:style-name="ce4" table:formula="of:=[.F7]*100" office:value-type="float" office:value="14" calcext:value-type="float">
            <text:p>14</text:p>
          </table:table-cell>
          <table:table-cell office:value-type="float" office:value="0.004423271" calcext:value-type="float">
            <text:p>4.42327E-03</text:p>
          </table:table-cell>
          <table:table-cell/>
          <table:table-cell table:formula="of:=100*([.D7]-[.H7])/[.D7]" office:value-type="float" office:value="-0.1486705839705" calcext:value-type="float">
            <text:p>-0.14867058397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152002" calcext:value-type="float">
            <text:p>1.52002E-01</text:p>
          </table:table-cell>
          <table:table-cell table:formula="of:=[.C8]/[.$C$155]" office:value-type="float" office:value="0.0044257307019269" calcext:value-type="float">
            <text:p>4.42573E-03</text:p>
          </table:table-cell>
          <table:table-cell/>
          <table:table-cell table:style-name="ce3" office:value-type="float" office:value="0.18" calcext:value-type="float">
            <text:p>1.80E-01</text:p>
          </table:table-cell>
          <table:table-cell table:style-name="ce4" table:formula="of:=[.F8]*100" office:value-type="float" office:value="18" calcext:value-type="float">
            <text:p>18</text:p>
          </table:table-cell>
          <table:table-cell office:value-type="float" office:value="0.004409043" calcext:value-type="float">
            <text:p>4.40904E-03</text:p>
          </table:table-cell>
          <table:table-cell/>
          <table:table-cell table:formula="of:=100*([.D8]-[.H8])/[.D8]" office:value-type="float" office:value="0.377060943171053" calcext:value-type="float">
            <text:p>0.3770609431710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153156" calcext:value-type="float">
            <text:p>1.53156E-01</text:p>
          </table:table-cell>
          <table:table-cell table:formula="of:=[.C9]/[.$C$155]" office:value-type="float" office:value="0.0044593308731748" calcext:value-type="float">
            <text:p>4.45933E-03</text:p>
          </table:table-cell>
          <table:table-cell/>
          <table:table-cell table:style-name="ce3" office:value-type="float" office:value="0.22" calcext:value-type="float">
            <text:p>2.20E-01</text:p>
          </table:table-cell>
          <table:table-cell table:style-name="ce4" table:formula="of:=[.F9]*100" office:value-type="float" office:value="22" calcext:value-type="float">
            <text:p>22</text:p>
          </table:table-cell>
          <table:table-cell office:value-type="float" office:value="0.004391239" calcext:value-type="float">
            <text:p>4.39124E-03</text:p>
          </table:table-cell>
          <table:table-cell/>
          <table:table-cell table:formula="of:=100*([.D9]-[.H9])/[.D9]" office:value-type="float" office:value="1.5269527001104" calcext:value-type="float">
            <text:p>1.52695270011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153577" calcext:value-type="float">
            <text:p>1.53577E-01</text:p>
          </table:table-cell>
          <table:table-cell table:formula="of:=[.C10]/[.$C$155]" office:value-type="float" office:value="0.00447158882126437" calcext:value-type="float">
            <text:p>4.47159E-03</text:p>
          </table:table-cell>
          <table:table-cell/>
          <table:table-cell table:style-name="ce3" office:value-type="float" office:value="0.26" calcext:value-type="float">
            <text:p>2.60E-01</text:p>
          </table:table-cell>
          <table:table-cell table:style-name="ce4" table:formula="of:=[.F10]*100" office:value-type="float" office:value="26" calcext:value-type="float">
            <text:p>26</text:p>
          </table:table-cell>
          <table:table-cell office:value-type="float" office:value="0.004369848" calcext:value-type="float">
            <text:p>4.36985E-03</text:p>
          </table:table-cell>
          <table:table-cell/>
          <table:table-cell table:formula="of:=100*([.D10]-[.H10])/[.D10]" office:value-type="float" office:value="2.27527228757147" calcext:value-type="float">
            <text:p>2.275272287571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152759" calcext:value-type="float">
            <text:p>1.52759E-01</text:p>
          </table:table-cell>
          <table:table-cell table:formula="of:=[.C11]/[.$C$155]" office:value-type="float" office:value="0.00444777171547513" calcext:value-type="float">
            <text:p>4.44777E-03</text:p>
          </table:table-cell>
          <table:table-cell/>
          <table:table-cell table:style-name="ce3" office:value-type="float" office:value="0.3" calcext:value-type="float">
            <text:p>3.00E-01</text:p>
          </table:table-cell>
          <table:table-cell table:style-name="ce4" table:formula="of:=[.F11]*100" office:value-type="float" office:value="30" calcext:value-type="float">
            <text:p>30</text:p>
          </table:table-cell>
          <table:table-cell office:value-type="float" office:value="0.004344856" calcext:value-type="float">
            <text:p>4.34486E-03</text:p>
          </table:table-cell>
          <table:table-cell/>
          <table:table-cell table:formula="of:=100*([.D11]-[.H11])/[.D11]" office:value-type="float" office:value="2.31387135083971" calcext:value-type="float">
            <text:p>2.313871350839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0.150562" calcext:value-type="float">
            <text:p>1.50562E-01</text:p>
          </table:table-cell>
          <table:table-cell table:formula="of:=[.C12]/[.$C$155]" office:value-type="float" office:value="0.00438380327853263" calcext:value-type="float">
            <text:p>4.38380E-03</text:p>
          </table:table-cell>
          <table:table-cell/>
          <table:table-cell table:style-name="ce3" office:value-type="float" office:value="0.34" calcext:value-type="float">
            <text:p>3.40E-01</text:p>
          </table:table-cell>
          <table:table-cell table:style-name="ce4" table:formula="of:=[.F12]*100" office:value-type="float" office:value="34" calcext:value-type="float">
            <text:p>34</text:p>
          </table:table-cell>
          <table:table-cell office:value-type="float" office:value="0.004316247" calcext:value-type="float">
            <text:p>4.31625E-03</text:p>
          </table:table-cell>
          <table:table-cell/>
          <table:table-cell table:formula="of:=100*([.D12]-[.H12])/[.D12]" office:value-type="float" office:value="1.5410426572619" calcext:value-type="float">
            <text:p>1.54104265726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0.149952" calcext:value-type="float">
            <text:p>1.49952E-01</text:p>
          </table:table-cell>
          <table:table-cell table:formula="of:=[.C13]/[.$C$155]" office:value-type="float" office:value="0.00436604235612256" calcext:value-type="float">
            <text:p>4.36604E-03</text:p>
          </table:table-cell>
          <table:table-cell/>
          <table:table-cell table:style-name="ce3" office:value-type="float" office:value="0.38" calcext:value-type="float">
            <text:p>3.80E-01</text:p>
          </table:table-cell>
          <table:table-cell table:style-name="ce4" table:formula="of:=[.F13]*100" office:value-type="float" office:value="38" calcext:value-type="float">
            <text:p>38</text:p>
          </table:table-cell>
          <table:table-cell office:value-type="float" office:value="0.004284005" calcext:value-type="float">
            <text:p>4.28401E-03</text:p>
          </table:table-cell>
          <table:table-cell/>
          <table:table-cell table:formula="of:=100*([.D13]-[.H13])/[.D13]" office:value-type="float" office:value="1.87898672140736" calcext:value-type="float">
            <text:p>1.878986721407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0.147949" calcext:value-type="float">
            <text:p>1.47949E-01</text:p>
          </table:table-cell>
          <table:table-cell table:formula="of:=[.C14]/[.$C$155]" office:value-type="float" office:value="0.00430772247483179" calcext:value-type="float">
            <text:p>4.30772E-03</text:p>
          </table:table-cell>
          <table:table-cell/>
          <table:table-cell table:style-name="ce3" office:value-type="float" office:value="0.42" calcext:value-type="float">
            <text:p>4.20E-01</text:p>
          </table:table-cell>
          <table:table-cell table:style-name="ce4" table:formula="of:=[.F14]*100" office:value-type="float" office:value="42" calcext:value-type="float">
            <text:p>42</text:p>
          </table:table-cell>
          <table:table-cell office:value-type="float" office:value="0.004248114" calcext:value-type="float">
            <text:p>4.24811E-03</text:p>
          </table:table-cell>
          <table:table-cell/>
          <table:table-cell table:formula="of:=100*([.D14]-[.H14])/[.D14]" office:value-type="float" office:value="1.38375847515855" calcext:value-type="float">
            <text:p>1.383758475158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0.146562" calcext:value-type="float">
            <text:p>1.46562E-01</text:p>
          </table:table-cell>
          <table:table-cell table:formula="of:=[.C15]/[.$C$155]" office:value-type="float" office:value="0.00426733821354857" calcext:value-type="float">
            <text:p>4.26734E-03</text:p>
          </table:table-cell>
          <table:table-cell/>
          <table:table-cell table:style-name="ce3" office:value-type="float" office:value="0.46" calcext:value-type="float">
            <text:p>4.60E-01</text:p>
          </table:table-cell>
          <table:table-cell table:style-name="ce4" table:formula="of:=[.F15]*100" office:value-type="float" office:value="46" calcext:value-type="float">
            <text:p>46</text:p>
          </table:table-cell>
          <table:table-cell office:value-type="float" office:value="0.004208556" calcext:value-type="float">
            <text:p>4.20856E-03</text:p>
          </table:table-cell>
          <table:table-cell/>
          <table:table-cell table:formula="of:=100*([.D15]-[.H15])/[.D15]" office:value-type="float" office:value="1.37749132145046" calcext:value-type="float">
            <text:p>1.377491321450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144948" calcext:value-type="float">
            <text:p>1.44948E-01</text:p>
          </table:table-cell>
          <table:table-cell table:formula="of:=[.C16]/[.$C$155]" office:value-type="float" office:value="0.0042203445598275" calcext:value-type="float">
            <text:p>4.22034E-03</text:p>
          </table:table-cell>
          <table:table-cell/>
          <table:table-cell table:style-name="ce3" office:value-type="float" office:value="0.5" calcext:value-type="float">
            <text:p>5.00E-01</text:p>
          </table:table-cell>
          <table:table-cell table:style-name="ce4" table:formula="of:=[.F16]*100" office:value-type="float" office:value="50" calcext:value-type="float">
            <text:p>50</text:p>
          </table:table-cell>
          <table:table-cell office:value-type="float" office:value="0.004165312" calcext:value-type="float">
            <text:p>4.16531E-03</text:p>
          </table:table-cell>
          <table:table-cell/>
          <table:table-cell table:formula="of:=100*([.D16]-[.H16])/[.D16]" office:value-type="float" office:value="1.30398262623729" calcext:value-type="float">
            <text:p>1.303982626237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0.143419" calcext:value-type="float">
            <text:p>1.43419E-01</text:p>
          </table:table-cell>
          <table:table-cell table:formula="of:=[.C17]/[.$C$155]" office:value-type="float" office:value="0.00417582578873734" calcext:value-type="float">
            <text:p>4.17583E-03</text:p>
          </table:table-cell>
          <table:table-cell/>
          <table:table-cell table:style-name="ce3" office:value-type="float" office:value="0.54" calcext:value-type="float">
            <text:p>5.40E-01</text:p>
          </table:table-cell>
          <table:table-cell table:style-name="ce4" table:formula="of:=[.F17]*100" office:value-type="float" office:value="54" calcext:value-type="float">
            <text:p>54</text:p>
          </table:table-cell>
          <table:table-cell office:value-type="float" office:value="0.004118367" calcext:value-type="float">
            <text:p>4.11837E-03</text:p>
          </table:table-cell>
          <table:table-cell/>
          <table:table-cell table:formula="of:=100*([.D17]-[.H17])/[.D17]" office:value-type="float" office:value="1.37598625144553" calcext:value-type="float">
            <text:p>1.375986251445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0.140608" calcext:value-type="float">
            <text:p>1.40608E-01</text:p>
          </table:table-cell>
          <table:table-cell table:formula="of:=[.C18]/[.$C$155]" office:value-type="float" office:value="0.00409397996431979" calcext:value-type="float">
            <text:p>4.09398E-03</text:p>
          </table:table-cell>
          <table:table-cell/>
          <table:table-cell table:style-name="ce3" office:value-type="float" office:value="0.58" calcext:value-type="float">
            <text:p>5.80E-01</text:p>
          </table:table-cell>
          <table:table-cell table:style-name="ce4" table:formula="of:=[.F18]*100" office:value-type="float" office:value="58" calcext:value-type="float">
            <text:p>58</text:p>
          </table:table-cell>
          <table:table-cell office:value-type="float" office:value="0.004067705" calcext:value-type="float">
            <text:p>4.06771E-03</text:p>
          </table:table-cell>
          <table:table-cell/>
          <table:table-cell table:formula="of:=100*([.D18]-[.H18])/[.D18]" office:value-type="float" office:value="0.641795136976369" calcext:value-type="float">
            <text:p>0.6417951369763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0.13984" calcext:value-type="float">
            <text:p>1.39840E-01</text:p>
          </table:table-cell>
          <table:table-cell table:formula="of:=[.C19]/[.$C$155]" office:value-type="float" office:value="0.00407161867184285" calcext:value-type="float">
            <text:p>4.07162E-03</text:p>
          </table:table-cell>
          <table:table-cell/>
          <table:table-cell table:style-name="ce3" office:value-type="float" office:value="0.62" calcext:value-type="float">
            <text:p>6.20E-01</text:p>
          </table:table-cell>
          <table:table-cell table:style-name="ce4" table:formula="of:=[.F19]*100" office:value-type="float" office:value="62" calcext:value-type="float">
            <text:p>62</text:p>
          </table:table-cell>
          <table:table-cell office:value-type="float" office:value="0.004013311" calcext:value-type="float">
            <text:p>4.01331E-03</text:p>
          </table:table-cell>
          <table:table-cell/>
          <table:table-cell table:formula="of:=100*([.D19]-[.H19])/[.D19]" office:value-type="float" office:value="1.43205139140552" calcext:value-type="float">
            <text:p>1.432051391405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0.135083" calcext:value-type="float">
            <text:p>1.35083E-01</text:p>
          </table:table-cell>
          <table:table-cell table:formula="of:=[.C20]/[.$C$155]" office:value-type="float" office:value="0.00393311259331055" calcext:value-type="float">
            <text:p>3.93311E-03</text:p>
          </table:table-cell>
          <table:table-cell/>
          <table:table-cell table:style-name="ce3" office:value-type="float" office:value="0.66" calcext:value-type="float">
            <text:p>6.60E-01</text:p>
          </table:table-cell>
          <table:table-cell table:style-name="ce4" table:formula="of:=[.F20]*100" office:value-type="float" office:value="66" calcext:value-type="float">
            <text:p>66</text:p>
          </table:table-cell>
          <table:table-cell office:value-type="float" office:value="0.003955173" calcext:value-type="float">
            <text:p>3.95517E-03</text:p>
          </table:table-cell>
          <table:table-cell/>
          <table:table-cell table:formula="of:=100*([.D20]-[.H20])/[.D20]" office:value-type="float" office:value="-0.560889274488769" calcext:value-type="float">
            <text:p>-0.5608892744887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0.134194" calcext:value-type="float">
            <text:p>1.34194E-01</text:p>
          </table:table-cell>
          <table:table-cell table:formula="of:=[.C21]/[.$C$155]" office:value-type="float" office:value="0.00390722823261785" calcext:value-type="float">
            <text:p>3.90723E-03</text:p>
          </table:table-cell>
          <table:table-cell/>
          <table:table-cell table:style-name="ce3" office:value-type="float" office:value="0.7" calcext:value-type="float">
            <text:p>7.00E-01</text:p>
          </table:table-cell>
          <table:table-cell table:style-name="ce4" table:formula="of:=[.F21]*100" office:value-type="float" office:value="70" calcext:value-type="float">
            <text:p>70</text:p>
          </table:table-cell>
          <table:table-cell office:value-type="float" office:value="0.003893282" calcext:value-type="float">
            <text:p>3.89328E-03</text:p>
          </table:table-cell>
          <table:table-cell/>
          <table:table-cell table:formula="of:=100*([.D21]-[.H21])/[.D21]" office:value-type="float" office:value="0.356934168867408" calcext:value-type="float">
            <text:p>0.3569341688674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0.131664" calcext:value-type="float">
            <text:p>1.31664E-01</text:p>
          </table:table-cell>
          <table:table-cell table:formula="of:=[.C22]/[.$C$155]" office:value-type="float" office:value="0.00383356407901543" calcext:value-type="float">
            <text:p>3.83356E-03</text:p>
          </table:table-cell>
          <table:table-cell/>
          <table:table-cell table:style-name="ce3" office:value-type="float" office:value="0.74" calcext:value-type="float">
            <text:p>7.40E-01</text:p>
          </table:table-cell>
          <table:table-cell table:style-name="ce4" table:formula="of:=[.F22]*100" office:value-type="float" office:value="74" calcext:value-type="float">
            <text:p>74</text:p>
          </table:table-cell>
          <table:table-cell office:value-type="float" office:value="0.003827631" calcext:value-type="float">
            <text:p>3.82763E-03</text:p>
          </table:table-cell>
          <table:table-cell/>
          <table:table-cell table:formula="of:=100*([.D22]-[.H22])/[.D22]" office:value-type="float" office:value="0.154766658209894" calcext:value-type="float">
            <text:p>0.1547666582098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0.127864" calcext:value-type="float">
            <text:p>1.27864E-01</text:p>
          </table:table-cell>
          <table:table-cell table:formula="of:=[.C23]/[.$C$155]" office:value-type="float" office:value="0.00372292226728057" calcext:value-type="float">
            <text:p>3.72292E-03</text:p>
          </table:table-cell>
          <table:table-cell/>
          <table:table-cell table:style-name="ce3" office:value-type="float" office:value="0.78" calcext:value-type="float">
            <text:p>7.80E-01</text:p>
          </table:table-cell>
          <table:table-cell table:style-name="ce4" table:formula="of:=[.F23]*100" office:value-type="float" office:value="78" calcext:value-type="float">
            <text:p>78</text:p>
          </table:table-cell>
          <table:table-cell office:value-type="float" office:value="0.003758219" calcext:value-type="float">
            <text:p>3.75822E-03</text:p>
          </table:table-cell>
          <table:table-cell/>
          <table:table-cell table:formula="of:=100*([.D23]-[.H23])/[.D23]" office:value-type="float" office:value="-0.948092121870054" calcext:value-type="float">
            <text:p>-0.9480921218700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0.125918" calcext:value-type="float">
            <text:p>1.25918E-01</text:p>
          </table:table-cell>
          <table:table-cell table:formula="of:=[.C24]/[.$C$155]" office:value-type="float" office:value="0.00366626201316582" calcext:value-type="float">
            <text:p>3.66626E-03</text:p>
          </table:table-cell>
          <table:table-cell/>
          <table:table-cell table:style-name="ce3" office:value-type="float" office:value="0.82" calcext:value-type="float">
            <text:p>8.20E-01</text:p>
          </table:table-cell>
          <table:table-cell table:style-name="ce4" table:formula="of:=[.F24]*100" office:value-type="float" office:value="82" calcext:value-type="float">
            <text:p>82</text:p>
          </table:table-cell>
          <table:table-cell office:value-type="float" office:value="0.003685046" calcext:value-type="float">
            <text:p>3.68505E-03</text:p>
          </table:table-cell>
          <table:table-cell/>
          <table:table-cell table:formula="of:=100*([.D24]-[.H24])/[.D24]" office:value-type="float" office:value="-0.512347092671645" calcext:value-type="float">
            <text:p>-0.5123470926716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0.122146" calcext:value-type="float">
            <text:p>1.22146E-01</text:p>
          </table:table-cell>
          <table:table-cell table:formula="of:=[.C25]/[.$C$155]" office:value-type="float" office:value="0.00355643545688585" calcext:value-type="float">
            <text:p>3.55644E-03</text:p>
          </table:table-cell>
          <table:table-cell/>
          <table:table-cell table:style-name="ce3" office:value-type="float" office:value="0.86" calcext:value-type="float">
            <text:p>8.60E-01</text:p>
          </table:table-cell>
          <table:table-cell table:style-name="ce4" table:formula="of:=[.F25]*100" office:value-type="float" office:value="86" calcext:value-type="float">
            <text:p>86</text:p>
          </table:table-cell>
          <table:table-cell office:value-type="float" office:value="0.003608121" calcext:value-type="float">
            <text:p>3.60812E-03</text:p>
          </table:table-cell>
          <table:table-cell/>
          <table:table-cell table:formula="of:=100*([.D25]-[.H25])/[.D25]" office:value-type="float" office:value="-1.45329624959396" calcext:value-type="float">
            <text:p>-1.453296249593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0.118322" calcext:value-type="float">
            <text:p>1.18322E-01</text:p>
          </table:table-cell>
          <table:table-cell table:formula="of:=[.C26]/[.$C$155]" office:value-type="float" office:value="0.00344509485476108" calcext:value-type="float">
            <text:p>3.44509E-03</text:p>
          </table:table-cell>
          <table:table-cell/>
          <table:table-cell table:style-name="ce3" office:value-type="float" office:value="0.9" calcext:value-type="float">
            <text:p>9.00E-01</text:p>
          </table:table-cell>
          <table:table-cell table:style-name="ce4" table:formula="of:=[.F26]*100" office:value-type="float" office:value="90" calcext:value-type="float">
            <text:p>90</text:p>
          </table:table-cell>
          <table:table-cell office:value-type="float" office:value="0.003527455" calcext:value-type="float">
            <text:p>3.52746E-03</text:p>
          </table:table-cell>
          <table:table-cell/>
          <table:table-cell table:formula="of:=100*([.D26]-[.H26])/[.D26]" office:value-type="float" office:value="-2.39064956731439" calcext:value-type="float">
            <text:p>-2.390649567314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0.114586" calcext:value-type="float">
            <text:p>1.14586E-01</text:p>
          </table:table-cell>
          <table:table-cell table:formula="of:=[.C27]/[.$C$155]" office:value-type="float" office:value="0.00333631648406597" calcext:value-type="float">
            <text:p>3.33632E-03</text:p>
          </table:table-cell>
          <table:table-cell/>
          <table:table-cell table:style-name="ce3" office:value-type="float" office:value="0.94" calcext:value-type="float">
            <text:p>9.40E-01</text:p>
          </table:table-cell>
          <table:table-cell table:style-name="ce4" table:formula="of:=[.F27]*100" office:value-type="float" office:value="94" calcext:value-type="float">
            <text:p>94</text:p>
          </table:table-cell>
          <table:table-cell office:value-type="float" office:value="0.003443067" calcext:value-type="float">
            <text:p>3.44307E-03</text:p>
          </table:table-cell>
          <table:table-cell/>
          <table:table-cell table:formula="of:=100*([.D27]-[.H27])/[.D27]" office:value-type="float" office:value="-3.19965196479005" calcext:value-type="float">
            <text:p>-3.199651964790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0.110662" calcext:value-type="float">
            <text:p>1.10662E-01</text:p>
          </table:table-cell>
          <table:table-cell table:formula="of:=[.C28]/[.$C$155]" office:value-type="float" office:value="0.0032220642553166" calcext:value-type="float">
            <text:p>3.22206E-03</text:p>
          </table:table-cell>
          <table:table-cell/>
          <table:table-cell table:style-name="ce3" office:value-type="float" office:value="0.98" calcext:value-type="float">
            <text:p>9.80E-01</text:p>
          </table:table-cell>
          <table:table-cell table:style-name="ce4" table:formula="of:=[.F28]*100" office:value-type="float" office:value="98" calcext:value-type="float">
            <text:p>98</text:p>
          </table:table-cell>
          <table:table-cell office:value-type="float" office:value="0.003354981" calcext:value-type="float">
            <text:p>3.35498E-03</text:p>
          </table:table-cell>
          <table:table-cell/>
          <table:table-cell table:formula="of:=100*([.D28]-[.H28])/[.D28]" office:value-type="float" office:value="-4.12520465611687" calcext:value-type="float">
            <text:p>-4.125204656116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.107171" calcext:value-type="float">
            <text:p>1.07171E-01</text:p>
          </table:table-cell>
          <table:table-cell table:formula="of:=[.C29]/[.$C$155]" office:value-type="float" office:value="0.00312041936985176" calcext:value-type="float">
            <text:p>3.12042E-03</text:p>
          </table:table-cell>
          <table:table-cell/>
          <table:table-cell table:style-name="ce3" office:value-type="float" office:value="1.02" calcext:value-type="float">
            <text:p>1.02E+00</text:p>
          </table:table-cell>
          <table:table-cell table:style-name="ce4" table:formula="of:=[.F29]*100" office:value-type="float" office:value="102" calcext:value-type="float">
            <text:p>102</text:p>
          </table:table-cell>
          <table:table-cell office:value-type="float" office:value="0.003263229" calcext:value-type="float">
            <text:p>3.26323E-03</text:p>
          </table:table-cell>
          <table:table-cell/>
          <table:table-cell table:formula="of:=100*([.D29]-[.H29])/[.D29]" office:value-type="float" office:value="-4.5766165768617" calcext:value-type="float">
            <text:p>-4.57661657686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0.103749" calcext:value-type="float">
            <text:p>1.03749E-01</text:p>
          </table:table-cell>
          <table:table-cell table:formula="of:=[.C30]/[.$C$155]" office:value-type="float" office:value="0.00302078350675789" calcext:value-type="float">
            <text:p>3.02078E-03</text:p>
          </table:table-cell>
          <table:table-cell/>
          <table:table-cell table:style-name="ce3" office:value-type="float" office:value="1.06" calcext:value-type="float">
            <text:p>1.06E+00</text:p>
          </table:table-cell>
          <table:table-cell table:style-name="ce4" table:formula="of:=[.F30]*100" office:value-type="float" office:value="106" calcext:value-type="float">
            <text:p>106</text:p>
          </table:table-cell>
          <table:table-cell office:value-type="float" office:value="0.003167851" calcext:value-type="float">
            <text:p>3.16785E-03</text:p>
          </table:table-cell>
          <table:table-cell/>
          <table:table-cell table:formula="of:=100*([.D30]-[.H30])/[.D30]" office:value-type="float" office:value="-4.86852145852543" calcext:value-type="float">
            <text:p>-4.868521458525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0.0998339" calcext:value-type="float">
            <text:p>9.98339E-02</text:p>
          </table:table-cell>
          <table:table-cell table:formula="of:=[.C31]/[.$C$155]" office:value-type="float" office:value="0.00290679041277812" calcext:value-type="float">
            <text:p>2.90679E-03</text:p>
          </table:table-cell>
          <table:table-cell/>
          <table:table-cell table:style-name="ce3" office:value-type="float" office:value="1.1" calcext:value-type="float">
            <text:p>1.10E+00</text:p>
          </table:table-cell>
          <table:table-cell table:style-name="ce4" table:formula="of:=[.F31]*100" office:value-type="float" office:value="110" calcext:value-type="float">
            <text:p>110</text:p>
          </table:table-cell>
          <table:table-cell office:value-type="float" office:value="0.003068893" calcext:value-type="float">
            <text:p>3.06889E-03</text:p>
          </table:table-cell>
          <table:table-cell/>
          <table:table-cell table:formula="of:=100*([.D31]-[.H31])/[.D31]" office:value-type="float" office:value="-5.57668645490523" calcext:value-type="float">
            <text:p>-5.576686454905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float" office:value="0.0958762" calcext:value-type="float">
            <text:p>9.58762E-02</text:p>
          </table:table-cell>
          <table:table-cell table:formula="of:=[.C32]/[.$C$155]" office:value-type="float" office:value="0.00279155696585626" calcext:value-type="float">
            <text:p>2.79156E-03</text:p>
          </table:table-cell>
          <table:table-cell/>
          <table:table-cell table:style-name="ce3" office:value-type="float" office:value="1.14" calcext:value-type="float">
            <text:p>1.14E+00</text:p>
          </table:table-cell>
          <table:table-cell table:style-name="ce4" table:formula="of:=[.F32]*100" office:value-type="float" office:value="114" calcext:value-type="float">
            <text:p>114</text:p>
          </table:table-cell>
          <table:table-cell office:value-type="float" office:value="0.002966409" calcext:value-type="float">
            <text:p>2.96641E-03</text:p>
          </table:table-cell>
          <table:table-cell/>
          <table:table-cell table:formula="of:=100*([.D32]-[.H32])/[.D32]" office:value-type="float" office:value="-6.26360258029359" calcext:value-type="float">
            <text:p>-6.26360258029359</text:p>
          </table:table-cell>
          <table:table-cell table:number-columns-repeated="3"/>
          <table:table-cell office:value-type="string" calcext:value-type="string">
            <text:p>K-eff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0.0912675" calcext:value-type="float">
            <text:p>9.12675E-02</text:p>
          </table:table-cell>
          <table:table-cell table:formula="of:=[.C33]/[.$C$155]" office:value-type="float" office:value="0.00265736882960825" calcext:value-type="float">
            <text:p>2.65737E-03</text:p>
          </table:table-cell>
          <table:table-cell/>
          <table:table-cell table:style-name="ce3" office:value-type="float" office:value="1.18" calcext:value-type="float">
            <text:p>1.18E+00</text:p>
          </table:table-cell>
          <table:table-cell table:style-name="ce4" table:formula="of:=[.F33]*100" office:value-type="float" office:value="118" calcext:value-type="float">
            <text:p>118</text:p>
          </table:table-cell>
          <table:table-cell office:value-type="float" office:value="0.002860464" calcext:value-type="float">
            <text:p>2.86046E-03</text:p>
          </table:table-cell>
          <table:table-cell/>
          <table:table-cell table:formula="of:=100*([.D33]-[.H33])/[.D33]" office:value-type="float" office:value="-7.64271666502882" calcext:value-type="float">
            <text:p>-7.64271666502882</text:p>
          </table:table-cell>
          <table:table-cell table:number-columns-repeated="2"/>
          <table:table-cell office:value-type="string" calcext:value-type="string">
            <text:p>Serpent</text:p>
          </table:table-cell>
          <table:table-cell table:style-name="ce1" office:value-type="float" office:value="0.846008" calcext:value-type="float">
            <text:p>8.46008E-01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0.0859402" calcext:value-type="float">
            <text:p>8.59402E-02</text:p>
          </table:table-cell>
          <table:table-cell table:formula="of:=[.C34]/[.$C$155]" office:value-type="float" office:value="0.00250225774443585" calcext:value-type="float">
            <text:p>2.50226E-03</text:p>
          </table:table-cell>
          <table:table-cell/>
          <table:table-cell table:style-name="ce3" office:value-type="float" office:value="1.22" calcext:value-type="float">
            <text:p>1.22E+00</text:p>
          </table:table-cell>
          <table:table-cell table:style-name="ce4" table:formula="of:=[.F34]*100" office:value-type="float" office:value="122" calcext:value-type="float">
            <text:p>122</text:p>
          </table:table-cell>
          <table:table-cell office:value-type="float" office:value="0.002751129" calcext:value-type="float">
            <text:p>2.75113E-03</text:p>
          </table:table-cell>
          <table:table-cell/>
          <table:table-cell table:formula="of:=100*([.D34]-[.H34])/[.D34]" office:value-type="float" office:value="-9.9458681311929" calcext:value-type="float">
            <text:p>-9.9458681311929</text:p>
          </table:table-cell>
          <table:table-cell table:number-columns-repeated="2"/>
          <table:table-cell office:value-type="string" calcext:value-type="string">
            <text:p>Almost</text:p>
          </table:table-cell>
          <table:table-cell table:style-name="ce1" office:value-type="float" office:value="0.8465743" calcext:value-type="float">
            <text:p>8.46574E-01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float" office:value="0.0824713" calcext:value-type="float">
            <text:p>8.24713E-02</text:p>
          </table:table-cell>
          <table:table-cell table:formula="of:=[.C35]/[.$C$155]" office:value-type="float" office:value="0.00240125632845504" calcext:value-type="float">
            <text:p>2.40126E-03</text:p>
          </table:table-cell>
          <table:table-cell/>
          <table:table-cell table:style-name="ce3" office:value-type="float" office:value="1.26" calcext:value-type="float">
            <text:p>1.26E+00</text:p>
          </table:table-cell>
          <table:table-cell table:style-name="ce4" table:formula="of:=[.F35]*100" office:value-type="float" office:value="126" calcext:value-type="float">
            <text:p>126</text:p>
          </table:table-cell>
          <table:table-cell office:value-type="float" office:value="0.002638486" calcext:value-type="float">
            <text:p>2.63849E-03</text:p>
          </table:table-cell>
          <table:table-cell/>
          <table:table-cell table:formula="of:=100*([.D35]-[.H35])/[.D35]" office:value-type="float" office:value="-9.8793980773218" calcext:value-type="float">
            <text:p>-9.87939807732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0.0783218" calcext:value-type="float">
            <text:p>7.83218E-02</text:p>
          </table:table-cell>
          <table:table-cell table:formula="of:=[.C36]/[.$C$155]" office:value-type="float" office:value="0.0022804383816672" calcext:value-type="float">
            <text:p>2.28044E-03</text:p>
          </table:table-cell>
          <table:table-cell/>
          <table:table-cell table:style-name="ce3" office:value-type="float" office:value="1.3" calcext:value-type="float">
            <text:p>1.30E+00</text:p>
          </table:table-cell>
          <table:table-cell table:style-name="ce4" table:formula="of:=[.F36]*100" office:value-type="float" office:value="130" calcext:value-type="float">
            <text:p>130</text:p>
          </table:table-cell>
          <table:table-cell office:value-type="float" office:value="0.002522622" calcext:value-type="float">
            <text:p>2.52262E-03</text:p>
          </table:table-cell>
          <table:table-cell/>
          <table:table-cell table:formula="of:=100*([.D36]-[.H36])/[.D36]" office:value-type="float" office:value="-10.6200465787521" calcext:value-type="float">
            <text:p>-10.6200465787521</text:p>
          </table:table-cell>
          <table:table-cell table:number-columns-repeated="2"/>
          <table:table-cell office:value-type="string" calcext:value-type="string">
            <text:p>Rel Error %</text:p>
          </table:table-cell>
          <table:table-cell table:formula="of:=100*([.N33]-[.N34])/[.N33]" office:value-type="float" office:value="-0.066937901296444" calcext:value-type="float">
            <text:p>-0.066937901296444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0.0752315" calcext:value-type="float">
            <text:p>7.52315E-02</text:p>
          </table:table-cell>
          <table:table-cell table:formula="of:=[.C37]/[.$C$155]" office:value-type="float" office:value="0.00219046038408714" calcext:value-type="float">
            <text:p>2.19046E-03</text:p>
          </table:table-cell>
          <table:table-cell/>
          <table:table-cell table:style-name="ce3" office:value-type="float" office:value="1.34" calcext:value-type="float">
            <text:p>1.34E+00</text:p>
          </table:table-cell>
          <table:table-cell table:style-name="ce4" table:formula="of:=[.F37]*100" office:value-type="float" office:value="134" calcext:value-type="float">
            <text:p>134</text:p>
          </table:table-cell>
          <table:table-cell office:value-type="float" office:value="0.002403639" calcext:value-type="float">
            <text:p>2.40364E-03</text:p>
          </table:table-cell>
          <table:table-cell/>
          <table:table-cell table:formula="of:=100*([.D37]-[.H37])/[.D37]" office:value-type="float" office:value="-9.73213747491268" calcext:value-type="float">
            <text:p>-9.732137474912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float" office:value="0.0722177" calcext:value-type="float">
            <text:p>7.22177E-02</text:p>
          </table:table-cell>
          <table:table-cell table:formula="of:=[.C38]/[.$C$155]" office:value-type="float" office:value="0.0021027097808749" calcext:value-type="float">
            <text:p>2.10271E-03</text:p>
          </table:table-cell>
          <table:table-cell/>
          <table:table-cell table:style-name="ce3" office:value-type="float" office:value="1.38" calcext:value-type="float">
            <text:p>1.38E+00</text:p>
          </table:table-cell>
          <table:table-cell table:style-name="ce4" table:formula="of:=[.F38]*100" office:value-type="float" office:value="138" calcext:value-type="float">
            <text:p>138</text:p>
          </table:table-cell>
          <table:table-cell office:value-type="float" office:value="0.002281643" calcext:value-type="float">
            <text:p>2.28164E-03</text:p>
          </table:table-cell>
          <table:table-cell/>
          <table:table-cell table:formula="of:=100*([.D38]-[.H38])/[.D38]" office:value-type="float" office:value="-8.50964887083242" calcext:value-type="float">
            <text:p>-8.509648870832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0.0680505" calcext:value-type="float">
            <text:p>6.80505E-02</text:p>
          </table:table-cell>
          <table:table-cell table:formula="of:=[.C39]/[.$C$155]" office:value-type="float" office:value="0.0019813764761745" calcext:value-type="float">
            <text:p>1.98138E-03</text:p>
          </table:table-cell>
          <table:table-cell/>
          <table:table-cell table:style-name="ce3" office:value-type="float" office:value="1.42" calcext:value-type="float">
            <text:p>1.42E+00</text:p>
          </table:table-cell>
          <table:table-cell table:style-name="ce4" table:formula="of:=[.F39]*100" office:value-type="float" office:value="142" calcext:value-type="float">
            <text:p>142</text:p>
          </table:table-cell>
          <table:table-cell office:value-type="float" office:value="0.002156752" calcext:value-type="float">
            <text:p>2.15675E-03</text:p>
          </table:table-cell>
          <table:table-cell/>
          <table:table-cell table:formula="of:=100*([.D39]-[.H39])/[.D39]" office:value-type="float" office:value="-8.85119642502787" calcext:value-type="float">
            <text:p>-8.851196425027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float" office:value="0.064361" calcext:value-type="float">
            <text:p>6.43610E-02</text:p>
          </table:table-cell>
          <table:table-cell table:formula="of:=[.C40]/[.$C$155]" office:value-type="float" office:value="0.00187395201185982" calcext:value-type="float">
            <text:p>1.87395E-03</text:p>
          </table:table-cell>
          <table:table-cell/>
          <table:table-cell table:style-name="ce3" office:value-type="float" office:value="1.46" calcext:value-type="float">
            <text:p>1.46E+00</text:p>
          </table:table-cell>
          <table:table-cell table:style-name="ce4" table:formula="of:=[.F40]*100" office:value-type="float" office:value="146" calcext:value-type="float">
            <text:p>146</text:p>
          </table:table-cell>
          <table:table-cell office:value-type="float" office:value="0.002029091" calcext:value-type="float">
            <text:p>2.02909E-03</text:p>
          </table:table-cell>
          <table:table-cell/>
          <table:table-cell table:formula="of:=100*([.D40]-[.H40])/[.D40]" office:value-type="float" office:value="-8.27870656016461" calcext:value-type="float">
            <text:p>-8.278706560164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0.0605604" calcext:value-type="float">
            <text:p>6.05604E-02</text:p>
          </table:table-cell>
          <table:table-cell table:formula="of:=[.C41]/[.$C$155]" office:value-type="float" office:value="0.00176329273036522" calcext:value-type="float">
            <text:p>1.76329E-03</text:p>
          </table:table-cell>
          <table:table-cell/>
          <table:table-cell table:style-name="ce3" office:value-type="float" office:value="1.5" calcext:value-type="float">
            <text:p>1.50E+00</text:p>
          </table:table-cell>
          <table:table-cell table:style-name="ce4" table:formula="of:=[.F41]*100" office:value-type="float" office:value="150" calcext:value-type="float">
            <text:p>150</text:p>
          </table:table-cell>
          <table:table-cell office:value-type="float" office:value="0.001898796" calcext:value-type="float">
            <text:p>1.89880E-03</text:p>
          </table:table-cell>
          <table:table-cell/>
          <table:table-cell table:formula="of:=100*([.D41]-[.H41])/[.D41]" office:value-type="float" office:value="-7.68467239167475" calcext:value-type="float">
            <text:p>-7.684672391674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0.0558953" calcext:value-type="float">
            <text:p>5.58953E-02</text:p>
          </table:table-cell>
          <table:table-cell table:formula="of:=[.C42]/[.$C$155]" office:value-type="float" office:value="0.00162746243670093" calcext:value-type="float">
            <text:p>1.62746E-03</text:p>
          </table:table-cell>
          <table:table-cell/>
          <table:table-cell table:style-name="ce3" office:value-type="float" office:value="1.54" calcext:value-type="float">
            <text:p>1.54E+00</text:p>
          </table:table-cell>
          <table:table-cell table:style-name="ce4" table:formula="of:=[.F42]*100" office:value-type="float" office:value="154" calcext:value-type="float">
            <text:p>154</text:p>
          </table:table-cell>
          <table:table-cell office:value-type="float" office:value="0.001766009" calcext:value-type="float">
            <text:p>1.76601E-03</text:p>
          </table:table-cell>
          <table:table-cell/>
          <table:table-cell table:formula="of:=100*([.D42]-[.H42])/[.D42]" office:value-type="float" office:value="-8.51304215536449" calcext:value-type="float">
            <text:p>-8.513042155364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float" office:value="0.0505337" calcext:value-type="float">
            <text:p>5.05337E-02</text:p>
          </table:table-cell>
          <table:table-cell table:formula="of:=[.C43]/[.$C$155]" office:value-type="float" office:value="0.00147135266359629" calcext:value-type="float">
            <text:p>1.47135E-03</text:p>
          </table:table-cell>
          <table:table-cell/>
          <table:table-cell table:style-name="ce3" office:value-type="float" office:value="1.58" calcext:value-type="float">
            <text:p>1.58E+00</text:p>
          </table:table-cell>
          <table:table-cell table:style-name="ce4" table:formula="of:=[.F43]*100" office:value-type="float" office:value="158" calcext:value-type="float">
            <text:p>158</text:p>
          </table:table-cell>
          <table:table-cell office:value-type="float" office:value="0.001630882" calcext:value-type="float">
            <text:p>1.63088E-03</text:p>
          </table:table-cell>
          <table:table-cell/>
          <table:table-cell table:formula="of:=100*([.D43]-[.H43])/[.D43]" office:value-type="float" office:value="-10.842358895371" calcext:value-type="float">
            <text:p>-10.8423588953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0.0471417" calcext:value-type="float">
            <text:p>4.71417E-02</text:p>
          </table:table-cell>
          <table:table-cell table:formula="of:=[.C44]/[.$C$155]" office:value-type="float" office:value="0.0013725902884898" calcext:value-type="float">
            <text:p>1.37259E-03</text:p>
          </table:table-cell>
          <table:table-cell/>
          <table:table-cell table:style-name="ce3" office:value-type="float" office:value="1.62" calcext:value-type="float">
            <text:p>1.62E+00</text:p>
          </table:table-cell>
          <table:table-cell table:style-name="ce4" table:formula="of:=[.F44]*100" office:value-type="float" office:value="162" calcext:value-type="float">
            <text:p>162</text:p>
          </table:table-cell>
          <table:table-cell office:value-type="float" office:value="0.001493576" calcext:value-type="float">
            <text:p>1.49358E-03</text:p>
          </table:table-cell>
          <table:table-cell/>
          <table:table-cell table:formula="of:=100*([.D44]-[.H44])/[.D44]" office:value-type="float" office:value="-8.81440824146521" calcext:value-type="float">
            <text:p>-8.814408241465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0.0423494" calcext:value-type="float">
            <text:p>4.23494E-02</text:p>
          </table:table-cell>
          <table:table-cell table:formula="of:=[.C45]/[.$C$155]" office:value-type="float" office:value="0.00123305640575902" calcext:value-type="float">
            <text:p>1.23306E-03</text:p>
          </table:table-cell>
          <table:table-cell/>
          <table:table-cell table:style-name="ce3" office:value-type="float" office:value="1.66" calcext:value-type="float">
            <text:p>1.66E+00</text:p>
          </table:table-cell>
          <table:table-cell table:style-name="ce4" table:formula="of:=[.F45]*100" office:value-type="float" office:value="166" calcext:value-type="float">
            <text:p>166</text:p>
          </table:table-cell>
          <table:table-cell office:value-type="float" office:value="0.001354259" calcext:value-type="float">
            <text:p>1.35426E-03</text:p>
          </table:table-cell>
          <table:table-cell/>
          <table:table-cell table:formula="of:=100*([.D45]-[.H45])/[.D45]" office:value-type="float" office:value="-9.82944443375809" calcext:value-type="float">
            <text:p>-9.829444433758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0.0384269" calcext:value-type="float">
            <text:p>3.84269E-02</text:p>
          </table:table-cell>
          <table:table-cell table:formula="of:=[.C46]/[.$C$155]" office:value-type="float" office:value="0.00111884785140903" calcext:value-type="float">
            <text:p>1.11885E-03</text:p>
          </table:table-cell>
          <table:table-cell/>
          <table:table-cell table:style-name="ce3" office:value-type="float" office:value="1.7" calcext:value-type="float">
            <text:p>1.70E+00</text:p>
          </table:table-cell>
          <table:table-cell table:style-name="ce4" table:formula="of:=[.F46]*100" office:value-type="float" office:value="170" calcext:value-type="float">
            <text:p>170</text:p>
          </table:table-cell>
          <table:table-cell office:value-type="float" office:value="0.001213111" calcext:value-type="float">
            <text:p>1.21311E-03</text:p>
          </table:table-cell>
          <table:table-cell/>
          <table:table-cell table:formula="of:=100*([.D46]-[.H46])/[.D46]" office:value-type="float" office:value="-8.42501940476214" calcext:value-type="float">
            <text:p>-8.425019404762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float" office:value="0.0336395" calcext:value-type="float">
            <text:p>3.36395E-02</text:p>
          </table:table-cell>
          <table:table-cell table:formula="of:=[.C47]/[.$C$155]" office:value-type="float" office:value="0.000979456638382849" calcext:value-type="float">
            <text:p>9.79457E-04</text:p>
          </table:table-cell>
          <table:table-cell/>
          <table:table-cell table:style-name="ce3" office:value-type="float" office:value="1.74" calcext:value-type="float">
            <text:p>1.74E+00</text:p>
          </table:table-cell>
          <table:table-cell table:style-name="ce4" table:formula="of:=[.F47]*100" office:value-type="float" office:value="174" calcext:value-type="float">
            <text:p>174</text:p>
          </table:table-cell>
          <table:table-cell office:value-type="float" office:value="0.001070329" calcext:value-type="float">
            <text:p>1.07033E-03</text:p>
          </table:table-cell>
          <table:table-cell/>
          <table:table-cell table:formula="of:=100*([.D47]-[.H47])/[.D47]" office:value-type="float" office:value="-9.27783406187206" calcext:value-type="float">
            <text:p>-9.277834061872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0.0290381" calcext:value-type="float">
            <text:p>2.90381E-02</text:p>
          </table:table-cell>
          <table:table-cell table:formula="of:=[.C48]/[.$C$155]" office:value-type="float" office:value="0.000845481050878432" calcext:value-type="float">
            <text:p>8.45481E-04</text:p>
          </table:table-cell>
          <table:table-cell/>
          <table:table-cell table:style-name="ce3" office:value-type="float" office:value="1.78" calcext:value-type="float">
            <text:p>1.78E+00</text:p>
          </table:table-cell>
          <table:table-cell table:style-name="ce4" table:formula="of:=[.F48]*100" office:value-type="float" office:value="178" calcext:value-type="float">
            <text:p>178</text:p>
          </table:table-cell>
          <table:table-cell office:value-type="float" office:value="0.0009261473" calcext:value-type="float">
            <text:p>9.26147E-04</text:p>
          </table:table-cell>
          <table:table-cell/>
          <table:table-cell table:formula="of:=100*([.D48]-[.H48])/[.D48]" office:value-type="float" office:value="-9.54087013987576" calcext:value-type="float">
            <text:p>-9.540870139875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office:value-type="float" office:value="0.0243577" calcext:value-type="float">
            <text:p>2.43577E-02</text:p>
          </table:table-cell>
          <table:table-cell table:formula="of:=[.C49]/[.$C$155]" office:value-type="float" office:value="0.00070920527834058" calcext:value-type="float">
            <text:p>7.09205E-04</text:p>
          </table:table-cell>
          <table:table-cell/>
          <table:table-cell table:style-name="ce3" office:value-type="float" office:value="1.82" calcext:value-type="float">
            <text:p>1.82E+00</text:p>
          </table:table-cell>
          <table:table-cell table:style-name="ce4" table:formula="of:=[.F49]*100" office:value-type="float" office:value="182" calcext:value-type="float">
            <text:p>182</text:p>
          </table:table-cell>
          <table:table-cell office:value-type="float" office:value="0.0007808915" calcext:value-type="float">
            <text:p>7.80892E-04</text:p>
          </table:table-cell>
          <table:table-cell/>
          <table:table-cell table:formula="of:=100*([.D49]-[.H49])/[.D49]" office:value-type="float" office:value="-10.1079650488719" calcext:value-type="float">
            <text:p>-10.10796504887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office:value-type="float" office:value="0.0200885" calcext:value-type="float">
            <text:p>2.00885E-02</text:p>
          </table:table-cell>
          <table:table-cell table:formula="of:=[.C50]/[.$C$155]" office:value-type="float" office:value="0.000584902114483089" calcext:value-type="float">
            <text:p>5.84902E-04</text:p>
          </table:table-cell>
          <table:table-cell/>
          <table:table-cell table:style-name="ce3" office:value-type="float" office:value="1.86" calcext:value-type="float">
            <text:p>1.86E+00</text:p>
          </table:table-cell>
          <table:table-cell table:style-name="ce4" table:formula="of:=[.F50]*100" office:value-type="float" office:value="186" calcext:value-type="float">
            <text:p>186</text:p>
          </table:table-cell>
          <table:table-cell office:value-type="float" office:value="0.0006351215" calcext:value-type="float">
            <text:p>6.35122E-04</text:p>
          </table:table-cell>
          <table:table-cell/>
          <table:table-cell table:formula="of:=100*([.D50]-[.H50])/[.D50]" office:value-type="float" office:value="-8.58594699410396" calcext:value-type="float">
            <text:p>-8.585946994103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0.0155659" calcext:value-type="float">
            <text:p>1.55659E-02</text:p>
          </table:table-cell>
          <table:table-cell table:formula="of:=[.C51]/[.$C$155]" office:value-type="float" office:value="0.000453220888758858" calcext:value-type="float">
            <text:p>4.53221E-04</text:p>
          </table:table-cell>
          <table:table-cell/>
          <table:table-cell table:style-name="ce3" office:value-type="float" office:value="1.9" calcext:value-type="float">
            <text:p>1.90E+00</text:p>
          </table:table-cell>
          <table:table-cell table:style-name="ce4" table:formula="of:=[.F51]*100" office:value-type="float" office:value="190" calcext:value-type="float">
            <text:p>190</text:p>
          </table:table-cell>
          <table:table-cell office:value-type="float" office:value="0.0004900087" calcext:value-type="float">
            <text:p>4.90009E-04</text:p>
          </table:table-cell>
          <table:table-cell/>
          <table:table-cell table:formula="of:=100*([.D51]-[.H51])/[.D51]" office:value-type="float" office:value="-8.11697169163707" calcext:value-type="float">
            <text:p>-8.116971691637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float" office:value="0.0113454" calcext:value-type="float">
            <text:p>1.13454E-02</text:p>
          </table:table-cell>
          <table:table-cell table:formula="of:=[.C52]/[.$C$155]" office:value-type="float" office:value="0.000330335687067548" calcext:value-type="float">
            <text:p>3.30336E-04</text:p>
          </table:table-cell>
          <table:table-cell/>
          <table:table-cell table:style-name="ce3" office:value-type="float" office:value="1.94" calcext:value-type="float">
            <text:p>1.94E+00</text:p>
          </table:table-cell>
          <table:table-cell table:style-name="ce4" table:formula="of:=[.F52]*100" office:value-type="float" office:value="194" calcext:value-type="float">
            <text:p>194</text:p>
          </table:table-cell>
          <table:table-cell office:value-type="float" office:value="0.0003482959" calcext:value-type="float">
            <text:p>3.48296E-04</text:p>
          </table:table-cell>
          <table:table-cell/>
          <table:table-cell table:formula="of:=100*([.D52]-[.H52])/[.D52]" office:value-type="float" office:value="-5.43695811127412" calcext:value-type="float">
            <text:p>-5.436958111274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float" office:value="0.00637995" calcext:value-type="float">
            <text:p>6.37995E-03</text:p>
          </table:table-cell>
          <table:table-cell table:formula="of:=[.C53]/[.$C$155]" office:value-type="float" office:value="0.000185760322836269" calcext:value-type="float">
            <text:p>1.85760E-04</text:p>
          </table:table-cell>
          <table:table-cell/>
          <table:table-cell table:style-name="ce3" office:value-type="float" office:value="1.98" calcext:value-type="float">
            <text:p>1.98E+00</text:p>
          </table:table-cell>
          <table:table-cell table:style-name="ce4" table:formula="of:=[.F53]*100" office:value-type="float" office:value="198" calcext:value-type="float">
            <text:p>198</text:p>
          </table:table-cell>
          <table:table-cell office:value-type="float" office:value="0.0002166849" calcext:value-type="float">
            <text:p>2.16685E-04</text:p>
          </table:table-cell>
          <table:table-cell/>
          <table:table-cell table:formula="of:=100*([.D53]-[.H53])/[.D53]" office:value-type="float" office:value="-16.6475685935304" calcext:value-type="float">
            <text:p>-16.6475685935304</text:p>
          </table:table-cell>
          <table:table-cell table:number-columns-repeated="4"/>
        </table:table-row>
        <table:table-row table:style-name="ro1">
          <table:table-cell/>
          <table:table-cell table:formula="of:=[.B4]" office:value-type="float" office:value="2" calcext:value-type="float">
            <text:p>2</text:p>
          </table:table-cell>
          <table:table-cell office:value-type="float" office:value="0.281609" calcext:value-type="float">
            <text:p>2.81609E-01</text:p>
          </table:table-cell>
          <table:table-cell table:formula="of:=[.C54]/[.$C$155]" office:value-type="float" office:value="0.00819940262127427" calcext:value-type="float">
            <text:p>8.19940E-03</text:p>
          </table:table-cell>
          <table:table-cell table:style-name="ce6" office:value-type="string" calcext:value-type="string">
            <text:p>Serpent_2g</text:p>
          </table:table-cell>
          <table:table-cell/>
          <table:table-cell table:style-name="ce4" table:formula="of:=[.G4]" office:value-type="float" office:value="2" calcext:value-type="float">
            <text:p>2</text:p>
          </table:table-cell>
          <table:table-cell office:value-type="float" office:value="0.007972525" calcext:value-type="float">
            <text:p>7.97253E-03</text:p>
          </table:table-cell>
          <table:table-cell table:style-name="ce1" office:value-type="string" calcext:value-type="string">
            <text:p>Almost_2g</text:p>
          </table:table-cell>
          <table:table-cell table:formula="of:=100*([.D54]-[.H54])/[.D54]" office:value-type="float" office:value="2.76700183847063" calcext:value-type="float">
            <text:p>2.76700183847063</text:p>
          </table:table-cell>
          <table:table-cell table:number-columns-repeated="4"/>
        </table:table-row>
        <table:table-row table:style-name="ro1">
          <table:table-cell/>
          <table:table-cell table:formula="of:=[.B5]" office:value-type="float" office:value="6" calcext:value-type="float">
            <text:p>6</text:p>
          </table:table-cell>
          <table:table-cell office:value-type="float" office:value="0.279579" calcext:value-type="float">
            <text:p>2.79579E-01</text:p>
          </table:table-cell>
          <table:table-cell table:formula="of:=[.C55]/[.$C$155]" office:value-type="float" office:value="0.00814029660079486" calcext:value-type="float">
            <text:p>8.14030E-03</text:p>
          </table:table-cell>
          <table:table-cell table:number-columns-repeated="2"/>
          <table:table-cell table:style-name="ce4" table:formula="of:=[.G5]" office:value-type="float" office:value="6" calcext:value-type="float">
            <text:p>6</text:p>
          </table:table-cell>
          <table:table-cell office:value-type="float" office:value="0.007966149" calcext:value-type="float">
            <text:p>7.96615E-03</text:p>
          </table:table-cell>
          <table:table-cell/>
          <table:table-cell table:formula="of:=100*([.D55]-[.H55])/[.D55]" office:value-type="float" office:value="2.13932746354539" calcext:value-type="float">
            <text:p>2.13932746354539</text:p>
          </table:table-cell>
          <table:table-cell table:number-columns-repeated="4"/>
        </table:table-row>
        <table:table-row table:style-name="ro1">
          <table:table-cell/>
          <table:table-cell table:formula="of:=[.B6]" office:value-type="float" office:value="10" calcext:value-type="float">
            <text:p>10</text:p>
          </table:table-cell>
          <table:table-cell office:value-type="float" office:value="0.280328" calcext:value-type="float">
            <text:p>2.80328E-01</text:p>
          </table:table-cell>
          <table:table-cell table:formula="of:=[.C56]/[.$C$155]" office:value-type="float" office:value="0.00816210468421312" calcext:value-type="float">
            <text:p>8.16210E-03</text:p>
          </table:table-cell>
          <table:table-cell table:number-columns-repeated="2"/>
          <table:table-cell table:style-name="ce4" table:formula="of:=[.G6]" office:value-type="float" office:value="10" calcext:value-type="float">
            <text:p>10</text:p>
          </table:table-cell>
          <table:table-cell office:value-type="float" office:value="0.007953392" calcext:value-type="float">
            <text:p>7.95339E-03</text:p>
          </table:table-cell>
          <table:table-cell/>
          <table:table-cell table:formula="of:=100*([.D56]-[.H56])/[.D56]" office:value-type="float" office:value="2.55709393946891" calcext:value-type="float">
            <text:p>2.55709393946891</text:p>
          </table:table-cell>
          <table:table-cell table:number-columns-repeated="4"/>
        </table:table-row>
        <table:table-row table:style-name="ro1">
          <table:table-cell/>
          <table:table-cell table:formula="of:=[.B7]" office:value-type="float" office:value="14" calcext:value-type="float">
            <text:p>14</text:p>
          </table:table-cell>
          <table:table-cell office:value-type="float" office:value="0.282199" calcext:value-type="float">
            <text:p>2.82199E-01</text:p>
          </table:table-cell>
          <table:table-cell table:formula="of:=[.C57]/[.$C$155]" office:value-type="float" office:value="0.00821658121835942" calcext:value-type="float">
            <text:p>8.21658E-03</text:p>
          </table:table-cell>
          <table:table-cell table:number-columns-repeated="2"/>
          <table:table-cell table:style-name="ce4" table:formula="of:=[.G7]" office:value-type="float" office:value="14" calcext:value-type="float">
            <text:p>14</text:p>
          </table:table-cell>
          <table:table-cell office:value-type="float" office:value="0.007934244" calcext:value-type="float">
            <text:p>7.93424E-03</text:p>
          </table:table-cell>
          <table:table-cell/>
          <table:table-cell table:formula="of:=100*([.D57]-[.H57])/[.D57]" office:value-type="float" office:value="3.43618849319658" calcext:value-type="float">
            <text:p>3.43618849319658</text:p>
          </table:table-cell>
          <table:table-cell table:number-columns-repeated="4"/>
        </table:table-row>
        <table:table-row table:style-name="ro1">
          <table:table-cell/>
          <table:table-cell table:formula="of:=[.B8]" office:value-type="float" office:value="18" calcext:value-type="float">
            <text:p>18</text:p>
          </table:table-cell>
          <table:table-cell office:value-type="float" office:value="0.285078" calcext:value-type="float">
            <text:p>2.85078E-01</text:p>
          </table:table-cell>
          <table:table-cell table:formula="of:=[.C58]/[.$C$155]" office:value-type="float" office:value="0.0083004069488817" calcext:value-type="float">
            <text:p>8.30041E-03</text:p>
          </table:table-cell>
          <table:table-cell table:number-columns-repeated="2"/>
          <table:table-cell table:style-name="ce4" table:formula="of:=[.G8]" office:value-type="float" office:value="18" calcext:value-type="float">
            <text:p>18</text:p>
          </table:table-cell>
          <table:table-cell office:value-type="float" office:value="0.007908694" calcext:value-type="float">
            <text:p>7.90869E-03</text:p>
          </table:table-cell>
          <table:table-cell/>
          <table:table-cell table:formula="of:=100*([.D58]-[.H58])/[.D58]" office:value-type="float" office:value="4.71920173666272" calcext:value-type="float">
            <text:p>4.71920173666272</text:p>
          </table:table-cell>
          <table:table-cell table:number-columns-repeated="4"/>
        </table:table-row>
        <table:table-row table:style-name="ro1">
          <table:table-cell/>
          <table:table-cell table:formula="of:=[.B9]" office:value-type="float" office:value="22" calcext:value-type="float">
            <text:p>22</text:p>
          </table:table-cell>
          <table:table-cell office:value-type="float" office:value="0.285318" calcext:value-type="float">
            <text:p>2.85318E-01</text:p>
          </table:table-cell>
          <table:table-cell table:formula="of:=[.C59]/[.$C$155]" office:value-type="float" office:value="0.00830739485278074" calcext:value-type="float">
            <text:p>8.30739E-03</text:p>
          </table:table-cell>
          <table:table-cell table:number-columns-repeated="2"/>
          <table:table-cell table:style-name="ce4" table:formula="of:=[.G9]" office:value-type="float" office:value="22" calcext:value-type="float">
            <text:p>22</text:p>
          </table:table-cell>
          <table:table-cell office:value-type="float" office:value="0.007876723" calcext:value-type="float">
            <text:p>7.87672E-03</text:p>
          </table:table-cell>
          <table:table-cell/>
          <table:table-cell table:formula="of:=100*([.D59]-[.H59])/[.D59]" office:value-type="float" office:value="5.18419866170899" calcext:value-type="float">
            <text:p>5.18419866170899</text:p>
          </table:table-cell>
          <table:table-cell table:number-columns-repeated="4"/>
        </table:table-row>
        <table:table-row table:style-name="ro1">
          <table:table-cell/>
          <table:table-cell table:formula="of:=[.B10]" office:value-type="float" office:value="26" calcext:value-type="float">
            <text:p>26</text:p>
          </table:table-cell>
          <table:table-cell office:value-type="float" office:value="0.285821" calcext:value-type="float">
            <text:p>2.85821E-01</text:p>
          </table:table-cell>
          <table:table-cell table:formula="of:=[.C60]/[.$C$155]" office:value-type="float" office:value="0.00832204033470249" calcext:value-type="float">
            <text:p>8.32204E-03</text:p>
          </table:table-cell>
          <table:table-cell table:number-columns-repeated="2"/>
          <table:table-cell table:style-name="ce4" table:formula="of:=[.G10]" office:value-type="float" office:value="26" calcext:value-type="float">
            <text:p>26</text:p>
          </table:table-cell>
          <table:table-cell office:value-type="float" office:value="0.00783831" calcext:value-type="float">
            <text:p>7.83831E-03</text:p>
          </table:table-cell>
          <table:table-cell/>
          <table:table-cell table:formula="of:=100*([.D60]-[.H60])/[.D60]" office:value-type="float" office:value="5.8126410741529" calcext:value-type="float">
            <text:p>5.8126410741529</text:p>
          </table:table-cell>
          <table:table-cell table:number-columns-repeated="4"/>
        </table:table-row>
        <table:table-row table:style-name="ro1">
          <table:table-cell/>
          <table:table-cell table:formula="of:=[.B11]" office:value-type="float" office:value="30" calcext:value-type="float">
            <text:p>30</text:p>
          </table:table-cell>
          <table:table-cell office:value-type="float" office:value="0.283384" calcext:value-type="float">
            <text:p>2.83384E-01</text:p>
          </table:table-cell>
          <table:table-cell table:formula="of:=[.C61]/[.$C$155]" office:value-type="float" office:value="0.00825108399386095" calcext:value-type="float">
            <text:p>8.25108E-03</text:p>
          </table:table-cell>
          <table:table-cell table:number-columns-repeated="2"/>
          <table:table-cell table:style-name="ce4" table:formula="of:=[.G11]" office:value-type="float" office:value="30" calcext:value-type="float">
            <text:p>30</text:p>
          </table:table-cell>
          <table:table-cell office:value-type="float" office:value="0.007793432" calcext:value-type="float">
            <text:p>7.79343E-03</text:p>
          </table:table-cell>
          <table:table-cell/>
          <table:table-cell table:formula="of:=100*([.D61]-[.H61])/[.D61]" office:value-type="float" office:value="5.54656811397693" calcext:value-type="float">
            <text:p>5.54656811397693</text:p>
          </table:table-cell>
          <table:table-cell table:number-columns-repeated="4"/>
        </table:table-row>
        <table:table-row table:style-name="ro1">
          <table:table-cell/>
          <table:table-cell table:formula="of:=[.B12]" office:value-type="float" office:value="34" calcext:value-type="float">
            <text:p>34</text:p>
          </table:table-cell>
          <table:table-cell office:value-type="float" office:value="0.27991" calcext:value-type="float">
            <text:p>2.79910E-01</text:p>
          </table:table-cell>
          <table:table-cell table:formula="of:=[.C62]/[.$C$155]" office:value-type="float" office:value="0.00814993408492229" calcext:value-type="float">
            <text:p>8.14993E-03</text:p>
          </table:table-cell>
          <table:table-cell table:number-columns-repeated="2"/>
          <table:table-cell table:style-name="ce4" table:formula="of:=[.G12]" office:value-type="float" office:value="34" calcext:value-type="float">
            <text:p>34</text:p>
          </table:table-cell>
          <table:table-cell office:value-type="float" office:value="0.007742062" calcext:value-type="float">
            <text:p>7.74206E-03</text:p>
          </table:table-cell>
          <table:table-cell/>
          <table:table-cell table:formula="of:=100*([.D62]-[.H62])/[.D62]" office:value-type="float" office:value="5.0046059351188" calcext:value-type="float">
            <text:p>5.0046059351188</text:p>
          </table:table-cell>
          <table:table-cell table:number-columns-repeated="4"/>
        </table:table-row>
        <table:table-row table:style-name="ro1">
          <table:table-cell/>
          <table:table-cell table:formula="of:=[.B13]" office:value-type="float" office:value="38" calcext:value-type="float">
            <text:p>38</text:p>
          </table:table-cell>
          <table:table-cell office:value-type="float" office:value="0.277413" calcext:value-type="float">
            <text:p>2.77413E-01</text:p>
          </table:table-cell>
          <table:table-cell table:formula="of:=[.C63]/[.$C$155]" office:value-type="float" office:value="0.00807723076810599" calcext:value-type="float">
            <text:p>8.07723E-03</text:p>
          </table:table-cell>
          <table:table-cell table:number-columns-repeated="2"/>
          <table:table-cell table:style-name="ce4" table:formula="of:=[.G13]" office:value-type="float" office:value="38" calcext:value-type="float">
            <text:p>38</text:p>
          </table:table-cell>
          <table:table-cell office:value-type="float" office:value="0.007684171" calcext:value-type="float">
            <text:p>7.68417E-03</text:p>
          </table:table-cell>
          <table:table-cell/>
          <table:table-cell table:formula="of:=100*([.D63]-[.H63])/[.D63]" office:value-type="float" office:value="4.86626889079404" calcext:value-type="float">
            <text:p>4.86626889079404</text:p>
          </table:table-cell>
          <table:table-cell table:number-columns-repeated="4"/>
        </table:table-row>
        <table:table-row table:style-name="ro1">
          <table:table-cell/>
          <table:table-cell table:formula="of:=[.B14]" office:value-type="float" office:value="42" calcext:value-type="float">
            <text:p>42</text:p>
          </table:table-cell>
          <table:table-cell office:value-type="float" office:value="0.274176" calcext:value-type="float">
            <text:p>2.74176E-01</text:p>
          </table:table-cell>
          <table:table-cell table:formula="of:=[.C64]/[.$C$155]" office:value-type="float" office:value="0.00798298141426763" calcext:value-type="float">
            <text:p>7.98298E-03</text:p>
          </table:table-cell>
          <table:table-cell table:number-columns-repeated="2"/>
          <table:table-cell table:style-name="ce4" table:formula="of:=[.G14]" office:value-type="float" office:value="42" calcext:value-type="float">
            <text:p>42</text:p>
          </table:table-cell>
          <table:table-cell office:value-type="float" office:value="0.007619728" calcext:value-type="float">
            <text:p>7.61973E-03</text:p>
          </table:table-cell>
          <table:table-cell/>
          <table:table-cell table:formula="of:=100*([.D64]-[.H64])/[.D64]" office:value-type="float" office:value="4.55034773873337" calcext:value-type="float">
            <text:p>4.55034773873337</text:p>
          </table:table-cell>
          <table:table-cell table:number-columns-repeated="4"/>
        </table:table-row>
        <table:table-row table:style-name="ro1">
          <table:table-cell/>
          <table:table-cell table:formula="of:=[.B15]" office:value-type="float" office:value="46" calcext:value-type="float">
            <text:p>46</text:p>
          </table:table-cell>
          <table:table-cell office:value-type="float" office:value="0.271214" calcext:value-type="float">
            <text:p>2.71214E-01</text:p>
          </table:table-cell>
          <table:table-cell table:formula="of:=[.C65]/[.$C$155]" office:value-type="float" office:value="0.00789673903364694" calcext:value-type="float">
            <text:p>7.89674E-03</text:p>
          </table:table-cell>
          <table:table-cell table:number-columns-repeated="2"/>
          <table:table-cell table:style-name="ce4" table:formula="of:=[.G15]" office:value-type="float" office:value="46" calcext:value-type="float">
            <text:p>46</text:p>
          </table:table-cell>
          <table:table-cell office:value-type="float" office:value="0.007548703" calcext:value-type="float">
            <text:p>7.54870E-03</text:p>
          </table:table-cell>
          <table:table-cell/>
          <table:table-cell table:formula="of:=100*([.D65]-[.H65])/[.D65]" office:value-type="float" office:value="4.40733867693995" calcext:value-type="float">
            <text:p>4.40733867693995</text:p>
          </table:table-cell>
          <table:table-cell table:number-columns-repeated="4"/>
        </table:table-row>
        <table:table-row table:style-name="ro1">
          <table:table-cell/>
          <table:table-cell table:formula="of:=[.B16]" office:value-type="float" office:value="50" calcext:value-type="float">
            <text:p>50</text:p>
          </table:table-cell>
          <table:table-cell office:value-type="float" office:value="0.271078" calcext:value-type="float">
            <text:p>2.71078E-01</text:p>
          </table:table-cell>
          <table:table-cell table:formula="of:=[.C66]/[.$C$155]" office:value-type="float" office:value="0.00789277922143748" calcext:value-type="float">
            <text:p>7.89278E-03</text:p>
          </table:table-cell>
          <table:table-cell table:number-columns-repeated="2"/>
          <table:table-cell table:style-name="ce4" table:formula="of:=[.G16]" office:value-type="float" office:value="50" calcext:value-type="float">
            <text:p>50</text:p>
          </table:table-cell>
          <table:table-cell office:value-type="float" office:value="0.007471066" calcext:value-type="float">
            <text:p>7.47107E-03</text:p>
          </table:table-cell>
          <table:table-cell/>
          <table:table-cell table:formula="of:=100*([.D66]-[.H66])/[.D66]" office:value-type="float" office:value="5.34302568976042" calcext:value-type="float">
            <text:p>5.34302568976042</text:p>
          </table:table-cell>
          <table:table-cell table:number-columns-repeated="4"/>
        </table:table-row>
        <table:table-row table:style-name="ro1">
          <table:table-cell/>
          <table:table-cell table:formula="of:=[.B17]" office:value-type="float" office:value="54" calcext:value-type="float">
            <text:p>54</text:p>
          </table:table-cell>
          <table:table-cell office:value-type="float" office:value="0.266671" calcext:value-type="float">
            <text:p>2.66671E-01</text:p>
          </table:table-cell>
          <table:table-cell table:formula="of:=[.C67]/[.$C$155]" office:value-type="float" office:value="0.00776446383609128" calcext:value-type="float">
            <text:p>7.76446E-03</text:p>
          </table:table-cell>
          <table:table-cell table:number-columns-repeated="2"/>
          <table:table-cell table:style-name="ce4" table:formula="of:=[.G17]" office:value-type="float" office:value="54" calcext:value-type="float">
            <text:p>54</text:p>
          </table:table-cell>
          <table:table-cell office:value-type="float" office:value="0.007386786" calcext:value-type="float">
            <text:p>7.38679E-03</text:p>
          </table:table-cell>
          <table:table-cell/>
          <table:table-cell table:formula="of:=100*([.D67]-[.H67])/[.D67]" office:value-type="float" office:value="4.86418436693256" calcext:value-type="float">
            <text:p>4.86418436693256</text:p>
          </table:table-cell>
          <table:table-cell table:number-columns-repeated="4"/>
        </table:table-row>
        <table:table-row table:style-name="ro1">
          <table:table-cell/>
          <table:table-cell table:formula="of:=[.B18]" office:value-type="float" office:value="58" calcext:value-type="float">
            <text:p>58</text:p>
          </table:table-cell>
          <table:table-cell office:value-type="float" office:value="0.263007" calcext:value-type="float">
            <text:p>2.63007E-01</text:p>
          </table:table-cell>
          <table:table-cell table:formula="of:=[.C68]/[.$C$155]" office:value-type="float" office:value="0.00765778183656588" calcext:value-type="float">
            <text:p>7.65778E-03</text:p>
          </table:table-cell>
          <table:table-cell table:number-columns-repeated="2"/>
          <table:table-cell table:style-name="ce4" table:formula="of:=[.G18]" office:value-type="float" office:value="58" calcext:value-type="float">
            <text:p>58</text:p>
          </table:table-cell>
          <table:table-cell office:value-type="float" office:value="0.007295836" calcext:value-type="float">
            <text:p>7.29584E-03</text:p>
          </table:table-cell>
          <table:table-cell/>
          <table:table-cell table:formula="of:=100*([.D68]-[.H68])/[.D68]" office:value-type="float" office:value="4.72651016039125" calcext:value-type="float">
            <text:p>4.72651016039125</text:p>
          </table:table-cell>
          <table:table-cell table:number-columns-repeated="4"/>
        </table:table-row>
        <table:table-row table:style-name="ro1">
          <table:table-cell/>
          <table:table-cell table:formula="of:=[.B19]" office:value-type="float" office:value="62" calcext:value-type="float">
            <text:p>62</text:p>
          </table:table-cell>
          <table:table-cell office:value-type="float" office:value="0.257475" calcext:value-type="float">
            <text:p>2.57475E-01</text:p>
          </table:table-cell>
          <table:table-cell table:formula="of:=[.C69]/[.$C$155]" office:value-type="float" office:value="0.00749671065169292" calcext:value-type="float">
            <text:p>7.49671E-03</text:p>
          </table:table-cell>
          <table:table-cell table:number-columns-repeated="2"/>
          <table:table-cell table:style-name="ce4" table:formula="of:=[.G19]" office:value-type="float" office:value="62" calcext:value-type="float">
            <text:p>62</text:p>
          </table:table-cell>
          <table:table-cell office:value-type="float" office:value="0.007198191" calcext:value-type="float">
            <text:p>7.19819E-03</text:p>
          </table:table-cell>
          <table:table-cell/>
          <table:table-cell table:formula="of:=100*([.D69]-[.H69])/[.D69]" office:value-type="float" office:value="3.98200845093989" calcext:value-type="float">
            <text:p>3.98200845093989</text:p>
          </table:table-cell>
          <table:table-cell table:number-columns-repeated="4"/>
        </table:table-row>
        <table:table-row table:style-name="ro1">
          <table:table-cell/>
          <table:table-cell table:formula="of:=[.B20]" office:value-type="float" office:value="66" calcext:value-type="float">
            <text:p>66</text:p>
          </table:table-cell>
          <table:table-cell office:value-type="float" office:value="0.252879" calcext:value-type="float">
            <text:p>2.52879E-01</text:p>
          </table:table-cell>
          <table:table-cell table:formula="of:=[.C70]/[.$C$155]" office:value-type="float" office:value="0.00736289229202623" calcext:value-type="float">
            <text:p>7.36289E-03</text:p>
          </table:table-cell>
          <table:table-cell table:number-columns-repeated="2"/>
          <table:table-cell table:style-name="ce4" table:formula="of:=[.G20]" office:value-type="float" office:value="66" calcext:value-type="float">
            <text:p>66</text:p>
          </table:table-cell>
          <table:table-cell office:value-type="float" office:value="0.00709383" calcext:value-type="float">
            <text:p>7.09383E-03</text:p>
          </table:table-cell>
          <table:table-cell/>
          <table:table-cell table:formula="of:=100*([.D70]-[.H70])/[.D70]" office:value-type="float" office:value="3.65430161619531" calcext:value-type="float">
            <text:p>3.65430161619531</text:p>
          </table:table-cell>
          <table:table-cell table:number-columns-repeated="4"/>
        </table:table-row>
        <table:table-row table:style-name="ro1">
          <table:table-cell/>
          <table:table-cell table:formula="of:=[.B21]" office:value-type="float" office:value="70" calcext:value-type="float">
            <text:p>70</text:p>
          </table:table-cell>
          <table:table-cell office:value-type="float" office:value="0.249297" calcext:value-type="float">
            <text:p>2.49297E-01</text:p>
          </table:table-cell>
          <table:table-cell table:formula="of:=[.C71]/[.$C$155]" office:value-type="float" office:value="0.00725859782633301" calcext:value-type="float">
            <text:p>7.25860E-03</text:p>
          </table:table-cell>
          <table:table-cell table:number-columns-repeated="2"/>
          <table:table-cell table:style-name="ce4" table:formula="of:=[.G21]" office:value-type="float" office:value="70" calcext:value-type="float">
            <text:p>70</text:p>
          </table:table-cell>
          <table:table-cell office:value-type="float" office:value="0.006982737" calcext:value-type="float">
            <text:p>6.98274E-03</text:p>
          </table:table-cell>
          <table:table-cell/>
          <table:table-cell table:formula="of:=100*([.D71]-[.H71])/[.D71]" office:value-type="float" office:value="3.80046991076193" calcext:value-type="float">
            <text:p>3.80046991076193</text:p>
          </table:table-cell>
          <table:table-cell table:number-columns-repeated="4"/>
        </table:table-row>
        <table:table-row table:style-name="ro1">
          <table:table-cell/>
          <table:table-cell table:formula="of:=[.B22]" office:value-type="float" office:value="74" calcext:value-type="float">
            <text:p>74</text:p>
          </table:table-cell>
          <table:table-cell office:value-type="float" office:value="0.245956" calcext:value-type="float">
            <text:p>2.45956E-01</text:p>
          </table:table-cell>
          <table:table-cell table:formula="of:=[.C72]/[.$C$155]" office:value-type="float" office:value="0.00716132038080507" calcext:value-type="float">
            <text:p>7.16132E-03</text:p>
          </table:table-cell>
          <table:table-cell table:number-columns-repeated="2"/>
          <table:table-cell table:style-name="ce4" table:formula="of:=[.G22]" office:value-type="float" office:value="74" calcext:value-type="float">
            <text:p>74</text:p>
          </table:table-cell>
          <table:table-cell office:value-type="float" office:value="0.006864901" calcext:value-type="float">
            <text:p>6.86490E-03</text:p>
          </table:table-cell>
          <table:table-cell/>
          <table:table-cell table:formula="of:=100*([.D72]-[.H72])/[.D72]" office:value-type="float" office:value="4.13917217835384" calcext:value-type="float">
            <text:p>4.13917217835384</text:p>
          </table:table-cell>
          <table:table-cell table:number-columns-repeated="4"/>
        </table:table-row>
        <table:table-row table:style-name="ro1">
          <table:table-cell/>
          <table:table-cell table:formula="of:=[.B23]" office:value-type="float" office:value="78" calcext:value-type="float">
            <text:p>78</text:p>
          </table:table-cell>
          <table:table-cell office:value-type="float" office:value="0.24012" calcext:value-type="float">
            <text:p>2.40120E-01</text:p>
          </table:table-cell>
          <table:table-cell table:formula="of:=[.C73]/[.$C$155]" office:value-type="float" office:value="0.00699139785099332" calcext:value-type="float">
            <text:p>6.99140E-03</text:p>
          </table:table-cell>
          <table:table-cell table:number-columns-repeated="2"/>
          <table:table-cell table:style-name="ce4" table:formula="of:=[.G23]" office:value-type="float" office:value="78" calcext:value-type="float">
            <text:p>78</text:p>
          </table:table-cell>
          <table:table-cell office:value-type="float" office:value="0.00674032" calcext:value-type="float">
            <text:p>6.74032E-03</text:p>
          </table:table-cell>
          <table:table-cell/>
          <table:table-cell table:formula="of:=100*([.D73]-[.H73])/[.D73]" office:value-type="float" office:value="3.59123963969018" calcext:value-type="float">
            <text:p>3.59123963969018</text:p>
          </table:table-cell>
          <table:table-cell table:number-columns-repeated="4"/>
        </table:table-row>
        <table:table-row table:style-name="ro1">
          <table:table-cell/>
          <table:table-cell table:formula="of:=[.B24]" office:value-type="float" office:value="82" calcext:value-type="float">
            <text:p>82</text:p>
          </table:table-cell>
          <table:table-cell office:value-type="float" office:value="0.234216" calcext:value-type="float">
            <text:p>2.34216E-01</text:p>
          </table:table-cell>
          <table:table-cell table:formula="of:=[.C74]/[.$C$155]" office:value-type="float" office:value="0.00681949541507684" calcext:value-type="float">
            <text:p>6.81950E-03</text:p>
          </table:table-cell>
          <table:table-cell table:number-columns-repeated="2"/>
          <table:table-cell table:style-name="ce4" table:formula="of:=[.G24]" office:value-type="float" office:value="82" calcext:value-type="float">
            <text:p>82</text:p>
          </table:table-cell>
          <table:table-cell office:value-type="float" office:value="0.006608996" calcext:value-type="float">
            <text:p>6.60900E-03</text:p>
          </table:table-cell>
          <table:table-cell/>
          <table:table-cell table:formula="of:=100*([.D74]-[.H74])/[.D74]" office:value-type="float" office:value="3.08673006233656" calcext:value-type="float">
            <text:p>3.08673006233656</text:p>
          </table:table-cell>
          <table:table-cell table:number-columns-repeated="4"/>
        </table:table-row>
        <table:table-row table:style-name="ro1">
          <table:table-cell/>
          <table:table-cell table:formula="of:=[.B25]" office:value-type="float" office:value="86" calcext:value-type="float">
            <text:p>86</text:p>
          </table:table-cell>
          <table:table-cell office:value-type="float" office:value="0.225945" calcext:value-type="float">
            <text:p>2.25945E-01</text:p>
          </table:table-cell>
          <table:table-cell table:formula="of:=[.C75]/[.$C$155]" office:value-type="float" office:value="0.00657867477695604" calcext:value-type="float">
            <text:p>6.57867E-03</text:p>
          </table:table-cell>
          <table:table-cell table:number-columns-repeated="2"/>
          <table:table-cell table:style-name="ce4" table:formula="of:=[.G25]" office:value-type="float" office:value="86" calcext:value-type="float">
            <text:p>86</text:p>
          </table:table-cell>
          <table:table-cell office:value-type="float" office:value="0.006470944" calcext:value-type="float">
            <text:p>6.47094E-03</text:p>
          </table:table-cell>
          <table:table-cell/>
          <table:table-cell table:formula="of:=100*([.D75]-[.H75])/[.D75]" office:value-type="float" office:value="1.63757566088244" calcext:value-type="float">
            <text:p>1.63757566088244</text:p>
          </table:table-cell>
          <table:table-cell table:number-columns-repeated="4"/>
        </table:table-row>
        <table:table-row table:style-name="ro1">
          <table:table-cell/>
          <table:table-cell table:formula="of:=[.B26]" office:value-type="float" office:value="90" calcext:value-type="float">
            <text:p>90</text:p>
          </table:table-cell>
          <table:table-cell office:value-type="float" office:value="0.219797" calcext:value-type="float">
            <text:p>2.19797E-01</text:p>
          </table:table-cell>
          <table:table-cell table:formula="of:=[.C76]/[.$C$155]" office:value-type="float" office:value="0.00639966797207554" calcext:value-type="float">
            <text:p>6.39967E-03</text:p>
          </table:table-cell>
          <table:table-cell table:number-columns-repeated="2"/>
          <table:table-cell table:style-name="ce4" table:formula="of:=[.G26]" office:value-type="float" office:value="90" calcext:value-type="float">
            <text:p>90</text:p>
          </table:table-cell>
          <table:table-cell office:value-type="float" office:value="0.006326187" calcext:value-type="float">
            <text:p>6.32619E-03</text:p>
          </table:table-cell>
          <table:table-cell/>
          <table:table-cell table:formula="of:=100*([.D76]-[.H76])/[.D76]" office:value-type="float" office:value="1.14819975655249" calcext:value-type="float">
            <text:p>1.14819975655249</text:p>
          </table:table-cell>
          <table:table-cell table:number-columns-repeated="4"/>
        </table:table-row>
        <table:table-row table:style-name="ro1">
          <table:table-cell/>
          <table:table-cell table:formula="of:=[.B27]" office:value-type="float" office:value="94" calcext:value-type="float">
            <text:p>94</text:p>
          </table:table-cell>
          <table:table-cell office:value-type="float" office:value="0.213482" calcext:value-type="float">
            <text:p>2.13482E-01</text:p>
          </table:table-cell>
          <table:table-cell table:formula="of:=[.C77]/[.$C$155]" office:value-type="float" office:value="0.00621579875073195" calcext:value-type="float">
            <text:p>6.21580E-03</text:p>
          </table:table-cell>
          <table:table-cell table:number-columns-repeated="2"/>
          <table:table-cell table:style-name="ce4" table:formula="of:=[.G27]" office:value-type="float" office:value="94" calcext:value-type="float">
            <text:p>94</text:p>
          </table:table-cell>
          <table:table-cell office:value-type="float" office:value="0.006174757" calcext:value-type="float">
            <text:p>6.17476E-03</text:p>
          </table:table-cell>
          <table:table-cell/>
          <table:table-cell table:formula="of:=100*([.D77]-[.H77])/[.D77]" office:value-type="float" office:value="0.660281202429782" calcext:value-type="float">
            <text:p>0.660281202429782</text:p>
          </table:table-cell>
          <table:table-cell table:number-columns-repeated="4"/>
        </table:table-row>
        <table:table-row table:style-name="ro1">
          <table:table-cell/>
          <table:table-cell table:formula="of:=[.B28]" office:value-type="float" office:value="98" calcext:value-type="float">
            <text:p>98</text:p>
          </table:table-cell>
          <table:table-cell office:value-type="float" office:value="0.206459" calcext:value-type="float">
            <text:p>2.06459E-01</text:p>
          </table:table-cell>
          <table:table-cell table:formula="of:=[.C78]/[.$C$155]" office:value-type="float" office:value="0.00601131521288618" calcext:value-type="float">
            <text:p>6.01132E-03</text:p>
          </table:table-cell>
          <table:table-cell table:number-columns-repeated="2"/>
          <table:table-cell table:style-name="ce4" table:formula="of:=[.G28]" office:value-type="float" office:value="98" calcext:value-type="float">
            <text:p>98</text:p>
          </table:table-cell>
          <table:table-cell office:value-type="float" office:value="0.0060167" calcext:value-type="float">
            <text:p>6.01670E-03</text:p>
          </table:table-cell>
          <table:table-cell/>
          <table:table-cell table:formula="of:=100*([.D78]-[.H78])/[.D78]" office:value-type="float" office:value="-0.0895775204447121" calcext:value-type="float">
            <text:p>-0.089577520444712</text:p>
          </table:table-cell>
          <table:table-cell table:number-columns-repeated="4"/>
        </table:table-row>
        <table:table-row table:style-name="ro1">
          <table:table-cell/>
          <table:table-cell table:formula="of:=[.B29]" office:value-type="float" office:value="102" calcext:value-type="float">
            <text:p>102</text:p>
          </table:table-cell>
          <table:table-cell office:value-type="float" office:value="0.200857" calcext:value-type="float">
            <text:p>2.00857E-01</text:p>
          </table:table-cell>
          <table:table-cell table:formula="of:=[.C79]/[.$C$155]" office:value-type="float" office:value="0.005848205889376" calcext:value-type="float">
            <text:p>5.84821E-03</text:p>
          </table:table-cell>
          <table:table-cell table:number-columns-repeated="2"/>
          <table:table-cell table:style-name="ce4" table:formula="of:=[.G29]" office:value-type="float" office:value="102" calcext:value-type="float">
            <text:p>102</text:p>
          </table:table-cell>
          <table:table-cell office:value-type="float" office:value="0.005852073" calcext:value-type="float">
            <text:p>5.85207E-03</text:p>
          </table:table-cell>
          <table:table-cell/>
          <table:table-cell table:formula="of:=100*([.D79]-[.H79])/[.D79]" office:value-type="float" office:value="-0.0661247346134955" calcext:value-type="float">
            <text:p>-0.066124734613496</text:p>
          </table:table-cell>
          <table:table-cell table:number-columns-repeated="4"/>
        </table:table-row>
        <table:table-row table:style-name="ro1">
          <table:table-cell/>
          <table:table-cell table:formula="of:=[.B30]" office:value-type="float" office:value="106" calcext:value-type="float">
            <text:p>106</text:p>
          </table:table-cell>
          <table:table-cell office:value-type="float" office:value="0.193746" calcext:value-type="float">
            <text:p>1.93746E-01</text:p>
          </table:table-cell>
          <table:table-cell table:formula="of:=[.C80]/[.$C$155]" office:value-type="float" office:value="0.00564116012010058" calcext:value-type="float">
            <text:p>5.64116E-03</text:p>
          </table:table-cell>
          <table:table-cell table:number-columns-repeated="2"/>
          <table:table-cell table:style-name="ce4" table:formula="of:=[.G30]" office:value-type="float" office:value="106" calcext:value-type="float">
            <text:p>106</text:p>
          </table:table-cell>
          <table:table-cell office:value-type="float" office:value="0.005680948" calcext:value-type="float">
            <text:p>5.68095E-03</text:p>
          </table:table-cell>
          <table:table-cell/>
          <table:table-cell table:formula="of:=100*([.D80]-[.H80])/[.D80]" office:value-type="float" office:value="-0.70531378390851" calcext:value-type="float">
            <text:p>-0.70531378390851</text:p>
          </table:table-cell>
          <table:table-cell table:number-columns-repeated="4"/>
        </table:table-row>
        <table:table-row table:style-name="ro1">
          <table:table-cell/>
          <table:table-cell table:formula="of:=[.B31]" office:value-type="float" office:value="110" calcext:value-type="float">
            <text:p>110</text:p>
          </table:table-cell>
          <table:table-cell office:value-type="float" office:value="0.18413" calcext:value-type="float">
            <text:p>1.84130E-01</text:p>
          </table:table-cell>
          <table:table-cell table:formula="of:=[.C81]/[.$C$155]" office:value-type="float" office:value="0.00536117810387889" calcext:value-type="float">
            <text:p>5.36118E-03</text:p>
          </table:table-cell>
          <table:table-cell table:number-columns-repeated="2"/>
          <table:table-cell table:style-name="ce4" table:formula="of:=[.G31]" office:value-type="float" office:value="110" calcext:value-type="float">
            <text:p>110</text:p>
          </table:table-cell>
          <table:table-cell office:value-type="float" office:value="0.005503408" calcext:value-type="float">
            <text:p>5.50341E-03</text:p>
          </table:table-cell>
          <table:table-cell/>
          <table:table-cell table:formula="of:=100*([.D81]-[.H81])/[.D81]" office:value-type="float" office:value="-2.65295972947068" calcext:value-type="float">
            <text:p>-2.65295972947068</text:p>
          </table:table-cell>
          <table:table-cell table:number-columns-repeated="4"/>
        </table:table-row>
        <table:table-row table:style-name="ro1">
          <table:table-cell/>
          <table:table-cell table:formula="of:=[.B32]" office:value-type="float" office:value="114" calcext:value-type="float">
            <text:p>114</text:p>
          </table:table-cell>
          <table:table-cell office:value-type="float" office:value="0.177255" calcext:value-type="float">
            <text:p>1.77255E-01</text:p>
          </table:table-cell>
          <table:table-cell table:formula="of:=[.C82]/[.$C$155]" office:value-type="float" office:value="0.00516100377343753" calcext:value-type="float">
            <text:p>5.16100E-03</text:p>
          </table:table-cell>
          <table:table-cell table:number-columns-repeated="2"/>
          <table:table-cell table:style-name="ce4" table:formula="of:=[.G32]" office:value-type="float" office:value="114" calcext:value-type="float">
            <text:p>114</text:p>
          </table:table-cell>
          <table:table-cell office:value-type="float" office:value="0.005319552" calcext:value-type="float">
            <text:p>5.31955E-03</text:p>
          </table:table-cell>
          <table:table-cell/>
          <table:table-cell table:formula="of:=100*([.D82]-[.H82])/[.D82]" office:value-type="float" office:value="-3.07204244605431" calcext:value-type="float">
            <text:p>-3.07204244605431</text:p>
          </table:table-cell>
          <table:table-cell table:number-columns-repeated="4"/>
        </table:table-row>
        <table:table-row table:style-name="ro1">
          <table:table-cell/>
          <table:table-cell table:formula="of:=[.B33]" office:value-type="float" office:value="118" calcext:value-type="float">
            <text:p>118</text:p>
          </table:table-cell>
          <table:table-cell office:value-type="float" office:value="0.169142" calcext:value-type="float">
            <text:p>1.69142E-01</text:p>
          </table:table-cell>
          <table:table-cell table:formula="of:=[.C83]/[.$C$155]" office:value-type="float" office:value="0.00492478350538361" calcext:value-type="float">
            <text:p>4.92478E-03</text:p>
          </table:table-cell>
          <table:table-cell table:number-columns-repeated="2"/>
          <table:table-cell table:style-name="ce4" table:formula="of:=[.G33]" office:value-type="float" office:value="118" calcext:value-type="float">
            <text:p>118</text:p>
          </table:table-cell>
          <table:table-cell office:value-type="float" office:value="0.005129495" calcext:value-type="float">
            <text:p>5.12950E-03</text:p>
          </table:table-cell>
          <table:table-cell/>
          <table:table-cell table:formula="of:=100*([.D83]-[.H83])/[.D83]" office:value-type="float" office:value="-4.15676129504188" calcext:value-type="float">
            <text:p>-4.15676129504188</text:p>
          </table:table-cell>
          <table:table-cell table:number-columns-repeated="4"/>
        </table:table-row>
        <table:table-row table:style-name="ro1">
          <table:table-cell/>
          <table:table-cell table:formula="of:=[.B34]" office:value-type="float" office:value="122" calcext:value-type="float">
            <text:p>122</text:p>
          </table:table-cell>
          <table:table-cell office:value-type="float" office:value="0.162298" calcext:value-type="float">
            <text:p>1.62298E-01</text:p>
          </table:table-cell>
          <table:table-cell table:formula="of:=[.C84]/[.$C$155]" office:value-type="float" office:value="0.00472551177919588" calcext:value-type="float">
            <text:p>4.72551E-03</text:p>
          </table:table-cell>
          <table:table-cell table:number-columns-repeated="2"/>
          <table:table-cell table:style-name="ce4" table:formula="of:=[.G34]" office:value-type="float" office:value="122" calcext:value-type="float">
            <text:p>122</text:p>
          </table:table-cell>
          <table:table-cell office:value-type="float" office:value="0.004933366" calcext:value-type="float">
            <text:p>4.93337E-03</text:p>
          </table:table-cell>
          <table:table-cell/>
          <table:table-cell table:formula="of:=100*([.D84]-[.H84])/[.D84]" office:value-type="float" office:value="-4.39855470722147" calcext:value-type="float">
            <text:p>-4.39855470722147</text:p>
          </table:table-cell>
          <table:table-cell table:number-columns-repeated="4"/>
        </table:table-row>
        <table:table-row table:style-name="ro1">
          <table:table-cell/>
          <table:table-cell table:formula="of:=[.B35]" office:value-type="float" office:value="126" calcext:value-type="float">
            <text:p>126</text:p>
          </table:table-cell>
          <table:table-cell office:value-type="float" office:value="0.154968" calcext:value-type="float">
            <text:p>1.54968E-01</text:p>
          </table:table-cell>
          <table:table-cell table:formula="of:=[.C85]/[.$C$155]" office:value-type="float" office:value="0.00451208954761258" calcext:value-type="float">
            <text:p>4.51209E-03</text:p>
          </table:table-cell>
          <table:table-cell table:number-columns-repeated="2"/>
          <table:table-cell table:style-name="ce4" table:formula="of:=[.G35]" office:value-type="float" office:value="126" calcext:value-type="float">
            <text:p>126</text:p>
          </table:table-cell>
          <table:table-cell office:value-type="float" office:value="0.004731309" calcext:value-type="float">
            <text:p>4.73131E-03</text:p>
          </table:table-cell>
          <table:table-cell/>
          <table:table-cell table:formula="of:=100*([.D85]-[.H85])/[.D85]" office:value-type="float" office:value="-4.85849072971996" calcext:value-type="float">
            <text:p>-4.85849072971996</text:p>
          </table:table-cell>
          <table:table-cell table:number-columns-repeated="4"/>
        </table:table-row>
        <table:table-row table:style-name="ro1">
          <table:table-cell/>
          <table:table-cell table:formula="of:=[.B36]" office:value-type="float" office:value="130" calcext:value-type="float">
            <text:p>130</text:p>
          </table:table-cell>
          <table:table-cell office:value-type="float" office:value="0.146292" calcext:value-type="float">
            <text:p>1.46292E-01</text:p>
          </table:table-cell>
          <table:table-cell table:formula="of:=[.C86]/[.$C$155]" office:value-type="float" office:value="0.00425947682166215" calcext:value-type="float">
            <text:p>4.25948E-03</text:p>
          </table:table-cell>
          <table:table-cell table:number-columns-repeated="2"/>
          <table:table-cell table:style-name="ce4" table:formula="of:=[.G36]" office:value-type="float" office:value="130" calcext:value-type="float">
            <text:p>130</text:p>
          </table:table-cell>
          <table:table-cell office:value-type="float" office:value="0.004523487" calcext:value-type="float">
            <text:p>4.52349E-03</text:p>
          </table:table-cell>
          <table:table-cell/>
          <table:table-cell table:formula="of:=100*([.D86]-[.H86])/[.D86]" office:value-type="float" office:value="-6.19818323685186" calcext:value-type="float">
            <text:p>-6.19818323685186</text:p>
          </table:table-cell>
          <table:table-cell table:number-columns-repeated="4"/>
        </table:table-row>
        <table:table-row table:style-name="ro1">
          <table:table-cell/>
          <table:table-cell table:formula="of:=[.B37]" office:value-type="float" office:value="134" calcext:value-type="float">
            <text:p>134</text:p>
          </table:table-cell>
          <table:table-cell office:value-type="float" office:value="0.139778" calcext:value-type="float">
            <text:p>1.39778E-01</text:p>
          </table:table-cell>
          <table:table-cell table:formula="of:=[.C87]/[.$C$155]" office:value-type="float" office:value="0.0040698134633356" calcext:value-type="float">
            <text:p>4.06981E-03</text:p>
          </table:table-cell>
          <table:table-cell table:number-columns-repeated="2"/>
          <table:table-cell table:style-name="ce4" table:formula="of:=[.G37]" office:value-type="float" office:value="134" calcext:value-type="float">
            <text:p>134</text:p>
          </table:table-cell>
          <table:table-cell office:value-type="float" office:value="0.004310077" calcext:value-type="float">
            <text:p>4.31008E-03</text:p>
          </table:table-cell>
          <table:table-cell/>
          <table:table-cell table:formula="of:=100*([.D87]-[.H87])/[.D87]" office:value-type="float" office:value="-5.90355157131655" calcext:value-type="float">
            <text:p>-5.90355157131655</text:p>
          </table:table-cell>
          <table:table-cell table:number-columns-repeated="4"/>
        </table:table-row>
        <table:table-row table:style-name="ro1">
          <table:table-cell/>
          <table:table-cell table:formula="of:=[.B38]" office:value-type="float" office:value="138" calcext:value-type="float">
            <text:p>138</text:p>
          </table:table-cell>
          <table:table-cell office:value-type="float" office:value="0.132645" calcext:value-type="float">
            <text:p>1.32645E-01</text:p>
          </table:table-cell>
          <table:table-cell table:formula="of:=[.C88]/[.$C$155]" office:value-type="float" office:value="0.00386212713620277" calcext:value-type="float">
            <text:p>3.86213E-03</text:p>
          </table:table-cell>
          <table:table-cell table:number-columns-repeated="2"/>
          <table:table-cell table:style-name="ce4" table:formula="of:=[.G38]" office:value-type="float" office:value="138" calcext:value-type="float">
            <text:p>138</text:p>
          </table:table-cell>
          <table:table-cell office:value-type="float" office:value="0.004091272" calcext:value-type="float">
            <text:p>4.09127E-03</text:p>
          </table:table-cell>
          <table:table-cell/>
          <table:table-cell table:formula="of:=100*([.D88]-[.H88])/[.D88]" office:value-type="float" office:value="-5.933125858268" calcext:value-type="float">
            <text:p>-5.933125858268</text:p>
          </table:table-cell>
          <table:table-cell table:number-columns-repeated="4"/>
        </table:table-row>
        <table:table-row table:style-name="ro1">
          <table:table-cell/>
          <table:table-cell table:formula="of:=[.B39]" office:value-type="float" office:value="142" calcext:value-type="float">
            <text:p>142</text:p>
          </table:table-cell>
          <table:table-cell office:value-type="float" office:value="0.124442" calcext:value-type="float">
            <text:p>1.24442E-01</text:p>
          </table:table-cell>
          <table:table-cell table:formula="of:=[.C89]/[.$C$155]" office:value-type="float" office:value="0.0036232864041867" calcext:value-type="float">
            <text:p>3.62329E-03</text:p>
          </table:table-cell>
          <table:table-cell table:number-columns-repeated="2"/>
          <table:table-cell table:style-name="ce4" table:formula="of:=[.G39]" office:value-type="float" office:value="142" calcext:value-type="float">
            <text:p>142</text:p>
          </table:table-cell>
          <table:table-cell office:value-type="float" office:value="0.003867283" calcext:value-type="float">
            <text:p>3.86728E-03</text:p>
          </table:table-cell>
          <table:table-cell/>
          <table:table-cell table:formula="of:=100*([.D89]-[.H89])/[.D89]" office:value-type="float" office:value="-6.73412390285686" calcext:value-type="float">
            <text:p>-6.73412390285686</text:p>
          </table:table-cell>
          <table:table-cell table:number-columns-repeated="4"/>
        </table:table-row>
        <table:table-row table:style-name="ro1">
          <table:table-cell/>
          <table:table-cell table:formula="of:=[.B40]" office:value-type="float" office:value="146" calcext:value-type="float">
            <text:p>146</text:p>
          </table:table-cell>
          <table:table-cell office:value-type="float" office:value="0.117716" calcext:value-type="float">
            <text:p>1.17716E-01</text:p>
          </table:table-cell>
          <table:table-cell table:formula="of:=[.C90]/[.$C$155]" office:value-type="float" office:value="0.003427450397416" calcext:value-type="float">
            <text:p>3.42745E-03</text:p>
          </table:table-cell>
          <table:table-cell table:number-columns-repeated="2"/>
          <table:table-cell table:style-name="ce4" table:formula="of:=[.G40]" office:value-type="float" office:value="146" calcext:value-type="float">
            <text:p>146</text:p>
          </table:table-cell>
          <table:table-cell office:value-type="float" office:value="0.003638334" calcext:value-type="float">
            <text:p>3.63833E-03</text:p>
          </table:table-cell>
          <table:table-cell/>
          <table:table-cell table:formula="of:=100*([.D90]-[.H90])/[.D90]" office:value-type="float" office:value="-6.15278350178283" calcext:value-type="float">
            <text:p>-6.15278350178283</text:p>
          </table:table-cell>
          <table:table-cell table:number-columns-repeated="4"/>
        </table:table-row>
        <table:table-row table:style-name="ro1">
          <table:table-cell/>
          <table:table-cell table:formula="of:=[.B41]" office:value-type="float" office:value="150" calcext:value-type="float">
            <text:p>150</text:p>
          </table:table-cell>
          <table:table-cell office:value-type="float" office:value="0.112064" calcext:value-type="float">
            <text:p>1.12064E-01</text:p>
          </table:table-cell>
          <table:table-cell table:formula="of:=[.C91]/[.$C$155]" office:value-type="float" office:value="0.00326288526059352" calcext:value-type="float">
            <text:p>3.26289E-03</text:p>
          </table:table-cell>
          <table:table-cell table:number-columns-repeated="2"/>
          <table:table-cell table:style-name="ce4" table:formula="of:=[.G41]" office:value-type="float" office:value="150" calcext:value-type="float">
            <text:p>150</text:p>
          </table:table-cell>
          <table:table-cell office:value-type="float" office:value="0.003404669" calcext:value-type="float">
            <text:p>3.40467E-03</text:p>
          </table:table-cell>
          <table:table-cell/>
          <table:table-cell table:formula="of:=100*([.D91]-[.H91])/[.D91]" office:value-type="float" office:value="-4.34534861273954" calcext:value-type="float">
            <text:p>-4.34534861273954</text:p>
          </table:table-cell>
          <table:table-cell table:number-columns-repeated="4"/>
        </table:table-row>
        <table:table-row table:style-name="ro1">
          <table:table-cell/>
          <table:table-cell table:formula="of:=[.B42]" office:value-type="float" office:value="154" calcext:value-type="float">
            <text:p>154</text:p>
          </table:table-cell>
          <table:table-cell office:value-type="float" office:value="0.103182" calcext:value-type="float">
            <text:p>1.03182E-01</text:p>
          </table:table-cell>
          <table:table-cell table:formula="of:=[.C92]/[.$C$155]" office:value-type="float" office:value="0.0030042745837964" calcext:value-type="float">
            <text:p>3.00427E-03</text:p>
          </table:table-cell>
          <table:table-cell table:number-columns-repeated="2"/>
          <table:table-cell table:style-name="ce4" table:formula="of:=[.G42]" office:value-type="float" office:value="154" calcext:value-type="float">
            <text:p>154</text:p>
          </table:table-cell>
          <table:table-cell office:value-type="float" office:value="0.003166542" calcext:value-type="float">
            <text:p>3.16654E-03</text:p>
          </table:table-cell>
          <table:table-cell/>
          <table:table-cell table:formula="of:=100*([.D92]-[.H92])/[.D92]" office:value-type="float" office:value="-5.40121788729922" calcext:value-type="float">
            <text:p>-5.40121788729922</text:p>
          </table:table-cell>
          <table:table-cell table:number-columns-repeated="4"/>
        </table:table-row>
        <table:table-row table:style-name="ro1">
          <table:table-cell/>
          <table:table-cell table:formula="of:=[.B43]" office:value-type="float" office:value="158" calcext:value-type="float">
            <text:p>158</text:p>
          </table:table-cell>
          <table:table-cell office:value-type="float" office:value="0.0952895" calcext:value-type="float">
            <text:p>9.52895E-02</text:p>
          </table:table-cell>
          <table:table-cell table:formula="of:=[.C93]/[.$C$155]" office:value-type="float" office:value="0.00277447445244972" calcext:value-type="float">
            <text:p>2.77447E-03</text:p>
          </table:table-cell>
          <table:table-cell table:number-columns-repeated="2"/>
          <table:table-cell table:style-name="ce4" table:formula="of:=[.G43]" office:value-type="float" office:value="158" calcext:value-type="float">
            <text:p>158</text:p>
          </table:table-cell>
          <table:table-cell office:value-type="float" office:value="0.002924228" calcext:value-type="float">
            <text:p>2.92423E-03</text:p>
          </table:table-cell>
          <table:table-cell/>
          <table:table-cell table:formula="of:=100*([.D93]-[.H93])/[.D93]" office:value-type="float" office:value="-5.39754645850317" calcext:value-type="float">
            <text:p>-5.39754645850317</text:p>
          </table:table-cell>
          <table:table-cell table:number-columns-repeated="4"/>
        </table:table-row>
        <table:table-row table:style-name="ro1">
          <table:table-cell/>
          <table:table-cell table:formula="of:=[.B44]" office:value-type="float" office:value="162" calcext:value-type="float">
            <text:p>162</text:p>
          </table:table-cell>
          <table:table-cell office:value-type="float" office:value="0.0871131" calcext:value-type="float">
            <text:p>8.71131E-02</text:p>
          </table:table-cell>
          <table:table-cell table:formula="of:=[.C94]/[.$C$155]" office:value-type="float" office:value="0.0025364082131158" calcext:value-type="float">
            <text:p>2.53641E-03</text:p>
          </table:table-cell>
          <table:table-cell table:number-columns-repeated="2"/>
          <table:table-cell table:style-name="ce4" table:formula="of:=[.G44]" office:value-type="float" office:value="162" calcext:value-type="float">
            <text:p>162</text:p>
          </table:table-cell>
          <table:table-cell office:value-type="float" office:value="0.002678011" calcext:value-type="float">
            <text:p>2.67801E-03</text:p>
          </table:table-cell>
          <table:table-cell/>
          <table:table-cell table:formula="of:=100*([.D94]-[.H94])/[.D94]" office:value-type="float" office:value="-5.58280745788352" calcext:value-type="float">
            <text:p>-5.58280745788352</text:p>
          </table:table-cell>
          <table:table-cell table:number-columns-repeated="4"/>
        </table:table-row>
        <table:table-row table:style-name="ro1">
          <table:table-cell/>
          <table:table-cell table:formula="of:=[.B45]" office:value-type="float" office:value="166" calcext:value-type="float">
            <text:p>166</text:p>
          </table:table-cell>
          <table:table-cell office:value-type="float" office:value="0.08011" calcext:value-type="float">
            <text:p>8.01100E-02</text:p>
          </table:table-cell>
          <table:table-cell table:formula="of:=[.C95]/[.$C$155]" office:value-type="float" office:value="0.00233250408896833" calcext:value-type="float">
            <text:p>2.33250E-03</text:p>
          </table:table-cell>
          <table:table-cell table:number-columns-repeated="2"/>
          <table:table-cell table:style-name="ce4" table:formula="of:=[.G45]" office:value-type="float" office:value="166" calcext:value-type="float">
            <text:p>166</text:p>
          </table:table-cell>
          <table:table-cell office:value-type="float" office:value="0.002428192" calcext:value-type="float">
            <text:p>2.42819E-03</text:p>
          </table:table-cell>
          <table:table-cell/>
          <table:table-cell table:formula="of:=100*([.D95]-[.H95])/[.D95]" office:value-type="float" office:value="-4.10236841531093" calcext:value-type="float">
            <text:p>-4.10236841531093</text:p>
          </table:table-cell>
          <table:table-cell table:number-columns-repeated="4"/>
        </table:table-row>
        <table:table-row table:style-name="ro1">
          <table:table-cell/>
          <table:table-cell table:formula="of:=[.B46]" office:value-type="float" office:value="170" calcext:value-type="float">
            <text:p>170</text:p>
          </table:table-cell>
          <table:table-cell office:value-type="float" office:value="0.0719994" calcext:value-type="float">
            <text:p>7.19994E-02</text:p>
          </table:table-cell>
          <table:table-cell table:formula="of:=[.C96]/[.$C$155]" office:value-type="float" office:value="0.00209635369995339" calcext:value-type="float">
            <text:p>2.09635E-03</text:p>
          </table:table-cell>
          <table:table-cell table:number-columns-repeated="2"/>
          <table:table-cell table:style-name="ce4" table:formula="of:=[.G46]" office:value-type="float" office:value="170" calcext:value-type="float">
            <text:p>170</text:p>
          </table:table-cell>
          <table:table-cell office:value-type="float" office:value="0.002175088" calcext:value-type="float">
            <text:p>2.17509E-03</text:p>
          </table:table-cell>
          <table:table-cell/>
          <table:table-cell table:formula="of:=100*([.D96]-[.H96])/[.D96]" office:value-type="float" office:value="-3.75577365825047" calcext:value-type="float">
            <text:p>-3.75577365825047</text:p>
          </table:table-cell>
          <table:table-cell table:number-columns-repeated="4"/>
        </table:table-row>
        <table:table-row table:style-name="ro1">
          <table:table-cell/>
          <table:table-cell table:formula="of:=[.B47]" office:value-type="float" office:value="174" calcext:value-type="float">
            <text:p>174</text:p>
          </table:table-cell>
          <table:table-cell office:value-type="float" office:value="0.0616125" calcext:value-type="float">
            <text:p>6.16125E-02</text:p>
          </table:table-cell>
          <table:table-cell table:formula="of:=[.C97]/[.$C$155]" office:value-type="float" office:value="0.00179392595408265" calcext:value-type="float">
            <text:p>1.79393E-03</text:p>
          </table:table-cell>
          <table:table-cell table:number-columns-repeated="2"/>
          <table:table-cell table:style-name="ce4" table:formula="of:=[.G47]" office:value-type="float" office:value="174" calcext:value-type="float">
            <text:p>174</text:p>
          </table:table-cell>
          <table:table-cell office:value-type="float" office:value="0.001919027" calcext:value-type="float">
            <text:p>1.91903E-03</text:p>
          </table:table-cell>
          <table:table-cell/>
          <table:table-cell table:formula="of:=100*([.D97]-[.H97])/[.D97]" office:value-type="float" office:value="-6.97359027738258" calcext:value-type="float">
            <text:p>-6.97359027738258</text:p>
          </table:table-cell>
          <table:table-cell table:number-columns-repeated="4"/>
        </table:table-row>
        <table:table-row table:style-name="ro1">
          <table:table-cell/>
          <table:table-cell table:formula="of:=[.B48]" office:value-type="float" office:value="178" calcext:value-type="float">
            <text:p>178</text:p>
          </table:table-cell>
          <table:table-cell office:value-type="float" office:value="0.052954" calcext:value-type="float">
            <text:p>5.29540E-02</text:p>
          </table:table-cell>
          <table:table-cell table:formula="of:=[.C98]/[.$C$155]" office:value-type="float" office:value="0.00154182276279152" calcext:value-type="float">
            <text:p>1.54182E-03</text:p>
          </table:table-cell>
          <table:table-cell table:number-columns-repeated="2"/>
          <table:table-cell table:style-name="ce4" table:formula="of:=[.G48]" office:value-type="float" office:value="178" calcext:value-type="float">
            <text:p>178</text:p>
          </table:table-cell>
          <table:table-cell office:value-type="float" office:value="0.00166035" calcext:value-type="float">
            <text:p>1.66035E-03</text:p>
          </table:table-cell>
          <table:table-cell/>
          <table:table-cell table:formula="of:=100*([.D98]-[.H98])/[.D98]" office:value-type="float" office:value="-7.68747485566245" calcext:value-type="float">
            <text:p>-7.68747485566245</text:p>
          </table:table-cell>
          <table:table-cell table:number-columns-repeated="4"/>
        </table:table-row>
        <table:table-row table:style-name="ro1">
          <table:table-cell/>
          <table:table-cell table:formula="of:=[.B49]" office:value-type="float" office:value="182" calcext:value-type="float">
            <text:p>182</text:p>
          </table:table-cell>
          <table:table-cell office:value-type="float" office:value="0.045426" calcext:value-type="float">
            <text:p>4.54260E-02</text:p>
          </table:table-cell>
          <table:table-cell table:formula="of:=[.C99]/[.$C$155]" office:value-type="float" office:value="0.00132263551049151" calcext:value-type="float">
            <text:p>1.32264E-03</text:p>
          </table:table-cell>
          <table:table-cell table:number-columns-repeated="2"/>
          <table:table-cell table:style-name="ce4" table:formula="of:=[.G49]" office:value-type="float" office:value="182" calcext:value-type="float">
            <text:p>182</text:p>
          </table:table-cell>
          <table:table-cell office:value-type="float" office:value="0.001399399" calcext:value-type="float">
            <text:p>1.39940E-03</text:p>
          </table:table-cell>
          <table:table-cell/>
          <table:table-cell table:formula="of:=100*([.D99]-[.H99])/[.D99]" office:value-type="float" office:value="-5.80382795559139" calcext:value-type="float">
            <text:p>-5.80382795559139</text:p>
          </table:table-cell>
          <table:table-cell table:number-columns-repeated="4"/>
        </table:table-row>
        <table:table-row table:style-name="ro1">
          <table:table-cell/>
          <table:table-cell table:formula="of:=[.B50]" office:value-type="float" office:value="186" calcext:value-type="float">
            <text:p>186</text:p>
          </table:table-cell>
          <table:table-cell office:value-type="float" office:value="0.0375615" calcext:value-type="float">
            <text:p>3.75615E-02</text:p>
          </table:table-cell>
          <table:table-cell table:formula="of:=[.C100]/[.$C$155]" office:value-type="float" office:value="0.00109365063459972" calcext:value-type="float">
            <text:p>1.09365E-03</text:p>
          </table:table-cell>
          <table:table-cell table:number-columns-repeated="2"/>
          <table:table-cell table:style-name="ce4" table:formula="of:=[.G50]" office:value-type="float" office:value="186" calcext:value-type="float">
            <text:p>186</text:p>
          </table:table-cell>
          <table:table-cell office:value-type="float" office:value="0.001136449" calcext:value-type="float">
            <text:p>1.13645E-03</text:p>
          </table:table-cell>
          <table:table-cell/>
          <table:table-cell table:formula="of:=100*([.D100]-[.H100])/[.D100]" office:value-type="float" office:value="-3.913348929381" calcext:value-type="float">
            <text:p>-3.913348929381</text:p>
          </table:table-cell>
          <table:table-cell table:number-columns-repeated="4"/>
        </table:table-row>
        <table:table-row table:style-name="ro1">
          <table:table-cell/>
          <table:table-cell table:formula="of:=[.B51]" office:value-type="float" office:value="190" calcext:value-type="float">
            <text:p>190</text:p>
          </table:table-cell>
          <table:table-cell office:value-type="float" office:value="0.0295638" calcext:value-type="float">
            <text:p>2.95638E-02</text:p>
          </table:table-cell>
          <table:table-cell table:formula="of:=[.C101]/[.$C$155]" office:value-type="float" office:value="0.000860787472043963" calcext:value-type="float">
            <text:p>8.60787E-04</text:p>
          </table:table-cell>
          <table:table-cell table:number-columns-repeated="2"/>
          <table:table-cell table:style-name="ce4" table:formula="of:=[.G51]" office:value-type="float" office:value="190" calcext:value-type="float">
            <text:p>190</text:p>
          </table:table-cell>
          <table:table-cell office:value-type="float" office:value="0.0008714889" calcext:value-type="float">
            <text:p>8.71489E-04</text:p>
          </table:table-cell>
          <table:table-cell/>
          <table:table-cell table:formula="of:=100*([.D101]-[.H101])/[.D101]" office:value-type="float" office:value="-1.24321372041192" calcext:value-type="float">
            <text:p>-1.24321372041192</text:p>
          </table:table-cell>
          <table:table-cell table:number-columns-repeated="4"/>
        </table:table-row>
        <table:table-row table:style-name="ro1">
          <table:table-cell/>
          <table:table-cell table:formula="of:=[.B52]" office:value-type="float" office:value="194" calcext:value-type="float">
            <text:p>194</text:p>
          </table:table-cell>
          <table:table-cell office:value-type="float" office:value="0.0198669" calcext:value-type="float">
            <text:p>1.98669E-02</text:p>
          </table:table-cell>
          <table:table-cell table:formula="of:=[.C102]/[.$C$155]" office:value-type="float" office:value="0.000578449949882972" calcext:value-type="float">
            <text:p>5.78450E-04</text:p>
          </table:table-cell>
          <table:table-cell table:number-columns-repeated="2"/>
          <table:table-cell table:style-name="ce4" table:formula="of:=[.G52]" office:value-type="float" office:value="194" calcext:value-type="float">
            <text:p>194</text:p>
          </table:table-cell>
          <table:table-cell office:value-type="float" office:value="0.0006034508" calcext:value-type="float">
            <text:p>6.03451E-04</text:p>
          </table:table-cell>
          <table:table-cell/>
          <table:table-cell table:formula="of:=100*([.D102]-[.H102])/[.D102]" office:value-type="float" office:value="-4.32204205775907" calcext:value-type="float">
            <text:p>-4.32204205775907</text:p>
          </table:table-cell>
          <table:table-cell table:number-columns-repeated="4"/>
        </table:table-row>
        <table:table-row table:style-name="ro1">
          <table:table-cell/>
          <table:table-cell table:formula="of:=[.B53]" office:value-type="float" office:value="198" calcext:value-type="float">
            <text:p>198</text:p>
          </table:table-cell>
          <table:table-cell office:value-type="float" office:value="0.0105075" calcext:value-type="float">
            <text:p>1.05075E-02</text:p>
          </table:table-cell>
          <table:table-cell table:formula="of:=[.C103]/[.$C$155]" office:value-type="float" office:value="0.000305939167580011" calcext:value-type="float">
            <text:p>3.05939E-04</text:p>
          </table:table-cell>
          <table:table-cell table:number-columns-repeated="2"/>
          <table:table-cell table:style-name="ce4" table:formula="of:=[.G53]" office:value-type="float" office:value="198" calcext:value-type="float">
            <text:p>198</text:p>
          </table:table-cell>
          <table:table-cell office:value-type="float" office:value="0.0003277755" calcext:value-type="float">
            <text:p>3.27776E-04</text:p>
          </table:table-cell>
          <table:table-cell/>
          <table:table-cell table:formula="of:=100*([.D103]-[.H103])/[.D103]" office:value-type="float" office:value="-7.13747526762096" calcext:value-type="float">
            <text:p>-7.13747526762096</text:p>
          </table:table-cell>
          <table:table-cell table:number-columns-repeated="4"/>
        </table:table-row>
        <table:table-row table:style-name="ro1">
          <table:table-cell/>
          <table:table-cell table:formula="of:=[.B54]" office:value-type="float" office:value="2" calcext:value-type="float">
            <text:p>2</text:p>
          </table:table-cell>
          <table:table-cell office:value-type="float" office:value="0.609623" calcext:value-type="float">
            <text:p>6.09623E-01</text:p>
          </table:table-cell>
          <table:table-cell table:formula="of:=[.C104]/[.$C$155]" office:value-type="float" office:value="0.0177499455776949" calcext:value-type="float">
            <text:p>1.77499E-02</text:p>
          </table:table-cell>
          <table:table-cell table:style-name="ce6" office:value-type="string" calcext:value-type="string">
            <text:p>Serpent_3g</text:p>
          </table:table-cell>
          <table:table-cell/>
          <table:table-cell table:style-name="ce4" table:formula="of:=[.G54]" office:value-type="float" office:value="2" calcext:value-type="float">
            <text:p>2</text:p>
          </table:table-cell>
          <table:table-cell office:value-type="float" office:value="0.01770625" calcext:value-type="float">
            <text:p>1.77063E-02</text:p>
          </table:table-cell>
          <table:table-cell table:style-name="ce1" office:value-type="string" calcext:value-type="string">
            <text:p>Almost_3g</text:p>
          </table:table-cell>
          <table:table-cell table:formula="of:=100*([.D104]-[.H104])/[.D104]" office:value-type="float" office:value="0.24617302348135" calcext:value-type="float">
            <text:p>0.24617302348135</text:p>
          </table:table-cell>
          <table:table-cell table:number-columns-repeated="4"/>
        </table:table-row>
        <table:table-row table:style-name="ro1">
          <table:table-cell/>
          <table:table-cell table:formula="of:=[.B55]" office:value-type="float" office:value="6" calcext:value-type="float">
            <text:p>6</text:p>
          </table:table-cell>
          <table:table-cell office:value-type="float" office:value="0.611471" calcext:value-type="float">
            <text:p>6.11471E-01</text:p>
          </table:table-cell>
          <table:table-cell table:formula="of:=[.C105]/[.$C$155]" office:value-type="float" office:value="0.0178037524377175" calcext:value-type="float">
            <text:p>1.78038E-02</text:p>
          </table:table-cell>
          <table:table-cell table:number-columns-repeated="2"/>
          <table:table-cell table:style-name="ce4" table:formula="of:=[.G55]" office:value-type="float" office:value="6" calcext:value-type="float">
            <text:p>6</text:p>
          </table:table-cell>
          <table:table-cell office:value-type="float" office:value="0.01769207" calcext:value-type="float">
            <text:p>1.76921E-02</text:p>
          </table:table-cell>
          <table:table-cell/>
          <table:table-cell table:formula="of:=100*([.D105]-[.H105])/[.D105]" office:value-type="float" office:value="0.627297184165157" calcext:value-type="float">
            <text:p>0.627297184165157</text:p>
          </table:table-cell>
          <table:table-cell table:number-columns-repeated="4"/>
        </table:table-row>
        <table:table-row table:style-name="ro1">
          <table:table-cell/>
          <table:table-cell table:formula="of:=[.B56]" office:value-type="float" office:value="10" calcext:value-type="float">
            <text:p>10</text:p>
          </table:table-cell>
          <table:table-cell office:value-type="float" office:value="0.613453" calcext:value-type="float">
            <text:p>6.13453E-01</text:p>
          </table:table-cell>
          <table:table-cell table:formula="of:=[.C106]/[.$C$155]" office:value-type="float" office:value="0.0178614608774171" calcext:value-type="float">
            <text:p>1.78615E-02</text:p>
          </table:table-cell>
          <table:table-cell table:number-columns-repeated="2"/>
          <table:table-cell table:style-name="ce4" table:formula="of:=[.G56]" office:value-type="float" office:value="10" calcext:value-type="float">
            <text:p>10</text:p>
          </table:table-cell>
          <table:table-cell office:value-type="float" office:value="0.01766369" calcext:value-type="float">
            <text:p>1.76637E-02</text:p>
          </table:table-cell>
          <table:table-cell/>
          <table:table-cell table:formula="of:=100*([.D106]-[.H106])/[.D106]" office:value-type="float" office:value="1.10724917057145" calcext:value-type="float">
            <text:p>1.10724917057145</text:p>
          </table:table-cell>
          <table:table-cell table:number-columns-repeated="4"/>
        </table:table-row>
        <table:table-row table:style-name="ro1">
          <table:table-cell/>
          <table:table-cell table:formula="of:=[.B57]" office:value-type="float" office:value="14" calcext:value-type="float">
            <text:p>14</text:p>
          </table:table-cell>
          <table:table-cell office:value-type="float" office:value="0.614781" calcext:value-type="float">
            <text:p>6.14781E-01</text:p>
          </table:table-cell>
          <table:table-cell table:formula="of:=[.C107]/[.$C$155]" office:value-type="float" office:value="0.0179001272789919" calcext:value-type="float">
            <text:p>1.79001E-02</text:p>
          </table:table-cell>
          <table:table-cell table:number-columns-repeated="2"/>
          <table:table-cell table:style-name="ce4" table:formula="of:=[.G57]" office:value-type="float" office:value="14" calcext:value-type="float">
            <text:p>14</text:p>
          </table:table-cell>
          <table:table-cell office:value-type="float" office:value="0.01762109" calcext:value-type="float">
            <text:p>1.76211E-02</text:p>
          </table:table-cell>
          <table:table-cell/>
          <table:table-cell table:formula="of:=100*([.D107]-[.H107])/[.D107]" office:value-type="float" office:value="1.55885639606228" calcext:value-type="float">
            <text:p>1.55885639606228</text:p>
          </table:table-cell>
          <table:table-cell table:number-columns-repeated="4"/>
        </table:table-row>
        <table:table-row table:style-name="ro1">
          <table:table-cell/>
          <table:table-cell table:formula="of:=[.B58]" office:value-type="float" office:value="18" calcext:value-type="float">
            <text:p>18</text:p>
          </table:table-cell>
          <table:table-cell office:value-type="float" office:value="0.619558" calcext:value-type="float">
            <text:p>6.19558E-01</text:p>
          </table:table-cell>
          <table:table-cell table:formula="of:=[.C108]/[.$C$155]" office:value-type="float" office:value="0.0180392156828491" calcext:value-type="float">
            <text:p>1.80392E-02</text:p>
          </table:table-cell>
          <table:table-cell table:number-columns-repeated="2"/>
          <table:table-cell table:style-name="ce4" table:formula="of:=[.G58]" office:value-type="float" office:value="18" calcext:value-type="float">
            <text:p>18</text:p>
          </table:table-cell>
          <table:table-cell office:value-type="float" office:value="0.01756426" calcext:value-type="float">
            <text:p>1.75643E-02</text:p>
          </table:table-cell>
          <table:table-cell/>
          <table:table-cell table:formula="of:=100*([.D108]-[.H108])/[.D108]" office:value-type="float" office:value="2.63290650325023" calcext:value-type="float">
            <text:p>2.63290650325023</text:p>
          </table:table-cell>
          <table:table-cell table:number-columns-repeated="4"/>
        </table:table-row>
        <table:table-row table:style-name="ro1">
          <table:table-cell/>
          <table:table-cell table:formula="of:=[.B59]" office:value-type="float" office:value="22" calcext:value-type="float">
            <text:p>22</text:p>
          </table:table-cell>
          <table:table-cell office:value-type="float" office:value="0.61897" calcext:value-type="float">
            <text:p>6.18970E-01</text:p>
          </table:table-cell>
          <table:table-cell table:formula="of:=[.C109]/[.$C$155]" office:value-type="float" office:value="0.0180220953182964" calcext:value-type="float">
            <text:p>1.80221E-02</text:p>
          </table:table-cell>
          <table:table-cell table:number-columns-repeated="2"/>
          <table:table-cell table:style-name="ce4" table:formula="of:=[.G59]" office:value-type="float" office:value="22" calcext:value-type="float">
            <text:p>22</text:p>
          </table:table-cell>
          <table:table-cell office:value-type="float" office:value="0.01749315" calcext:value-type="float">
            <text:p>1.74932E-02</text:p>
          </table:table-cell>
          <table:table-cell/>
          <table:table-cell table:formula="of:=100*([.D109]-[.H109])/[.D109]" office:value-type="float" office:value="2.9349823589015" calcext:value-type="float">
            <text:p>2.9349823589015</text:p>
          </table:table-cell>
          <table:table-cell table:number-columns-repeated="4"/>
        </table:table-row>
        <table:table-row table:style-name="ro1">
          <table:table-cell/>
          <table:table-cell table:formula="of:=[.B60]" office:value-type="float" office:value="26" calcext:value-type="float">
            <text:p>26</text:p>
          </table:table-cell>
          <table:table-cell office:value-type="float" office:value="0.620859" calcext:value-type="float">
            <text:p>6.20859E-01</text:p>
          </table:table-cell>
          <table:table-cell table:formula="of:=[.C110]/[.$C$155]" office:value-type="float" office:value="0.0180770959452351" calcext:value-type="float">
            <text:p>1.80771E-02</text:p>
          </table:table-cell>
          <table:table-cell table:number-columns-repeated="2"/>
          <table:table-cell table:style-name="ce4" table:formula="of:=[.G60]" office:value-type="float" office:value="26" calcext:value-type="float">
            <text:p>26</text:p>
          </table:table-cell>
          <table:table-cell office:value-type="float" office:value="0.01740771" calcext:value-type="float">
            <text:p>1.74077E-02</text:p>
          </table:table-cell>
          <table:table-cell/>
          <table:table-cell table:formula="of:=100*([.D110]-[.H110])/[.D110]" office:value-type="float" office:value="3.70295066897388" calcext:value-type="float">
            <text:p>3.70295066897388</text:p>
          </table:table-cell>
          <table:table-cell table:number-columns-repeated="4"/>
        </table:table-row>
        <table:table-row table:style-name="ro1">
          <table:table-cell/>
          <table:table-cell table:formula="of:=[.B61]" office:value-type="float" office:value="30" calcext:value-type="float">
            <text:p>30</text:p>
          </table:table-cell>
          <table:table-cell office:value-type="float" office:value="0.617593" calcext:value-type="float">
            <text:p>6.17593E-01</text:p>
          </table:table-cell>
          <table:table-cell table:formula="of:=[.C111]/[.$C$155]" office:value-type="float" office:value="0.0179820022196756" calcext:value-type="float">
            <text:p>1.79820E-02</text:p>
          </table:table-cell>
          <table:table-cell table:number-columns-repeated="2"/>
          <table:table-cell table:style-name="ce4" table:formula="of:=[.G61]" office:value-type="float" office:value="30" calcext:value-type="float">
            <text:p>30</text:p>
          </table:table-cell>
          <table:table-cell office:value-type="float" office:value="0.01730789" calcext:value-type="float">
            <text:p>1.73079E-02</text:p>
          </table:table-cell>
          <table:table-cell/>
          <table:table-cell table:formula="of:=100*([.D111]-[.H111])/[.D111]" office:value-type="float" office:value="3.74881624104152" calcext:value-type="float">
            <text:p>3.74881624104152</text:p>
          </table:table-cell>
          <table:table-cell table:number-columns-repeated="4"/>
        </table:table-row>
        <table:table-row table:style-name="ro1">
          <table:table-cell/>
          <table:table-cell table:formula="of:=[.B62]" office:value-type="float" office:value="34" calcext:value-type="float">
            <text:p>34</text:p>
          </table:table-cell>
          <table:table-cell office:value-type="float" office:value="0.611613" calcext:value-type="float">
            <text:p>6.11613E-01</text:p>
          </table:table-cell>
          <table:table-cell table:formula="of:=[.C112]/[.$C$155]" office:value-type="float" office:value="0.0178078869475245" calcext:value-type="float">
            <text:p>1.78079E-02</text:p>
          </table:table-cell>
          <table:table-cell table:number-columns-repeated="2"/>
          <table:table-cell table:style-name="ce4" table:formula="of:=[.G62]" office:value-type="float" office:value="34" calcext:value-type="float">
            <text:p>34</text:p>
          </table:table-cell>
          <table:table-cell office:value-type="float" office:value="0.01719363" calcext:value-type="float">
            <text:p>1.71936E-02</text:p>
          </table:table-cell>
          <table:table-cell/>
          <table:table-cell table:formula="of:=100*([.D112]-[.H112])/[.D112]" office:value-type="float" office:value="3.44935336423989" calcext:value-type="float">
            <text:p>3.44935336423989</text:p>
          </table:table-cell>
          <table:table-cell table:number-columns-repeated="4"/>
        </table:table-row>
        <table:table-row table:style-name="ro1">
          <table:table-cell/>
          <table:table-cell table:formula="of:=[.B63]" office:value-type="float" office:value="38" calcext:value-type="float">
            <text:p>38</text:p>
          </table:table-cell>
          <table:table-cell office:value-type="float" office:value="0.601905" calcext:value-type="float">
            <text:p>6.01905E-01</text:p>
          </table:table-cell>
          <table:table-cell table:formula="of:=[.C113]/[.$C$155]" office:value-type="float" office:value="0.0175252262348082" calcext:value-type="float">
            <text:p>1.75252E-02</text:p>
          </table:table-cell>
          <table:table-cell table:number-columns-repeated="2"/>
          <table:table-cell table:style-name="ce4" table:formula="of:=[.G63]" office:value-type="float" office:value="38" calcext:value-type="float">
            <text:p>38</text:p>
          </table:table-cell>
          <table:table-cell office:value-type="float" office:value="0.01706488" calcext:value-type="float">
            <text:p>1.70649E-02</text:p>
          </table:table-cell>
          <table:table-cell/>
          <table:table-cell table:formula="of:=100*([.D113]-[.H113])/[.D113]" office:value-type="float" office:value="2.62676343597679" calcext:value-type="float">
            <text:p>2.62676343597679</text:p>
          </table:table-cell>
          <table:table-cell table:number-columns-repeated="4"/>
        </table:table-row>
        <table:table-row table:style-name="ro1">
          <table:table-cell/>
          <table:table-cell table:formula="of:=[.B64]" office:value-type="float" office:value="42" calcext:value-type="float">
            <text:p>42</text:p>
          </table:table-cell>
          <table:table-cell office:value-type="float" office:value="0.596504" calcext:value-type="float">
            <text:p>5.96504E-01</text:p>
          </table:table-cell>
          <table:table-cell table:formula="of:=[.C114]/[.$C$155]" office:value-type="float" office:value="0.0173679692808134" calcext:value-type="float">
            <text:p>1.73680E-02</text:p>
          </table:table-cell>
          <table:table-cell table:number-columns-repeated="2"/>
          <table:table-cell table:style-name="ce4" table:formula="of:=[.G64]" office:value-type="float" office:value="42" calcext:value-type="float">
            <text:p>42</text:p>
          </table:table-cell>
          <table:table-cell office:value-type="float" office:value="0.01692156" calcext:value-type="float">
            <text:p>1.69216E-02</text:p>
          </table:table-cell>
          <table:table-cell/>
          <table:table-cell table:formula="of:=100*([.D114]-[.H114])/[.D114]" office:value-type="float" office:value="2.57030210956541" calcext:value-type="float">
            <text:p>2.57030210956541</text:p>
          </table:table-cell>
          <table:table-cell table:number-columns-repeated="4"/>
        </table:table-row>
        <table:table-row table:style-name="ro1">
          <table:table-cell/>
          <table:table-cell table:formula="of:=[.B65]" office:value-type="float" office:value="46" calcext:value-type="float">
            <text:p>46</text:p>
          </table:table-cell>
          <table:table-cell office:value-type="float" office:value="0.591555" calcext:value-type="float">
            <text:p>5.91555E-01</text:p>
          </table:table-cell>
          <table:table-cell table:formula="of:=[.C115]/[.$C$155]" office:value-type="float" office:value="0.0172238728791619" calcext:value-type="float">
            <text:p>1.72239E-02</text:p>
          </table:table-cell>
          <table:table-cell table:number-columns-repeated="2"/>
          <table:table-cell table:style-name="ce4" table:formula="of:=[.G65]" office:value-type="float" office:value="46" calcext:value-type="float">
            <text:p>46</text:p>
          </table:table-cell>
          <table:table-cell office:value-type="float" office:value="0.01676362" calcext:value-type="float">
            <text:p>1.67636E-02</text:p>
          </table:table-cell>
          <table:table-cell/>
          <table:table-cell table:formula="of:=100*([.D115]-[.H115])/[.D115]" office:value-type="float" office:value="2.672179958543" calcext:value-type="float">
            <text:p>2.672179958543</text:p>
          </table:table-cell>
          <table:table-cell table:number-columns-repeated="4"/>
        </table:table-row>
        <table:table-row table:style-name="ro1">
          <table:table-cell/>
          <table:table-cell table:formula="of:=[.B66]" office:value-type="float" office:value="50" calcext:value-type="float">
            <text:p>50</text:p>
          </table:table-cell>
          <table:table-cell office:value-type="float" office:value="0.587705" calcext:value-type="float">
            <text:p>5.87705E-01</text:p>
          </table:table-cell>
          <table:table-cell table:formula="of:=[.C116]/[.$C$155]" office:value-type="float" office:value="0.0171117752541147" calcext:value-type="float">
            <text:p>1.71118E-02</text:p>
          </table:table-cell>
          <table:table-cell table:number-columns-repeated="2"/>
          <table:table-cell table:style-name="ce4" table:formula="of:=[.G66]" office:value-type="float" office:value="50" calcext:value-type="float">
            <text:p>50</text:p>
          </table:table-cell>
          <table:table-cell office:value-type="float" office:value="0.01659097" calcext:value-type="float">
            <text:p>1.65910E-02</text:p>
          </table:table-cell>
          <table:table-cell/>
          <table:table-cell table:formula="of:=100*([.D116]-[.H116])/[.D116]" office:value-type="float" office:value="3.04354893855616" calcext:value-type="float">
            <text:p>3.04354893855616</text:p>
          </table:table-cell>
          <table:table-cell table:number-columns-repeated="4"/>
        </table:table-row>
        <table:table-row table:style-name="ro1">
          <table:table-cell/>
          <table:table-cell table:formula="of:=[.B67]" office:value-type="float" office:value="54" calcext:value-type="float">
            <text:p>54</text:p>
          </table:table-cell>
          <table:table-cell office:value-type="float" office:value="0.583267" calcext:value-type="float">
            <text:p>5.83267E-01</text:p>
          </table:table-cell>
          <table:table-cell table:formula="of:=[.C117]/[.$C$155]" office:value-type="float" office:value="0.0169825572645149" calcext:value-type="float">
            <text:p>1.69826E-02</text:p>
          </table:table-cell>
          <table:table-cell table:number-columns-repeated="2"/>
          <table:table-cell table:style-name="ce4" table:formula="of:=[.G67]" office:value-type="float" office:value="54" calcext:value-type="float">
            <text:p>54</text:p>
          </table:table-cell>
          <table:table-cell office:value-type="float" office:value="0.01640357" calcext:value-type="float">
            <text:p>1.64036E-02</text:p>
          </table:table-cell>
          <table:table-cell/>
          <table:table-cell table:formula="of:=100*([.D117]-[.H117])/[.D117]" office:value-type="float" office:value="3.40930553329977" calcext:value-type="float">
            <text:p>3.40930553329977</text:p>
          </table:table-cell>
          <table:table-cell table:number-columns-repeated="4"/>
        </table:table-row>
        <table:table-row table:style-name="ro1">
          <table:table-cell/>
          <table:table-cell table:formula="of:=[.B68]" office:value-type="float" office:value="58" calcext:value-type="float">
            <text:p>58</text:p>
          </table:table-cell>
          <table:table-cell office:value-type="float" office:value="0.576225" calcext:value-type="float">
            <text:p>5.76225E-01</text:p>
          </table:table-cell>
          <table:table-cell table:formula="of:=[.C118]/[.$C$155]" office:value-type="float" office:value="0.0167775205176105" calcext:value-type="float">
            <text:p>1.67775E-02</text:p>
          </table:table-cell>
          <table:table-cell table:number-columns-repeated="2"/>
          <table:table-cell table:style-name="ce4" table:formula="of:=[.G68]" office:value-type="float" office:value="58" calcext:value-type="float">
            <text:p>58</text:p>
          </table:table-cell>
          <table:table-cell office:value-type="float" office:value="0.01620135" calcext:value-type="float">
            <text:p>1.62014E-02</text:p>
          </table:table-cell>
          <table:table-cell/>
          <table:table-cell table:formula="of:=100*([.D118]-[.H118])/[.D118]" office:value-type="float" office:value="3.43418157054668" calcext:value-type="float">
            <text:p>3.43418157054668</text:p>
          </table:table-cell>
          <table:table-cell table:number-columns-repeated="4"/>
        </table:table-row>
        <table:table-row table:style-name="ro1">
          <table:table-cell/>
          <table:table-cell table:formula="of:=[.B69]" office:value-type="float" office:value="62" calcext:value-type="float">
            <text:p>62</text:p>
          </table:table-cell>
          <table:table-cell office:value-type="float" office:value="0.567498" calcext:value-type="float">
            <text:p>5.67498E-01</text:p>
          </table:table-cell>
          <table:table-cell table:formula="of:=[.C119]/[.$C$155]" office:value-type="float" office:value="0.0165234228620815" calcext:value-type="float">
            <text:p>1.65234E-02</text:p>
          </table:table-cell>
          <table:table-cell table:number-columns-repeated="2"/>
          <table:table-cell table:style-name="ce4" table:formula="of:=[.G69]" office:value-type="float" office:value="62" calcext:value-type="float">
            <text:p>62</text:p>
          </table:table-cell>
          <table:table-cell office:value-type="float" office:value="0.01598425" calcext:value-type="float">
            <text:p>1.59843E-02</text:p>
          </table:table-cell>
          <table:table-cell/>
          <table:table-cell table:formula="of:=100*([.D119]-[.H119])/[.D119]" office:value-type="float" office:value="3.2630821506045" calcext:value-type="float">
            <text:p>3.2630821506045</text:p>
          </table:table-cell>
          <table:table-cell table:number-columns-repeated="4"/>
        </table:table-row>
        <table:table-row table:style-name="ro1">
          <table:table-cell/>
          <table:table-cell table:formula="of:=[.B70]" office:value-type="float" office:value="66" calcext:value-type="float">
            <text:p>66</text:p>
          </table:table-cell>
          <table:table-cell office:value-type="float" office:value="0.553792" calcext:value-type="float">
            <text:p>5.53792E-01</text:p>
          </table:table-cell>
          <table:table-cell table:formula="of:=[.C120]/[.$C$155]" office:value-type="float" office:value="0.0161243553169136" calcext:value-type="float">
            <text:p>1.61244E-02</text:p>
          </table:table-cell>
          <table:table-cell table:number-columns-repeated="2"/>
          <table:table-cell table:style-name="ce4" table:formula="of:=[.G70]" office:value-type="float" office:value="66" calcext:value-type="float">
            <text:p>66</text:p>
          </table:table-cell>
          <table:table-cell office:value-type="float" office:value="0.01575224" calcext:value-type="float">
            <text:p>1.57522E-02</text:p>
          </table:table-cell>
          <table:table-cell/>
          <table:table-cell table:formula="of:=100*([.D120]-[.H120])/[.D120]" office:value-type="float" office:value="2.30778415384622" calcext:value-type="float">
            <text:p>2.30778415384622</text:p>
          </table:table-cell>
          <table:table-cell table:number-columns-repeated="4"/>
        </table:table-row>
        <table:table-row table:style-name="ro1">
          <table:table-cell/>
          <table:table-cell table:formula="of:=[.B71]" office:value-type="float" office:value="70" calcext:value-type="float">
            <text:p>70</text:p>
          </table:table-cell>
          <table:table-cell office:value-type="float" office:value="0.546743" calcext:value-type="float">
            <text:p>5.46743E-01</text:p>
          </table:table-cell>
          <table:table-cell table:formula="of:=[.C121]/[.$C$155]" office:value-type="float" office:value="0.0159191147561454" calcext:value-type="float">
            <text:p>1.59191E-02</text:p>
          </table:table-cell>
          <table:table-cell table:number-columns-repeated="2"/>
          <table:table-cell table:style-name="ce4" table:formula="of:=[.G71]" office:value-type="float" office:value="70" calcext:value-type="float">
            <text:p>70</text:p>
          </table:table-cell>
          <table:table-cell office:value-type="float" office:value="0.01550528" calcext:value-type="float">
            <text:p>1.55053E-02</text:p>
          </table:table-cell>
          <table:table-cell/>
          <table:table-cell table:formula="of:=100*([.D121]-[.H121])/[.D121]" office:value-type="float" office:value="2.59960910191738" calcext:value-type="float">
            <text:p>2.59960910191738</text:p>
          </table:table-cell>
          <table:table-cell table:number-columns-repeated="4"/>
        </table:table-row>
        <table:table-row table:style-name="ro1">
          <table:table-cell/>
          <table:table-cell table:formula="of:=[.B72]" office:value-type="float" office:value="74" calcext:value-type="float">
            <text:p>74</text:p>
          </table:table-cell>
          <table:table-cell office:value-type="float" office:value="0.533522" calcext:value-type="float">
            <text:p>5.33522E-01</text:p>
          </table:table-cell>
          <table:table-cell table:formula="of:=[.C122]/[.$C$155]" office:value-type="float" office:value="0.0155341686001069" calcext:value-type="float">
            <text:p>1.55342E-02</text:p>
          </table:table-cell>
          <table:table-cell table:number-columns-repeated="2"/>
          <table:table-cell table:style-name="ce4" table:formula="of:=[.G72]" office:value-type="float" office:value="74" calcext:value-type="float">
            <text:p>74</text:p>
          </table:table-cell>
          <table:table-cell office:value-type="float" office:value="0.01524335" calcext:value-type="float">
            <text:p>1.52434E-02</text:p>
          </table:table-cell>
          <table:table-cell/>
          <table:table-cell table:formula="of:=100*([.D122]-[.H122])/[.D122]" office:value-type="float" office:value="1.87212207871137" calcext:value-type="float">
            <text:p>1.87212207871137</text:p>
          </table:table-cell>
          <table:table-cell table:number-columns-repeated="4"/>
        </table:table-row>
        <table:table-row table:style-name="ro1">
          <table:table-cell/>
          <table:table-cell table:formula="of:=[.B73]" office:value-type="float" office:value="78" calcext:value-type="float">
            <text:p>78</text:p>
          </table:table-cell>
          <table:table-cell office:value-type="float" office:value="0.524136" calcext:value-type="float">
            <text:p>5.24136E-01</text:p>
          </table:table-cell>
          <table:table-cell table:formula="of:=[.C123]/[.$C$155]" office:value-type="float" office:value="0.0152608833251217" calcext:value-type="float">
            <text:p>1.52609E-02</text:p>
          </table:table-cell>
          <table:table-cell table:number-columns-repeated="2"/>
          <table:table-cell table:style-name="ce4" table:formula="of:=[.G73]" office:value-type="float" office:value="78" calcext:value-type="float">
            <text:p>78</text:p>
          </table:table-cell>
          <table:table-cell office:value-type="float" office:value="0.01496644" calcext:value-type="float">
            <text:p>1.49664E-02</text:p>
          </table:table-cell>
          <table:table-cell/>
          <table:table-cell table:formula="of:=100*([.D123]-[.H123])/[.D123]" office:value-type="float" office:value="1.92939896629081" calcext:value-type="float">
            <text:p>1.92939896629081</text:p>
          </table:table-cell>
          <table:table-cell table:number-columns-repeated="4"/>
        </table:table-row>
        <table:table-row table:style-name="ro1">
          <table:table-cell/>
          <table:table-cell table:formula="of:=[.B74]" office:value-type="float" office:value="82" calcext:value-type="float">
            <text:p>82</text:p>
          </table:table-cell>
          <table:table-cell office:value-type="float" office:value="0.512014" calcext:value-type="float">
            <text:p>5.12014E-01</text:p>
          </table:table-cell>
          <table:table-cell table:formula="of:=[.C124]/[.$C$155]" office:value-type="float" office:value="0.0149079359456875" calcext:value-type="float">
            <text:p>1.49079E-02</text:p>
          </table:table-cell>
          <table:table-cell table:number-columns-repeated="2"/>
          <table:table-cell table:style-name="ce4" table:formula="of:=[.G74]" office:value-type="float" office:value="82" calcext:value-type="float">
            <text:p>82</text:p>
          </table:table-cell>
          <table:table-cell office:value-type="float" office:value="0.01467456" calcext:value-type="float">
            <text:p>1.46746E-02</text:p>
          </table:table-cell>
          <table:table-cell/>
          <table:table-cell table:formula="of:=100*([.D124]-[.H124])/[.D124]" office:value-type="float" office:value="1.56544773560725" calcext:value-type="float">
            <text:p>1.56544773560725</text:p>
          </table:table-cell>
          <table:table-cell table:number-columns-repeated="4"/>
        </table:table-row>
        <table:table-row table:style-name="ro1">
          <table:table-cell/>
          <table:table-cell table:formula="of:=[.B75]" office:value-type="float" office:value="86" calcext:value-type="float">
            <text:p>86</text:p>
          </table:table-cell>
          <table:table-cell office:value-type="float" office:value="0.497354" calcext:value-type="float">
            <text:p>4.97354E-01</text:p>
          </table:table-cell>
          <table:table-cell table:formula="of:=[.C125]/[.$C$155]" office:value-type="float" office:value="0.014481091482521" calcext:value-type="float">
            <text:p>1.44811E-02</text:p>
          </table:table-cell>
          <table:table-cell table:number-columns-repeated="2"/>
          <table:table-cell table:style-name="ce4" table:formula="of:=[.G75]" office:value-type="float" office:value="86" calcext:value-type="float">
            <text:p>86</text:p>
          </table:table-cell>
          <table:table-cell office:value-type="float" office:value="0.01436775" calcext:value-type="float">
            <text:p>1.43678E-02</text:p>
          </table:table-cell>
          <table:table-cell/>
          <table:table-cell table:formula="of:=100*([.D125]-[.H125])/[.D125]" office:value-type="float" office:value="0.782686047234475" calcext:value-type="float">
            <text:p>0.782686047234475</text:p>
          </table:table-cell>
          <table:table-cell table:number-columns-repeated="4"/>
        </table:table-row>
        <table:table-row table:style-name="ro1">
          <table:table-cell/>
          <table:table-cell table:formula="of:=[.B76]" office:value-type="float" office:value="90" calcext:value-type="float">
            <text:p>90</text:p>
          </table:table-cell>
          <table:table-cell office:value-type="float" office:value="0.486773" calcext:value-type="float">
            <text:p>4.86773E-01</text:p>
          </table:table-cell>
          <table:table-cell table:formula="of:=[.C126]/[.$C$155]" office:value-type="float" office:value="0.0141730122693719" calcext:value-type="float">
            <text:p>1.41730E-02</text:p>
          </table:table-cell>
          <table:table-cell table:number-columns-repeated="2"/>
          <table:table-cell table:style-name="ce4" table:formula="of:=[.G76]" office:value-type="float" office:value="90" calcext:value-type="float">
            <text:p>90</text:p>
          </table:table-cell>
          <table:table-cell office:value-type="float" office:value="0.01404607" calcext:value-type="float">
            <text:p>1.40461E-02</text:p>
          </table:table-cell>
          <table:table-cell/>
          <table:table-cell table:formula="of:=100*([.D126]-[.H126])/[.D126]" office:value-type="float" office:value="0.895661888659918" calcext:value-type="float">
            <text:p>0.895661888659918</text:p>
          </table:table-cell>
          <table:table-cell table:number-columns-repeated="4"/>
        </table:table-row>
        <table:table-row table:style-name="ro1">
          <table:table-cell/>
          <table:table-cell table:formula="of:=[.B77]" office:value-type="float" office:value="94" calcext:value-type="float">
            <text:p>94</text:p>
          </table:table-cell>
          <table:table-cell office:value-type="float" office:value="0.468937" calcext:value-type="float">
            <text:p>4.68937E-01</text:p>
          </table:table-cell>
          <table:table-cell table:formula="of:=[.C127]/[.$C$155]" office:value-type="float" office:value="0.0136536945446079" calcext:value-type="float">
            <text:p>1.36537E-02</text:p>
          </table:table-cell>
          <table:table-cell table:number-columns-repeated="2"/>
          <table:table-cell table:style-name="ce4" table:formula="of:=[.G77]" office:value-type="float" office:value="94" calcext:value-type="float">
            <text:p>94</text:p>
          </table:table-cell>
          <table:table-cell office:value-type="float" office:value="0.01370957" calcext:value-type="float">
            <text:p>1.37096E-02</text:p>
          </table:table-cell>
          <table:table-cell/>
          <table:table-cell table:formula="of:=100*([.D127]-[.H127])/[.D127]" office:value-type="float" office:value="-0.40923323141242" calcext:value-type="float">
            <text:p>-0.40923323141242</text:p>
          </table:table-cell>
          <table:table-cell table:number-columns-repeated="4"/>
        </table:table-row>
        <table:table-row table:style-name="ro1">
          <table:table-cell/>
          <table:table-cell table:formula="of:=[.B78]" office:value-type="float" office:value="98" calcext:value-type="float">
            <text:p>98</text:p>
          </table:table-cell>
          <table:table-cell office:value-type="float" office:value="0.453569" calcext:value-type="float">
            <text:p>4.53569E-01</text:p>
          </table:table-cell>
          <table:table-cell table:formula="of:=[.C128]/[.$C$155]" office:value-type="float" office:value="0.0132062357649392" calcext:value-type="float">
            <text:p>1.32062E-02</text:p>
          </table:table-cell>
          <table:table-cell table:number-columns-repeated="2"/>
          <table:table-cell table:style-name="ce4" table:formula="of:=[.G78]" office:value-type="float" office:value="98" calcext:value-type="float">
            <text:p>98</text:p>
          </table:table-cell>
          <table:table-cell office:value-type="float" office:value="0.01335838" calcext:value-type="float">
            <text:p>1.33584E-02</text:p>
          </table:table-cell>
          <table:table-cell/>
          <table:table-cell table:formula="of:=100*([.D128]-[.H128])/[.D128]" office:value-type="float" office:value="-1.15206359911257" calcext:value-type="float">
            <text:p>-1.15206359911257</text:p>
          </table:table-cell>
          <table:table-cell table:number-columns-repeated="4"/>
        </table:table-row>
        <table:table-row table:style-name="ro1">
          <table:table-cell/>
          <table:table-cell table:formula="of:=[.B79]" office:value-type="float" office:value="102" calcext:value-type="float">
            <text:p>102</text:p>
          </table:table-cell>
          <table:table-cell office:value-type="float" office:value="0.439895" calcext:value-type="float">
            <text:p>4.39895E-01</text:p>
          </table:table-cell>
          <table:table-cell table:formula="of:=[.C129]/[.$C$155]" office:value-type="float" office:value="0.0128080999402911" calcext:value-type="float">
            <text:p>1.28081E-02</text:p>
          </table:table-cell>
          <table:table-cell table:number-columns-repeated="2"/>
          <table:table-cell table:style-name="ce4" table:formula="of:=[.G79]" office:value-type="float" office:value="102" calcext:value-type="float">
            <text:p>102</text:p>
          </table:table-cell>
          <table:table-cell office:value-type="float" office:value="0.01299262" calcext:value-type="float">
            <text:p>1.29926E-02</text:p>
          </table:table-cell>
          <table:table-cell/>
          <table:table-cell table:formula="of:=100*([.D129]-[.H129])/[.D129]" office:value-type="float" office:value="-1.44065131103807" calcext:value-type="float">
            <text:p>-1.44065131103807</text:p>
          </table:table-cell>
          <table:table-cell table:number-columns-repeated="4"/>
        </table:table-row>
        <table:table-row table:style-name="ro1">
          <table:table-cell/>
          <table:table-cell table:formula="of:=[.B80]" office:value-type="float" office:value="106" calcext:value-type="float">
            <text:p>106</text:p>
          </table:table-cell>
          <table:table-cell office:value-type="float" office:value="0.423592" calcext:value-type="float">
            <text:p>4.23592E-01</text:p>
          </table:table-cell>
          <table:table-cell table:formula="of:=[.C130]/[.$C$155]" office:value-type="float" office:value="0.0123334174516823" calcext:value-type="float">
            <text:p>1.23334E-02</text:p>
          </table:table-cell>
          <table:table-cell table:number-columns-repeated="2"/>
          <table:table-cell table:style-name="ce4" table:formula="of:=[.G80]" office:value-type="float" office:value="106" calcext:value-type="float">
            <text:p>106</text:p>
          </table:table-cell>
          <table:table-cell office:value-type="float" office:value="0.01261244" calcext:value-type="float">
            <text:p>1.26124E-02</text:p>
          </table:table-cell>
          <table:table-cell/>
          <table:table-cell table:formula="of:=100*([.D130]-[.H130])/[.D130]" office:value-type="float" office:value="-2.26232955635186" calcext:value-type="float">
            <text:p>-2.26232955635186</text:p>
          </table:table-cell>
          <table:table-cell table:number-columns-repeated="4"/>
        </table:table-row>
        <table:table-row table:style-name="ro1">
          <table:table-cell/>
          <table:table-cell table:formula="of:=[.B81]" office:value-type="float" office:value="110" calcext:value-type="float">
            <text:p>110</text:p>
          </table:table-cell>
          <table:table-cell office:value-type="float" office:value="0.404142" calcext:value-type="float">
            <text:p>4.04142E-01</text:p>
          </table:table-cell>
          <table:table-cell table:formula="of:=[.C131]/[.$C$155]" office:value-type="float" office:value="0.0117671060731973" calcext:value-type="float">
            <text:p>1.17671E-02</text:p>
          </table:table-cell>
          <table:table-cell table:number-columns-repeated="2"/>
          <table:table-cell table:style-name="ce4" table:formula="of:=[.G81]" office:value-type="float" office:value="110" calcext:value-type="float">
            <text:p>110</text:p>
          </table:table-cell>
          <table:table-cell office:value-type="float" office:value="0.01221804" calcext:value-type="float">
            <text:p>1.22180E-02</text:p>
          </table:table-cell>
          <table:table-cell/>
          <table:table-cell table:formula="of:=100*([.D131]-[.H131])/[.D131]" office:value-type="float" office:value="-3.83215655572098" calcext:value-type="float">
            <text:p>-3.83215655572098</text:p>
          </table:table-cell>
          <table:table-cell table:number-columns-repeated="4"/>
        </table:table-row>
        <table:table-row table:style-name="ro1">
          <table:table-cell/>
          <table:table-cell table:formula="of:=[.B82]" office:value-type="float" office:value="114" calcext:value-type="float">
            <text:p>114</text:p>
          </table:table-cell>
          <table:table-cell office:value-type="float" office:value="0.385667" calcext:value-type="float">
            <text:p>3.85667E-01</text:p>
          </table:table-cell>
          <table:table-cell table:formula="of:=[.C132]/[.$C$155]" office:value-type="float" office:value="0.0112291830543022" calcext:value-type="float">
            <text:p>1.12292E-02</text:p>
          </table:table-cell>
          <table:table-cell table:number-columns-repeated="2"/>
          <table:table-cell table:style-name="ce4" table:formula="of:=[.G82]" office:value-type="float" office:value="114" calcext:value-type="float">
            <text:p>114</text:p>
          </table:table-cell>
          <table:table-cell office:value-type="float" office:value="0.01180963" calcext:value-type="float">
            <text:p>1.18096E-02</text:p>
          </table:table-cell>
          <table:table-cell/>
          <table:table-cell table:formula="of:=100*([.D132]-[.H132])/[.D132]" office:value-type="float" office:value="-5.1690932714418" calcext:value-type="float">
            <text:p>-5.1690932714418</text:p>
          </table:table-cell>
          <table:table-cell table:number-columns-repeated="4"/>
        </table:table-row>
        <table:table-row table:style-name="ro1">
          <table:table-cell/>
          <table:table-cell table:formula="of:=[.B83]" office:value-type="float" office:value="118" calcext:value-type="float">
            <text:p>118</text:p>
          </table:table-cell>
          <table:table-cell office:value-type="float" office:value="0.372193" calcext:value-type="float">
            <text:p>3.72193E-01</text:p>
          </table:table-cell>
          <table:table-cell table:formula="of:=[.C133]/[.$C$155]" office:value-type="float" office:value="0.0108368704829034" calcext:value-type="float">
            <text:p>1.08369E-02</text:p>
          </table:table-cell>
          <table:table-cell table:number-columns-repeated="2"/>
          <table:table-cell table:style-name="ce4" table:formula="of:=[.G83]" office:value-type="float" office:value="118" calcext:value-type="float">
            <text:p>118</text:p>
          </table:table-cell>
          <table:table-cell office:value-type="float" office:value="0.01138748" calcext:value-type="float">
            <text:p>1.13875E-02</text:p>
          </table:table-cell>
          <table:table-cell/>
          <table:table-cell table:formula="of:=100*([.D133]-[.H133])/[.D133]" office:value-type="float" office:value="-5.08089044678807" calcext:value-type="float">
            <text:p>-5.08089044678807</text:p>
          </table:table-cell>
          <table:table-cell table:number-columns-repeated="4"/>
        </table:table-row>
        <table:table-row table:style-name="ro1">
          <table:table-cell/>
          <table:table-cell table:formula="of:=[.B84]" office:value-type="float" office:value="122" calcext:value-type="float">
            <text:p>122</text:p>
          </table:table-cell>
          <table:table-cell office:value-type="float" office:value="0.355417" calcext:value-type="float">
            <text:p>3.55417E-01</text:p>
          </table:table-cell>
          <table:table-cell table:formula="of:=[.C134]/[.$C$155]" office:value-type="float" office:value="0.0103484160003602" calcext:value-type="float">
            <text:p>1.03484E-02</text:p>
          </table:table-cell>
          <table:table-cell table:number-columns-repeated="2"/>
          <table:table-cell table:style-name="ce4" table:formula="of:=[.G84]" office:value-type="float" office:value="122" calcext:value-type="float">
            <text:p>122</text:p>
          </table:table-cell>
          <table:table-cell office:value-type="float" office:value="0.01095187" calcext:value-type="float">
            <text:p>1.09519E-02</text:p>
          </table:table-cell>
          <table:table-cell/>
          <table:table-cell table:formula="of:=100*([.D134]-[.H134])/[.D134]" office:value-type="float" office:value="-5.83136587878562" calcext:value-type="float">
            <text:p>-5.83136587878562</text:p>
          </table:table-cell>
          <table:table-cell table:number-columns-repeated="4"/>
        </table:table-row>
        <table:table-row table:style-name="ro1">
          <table:table-cell/>
          <table:table-cell table:formula="of:=[.B85]" office:value-type="float" office:value="126" calcext:value-type="float">
            <text:p>126</text:p>
          </table:table-cell>
          <table:table-cell office:value-type="float" office:value="0.33882" calcext:value-type="float">
            <text:p>3.38820E-01</text:p>
          </table:table-cell>
          <table:table-cell table:formula="of:=[.C135]/[.$C$155]" office:value-type="float" office:value="0.00986517332947508" calcext:value-type="float">
            <text:p>9.86517E-03</text:p>
          </table:table-cell>
          <table:table-cell table:number-columns-repeated="2"/>
          <table:table-cell table:style-name="ce4" table:formula="of:=[.G85]" office:value-type="float" office:value="126" calcext:value-type="float">
            <text:p>126</text:p>
          </table:table-cell>
          <table:table-cell office:value-type="float" office:value="0.01050312" calcext:value-type="float">
            <text:p>1.05031E-02</text:p>
          </table:table-cell>
          <table:table-cell/>
          <table:table-cell table:formula="of:=100*([.D135]-[.H135])/[.D135]" office:value-type="float" office:value="-6.46665445419866" calcext:value-type="float">
            <text:p>-6.46665445419866</text:p>
          </table:table-cell>
          <table:table-cell table:number-columns-repeated="4"/>
        </table:table-row>
        <table:table-row table:style-name="ro1">
          <table:table-cell/>
          <table:table-cell table:formula="of:=[.B86]" office:value-type="float" office:value="130" calcext:value-type="float">
            <text:p>130</text:p>
          </table:table-cell>
          <table:table-cell office:value-type="float" office:value="0.323954" calcext:value-type="float">
            <text:p>3.23954E-01</text:p>
          </table:table-cell>
          <table:table-cell table:formula="of:=[.C136]/[.$C$155]" office:value-type="float" office:value="0.00943233091546181" calcext:value-type="float">
            <text:p>9.43233E-03</text:p>
          </table:table-cell>
          <table:table-cell table:number-columns-repeated="2"/>
          <table:table-cell table:style-name="ce4" table:formula="of:=[.G86]" office:value-type="float" office:value="130" calcext:value-type="float">
            <text:p>130</text:p>
          </table:table-cell>
          <table:table-cell office:value-type="float" office:value="0.01004159" calcext:value-type="float">
            <text:p>1.00416E-02</text:p>
          </table:table-cell>
          <table:table-cell/>
          <table:table-cell table:formula="of:=100*([.D136]-[.H136])/[.D136]" office:value-type="float" office:value="-6.45926325103239" calcext:value-type="float">
            <text:p>-6.45926325103239</text:p>
          </table:table-cell>
          <table:table-cell table:number-columns-repeated="4"/>
        </table:table-row>
        <table:table-row table:style-name="ro1">
          <table:table-cell/>
          <table:table-cell table:formula="of:=[.B87]" office:value-type="float" office:value="134" calcext:value-type="float">
            <text:p>134</text:p>
          </table:table-cell>
          <table:table-cell office:value-type="float" office:value="0.306703" calcext:value-type="float">
            <text:p>3.06703E-01</text:p>
          </table:table-cell>
          <table:table-cell table:formula="of:=[.C137]/[.$C$155]" office:value-type="float" office:value="0.00893004620645179" calcext:value-type="float">
            <text:p>8.93005E-03</text:p>
          </table:table-cell>
          <table:table-cell table:number-columns-repeated="2"/>
          <table:table-cell table:style-name="ce4" table:formula="of:=[.G87]" office:value-type="float" office:value="134" calcext:value-type="float">
            <text:p>134</text:p>
          </table:table-cell>
          <table:table-cell office:value-type="float" office:value="0.009567679" calcext:value-type="float">
            <text:p>9.56768E-03</text:p>
          </table:table-cell>
          <table:table-cell/>
          <table:table-cell table:formula="of:=100*([.D137]-[.H137])/[.D137]" office:value-type="float" office:value="-7.1403078865094" calcext:value-type="float">
            <text:p>-7.1403078865094</text:p>
          </table:table-cell>
          <table:table-cell table:number-columns-repeated="4"/>
        </table:table-row>
        <table:table-row table:style-name="ro1">
          <table:table-cell/>
          <table:table-cell table:formula="of:=[.B88]" office:value-type="float" office:value="138" calcext:value-type="float">
            <text:p>138</text:p>
          </table:table-cell>
          <table:table-cell office:value-type="float" office:value="0.294017" calcext:value-type="float">
            <text:p>2.94017E-01</text:p>
          </table:table-cell>
          <table:table-cell table:formula="of:=[.C138]/[.$C$155]" office:value-type="float" office:value="0.00856067725285483" calcext:value-type="float">
            <text:p>8.56068E-03</text:p>
          </table:table-cell>
          <table:table-cell table:number-columns-repeated="2"/>
          <table:table-cell table:style-name="ce4" table:formula="of:=[.G88]" office:value-type="float" office:value="138" calcext:value-type="float">
            <text:p>138</text:p>
          </table:table-cell>
          <table:table-cell office:value-type="float" office:value="0.009081816" calcext:value-type="float">
            <text:p>9.08182E-03</text:p>
          </table:table-cell>
          <table:table-cell/>
          <table:table-cell table:formula="of:=100*([.D138]-[.H138])/[.D138]" office:value-type="float" office:value="-6.08758783624715" calcext:value-type="float">
            <text:p>-6.08758783624715</text:p>
          </table:table-cell>
          <table:table-cell table:number-columns-repeated="4"/>
        </table:table-row>
        <table:table-row table:style-name="ro1">
          <table:table-cell/>
          <table:table-cell table:formula="of:=[.B89]" office:value-type="float" office:value="142" calcext:value-type="float">
            <text:p>142</text:p>
          </table:table-cell>
          <table:table-cell office:value-type="float" office:value="0.277411" calcext:value-type="float">
            <text:p>2.77411E-01</text:p>
          </table:table-cell>
          <table:table-cell table:formula="of:=[.C139]/[.$C$155]" office:value-type="float" office:value="0.00807717253557349" calcext:value-type="float">
            <text:p>8.07717E-03</text:p>
          </table:table-cell>
          <table:table-cell table:number-columns-repeated="2"/>
          <table:table-cell table:style-name="ce4" table:formula="of:=[.G89]" office:value-type="float" office:value="142" calcext:value-type="float">
            <text:p>142</text:p>
          </table:table-cell>
          <table:table-cell office:value-type="float" office:value="0.008584466" calcext:value-type="float">
            <text:p>8.58447E-03</text:p>
          </table:table-cell>
          <table:table-cell/>
          <table:table-cell table:formula="of:=100*([.D139]-[.H139])/[.D139]" office:value-type="float" office:value="-6.2805822482098" calcext:value-type="float">
            <text:p>-6.2805822482098</text:p>
          </table:table-cell>
          <table:table-cell table:number-columns-repeated="4"/>
        </table:table-row>
        <table:table-row table:style-name="ro1">
          <table:table-cell/>
          <table:table-cell table:formula="of:=[.B90]" office:value-type="float" office:value="146" calcext:value-type="float">
            <text:p>146</text:p>
          </table:table-cell>
          <table:table-cell office:value-type="float" office:value="0.260059" calcext:value-type="float">
            <text:p>2.60059E-01</text:p>
          </table:table-cell>
          <table:table-cell table:formula="of:=[.C140]/[.$C$155]" office:value-type="float" office:value="0.00757194708367263" calcext:value-type="float">
            <text:p>7.57195E-03</text:p>
          </table:table-cell>
          <table:table-cell table:number-columns-repeated="2"/>
          <table:table-cell table:style-name="ce4" table:formula="of:=[.G90]" office:value-type="float" office:value="146" calcext:value-type="float">
            <text:p>146</text:p>
          </table:table-cell>
          <table:table-cell office:value-type="float" office:value="0.008076131" calcext:value-type="float">
            <text:p>8.07613E-03</text:p>
          </table:table-cell>
          <table:table-cell/>
          <table:table-cell table:formula="of:=100*([.D140]-[.H140])/[.D140]" office:value-type="float" office:value="-6.65857685950478" calcext:value-type="float">
            <text:p>-6.65857685950478</text:p>
          </table:table-cell>
          <table:table-cell table:number-columns-repeated="4"/>
        </table:table-row>
        <table:table-row table:style-name="ro1">
          <table:table-cell/>
          <table:table-cell table:formula="of:=[.B91]" office:value-type="float" office:value="150" calcext:value-type="float">
            <text:p>150</text:p>
          </table:table-cell>
          <table:table-cell office:value-type="float" office:value="0.243949" calcext:value-type="float">
            <text:p>2.43949E-01</text:p>
          </table:table-cell>
          <table:table-cell table:formula="of:=[.C141]/[.$C$155]" office:value-type="float" office:value="0.00710288403444931" calcext:value-type="float">
            <text:p>7.10288E-03</text:p>
          </table:table-cell>
          <table:table-cell table:number-columns-repeated="2"/>
          <table:table-cell table:style-name="ce4" table:formula="of:=[.G91]" office:value-type="float" office:value="150" calcext:value-type="float">
            <text:p>150</text:p>
          </table:table-cell>
          <table:table-cell office:value-type="float" office:value="0.007557345" calcext:value-type="float">
            <text:p>7.55735E-03</text:p>
          </table:table-cell>
          <table:table-cell/>
          <table:table-cell table:formula="of:=100*([.D141]-[.H141])/[.D141]" office:value-type="float" office:value="-6.39825968362331" calcext:value-type="float">
            <text:p>-6.39825968362331</text:p>
          </table:table-cell>
          <table:table-cell table:number-columns-repeated="4"/>
        </table:table-row>
        <table:table-row table:style-name="ro1">
          <table:table-cell/>
          <table:table-cell table:formula="of:=[.B92]" office:value-type="float" office:value="154" calcext:value-type="float">
            <text:p>154</text:p>
          </table:table-cell>
          <table:table-cell office:value-type="float" office:value="0.225018" calcext:value-type="float">
            <text:p>2.25018E-01</text:p>
          </table:table-cell>
          <table:table-cell table:formula="of:=[.C142]/[.$C$155]" office:value-type="float" office:value="0.00655168399814599" calcext:value-type="float">
            <text:p>6.55168E-03</text:p>
          </table:table-cell>
          <table:table-cell table:number-columns-repeated="2"/>
          <table:table-cell table:style-name="ce4" table:formula="of:=[.G92]" office:value-type="float" office:value="154" calcext:value-type="float">
            <text:p>154</text:p>
          </table:table-cell>
          <table:table-cell office:value-type="float" office:value="0.007028678" calcext:value-type="float">
            <text:p>7.02868E-03</text:p>
          </table:table-cell>
          <table:table-cell/>
          <table:table-cell table:formula="of:=100*([.D142]-[.H142])/[.D142]" office:value-type="float" office:value="-7.28047936971614" calcext:value-type="float">
            <text:p>-7.28047936971614</text:p>
          </table:table-cell>
          <table:table-cell table:number-columns-repeated="4"/>
        </table:table-row>
        <table:table-row table:style-name="ro1">
          <table:table-cell/>
          <table:table-cell table:formula="of:=[.B93]" office:value-type="float" office:value="158" calcext:value-type="float">
            <text:p>158</text:p>
          </table:table-cell>
          <table:table-cell office:value-type="float" office:value="0.208644" calcext:value-type="float">
            <text:p>2.08644E-01</text:p>
          </table:table-cell>
          <table:table-cell table:formula="of:=[.C143]/[.$C$155]" office:value-type="float" office:value="0.00607493425463373" calcext:value-type="float">
            <text:p>6.07493E-03</text:p>
          </table:table-cell>
          <table:table-cell table:number-columns-repeated="2"/>
          <table:table-cell table:style-name="ce4" table:formula="of:=[.G93]" office:value-type="float" office:value="158" calcext:value-type="float">
            <text:p>158</text:p>
          </table:table-cell>
          <table:table-cell office:value-type="float" office:value="0.006490729" calcext:value-type="float">
            <text:p>6.49073E-03</text:p>
          </table:table-cell>
          <table:table-cell/>
          <table:table-cell table:formula="of:=100*([.D143]-[.H143])/[.D143]" office:value-type="float" office:value="-6.84443202079304" calcext:value-type="float">
            <text:p>-6.84443202079304</text:p>
          </table:table-cell>
          <table:table-cell table:number-columns-repeated="4"/>
        </table:table-row>
        <table:table-row table:style-name="ro1">
          <table:table-cell/>
          <table:table-cell table:formula="of:=[.B94]" office:value-type="float" office:value="162" calcext:value-type="float">
            <text:p>162</text:p>
          </table:table-cell>
          <table:table-cell office:value-type="float" office:value="0.190503" calcext:value-type="float">
            <text:p>1.90503E-01</text:p>
          </table:table-cell>
          <table:table-cell table:formula="of:=[.C144]/[.$C$155]" office:value-type="float" office:value="0.00554673606866475" calcext:value-type="float">
            <text:p>5.54674E-03</text:p>
          </table:table-cell>
          <table:table-cell table:number-columns-repeated="2"/>
          <table:table-cell table:style-name="ce4" table:formula="of:=[.G94]" office:value-type="float" office:value="162" calcext:value-type="float">
            <text:p>162</text:p>
          </table:table-cell>
          <table:table-cell office:value-type="float" office:value="0.005944125" calcext:value-type="float">
            <text:p>5.94413E-03</text:p>
          </table:table-cell>
          <table:table-cell/>
          <table:table-cell table:formula="of:=100*([.D144]-[.H144])/[.D144]" office:value-type="float" office:value="-7.16437426291516" calcext:value-type="float">
            <text:p>-7.16437426291516</text:p>
          </table:table-cell>
          <table:table-cell table:number-columns-repeated="4"/>
        </table:table-row>
        <table:table-row table:style-name="ro1">
          <table:table-cell/>
          <table:table-cell table:formula="of:=[.B95]" office:value-type="float" office:value="166" calcext:value-type="float">
            <text:p>166</text:p>
          </table:table-cell>
          <table:table-cell office:value-type="float" office:value="0.173515" calcext:value-type="float">
            <text:p>1.73515E-01</text:p>
          </table:table-cell>
          <table:table-cell table:formula="of:=[.C145]/[.$C$155]" office:value-type="float" office:value="0.00505210893767744" calcext:value-type="float">
            <text:p>5.05211E-03</text:p>
          </table:table-cell>
          <table:table-cell table:number-columns-repeated="2"/>
          <table:table-cell table:style-name="ce4" table:formula="of:=[.G95]" office:value-type="float" office:value="166" calcext:value-type="float">
            <text:p>166</text:p>
          </table:table-cell>
          <table:table-cell office:value-type="float" office:value="0.005389509" calcext:value-type="float">
            <text:p>5.38951E-03</text:p>
          </table:table-cell>
          <table:table-cell/>
          <table:table-cell table:formula="of:=100*([.D145]-[.H145])/[.D145]" office:value-type="float" office:value="-6.67840037664896" calcext:value-type="float">
            <text:p>-6.67840037664896</text:p>
          </table:table-cell>
          <table:table-cell table:number-columns-repeated="4"/>
        </table:table-row>
        <table:table-row table:style-name="ro1">
          <table:table-cell/>
          <table:table-cell table:formula="of:=[.B96]" office:value-type="float" office:value="170" calcext:value-type="float">
            <text:p>170</text:p>
          </table:table-cell>
          <table:table-cell office:value-type="float" office:value="0.155894" calcext:value-type="float">
            <text:p>1.55894E-01</text:p>
          </table:table-cell>
          <table:table-cell table:formula="of:=[.C146]/[.$C$155]" office:value-type="float" office:value="0.00453905121015639" calcext:value-type="float">
            <text:p>4.53905E-03</text:p>
          </table:table-cell>
          <table:table-cell table:number-columns-repeated="2"/>
          <table:table-cell table:style-name="ce4" table:formula="of:=[.G96]" office:value-type="float" office:value="170" calcext:value-type="float">
            <text:p>170</text:p>
          </table:table-cell>
          <table:table-cell office:value-type="float" office:value="0.004827519" calcext:value-type="float">
            <text:p>4.82752E-03</text:p>
          </table:table-cell>
          <table:table-cell/>
          <table:table-cell table:formula="of:=100*([.D146]-[.H146])/[.D146]" office:value-type="float" office:value="-6.35524422368593" calcext:value-type="float">
            <text:p>-6.35524422368593</text:p>
          </table:table-cell>
          <table:table-cell table:number-columns-repeated="4"/>
        </table:table-row>
        <table:table-row table:style-name="ro1">
          <table:table-cell/>
          <table:table-cell table:formula="of:=[.B97]" office:value-type="float" office:value="174" calcext:value-type="float">
            <text:p>174</text:p>
          </table:table-cell>
          <table:table-cell office:value-type="float" office:value="0.138213" calcext:value-type="float">
            <text:p>1.38213E-01</text:p>
          </table:table-cell>
          <table:table-cell table:formula="of:=[.C147]/[.$C$155]" office:value-type="float" office:value="0.00402424650666058" calcext:value-type="float">
            <text:p>4.02425E-03</text:p>
          </table:table-cell>
          <table:table-cell table:number-columns-repeated="2"/>
          <table:table-cell table:style-name="ce4" table:formula="of:=[.G97]" office:value-type="float" office:value="174" calcext:value-type="float">
            <text:p>174</text:p>
          </table:table-cell>
          <table:table-cell office:value-type="float" office:value="0.004258728" calcext:value-type="float">
            <text:p>4.25873E-03</text:p>
          </table:table-cell>
          <table:table-cell/>
          <table:table-cell table:formula="of:=100*([.D147]-[.H147])/[.D147]" office:value-type="float" office:value="-5.826717944622" calcext:value-type="float">
            <text:p>-5.826717944622</text:p>
          </table:table-cell>
          <table:table-cell table:number-columns-repeated="4"/>
        </table:table-row>
        <table:table-row table:style-name="ro1">
          <table:table-cell/>
          <table:table-cell table:formula="of:=[.B98]" office:value-type="float" office:value="178" calcext:value-type="float">
            <text:p>178</text:p>
          </table:table-cell>
          <table:table-cell office:value-type="float" office:value="0.116724" calcext:value-type="float">
            <text:p>1.16724E-01</text:p>
          </table:table-cell>
          <table:table-cell table:formula="of:=[.C148]/[.$C$155]" office:value-type="float" office:value="0.00339856706129995" calcext:value-type="float">
            <text:p>3.39857E-03</text:p>
          </table:table-cell>
          <table:table-cell table:number-columns-repeated="2"/>
          <table:table-cell table:style-name="ce4" table:formula="of:=[.G98]" office:value-type="float" office:value="178" calcext:value-type="float">
            <text:p>178</text:p>
          </table:table-cell>
          <table:table-cell office:value-type="float" office:value="0.003683496" calcext:value-type="float">
            <text:p>3.68350E-03</text:p>
          </table:table-cell>
          <table:table-cell/>
          <table:table-cell table:formula="of:=100*([.D148]-[.H148])/[.D148]" office:value-type="float" office:value="-8.38379627533565" calcext:value-type="float">
            <text:p>-8.38379627533565</text:p>
          </table:table-cell>
          <table:table-cell table:number-columns-repeated="4"/>
        </table:table-row>
        <table:table-row table:style-name="ro1">
          <table:table-cell/>
          <table:table-cell table:formula="of:=[.B99]" office:value-type="float" office:value="182" calcext:value-type="float">
            <text:p>182</text:p>
          </table:table-cell>
          <table:table-cell office:value-type="float" office:value="0.100134" calcext:value-type="float">
            <text:p>1.00134E-01</text:p>
          </table:table-cell>
          <table:table-cell table:formula="of:=[.C149]/[.$C$155]" office:value-type="float" office:value="0.00291552820427855" calcext:value-type="float">
            <text:p>2.91553E-03</text:p>
          </table:table-cell>
          <table:table-cell table:number-columns-repeated="2"/>
          <table:table-cell table:style-name="ce4" table:formula="of:=[.G99]" office:value-type="float" office:value="182" calcext:value-type="float">
            <text:p>182</text:p>
          </table:table-cell>
          <table:table-cell office:value-type="float" office:value="0.003101601" calcext:value-type="float">
            <text:p>3.10160E-03</text:p>
          </table:table-cell>
          <table:table-cell/>
          <table:table-cell table:formula="of:=100*([.D149]-[.H149])/[.D149]" office:value-type="float" office:value="-6.38212984694813" calcext:value-type="float">
            <text:p>-6.38212984694813</text:p>
          </table:table-cell>
          <table:table-cell table:number-columns-repeated="4"/>
        </table:table-row>
        <table:table-row table:style-name="ro1">
          <table:table-cell/>
          <table:table-cell table:formula="of:=[.B100]" office:value-type="float" office:value="186" calcext:value-type="float">
            <text:p>186</text:p>
          </table:table-cell>
          <table:table-cell office:value-type="float" office:value="0.0820561" calcext:value-type="float">
            <text:p>8.20561E-02</text:p>
          </table:table-cell>
          <table:table-cell table:formula="of:=[.C150]/[.$C$155]" office:value-type="float" office:value="0.0023891672547097" calcext:value-type="float">
            <text:p>2.38917E-03</text:p>
          </table:table-cell>
          <table:table-cell table:number-columns-repeated="2"/>
          <table:table-cell table:style-name="ce4" table:formula="of:=[.G100]" office:value-type="float" office:value="186" calcext:value-type="float">
            <text:p>186</text:p>
          </table:table-cell>
          <table:table-cell office:value-type="float" office:value="0.002511324" calcext:value-type="float">
            <text:p>2.51132E-03</text:p>
          </table:table-cell>
          <table:table-cell/>
          <table:table-cell table:formula="of:=100*([.D150]-[.H150])/[.D150]" office:value-type="float" office:value="-5.11294238816881" calcext:value-type="float">
            <text:p>-5.11294238816881</text:p>
          </table:table-cell>
          <table:table-cell table:number-columns-repeated="4"/>
        </table:table-row>
        <table:table-row table:style-name="ro1">
          <table:table-cell/>
          <table:table-cell table:formula="of:=[.B101]" office:value-type="float" office:value="190" calcext:value-type="float">
            <text:p>190</text:p>
          </table:table-cell>
          <table:table-cell office:value-type="float" office:value="0.0634722" calcext:value-type="float">
            <text:p>6.34722E-02</text:p>
          </table:table-cell>
          <table:table-cell table:formula="of:=[.C151]/[.$C$155]" office:value-type="float" office:value="0.00184807347442037" calcext:value-type="float">
            <text:p>1.84807E-03</text:p>
          </table:table-cell>
          <table:table-cell table:number-columns-repeated="2"/>
          <table:table-cell table:style-name="ce4" table:formula="of:=[.G101]" office:value-type="float" office:value="190" calcext:value-type="float">
            <text:p>190</text:p>
          </table:table-cell>
          <table:table-cell office:value-type="float" office:value="0.001907285" calcext:value-type="float">
            <text:p>1.90729E-03</text:p>
          </table:table-cell>
          <table:table-cell/>
          <table:table-cell table:formula="of:=100*([.D151]-[.H151])/[.D151]" office:value-type="float" office:value="-3.20395949615619" calcext:value-type="float">
            <text:p>-3.20395949615619</text:p>
          </table:table-cell>
          <table:table-cell table:number-columns-repeated="4"/>
        </table:table-row>
        <table:table-row table:style-name="ro1">
          <table:table-cell/>
          <table:table-cell table:formula="of:=[.B102]" office:value-type="float" office:value="194" calcext:value-type="float">
            <text:p>194</text:p>
          </table:table-cell>
          <table:table-cell office:value-type="float" office:value="0.0424264" calcext:value-type="float">
            <text:p>4.24264E-02</text:p>
          </table:table-cell>
          <table:table-cell table:formula="of:=[.C152]/[.$C$155]" office:value-type="float" office:value="0.00123529835825997" calcext:value-type="float">
            <text:p>1.23530E-03</text:p>
          </table:table-cell>
          <table:table-cell table:number-columns-repeated="2"/>
          <table:table-cell table:style-name="ce4" table:formula="of:=[.G102]" office:value-type="float" office:value="194" calcext:value-type="float">
            <text:p>194</text:p>
          </table:table-cell>
          <table:table-cell office:value-type="float" office:value="0.001275464" calcext:value-type="float">
            <text:p>1.27546E-03</text:p>
          </table:table-cell>
          <table:table-cell/>
          <table:table-cell table:formula="of:=100*([.D152]-[.H152])/[.D152]" office:value-type="float" office:value="-3.25149316935964" calcext:value-type="float">
            <text:p>-3.25149316935964</text:p>
          </table:table-cell>
          <table:table-cell table:number-columns-repeated="4"/>
        </table:table-row>
        <table:table-row table:style-name="ro1">
          <table:table-cell/>
          <table:table-cell table:formula="of:=[.B103]" office:value-type="float" office:value="198" calcext:value-type="float">
            <text:p>198</text:p>
          </table:table-cell>
          <table:table-cell office:value-type="float" office:value="0.0183631" calcext:value-type="float">
            <text:p>1.83631E-02</text:p>
          </table:table-cell>
          <table:table-cell table:formula="of:=[.C153]/[.$C$155]" office:value-type="float" office:value="0.000534664908702213" calcext:value-type="float">
            <text:p>5.34665E-04</text:p>
          </table:table-cell>
          <table:table-cell table:number-columns-repeated="2"/>
          <table:table-cell table:style-name="ce4" table:formula="of:=[.G103]" office:value-type="float" office:value="198" calcext:value-type="float">
            <text:p>198</text:p>
          </table:table-cell>
          <table:table-cell office:value-type="float" office:value="0.0005823668" calcext:value-type="float">
            <text:p>5.82367E-04</text:p>
          </table:table-cell>
          <table:table-cell/>
          <table:table-cell table:formula="of:=100*([.D153]-[.H153])/[.D153]" office:value-type="float" office:value="-8.92182945268902" calcext:value-type="float">
            <text:p>-8.92182945268902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formula="of:=SUM([.C4:.C153])" office:value-type="float" office:value="34.34506305" calcext:value-type="float">
            <text:p>3.43451E+01</text:p>
          </table:table-cell>
          <table:table-cell table:number-columns-repeated="11"/>
        </table:table-row>
        <table:table-row table:style-name="ro1" table:number-rows-repeated="1048420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diff8" table:style-name="ta1">
        <table:shapes>
          <draw:frame draw:z-index="0" draw:style-name="gr1" draw:text-style-name="P1" svg:width="23.073cm" svg:height="13.739cm" svg:x="24.56cm" svg:y="0c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4"/>
        <table:table-column table:style-name="co1" table:number-columns-repeated="2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5" office:value-type="string" calcext:value-type="string">
            <text:p>X</text:p>
          </table:table-cell>
          <table:table-cell/>
          <table:table-cell table:style-name="Default"/>
          <table:table-cell table:number-columns-repeated="2"/>
          <table:table-cell table:style-name="ce5" office:value-type="string" calcext:value-type="string">
            <text:p>X</text:p>
          </table:table-cell>
          <table:table-cell table:style-name="Default"/>
          <table:table-cell/>
          <table:table-cell office:value-type="string" calcext:value-type="string">
            <text:p>Rel Error 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154241" calcext:value-type="float">
            <text:p>1.54241E-01</text:p>
          </table:table-cell>
          <table:table-cell table:formula="of:=[.C4]/[.$C$205]" office:value-type="float" office:value="0.00446918950531326" calcext:value-type="float">
            <text:p>4.46919E-03</text:p>
          </table:table-cell>
          <table:table-cell table:style-name="ce6" office:value-type="string" calcext:value-type="string">
            <text:p>Serpent_1g</text:p>
          </table:table-cell>
          <table:table-cell table:style-name="ce3" office:value-type="float" office:value="0.02" calcext:value-type="float">
            <text:p>2.00E-02</text:p>
          </table:table-cell>
          <table:table-cell table:style-name="ce4" table:formula="of:=[.F4]*100" office:value-type="float" office:value="2" calcext:value-type="float">
            <text:p>2</text:p>
          </table:table-cell>
          <table:table-cell office:value-type="float" office:value="0.004435527" calcext:value-type="float">
            <text:p>4.43553E-03</text:p>
          </table:table-cell>
          <table:table-cell table:style-name="ce1" office:value-type="string" calcext:value-type="string">
            <text:p>Almost_1g</text:p>
          </table:table-cell>
          <table:table-cell table:formula="of:=100*([.D4]-[.H4])/[.D4]" office:value-type="float" office:value="0.753212753078289" calcext:value-type="float">
            <text:p>0.7532127530782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151558" calcext:value-type="float">
            <text:p>1.51558E-01</text:p>
          </table:table-cell>
          <table:table-cell table:formula="of:=[.C5]/[.$C$205]" office:value-type="float" office:value="0.00439144859697659" calcext:value-type="float">
            <text:p>4.39145E-03</text:p>
          </table:table-cell>
          <table:table-cell/>
          <table:table-cell table:style-name="ce3" office:value-type="float" office:value="0.06" calcext:value-type="float">
            <text:p>6.00E-02</text:p>
          </table:table-cell>
          <table:table-cell table:style-name="ce4" table:formula="of:=[.F5]*100" office:value-type="float" office:value="6" calcext:value-type="float">
            <text:p>6</text:p>
          </table:table-cell>
          <table:table-cell office:value-type="float" office:value="0.004431979" calcext:value-type="float">
            <text:p>4.43198E-03</text:p>
          </table:table-cell>
          <table:table-cell/>
          <table:table-cell table:formula="of:=100*([.D5]-[.H5])/[.D5]" office:value-type="float" office:value="-0.922939256338144" calcext:value-type="float">
            <text:p>-0.9229392563381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15225" calcext:value-type="float">
            <text:p>1.52250E-01</text:p>
          </table:table-cell>
          <table:table-cell table:formula="of:=[.C6]/[.$C$205]" office:value-type="float" office:value="0.00441149955059902" calcext:value-type="float">
            <text:p>4.41150E-03</text:p>
          </table:table-cell>
          <table:table-cell/>
          <table:table-cell table:style-name="ce3" office:value-type="float" office:value="0.1" calcext:value-type="float">
            <text:p>1.00E-01</text:p>
          </table:table-cell>
          <table:table-cell table:style-name="ce4" table:formula="of:=[.F6]*100" office:value-type="float" office:value="10" calcext:value-type="float">
            <text:p>10</text:p>
          </table:table-cell>
          <table:table-cell office:value-type="float" office:value="0.004424879" calcext:value-type="float">
            <text:p>4.42488E-03</text:p>
          </table:table-cell>
          <table:table-cell/>
          <table:table-cell table:formula="of:=100*([.D6]-[.H6])/[.D6]" office:value-type="float" office:value="-0.3032857477944" calcext:value-type="float">
            <text:p>-0.30328574779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151686" calcext:value-type="float">
            <text:p>1.51686E-01</text:p>
          </table:table-cell>
          <table:table-cell table:formula="of:=[.C7]/[.$C$205]" office:value-type="float" office:value="0.00439515744388941" calcext:value-type="float">
            <text:p>4.39516E-03</text:p>
          </table:table-cell>
          <table:table-cell/>
          <table:table-cell table:style-name="ce3" office:value-type="float" office:value="0.14" calcext:value-type="float">
            <text:p>1.40E-01</text:p>
          </table:table-cell>
          <table:table-cell table:style-name="ce4" table:formula="of:=[.F7]*100" office:value-type="float" office:value="14" calcext:value-type="float">
            <text:p>14</text:p>
          </table:table-cell>
          <table:table-cell office:value-type="float" office:value="0.004414224" calcext:value-type="float">
            <text:p>4.41422E-03</text:p>
          </table:table-cell>
          <table:table-cell/>
          <table:table-cell table:formula="of:=100*([.D7]-[.H7])/[.D7]" office:value-type="float" office:value="-0.433808261797265" calcext:value-type="float">
            <text:p>-0.4338082617972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150035" calcext:value-type="float">
            <text:p>1.50035E-01</text:p>
          </table:table-cell>
          <table:table-cell table:formula="of:=[.C8]/[.$C$205]" office:value-type="float" office:value="0.00434731911378735" calcext:value-type="float">
            <text:p>4.34732E-03</text:p>
          </table:table-cell>
          <table:table-cell/>
          <table:table-cell table:style-name="ce3" office:value-type="float" office:value="0.18" calcext:value-type="float">
            <text:p>1.80E-01</text:p>
          </table:table-cell>
          <table:table-cell table:style-name="ce4" table:formula="of:=[.F8]*100" office:value-type="float" office:value="18" calcext:value-type="float">
            <text:p>18</text:p>
          </table:table-cell>
          <table:table-cell office:value-type="float" office:value="0.004400006" calcext:value-type="float">
            <text:p>4.40001E-03</text:p>
          </table:table-cell>
          <table:table-cell/>
          <table:table-cell table:formula="of:=100*([.D8]-[.H8])/[.D8]" office:value-type="float" office:value="-1.21193969970038" calcext:value-type="float">
            <text:p>-1.211939699700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149698" calcext:value-type="float">
            <text:p>1.49698E-01</text:p>
          </table:table-cell>
          <table:table-cell table:formula="of:=[.C9]/[.$C$205]" office:value-type="float" office:value="0.00433755441527469" calcext:value-type="float">
            <text:p>4.33755E-03</text:p>
          </table:table-cell>
          <table:table-cell/>
          <table:table-cell table:style-name="ce3" office:value-type="float" office:value="0.22" calcext:value-type="float">
            <text:p>2.20E-01</text:p>
          </table:table-cell>
          <table:table-cell table:style-name="ce4" table:formula="of:=[.F9]*100" office:value-type="float" office:value="22" calcext:value-type="float">
            <text:p>22</text:p>
          </table:table-cell>
          <table:table-cell office:value-type="float" office:value="0.004382215" calcext:value-type="float">
            <text:p>4.38222E-03</text:p>
          </table:table-cell>
          <table:table-cell/>
          <table:table-cell table:formula="of:=100*([.D9]-[.H9])/[.D9]" office:value-type="float" office:value="-1.02962592395464" calcext:value-type="float">
            <text:p>-1.029625923954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148108" calcext:value-type="float">
            <text:p>1.48108E-01</text:p>
          </table:table-cell>
          <table:table-cell table:formula="of:=[.C10]/[.$C$205]" office:value-type="float" office:value="0.00429148358252952" calcext:value-type="float">
            <text:p>4.29148E-03</text:p>
          </table:table-cell>
          <table:table-cell/>
          <table:table-cell table:style-name="ce3" office:value-type="float" office:value="0.26" calcext:value-type="float">
            <text:p>2.60E-01</text:p>
          </table:table-cell>
          <table:table-cell table:style-name="ce4" table:formula="of:=[.F10]*100" office:value-type="float" office:value="26" calcext:value-type="float">
            <text:p>26</text:p>
          </table:table-cell>
          <table:table-cell office:value-type="float" office:value="0.00436084" calcext:value-type="float">
            <text:p>4.36084E-03</text:p>
          </table:table-cell>
          <table:table-cell/>
          <table:table-cell table:formula="of:=100*([.D10]-[.H10])/[.D10]" office:value-type="float" office:value="-1.61614080857322" calcext:value-type="float">
            <text:p>-1.616140808573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146965" calcext:value-type="float">
            <text:p>1.46965E-01</text:p>
          </table:table-cell>
          <table:table-cell table:formula="of:=[.C11]/[.$C$205]" office:value-type="float" office:value="0.00425836473861271" calcext:value-type="float">
            <text:p>4.25836E-03</text:p>
          </table:table-cell>
          <table:table-cell/>
          <table:table-cell table:style-name="ce3" office:value-type="float" office:value="0.3" calcext:value-type="float">
            <text:p>3.00E-01</text:p>
          </table:table-cell>
          <table:table-cell table:style-name="ce4" table:formula="of:=[.F11]*100" office:value-type="float" office:value="30" calcext:value-type="float">
            <text:p>30</text:p>
          </table:table-cell>
          <table:table-cell office:value-type="float" office:value="0.004335868" calcext:value-type="float">
            <text:p>4.33587E-03</text:p>
          </table:table-cell>
          <table:table-cell/>
          <table:table-cell table:formula="of:=100*([.D11]-[.H11])/[.D11]" office:value-type="float" office:value="-1.82002402670048" calcext:value-type="float">
            <text:p>-1.820024026700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0.146568" calcext:value-type="float">
            <text:p>1.46568E-01</text:p>
          </table:table-cell>
          <table:table-cell table:formula="of:=[.C12]/[.$C$205]" office:value-type="float" office:value="0.00424686151810967" calcext:value-type="float">
            <text:p>4.24686E-03</text:p>
          </table:table-cell>
          <table:table-cell/>
          <table:table-cell table:style-name="ce3" office:value-type="float" office:value="0.34" calcext:value-type="float">
            <text:p>3.40E-01</text:p>
          </table:table-cell>
          <table:table-cell table:style-name="ce4" table:formula="of:=[.F12]*100" office:value-type="float" office:value="34" calcext:value-type="float">
            <text:p>34</text:p>
          </table:table-cell>
          <table:table-cell office:value-type="float" office:value="0.004307283" calcext:value-type="float">
            <text:p>4.30728E-03</text:p>
          </table:table-cell>
          <table:table-cell/>
          <table:table-cell table:formula="of:=100*([.D12]-[.H12])/[.D12]" office:value-type="float" office:value="-1.42273256692454" calcext:value-type="float">
            <text:p>-1.422732566924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0.145211" calcext:value-type="float">
            <text:p>1.45211E-01</text:p>
          </table:table-cell>
          <table:table-cell table:formula="of:=[.C13]/[.$C$205]" office:value-type="float" office:value="0.00420754194576049" calcext:value-type="float">
            <text:p>4.20754E-03</text:p>
          </table:table-cell>
          <table:table-cell/>
          <table:table-cell table:style-name="ce3" office:value-type="float" office:value="0.38" calcext:value-type="float">
            <text:p>3.80E-01</text:p>
          </table:table-cell>
          <table:table-cell table:style-name="ce4" table:formula="of:=[.F13]*100" office:value-type="float" office:value="38" calcext:value-type="float">
            <text:p>38</text:p>
          </table:table-cell>
          <table:table-cell office:value-type="float" office:value="0.00427507" calcext:value-type="float">
            <text:p>4.27507E-03</text:p>
          </table:table-cell>
          <table:table-cell/>
          <table:table-cell table:formula="of:=100*([.D13]-[.H13])/[.D13]" office:value-type="float" office:value="-1.60492884230312" calcext:value-type="float">
            <text:p>-1.604928842303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0.144515" calcext:value-type="float">
            <text:p>1.44515E-01</text:p>
          </table:table-cell>
          <table:table-cell table:formula="of:=[.C14]/[.$C$205]" office:value-type="float" office:value="0.00418737509067203" calcext:value-type="float">
            <text:p>4.18738E-03</text:p>
          </table:table-cell>
          <table:table-cell/>
          <table:table-cell table:style-name="ce3" office:value-type="float" office:value="0.42" calcext:value-type="float">
            <text:p>4.20E-01</text:p>
          </table:table-cell>
          <table:table-cell table:style-name="ce4" table:formula="of:=[.F14]*100" office:value-type="float" office:value="42" calcext:value-type="float">
            <text:p>42</text:p>
          </table:table-cell>
          <table:table-cell office:value-type="float" office:value="0.004239213" calcext:value-type="float">
            <text:p>4.23921E-03</text:p>
          </table:table-cell>
          <table:table-cell/>
          <table:table-cell table:formula="of:=100*([.D14]-[.H14])/[.D14]" office:value-type="float" office:value="-1.23795714989666" calcext:value-type="float">
            <text:p>-1.237957149896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0.142024" calcext:value-type="float">
            <text:p>1.42024E-01</text:p>
          </table:table-cell>
          <table:table-cell table:formula="of:=[.C15]/[.$C$205]" office:value-type="float" office:value="0.0041151974527046" calcext:value-type="float">
            <text:p>4.11520E-03</text:p>
          </table:table-cell>
          <table:table-cell/>
          <table:table-cell table:style-name="ce3" office:value-type="float" office:value="0.46" calcext:value-type="float">
            <text:p>4.60E-01</text:p>
          </table:table-cell>
          <table:table-cell table:style-name="ce4" table:formula="of:=[.F15]*100" office:value-type="float" office:value="46" calcext:value-type="float">
            <text:p>46</text:p>
          </table:table-cell>
          <table:table-cell office:value-type="float" office:value="0.004199694" calcext:value-type="float">
            <text:p>4.19969E-03</text:p>
          </table:table-cell>
          <table:table-cell/>
          <table:table-cell table:formula="of:=100*([.D15]-[.H15])/[.D15]" office:value-type="float" office:value="-2.05328051123937" calcext:value-type="float">
            <text:p>-2.053280511239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14134" calcext:value-type="float">
            <text:p>1.41340E-01</text:p>
          </table:table-cell>
          <table:table-cell table:formula="of:=[.C16]/[.$C$205]" office:value-type="float" office:value="0.00409537830201422" calcext:value-type="float">
            <text:p>4.09538E-03</text:p>
          </table:table-cell>
          <table:table-cell/>
          <table:table-cell table:style-name="ce3" office:value-type="float" office:value="0.5" calcext:value-type="float">
            <text:p>5.00E-01</text:p>
          </table:table-cell>
          <table:table-cell table:style-name="ce4" table:formula="of:=[.F16]*100" office:value-type="float" office:value="50" calcext:value-type="float">
            <text:p>50</text:p>
          </table:table-cell>
          <table:table-cell office:value-type="float" office:value="0.004156497" calcext:value-type="float">
            <text:p>4.15650E-03</text:p>
          </table:table-cell>
          <table:table-cell/>
          <table:table-cell table:formula="of:=100*([.D16]-[.H16])/[.D16]" office:value-type="float" office:value="-1.4923822289071" calcext:value-type="float">
            <text:p>-1.49238222890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0.139399" calcext:value-type="float">
            <text:p>1.39399E-01</text:p>
          </table:table-cell>
          <table:table-cell table:formula="of:=[.C17]/[.$C$205]" office:value-type="float" office:value="0.0040391371156253" calcext:value-type="float">
            <text:p>4.03914E-03</text:p>
          </table:table-cell>
          <table:table-cell/>
          <table:table-cell table:style-name="ce3" office:value-type="float" office:value="0.54" calcext:value-type="float">
            <text:p>5.40E-01</text:p>
          </table:table-cell>
          <table:table-cell table:style-name="ce4" table:formula="of:=[.F17]*100" office:value-type="float" office:value="54" calcext:value-type="float">
            <text:p>54</text:p>
          </table:table-cell>
          <table:table-cell office:value-type="float" office:value="0.004109606" calcext:value-type="float">
            <text:p>4.10961E-03</text:p>
          </table:table-cell>
          <table:table-cell/>
          <table:table-cell table:formula="of:=100*([.D17]-[.H17])/[.D17]" office:value-type="float" office:value="-1.74465194811259" calcext:value-type="float">
            <text:p>-1.744651948112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0.139036" calcext:value-type="float">
            <text:p>1.39036E-01</text:p>
          </table:table-cell>
          <table:table-cell table:formula="of:=[.C18]/[.$C$205]" office:value-type="float" office:value="0.00402861905758348" calcext:value-type="float">
            <text:p>4.02862E-03</text:p>
          </table:table-cell>
          <table:table-cell/>
          <table:table-cell table:style-name="ce3" office:value-type="float" office:value="0.58" calcext:value-type="float">
            <text:p>5.80E-01</text:p>
          </table:table-cell>
          <table:table-cell table:style-name="ce4" table:formula="of:=[.F18]*100" office:value-type="float" office:value="58" calcext:value-type="float">
            <text:p>58</text:p>
          </table:table-cell>
          <table:table-cell office:value-type="float" office:value="0.004059005" calcext:value-type="float">
            <text:p>4.05901E-03</text:p>
          </table:table-cell>
          <table:table-cell/>
          <table:table-cell table:formula="of:=100*([.D18]-[.H18])/[.D18]" office:value-type="float" office:value="-0.75425206459567" calcext:value-type="float">
            <text:p>-0.754252064595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0.137633" calcext:value-type="float">
            <text:p>1.37633E-01</text:p>
          </table:table-cell>
          <table:table-cell table:formula="of:=[.C19]/[.$C$205]" office:value-type="float" office:value="0.00398796661837501" calcext:value-type="float">
            <text:p>3.98797E-03</text:p>
          </table:table-cell>
          <table:table-cell/>
          <table:table-cell table:style-name="ce3" office:value-type="float" office:value="0.62" calcext:value-type="float">
            <text:p>6.20E-01</text:p>
          </table:table-cell>
          <table:table-cell table:style-name="ce4" table:formula="of:=[.F19]*100" office:value-type="float" office:value="62" calcext:value-type="float">
            <text:p>62</text:p>
          </table:table-cell>
          <table:table-cell office:value-type="float" office:value="0.00400468" calcext:value-type="float">
            <text:p>4.00468E-03</text:p>
          </table:table-cell>
          <table:table-cell/>
          <table:table-cell table:formula="of:=100*([.D19]-[.H19])/[.D19]" office:value-type="float" office:value="-0.419095324117907" calcext:value-type="float">
            <text:p>-0.4190953241179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0.134087" calcext:value-type="float">
            <text:p>1.34087E-01</text:p>
          </table:table-cell>
          <table:table-cell table:formula="of:=[.C20]/[.$C$205]" office:value-type="float" office:value="0.00388521996874332" calcext:value-type="float">
            <text:p>3.88522E-03</text:p>
          </table:table-cell>
          <table:table-cell/>
          <table:table-cell table:style-name="ce3" office:value-type="float" office:value="0.66" calcext:value-type="float">
            <text:p>6.60E-01</text:p>
          </table:table-cell>
          <table:table-cell table:style-name="ce4" table:formula="of:=[.F20]*100" office:value-type="float" office:value="66" calcext:value-type="float">
            <text:p>66</text:p>
          </table:table-cell>
          <table:table-cell office:value-type="float" office:value="0.003946621" calcext:value-type="float">
            <text:p>3.94662E-03</text:p>
          </table:table-cell>
          <table:table-cell/>
          <table:table-cell table:formula="of:=100*([.D20]-[.H20])/[.D20]" office:value-type="float" office:value="-1.58037464418107" calcext:value-type="float">
            <text:p>-1.580374644181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0.131571" calcext:value-type="float">
            <text:p>1.31571E-01</text:p>
          </table:table-cell>
          <table:table-cell table:formula="of:=[.C21]/[.$C$205]" office:value-type="float" office:value="0.00381231794661322" calcext:value-type="float">
            <text:p>3.81232E-03</text:p>
          </table:table-cell>
          <table:table-cell/>
          <table:table-cell table:style-name="ce3" office:value-type="float" office:value="0.7" calcext:value-type="float">
            <text:p>7.00E-01</text:p>
          </table:table-cell>
          <table:table-cell table:style-name="ce4" table:formula="of:=[.F21]*100" office:value-type="float" office:value="70" calcext:value-type="float">
            <text:p>70</text:p>
          </table:table-cell>
          <table:table-cell office:value-type="float" office:value="0.003884818" calcext:value-type="float">
            <text:p>3.88482E-03</text:p>
          </table:table-cell>
          <table:table-cell/>
          <table:table-cell table:formula="of:=100*([.D21]-[.H21])/[.D21]" office:value-type="float" office:value="-1.90173155550111" calcext:value-type="float">
            <text:p>-1.901731555501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0.130131" calcext:value-type="float">
            <text:p>1.30131E-01</text:p>
          </table:table-cell>
          <table:table-cell table:formula="of:=[.C22]/[.$C$205]" office:value-type="float" office:value="0.00377059341884401" calcext:value-type="float">
            <text:p>3.77059E-03</text:p>
          </table:table-cell>
          <table:table-cell/>
          <table:table-cell table:style-name="ce3" office:value-type="float" office:value="0.74" calcext:value-type="float">
            <text:p>7.40E-01</text:p>
          </table:table-cell>
          <table:table-cell table:style-name="ce4" table:formula="of:=[.F22]*100" office:value-type="float" office:value="74" calcext:value-type="float">
            <text:p>74</text:p>
          </table:table-cell>
          <table:table-cell office:value-type="float" office:value="0.003819267" calcext:value-type="float">
            <text:p>3.81927E-03</text:p>
          </table:table-cell>
          <table:table-cell/>
          <table:table-cell table:formula="of:=100*([.D22]-[.H22])/[.D22]" office:value-type="float" office:value="-1.29087323265179" calcext:value-type="float">
            <text:p>-1.290873232651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0.1271" calcext:value-type="float">
            <text:p>1.27100E-01</text:p>
          </table:table-cell>
          <table:table-cell table:formula="of:=[.C23]/[.$C$205]" office:value-type="float" office:value="0.00368276908296312" calcext:value-type="float">
            <text:p>3.68277E-03</text:p>
          </table:table-cell>
          <table:table-cell/>
          <table:table-cell table:style-name="ce3" office:value-type="float" office:value="0.78" calcext:value-type="float">
            <text:p>7.80E-01</text:p>
          </table:table-cell>
          <table:table-cell table:style-name="ce4" table:formula="of:=[.F23]*100" office:value-type="float" office:value="78" calcext:value-type="float">
            <text:p>78</text:p>
          </table:table-cell>
          <table:table-cell office:value-type="float" office:value="0.003749965" calcext:value-type="float">
            <text:p>3.74997E-03</text:p>
          </table:table-cell>
          <table:table-cell/>
          <table:table-cell table:formula="of:=100*([.D23]-[.H23])/[.D23]" office:value-type="float" office:value="-1.82460305067002" calcext:value-type="float">
            <text:p>-1.824603050670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0.125287" calcext:value-type="float">
            <text:p>1.25287E-01</text:p>
          </table:table-cell>
          <table:table-cell table:formula="of:=[.C24]/[.$C$205]" office:value-type="float" office:value="0.00363023674348702" calcext:value-type="float">
            <text:p>3.63024E-03</text:p>
          </table:table-cell>
          <table:table-cell/>
          <table:table-cell table:style-name="ce3" office:value-type="float" office:value="0.82" calcext:value-type="float">
            <text:p>8.20E-01</text:p>
          </table:table-cell>
          <table:table-cell table:style-name="ce4" table:formula="of:=[.F24]*100" office:value-type="float" office:value="82" calcext:value-type="float">
            <text:p>82</text:p>
          </table:table-cell>
          <table:table-cell office:value-type="float" office:value="0.003676915" calcext:value-type="float">
            <text:p>3.67692E-03</text:p>
          </table:table-cell>
          <table:table-cell/>
          <table:table-cell table:formula="of:=100*([.D24]-[.H24])/[.D24]" office:value-type="float" office:value="-1.2858185240046" calcext:value-type="float">
            <text:p>-1.28581852400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0.123588" calcext:value-type="float">
            <text:p>1.23588E-01</text:p>
          </table:table-cell>
          <table:table-cell table:formula="of:=[.C25]/[.$C$205]" office:value-type="float" office:value="0.00358100759579265" calcext:value-type="float">
            <text:p>3.58101E-03</text:p>
          </table:table-cell>
          <table:table-cell/>
          <table:table-cell table:style-name="ce3" office:value-type="float" office:value="0.86" calcext:value-type="float">
            <text:p>8.60E-01</text:p>
          </table:table-cell>
          <table:table-cell table:style-name="ce4" table:formula="of:=[.F25]*100" office:value-type="float" office:value="86" calcext:value-type="float">
            <text:p>86</text:p>
          </table:table-cell>
          <table:table-cell office:value-type="float" office:value="0.003600124" calcext:value-type="float">
            <text:p>3.60012E-03</text:p>
          </table:table-cell>
          <table:table-cell/>
          <table:table-cell table:formula="of:=100*([.D25]-[.H25])/[.D25]" office:value-type="float" office:value="-0.533827524683455" calcext:value-type="float">
            <text:p>-0.5338275246834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0.119879" calcext:value-type="float">
            <text:p>1.19879E-01</text:p>
          </table:table-cell>
          <table:table-cell table:formula="of:=[.C26]/[.$C$205]" office:value-type="float" office:value="0.00347353796142043" calcext:value-type="float">
            <text:p>3.47354E-03</text:p>
          </table:table-cell>
          <table:table-cell/>
          <table:table-cell table:style-name="ce3" office:value-type="float" office:value="0.9" calcext:value-type="float">
            <text:p>9.00E-01</text:p>
          </table:table-cell>
          <table:table-cell table:style-name="ce4" table:formula="of:=[.F26]*100" office:value-type="float" office:value="90" calcext:value-type="float">
            <text:p>90</text:p>
          </table:table-cell>
          <table:table-cell office:value-type="float" office:value="0.003519606" calcext:value-type="float">
            <text:p>3.51961E-03</text:p>
          </table:table-cell>
          <table:table-cell/>
          <table:table-cell table:formula="of:=100*([.D26]-[.H26])/[.D26]" office:value-type="float" office:value="-1.32625694871451" calcext:value-type="float">
            <text:p>-1.326256948714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0.116166" calcext:value-type="float">
            <text:p>1.16166E-01</text:p>
          </table:table-cell>
          <table:table-cell table:formula="of:=[.C27]/[.$C$205]" office:value-type="float" office:value="0.00336595242558217" calcext:value-type="float">
            <text:p>3.36595E-03</text:p>
          </table:table-cell>
          <table:table-cell/>
          <table:table-cell table:style-name="ce3" office:value-type="float" office:value="0.94" calcext:value-type="float">
            <text:p>9.40E-01</text:p>
          </table:table-cell>
          <table:table-cell table:style-name="ce4" table:formula="of:=[.F27]*100" office:value-type="float" office:value="94" calcext:value-type="float">
            <text:p>94</text:p>
          </table:table-cell>
          <table:table-cell office:value-type="float" office:value="0.00343538" calcext:value-type="float">
            <text:p>3.43538E-03</text:p>
          </table:table-cell>
          <table:table-cell/>
          <table:table-cell table:formula="of:=100*([.D27]-[.H27])/[.D27]" office:value-type="float" office:value="-2.06264277207721" calcext:value-type="float">
            <text:p>-2.062642772077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0.114753" calcext:value-type="float">
            <text:p>1.14753E-01</text:p>
          </table:table-cell>
          <table:table-cell table:formula="of:=[.C28]/[.$C$205]" office:value-type="float" office:value="0.00332501023270863" calcext:value-type="float">
            <text:p>3.32501E-03</text:p>
          </table:table-cell>
          <table:table-cell/>
          <table:table-cell table:style-name="ce3" office:value-type="float" office:value="0.98" calcext:value-type="float">
            <text:p>9.80E-01</text:p>
          </table:table-cell>
          <table:table-cell table:style-name="ce4" table:formula="of:=[.F28]*100" office:value-type="float" office:value="98" calcext:value-type="float">
            <text:p>98</text:p>
          </table:table-cell>
          <table:table-cell office:value-type="float" office:value="0.00334747" calcext:value-type="float">
            <text:p>3.34747E-03</text:p>
          </table:table-cell>
          <table:table-cell/>
          <table:table-cell table:formula="of:=100*([.D28]-[.H28])/[.D28]" office:value-type="float" office:value="-0.67547964425576" calcext:value-type="float">
            <text:p>-0.675479644255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.110809" calcext:value-type="float">
            <text:p>1.10809E-01</text:p>
          </table:table-cell>
          <table:table-cell table:formula="of:=[.C29]/[.$C$205]" office:value-type="float" office:value="0.0032107313872074" calcext:value-type="float">
            <text:p>3.21073E-03</text:p>
          </table:table-cell>
          <table:table-cell/>
          <table:table-cell table:style-name="ce3" office:value-type="float" office:value="1.02" calcext:value-type="float">
            <text:p>1.02E+00</text:p>
          </table:table-cell>
          <table:table-cell table:style-name="ce4" table:formula="of:=[.F29]*100" office:value-type="float" office:value="102" calcext:value-type="float">
            <text:p>102</text:p>
          </table:table-cell>
          <table:table-cell office:value-type="float" office:value="0.003255909" calcext:value-type="float">
            <text:p>3.25591E-03</text:p>
          </table:table-cell>
          <table:table-cell/>
          <table:table-cell table:formula="of:=100*([.D29]-[.H29])/[.D29]" office:value-type="float" office:value="-1.40708166907399" calcext:value-type="float">
            <text:p>-1.407081669073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0.106791" calcext:value-type="float">
            <text:p>1.06791E-01</text:p>
          </table:table-cell>
          <table:table-cell table:formula="of:=[.C30]/[.$C$205]" office:value-type="float" office:value="0.00309430836458469" calcext:value-type="float">
            <text:p>3.09431E-03</text:p>
          </table:table-cell>
          <table:table-cell/>
          <table:table-cell table:style-name="ce3" office:value-type="float" office:value="1.06" calcext:value-type="float">
            <text:p>1.06E+00</text:p>
          </table:table-cell>
          <table:table-cell table:style-name="ce4" table:formula="of:=[.F30]*100" office:value-type="float" office:value="106" calcext:value-type="float">
            <text:p>106</text:p>
          </table:table-cell>
          <table:table-cell office:value-type="float" office:value="0.003160736" calcext:value-type="float">
            <text:p>3.16074E-03</text:p>
          </table:table-cell>
          <table:table-cell/>
          <table:table-cell table:formula="of:=100*([.D30]-[.H30])/[.D30]" office:value-type="float" office:value="-2.14676844026245" calcext:value-type="float">
            <text:p>-2.146768440262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0.103225" calcext:value-type="float">
            <text:p>1.03225E-01</text:p>
          </table:table-cell>
          <table:table-cell table:formula="of:=[.C31]/[.$C$205]" office:value-type="float" office:value="0.00299098220762288" calcext:value-type="float">
            <text:p>2.99098E-03</text:p>
          </table:table-cell>
          <table:table-cell/>
          <table:table-cell table:style-name="ce3" office:value-type="float" office:value="1.1" calcext:value-type="float">
            <text:p>1.10E+00</text:p>
          </table:table-cell>
          <table:table-cell table:style-name="ce4" table:formula="of:=[.F31]*100" office:value-type="float" office:value="110" calcext:value-type="float">
            <text:p>110</text:p>
          </table:table-cell>
          <table:table-cell office:value-type="float" office:value="0.003061999" calcext:value-type="float">
            <text:p>3.06200E-03</text:p>
          </table:table-cell>
          <table:table-cell/>
          <table:table-cell table:formula="of:=100*([.D31]-[.H31])/[.D31]" office:value-type="float" office:value="-2.37436358518361" calcext:value-type="float">
            <text:p>-2.374363585183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float" office:value="0.101274" calcext:value-type="float">
            <text:p>1.01274E-01</text:p>
          </table:table-cell>
          <table:table-cell table:formula="of:=[.C32]/[.$C$205]" office:value-type="float" office:value="0.0029344512675689" calcext:value-type="float">
            <text:p>2.93445E-03</text:p>
          </table:table-cell>
          <table:table-cell/>
          <table:table-cell table:style-name="ce3" office:value-type="float" office:value="1.14" calcext:value-type="float">
            <text:p>1.14E+00</text:p>
          </table:table-cell>
          <table:table-cell table:style-name="ce4" table:formula="of:=[.F32]*100" office:value-type="float" office:value="114" calcext:value-type="float">
            <text:p>114</text:p>
          </table:table-cell>
          <table:table-cell office:value-type="float" office:value="0.002959752" calcext:value-type="float">
            <text:p>2.95975E-03</text:p>
          </table:table-cell>
          <table:table-cell/>
          <table:table-cell table:formula="of:=100*([.D32]-[.H32])/[.D32]" office:value-type="float" office:value="-0.86219637418144" calcext:value-type="float">
            <text:p>-0.86219637418144</text:p>
          </table:table-cell>
          <table:table-cell table:number-columns-repeated="3"/>
          <table:table-cell office:value-type="string" calcext:value-type="string">
            <text:p>K-eff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0.0963951" calcext:value-type="float">
            <text:p>9.63951E-02</text:p>
          </table:table-cell>
          <table:table-cell table:formula="of:=[.C33]/[.$C$205]" office:value-type="float" office:value="0.00279308335192084" calcext:value-type="float">
            <text:p>2.79308E-03</text:p>
          </table:table-cell>
          <table:table-cell/>
          <table:table-cell table:style-name="ce3" office:value-type="float" office:value="1.18" calcext:value-type="float">
            <text:p>1.18E+00</text:p>
          </table:table-cell>
          <table:table-cell table:style-name="ce4" table:formula="of:=[.F33]*100" office:value-type="float" office:value="118" calcext:value-type="float">
            <text:p>118</text:p>
          </table:table-cell>
          <table:table-cell office:value-type="float" office:value="0.002854059" calcext:value-type="float">
            <text:p>2.85406E-03</text:p>
          </table:table-cell>
          <table:table-cell/>
          <table:table-cell table:formula="of:=100*([.D33]-[.H33])/[.D33]" office:value-type="float" office:value="-2.18309446573548" calcext:value-type="float">
            <text:p>-2.18309446573548</text:p>
          </table:table-cell>
          <table:table-cell table:number-columns-repeated="2"/>
          <table:table-cell office:value-type="string" calcext:value-type="string">
            <text:p>Serpent</text:p>
          </table:table-cell>
          <table:table-cell table:style-name="ce1" office:value-type="float" office:value="0.846008" calcext:value-type="float">
            <text:p>8.46008E-01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0.093649" calcext:value-type="float">
            <text:p>9.36490E-02</text:p>
          </table:table-cell>
          <table:table-cell table:formula="of:=[.C34]/[.$C$205]" office:value-type="float" office:value="0.00271351409795762" calcext:value-type="float">
            <text:p>2.71351E-03</text:p>
          </table:table-cell>
          <table:table-cell/>
          <table:table-cell table:style-name="ce3" office:value-type="float" office:value="1.22" calcext:value-type="float">
            <text:p>1.22E+00</text:p>
          </table:table-cell>
          <table:table-cell table:style-name="ce4" table:formula="of:=[.F34]*100" office:value-type="float" office:value="122" calcext:value-type="float">
            <text:p>122</text:p>
          </table:table-cell>
          <table:table-cell office:value-type="float" office:value="0.002744992" calcext:value-type="float">
            <text:p>2.74499E-03</text:p>
          </table:table-cell>
          <table:table-cell/>
          <table:table-cell table:formula="of:=100*([.D34]-[.H34])/[.D34]" office:value-type="float" office:value="-1.16004195688807" calcext:value-type="float">
            <text:p>-1.16004195688807</text:p>
          </table:table-cell>
          <table:table-cell table:number-columns-repeated="2"/>
          <table:table-cell office:value-type="string" calcext:value-type="string">
            <text:p>Almost</text:p>
          </table:table-cell>
          <table:table-cell table:style-name="ce1" office:value-type="float" office:value="0.8465743" calcext:value-type="float">
            <text:p>8.46574E-01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float" office:value="0.0890469" calcext:value-type="float">
            <text:p>8.90469E-02</text:p>
          </table:table-cell>
          <table:table-cell table:formula="of:=[.C35]/[.$C$205]" office:value-type="float" office:value="0.00258016656375853" calcext:value-type="float">
            <text:p>2.58017E-03</text:p>
          </table:table-cell>
          <table:table-cell/>
          <table:table-cell table:style-name="ce3" office:value-type="float" office:value="1.26" calcext:value-type="float">
            <text:p>1.26E+00</text:p>
          </table:table-cell>
          <table:table-cell table:style-name="ce4" table:formula="of:=[.F35]*100" office:value-type="float" office:value="126" calcext:value-type="float">
            <text:p>126</text:p>
          </table:table-cell>
          <table:table-cell office:value-type="float" office:value="0.002632632" calcext:value-type="float">
            <text:p>2.63263E-03</text:p>
          </table:table-cell>
          <table:table-cell/>
          <table:table-cell table:formula="of:=100*([.D35]-[.H35])/[.D35]" office:value-type="float" office:value="-2.03341276405995" calcext:value-type="float">
            <text:p>-2.033412764059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0.0835838" calcext:value-type="float">
            <text:p>8.35838E-02</text:p>
          </table:table-cell>
          <table:table-cell table:formula="of:=[.C36]/[.$C$205]" office:value-type="float" office:value="0.00242187123899743" calcext:value-type="float">
            <text:p>2.42187E-03</text:p>
          </table:table-cell>
          <table:table-cell/>
          <table:table-cell table:style-name="ce3" office:value-type="float" office:value="1.3" calcext:value-type="float">
            <text:p>1.30E+00</text:p>
          </table:table-cell>
          <table:table-cell table:style-name="ce4" table:formula="of:=[.F36]*100" office:value-type="float" office:value="130" calcext:value-type="float">
            <text:p>130</text:p>
          </table:table-cell>
          <table:table-cell office:value-type="float" office:value="0.002517068" calcext:value-type="float">
            <text:p>2.51707E-03</text:p>
          </table:table-cell>
          <table:table-cell/>
          <table:table-cell table:formula="of:=100*([.D36]-[.H36])/[.D36]" office:value-type="float" office:value="-3.93071107454835" calcext:value-type="float">
            <text:p>-3.93071107454835</text:p>
          </table:table-cell>
          <table:table-cell table:number-columns-repeated="2"/>
          <table:table-cell office:value-type="string" calcext:value-type="string">
            <text:p>Rel Error %</text:p>
          </table:table-cell>
          <table:table-cell table:formula="of:=100*([.N33]-[.N34])/[.N33]" office:value-type="float" office:value="-0.066937901296444" calcext:value-type="float">
            <text:p>-0.066937901296444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0.0798062" calcext:value-type="float">
            <text:p>7.98062E-02</text:p>
          </table:table-cell>
          <table:table-cell table:formula="of:=[.C37]/[.$C$205]" office:value-type="float" office:value="0.00231241389448286" calcext:value-type="float">
            <text:p>2.31241E-03</text:p>
          </table:table-cell>
          <table:table-cell/>
          <table:table-cell table:style-name="ce3" office:value-type="float" office:value="1.34" calcext:value-type="float">
            <text:p>1.34E+00</text:p>
          </table:table-cell>
          <table:table-cell table:style-name="ce4" table:formula="of:=[.F37]*100" office:value-type="float" office:value="134" calcext:value-type="float">
            <text:p>134</text:p>
          </table:table-cell>
          <table:table-cell office:value-type="float" office:value="0.0023984" calcext:value-type="float">
            <text:p>2.39840E-03</text:p>
          </table:table-cell>
          <table:table-cell/>
          <table:table-cell table:formula="of:=100*([.D37]-[.H37])/[.D37]" office:value-type="float" office:value="-3.71845653246991" calcext:value-type="float">
            <text:p>-3.718456532469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float" office:value="0.076286" calcext:value-type="float">
            <text:p>7.62860E-02</text:p>
          </table:table-cell>
          <table:table-cell table:formula="of:=[.C38]/[.$C$205]" office:value-type="float" office:value="0.00221041480930704" calcext:value-type="float">
            <text:p>2.21041E-03</text:p>
          </table:table-cell>
          <table:table-cell/>
          <table:table-cell table:style-name="ce3" office:value-type="float" office:value="1.38" calcext:value-type="float">
            <text:p>1.38E+00</text:p>
          </table:table-cell>
          <table:table-cell table:style-name="ce4" table:formula="of:=[.F38]*100" office:value-type="float" office:value="138" calcext:value-type="float">
            <text:p>138</text:p>
          </table:table-cell>
          <table:table-cell office:value-type="float" office:value="0.002276734" calcext:value-type="float">
            <text:p>2.27673E-03</text:p>
          </table:table-cell>
          <table:table-cell/>
          <table:table-cell table:formula="of:=100*([.D38]-[.H38])/[.D38]" office:value-type="float" office:value="-3.00030521030358" calcext:value-type="float">
            <text:p>-3.000305210303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0.0708968" calcext:value-type="float">
            <text:p>7.08968E-02</text:p>
          </table:table-cell>
          <table:table-cell table:formula="of:=[.C39]/[.$C$205]" office:value-type="float" office:value="0.00205426076413076" calcext:value-type="float">
            <text:p>2.05426E-03</text:p>
          </table:table-cell>
          <table:table-cell/>
          <table:table-cell table:style-name="ce3" office:value-type="float" office:value="1.42" calcext:value-type="float">
            <text:p>1.42E+00</text:p>
          </table:table-cell>
          <table:table-cell table:style-name="ce4" table:formula="of:=[.F39]*100" office:value-type="float" office:value="142" calcext:value-type="float">
            <text:p>142</text:p>
          </table:table-cell>
          <table:table-cell office:value-type="float" office:value="0.002152188" calcext:value-type="float">
            <text:p>2.15219E-03</text:p>
          </table:table-cell>
          <table:table-cell/>
          <table:table-cell table:formula="of:=100*([.D39]-[.H39])/[.D39]" office:value-type="float" office:value="-4.76703043640494" calcext:value-type="float">
            <text:p>-4.767030436404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float" office:value="0.0666232" calcext:value-type="float">
            <text:p>6.66232E-02</text:p>
          </table:table-cell>
          <table:table-cell table:formula="of:=[.C40]/[.$C$205]" office:value-type="float" office:value="0.00193043163782902" calcext:value-type="float">
            <text:p>1.93043E-03</text:p>
          </table:table-cell>
          <table:table-cell/>
          <table:table-cell table:style-name="ce3" office:value-type="float" office:value="1.46" calcext:value-type="float">
            <text:p>1.46E+00</text:p>
          </table:table-cell>
          <table:table-cell table:style-name="ce4" table:formula="of:=[.F40]*100" office:value-type="float" office:value="146" calcext:value-type="float">
            <text:p>146</text:p>
          </table:table-cell>
          <table:table-cell office:value-type="float" office:value="0.002024886" calcext:value-type="float">
            <text:p>2.02489E-03</text:p>
          </table:table-cell>
          <table:table-cell/>
          <table:table-cell table:formula="of:=100*([.D40]-[.H40])/[.D40]" office:value-type="float" office:value="-4.89291411931077" calcext:value-type="float">
            <text:p>-4.892914119310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0.0626745" calcext:value-type="float">
            <text:p>6.26745E-02</text:p>
          </table:table-cell>
          <table:table-cell table:formula="of:=[.C41]/[.$C$205]" office:value-type="float" office:value="0.00181601660810521" calcext:value-type="float">
            <text:p>1.81602E-03</text:p>
          </table:table-cell>
          <table:table-cell/>
          <table:table-cell table:style-name="ce3" office:value-type="float" office:value="1.5" calcext:value-type="float">
            <text:p>1.50E+00</text:p>
          </table:table-cell>
          <table:table-cell table:style-name="ce4" table:formula="of:=[.F41]*100" office:value-type="float" office:value="150" calcext:value-type="float">
            <text:p>150</text:p>
          </table:table-cell>
          <table:table-cell office:value-type="float" office:value="0.001894963" calcext:value-type="float">
            <text:p>1.89496E-03</text:p>
          </table:table-cell>
          <table:table-cell/>
          <table:table-cell table:formula="of:=100*([.D41]-[.H41])/[.D41]" office:value-type="float" office:value="-4.34722851886037" calcext:value-type="float">
            <text:p>-4.347228518860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0.0576869" calcext:value-type="float">
            <text:p>5.76869E-02</text:p>
          </table:table-cell>
          <table:table-cell table:formula="of:=[.C42]/[.$C$205]" office:value-type="float" office:value="0.0016714990701179" calcext:value-type="float">
            <text:p>1.67150E-03</text:p>
          </table:table-cell>
          <table:table-cell/>
          <table:table-cell table:style-name="ce3" office:value-type="float" office:value="1.54" calcext:value-type="float">
            <text:p>1.54E+00</text:p>
          </table:table-cell>
          <table:table-cell table:style-name="ce4" table:formula="of:=[.F42]*100" office:value-type="float" office:value="154" calcext:value-type="float">
            <text:p>154</text:p>
          </table:table-cell>
          <table:table-cell office:value-type="float" office:value="0.001762561" calcext:value-type="float">
            <text:p>1.76256E-03</text:p>
          </table:table-cell>
          <table:table-cell/>
          <table:table-cell table:formula="of:=100*([.D42]-[.H42])/[.D42]" office:value-type="float" office:value="-5.44791986487167" calcext:value-type="float">
            <text:p>-5.447919864871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float" office:value="0.053328" calcext:value-type="float">
            <text:p>5.33280E-02</text:p>
          </table:table-cell>
          <table:table-cell table:formula="of:=[.C43]/[.$C$205]" office:value-type="float" office:value="0.00154519834505317" calcext:value-type="float">
            <text:p>1.54520E-03</text:p>
          </table:table-cell>
          <table:table-cell/>
          <table:table-cell table:style-name="ce3" office:value-type="float" office:value="1.58" calcext:value-type="float">
            <text:p>1.58E+00</text:p>
          </table:table-cell>
          <table:table-cell table:style-name="ce4" table:formula="of:=[.F43]*100" office:value-type="float" office:value="158" calcext:value-type="float">
            <text:p>158</text:p>
          </table:table-cell>
          <table:table-cell office:value-type="float" office:value="0.001627832" calcext:value-type="float">
            <text:p>1.62783E-03</text:p>
          </table:table-cell>
          <table:table-cell/>
          <table:table-cell table:formula="of:=100*([.D43]-[.H43])/[.D43]" office:value-type="float" office:value="-5.34777009122354" calcext:value-type="float">
            <text:p>-5.347770091223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0.0480798" calcext:value-type="float">
            <text:p>4.80798E-02</text:p>
          </table:table-cell>
          <table:table-cell table:formula="of:=[.C44]/[.$C$205]" office:value-type="float" office:value="0.00139312982655429" calcext:value-type="float">
            <text:p>1.39313E-03</text:p>
          </table:table-cell>
          <table:table-cell/>
          <table:table-cell table:style-name="ce3" office:value-type="float" office:value="1.62" calcext:value-type="float">
            <text:p>1.62E+00</text:p>
          </table:table-cell>
          <table:table-cell table:style-name="ce4" table:formula="of:=[.F44]*100" office:value-type="float" office:value="162" calcext:value-type="float">
            <text:p>162</text:p>
          </table:table-cell>
          <table:table-cell office:value-type="float" office:value="0.001490934" calcext:value-type="float">
            <text:p>1.49093E-03</text:p>
          </table:table-cell>
          <table:table-cell/>
          <table:table-cell table:formula="of:=100*([.D44]-[.H44])/[.D44]" office:value-type="float" office:value="-7.02046367692913" calcext:value-type="float">
            <text:p>-7.020463676929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0.0445485" calcext:value-type="float">
            <text:p>4.45485E-02</text:p>
          </table:table-cell>
          <table:table-cell table:formula="of:=[.C45]/[.$C$205]" office:value-type="float" office:value="0.00129080911481025" calcext:value-type="float">
            <text:p>1.29081E-03</text:p>
          </table:table-cell>
          <table:table-cell/>
          <table:table-cell table:style-name="ce3" office:value-type="float" office:value="1.66" calcext:value-type="float">
            <text:p>1.66E+00</text:p>
          </table:table-cell>
          <table:table-cell table:style-name="ce4" table:formula="of:=[.F45]*100" office:value-type="float" office:value="166" calcext:value-type="float">
            <text:p>166</text:p>
          </table:table-cell>
          <table:table-cell office:value-type="float" office:value="0.001352033" calcext:value-type="float">
            <text:p>1.35203E-03</text:p>
          </table:table-cell>
          <table:table-cell/>
          <table:table-cell table:formula="of:=100*([.D45]-[.H45])/[.D45]" office:value-type="float" office:value="-4.74306266412995" calcext:value-type="float">
            <text:p>-4.743062664129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0.0383189" calcext:value-type="float">
            <text:p>3.83189E-02</text:p>
          </table:table-cell>
          <table:table-cell table:formula="of:=[.C46]/[.$C$205]" office:value-type="float" office:value="0.001110304171622" calcext:value-type="float">
            <text:p>1.11030E-03</text:p>
          </table:table-cell>
          <table:table-cell/>
          <table:table-cell table:style-name="ce3" office:value-type="float" office:value="1.7" calcext:value-type="float">
            <text:p>1.70E+00</text:p>
          </table:table-cell>
          <table:table-cell table:style-name="ce4" table:formula="of:=[.F46]*100" office:value-type="float" office:value="170" calcext:value-type="float">
            <text:p>170</text:p>
          </table:table-cell>
          <table:table-cell office:value-type="float" office:value="0.001211307" calcext:value-type="float">
            <text:p>1.21131E-03</text:p>
          </table:table-cell>
          <table:table-cell/>
          <table:table-cell table:formula="of:=100*([.D46]-[.H46])/[.D46]" office:value-type="float" office:value="-9.09686110883061" calcext:value-type="float">
            <text:p>-9.096861108830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float" office:value="0.0339374" calcext:value-type="float">
            <text:p>3.39374E-02</text:p>
          </table:table-cell>
          <table:table-cell table:formula="of:=[.C47]/[.$C$205]" office:value-type="float" office:value="0.000983348603274214" calcext:value-type="float">
            <text:p>9.83349E-04</text:p>
          </table:table-cell>
          <table:table-cell/>
          <table:table-cell table:style-name="ce3" office:value-type="float" office:value="1.74" calcext:value-type="float">
            <text:p>1.74E+00</text:p>
          </table:table-cell>
          <table:table-cell table:style-name="ce4" table:formula="of:=[.F47]*100" office:value-type="float" office:value="174" calcext:value-type="float">
            <text:p>174</text:p>
          </table:table-cell>
          <table:table-cell office:value-type="float" office:value="0.001068946" calcext:value-type="float">
            <text:p>1.06895E-03</text:p>
          </table:table-cell>
          <table:table-cell/>
          <table:table-cell table:formula="of:=100*([.D47]-[.H47])/[.D47]" office:value-type="float" office:value="-8.70468483310757" calcext:value-type="float">
            <text:p>-8.704684833107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0.0294607" calcext:value-type="float">
            <text:p>2.94607E-02</text:p>
          </table:table-cell>
          <table:table-cell table:formula="of:=[.C48]/[.$C$205]" office:value-type="float" office:value="0.000853634580035025" calcext:value-type="float">
            <text:p>8.53635E-04</text:p>
          </table:table-cell>
          <table:table-cell/>
          <table:table-cell table:style-name="ce3" office:value-type="float" office:value="1.78" calcext:value-type="float">
            <text:p>1.78E+00</text:p>
          </table:table-cell>
          <table:table-cell table:style-name="ce4" table:formula="of:=[.F48]*100" office:value-type="float" office:value="178" calcext:value-type="float">
            <text:p>178</text:p>
          </table:table-cell>
          <table:table-cell office:value-type="float" office:value="0.0009251695" calcext:value-type="float">
            <text:p>9.25170E-04</text:p>
          </table:table-cell>
          <table:table-cell/>
          <table:table-cell table:formula="of:=100*([.D48]-[.H48])/[.D48]" office:value-type="float" office:value="-8.38004008249528" calcext:value-type="float">
            <text:p>-8.380040082495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office:value-type="float" office:value="0.0252625" calcext:value-type="float">
            <text:p>2.52625E-02</text:p>
          </table:table-cell>
          <table:table-cell table:formula="of:=[.C49]/[.$C$205]" office:value-type="float" office:value="0.000731990196367867" calcext:value-type="float">
            <text:p>7.31990E-04</text:p>
          </table:table-cell>
          <table:table-cell/>
          <table:table-cell table:style-name="ce3" office:value-type="float" office:value="1.82" calcext:value-type="float">
            <text:p>1.82E+00</text:p>
          </table:table-cell>
          <table:table-cell table:style-name="ce4" table:formula="of:=[.F49]*100" office:value-type="float" office:value="182" calcext:value-type="float">
            <text:p>182</text:p>
          </table:table-cell>
          <table:table-cell office:value-type="float" office:value="0.000780275" calcext:value-type="float">
            <text:p>7.80275E-04</text:p>
          </table:table-cell>
          <table:table-cell/>
          <table:table-cell table:formula="of:=100*([.D49]-[.H49])/[.D49]" office:value-type="float" office:value="-6.59637299402674" calcext:value-type="float">
            <text:p>-6.596372994026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office:value-type="float" office:value="0.0209243" calcext:value-type="float">
            <text:p>2.09243E-02</text:p>
          </table:table-cell>
          <table:table-cell table:formula="of:=[.C50]/[.$C$205]" office:value-type="float" office:value="0.000606289261389813" calcext:value-type="float">
            <text:p>6.06289E-04</text:p>
          </table:table-cell>
          <table:table-cell/>
          <table:table-cell table:style-name="ce3" office:value-type="float" office:value="1.86" calcext:value-type="float">
            <text:p>1.86E+00</text:p>
          </table:table-cell>
          <table:table-cell table:style-name="ce4" table:formula="of:=[.F50]*100" office:value-type="float" office:value="186" calcext:value-type="float">
            <text:p>186</text:p>
          </table:table-cell>
          <table:table-cell office:value-type="float" office:value="0.0006347744" calcext:value-type="float">
            <text:p>6.34774E-04</text:p>
          </table:table-cell>
          <table:table-cell/>
          <table:table-cell table:formula="of:=100*([.D50]-[.H50])/[.D50]" office:value-type="float" office:value="-4.69827529930013" calcext:value-type="float">
            <text:p>-4.698275299300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0.0160311" calcext:value-type="float">
            <text:p>1.60311E-02</text:p>
          </table:table-cell>
          <table:table-cell table:formula="of:=[.C51]/[.$C$205]" office:value-type="float" office:value="0.000464506998000709" calcext:value-type="float">
            <text:p>4.64507E-04</text:p>
          </table:table-cell>
          <table:table-cell/>
          <table:table-cell table:style-name="ce3" office:value-type="float" office:value="1.9" calcext:value-type="float">
            <text:p>1.90E+00</text:p>
          </table:table-cell>
          <table:table-cell table:style-name="ce4" table:formula="of:=[.F51]*100" office:value-type="float" office:value="190" calcext:value-type="float">
            <text:p>190</text:p>
          </table:table-cell>
          <table:table-cell office:value-type="float" office:value="0.0004897735" calcext:value-type="float">
            <text:p>4.89774E-04</text:p>
          </table:table-cell>
          <table:table-cell/>
          <table:table-cell table:formula="of:=100*([.D51]-[.H51])/[.D51]" office:value-type="float" office:value="-5.43942332581447" calcext:value-type="float">
            <text:p>-5.439423325814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float" office:value="0.0111998" calcext:value-type="float">
            <text:p>1.11998E-02</text:p>
          </table:table-cell>
          <table:table-cell table:formula="of:=[.C52]/[.$C$205]" office:value-type="float" office:value="0.000324518309798351" calcext:value-type="float">
            <text:p>3.24518E-04</text:p>
          </table:table-cell>
          <table:table-cell/>
          <table:table-cell table:style-name="ce3" office:value-type="float" office:value="1.94" calcext:value-type="float">
            <text:p>1.94E+00</text:p>
          </table:table-cell>
          <table:table-cell table:style-name="ce4" table:formula="of:=[.F52]*100" office:value-type="float" office:value="194" calcext:value-type="float">
            <text:p>194</text:p>
          </table:table-cell>
          <table:table-cell office:value-type="float" office:value="0.0003479784" calcext:value-type="float">
            <text:p>3.47978E-04</text:p>
          </table:table-cell>
          <table:table-cell/>
          <table:table-cell table:formula="of:=100*([.D52]-[.H52])/[.D52]" office:value-type="float" office:value="-7.22920386717993" calcext:value-type="float">
            <text:p>-7.229203867179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float" office:value="0.00636333" calcext:value-type="float">
            <text:p>6.36333E-03</text:p>
          </table:table-cell>
          <table:table-cell table:formula="of:=[.C53]/[.$C$205]" office:value-type="float" office:value="0.000184379818951154" calcext:value-type="float">
            <text:p>1.84380E-04</text:p>
          </table:table-cell>
          <table:table-cell/>
          <table:table-cell table:style-name="ce3" office:value-type="float" office:value="1.98" calcext:value-type="float">
            <text:p>1.98E+00</text:p>
          </table:table-cell>
          <table:table-cell table:style-name="ce4" table:formula="of:=[.F53]*100" office:value-type="float" office:value="198" calcext:value-type="float">
            <text:p>198</text:p>
          </table:table-cell>
          <table:table-cell office:value-type="float" office:value="0.0002162228" calcext:value-type="float">
            <text:p>2.16223E-04</text:p>
          </table:table-cell>
          <table:table-cell/>
          <table:table-cell table:formula="of:=100*([.D53]-[.H53])/[.D53]" office:value-type="float" office:value="-17.2703179935768" calcext:value-type="float">
            <text:p>-17.2703179935768</text:p>
          </table:table-cell>
          <table:table-cell table:number-columns-repeated="4"/>
        </table:table-row>
        <table:table-row table:style-name="ro1">
          <table:table-cell/>
          <table:table-cell table:formula="of:=[.B4]" office:value-type="float" office:value="2" calcext:value-type="float">
            <text:p>2</text:p>
          </table:table-cell>
          <table:table-cell office:value-type="float" office:value="0.143943" calcext:value-type="float">
            <text:p>1.43943E-01</text:p>
          </table:table-cell>
          <table:table-cell table:formula="of:=[.C54]/[.$C$205]" office:value-type="float" office:value="0.00417080118103038" calcext:value-type="float">
            <text:p>4.17080E-03</text:p>
          </table:table-cell>
          <table:table-cell table:style-name="ce6" office:value-type="string" calcext:value-type="string">
            <text:p>Serpent_2g</text:p>
          </table:table-cell>
          <table:table-cell/>
          <table:table-cell table:style-name="ce4" table:formula="of:=[.G4]" office:value-type="float" office:value="2" calcext:value-type="float">
            <text:p>2</text:p>
          </table:table-cell>
          <table:table-cell office:value-type="float" office:value="0.004064574" calcext:value-type="float">
            <text:p>4.06457E-03</text:p>
          </table:table-cell>
          <table:table-cell table:style-name="ce1" office:value-type="string" calcext:value-type="string">
            <text:p>Almost_2g</text:p>
          </table:table-cell>
          <table:table-cell table:formula="of:=100*([.D54]-[.H54])/[.D54]" office:value-type="float" office:value="2.54692507313742" calcext:value-type="float">
            <text:p>2.54692507313742</text:p>
          </table:table-cell>
          <table:table-cell table:number-columns-repeated="4"/>
        </table:table-row>
        <table:table-row table:style-name="ro1">
          <table:table-cell/>
          <table:table-cell table:formula="of:=[.B5]" office:value-type="float" office:value="6" calcext:value-type="float">
            <text:p>6</text:p>
          </table:table-cell>
          <table:table-cell office:value-type="float" office:value="0.143068" calcext:value-type="float">
            <text:p>1.43068E-01</text:p>
          </table:table-cell>
          <table:table-cell table:formula="of:=[.C55]/[.$C$205]" office:value-type="float" office:value="0.00414544773533728" calcext:value-type="float">
            <text:p>4.14545E-03</text:p>
          </table:table-cell>
          <table:table-cell table:number-columns-repeated="2"/>
          <table:table-cell table:style-name="ce4" table:formula="of:=[.G5]" office:value-type="float" office:value="6" calcext:value-type="float">
            <text:p>6</text:p>
          </table:table-cell>
          <table:table-cell office:value-type="float" office:value="0.004061321" calcext:value-type="float">
            <text:p>4.06132E-03</text:p>
          </table:table-cell>
          <table:table-cell/>
          <table:table-cell table:formula="of:=100*([.D55]-[.H55])/[.D55]" office:value-type="float" office:value="2.0293763353992" calcext:value-type="float">
            <text:p>2.0293763353992</text:p>
          </table:table-cell>
          <table:table-cell table:number-columns-repeated="4"/>
        </table:table-row>
        <table:table-row table:style-name="ro1">
          <table:table-cell/>
          <table:table-cell table:formula="of:=[.B6]" office:value-type="float" office:value="10" calcext:value-type="float">
            <text:p>10</text:p>
          </table:table-cell>
          <table:table-cell office:value-type="float" office:value="0.144176" calcext:value-type="float">
            <text:p>1.44176E-01</text:p>
          </table:table-cell>
          <table:table-cell table:formula="of:=[.C56]/[.$C$205]" office:value-type="float" office:value="0.00417755244142637" calcext:value-type="float">
            <text:p>4.17755E-03</text:p>
          </table:table-cell>
          <table:table-cell table:number-columns-repeated="2"/>
          <table:table-cell table:style-name="ce4" table:formula="of:=[.G6]" office:value-type="float" office:value="10" calcext:value-type="float">
            <text:p>10</text:p>
          </table:table-cell>
          <table:table-cell office:value-type="float" office:value="0.004054812" calcext:value-type="float">
            <text:p>4.05481E-03</text:p>
          </table:table-cell>
          <table:table-cell/>
          <table:table-cell table:formula="of:=100*([.D56]-[.H56])/[.D56]" office:value-type="float" office:value="2.93809456966282" calcext:value-type="float">
            <text:p>2.93809456966282</text:p>
          </table:table-cell>
          <table:table-cell table:number-columns-repeated="4"/>
        </table:table-row>
        <table:table-row table:style-name="ro1">
          <table:table-cell/>
          <table:table-cell table:formula="of:=[.B7]" office:value-type="float" office:value="14" calcext:value-type="float">
            <text:p>14</text:p>
          </table:table-cell>
          <table:table-cell office:value-type="float" office:value="0.142828" calcext:value-type="float">
            <text:p>1.42828E-01</text:p>
          </table:table-cell>
          <table:table-cell table:formula="of:=[.C57]/[.$C$205]" office:value-type="float" office:value="0.00413849364737574" calcext:value-type="float">
            <text:p>4.13849E-03</text:p>
          </table:table-cell>
          <table:table-cell table:number-columns-repeated="2"/>
          <table:table-cell table:style-name="ce4" table:formula="of:=[.G7]" office:value-type="float" office:value="14" calcext:value-type="float">
            <text:p>14</text:p>
          </table:table-cell>
          <table:table-cell office:value-type="float" office:value="0.004045044" calcext:value-type="float">
            <text:p>4.04504E-03</text:p>
          </table:table-cell>
          <table:table-cell/>
          <table:table-cell table:formula="of:=100*([.D57]-[.H57])/[.D57]" office:value-type="float" office:value="2.25805946168357" calcext:value-type="float">
            <text:p>2.25805946168357</text:p>
          </table:table-cell>
          <table:table-cell table:number-columns-repeated="4"/>
        </table:table-row>
        <table:table-row table:style-name="ro1">
          <table:table-cell/>
          <table:table-cell table:formula="of:=[.B8]" office:value-type="float" office:value="18" calcext:value-type="float">
            <text:p>18</text:p>
          </table:table-cell>
          <table:table-cell office:value-type="float" office:value="0.141843" calcext:value-type="float">
            <text:p>1.41843E-01</text:p>
          </table:table-cell>
          <table:table-cell table:formula="of:=[.C58]/[.$C$205]" office:value-type="float" office:value="0.00410995291136694" calcext:value-type="float">
            <text:p>4.10995E-03</text:p>
          </table:table-cell>
          <table:table-cell table:number-columns-repeated="2"/>
          <table:table-cell table:style-name="ce4" table:formula="of:=[.G8]" office:value-type="float" office:value="18" calcext:value-type="float">
            <text:p>18</text:p>
          </table:table-cell>
          <table:table-cell office:value-type="float" office:value="0.004032009" calcext:value-type="float">
            <text:p>4.03201E-03</text:p>
          </table:table-cell>
          <table:table-cell/>
          <table:table-cell table:formula="of:=100*([.D58]-[.H58])/[.D58]" office:value-type="float" office:value="1.89646726003526" calcext:value-type="float">
            <text:p>1.89646726003526</text:p>
          </table:table-cell>
          <table:table-cell table:number-columns-repeated="4"/>
        </table:table-row>
        <table:table-row table:style-name="ro1">
          <table:table-cell/>
          <table:table-cell table:formula="of:=[.B9]" office:value-type="float" office:value="22" calcext:value-type="float">
            <text:p>22</text:p>
          </table:table-cell>
          <table:table-cell office:value-type="float" office:value="0.140672" calcext:value-type="float">
            <text:p>1.40672E-01</text:p>
          </table:table-cell>
          <table:table-cell table:formula="of:=[.C59]/[.$C$205]" office:value-type="float" office:value="0.00407602275718795" calcext:value-type="float">
            <text:p>4.07602E-03</text:p>
          </table:table-cell>
          <table:table-cell table:number-columns-repeated="2"/>
          <table:table-cell table:style-name="ce4" table:formula="of:=[.G9]" office:value-type="float" office:value="22" calcext:value-type="float">
            <text:p>22</text:p>
          </table:table-cell>
          <table:table-cell office:value-type="float" office:value="0.004015699" calcext:value-type="float">
            <text:p>4.01570E-03</text:p>
          </table:table-cell>
          <table:table-cell/>
          <table:table-cell table:formula="of:=100*([.D59]-[.H59])/[.D59]" office:value-type="float" office:value="1.47996615282801" calcext:value-type="float">
            <text:p>1.47996615282801</text:p>
          </table:table-cell>
          <table:table-cell table:number-columns-repeated="4"/>
        </table:table-row>
        <table:table-row table:style-name="ro1">
          <table:table-cell/>
          <table:table-cell table:formula="of:=[.B10]" office:value-type="float" office:value="26" calcext:value-type="float">
            <text:p>26</text:p>
          </table:table-cell>
          <table:table-cell office:value-type="float" office:value="0.14006" calcext:value-type="float">
            <text:p>1.40060E-01</text:p>
          </table:table-cell>
          <table:table-cell table:formula="of:=[.C60]/[.$C$205]" office:value-type="float" office:value="0.00405828983288603" calcext:value-type="float">
            <text:p>4.05829E-03</text:p>
          </table:table-cell>
          <table:table-cell table:number-columns-repeated="2"/>
          <table:table-cell table:style-name="ce4" table:formula="of:=[.G10]" office:value-type="float" office:value="26" calcext:value-type="float">
            <text:p>26</text:p>
          </table:table-cell>
          <table:table-cell office:value-type="float" office:value="0.003996103" calcext:value-type="float">
            <text:p>3.99610E-03</text:p>
          </table:table-cell>
          <table:table-cell/>
          <table:table-cell table:formula="of:=100*([.D60]-[.H60])/[.D60]" office:value-type="float" office:value="1.53234084914557" calcext:value-type="float">
            <text:p>1.53234084914557</text:p>
          </table:table-cell>
          <table:table-cell table:number-columns-repeated="4"/>
        </table:table-row>
        <table:table-row table:style-name="ro1">
          <table:table-cell/>
          <table:table-cell table:formula="of:=[.B11]" office:value-type="float" office:value="30" calcext:value-type="float">
            <text:p>30</text:p>
          </table:table-cell>
          <table:table-cell office:value-type="float" office:value="0.13844" calcext:value-type="float">
            <text:p>1.38440E-01</text:p>
          </table:table-cell>
          <table:table-cell table:formula="of:=[.C61]/[.$C$205]" office:value-type="float" office:value="0.00401134973914567" calcext:value-type="float">
            <text:p>4.01135E-03</text:p>
          </table:table-cell>
          <table:table-cell table:number-columns-repeated="2"/>
          <table:table-cell table:style-name="ce4" table:formula="of:=[.G11]" office:value-type="float" office:value="30" calcext:value-type="float">
            <text:p>30</text:p>
          </table:table-cell>
          <table:table-cell office:value-type="float" office:value="0.003973209" calcext:value-type="float">
            <text:p>3.97321E-03</text:p>
          </table:table-cell>
          <table:table-cell/>
          <table:table-cell table:formula="of:=100*([.D61]-[.H61])/[.D61]" office:value-type="float" office:value="0.950820587231894" calcext:value-type="float">
            <text:p>0.950820587231894</text:p>
          </table:table-cell>
          <table:table-cell table:number-columns-repeated="4"/>
        </table:table-row>
        <table:table-row table:style-name="ro1">
          <table:table-cell/>
          <table:table-cell table:formula="of:=[.B12]" office:value-type="float" office:value="34" calcext:value-type="float">
            <text:p>34</text:p>
          </table:table-cell>
          <table:table-cell office:value-type="float" office:value="0.13804" calcext:value-type="float">
            <text:p>1.38040E-01</text:p>
          </table:table-cell>
          <table:table-cell table:formula="of:=[.C62]/[.$C$205]" office:value-type="float" office:value="0.00399975959254311" calcext:value-type="float">
            <text:p>3.99976E-03</text:p>
          </table:table-cell>
          <table:table-cell table:number-columns-repeated="2"/>
          <table:table-cell table:style-name="ce4" table:formula="of:=[.G12]" office:value-type="float" office:value="34" calcext:value-type="float">
            <text:p>34</text:p>
          </table:table-cell>
          <table:table-cell office:value-type="float" office:value="0.003947005" calcext:value-type="float">
            <text:p>3.94701E-03</text:p>
          </table:table-cell>
          <table:table-cell/>
          <table:table-cell table:formula="of:=100*([.D62]-[.H62])/[.D62]" office:value-type="float" office:value="1.31894408457607" calcext:value-type="float">
            <text:p>1.31894408457607</text:p>
          </table:table-cell>
          <table:table-cell table:number-columns-repeated="4"/>
        </table:table-row>
        <table:table-row table:style-name="ro1">
          <table:table-cell/>
          <table:table-cell table:formula="of:=[.B13]" office:value-type="float" office:value="38" calcext:value-type="float">
            <text:p>38</text:p>
          </table:table-cell>
          <table:table-cell office:value-type="float" office:value="0.136544" calcext:value-type="float">
            <text:p>1.36544E-01</text:p>
          </table:table-cell>
          <table:table-cell table:formula="of:=[.C63]/[.$C$205]" office:value-type="float" office:value="0.00395641244424954" calcext:value-type="float">
            <text:p>3.95641E-03</text:p>
          </table:table-cell>
          <table:table-cell table:number-columns-repeated="2"/>
          <table:table-cell table:style-name="ce4" table:formula="of:=[.G13]" office:value-type="float" office:value="38" calcext:value-type="float">
            <text:p>38</text:p>
          </table:table-cell>
          <table:table-cell office:value-type="float" office:value="0.003917475" calcext:value-type="float">
            <text:p>3.91748E-03</text:p>
          </table:table-cell>
          <table:table-cell/>
          <table:table-cell table:formula="of:=100*([.D63]-[.H63])/[.D63]" office:value-type="float" office:value="0.984160392734935" calcext:value-type="float">
            <text:p>0.984160392734935</text:p>
          </table:table-cell>
          <table:table-cell table:number-columns-repeated="4"/>
        </table:table-row>
        <table:table-row table:style-name="ro1">
          <table:table-cell/>
          <table:table-cell table:formula="of:=[.B14]" office:value-type="float" office:value="42" calcext:value-type="float">
            <text:p>42</text:p>
          </table:table-cell>
          <table:table-cell office:value-type="float" office:value="0.136361" calcext:value-type="float">
            <text:p>1.36361E-01</text:p>
          </table:table-cell>
          <table:table-cell table:formula="of:=[.C64]/[.$C$205]" office:value-type="float" office:value="0.00395110995217887" calcext:value-type="float">
            <text:p>3.95111E-03</text:p>
          </table:table-cell>
          <table:table-cell table:number-columns-repeated="2"/>
          <table:table-cell table:style-name="ce4" table:formula="of:=[.G14]" office:value-type="float" office:value="42" calcext:value-type="float">
            <text:p>42</text:p>
          </table:table-cell>
          <table:table-cell office:value-type="float" office:value="0.003884604" calcext:value-type="float">
            <text:p>3.88460E-03</text:p>
          </table:table-cell>
          <table:table-cell/>
          <table:table-cell table:formula="of:=100*([.D64]-[.H64])/[.D64]" office:value-type="float" office:value="1.68322200555805" calcext:value-type="float">
            <text:p>1.68322200555805</text:p>
          </table:table-cell>
          <table:table-cell table:number-columns-repeated="4"/>
        </table:table-row>
        <table:table-row table:style-name="ro1">
          <table:table-cell/>
          <table:table-cell table:formula="of:=[.B15]" office:value-type="float" office:value="46" calcext:value-type="float">
            <text:p>46</text:p>
          </table:table-cell>
          <table:table-cell office:value-type="float" office:value="0.134508" calcext:value-type="float">
            <text:p>1.34508E-01</text:p>
          </table:table-cell>
          <table:table-cell table:formula="of:=[.C65]/[.$C$205]" office:value-type="float" office:value="0.00389741859804251" calcext:value-type="float">
            <text:p>3.89742E-03</text:p>
          </table:table-cell>
          <table:table-cell table:number-columns-repeated="2"/>
          <table:table-cell table:style-name="ce4" table:formula="of:=[.G15]" office:value-type="float" office:value="46" calcext:value-type="float">
            <text:p>46</text:p>
          </table:table-cell>
          <table:table-cell office:value-type="float" office:value="0.003848377" calcext:value-type="float">
            <text:p>3.84838E-03</text:p>
          </table:table-cell>
          <table:table-cell/>
          <table:table-cell table:formula="of:=100*([.D65]-[.H65])/[.D65]" office:value-type="float" office:value="1.25830974551068" calcext:value-type="float">
            <text:p>1.25830974551068</text:p>
          </table:table-cell>
          <table:table-cell table:number-columns-repeated="4"/>
        </table:table-row>
        <table:table-row table:style-name="ro1">
          <table:table-cell/>
          <table:table-cell table:formula="of:=[.B16]" office:value-type="float" office:value="50" calcext:value-type="float">
            <text:p>50</text:p>
          </table:table-cell>
          <table:table-cell office:value-type="float" office:value="0.13255" calcext:value-type="float">
            <text:p>1.32550E-01</text:p>
          </table:table-cell>
          <table:table-cell table:formula="of:=[.C66]/[.$C$205]" office:value-type="float" office:value="0.00384068483042299" calcext:value-type="float">
            <text:p>3.84068E-03</text:p>
          </table:table-cell>
          <table:table-cell table:number-columns-repeated="2"/>
          <table:table-cell table:style-name="ce4" table:formula="of:=[.G16]" office:value-type="float" office:value="50" calcext:value-type="float">
            <text:p>50</text:p>
          </table:table-cell>
          <table:table-cell office:value-type="float" office:value="0.003808778" calcext:value-type="float">
            <text:p>3.80878E-03</text:p>
          </table:table-cell>
          <table:table-cell/>
          <table:table-cell table:formula="of:=100*([.D66]-[.H66])/[.D66]" office:value-type="float" office:value="0.830758883682578" calcext:value-type="float">
            <text:p>0.830758883682578</text:p>
          </table:table-cell>
          <table:table-cell table:number-columns-repeated="4"/>
        </table:table-row>
        <table:table-row table:style-name="ro1">
          <table:table-cell/>
          <table:table-cell table:formula="of:=[.B17]" office:value-type="float" office:value="54" calcext:value-type="float">
            <text:p>54</text:p>
          </table:table-cell>
          <table:table-cell office:value-type="float" office:value="0.131546" calcext:value-type="float">
            <text:p>1.31546E-01</text:p>
          </table:table-cell>
          <table:table-cell table:formula="of:=[.C67]/[.$C$205]" office:value-type="float" office:value="0.00381159356245056" calcext:value-type="float">
            <text:p>3.81159E-03</text:p>
          </table:table-cell>
          <table:table-cell table:number-columns-repeated="2"/>
          <table:table-cell table:style-name="ce4" table:formula="of:=[.G17]" office:value-type="float" office:value="54" calcext:value-type="float">
            <text:p>54</text:p>
          </table:table-cell>
          <table:table-cell office:value-type="float" office:value="0.003765794" calcext:value-type="float">
            <text:p>3.76579E-03</text:p>
          </table:table-cell>
          <table:table-cell/>
          <table:table-cell table:formula="of:=100*([.D67]-[.H67])/[.D67]" office:value-type="float" office:value="1.20158568063902" calcext:value-type="float">
            <text:p>1.20158568063902</text:p>
          </table:table-cell>
          <table:table-cell table:number-columns-repeated="4"/>
        </table:table-row>
        <table:table-row table:style-name="ro1">
          <table:table-cell/>
          <table:table-cell table:formula="of:=[.B18]" office:value-type="float" office:value="58" calcext:value-type="float">
            <text:p>58</text:p>
          </table:table-cell>
          <table:table-cell office:value-type="float" office:value="0.13059" calcext:value-type="float">
            <text:p>1.30590E-01</text:p>
          </table:table-cell>
          <table:table-cell table:formula="of:=[.C68]/[.$C$205]" office:value-type="float" office:value="0.00378389311207045" calcext:value-type="float">
            <text:p>3.78389E-03</text:p>
          </table:table-cell>
          <table:table-cell table:number-columns-repeated="2"/>
          <table:table-cell table:style-name="ce4" table:formula="of:=[.G18]" office:value-type="float" office:value="58" calcext:value-type="float">
            <text:p>58</text:p>
          </table:table-cell>
          <table:table-cell office:value-type="float" office:value="0.00371941" calcext:value-type="float">
            <text:p>3.71941E-03</text:p>
          </table:table-cell>
          <table:table-cell/>
          <table:table-cell table:formula="of:=100*([.D68]-[.H68])/[.D68]" office:value-type="float" office:value="1.70414729382157" calcext:value-type="float">
            <text:p>1.70414729382157</text:p>
          </table:table-cell>
          <table:table-cell table:number-columns-repeated="4"/>
        </table:table-row>
        <table:table-row table:style-name="ro1">
          <table:table-cell/>
          <table:table-cell table:formula="of:=[.B19]" office:value-type="float" office:value="62" calcext:value-type="float">
            <text:p>62</text:p>
          </table:table-cell>
          <table:table-cell office:value-type="float" office:value="0.128046" calcext:value-type="float">
            <text:p>1.28046E-01</text:p>
          </table:table-cell>
          <table:table-cell table:formula="of:=[.C69]/[.$C$205]" office:value-type="float" office:value="0.00371017977967817" calcext:value-type="float">
            <text:p>3.71018E-03</text:p>
          </table:table-cell>
          <table:table-cell table:number-columns-repeated="2"/>
          <table:table-cell table:style-name="ce4" table:formula="of:=[.G19]" office:value-type="float" office:value="62" calcext:value-type="float">
            <text:p>62</text:p>
          </table:table-cell>
          <table:table-cell office:value-type="float" office:value="0.003669613" calcext:value-type="float">
            <text:p>3.66961E-03</text:p>
          </table:table-cell>
          <table:table-cell/>
          <table:table-cell table:formula="of:=100*([.D69]-[.H69])/[.D69]" office:value-type="float" office:value="1.09339121247898" calcext:value-type="float">
            <text:p>1.09339121247898</text:p>
          </table:table-cell>
          <table:table-cell table:number-columns-repeated="4"/>
        </table:table-row>
        <table:table-row table:style-name="ro1">
          <table:table-cell/>
          <table:table-cell table:formula="of:=[.B20]" office:value-type="float" office:value="66" calcext:value-type="float">
            <text:p>66</text:p>
          </table:table-cell>
          <table:table-cell office:value-type="float" office:value="0.126967" calcext:value-type="float">
            <text:p>1.26967E-01</text:p>
          </table:table-cell>
          <table:table-cell table:formula="of:=[.C70]/[.$C$205]" office:value-type="float" office:value="0.00367891535921777" calcext:value-type="float">
            <text:p>3.67892E-03</text:p>
          </table:table-cell>
          <table:table-cell table:number-columns-repeated="2"/>
          <table:table-cell table:style-name="ce4" table:formula="of:=[.G20]" office:value-type="float" office:value="66" calcext:value-type="float">
            <text:p>66</text:p>
          </table:table-cell>
          <table:table-cell office:value-type="float" office:value="0.003616395" calcext:value-type="float">
            <text:p>3.61640E-03</text:p>
          </table:table-cell>
          <table:table-cell/>
          <table:table-cell table:formula="of:=100*([.D70]-[.H70])/[.D70]" office:value-type="float" office:value="1.69942369185314" calcext:value-type="float">
            <text:p>1.69942369185314</text:p>
          </table:table-cell>
          <table:table-cell table:number-columns-repeated="4"/>
        </table:table-row>
        <table:table-row table:style-name="ro1">
          <table:table-cell/>
          <table:table-cell table:formula="of:=[.B21]" office:value-type="float" office:value="70" calcext:value-type="float">
            <text:p>70</text:p>
          </table:table-cell>
          <table:table-cell office:value-type="float" office:value="0.12393" calcext:value-type="float">
            <text:p>1.23930E-01</text:p>
          </table:table-cell>
          <table:table-cell table:formula="of:=[.C71]/[.$C$205]" office:value-type="float" office:value="0.00359091717113784" calcext:value-type="float">
            <text:p>3.59092E-03</text:p>
          </table:table-cell>
          <table:table-cell table:number-columns-repeated="2"/>
          <table:table-cell table:style-name="ce4" table:formula="of:=[.G21]" office:value-type="float" office:value="70" calcext:value-type="float">
            <text:p>70</text:p>
          </table:table-cell>
          <table:table-cell office:value-type="float" office:value="0.003559746" calcext:value-type="float">
            <text:p>3.55975E-03</text:p>
          </table:table-cell>
          <table:table-cell/>
          <table:table-cell table:formula="of:=100*([.D71]-[.H71])/[.D71]" office:value-type="float" office:value="0.868055977129782" calcext:value-type="float">
            <text:p>0.868055977129782</text:p>
          </table:table-cell>
          <table:table-cell table:number-columns-repeated="4"/>
        </table:table-row>
        <table:table-row table:style-name="ro1">
          <table:table-cell/>
          <table:table-cell table:formula="of:=[.B22]" office:value-type="float" office:value="74" calcext:value-type="float">
            <text:p>74</text:p>
          </table:table-cell>
          <table:table-cell office:value-type="float" office:value="0.122547" calcext:value-type="float">
            <text:p>1.22547E-01</text:p>
          </table:table-cell>
          <table:table-cell table:formula="of:=[.C72]/[.$C$205]" office:value-type="float" office:value="0.00355084423925949" calcext:value-type="float">
            <text:p>3.55084E-03</text:p>
          </table:table-cell>
          <table:table-cell table:number-columns-repeated="2"/>
          <table:table-cell table:style-name="ce4" table:formula="of:=[.G22]" office:value-type="float" office:value="74" calcext:value-type="float">
            <text:p>74</text:p>
          </table:table-cell>
          <table:table-cell office:value-type="float" office:value="0.003499661" calcext:value-type="float">
            <text:p>3.49966E-03</text:p>
          </table:table-cell>
          <table:table-cell/>
          <table:table-cell table:formula="of:=100*([.D72]-[.H72])/[.D72]" office:value-type="float" office:value="1.44143859349256" calcext:value-type="float">
            <text:p>1.44143859349256</text:p>
          </table:table-cell>
          <table:table-cell table:number-columns-repeated="4"/>
        </table:table-row>
        <table:table-row table:style-name="ro1">
          <table:table-cell/>
          <table:table-cell table:formula="of:=[.B23]" office:value-type="float" office:value="78" calcext:value-type="float">
            <text:p>78</text:p>
          </table:table-cell>
          <table:table-cell office:value-type="float" office:value="0.119799" calcext:value-type="float">
            <text:p>1.19799E-01</text:p>
          </table:table-cell>
          <table:table-cell table:formula="of:=[.C73]/[.$C$205]" office:value-type="float" office:value="0.00347121993209991" calcext:value-type="float">
            <text:p>3.47122E-03</text:p>
          </table:table-cell>
          <table:table-cell table:number-columns-repeated="2"/>
          <table:table-cell table:style-name="ce4" table:formula="of:=[.G23]" office:value-type="float" office:value="78" calcext:value-type="float">
            <text:p>78</text:p>
          </table:table-cell>
          <table:table-cell office:value-type="float" office:value="0.003436141" calcext:value-type="float">
            <text:p>3.43614E-03</text:p>
          </table:table-cell>
          <table:table-cell/>
          <table:table-cell table:formula="of:=100*([.D73]-[.H73])/[.D73]" office:value-type="float" office:value="1.01056495370757" calcext:value-type="float">
            <text:p>1.01056495370757</text:p>
          </table:table-cell>
          <table:table-cell table:number-columns-repeated="4"/>
        </table:table-row>
        <table:table-row table:style-name="ro1">
          <table:table-cell/>
          <table:table-cell table:formula="of:=[.B24]" office:value-type="float" office:value="82" calcext:value-type="float">
            <text:p>82</text:p>
          </table:table-cell>
          <table:table-cell office:value-type="float" office:value="0.117788" calcext:value-type="float">
            <text:p>1.17788E-01</text:p>
          </table:table-cell>
          <table:table-cell table:formula="of:=[.C74]/[.$C$205]" office:value-type="float" office:value="0.00341295047005555" calcext:value-type="float">
            <text:p>3.41295E-03</text:p>
          </table:table-cell>
          <table:table-cell table:number-columns-repeated="2"/>
          <table:table-cell table:style-name="ce4" table:formula="of:=[.G24]" office:value-type="float" office:value="82" calcext:value-type="float">
            <text:p>82</text:p>
          </table:table-cell>
          <table:table-cell office:value-type="float" office:value="0.003369186" calcext:value-type="float">
            <text:p>3.36919E-03</text:p>
          </table:table-cell>
          <table:table-cell/>
          <table:table-cell table:formula="of:=100*([.D74]-[.H74])/[.D74]" office:value-type="float" office:value="1.28230604104946" calcext:value-type="float">
            <text:p>1.28230604104946</text:p>
          </table:table-cell>
          <table:table-cell table:number-columns-repeated="4"/>
        </table:table-row>
        <table:table-row table:style-name="ro1">
          <table:table-cell/>
          <table:table-cell table:formula="of:=[.B25]" office:value-type="float" office:value="86" calcext:value-type="float">
            <text:p>86</text:p>
          </table:table-cell>
          <table:table-cell office:value-type="float" office:value="0.115771" calcext:value-type="float">
            <text:p>1.15771E-01</text:p>
          </table:table-cell>
          <table:table-cell table:formula="of:=[.C75]/[.$C$205]" office:value-type="float" office:value="0.00335450715581214" calcext:value-type="float">
            <text:p>3.35451E-03</text:p>
          </table:table-cell>
          <table:table-cell table:number-columns-repeated="2"/>
          <table:table-cell table:style-name="ce4" table:formula="of:=[.G25]" office:value-type="float" office:value="86" calcext:value-type="float">
            <text:p>86</text:p>
          </table:table-cell>
          <table:table-cell office:value-type="float" office:value="0.003298804" calcext:value-type="float">
            <text:p>3.29880E-03</text:p>
          </table:table-cell>
          <table:table-cell/>
          <table:table-cell table:formula="of:=100*([.D75]-[.H75])/[.D75]" office:value-type="float" office:value="1.66054663844228" calcext:value-type="float">
            <text:p>1.66054663844228</text:p>
          </table:table-cell>
          <table:table-cell table:number-columns-repeated="4"/>
        </table:table-row>
        <table:table-row table:style-name="ro1">
          <table:table-cell/>
          <table:table-cell table:formula="of:=[.B26]" office:value-type="float" office:value="90" calcext:value-type="float">
            <text:p>90</text:p>
          </table:table-cell>
          <table:table-cell office:value-type="float" office:value="0.112725" calcext:value-type="float">
            <text:p>1.12725E-01</text:p>
          </table:table-cell>
          <table:table-cell table:formula="of:=[.C76]/[.$C$205]" office:value-type="float" office:value="0.00326624818943366" calcext:value-type="float">
            <text:p>3.26625E-03</text:p>
          </table:table-cell>
          <table:table-cell table:number-columns-repeated="2"/>
          <table:table-cell table:style-name="ce4" table:formula="of:=[.G26]" office:value-type="float" office:value="90" calcext:value-type="float">
            <text:p>90</text:p>
          </table:table-cell>
          <table:table-cell office:value-type="float" office:value="0.003225008" calcext:value-type="float">
            <text:p>3.22501E-03</text:p>
          </table:table-cell>
          <table:table-cell/>
          <table:table-cell table:formula="of:=100*([.D76]-[.H76])/[.D76]" office:value-type="float" office:value="1.26261652641921" calcext:value-type="float">
            <text:p>1.26261652641921</text:p>
          </table:table-cell>
          <table:table-cell table:number-columns-repeated="4"/>
        </table:table-row>
        <table:table-row table:style-name="ro1">
          <table:table-cell/>
          <table:table-cell table:formula="of:=[.B27]" office:value-type="float" office:value="94" calcext:value-type="float">
            <text:p>94</text:p>
          </table:table-cell>
          <table:table-cell office:value-type="float" office:value="0.108592" calcext:value-type="float">
            <text:p>1.08592E-01</text:p>
          </table:table-cell>
          <table:table-cell table:formula="of:=[.C77]/[.$C$205]" office:value-type="float" office:value="0.00314649299966272" calcext:value-type="float">
            <text:p>3.14649E-03</text:p>
          </table:table-cell>
          <table:table-cell table:number-columns-repeated="2"/>
          <table:table-cell table:style-name="ce4" table:formula="of:=[.G27]" office:value-type="float" office:value="94" calcext:value-type="float">
            <text:p>94</text:p>
          </table:table-cell>
          <table:table-cell office:value-type="float" office:value="0.003147814" calcext:value-type="float">
            <text:p>3.14781E-03</text:p>
          </table:table-cell>
          <table:table-cell/>
          <table:table-cell table:formula="of:=100*([.D77]-[.H77])/[.D77]" office:value-type="float" office:value="-0.0419832600112134" calcext:value-type="float">
            <text:p>-0.041983260011214</text:p>
          </table:table-cell>
          <table:table-cell table:number-columns-repeated="4"/>
        </table:table-row>
        <table:table-row table:style-name="ro1">
          <table:table-cell/>
          <table:table-cell table:formula="of:=[.B28]" office:value-type="float" office:value="98" calcext:value-type="float">
            <text:p>98</text:p>
          </table:table-cell>
          <table:table-cell office:value-type="float" office:value="0.106905" calcext:value-type="float">
            <text:p>1.06905E-01</text:p>
          </table:table-cell>
          <table:table-cell table:formula="of:=[.C78]/[.$C$205]" office:value-type="float" office:value="0.00309761155636642" calcext:value-type="float">
            <text:p>3.09761E-03</text:p>
          </table:table-cell>
          <table:table-cell table:number-columns-repeated="2"/>
          <table:table-cell table:style-name="ce4" table:formula="of:=[.G28]" office:value-type="float" office:value="98" calcext:value-type="float">
            <text:p>98</text:p>
          </table:table-cell>
          <table:table-cell office:value-type="float" office:value="0.003067245" calcext:value-type="float">
            <text:p>3.06725E-03</text:p>
          </table:table-cell>
          <table:table-cell/>
          <table:table-cell table:formula="of:=100*([.D78]-[.H78])/[.D78]" office:value-type="float" office:value="0.980321638586763" calcext:value-type="float">
            <text:p>0.980321638586763</text:p>
          </table:table-cell>
          <table:table-cell table:number-columns-repeated="4"/>
        </table:table-row>
        <table:table-row table:style-name="ro1">
          <table:table-cell/>
          <table:table-cell table:formula="of:=[.B29]" office:value-type="float" office:value="102" calcext:value-type="float">
            <text:p>102</text:p>
          </table:table-cell>
          <table:table-cell office:value-type="float" office:value="0.103755" calcext:value-type="float">
            <text:p>1.03755E-01</text:p>
          </table:table-cell>
          <table:table-cell table:formula="of:=[.C79]/[.$C$205]" office:value-type="float" office:value="0.00300633915187127" calcext:value-type="float">
            <text:p>3.00634E-03</text:p>
          </table:table-cell>
          <table:table-cell table:number-columns-repeated="2"/>
          <table:table-cell table:style-name="ce4" table:formula="of:=[.G29]" office:value-type="float" office:value="102" calcext:value-type="float">
            <text:p>102</text:p>
          </table:table-cell>
          <table:table-cell office:value-type="float" office:value="0.002983333" calcext:value-type="float">
            <text:p>2.98333E-03</text:p>
          </table:table-cell>
          <table:table-cell/>
          <table:table-cell table:formula="of:=100*([.D79]-[.H79])/[.D79]" office:value-type="float" office:value="0.765254707106215" calcext:value-type="float">
            <text:p>0.765254707106215</text:p>
          </table:table-cell>
          <table:table-cell table:number-columns-repeated="4"/>
        </table:table-row>
        <table:table-row table:style-name="ro1">
          <table:table-cell/>
          <table:table-cell table:formula="of:=[.B30]" office:value-type="float" office:value="106" calcext:value-type="float">
            <text:p>106</text:p>
          </table:table-cell>
          <table:table-cell office:value-type="float" office:value="0.101064" calcext:value-type="float">
            <text:p>1.01064E-01</text:p>
          </table:table-cell>
          <table:table-cell table:formula="of:=[.C80]/[.$C$205]" office:value-type="float" office:value="0.00292836644060256" calcext:value-type="float">
            <text:p>2.92837E-03</text:p>
          </table:table-cell>
          <table:table-cell table:number-columns-repeated="2"/>
          <table:table-cell table:style-name="ce4" table:formula="of:=[.G30]" office:value-type="float" office:value="106" calcext:value-type="float">
            <text:p>106</text:p>
          </table:table-cell>
          <table:table-cell office:value-type="float" office:value="0.002896111" calcext:value-type="float">
            <text:p>2.89611E-03</text:p>
          </table:table-cell>
          <table:table-cell/>
          <table:table-cell table:formula="of:=100*([.D80]-[.H80])/[.D80]" office:value-type="float" office:value="1.10148238810985" calcext:value-type="float">
            <text:p>1.10148238810985</text:p>
          </table:table-cell>
          <table:table-cell table:number-columns-repeated="4"/>
        </table:table-row>
        <table:table-row table:style-name="ro1">
          <table:table-cell/>
          <table:table-cell table:formula="of:=[.B31]" office:value-type="float" office:value="110" calcext:value-type="float">
            <text:p>110</text:p>
          </table:table-cell>
          <table:table-cell office:value-type="float" office:value="0.0973315" calcext:value-type="float">
            <text:p>9.73315E-02</text:p>
          </table:table-cell>
          <table:table-cell table:formula="of:=[.C81]/[.$C$205]" office:value-type="float" office:value="0.00282021588511743" calcext:value-type="float">
            <text:p>2.82022E-03</text:p>
          </table:table-cell>
          <table:table-cell table:number-columns-repeated="2"/>
          <table:table-cell table:style-name="ce4" table:formula="of:=[.G31]" office:value-type="float" office:value="110" calcext:value-type="float">
            <text:p>110</text:p>
          </table:table-cell>
          <table:table-cell office:value-type="float" office:value="0.002805625" calcext:value-type="float">
            <text:p>2.80563E-03</text:p>
          </table:table-cell>
          <table:table-cell/>
          <table:table-cell table:formula="of:=100*([.D81]-[.H81])/[.D81]" office:value-type="float" office:value="0.517367666582755" calcext:value-type="float">
            <text:p>0.517367666582755</text:p>
          </table:table-cell>
          <table:table-cell table:number-columns-repeated="4"/>
        </table:table-row>
        <table:table-row table:style-name="ro1">
          <table:table-cell/>
          <table:table-cell table:formula="of:=[.B32]" office:value-type="float" office:value="114" calcext:value-type="float">
            <text:p>114</text:p>
          </table:table-cell>
          <table:table-cell office:value-type="float" office:value="0.0937583" calcext:value-type="float">
            <text:p>9.37583E-02</text:p>
          </table:table-cell>
          <table:table-cell table:formula="of:=[.C82]/[.$C$205]" office:value-type="float" office:value="0.00271668110551677" calcext:value-type="float">
            <text:p>2.71668E-03</text:p>
          </table:table-cell>
          <table:table-cell table:number-columns-repeated="2"/>
          <table:table-cell table:style-name="ce4" table:formula="of:=[.G32]" office:value-type="float" office:value="114" calcext:value-type="float">
            <text:p>114</text:p>
          </table:table-cell>
          <table:table-cell office:value-type="float" office:value="0.002711924" calcext:value-type="float">
            <text:p>2.71192E-03</text:p>
          </table:table-cell>
          <table:table-cell/>
          <table:table-cell table:formula="of:=100*([.D82]-[.H82])/[.D82]" office:value-type="float" office:value="0.175107247851358" calcext:value-type="float">
            <text:p>0.175107247851358</text:p>
          </table:table-cell>
          <table:table-cell table:number-columns-repeated="4"/>
        </table:table-row>
        <table:table-row table:style-name="ro1">
          <table:table-cell/>
          <table:table-cell table:formula="of:=[.B33]" office:value-type="float" office:value="118" calcext:value-type="float">
            <text:p>118</text:p>
          </table:table-cell>
          <table:table-cell office:value-type="float" office:value="0.0904995" calcext:value-type="float">
            <text:p>9.04995E-02</text:p>
          </table:table-cell>
          <table:table-cell table:formula="of:=[.C83]/[.$C$205]" office:value-type="float" office:value="0.00262225618114572" calcext:value-type="float">
            <text:p>2.62226E-03</text:p>
          </table:table-cell>
          <table:table-cell table:number-columns-repeated="2"/>
          <table:table-cell table:style-name="ce4" table:formula="of:=[.G33]" office:value-type="float" office:value="118" calcext:value-type="float">
            <text:p>118</text:p>
          </table:table-cell>
          <table:table-cell office:value-type="float" office:value="0.002615067" calcext:value-type="float">
            <text:p>2.61507E-03</text:p>
          </table:table-cell>
          <table:table-cell/>
          <table:table-cell table:formula="of:=100*([.D83]-[.H83])/[.D83]" office:value-type="float" office:value="0.274160137266953" calcext:value-type="float">
            <text:p>0.274160137266953</text:p>
          </table:table-cell>
          <table:table-cell table:number-columns-repeated="4"/>
        </table:table-row>
        <table:table-row table:style-name="ro1">
          <table:table-cell/>
          <table:table-cell table:formula="of:=[.B34]" office:value-type="float" office:value="122" calcext:value-type="float">
            <text:p>122</text:p>
          </table:table-cell>
          <table:table-cell office:value-type="float" office:value="0.0867928" calcext:value-type="float">
            <text:p>8.67928E-02</text:p>
          </table:table-cell>
          <table:table-cell table:formula="of:=[.C84]/[.$C$205]" office:value-type="float" office:value="0.00251485319011646" calcext:value-type="float">
            <text:p>2.51485E-03</text:p>
          </table:table-cell>
          <table:table-cell table:number-columns-repeated="2"/>
          <table:table-cell table:style-name="ce4" table:formula="of:=[.G34]" office:value-type="float" office:value="122" calcext:value-type="float">
            <text:p>122</text:p>
          </table:table-cell>
          <table:table-cell office:value-type="float" office:value="0.00251512" calcext:value-type="float">
            <text:p>2.51512E-03</text:p>
          </table:table-cell>
          <table:table-cell/>
          <table:table-cell table:formula="of:=100*([.D84]-[.H84])/[.D84]" office:value-type="float" office:value="-0.0106093621922792" calcext:value-type="float">
            <text:p>-0.010609362192279</text:p>
          </table:table-cell>
          <table:table-cell table:number-columns-repeated="4"/>
        </table:table-row>
        <table:table-row table:style-name="ro1">
          <table:table-cell/>
          <table:table-cell table:formula="of:=[.B35]" office:value-type="float" office:value="126" calcext:value-type="float">
            <text:p>126</text:p>
          </table:table-cell>
          <table:table-cell office:value-type="float" office:value="0.0830471" calcext:value-type="float">
            <text:p>8.30471E-02</text:p>
          </table:table-cell>
          <table:table-cell table:formula="of:=[.C85]/[.$C$205]" office:value-type="float" office:value="0.00240632015979344" calcext:value-type="float">
            <text:p>2.40632E-03</text:p>
          </table:table-cell>
          <table:table-cell table:number-columns-repeated="2"/>
          <table:table-cell table:style-name="ce4" table:formula="of:=[.G35]" office:value-type="float" office:value="126" calcext:value-type="float">
            <text:p>126</text:p>
          </table:table-cell>
          <table:table-cell office:value-type="float" office:value="0.002412157" calcext:value-type="float">
            <text:p>2.41216E-03</text:p>
          </table:table-cell>
          <table:table-cell/>
          <table:table-cell table:formula="of:=100*([.D85]-[.H85])/[.D85]" office:value-type="float" office:value="-0.242562910126542" calcext:value-type="float">
            <text:p>-0.242562910126542</text:p>
          </table:table-cell>
          <table:table-cell table:number-columns-repeated="4"/>
        </table:table-row>
        <table:table-row table:style-name="ro1">
          <table:table-cell/>
          <table:table-cell table:formula="of:=[.B36]" office:value-type="float" office:value="130" calcext:value-type="float">
            <text:p>130</text:p>
          </table:table-cell>
          <table:table-cell office:value-type="float" office:value="0.0794702" calcext:value-type="float">
            <text:p>7.94702E-02</text:p>
          </table:table-cell>
          <table:table-cell table:formula="of:=[.C86]/[.$C$205]" office:value-type="float" office:value="0.00230267817133671" calcext:value-type="float">
            <text:p>2.30268E-03</text:p>
          </table:table-cell>
          <table:table-cell table:number-columns-repeated="2"/>
          <table:table-cell table:style-name="ce4" table:formula="of:=[.G36]" office:value-type="float" office:value="130" calcext:value-type="float">
            <text:p>130</text:p>
          </table:table-cell>
          <table:table-cell office:value-type="float" office:value="0.00230626" calcext:value-type="float">
            <text:p>2.30626E-03</text:p>
          </table:table-cell>
          <table:table-cell/>
          <table:table-cell table:formula="of:=100*([.D86]-[.H86])/[.D86]" office:value-type="float" office:value="-0.155550554475033" calcext:value-type="float">
            <text:p>-0.155550554475033</text:p>
          </table:table-cell>
          <table:table-cell table:number-columns-repeated="4"/>
        </table:table-row>
        <table:table-row table:style-name="ro1">
          <table:table-cell/>
          <table:table-cell table:formula="of:=[.B37]" office:value-type="float" office:value="134" calcext:value-type="float">
            <text:p>134</text:p>
          </table:table-cell>
          <table:table-cell office:value-type="float" office:value="0.0753161" calcext:value-type="float">
            <text:p>7.53161E-02</text:p>
          </table:table-cell>
          <table:table-cell table:formula="of:=[.C87]/[.$C$205]" office:value-type="float" office:value="0.00218231160133248" calcext:value-type="float">
            <text:p>2.18231E-03</text:p>
          </table:table-cell>
          <table:table-cell table:number-columns-repeated="2"/>
          <table:table-cell table:style-name="ce4" table:formula="of:=[.G37]" office:value-type="float" office:value="134" calcext:value-type="float">
            <text:p>134</text:p>
          </table:table-cell>
          <table:table-cell office:value-type="float" office:value="0.00219752" calcext:value-type="float">
            <text:p>2.19752E-03</text:p>
          </table:table-cell>
          <table:table-cell/>
          <table:table-cell table:formula="of:=100*([.D87]-[.H87])/[.D87]" office:value-type="float" office:value="-0.696894002590177" calcext:value-type="float">
            <text:p>-0.696894002590177</text:p>
          </table:table-cell>
          <table:table-cell table:number-columns-repeated="4"/>
        </table:table-row>
        <table:table-row table:style-name="ro1">
          <table:table-cell/>
          <table:table-cell table:formula="of:=[.B38]" office:value-type="float" office:value="138" calcext:value-type="float">
            <text:p>138</text:p>
          </table:table-cell>
          <table:table-cell office:value-type="float" office:value="0.0711831" calcext:value-type="float">
            <text:p>7.11831E-02</text:p>
          </table:table-cell>
          <table:table-cell table:formula="of:=[.C88]/[.$C$205]" office:value-type="float" office:value="0.00206255641156154" calcext:value-type="float">
            <text:p>2.06256E-03</text:p>
          </table:table-cell>
          <table:table-cell table:number-columns-repeated="2"/>
          <table:table-cell table:style-name="ce4" table:formula="of:=[.G38]" office:value-type="float" office:value="138" calcext:value-type="float">
            <text:p>138</text:p>
          </table:table-cell>
          <table:table-cell office:value-type="float" office:value="0.002086034" calcext:value-type="float">
            <text:p>2.08603E-03</text:p>
          </table:table-cell>
          <table:table-cell/>
          <table:table-cell table:formula="of:=100*([.D88]-[.H88])/[.D88]" office:value-type="float" office:value="-1.13827618516779" calcext:value-type="float">
            <text:p>-1.13827618516779</text:p>
          </table:table-cell>
          <table:table-cell table:number-columns-repeated="4"/>
        </table:table-row>
        <table:table-row table:style-name="ro1">
          <table:table-cell/>
          <table:table-cell table:formula="of:=[.B39]" office:value-type="float" office:value="142" calcext:value-type="float">
            <text:p>142</text:p>
          </table:table-cell>
          <table:table-cell office:value-type="float" office:value="0.0675577" calcext:value-type="float">
            <text:p>6.75577E-02</text:p>
          </table:table-cell>
          <table:table-cell table:formula="of:=[.C89]/[.$C$205]" office:value-type="float" office:value="0.00195750911782925" calcext:value-type="float">
            <text:p>1.95751E-03</text:p>
          </table:table-cell>
          <table:table-cell table:number-columns-repeated="2"/>
          <table:table-cell table:style-name="ce4" table:formula="of:=[.G39]" office:value-type="float" office:value="142" calcext:value-type="float">
            <text:p>142</text:p>
          </table:table-cell>
          <table:table-cell office:value-type="float" office:value="0.001971911" calcext:value-type="float">
            <text:p>1.97191E-03</text:p>
          </table:table-cell>
          <table:table-cell/>
          <table:table-cell table:formula="of:=100*([.D89]-[.H89])/[.D89]" office:value-type="float" office:value="-0.735724908741199" calcext:value-type="float">
            <text:p>-0.735724908741199</text:p>
          </table:table-cell>
          <table:table-cell table:number-columns-repeated="4"/>
        </table:table-row>
        <table:table-row table:style-name="ro1">
          <table:table-cell/>
          <table:table-cell table:formula="of:=[.B40]" office:value-type="float" office:value="146" calcext:value-type="float">
            <text:p>146</text:p>
          </table:table-cell>
          <table:table-cell office:value-type="float" office:value="0.0633547" calcext:value-type="float">
            <text:p>6.33547E-02</text:p>
          </table:table-cell>
          <table:table-cell table:formula="of:=[.C90]/[.$C$205]" office:value-type="float" office:value="0.00183572565240286" calcext:value-type="float">
            <text:p>1.83573E-03</text:p>
          </table:table-cell>
          <table:table-cell table:number-columns-repeated="2"/>
          <table:table-cell table:style-name="ce4" table:formula="of:=[.G40]" office:value-type="float" office:value="146" calcext:value-type="float">
            <text:p>146</text:p>
          </table:table-cell>
          <table:table-cell office:value-type="float" office:value="0.001855265" calcext:value-type="float">
            <text:p>1.85527E-03</text:p>
          </table:table-cell>
          <table:table-cell/>
          <table:table-cell table:formula="of:=100*([.D90]-[.H90])/[.D90]" office:value-type="float" office:value="-1.06439366751576" calcext:value-type="float">
            <text:p>-1.06439366751576</text:p>
          </table:table-cell>
          <table:table-cell table:number-columns-repeated="4"/>
        </table:table-row>
        <table:table-row table:style-name="ro1">
          <table:table-cell/>
          <table:table-cell table:formula="of:=[.B41]" office:value-type="float" office:value="150" calcext:value-type="float">
            <text:p>150</text:p>
          </table:table-cell>
          <table:table-cell office:value-type="float" office:value="0.0588552" calcext:value-type="float">
            <text:p>5.88552E-02</text:p>
          </table:table-cell>
          <table:table-cell table:formula="of:=[.C91]/[.$C$205]" office:value-type="float" office:value="0.00170535099080733" calcext:value-type="float">
            <text:p>1.70535E-03</text:p>
          </table:table-cell>
          <table:table-cell table:number-columns-repeated="2"/>
          <table:table-cell table:style-name="ce4" table:formula="of:=[.G41]" office:value-type="float" office:value="150" calcext:value-type="float">
            <text:p>150</text:p>
          </table:table-cell>
          <table:table-cell office:value-type="float" office:value="0.001736218" calcext:value-type="float">
            <text:p>1.73622E-03</text:p>
          </table:table-cell>
          <table:table-cell/>
          <table:table-cell table:formula="of:=100*([.D91]-[.H91])/[.D91]" office:value-type="float" office:value="-1.81000916286808" calcext:value-type="float">
            <text:p>-1.81000916286808</text:p>
          </table:table-cell>
          <table:table-cell table:number-columns-repeated="4"/>
        </table:table-row>
        <table:table-row table:style-name="ro1">
          <table:table-cell/>
          <table:table-cell table:formula="of:=[.B42]" office:value-type="float" office:value="154" calcext:value-type="float">
            <text:p>154</text:p>
          </table:table-cell>
          <table:table-cell office:value-type="float" office:value="0.0545345" calcext:value-type="float">
            <text:p>5.45345E-02</text:p>
          </table:table-cell>
          <table:table-cell table:formula="of:=[.C92]/[.$C$205]" office:value-type="float" office:value="0.00158015712474313" calcext:value-type="float">
            <text:p>1.58016E-03</text:p>
          </table:table-cell>
          <table:table-cell table:number-columns-repeated="2"/>
          <table:table-cell table:style-name="ce4" table:formula="of:=[.G42]" office:value-type="float" office:value="154" calcext:value-type="float">
            <text:p>154</text:p>
          </table:table-cell>
          <table:table-cell office:value-type="float" office:value="0.001614902" calcext:value-type="float">
            <text:p>1.61490E-03</text:p>
          </table:table-cell>
          <table:table-cell/>
          <table:table-cell table:formula="of:=100*([.D92]-[.H92])/[.D92]" office:value-type="float" office:value="-2.19882407342964" calcext:value-type="float">
            <text:p>-2.19882407342964</text:p>
          </table:table-cell>
          <table:table-cell table:number-columns-repeated="4"/>
        </table:table-row>
        <table:table-row table:style-name="ro1">
          <table:table-cell/>
          <table:table-cell table:formula="of:=[.B43]" office:value-type="float" office:value="158" calcext:value-type="float">
            <text:p>158</text:p>
          </table:table-cell>
          <table:table-cell office:value-type="float" office:value="0.0498519" calcext:value-type="float">
            <text:p>4.98519E-02</text:p>
          </table:table-cell>
          <table:table-cell table:formula="of:=[.C93]/[.$C$205]" office:value-type="float" office:value="0.00144447707354028" calcext:value-type="float">
            <text:p>1.44448E-03</text:p>
          </table:table-cell>
          <table:table-cell table:number-columns-repeated="2"/>
          <table:table-cell table:style-name="ce4" table:formula="of:=[.G43]" office:value-type="float" office:value="158" calcext:value-type="float">
            <text:p>158</text:p>
          </table:table-cell>
          <table:table-cell office:value-type="float" office:value="0.001491454" calcext:value-type="float">
            <text:p>1.49145E-03</text:p>
          </table:table-cell>
          <table:table-cell/>
          <table:table-cell table:formula="of:=100*([.D93]-[.H93])/[.D93]" office:value-type="float" office:value="-3.25217529029981" calcext:value-type="float">
            <text:p>-3.25217529029981</text:p>
          </table:table-cell>
          <table:table-cell table:number-columns-repeated="4"/>
        </table:table-row>
        <table:table-row table:style-name="ro1">
          <table:table-cell/>
          <table:table-cell table:formula="of:=[.B44]" office:value-type="float" office:value="162" calcext:value-type="float">
            <text:p>162</text:p>
          </table:table-cell>
          <table:table-cell office:value-type="float" office:value="0.0454178" calcext:value-type="float">
            <text:p>4.54178E-02</text:p>
          </table:table-cell>
          <table:table-cell table:formula="of:=[.C94]/[.$C$205]" office:value-type="float" office:value="0.00131599740091426" calcext:value-type="float">
            <text:p>1.31600E-03</text:p>
          </table:table-cell>
          <table:table-cell table:number-columns-repeated="2"/>
          <table:table-cell table:style-name="ce4" table:formula="of:=[.G44]" office:value-type="float" office:value="162" calcext:value-type="float">
            <text:p>162</text:p>
          </table:table-cell>
          <table:table-cell office:value-type="float" office:value="0.001366021" calcext:value-type="float">
            <text:p>1.36602E-03</text:p>
          </table:table-cell>
          <table:table-cell/>
          <table:table-cell table:formula="of:=100*([.D94]-[.H94])/[.D94]" office:value-type="float" office:value="-3.80119284817637" calcext:value-type="float">
            <text:p>-3.80119284817637</text:p>
          </table:table-cell>
          <table:table-cell table:number-columns-repeated="4"/>
        </table:table-row>
        <table:table-row table:style-name="ro1">
          <table:table-cell/>
          <table:table-cell table:formula="of:=[.B45]" office:value-type="float" office:value="166" calcext:value-type="float">
            <text:p>166</text:p>
          </table:table-cell>
          <table:table-cell office:value-type="float" office:value="0.0409959" calcext:value-type="float">
            <text:p>4.09959E-02</text:p>
          </table:table-cell>
          <table:table-cell table:formula="of:=[.C95]/[.$C$205]" office:value-type="float" office:value="0.00118787122775962" calcext:value-type="float">
            <text:p>1.18787E-03</text:p>
          </table:table-cell>
          <table:table-cell table:number-columns-repeated="2"/>
          <table:table-cell table:style-name="ce4" table:formula="of:=[.G45]" office:value-type="float" office:value="166" calcext:value-type="float">
            <text:p>166</text:p>
          </table:table-cell>
          <table:table-cell office:value-type="float" office:value="0.001238755" calcext:value-type="float">
            <text:p>1.23876E-03</text:p>
          </table:table-cell>
          <table:table-cell/>
          <table:table-cell table:formula="of:=100*([.D95]-[.H95])/[.D95]" office:value-type="float" office:value="-4.28361012972324" calcext:value-type="float">
            <text:p>-4.28361012972324</text:p>
          </table:table-cell>
          <table:table-cell table:number-columns-repeated="4"/>
        </table:table-row>
        <table:table-row table:style-name="ro1">
          <table:table-cell/>
          <table:table-cell table:formula="of:=[.B46]" office:value-type="float" office:value="170" calcext:value-type="float">
            <text:p>170</text:p>
          </table:table-cell>
          <table:table-cell office:value-type="float" office:value="0.0359239" calcext:value-type="float">
            <text:p>3.59239E-02</text:p>
          </table:table-cell>
          <table:table-cell table:formula="of:=[.C96]/[.$C$205]" office:value-type="float" office:value="0.00104090816883917" calcext:value-type="float">
            <text:p>1.04091E-03</text:p>
          </table:table-cell>
          <table:table-cell table:number-columns-repeated="2"/>
          <table:table-cell table:style-name="ce4" table:formula="of:=[.G46]" office:value-type="float" office:value="170" calcext:value-type="float">
            <text:p>170</text:p>
          </table:table-cell>
          <table:table-cell office:value-type="float" office:value="0.001109817" calcext:value-type="float">
            <text:p>1.10982E-03</text:p>
          </table:table-cell>
          <table:table-cell/>
          <table:table-cell table:formula="of:=100*([.D96]-[.H96])/[.D96]" office:value-type="float" office:value="-6.62006824652692" calcext:value-type="float">
            <text:p>-6.62006824652692</text:p>
          </table:table-cell>
          <table:table-cell table:number-columns-repeated="4"/>
        </table:table-row>
        <table:table-row table:style-name="ro1">
          <table:table-cell/>
          <table:table-cell table:formula="of:=[.B47]" office:value-type="float" office:value="174" calcext:value-type="float">
            <text:p>174</text:p>
          </table:table-cell>
          <table:table-cell office:value-type="float" office:value="0.0322711" calcext:value-type="float">
            <text:p>3.22711E-02</text:p>
          </table:table-cell>
          <table:table-cell table:formula="of:=[.C97]/[.$C$205]" office:value-type="float" office:value="0.000935066950064604" calcext:value-type="float">
            <text:p>9.35067E-04</text:p>
          </table:table-cell>
          <table:table-cell table:number-columns-repeated="2"/>
          <table:table-cell table:style-name="ce4" table:formula="of:=[.G47]" office:value-type="float" office:value="174" calcext:value-type="float">
            <text:p>174</text:p>
          </table:table-cell>
          <table:table-cell office:value-type="float" office:value="0.0009793795" calcext:value-type="float">
            <text:p>9.79380E-04</text:p>
          </table:table-cell>
          <table:table-cell/>
          <table:table-cell table:formula="of:=100*([.D97]-[.H97])/[.D97]" office:value-type="float" office:value="-4.73897082260626" calcext:value-type="float">
            <text:p>-4.73897082260626</text:p>
          </table:table-cell>
          <table:table-cell table:number-columns-repeated="4"/>
        </table:table-row>
        <table:table-row table:style-name="ro1">
          <table:table-cell/>
          <table:table-cell table:formula="of:=[.B48]" office:value-type="float" office:value="178" calcext:value-type="float">
            <text:p>178</text:p>
          </table:table-cell>
          <table:table-cell office:value-type="float" office:value="0.0275221" calcext:value-type="float">
            <text:p>2.75221E-02</text:p>
          </table:table-cell>
          <table:table-cell table:formula="of:=[.C98]/[.$C$205]" office:value-type="float" office:value="0.000797462934525723" calcext:value-type="float">
            <text:p>7.97463E-04</text:p>
          </table:table-cell>
          <table:table-cell table:number-columns-repeated="2"/>
          <table:table-cell table:style-name="ce4" table:formula="of:=[.G48]" office:value-type="float" office:value="178" calcext:value-type="float">
            <text:p>178</text:p>
          </table:table-cell>
          <table:table-cell office:value-type="float" office:value="0.0008476305" calcext:value-type="float">
            <text:p>8.47631E-04</text:p>
          </table:table-cell>
          <table:table-cell/>
          <table:table-cell table:formula="of:=100*([.D98]-[.H98])/[.D98]" office:value-type="float" office:value="-6.29089620373564" calcext:value-type="float">
            <text:p>-6.29089620373564</text:p>
          </table:table-cell>
          <table:table-cell table:number-columns-repeated="4"/>
        </table:table-row>
        <table:table-row table:style-name="ro1">
          <table:table-cell/>
          <table:table-cell table:formula="of:=[.B49]" office:value-type="float" office:value="182" calcext:value-type="float">
            <text:p>182</text:p>
          </table:table-cell>
          <table:table-cell office:value-type="float" office:value="0.0237191" calcext:value-type="float">
            <text:p>2.37191E-02</text:p>
          </table:table-cell>
          <table:table-cell table:formula="of:=[.C99]/[.$C$205]" office:value-type="float" office:value="0.000687269615701893" calcext:value-type="float">
            <text:p>6.87270E-04</text:p>
          </table:table-cell>
          <table:table-cell table:number-columns-repeated="2"/>
          <table:table-cell table:style-name="ce4" table:formula="of:=[.G49]" office:value-type="float" office:value="182" calcext:value-type="float">
            <text:p>182</text:p>
          </table:table-cell>
          <table:table-cell office:value-type="float" office:value="0.0007147913" calcext:value-type="float">
            <text:p>7.14791E-04</text:p>
          </table:table-cell>
          <table:table-cell/>
          <table:table-cell table:formula="of:=100*([.D99]-[.H99])/[.D99]" office:value-type="float" office:value="-4.00449600409001" calcext:value-type="float">
            <text:p>-4.00449600409001</text:p>
          </table:table-cell>
          <table:table-cell table:number-columns-repeated="4"/>
        </table:table-row>
        <table:table-row table:style-name="ro1">
          <table:table-cell/>
          <table:table-cell table:formula="of:=[.B50]" office:value-type="float" office:value="186" calcext:value-type="float">
            <text:p>186</text:p>
          </table:table-cell>
          <table:table-cell office:value-type="float" office:value="0.0193405" calcext:value-type="float">
            <text:p>1.93405E-02</text:p>
          </table:table-cell>
          <table:table-cell table:formula="of:=[.C100]/[.$C$205]" office:value-type="float" office:value="0.000560398075916981" calcext:value-type="float">
            <text:p>5.60398E-04</text:p>
          </table:table-cell>
          <table:table-cell table:number-columns-repeated="2"/>
          <table:table-cell table:style-name="ce4" table:formula="of:=[.G50]" office:value-type="float" office:value="186" calcext:value-type="float">
            <text:p>186</text:p>
          </table:table-cell>
          <table:table-cell office:value-type="float" office:value="0.0005811433" calcext:value-type="float">
            <text:p>5.81143E-04</text:p>
          </table:table-cell>
          <table:table-cell/>
          <table:table-cell table:formula="of:=100*([.D100]-[.H100])/[.D100]" office:value-type="float" office:value="-3.70187282479043" calcext:value-type="float">
            <text:p>-3.70187282479043</text:p>
          </table:table-cell>
          <table:table-cell table:number-columns-repeated="4"/>
        </table:table-row>
        <table:table-row table:style-name="ro1">
          <table:table-cell/>
          <table:table-cell table:formula="of:=[.B51]" office:value-type="float" office:value="190" calcext:value-type="float">
            <text:p>190</text:p>
          </table:table-cell>
          <table:table-cell office:value-type="float" office:value="0.0147584" calcext:value-type="float">
            <text:p>1.47584E-02</text:p>
          </table:table-cell>
          <table:table-cell table:formula="of:=[.C101]/[.$C$205]" office:value-type="float" office:value="0.000427630049048017" calcext:value-type="float">
            <text:p>4.27630E-04</text:p>
          </table:table-cell>
          <table:table-cell table:number-columns-repeated="2"/>
          <table:table-cell table:style-name="ce4" table:formula="of:=[.G51]" office:value-type="float" office:value="190" calcext:value-type="float">
            <text:p>190</text:p>
          </table:table-cell>
          <table:table-cell office:value-type="float" office:value="0.0004470576" calcext:value-type="float">
            <text:p>4.47058E-04</text:p>
          </table:table-cell>
          <table:table-cell/>
          <table:table-cell table:formula="of:=100*([.D101]-[.H101])/[.D101]" office:value-type="float" office:value="-4.54307432212318" calcext:value-type="float">
            <text:p>-4.54307432212318</text:p>
          </table:table-cell>
          <table:table-cell table:number-columns-repeated="4"/>
        </table:table-row>
        <table:table-row table:style-name="ro1">
          <table:table-cell/>
          <table:table-cell table:formula="of:=[.B52]" office:value-type="float" office:value="194" calcext:value-type="float">
            <text:p>194</text:p>
          </table:table-cell>
          <table:table-cell office:value-type="float" office:value="0.0101244" calcext:value-type="float">
            <text:p>1.01244E-02</text:p>
          </table:table-cell>
          <table:table-cell table:formula="of:=[.C102]/[.$C$205]" office:value-type="float" office:value="0.000293358200657371" calcext:value-type="float">
            <text:p>2.93358E-04</text:p>
          </table:table-cell>
          <table:table-cell table:number-columns-repeated="2"/>
          <table:table-cell table:style-name="ce4" table:formula="of:=[.G52]" office:value-type="float" office:value="194" calcext:value-type="float">
            <text:p>194</text:p>
          </table:table-cell>
          <table:table-cell office:value-type="float" office:value="0.0003129142" calcext:value-type="float">
            <text:p>3.12914E-04</text:p>
          </table:table-cell>
          <table:table-cell/>
          <table:table-cell table:formula="of:=100*([.D102]-[.H102])/[.D102]" office:value-type="float" office:value="-6.66625282634242" calcext:value-type="float">
            <text:p>-6.66625282634242</text:p>
          </table:table-cell>
          <table:table-cell table:number-columns-repeated="4"/>
        </table:table-row>
        <table:table-row table:style-name="ro1">
          <table:table-cell/>
          <table:table-cell table:formula="of:=[.B53]" office:value-type="float" office:value="198" calcext:value-type="float">
            <text:p>198</text:p>
          </table:table-cell>
          <table:table-cell office:value-type="float" office:value="0.00575768" calcext:value-type="float">
            <text:p>5.75768E-03</text:p>
          </table:table-cell>
          <table:table-cell table:formula="of:=[.C103]/[.$C$205]" office:value-type="float" office:value="0.000166830888226555" calcext:value-type="float">
            <text:p>1.66831E-04</text:p>
          </table:table-cell>
          <table:table-cell table:number-columns-repeated="2"/>
          <table:table-cell table:style-name="ce4" table:formula="of:=[.G53]" office:value-type="float" office:value="198" calcext:value-type="float">
            <text:p>198</text:p>
          </table:table-cell>
          <table:table-cell office:value-type="float" office:value="0.00017837" calcext:value-type="float">
            <text:p>1.78370E-04</text:p>
          </table:table-cell>
          <table:table-cell/>
          <table:table-cell table:formula="of:=100*([.D103]-[.H103])/[.D103]" office:value-type="float" office:value="-6.9166518838977" calcext:value-type="float">
            <text:p>-6.9166518838977</text:p>
          </table:table-cell>
          <table:table-cell table:number-columns-repeated="4"/>
        </table:table-row>
        <table:table-row table:style-name="ro1">
          <table:table-cell/>
          <table:table-cell table:formula="of:=[.B54]" office:value-type="float" office:value="2" calcext:value-type="float">
            <text:p>2</text:p>
          </table:table-cell>
          <table:table-cell office:value-type="float" office:value="0.141053" calcext:value-type="float">
            <text:p>1.41053E-01</text:p>
          </table:table-cell>
          <table:table-cell table:formula="of:=[.C104]/[.$C$205]" office:value-type="float" office:value="0.00408706237182689" calcext:value-type="float">
            <text:p>4.08706E-03</text:p>
          </table:table-cell>
          <table:table-cell table:style-name="ce6" office:value-type="string" calcext:value-type="string">
            <text:p>Serpent_3g</text:p>
          </table:table-cell>
          <table:table-cell/>
          <table:table-cell table:style-name="ce4" table:formula="of:=[.G54]" office:value-type="float" office:value="2" calcext:value-type="float">
            <text:p>2</text:p>
          </table:table-cell>
          <table:table-cell office:value-type="float" office:value="0.003957006" calcext:value-type="float">
            <text:p>3.95701E-03</text:p>
          </table:table-cell>
          <table:table-cell table:style-name="ce1" office:value-type="string" calcext:value-type="string">
            <text:p>Almost_3g</text:p>
          </table:table-cell>
          <table:table-cell table:formula="of:=100*([.D104]-[.H104])/[.D104]" office:value-type="float" office:value="3.18214795847982" calcext:value-type="float">
            <text:p>3.18214795847982</text:p>
          </table:table-cell>
          <table:table-cell table:number-columns-repeated="4"/>
        </table:table-row>
        <table:table-row table:style-name="ro1">
          <table:table-cell/>
          <table:table-cell table:formula="of:=[.B55]" office:value-type="float" office:value="6" calcext:value-type="float">
            <text:p>6</text:p>
          </table:table-cell>
          <table:table-cell office:value-type="float" office:value="0.139728" calcext:value-type="float">
            <text:p>1.39728E-01</text:p>
          </table:table-cell>
          <table:table-cell table:formula="of:=[.C105]/[.$C$205]" office:value-type="float" office:value="0.00404867001120591" calcext:value-type="float">
            <text:p>4.04867E-03</text:p>
          </table:table-cell>
          <table:table-cell table:number-columns-repeated="2"/>
          <table:table-cell table:style-name="ce4" table:formula="of:=[.G55]" office:value-type="float" office:value="6" calcext:value-type="float">
            <text:p>6</text:p>
          </table:table-cell>
          <table:table-cell office:value-type="float" office:value="0.003953837" calcext:value-type="float">
            <text:p>3.95384E-03</text:p>
          </table:table-cell>
          <table:table-cell/>
          <table:table-cell table:formula="of:=100*([.D105]-[.H105])/[.D105]" office:value-type="float" office:value="2.34232503373776" calcext:value-type="float">
            <text:p>2.34232503373776</text:p>
          </table:table-cell>
          <table:table-cell table:number-columns-repeated="4"/>
        </table:table-row>
        <table:table-row table:style-name="ro1">
          <table:table-cell/>
          <table:table-cell table:formula="of:=[.B56]" office:value-type="float" office:value="10" calcext:value-type="float">
            <text:p>10</text:p>
          </table:table-cell>
          <table:table-cell office:value-type="float" office:value="0.140357" calcext:value-type="float">
            <text:p>1.40357E-01</text:p>
          </table:table-cell>
          <table:table-cell table:formula="of:=[.C106]/[.$C$205]" office:value-type="float" office:value="0.00406689551673843" calcext:value-type="float">
            <text:p>4.06690E-03</text:p>
          </table:table-cell>
          <table:table-cell table:number-columns-repeated="2"/>
          <table:table-cell table:style-name="ce4" table:formula="of:=[.G56]" office:value-type="float" office:value="10" calcext:value-type="float">
            <text:p>10</text:p>
          </table:table-cell>
          <table:table-cell office:value-type="float" office:value="0.003947496" calcext:value-type="float">
            <text:p>3.94750E-03</text:p>
          </table:table-cell>
          <table:table-cell/>
          <table:table-cell table:formula="of:=100*([.D106]-[.H106])/[.D106]" office:value-type="float" office:value="2.93588847431687" calcext:value-type="float">
            <text:p>2.93588847431687</text:p>
          </table:table-cell>
          <table:table-cell table:number-columns-repeated="4"/>
        </table:table-row>
        <table:table-row table:style-name="ro1">
          <table:table-cell/>
          <table:table-cell table:formula="of:=[.B57]" office:value-type="float" office:value="14" calcext:value-type="float">
            <text:p>14</text:p>
          </table:table-cell>
          <table:table-cell office:value-type="float" office:value="0.139037" calcext:value-type="float">
            <text:p>1.39037E-01</text:p>
          </table:table-cell>
          <table:table-cell table:formula="of:=[.C107]/[.$C$205]" office:value-type="float" office:value="0.00402864803294999" calcext:value-type="float">
            <text:p>4.02865E-03</text:p>
          </table:table-cell>
          <table:table-cell table:number-columns-repeated="2"/>
          <table:table-cell table:style-name="ce4" table:formula="of:=[.G57]" office:value-type="float" office:value="14" calcext:value-type="float">
            <text:p>14</text:p>
          </table:table-cell>
          <table:table-cell office:value-type="float" office:value="0.003937979" calcext:value-type="float">
            <text:p>3.93798E-03</text:p>
          </table:table-cell>
          <table:table-cell/>
          <table:table-cell table:formula="of:=100*([.D107]-[.H107])/[.D107]" office:value-type="float" office:value="2.25060695817588" calcext:value-type="float">
            <text:p>2.25060695817588</text:p>
          </table:table-cell>
          <table:table-cell table:number-columns-repeated="4"/>
        </table:table-row>
        <table:table-row table:style-name="ro1">
          <table:table-cell/>
          <table:table-cell table:formula="of:=[.B58]" office:value-type="float" office:value="18" calcext:value-type="float">
            <text:p>18</text:p>
          </table:table-cell>
          <table:table-cell office:value-type="float" office:value="0.138408" calcext:value-type="float">
            <text:p>1.38408E-01</text:p>
          </table:table-cell>
          <table:table-cell table:formula="of:=[.C108]/[.$C$205]" office:value-type="float" office:value="0.00401042252741747" calcext:value-type="float">
            <text:p>4.01042E-03</text:p>
          </table:table-cell>
          <table:table-cell table:number-columns-repeated="2"/>
          <table:table-cell table:style-name="ce4" table:formula="of:=[.G58]" office:value-type="float" office:value="18" calcext:value-type="float">
            <text:p>18</text:p>
          </table:table-cell>
          <table:table-cell office:value-type="float" office:value="0.003925281" calcext:value-type="float">
            <text:p>3.92528E-03</text:p>
          </table:table-cell>
          <table:table-cell/>
          <table:table-cell table:formula="of:=100*([.D108]-[.H108])/[.D108]" office:value-type="float" office:value="2.12300641230171" calcext:value-type="float">
            <text:p>2.12300641230171</text:p>
          </table:table-cell>
          <table:table-cell table:number-columns-repeated="4"/>
        </table:table-row>
        <table:table-row table:style-name="ro1">
          <table:table-cell/>
          <table:table-cell table:formula="of:=[.B59]" office:value-type="float" office:value="22" calcext:value-type="float">
            <text:p>22</text:p>
          </table:table-cell>
          <table:table-cell office:value-type="float" office:value="0.136955" calcext:value-type="float">
            <text:p>1.36955E-01</text:p>
          </table:table-cell>
          <table:table-cell table:formula="of:=[.C109]/[.$C$205]" office:value-type="float" office:value="0.00396832131988367" calcext:value-type="float">
            <text:p>3.96832E-03</text:p>
          </table:table-cell>
          <table:table-cell table:number-columns-repeated="2"/>
          <table:table-cell table:style-name="ce4" table:formula="of:=[.G59]" office:value-type="float" office:value="22" calcext:value-type="float">
            <text:p>22</text:p>
          </table:table-cell>
          <table:table-cell office:value-type="float" office:value="0.003909391" calcext:value-type="float">
            <text:p>3.90939E-03</text:p>
          </table:table-cell>
          <table:table-cell/>
          <table:table-cell table:formula="of:=100*([.D109]-[.H109])/[.D109]" office:value-type="float" office:value="1.48501885642156" calcext:value-type="float">
            <text:p>1.48501885642156</text:p>
          </table:table-cell>
          <table:table-cell table:number-columns-repeated="4"/>
        </table:table-row>
        <table:table-row table:style-name="ro1">
          <table:table-cell/>
          <table:table-cell table:formula="of:=[.B60]" office:value-type="float" office:value="26" calcext:value-type="float">
            <text:p>26</text:p>
          </table:table-cell>
          <table:table-cell office:value-type="float" office:value="0.135642" calcext:value-type="float">
            <text:p>1.35642E-01</text:p>
          </table:table-cell>
          <table:table-cell table:formula="of:=[.C110]/[.$C$205]" office:value-type="float" office:value="0.00393027666366077" calcext:value-type="float">
            <text:p>3.93028E-03</text:p>
          </table:table-cell>
          <table:table-cell table:number-columns-repeated="2"/>
          <table:table-cell table:style-name="ce4" table:formula="of:=[.G60]" office:value-type="float" office:value="26" calcext:value-type="float">
            <text:p>26</text:p>
          </table:table-cell>
          <table:table-cell office:value-type="float" office:value="0.003890301" calcext:value-type="float">
            <text:p>3.89030E-03</text:p>
          </table:table-cell>
          <table:table-cell/>
          <table:table-cell table:formula="of:=100*([.D110]-[.H110])/[.D110]" office:value-type="float" office:value="1.01712085641152" calcext:value-type="float">
            <text:p>1.01712085641152</text:p>
          </table:table-cell>
          <table:table-cell table:number-columns-repeated="4"/>
        </table:table-row>
        <table:table-row table:style-name="ro1">
          <table:table-cell/>
          <table:table-cell table:formula="of:=[.B61]" office:value-type="float" office:value="30" calcext:value-type="float">
            <text:p>30</text:p>
          </table:table-cell>
          <table:table-cell office:value-type="float" office:value="0.134763" calcext:value-type="float">
            <text:p>1.34763E-01</text:p>
          </table:table-cell>
          <table:table-cell table:formula="of:=[.C111]/[.$C$205]" office:value-type="float" office:value="0.00390480731650165" calcext:value-type="float">
            <text:p>3.90481E-03</text:p>
          </table:table-cell>
          <table:table-cell table:number-columns-repeated="2"/>
          <table:table-cell table:style-name="ce4" table:formula="of:=[.G61]" office:value-type="float" office:value="30" calcext:value-type="float">
            <text:p>30</text:p>
          </table:table-cell>
          <table:table-cell office:value-type="float" office:value="0.003867999" calcext:value-type="float">
            <text:p>3.86800E-03</text:p>
          </table:table-cell>
          <table:table-cell/>
          <table:table-cell table:formula="of:=100*([.D111]-[.H111])/[.D111]" office:value-type="float" office:value="0.942641045208404" calcext:value-type="float">
            <text:p>0.942641045208404</text:p>
          </table:table-cell>
          <table:table-cell table:number-columns-repeated="4"/>
        </table:table-row>
        <table:table-row table:style-name="ro1">
          <table:table-cell/>
          <table:table-cell table:formula="of:=[.B62]" office:value-type="float" office:value="34" calcext:value-type="float">
            <text:p>34</text:p>
          </table:table-cell>
          <table:table-cell office:value-type="float" office:value="0.134504" calcext:value-type="float">
            <text:p>1.34504E-01</text:p>
          </table:table-cell>
          <table:table-cell table:formula="of:=[.C112]/[.$C$205]" office:value-type="float" office:value="0.00389730269657649" calcext:value-type="float">
            <text:p>3.89730E-03</text:p>
          </table:table-cell>
          <table:table-cell table:number-columns-repeated="2"/>
          <table:table-cell table:style-name="ce4" table:formula="of:=[.G62]" office:value-type="float" office:value="34" calcext:value-type="float">
            <text:p>34</text:p>
          </table:table-cell>
          <table:table-cell office:value-type="float" office:value="0.003842472" calcext:value-type="float">
            <text:p>3.84247E-03</text:p>
          </table:table-cell>
          <table:table-cell/>
          <table:table-cell table:formula="of:=100*([.D112]-[.H112])/[.D112]" office:value-type="float" office:value="1.40688832367713" calcext:value-type="float">
            <text:p>1.40688832367713</text:p>
          </table:table-cell>
          <table:table-cell table:number-columns-repeated="4"/>
        </table:table-row>
        <table:table-row table:style-name="ro1">
          <table:table-cell/>
          <table:table-cell table:formula="of:=[.B63]" office:value-type="float" office:value="38" calcext:value-type="float">
            <text:p>38</text:p>
          </table:table-cell>
          <table:table-cell office:value-type="float" office:value="0.133583" calcext:value-type="float">
            <text:p>1.33583E-01</text:p>
          </table:table-cell>
          <table:table-cell table:formula="of:=[.C113]/[.$C$205]" office:value-type="float" office:value="0.0038706163840241" calcext:value-type="float">
            <text:p>3.87062E-03</text:p>
          </table:table-cell>
          <table:table-cell table:number-columns-repeated="2"/>
          <table:table-cell table:style-name="ce4" table:formula="of:=[.G63]" office:value-type="float" office:value="38" calcext:value-type="float">
            <text:p>38</text:p>
          </table:table-cell>
          <table:table-cell office:value-type="float" office:value="0.003813705" calcext:value-type="float">
            <text:p>3.81371E-03</text:p>
          </table:table-cell>
          <table:table-cell/>
          <table:table-cell table:formula="of:=100*([.D113]-[.H113])/[.D113]" office:value-type="float" office:value="1.47034421336606" calcext:value-type="float">
            <text:p>1.47034421336606</text:p>
          </table:table-cell>
          <table:table-cell table:number-columns-repeated="4"/>
        </table:table-row>
        <table:table-row table:style-name="ro1">
          <table:table-cell/>
          <table:table-cell table:formula="of:=[.B64]" office:value-type="float" office:value="42" calcext:value-type="float">
            <text:p>42</text:p>
          </table:table-cell>
          <table:table-cell office:value-type="float" office:value="0.13272" calcext:value-type="float">
            <text:p>1.32720E-01</text:p>
          </table:table-cell>
          <table:table-cell table:formula="of:=[.C114]/[.$C$205]" office:value-type="float" office:value="0.00384561064272908" calcext:value-type="float">
            <text:p>3.84561E-03</text:p>
          </table:table-cell>
          <table:table-cell table:number-columns-repeated="2"/>
          <table:table-cell table:style-name="ce4" table:formula="of:=[.G64]" office:value-type="float" office:value="42" calcext:value-type="float">
            <text:p>42</text:p>
          </table:table-cell>
          <table:table-cell office:value-type="float" office:value="0.003781685" calcext:value-type="float">
            <text:p>3.78169E-03</text:p>
          </table:table-cell>
          <table:table-cell/>
          <table:table-cell table:formula="of:=100*([.D114]-[.H114])/[.D114]" office:value-type="float" office:value="1.66230148259913" calcext:value-type="float">
            <text:p>1.66230148259913</text:p>
          </table:table-cell>
          <table:table-cell table:number-columns-repeated="4"/>
        </table:table-row>
        <table:table-row table:style-name="ro1">
          <table:table-cell/>
          <table:table-cell table:formula="of:=[.B65]" office:value-type="float" office:value="46" calcext:value-type="float">
            <text:p>46</text:p>
          </table:table-cell>
          <table:table-cell office:value-type="float" office:value="0.130388" calcext:value-type="float">
            <text:p>1.30388E-01</text:p>
          </table:table-cell>
          <table:table-cell table:formula="of:=[.C115]/[.$C$205]" office:value-type="float" office:value="0.00377804008803616" calcext:value-type="float">
            <text:p>3.77804E-03</text:p>
          </table:table-cell>
          <table:table-cell table:number-columns-repeated="2"/>
          <table:table-cell table:style-name="ce4" table:formula="of:=[.G65]" office:value-type="float" office:value="46" calcext:value-type="float">
            <text:p>46</text:p>
          </table:table-cell>
          <table:table-cell office:value-type="float" office:value="0.003746396" calcext:value-type="float">
            <text:p>3.74640E-03</text:p>
          </table:table-cell>
          <table:table-cell/>
          <table:table-cell table:formula="of:=100*([.D115]-[.H115])/[.D115]" office:value-type="float" office:value="0.837579467098921" calcext:value-type="float">
            <text:p>0.837579467098921</text:p>
          </table:table-cell>
          <table:table-cell table:number-columns-repeated="4"/>
        </table:table-row>
        <table:table-row table:style-name="ro1">
          <table:table-cell/>
          <table:table-cell table:formula="of:=[.B66]" office:value-type="float" office:value="50" calcext:value-type="float">
            <text:p>50</text:p>
          </table:table-cell>
          <table:table-cell office:value-type="float" office:value="0.129727" calcext:value-type="float">
            <text:p>1.29727E-01</text:p>
          </table:table-cell>
          <table:table-cell table:formula="of:=[.C116]/[.$C$205]" office:value-type="float" office:value="0.00375888737077543" calcext:value-type="float">
            <text:p>3.75889E-03</text:p>
          </table:table-cell>
          <table:table-cell table:number-columns-repeated="2"/>
          <table:table-cell table:style-name="ce4" table:formula="of:=[.G66]" office:value-type="float" office:value="50" calcext:value-type="float">
            <text:p>50</text:p>
          </table:table-cell>
          <table:table-cell office:value-type="float" office:value="0.003707824" calcext:value-type="float">
            <text:p>3.70782E-03</text:p>
          </table:table-cell>
          <table:table-cell/>
          <table:table-cell table:formula="of:=100*([.D116]-[.H116])/[.D116]" office:value-type="float" office:value="1.35847035940567" calcext:value-type="float">
            <text:p>1.35847035940567</text:p>
          </table:table-cell>
          <table:table-cell table:number-columns-repeated="4"/>
        </table:table-row>
        <table:table-row table:style-name="ro1">
          <table:table-cell/>
          <table:table-cell table:formula="of:=[.B67]" office:value-type="float" office:value="54" calcext:value-type="float">
            <text:p>54</text:p>
          </table:table-cell>
          <table:table-cell office:value-type="float" office:value="0.128473" calcext:value-type="float">
            <text:p>1.28473E-01</text:p>
          </table:table-cell>
          <table:table-cell table:formula="of:=[.C117]/[.$C$205]" office:value-type="float" office:value="0.00372255226117641" calcext:value-type="float">
            <text:p>3.72255E-03</text:p>
          </table:table-cell>
          <table:table-cell table:number-columns-repeated="2"/>
          <table:table-cell table:style-name="ce4" table:formula="of:=[.G67]" office:value-type="float" office:value="54" calcext:value-type="float">
            <text:p>54</text:p>
          </table:table-cell>
          <table:table-cell office:value-type="float" office:value="0.003665955" calcext:value-type="float">
            <text:p>3.66596E-03</text:p>
          </table:table-cell>
          <table:table-cell/>
          <table:table-cell table:formula="of:=100*([.D117]-[.H117])/[.D117]" office:value-type="float" office:value="1.52038862601541" calcext:value-type="float">
            <text:p>1.52038862601541</text:p>
          </table:table-cell>
          <table:table-cell table:number-columns-repeated="4"/>
        </table:table-row>
        <table:table-row table:style-name="ro1">
          <table:table-cell/>
          <table:table-cell table:formula="of:=[.B68]" office:value-type="float" office:value="58" calcext:value-type="float">
            <text:p>58</text:p>
          </table:table-cell>
          <table:table-cell office:value-type="float" office:value="0.12646" calcext:value-type="float">
            <text:p>1.26460E-01</text:p>
          </table:table-cell>
          <table:table-cell table:formula="of:=[.C118]/[.$C$205]" office:value-type="float" office:value="0.00366422484839903" calcext:value-type="float">
            <text:p>3.66422E-03</text:p>
          </table:table-cell>
          <table:table-cell table:number-columns-repeated="2"/>
          <table:table-cell table:style-name="ce4" table:formula="of:=[.G68]" office:value-type="float" office:value="58" calcext:value-type="float">
            <text:p>58</text:p>
          </table:table-cell>
          <table:table-cell office:value-type="float" office:value="0.003620776" calcext:value-type="float">
            <text:p>3.62078E-03</text:p>
          </table:table-cell>
          <table:table-cell/>
          <table:table-cell table:formula="of:=100*([.D118]-[.H118])/[.D118]" office:value-type="float" office:value="1.18575824892437" calcext:value-type="float">
            <text:p>1.18575824892437</text:p>
          </table:table-cell>
          <table:table-cell table:number-columns-repeated="4"/>
        </table:table-row>
        <table:table-row table:style-name="ro1">
          <table:table-cell/>
          <table:table-cell table:formula="of:=[.B69]" office:value-type="float" office:value="62" calcext:value-type="float">
            <text:p>62</text:p>
          </table:table-cell>
          <table:table-cell office:value-type="float" office:value="0.125118" calcext:value-type="float">
            <text:p>1.25118E-01</text:p>
          </table:table-cell>
          <table:table-cell table:formula="of:=[.C119]/[.$C$205]" office:value-type="float" office:value="0.00362533990654744" calcext:value-type="float">
            <text:p>3.62534E-03</text:p>
          </table:table-cell>
          <table:table-cell table:number-columns-repeated="2"/>
          <table:table-cell table:style-name="ce4" table:formula="of:=[.G69]" office:value-type="float" office:value="62" calcext:value-type="float">
            <text:p>62</text:p>
          </table:table-cell>
          <table:table-cell office:value-type="float" office:value="0.003572274" calcext:value-type="float">
            <text:p>3.57227E-03</text:p>
          </table:table-cell>
          <table:table-cell/>
          <table:table-cell table:formula="of:=100*([.D119]-[.H119])/[.D119]" office:value-type="float" office:value="1.46374982526752" calcext:value-type="float">
            <text:p>1.46374982526752</text:p>
          </table:table-cell>
          <table:table-cell table:number-columns-repeated="4"/>
        </table:table-row>
        <table:table-row table:style-name="ro1">
          <table:table-cell/>
          <table:table-cell table:formula="of:=[.B70]" office:value-type="float" office:value="66" calcext:value-type="float">
            <text:p>66</text:p>
          </table:table-cell>
          <table:table-cell office:value-type="float" office:value="0.123096" calcext:value-type="float">
            <text:p>1.23096E-01</text:p>
          </table:table-cell>
          <table:table-cell table:formula="of:=[.C120]/[.$C$205]" office:value-type="float" office:value="0.00356675171547151" calcext:value-type="float">
            <text:p>3.56675E-03</text:p>
          </table:table-cell>
          <table:table-cell table:number-columns-repeated="2"/>
          <table:table-cell table:style-name="ce4" table:formula="of:=[.G70]" office:value-type="float" office:value="66" calcext:value-type="float">
            <text:p>66</text:p>
          </table:table-cell>
          <table:table-cell office:value-type="float" office:value="0.003520441" calcext:value-type="float">
            <text:p>3.52044E-03</text:p>
          </table:table-cell>
          <table:table-cell/>
          <table:table-cell table:formula="of:=100*([.D120]-[.H120])/[.D120]" office:value-type="float" office:value="1.2984003139502" calcext:value-type="float">
            <text:p>1.2984003139502</text:p>
          </table:table-cell>
          <table:table-cell table:number-columns-repeated="4"/>
        </table:table-row>
        <table:table-row table:style-name="ro1">
          <table:table-cell/>
          <table:table-cell table:formula="of:=[.B71]" office:value-type="float" office:value="70" calcext:value-type="float">
            <text:p>70</text:p>
          </table:table-cell>
          <table:table-cell office:value-type="float" office:value="0.121481" calcext:value-type="float">
            <text:p>1.21481E-01</text:p>
          </table:table-cell>
          <table:table-cell table:formula="of:=[.C121]/[.$C$205]" office:value-type="float" office:value="0.00351995649856367" calcext:value-type="float">
            <text:p>3.51996E-03</text:p>
          </table:table-cell>
          <table:table-cell table:number-columns-repeated="2"/>
          <table:table-cell table:style-name="ce4" table:formula="of:=[.G71]" office:value-type="float" office:value="70" calcext:value-type="float">
            <text:p>70</text:p>
          </table:table-cell>
          <table:table-cell office:value-type="float" office:value="0.003465268" calcext:value-type="float">
            <text:p>3.46527E-03</text:p>
          </table:table-cell>
          <table:table-cell/>
          <table:table-cell table:formula="of:=100*([.D121]-[.H121])/[.D121]" office:value-type="float" office:value="1.55366972819095" calcext:value-type="float">
            <text:p>1.55366972819095</text:p>
          </table:table-cell>
          <table:table-cell table:number-columns-repeated="4"/>
        </table:table-row>
        <table:table-row table:style-name="ro1">
          <table:table-cell/>
          <table:table-cell table:formula="of:=[.B72]" office:value-type="float" office:value="74" calcext:value-type="float">
            <text:p>74</text:p>
          </table:table-cell>
          <table:table-cell office:value-type="float" office:value="0.118972" calcext:value-type="float">
            <text:p>1.18972E-01</text:p>
          </table:table-cell>
          <table:table-cell table:formula="of:=[.C122]/[.$C$205]" office:value-type="float" office:value="0.00344725730399912" calcext:value-type="float">
            <text:p>3.44726E-03</text:p>
          </table:table-cell>
          <table:table-cell table:number-columns-repeated="2"/>
          <table:table-cell table:style-name="ce4" table:formula="of:=[.G72]" office:value-type="float" office:value="74" calcext:value-type="float">
            <text:p>74</text:p>
          </table:table-cell>
          <table:table-cell office:value-type="float" office:value="0.003406751" calcext:value-type="float">
            <text:p>3.40675E-03</text:p>
          </table:table-cell>
          <table:table-cell/>
          <table:table-cell table:formula="of:=100*([.D122]-[.H122])/[.D122]" office:value-type="float" office:value="1.17502989846831" calcext:value-type="float">
            <text:p>1.17502989846831</text:p>
          </table:table-cell>
          <table:table-cell table:number-columns-repeated="4"/>
        </table:table-row>
        <table:table-row table:style-name="ro1">
          <table:table-cell/>
          <table:table-cell table:formula="of:=[.B73]" office:value-type="float" office:value="78" calcext:value-type="float">
            <text:p>78</text:p>
          </table:table-cell>
          <table:table-cell office:value-type="float" office:value="0.116646" calcext:value-type="float">
            <text:p>1.16646E-01</text:p>
          </table:table-cell>
          <table:table-cell table:formula="of:=[.C123]/[.$C$205]" office:value-type="float" office:value="0.00337986060150524" calcext:value-type="float">
            <text:p>3.37986E-03</text:p>
          </table:table-cell>
          <table:table-cell table:number-columns-repeated="2"/>
          <table:table-cell table:style-name="ce4" table:formula="of:=[.G73]" office:value-type="float" office:value="78" calcext:value-type="float">
            <text:p>78</text:p>
          </table:table-cell>
          <table:table-cell office:value-type="float" office:value="0.003344889" calcext:value-type="float">
            <text:p>3.34489E-03</text:p>
          </table:table-cell>
          <table:table-cell/>
          <table:table-cell table:formula="of:=100*([.D123]-[.H123])/[.D123]" office:value-type="float" office:value="1.03470543991274" calcext:value-type="float">
            <text:p>1.03470543991274</text:p>
          </table:table-cell>
          <table:table-cell table:number-columns-repeated="4"/>
        </table:table-row>
        <table:table-row table:style-name="ro1">
          <table:table-cell/>
          <table:table-cell table:formula="of:=[.B74]" office:value-type="float" office:value="82" calcext:value-type="float">
            <text:p>82</text:p>
          </table:table-cell>
          <table:table-cell office:value-type="float" office:value="0.114886" calcext:value-type="float">
            <text:p>1.14886E-01</text:p>
          </table:table-cell>
          <table:table-cell table:formula="of:=[.C124]/[.$C$205]" office:value-type="float" office:value="0.00332886395645398" calcext:value-type="float">
            <text:p>3.32886E-03</text:p>
          </table:table-cell>
          <table:table-cell table:number-columns-repeated="2"/>
          <table:table-cell table:style-name="ce4" table:formula="of:=[.G74]" office:value-type="float" office:value="82" calcext:value-type="float">
            <text:p>82</text:p>
          </table:table-cell>
          <table:table-cell office:value-type="float" office:value="0.003279685" calcext:value-type="float">
            <text:p>3.27969E-03</text:p>
          </table:table-cell>
          <table:table-cell/>
          <table:table-cell table:formula="of:=100*([.D124]-[.H124])/[.D124]" office:value-type="float" office:value="1.47734954318678" calcext:value-type="float">
            <text:p>1.47734954318678</text:p>
          </table:table-cell>
          <table:table-cell table:number-columns-repeated="4"/>
        </table:table-row>
        <table:table-row table:style-name="ro1">
          <table:table-cell/>
          <table:table-cell table:formula="of:=[.B75]" office:value-type="float" office:value="86" calcext:value-type="float">
            <text:p>86</text:p>
          </table:table-cell>
          <table:table-cell office:value-type="float" office:value="0.112677" calcext:value-type="float">
            <text:p>1.12677E-01</text:p>
          </table:table-cell>
          <table:table-cell table:formula="of:=[.C125]/[.$C$205]" office:value-type="float" office:value="0.00326485737184135" calcext:value-type="float">
            <text:p>3.26486E-03</text:p>
          </table:table-cell>
          <table:table-cell table:number-columns-repeated="2"/>
          <table:table-cell table:style-name="ce4" table:formula="of:=[.G75]" office:value-type="float" office:value="86" calcext:value-type="float">
            <text:p>86</text:p>
          </table:table-cell>
          <table:table-cell office:value-type="float" office:value="0.003211145" calcext:value-type="float">
            <text:p>3.21115E-03</text:p>
          </table:table-cell>
          <table:table-cell/>
          <table:table-cell table:formula="of:=100*([.D125]-[.H125])/[.D125]" office:value-type="float" office:value="1.64516748280056" calcext:value-type="float">
            <text:p>1.64516748280056</text:p>
          </table:table-cell>
          <table:table-cell table:number-columns-repeated="4"/>
        </table:table-row>
        <table:table-row table:style-name="ro1">
          <table:table-cell/>
          <table:table-cell table:formula="of:=[.B76]" office:value-type="float" office:value="90" calcext:value-type="float">
            <text:p>90</text:p>
          </table:table-cell>
          <table:table-cell office:value-type="float" office:value="0.109045" calcext:value-type="float">
            <text:p>1.09045E-01</text:p>
          </table:table-cell>
          <table:table-cell table:formula="of:=[.C126]/[.$C$205]" office:value-type="float" office:value="0.00315961884069011" calcext:value-type="float">
            <text:p>3.15962E-03</text:p>
          </table:table-cell>
          <table:table-cell table:number-columns-repeated="2"/>
          <table:table-cell table:style-name="ce4" table:formula="of:=[.G76]" office:value-type="float" office:value="90" calcext:value-type="float">
            <text:p>90</text:p>
          </table:table-cell>
          <table:table-cell office:value-type="float" office:value="0.003139282" calcext:value-type="float">
            <text:p>3.13928E-03</text:p>
          </table:table-cell>
          <table:table-cell/>
          <table:table-cell table:formula="of:=100*([.D126]-[.H126])/[.D126]" office:value-type="float" office:value="0.643648544824873" calcext:value-type="float">
            <text:p>0.643648544824873</text:p>
          </table:table-cell>
          <table:table-cell table:number-columns-repeated="4"/>
        </table:table-row>
        <table:table-row table:style-name="ro1">
          <table:table-cell/>
          <table:table-cell table:formula="of:=[.B77]" office:value-type="float" office:value="94" calcext:value-type="float">
            <text:p>94</text:p>
          </table:table-cell>
          <table:table-cell office:value-type="float" office:value="0.105929" calcext:value-type="float">
            <text:p>1.05929E-01</text:p>
          </table:table-cell>
          <table:table-cell table:formula="of:=[.C127]/[.$C$205]" office:value-type="float" office:value="0.00306933159865618" calcext:value-type="float">
            <text:p>3.06933E-03</text:p>
          </table:table-cell>
          <table:table-cell table:number-columns-repeated="2"/>
          <table:table-cell table:style-name="ce4" table:formula="of:=[.G77]" office:value-type="float" office:value="94" calcext:value-type="float">
            <text:p>94</text:p>
          </table:table-cell>
          <table:table-cell office:value-type="float" office:value="0.003064114" calcext:value-type="float">
            <text:p>3.06411E-03</text:p>
          </table:table-cell>
          <table:table-cell/>
          <table:table-cell table:formula="of:=100*([.D127]-[.H127])/[.D127]" office:value-type="float" office:value="0.16999136419358" calcext:value-type="float">
            <text:p>0.16999136419358</text:p>
          </table:table-cell>
          <table:table-cell table:number-columns-repeated="4"/>
        </table:table-row>
        <table:table-row table:style-name="ro1">
          <table:table-cell/>
          <table:table-cell table:formula="of:=[.B78]" office:value-type="float" office:value="98" calcext:value-type="float">
            <text:p>98</text:p>
          </table:table-cell>
          <table:table-cell office:value-type="float" office:value="0.104943" calcext:value-type="float">
            <text:p>1.04943E-01</text:p>
          </table:table-cell>
          <table:table-cell table:formula="of:=[.C128]/[.$C$205]" office:value-type="float" office:value="0.00304076188728087" calcext:value-type="float">
            <text:p>3.04076E-03</text:p>
          </table:table-cell>
          <table:table-cell table:number-columns-repeated="2"/>
          <table:table-cell table:style-name="ce4" table:formula="of:=[.G78]" office:value-type="float" office:value="98" calcext:value-type="float">
            <text:p>98</text:p>
          </table:table-cell>
          <table:table-cell office:value-type="float" office:value="0.002985661" calcext:value-type="float">
            <text:p>2.98566E-03</text:p>
          </table:table-cell>
          <table:table-cell/>
          <table:table-cell table:formula="of:=100*([.D128]-[.H128])/[.D128]" office:value-type="float" office:value="1.81207504314469" calcext:value-type="float">
            <text:p>1.81207504314469</text:p>
          </table:table-cell>
          <table:table-cell table:number-columns-repeated="4"/>
        </table:table-row>
        <table:table-row table:style-name="ro1">
          <table:table-cell/>
          <table:table-cell table:formula="of:=[.B79]" office:value-type="float" office:value="102" calcext:value-type="float">
            <text:p>102</text:p>
          </table:table-cell>
          <table:table-cell office:value-type="float" office:value="0.100832" calcext:value-type="float">
            <text:p>1.00832E-01</text:p>
          </table:table-cell>
          <table:table-cell table:formula="of:=[.C129]/[.$C$205]" office:value-type="float" office:value="0.00292164415557307" calcext:value-type="float">
            <text:p>2.92164E-03</text:p>
          </table:table-cell>
          <table:table-cell table:number-columns-repeated="2"/>
          <table:table-cell table:style-name="ce4" table:formula="of:=[.G79]" office:value-type="float" office:value="102" calcext:value-type="float">
            <text:p>102</text:p>
          </table:table-cell>
          <table:table-cell office:value-type="float" office:value="0.002903955" calcext:value-type="float">
            <text:p>2.90396E-03</text:p>
          </table:table-cell>
          <table:table-cell/>
          <table:table-cell table:formula="of:=100*([.D129]-[.H129])/[.D129]" office:value-type="float" office:value="0.605452089000295" calcext:value-type="float">
            <text:p>0.605452089000295</text:p>
          </table:table-cell>
          <table:table-cell table:number-columns-repeated="4"/>
        </table:table-row>
        <table:table-row table:style-name="ro1">
          <table:table-cell/>
          <table:table-cell table:formula="of:=[.B80]" office:value-type="float" office:value="106" calcext:value-type="float">
            <text:p>106</text:p>
          </table:table-cell>
          <table:table-cell office:value-type="float" office:value="0.0984413" calcext:value-type="float">
            <text:p>9.84413E-02</text:p>
          </table:table-cell>
          <table:table-cell table:formula="of:=[.C130]/[.$C$205]" office:value-type="float" office:value="0.00285237274686623" calcext:value-type="float">
            <text:p>2.85237E-03</text:p>
          </table:table-cell>
          <table:table-cell table:number-columns-repeated="2"/>
          <table:table-cell table:style-name="ce4" table:formula="of:=[.G80]" office:value-type="float" office:value="106" calcext:value-type="float">
            <text:p>106</text:p>
          </table:table-cell>
          <table:table-cell office:value-type="float" office:value="0.00281903" calcext:value-type="float">
            <text:p>2.81903E-03</text:p>
          </table:table-cell>
          <table:table-cell/>
          <table:table-cell table:formula="of:=100*([.D130]-[.H130])/[.D130]" office:value-type="float" office:value="1.16894774369373" calcext:value-type="float">
            <text:p>1.16894774369373</text:p>
          </table:table-cell>
          <table:table-cell table:number-columns-repeated="4"/>
        </table:table-row>
        <table:table-row table:style-name="ro1">
          <table:table-cell/>
          <table:table-cell table:formula="of:=[.B81]" office:value-type="float" office:value="110" calcext:value-type="float">
            <text:p>110</text:p>
          </table:table-cell>
          <table:table-cell office:value-type="float" office:value="0.0946927" calcext:value-type="float">
            <text:p>9.46927E-02</text:p>
          </table:table-cell>
          <table:table-cell table:formula="of:=[.C131]/[.$C$205]" office:value-type="float" office:value="0.00274375568798035" calcext:value-type="float">
            <text:p>2.74376E-03</text:p>
          </table:table-cell>
          <table:table-cell table:number-columns-repeated="2"/>
          <table:table-cell table:style-name="ce4" table:formula="of:=[.G81]" office:value-type="float" office:value="110" calcext:value-type="float">
            <text:p>110</text:p>
          </table:table-cell>
          <table:table-cell office:value-type="float" office:value="0.002730928" calcext:value-type="float">
            <text:p>2.73093E-03</text:p>
          </table:table-cell>
          <table:table-cell/>
          <table:table-cell table:formula="of:=100*([.D131]-[.H131])/[.D131]" office:value-type="float" office:value="0.46752296629545" calcext:value-type="float">
            <text:p>0.46752296629545</text:p>
          </table:table-cell>
          <table:table-cell table:number-columns-repeated="4"/>
        </table:table-row>
        <table:table-row table:style-name="ro1">
          <table:table-cell/>
          <table:table-cell table:formula="of:=[.B82]" office:value-type="float" office:value="114" calcext:value-type="float">
            <text:p>114</text:p>
          </table:table-cell>
          <table:table-cell office:value-type="float" office:value="0.0912175" calcext:value-type="float">
            <text:p>9.12175E-02</text:p>
          </table:table-cell>
          <table:table-cell table:formula="of:=[.C132]/[.$C$205]" office:value-type="float" office:value="0.00264306049429731" calcext:value-type="float">
            <text:p>2.64306E-03</text:p>
          </table:table-cell>
          <table:table-cell table:number-columns-repeated="2"/>
          <table:table-cell table:style-name="ce4" table:formula="of:=[.G82]" office:value-type="float" office:value="114" calcext:value-type="float">
            <text:p>114</text:p>
          </table:table-cell>
          <table:table-cell office:value-type="float" office:value="0.0026397" calcext:value-type="float">
            <text:p>2.63970E-03</text:p>
          </table:table-cell>
          <table:table-cell/>
          <table:table-cell table:formula="of:=100*([.D132]-[.H132])/[.D132]" office:value-type="float" office:value="0.127144055331469" calcext:value-type="float">
            <text:p>0.127144055331469</text:p>
          </table:table-cell>
          <table:table-cell table:number-columns-repeated="4"/>
        </table:table-row>
        <table:table-row table:style-name="ro1">
          <table:table-cell/>
          <table:table-cell table:formula="of:=[.B83]" office:value-type="float" office:value="118" calcext:value-type="float">
            <text:p>118</text:p>
          </table:table-cell>
          <table:table-cell office:value-type="float" office:value="0.0880372" calcext:value-type="float">
            <text:p>8.80372E-02</text:p>
          </table:table-cell>
          <table:table-cell table:formula="of:=[.C133]/[.$C$205]" office:value-type="float" office:value="0.00255091013619702" calcext:value-type="float">
            <text:p>2.55091E-03</text:p>
          </table:table-cell>
          <table:table-cell table:number-columns-repeated="2"/>
          <table:table-cell table:style-name="ce4" table:formula="of:=[.G83]" office:value-type="float" office:value="118" calcext:value-type="float">
            <text:p>118</text:p>
          </table:table-cell>
          <table:table-cell office:value-type="float" office:value="0.002545401" calcext:value-type="float">
            <text:p>2.54540E-03</text:p>
          </table:table-cell>
          <table:table-cell/>
          <table:table-cell table:formula="of:=100*([.D133]-[.H133])/[.D133]" office:value-type="float" office:value="0.215967474465045" calcext:value-type="float">
            <text:p>0.215967474465045</text:p>
          </table:table-cell>
          <table:table-cell table:number-columns-repeated="4"/>
        </table:table-row>
        <table:table-row table:style-name="ro1">
          <table:table-cell/>
          <table:table-cell table:formula="of:=[.B84]" office:value-type="float" office:value="122" calcext:value-type="float">
            <text:p>122</text:p>
          </table:table-cell>
          <table:table-cell office:value-type="float" office:value="0.0848606" calcext:value-type="float">
            <text:p>8.48606E-02</text:p>
          </table:table-cell>
          <table:table-cell table:formula="of:=[.C134]/[.$C$205]" office:value-type="float" office:value="0.00245886698695279" calcext:value-type="float">
            <text:p>2.45887E-03</text:p>
          </table:table-cell>
          <table:table-cell table:number-columns-repeated="2"/>
          <table:table-cell table:style-name="ce4" table:formula="of:=[.G84]" office:value-type="float" office:value="122" calcext:value-type="float">
            <text:p>122</text:p>
          </table:table-cell>
          <table:table-cell office:value-type="float" office:value="0.002448096" calcext:value-type="float">
            <text:p>2.44810E-03</text:p>
          </table:table-cell>
          <table:table-cell/>
          <table:table-cell table:formula="of:=100*([.D134]-[.H134])/[.D134]" office:value-type="float" office:value="0.438046751204833" calcext:value-type="float">
            <text:p>0.438046751204833</text:p>
          </table:table-cell>
          <table:table-cell table:number-columns-repeated="4"/>
        </table:table-row>
        <table:table-row table:style-name="ro1">
          <table:table-cell/>
          <table:table-cell table:formula="of:=[.B85]" office:value-type="float" office:value="126" calcext:value-type="float">
            <text:p>126</text:p>
          </table:table-cell>
          <table:table-cell office:value-type="float" office:value="0.0805666" calcext:value-type="float">
            <text:p>8.05666E-02</text:p>
          </table:table-cell>
          <table:table-cell table:formula="of:=[.C135]/[.$C$205]" office:value-type="float" office:value="0.00233444676317432" calcext:value-type="float">
            <text:p>2.33445E-03</text:p>
          </table:table-cell>
          <table:table-cell table:number-columns-repeated="2"/>
          <table:table-cell table:style-name="ce4" table:formula="of:=[.G85]" office:value-type="float" office:value="126" calcext:value-type="float">
            <text:p>126</text:p>
          </table:table-cell>
          <table:table-cell office:value-type="float" office:value="0.002347858" calcext:value-type="float">
            <text:p>2.34786E-03</text:p>
          </table:table-cell>
          <table:table-cell/>
          <table:table-cell table:formula="of:=100*([.D135]-[.H135])/[.D135]" office:value-type="float" office:value="-0.574493153463015" calcext:value-type="float">
            <text:p>-0.574493153463015</text:p>
          </table:table-cell>
          <table:table-cell table:number-columns-repeated="4"/>
        </table:table-row>
        <table:table-row table:style-name="ro1">
          <table:table-cell/>
          <table:table-cell table:formula="of:=[.B86]" office:value-type="float" office:value="130" calcext:value-type="float">
            <text:p>130</text:p>
          </table:table-cell>
          <table:table-cell office:value-type="float" office:value="0.0773983" calcext:value-type="float">
            <text:p>7.73983E-02</text:p>
          </table:table-cell>
          <table:table-cell table:formula="of:=[.C136]/[.$C$205]" office:value-type="float" office:value="0.00224264410947211" calcext:value-type="float">
            <text:p>2.24264E-03</text:p>
          </table:table-cell>
          <table:table-cell table:number-columns-repeated="2"/>
          <table:table-cell table:style-name="ce4" table:formula="of:=[.G86]" office:value-type="float" office:value="130" calcext:value-type="float">
            <text:p>130</text:p>
          </table:table-cell>
          <table:table-cell office:value-type="float" office:value="0.002244766" calcext:value-type="float">
            <text:p>2.24477E-03</text:p>
          </table:table-cell>
          <table:table-cell/>
          <table:table-cell table:formula="of:=100*([.D136]-[.H136])/[.D136]" office:value-type="float" office:value="-0.0946155709206061" calcext:value-type="float">
            <text:p>-0.094615570920606</text:p>
          </table:table-cell>
          <table:table-cell table:number-columns-repeated="4"/>
        </table:table-row>
        <table:table-row table:style-name="ro1">
          <table:table-cell/>
          <table:table-cell table:formula="of:=[.B87]" office:value-type="float" office:value="134" calcext:value-type="float">
            <text:p>134</text:p>
          </table:table-cell>
          <table:table-cell office:value-type="float" office:value="0.0731726" calcext:value-type="float">
            <text:p>7.31726E-02</text:p>
          </table:table-cell>
          <table:table-cell table:formula="of:=[.C137]/[.$C$205]" office:value-type="float" office:value="0.00212020290322602" calcext:value-type="float">
            <text:p>2.12020E-03</text:p>
          </table:table-cell>
          <table:table-cell table:number-columns-repeated="2"/>
          <table:table-cell table:style-name="ce4" table:formula="of:=[.G87]" office:value-type="float" office:value="134" calcext:value-type="float">
            <text:p>134</text:p>
          </table:table-cell>
          <table:table-cell office:value-type="float" office:value="0.002138908" calcext:value-type="float">
            <text:p>2.13891E-03</text:p>
          </table:table-cell>
          <table:table-cell/>
          <table:table-cell table:formula="of:=100*([.D137]-[.H137])/[.D137]" office:value-type="float" office:value="-0.882231448014621" calcext:value-type="float">
            <text:p>-0.882231448014621</text:p>
          </table:table-cell>
          <table:table-cell table:number-columns-repeated="4"/>
        </table:table-row>
        <table:table-row table:style-name="ro1">
          <table:table-cell/>
          <table:table-cell table:formula="of:=[.B88]" office:value-type="float" office:value="138" calcext:value-type="float">
            <text:p>138</text:p>
          </table:table-cell>
          <table:table-cell office:value-type="float" office:value="0.0692146" calcext:value-type="float">
            <text:p>6.92146E-02</text:p>
          </table:table-cell>
          <table:table-cell table:formula="of:=[.C138]/[.$C$205]" office:value-type="float" office:value="0.0020055184025937" calcext:value-type="float">
            <text:p>2.00552E-03</text:p>
          </table:table-cell>
          <table:table-cell table:number-columns-repeated="2"/>
          <table:table-cell table:style-name="ce4" table:formula="of:=[.G88]" office:value-type="float" office:value="138" calcext:value-type="float">
            <text:p>138</text:p>
          </table:table-cell>
          <table:table-cell office:value-type="float" office:value="0.002030381" calcext:value-type="float">
            <text:p>2.03038E-03</text:p>
          </table:table-cell>
          <table:table-cell/>
          <table:table-cell table:formula="of:=100*([.D138]-[.H138])/[.D138]" office:value-type="float" office:value="-1.23970926290906" calcext:value-type="float">
            <text:p>-1.23970926290906</text:p>
          </table:table-cell>
          <table:table-cell table:number-columns-repeated="4"/>
        </table:table-row>
        <table:table-row table:style-name="ro1">
          <table:table-cell/>
          <table:table-cell table:formula="of:=[.B89]" office:value-type="float" office:value="142" calcext:value-type="float">
            <text:p>142</text:p>
          </table:table-cell>
          <table:table-cell office:value-type="float" office:value="0.0655638" calcext:value-type="float">
            <text:p>6.55638E-02</text:p>
          </table:table-cell>
          <table:table-cell table:formula="of:=[.C139]/[.$C$205]" office:value-type="float" office:value="0.00189973513455214" calcext:value-type="float">
            <text:p>1.89974E-03</text:p>
          </table:table-cell>
          <table:table-cell table:number-columns-repeated="2"/>
          <table:table-cell table:style-name="ce4" table:formula="of:=[.G89]" office:value-type="float" office:value="142" calcext:value-type="float">
            <text:p>142</text:p>
          </table:table-cell>
          <table:table-cell office:value-type="float" office:value="0.001919289" calcext:value-type="float">
            <text:p>1.91929E-03</text:p>
          </table:table-cell>
          <table:table-cell/>
          <table:table-cell table:formula="of:=100*([.D139]-[.H139])/[.D139]" office:value-type="float" office:value="-1.02929429962171" calcext:value-type="float">
            <text:p>-1.02929429962171</text:p>
          </table:table-cell>
          <table:table-cell table:number-columns-repeated="4"/>
        </table:table-row>
        <table:table-row table:style-name="ro1">
          <table:table-cell/>
          <table:table-cell table:formula="of:=[.B90]" office:value-type="float" office:value="146" calcext:value-type="float">
            <text:p>146</text:p>
          </table:table-cell>
          <table:table-cell office:value-type="float" office:value="0.0614716" calcext:value-type="float">
            <text:p>6.14716E-02</text:p>
          </table:table-cell>
          <table:table-cell table:formula="of:=[.C140]/[.$C$205]" office:value-type="float" office:value="0.00178116213973466" calcext:value-type="float">
            <text:p>1.78116E-03</text:p>
          </table:table-cell>
          <table:table-cell table:number-columns-repeated="2"/>
          <table:table-cell table:style-name="ce4" table:formula="of:=[.G90]" office:value-type="float" office:value="146" calcext:value-type="float">
            <text:p>146</text:p>
          </table:table-cell>
          <table:table-cell office:value-type="float" office:value="0.001805743" calcext:value-type="float">
            <text:p>1.80574E-03</text:p>
          </table:table-cell>
          <table:table-cell/>
          <table:table-cell table:formula="of:=100*([.D140]-[.H140])/[.D140]" office:value-type="float" office:value="-1.38004619102209" calcext:value-type="float">
            <text:p>-1.38004619102209</text:p>
          </table:table-cell>
          <table:table-cell table:number-columns-repeated="4"/>
        </table:table-row>
        <table:table-row table:style-name="ro1">
          <table:table-cell/>
          <table:table-cell table:formula="of:=[.B91]" office:value-type="float" office:value="150" calcext:value-type="float">
            <text:p>150</text:p>
          </table:table-cell>
          <table:table-cell office:value-type="float" office:value="0.0572275" calcext:value-type="float">
            <text:p>5.72275E-02</text:p>
          </table:table-cell>
          <table:table-cell table:formula="of:=[.C141]/[.$C$205]" office:value-type="float" office:value="0.00165818778674486" calcext:value-type="float">
            <text:p>1.65819E-03</text:p>
          </table:table-cell>
          <table:table-cell table:number-columns-repeated="2"/>
          <table:table-cell table:style-name="ce4" table:formula="of:=[.G91]" office:value-type="float" office:value="150" calcext:value-type="float">
            <text:p>150</text:p>
          </table:table-cell>
          <table:table-cell office:value-type="float" office:value="0.001689864" calcext:value-type="float">
            <text:p>1.68986E-03</text:p>
          </table:table-cell>
          <table:table-cell/>
          <table:table-cell table:formula="of:=100*([.D141]-[.H141])/[.D141]" office:value-type="float" office:value="-1.91029107247979" calcext:value-type="float">
            <text:p>-1.91029107247979</text:p>
          </table:table-cell>
          <table:table-cell table:number-columns-repeated="4"/>
        </table:table-row>
        <table:table-row table:style-name="ro1">
          <table:table-cell/>
          <table:table-cell table:formula="of:=[.B92]" office:value-type="float" office:value="154" calcext:value-type="float">
            <text:p>154</text:p>
          </table:table-cell>
          <table:table-cell office:value-type="float" office:value="0.0531141" calcext:value-type="float">
            <text:p>5.31141E-02</text:p>
          </table:table-cell>
          <table:table-cell table:formula="of:=[.C142]/[.$C$205]" office:value-type="float" office:value="0.00153900051415745" calcext:value-type="float">
            <text:p>1.53900E-03</text:p>
          </table:table-cell>
          <table:table-cell table:number-columns-repeated="2"/>
          <table:table-cell table:style-name="ce4" table:formula="of:=[.G92]" office:value-type="float" office:value="154" calcext:value-type="float">
            <text:p>154</text:p>
          </table:table-cell>
          <table:table-cell office:value-type="float" office:value="0.001571777" calcext:value-type="float">
            <text:p>1.57178E-03</text:p>
          </table:table-cell>
          <table:table-cell/>
          <table:table-cell table:formula="of:=100*([.D142]-[.H142])/[.D142]" office:value-type="float" office:value="-2.12972546409426" calcext:value-type="float">
            <text:p>-2.12972546409426</text:p>
          </table:table-cell>
          <table:table-cell table:number-columns-repeated="4"/>
        </table:table-row>
        <table:table-row table:style-name="ro1">
          <table:table-cell/>
          <table:table-cell table:formula="of:=[.B93]" office:value-type="float" office:value="158" calcext:value-type="float">
            <text:p>158</text:p>
          </table:table-cell>
          <table:table-cell office:value-type="float" office:value="0.0487172" calcext:value-type="float">
            <text:p>4.87172E-02</text:p>
          </table:table-cell>
          <table:table-cell table:formula="of:=[.C143]/[.$C$205]" office:value-type="float" office:value="0.00141159872516547" calcext:value-type="float">
            <text:p>1.41160E-03</text:p>
          </table:table-cell>
          <table:table-cell table:number-columns-repeated="2"/>
          <table:table-cell table:style-name="ce4" table:formula="of:=[.G93]" office:value-type="float" office:value="158" calcext:value-type="float">
            <text:p>158</text:p>
          </table:table-cell>
          <table:table-cell office:value-type="float" office:value="0.001451618" calcext:value-type="float">
            <text:p>1.45162E-03</text:p>
          </table:table-cell>
          <table:table-cell/>
          <table:table-cell table:formula="of:=100*([.D143]-[.H143])/[.D143]" office:value-type="float" office:value="-2.83503194789588" calcext:value-type="float">
            <text:p>-2.83503194789588</text:p>
          </table:table-cell>
          <table:table-cell table:number-columns-repeated="4"/>
        </table:table-row>
        <table:table-row table:style-name="ro1">
          <table:table-cell/>
          <table:table-cell table:formula="of:=[.B94]" office:value-type="float" office:value="162" calcext:value-type="float">
            <text:p>162</text:p>
          </table:table-cell>
          <table:table-cell office:value-type="float" office:value="0.0440431" calcext:value-type="float">
            <text:p>4.40431E-02</text:p>
          </table:table-cell>
          <table:table-cell table:formula="of:=[.C144]/[.$C$205]" office:value-type="float" office:value="0.00127616496457792" calcext:value-type="float">
            <text:p>1.27616E-03</text:p>
          </table:table-cell>
          <table:table-cell table:number-columns-repeated="2"/>
          <table:table-cell table:style-name="ce4" table:formula="of:=[.G94]" office:value-type="float" office:value="162" calcext:value-type="float">
            <text:p>162</text:p>
          </table:table-cell>
          <table:table-cell office:value-type="float" office:value="0.001329529" calcext:value-type="float">
            <text:p>1.32953E-03</text:p>
          </table:table-cell>
          <table:table-cell/>
          <table:table-cell table:formula="of:=100*([.D144]-[.H144])/[.D144]" office:value-type="float" office:value="-4.18159383020943" calcext:value-type="float">
            <text:p>-4.18159383020943</text:p>
          </table:table-cell>
          <table:table-cell table:number-columns-repeated="4"/>
        </table:table-row>
        <table:table-row table:style-name="ro1">
          <table:table-cell/>
          <table:table-cell table:formula="of:=[.B95]" office:value-type="float" office:value="166" calcext:value-type="float">
            <text:p>166</text:p>
          </table:table-cell>
          <table:table-cell office:value-type="float" office:value="0.0398325" calcext:value-type="float">
            <text:p>3.98325E-02</text:p>
          </table:table-cell>
          <table:table-cell table:formula="of:=[.C145]/[.$C$205]" office:value-type="float" office:value="0.00115416128636608" calcext:value-type="float">
            <text:p>1.15416E-03</text:p>
          </table:table-cell>
          <table:table-cell table:number-columns-repeated="2"/>
          <table:table-cell table:style-name="ce4" table:formula="of:=[.G95]" office:value-type="float" office:value="166" calcext:value-type="float">
            <text:p>166</text:p>
          </table:table-cell>
          <table:table-cell office:value-type="float" office:value="0.001205659" calcext:value-type="float">
            <text:p>1.20566E-03</text:p>
          </table:table-cell>
          <table:table-cell/>
          <table:table-cell table:formula="of:=100*([.D145]-[.H145])/[.D145]" office:value-type="float" office:value="-4.46191656593025" calcext:value-type="float">
            <text:p>-4.46191656593025</text:p>
          </table:table-cell>
          <table:table-cell table:number-columns-repeated="4"/>
        </table:table-row>
        <table:table-row table:style-name="ro1">
          <table:table-cell/>
          <table:table-cell table:formula="of:=[.B96]" office:value-type="float" office:value="170" calcext:value-type="float">
            <text:p>170</text:p>
          </table:table-cell>
          <table:table-cell office:value-type="float" office:value="0.0352784" calcext:value-type="float">
            <text:p>3.52784E-02</text:p>
          </table:table-cell>
          <table:table-cell table:formula="of:=[.C146]/[.$C$205]" office:value-type="float" office:value="0.00102220456975929" calcext:value-type="float">
            <text:p>1.02220E-03</text:p>
          </table:table-cell>
          <table:table-cell table:number-columns-repeated="2"/>
          <table:table-cell table:style-name="ce4" table:formula="of:=[.G96]" office:value-type="float" office:value="170" calcext:value-type="float">
            <text:p>170</text:p>
          </table:table-cell>
          <table:table-cell office:value-type="float" office:value="0.001080166" calcext:value-type="float">
            <text:p>1.08017E-03</text:p>
          </table:table-cell>
          <table:table-cell/>
          <table:table-cell table:formula="of:=100*([.D146]-[.H146])/[.D146]" office:value-type="float" office:value="-5.67023783256567" calcext:value-type="float">
            <text:p>-5.67023783256567</text:p>
          </table:table-cell>
          <table:table-cell table:number-columns-repeated="4"/>
        </table:table-row>
        <table:table-row table:style-name="ro1">
          <table:table-cell/>
          <table:table-cell table:formula="of:=[.B97]" office:value-type="float" office:value="174" calcext:value-type="float">
            <text:p>174</text:p>
          </table:table-cell>
          <table:table-cell office:value-type="float" office:value="0.0308718" calcext:value-type="float">
            <text:p>3.08718E-02</text:p>
          </table:table-cell>
          <table:table-cell table:formula="of:=[.C147]/[.$C$205]" office:value-type="float" office:value="0.000894521719712202" calcext:value-type="float">
            <text:p>8.94522E-04</text:p>
          </table:table-cell>
          <table:table-cell table:number-columns-repeated="2"/>
          <table:table-cell table:style-name="ce4" table:formula="of:=[.G97]" office:value-type="float" office:value="174" calcext:value-type="float">
            <text:p>174</text:p>
          </table:table-cell>
          <table:table-cell office:value-type="float" office:value="0.0009532186" calcext:value-type="float">
            <text:p>9.53219E-04</text:p>
          </table:table-cell>
          <table:table-cell/>
          <table:table-cell table:formula="of:=100*([.D147]-[.H147])/[.D147]" office:value-type="float" office:value="-6.56181722526342" calcext:value-type="float">
            <text:p>-6.56181722526342</text:p>
          </table:table-cell>
          <table:table-cell table:number-columns-repeated="4"/>
        </table:table-row>
        <table:table-row table:style-name="ro1">
          <table:table-cell/>
          <table:table-cell table:formula="of:=[.B98]" office:value-type="float" office:value="178" calcext:value-type="float">
            <text:p>178</text:p>
          </table:table-cell>
          <table:table-cell office:value-type="float" office:value="0.0270437" calcext:value-type="float">
            <text:p>2.70437E-02</text:p>
          </table:table-cell>
          <table:table-cell table:formula="of:=[.C148]/[.$C$205]" office:value-type="float" office:value="0.000783601119189062" calcext:value-type="float">
            <text:p>7.83601E-04</text:p>
          </table:table-cell>
          <table:table-cell table:number-columns-repeated="2"/>
          <table:table-cell table:style-name="ce4" table:formula="of:=[.G98]" office:value-type="float" office:value="178" calcext:value-type="float">
            <text:p>178</text:p>
          </table:table-cell>
          <table:table-cell office:value-type="float" office:value="0.0008249994" calcext:value-type="float">
            <text:p>8.24999E-04</text:p>
          </table:table-cell>
          <table:table-cell/>
          <table:table-cell table:formula="of:=100*([.D148]-[.H148])/[.D148]" office:value-type="float" office:value="-5.2830808682076" calcext:value-type="float">
            <text:p>-5.2830808682076</text:p>
          </table:table-cell>
          <table:table-cell table:number-columns-repeated="4"/>
        </table:table-row>
        <table:table-row table:style-name="ro1">
          <table:table-cell/>
          <table:table-cell table:formula="of:=[.B99]" office:value-type="float" office:value="182" calcext:value-type="float">
            <text:p>182</text:p>
          </table:table-cell>
          <table:table-cell office:value-type="float" office:value="0.0227163" calcext:value-type="float">
            <text:p>2.27163E-02</text:p>
          </table:table-cell>
          <table:table-cell table:formula="of:=[.C149]/[.$C$205]" office:value-type="float" office:value="0.000658213118169277" calcext:value-type="float">
            <text:p>6.58213E-04</text:p>
          </table:table-cell>
          <table:table-cell table:number-columns-repeated="2"/>
          <table:table-cell table:style-name="ce4" table:formula="of:=[.G99]" office:value-type="float" office:value="182" calcext:value-type="float">
            <text:p>182</text:p>
          </table:table-cell>
          <table:table-cell office:value-type="float" office:value="0.0006957033" calcext:value-type="float">
            <text:p>6.95703E-04</text:p>
          </table:table-cell>
          <table:table-cell/>
          <table:table-cell table:formula="of:=100*([.D149]-[.H149])/[.D149]" office:value-type="float" office:value="-5.69575123859517" calcext:value-type="float">
            <text:p>-5.69575123859517</text:p>
          </table:table-cell>
          <table:table-cell table:number-columns-repeated="4"/>
        </table:table-row>
        <table:table-row table:style-name="ro1">
          <table:table-cell/>
          <table:table-cell table:formula="of:=[.B100]" office:value-type="float" office:value="186" calcext:value-type="float">
            <text:p>186</text:p>
          </table:table-cell>
          <table:table-cell office:value-type="float" office:value="0.0187117" calcext:value-type="float">
            <text:p>1.87117E-02</text:p>
          </table:table-cell>
          <table:table-cell table:formula="of:=[.C150]/[.$C$205]" office:value-type="float" office:value="0.000542178365457758" calcext:value-type="float">
            <text:p>5.42178E-04</text:p>
          </table:table-cell>
          <table:table-cell table:number-columns-repeated="2"/>
          <table:table-cell table:style-name="ce4" table:formula="of:=[.G100]" office:value-type="float" office:value="186" calcext:value-type="float">
            <text:p>186</text:p>
          </table:table-cell>
          <table:table-cell office:value-type="float" office:value="0.0005654942" calcext:value-type="float">
            <text:p>5.65494E-04</text:p>
          </table:table-cell>
          <table:table-cell/>
          <table:table-cell table:formula="of:=100*([.D150]-[.H150])/[.D150]" office:value-type="float" office:value="-4.30039928327952" calcext:value-type="float">
            <text:p>-4.30039928327952</text:p>
          </table:table-cell>
          <table:table-cell table:number-columns-repeated="4"/>
        </table:table-row>
        <table:table-row table:style-name="ro1">
          <table:table-cell/>
          <table:table-cell table:formula="of:=[.B101]" office:value-type="float" office:value="190" calcext:value-type="float">
            <text:p>190</text:p>
          </table:table-cell>
          <table:table-cell office:value-type="float" office:value="0.0142164" calcext:value-type="float">
            <text:p>1.42164E-02</text:p>
          </table:table-cell>
          <table:table-cell table:formula="of:=[.C151]/[.$C$205]" office:value-type="float" office:value="0.000411925400401549" calcext:value-type="float">
            <text:p>4.11925E-04</text:p>
          </table:table-cell>
          <table:table-cell table:number-columns-repeated="2"/>
          <table:table-cell table:style-name="ce4" table:formula="of:=[.G101]" office:value-type="float" office:value="190" calcext:value-type="float">
            <text:p>190</text:p>
          </table:table-cell>
          <table:table-cell office:value-type="float" office:value="0.0004342759" calcext:value-type="float">
            <text:p>4.34276E-04</text:p>
          </table:table-cell>
          <table:table-cell/>
          <table:table-cell table:formula="of:=100*([.D151]-[.H151])/[.D151]" office:value-type="float" office:value="-5.42586098761162" calcext:value-type="float">
            <text:p>-5.42586098761162</text:p>
          </table:table-cell>
          <table:table-cell table:number-columns-repeated="4"/>
        </table:table-row>
        <table:table-row table:style-name="ro1">
          <table:table-cell/>
          <table:table-cell table:formula="of:=[.B102]" office:value-type="float" office:value="194" calcext:value-type="float">
            <text:p>194</text:p>
          </table:table-cell>
          <table:table-cell office:value-type="float" office:value="0.00991802" calcext:value-type="float">
            <text:p>9.91802E-03</text:p>
          </table:table-cell>
          <table:table-cell table:formula="of:=[.C152]/[.$C$205]" office:value-type="float" office:value="0.00028737826451778" calcext:value-type="float">
            <text:p>2.87378E-04</text:p>
          </table:table-cell>
          <table:table-cell table:number-columns-repeated="2"/>
          <table:table-cell table:style-name="ce4" table:formula="of:=[.G102]" office:value-type="float" office:value="194" calcext:value-type="float">
            <text:p>194</text:p>
          </table:table-cell>
          <table:table-cell office:value-type="float" office:value="0.0003007281" calcext:value-type="float">
            <text:p>3.00728E-04</text:p>
          </table:table-cell>
          <table:table-cell/>
          <table:table-cell table:formula="of:=100*([.D152]-[.H152])/[.D152]" office:value-type="float" office:value="-4.64538802355861" calcext:value-type="float">
            <text:p>-4.64538802355861</text:p>
          </table:table-cell>
          <table:table-cell table:number-columns-repeated="4"/>
        </table:table-row>
        <table:table-row table:style-name="ro1">
          <table:table-cell/>
          <table:table-cell table:formula="of:=[.B103]" office:value-type="float" office:value="198" calcext:value-type="float">
            <text:p>198</text:p>
          </table:table-cell>
          <table:table-cell office:value-type="float" office:value="0.00513451" calcext:value-type="float">
            <text:p>5.13451E-03</text:p>
          </table:table-cell>
          <table:table-cell table:formula="of:=[.C153]/[.$C$205]" office:value-type="float" office:value="0.000148774309080763" calcext:value-type="float">
            <text:p>1.48774E-04</text:p>
          </table:table-cell>
          <table:table-cell table:number-columns-repeated="2"/>
          <table:table-cell table:style-name="ce4" table:formula="of:=[.G103]" office:value-type="float" office:value="198" calcext:value-type="float">
            <text:p>198</text:p>
          </table:table-cell>
          <table:table-cell office:value-type="float" office:value="0.0001587392" calcext:value-type="float">
            <text:p>1.58739E-04</text:p>
          </table:table-cell>
          <table:table-cell/>
          <table:table-cell table:formula="of:=100*([.D153]-[.H153])/[.D153]" office:value-type="float" office:value="-6.69799173043209" calcext:value-type="float">
            <text:p>-6.69799173043209</text:p>
          </table:table-cell>
          <table:table-cell table:number-columns-repeated="4"/>
        </table:table-row>
        <table:table-row table:style-name="ro1">
          <table:table-cell/>
          <table:table-cell table:formula="of:=[.B104]" office:value-type="float" office:value="2" calcext:value-type="float">
            <text:p>2</text:p>
          </table:table-cell>
          <table:table-cell office:value-type="float" office:value="0.621603" calcext:value-type="float">
            <text:p>6.21603E-01</text:p>
          </table:table-cell>
          <table:table-cell table:formula="of:=[.C154]/[.$C$205]" office:value-type="float" office:value="0.0180111747464762" calcext:value-type="float">
            <text:p>1.80112E-02</text:p>
          </table:table-cell>
          <table:table-cell table:style-name="ce6" office:value-type="string" calcext:value-type="string">
            <text:p>Serpent_4g</text:p>
          </table:table-cell>
          <table:table-cell/>
          <table:table-cell table:style-name="ce4" table:formula="of:=[.G104]" office:value-type="float" office:value="2" calcext:value-type="float">
            <text:p>2</text:p>
          </table:table-cell>
          <table:table-cell office:value-type="float" office:value="0.01766666" calcext:value-type="float">
            <text:p>1.76667E-02</text:p>
          </table:table-cell>
          <table:table-cell table:style-name="ce1" office:value-type="string" calcext:value-type="string">
            <text:p>Almost_4g</text:p>
          </table:table-cell>
          <table:table-cell table:formula="of:=100*([.D154]-[.H154])/[.D154]" office:value-type="float" office:value="1.91278332105243" calcext:value-type="float">
            <text:p>1.91278332105243</text:p>
          </table:table-cell>
          <table:table-cell table:number-columns-repeated="4"/>
        </table:table-row>
        <table:table-row table:style-name="ro1">
          <table:table-cell/>
          <table:table-cell table:formula="of:=[.B105]" office:value-type="float" office:value="6" calcext:value-type="float">
            <text:p>6</text:p>
          </table:table-cell>
          <table:table-cell office:value-type="float" office:value="0.622087" calcext:value-type="float">
            <text:p>6.22087E-01</text:p>
          </table:table-cell>
          <table:table-cell table:formula="of:=[.C155]/[.$C$205]" office:value-type="float" office:value="0.0180251988238653" calcext:value-type="float">
            <text:p>1.80252E-02</text:p>
          </table:table-cell>
          <table:table-cell table:number-columns-repeated="2"/>
          <table:table-cell table:style-name="ce4" table:formula="of:=[.G105]" office:value-type="float" office:value="6" calcext:value-type="float">
            <text:p>6</text:p>
          </table:table-cell>
          <table:table-cell office:value-type="float" office:value="0.01765249" calcext:value-type="float">
            <text:p>1.76525E-02</text:p>
          </table:table-cell>
          <table:table-cell/>
          <table:table-cell table:formula="of:=100*([.D155]-[.H155])/[.D155]" office:value-type="float" office:value="2.06770991824974" calcext:value-type="float">
            <text:p>2.06770991824974</text:p>
          </table:table-cell>
          <table:table-cell table:number-columns-repeated="4"/>
        </table:table-row>
        <table:table-row table:style-name="ro1">
          <table:table-cell/>
          <table:table-cell table:formula="of:=[.B106]" office:value-type="float" office:value="10" calcext:value-type="float">
            <text:p>10</text:p>
          </table:table-cell>
          <table:table-cell office:value-type="float" office:value="0.619956" calcext:value-type="float">
            <text:p>6.19956E-01</text:p>
          </table:table-cell>
          <table:table-cell table:formula="of:=[.C156]/[.$C$205]" office:value-type="float" office:value="0.0179634523178402" calcext:value-type="float">
            <text:p>1.79635E-02</text:p>
          </table:table-cell>
          <table:table-cell table:number-columns-repeated="2"/>
          <table:table-cell table:style-name="ce4" table:formula="of:=[.G106]" office:value-type="float" office:value="10" calcext:value-type="float">
            <text:p>10</text:p>
          </table:table-cell>
          <table:table-cell office:value-type="float" office:value="0.01762413" calcext:value-type="float">
            <text:p>1.76241E-02</text:p>
          </table:table-cell>
          <table:table-cell/>
          <table:table-cell table:formula="of:=100*([.D156]-[.H156])/[.D156]" office:value-type="float" office:value="1.88895938172848" calcext:value-type="float">
            <text:p>1.88895938172848</text:p>
          </table:table-cell>
          <table:table-cell table:number-columns-repeated="4"/>
        </table:table-row>
        <table:table-row table:style-name="ro1">
          <table:table-cell/>
          <table:table-cell table:formula="of:=[.B107]" office:value-type="float" office:value="14" calcext:value-type="float">
            <text:p>14</text:p>
          </table:table-cell>
          <table:table-cell office:value-type="float" office:value="0.620082" calcext:value-type="float">
            <text:p>6.20082E-01</text:p>
          </table:table-cell>
          <table:table-cell table:formula="of:=[.C157]/[.$C$205]" office:value-type="float" office:value="0.01796710321402" calcext:value-type="float">
            <text:p>1.79671E-02</text:p>
          </table:table-cell>
          <table:table-cell table:number-columns-repeated="2"/>
          <table:table-cell table:style-name="ce4" table:formula="of:=[.G107]" office:value-type="float" office:value="14" calcext:value-type="float">
            <text:p>14</text:p>
          </table:table-cell>
          <table:table-cell office:value-type="float" office:value="0.01758158" calcext:value-type="float">
            <text:p>1.75816E-02</text:p>
          </table:table-cell>
          <table:table-cell/>
          <table:table-cell table:formula="of:=100*([.D157]-[.H157])/[.D157]" office:value-type="float" office:value="2.14571714442618" calcext:value-type="float">
            <text:p>2.14571714442618</text:p>
          </table:table-cell>
          <table:table-cell table:number-columns-repeated="4"/>
        </table:table-row>
        <table:table-row table:style-name="ro1">
          <table:table-cell/>
          <table:table-cell table:formula="of:=[.B108]" office:value-type="float" office:value="18" calcext:value-type="float">
            <text:p>18</text:p>
          </table:table-cell>
          <table:table-cell office:value-type="float" office:value="0.613744" calcext:value-type="float">
            <text:p>6.13744E-01</text:p>
          </table:table-cell>
          <table:table-cell table:formula="of:=[.C158]/[.$C$205]" office:value-type="float" office:value="0.0177834573411024" calcext:value-type="float">
            <text:p>1.77835E-02</text:p>
          </table:table-cell>
          <table:table-cell table:number-columns-repeated="2"/>
          <table:table-cell table:style-name="ce4" table:formula="of:=[.G108]" office:value-type="float" office:value="18" calcext:value-type="float">
            <text:p>18</text:p>
          </table:table-cell>
          <table:table-cell office:value-type="float" office:value="0.01752479" calcext:value-type="float">
            <text:p>1.75248E-02</text:p>
          </table:table-cell>
          <table:table-cell/>
          <table:table-cell table:formula="of:=100*([.D158]-[.H158])/[.D158]" office:value-type="float" office:value="1.45453910418516" calcext:value-type="float">
            <text:p>1.45453910418516</text:p>
          </table:table-cell>
          <table:table-cell table:number-columns-repeated="4"/>
        </table:table-row>
        <table:table-row table:style-name="ro1">
          <table:table-cell/>
          <table:table-cell table:formula="of:=[.B109]" office:value-type="float" office:value="22" calcext:value-type="float">
            <text:p>22</text:p>
          </table:table-cell>
          <table:table-cell office:value-type="float" office:value="0.610694" calcext:value-type="float">
            <text:p>6.10694E-01</text:p>
          </table:table-cell>
          <table:table-cell table:formula="of:=[.C159]/[.$C$205]" office:value-type="float" office:value="0.0176950824732579" calcext:value-type="float">
            <text:p>1.76951E-02</text:p>
          </table:table-cell>
          <table:table-cell table:number-columns-repeated="2"/>
          <table:table-cell table:style-name="ce4" table:formula="of:=[.G109]" office:value-type="float" office:value="22" calcext:value-type="float">
            <text:p>22</text:p>
          </table:table-cell>
          <table:table-cell office:value-type="float" office:value="0.01745375" calcext:value-type="float">
            <text:p>1.74538E-02</text:p>
          </table:table-cell>
          <table:table-cell/>
          <table:table-cell table:formula="of:=100*([.D159]-[.H159])/[.D159]" office:value-type="float" office:value="1.36383921138899" calcext:value-type="float">
            <text:p>1.36383921138899</text:p>
          </table:table-cell>
          <table:table-cell table:number-columns-repeated="4"/>
        </table:table-row>
        <table:table-row table:style-name="ro1">
          <table:table-cell/>
          <table:table-cell table:formula="of:=[.B110]" office:value-type="float" office:value="26" calcext:value-type="float">
            <text:p>26</text:p>
          </table:table-cell>
          <table:table-cell office:value-type="float" office:value="0.606272" calcext:value-type="float">
            <text:p>6.06272E-01</text:p>
          </table:table-cell>
          <table:table-cell table:formula="of:=[.C160]/[.$C$205]" office:value-type="float" office:value="0.0175669534025666" calcext:value-type="float">
            <text:p>1.75670E-02</text:p>
          </table:table-cell>
          <table:table-cell table:number-columns-repeated="2"/>
          <table:table-cell table:style-name="ce4" table:formula="of:=[.G110]" office:value-type="float" office:value="26" calcext:value-type="float">
            <text:p>26</text:p>
          </table:table-cell>
          <table:table-cell office:value-type="float" office:value="0.01736839" calcext:value-type="float">
            <text:p>1.73684E-02</text:p>
          </table:table-cell>
          <table:table-cell/>
          <table:table-cell table:formula="of:=100*([.D160]-[.H160])/[.D160]" office:value-type="float" office:value="1.13032350013298" calcext:value-type="float">
            <text:p>1.13032350013298</text:p>
          </table:table-cell>
          <table:table-cell table:number-columns-repeated="4"/>
        </table:table-row>
        <table:table-row table:style-name="ro1">
          <table:table-cell/>
          <table:table-cell table:formula="of:=[.B111]" office:value-type="float" office:value="30" calcext:value-type="float">
            <text:p>30</text:p>
          </table:table-cell>
          <table:table-cell office:value-type="float" office:value="0.598305" calcext:value-type="float">
            <text:p>5.98305E-01</text:p>
          </table:table-cell>
          <table:table-cell table:formula="of:=[.C161]/[.$C$205]" office:value-type="float" office:value="0.0173361066576102" calcext:value-type="float">
            <text:p>1.73361E-02</text:p>
          </table:table-cell>
          <table:table-cell table:number-columns-repeated="2"/>
          <table:table-cell table:style-name="ce4" table:formula="of:=[.G111]" office:value-type="float" office:value="30" calcext:value-type="float">
            <text:p>30</text:p>
          </table:table-cell>
          <table:table-cell office:value-type="float" office:value="0.01726867" calcext:value-type="float">
            <text:p>1.72687E-02</text:p>
          </table:table-cell>
          <table:table-cell/>
          <table:table-cell table:formula="of:=100*([.D161]-[.H161])/[.D161]" office:value-type="float" office:value="0.38899540099767" calcext:value-type="float">
            <text:p>0.38899540099767</text:p>
          </table:table-cell>
          <table:table-cell table:number-columns-repeated="4"/>
        </table:table-row>
        <table:table-row table:style-name="ro1">
          <table:table-cell/>
          <table:table-cell table:formula="of:=[.B112]" office:value-type="float" office:value="34" calcext:value-type="float">
            <text:p>34</text:p>
          </table:table-cell>
          <table:table-cell office:value-type="float" office:value="0.59229" calcext:value-type="float">
            <text:p>5.92290E-01</text:p>
          </table:table-cell>
          <table:table-cell table:formula="of:=[.C162]/[.$C$205]" office:value-type="float" office:value="0.0171618198280742" calcext:value-type="float">
            <text:p>1.71618E-02</text:p>
          </table:table-cell>
          <table:table-cell table:number-columns-repeated="2"/>
          <table:table-cell table:style-name="ce4" table:formula="of:=[.G112]" office:value-type="float" office:value="34" calcext:value-type="float">
            <text:p>34</text:p>
          </table:table-cell>
          <table:table-cell office:value-type="float" office:value="0.01715453" calcext:value-type="float">
            <text:p>1.71545E-02</text:p>
          </table:table-cell>
          <table:table-cell/>
          <table:table-cell table:formula="of:=100*([.D162]-[.H162])/[.D162]" office:value-type="float" office:value="0.042477010871835" calcext:value-type="float">
            <text:p>0.042477010871835</text:p>
          </table:table-cell>
          <table:table-cell table:number-columns-repeated="4"/>
        </table:table-row>
        <table:table-row table:style-name="ro1">
          <table:table-cell/>
          <table:table-cell table:formula="of:=[.B113]" office:value-type="float" office:value="38" calcext:value-type="float">
            <text:p>38</text:p>
          </table:table-cell>
          <table:table-cell office:value-type="float" office:value="0.591931" calcext:value-type="float">
            <text:p>5.91931E-01</text:p>
          </table:table-cell>
          <table:table-cell table:formula="of:=[.C163]/[.$C$205]" office:value-type="float" office:value="0.0171514176714984" calcext:value-type="float">
            <text:p>1.71514E-02</text:p>
          </table:table-cell>
          <table:table-cell table:number-columns-repeated="2"/>
          <table:table-cell table:style-name="ce4" table:formula="of:=[.G113]" office:value-type="float" office:value="38" calcext:value-type="float">
            <text:p>38</text:p>
          </table:table-cell>
          <table:table-cell office:value-type="float" office:value="0.01702592" calcext:value-type="float">
            <text:p>1.70259E-02</text:p>
          </table:table-cell>
          <table:table-cell/>
          <table:table-cell table:formula="of:=100*([.D163]-[.H163])/[.D163]" office:value-type="float" office:value="0.731704363464509" calcext:value-type="float">
            <text:p>0.731704363464509</text:p>
          </table:table-cell>
          <table:table-cell table:number-columns-repeated="4"/>
        </table:table-row>
        <table:table-row table:style-name="ro1">
          <table:table-cell/>
          <table:table-cell table:formula="of:=[.B114]" office:value-type="float" office:value="42" calcext:value-type="float">
            <text:p>42</text:p>
          </table:table-cell>
          <table:table-cell office:value-type="float" office:value="0.587214" calcext:value-type="float">
            <text:p>5.87214E-01</text:p>
          </table:table-cell>
          <table:table-cell table:formula="of:=[.C164]/[.$C$205]" office:value-type="float" office:value="0.0170147408676877" calcext:value-type="float">
            <text:p>1.70147E-02</text:p>
          </table:table-cell>
          <table:table-cell table:number-columns-repeated="2"/>
          <table:table-cell table:style-name="ce4" table:formula="of:=[.G114]" office:value-type="float" office:value="42" calcext:value-type="float">
            <text:p>42</text:p>
          </table:table-cell>
          <table:table-cell office:value-type="float" office:value="0.01688277" calcext:value-type="float">
            <text:p>1.68828E-02</text:p>
          </table:table-cell>
          <table:table-cell/>
          <table:table-cell table:formula="of:=100*([.D164]-[.H164])/[.D164]" office:value-type="float" office:value="0.775626668157615" calcext:value-type="float">
            <text:p>0.775626668157615</text:p>
          </table:table-cell>
          <table:table-cell table:number-columns-repeated="4"/>
        </table:table-row>
        <table:table-row table:style-name="ro1">
          <table:table-cell/>
          <table:table-cell table:formula="of:=[.B115]" office:value-type="float" office:value="46" calcext:value-type="float">
            <text:p>46</text:p>
          </table:table-cell>
          <table:table-cell office:value-type="float" office:value="0.580072" calcext:value-type="float">
            <text:p>5.80072E-01</text:p>
          </table:table-cell>
          <table:table-cell table:formula="of:=[.C165]/[.$C$205]" office:value-type="float" office:value="0.016807798800099" calcext:value-type="float">
            <text:p>1.68078E-02</text:p>
          </table:table-cell>
          <table:table-cell table:number-columns-repeated="2"/>
          <table:table-cell table:style-name="ce4" table:formula="of:=[.G115]" office:value-type="float" office:value="46" calcext:value-type="float">
            <text:p>46</text:p>
          </table:table-cell>
          <table:table-cell office:value-type="float" office:value="0.01672501" calcext:value-type="float">
            <text:p>1.67250E-02</text:p>
          </table:table-cell>
          <table:table-cell/>
          <table:table-cell table:formula="of:=100*([.D165]-[.H165])/[.D165]" office:value-type="float" office:value="0.492561822542266" calcext:value-type="float">
            <text:p>0.492561822542266</text:p>
          </table:table-cell>
          <table:table-cell table:number-columns-repeated="4"/>
        </table:table-row>
        <table:table-row table:style-name="ro1">
          <table:table-cell/>
          <table:table-cell table:formula="of:=[.B116]" office:value-type="float" office:value="50" calcext:value-type="float">
            <text:p>50</text:p>
          </table:table-cell>
          <table:table-cell office:value-type="float" office:value="0.575896" calcext:value-type="float">
            <text:p>5.75896E-01</text:p>
          </table:table-cell>
          <table:table-cell table:formula="of:=[.C166]/[.$C$205]" office:value-type="float" office:value="0.0166867976695683" calcext:value-type="float">
            <text:p>1.66868E-02</text:p>
          </table:table-cell>
          <table:table-cell table:number-columns-repeated="2"/>
          <table:table-cell table:style-name="ce4" table:formula="of:=[.G116]" office:value-type="float" office:value="50" calcext:value-type="float">
            <text:p>50</text:p>
          </table:table-cell>
          <table:table-cell office:value-type="float" office:value="0.01655259" calcext:value-type="float">
            <text:p>1.65526E-02</text:p>
          </table:table-cell>
          <table:table-cell/>
          <table:table-cell table:formula="of:=100*([.D166]-[.H166])/[.D166]" office:value-type="float" office:value="0.80427456619222" calcext:value-type="float">
            <text:p>0.80427456619222</text:p>
          </table:table-cell>
          <table:table-cell table:number-columns-repeated="4"/>
        </table:table-row>
        <table:table-row table:style-name="ro1">
          <table:table-cell/>
          <table:table-cell table:formula="of:=[.B117]" office:value-type="float" office:value="54" calcext:value-type="float">
            <text:p>54</text:p>
          </table:table-cell>
          <table:table-cell office:value-type="float" office:value="0.567078" calcext:value-type="float">
            <text:p>5.67078E-01</text:p>
          </table:table-cell>
          <table:table-cell table:formula="of:=[.C167]/[.$C$205]" office:value-type="float" office:value="0.0164312928877149" calcext:value-type="float">
            <text:p>1.64313E-02</text:p>
          </table:table-cell>
          <table:table-cell table:number-columns-repeated="2"/>
          <table:table-cell table:style-name="ce4" table:formula="of:=[.G117]" office:value-type="float" office:value="54" calcext:value-type="float">
            <text:p>54</text:p>
          </table:table-cell>
          <table:table-cell office:value-type="float" office:value="0.01636544" calcext:value-type="float">
            <text:p>1.63654E-02</text:p>
          </table:table-cell>
          <table:table-cell/>
          <table:table-cell table:formula="of:=100*([.D167]-[.H167])/[.D167]" office:value-type="float" office:value="0.400777273978939" calcext:value-type="float">
            <text:p>0.400777273978939</text:p>
          </table:table-cell>
          <table:table-cell table:number-columns-repeated="4"/>
        </table:table-row>
        <table:table-row table:style-name="ro1">
          <table:table-cell/>
          <table:table-cell table:formula="of:=[.B118]" office:value-type="float" office:value="58" calcext:value-type="float">
            <text:p>58</text:p>
          </table:table-cell>
          <table:table-cell office:value-type="float" office:value="0.561771" calcext:value-type="float">
            <text:p>5.61771E-01</text:p>
          </table:table-cell>
          <table:table-cell table:formula="of:=[.C168]/[.$C$205]" office:value-type="float" office:value="0.0162775206176654" calcext:value-type="float">
            <text:p>1.62775E-02</text:p>
          </table:table-cell>
          <table:table-cell table:number-columns-repeated="2"/>
          <table:table-cell table:style-name="ce4" table:formula="of:=[.G118]" office:value-type="float" office:value="58" calcext:value-type="float">
            <text:p>58</text:p>
          </table:table-cell>
          <table:table-cell office:value-type="float" office:value="0.0161635" calcext:value-type="float">
            <text:p>1.61635E-02</text:p>
          </table:table-cell>
          <table:table-cell/>
          <table:table-cell table:formula="of:=100*([.D168]-[.H168])/[.D168]" office:value-type="float" office:value="0.700479024684423" calcext:value-type="float">
            <text:p>0.700479024684423</text:p>
          </table:table-cell>
          <table:table-cell table:number-columns-repeated="4"/>
        </table:table-row>
        <table:table-row table:style-name="ro1">
          <table:table-cell/>
          <table:table-cell table:formula="of:=[.B119]" office:value-type="float" office:value="62" calcext:value-type="float">
            <text:p>62</text:p>
          </table:table-cell>
          <table:table-cell office:value-type="float" office:value="0.557075" calcext:value-type="float">
            <text:p>5.57075E-01</text:p>
          </table:table-cell>
          <table:table-cell table:formula="of:=[.C169]/[.$C$205]" office:value-type="float" office:value="0.0161414522965514" calcext:value-type="float">
            <text:p>1.61415E-02</text:p>
          </table:table-cell>
          <table:table-cell table:number-columns-repeated="2"/>
          <table:table-cell table:style-name="ce4" table:formula="of:=[.G119]" office:value-type="float" office:value="62" calcext:value-type="float">
            <text:p>62</text:p>
          </table:table-cell>
          <table:table-cell office:value-type="float" office:value="0.01594672" calcext:value-type="float">
            <text:p>1.59467E-02</text:p>
          </table:table-cell>
          <table:table-cell/>
          <table:table-cell table:formula="of:=100*([.D169]-[.H169])/[.D169]" office:value-type="float" office:value="1.20641125082028" calcext:value-type="float">
            <text:p>1.20641125082028</text:p>
          </table:table-cell>
          <table:table-cell table:number-columns-repeated="4"/>
        </table:table-row>
        <table:table-row table:style-name="ro1">
          <table:table-cell/>
          <table:table-cell table:formula="of:=[.B120]" office:value-type="float" office:value="66" calcext:value-type="float">
            <text:p>66</text:p>
          </table:table-cell>
          <table:table-cell office:value-type="float" office:value="0.550012" calcext:value-type="float">
            <text:p>5.50012E-01</text:p>
          </table:table-cell>
          <table:table-cell table:formula="of:=[.C170]/[.$C$205]" office:value-type="float" office:value="0.0159367992829167" calcext:value-type="float">
            <text:p>1.59368E-02</text:p>
          </table:table-cell>
          <table:table-cell table:number-columns-repeated="2"/>
          <table:table-cell table:style-name="ce4" table:formula="of:=[.G120]" office:value-type="float" office:value="66" calcext:value-type="float">
            <text:p>66</text:p>
          </table:table-cell>
          <table:table-cell office:value-type="float" office:value="0.01571507" calcext:value-type="float">
            <text:p>1.57151E-02</text:p>
          </table:table-cell>
          <table:table-cell/>
          <table:table-cell table:formula="of:=100*([.D170]-[.H170])/[.D170]" office:value-type="float" office:value="1.39130373031916" calcext:value-type="float">
            <text:p>1.39130373031916</text:p>
          </table:table-cell>
          <table:table-cell table:number-columns-repeated="4"/>
        </table:table-row>
        <table:table-row table:style-name="ro1">
          <table:table-cell/>
          <table:table-cell table:formula="of:=[.B121]" office:value-type="float" office:value="70" calcext:value-type="float">
            <text:p>70</text:p>
          </table:table-cell>
          <table:table-cell office:value-type="float" office:value="0.534524" calcext:value-type="float">
            <text:p>5.34524E-01</text:p>
          </table:table-cell>
          <table:table-cell table:formula="of:=[.C171]/[.$C$205]" office:value-type="float" office:value="0.0154880288064656" calcext:value-type="float">
            <text:p>1.54880E-02</text:p>
          </table:table-cell>
          <table:table-cell table:number-columns-repeated="2"/>
          <table:table-cell table:style-name="ce4" table:formula="of:=[.G121]" office:value-type="float" office:value="70" calcext:value-type="float">
            <text:p>70</text:p>
          </table:table-cell>
          <table:table-cell office:value-type="float" office:value="0.01546851" calcext:value-type="float">
            <text:p>1.54685E-02</text:p>
          </table:table-cell>
          <table:table-cell/>
          <table:table-cell table:formula="of:=100*([.D171]-[.H171])/[.D171]" office:value-type="float" office:value="0.126025117266491" calcext:value-type="float">
            <text:p>0.126025117266491</text:p>
          </table:table-cell>
          <table:table-cell table:number-columns-repeated="4"/>
        </table:table-row>
        <table:table-row table:style-name="ro1">
          <table:table-cell/>
          <table:table-cell table:formula="of:=[.B122]" office:value-type="float" office:value="74" calcext:value-type="float">
            <text:p>74</text:p>
          </table:table-cell>
          <table:table-cell office:value-type="float" office:value="0.527696" calcext:value-type="float">
            <text:p>5.27696E-01</text:p>
          </table:table-cell>
          <table:table-cell table:formula="of:=[.C172]/[.$C$205]" office:value-type="float" office:value="0.0152901850039599" calcext:value-type="float">
            <text:p>1.52902E-02</text:p>
          </table:table-cell>
          <table:table-cell table:number-columns-repeated="2"/>
          <table:table-cell table:style-name="ce4" table:formula="of:=[.G122]" office:value-type="float" office:value="74" calcext:value-type="float">
            <text:p>74</text:p>
          </table:table-cell>
          <table:table-cell office:value-type="float" office:value="0.01520703" calcext:value-type="float">
            <text:p>1.52070E-02</text:p>
          </table:table-cell>
          <table:table-cell/>
          <table:table-cell table:formula="of:=100*([.D172]-[.H172])/[.D172]" office:value-type="float" office:value="0.543845636520401" calcext:value-type="float">
            <text:p>0.543845636520401</text:p>
          </table:table-cell>
          <table:table-cell table:number-columns-repeated="4"/>
        </table:table-row>
        <table:table-row table:style-name="ro1">
          <table:table-cell/>
          <table:table-cell table:formula="of:=[.B123]" office:value-type="float" office:value="78" calcext:value-type="float">
            <text:p>78</text:p>
          </table:table-cell>
          <table:table-cell office:value-type="float" office:value="0.516365" calcext:value-type="float">
            <text:p>5.16365E-01</text:p>
          </table:table-cell>
          <table:table-cell table:formula="of:=[.C173]/[.$C$205]" office:value-type="float" office:value="0.0149618651260759" calcext:value-type="float">
            <text:p>1.49619E-02</text:p>
          </table:table-cell>
          <table:table-cell table:number-columns-repeated="2"/>
          <table:table-cell table:style-name="ce4" table:formula="of:=[.G123]" office:value-type="float" office:value="78" calcext:value-type="float">
            <text:p>78</text:p>
          </table:table-cell>
          <table:table-cell office:value-type="float" office:value="0.01493061" calcext:value-type="float">
            <text:p>1.49306E-02</text:p>
          </table:table-cell>
          <table:table-cell/>
          <table:table-cell table:formula="of:=100*([.D173]-[.H173])/[.D173]" office:value-type="float" office:value="0.208898595279207" calcext:value-type="float">
            <text:p>0.208898595279207</text:p>
          </table:table-cell>
          <table:table-cell table:number-columns-repeated="4"/>
        </table:table-row>
        <table:table-row table:style-name="ro1">
          <table:table-cell/>
          <table:table-cell table:formula="of:=[.B124]" office:value-type="float" office:value="82" calcext:value-type="float">
            <text:p>82</text:p>
          </table:table-cell>
          <table:table-cell office:value-type="float" office:value="0.507195" calcext:value-type="float">
            <text:p>5.07195E-01</text:p>
          </table:table-cell>
          <table:table-cell table:formula="of:=[.C174]/[.$C$205]" office:value-type="float" office:value="0.0146961610152123" calcext:value-type="float">
            <text:p>1.46962E-02</text:p>
          </table:table-cell>
          <table:table-cell table:number-columns-repeated="2"/>
          <table:table-cell table:style-name="ce4" table:formula="of:=[.G124]" office:value-type="float" office:value="82" calcext:value-type="float">
            <text:p>82</text:p>
          </table:table-cell>
          <table:table-cell office:value-type="float" office:value="0.01463928" calcext:value-type="float">
            <text:p>1.46393E-02</text:p>
          </table:table-cell>
          <table:table-cell/>
          <table:table-cell table:formula="of:=100*([.D174]-[.H174])/[.D174]" office:value-type="float" office:value="0.387046761078605" calcext:value-type="float">
            <text:p>0.387046761078605</text:p>
          </table:table-cell>
          <table:table-cell table:number-columns-repeated="4"/>
        </table:table-row>
        <table:table-row table:style-name="ro1">
          <table:table-cell/>
          <table:table-cell table:formula="of:=[.B125]" office:value-type="float" office:value="86" calcext:value-type="float">
            <text:p>86</text:p>
          </table:table-cell>
          <table:table-cell office:value-type="float" office:value="0.497792" calcext:value-type="float">
            <text:p>4.97792E-01</text:p>
          </table:table-cell>
          <table:table-cell table:formula="of:=[.C175]/[.$C$205]" office:value-type="float" office:value="0.0144237056439526" calcext:value-type="float">
            <text:p>1.44237E-02</text:p>
          </table:table-cell>
          <table:table-cell table:number-columns-repeated="2"/>
          <table:table-cell table:style-name="ce4" table:formula="of:=[.G125]" office:value-type="float" office:value="86" calcext:value-type="float">
            <text:p>86</text:p>
          </table:table-cell>
          <table:table-cell office:value-type="float" office:value="0.01433307" calcext:value-type="float">
            <text:p>1.43331E-02</text:p>
          </table:table-cell>
          <table:table-cell/>
          <table:table-cell table:formula="of:=100*([.D175]-[.H175])/[.D175]" office:value-type="float" office:value="0.628379739506283" calcext:value-type="float">
            <text:p>0.628379739506283</text:p>
          </table:table-cell>
          <table:table-cell table:number-columns-repeated="4"/>
        </table:table-row>
        <table:table-row table:style-name="ro1">
          <table:table-cell/>
          <table:table-cell table:formula="of:=[.B126]" office:value-type="float" office:value="90" calcext:value-type="float">
            <text:p>90</text:p>
          </table:table-cell>
          <table:table-cell office:value-type="float" office:value="0.480015" calcext:value-type="float">
            <text:p>4.80015E-01</text:p>
          </table:table-cell>
          <table:table-cell table:formula="of:=[.C176]/[.$C$205]" office:value-type="float" office:value="0.0139086105535684" calcext:value-type="float">
            <text:p>1.39086E-02</text:p>
          </table:table-cell>
          <table:table-cell table:number-columns-repeated="2"/>
          <table:table-cell table:style-name="ce4" table:formula="of:=[.G126]" office:value-type="float" office:value="90" calcext:value-type="float">
            <text:p>90</text:p>
          </table:table-cell>
          <table:table-cell office:value-type="float" office:value="0.01401204" calcext:value-type="float">
            <text:p>1.40120E-02</text:p>
          </table:table-cell>
          <table:table-cell/>
          <table:table-cell table:formula="of:=100*([.D176]-[.H176])/[.D176]" office:value-type="float" office:value="-0.743636080924487" calcext:value-type="float">
            <text:p>-0.743636080924487</text:p>
          </table:table-cell>
          <table:table-cell table:number-columns-repeated="4"/>
        </table:table-row>
        <table:table-row table:style-name="ro1">
          <table:table-cell/>
          <table:table-cell table:formula="of:=[.B127]" office:value-type="float" office:value="94" calcext:value-type="float">
            <text:p>94</text:p>
          </table:table-cell>
          <table:table-cell office:value-type="float" office:value="0.472758" calcext:value-type="float">
            <text:p>4.72758E-01</text:p>
          </table:table-cell>
          <table:table-cell table:formula="of:=[.C177]/[.$C$205]" office:value-type="float" office:value="0.0136983363188315" calcext:value-type="float">
            <text:p>1.36983E-02</text:p>
          </table:table-cell>
          <table:table-cell table:number-columns-repeated="2"/>
          <table:table-cell table:style-name="ce4" table:formula="of:=[.G127]" office:value-type="float" office:value="94" calcext:value-type="float">
            <text:p>94</text:p>
          </table:table-cell>
          <table:table-cell office:value-type="float" office:value="0.01367626" calcext:value-type="float">
            <text:p>1.36763E-02</text:p>
          </table:table-cell>
          <table:table-cell/>
          <table:table-cell table:formula="of:=100*([.D177]-[.H177])/[.D177]" office:value-type="float" office:value="0.161160584158799" calcext:value-type="float">
            <text:p>0.161160584158799</text:p>
          </table:table-cell>
          <table:table-cell table:number-columns-repeated="4"/>
        </table:table-row>
        <table:table-row table:style-name="ro1">
          <table:table-cell/>
          <table:table-cell table:formula="of:=[.B128]" office:value-type="float" office:value="98" calcext:value-type="float">
            <text:p>98</text:p>
          </table:table-cell>
          <table:table-cell office:value-type="float" office:value="0.463297" calcext:value-type="float">
            <text:p>4.63297E-01</text:p>
          </table:table-cell>
          <table:table-cell table:formula="of:=[.C178]/[.$C$205]" office:value-type="float" office:value="0.0134242003763144" calcext:value-type="float">
            <text:p>1.34242E-02</text:p>
          </table:table-cell>
          <table:table-cell table:number-columns-repeated="2"/>
          <table:table-cell table:style-name="ce4" table:formula="of:=[.G128]" office:value-type="float" office:value="98" calcext:value-type="float">
            <text:p>98</text:p>
          </table:table-cell>
          <table:table-cell office:value-type="float" office:value="0.01332584" calcext:value-type="float">
            <text:p>1.33258E-02</text:p>
          </table:table-cell>
          <table:table-cell/>
          <table:table-cell table:formula="of:=100*([.D178]-[.H178])/[.D178]" office:value-type="float" office:value="0.732709387204816" calcext:value-type="float">
            <text:p>0.732709387204816</text:p>
          </table:table-cell>
          <table:table-cell table:number-columns-repeated="4"/>
        </table:table-row>
        <table:table-row table:style-name="ro1">
          <table:table-cell/>
          <table:table-cell table:formula="of:=[.B129]" office:value-type="float" office:value="102" calcext:value-type="float">
            <text:p>102</text:p>
          </table:table-cell>
          <table:table-cell office:value-type="float" office:value="0.448234" calcext:value-type="float">
            <text:p>4.48234E-01</text:p>
          </table:table-cell>
          <table:table-cell table:formula="of:=[.C179]/[.$C$205]" office:value-type="float" office:value="0.0129877444306286" calcext:value-type="float">
            <text:p>1.29877E-02</text:p>
          </table:table-cell>
          <table:table-cell table:number-columns-repeated="2"/>
          <table:table-cell table:style-name="ce4" table:formula="of:=[.G129]" office:value-type="float" office:value="102" calcext:value-type="float">
            <text:p>102</text:p>
          </table:table-cell>
          <table:table-cell office:value-type="float" office:value="0.0129609" calcext:value-type="float">
            <text:p>1.29609E-02</text:p>
          </table:table-cell>
          <table:table-cell/>
          <table:table-cell table:formula="of:=100*([.D179]-[.H179])/[.D179]" office:value-type="float" office:value="0.206690474793065" calcext:value-type="float">
            <text:p>0.206690474793065</text:p>
          </table:table-cell>
          <table:table-cell table:number-columns-repeated="4"/>
        </table:table-row>
        <table:table-row table:style-name="ro1">
          <table:table-cell/>
          <table:table-cell table:formula="of:=[.B130]" office:value-type="float" office:value="106" calcext:value-type="float">
            <text:p>106</text:p>
          </table:table-cell>
          <table:table-cell office:value-type="float" office:value="0.435233" calcext:value-type="float">
            <text:p>4.35233E-01</text:p>
          </table:table-cell>
          <table:table-cell table:formula="of:=[.C180]/[.$C$205]" office:value-type="float" office:value="0.0126110356906789" calcext:value-type="float">
            <text:p>1.26110E-02</text:p>
          </table:table-cell>
          <table:table-cell table:number-columns-repeated="2"/>
          <table:table-cell table:style-name="ce4" table:formula="of:=[.G130]" office:value-type="float" office:value="106" calcext:value-type="float">
            <text:p>106</text:p>
          </table:table-cell>
          <table:table-cell office:value-type="float" office:value="0.01258162" calcext:value-type="float">
            <text:p>1.25816E-02</text:p>
          </table:table-cell>
          <table:table-cell/>
          <table:table-cell table:formula="of:=100*([.D180]-[.H180])/[.D180]" office:value-type="float" office:value="0.23325356775132" calcext:value-type="float">
            <text:p>0.23325356775132</text:p>
          </table:table-cell>
          <table:table-cell table:number-columns-repeated="4"/>
        </table:table-row>
        <table:table-row table:style-name="ro1">
          <table:table-cell/>
          <table:table-cell table:formula="of:=[.B131]" office:value-type="float" office:value="110" calcext:value-type="float">
            <text:p>110</text:p>
          </table:table-cell>
          <table:table-cell office:value-type="float" office:value="0.419884" calcext:value-type="float">
            <text:p>4.19884E-01</text:p>
          </table:table-cell>
          <table:table-cell table:formula="of:=[.C181]/[.$C$205]" office:value-type="float" office:value="0.0121662927901722" calcext:value-type="float">
            <text:p>1.21663E-02</text:p>
          </table:table-cell>
          <table:table-cell table:number-columns-repeated="2"/>
          <table:table-cell table:style-name="ce4" table:formula="of:=[.G131]" office:value-type="float" office:value="110" calcext:value-type="float">
            <text:p>110</text:p>
          </table:table-cell>
          <table:table-cell office:value-type="float" office:value="0.01218817" calcext:value-type="float">
            <text:p>1.21882E-02</text:p>
          </table:table-cell>
          <table:table-cell/>
          <table:table-cell table:formula="of:=100*([.D181]-[.H181])/[.D181]" office:value-type="float" office:value="-0.179818209253243" calcext:value-type="float">
            <text:p>-0.179818209253243</text:p>
          </table:table-cell>
          <table:table-cell table:number-columns-repeated="4"/>
        </table:table-row>
        <table:table-row table:style-name="ro1">
          <table:table-cell/>
          <table:table-cell table:formula="of:=[.B132]" office:value-type="float" office:value="114" calcext:value-type="float">
            <text:p>114</text:p>
          </table:table-cell>
          <table:table-cell office:value-type="float" office:value="0.405488" calcext:value-type="float">
            <text:p>4.05488E-01</text:p>
          </table:table-cell>
          <table:table-cell table:formula="of:=[.C182]/[.$C$205]" office:value-type="float" office:value="0.0117491634139461" calcext:value-type="float">
            <text:p>1.17492E-02</text:p>
          </table:table-cell>
          <table:table-cell table:number-columns-repeated="2"/>
          <table:table-cell table:style-name="ce4" table:formula="of:=[.G132]" office:value-type="float" office:value="114" calcext:value-type="float">
            <text:p>114</text:p>
          </table:table-cell>
          <table:table-cell office:value-type="float" office:value="0.01178079" calcext:value-type="float">
            <text:p>1.17808E-02</text:p>
          </table:table-cell>
          <table:table-cell/>
          <table:table-cell table:formula="of:=100*([.D182]-[.H182])/[.D182]" office:value-type="float" office:value="-0.269181599911637" calcext:value-type="float">
            <text:p>-0.269181599911637</text:p>
          </table:table-cell>
          <table:table-cell table:number-columns-repeated="4"/>
        </table:table-row>
        <table:table-row table:style-name="ro1">
          <table:table-cell/>
          <table:table-cell table:formula="of:=[.B133]" office:value-type="float" office:value="118" calcext:value-type="float">
            <text:p>118</text:p>
          </table:table-cell>
          <table:table-cell office:value-type="float" office:value="0.392272" calcext:value-type="float">
            <text:p>3.92272E-01</text:p>
          </table:table-cell>
          <table:table-cell table:formula="of:=[.C183]/[.$C$205]" office:value-type="float" office:value="0.0113662249701976" calcext:value-type="float">
            <text:p>1.13662E-02</text:p>
          </table:table-cell>
          <table:table-cell table:number-columns-repeated="2"/>
          <table:table-cell table:style-name="ce4" table:formula="of:=[.G133]" office:value-type="float" office:value="118" calcext:value-type="float">
            <text:p>118</text:p>
          </table:table-cell>
          <table:table-cell office:value-type="float" office:value="0.01135973" calcext:value-type="float">
            <text:p>1.13597E-02</text:p>
          </table:table-cell>
          <table:table-cell/>
          <table:table-cell table:formula="of:=100*([.D183]-[.H183])/[.D183]" office:value-type="float" office:value="0.057142720776587" calcext:value-type="float">
            <text:p>0.057142720776587</text:p>
          </table:table-cell>
          <table:table-cell table:number-columns-repeated="4"/>
        </table:table-row>
        <table:table-row table:style-name="ro1">
          <table:table-cell/>
          <table:table-cell table:formula="of:=[.B134]" office:value-type="float" office:value="122" calcext:value-type="float">
            <text:p>122</text:p>
          </table:table-cell>
          <table:table-cell office:value-type="float" office:value="0.374071" calcext:value-type="float">
            <text:p>3.74071E-01</text:p>
          </table:table-cell>
          <table:table-cell table:formula="of:=[.C184]/[.$C$205]" office:value-type="float" office:value="0.0108388443244146" calcext:value-type="float">
            <text:p>1.08388E-02</text:p>
          </table:table-cell>
          <table:table-cell table:number-columns-repeated="2"/>
          <table:table-cell table:style-name="ce4" table:formula="of:=[.G134]" office:value-type="float" office:value="122" calcext:value-type="float">
            <text:p>122</text:p>
          </table:table-cell>
          <table:table-cell office:value-type="float" office:value="0.01092527" calcext:value-type="float">
            <text:p>1.09253E-02</text:p>
          </table:table-cell>
          <table:table-cell/>
          <table:table-cell table:formula="of:=100*([.D184]-[.H184])/[.D184]" office:value-type="float" office:value="-0.797369839427505" calcext:value-type="float">
            <text:p>-0.797369839427505</text:p>
          </table:table-cell>
          <table:table-cell table:number-columns-repeated="4"/>
        </table:table-row>
        <table:table-row table:style-name="ro1">
          <table:table-cell/>
          <table:table-cell table:formula="of:=[.B135]" office:value-type="float" office:value="126" calcext:value-type="float">
            <text:p>126</text:p>
          </table:table-cell>
          <table:table-cell office:value-type="float" office:value="0.357812" calcext:value-type="float">
            <text:p>3.57812E-01</text:p>
          </table:table-cell>
          <table:table-cell table:formula="of:=[.C185]/[.$C$205]" office:value-type="float" office:value="0.0103677338403871" calcext:value-type="float">
            <text:p>1.03677E-02</text:p>
          </table:table-cell>
          <table:table-cell table:number-columns-repeated="2"/>
          <table:table-cell table:style-name="ce4" table:formula="of:=[.G135]" office:value-type="float" office:value="126" calcext:value-type="float">
            <text:p>126</text:p>
          </table:table-cell>
          <table:table-cell office:value-type="float" office:value="0.01047774" calcext:value-type="float">
            <text:p>1.04777E-02</text:p>
          </table:table-cell>
          <table:table-cell/>
          <table:table-cell table:formula="of:=100*([.D185]-[.H185])/[.D185]" office:value-type="float" office:value="-1.06104343829098" calcext:value-type="float">
            <text:p>-1.06104343829098</text:p>
          </table:table-cell>
          <table:table-cell table:number-columns-repeated="4"/>
        </table:table-row>
        <table:table-row table:style-name="ro1">
          <table:table-cell/>
          <table:table-cell table:formula="of:=[.B136]" office:value-type="float" office:value="130" calcext:value-type="float">
            <text:p>130</text:p>
          </table:table-cell>
          <table:table-cell office:value-type="float" office:value="0.342715" calcext:value-type="float">
            <text:p>3.42715E-01</text:p>
          </table:table-cell>
          <table:table-cell table:formula="of:=[.C186]/[.$C$205]" office:value-type="float" office:value="0.00993029273224002" calcext:value-type="float">
            <text:p>9.93029E-03</text:p>
          </table:table-cell>
          <table:table-cell table:number-columns-repeated="2"/>
          <table:table-cell table:style-name="ce4" table:formula="of:=[.G136]" office:value-type="float" office:value="130" calcext:value-type="float">
            <text:p>130</text:p>
          </table:table-cell>
          <table:table-cell office:value-type="float" office:value="0.01001749" calcext:value-type="float">
            <text:p>1.00175E-02</text:p>
          </table:table-cell>
          <table:table-cell/>
          <table:table-cell table:formula="of:=100*([.D186]-[.H186])/[.D186]" office:value-type="float" office:value="-0.878093628366906" calcext:value-type="float">
            <text:p>-0.878093628366906</text:p>
          </table:table-cell>
          <table:table-cell table:number-columns-repeated="4"/>
        </table:table-row>
        <table:table-row table:style-name="ro1">
          <table:table-cell/>
          <table:table-cell table:formula="of:=[.B137]" office:value-type="float" office:value="134" calcext:value-type="float">
            <text:p>134</text:p>
          </table:table-cell>
          <table:table-cell office:value-type="float" office:value="0.326551" calcext:value-type="float">
            <text:p>3.26551E-01</text:p>
          </table:table-cell>
          <table:table-cell table:formula="of:=[.C187]/[.$C$205]" office:value-type="float" office:value="0.00946193490803061" calcext:value-type="float">
            <text:p>9.46193E-03</text:p>
          </table:table-cell>
          <table:table-cell table:number-columns-repeated="2"/>
          <table:table-cell table:style-name="ce4" table:formula="of:=[.G137]" office:value-type="float" office:value="134" calcext:value-type="float">
            <text:p>134</text:p>
          </table:table-cell>
          <table:table-cell office:value-type="float" office:value="0.009544932" calcext:value-type="float">
            <text:p>9.54493E-03</text:p>
          </table:table-cell>
          <table:table-cell/>
          <table:table-cell table:formula="of:=100*([.D187]-[.H187])/[.D187]" office:value-type="float" office:value="-0.877168282979307" calcext:value-type="float">
            <text:p>-0.877168282979307</text:p>
          </table:table-cell>
          <table:table-cell table:number-columns-repeated="4"/>
        </table:table-row>
        <table:table-row table:style-name="ro1">
          <table:table-cell/>
          <table:table-cell table:formula="of:=[.B138]" office:value-type="float" office:value="138" calcext:value-type="float">
            <text:p>138</text:p>
          </table:table-cell>
          <table:table-cell office:value-type="float" office:value="0.311597" calcext:value-type="float">
            <text:p>3.11597E-01</text:p>
          </table:table-cell>
          <table:table-cell table:formula="of:=[.C188]/[.$C$205]" office:value-type="float" office:value="0.00902863727729394" calcext:value-type="float">
            <text:p>9.02864E-03</text:p>
          </table:table-cell>
          <table:table-cell table:number-columns-repeated="2"/>
          <table:table-cell table:style-name="ce4" table:formula="of:=[.G138]" office:value-type="float" office:value="138" calcext:value-type="float">
            <text:p>138</text:p>
          </table:table-cell>
          <table:table-cell office:value-type="float" office:value="0.009060479" calcext:value-type="float">
            <text:p>9.06048E-03</text:p>
          </table:table-cell>
          <table:table-cell/>
          <table:table-cell table:formula="of:=100*([.D188]-[.H188])/[.D188]" office:value-type="float" office:value="-0.352674736265418" calcext:value-type="float">
            <text:p>-0.352674736265418</text:p>
          </table:table-cell>
          <table:table-cell table:number-columns-repeated="4"/>
        </table:table-row>
        <table:table-row table:style-name="ro1">
          <table:table-cell/>
          <table:table-cell table:formula="of:=[.B139]" office:value-type="float" office:value="142" calcext:value-type="float">
            <text:p>142</text:p>
          </table:table-cell>
          <table:table-cell office:value-type="float" office:value="0.295677" calcext:value-type="float">
            <text:p>2.95677E-01</text:p>
          </table:table-cell>
          <table:table-cell table:formula="of:=[.C189]/[.$C$205]" office:value-type="float" office:value="0.00856734944251209" calcext:value-type="float">
            <text:p>8.56735E-03</text:p>
          </table:table-cell>
          <table:table-cell table:number-columns-repeated="2"/>
          <table:table-cell table:style-name="ce4" table:formula="of:=[.G139]" office:value-type="float" office:value="142" calcext:value-type="float">
            <text:p>142</text:p>
          </table:table-cell>
          <table:table-cell office:value-type="float" office:value="0.0085646" calcext:value-type="float">
            <text:p>8.56460E-03</text:p>
          </table:table-cell>
          <table:table-cell/>
          <table:table-cell table:formula="of:=100*([.D189]-[.H189])/[.D189]" office:value-type="float" office:value="0.0320921018868215" calcext:value-type="float">
            <text:p>0.032092101886822</text:p>
          </table:table-cell>
          <table:table-cell table:number-columns-repeated="4"/>
        </table:table-row>
        <table:table-row table:style-name="ro1">
          <table:table-cell/>
          <table:table-cell table:formula="of:=[.B140]" office:value-type="float" office:value="146" calcext:value-type="float">
            <text:p>146</text:p>
          </table:table-cell>
          <table:table-cell office:value-type="float" office:value="0.273381" calcext:value-type="float">
            <text:p>2.73381E-01</text:p>
          </table:table-cell>
          <table:table-cell table:formula="of:=[.C190]/[.$C$205]" office:value-type="float" office:value="0.00792131467088545" calcext:value-type="float">
            <text:p>7.92131E-03</text:p>
          </table:table-cell>
          <table:table-cell table:number-columns-repeated="2"/>
          <table:table-cell table:style-name="ce4" table:formula="of:=[.G140]" office:value-type="float" office:value="146" calcext:value-type="float">
            <text:p>146</text:p>
          </table:table-cell>
          <table:table-cell office:value-type="float" office:value="0.008057793" calcext:value-type="float">
            <text:p>8.05779E-03</text:p>
          </table:table-cell>
          <table:table-cell/>
          <table:table-cell table:formula="of:=100*([.D190]-[.H190])/[.D190]" office:value-type="float" office:value="-1.72292523128981" calcext:value-type="float">
            <text:p>-1.72292523128981</text:p>
          </table:table-cell>
          <table:table-cell table:number-columns-repeated="4"/>
        </table:table-row>
        <table:table-row table:style-name="ro1">
          <table:table-cell/>
          <table:table-cell table:formula="of:=[.B141]" office:value-type="float" office:value="150" calcext:value-type="float">
            <text:p>150</text:p>
          </table:table-cell>
          <table:table-cell office:value-type="float" office:value="0.255567" calcext:value-type="float">
            <text:p>2.55567E-01</text:p>
          </table:table-cell>
          <table:table-cell table:formula="of:=[.C191]/[.$C$205]" office:value-type="float" office:value="0.00740514749194049" calcext:value-type="float">
            <text:p>7.40515E-03</text:p>
          </table:table-cell>
          <table:table-cell table:number-columns-repeated="2"/>
          <table:table-cell table:style-name="ce4" table:formula="of:=[.G141]" office:value-type="float" office:value="150" calcext:value-type="float">
            <text:p>150</text:p>
          </table:table-cell>
          <table:table-cell office:value-type="float" office:value="0.007540593" calcext:value-type="float">
            <text:p>7.54059E-03</text:p>
          </table:table-cell>
          <table:table-cell/>
          <table:table-cell table:formula="of:=100*([.D191]-[.H191])/[.D191]" office:value-type="float" office:value="-1.82907238791565" calcext:value-type="float">
            <text:p>-1.82907238791565</text:p>
          </table:table-cell>
          <table:table-cell table:number-columns-repeated="4"/>
        </table:table-row>
        <table:table-row table:style-name="ro1">
          <table:table-cell/>
          <table:table-cell table:formula="of:=[.B142]" office:value-type="float" office:value="154" calcext:value-type="float">
            <text:p>154</text:p>
          </table:table-cell>
          <table:table-cell office:value-type="float" office:value="0.234602" calcext:value-type="float">
            <text:p>2.34602E-01</text:p>
          </table:table-cell>
          <table:table-cell table:formula="of:=[.C192]/[.$C$205]" office:value-type="float" office:value="0.00679767893313387" calcext:value-type="float">
            <text:p>6.79768E-03</text:p>
          </table:table-cell>
          <table:table-cell table:number-columns-repeated="2"/>
          <table:table-cell table:style-name="ce4" table:formula="of:=[.G142]" office:value-type="float" office:value="154" calcext:value-type="float">
            <text:p>154</text:p>
          </table:table-cell>
          <table:table-cell office:value-type="float" office:value="0.007013566" calcext:value-type="float">
            <text:p>7.01357E-03</text:p>
          </table:table-cell>
          <table:table-cell/>
          <table:table-cell table:formula="of:=100*([.D192]-[.H192])/[.D192]" office:value-type="float" office:value="-3.17589384538065" calcext:value-type="float">
            <text:p>-3.17589384538065</text:p>
          </table:table-cell>
          <table:table-cell table:number-columns-repeated="4"/>
        </table:table-row>
        <table:table-row table:style-name="ro1">
          <table:table-cell/>
          <table:table-cell table:formula="of:=[.B143]" office:value-type="float" office:value="158" calcext:value-type="float">
            <text:p>158</text:p>
          </table:table-cell>
          <table:table-cell office:value-type="float" office:value="0.215617" calcext:value-type="float">
            <text:p>2.15617E-01</text:p>
          </table:table-cell>
          <table:table-cell table:formula="of:=[.C193]/[.$C$205]" office:value-type="float" office:value="0.00624758160000991" calcext:value-type="float">
            <text:p>6.24758E-03</text:p>
          </table:table-cell>
          <table:table-cell table:number-columns-repeated="2"/>
          <table:table-cell table:style-name="ce4" table:formula="of:=[.G143]" office:value-type="float" office:value="158" calcext:value-type="float">
            <text:p>158</text:p>
          </table:table-cell>
          <table:table-cell office:value-type="float" office:value="0.006477308" calcext:value-type="float">
            <text:p>6.47731E-03</text:p>
          </table:table-cell>
          <table:table-cell/>
          <table:table-cell table:formula="of:=100*([.D193]-[.H193])/[.D193]" office:value-type="float" office:value="-3.67704521041752" calcext:value-type="float">
            <text:p>-3.67704521041752</text:p>
          </table:table-cell>
          <table:table-cell table:number-columns-repeated="4"/>
        </table:table-row>
        <table:table-row table:style-name="ro1">
          <table:table-cell/>
          <table:table-cell table:formula="of:=[.B144]" office:value-type="float" office:value="162" calcext:value-type="float">
            <text:p>162</text:p>
          </table:table-cell>
          <table:table-cell office:value-type="float" office:value="0.19796" calcext:value-type="float">
            <text:p>1.97960E-01</text:p>
          </table:table-cell>
          <table:table-cell table:formula="of:=[.C194]/[.$C$205]" office:value-type="float" office:value="0.00573596355360645" calcext:value-type="float">
            <text:p>5.73596E-03</text:p>
          </table:table-cell>
          <table:table-cell table:number-columns-repeated="2"/>
          <table:table-cell table:style-name="ce4" table:formula="of:=[.G144]" office:value-type="float" office:value="162" calcext:value-type="float">
            <text:p>162</text:p>
          </table:table-cell>
          <table:table-cell office:value-type="float" office:value="0.005932446" calcext:value-type="float">
            <text:p>5.93245E-03</text:p>
          </table:table-cell>
          <table:table-cell/>
          <table:table-cell table:formula="of:=100*([.D194]-[.H194])/[.D194]" office:value-type="float" office:value="-3.42544795756267" calcext:value-type="float">
            <text:p>-3.42544795756267</text:p>
          </table:table-cell>
          <table:table-cell table:number-columns-repeated="4"/>
        </table:table-row>
        <table:table-row table:style-name="ro1">
          <table:table-cell/>
          <table:table-cell table:formula="of:=[.B145]" office:value-type="float" office:value="166" calcext:value-type="float">
            <text:p>166</text:p>
          </table:table-cell>
          <table:table-cell office:value-type="float" office:value="0.176936" calcext:value-type="float">
            <text:p>1.76936E-01</text:p>
          </table:table-cell>
          <table:table-cell table:formula="of:=[.C195]/[.$C$205]" office:value-type="float" office:value="0.00512678544817595" calcext:value-type="float">
            <text:p>5.12679E-03</text:p>
          </table:table-cell>
          <table:table-cell table:number-columns-repeated="2"/>
          <table:table-cell table:style-name="ce4" table:formula="of:=[.G145]" office:value-type="float" office:value="166" calcext:value-type="float">
            <text:p>166</text:p>
          </table:table-cell>
          <table:table-cell office:value-type="float" office:value="0.005379624" calcext:value-type="float">
            <text:p>5.37962E-03</text:p>
          </table:table-cell>
          <table:table-cell/>
          <table:table-cell table:formula="of:=100*([.D195]-[.H195])/[.D195]" office:value-type="float" office:value="-4.93171704530781" calcext:value-type="float">
            <text:p>-4.93171704530781</text:p>
          </table:table-cell>
          <table:table-cell table:number-columns-repeated="4"/>
        </table:table-row>
        <table:table-row table:style-name="ro1">
          <table:table-cell/>
          <table:table-cell table:formula="of:=[.B146]" office:value-type="float" office:value="170" calcext:value-type="float">
            <text:p>170</text:p>
          </table:table-cell>
          <table:table-cell office:value-type="float" office:value="0.157446" calcext:value-type="float">
            <text:p>1.57446E-01</text:p>
          </table:table-cell>
          <table:table-cell table:formula="of:=[.C196]/[.$C$205]" office:value-type="float" office:value="0.00456205555496626" calcext:value-type="float">
            <text:p>4.56206E-03</text:p>
          </table:table-cell>
          <table:table-cell table:number-columns-repeated="2"/>
          <table:table-cell table:style-name="ce4" table:formula="of:=[.G146]" office:value-type="float" office:value="170" calcext:value-type="float">
            <text:p>170</text:p>
          </table:table-cell>
          <table:table-cell office:value-type="float" office:value="0.004819486" calcext:value-type="float">
            <text:p>4.81949E-03</text:p>
          </table:table-cell>
          <table:table-cell/>
          <table:table-cell table:formula="of:=100*([.D196]-[.H196])/[.D196]" office:value-type="float" office:value="-5.6428608098273" calcext:value-type="float">
            <text:p>-5.6428608098273</text:p>
          </table:table-cell>
          <table:table-cell table:number-columns-repeated="4"/>
        </table:table-row>
        <table:table-row table:style-name="ro1">
          <table:table-cell/>
          <table:table-cell table:formula="of:=[.B147]" office:value-type="float" office:value="174" calcext:value-type="float">
            <text:p>174</text:p>
          </table:table-cell>
          <table:table-cell office:value-type="float" office:value="0.138812" calcext:value-type="float">
            <text:p>1.38812E-01</text:p>
          </table:table-cell>
          <table:table-cell table:formula="of:=[.C197]/[.$C$205]" office:value-type="float" office:value="0.00402212857548605" calcext:value-type="float">
            <text:p>4.02213E-03</text:p>
          </table:table-cell>
          <table:table-cell table:number-columns-repeated="2"/>
          <table:table-cell table:style-name="ce4" table:formula="of:=[.G147]" office:value-type="float" office:value="174" calcext:value-type="float">
            <text:p>174</text:p>
          </table:table-cell>
          <table:table-cell office:value-type="float" office:value="0.004252617" calcext:value-type="float">
            <text:p>4.25262E-03</text:p>
          </table:table-cell>
          <table:table-cell/>
          <table:table-cell table:formula="of:=100*([.D197]-[.H197])/[.D197]" office:value-type="float" office:value="-5.73050861473512" calcext:value-type="float">
            <text:p>-5.73050861473512</text:p>
          </table:table-cell>
          <table:table-cell table:number-columns-repeated="4"/>
        </table:table-row>
        <table:table-row table:style-name="ro1">
          <table:table-cell/>
          <table:table-cell table:formula="of:=[.B148]" office:value-type="float" office:value="178" calcext:value-type="float">
            <text:p>178</text:p>
          </table:table-cell>
          <table:table-cell office:value-type="float" office:value="0.120154" calcext:value-type="float">
            <text:p>1.20154E-01</text:p>
          </table:table-cell>
          <table:table-cell table:formula="of:=[.C198]/[.$C$205]" office:value-type="float" office:value="0.00348150618720968" calcext:value-type="float">
            <text:p>3.48151E-03</text:p>
          </table:table-cell>
          <table:table-cell table:number-columns-repeated="2"/>
          <table:table-cell table:style-name="ce4" table:formula="of:=[.G148]" office:value-type="float" office:value="178" calcext:value-type="float">
            <text:p>178</text:p>
          </table:table-cell>
          <table:table-cell office:value-type="float" office:value="0.003679386" calcext:value-type="float">
            <text:p>3.67939E-03</text:p>
          </table:table-cell>
          <table:table-cell/>
          <table:table-cell table:formula="of:=100*([.D198]-[.H198])/[.D198]" office:value-type="float" office:value="-5.68374152305929" calcext:value-type="float">
            <text:p>-5.68374152305929</text:p>
          </table:table-cell>
          <table:table-cell table:number-columns-repeated="4"/>
        </table:table-row>
        <table:table-row table:style-name="ro1">
          <table:table-cell/>
          <table:table-cell table:formula="of:=[.B149]" office:value-type="float" office:value="182" calcext:value-type="float">
            <text:p>182</text:p>
          </table:table-cell>
          <table:table-cell office:value-type="float" office:value="0.102008" calcext:value-type="float">
            <text:p>1.02008E-01</text:p>
          </table:table-cell>
          <table:table-cell table:formula="of:=[.C199]/[.$C$205]" office:value-type="float" office:value="0.0029557191865846" calcext:value-type="float">
            <text:p>2.95572E-03</text:p>
          </table:table-cell>
          <table:table-cell table:number-columns-repeated="2"/>
          <table:table-cell table:style-name="ce4" table:formula="of:=[.G149]" office:value-type="float" office:value="182" calcext:value-type="float">
            <text:p>182</text:p>
          </table:table-cell>
          <table:table-cell office:value-type="float" office:value="0.003099528" calcext:value-type="float">
            <text:p>3.09953E-03</text:p>
          </table:table-cell>
          <table:table-cell/>
          <table:table-cell table:formula="of:=100*([.D199]-[.H199])/[.D199]" office:value-type="float" office:value="-4.86544236232328" calcext:value-type="float">
            <text:p>-4.86544236232328</text:p>
          </table:table-cell>
          <table:table-cell table:number-columns-repeated="4"/>
        </table:table-row>
        <table:table-row table:style-name="ro1">
          <table:table-cell/>
          <table:table-cell table:formula="of:=[.B150]" office:value-type="float" office:value="186" calcext:value-type="float">
            <text:p>186</text:p>
          </table:table-cell>
          <table:table-cell office:value-type="float" office:value="0.0831907" calcext:value-type="float">
            <text:p>8.31907E-02</text:p>
          </table:table-cell>
          <table:table-cell table:formula="of:=[.C200]/[.$C$205]" office:value-type="float" office:value="0.00241048102242376" calcext:value-type="float">
            <text:p>2.41048E-03</text:p>
          </table:table-cell>
          <table:table-cell table:number-columns-repeated="2"/>
          <table:table-cell table:style-name="ce4" table:formula="of:=[.G150]" office:value-type="float" office:value="186" calcext:value-type="float">
            <text:p>186</text:p>
          </table:table-cell>
          <table:table-cell office:value-type="float" office:value="0.002511096" calcext:value-type="float">
            <text:p>2.51110E-03</text:p>
          </table:table-cell>
          <table:table-cell/>
          <table:table-cell table:formula="of:=100*([.D200]-[.H200])/[.D200]" office:value-type="float" office:value="-4.17406221580905" calcext:value-type="float">
            <text:p>-4.17406221580905</text:p>
          </table:table-cell>
          <table:table-cell table:number-columns-repeated="4"/>
        </table:table-row>
        <table:table-row table:style-name="ro1">
          <table:table-cell/>
          <table:table-cell table:formula="of:=[.B151]" office:value-type="float" office:value="190" calcext:value-type="float">
            <text:p>190</text:p>
          </table:table-cell>
          <table:table-cell office:value-type="float" office:value="0.0638865" calcext:value-type="float">
            <text:p>6.38865E-02</text:p>
          </table:table-cell>
          <table:table-cell table:formula="of:=[.C201]/[.$C$205]" office:value-type="float" office:value="0.00185113475231096" calcext:value-type="float">
            <text:p>1.85113E-03</text:p>
          </table:table-cell>
          <table:table-cell table:number-columns-repeated="2"/>
          <table:table-cell table:style-name="ce4" table:formula="of:=[.G151]" office:value-type="float" office:value="190" calcext:value-type="float">
            <text:p>190</text:p>
          </table:table-cell>
          <table:table-cell office:value-type="float" office:value="0.001907965" calcext:value-type="float">
            <text:p>1.90797E-03</text:p>
          </table:table-cell>
          <table:table-cell/>
          <table:table-cell table:formula="of:=100*([.D201]-[.H201])/[.D201]" office:value-type="float" office:value="-3.07002219142012" calcext:value-type="float">
            <text:p>-3.07002219142012</text:p>
          </table:table-cell>
          <table:table-cell table:number-columns-repeated="4"/>
        </table:table-row>
        <table:table-row table:style-name="ro1">
          <table:table-cell/>
          <table:table-cell table:formula="of:=[.B152]" office:value-type="float" office:value="194" calcext:value-type="float">
            <text:p>194</text:p>
          </table:table-cell>
          <table:table-cell office:value-type="float" office:value="0.0421357" calcext:value-type="float">
            <text:p>4.21357E-02</text:p>
          </table:table-cell>
          <table:table-cell table:formula="of:=[.C202]/[.$C$205]" office:value-type="float" office:value="0.00122089735050361" calcext:value-type="float">
            <text:p>1.22090E-03</text:p>
          </table:table-cell>
          <table:table-cell table:number-columns-repeated="2"/>
          <table:table-cell table:style-name="ce4" table:formula="of:=[.G152]" office:value-type="float" office:value="194" calcext:value-type="float">
            <text:p>194</text:p>
          </table:table-cell>
          <table:table-cell office:value-type="float" office:value="0.001274539" calcext:value-type="float">
            <text:p>1.27454E-03</text:p>
          </table:table-cell>
          <table:table-cell/>
          <table:table-cell table:formula="of:=100*([.D202]-[.H202])/[.D202]" office:value-type="float" office:value="-4.39362485914645" calcext:value-type="float">
            <text:p>-4.39362485914645</text:p>
          </table:table-cell>
          <table:table-cell table:number-columns-repeated="4"/>
        </table:table-row>
        <table:table-row table:style-name="ro1">
          <table:table-cell/>
          <table:table-cell table:formula="of:=[.B153]" office:value-type="float" office:value="198" calcext:value-type="float">
            <text:p>198</text:p>
          </table:table-cell>
          <table:table-cell office:value-type="float" office:value="0.0187631" calcext:value-type="float">
            <text:p>1.87631E-02</text:p>
          </table:table-cell>
          <table:table-cell table:formula="of:=[.C203]/[.$C$205]" office:value-type="float" office:value="0.000543667699296187" calcext:value-type="float">
            <text:p>5.43668E-04</text:p>
          </table:table-cell>
          <table:table-cell table:number-columns-repeated="2"/>
          <table:table-cell table:style-name="ce4" table:formula="of:=[.G153]" office:value-type="float" office:value="198" calcext:value-type="float">
            <text:p>198</text:p>
          </table:table-cell>
          <table:table-cell office:value-type="float" office:value="0.0005767434" calcext:value-type="float">
            <text:p>5.76743E-04</text:p>
          </table:table-cell>
          <table:table-cell/>
          <table:table-cell table:formula="of:=100*([.D203]-[.H203])/[.D203]" office:value-type="float" office:value="-6.08380831648301" calcext:value-type="float">
            <text:p>-6.08380831648301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formula="of:=SUM([.C4:.C203])" office:value-type="float" office:value="34.51207424" calcext:value-type="float">
            <text:p>3.45121E+01</text:p>
          </table:table-cell>
          <table:table-cell table:number-columns-repeated="11"/>
        </table:table-row>
        <table:table-row table:style-name="ro1" table:number-rows-repeated="1048370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diff9" table:style-name="ta1">
        <table:shapes>
          <draw:frame draw:z-index="0" draw:style-name="gr1" draw:text-style-name="P1" svg:width="23.073cm" svg:height="13.739cm" svg:x="24.56cm" svg:y="0cm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4"/>
        <table:table-column table:style-name="co1" table:number-columns-repeated="2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5" office:value-type="string" calcext:value-type="string">
            <text:p>X</text:p>
          </table:table-cell>
          <table:table-cell/>
          <table:table-cell table:style-name="Default"/>
          <table:table-cell table:number-columns-repeated="2"/>
          <table:table-cell table:style-name="ce5" office:value-type="string" calcext:value-type="string">
            <text:p>X</text:p>
          </table:table-cell>
          <table:table-cell table:style-name="Default"/>
          <table:table-cell/>
          <table:table-cell office:value-type="string" calcext:value-type="string">
            <text:p>Rel Error %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264784" calcext:value-type="float">
            <text:p>2.64784E-01</text:p>
          </table:table-cell>
          <table:table-cell table:formula="of:=[.C4]/[.$C$205]" office:value-type="float" office:value="0.00741111318870383" calcext:value-type="float">
            <text:p>7.41111E-03</text:p>
          </table:table-cell>
          <table:table-cell table:style-name="ce6" office:value-type="string" calcext:value-type="string">
            <text:p>Serpent_1g</text:p>
          </table:table-cell>
          <table:table-cell table:style-name="ce3" office:value-type="float" office:value="0.02" calcext:value-type="float">
            <text:p>2.00E-02</text:p>
          </table:table-cell>
          <table:table-cell table:style-name="ce4" table:formula="of:=[.F4]*100" office:value-type="float" office:value="2" calcext:value-type="float">
            <text:p>2</text:p>
          </table:table-cell>
          <table:table-cell office:value-type="float" office:value="0.007648793" calcext:value-type="float">
            <text:p>7.64879E-03</text:p>
          </table:table-cell>
          <table:table-cell table:style-name="ce1" office:value-type="string" calcext:value-type="string">
            <text:p>Almost_1g</text:p>
          </table:table-cell>
          <table:table-cell table:formula="of:=100*([.D4]-[.H4])/[.D4]" office:value-type="float" office:value="-3.20707301648615" calcext:value-type="float">
            <text:p>-3.207073016486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262853" calcext:value-type="float">
            <text:p>2.62853E-01</text:p>
          </table:table-cell>
          <table:table-cell table:formula="of:=[.C5]/[.$C$205]" office:value-type="float" office:value="0.00735706589140722" calcext:value-type="float">
            <text:p>7.35707E-03</text:p>
          </table:table-cell>
          <table:table-cell/>
          <table:table-cell table:style-name="ce3" office:value-type="float" office:value="0.06" calcext:value-type="float">
            <text:p>6.00E-02</text:p>
          </table:table-cell>
          <table:table-cell table:style-name="ce4" table:formula="of:=[.F5]*100" office:value-type="float" office:value="6" calcext:value-type="float">
            <text:p>6</text:p>
          </table:table-cell>
          <table:table-cell office:value-type="float" office:value="0.007626735" calcext:value-type="float">
            <text:p>7.62674E-03</text:p>
          </table:table-cell>
          <table:table-cell/>
          <table:table-cell table:formula="of:=100*([.D5]-[.H5])/[.D5]" office:value-type="float" office:value="-3.66544370504749" calcext:value-type="float">
            <text:p>-3.665443705047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262222" calcext:value-type="float">
            <text:p>2.62222E-01</text:p>
          </table:table-cell>
          <table:table-cell table:formula="of:=[.C6]/[.$C$205]" office:value-type="float" office:value="0.00733940465650605" calcext:value-type="float">
            <text:p>7.33940E-03</text:p>
          </table:table-cell>
          <table:table-cell/>
          <table:table-cell table:style-name="ce3" office:value-type="float" office:value="0.1" calcext:value-type="float">
            <text:p>1.00E-01</text:p>
          </table:table-cell>
          <table:table-cell table:style-name="ce4" table:formula="of:=[.F6]*100" office:value-type="float" office:value="10" calcext:value-type="float">
            <text:p>10</text:p>
          </table:table-cell>
          <table:table-cell office:value-type="float" office:value="0.007582679" calcext:value-type="float">
            <text:p>7.58268E-03</text:p>
          </table:table-cell>
          <table:table-cell/>
          <table:table-cell table:formula="of:=100*([.D6]-[.H6])/[.D6]" office:value-type="float" office:value="-3.31463320091368" calcext:value-type="float">
            <text:p>-3.314633200913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260016" calcext:value-type="float">
            <text:p>2.60016E-01</text:p>
          </table:table-cell>
          <table:table-cell table:formula="of:=[.C7]/[.$C$205]" office:value-type="float" office:value="0.00727766030754886" calcext:value-type="float">
            <text:p>7.27766E-03</text:p>
          </table:table-cell>
          <table:table-cell/>
          <table:table-cell table:style-name="ce3" office:value-type="float" office:value="0.14" calcext:value-type="float">
            <text:p>1.40E-01</text:p>
          </table:table-cell>
          <table:table-cell table:style-name="ce4" table:formula="of:=[.F7]*100" office:value-type="float" office:value="14" calcext:value-type="float">
            <text:p>14</text:p>
          </table:table-cell>
          <table:table-cell office:value-type="float" office:value="0.007516748" calcext:value-type="float">
            <text:p>7.51675E-03</text:p>
          </table:table-cell>
          <table:table-cell/>
          <table:table-cell table:formula="of:=100*([.D7]-[.H7])/[.D7]" office:value-type="float" office:value="-3.28522742677544" calcext:value-type="float">
            <text:p>-3.285227426775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256148" calcext:value-type="float">
            <text:p>2.56148E-01</text:p>
          </table:table-cell>
          <table:table-cell table:formula="of:=[.C8]/[.$C$205]" office:value-type="float" office:value="0.00716939777728303" calcext:value-type="float">
            <text:p>7.16940E-03</text:p>
          </table:table-cell>
          <table:table-cell/>
          <table:table-cell table:style-name="ce3" office:value-type="float" office:value="0.18" calcext:value-type="float">
            <text:p>1.80E-01</text:p>
          </table:table-cell>
          <table:table-cell table:style-name="ce4" table:formula="of:=[.F8]*100" office:value-type="float" office:value="18" calcext:value-type="float">
            <text:p>18</text:p>
          </table:table-cell>
          <table:table-cell office:value-type="float" office:value="0.007429124" calcext:value-type="float">
            <text:p>7.42912E-03</text:p>
          </table:table-cell>
          <table:table-cell/>
          <table:table-cell table:formula="of:=100*([.D8]-[.H8])/[.D8]" office:value-type="float" office:value="-3.62270626885761" calcext:value-type="float">
            <text:p>-3.622706268857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253408" calcext:value-type="float">
            <text:p>2.53408E-01</text:p>
          </table:table-cell>
          <table:table-cell table:formula="of:=[.C9]/[.$C$205]" office:value-type="float" office:value="0.00709270715346494" calcext:value-type="float">
            <text:p>7.09271E-03</text:p>
          </table:table-cell>
          <table:table-cell/>
          <table:table-cell table:style-name="ce3" office:value-type="float" office:value="0.22" calcext:value-type="float">
            <text:p>2.20E-01</text:p>
          </table:table-cell>
          <table:table-cell table:style-name="ce4" table:formula="of:=[.F9]*100" office:value-type="float" office:value="22" calcext:value-type="float">
            <text:p>22</text:p>
          </table:table-cell>
          <table:table-cell office:value-type="float" office:value="0.007320051" calcext:value-type="float">
            <text:p>7.32005E-03</text:p>
          </table:table-cell>
          <table:table-cell/>
          <table:table-cell table:formula="of:=100*([.D9]-[.H9])/[.D9]" office:value-type="float" office:value="-3.20531838712665" calcext:value-type="float">
            <text:p>-3.205318387126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251293" calcext:value-type="float">
            <text:p>2.51293E-01</text:p>
          </table:table-cell>
          <table:table-cell table:formula="of:=[.C10]/[.$C$205]" office:value-type="float" office:value="0.00703350982887543" calcext:value-type="float">
            <text:p>7.03351E-03</text:p>
          </table:table-cell>
          <table:table-cell/>
          <table:table-cell table:style-name="ce3" office:value-type="float" office:value="0.26" calcext:value-type="float">
            <text:p>2.60E-01</text:p>
          </table:table-cell>
          <table:table-cell table:style-name="ce4" table:formula="of:=[.F10]*100" office:value-type="float" office:value="26" calcext:value-type="float">
            <text:p>26</text:p>
          </table:table-cell>
          <table:table-cell office:value-type="float" office:value="0.007189832" calcext:value-type="float">
            <text:p>7.18983E-03</text:p>
          </table:table-cell>
          <table:table-cell/>
          <table:table-cell table:formula="of:=100*([.D10]-[.H10])/[.D10]" office:value-type="float" office:value="-2.22253433815932" calcext:value-type="float">
            <text:p>-2.222534338159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245282" calcext:value-type="float">
            <text:p>2.45282E-01</text:p>
          </table:table-cell>
          <table:table-cell table:formula="of:=[.C11]/[.$C$205]" office:value-type="float" office:value="0.00686526627421466" calcext:value-type="float">
            <text:p>6.86527E-03</text:p>
          </table:table-cell>
          <table:table-cell/>
          <table:table-cell table:style-name="ce3" office:value-type="float" office:value="0.3" calcext:value-type="float">
            <text:p>3.00E-01</text:p>
          </table:table-cell>
          <table:table-cell table:style-name="ce4" table:formula="of:=[.F11]*100" office:value-type="float" office:value="30" calcext:value-type="float">
            <text:p>30</text:p>
          </table:table-cell>
          <table:table-cell office:value-type="float" office:value="0.007038829" calcext:value-type="float">
            <text:p>7.03883E-03</text:p>
          </table:table-cell>
          <table:table-cell/>
          <table:table-cell table:formula="of:=100*([.D11]-[.H11])/[.D11]" office:value-type="float" office:value="-2.52812809952076" calcext:value-type="float">
            <text:p>-2.528128099520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0.240466" calcext:value-type="float">
            <text:p>2.40466E-01</text:p>
          </table:table-cell>
          <table:table-cell table:formula="of:=[.C12]/[.$C$205]" office:value-type="float" office:value="0.00673046990767892" calcext:value-type="float">
            <text:p>6.73047E-03</text:p>
          </table:table-cell>
          <table:table-cell/>
          <table:table-cell table:style-name="ce3" office:value-type="float" office:value="0.34" calcext:value-type="float">
            <text:p>3.40E-01</text:p>
          </table:table-cell>
          <table:table-cell table:style-name="ce4" table:formula="of:=[.F12]*100" office:value-type="float" office:value="34" calcext:value-type="float">
            <text:p>34</text:p>
          </table:table-cell>
          <table:table-cell office:value-type="float" office:value="0.006867464" calcext:value-type="float">
            <text:p>6.86746E-03</text:p>
          </table:table-cell>
          <table:table-cell/>
          <table:table-cell table:formula="of:=100*([.D12]-[.H12])/[.D12]" office:value-type="float" office:value="-2.03543131757825" calcext:value-type="float">
            <text:p>-2.035431317578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0.232979" calcext:value-type="float">
            <text:p>2.32979E-01</text:p>
          </table:table-cell>
          <table:table-cell table:formula="of:=[.C13]/[.$C$205]" office:value-type="float" office:value="0.00652091417755994" calcext:value-type="float">
            <text:p>6.52091E-03</text:p>
          </table:table-cell>
          <table:table-cell/>
          <table:table-cell table:style-name="ce3" office:value-type="float" office:value="0.38" calcext:value-type="float">
            <text:p>3.80E-01</text:p>
          </table:table-cell>
          <table:table-cell table:style-name="ce4" table:formula="of:=[.F13]*100" office:value-type="float" office:value="38" calcext:value-type="float">
            <text:p>38</text:p>
          </table:table-cell>
          <table:table-cell office:value-type="float" office:value="0.006676215" calcext:value-type="float">
            <text:p>6.67622E-03</text:p>
          </table:table-cell>
          <table:table-cell/>
          <table:table-cell table:formula="of:=100*([.D13]-[.H13])/[.D13]" office:value-type="float" office:value="-2.38158053014239" calcext:value-type="float">
            <text:p>-2.381580530142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0.227746" calcext:value-type="float">
            <text:p>2.27746E-01</text:p>
          </table:table-cell>
          <table:table-cell table:formula="of:=[.C14]/[.$C$205]" office:value-type="float" office:value="0.0063744462817789" calcext:value-type="float">
            <text:p>6.37445E-03</text:p>
          </table:table-cell>
          <table:table-cell/>
          <table:table-cell table:style-name="ce3" office:value-type="float" office:value="0.42" calcext:value-type="float">
            <text:p>4.20E-01</text:p>
          </table:table-cell>
          <table:table-cell table:style-name="ce4" table:formula="of:=[.F14]*100" office:value-type="float" office:value="42" calcext:value-type="float">
            <text:p>42</text:p>
          </table:table-cell>
          <table:table-cell office:value-type="float" office:value="0.006465618" calcext:value-type="float">
            <text:p>6.46562E-03</text:p>
          </table:table-cell>
          <table:table-cell/>
          <table:table-cell table:formula="of:=100*([.D14]-[.H14])/[.D14]" office:value-type="float" office:value="-1.4302688294937" calcext:value-type="float">
            <text:p>-1.43026882949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0.218656" calcext:value-type="float">
            <text:p>2.18656E-01</text:p>
          </table:table-cell>
          <table:table-cell table:formula="of:=[.C15]/[.$C$205]" office:value-type="float" office:value="0.00612002373779845" calcext:value-type="float">
            <text:p>6.12002E-03</text:p>
          </table:table-cell>
          <table:table-cell/>
          <table:table-cell table:style-name="ce3" office:value-type="float" office:value="0.46" calcext:value-type="float">
            <text:p>4.60E-01</text:p>
          </table:table-cell>
          <table:table-cell table:style-name="ce4" table:formula="of:=[.F15]*100" office:value-type="float" office:value="46" calcext:value-type="float">
            <text:p>46</text:p>
          </table:table-cell>
          <table:table-cell office:value-type="float" office:value="0.00623626" calcext:value-type="float">
            <text:p>6.23626E-03</text:p>
          </table:table-cell>
          <table:table-cell/>
          <table:table-cell table:formula="of:=100*([.D15]-[.H15])/[.D15]" office:value-type="float" office:value="-1.89927796331327" calcext:value-type="float">
            <text:p>-1.899277963313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210832" calcext:value-type="float">
            <text:p>2.10832E-01</text:p>
          </table:table-cell>
          <table:table-cell table:formula="of:=[.C16]/[.$C$205]" office:value-type="float" office:value="0.00590103562073542" calcext:value-type="float">
            <text:p>5.90104E-03</text:p>
          </table:table-cell>
          <table:table-cell/>
          <table:table-cell table:style-name="ce3" office:value-type="float" office:value="0.5" calcext:value-type="float">
            <text:p>5.00E-01</text:p>
          </table:table-cell>
          <table:table-cell table:style-name="ce4" table:formula="of:=[.F16]*100" office:value-type="float" office:value="50" calcext:value-type="float">
            <text:p>50</text:p>
          </table:table-cell>
          <table:table-cell office:value-type="float" office:value="0.00598878" calcext:value-type="float">
            <text:p>5.98878E-03</text:p>
          </table:table-cell>
          <table:table-cell/>
          <table:table-cell table:formula="of:=100*([.D16]-[.H16])/[.D16]" office:value-type="float" office:value="-1.48693186931902" calcext:value-type="float">
            <text:p>-1.486931869319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0.201313" calcext:value-type="float">
            <text:p>2.01313E-01</text:p>
          </table:table-cell>
          <table:table-cell table:formula="of:=[.C17]/[.$C$205]" office:value-type="float" office:value="0.00563460567616448" calcext:value-type="float">
            <text:p>5.63461E-03</text:p>
          </table:table-cell>
          <table:table-cell/>
          <table:table-cell table:style-name="ce3" office:value-type="float" office:value="0.54" calcext:value-type="float">
            <text:p>5.40E-01</text:p>
          </table:table-cell>
          <table:table-cell table:style-name="ce4" table:formula="of:=[.F17]*100" office:value-type="float" office:value="54" calcext:value-type="float">
            <text:p>54</text:p>
          </table:table-cell>
          <table:table-cell office:value-type="float" office:value="0.005723862" calcext:value-type="float">
            <text:p>5.72386E-03</text:p>
          </table:table-cell>
          <table:table-cell/>
          <table:table-cell table:formula="of:=100*([.D17]-[.H17])/[.D17]" office:value-type="float" office:value="-1.58407400562377" calcext:value-type="float">
            <text:p>-1.584074005623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0.192199" calcext:value-type="float">
            <text:p>1.92199E-01</text:p>
          </table:table-cell>
          <table:table-cell table:formula="of:=[.C18]/[.$C$205]" office:value-type="float" office:value="0.00537951138949366" calcext:value-type="float">
            <text:p>5.37951E-03</text:p>
          </table:table-cell>
          <table:table-cell/>
          <table:table-cell table:style-name="ce3" office:value-type="float" office:value="0.58" calcext:value-type="float">
            <text:p>5.80E-01</text:p>
          </table:table-cell>
          <table:table-cell table:style-name="ce4" table:formula="of:=[.F18]*100" office:value-type="float" office:value="58" calcext:value-type="float">
            <text:p>58</text:p>
          </table:table-cell>
          <table:table-cell office:value-type="float" office:value="0.005442222" calcext:value-type="float">
            <text:p>5.44222E-03</text:p>
          </table:table-cell>
          <table:table-cell/>
          <table:table-cell table:formula="of:=100*([.D18]-[.H18])/[.D18]" office:value-type="float" office:value="-1.16573060201749" calcext:value-type="float">
            <text:p>-1.165730602017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0.182568" calcext:value-type="float">
            <text:p>1.82568E-01</text:p>
          </table:table-cell>
          <table:table-cell table:formula="of:=[.C19]/[.$C$205]" office:value-type="float" office:value="0.00510994664570095" calcext:value-type="float">
            <text:p>5.10995E-03</text:p>
          </table:table-cell>
          <table:table-cell/>
          <table:table-cell table:style-name="ce3" office:value-type="float" office:value="0.62" calcext:value-type="float">
            <text:p>6.20E-01</text:p>
          </table:table-cell>
          <table:table-cell table:style-name="ce4" table:formula="of:=[.F19]*100" office:value-type="float" office:value="62" calcext:value-type="float">
            <text:p>62</text:p>
          </table:table-cell>
          <table:table-cell office:value-type="float" office:value="0.005144596" calcext:value-type="float">
            <text:p>5.14460E-03</text:p>
          </table:table-cell>
          <table:table-cell/>
          <table:table-cell table:formula="of:=100*([.D19]-[.H19])/[.D19]" office:value-type="float" office:value="-0.678076635657184" calcext:value-type="float">
            <text:p>-0.6780766356571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0.171712" calcext:value-type="float">
            <text:p>1.71712E-01</text:p>
          </table:table-cell>
          <table:table-cell table:formula="of:=[.C20]/[.$C$205]" office:value-type="float" office:value="0.00480609503542024" calcext:value-type="float">
            <text:p>4.80610E-03</text:p>
          </table:table-cell>
          <table:table-cell/>
          <table:table-cell table:style-name="ce3" office:value-type="float" office:value="0.66" calcext:value-type="float">
            <text:p>6.60E-01</text:p>
          </table:table-cell>
          <table:table-cell table:style-name="ce4" table:formula="of:=[.F20]*100" office:value-type="float" office:value="66" calcext:value-type="float">
            <text:p>66</text:p>
          </table:table-cell>
          <table:table-cell office:value-type="float" office:value="0.004831706" calcext:value-type="float">
            <text:p>4.83171E-03</text:p>
          </table:table-cell>
          <table:table-cell/>
          <table:table-cell table:formula="of:=100*([.D20]-[.H20])/[.D20]" office:value-type="float" office:value="-0.532885105080345" calcext:value-type="float">
            <text:p>-0.5328851050803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0.161016" calcext:value-type="float">
            <text:p>1.61016E-01</text:p>
          </table:table-cell>
          <table:table-cell table:formula="of:=[.C21]/[.$C$205]" office:value-type="float" office:value="0.00450672170974204" calcext:value-type="float">
            <text:p>4.50672E-03</text:p>
          </table:table-cell>
          <table:table-cell/>
          <table:table-cell table:style-name="ce3" office:value-type="float" office:value="0.7" calcext:value-type="float">
            <text:p>7.00E-01</text:p>
          </table:table-cell>
          <table:table-cell table:style-name="ce4" table:formula="of:=[.F21]*100" office:value-type="float" office:value="70" calcext:value-type="float">
            <text:p>70</text:p>
          </table:table-cell>
          <table:table-cell office:value-type="float" office:value="0.004504208" calcext:value-type="float">
            <text:p>4.50421E-03</text:p>
          </table:table-cell>
          <table:table-cell/>
          <table:table-cell table:formula="of:=100*([.D21]-[.H21])/[.D21]" office:value-type="float" office:value="0.0557769017911039" calcext:value-type="float">
            <text:p>0.0557769017911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0.150403" calcext:value-type="float">
            <text:p>1.50403E-01</text:p>
          </table:table-cell>
          <table:table-cell table:formula="of:=[.C22]/[.$C$205]" office:value-type="float" office:value="0.0042096714942014" calcext:value-type="float">
            <text:p>4.20967E-03</text:p>
          </table:table-cell>
          <table:table-cell/>
          <table:table-cell table:style-name="ce3" office:value-type="float" office:value="0.74" calcext:value-type="float">
            <text:p>7.40E-01</text:p>
          </table:table-cell>
          <table:table-cell table:style-name="ce4" table:formula="of:=[.F22]*100" office:value-type="float" office:value="74" calcext:value-type="float">
            <text:p>74</text:p>
          </table:table-cell>
          <table:table-cell office:value-type="float" office:value="0.004162599" calcext:value-type="float">
            <text:p>4.16260E-03</text:p>
          </table:table-cell>
          <table:table-cell/>
          <table:table-cell table:formula="of:=100*([.D22]-[.H22])/[.D22]" office:value-type="float" office:value="1.11819875413643" calcext:value-type="float">
            <text:p>1.118198754136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0.136724" calcext:value-type="float">
            <text:p>1.36724E-01</text:p>
          </table:table-cell>
          <table:table-cell table:formula="of:=[.C23]/[.$C$205]" office:value-type="float" office:value="0.00382680614996504" calcext:value-type="float">
            <text:p>3.82681E-03</text:p>
          </table:table-cell>
          <table:table-cell/>
          <table:table-cell table:style-name="ce3" office:value-type="float" office:value="0.78" calcext:value-type="float">
            <text:p>7.80E-01</text:p>
          </table:table-cell>
          <table:table-cell table:style-name="ce4" table:formula="of:=[.F23]*100" office:value-type="float" office:value="78" calcext:value-type="float">
            <text:p>78</text:p>
          </table:table-cell>
          <table:table-cell office:value-type="float" office:value="0.003807056" calcext:value-type="float">
            <text:p>3.80706E-03</text:p>
          </table:table-cell>
          <table:table-cell/>
          <table:table-cell table:formula="of:=100*([.D23]-[.H23])/[.D23]" office:value-type="float" office:value="0.516100089502045" calcext:value-type="float">
            <text:p>0.5161000895020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0.124553" calcext:value-type="float">
            <text:p>1.24553E-01</text:p>
          </table:table-cell>
          <table:table-cell table:formula="of:=[.C24]/[.$C$205]" office:value-type="float" office:value="0.0034861486381074" calcext:value-type="float">
            <text:p>3.48615E-03</text:p>
          </table:table-cell>
          <table:table-cell/>
          <table:table-cell table:style-name="ce3" office:value-type="float" office:value="0.82" calcext:value-type="float">
            <text:p>8.20E-01</text:p>
          </table:table-cell>
          <table:table-cell table:style-name="ce4" table:formula="of:=[.F24]*100" office:value-type="float" office:value="82" calcext:value-type="float">
            <text:p>82</text:p>
          </table:table-cell>
          <table:table-cell office:value-type="float" office:value="0.003437149" calcext:value-type="float">
            <text:p>3.43715E-03</text:p>
          </table:table-cell>
          <table:table-cell/>
          <table:table-cell table:formula="of:=100*([.D24]-[.H24])/[.D24]" office:value-type="float" office:value="1.40555217788985" calcext:value-type="float">
            <text:p>1.405552177889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0.112463" calcext:value-type="float">
            <text:p>1.12463E-01</text:p>
          </table:table-cell>
          <table:table-cell table:formula="of:=[.C25]/[.$C$205]" office:value-type="float" office:value="0.00314775825782978" calcext:value-type="float">
            <text:p>3.14776E-03</text:p>
          </table:table-cell>
          <table:table-cell/>
          <table:table-cell table:style-name="ce3" office:value-type="float" office:value="0.86" calcext:value-type="float">
            <text:p>8.60E-01</text:p>
          </table:table-cell>
          <table:table-cell table:style-name="ce4" table:formula="of:=[.F25]*100" office:value-type="float" office:value="86" calcext:value-type="float">
            <text:p>86</text:p>
          </table:table-cell>
          <table:table-cell office:value-type="float" office:value="0.003051364" calcext:value-type="float">
            <text:p>3.05136E-03</text:p>
          </table:table-cell>
          <table:table-cell/>
          <table:table-cell table:formula="of:=100*([.D25]-[.H25])/[.D25]" office:value-type="float" office:value="3.06231450874614" calcext:value-type="float">
            <text:p>3.062314508746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0.0987565" calcext:value-type="float">
            <text:p>9.87565E-02</text:p>
          </table:table-cell>
          <table:table-cell table:formula="of:=[.C26]/[.$C$205]" office:value-type="float" office:value="0.00276412320842736" calcext:value-type="float">
            <text:p>2.76412E-03</text:p>
          </table:table-cell>
          <table:table-cell/>
          <table:table-cell table:style-name="ce3" office:value-type="float" office:value="0.9" calcext:value-type="float">
            <text:p>9.00E-01</text:p>
          </table:table-cell>
          <table:table-cell table:style-name="ce4" table:formula="of:=[.F26]*100" office:value-type="float" office:value="90" calcext:value-type="float">
            <text:p>90</text:p>
          </table:table-cell>
          <table:table-cell office:value-type="float" office:value="0.002646277" calcext:value-type="float">
            <text:p>2.64628E-03</text:p>
          </table:table-cell>
          <table:table-cell/>
          <table:table-cell table:formula="of:=100*([.D26]-[.H26])/[.D26]" office:value-type="float" office:value="4.26342096720098" calcext:value-type="float">
            <text:p>4.263420967200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0.0839529" calcext:value-type="float">
            <text:p>8.39529E-02</text:p>
          </table:table-cell>
          <table:table-cell table:formula="of:=[.C27]/[.$C$205]" office:value-type="float" office:value="0.00234978112129107" calcext:value-type="float">
            <text:p>2.34978E-03</text:p>
          </table:table-cell>
          <table:table-cell/>
          <table:table-cell table:style-name="ce3" office:value-type="float" office:value="0.94" calcext:value-type="float">
            <text:p>9.40E-01</text:p>
          </table:table-cell>
          <table:table-cell table:style-name="ce4" table:formula="of:=[.F27]*100" office:value-type="float" office:value="94" calcext:value-type="float">
            <text:p>94</text:p>
          </table:table-cell>
          <table:table-cell office:value-type="float" office:value="0.002215181" calcext:value-type="float">
            <text:p>2.21518E-03</text:p>
          </table:table-cell>
          <table:table-cell/>
          <table:table-cell table:formula="of:=100*([.D27]-[.H27])/[.D27]" office:value-type="float" office:value="5.72819825946652" calcext:value-type="float">
            <text:p>5.728198259466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0.0675358" calcext:value-type="float">
            <text:p>6.75358E-02</text:p>
          </table:table-cell>
          <table:table-cell table:formula="of:=[.C28]/[.$C$205]" office:value-type="float" office:value="0.00189027833286628" calcext:value-type="float">
            <text:p>1.89028E-03</text:p>
          </table:table-cell>
          <table:table-cell/>
          <table:table-cell table:style-name="ce3" office:value-type="float" office:value="0.98" calcext:value-type="float">
            <text:p>9.80E-01</text:p>
          </table:table-cell>
          <table:table-cell table:style-name="ce4" table:formula="of:=[.F28]*100" office:value-type="float" office:value="98" calcext:value-type="float">
            <text:p>98</text:p>
          </table:table-cell>
          <table:table-cell office:value-type="float" office:value="0.001745821" calcext:value-type="float">
            <text:p>1.74582E-03</text:p>
          </table:table-cell>
          <table:table-cell/>
          <table:table-cell table:formula="of:=100*([.D28]-[.H28])/[.D28]" office:value-type="float" office:value="7.64211970028948" calcext:value-type="float">
            <text:p>7.642119700289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.043714" calcext:value-type="float">
            <text:p>4.37140E-02</text:p>
          </table:table-cell>
          <table:table-cell table:formula="of:=[.C29]/[.$C$205]" office:value-type="float" office:value="0.00122352333196492" calcext:value-type="float">
            <text:p>1.22352E-03</text:p>
          </table:table-cell>
          <table:table-cell/>
          <table:table-cell table:style-name="ce3" office:value-type="float" office:value="1.02" calcext:value-type="float">
            <text:p>1.02E+00</text:p>
          </table:table-cell>
          <table:table-cell table:style-name="ce4" table:formula="of:=[.F29]*100" office:value-type="float" office:value="102" calcext:value-type="float">
            <text:p>102</text:p>
          </table:table-cell>
          <table:table-cell office:value-type="float" office:value="0.001297178" calcext:value-type="float">
            <text:p>1.29718E-03</text:p>
          </table:table-cell>
          <table:table-cell/>
          <table:table-cell table:formula="of:=100*([.D29]-[.H29])/[.D29]" office:value-type="float" office:value="-6.01988258914475" calcext:value-type="float">
            <text:p>-6.019882589144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0.0305115" calcext:value-type="float">
            <text:p>3.05115E-02</text:p>
          </table:table-cell>
          <table:table-cell table:formula="of:=[.C30]/[.$C$205]" office:value-type="float" office:value="0.00085399487906043" calcext:value-type="float">
            <text:p>8.53995E-04</text:p>
          </table:table-cell>
          <table:table-cell/>
          <table:table-cell table:style-name="ce3" office:value-type="float" office:value="1.06" calcext:value-type="float">
            <text:p>1.06E+00</text:p>
          </table:table-cell>
          <table:table-cell table:style-name="ce4" table:formula="of:=[.F30]*100" office:value-type="float" office:value="106" calcext:value-type="float">
            <text:p>106</text:p>
          </table:table-cell>
          <table:table-cell office:value-type="float" office:value="0.001010386" calcext:value-type="float">
            <text:p>1.01039E-03</text:p>
          </table:table-cell>
          <table:table-cell/>
          <table:table-cell table:formula="of:=100*([.D30]-[.H30])/[.D30]" office:value-type="float" office:value="-18.3128874392821" calcext:value-type="float">
            <text:p>-18.31288743928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0.0226286" calcext:value-type="float">
            <text:p>2.26286E-02</text:p>
          </table:table-cell>
          <table:table-cell table:formula="of:=[.C31]/[.$C$205]" office:value-type="float" office:value="0.000633358193478094" calcext:value-type="float">
            <text:p>6.33358E-04</text:p>
          </table:table-cell>
          <table:table-cell/>
          <table:table-cell table:style-name="ce3" office:value-type="float" office:value="1.1" calcext:value-type="float">
            <text:p>1.10E+00</text:p>
          </table:table-cell>
          <table:table-cell table:style-name="ce4" table:formula="of:=[.F31]*100" office:value-type="float" office:value="110" calcext:value-type="float">
            <text:p>110</text:p>
          </table:table-cell>
          <table:table-cell office:value-type="float" office:value="0.0007870014" calcext:value-type="float">
            <text:p>7.87001E-04</text:p>
          </table:table-cell>
          <table:table-cell/>
          <table:table-cell table:formula="of:=100*([.D31]-[.H31])/[.D31]" office:value-type="float" office:value="-24.258501445789" calcext:value-type="float">
            <text:p>-24.2585014457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float" office:value="0.0171009" calcext:value-type="float">
            <text:p>1.71009E-02</text:p>
          </table:table-cell>
          <table:table-cell table:formula="of:=[.C32]/[.$C$205]" office:value-type="float" office:value="0.000478641857244794" calcext:value-type="float">
            <text:p>4.78642E-04</text:p>
          </table:table-cell>
          <table:table-cell/>
          <table:table-cell table:style-name="ce3" office:value-type="float" office:value="1.14" calcext:value-type="float">
            <text:p>1.14E+00</text:p>
          </table:table-cell>
          <table:table-cell table:style-name="ce4" table:formula="of:=[.F32]*100" office:value-type="float" office:value="114" calcext:value-type="float">
            <text:p>114</text:p>
          </table:table-cell>
          <table:table-cell office:value-type="float" office:value="0.0006130044" calcext:value-type="float">
            <text:p>6.13004E-04</text:p>
          </table:table-cell>
          <table:table-cell/>
          <table:table-cell table:formula="of:=100*([.D32]-[.H32])/[.D32]" office:value-type="float" office:value="-28.0716240590904" calcext:value-type="float">
            <text:p>-28.0716240590904</text:p>
          </table:table-cell>
          <table:table-cell table:number-columns-repeated="3"/>
          <table:table-cell office:value-type="string" calcext:value-type="string">
            <text:p>K-eff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0.0129454" calcext:value-type="float">
            <text:p>1.29454E-02</text:p>
          </table:table-cell>
          <table:table-cell table:formula="of:=[.C33]/[.$C$205]" office:value-type="float" office:value="0.000362332409333822" calcext:value-type="float">
            <text:p>3.62332E-04</text:p>
          </table:table-cell>
          <table:table-cell/>
          <table:table-cell table:style-name="ce3" office:value-type="float" office:value="1.18" calcext:value-type="float">
            <text:p>1.18E+00</text:p>
          </table:table-cell>
          <table:table-cell table:style-name="ce4" table:formula="of:=[.F33]*100" office:value-type="float" office:value="118" calcext:value-type="float">
            <text:p>118</text:p>
          </table:table-cell>
          <table:table-cell office:value-type="float" office:value="0.0004774763" calcext:value-type="float">
            <text:p>4.77476E-04</text:p>
          </table:table-cell>
          <table:table-cell/>
          <table:table-cell table:formula="of:=100*([.D33]-[.H33])/[.D33]" office:value-type="float" office:value="-31.7785237257357" calcext:value-type="float">
            <text:p>-31.7785237257357</text:p>
          </table:table-cell>
          <table:table-cell table:number-columns-repeated="2"/>
          <table:table-cell office:value-type="string" calcext:value-type="string">
            <text:p>Serpent</text:p>
          </table:table-cell>
          <table:table-cell table:style-name="ce1" office:value-type="float" office:value="0.809391" calcext:value-type="float">
            <text:p>8.09391E-01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0.0101785" calcext:value-type="float">
            <text:p>1.01785E-02</text:p>
          </table:table-cell>
          <table:table-cell table:formula="of:=[.C34]/[.$C$205]" office:value-type="float" office:value="0.000284888873916936" calcext:value-type="float">
            <text:p>2.84889E-04</text:p>
          </table:table-cell>
          <table:table-cell/>
          <table:table-cell table:style-name="ce3" office:value-type="float" office:value="1.22" calcext:value-type="float">
            <text:p>1.22E+00</text:p>
          </table:table-cell>
          <table:table-cell table:style-name="ce4" table:formula="of:=[.F34]*100" office:value-type="float" office:value="122" calcext:value-type="float">
            <text:p>122</text:p>
          </table:table-cell>
          <table:table-cell office:value-type="float" office:value="0.000371912" calcext:value-type="float">
            <text:p>3.71912E-04</text:p>
          </table:table-cell>
          <table:table-cell/>
          <table:table-cell table:formula="of:=100*([.D34]-[.H34])/[.D34]" office:value-type="float" office:value="-30.5463407140417" calcext:value-type="float">
            <text:p>-30.5463407140417</text:p>
          </table:table-cell>
          <table:table-cell table:number-columns-repeated="2"/>
          <table:table-cell office:value-type="string" calcext:value-type="string">
            <text:p>Almost</text:p>
          </table:table-cell>
          <table:table-cell table:style-name="ce1" office:value-type="float" office:value="0.8079188" calcext:value-type="float">
            <text:p>8.07919E-01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float" office:value="0.0078602" calcext:value-type="float">
            <text:p>7.86020E-03</text:p>
          </table:table-cell>
          <table:table-cell table:formula="of:=[.C35]/[.$C$205]" office:value-type="float" office:value="0.000220001328954355" calcext:value-type="float">
            <text:p>2.20001E-04</text:p>
          </table:table-cell>
          <table:table-cell/>
          <table:table-cell table:style-name="ce3" office:value-type="float" office:value="1.26" calcext:value-type="float">
            <text:p>1.26E+00</text:p>
          </table:table-cell>
          <table:table-cell table:style-name="ce4" table:formula="of:=[.F35]*100" office:value-type="float" office:value="126" calcext:value-type="float">
            <text:p>126</text:p>
          </table:table-cell>
          <table:table-cell office:value-type="float" office:value="0.000289687" calcext:value-type="float">
            <text:p>2.89687E-04</text:p>
          </table:table-cell>
          <table:table-cell/>
          <table:table-cell table:formula="of:=100*([.D35]-[.H35])/[.D35]" office:value-type="float" office:value="-31.6751136808375" calcext:value-type="float">
            <text:p>-31.67511368083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0.00634974" calcext:value-type="float">
            <text:p>6.34974E-03</text:p>
          </table:table-cell>
          <table:table-cell table:formula="of:=[.C36]/[.$C$205]" office:value-type="float" office:value="0.000177724642949877" calcext:value-type="float">
            <text:p>1.77725E-04</text:p>
          </table:table-cell>
          <table:table-cell/>
          <table:table-cell table:style-name="ce3" office:value-type="float" office:value="1.3" calcext:value-type="float">
            <text:p>1.30E+00</text:p>
          </table:table-cell>
          <table:table-cell table:style-name="ce4" table:formula="of:=[.F36]*100" office:value-type="float" office:value="130" calcext:value-type="float">
            <text:p>130</text:p>
          </table:table-cell>
          <table:table-cell office:value-type="float" office:value="0.0002256412" calcext:value-type="float">
            <text:p>2.25641E-04</text:p>
          </table:table-cell>
          <table:table-cell/>
          <table:table-cell table:formula="of:=100*([.D36]-[.H36])/[.D36]" office:value-type="float" office:value="-26.9611215725646" calcext:value-type="float">
            <text:p>-26.9611215725646</text:p>
          </table:table-cell>
          <table:table-cell table:number-columns-repeated="2"/>
          <table:table-cell office:value-type="string" calcext:value-type="string">
            <text:p>Rel Error %</text:p>
          </table:table-cell>
          <table:table-cell table:formula="of:=100*([.N33]-[.N34])/[.N33]" office:value-type="float" office:value="0.181889840633271" calcext:value-type="float">
            <text:p>0.181889840633271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0.00484264" calcext:value-type="float">
            <text:p>4.84264E-03</text:p>
          </table:table-cell>
          <table:table-cell table:formula="of:=[.C37]/[.$C$205]" office:value-type="float" office:value="0.000135542000922052" calcext:value-type="float">
            <text:p>1.35542E-04</text:p>
          </table:table-cell>
          <table:table-cell/>
          <table:table-cell table:style-name="ce3" office:value-type="float" office:value="1.34" calcext:value-type="float">
            <text:p>1.34E+00</text:p>
          </table:table-cell>
          <table:table-cell table:style-name="ce4" table:formula="of:=[.F37]*100" office:value-type="float" office:value="134" calcext:value-type="float">
            <text:p>134</text:p>
          </table:table-cell>
          <table:table-cell office:value-type="float" office:value="0.0001757554" calcext:value-type="float">
            <text:p>1.75755E-04</text:p>
          </table:table-cell>
          <table:table-cell/>
          <table:table-cell table:formula="of:=100*([.D37]-[.H37])/[.D37]" office:value-type="float" office:value="-29.6685889277033" calcext:value-type="float">
            <text:p>-29.66858892770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float" office:value="0.00369012" calcext:value-type="float">
            <text:p>3.69012E-03</text:p>
          </table:table-cell>
          <table:table-cell table:formula="of:=[.C38]/[.$C$205]" office:value-type="float" office:value="0.000103283797358979" calcext:value-type="float">
            <text:p>1.03284E-04</text:p>
          </table:table-cell>
          <table:table-cell/>
          <table:table-cell table:style-name="ce3" office:value-type="float" office:value="1.38" calcext:value-type="float">
            <text:p>1.38E+00</text:p>
          </table:table-cell>
          <table:table-cell table:style-name="ce4" table:formula="of:=[.F38]*100" office:value-type="float" office:value="138" calcext:value-type="float">
            <text:p>138</text:p>
          </table:table-cell>
          <table:table-cell office:value-type="float" office:value="0.0001368991" calcext:value-type="float">
            <text:p>1.36899E-04</text:p>
          </table:table-cell>
          <table:table-cell/>
          <table:table-cell table:formula="of:=100*([.D38]-[.H38])/[.D38]" office:value-type="float" office:value="-32.5465402130658" calcext:value-type="float">
            <text:p>-32.54654021306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0.00299264" calcext:value-type="float">
            <text:p>2.99264E-03</text:p>
          </table:table-cell>
          <table:table-cell table:formula="of:=[.C39]/[.$C$205]" office:value-type="float" office:value="0.0000837618352054605" calcext:value-type="float">
            <text:p>8.37618E-05</text:p>
          </table:table-cell>
          <table:table-cell/>
          <table:table-cell table:style-name="ce3" office:value-type="float" office:value="1.42" calcext:value-type="float">
            <text:p>1.42E+00</text:p>
          </table:table-cell>
          <table:table-cell table:style-name="ce4" table:formula="of:=[.F39]*100" office:value-type="float" office:value="142" calcext:value-type="float">
            <text:p>142</text:p>
          </table:table-cell>
          <table:table-cell office:value-type="float" office:value="0.0001066339" calcext:value-type="float">
            <text:p>1.06634E-04</text:p>
          </table:table-cell>
          <table:table-cell/>
          <table:table-cell table:formula="of:=100*([.D39]-[.H39])/[.D39]" office:value-type="float" office:value="-27.3060693314997" calcext:value-type="float">
            <text:p>-27.30606933149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float" office:value="0.00250847" calcext:value-type="float">
            <text:p>2.50847E-03</text:p>
          </table:table-cell>
          <table:table-cell table:formula="of:=[.C40]/[.$C$205]" office:value-type="float" office:value="0.0000702102661054592" calcext:value-type="float">
            <text:p>7.02103E-05</text:p>
          </table:table-cell>
          <table:table-cell/>
          <table:table-cell table:style-name="ce3" office:value-type="float" office:value="1.46" calcext:value-type="float">
            <text:p>1.46E+00</text:p>
          </table:table-cell>
          <table:table-cell table:style-name="ce4" table:formula="of:=[.F40]*100" office:value-type="float" office:value="146" calcext:value-type="float">
            <text:p>146</text:p>
          </table:table-cell>
          <table:table-cell office:value-type="float" office:value="0.00008306043" calcext:value-type="float">
            <text:p>8.30604E-05</text:p>
          </table:table-cell>
          <table:table-cell/>
          <table:table-cell table:formula="of:=100*([.D40]-[.H40])/[.D40]" office:value-type="float" office:value="-18.3024002148621" calcext:value-type="float">
            <text:p>-18.30240021486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0.00200331" calcext:value-type="float">
            <text:p>2.00331E-03</text:p>
          </table:table-cell>
          <table:table-cell table:formula="of:=[.C41]/[.$C$205]" office:value-type="float" office:value="0.0000560712020441653" calcext:value-type="float">
            <text:p>5.60712E-05</text:p>
          </table:table-cell>
          <table:table-cell/>
          <table:table-cell table:style-name="ce3" office:value-type="float" office:value="1.5" calcext:value-type="float">
            <text:p>1.50E+00</text:p>
          </table:table-cell>
          <table:table-cell table:style-name="ce4" table:formula="of:=[.F41]*100" office:value-type="float" office:value="150" calcext:value-type="float">
            <text:p>150</text:p>
          </table:table-cell>
          <table:table-cell office:value-type="float" office:value="0.00006469941" calcext:value-type="float">
            <text:p>6.46994E-05</text:p>
          </table:table-cell>
          <table:table-cell/>
          <table:table-cell table:formula="of:=100*([.D41]-[.H41])/[.D41]" office:value-type="float" office:value="-15.3879489671695" calcext:value-type="float">
            <text:p>-15.38794896716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0.00147103" calcext:value-type="float">
            <text:p>1.47103E-03</text:p>
          </table:table-cell>
          <table:table-cell table:formula="of:=[.C42]/[.$C$205]" office:value-type="float" office:value="0.000041173068742745" calcext:value-type="float">
            <text:p>4.11731E-05</text:p>
          </table:table-cell>
          <table:table-cell/>
          <table:table-cell table:style-name="ce3" office:value-type="float" office:value="1.54" calcext:value-type="float">
            <text:p>1.54E+00</text:p>
          </table:table-cell>
          <table:table-cell table:style-name="ce4" table:formula="of:=[.F42]*100" office:value-type="float" office:value="154" calcext:value-type="float">
            <text:p>154</text:p>
          </table:table-cell>
          <table:table-cell office:value-type="float" office:value="0.00005039857" calcext:value-type="float">
            <text:p>5.03986E-05</text:p>
          </table:table-cell>
          <table:table-cell/>
          <table:table-cell table:formula="of:=100*([.D42]-[.H42])/[.D42]" office:value-type="float" office:value="-22.4066399201312" calcext:value-type="float">
            <text:p>-22.40663992013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float" office:value="0.00125664" calcext:value-type="float">
            <text:p>1.25664E-03</text:p>
          </table:table-cell>
          <table:table-cell table:formula="of:=[.C43]/[.$C$205]" office:value-type="float" office:value="0.0000351724472681612" calcext:value-type="float">
            <text:p>3.51724E-05</text:p>
          </table:table-cell>
          <table:table-cell/>
          <table:table-cell table:style-name="ce3" office:value-type="float" office:value="1.58" calcext:value-type="float">
            <text:p>1.58E+00</text:p>
          </table:table-cell>
          <table:table-cell table:style-name="ce4" table:formula="of:=[.F43]*100" office:value-type="float" office:value="158" calcext:value-type="float">
            <text:p>158</text:p>
          </table:table-cell>
          <table:table-cell office:value-type="float" office:value="0.00003926048" calcext:value-type="float">
            <text:p>3.92605E-05</text:p>
          </table:table-cell>
          <table:table-cell/>
          <table:table-cell table:formula="of:=100*([.D43]-[.H43])/[.D43]" office:value-type="float" office:value="-11.6228270972188" calcext:value-type="float">
            <text:p>-11.62282709721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0.000922476" calcext:value-type="float">
            <text:p>9.22476E-04</text:p>
          </table:table-cell>
          <table:table-cell table:formula="of:=[.C44]/[.$C$205]" office:value-type="float" office:value="0.0000258194379186913" calcext:value-type="float">
            <text:p>2.58194E-05</text:p>
          </table:table-cell>
          <table:table-cell/>
          <table:table-cell table:style-name="ce3" office:value-type="float" office:value="1.62" calcext:value-type="float">
            <text:p>1.62E+00</text:p>
          </table:table-cell>
          <table:table-cell table:style-name="ce4" table:formula="of:=[.F44]*100" office:value-type="float" office:value="162" calcext:value-type="float">
            <text:p>162</text:p>
          </table:table-cell>
          <table:table-cell office:value-type="float" office:value="0.00003058617" calcext:value-type="float">
            <text:p>3.05862E-05</text:p>
          </table:table-cell>
          <table:table-cell/>
          <table:table-cell table:formula="of:=100*([.D44]-[.H44])/[.D44]" office:value-type="float" office:value="-18.4617964818589" calcext:value-type="float">
            <text:p>-18.46179648185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0.000815694" calcext:value-type="float">
            <text:p>8.15694E-04</text:p>
          </table:table-cell>
          <table:table-cell table:formula="of:=[.C45]/[.$C$205]" office:value-type="float" office:value="0.0000228306867535296" calcext:value-type="float">
            <text:p>2.28307E-05</text:p>
          </table:table-cell>
          <table:table-cell/>
          <table:table-cell table:style-name="ce3" office:value-type="float" office:value="1.66" calcext:value-type="float">
            <text:p>1.66E+00</text:p>
          </table:table-cell>
          <table:table-cell table:style-name="ce4" table:formula="of:=[.F45]*100" office:value-type="float" office:value="166" calcext:value-type="float">
            <text:p>166</text:p>
          </table:table-cell>
          <table:table-cell office:value-type="float" office:value="0.00002383129" calcext:value-type="float">
            <text:p>2.38313E-05</text:p>
          </table:table-cell>
          <table:table-cell/>
          <table:table-cell table:formula="of:=100*([.D45]-[.H45])/[.D45]" office:value-type="float" office:value="-4.3827119931716" calcext:value-type="float">
            <text:p>-4.38271199317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0.0007513" calcext:value-type="float">
            <text:p>7.51300E-04</text:p>
          </table:table-cell>
          <table:table-cell table:formula="of:=[.C46]/[.$C$205]" office:value-type="float" office:value="0.0000210283451366895" calcext:value-type="float">
            <text:p>2.10283E-05</text:p>
          </table:table-cell>
          <table:table-cell/>
          <table:table-cell table:style-name="ce3" office:value-type="float" office:value="1.7" calcext:value-type="float">
            <text:p>1.70E+00</text:p>
          </table:table-cell>
          <table:table-cell table:style-name="ce4" table:formula="of:=[.F46]*100" office:value-type="float" office:value="170" calcext:value-type="float">
            <text:p>170</text:p>
          </table:table-cell>
          <table:table-cell office:value-type="float" office:value="0.00001857193" calcext:value-type="float">
            <text:p>1.85719E-05</text:p>
          </table:table-cell>
          <table:table-cell/>
          <table:table-cell table:formula="of:=100*([.D46]-[.H46])/[.D46]" office:value-type="float" office:value="11.6814476875008" calcext:value-type="float">
            <text:p>11.68144768750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float" office:value="0.000565033" calcext:value-type="float">
            <text:p>5.65033E-04</text:p>
          </table:table-cell>
          <table:table-cell table:formula="of:=[.C47]/[.$C$205]" office:value-type="float" office:value="0.0000158148661488341" calcext:value-type="float">
            <text:p>1.58149E-05</text:p>
          </table:table-cell>
          <table:table-cell/>
          <table:table-cell table:style-name="ce3" office:value-type="float" office:value="1.74" calcext:value-type="float">
            <text:p>1.74E+00</text:p>
          </table:table-cell>
          <table:table-cell table:style-name="ce4" table:formula="of:=[.F47]*100" office:value-type="float" office:value="174" calcext:value-type="float">
            <text:p>174</text:p>
          </table:table-cell>
          <table:table-cell office:value-type="float" office:value="0.00001447804" calcext:value-type="float">
            <text:p>1.44780E-05</text:p>
          </table:table-cell>
          <table:table-cell/>
          <table:table-cell table:formula="of:=100*([.D47]-[.H47])/[.D47]" office:value-type="float" office:value="8.45297162968827" calcext:value-type="float">
            <text:p>8.452971629688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0.000471669" calcext:value-type="float">
            <text:p>4.71669E-04</text:p>
          </table:table-cell>
          <table:table-cell table:formula="of:=[.C48]/[.$C$205]" office:value-type="float" office:value="0.0000132016751261509" calcext:value-type="float">
            <text:p>1.32017E-05</text:p>
          </table:table-cell>
          <table:table-cell/>
          <table:table-cell table:style-name="ce3" office:value-type="float" office:value="1.78" calcext:value-type="float">
            <text:p>1.78E+00</text:p>
          </table:table-cell>
          <table:table-cell table:style-name="ce4" table:formula="of:=[.F48]*100" office:value-type="float" office:value="178" calcext:value-type="float">
            <text:p>178</text:p>
          </table:table-cell>
          <table:table-cell office:value-type="float" office:value="0.00001129273" calcext:value-type="float">
            <text:p>1.12927E-05</text:p>
          </table:table-cell>
          <table:table-cell/>
          <table:table-cell table:formula="of:=100*([.D48]-[.H48])/[.D48]" office:value-type="float" office:value="14.4598704930221" calcext:value-type="float">
            <text:p>14.45987049302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office:value-type="float" office:value="0.000446919" calcext:value-type="float">
            <text:p>4.46919E-04</text:p>
          </table:table-cell>
          <table:table-cell table:formula="of:=[.C49]/[.$C$205]" office:value-type="float" office:value="0.0000125089404766992" calcext:value-type="float">
            <text:p>1.25089E-05</text:p>
          </table:table-cell>
          <table:table-cell/>
          <table:table-cell table:style-name="ce3" office:value-type="float" office:value="1.82" calcext:value-type="float">
            <text:p>1.82E+00</text:p>
          </table:table-cell>
          <table:table-cell table:style-name="ce4" table:formula="of:=[.F49]*100" office:value-type="float" office:value="182" calcext:value-type="float">
            <text:p>182</text:p>
          </table:table-cell>
          <table:table-cell office:value-type="float" office:value="0.000008816078" calcext:value-type="float">
            <text:p>8.81608E-06</text:p>
          </table:table-cell>
          <table:table-cell/>
          <table:table-cell table:formula="of:=100*([.D49]-[.H49])/[.D49]" office:value-type="float" office:value="29.5217847073302" calcext:value-type="float">
            <text:p>29.52178470733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office:value-type="float" office:value="0.000345372" calcext:value-type="float">
            <text:p>3.45372E-04</text:p>
          </table:table-cell>
          <table:table-cell table:formula="of:=[.C50]/[.$C$205]" office:value-type="float" office:value="0.00000966671318587611" calcext:value-type="float">
            <text:p>9.66671E-06</text:p>
          </table:table-cell>
          <table:table-cell/>
          <table:table-cell table:style-name="ce3" office:value-type="float" office:value="1.86" calcext:value-type="float">
            <text:p>1.86E+00</text:p>
          </table:table-cell>
          <table:table-cell table:style-name="ce4" table:formula="of:=[.F50]*100" office:value-type="float" office:value="186" calcext:value-type="float">
            <text:p>186</text:p>
          </table:table-cell>
          <table:table-cell office:value-type="float" office:value="0.000006892681" calcext:value-type="float">
            <text:p>6.89268E-06</text:p>
          </table:table-cell>
          <table:table-cell/>
          <table:table-cell table:formula="of:=100*([.D50]-[.H50])/[.D50]" office:value-type="float" office:value="28.6967465832048" calcext:value-type="float">
            <text:p>28.69674658320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0.000280252" calcext:value-type="float">
            <text:p>2.80252E-04</text:p>
          </table:table-cell>
          <table:table-cell table:formula="of:=[.C51]/[.$C$205]" office:value-type="float" office:value="0.00000784405135265208" calcext:value-type="float">
            <text:p>7.84405E-06</text:p>
          </table:table-cell>
          <table:table-cell/>
          <table:table-cell table:style-name="ce3" office:value-type="float" office:value="1.9" calcext:value-type="float">
            <text:p>1.90E+00</text:p>
          </table:table-cell>
          <table:table-cell table:style-name="ce4" table:formula="of:=[.F51]*100" office:value-type="float" office:value="190" calcext:value-type="float">
            <text:p>190</text:p>
          </table:table-cell>
          <table:table-cell office:value-type="float" office:value="0.000005401832" calcext:value-type="float">
            <text:p>5.40183E-06</text:p>
          </table:table-cell>
          <table:table-cell/>
          <table:table-cell table:formula="of:=100*([.D51]-[.H51])/[.D51]" office:value-type="float" office:value="31.1346680797336" calcext:value-type="float">
            <text:p>31.13466807973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float" office:value="0.000195151" calcext:value-type="float">
            <text:p>1.95151E-04</text:p>
          </table:table-cell>
          <table:table-cell table:formula="of:=[.C52]/[.$C$205]" office:value-type="float" office:value="0.00000546213574041008" calcext:value-type="float">
            <text:p>5.46214E-06</text:p>
          </table:table-cell>
          <table:table-cell/>
          <table:table-cell table:style-name="ce3" office:value-type="float" office:value="1.94" calcext:value-type="float">
            <text:p>1.94E+00</text:p>
          </table:table-cell>
          <table:table-cell table:style-name="ce4" table:formula="of:=[.F52]*100" office:value-type="float" office:value="194" calcext:value-type="float">
            <text:p>194</text:p>
          </table:table-cell>
          <table:table-cell office:value-type="float" office:value="0.000004249973" calcext:value-type="float">
            <text:p>4.24997E-06</text:p>
          </table:table-cell>
          <table:table-cell/>
          <table:table-cell table:formula="of:=100*([.D52]-[.H52])/[.D52]" office:value-type="float" office:value="22.192102101056" calcext:value-type="float">
            <text:p>22.1921021010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float" office:value="0.000158666" calcext:value-type="float">
            <text:p>1.58666E-04</text:p>
          </table:table-cell>
          <table:table-cell table:formula="of:=[.C53]/[.$C$205]" office:value-type="float" office:value="0.00000444094690464259" calcext:value-type="float">
            <text:p>4.44095E-06</text:p>
          </table:table-cell>
          <table:table-cell/>
          <table:table-cell table:style-name="ce3" office:value-type="float" office:value="1.98" calcext:value-type="float">
            <text:p>1.98E+00</text:p>
          </table:table-cell>
          <table:table-cell table:style-name="ce4" table:formula="of:=[.F53]*100" office:value-type="float" office:value="198" calcext:value-type="float">
            <text:p>198</text:p>
          </table:table-cell>
          <table:table-cell office:value-type="float" office:value="0.000003364819" calcext:value-type="float">
            <text:p>3.36482E-06</text:p>
          </table:table-cell>
          <table:table-cell/>
          <table:table-cell table:formula="of:=100*([.D53]-[.H53])/[.D53]" office:value-type="float" office:value="24.2319470993359" calcext:value-type="float">
            <text:p>24.2319470993359</text:p>
          </table:table-cell>
          <table:table-cell table:number-columns-repeated="4"/>
        </table:table-row>
        <table:table-row table:style-name="ro1">
          <table:table-cell/>
          <table:table-cell table:formula="of:=[.B4]" office:value-type="float" office:value="2" calcext:value-type="float">
            <text:p>2</text:p>
          </table:table-cell>
          <table:table-cell office:value-type="float" office:value="0.249045" calcext:value-type="float">
            <text:p>2.49045E-01</text:p>
          </table:table-cell>
          <table:table-cell table:formula="of:=[.C54]/[.$C$205]" office:value-type="float" office:value="0.00697058993021008" calcext:value-type="float">
            <text:p>6.97059E-03</text:p>
          </table:table-cell>
          <table:table-cell table:style-name="ce6" office:value-type="string" calcext:value-type="string">
            <text:p>Serpent_2g</text:p>
          </table:table-cell>
          <table:table-cell/>
          <table:table-cell table:style-name="ce4" table:formula="of:=[.G4]" office:value-type="float" office:value="2" calcext:value-type="float">
            <text:p>2</text:p>
          </table:table-cell>
          <table:table-cell office:value-type="float" office:value="0.006985454" calcext:value-type="float">
            <text:p>6.98545E-03</text:p>
          </table:table-cell>
          <table:table-cell table:style-name="ce1" office:value-type="string" calcext:value-type="string">
            <text:p>Almost_2g</text:p>
          </table:table-cell>
          <table:table-cell table:formula="of:=100*([.D54]-[.H54])/[.D54]" office:value-type="float" office:value="-0.213239767921187" calcext:value-type="float">
            <text:p>-0.213239767921187</text:p>
          </table:table-cell>
          <table:table-cell table:number-columns-repeated="4"/>
        </table:table-row>
        <table:table-row table:style-name="ro1">
          <table:table-cell/>
          <table:table-cell table:formula="of:=[.B5]" office:value-type="float" office:value="6" calcext:value-type="float">
            <text:p>6</text:p>
          </table:table-cell>
          <table:table-cell office:value-type="float" office:value="0.248717" calcext:value-type="float">
            <text:p>2.48717E-01</text:p>
          </table:table-cell>
          <table:table-cell table:formula="of:=[.C55]/[.$C$205]" office:value-type="float" office:value="0.00696140944677492" calcext:value-type="float">
            <text:p>6.96141E-03</text:p>
          </table:table-cell>
          <table:table-cell table:number-columns-repeated="2"/>
          <table:table-cell table:style-name="ce4" table:formula="of:=[.G5]" office:value-type="float" office:value="6" calcext:value-type="float">
            <text:p>6</text:p>
          </table:table-cell>
          <table:table-cell office:value-type="float" office:value="0.006965306" calcext:value-type="float">
            <text:p>6.96531E-03</text:p>
          </table:table-cell>
          <table:table-cell/>
          <table:table-cell table:formula="of:=100*([.D55]-[.H55])/[.D55]" office:value-type="float" office:value="-0.0559736250951443" calcext:value-type="float">
            <text:p>-0.055973625095144</text:p>
          </table:table-cell>
          <table:table-cell table:number-columns-repeated="4"/>
        </table:table-row>
        <table:table-row table:style-name="ro1">
          <table:table-cell/>
          <table:table-cell table:formula="of:=[.B6]" office:value-type="float" office:value="10" calcext:value-type="float">
            <text:p>10</text:p>
          </table:table-cell>
          <table:table-cell office:value-type="float" office:value="0.246169" calcext:value-type="float">
            <text:p>2.46169E-01</text:p>
          </table:table-cell>
          <table:table-cell table:formula="of:=[.C56]/[.$C$205]" office:value-type="float" office:value="0.00689009276447986" calcext:value-type="float">
            <text:p>6.89009E-03</text:p>
          </table:table-cell>
          <table:table-cell table:number-columns-repeated="2"/>
          <table:table-cell table:style-name="ce4" table:formula="of:=[.G6]" office:value-type="float" office:value="10" calcext:value-type="float">
            <text:p>10</text:p>
          </table:table-cell>
          <table:table-cell office:value-type="float" office:value="0.006925066" calcext:value-type="float">
            <text:p>6.92507E-03</text:p>
          </table:table-cell>
          <table:table-cell/>
          <table:table-cell table:formula="of:=100*([.D56]-[.H56])/[.D56]" office:value-type="float" office:value="-0.507587295492445" calcext:value-type="float">
            <text:p>-0.507587295492445</text:p>
          </table:table-cell>
          <table:table-cell table:number-columns-repeated="4"/>
        </table:table-row>
        <table:table-row table:style-name="ro1">
          <table:table-cell/>
          <table:table-cell table:formula="of:=[.B7]" office:value-type="float" office:value="14" calcext:value-type="float">
            <text:p>14</text:p>
          </table:table-cell>
          <table:table-cell office:value-type="float" office:value="0.246713" calcext:value-type="float">
            <text:p>2.46713E-01</text:p>
          </table:table-cell>
          <table:table-cell table:formula="of:=[.C57]/[.$C$205]" office:value-type="float" office:value="0.00690531893212841" calcext:value-type="float">
            <text:p>6.90532E-03</text:p>
          </table:table-cell>
          <table:table-cell table:number-columns-repeated="2"/>
          <table:table-cell table:style-name="ce4" table:formula="of:=[.G7]" office:value-type="float" office:value="14" calcext:value-type="float">
            <text:p>14</text:p>
          </table:table-cell>
          <table:table-cell office:value-type="float" office:value="0.006864845" calcext:value-type="float">
            <text:p>6.86485E-03</text:p>
          </table:table-cell>
          <table:table-cell/>
          <table:table-cell table:formula="of:=100*([.D57]-[.H57])/[.D57]" office:value-type="float" office:value="0.586126904871792" calcext:value-type="float">
            <text:p>0.586126904871792</text:p>
          </table:table-cell>
          <table:table-cell table:number-columns-repeated="4"/>
        </table:table-row>
        <table:table-row table:style-name="ro1">
          <table:table-cell/>
          <table:table-cell table:formula="of:=[.B8]" office:value-type="float" office:value="18" calcext:value-type="float">
            <text:p>18</text:p>
          </table:table-cell>
          <table:table-cell office:value-type="float" office:value="0.243307" calcext:value-type="float">
            <text:p>2.43307E-01</text:p>
          </table:table-cell>
          <table:table-cell table:formula="of:=[.C58]/[.$C$205]" office:value-type="float" office:value="0.00680998744865235" calcext:value-type="float">
            <text:p>6.80999E-03</text:p>
          </table:table-cell>
          <table:table-cell table:number-columns-repeated="2"/>
          <table:table-cell table:style-name="ce4" table:formula="of:=[.G8]" office:value-type="float" office:value="18" calcext:value-type="float">
            <text:p>18</text:p>
          </table:table-cell>
          <table:table-cell office:value-type="float" office:value="0.00678481" calcext:value-type="float">
            <text:p>6.78481E-03</text:p>
          </table:table-cell>
          <table:table-cell/>
          <table:table-cell table:formula="of:=100*([.D58]-[.H58])/[.D58]" office:value-type="float" office:value="0.369713583794232" calcext:value-type="float">
            <text:p>0.369713583794232</text:p>
          </table:table-cell>
          <table:table-cell table:number-columns-repeated="4"/>
        </table:table-row>
        <table:table-row table:style-name="ro1">
          <table:table-cell/>
          <table:table-cell table:formula="of:=[.B9]" office:value-type="float" office:value="22" calcext:value-type="float">
            <text:p>22</text:p>
          </table:table-cell>
          <table:table-cell office:value-type="float" office:value="0.239315" calcext:value-type="float">
            <text:p>2.39315E-01</text:p>
          </table:table-cell>
          <table:table-cell table:formula="of:=[.C59]/[.$C$205]" office:value-type="float" office:value="0.00669825424781957" calcext:value-type="float">
            <text:p>6.69825E-03</text:p>
          </table:table-cell>
          <table:table-cell table:number-columns-repeated="2"/>
          <table:table-cell table:style-name="ce4" table:formula="of:=[.G9]" office:value-type="float" office:value="22" calcext:value-type="float">
            <text:p>22</text:p>
          </table:table-cell>
          <table:table-cell office:value-type="float" office:value="0.006685184" calcext:value-type="float">
            <text:p>6.68518E-03</text:p>
          </table:table-cell>
          <table:table-cell/>
          <table:table-cell table:formula="of:=100*([.D59]-[.H59])/[.D59]" office:value-type="float" office:value="0.195129168526695" calcext:value-type="float">
            <text:p>0.195129168526695</text:p>
          </table:table-cell>
          <table:table-cell table:number-columns-repeated="4"/>
        </table:table-row>
        <table:table-row table:style-name="ro1">
          <table:table-cell/>
          <table:table-cell table:formula="of:=[.B10]" office:value-type="float" office:value="26" calcext:value-type="float">
            <text:p>26</text:p>
          </table:table-cell>
          <table:table-cell office:value-type="float" office:value="0.234967" calcext:value-type="float">
            <text:p>2.34967E-01</text:p>
          </table:table-cell>
          <table:table-cell table:formula="of:=[.C60]/[.$C$205]" office:value-type="float" office:value="0.0065765568637462" calcext:value-type="float">
            <text:p>6.57656E-03</text:p>
          </table:table-cell>
          <table:table-cell table:number-columns-repeated="2"/>
          <table:table-cell table:style-name="ce4" table:formula="of:=[.G10]" office:value-type="float" office:value="26" calcext:value-type="float">
            <text:p>26</text:p>
          </table:table-cell>
          <table:table-cell office:value-type="float" office:value="0.006566243" calcext:value-type="float">
            <text:p>6.56624E-03</text:p>
          </table:table-cell>
          <table:table-cell/>
          <table:table-cell table:formula="of:=100*([.D60]-[.H60])/[.D60]" office:value-type="float" office:value="0.156827713344276" calcext:value-type="float">
            <text:p>0.156827713344276</text:p>
          </table:table-cell>
          <table:table-cell table:number-columns-repeated="4"/>
        </table:table-row>
        <table:table-row table:style-name="ro1">
          <table:table-cell/>
          <table:table-cell table:formula="of:=[.B11]" office:value-type="float" office:value="30" calcext:value-type="float">
            <text:p>30</text:p>
          </table:table-cell>
          <table:table-cell office:value-type="float" office:value="0.231743" calcext:value-type="float">
            <text:p>2.31743E-01</text:p>
          </table:table-cell>
          <table:table-cell table:formula="of:=[.C61]/[.$C$205]" office:value-type="float" office:value="0.0064863194290055" calcext:value-type="float">
            <text:p>6.48632E-03</text:p>
          </table:table-cell>
          <table:table-cell table:number-columns-repeated="2"/>
          <table:table-cell table:style-name="ce4" table:formula="of:=[.G11]" office:value-type="float" office:value="30" calcext:value-type="float">
            <text:p>30</text:p>
          </table:table-cell>
          <table:table-cell office:value-type="float" office:value="0.006428318" calcext:value-type="float">
            <text:p>6.42832E-03</text:p>
          </table:table-cell>
          <table:table-cell/>
          <table:table-cell table:formula="of:=100*([.D61]-[.H61])/[.D61]" office:value-type="float" office:value="0.894211727318424" calcext:value-type="float">
            <text:p>0.894211727318424</text:p>
          </table:table-cell>
          <table:table-cell table:number-columns-repeated="4"/>
        </table:table-row>
        <table:table-row table:style-name="ro1">
          <table:table-cell/>
          <table:table-cell table:formula="of:=[.B12]" office:value-type="float" office:value="34" calcext:value-type="float">
            <text:p>34</text:p>
          </table:table-cell>
          <table:table-cell office:value-type="float" office:value="0.226437" calcext:value-type="float">
            <text:p>2.26437E-01</text:p>
          </table:table-cell>
          <table:table-cell table:formula="of:=[.C62]/[.$C$205]" office:value-type="float" office:value="0.00633780831587456" calcext:value-type="float">
            <text:p>6.33781E-03</text:p>
          </table:table-cell>
          <table:table-cell table:number-columns-repeated="2"/>
          <table:table-cell table:style-name="ce4" table:formula="of:=[.G12]" office:value-type="float" office:value="34" calcext:value-type="float">
            <text:p>34</text:p>
          </table:table-cell>
          <table:table-cell office:value-type="float" office:value="0.006271794" calcext:value-type="float">
            <text:p>6.27179E-03</text:p>
          </table:table-cell>
          <table:table-cell/>
          <table:table-cell table:formula="of:=100*([.D62]-[.H62])/[.D62]" office:value-type="float" office:value="1.0415953368172" calcext:value-type="float">
            <text:p>1.0415953368172</text:p>
          </table:table-cell>
          <table:table-cell table:number-columns-repeated="4"/>
        </table:table-row>
        <table:table-row table:style-name="ro1">
          <table:table-cell/>
          <table:table-cell table:formula="of:=[.B13]" office:value-type="float" office:value="38" calcext:value-type="float">
            <text:p>38</text:p>
          </table:table-cell>
          <table:table-cell office:value-type="float" office:value="0.220105" calcext:value-type="float">
            <text:p>2.20105E-01</text:p>
          </table:table-cell>
          <table:table-cell table:formula="of:=[.C63]/[.$C$205]" office:value-type="float" office:value="0.00616058020272999" calcext:value-type="float">
            <text:p>6.16058E-03</text:p>
          </table:table-cell>
          <table:table-cell table:number-columns-repeated="2"/>
          <table:table-cell table:style-name="ce4" table:formula="of:=[.G13]" office:value-type="float" office:value="38" calcext:value-type="float">
            <text:p>38</text:p>
          </table:table-cell>
          <table:table-cell office:value-type="float" office:value="0.006097107" calcext:value-type="float">
            <text:p>6.09711E-03</text:p>
          </table:table-cell>
          <table:table-cell/>
          <table:table-cell table:formula="of:=100*([.D63]-[.H63])/[.D63]" office:value-type="float" office:value="1.03031209141409" calcext:value-type="float">
            <text:p>1.03031209141409</text:p>
          </table:table-cell>
          <table:table-cell table:number-columns-repeated="4"/>
        </table:table-row>
        <table:table-row table:style-name="ro1">
          <table:table-cell/>
          <table:table-cell table:formula="of:=[.B14]" office:value-type="float" office:value="42" calcext:value-type="float">
            <text:p>42</text:p>
          </table:table-cell>
          <table:table-cell office:value-type="float" office:value="0.213073" calcext:value-type="float">
            <text:p>2.13073E-01</text:p>
          </table:table-cell>
          <table:table-cell table:formula="of:=[.C64]/[.$C$205]" office:value-type="float" office:value="0.00596375959444941" calcext:value-type="float">
            <text:p>5.96376E-03</text:p>
          </table:table-cell>
          <table:table-cell table:number-columns-repeated="2"/>
          <table:table-cell table:style-name="ce4" table:formula="of:=[.G14]" office:value-type="float" office:value="42" calcext:value-type="float">
            <text:p>42</text:p>
          </table:table-cell>
          <table:table-cell office:value-type="float" office:value="0.005904744" calcext:value-type="float">
            <text:p>5.90474E-03</text:p>
          </table:table-cell>
          <table:table-cell/>
          <table:table-cell table:formula="of:=100*([.D64]-[.H64])/[.D64]" office:value-type="float" office:value="0.98957031239715" calcext:value-type="float">
            <text:p>0.98957031239715</text:p>
          </table:table-cell>
          <table:table-cell table:number-columns-repeated="4"/>
        </table:table-row>
        <table:table-row table:style-name="ro1">
          <table:table-cell/>
          <table:table-cell table:formula="of:=[.B15]" office:value-type="float" office:value="46" calcext:value-type="float">
            <text:p>46</text:p>
          </table:table-cell>
          <table:table-cell office:value-type="float" office:value="0.206251" calcext:value-type="float">
            <text:p>2.06251E-01</text:p>
          </table:table-cell>
          <table:table-cell table:formula="of:=[.C65]/[.$C$205]" office:value-type="float" office:value="0.00577281673470963" calcext:value-type="float">
            <text:p>5.77282E-03</text:p>
          </table:table-cell>
          <table:table-cell table:number-columns-repeated="2"/>
          <table:table-cell table:style-name="ce4" table:formula="of:=[.G15]" office:value-type="float" office:value="46" calcext:value-type="float">
            <text:p>46</text:p>
          </table:table-cell>
          <table:table-cell office:value-type="float" office:value="0.00569524" calcext:value-type="float">
            <text:p>5.69524E-03</text:p>
          </table:table-cell>
          <table:table-cell/>
          <table:table-cell table:formula="of:=100*([.D65]-[.H65])/[.D65]" office:value-type="float" office:value="1.3438281219494" calcext:value-type="float">
            <text:p>1.3438281219494</text:p>
          </table:table-cell>
          <table:table-cell table:number-columns-repeated="4"/>
        </table:table-row>
        <table:table-row table:style-name="ro1">
          <table:table-cell/>
          <table:table-cell table:formula="of:=[.B16]" office:value-type="float" office:value="50" calcext:value-type="float">
            <text:p>50</text:p>
          </table:table-cell>
          <table:table-cell office:value-type="float" office:value="0.198218" calcext:value-type="float">
            <text:p>1.98218E-01</text:p>
          </table:table-cell>
          <table:table-cell table:formula="of:=[.C66]/[.$C$205]" office:value-type="float" office:value="0.00554797885838456" calcext:value-type="float">
            <text:p>5.54798E-03</text:p>
          </table:table-cell>
          <table:table-cell table:number-columns-repeated="2"/>
          <table:table-cell table:style-name="ce4" table:formula="of:=[.G16]" office:value-type="float" office:value="50" calcext:value-type="float">
            <text:p>50</text:p>
          </table:table-cell>
          <table:table-cell office:value-type="float" office:value="0.005469175" calcext:value-type="float">
            <text:p>5.46918E-03</text:p>
          </table:table-cell>
          <table:table-cell/>
          <table:table-cell table:formula="of:=100*([.D66]-[.H66])/[.D66]" office:value-type="float" office:value="1.42040660925486" calcext:value-type="float">
            <text:p>1.42040660925486</text:p>
          </table:table-cell>
          <table:table-cell table:number-columns-repeated="4"/>
        </table:table-row>
        <table:table-row table:style-name="ro1">
          <table:table-cell/>
          <table:table-cell table:formula="of:=[.B17]" office:value-type="float" office:value="54" calcext:value-type="float">
            <text:p>54</text:p>
          </table:table-cell>
          <table:table-cell office:value-type="float" office:value="0.190403" calcext:value-type="float">
            <text:p>1.90403E-01</text:p>
          </table:table-cell>
          <table:table-cell table:formula="of:=[.C67]/[.$C$205]" office:value-type="float" office:value="0.00532924264483041" calcext:value-type="float">
            <text:p>5.32924E-03</text:p>
          </table:table-cell>
          <table:table-cell table:number-columns-repeated="2"/>
          <table:table-cell table:style-name="ce4" table:formula="of:=[.G17]" office:value-type="float" office:value="54" calcext:value-type="float">
            <text:p>54</text:p>
          </table:table-cell>
          <table:table-cell office:value-type="float" office:value="0.005227168" calcext:value-type="float">
            <text:p>5.22717E-03</text:p>
          </table:table-cell>
          <table:table-cell/>
          <table:table-cell table:formula="of:=100*([.D67]-[.H67])/[.D67]" office:value-type="float" office:value="1.91536868619466" calcext:value-type="float">
            <text:p>1.91536868619466</text:p>
          </table:table-cell>
          <table:table-cell table:number-columns-repeated="4"/>
        </table:table-row>
        <table:table-row table:style-name="ro1">
          <table:table-cell/>
          <table:table-cell table:formula="of:=[.B18]" office:value-type="float" office:value="58" calcext:value-type="float">
            <text:p>58</text:p>
          </table:table-cell>
          <table:table-cell office:value-type="float" office:value="0.181189" calcext:value-type="float">
            <text:p>1.81189E-01</text:p>
          </table:table-cell>
          <table:table-cell table:formula="of:=[.C68]/[.$C$205]" office:value-type="float" office:value="0.00507134943028302" calcext:value-type="float">
            <text:p>5.07135E-03</text:p>
          </table:table-cell>
          <table:table-cell table:number-columns-repeated="2"/>
          <table:table-cell table:style-name="ce4" table:formula="of:=[.G18]" office:value-type="float" office:value="58" calcext:value-type="float">
            <text:p>58</text:p>
          </table:table-cell>
          <table:table-cell office:value-type="float" office:value="0.004969872" calcext:value-type="float">
            <text:p>4.96987E-03</text:p>
          </table:table-cell>
          <table:table-cell/>
          <table:table-cell table:formula="of:=100*([.D68]-[.H68])/[.D68]" office:value-type="float" office:value="2.00099464014563" calcext:value-type="float">
            <text:p>2.00099464014563</text:p>
          </table:table-cell>
          <table:table-cell table:number-columns-repeated="4"/>
        </table:table-row>
        <table:table-row table:style-name="ro1">
          <table:table-cell/>
          <table:table-cell table:formula="of:=[.B19]" office:value-type="float" office:value="62" calcext:value-type="float">
            <text:p>62</text:p>
          </table:table-cell>
          <table:table-cell office:value-type="float" office:value="0.172085" calcext:value-type="float">
            <text:p>1.72085E-01</text:p>
          </table:table-cell>
          <table:table-cell table:formula="of:=[.C69]/[.$C$205]" office:value-type="float" office:value="0.00481653503639986" calcext:value-type="float">
            <text:p>4.81654E-03</text:p>
          </table:table-cell>
          <table:table-cell table:number-columns-repeated="2"/>
          <table:table-cell table:style-name="ce4" table:formula="of:=[.G19]" office:value-type="float" office:value="62" calcext:value-type="float">
            <text:p>62</text:p>
          </table:table-cell>
          <table:table-cell office:value-type="float" office:value="0.004697959" calcext:value-type="float">
            <text:p>4.69796E-03</text:p>
          </table:table-cell>
          <table:table-cell/>
          <table:table-cell table:formula="of:=100*([.D69]-[.H69])/[.D69]" office:value-type="float" office:value="2.46185350057134" calcext:value-type="float">
            <text:p>2.46185350057134</text:p>
          </table:table-cell>
          <table:table-cell table:number-columns-repeated="4"/>
        </table:table-row>
        <table:table-row table:style-name="ro1">
          <table:table-cell/>
          <table:table-cell table:formula="of:=[.B20]" office:value-type="float" office:value="66" calcext:value-type="float">
            <text:p>66</text:p>
          </table:table-cell>
          <table:table-cell office:value-type="float" office:value="0.162347" calcext:value-type="float">
            <text:p>1.62347E-01</text:p>
          </table:table-cell>
          <table:table-cell table:formula="of:=[.C70]/[.$C$205]" office:value-type="float" office:value="0.00454397543977922" calcext:value-type="float">
            <text:p>4.54398E-03</text:p>
          </table:table-cell>
          <table:table-cell table:number-columns-repeated="2"/>
          <table:table-cell table:style-name="ce4" table:formula="of:=[.G20]" office:value-type="float" office:value="66" calcext:value-type="float">
            <text:p>66</text:p>
          </table:table-cell>
          <table:table-cell office:value-type="float" office:value="0.004412103" calcext:value-type="float">
            <text:p>4.41210E-03</text:p>
          </table:table-cell>
          <table:table-cell/>
          <table:table-cell table:formula="of:=100*([.D70]-[.H70])/[.D70]" office:value-type="float" office:value="2.90213804028897" calcext:value-type="float">
            <text:p>2.90213804028897</text:p>
          </table:table-cell>
          <table:table-cell table:number-columns-repeated="4"/>
        </table:table-row>
        <table:table-row table:style-name="ro1">
          <table:table-cell/>
          <table:table-cell table:formula="of:=[.B21]" office:value-type="float" office:value="70" calcext:value-type="float">
            <text:p>70</text:p>
          </table:table-cell>
          <table:table-cell office:value-type="float" office:value="0.152294" calcext:value-type="float">
            <text:p>1.52294E-01</text:p>
          </table:table-cell>
          <table:table-cell table:formula="of:=[.C71]/[.$C$205]" office:value-type="float" office:value="0.00426259922034738" calcext:value-type="float">
            <text:p>4.26260E-03</text:p>
          </table:table-cell>
          <table:table-cell table:number-columns-repeated="2"/>
          <table:table-cell table:style-name="ce4" table:formula="of:=[.G21]" office:value-type="float" office:value="70" calcext:value-type="float">
            <text:p>70</text:p>
          </table:table-cell>
          <table:table-cell office:value-type="float" office:value="0.004112948" calcext:value-type="float">
            <text:p>4.11295E-03</text:p>
          </table:table-cell>
          <table:table-cell/>
          <table:table-cell table:formula="of:=100*([.D71]-[.H71])/[.D71]" office:value-type="float" office:value="3.51079734714511" calcext:value-type="float">
            <text:p>3.51079734714511</text:p>
          </table:table-cell>
          <table:table-cell table:number-columns-repeated="4"/>
        </table:table-row>
        <table:table-row table:style-name="ro1">
          <table:table-cell/>
          <table:table-cell table:formula="of:=[.B22]" office:value-type="float" office:value="74" calcext:value-type="float">
            <text:p>74</text:p>
          </table:table-cell>
          <table:table-cell office:value-type="float" office:value="0.140696" calcext:value-type="float">
            <text:p>1.40696E-01</text:p>
          </table:table-cell>
          <table:table-cell table:formula="of:=[.C72]/[.$C$205]" office:value-type="float" office:value="0.0039379795652225" calcext:value-type="float">
            <text:p>3.93798E-03</text:p>
          </table:table-cell>
          <table:table-cell table:number-columns-repeated="2"/>
          <table:table-cell table:style-name="ce4" table:formula="of:=[.G22]" office:value-type="float" office:value="74" calcext:value-type="float">
            <text:p>74</text:p>
          </table:table-cell>
          <table:table-cell office:value-type="float" office:value="0.003801066" calcext:value-type="float">
            <text:p>3.80107E-03</text:p>
          </table:table-cell>
          <table:table-cell/>
          <table:table-cell table:formula="of:=100*([.D72]-[.H72])/[.D72]" office:value-type="float" office:value="3.47674646236426" calcext:value-type="float">
            <text:p>3.47674646236426</text:p>
          </table:table-cell>
          <table:table-cell table:number-columns-repeated="4"/>
        </table:table-row>
        <table:table-row table:style-name="ro1">
          <table:table-cell/>
          <table:table-cell table:formula="of:=[.B23]" office:value-type="float" office:value="78" calcext:value-type="float">
            <text:p>78</text:p>
          </table:table-cell>
          <table:table-cell office:value-type="float" office:value="0.128816" calcext:value-type="float">
            <text:p>1.28816E-01</text:p>
          </table:table-cell>
          <table:table-cell table:formula="of:=[.C73]/[.$C$205]" office:value-type="float" office:value="0.00360546693348568" calcext:value-type="float">
            <text:p>3.60547E-03</text:p>
          </table:table-cell>
          <table:table-cell table:number-columns-repeated="2"/>
          <table:table-cell table:style-name="ce4" table:formula="of:=[.G23]" office:value-type="float" office:value="78" calcext:value-type="float">
            <text:p>78</text:p>
          </table:table-cell>
          <table:table-cell office:value-type="float" office:value="0.003476888" calcext:value-type="float">
            <text:p>3.47689E-03</text:p>
          </table:table-cell>
          <table:table-cell/>
          <table:table-cell table:formula="of:=100*([.D73]-[.H73])/[.D73]" office:value-type="float" office:value="3.56622140371082" calcext:value-type="float">
            <text:p>3.56622140371082</text:p>
          </table:table-cell>
          <table:table-cell table:number-columns-repeated="4"/>
        </table:table-row>
        <table:table-row table:style-name="ro1">
          <table:table-cell/>
          <table:table-cell table:formula="of:=[.B24]" office:value-type="float" office:value="82" calcext:value-type="float">
            <text:p>82</text:p>
          </table:table-cell>
          <table:table-cell office:value-type="float" office:value="0.117032" calcext:value-type="float">
            <text:p>1.17032E-01</text:p>
          </table:table-cell>
          <table:table-cell table:formula="of:=[.C74]/[.$C$205]" office:value-type="float" office:value="0.00327564127251037" calcext:value-type="float">
            <text:p>3.27564E-03</text:p>
          </table:table-cell>
          <table:table-cell table:number-columns-repeated="2"/>
          <table:table-cell table:style-name="ce4" table:formula="of:=[.G24]" office:value-type="float" office:value="82" calcext:value-type="float">
            <text:p>82</text:p>
          </table:table-cell>
          <table:table-cell office:value-type="float" office:value="0.0031406" calcext:value-type="float">
            <text:p>3.14060E-03</text:p>
          </table:table-cell>
          <table:table-cell/>
          <table:table-cell table:formula="of:=100*([.D74]-[.H74])/[.D74]" office:value-type="float" office:value="4.1225903960748" calcext:value-type="float">
            <text:p>4.1225903960748</text:p>
          </table:table-cell>
          <table:table-cell table:number-columns-repeated="4"/>
        </table:table-row>
        <table:table-row table:style-name="ro1">
          <table:table-cell/>
          <table:table-cell table:formula="of:=[.B25]" office:value-type="float" office:value="86" calcext:value-type="float">
            <text:p>86</text:p>
          </table:table-cell>
          <table:table-cell office:value-type="float" office:value="0.105218" calcext:value-type="float">
            <text:p>1.05218E-01</text:p>
          </table:table-cell>
          <table:table-cell table:formula="of:=[.C75]/[.$C$205]" office:value-type="float" office:value="0.00294497593317209" calcext:value-type="float">
            <text:p>2.94498E-03</text:p>
          </table:table-cell>
          <table:table-cell table:number-columns-repeated="2"/>
          <table:table-cell table:style-name="ce4" table:formula="of:=[.G25]" office:value-type="float" office:value="86" calcext:value-type="float">
            <text:p>86</text:p>
          </table:table-cell>
          <table:table-cell office:value-type="float" office:value="0.002792008" calcext:value-type="float">
            <text:p>2.79201E-03</text:p>
          </table:table-cell>
          <table:table-cell/>
          <table:table-cell table:formula="of:=100*([.D75]-[.H75])/[.D75]" office:value-type="float" office:value="5.1941997708392" calcext:value-type="float">
            <text:p>5.1941997708392</text:p>
          </table:table-cell>
          <table:table-cell table:number-columns-repeated="4"/>
        </table:table-row>
        <table:table-row table:style-name="ro1">
          <table:table-cell/>
          <table:table-cell table:formula="of:=[.B26]" office:value-type="float" office:value="90" calcext:value-type="float">
            <text:p>90</text:p>
          </table:table-cell>
          <table:table-cell office:value-type="float" office:value="0.0921044" calcext:value-type="float">
            <text:p>9.21044E-02</text:p>
          </table:table-cell>
          <table:table-cell table:formula="of:=[.C76]/[.$C$205]" office:value-type="float" office:value="0.00257793572714988" calcext:value-type="float">
            <text:p>2.57794E-03</text:p>
          </table:table-cell>
          <table:table-cell table:number-columns-repeated="2"/>
          <table:table-cell table:style-name="ce4" table:formula="of:=[.G26]" office:value-type="float" office:value="90" calcext:value-type="float">
            <text:p>90</text:p>
          </table:table-cell>
          <table:table-cell office:value-type="float" office:value="0.002430356" calcext:value-type="float">
            <text:p>2.43036E-03</text:p>
          </table:table-cell>
          <table:table-cell/>
          <table:table-cell table:formula="of:=100*([.D76]-[.H76])/[.D76]" office:value-type="float" office:value="5.72472484847556" calcext:value-type="float">
            <text:p>5.72472484847556</text:p>
          </table:table-cell>
          <table:table-cell table:number-columns-repeated="4"/>
        </table:table-row>
        <table:table-row table:style-name="ro1">
          <table:table-cell/>
          <table:table-cell table:formula="of:=[.B27]" office:value-type="float" office:value="94" calcext:value-type="float">
            <text:p>94</text:p>
          </table:table-cell>
          <table:table-cell office:value-type="float" office:value="0.0774475" calcext:value-type="float">
            <text:p>7.74475E-02</text:p>
          </table:table-cell>
          <table:table-cell table:formula="of:=[.C77]/[.$C$205]" office:value-type="float" office:value="0.00216769966720852" calcext:value-type="float">
            <text:p>2.16770E-03</text:p>
          </table:table-cell>
          <table:table-cell table:number-columns-repeated="2"/>
          <table:table-cell table:style-name="ce4" table:formula="of:=[.G27]" office:value-type="float" office:value="94" calcext:value-type="float">
            <text:p>94</text:p>
          </table:table-cell>
          <table:table-cell office:value-type="float" office:value="0.00205413" calcext:value-type="float">
            <text:p>2.05413E-03</text:p>
          </table:table-cell>
          <table:table-cell/>
          <table:table-cell table:formula="of:=100*([.D77]-[.H77])/[.D77]" office:value-type="float" office:value="5.23917906740138" calcext:value-type="float">
            <text:p>5.23917906740138</text:p>
          </table:table-cell>
          <table:table-cell table:number-columns-repeated="4"/>
        </table:table-row>
        <table:table-row table:style-name="ro1">
          <table:table-cell/>
          <table:table-cell table:formula="of:=[.B28]" office:value-type="float" office:value="98" calcext:value-type="float">
            <text:p>98</text:p>
          </table:table-cell>
          <table:table-cell office:value-type="float" office:value="0.0619963" calcext:value-type="float">
            <text:p>6.19963E-02</text:p>
          </table:table-cell>
          <table:table-cell table:formula="of:=[.C78]/[.$C$205]" office:value-type="float" office:value="0.00173523172314354" calcext:value-type="float">
            <text:p>1.73523E-03</text:p>
          </table:table-cell>
          <table:table-cell table:number-columns-repeated="2"/>
          <table:table-cell table:style-name="ce4" table:formula="of:=[.G28]" office:value-type="float" office:value="98" calcext:value-type="float">
            <text:p>98</text:p>
          </table:table-cell>
          <table:table-cell office:value-type="float" office:value="0.001660925" calcext:value-type="float">
            <text:p>1.66093E-03</text:p>
          </table:table-cell>
          <table:table-cell/>
          <table:table-cell table:formula="of:=100*([.D78]-[.H78])/[.D78]" office:value-type="float" office:value="4.28223632339591" calcext:value-type="float">
            <text:p>4.28223632339591</text:p>
          </table:table-cell>
          <table:table-cell table:number-columns-repeated="4"/>
        </table:table-row>
        <table:table-row table:style-name="ro1">
          <table:table-cell/>
          <table:table-cell table:formula="of:=[.B29]" office:value-type="float" office:value="102" calcext:value-type="float">
            <text:p>102</text:p>
          </table:table-cell>
          <table:table-cell office:value-type="float" office:value="0.0437275" calcext:value-type="float">
            <text:p>4.37275E-02</text:p>
          </table:table-cell>
          <table:table-cell table:formula="of:=[.C79]/[.$C$205]" office:value-type="float" office:value="0.00122390118722826" calcext:value-type="float">
            <text:p>1.22390E-03</text:p>
          </table:table-cell>
          <table:table-cell table:number-columns-repeated="2"/>
          <table:table-cell table:style-name="ce4" table:formula="of:=[.G29]" office:value-type="float" office:value="102" calcext:value-type="float">
            <text:p>102</text:p>
          </table:table-cell>
          <table:table-cell office:value-type="float" office:value="0.001226756" calcext:value-type="float">
            <text:p>1.22676E-03</text:p>
          </table:table-cell>
          <table:table-cell/>
          <table:table-cell table:formula="of:=100*([.D79]-[.H79])/[.D79]" office:value-type="float" office:value="-0.23325516810781" calcext:value-type="float">
            <text:p>-0.23325516810781</text:p>
          </table:table-cell>
          <table:table-cell table:number-columns-repeated="4"/>
        </table:table-row>
        <table:table-row table:style-name="ro1">
          <table:table-cell/>
          <table:table-cell table:formula="of:=[.B30]" office:value-type="float" office:value="106" calcext:value-type="float">
            <text:p>106</text:p>
          </table:table-cell>
          <table:table-cell office:value-type="float" office:value="0.0307439" calcext:value-type="float">
            <text:p>3.07439E-02</text:p>
          </table:table-cell>
          <table:table-cell table:formula="of:=[.C80]/[.$C$205]" office:value-type="float" office:value="0.000860499587445585" calcext:value-type="float">
            <text:p>8.60500E-04</text:p>
          </table:table-cell>
          <table:table-cell table:number-columns-repeated="2"/>
          <table:table-cell table:style-name="ce4" table:formula="of:=[.G30]" office:value-type="float" office:value="106" calcext:value-type="float">
            <text:p>106</text:p>
          </table:table-cell>
          <table:table-cell office:value-type="float" office:value="0.0009079304" calcext:value-type="float">
            <text:p>9.07930E-04</text:p>
          </table:table-cell>
          <table:table-cell/>
          <table:table-cell table:formula="of:=100*([.D80]-[.H80])/[.D80]" office:value-type="float" office:value="-5.51200875008139" calcext:value-type="float">
            <text:p>-5.51200875008139</text:p>
          </table:table-cell>
          <table:table-cell table:number-columns-repeated="4"/>
        </table:table-row>
        <table:table-row table:style-name="ro1">
          <table:table-cell/>
          <table:table-cell table:formula="of:=[.B31]" office:value-type="float" office:value="110" calcext:value-type="float">
            <text:p>110</text:p>
          </table:table-cell>
          <table:table-cell office:value-type="float" office:value="0.0221893" calcext:value-type="float">
            <text:p>2.21893E-02</text:p>
          </table:table-cell>
          <table:table-cell table:formula="of:=[.C81]/[.$C$205]" office:value-type="float" office:value="0.000621062503316311" calcext:value-type="float">
            <text:p>6.21063E-04</text:p>
          </table:table-cell>
          <table:table-cell table:number-columns-repeated="2"/>
          <table:table-cell table:style-name="ce4" table:formula="of:=[.G31]" office:value-type="float" office:value="110" calcext:value-type="float">
            <text:p>110</text:p>
          </table:table-cell>
          <table:table-cell office:value-type="float" office:value="0.0006799572" calcext:value-type="float">
            <text:p>6.79957E-04</text:p>
          </table:table-cell>
          <table:table-cell/>
          <table:table-cell table:formula="of:=100*([.D81]-[.H81])/[.D81]" office:value-type="float" office:value="-9.48289364906223" calcext:value-type="float">
            <text:p>-9.48289364906223</text:p>
          </table:table-cell>
          <table:table-cell table:number-columns-repeated="4"/>
        </table:table-row>
        <table:table-row table:style-name="ro1">
          <table:table-cell/>
          <table:table-cell table:formula="of:=[.B32]" office:value-type="float" office:value="114" calcext:value-type="float">
            <text:p>114</text:p>
          </table:table-cell>
          <table:table-cell office:value-type="float" office:value="0.0160894" calcext:value-type="float">
            <text:p>1.60894E-02</text:p>
          </table:table-cell>
          <table:table-cell table:formula="of:=[.C82]/[.$C$205]" office:value-type="float" office:value="0.000450330701773262" calcext:value-type="float">
            <text:p>4.50331E-04</text:p>
          </table:table-cell>
          <table:table-cell table:number-columns-repeated="2"/>
          <table:table-cell table:style-name="ce4" table:formula="of:=[.G32]" office:value-type="float" office:value="114" calcext:value-type="float">
            <text:p>114</text:p>
          </table:table-cell>
          <table:table-cell office:value-type="float" office:value="0.0005140388" calcext:value-type="float">
            <text:p>5.14039E-04</text:p>
          </table:table-cell>
          <table:table-cell/>
          <table:table-cell table:formula="of:=100*([.D82]-[.H82])/[.D82]" office:value-type="float" office:value="-14.146958663017" calcext:value-type="float">
            <text:p>-14.146958663017</text:p>
          </table:table-cell>
          <table:table-cell table:number-columns-repeated="4"/>
        </table:table-row>
        <table:table-row table:style-name="ro1">
          <table:table-cell/>
          <table:table-cell table:formula="of:=[.B33]" office:value-type="float" office:value="118" calcext:value-type="float">
            <text:p>118</text:p>
          </table:table-cell>
          <table:table-cell office:value-type="float" office:value="0.0120848" calcext:value-type="float">
            <text:p>1.20848E-02</text:p>
          </table:table-cell>
          <table:table-cell table:formula="of:=[.C83]/[.$C$205]" office:value-type="float" office:value="0.000338244836028038" calcext:value-type="float">
            <text:p>3.38245E-04</text:p>
          </table:table-cell>
          <table:table-cell table:number-columns-repeated="2"/>
          <table:table-cell table:style-name="ce4" table:formula="of:=[.G33]" office:value-type="float" office:value="118" calcext:value-type="float">
            <text:p>118</text:p>
          </table:table-cell>
          <table:table-cell office:value-type="float" office:value="0.0003914711" calcext:value-type="float">
            <text:p>3.91471E-04</text:p>
          </table:table-cell>
          <table:table-cell/>
          <table:table-cell table:formula="of:=100*([.D83]-[.H83])/[.D83]" office:value-type="float" office:value="-15.7360167259286" calcext:value-type="float">
            <text:p>-15.7360167259286</text:p>
          </table:table-cell>
          <table:table-cell table:number-columns-repeated="4"/>
        </table:table-row>
        <table:table-row table:style-name="ro1">
          <table:table-cell/>
          <table:table-cell table:formula="of:=[.B34]" office:value-type="float" office:value="122" calcext:value-type="float">
            <text:p>122</text:p>
          </table:table-cell>
          <table:table-cell office:value-type="float" office:value="0.00894539" calcext:value-type="float">
            <text:p>8.94539E-03</text:p>
          </table:table-cell>
          <table:table-cell table:formula="of:=[.C84]/[.$C$205]" office:value-type="float" office:value="0.000250375014378132" calcext:value-type="float">
            <text:p>2.50375E-04</text:p>
          </table:table-cell>
          <table:table-cell table:number-columns-repeated="2"/>
          <table:table-cell table:style-name="ce4" table:formula="of:=[.G34]" office:value-type="float" office:value="122" calcext:value-type="float">
            <text:p>122</text:p>
          </table:table-cell>
          <table:table-cell office:value-type="float" office:value="0.0002998174" calcext:value-type="float">
            <text:p>2.99817E-04</text:p>
          </table:table-cell>
          <table:table-cell/>
          <table:table-cell table:formula="of:=100*([.D84]-[.H84])/[.D84]" office:value-type="float" office:value="-19.7473321148557" calcext:value-type="float">
            <text:p>-19.7473321148557</text:p>
          </table:table-cell>
          <table:table-cell table:number-columns-repeated="4"/>
        </table:table-row>
        <table:table-row table:style-name="ro1">
          <table:table-cell/>
          <table:table-cell table:formula="of:=[.B35]" office:value-type="float" office:value="126" calcext:value-type="float">
            <text:p>126</text:p>
          </table:table-cell>
          <table:table-cell office:value-type="float" office:value="0.00669256" calcext:value-type="float">
            <text:p>6.69256E-03</text:p>
          </table:table-cell>
          <table:table-cell table:formula="of:=[.C85]/[.$C$205]" office:value-type="float" office:value="0.000187319927496343" calcext:value-type="float">
            <text:p>1.87320E-04</text:p>
          </table:table-cell>
          <table:table-cell table:number-columns-repeated="2"/>
          <table:table-cell table:style-name="ce4" table:formula="of:=[.G35]" office:value-type="float" office:value="126" calcext:value-type="float">
            <text:p>126</text:p>
          </table:table-cell>
          <table:table-cell office:value-type="float" office:value="0.0002306109" calcext:value-type="float">
            <text:p>2.30611E-04</text:p>
          </table:table-cell>
          <table:table-cell/>
          <table:table-cell table:formula="of:=100*([.D85]-[.H85])/[.D85]" office:value-type="float" office:value="-23.1107138905453" calcext:value-type="float">
            <text:p>-23.1107138905453</text:p>
          </table:table-cell>
          <table:table-cell table:number-columns-repeated="4"/>
        </table:table-row>
        <table:table-row table:style-name="ro1">
          <table:table-cell/>
          <table:table-cell table:formula="of:=[.B36]" office:value-type="float" office:value="130" calcext:value-type="float">
            <text:p>130</text:p>
          </table:table-cell>
          <table:table-cell office:value-type="float" office:value="0.00519141" calcext:value-type="float">
            <text:p>5.19141E-03</text:p>
          </table:table-cell>
          <table:table-cell table:formula="of:=[.C86]/[.$C$205]" office:value-type="float" office:value="0.000145303821677175" calcext:value-type="float">
            <text:p>1.45304E-04</text:p>
          </table:table-cell>
          <table:table-cell table:number-columns-repeated="2"/>
          <table:table-cell table:style-name="ce4" table:formula="of:=[.G36]" office:value-type="float" office:value="130" calcext:value-type="float">
            <text:p>130</text:p>
          </table:table-cell>
          <table:table-cell office:value-type="float" office:value="0.0001779546" calcext:value-type="float">
            <text:p>1.77955E-04</text:p>
          </table:table-cell>
          <table:table-cell/>
          <table:table-cell table:formula="of:=100*([.D86]-[.H86])/[.D86]" office:value-type="float" office:value="-22.4706948144603" calcext:value-type="float">
            <text:p>-22.4706948144603</text:p>
          </table:table-cell>
          <table:table-cell table:number-columns-repeated="4"/>
        </table:table-row>
        <table:table-row table:style-name="ro1">
          <table:table-cell/>
          <table:table-cell table:formula="of:=[.B37]" office:value-type="float" office:value="134" calcext:value-type="float">
            <text:p>134</text:p>
          </table:table-cell>
          <table:table-cell office:value-type="float" office:value="0.00391374" calcext:value-type="float">
            <text:p>3.91374E-03</text:p>
          </table:table-cell>
          <table:table-cell table:formula="of:=[.C87]/[.$C$205]" office:value-type="float" office:value="0.00010954275987657" calcext:value-type="float">
            <text:p>1.09543E-04</text:p>
          </table:table-cell>
          <table:table-cell table:number-columns-repeated="2"/>
          <table:table-cell table:style-name="ce4" table:formula="of:=[.G37]" office:value-type="float" office:value="134" calcext:value-type="float">
            <text:p>134</text:p>
          </table:table-cell>
          <table:table-cell office:value-type="float" office:value="0.0001376551" calcext:value-type="float">
            <text:p>1.37655E-04</text:p>
          </table:table-cell>
          <table:table-cell/>
          <table:table-cell table:formula="of:=100*([.D87]-[.H87])/[.D87]" office:value-type="float" office:value="-25.6633484085175" calcext:value-type="float">
            <text:p>-25.6633484085175</text:p>
          </table:table-cell>
          <table:table-cell table:number-columns-repeated="4"/>
        </table:table-row>
        <table:table-row table:style-name="ro1">
          <table:table-cell/>
          <table:table-cell table:formula="of:=[.B38]" office:value-type="float" office:value="138" calcext:value-type="float">
            <text:p>138</text:p>
          </table:table-cell>
          <table:table-cell office:value-type="float" office:value="0.0030455" calcext:value-type="float">
            <text:p>3.04550E-03</text:p>
          </table:table-cell>
          <table:table-cell table:formula="of:=[.C88]/[.$C$205]" office:value-type="float" office:value="0.0000852413484810167" calcext:value-type="float">
            <text:p>8.52413E-05</text:p>
          </table:table-cell>
          <table:table-cell table:number-columns-repeated="2"/>
          <table:table-cell table:style-name="ce4" table:formula="of:=[.G38]" office:value-type="float" office:value="138" calcext:value-type="float">
            <text:p>138</text:p>
          </table:table-cell>
          <table:table-cell office:value-type="float" office:value="0.0001066747" calcext:value-type="float">
            <text:p>1.06675E-04</text:p>
          </table:table-cell>
          <table:table-cell/>
          <table:table-cell table:formula="of:=100*([.D88]-[.H88])/[.D88]" office:value-type="float" office:value="-25.1443130604116" calcext:value-type="float">
            <text:p>-25.1443130604116</text:p>
          </table:table-cell>
          <table:table-cell table:number-columns-repeated="4"/>
        </table:table-row>
        <table:table-row table:style-name="ro1">
          <table:table-cell/>
          <table:table-cell table:formula="of:=[.B39]" office:value-type="float" office:value="142" calcext:value-type="float">
            <text:p>142</text:p>
          </table:table-cell>
          <table:table-cell office:value-type="float" office:value="0.00236432" calcext:value-type="float">
            <text:p>2.36432E-03</text:p>
          </table:table-cell>
          <table:table-cell table:formula="of:=[.C89]/[.$C$205]" office:value-type="float" office:value="0.0000661756115713799" calcext:value-type="float">
            <text:p>6.61756E-05</text:p>
          </table:table-cell>
          <table:table-cell table:number-columns-repeated="2"/>
          <table:table-cell table:style-name="ce4" table:formula="of:=[.G39]" office:value-type="float" office:value="142" calcext:value-type="float">
            <text:p>142</text:p>
          </table:table-cell>
          <table:table-cell office:value-type="float" office:value="0.00008277809" calcext:value-type="float">
            <text:p>8.27781E-05</text:p>
          </table:table-cell>
          <table:table-cell/>
          <table:table-cell table:formula="of:=100*([.D89]-[.H89])/[.D89]" office:value-type="float" office:value="-25.0885152919395" calcext:value-type="float">
            <text:p>-25.0885152919395</text:p>
          </table:table-cell>
          <table:table-cell table:number-columns-repeated="4"/>
        </table:table-row>
        <table:table-row table:style-name="ro1">
          <table:table-cell/>
          <table:table-cell table:formula="of:=[.B40]" office:value-type="float" office:value="146" calcext:value-type="float">
            <text:p>146</text:p>
          </table:table-cell>
          <table:table-cell office:value-type="float" office:value="0.00180408" calcext:value-type="float">
            <text:p>1.80408E-03</text:p>
          </table:table-cell>
          <table:table-cell table:formula="of:=[.C90]/[.$C$205]" office:value-type="float" office:value="0.0000504948980356699" calcext:value-type="float">
            <text:p>5.04949E-05</text:p>
          </table:table-cell>
          <table:table-cell table:number-columns-repeated="2"/>
          <table:table-cell table:style-name="ce4" table:formula="of:=[.G40]" office:value-type="float" office:value="146" calcext:value-type="float">
            <text:p>146</text:p>
          </table:table-cell>
          <table:table-cell office:value-type="float" office:value="0.00006429893" calcext:value-type="float">
            <text:p>6.42989E-05</text:p>
          </table:table-cell>
          <table:table-cell/>
          <table:table-cell table:formula="of:=100*([.D90]-[.H90])/[.D90]" office:value-type="float" office:value="-27.3374786390872" calcext:value-type="float">
            <text:p>-27.3374786390872</text:p>
          </table:table-cell>
          <table:table-cell table:number-columns-repeated="4"/>
        </table:table-row>
        <table:table-row table:style-name="ro1">
          <table:table-cell/>
          <table:table-cell table:formula="of:=[.B41]" office:value-type="float" office:value="150" calcext:value-type="float">
            <text:p>150</text:p>
          </table:table-cell>
          <table:table-cell office:value-type="float" office:value="0.00139352" calcext:value-type="float">
            <text:p>1.39352E-03</text:p>
          </table:table-cell>
          <table:table-cell table:formula="of:=[.C91]/[.$C$205]" office:value-type="float" office:value="0.0000390036197456137" calcext:value-type="float">
            <text:p>3.90036E-05</text:p>
          </table:table-cell>
          <table:table-cell table:number-columns-repeated="2"/>
          <table:table-cell table:style-name="ce4" table:formula="of:=[.G41]" office:value-type="float" office:value="150" calcext:value-type="float">
            <text:p>150</text:p>
          </table:table-cell>
          <table:table-cell office:value-type="float" office:value="0.00004998224" calcext:value-type="float">
            <text:p>4.99822E-05</text:p>
          </table:table-cell>
          <table:table-cell/>
          <table:table-cell table:formula="of:=100*([.D91]-[.H91])/[.D91]" office:value-type="float" office:value="-28.1476958446171" calcext:value-type="float">
            <text:p>-28.1476958446171</text:p>
          </table:table-cell>
          <table:table-cell table:number-columns-repeated="4"/>
        </table:table-row>
        <table:table-row table:style-name="ro1">
          <table:table-cell/>
          <table:table-cell table:formula="of:=[.B42]" office:value-type="float" office:value="154" calcext:value-type="float">
            <text:p>154</text:p>
          </table:table-cell>
          <table:table-cell office:value-type="float" office:value="0.00113119" calcext:value-type="float">
            <text:p>1.13119E-03</text:p>
          </table:table-cell>
          <table:table-cell table:formula="of:=[.C92]/[.$C$205]" office:value-type="float" office:value="0.0000316611922470009" calcext:value-type="float">
            <text:p>3.16612E-05</text:p>
          </table:table-cell>
          <table:table-cell table:number-columns-repeated="2"/>
          <table:table-cell table:style-name="ce4" table:formula="of:=[.G42]" office:value-type="float" office:value="154" calcext:value-type="float">
            <text:p>154</text:p>
          </table:table-cell>
          <table:table-cell office:value-type="float" office:value="0.00003887494" calcext:value-type="float">
            <text:p>3.88749E-05</text:p>
          </table:table-cell>
          <table:table-cell/>
          <table:table-cell table:formula="of:=100*([.D92]-[.H92])/[.D92]" office:value-type="float" office:value="-22.7841949119348" calcext:value-type="float">
            <text:p>-22.7841949119348</text:p>
          </table:table-cell>
          <table:table-cell table:number-columns-repeated="4"/>
        </table:table-row>
        <table:table-row table:style-name="ro1">
          <table:table-cell/>
          <table:table-cell table:formula="of:=[.B43]" office:value-type="float" office:value="158" calcext:value-type="float">
            <text:p>158</text:p>
          </table:table-cell>
          <table:table-cell office:value-type="float" office:value="0.000906139" calcext:value-type="float">
            <text:p>9.06139E-04</text:p>
          </table:table-cell>
          <table:table-cell table:formula="of:=[.C93]/[.$C$205]" office:value-type="float" office:value="0.0000253621770714956" calcext:value-type="float">
            <text:p>2.53622E-05</text:p>
          </table:table-cell>
          <table:table-cell table:number-columns-repeated="2"/>
          <table:table-cell table:style-name="ce4" table:formula="of:=[.G43]" office:value-type="float" office:value="158" calcext:value-type="float">
            <text:p>158</text:p>
          </table:table-cell>
          <table:table-cell office:value-type="float" office:value="0.00003024861" calcext:value-type="float">
            <text:p>3.02486E-05</text:p>
          </table:table-cell>
          <table:table-cell/>
          <table:table-cell table:formula="of:=100*([.D93]-[.H93])/[.D93]" office:value-type="float" office:value="-19.2666146708524" calcext:value-type="float">
            <text:p>-19.2666146708524</text:p>
          </table:table-cell>
          <table:table-cell table:number-columns-repeated="4"/>
        </table:table-row>
        <table:table-row table:style-name="ro1">
          <table:table-cell/>
          <table:table-cell table:formula="of:=[.B44]" office:value-type="float" office:value="162" calcext:value-type="float">
            <text:p>162</text:p>
          </table:table-cell>
          <table:table-cell office:value-type="float" office:value="0.000712419" calcext:value-type="float">
            <text:p>7.12419E-04</text:p>
          </table:table-cell>
          <table:table-cell table:formula="of:=[.C94]/[.$C$205]" office:value-type="float" office:value="0.0000199400939889993" calcext:value-type="float">
            <text:p>1.99401E-05</text:p>
          </table:table-cell>
          <table:table-cell table:number-columns-repeated="2"/>
          <table:table-cell table:style-name="ce4" table:formula="of:=[.G44]" office:value-type="float" office:value="162" calcext:value-type="float">
            <text:p>162</text:p>
          </table:table-cell>
          <table:table-cell office:value-type="float" office:value="0.00002354379" calcext:value-type="float">
            <text:p>2.35438E-05</text:p>
          </table:table-cell>
          <table:table-cell/>
          <table:table-cell table:formula="of:=100*([.D94]-[.H94])/[.D94]" office:value-type="float" office:value="-18.0726129625506" calcext:value-type="float">
            <text:p>-18.0726129625506</text:p>
          </table:table-cell>
          <table:table-cell table:number-columns-repeated="4"/>
        </table:table-row>
        <table:table-row table:style-name="ro1">
          <table:table-cell/>
          <table:table-cell table:formula="of:=[.B45]" office:value-type="float" office:value="166" calcext:value-type="float">
            <text:p>166</text:p>
          </table:table-cell>
          <table:table-cell office:value-type="float" office:value="0.000571642" calcext:value-type="float">
            <text:p>5.71642E-04</text:p>
          </table:table-cell>
          <table:table-cell table:formula="of:=[.C95]/[.$C$205]" office:value-type="float" office:value="0.0000159998472921968" calcext:value-type="float">
            <text:p>1.59998E-05</text:p>
          </table:table-cell>
          <table:table-cell table:number-columns-repeated="2"/>
          <table:table-cell table:style-name="ce4" table:formula="of:=[.G45]" office:value-type="float" office:value="166" calcext:value-type="float">
            <text:p>166</text:p>
          </table:table-cell>
          <table:table-cell office:value-type="float" office:value="0.00001832901" calcext:value-type="float">
            <text:p>1.83290E-05</text:p>
          </table:table-cell>
          <table:table-cell/>
          <table:table-cell table:formula="of:=100*([.D95]-[.H95])/[.D95]" office:value-type="float" office:value="-14.5574058631118" calcext:value-type="float">
            <text:p>-14.5574058631118</text:p>
          </table:table-cell>
          <table:table-cell table:number-columns-repeated="4"/>
        </table:table-row>
        <table:table-row table:style-name="ro1">
          <table:table-cell/>
          <table:table-cell table:formula="of:=[.B46]" office:value-type="float" office:value="170" calcext:value-type="float">
            <text:p>170</text:p>
          </table:table-cell>
          <table:table-cell office:value-type="float" office:value="0.000465146" calcext:value-type="float">
            <text:p>4.65146E-04</text:p>
          </table:table-cell>
          <table:table-cell table:formula="of:=[.C96]/[.$C$205]" office:value-type="float" office:value="0.0000130191010607621" calcext:value-type="float">
            <text:p>1.30191E-05</text:p>
          </table:table-cell>
          <table:table-cell table:number-columns-repeated="2"/>
          <table:table-cell table:style-name="ce4" table:formula="of:=[.G46]" office:value-type="float" office:value="170" calcext:value-type="float">
            <text:p>170</text:p>
          </table:table-cell>
          <table:table-cell office:value-type="float" office:value="0.00001427034" calcext:value-type="float">
            <text:p>1.42703E-05</text:p>
          </table:table-cell>
          <table:table-cell/>
          <table:table-cell table:formula="of:=100*([.D96]-[.H96])/[.D96]" office:value-type="float" office:value="-9.61079365924091" calcext:value-type="float">
            <text:p>-9.61079365924091</text:p>
          </table:table-cell>
          <table:table-cell table:number-columns-repeated="4"/>
        </table:table-row>
        <table:table-row table:style-name="ro1">
          <table:table-cell/>
          <table:table-cell table:formula="of:=[.B47]" office:value-type="float" office:value="174" calcext:value-type="float">
            <text:p>174</text:p>
          </table:table-cell>
          <table:table-cell office:value-type="float" office:value="0.000399658" calcext:value-type="float">
            <text:p>3.99658E-04</text:p>
          </table:table-cell>
          <table:table-cell table:formula="of:=[.C97]/[.$C$205]" office:value-type="float" office:value="0.0000111861391729523" calcext:value-type="float">
            <text:p>1.11861E-05</text:p>
          </table:table-cell>
          <table:table-cell table:number-columns-repeated="2"/>
          <table:table-cell table:style-name="ce4" table:formula="of:=[.G47]" office:value-type="float" office:value="174" calcext:value-type="float">
            <text:p>174</text:p>
          </table:table-cell>
          <table:table-cell office:value-type="float" office:value="0.0000111083" calcext:value-type="float">
            <text:p>1.11083E-05</text:p>
          </table:table-cell>
          <table:table-cell/>
          <table:table-cell table:formula="of:=100*([.D97]-[.H97])/[.D97]" office:value-type="float" office:value="0.695853786089976" calcext:value-type="float">
            <text:p>0.695853786089976</text:p>
          </table:table-cell>
          <table:table-cell table:number-columns-repeated="4"/>
        </table:table-row>
        <table:table-row table:style-name="ro1">
          <table:table-cell/>
          <table:table-cell table:formula="of:=[.B48]" office:value-type="float" office:value="178" calcext:value-type="float">
            <text:p>178</text:p>
          </table:table-cell>
          <table:table-cell office:value-type="float" office:value="0.000302233" calcext:value-type="float">
            <text:p>3.02233E-04</text:p>
          </table:table-cell>
          <table:table-cell table:formula="of:=[.C98]/[.$C$205]" office:value-type="float" office:value="0.00000845928368920149" calcext:value-type="float">
            <text:p>8.45928E-06</text:p>
          </table:table-cell>
          <table:table-cell table:number-columns-repeated="2"/>
          <table:table-cell table:style-name="ce4" table:formula="of:=[.G48]" office:value-type="float" office:value="178" calcext:value-type="float">
            <text:p>178</text:p>
          </table:table-cell>
          <table:table-cell office:value-type="float" office:value="0.000008639994" calcext:value-type="float">
            <text:p>8.63999E-06</text:p>
          </table:table-cell>
          <table:table-cell/>
          <table:table-cell table:formula="of:=100*([.D98]-[.H98])/[.D98]" office:value-type="float" office:value="-2.13623655900318" calcext:value-type="float">
            <text:p>-2.13623655900318</text:p>
          </table:table-cell>
          <table:table-cell table:number-columns-repeated="4"/>
        </table:table-row>
        <table:table-row table:style-name="ro1">
          <table:table-cell/>
          <table:table-cell table:formula="of:=[.B49]" office:value-type="float" office:value="182" calcext:value-type="float">
            <text:p>182</text:p>
          </table:table-cell>
          <table:table-cell office:value-type="float" office:value="0.000231057" calcext:value-type="float">
            <text:p>2.31057E-04</text:p>
          </table:table-cell>
          <table:table-cell table:formula="of:=[.C99]/[.$C$205]" office:value-type="float" office:value="0.00000646711878377221" calcext:value-type="float">
            <text:p>6.46712E-06</text:p>
          </table:table-cell>
          <table:table-cell table:number-columns-repeated="2"/>
          <table:table-cell table:style-name="ce4" table:formula="of:=[.G49]" office:value-type="float" office:value="182" calcext:value-type="float">
            <text:p>182</text:p>
          </table:table-cell>
          <table:table-cell office:value-type="float" office:value="0.000006705004" calcext:value-type="float">
            <text:p>6.70500E-06</text:p>
          </table:table-cell>
          <table:table-cell/>
          <table:table-cell table:formula="of:=100*([.D99]-[.H99])/[.D99]" office:value-type="float" office:value="-3.67838019033615" calcext:value-type="float">
            <text:p>-3.67838019033615</text:p>
          </table:table-cell>
          <table:table-cell table:number-columns-repeated="4"/>
        </table:table-row>
        <table:table-row table:style-name="ro1">
          <table:table-cell/>
          <table:table-cell table:formula="of:=[.B50]" office:value-type="float" office:value="186" calcext:value-type="float">
            <text:p>186</text:p>
          </table:table-cell>
          <table:table-cell office:value-type="float" office:value="0.000180522" calcext:value-type="float">
            <text:p>1.80522E-04</text:p>
          </table:table-cell>
          <table:table-cell table:formula="of:=[.C100]/[.$C$205]" office:value-type="float" office:value="0.00000505268058134628" calcext:value-type="float">
            <text:p>5.05268E-06</text:p>
          </table:table-cell>
          <table:table-cell table:number-columns-repeated="2"/>
          <table:table-cell table:style-name="ce4" table:formula="of:=[.G50]" office:value-type="float" office:value="186" calcext:value-type="float">
            <text:p>186</text:p>
          </table:table-cell>
          <table:table-cell office:value-type="float" office:value="0.000005173536" calcext:value-type="float">
            <text:p>5.17354E-06</text:p>
          </table:table-cell>
          <table:table-cell/>
          <table:table-cell table:formula="of:=100*([.D100]-[.H100])/[.D100]" office:value-type="float" office:value="-2.3919069632048" calcext:value-type="float">
            <text:p>-2.3919069632048</text:p>
          </table:table-cell>
          <table:table-cell table:number-columns-repeated="4"/>
        </table:table-row>
        <table:table-row table:style-name="ro1">
          <table:table-cell/>
          <table:table-cell table:formula="of:=[.B51]" office:value-type="float" office:value="190" calcext:value-type="float">
            <text:p>190</text:p>
          </table:table-cell>
          <table:table-cell office:value-type="float" office:value="0.000139509" calcext:value-type="float">
            <text:p>1.39509E-04</text:p>
          </table:table-cell>
          <table:table-cell table:formula="of:=[.C101]/[.$C$205]" office:value-type="float" office:value="0.00000390475629132759" calcext:value-type="float">
            <text:p>3.90476E-06</text:p>
          </table:table-cell>
          <table:table-cell table:number-columns-repeated="2"/>
          <table:table-cell table:style-name="ce4" table:formula="of:=[.G51]" office:value-type="float" office:value="190" calcext:value-type="float">
            <text:p>190</text:p>
          </table:table-cell>
          <table:table-cell office:value-type="float" office:value="0.000003935605" calcext:value-type="float">
            <text:p>3.93561E-06</text:p>
          </table:table-cell>
          <table:table-cell/>
          <table:table-cell table:formula="of:=100*([.D101]-[.H101])/[.D101]" office:value-type="float" office:value="-0.790029040760598" calcext:value-type="float">
            <text:p>-0.790029040760598</text:p>
          </table:table-cell>
          <table:table-cell table:number-columns-repeated="4"/>
        </table:table-row>
        <table:table-row table:style-name="ro1">
          <table:table-cell/>
          <table:table-cell table:formula="of:=[.B52]" office:value-type="float" office:value="194" calcext:value-type="float">
            <text:p>194</text:p>
          </table:table-cell>
          <table:table-cell office:value-type="float" office:value="0.000119078" calcext:value-type="float">
            <text:p>1.19078E-04</text:p>
          </table:table-cell>
          <table:table-cell table:formula="of:=[.C102]/[.$C$205]" office:value-type="float" office:value="0.00000333290733686505" calcext:value-type="float">
            <text:p>3.33291E-06</text:p>
          </table:table-cell>
          <table:table-cell table:number-columns-repeated="2"/>
          <table:table-cell table:style-name="ce4" table:formula="of:=[.G52]" office:value-type="float" office:value="194" calcext:value-type="float">
            <text:p>194</text:p>
          </table:table-cell>
          <table:table-cell office:value-type="float" office:value="0.00000288969" calcext:value-type="float">
            <text:p>2.88969E-06</text:p>
          </table:table-cell>
          <table:table-cell/>
          <table:table-cell table:formula="of:=100*([.D102]-[.H102])/[.D102]" office:value-type="float" office:value="13.2982196043273" calcext:value-type="float">
            <text:p>13.2982196043273</text:p>
          </table:table-cell>
          <table:table-cell table:number-columns-repeated="4"/>
        </table:table-row>
        <table:table-row table:style-name="ro1">
          <table:table-cell/>
          <table:table-cell table:formula="of:=[.B53]" office:value-type="float" office:value="198" calcext:value-type="float">
            <text:p>198</text:p>
          </table:table-cell>
          <table:table-cell office:value-type="float" office:value="0.0000936822" calcext:value-type="float">
            <text:p>9.36822E-05</text:p>
          </table:table-cell>
          <table:table-cell table:formula="of:=[.C103]/[.$C$205]" office:value-type="float" office:value="0.00000262209721118644" calcext:value-type="float">
            <text:p>2.62210E-06</text:p>
          </table:table-cell>
          <table:table-cell table:number-columns-repeated="2"/>
          <table:table-cell table:style-name="ce4" table:formula="of:=[.G53]" office:value-type="float" office:value="198" calcext:value-type="float">
            <text:p>198</text:p>
          </table:table-cell>
          <table:table-cell office:value-type="float" office:value="0.000001928748" calcext:value-type="float">
            <text:p>1.92875E-06</text:p>
          </table:table-cell>
          <table:table-cell/>
          <table:table-cell table:formula="of:=100*([.D103]-[.H103])/[.D103]" office:value-type="float" office:value="26.4425440913655" calcext:value-type="float">
            <text:p>26.4425440913655</text:p>
          </table:table-cell>
          <table:table-cell table:number-columns-repeated="4"/>
        </table:table-row>
        <table:table-row table:style-name="ro1">
          <table:table-cell/>
          <table:table-cell table:formula="of:=[.B54]" office:value-type="float" office:value="2" calcext:value-type="float">
            <text:p>2</text:p>
          </table:table-cell>
          <table:table-cell office:value-type="float" office:value="0.241717" calcext:value-type="float">
            <text:p>2.41717E-01</text:p>
          </table:table-cell>
          <table:table-cell table:formula="of:=[.C104]/[.$C$205]" office:value-type="float" office:value="0.00676548449541485" calcext:value-type="float">
            <text:p>6.76548E-03</text:p>
          </table:table-cell>
          <table:table-cell table:style-name="ce6" office:value-type="string" calcext:value-type="string">
            <text:p>Serpent_3g</text:p>
          </table:table-cell>
          <table:table-cell/>
          <table:table-cell table:style-name="ce4" table:formula="of:=[.G54]" office:value-type="float" office:value="2" calcext:value-type="float">
            <text:p>2</text:p>
          </table:table-cell>
          <table:table-cell office:value-type="float" office:value="0.006763269" calcext:value-type="float">
            <text:p>6.76327E-03</text:p>
          </table:table-cell>
          <table:table-cell table:style-name="ce1" office:value-type="string" calcext:value-type="string">
            <text:p>Almost_3g</text:p>
          </table:table-cell>
          <table:table-cell table:formula="of:=100*([.D104]-[.H104])/[.D104]" office:value-type="float" office:value="0.0327470326234235" calcext:value-type="float">
            <text:p>0.032747032623424</text:p>
          </table:table-cell>
          <table:table-cell table:number-columns-repeated="4"/>
        </table:table-row>
        <table:table-row table:style-name="ro1">
          <table:table-cell/>
          <table:table-cell table:formula="of:=[.B55]" office:value-type="float" office:value="6" calcext:value-type="float">
            <text:p>6</text:p>
          </table:table-cell>
          <table:table-cell office:value-type="float" office:value="0.240061" calcext:value-type="float">
            <text:p>2.40061E-01</text:p>
          </table:table-cell>
          <table:table-cell table:formula="of:=[.C105]/[.$C$205]" office:value-type="float" office:value="0.00671913424977881" calcext:value-type="float">
            <text:p>6.71913E-03</text:p>
          </table:table-cell>
          <table:table-cell table:number-columns-repeated="2"/>
          <table:table-cell table:style-name="ce4" table:formula="of:=[.G55]" office:value-type="float" office:value="6" calcext:value-type="float">
            <text:p>6</text:p>
          </table:table-cell>
          <table:table-cell office:value-type="float" office:value="0.006743758" calcext:value-type="float">
            <text:p>6.74376E-03</text:p>
          </table:table-cell>
          <table:table-cell/>
          <table:table-cell table:formula="of:=100*([.D105]-[.H105])/[.D105]" office:value-type="float" office:value="-0.366472067766859" calcext:value-type="float">
            <text:p>-0.366472067766859</text:p>
          </table:table-cell>
          <table:table-cell table:number-columns-repeated="4"/>
        </table:table-row>
        <table:table-row table:style-name="ro1">
          <table:table-cell/>
          <table:table-cell table:formula="of:=[.B56]" office:value-type="float" office:value="10" calcext:value-type="float">
            <text:p>10</text:p>
          </table:table-cell>
          <table:table-cell office:value-type="float" office:value="0.238059" calcext:value-type="float">
            <text:p>2.38059E-01</text:p>
          </table:table-cell>
          <table:table-cell table:formula="of:=[.C106]/[.$C$205]" office:value-type="float" office:value="0.00666309971368982" calcext:value-type="float">
            <text:p>6.66310E-03</text:p>
          </table:table-cell>
          <table:table-cell table:number-columns-repeated="2"/>
          <table:table-cell table:style-name="ce4" table:formula="of:=[.G56]" office:value-type="float" office:value="10" calcext:value-type="float">
            <text:p>10</text:p>
          </table:table-cell>
          <table:table-cell office:value-type="float" office:value="0.00670479" calcext:value-type="float">
            <text:p>6.70479E-03</text:p>
          </table:table-cell>
          <table:table-cell/>
          <table:table-cell table:formula="of:=100*([.D106]-[.H106])/[.D106]" office:value-type="float" office:value="-0.625689065173702" calcext:value-type="float">
            <text:p>-0.625689065173702</text:p>
          </table:table-cell>
          <table:table-cell table:number-columns-repeated="4"/>
        </table:table-row>
        <table:table-row table:style-name="ro1">
          <table:table-cell/>
          <table:table-cell table:formula="of:=[.B57]" office:value-type="float" office:value="14" calcext:value-type="float">
            <text:p>14</text:p>
          </table:table-cell>
          <table:table-cell office:value-type="float" office:value="0.237254" calcext:value-type="float">
            <text:p>2.37254E-01</text:p>
          </table:table-cell>
          <table:table-cell table:formula="of:=[.C107]/[.$C$205]" office:value-type="float" office:value="0.00664056834428341" calcext:value-type="float">
            <text:p>6.64057E-03</text:p>
          </table:table-cell>
          <table:table-cell table:number-columns-repeated="2"/>
          <table:table-cell table:style-name="ce4" table:formula="of:=[.G57]" office:value-type="float" office:value="14" calcext:value-type="float">
            <text:p>14</text:p>
          </table:table-cell>
          <table:table-cell office:value-type="float" office:value="0.006646472" calcext:value-type="float">
            <text:p>6.64647E-03</text:p>
          </table:table-cell>
          <table:table-cell/>
          <table:table-cell table:formula="of:=100*([.D107]-[.H107])/[.D107]" office:value-type="float" office:value="-0.0889028681056808" calcext:value-type="float">
            <text:p>-0.088902868105681</text:p>
          </table:table-cell>
          <table:table-cell table:number-columns-repeated="4"/>
        </table:table-row>
        <table:table-row table:style-name="ro1">
          <table:table-cell/>
          <table:table-cell table:formula="of:=[.B58]" office:value-type="float" office:value="18" calcext:value-type="float">
            <text:p>18</text:p>
          </table:table-cell>
          <table:table-cell office:value-type="float" office:value="0.235138" calcext:value-type="float">
            <text:p>2.35138E-01</text:p>
          </table:table-cell>
          <table:table-cell table:formula="of:=[.C108]/[.$C$205]" office:value-type="float" office:value="0.00658134303041514" calcext:value-type="float">
            <text:p>6.58134E-03</text:p>
          </table:table-cell>
          <table:table-cell table:number-columns-repeated="2"/>
          <table:table-cell table:style-name="ce4" table:formula="of:=[.G58]" office:value-type="float" office:value="18" calcext:value-type="float">
            <text:p>18</text:p>
          </table:table-cell>
          <table:table-cell office:value-type="float" office:value="0.006568967" calcext:value-type="float">
            <text:p>6.56897E-03</text:p>
          </table:table-cell>
          <table:table-cell/>
          <table:table-cell table:formula="of:=100*([.D108]-[.H108])/[.D108]" office:value-type="float" office:value="0.188047186690377" calcext:value-type="float">
            <text:p>0.188047186690377</text:p>
          </table:table-cell>
          <table:table-cell table:number-columns-repeated="4"/>
        </table:table-row>
        <table:table-row table:style-name="ro1">
          <table:table-cell/>
          <table:table-cell table:formula="of:=[.B59]" office:value-type="float" office:value="22" calcext:value-type="float">
            <text:p>22</text:p>
          </table:table-cell>
          <table:table-cell office:value-type="float" office:value="0.231466" calcext:value-type="float">
            <text:p>2.31466E-01</text:p>
          </table:table-cell>
          <table:table-cell table:formula="of:=[.C109]/[.$C$205]" office:value-type="float" office:value="0.0064785663987874" calcext:value-type="float">
            <text:p>6.47857E-03</text:p>
          </table:table-cell>
          <table:table-cell table:number-columns-repeated="2"/>
          <table:table-cell table:style-name="ce4" table:formula="of:=[.G59]" office:value-type="float" office:value="22" calcext:value-type="float">
            <text:p>22</text:p>
          </table:table-cell>
          <table:table-cell office:value-type="float" office:value="0.00647249" calcext:value-type="float">
            <text:p>6.47249E-03</text:p>
          </table:table-cell>
          <table:table-cell/>
          <table:table-cell table:formula="of:=100*([.D109]-[.H109])/[.D109]" office:value-type="float" office:value="0.0937923363497922" calcext:value-type="float">
            <text:p>0.093792336349792</text:p>
          </table:table-cell>
          <table:table-cell table:number-columns-repeated="4"/>
        </table:table-row>
        <table:table-row table:style-name="ro1">
          <table:table-cell/>
          <table:table-cell table:formula="of:=[.B60]" office:value-type="float" office:value="26" calcext:value-type="float">
            <text:p>26</text:p>
          </table:table-cell>
          <table:table-cell office:value-type="float" office:value="0.228714" calcext:value-type="float">
            <text:p>2.28714E-01</text:p>
          </table:table-cell>
          <table:table-cell table:formula="of:=[.C110]/[.$C$205]" office:value-type="float" office:value="0.00640153990362412" calcext:value-type="float">
            <text:p>6.40154E-03</text:p>
          </table:table-cell>
          <table:table-cell table:number-columns-repeated="2"/>
          <table:table-cell table:style-name="ce4" table:formula="of:=[.G60]" office:value-type="float" office:value="26" calcext:value-type="float">
            <text:p>26</text:p>
          </table:table-cell>
          <table:table-cell office:value-type="float" office:value="0.00635731" calcext:value-type="float">
            <text:p>6.35731E-03</text:p>
          </table:table-cell>
          <table:table-cell/>
          <table:table-cell table:formula="of:=100*([.D110]-[.H110])/[.D110]" office:value-type="float" office:value="0.690926000462466" calcext:value-type="float">
            <text:p>0.690926000462466</text:p>
          </table:table-cell>
          <table:table-cell table:number-columns-repeated="4"/>
        </table:table-row>
        <table:table-row table:style-name="ro1">
          <table:table-cell/>
          <table:table-cell table:formula="of:=[.B61]" office:value-type="float" office:value="30" calcext:value-type="float">
            <text:p>30</text:p>
          </table:table-cell>
          <table:table-cell office:value-type="float" office:value="0.223457" calcext:value-type="float">
            <text:p>2.23457E-01</text:p>
          </table:table-cell>
          <table:table-cell table:formula="of:=[.C111]/[.$C$205]" office:value-type="float" office:value="0.0062544002651527" calcext:value-type="float">
            <text:p>6.25440E-03</text:p>
          </table:table-cell>
          <table:table-cell table:number-columns-repeated="2"/>
          <table:table-cell table:style-name="ce4" table:formula="of:=[.G61]" office:value-type="float" office:value="30" calcext:value-type="float">
            <text:p>30</text:p>
          </table:table-cell>
          <table:table-cell office:value-type="float" office:value="0.006223746" calcext:value-type="float">
            <text:p>6.22375E-03</text:p>
          </table:table-cell>
          <table:table-cell/>
          <table:table-cell table:formula="of:=100*([.D111]-[.H111])/[.D111]" office:value-type="float" office:value="0.490123174934847" calcext:value-type="float">
            <text:p>0.490123174934847</text:p>
          </table:table-cell>
          <table:table-cell table:number-columns-repeated="4"/>
        </table:table-row>
        <table:table-row table:style-name="ro1">
          <table:table-cell/>
          <table:table-cell table:formula="of:=[.B62]" office:value-type="float" office:value="34" calcext:value-type="float">
            <text:p>34</text:p>
          </table:table-cell>
          <table:table-cell office:value-type="float" office:value="0.219527" calcext:value-type="float">
            <text:p>2.19527E-01</text:p>
          </table:table-cell>
          <table:table-cell table:formula="of:=[.C112]/[.$C$205]" office:value-type="float" office:value="0.0061444023996034" calcext:value-type="float">
            <text:p>6.14440E-03</text:p>
          </table:table-cell>
          <table:table-cell table:number-columns-repeated="2"/>
          <table:table-cell table:style-name="ce4" table:formula="of:=[.G62]" office:value-type="float" office:value="34" calcext:value-type="float">
            <text:p>34</text:p>
          </table:table-cell>
          <table:table-cell office:value-type="float" office:value="0.006072169" calcext:value-type="float">
            <text:p>6.07217E-03</text:p>
          </table:table-cell>
          <table:table-cell/>
          <table:table-cell table:formula="of:=100*([.D112]-[.H112])/[.D112]" office:value-type="float" office:value="1.17559682627658" calcext:value-type="float">
            <text:p>1.17559682627658</text:p>
          </table:table-cell>
          <table:table-cell table:number-columns-repeated="4"/>
        </table:table-row>
        <table:table-row table:style-name="ro1">
          <table:table-cell/>
          <table:table-cell table:formula="of:=[.B63]" office:value-type="float" office:value="38" calcext:value-type="float">
            <text:p>38</text:p>
          </table:table-cell>
          <table:table-cell office:value-type="float" office:value="0.213351" calcext:value-type="float">
            <text:p>2.13351E-01</text:p>
          </table:table-cell>
          <table:table-cell table:formula="of:=[.C113]/[.$C$205]" office:value-type="float" office:value="0.00597154061394628" calcext:value-type="float">
            <text:p>5.97154E-03</text:p>
          </table:table-cell>
          <table:table-cell table:number-columns-repeated="2"/>
          <table:table-cell table:style-name="ce4" table:formula="of:=[.G63]" office:value-type="float" office:value="38" calcext:value-type="float">
            <text:p>38</text:p>
          </table:table-cell>
          <table:table-cell office:value-type="float" office:value="0.005903002" calcext:value-type="float">
            <text:p>5.90300E-03</text:p>
          </table:table-cell>
          <table:table-cell/>
          <table:table-cell table:formula="of:=100*([.D113]-[.H113])/[.D113]" office:value-type="float" office:value="1.14775429620643" calcext:value-type="float">
            <text:p>1.14775429620643</text:p>
          </table:table-cell>
          <table:table-cell table:number-columns-repeated="4"/>
        </table:table-row>
        <table:table-row table:style-name="ro1">
          <table:table-cell/>
          <table:table-cell table:formula="of:=[.B64]" office:value-type="float" office:value="42" calcext:value-type="float">
            <text:p>42</text:p>
          </table:table-cell>
          <table:table-cell office:value-type="float" office:value="0.206386" calcext:value-type="float">
            <text:p>2.06386E-01</text:p>
          </table:table-cell>
          <table:table-cell table:formula="of:=[.C114]/[.$C$205]" office:value-type="float" office:value="0.005776595287343" calcext:value-type="float">
            <text:p>5.77660E-03</text:p>
          </table:table-cell>
          <table:table-cell table:number-columns-repeated="2"/>
          <table:table-cell table:style-name="ce4" table:formula="of:=[.G64]" office:value-type="float" office:value="42" calcext:value-type="float">
            <text:p>42</text:p>
          </table:table-cell>
          <table:table-cell office:value-type="float" office:value="0.005716711" calcext:value-type="float">
            <text:p>5.71671E-03</text:p>
          </table:table-cell>
          <table:table-cell/>
          <table:table-cell table:formula="of:=100*([.D114]-[.H114])/[.D114]" office:value-type="float" office:value="1.03667098635443" calcext:value-type="float">
            <text:p>1.03667098635443</text:p>
          </table:table-cell>
          <table:table-cell table:number-columns-repeated="4"/>
        </table:table-row>
        <table:table-row table:style-name="ro1">
          <table:table-cell/>
          <table:table-cell table:formula="of:=[.B65]" office:value-type="float" office:value="46" calcext:value-type="float">
            <text:p>46</text:p>
          </table:table-cell>
          <table:table-cell office:value-type="float" office:value="0.199329" calcext:value-type="float">
            <text:p>1.99329E-01</text:p>
          </table:table-cell>
          <table:table-cell table:formula="of:=[.C115]/[.$C$205]" office:value-type="float" office:value="0.00557907494709328" calcext:value-type="float">
            <text:p>5.57907E-03</text:p>
          </table:table-cell>
          <table:table-cell table:number-columns-repeated="2"/>
          <table:table-cell table:style-name="ce4" table:formula="of:=[.G65]" office:value-type="float" office:value="46" calcext:value-type="float">
            <text:p>46</text:p>
          </table:table-cell>
          <table:table-cell office:value-type="float" office:value="0.005513809" calcext:value-type="float">
            <text:p>5.51381E-03</text:p>
          </table:table-cell>
          <table:table-cell/>
          <table:table-cell table:formula="of:=100*([.D115]-[.H115])/[.D115]" office:value-type="float" office:value="1.16983456419206" calcext:value-type="float">
            <text:p>1.16983456419206</text:p>
          </table:table-cell>
          <table:table-cell table:number-columns-repeated="4"/>
        </table:table-row>
        <table:table-row table:style-name="ro1">
          <table:table-cell/>
          <table:table-cell table:formula="of:=[.B66]" office:value-type="float" office:value="50" calcext:value-type="float">
            <text:p>50</text:p>
          </table:table-cell>
          <table:table-cell office:value-type="float" office:value="0.192236" calcext:value-type="float">
            <text:p>1.92236E-01</text:p>
          </table:table-cell>
          <table:table-cell table:formula="of:=[.C116]/[.$C$205]" office:value-type="float" office:value="0.00538054699280799" calcext:value-type="float">
            <text:p>5.38055E-03</text:p>
          </table:table-cell>
          <table:table-cell table:number-columns-repeated="2"/>
          <table:table-cell table:style-name="ce4" table:formula="of:=[.G66]" office:value-type="float" office:value="50" calcext:value-type="float">
            <text:p>50</text:p>
          </table:table-cell>
          <table:table-cell office:value-type="float" office:value="0.00529485" calcext:value-type="float">
            <text:p>5.29485E-03</text:p>
          </table:table-cell>
          <table:table-cell/>
          <table:table-cell table:formula="of:=100*([.D116]-[.H116])/[.D116]" office:value-type="float" office:value="1.59271897304374" calcext:value-type="float">
            <text:p>1.59271897304374</text:p>
          </table:table-cell>
          <table:table-cell table:number-columns-repeated="4"/>
        </table:table-row>
        <table:table-row table:style-name="ro1">
          <table:table-cell/>
          <table:table-cell table:formula="of:=[.B67]" office:value-type="float" office:value="54" calcext:value-type="float">
            <text:p>54</text:p>
          </table:table-cell>
          <table:table-cell office:value-type="float" office:value="0.184674" calcext:value-type="float">
            <text:p>1.84674E-01</text:p>
          </table:table-cell>
          <table:table-cell table:formula="of:=[.C117]/[.$C$205]" office:value-type="float" office:value="0.00516889206678157" calcext:value-type="float">
            <text:p>5.16889E-03</text:p>
          </table:table-cell>
          <table:table-cell table:number-columns-repeated="2"/>
          <table:table-cell table:style-name="ce4" table:formula="of:=[.G67]" office:value-type="float" office:value="54" calcext:value-type="float">
            <text:p>54</text:p>
          </table:table-cell>
          <table:table-cell office:value-type="float" office:value="0.005060421" calcext:value-type="float">
            <text:p>5.06042E-03</text:p>
          </table:table-cell>
          <table:table-cell/>
          <table:table-cell table:formula="of:=100*([.D117]-[.H117])/[.D117]" office:value-type="float" office:value="2.09853611528615" calcext:value-type="float">
            <text:p>2.09853611528615</text:p>
          </table:table-cell>
          <table:table-cell table:number-columns-repeated="4"/>
        </table:table-row>
        <table:table-row table:style-name="ro1">
          <table:table-cell/>
          <table:table-cell table:formula="of:=[.B68]" office:value-type="float" office:value="58" calcext:value-type="float">
            <text:p>58</text:p>
          </table:table-cell>
          <table:table-cell office:value-type="float" office:value="0.174947" calcext:value-type="float">
            <text:p>1.74947E-01</text:p>
          </table:table-cell>
          <table:table-cell table:formula="of:=[.C118]/[.$C$205]" office:value-type="float" office:value="0.00489664035222736" calcext:value-type="float">
            <text:p>4.89664E-03</text:p>
          </table:table-cell>
          <table:table-cell table:number-columns-repeated="2"/>
          <table:table-cell table:style-name="ce4" table:formula="of:=[.G68]" office:value-type="float" office:value="58" calcext:value-type="float">
            <text:p>58</text:p>
          </table:table-cell>
          <table:table-cell office:value-type="float" office:value="0.004811133" calcext:value-type="float">
            <text:p>4.81113E-03</text:p>
          </table:table-cell>
          <table:table-cell/>
          <table:table-cell table:formula="of:=100*([.D118]-[.H118])/[.D118]" office:value-type="float" office:value="1.74624530446607" calcext:value-type="float">
            <text:p>1.74624530446607</text:p>
          </table:table-cell>
          <table:table-cell table:number-columns-repeated="4"/>
        </table:table-row>
        <table:table-row table:style-name="ro1">
          <table:table-cell/>
          <table:table-cell table:formula="of:=[.B69]" office:value-type="float" office:value="62" calcext:value-type="float">
            <text:p>62</text:p>
          </table:table-cell>
          <table:table-cell office:value-type="float" office:value="0.166232" calcext:value-type="float">
            <text:p>1.66232E-01</text:p>
          </table:table-cell>
          <table:table-cell table:formula="of:=[.C119]/[.$C$205]" office:value-type="float" office:value="0.00465271378778407" calcext:value-type="float">
            <text:p>4.65271E-03</text:p>
          </table:table-cell>
          <table:table-cell table:number-columns-repeated="2"/>
          <table:table-cell table:style-name="ce4" table:formula="of:=[.G69]" office:value-type="float" office:value="62" calcext:value-type="float">
            <text:p>62</text:p>
          </table:table-cell>
          <table:table-cell office:value-type="float" office:value="0.004547612" calcext:value-type="float">
            <text:p>4.54761E-03</text:p>
          </table:table-cell>
          <table:table-cell/>
          <table:table-cell table:formula="of:=100*([.D119]-[.H119])/[.D119]" office:value-type="float" office:value="2.25893516295832" calcext:value-type="float">
            <text:p>2.25893516295832</text:p>
          </table:table-cell>
          <table:table-cell table:number-columns-repeated="4"/>
        </table:table-row>
        <table:table-row table:style-name="ro1">
          <table:table-cell/>
          <table:table-cell table:formula="of:=[.B70]" office:value-type="float" office:value="66" calcext:value-type="float">
            <text:p>66</text:p>
          </table:table-cell>
          <table:table-cell office:value-type="float" office:value="0.156009" calcext:value-type="float">
            <text:p>1.56009E-01</text:p>
          </table:table-cell>
          <table:table-cell table:formula="of:=[.C120]/[.$C$205]" office:value-type="float" office:value="0.00436657939096205" calcext:value-type="float">
            <text:p>4.36658E-03</text:p>
          </table:table-cell>
          <table:table-cell table:number-columns-repeated="2"/>
          <table:table-cell table:style-name="ce4" table:formula="of:=[.G70]" office:value-type="float" office:value="66" calcext:value-type="float">
            <text:p>66</text:p>
          </table:table-cell>
          <table:table-cell office:value-type="float" office:value="0.004270479" calcext:value-type="float">
            <text:p>4.27048E-03</text:p>
          </table:table-cell>
          <table:table-cell/>
          <table:table-cell table:formula="of:=100*([.D120]-[.H120])/[.D120]" office:value-type="float" office:value="2.20081629938897" calcext:value-type="float">
            <text:p>2.20081629938897</text:p>
          </table:table-cell>
          <table:table-cell table:number-columns-repeated="4"/>
        </table:table-row>
        <table:table-row table:style-name="ro1">
          <table:table-cell/>
          <table:table-cell table:formula="of:=[.B71]" office:value-type="float" office:value="70" calcext:value-type="float">
            <text:p>70</text:p>
          </table:table-cell>
          <table:table-cell office:value-type="float" office:value="0.146522" calcext:value-type="float">
            <text:p>1.46522E-01</text:p>
          </table:table-cell>
          <table:table-cell table:formula="of:=[.C121]/[.$C$205]" office:value-type="float" office:value="0.00410104510331162" calcext:value-type="float">
            <text:p>4.10105E-03</text:p>
          </table:table-cell>
          <table:table-cell table:number-columns-repeated="2"/>
          <table:table-cell table:style-name="ce4" table:formula="of:=[.G71]" office:value-type="float" office:value="70" calcext:value-type="float">
            <text:p>70</text:p>
          </table:table-cell>
          <table:table-cell office:value-type="float" office:value="0.003980335" calcext:value-type="float">
            <text:p>3.98034E-03</text:p>
          </table:table-cell>
          <table:table-cell/>
          <table:table-cell table:formula="of:=100*([.D121]-[.H121])/[.D121]" office:value-type="float" office:value="2.94339857940461" calcext:value-type="float">
            <text:p>2.94339857940461</text:p>
          </table:table-cell>
          <table:table-cell table:number-columns-repeated="4"/>
        </table:table-row>
        <table:table-row table:style-name="ro1">
          <table:table-cell/>
          <table:table-cell table:formula="of:=[.B72]" office:value-type="float" office:value="74" calcext:value-type="float">
            <text:p>74</text:p>
          </table:table-cell>
          <table:table-cell office:value-type="float" office:value="0.13578" calcext:value-type="float">
            <text:p>1.35780E-01</text:p>
          </table:table-cell>
          <table:table-cell table:formula="of:=[.C122]/[.$C$205]" office:value-type="float" office:value="0.0038003842708102" calcext:value-type="float">
            <text:p>3.80038E-03</text:p>
          </table:table-cell>
          <table:table-cell table:number-columns-repeated="2"/>
          <table:table-cell table:style-name="ce4" table:formula="of:=[.G72]" office:value-type="float" office:value="74" calcext:value-type="float">
            <text:p>74</text:p>
          </table:table-cell>
          <table:table-cell office:value-type="float" office:value="0.003677745" calcext:value-type="float">
            <text:p>3.67775E-03</text:p>
          </table:table-cell>
          <table:table-cell/>
          <table:table-cell table:formula="of:=100*([.D122]-[.H122])/[.D122]" office:value-type="float" office:value="3.22702290271426" calcext:value-type="float">
            <text:p>3.22702290271426</text:p>
          </table:table-cell>
          <table:table-cell table:number-columns-repeated="4"/>
        </table:table-row>
        <table:table-row table:style-name="ro1">
          <table:table-cell/>
          <table:table-cell table:formula="of:=[.B73]" office:value-type="float" office:value="78" calcext:value-type="float">
            <text:p>78</text:p>
          </table:table-cell>
          <table:table-cell office:value-type="float" office:value="0.124579" calcext:value-type="float">
            <text:p>1.24579E-01</text:p>
          </table:table-cell>
          <table:table-cell table:formula="of:=[.C123]/[.$C$205]" office:value-type="float" office:value="0.0034868763593553" calcext:value-type="float">
            <text:p>3.48688E-03</text:p>
          </table:table-cell>
          <table:table-cell table:number-columns-repeated="2"/>
          <table:table-cell table:style-name="ce4" table:formula="of:=[.G73]" office:value-type="float" office:value="78" calcext:value-type="float">
            <text:p>78</text:p>
          </table:table-cell>
          <table:table-cell office:value-type="float" office:value="0.003363237" calcext:value-type="float">
            <text:p>3.36324E-03</text:p>
          </table:table-cell>
          <table:table-cell/>
          <table:table-cell table:formula="of:=100*([.D123]-[.H123])/[.D123]" office:value-type="float" office:value="3.54584867982426" calcext:value-type="float">
            <text:p>3.54584867982426</text:p>
          </table:table-cell>
          <table:table-cell table:number-columns-repeated="4"/>
        </table:table-row>
        <table:table-row table:style-name="ro1">
          <table:table-cell/>
          <table:table-cell table:formula="of:=[.B74]" office:value-type="float" office:value="82" calcext:value-type="float">
            <text:p>82</text:p>
          </table:table-cell>
          <table:table-cell office:value-type="float" office:value="0.113272" calcext:value-type="float">
            <text:p>1.13272E-01</text:p>
          </table:table-cell>
          <table:table-cell table:formula="of:=[.C124]/[.$C$205]" office:value-type="float" office:value="0.00317040158435125" calcext:value-type="float">
            <text:p>3.17040E-03</text:p>
          </table:table-cell>
          <table:table-cell table:number-columns-repeated="2"/>
          <table:table-cell table:style-name="ce4" table:formula="of:=[.G74]" office:value-type="float" office:value="82" calcext:value-type="float">
            <text:p>82</text:p>
          </table:table-cell>
          <table:table-cell office:value-type="float" office:value="0.003037363" calcext:value-type="float">
            <text:p>3.03736E-03</text:p>
          </table:table-cell>
          <table:table-cell/>
          <table:table-cell table:formula="of:=100*([.D124]-[.H124])/[.D124]" office:value-type="float" office:value="4.19626917321487" calcext:value-type="float">
            <text:p>4.19626917321487</text:p>
          </table:table-cell>
          <table:table-cell table:number-columns-repeated="4"/>
        </table:table-row>
        <table:table-row table:style-name="ro1">
          <table:table-cell/>
          <table:table-cell table:formula="of:=[.B75]" office:value-type="float" office:value="86" calcext:value-type="float">
            <text:p>86</text:p>
          </table:table-cell>
          <table:table-cell office:value-type="float" office:value="0.101575" calcext:value-type="float">
            <text:p>1.01575E-01</text:p>
          </table:table-cell>
          <table:table-cell table:formula="of:=[.C125]/[.$C$205]" office:value-type="float" office:value="0.00284301099062856" calcext:value-type="float">
            <text:p>2.84301E-03</text:p>
          </table:table-cell>
          <table:table-cell table:number-columns-repeated="2"/>
          <table:table-cell table:style-name="ce4" table:formula="of:=[.G75]" office:value-type="float" office:value="86" calcext:value-type="float">
            <text:p>86</text:p>
          </table:table-cell>
          <table:table-cell office:value-type="float" office:value="0.002700888" calcext:value-type="float">
            <text:p>2.70089E-03</text:p>
          </table:table-cell>
          <table:table-cell/>
          <table:table-cell table:formula="of:=100*([.D125]-[.H125])/[.D125]" office:value-type="float" office:value="4.99903064381526" calcext:value-type="float">
            <text:p>4.99903064381526</text:p>
          </table:table-cell>
          <table:table-cell table:number-columns-repeated="4"/>
        </table:table-row>
        <table:table-row table:style-name="ro1">
          <table:table-cell/>
          <table:table-cell table:formula="of:=[.B76]" office:value-type="float" office:value="90" calcext:value-type="float">
            <text:p>90</text:p>
          </table:table-cell>
          <table:table-cell office:value-type="float" office:value="0.0878862" calcext:value-type="float">
            <text:p>8.78862E-02</text:p>
          </table:table-cell>
          <table:table-cell table:formula="of:=[.C126]/[.$C$205]" office:value-type="float" office:value="0.0024598713514603" calcext:value-type="float">
            <text:p>2.45987E-03</text:p>
          </table:table-cell>
          <table:table-cell table:number-columns-repeated="2"/>
          <table:table-cell table:style-name="ce4" table:formula="of:=[.G76]" office:value-type="float" office:value="90" calcext:value-type="float">
            <text:p>90</text:p>
          </table:table-cell>
          <table:table-cell office:value-type="float" office:value="0.002355286" calcext:value-type="float">
            <text:p>2.35529E-03</text:p>
          </table:table-cell>
          <table:table-cell/>
          <table:table-cell table:formula="of:=100*([.D126]-[.H126])/[.D126]" office:value-type="float" office:value="4.25165939666757" calcext:value-type="float">
            <text:p>4.25165939666757</text:p>
          </table:table-cell>
          <table:table-cell table:number-columns-repeated="4"/>
        </table:table-row>
        <table:table-row table:style-name="ro1">
          <table:table-cell/>
          <table:table-cell table:formula="of:=[.B77]" office:value-type="float" office:value="94" calcext:value-type="float">
            <text:p>94</text:p>
          </table:table-cell>
          <table:table-cell office:value-type="float" office:value="0.0742332" calcext:value-type="float">
            <text:p>7.42332E-02</text:p>
          </table:table-cell>
          <table:table-cell table:formula="of:=[.C127]/[.$C$205]" office:value-type="float" office:value="0.00207773372847185" calcext:value-type="float">
            <text:p>2.07773E-03</text:p>
          </table:table-cell>
          <table:table-cell table:number-columns-repeated="2"/>
          <table:table-cell table:style-name="ce4" table:formula="of:=[.G77]" office:value-type="float" office:value="94" calcext:value-type="float">
            <text:p>94</text:p>
          </table:table-cell>
          <table:table-cell office:value-type="float" office:value="0.002003904" calcext:value-type="float">
            <text:p>2.00390E-03</text:p>
          </table:table-cell>
          <table:table-cell/>
          <table:table-cell table:formula="of:=100*([.D127]-[.H127])/[.D127]" office:value-type="float" office:value="3.55337777214349" calcext:value-type="float">
            <text:p>3.55337777214349</text:p>
          </table:table-cell>
          <table:table-cell table:number-columns-repeated="4"/>
        </table:table-row>
        <table:table-row table:style-name="ro1">
          <table:table-cell/>
          <table:table-cell table:formula="of:=[.B78]" office:value-type="float" office:value="98" calcext:value-type="float">
            <text:p>98</text:p>
          </table:table-cell>
          <table:table-cell office:value-type="float" office:value="0.0601038" calcext:value-type="float">
            <text:p>6.01038E-02</text:p>
          </table:table-cell>
          <table:table-cell table:formula="of:=[.C128]/[.$C$205]" office:value-type="float" office:value="0.00168226201307941" calcext:value-type="float">
            <text:p>1.68226E-03</text:p>
          </table:table-cell>
          <table:table-cell table:number-columns-repeated="2"/>
          <table:table-cell table:style-name="ce4" table:formula="of:=[.G78]" office:value-type="float" office:value="98" calcext:value-type="float">
            <text:p>98</text:p>
          </table:table-cell>
          <table:table-cell office:value-type="float" office:value="0.001654489" calcext:value-type="float">
            <text:p>1.65449E-03</text:p>
          </table:table-cell>
          <table:table-cell/>
          <table:table-cell table:formula="of:=100*([.D128]-[.H128])/[.D128]" office:value-type="float" office:value="1.65093266467852" calcext:value-type="float">
            <text:p>1.65093266467852</text:p>
          </table:table-cell>
          <table:table-cell table:number-columns-repeated="4"/>
        </table:table-row>
        <table:table-row table:style-name="ro1">
          <table:table-cell/>
          <table:table-cell table:formula="of:=[.B79]" office:value-type="float" office:value="102" calcext:value-type="float">
            <text:p>102</text:p>
          </table:table-cell>
          <table:table-cell office:value-type="float" office:value="0.0474474" calcext:value-type="float">
            <text:p>4.74474E-02</text:p>
          </table:table-cell>
          <table:table-cell table:formula="of:=[.C129]/[.$C$205]" office:value-type="float" office:value="0.00132801850530888" calcext:value-type="float">
            <text:p>1.32802E-03</text:p>
          </table:table-cell>
          <table:table-cell table:number-columns-repeated="2"/>
          <table:table-cell table:style-name="ce4" table:formula="of:=[.G79]" office:value-type="float" office:value="102" calcext:value-type="float">
            <text:p>102</text:p>
          </table:table-cell>
          <table:table-cell office:value-type="float" office:value="0.001319802" calcext:value-type="float">
            <text:p>1.31980E-03</text:p>
          </table:table-cell>
          <table:table-cell/>
          <table:table-cell table:formula="of:=100*([.D129]-[.H129])/[.D129]" office:value-type="float" office:value="0.618704127693479" calcext:value-type="float">
            <text:p>0.618704127693479</text:p>
          </table:table-cell>
          <table:table-cell table:number-columns-repeated="4"/>
        </table:table-row>
        <table:table-row table:style-name="ro1">
          <table:table-cell/>
          <table:table-cell table:formula="of:=[.B80]" office:value-type="float" office:value="106" calcext:value-type="float">
            <text:p>106</text:p>
          </table:table-cell>
          <table:table-cell office:value-type="float" office:value="0.0362039" calcext:value-type="float">
            <text:p>3.62039E-02</text:p>
          </table:table-cell>
          <table:table-cell table:formula="of:=[.C130]/[.$C$205]" office:value-type="float" office:value="0.00101332104950645" calcext:value-type="float">
            <text:p>1.01332E-03</text:p>
          </table:table-cell>
          <table:table-cell table:number-columns-repeated="2"/>
          <table:table-cell table:style-name="ce4" table:formula="of:=[.G80]" office:value-type="float" office:value="106" calcext:value-type="float">
            <text:p>106</text:p>
          </table:table-cell>
          <table:table-cell office:value-type="float" office:value="0.001023586" calcext:value-type="float">
            <text:p>1.02359E-03</text:p>
          </table:table-cell>
          <table:table-cell/>
          <table:table-cell table:formula="of:=100*([.D130]-[.H130])/[.D130]" office:value-type="float" office:value="-1.01300081534417" calcext:value-type="float">
            <text:p>-1.01300081534417</text:p>
          </table:table-cell>
          <table:table-cell table:number-columns-repeated="4"/>
        </table:table-row>
        <table:table-row table:style-name="ro1">
          <table:table-cell/>
          <table:table-cell table:formula="of:=[.B81]" office:value-type="float" office:value="110" calcext:value-type="float">
            <text:p>110</text:p>
          </table:table-cell>
          <table:table-cell office:value-type="float" office:value="0.027232" calcext:value-type="float">
            <text:p>2.72320E-02</text:p>
          </table:table-cell>
          <table:table-cell table:formula="of:=[.C131]/[.$C$205]" office:value-type="float" office:value="0.000762204039348234" calcext:value-type="float">
            <text:p>7.62204E-04</text:p>
          </table:table-cell>
          <table:table-cell table:number-columns-repeated="2"/>
          <table:table-cell table:style-name="ce4" table:formula="of:=[.G81]" office:value-type="float" office:value="110" calcext:value-type="float">
            <text:p>110</text:p>
          </table:table-cell>
          <table:table-cell office:value-type="float" office:value="0.0007850593" calcext:value-type="float">
            <text:p>7.85059E-04</text:p>
          </table:table-cell>
          <table:table-cell/>
          <table:table-cell table:formula="of:=100*([.D131]-[.H131])/[.D131]" office:value-type="float" office:value="-2.99857511530765" calcext:value-type="float">
            <text:p>-2.99857511530765</text:p>
          </table:table-cell>
          <table:table-cell table:number-columns-repeated="4"/>
        </table:table-row>
        <table:table-row table:style-name="ro1">
          <table:table-cell/>
          <table:table-cell table:formula="of:=[.B82]" office:value-type="float" office:value="114" calcext:value-type="float">
            <text:p>114</text:p>
          </table:table-cell>
          <table:table-cell office:value-type="float" office:value="0.0198565" calcext:value-type="float">
            <text:p>1.98565E-02</text:p>
          </table:table-cell>
          <table:table-cell table:formula="of:=[.C132]/[.$C$205]" office:value-type="float" office:value="0.000555769113811626" calcext:value-type="float">
            <text:p>5.55769E-04</text:p>
          </table:table-cell>
          <table:table-cell table:number-columns-repeated="2"/>
          <table:table-cell table:style-name="ce4" table:formula="of:=[.G82]" office:value-type="float" office:value="114" calcext:value-type="float">
            <text:p>114</text:p>
          </table:table-cell>
          <table:table-cell office:value-type="float" office:value="0.0005998308" calcext:value-type="float">
            <text:p>5.99831E-04</text:p>
          </table:table-cell>
          <table:table-cell/>
          <table:table-cell table:formula="of:=100*([.D132]-[.H132])/[.D132]" office:value-type="float" office:value="-7.92805593066981" calcext:value-type="float">
            <text:p>-7.92805593066981</text:p>
          </table:table-cell>
          <table:table-cell table:number-columns-repeated="4"/>
        </table:table-row>
        <table:table-row table:style-name="ro1">
          <table:table-cell/>
          <table:table-cell table:formula="of:=[.B83]" office:value-type="float" office:value="118" calcext:value-type="float">
            <text:p>118</text:p>
          </table:table-cell>
          <table:table-cell office:value-type="float" office:value="0.0143865" calcext:value-type="float">
            <text:p>1.43865E-02</text:p>
          </table:table-cell>
          <table:table-cell table:formula="of:=[.C133]/[.$C$205]" office:value-type="float" office:value="0.000402667758963109" calcext:value-type="float">
            <text:p>4.02668E-04</text:p>
          </table:table-cell>
          <table:table-cell table:number-columns-repeated="2"/>
          <table:table-cell table:style-name="ce4" table:formula="of:=[.G83]" office:value-type="float" office:value="118" calcext:value-type="float">
            <text:p>118</text:p>
          </table:table-cell>
          <table:table-cell office:value-type="float" office:value="0.000458297" calcext:value-type="float">
            <text:p>4.58297E-04</text:p>
          </table:table-cell>
          <table:table-cell/>
          <table:table-cell table:formula="of:=100*([.D133]-[.H133])/[.D133]" office:value-type="float" office:value="-13.8151713909601" calcext:value-type="float">
            <text:p>-13.8151713909601</text:p>
          </table:table-cell>
          <table:table-cell table:number-columns-repeated="4"/>
        </table:table-row>
        <table:table-row table:style-name="ro1">
          <table:table-cell/>
          <table:table-cell table:formula="of:=[.B84]" office:value-type="float" office:value="122" calcext:value-type="float">
            <text:p>122</text:p>
          </table:table-cell>
          <table:table-cell office:value-type="float" office:value="0.0106539" calcext:value-type="float">
            <text:p>1.06539E-02</text:p>
          </table:table-cell>
          <table:table-cell table:formula="of:=[.C134]/[.$C$205]" office:value-type="float" office:value="0.000298194977042162" calcext:value-type="float">
            <text:p>2.98195E-04</text:p>
          </table:table-cell>
          <table:table-cell table:number-columns-repeated="2"/>
          <table:table-cell table:style-name="ce4" table:formula="of:=[.G84]" office:value-type="float" office:value="122" calcext:value-type="float">
            <text:p>122</text:p>
          </table:table-cell>
          <table:table-cell office:value-type="float" office:value="0.0003507899" calcext:value-type="float">
            <text:p>3.50790E-04</text:p>
          </table:table-cell>
          <table:table-cell/>
          <table:table-cell table:formula="of:=100*([.D134]-[.H134])/[.D134]" office:value-type="float" office:value="-17.6377628756643" calcext:value-type="float">
            <text:p>-17.6377628756643</text:p>
          </table:table-cell>
          <table:table-cell table:number-columns-repeated="4"/>
        </table:table-row>
        <table:table-row table:style-name="ro1">
          <table:table-cell/>
          <table:table-cell table:formula="of:=[.B85]" office:value-type="float" office:value="126" calcext:value-type="float">
            <text:p>126</text:p>
          </table:table-cell>
          <table:table-cell office:value-type="float" office:value="0.00797112" calcext:value-type="float">
            <text:p>7.97112E-03</text:p>
          </table:table-cell>
          <table:table-cell table:formula="of:=[.C135]/[.$C$205]" office:value-type="float" office:value="0.000223105899755049" calcext:value-type="float">
            <text:p>2.23106E-04</text:p>
          </table:table-cell>
          <table:table-cell table:number-columns-repeated="2"/>
          <table:table-cell table:style-name="ce4" table:formula="of:=[.G85]" office:value-type="float" office:value="126" calcext:value-type="float">
            <text:p>126</text:p>
          </table:table-cell>
          <table:table-cell office:value-type="float" office:value="0.0002691777" calcext:value-type="float">
            <text:p>2.69178E-04</text:p>
          </table:table-cell>
          <table:table-cell/>
          <table:table-cell table:formula="of:=100*([.D135]-[.H135])/[.D135]" office:value-type="float" office:value="-20.6501936056078" calcext:value-type="float">
            <text:p>-20.6501936056078</text:p>
          </table:table-cell>
          <table:table-cell table:number-columns-repeated="4"/>
        </table:table-row>
        <table:table-row table:style-name="ro1">
          <table:table-cell/>
          <table:table-cell table:formula="of:=[.B86]" office:value-type="float" office:value="130" calcext:value-type="float">
            <text:p>130</text:p>
          </table:table-cell>
          <table:table-cell office:value-type="float" office:value="0.00614689" calcext:value-type="float">
            <text:p>6.14689E-03</text:p>
          </table:table-cell>
          <table:table-cell table:formula="of:=[.C136]/[.$C$205]" office:value-type="float" office:value="0.00017204701775225" calcext:value-type="float">
            <text:p>1.72047E-04</text:p>
          </table:table-cell>
          <table:table-cell table:number-columns-repeated="2"/>
          <table:table-cell table:style-name="ce4" table:formula="of:=[.G86]" office:value-type="float" office:value="130" calcext:value-type="float">
            <text:p>130</text:p>
          </table:table-cell>
          <table:table-cell office:value-type="float" office:value="0.0002070957" calcext:value-type="float">
            <text:p>2.07096E-04</text:p>
          </table:table-cell>
          <table:table-cell/>
          <table:table-cell table:formula="of:=100*([.D136]-[.H136])/[.D136]" office:value-type="float" office:value="-20.3715720886373" calcext:value-type="float">
            <text:p>-20.3715720886373</text:p>
          </table:table-cell>
          <table:table-cell table:number-columns-repeated="4"/>
        </table:table-row>
        <table:table-row table:style-name="ro1">
          <table:table-cell/>
          <table:table-cell table:formula="of:=[.B87]" office:value-type="float" office:value="134" calcext:value-type="float">
            <text:p>134</text:p>
          </table:table-cell>
          <table:table-cell office:value-type="float" office:value="0.00458869" calcext:value-type="float">
            <text:p>4.58869E-03</text:p>
          </table:table-cell>
          <table:table-cell table:formula="of:=[.C137]/[.$C$205]" office:value-type="float" office:value="0.000128434123579497" calcext:value-type="float">
            <text:p>1.28434E-04</text:p>
          </table:table-cell>
          <table:table-cell table:number-columns-repeated="2"/>
          <table:table-cell table:style-name="ce4" table:formula="of:=[.G87]" office:value-type="float" office:value="134" calcext:value-type="float">
            <text:p>134</text:p>
          </table:table-cell>
          <table:table-cell office:value-type="float" office:value="0.00015972" calcext:value-type="float">
            <text:p>1.59720E-04</text:p>
          </table:table-cell>
          <table:table-cell/>
          <table:table-cell table:formula="of:=100*([.D137]-[.H137])/[.D137]" office:value-type="float" office:value="-24.3594735951451" calcext:value-type="float">
            <text:p>-24.3594735951451</text:p>
          </table:table-cell>
          <table:table-cell table:number-columns-repeated="4"/>
        </table:table-row>
        <table:table-row table:style-name="ro1">
          <table:table-cell/>
          <table:table-cell table:formula="of:=[.B88]" office:value-type="float" office:value="138" calcext:value-type="float">
            <text:p>138</text:p>
          </table:table-cell>
          <table:table-cell office:value-type="float" office:value="0.00343828" calcext:value-type="float">
            <text:p>3.43828E-03</text:p>
          </table:table-cell>
          <table:table-cell table:formula="of:=[.C138]/[.$C$205]" office:value-type="float" office:value="0.0000962349773946183" calcext:value-type="float">
            <text:p>9.62350E-05</text:p>
          </table:table-cell>
          <table:table-cell table:number-columns-repeated="2"/>
          <table:table-cell table:style-name="ce4" table:formula="of:=[.G88]" office:value-type="float" office:value="138" calcext:value-type="float">
            <text:p>138</text:p>
          </table:table-cell>
          <table:table-cell office:value-type="float" office:value="0.0001234419" calcext:value-type="float">
            <text:p>1.23442E-04</text:p>
          </table:table-cell>
          <table:table-cell/>
          <table:table-cell table:formula="of:=100*([.D138]-[.H138])/[.D138]" office:value-type="float" office:value="-28.2713451407774" calcext:value-type="float">
            <text:p>-28.2713451407774</text:p>
          </table:table-cell>
          <table:table-cell table:number-columns-repeated="4"/>
        </table:table-row>
        <table:table-row table:style-name="ro1">
          <table:table-cell/>
          <table:table-cell table:formula="of:=[.B89]" office:value-type="float" office:value="142" calcext:value-type="float">
            <text:p>142</text:p>
          </table:table-cell>
          <table:table-cell office:value-type="float" office:value="0.00270643" calcext:value-type="float">
            <text:p>2.70643E-03</text:p>
          </table:table-cell>
          <table:table-cell table:formula="of:=[.C139]/[.$C$205]" office:value-type="float" office:value="0.0000757510237299222" calcext:value-type="float">
            <text:p>7.57510E-05</text:p>
          </table:table-cell>
          <table:table-cell table:number-columns-repeated="2"/>
          <table:table-cell table:style-name="ce4" table:formula="of:=[.G89]" office:value-type="float" office:value="142" calcext:value-type="float">
            <text:p>142</text:p>
          </table:table-cell>
          <table:table-cell office:value-type="float" office:value="0.00009557124" calcext:value-type="float">
            <text:p>9.55712E-05</text:p>
          </table:table-cell>
          <table:table-cell/>
          <table:table-cell table:formula="of:=100*([.D139]-[.H139])/[.D139]" office:value-type="float" office:value="-26.1649483982468" calcext:value-type="float">
            <text:p>-26.1649483982468</text:p>
          </table:table-cell>
          <table:table-cell table:number-columns-repeated="4"/>
        </table:table-row>
        <table:table-row table:style-name="ro1">
          <table:table-cell/>
          <table:table-cell table:formula="of:=[.B90]" office:value-type="float" office:value="146" calcext:value-type="float">
            <text:p>146</text:p>
          </table:table-cell>
          <table:table-cell office:value-type="float" office:value="0.00213021" calcext:value-type="float">
            <text:p>2.13021E-03</text:p>
          </table:table-cell>
          <table:table-cell table:formula="of:=[.C140]/[.$C$205]" office:value-type="float" office:value="0.0000596230415195359" calcext:value-type="float">
            <text:p>5.96230E-05</text:p>
          </table:table-cell>
          <table:table-cell table:number-columns-repeated="2"/>
          <table:table-cell table:style-name="ce4" table:formula="of:=[.G90]" office:value-type="float" office:value="146" calcext:value-type="float">
            <text:p>146</text:p>
          </table:table-cell>
          <table:table-cell office:value-type="float" office:value="0.00007409802" calcext:value-type="float">
            <text:p>7.40980E-05</text:p>
          </table:table-cell>
          <table:table-cell/>
          <table:table-cell table:formula="of:=100*([.D140]-[.H140])/[.D140]" office:value-type="float" office:value="-24.2774909021058" calcext:value-type="float">
            <text:p>-24.2774909021058</text:p>
          </table:table-cell>
          <table:table-cell table:number-columns-repeated="4"/>
        </table:table-row>
        <table:table-row table:style-name="ro1">
          <table:table-cell/>
          <table:table-cell table:formula="of:=[.B91]" office:value-type="float" office:value="150" calcext:value-type="float">
            <text:p>150</text:p>
          </table:table-cell>
          <table:table-cell office:value-type="float" office:value="0.00165194" calcext:value-type="float">
            <text:p>1.65194E-03</text:p>
          </table:table-cell>
          <table:table-cell table:formula="of:=[.C141]/[.$C$205]" office:value-type="float" office:value="0.0000462366091642524" calcext:value-type="float">
            <text:p>4.62366E-05</text:p>
          </table:table-cell>
          <table:table-cell table:number-columns-repeated="2"/>
          <table:table-cell table:style-name="ce4" table:formula="of:=[.G91]" office:value-type="float" office:value="150" calcext:value-type="float">
            <text:p>150</text:p>
          </table:table-cell>
          <table:table-cell office:value-type="float" office:value="0.00005751387" calcext:value-type="float">
            <text:p>5.75139E-05</text:p>
          </table:table-cell>
          <table:table-cell/>
          <table:table-cell table:formula="of:=100*([.D141]-[.H141])/[.D141]" office:value-type="float" office:value="-24.3903284423083" calcext:value-type="float">
            <text:p>-24.3903284423083</text:p>
          </table:table-cell>
          <table:table-cell table:number-columns-repeated="4"/>
        </table:table-row>
        <table:table-row table:style-name="ro1">
          <table:table-cell/>
          <table:table-cell table:formula="of:=[.B92]" office:value-type="float" office:value="154" calcext:value-type="float">
            <text:p>154</text:p>
          </table:table-cell>
          <table:table-cell office:value-type="float" office:value="0.00131996" calcext:value-type="float">
            <text:p>1.31996E-03</text:p>
          </table:table-cell>
          <table:table-cell table:formula="of:=[.C142]/[.$C$205]" office:value-type="float" office:value="0.0000369447283996069" calcext:value-type="float">
            <text:p>3.69447E-05</text:p>
          </table:table-cell>
          <table:table-cell table:number-columns-repeated="2"/>
          <table:table-cell table:style-name="ce4" table:formula="of:=[.G92]" office:value-type="float" office:value="154" calcext:value-type="float">
            <text:p>154</text:p>
          </table:table-cell>
          <table:table-cell office:value-type="float" office:value="0.00004468038" calcext:value-type="float">
            <text:p>4.46804E-05</text:p>
          </table:table-cell>
          <table:table-cell/>
          <table:table-cell table:formula="of:=100*([.D142]-[.H142])/[.D142]" office:value-type="float" office:value="-20.9384449026709" calcext:value-type="float">
            <text:p>-20.9384449026709</text:p>
          </table:table-cell>
          <table:table-cell table:number-columns-repeated="4"/>
        </table:table-row>
        <table:table-row table:style-name="ro1">
          <table:table-cell/>
          <table:table-cell table:formula="of:=[.B93]" office:value-type="float" office:value="158" calcext:value-type="float">
            <text:p>158</text:p>
          </table:table-cell>
          <table:table-cell office:value-type="float" office:value="0.000975831" calcext:value-type="float">
            <text:p>9.75831E-04</text:p>
          </table:table-cell>
          <table:table-cell table:formula="of:=[.C143]/[.$C$205]" office:value-type="float" office:value="0.0000273128058872366" calcext:value-type="float">
            <text:p>2.73128E-05</text:p>
          </table:table-cell>
          <table:table-cell table:number-columns-repeated="2"/>
          <table:table-cell table:style-name="ce4" table:formula="of:=[.G93]" office:value-type="float" office:value="158" calcext:value-type="float">
            <text:p>158</text:p>
          </table:table-cell>
          <table:table-cell office:value-type="float" office:value="0.00003473344" calcext:value-type="float">
            <text:p>3.47334E-05</text:p>
          </table:table-cell>
          <table:table-cell/>
          <table:table-cell table:formula="of:=100*([.D143]-[.H143])/[.D143]" office:value-type="float" office:value="-27.1690654684113" calcext:value-type="float">
            <text:p>-27.1690654684113</text:p>
          </table:table-cell>
          <table:table-cell table:number-columns-repeated="4"/>
        </table:table-row>
        <table:table-row table:style-name="ro1">
          <table:table-cell/>
          <table:table-cell table:formula="of:=[.B94]" office:value-type="float" office:value="162" calcext:value-type="float">
            <text:p>162</text:p>
          </table:table-cell>
          <table:table-cell office:value-type="float" office:value="0.000764026" calcext:value-type="float">
            <text:p>7.64026E-04</text:p>
          </table:table-cell>
          <table:table-cell table:formula="of:=[.C144]/[.$C$205]" office:value-type="float" office:value="0.0000213845366982621" calcext:value-type="float">
            <text:p>2.13845E-05</text:p>
          </table:table-cell>
          <table:table-cell table:number-columns-repeated="2"/>
          <table:table-cell table:style-name="ce4" table:formula="of:=[.G94]" office:value-type="float" office:value="162" calcext:value-type="float">
            <text:p>162</text:p>
          </table:table-cell>
          <table:table-cell office:value-type="float" office:value="0.0000270136" calcext:value-type="float">
            <text:p>2.70136E-05</text:p>
          </table:table-cell>
          <table:table-cell/>
          <table:table-cell table:formula="of:=100*([.D144]-[.H144])/[.D144]" office:value-type="float" office:value="-26.3230547435491" calcext:value-type="float">
            <text:p>-26.3230547435491</text:p>
          </table:table-cell>
          <table:table-cell table:number-columns-repeated="4"/>
        </table:table-row>
        <table:table-row table:style-name="ro1">
          <table:table-cell/>
          <table:table-cell table:formula="of:=[.B95]" office:value-type="float" office:value="166" calcext:value-type="float">
            <text:p>166</text:p>
          </table:table-cell>
          <table:table-cell office:value-type="float" office:value="0.000645455" calcext:value-type="float">
            <text:p>6.45455E-04</text:p>
          </table:table-cell>
          <table:table-cell table:formula="of:=[.C145]/[.$C$205]" office:value-type="float" office:value="0.0000180658199257313" calcext:value-type="float">
            <text:p>1.80658E-05</text:p>
          </table:table-cell>
          <table:table-cell table:number-columns-repeated="2"/>
          <table:table-cell table:style-name="ce4" table:formula="of:=[.G95]" office:value-type="float" office:value="166" calcext:value-type="float">
            <text:p>166</text:p>
          </table:table-cell>
          <table:table-cell office:value-type="float" office:value="0.00002101498" calcext:value-type="float">
            <text:p>2.10150E-05</text:p>
          </table:table-cell>
          <table:table-cell/>
          <table:table-cell table:formula="of:=100*([.D145]-[.H145])/[.D145]" office:value-type="float" office:value="-16.3245293398956" calcext:value-type="float">
            <text:p>-16.3245293398956</text:p>
          </table:table-cell>
          <table:table-cell table:number-columns-repeated="4"/>
        </table:table-row>
        <table:table-row table:style-name="ro1">
          <table:table-cell/>
          <table:table-cell table:formula="of:=[.B96]" office:value-type="float" office:value="170" calcext:value-type="float">
            <text:p>170</text:p>
          </table:table-cell>
          <table:table-cell office:value-type="float" office:value="0.000509948" calcext:value-type="float">
            <text:p>5.09948E-04</text:p>
          </table:table-cell>
          <table:table-cell table:formula="of:=[.C146]/[.$C$205]" office:value-type="float" office:value="0.0000142730767280241" calcext:value-type="float">
            <text:p>1.42731E-05</text:p>
          </table:table-cell>
          <table:table-cell table:number-columns-repeated="2"/>
          <table:table-cell table:style-name="ce4" table:formula="of:=[.G96]" office:value-type="float" office:value="170" calcext:value-type="float">
            <text:p>170</text:p>
          </table:table-cell>
          <table:table-cell office:value-type="float" office:value="0.00001634751" calcext:value-type="float">
            <text:p>1.63475E-05</text:p>
          </table:table-cell>
          <table:table-cell/>
          <table:table-cell table:formula="of:=100*([.D146]-[.H146])/[.D146]" office:value-type="float" office:value="-14.533890004969" calcext:value-type="float">
            <text:p>-14.533890004969</text:p>
          </table:table-cell>
          <table:table-cell table:number-columns-repeated="4"/>
        </table:table-row>
        <table:table-row table:style-name="ro1">
          <table:table-cell/>
          <table:table-cell table:formula="of:=[.B97]" office:value-type="float" office:value="174" calcext:value-type="float">
            <text:p>174</text:p>
          </table:table-cell>
          <table:table-cell office:value-type="float" office:value="0.000395477" calcext:value-type="float">
            <text:p>3.95477E-04</text:p>
          </table:table-cell>
          <table:table-cell table:formula="of:=[.C147]/[.$C$205]" office:value-type="float" office:value="0.0000110691159984328" calcext:value-type="float">
            <text:p>1.10691E-05</text:p>
          </table:table-cell>
          <table:table-cell table:number-columns-repeated="2"/>
          <table:table-cell table:style-name="ce4" table:formula="of:=[.G97]" office:value-type="float" office:value="174" calcext:value-type="float">
            <text:p>174</text:p>
          </table:table-cell>
          <table:table-cell office:value-type="float" office:value="0.00001270846" calcext:value-type="float">
            <text:p>1.27085E-05</text:p>
          </table:table-cell>
          <table:table-cell/>
          <table:table-cell table:formula="of:=100*([.D147]-[.H147])/[.D147]" office:value-type="float" office:value="-14.8100715702981" calcext:value-type="float">
            <text:p>-14.8100715702981</text:p>
          </table:table-cell>
          <table:table-cell table:number-columns-repeated="4"/>
        </table:table-row>
        <table:table-row table:style-name="ro1">
          <table:table-cell/>
          <table:table-cell table:formula="of:=[.B98]" office:value-type="float" office:value="178" calcext:value-type="float">
            <text:p>178</text:p>
          </table:table-cell>
          <table:table-cell office:value-type="float" office:value="0.000308506" calcext:value-type="float">
            <text:p>3.08506E-04</text:p>
          </table:table-cell>
          <table:table-cell table:formula="of:=[.C148]/[.$C$205]" office:value-type="float" office:value="0.00000863486043489888" calcext:value-type="float">
            <text:p>8.63486E-06</text:p>
          </table:table-cell>
          <table:table-cell table:number-columns-repeated="2"/>
          <table:table-cell table:style-name="ce4" table:formula="of:=[.G98]" office:value-type="float" office:value="178" calcext:value-type="float">
            <text:p>178</text:p>
          </table:table-cell>
          <table:table-cell office:value-type="float" office:value="0.000009860604" calcext:value-type="float">
            <text:p>9.86060E-06</text:p>
          </table:table-cell>
          <table:table-cell/>
          <table:table-cell table:formula="of:=100*([.D148]-[.H148])/[.D148]" office:value-type="float" office:value="-14.1952909875314" calcext:value-type="float">
            <text:p>-14.1952909875314</text:p>
          </table:table-cell>
          <table:table-cell table:number-columns-repeated="4"/>
        </table:table-row>
        <table:table-row table:style-name="ro1">
          <table:table-cell/>
          <table:table-cell table:formula="of:=[.B99]" office:value-type="float" office:value="182" calcext:value-type="float">
            <text:p>182</text:p>
          </table:table-cell>
          <table:table-cell office:value-type="float" office:value="0.00027028" calcext:value-type="float">
            <text:p>2.70280E-04</text:p>
          </table:table-cell>
          <table:table-cell table:formula="of:=[.C149]/[.$C$205]" office:value-type="float" office:value="0.00000756494226480026" calcext:value-type="float">
            <text:p>7.56494E-06</text:p>
          </table:table-cell>
          <table:table-cell table:number-columns-repeated="2"/>
          <table:table-cell table:style-name="ce4" table:formula="of:=[.G99]" office:value-type="float" office:value="182" calcext:value-type="float">
            <text:p>182</text:p>
          </table:table-cell>
          <table:table-cell office:value-type="float" office:value="0.00000761489" calcext:value-type="float">
            <text:p>7.61489E-06</text:p>
          </table:table-cell>
          <table:table-cell/>
          <table:table-cell table:formula="of:=100*([.D149]-[.H149])/[.D149]" office:value-type="float" office:value="-0.660252695280234" calcext:value-type="float">
            <text:p>-0.660252695280234</text:p>
          </table:table-cell>
          <table:table-cell table:number-columns-repeated="4"/>
        </table:table-row>
        <table:table-row table:style-name="ro1">
          <table:table-cell/>
          <table:table-cell table:formula="of:=[.B100]" office:value-type="float" office:value="186" calcext:value-type="float">
            <text:p>186</text:p>
          </table:table-cell>
          <table:table-cell office:value-type="float" office:value="0.000208007" calcext:value-type="float">
            <text:p>2.08007E-04</text:p>
          </table:table-cell>
          <table:table-cell table:formula="of:=[.C150]/[.$C$205]" office:value-type="float" office:value="0.00000582196590822224" calcext:value-type="float">
            <text:p>5.82197E-06</text:p>
          </table:table-cell>
          <table:table-cell table:number-columns-repeated="2"/>
          <table:table-cell table:style-name="ce4" table:formula="of:=[.G100]" office:value-type="float" office:value="186" calcext:value-type="float">
            <text:p>186</text:p>
          </table:table-cell>
          <table:table-cell office:value-type="float" office:value="0.000005815863" calcext:value-type="float">
            <text:p>5.81586E-06</text:p>
          </table:table-cell>
          <table:table-cell/>
          <table:table-cell table:formula="of:=100*([.D150]-[.H150])/[.D150]" office:value-type="float" office:value="0.104825557525599" calcext:value-type="float">
            <text:p>0.104825557525599</text:p>
          </table:table-cell>
          <table:table-cell table:number-columns-repeated="4"/>
        </table:table-row>
        <table:table-row table:style-name="ro1">
          <table:table-cell/>
          <table:table-cell table:formula="of:=[.B101]" office:value-type="float" office:value="190" calcext:value-type="float">
            <text:p>190</text:p>
          </table:table-cell>
          <table:table-cell office:value-type="float" office:value="0.0001731" calcext:value-type="float">
            <text:p>1.73100E-04</text:p>
          </table:table-cell>
          <table:table-cell table:formula="of:=[.C151]/[.$C$205]" office:value-type="float" office:value="0.00000484494415434707" calcext:value-type="float">
            <text:p>4.84494E-06</text:p>
          </table:table-cell>
          <table:table-cell table:number-columns-repeated="2"/>
          <table:table-cell table:style-name="ce4" table:formula="of:=[.G101]" office:value-type="float" office:value="190" calcext:value-type="float">
            <text:p>190</text:p>
          </table:table-cell>
          <table:table-cell office:value-type="float" office:value="0.000004328515" calcext:value-type="float">
            <text:p>4.32852E-06</text:p>
          </table:table-cell>
          <table:table-cell/>
          <table:table-cell table:formula="of:=100*([.D151]-[.H151])/[.D151]" office:value-type="float" office:value="10.6591353356201" calcext:value-type="float">
            <text:p>10.6591353356201</text:p>
          </table:table-cell>
          <table:table-cell table:number-columns-repeated="4"/>
        </table:table-row>
        <table:table-row table:style-name="ro1">
          <table:table-cell/>
          <table:table-cell table:formula="of:=[.B102]" office:value-type="float" office:value="194" calcext:value-type="float">
            <text:p>194</text:p>
          </table:table-cell>
          <table:table-cell office:value-type="float" office:value="0.000124144" calcext:value-type="float">
            <text:p>1.24144E-04</text:p>
          </table:table-cell>
          <table:table-cell table:formula="of:=[.C152]/[.$C$205]" office:value-type="float" office:value="0.00000347470102309221" calcext:value-type="float">
            <text:p>3.47470E-06</text:p>
          </table:table-cell>
          <table:table-cell table:number-columns-repeated="2"/>
          <table:table-cell table:style-name="ce4" table:formula="of:=[.G102]" office:value-type="float" office:value="194" calcext:value-type="float">
            <text:p>194</text:p>
          </table:table-cell>
          <table:table-cell office:value-type="float" office:value="0.00000302529" calcext:value-type="float">
            <text:p>3.02529E-06</text:p>
          </table:table-cell>
          <table:table-cell/>
          <table:table-cell table:formula="of:=100*([.D152]-[.H152])/[.D152]" office:value-type="float" office:value="12.9338040915035" calcext:value-type="float">
            <text:p>12.9338040915035</text:p>
          </table:table-cell>
          <table:table-cell table:number-columns-repeated="4"/>
        </table:table-row>
        <table:table-row table:style-name="ro1">
          <table:table-cell/>
          <table:table-cell table:formula="of:=[.B103]" office:value-type="float" office:value="198" calcext:value-type="float">
            <text:p>198</text:p>
          </table:table-cell>
          <table:table-cell office:value-type="float" office:value="0.000090459" calcext:value-type="float">
            <text:p>9.04590E-05</text:p>
          </table:table-cell>
          <table:table-cell table:formula="of:=[.C153]/[.$C$205]" office:value-type="float" office:value="0.00000253188216786875" calcext:value-type="float">
            <text:p>2.53188E-06</text:p>
          </table:table-cell>
          <table:table-cell table:number-columns-repeated="2"/>
          <table:table-cell table:style-name="ce4" table:formula="of:=[.G103]" office:value-type="float" office:value="198" calcext:value-type="float">
            <text:p>198</text:p>
          </table:table-cell>
          <table:table-cell office:value-type="float" office:value="0.000001772383" calcext:value-type="float">
            <text:p>1.77238E-06</text:p>
          </table:table-cell>
          <table:table-cell/>
          <table:table-cell table:formula="of:=100*([.D153]-[.H153])/[.D153]" office:value-type="float" office:value="29.9974136832787" calcext:value-type="float">
            <text:p>29.9974136832787</text:p>
          </table:table-cell>
          <table:table-cell table:number-columns-repeated="4"/>
        </table:table-row>
        <table:table-row table:style-name="ro1">
          <table:table-cell/>
          <table:table-cell table:formula="of:=[.B104]" office:value-type="float" office:value="2" calcext:value-type="float">
            <text:p>2</text:p>
          </table:table-cell>
          <table:table-cell office:value-type="float" office:value="1.05582" calcext:value-type="float">
            <text:p>1.05582E+00</text:p>
          </table:table-cell>
          <table:table-cell table:formula="of:=[.C154]/[.$C$205]" office:value-type="float" office:value="0.0295516403064282" calcext:value-type="float">
            <text:p>2.95516E-02</text:p>
          </table:table-cell>
          <table:table-cell table:style-name="ce6" office:value-type="string" calcext:value-type="string">
            <text:p>Serpent_4g</text:p>
          </table:table-cell>
          <table:table-cell/>
          <table:table-cell table:style-name="ce4" table:formula="of:=[.G104]" office:value-type="float" office:value="2" calcext:value-type="float">
            <text:p>2</text:p>
          </table:table-cell>
          <table:table-cell office:value-type="float" office:value="0.02985878" calcext:value-type="float">
            <text:p>2.98588E-02</text:p>
          </table:table-cell>
          <table:table-cell table:style-name="ce1" office:value-type="string" calcext:value-type="string">
            <text:p>Almost_4g</text:p>
          </table:table-cell>
          <table:table-cell table:formula="of:=100*([.D154]-[.H154])/[.D154]" office:value-type="float" office:value="-1.03933213313035" calcext:value-type="float">
            <text:p>-1.03933213313035</text:p>
          </table:table-cell>
          <table:table-cell table:number-columns-repeated="4"/>
        </table:table-row>
        <table:table-row table:style-name="ro1">
          <table:table-cell/>
          <table:table-cell table:formula="of:=[.B105]" office:value-type="float" office:value="6" calcext:value-type="float">
            <text:p>6</text:p>
          </table:table-cell>
          <table:table-cell office:value-type="float" office:value="1.05364" calcext:value-type="float">
            <text:p>1.05364E+00</text:p>
          </table:table-cell>
          <table:table-cell table:formula="of:=[.C155]/[.$C$205]" office:value-type="float" office:value="0.0294906236787189" calcext:value-type="float">
            <text:p>2.94906E-02</text:p>
          </table:table-cell>
          <table:table-cell table:number-columns-repeated="2"/>
          <table:table-cell table:style-name="ce4" table:formula="of:=[.G105]" office:value-type="float" office:value="6" calcext:value-type="float">
            <text:p>6</text:p>
          </table:table-cell>
          <table:table-cell office:value-type="float" office:value="0.0297726" calcext:value-type="float">
            <text:p>2.97726E-02</text:p>
          </table:table-cell>
          <table:table-cell/>
          <table:table-cell table:formula="of:=100*([.D155]-[.H155])/[.D155]" office:value-type="float" office:value="-0.956155842457046" calcext:value-type="float">
            <text:p>-0.956155842457046</text:p>
          </table:table-cell>
          <table:table-cell table:number-columns-repeated="4"/>
        </table:table-row>
        <table:table-row table:style-name="ro1">
          <table:table-cell/>
          <table:table-cell table:formula="of:=[.B106]" office:value-type="float" office:value="10" calcext:value-type="float">
            <text:p>10</text:p>
          </table:table-cell>
          <table:table-cell office:value-type="float" office:value="1.04989" calcext:value-type="float">
            <text:p>1.04989E+00</text:p>
          </table:table-cell>
          <table:table-cell table:formula="of:=[.C156]/[.$C$205]" office:value-type="float" office:value="0.0293856638833474" calcext:value-type="float">
            <text:p>2.93857E-02</text:p>
          </table:table-cell>
          <table:table-cell table:number-columns-repeated="2"/>
          <table:table-cell table:style-name="ce4" table:formula="of:=[.G106]" office:value-type="float" office:value="10" calcext:value-type="float">
            <text:p>10</text:p>
          </table:table-cell>
          <table:table-cell office:value-type="float" office:value="0.02960049" calcext:value-type="float">
            <text:p>2.96005E-02</text:p>
          </table:table-cell>
          <table:table-cell/>
          <table:table-cell table:formula="of:=100*([.D156]-[.H156])/[.D156]" office:value-type="float" office:value="-0.731057557540147" calcext:value-type="float">
            <text:p>-0.731057557540147</text:p>
          </table:table-cell>
          <table:table-cell table:number-columns-repeated="4"/>
        </table:table-row>
        <table:table-row table:style-name="ro1">
          <table:table-cell/>
          <table:table-cell table:formula="of:=[.B107]" office:value-type="float" office:value="14" calcext:value-type="float">
            <text:p>14</text:p>
          </table:table-cell>
          <table:table-cell office:value-type="float" office:value="1.04079" calcext:value-type="float">
            <text:p>1.04079E+00</text:p>
          </table:table-cell>
          <table:table-cell table:formula="of:=[.C157]/[.$C$205]" office:value-type="float" office:value="0.0291309614465793" calcext:value-type="float">
            <text:p>2.91310E-02</text:p>
          </table:table-cell>
          <table:table-cell table:number-columns-repeated="2"/>
          <table:table-cell table:style-name="ce4" table:formula="of:=[.G107]" office:value-type="float" office:value="14" calcext:value-type="float">
            <text:p>14</text:p>
          </table:table-cell>
          <table:table-cell office:value-type="float" office:value="0.02934293" calcext:value-type="float">
            <text:p>2.93429E-02</text:p>
          </table:table-cell>
          <table:table-cell/>
          <table:table-cell table:formula="of:=100*([.D157]-[.H157])/[.D157]" office:value-type="float" office:value="-0.727640087710001" calcext:value-type="float">
            <text:p>-0.727640087710001</text:p>
          </table:table-cell>
          <table:table-cell table:number-columns-repeated="4"/>
        </table:table-row>
        <table:table-row table:style-name="ro1">
          <table:table-cell/>
          <table:table-cell table:formula="of:=[.B108]" office:value-type="float" office:value="18" calcext:value-type="float">
            <text:p>18</text:p>
          </table:table-cell>
          <table:table-cell office:value-type="float" office:value="1.02816" calcext:value-type="float">
            <text:p>1.02816E+00</text:p>
          </table:table-cell>
          <table:table-cell table:formula="of:=[.C158]/[.$C$205]" office:value-type="float" office:value="0.0287774568557682" calcext:value-type="float">
            <text:p>2.87775E-02</text:p>
          </table:table-cell>
          <table:table-cell table:number-columns-repeated="2"/>
          <table:table-cell table:style-name="ce4" table:formula="of:=[.G108]" office:value-type="float" office:value="18" calcext:value-type="float">
            <text:p>18</text:p>
          </table:table-cell>
          <table:table-cell office:value-type="float" office:value="0.02900063" calcext:value-type="float">
            <text:p>2.90006E-02</text:p>
          </table:table-cell>
          <table:table-cell/>
          <table:table-cell table:formula="of:=100*([.D158]-[.H158])/[.D158]" office:value-type="float" office:value="-0.775513782716484" calcext:value-type="float">
            <text:p>-0.775513782716484</text:p>
          </table:table-cell>
          <table:table-cell table:number-columns-repeated="4"/>
        </table:table-row>
        <table:table-row table:style-name="ro1">
          <table:table-cell/>
          <table:table-cell table:formula="of:=[.B109]" office:value-type="float" office:value="22" calcext:value-type="float">
            <text:p>22</text:p>
          </table:table-cell>
          <table:table-cell office:value-type="float" office:value="1.01508" calcext:value-type="float">
            <text:p>1.01508E+00</text:p>
          </table:table-cell>
          <table:table-cell table:formula="of:=[.C159]/[.$C$205]" office:value-type="float" office:value="0.0284113570895125" calcext:value-type="float">
            <text:p>2.84114E-02</text:p>
          </table:table-cell>
          <table:table-cell table:number-columns-repeated="2"/>
          <table:table-cell table:style-name="ce4" table:formula="of:=[.G109]" office:value-type="float" office:value="22" calcext:value-type="float">
            <text:p>22</text:p>
          </table:table-cell>
          <table:table-cell office:value-type="float" office:value="0.02857455" calcext:value-type="float">
            <text:p>2.85746E-02</text:p>
          </table:table-cell>
          <table:table-cell/>
          <table:table-cell table:formula="of:=100*([.D159]-[.H159])/[.D159]" office:value-type="float" office:value="-0.574393225826226" calcext:value-type="float">
            <text:p>-0.574393225826226</text:p>
          </table:table-cell>
          <table:table-cell table:number-columns-repeated="4"/>
        </table:table-row>
        <table:table-row table:style-name="ro1">
          <table:table-cell/>
          <table:table-cell table:formula="of:=[.B110]" office:value-type="float" office:value="26" calcext:value-type="float">
            <text:p>26</text:p>
          </table:table-cell>
          <table:table-cell office:value-type="float" office:value="0.999077" calcext:value-type="float">
            <text:p>9.99077E-01</text:p>
          </table:table-cell>
          <table:table-cell table:formula="of:=[.C160]/[.$C$205]" office:value-type="float" office:value="0.0279634446614246" calcext:value-type="float">
            <text:p>2.79634E-02</text:p>
          </table:table-cell>
          <table:table-cell table:number-columns-repeated="2"/>
          <table:table-cell table:style-name="ce4" table:formula="of:=[.G110]" office:value-type="float" office:value="26" calcext:value-type="float">
            <text:p>26</text:p>
          </table:table-cell>
          <table:table-cell office:value-type="float" office:value="0.02806588" calcext:value-type="float">
            <text:p>2.80659E-02</text:p>
          </table:table-cell>
          <table:table-cell/>
          <table:table-cell table:formula="of:=100*([.D160]-[.H160])/[.D160]" office:value-type="float" office:value="-0.366318741541425" calcext:value-type="float">
            <text:p>-0.366318741541425</text:p>
          </table:table-cell>
          <table:table-cell table:number-columns-repeated="4"/>
        </table:table-row>
        <table:table-row table:style-name="ro1">
          <table:table-cell/>
          <table:table-cell table:formula="of:=[.B111]" office:value-type="float" office:value="30" calcext:value-type="float">
            <text:p>30</text:p>
          </table:table-cell>
          <table:table-cell office:value-type="float" office:value="0.977635" calcext:value-type="float">
            <text:p>9.77635E-01</text:p>
          </table:table-cell>
          <table:table-cell table:formula="of:=[.C161]/[.$C$205]" office:value-type="float" office:value="0.0273632985461299" calcext:value-type="float">
            <text:p>2.73633E-02</text:p>
          </table:table-cell>
          <table:table-cell table:number-columns-repeated="2"/>
          <table:table-cell table:style-name="ce4" table:formula="of:=[.G111]" office:value-type="float" office:value="30" calcext:value-type="float">
            <text:p>30</text:p>
          </table:table-cell>
          <table:table-cell office:value-type="float" office:value="0.02747607" calcext:value-type="float">
            <text:p>2.74761E-02</text:p>
          </table:table-cell>
          <table:table-cell/>
          <table:table-cell table:formula="of:=100*([.D161]-[.H161])/[.D161]" office:value-type="float" office:value="-0.412126680122049" calcext:value-type="float">
            <text:p>-0.412126680122049</text:p>
          </table:table-cell>
          <table:table-cell table:number-columns-repeated="4"/>
        </table:table-row>
        <table:table-row table:style-name="ro1">
          <table:table-cell/>
          <table:table-cell table:formula="of:=[.B112]" office:value-type="float" office:value="34" calcext:value-type="float">
            <text:p>34</text:p>
          </table:table-cell>
          <table:table-cell office:value-type="float" office:value="0.958715" calcext:value-type="float">
            <text:p>9.58715E-01</text:p>
          </table:table-cell>
          <table:table-cell table:formula="of:=[.C162]/[.$C$205]" office:value-type="float" office:value="0.0268337413918824" calcext:value-type="float">
            <text:p>2.68337E-02</text:p>
          </table:table-cell>
          <table:table-cell table:number-columns-repeated="2"/>
          <table:table-cell table:style-name="ce4" table:formula="of:=[.G112]" office:value-type="float" office:value="34" calcext:value-type="float">
            <text:p>34</text:p>
          </table:table-cell>
          <table:table-cell office:value-type="float" office:value="0.02680676" calcext:value-type="float">
            <text:p>2.68068E-02</text:p>
          </table:table-cell>
          <table:table-cell/>
          <table:table-cell table:formula="of:=100*([.D162]-[.H162])/[.D162]" office:value-type="float" office:value="0.100550241907714" calcext:value-type="float">
            <text:p>0.100550241907714</text:p>
          </table:table-cell>
          <table:table-cell table:number-columns-repeated="4"/>
        </table:table-row>
        <table:table-row table:style-name="ro1">
          <table:table-cell/>
          <table:table-cell table:formula="of:=[.B113]" office:value-type="float" office:value="38" calcext:value-type="float">
            <text:p>38</text:p>
          </table:table-cell>
          <table:table-cell office:value-type="float" office:value="0.935678" calcext:value-type="float">
            <text:p>9.35678E-01</text:p>
          </table:table-cell>
          <table:table-cell table:formula="of:=[.C163]/[.$C$205]" office:value-type="float" office:value="0.0261889523769564" calcext:value-type="float">
            <text:p>2.61890E-02</text:p>
          </table:table-cell>
          <table:table-cell table:number-columns-repeated="2"/>
          <table:table-cell table:style-name="ce4" table:formula="of:=[.G113]" office:value-type="float" office:value="38" calcext:value-type="float">
            <text:p>38</text:p>
          </table:table-cell>
          <table:table-cell office:value-type="float" office:value="0.02605987" calcext:value-type="float">
            <text:p>2.60599E-02</text:p>
          </table:table-cell>
          <table:table-cell/>
          <table:table-cell table:formula="of:=100*([.D163]-[.H163])/[.D163]" office:value-type="float" office:value="0.492888661976385" calcext:value-type="float">
            <text:p>0.492888661976385</text:p>
          </table:table-cell>
          <table:table-cell table:number-columns-repeated="4"/>
        </table:table-row>
        <table:table-row table:style-name="ro1">
          <table:table-cell/>
          <table:table-cell table:formula="of:=[.B114]" office:value-type="float" office:value="42" calcext:value-type="float">
            <text:p>42</text:p>
          </table:table-cell>
          <table:table-cell office:value-type="float" office:value="0.90695" calcext:value-type="float">
            <text:p>9.06950E-01</text:p>
          </table:table-cell>
          <table:table-cell table:formula="of:=[.C164]/[.$C$205]" office:value-type="float" office:value="0.0253848763765747" calcext:value-type="float">
            <text:p>2.53849E-02</text:p>
          </table:table-cell>
          <table:table-cell table:number-columns-repeated="2"/>
          <table:table-cell table:style-name="ce4" table:formula="of:=[.G114]" office:value-type="float" office:value="42" calcext:value-type="float">
            <text:p>42</text:p>
          </table:table-cell>
          <table:table-cell office:value-type="float" office:value="0.02523755" calcext:value-type="float">
            <text:p>2.52376E-02</text:p>
          </table:table-cell>
          <table:table-cell/>
          <table:table-cell table:formula="of:=100*([.D164]-[.H164])/[.D164]" office:value-type="float" office:value="0.580370667909208" calcext:value-type="float">
            <text:p>0.580370667909208</text:p>
          </table:table-cell>
          <table:table-cell table:number-columns-repeated="4"/>
        </table:table-row>
        <table:table-row table:style-name="ro1">
          <table:table-cell/>
          <table:table-cell table:formula="of:=[.B115]" office:value-type="float" office:value="46" calcext:value-type="float">
            <text:p>46</text:p>
          </table:table-cell>
          <table:table-cell office:value-type="float" office:value="0.873837" calcext:value-type="float">
            <text:p>8.73837E-01</text:p>
          </table:table-cell>
          <table:table-cell table:formula="of:=[.C165]/[.$C$205]" office:value-type="float" office:value="0.0244580673888052" calcext:value-type="float">
            <text:p>2.44581E-02</text:p>
          </table:table-cell>
          <table:table-cell table:number-columns-repeated="2"/>
          <table:table-cell table:style-name="ce4" table:formula="of:=[.G115]" office:value-type="float" office:value="46" calcext:value-type="float">
            <text:p>46</text:p>
          </table:table-cell>
          <table:table-cell office:value-type="float" office:value="0.02434219" calcext:value-type="float">
            <text:p>2.43422E-02</text:p>
          </table:table-cell>
          <table:table-cell/>
          <table:table-cell table:formula="of:=100*([.D165]-[.H165])/[.D165]" office:value-type="float" office:value="0.473779824722476" calcext:value-type="float">
            <text:p>0.473779824722476</text:p>
          </table:table-cell>
          <table:table-cell table:number-columns-repeated="4"/>
        </table:table-row>
        <table:table-row table:style-name="ro1">
          <table:table-cell/>
          <table:table-cell table:formula="of:=[.B116]" office:value-type="float" office:value="50" calcext:value-type="float">
            <text:p>50</text:p>
          </table:table-cell>
          <table:table-cell office:value-type="float" office:value="0.840217" calcext:value-type="float">
            <text:p>8.40217E-01</text:p>
          </table:table-cell>
          <table:table-cell table:formula="of:=[.C166]/[.$C$205]" office:value-type="float" office:value="0.0235170678367015" calcext:value-type="float">
            <text:p>2.35171E-02</text:p>
          </table:table-cell>
          <table:table-cell table:number-columns-repeated="2"/>
          <table:table-cell table:style-name="ce4" table:formula="of:=[.G116]" office:value-type="float" office:value="50" calcext:value-type="float">
            <text:p>50</text:p>
          </table:table-cell>
          <table:table-cell office:value-type="float" office:value="0.02337649" calcext:value-type="float">
            <text:p>2.33765E-02</text:p>
          </table:table-cell>
          <table:table-cell/>
          <table:table-cell table:formula="of:=100*([.D166]-[.H166])/[.D166]" office:value-type="float" office:value="0.597769405938051" calcext:value-type="float">
            <text:p>0.597769405938051</text:p>
          </table:table-cell>
          <table:table-cell table:number-columns-repeated="4"/>
        </table:table-row>
        <table:table-row table:style-name="ro1">
          <table:table-cell/>
          <table:table-cell table:formula="of:=[.B117]" office:value-type="float" office:value="54" calcext:value-type="float">
            <text:p>54</text:p>
          </table:table-cell>
          <table:table-cell office:value-type="float" office:value="0.804216" calcext:value-type="float">
            <text:p>8.04216E-01</text:p>
          </table:table-cell>
          <table:table-cell table:formula="of:=[.C167]/[.$C$205]" office:value-type="float" office:value="0.0225094258118566" calcext:value-type="float">
            <text:p>2.25094E-02</text:p>
          </table:table-cell>
          <table:table-cell table:number-columns-repeated="2"/>
          <table:table-cell table:style-name="ce4" table:formula="of:=[.G117]" office:value-type="float" office:value="54" calcext:value-type="float">
            <text:p>54</text:p>
          </table:table-cell>
          <table:table-cell office:value-type="float" office:value="0.02234344" calcext:value-type="float">
            <text:p>2.23434E-02</text:p>
          </table:table-cell>
          <table:table-cell/>
          <table:table-cell table:formula="of:=100*([.D167]-[.H167])/[.D167]" office:value-type="float" office:value="0.737405801658369" calcext:value-type="float">
            <text:p>0.737405801658369</text:p>
          </table:table-cell>
          <table:table-cell table:number-columns-repeated="4"/>
        </table:table-row>
        <table:table-row table:style-name="ro1">
          <table:table-cell/>
          <table:table-cell table:formula="of:=[.B118]" office:value-type="float" office:value="58" calcext:value-type="float">
            <text:p>58</text:p>
          </table:table-cell>
          <table:table-cell office:value-type="float" office:value="0.76615" calcext:value-type="float">
            <text:p>7.66150E-01</text:p>
          </table:table-cell>
          <table:table-cell table:formula="of:=[.C168]/[.$C$205]" office:value-type="float" office:value="0.0214439859263605" calcext:value-type="float">
            <text:p>2.14440E-02</text:p>
          </table:table-cell>
          <table:table-cell table:number-columns-repeated="2"/>
          <table:table-cell table:style-name="ce4" table:formula="of:=[.G118]" office:value-type="float" office:value="58" calcext:value-type="float">
            <text:p>58</text:p>
          </table:table-cell>
          <table:table-cell office:value-type="float" office:value="0.02124649" calcext:value-type="float">
            <text:p>2.12465E-02</text:p>
          </table:table-cell>
          <table:table-cell/>
          <table:table-cell table:formula="of:=100*([.D168]-[.H168])/[.D168]" office:value-type="float" office:value="0.92098515191498" calcext:value-type="float">
            <text:p>0.92098515191498</text:p>
          </table:table-cell>
          <table:table-cell table:number-columns-repeated="4"/>
        </table:table-row>
        <table:table-row table:style-name="ro1">
          <table:table-cell/>
          <table:table-cell table:formula="of:=[.B119]" office:value-type="float" office:value="62" calcext:value-type="float">
            <text:p>62</text:p>
          </table:table-cell>
          <table:table-cell office:value-type="float" office:value="0.727853" calcext:value-type="float">
            <text:p>7.27853E-01</text:p>
          </table:table-cell>
          <table:table-cell table:formula="of:=[.C169]/[.$C$205]" office:value-type="float" office:value="0.0203720805174695" calcext:value-type="float">
            <text:p>2.03721E-02</text:p>
          </table:table-cell>
          <table:table-cell table:number-columns-repeated="2"/>
          <table:table-cell table:style-name="ce4" table:formula="of:=[.G119]" office:value-type="float" office:value="62" calcext:value-type="float">
            <text:p>62</text:p>
          </table:table-cell>
          <table:table-cell office:value-type="float" office:value="0.02008965" calcext:value-type="float">
            <text:p>2.00897E-02</text:p>
          </table:table-cell>
          <table:table-cell/>
          <table:table-cell table:formula="of:=100*([.D169]-[.H169])/[.D169]" office:value-type="float" office:value="1.3863606970694" calcext:value-type="float">
            <text:p>1.3863606970694</text:p>
          </table:table-cell>
          <table:table-cell table:number-columns-repeated="4"/>
        </table:table-row>
        <table:table-row table:style-name="ro1">
          <table:table-cell/>
          <table:table-cell table:formula="of:=[.B120]" office:value-type="float" office:value="66" calcext:value-type="float">
            <text:p>66</text:p>
          </table:table-cell>
          <table:table-cell office:value-type="float" office:value="0.687502" calcext:value-type="float">
            <text:p>6.87502E-01</text:p>
          </table:table-cell>
          <table:table-cell table:formula="of:=[.C170]/[.$C$205]" office:value-type="float" office:value="0.0192426851299937" calcext:value-type="float">
            <text:p>1.92427E-02</text:p>
          </table:table-cell>
          <table:table-cell table:number-columns-repeated="2"/>
          <table:table-cell table:style-name="ce4" table:formula="of:=[.G120]" office:value-type="float" office:value="66" calcext:value-type="float">
            <text:p>66</text:p>
          </table:table-cell>
          <table:table-cell office:value-type="float" office:value="0.01887781" calcext:value-type="float">
            <text:p>1.88778E-02</text:p>
          </table:table-cell>
          <table:table-cell/>
          <table:table-cell table:formula="of:=100*([.D170]-[.H170])/[.D170]" office:value-type="float" office:value="1.89617575472878" calcext:value-type="float">
            <text:p>1.89617575472878</text:p>
          </table:table-cell>
          <table:table-cell table:number-columns-repeated="4"/>
        </table:table-row>
        <table:table-row table:style-name="ro1">
          <table:table-cell/>
          <table:table-cell table:formula="of:=[.B121]" office:value-type="float" office:value="70" calcext:value-type="float">
            <text:p>70</text:p>
          </table:table-cell>
          <table:table-cell office:value-type="float" office:value="0.643165" calcext:value-type="float">
            <text:p>6.43165E-01</text:p>
          </table:table-cell>
          <table:table-cell table:formula="of:=[.C171]/[.$C$205]" office:value-type="float" office:value="0.0180017244773578" calcext:value-type="float">
            <text:p>1.80017E-02</text:p>
          </table:table-cell>
          <table:table-cell table:number-columns-repeated="2"/>
          <table:table-cell table:style-name="ce4" table:formula="of:=[.G121]" office:value-type="float" office:value="70" calcext:value-type="float">
            <text:p>70</text:p>
          </table:table-cell>
          <table:table-cell office:value-type="float" office:value="0.01761721" calcext:value-type="float">
            <text:p>1.76172E-02</text:p>
          </table:table-cell>
          <table:table-cell/>
          <table:table-cell table:formula="of:=100*([.D171]-[.H171])/[.D171]" office:value-type="float" office:value="2.13598690415139" calcext:value-type="float">
            <text:p>2.13598690415139</text:p>
          </table:table-cell>
          <table:table-cell table:number-columns-repeated="4"/>
        </table:table-row>
        <table:table-row table:style-name="ro1">
          <table:table-cell/>
          <table:table-cell table:formula="of:=[.B122]" office:value-type="float" office:value="74" calcext:value-type="float">
            <text:p>74</text:p>
          </table:table-cell>
          <table:table-cell office:value-type="float" office:value="0.597367" calcext:value-type="float">
            <text:p>5.97367E-01</text:p>
          </table:table-cell>
          <table:table-cell table:formula="of:=[.C172]/[.$C$205]" office:value-type="float" office:value="0.0167198714884451" calcext:value-type="float">
            <text:p>1.67199E-02</text:p>
          </table:table-cell>
          <table:table-cell table:number-columns-repeated="2"/>
          <table:table-cell table:style-name="ce4" table:formula="of:=[.G122]" office:value-type="float" office:value="74" calcext:value-type="float">
            <text:p>74</text:p>
          </table:table-cell>
          <table:table-cell office:value-type="float" office:value="0.01631626" calcext:value-type="float">
            <text:p>1.63163E-02</text:p>
          </table:table-cell>
          <table:table-cell/>
          <table:table-cell table:formula="of:=100*([.D172]-[.H172])/[.D172]" office:value-type="float" office:value="2.41396286283669" calcext:value-type="float">
            <text:p>2.41396286283669</text:p>
          </table:table-cell>
          <table:table-cell table:number-columns-repeated="4"/>
        </table:table-row>
        <table:table-row table:style-name="ro1">
          <table:table-cell/>
          <table:table-cell table:formula="of:=[.B123]" office:value-type="float" office:value="78" calcext:value-type="float">
            <text:p>78</text:p>
          </table:table-cell>
          <table:table-cell office:value-type="float" office:value="0.550018" calcext:value-type="float">
            <text:p>5.50018E-01</text:p>
          </table:table-cell>
          <table:table-cell table:formula="of:=[.C173]/[.$C$205]" office:value-type="float" office:value="0.0153946071281668" calcext:value-type="float">
            <text:p>1.53946E-02</text:p>
          </table:table-cell>
          <table:table-cell table:number-columns-repeated="2"/>
          <table:table-cell table:style-name="ce4" table:formula="of:=[.G123]" office:value-type="float" office:value="78" calcext:value-type="float">
            <text:p>78</text:p>
          </table:table-cell>
          <table:table-cell office:value-type="float" office:value="0.01498694" calcext:value-type="float">
            <text:p>1.49869E-02</text:p>
          </table:table-cell>
          <table:table-cell/>
          <table:table-cell table:formula="of:=100*([.D173]-[.H173])/[.D173]" office:value-type="float" office:value="2.6481164785353" calcext:value-type="float">
            <text:p>2.6481164785353</text:p>
          </table:table-cell>
          <table:table-cell table:number-columns-repeated="4"/>
        </table:table-row>
        <table:table-row table:style-name="ro1">
          <table:table-cell/>
          <table:table-cell table:formula="of:=[.B124]" office:value-type="float" office:value="82" calcext:value-type="float">
            <text:p>82</text:p>
          </table:table-cell>
          <table:table-cell office:value-type="float" office:value="0.498902" calcext:value-type="float">
            <text:p>4.98902E-01</text:p>
          </table:table-cell>
          <table:table-cell table:formula="of:=[.C174]/[.$C$205]" office:value-type="float" office:value="0.0139639071547779" calcext:value-type="float">
            <text:p>1.39639E-02</text:p>
          </table:table-cell>
          <table:table-cell table:number-columns-repeated="2"/>
          <table:table-cell table:style-name="ce4" table:formula="of:=[.G124]" office:value-type="float" office:value="82" calcext:value-type="float">
            <text:p>82</text:p>
          </table:table-cell>
          <table:table-cell office:value-type="float" office:value="0.01364702" calcext:value-type="float">
            <text:p>1.36470E-02</text:p>
          </table:table-cell>
          <table:table-cell/>
          <table:table-cell table:formula="of:=100*([.D174]-[.H174])/[.D174]" office:value-type="float" office:value="2.26933014711076" calcext:value-type="float">
            <text:p>2.26933014711076</text:p>
          </table:table-cell>
          <table:table-cell table:number-columns-repeated="4"/>
        </table:table-row>
        <table:table-row table:style-name="ro1">
          <table:table-cell/>
          <table:table-cell table:formula="of:=[.B125]" office:value-type="float" office:value="86" calcext:value-type="float">
            <text:p>86</text:p>
          </table:table-cell>
          <table:table-cell office:value-type="float" office:value="0.450925" calcext:value-type="float">
            <text:p>4.50925E-01</text:p>
          </table:table-cell>
          <table:table-cell table:formula="of:=[.C175]/[.$C$205]" office:value-type="float" office:value="0.0126210655274347" calcext:value-type="float">
            <text:p>1.26211E-02</text:p>
          </table:table-cell>
          <table:table-cell table:number-columns-repeated="2"/>
          <table:table-cell table:style-name="ce4" table:formula="of:=[.G125]" office:value-type="float" office:value="86" calcext:value-type="float">
            <text:p>86</text:p>
          </table:table-cell>
          <table:table-cell office:value-type="float" office:value="0.01232358" calcext:value-type="float">
            <text:p>1.23236E-02</text:p>
          </table:table-cell>
          <table:table-cell/>
          <table:table-cell table:formula="of:=100*([.D175]-[.H175])/[.D175]" office:value-type="float" office:value="2.35705556545977" calcext:value-type="float">
            <text:p>2.35705556545977</text:p>
          </table:table-cell>
          <table:table-cell table:number-columns-repeated="4"/>
        </table:table-row>
        <table:table-row table:style-name="ro1">
          <table:table-cell/>
          <table:table-cell table:formula="of:=[.B126]" office:value-type="float" office:value="90" calcext:value-type="float">
            <text:p>90</text:p>
          </table:table-cell>
          <table:table-cell office:value-type="float" office:value="0.406179" calcext:value-type="float">
            <text:p>4.06179E-01</text:p>
          </table:table-cell>
          <table:table-cell table:formula="of:=[.C176]/[.$C$205]" office:value-type="float" office:value="0.0113686572597836" calcext:value-type="float">
            <text:p>1.13687E-02</text:p>
          </table:table-cell>
          <table:table-cell table:number-columns-repeated="2"/>
          <table:table-cell table:style-name="ce4" table:formula="of:=[.G126]" office:value-type="float" office:value="90" calcext:value-type="float">
            <text:p>90</text:p>
          </table:table-cell>
          <table:table-cell office:value-type="float" office:value="0.01105857" calcext:value-type="float">
            <text:p>1.10586E-02</text:p>
          </table:table-cell>
          <table:table-cell/>
          <table:table-cell table:formula="of:=100*([.D176]-[.H176])/[.D176]" office:value-type="float" office:value="2.72756274287998" calcext:value-type="float">
            <text:p>2.72756274287998</text:p>
          </table:table-cell>
          <table:table-cell table:number-columns-repeated="4"/>
        </table:table-row>
        <table:table-row table:style-name="ro1">
          <table:table-cell/>
          <table:table-cell table:formula="of:=[.B127]" office:value-type="float" office:value="94" calcext:value-type="float">
            <text:p>94</text:p>
          </table:table-cell>
          <table:table-cell office:value-type="float" office:value="0.361791" calcext:value-type="float">
            <text:p>3.61791E-01</text:p>
          </table:table-cell>
          <table:table-cell table:formula="of:=[.C177]/[.$C$205]" office:value-type="float" office:value="0.0101262691539306" calcext:value-type="float">
            <text:p>1.01263E-02</text:p>
          </table:table-cell>
          <table:table-cell table:number-columns-repeated="2"/>
          <table:table-cell table:style-name="ce4" table:formula="of:=[.G127]" office:value-type="float" office:value="94" calcext:value-type="float">
            <text:p>94</text:p>
          </table:table-cell>
          <table:table-cell office:value-type="float" office:value="0.009916985" calcext:value-type="float">
            <text:p>9.91699E-03</text:p>
          </table:table-cell>
          <table:table-cell/>
          <table:table-cell table:formula="of:=100*([.D177]-[.H177])/[.D177]" office:value-type="float" office:value="2.06674492598611" calcext:value-type="float">
            <text:p>2.06674492598611</text:p>
          </table:table-cell>
          <table:table-cell table:number-columns-repeated="4"/>
        </table:table-row>
        <table:table-row table:style-name="ro1">
          <table:table-cell/>
          <table:table-cell table:formula="of:=[.B128]" office:value-type="float" office:value="98" calcext:value-type="float">
            <text:p>98</text:p>
          </table:table-cell>
          <table:table-cell office:value-type="float" office:value="0.326605" calcext:value-type="float">
            <text:p>3.26605E-01</text:p>
          </table:table-cell>
          <table:table-cell table:formula="of:=[.C178]/[.$C$205]" office:value-type="float" office:value="0.00914143839127974" calcext:value-type="float">
            <text:p>9.14144E-03</text:p>
          </table:table-cell>
          <table:table-cell table:number-columns-repeated="2"/>
          <table:table-cell table:style-name="ce4" table:formula="of:=[.G128]" office:value-type="float" office:value="98" calcext:value-type="float">
            <text:p>98</text:p>
          </table:table-cell>
          <table:table-cell office:value-type="float" office:value="0.008998488" calcext:value-type="float">
            <text:p>8.99849E-03</text:p>
          </table:table-cell>
          <table:table-cell/>
          <table:table-cell table:formula="of:=100*([.D178]-[.H178])/[.D178]" office:value-type="float" office:value="1.56376256296939" calcext:value-type="float">
            <text:p>1.56376256296939</text:p>
          </table:table-cell>
          <table:table-cell table:number-columns-repeated="4"/>
        </table:table-row>
        <table:table-row table:style-name="ro1">
          <table:table-cell/>
          <table:table-cell table:formula="of:=[.B129]" office:value-type="float" office:value="102" calcext:value-type="float">
            <text:p>102</text:p>
          </table:table-cell>
          <table:table-cell office:value-type="float" office:value="0.301321" calcext:value-type="float">
            <text:p>3.01321E-01</text:p>
          </table:table-cell>
          <table:table-cell table:formula="of:=[.C179]/[.$C$205]" office:value-type="float" office:value="0.00843375746696714" calcext:value-type="float">
            <text:p>8.43376E-03</text:p>
          </table:table-cell>
          <table:table-cell table:number-columns-repeated="2"/>
          <table:table-cell table:style-name="ce4" table:formula="of:=[.G129]" office:value-type="float" office:value="102" calcext:value-type="float">
            <text:p>102</text:p>
          </table:table-cell>
          <table:table-cell office:value-type="float" office:value="0.008448167" calcext:value-type="float">
            <text:p>8.44817E-03</text:p>
          </table:table-cell>
          <table:table-cell/>
          <table:table-cell table:formula="of:=100*([.D179]-[.H179])/[.D179]" office:value-type="float" office:value="-0.170855435306218" calcext:value-type="float">
            <text:p>-0.170855435306218</text:p>
          </table:table-cell>
          <table:table-cell table:number-columns-repeated="4"/>
        </table:table-row>
        <table:table-row table:style-name="ro1">
          <table:table-cell/>
          <table:table-cell table:formula="of:=[.B130]" office:value-type="float" office:value="106" calcext:value-type="float">
            <text:p>106</text:p>
          </table:table-cell>
          <table:table-cell office:value-type="float" office:value="0.26963" calcext:value-type="float">
            <text:p>2.69630E-01</text:p>
          </table:table-cell>
          <table:table-cell table:formula="of:=[.C180]/[.$C$205]" office:value-type="float" office:value="0.00754674923360254" calcext:value-type="float">
            <text:p>7.54675E-03</text:p>
          </table:table-cell>
          <table:table-cell table:number-columns-repeated="2"/>
          <table:table-cell table:style-name="ce4" table:formula="of:=[.G130]" office:value-type="float" office:value="106" calcext:value-type="float">
            <text:p>106</text:p>
          </table:table-cell>
          <table:table-cell office:value-type="float" office:value="0.007557967" calcext:value-type="float">
            <text:p>7.55797E-03</text:p>
          </table:table-cell>
          <table:table-cell/>
          <table:table-cell table:formula="of:=100*([.D180]-[.H180])/[.D180]" office:value-type="float" office:value="-0.14864368816591" calcext:value-type="float">
            <text:p>-0.14864368816591</text:p>
          </table:table-cell>
          <table:table-cell table:number-columns-repeated="4"/>
        </table:table-row>
        <table:table-row table:style-name="ro1">
          <table:table-cell/>
          <table:table-cell table:formula="of:=[.B131]" office:value-type="float" office:value="110" calcext:value-type="float">
            <text:p>110</text:p>
          </table:table-cell>
          <table:table-cell office:value-type="float" office:value="0.230361" calcext:value-type="float">
            <text:p>2.30361E-01</text:p>
          </table:table-cell>
          <table:table-cell table:formula="of:=[.C181]/[.$C$205]" office:value-type="float" office:value="0.00644763824575127" calcext:value-type="float">
            <text:p>6.44764E-03</text:p>
          </table:table-cell>
          <table:table-cell table:number-columns-repeated="2"/>
          <table:table-cell table:style-name="ce4" table:formula="of:=[.G131]" office:value-type="float" office:value="110" calcext:value-type="float">
            <text:p>110</text:p>
          </table:table-cell>
          <table:table-cell office:value-type="float" office:value="0.006543373" calcext:value-type="float">
            <text:p>6.54337E-03</text:p>
          </table:table-cell>
          <table:table-cell/>
          <table:table-cell table:formula="of:=100*([.D181]-[.H181])/[.D181]" office:value-type="float" office:value="-1.48480343654233" calcext:value-type="float">
            <text:p>-1.48480343654233</text:p>
          </table:table-cell>
          <table:table-cell table:number-columns-repeated="4"/>
        </table:table-row>
        <table:table-row table:style-name="ro1">
          <table:table-cell/>
          <table:table-cell table:formula="of:=[.B132]" office:value-type="float" office:value="114" calcext:value-type="float">
            <text:p>114</text:p>
          </table:table-cell>
          <table:table-cell office:value-type="float" office:value="0.191205" calcext:value-type="float">
            <text:p>1.91205E-01</text:p>
          </table:table-cell>
          <table:table-cell table:formula="of:=[.C182]/[.$C$205]" office:value-type="float" office:value="0.00535169004640053" calcext:value-type="float">
            <text:p>5.35169E-03</text:p>
          </table:table-cell>
          <table:table-cell table:number-columns-repeated="2"/>
          <table:table-cell table:style-name="ce4" table:formula="of:=[.G132]" office:value-type="float" office:value="114" calcext:value-type="float">
            <text:p>114</text:p>
          </table:table-cell>
          <table:table-cell office:value-type="float" office:value="0.00553417" calcext:value-type="float">
            <text:p>5.53417E-03</text:p>
          </table:table-cell>
          <table:table-cell/>
          <table:table-cell table:formula="of:=100*([.D182]-[.H182])/[.D182]" office:value-type="float" office:value="-3.40976312187976" calcext:value-type="float">
            <text:p>-3.40976312187976</text:p>
          </table:table-cell>
          <table:table-cell table:number-columns-repeated="4"/>
        </table:table-row>
        <table:table-row table:style-name="ro1">
          <table:table-cell/>
          <table:table-cell table:formula="of:=[.B133]" office:value-type="float" office:value="118" calcext:value-type="float">
            <text:p>118</text:p>
          </table:table-cell>
          <table:table-cell office:value-type="float" office:value="0.158493" calcext:value-type="float">
            <text:p>1.58493E-01</text:p>
          </table:table-cell>
          <table:table-cell table:formula="of:=[.C183]/[.$C$205]" office:value-type="float" office:value="0.00443610475941612" calcext:value-type="float">
            <text:p>4.43610E-03</text:p>
          </table:table-cell>
          <table:table-cell table:number-columns-repeated="2"/>
          <table:table-cell table:style-name="ce4" table:formula="of:=[.G133]" office:value-type="float" office:value="118" calcext:value-type="float">
            <text:p>118</text:p>
          </table:table-cell>
          <table:table-cell office:value-type="float" office:value="0.004601266" calcext:value-type="float">
            <text:p>4.60127E-03</text:p>
          </table:table-cell>
          <table:table-cell/>
          <table:table-cell table:formula="of:=100*([.D183]-[.H183])/[.D183]" office:value-type="float" office:value="-3.72311407284312" calcext:value-type="float">
            <text:p>-3.72311407284312</text:p>
          </table:table-cell>
          <table:table-cell table:number-columns-repeated="4"/>
        </table:table-row>
        <table:table-row table:style-name="ro1">
          <table:table-cell/>
          <table:table-cell table:formula="of:=[.B134]" office:value-type="float" office:value="122" calcext:value-type="float">
            <text:p>122</text:p>
          </table:table-cell>
          <table:table-cell office:value-type="float" office:value="0.12785" calcext:value-type="float">
            <text:p>1.27850E-01</text:p>
          </table:table-cell>
          <table:table-cell table:formula="of:=[.C184]/[.$C$205]" office:value-type="float" office:value="0.00357842929019799" calcext:value-type="float">
            <text:p>3.57843E-03</text:p>
          </table:table-cell>
          <table:table-cell table:number-columns-repeated="2"/>
          <table:table-cell table:style-name="ce4" table:formula="of:=[.G134]" office:value-type="float" office:value="122" calcext:value-type="float">
            <text:p>122</text:p>
          </table:table-cell>
          <table:table-cell office:value-type="float" office:value="0.003777002" calcext:value-type="float">
            <text:p>3.77700E-03</text:p>
          </table:table-cell>
          <table:table-cell/>
          <table:table-cell table:formula="of:=100*([.D184]-[.H184])/[.D184]" office:value-type="float" office:value="-5.54915840717983" calcext:value-type="float">
            <text:p>-5.54915840717983</text:p>
          </table:table-cell>
          <table:table-cell table:number-columns-repeated="4"/>
        </table:table-row>
        <table:table-row table:style-name="ro1">
          <table:table-cell/>
          <table:table-cell table:formula="of:=[.B135]" office:value-type="float" office:value="126" calcext:value-type="float">
            <text:p>126</text:p>
          </table:table-cell>
          <table:table-cell office:value-type="float" office:value="0.101579" calcext:value-type="float">
            <text:p>1.01579E-01</text:p>
          </table:table-cell>
          <table:table-cell table:formula="of:=[.C185]/[.$C$205]" office:value-type="float" office:value="0.00284312294774362" calcext:value-type="float">
            <text:p>2.84312E-03</text:p>
          </table:table-cell>
          <table:table-cell table:number-columns-repeated="2"/>
          <table:table-cell table:style-name="ce4" table:formula="of:=[.G135]" office:value-type="float" office:value="126" calcext:value-type="float">
            <text:p>126</text:p>
          </table:table-cell>
          <table:table-cell office:value-type="float" office:value="0.003070331" calcext:value-type="float">
            <text:p>3.07033E-03</text:p>
          </table:table-cell>
          <table:table-cell/>
          <table:table-cell table:formula="of:=100*([.D185]-[.H185])/[.D185]" office:value-type="float" office:value="-7.99149584567557" calcext:value-type="float">
            <text:p>-7.99149584567557</text:p>
          </table:table-cell>
          <table:table-cell table:number-columns-repeated="4"/>
        </table:table-row>
        <table:table-row table:style-name="ro1">
          <table:table-cell/>
          <table:table-cell table:formula="of:=[.B136]" office:value-type="float" office:value="130" calcext:value-type="float">
            <text:p>130</text:p>
          </table:table-cell>
          <table:table-cell office:value-type="float" office:value="0.0821531" calcext:value-type="float">
            <text:p>8.21531E-02</text:p>
          </table:table-cell>
          <table:table-cell table:formula="of:=[.C186]/[.$C$205]" office:value-type="float" office:value="0.00229940601736852" calcext:value-type="float">
            <text:p>2.29941E-03</text:p>
          </table:table-cell>
          <table:table-cell table:number-columns-repeated="2"/>
          <table:table-cell table:style-name="ce4" table:formula="of:=[.G136]" office:value-type="float" office:value="130" calcext:value-type="float">
            <text:p>130</text:p>
          </table:table-cell>
          <table:table-cell office:value-type="float" office:value="0.002477124" calcext:value-type="float">
            <text:p>2.47712E-03</text:p>
          </table:table-cell>
          <table:table-cell/>
          <table:table-cell table:formula="of:=100*([.D186]-[.H186])/[.D186]" office:value-type="float" office:value="-7.7288648150477" calcext:value-type="float">
            <text:p>-7.7288648150477</text:p>
          </table:table-cell>
          <table:table-cell table:number-columns-repeated="4"/>
        </table:table-row>
        <table:table-row table:style-name="ro1">
          <table:table-cell/>
          <table:table-cell table:formula="of:=[.B137]" office:value-type="float" office:value="134" calcext:value-type="float">
            <text:p>134</text:p>
          </table:table-cell>
          <table:table-cell office:value-type="float" office:value="0.0649543" calcext:value-type="float">
            <text:p>6.49543E-02</text:p>
          </table:table-cell>
          <table:table-cell table:formula="of:=[.C187]/[.$C$205]" office:value-type="float" office:value="0.00181802400973256" calcext:value-type="float">
            <text:p>1.81802E-03</text:p>
          </table:table-cell>
          <table:table-cell table:number-columns-repeated="2"/>
          <table:table-cell table:style-name="ce4" table:formula="of:=[.G137]" office:value-type="float" office:value="134" calcext:value-type="float">
            <text:p>134</text:p>
          </table:table-cell>
          <table:table-cell office:value-type="float" office:value="0.001986725" calcext:value-type="float">
            <text:p>1.98673E-03</text:p>
          </table:table-cell>
          <table:table-cell/>
          <table:table-cell table:formula="of:=100*([.D187]-[.H187])/[.D187]" office:value-type="float" office:value="-9.27935986347395" calcext:value-type="float">
            <text:p>-9.27935986347395</text:p>
          </table:table-cell>
          <table:table-cell table:number-columns-repeated="4"/>
        </table:table-row>
        <table:table-row table:style-name="ro1">
          <table:table-cell/>
          <table:table-cell table:formula="of:=[.B138]" office:value-type="float" office:value="138" calcext:value-type="float">
            <text:p>138</text:p>
          </table:table-cell>
          <table:table-cell office:value-type="float" office:value="0.0516605" calcext:value-type="float">
            <text:p>5.16605E-02</text:p>
          </table:table-cell>
          <table:table-cell table:formula="of:=[.C188]/[.$C$205]" office:value-type="float" office:value="0.00144594013567676" calcext:value-type="float">
            <text:p>1.44594E-03</text:p>
          </table:table-cell>
          <table:table-cell table:number-columns-repeated="2"/>
          <table:table-cell table:style-name="ce4" table:formula="of:=[.G138]" office:value-type="float" office:value="138" calcext:value-type="float">
            <text:p>138</text:p>
          </table:table-cell>
          <table:table-cell office:value-type="float" office:value="0.001585913" calcext:value-type="float">
            <text:p>1.58591E-03</text:p>
          </table:table-cell>
          <table:table-cell/>
          <table:table-cell table:formula="of:=100*([.D188]-[.H188])/[.D188]" office:value-type="float" office:value="-9.68040521661916" calcext:value-type="float">
            <text:p>-9.68040521661916</text:p>
          </table:table-cell>
          <table:table-cell table:number-columns-repeated="4"/>
        </table:table-row>
        <table:table-row table:style-name="ro1">
          <table:table-cell/>
          <table:table-cell table:formula="of:=[.B139]" office:value-type="float" office:value="142" calcext:value-type="float">
            <text:p>142</text:p>
          </table:table-cell>
          <table:table-cell office:value-type="float" office:value="0.0398653" calcext:value-type="float">
            <text:p>3.98653E-02</text:p>
          </table:table-cell>
          <table:table-cell table:formula="of:=[.C189]/[.$C$205]" office:value-type="float" office:value="0.00111580099477927" calcext:value-type="float">
            <text:p>1.11580E-03</text:p>
          </table:table-cell>
          <table:table-cell table:number-columns-repeated="2"/>
          <table:table-cell table:style-name="ce4" table:formula="of:=[.G139]" office:value-type="float" office:value="142" calcext:value-type="float">
            <text:p>142</text:p>
          </table:table-cell>
          <table:table-cell office:value-type="float" office:value="0.00126115" calcext:value-type="float">
            <text:p>1.26115E-03</text:p>
          </table:table-cell>
          <table:table-cell/>
          <table:table-cell table:formula="of:=100*([.D189]-[.H189])/[.D189]" office:value-type="float" office:value="-13.0264272841485" calcext:value-type="float">
            <text:p>-13.0264272841485</text:p>
          </table:table-cell>
          <table:table-cell table:number-columns-repeated="4"/>
        </table:table-row>
        <table:table-row table:style-name="ro1">
          <table:table-cell/>
          <table:table-cell table:formula="of:=[.B140]" office:value-type="float" office:value="146" calcext:value-type="float">
            <text:p>146</text:p>
          </table:table-cell>
          <table:table-cell office:value-type="float" office:value="0.0304687" calcext:value-type="float">
            <text:p>3.04687E-02</text:p>
          </table:table-cell>
          <table:table-cell table:formula="of:=[.C190]/[.$C$205]" office:value-type="float" office:value="0.000852796937929258" calcext:value-type="float">
            <text:p>8.52797E-04</text:p>
          </table:table-cell>
          <table:table-cell table:number-columns-repeated="2"/>
          <table:table-cell table:style-name="ce4" table:formula="of:=[.G140]" office:value-type="float" office:value="146" calcext:value-type="float">
            <text:p>146</text:p>
          </table:table-cell>
          <table:table-cell office:value-type="float" office:value="0.0009997603" calcext:value-type="float">
            <text:p>9.99760E-04</text:p>
          </table:table-cell>
          <table:table-cell/>
          <table:table-cell table:formula="of:=100*([.D190]-[.H190])/[.D190]" office:value-type="float" office:value="-17.2331015197587" calcext:value-type="float">
            <text:p>-17.2331015197587</text:p>
          </table:table-cell>
          <table:table-cell table:number-columns-repeated="4"/>
        </table:table-row>
        <table:table-row table:style-name="ro1">
          <table:table-cell/>
          <table:table-cell table:formula="of:=[.B141]" office:value-type="float" office:value="150" calcext:value-type="float">
            <text:p>150</text:p>
          </table:table-cell>
          <table:table-cell office:value-type="float" office:value="0.024103" calcext:value-type="float">
            <text:p>2.41030E-02</text:p>
          </table:table-cell>
          <table:table-cell table:formula="of:=[.C191]/[.$C$205]" office:value-type="float" office:value="0.000674625586090279" calcext:value-type="float">
            <text:p>6.74626E-04</text:p>
          </table:table-cell>
          <table:table-cell table:number-columns-repeated="2"/>
          <table:table-cell table:style-name="ce4" table:formula="of:=[.G141]" office:value-type="float" office:value="150" calcext:value-type="float">
            <text:p>150</text:p>
          </table:table-cell>
          <table:table-cell office:value-type="float" office:value="0.0007904721" calcext:value-type="float">
            <text:p>7.90472E-04</text:p>
          </table:table-cell>
          <table:table-cell/>
          <table:table-cell table:formula="of:=100*([.D191]-[.H191])/[.D191]" office:value-type="float" office:value="-17.1719715792425" calcext:value-type="float">
            <text:p>-17.1719715792425</text:p>
          </table:table-cell>
          <table:table-cell table:number-columns-repeated="4"/>
        </table:table-row>
        <table:table-row table:style-name="ro1">
          <table:table-cell/>
          <table:table-cell table:formula="of:=[.B142]" office:value-type="float" office:value="154" calcext:value-type="float">
            <text:p>154</text:p>
          </table:table-cell>
          <table:table-cell office:value-type="float" office:value="0.0188655" calcext:value-type="float">
            <text:p>1.88655E-02</text:p>
          </table:table-cell>
          <table:table-cell table:formula="of:=[.C192]/[.$C$205]" office:value-type="float" office:value="0.000528031738554793" calcext:value-type="float">
            <text:p>5.28032E-04</text:p>
          </table:table-cell>
          <table:table-cell table:number-columns-repeated="2"/>
          <table:table-cell table:style-name="ce4" table:formula="of:=[.G142]" office:value-type="float" office:value="154" calcext:value-type="float">
            <text:p>154</text:p>
          </table:table-cell>
          <table:table-cell office:value-type="float" office:value="0.0006235776" calcext:value-type="float">
            <text:p>6.23578E-04</text:p>
          </table:table-cell>
          <table:table-cell/>
          <table:table-cell table:formula="of:=100*([.D192]-[.H192])/[.D192]" office:value-type="float" office:value="-18.0947194020408" calcext:value-type="float">
            <text:p>-18.0947194020408</text:p>
          </table:table-cell>
          <table:table-cell table:number-columns-repeated="4"/>
        </table:table-row>
        <table:table-row table:style-name="ro1">
          <table:table-cell/>
          <table:table-cell table:formula="of:=[.B143]" office:value-type="float" office:value="158" calcext:value-type="float">
            <text:p>158</text:p>
          </table:table-cell>
          <table:table-cell office:value-type="float" office:value="0.0146644" calcext:value-type="float">
            <text:p>1.46644E-02</text:p>
          </table:table-cell>
          <table:table-cell table:formula="of:=[.C193]/[.$C$205]" office:value-type="float" office:value="0.000410445979532104" calcext:value-type="float">
            <text:p>4.10446E-04</text:p>
          </table:table-cell>
          <table:table-cell table:number-columns-repeated="2"/>
          <table:table-cell table:style-name="ce4" table:formula="of:=[.G143]" office:value-type="float" office:value="158" calcext:value-type="float">
            <text:p>158</text:p>
          </table:table-cell>
          <table:table-cell office:value-type="float" office:value="0.0004908983" calcext:value-type="float">
            <text:p>4.90898E-04</text:p>
          </table:table-cell>
          <table:table-cell/>
          <table:table-cell table:formula="of:=100*([.D193]-[.H193])/[.D193]" office:value-type="float" office:value="-19.6011958893128" calcext:value-type="float">
            <text:p>-19.6011958893128</text:p>
          </table:table-cell>
          <table:table-cell table:number-columns-repeated="4"/>
        </table:table-row>
        <table:table-row table:style-name="ro1">
          <table:table-cell/>
          <table:table-cell table:formula="of:=[.B144]" office:value-type="float" office:value="162" calcext:value-type="float">
            <text:p>162</text:p>
          </table:table-cell>
          <table:table-cell office:value-type="float" office:value="0.0117811" calcext:value-type="float">
            <text:p>1.17811E-02</text:p>
          </table:table-cell>
          <table:table-cell table:formula="of:=[.C194]/[.$C$205]" office:value-type="float" office:value="0.000329744492066887" calcext:value-type="float">
            <text:p>3.29744E-04</text:p>
          </table:table-cell>
          <table:table-cell table:number-columns-repeated="2"/>
          <table:table-cell table:style-name="ce4" table:formula="of:=[.G144]" office:value-type="float" office:value="162" calcext:value-type="float">
            <text:p>162</text:p>
          </table:table-cell>
          <table:table-cell office:value-type="float" office:value="0.0003856466" calcext:value-type="float">
            <text:p>3.85647E-04</text:p>
          </table:table-cell>
          <table:table-cell/>
          <table:table-cell table:formula="of:=100*([.D194]-[.H194])/[.D194]" office:value-type="float" office:value="-16.9531589694523" calcext:value-type="float">
            <text:p>-16.9531589694523</text:p>
          </table:table-cell>
          <table:table-cell table:number-columns-repeated="4"/>
        </table:table-row>
        <table:table-row table:style-name="ro1">
          <table:table-cell/>
          <table:table-cell table:formula="of:=[.B145]" office:value-type="float" office:value="166" calcext:value-type="float">
            <text:p>166</text:p>
          </table:table-cell>
          <table:table-cell office:value-type="float" office:value="0.00918764" calcext:value-type="float">
            <text:p>9.18764E-03</text:p>
          </table:table-cell>
          <table:table-cell table:formula="of:=[.C195]/[.$C$205]" office:value-type="float" office:value="0.000257155417159129" calcext:value-type="float">
            <text:p>2.57155E-04</text:p>
          </table:table-cell>
          <table:table-cell table:number-columns-repeated="2"/>
          <table:table-cell table:style-name="ce4" table:formula="of:=[.G145]" office:value-type="float" office:value="166" calcext:value-type="float">
            <text:p>166</text:p>
          </table:table-cell>
          <table:table-cell office:value-type="float" office:value="0.0003022468" calcext:value-type="float">
            <text:p>3.02247E-04</text:p>
          </table:table-cell>
          <table:table-cell/>
          <table:table-cell table:formula="of:=100*([.D195]-[.H195])/[.D195]" office:value-type="float" office:value="-17.5346812985735" calcext:value-type="float">
            <text:p>-17.5346812985735</text:p>
          </table:table-cell>
          <table:table-cell table:number-columns-repeated="4"/>
        </table:table-row>
        <table:table-row table:style-name="ro1">
          <table:table-cell/>
          <table:table-cell table:formula="of:=[.B146]" office:value-type="float" office:value="170" calcext:value-type="float">
            <text:p>170</text:p>
          </table:table-cell>
          <table:table-cell office:value-type="float" office:value="0.00708313" calcext:value-type="float">
            <text:p>7.08313E-03</text:p>
          </table:table-cell>
          <table:table-cell table:formula="of:=[.C196]/[.$C$205]" office:value-type="float" office:value="0.000198251700103873" calcext:value-type="float">
            <text:p>1.98252E-04</text:p>
          </table:table-cell>
          <table:table-cell table:number-columns-repeated="2"/>
          <table:table-cell table:style-name="ce4" table:formula="of:=[.G146]" office:value-type="float" office:value="170" calcext:value-type="float">
            <text:p>170</text:p>
          </table:table-cell>
          <table:table-cell office:value-type="float" office:value="0.0002361484" calcext:value-type="float">
            <text:p>2.36148E-04</text:p>
          </table:table-cell>
          <table:table-cell/>
          <table:table-cell table:formula="of:=100*([.D196]-[.H196])/[.D196]" office:value-type="float" office:value="-19.115447623537" calcext:value-type="float">
            <text:p>-19.115447623537</text:p>
          </table:table-cell>
          <table:table-cell table:number-columns-repeated="4"/>
        </table:table-row>
        <table:table-row table:style-name="ro1">
          <table:table-cell/>
          <table:table-cell table:formula="of:=[.B147]" office:value-type="float" office:value="174" calcext:value-type="float">
            <text:p>174</text:p>
          </table:table-cell>
          <table:table-cell office:value-type="float" office:value="0.0055791" calcext:value-type="float">
            <text:p>5.57910E-03</text:p>
          </table:table-cell>
          <table:table-cell table:formula="of:=[.C197]/[.$C$205]" office:value-type="float" office:value="0.000156154985161859" calcext:value-type="float">
            <text:p>1.56155E-04</text:p>
          </table:table-cell>
          <table:table-cell table:number-columns-repeated="2"/>
          <table:table-cell table:style-name="ce4" table:formula="of:=[.G147]" office:value-type="float" office:value="174" calcext:value-type="float">
            <text:p>174</text:p>
          </table:table-cell>
          <table:table-cell office:value-type="float" office:value="0.0001836481" calcext:value-type="float">
            <text:p>1.83648E-04</text:p>
          </table:table-cell>
          <table:table-cell/>
          <table:table-cell table:formula="of:=100*([.D197]-[.H197])/[.D197]" office:value-type="float" office:value="-17.6062997986546" calcext:value-type="float">
            <text:p>-17.6062997986546</text:p>
          </table:table-cell>
          <table:table-cell table:number-columns-repeated="4"/>
        </table:table-row>
        <table:table-row table:style-name="ro1">
          <table:table-cell/>
          <table:table-cell table:formula="of:=[.B148]" office:value-type="float" office:value="178" calcext:value-type="float">
            <text:p>178</text:p>
          </table:table-cell>
          <table:table-cell office:value-type="float" office:value="0.0043268" calcext:value-type="float">
            <text:p>4.32680E-03</text:p>
          </table:table-cell>
          <table:table-cell table:formula="of:=[.C198]/[.$C$205]" office:value-type="float" office:value="0.000121104011363541" calcext:value-type="float">
            <text:p>1.21104E-04</text:p>
          </table:table-cell>
          <table:table-cell table:number-columns-repeated="2"/>
          <table:table-cell table:style-name="ce4" table:formula="of:=[.G148]" office:value-type="float" office:value="178" calcext:value-type="float">
            <text:p>178</text:p>
          </table:table-cell>
          <table:table-cell office:value-type="float" office:value="0.0001417279" calcext:value-type="float">
            <text:p>1.41728E-04</text:p>
          </table:table-cell>
          <table:table-cell/>
          <table:table-cell table:formula="of:=100*([.D198]-[.H198])/[.D198]" office:value-type="float" office:value="-17.0298971968391" calcext:value-type="float">
            <text:p>-17.0298971968391</text:p>
          </table:table-cell>
          <table:table-cell table:number-columns-repeated="4"/>
        </table:table-row>
        <table:table-row table:style-name="ro1">
          <table:table-cell/>
          <table:table-cell table:formula="of:=[.B149]" office:value-type="float" office:value="182" calcext:value-type="float">
            <text:p>182</text:p>
          </table:table-cell>
          <table:table-cell office:value-type="float" office:value="0.00351526" calcext:value-type="float">
            <text:p>3.51526E-03</text:p>
          </table:table-cell>
          <table:table-cell table:formula="of:=[.C199]/[.$C$205]" office:value-type="float" office:value="0.0000983895920740039" calcext:value-type="float">
            <text:p>9.83896E-05</text:p>
          </table:table-cell>
          <table:table-cell table:number-columns-repeated="2"/>
          <table:table-cell table:style-name="ce4" table:formula="of:=[.G149]" office:value-type="float" office:value="182" calcext:value-type="float">
            <text:p>182</text:p>
          </table:table-cell>
          <table:table-cell office:value-type="float" office:value="0.0001079134" calcext:value-type="float">
            <text:p>1.07913E-04</text:p>
          </table:table-cell>
          <table:table-cell/>
          <table:table-cell table:formula="of:=100*([.D199]-[.H199])/[.D199]" office:value-type="float" office:value="-9.67969042785825" calcext:value-type="float">
            <text:p>-9.67969042785825</text:p>
          </table:table-cell>
          <table:table-cell table:number-columns-repeated="4"/>
        </table:table-row>
        <table:table-row table:style-name="ro1">
          <table:table-cell/>
          <table:table-cell table:formula="of:=[.B150]" office:value-type="float" office:value="186" calcext:value-type="float">
            <text:p>186</text:p>
          </table:table-cell>
          <table:table-cell office:value-type="float" office:value="0.0026598" calcext:value-type="float">
            <text:p>2.65980E-03</text:p>
          </table:table-cell>
          <table:table-cell table:formula="of:=[.C200]/[.$C$205]" office:value-type="float" office:value="0.0000744458836610764" calcext:value-type="float">
            <text:p>7.44459E-05</text:p>
          </table:table-cell>
          <table:table-cell table:number-columns-repeated="2"/>
          <table:table-cell table:style-name="ce4" table:formula="of:=[.G150]" office:value-type="float" office:value="186" calcext:value-type="float">
            <text:p>186</text:p>
          </table:table-cell>
          <table:table-cell office:value-type="float" office:value="0.00008015128" calcext:value-type="float">
            <text:p>8.01513E-05</text:p>
          </table:table-cell>
          <table:table-cell/>
          <table:table-cell table:formula="of:=100*([.D200]-[.H200])/[.D200]" office:value-type="float" office:value="-7.66381706864822" calcext:value-type="float">
            <text:p>-7.66381706864822</text:p>
          </table:table-cell>
          <table:table-cell table:number-columns-repeated="4"/>
        </table:table-row>
        <table:table-row table:style-name="ro1">
          <table:table-cell/>
          <table:table-cell table:formula="of:=[.B151]" office:value-type="float" office:value="190" calcext:value-type="float">
            <text:p>190</text:p>
          </table:table-cell>
          <table:table-cell office:value-type="float" office:value="0.0019856" calcext:value-type="float">
            <text:p>1.98560E-03</text:p>
          </table:table-cell>
          <table:table-cell table:formula="of:=[.C201]/[.$C$205]" office:value-type="float" office:value="0.0000555755119172244" calcext:value-type="float">
            <text:p>5.55755E-05</text:p>
          </table:table-cell>
          <table:table-cell table:number-columns-repeated="2"/>
          <table:table-cell table:style-name="ce4" table:formula="of:=[.G151]" office:value-type="float" office:value="190" calcext:value-type="float">
            <text:p>190</text:p>
          </table:table-cell>
          <table:table-cell office:value-type="float" office:value="0.00005670543" calcext:value-type="float">
            <text:p>5.67054E-05</text:p>
          </table:table-cell>
          <table:table-cell/>
          <table:table-cell table:formula="of:=100*([.D201]-[.H201])/[.D201]" office:value-type="float" office:value="-2.03312222199333" calcext:value-type="float">
            <text:p>-2.03312222199333</text:p>
          </table:table-cell>
          <table:table-cell table:number-columns-repeated="4"/>
        </table:table-row>
        <table:table-row table:style-name="ro1">
          <table:table-cell/>
          <table:table-cell table:formula="of:=[.B152]" office:value-type="float" office:value="194" calcext:value-type="float">
            <text:p>194</text:p>
          </table:table-cell>
          <table:table-cell office:value-type="float" office:value="0.00127861" calcext:value-type="float">
            <text:p>1.27861E-03</text:p>
          </table:table-cell>
          <table:table-cell table:formula="of:=[.C202]/[.$C$205]" office:value-type="float" office:value="0.0000357873717226442" calcext:value-type="float">
            <text:p>3.57874E-05</text:p>
          </table:table-cell>
          <table:table-cell table:number-columns-repeated="2"/>
          <table:table-cell table:style-name="ce4" table:formula="of:=[.G152]" office:value-type="float" office:value="194" calcext:value-type="float">
            <text:p>194</text:p>
          </table:table-cell>
          <table:table-cell office:value-type="float" office:value="0.00003607405" calcext:value-type="float">
            <text:p>3.60741E-05</text:p>
          </table:table-cell>
          <table:table-cell/>
          <table:table-cell table:formula="of:=100*([.D202]-[.H202])/[.D202]" office:value-type="float" office:value="-0.801059881059798" calcext:value-type="float">
            <text:p>-0.801059881059798</text:p>
          </table:table-cell>
          <table:table-cell table:number-columns-repeated="4"/>
        </table:table-row>
        <table:table-row table:style-name="ro1">
          <table:table-cell/>
          <table:table-cell table:formula="of:=[.B153]" office:value-type="float" office:value="198" calcext:value-type="float">
            <text:p>198</text:p>
          </table:table-cell>
          <table:table-cell office:value-type="float" office:value="0.000512686" calcext:value-type="float">
            <text:p>5.12686E-04</text:p>
          </table:table-cell>
          <table:table-cell table:formula="of:=[.C203]/[.$C$205]" office:value-type="float" office:value="0.0000143497113732847" calcext:value-type="float">
            <text:p>1.43497E-05</text:p>
          </table:table-cell>
          <table:table-cell table:number-columns-repeated="2"/>
          <table:table-cell table:style-name="ce4" table:formula="of:=[.G153]" office:value-type="float" office:value="198" calcext:value-type="float">
            <text:p>198</text:p>
          </table:table-cell>
          <table:table-cell office:value-type="float" office:value="0.00001692934" calcext:value-type="float">
            <text:p>1.69293E-05</text:p>
          </table:table-cell>
          <table:table-cell/>
          <table:table-cell table:formula="of:=100*([.D203]-[.H203])/[.D203]" office:value-type="float" office:value="-17.9768676847249" calcext:value-type="float">
            <text:p>-17.9768676847249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formula="of:=SUM([.C4:.C203])" office:value-type="float" office:value="35.7279659962" calcext:value-type="float">
            <text:p>3.57280E+01</text:p>
          </table:table-cell>
          <table:table-cell table:number-columns-repeated="11"/>
        </table:table-row>
        <table:table-row table:style-name="ro1" table:number-rows-repeated="1048370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diff10" table:style-name="ta1">
        <table:shapes>
          <draw:frame draw:z-index="0" draw:style-name="gr1" draw:text-style-name="P1" svg:width="16.022cm" svg:height="9.004cm" svg:x="26.399cm" svg:y="1.355cm">
            <draw:object draw:notify-on-update-of-ranges="diff10.G3:diff10.G3 diff10.G4:diff10.G53 diff10.C4:diff10.C53 diff10.H3:diff10.H3 diff10.H4:diff10.H53 diff10.C4:diff10.C53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1" table:number-columns-repeated="7" table:default-cell-style-name="Default"/>
        <table:table-row table:style-name="ro1">
          <table:table-cell table:number-columns-repeated="15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2"/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raw flux</text:p>
          </table:table-cell>
          <table:table-cell table:style-name="ce6" office:value-type="string" calcext:value-type="string">
            <text:p>Volume</text:p>
          </table:table-cell>
          <table:table-cell table:style-name="ce6" office:value-type="string" calcext:value-type="string">
            <text:p>raw flux \ Volume</text:p>
          </table:table-cell>
          <table:table-cell table:style-name="ce6" office:value-type="string" calcext:value-type="string">
            <text:p>Serpent</text:p>
          </table:table-cell>
          <table:table-cell table:style-name="ce6" office:value-type="string" calcext:value-type="string">
            <text:p>Almost</text:p>
          </table:table-cell>
          <table:table-cell/>
          <table:table-cell office:value-type="string" calcext:value-type="string">
            <text:p>Rel Error %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.00000E+00</text:p>
          </table:table-cell>
          <table:table-cell office:value-type="float" office:value="0.0600285" calcext:value-type="float">
            <text:p>6.00285E-02</text:p>
          </table:table-cell>
          <table:table-cell office:value-type="float" office:value="12.56637" calcext:value-type="float">
            <text:p>1.25664E+01</text:p>
          </table:table-cell>
          <table:table-cell table:formula="of:=[.D4]/[.E4]" office:value-type="float" office:value="0.0047769164842353" calcext:value-type="float">
            <text:p>4.77692E-03</text:p>
          </table:table-cell>
          <table:table-cell table:formula="of:=[.F4]/[.$F$55]" office:value-type="float" office:value="0.0322785517901897" calcext:value-type="float">
            <text:p>3.22786E-02</text:p>
          </table:table-cell>
          <table:table-cell office:value-type="float" office:value="0.03229032" calcext:value-type="float">
            <text:p>3.22903E-02</text:p>
          </table:table-cell>
          <table:table-cell/>
          <table:table-cell table:formula="of:=100*([.G4]-[.H4])/[.G4]" office:value-type="float" office:value="-0.0364582955480244" calcext:value-type="float">
            <text:p>-0.0364582955480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" calcext:value-type="float">
            <text:p>3.00000E+00</text:p>
          </table:table-cell>
          <table:table-cell office:value-type="float" office:value="0.178299" calcext:value-type="float">
            <text:p>1.78299E-01</text:p>
          </table:table-cell>
          <table:table-cell office:value-type="float" office:value="37.69911" calcext:value-type="float">
            <text:p>3.76991E+01</text:p>
          </table:table-cell>
          <table:table-cell table:formula="of:=[.D5]/[.E5]" office:value-type="float" office:value="0.00472952809761292" calcext:value-type="float">
            <text:p>4.72953E-03</text:p>
          </table:table-cell>
          <table:table-cell table:formula="of:=[.F5]/[.$F$55]" office:value-type="float" office:value="0.0319583392646217" calcext:value-type="float">
            <text:p>3.19583E-02</text:p>
          </table:table-cell>
          <table:table-cell office:value-type="float" office:value="0.03225312" calcext:value-type="float">
            <text:p>3.22531E-02</text:p>
          </table:table-cell>
          <table:table-cell/>
          <table:table-cell table:formula="of:=100*([.G5]-[.H5])/[.G5]" office:value-type="float" office:value="-0.922390656590239" calcext:value-type="float">
            <text:p>-0.92239065659023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" calcext:value-type="float">
            <text:p>5.00000E+00</text:p>
          </table:table-cell>
          <table:table-cell office:value-type="float" office:value="0.295726" calcext:value-type="float">
            <text:p>2.95726E-01</text:p>
          </table:table-cell>
          <table:table-cell office:value-type="float" office:value="62.83185" calcext:value-type="float">
            <text:p>6.28319E+01</text:p>
          </table:table-cell>
          <table:table-cell table:formula="of:=[.D6]/[.E6]" office:value-type="float" office:value="0.00470662570018231" calcext:value-type="float">
            <text:p>4.70663E-03</text:p>
          </table:table-cell>
          <table:table-cell table:formula="of:=[.F6]/[.$F$55]" office:value-type="float" office:value="0.031803583320275" calcext:value-type="float">
            <text:p>3.18036E-02</text:p>
          </table:table-cell>
          <table:table-cell office:value-type="float" office:value="0.03217879" calcext:value-type="float">
            <text:p>3.21788E-02</text:p>
          </table:table-cell>
          <table:table-cell/>
          <table:table-cell table:formula="of:=100*([.G6]-[.H6])/[.G6]" office:value-type="float" office:value="-1.17976228007552" calcext:value-type="float">
            <text:p>-1.179762280075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" calcext:value-type="float">
            <text:p>7.00000E+00</text:p>
          </table:table-cell>
          <table:table-cell office:value-type="float" office:value="0.413015" calcext:value-type="float">
            <text:p>4.13015E-01</text:p>
          </table:table-cell>
          <table:table-cell office:value-type="float" office:value="87.96459" calcext:value-type="float">
            <text:p>8.79646E+01</text:p>
          </table:table-cell>
          <table:table-cell table:formula="of:=[.D7]/[.E7]" office:value-type="float" office:value="0.00469524157391059" calcext:value-type="float">
            <text:p>4.69524E-03</text:p>
          </table:table-cell>
          <table:table-cell table:formula="of:=[.F7]/[.$F$55]" office:value-type="float" office:value="0.0317266585696204" calcext:value-type="float">
            <text:p>3.17267E-02</text:p>
          </table:table-cell>
          <table:table-cell office:value-type="float" office:value="0.03206748" calcext:value-type="float">
            <text:p>3.20675E-02</text:p>
          </table:table-cell>
          <table:table-cell/>
          <table:table-cell table:formula="of:=100*([.G7]-[.H7])/[.G7]" office:value-type="float" office:value="-1.0742430679604" calcext:value-type="float">
            <text:p>-1.074243067960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" calcext:value-type="float">
            <text:p>9.00000E+00</text:p>
          </table:table-cell>
          <table:table-cell office:value-type="float" office:value="0.527641" calcext:value-type="float">
            <text:p>5.27641E-01</text:p>
          </table:table-cell>
          <table:table-cell office:value-type="float" office:value="113.0973" calcext:value-type="float">
            <text:p>1.13097E+02</text:p>
          </table:table-cell>
          <table:table-cell table:formula="of:=[.D8]/[.E8]" office:value-type="float" office:value="0.0046653722060562" calcext:value-type="float">
            <text:p>4.66537E-03</text:p>
          </table:table-cell>
          <table:table-cell table:formula="of:=[.F8]/[.$F$55]" office:value-type="float" office:value="0.0315248254539672" calcext:value-type="float">
            <text:p>3.15248E-02</text:p>
          </table:table-cell>
          <table:table-cell office:value-type="float" office:value="0.03191942" calcext:value-type="float">
            <text:p>3.19194E-02</text:p>
          </table:table-cell>
          <table:table-cell/>
          <table:table-cell table:formula="of:=100*([.G8]-[.H8])/[.G8]" office:value-type="float" office:value="-1.25169462590359" calcext:value-type="float">
            <text:p>-1.2516946259035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1" calcext:value-type="float">
            <text:p>1.10000E+01</text:p>
          </table:table-cell>
          <table:table-cell office:value-type="float" office:value="0.643322" calcext:value-type="float">
            <text:p>6.43322E-01</text:p>
          </table:table-cell>
          <table:table-cell office:value-type="float" office:value="138.2301" calcext:value-type="float">
            <text:p>1.38230E+02</text:p>
          </table:table-cell>
          <table:table-cell table:formula="of:=[.D9]/[.E9]" office:value-type="float" office:value="0.00465399359473805" calcext:value-type="float">
            <text:p>4.65399E-03</text:p>
          </table:table-cell>
          <table:table-cell table:formula="of:=[.F9]/[.$F$55]" office:value-type="float" office:value="0.0314479379689242" calcext:value-type="float">
            <text:p>3.14479E-02</text:p>
          </table:table-cell>
          <table:table-cell office:value-type="float" office:value="0.03173489" calcext:value-type="float">
            <text:p>3.17349E-02</text:p>
          </table:table-cell>
          <table:table-cell/>
          <table:table-cell table:formula="of:=100*([.G9]-[.H9])/[.G9]" office:value-type="float" office:value="-0.91246692027746" calcext:value-type="float">
            <text:p>-0.9124669202774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3" calcext:value-type="float">
            <text:p>1.30000E+01</text:p>
          </table:table-cell>
          <table:table-cell office:value-type="float" office:value="0.753344" calcext:value-type="float">
            <text:p>7.53344E-01</text:p>
          </table:table-cell>
          <table:table-cell office:value-type="float" office:value="163.3628" calcext:value-type="float">
            <text:p>1.63363E+02</text:p>
          </table:table-cell>
          <table:table-cell table:formula="of:=[.D10]/[.E10]" office:value-type="float" office:value="0.00461147825575957" calcext:value-type="float">
            <text:p>4.61148E-03</text:p>
          </table:table-cell>
          <table:table-cell table:formula="of:=[.F10]/[.$F$55]" office:value-type="float" office:value="0.0311606535720495" calcext:value-type="float">
            <text:p>3.11607E-02</text:p>
          </table:table-cell>
          <table:table-cell office:value-type="float" office:value="0.03151426" calcext:value-type="float">
            <text:p>3.15143E-02</text:p>
          </table:table-cell>
          <table:table-cell/>
          <table:table-cell table:formula="of:=100*([.G10]-[.H10])/[.G10]" office:value-type="float" office:value="-1.13478501705001" calcext:value-type="float">
            <text:p>-1.1347850170500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5" calcext:value-type="float">
            <text:p>1.50000E+01</text:p>
          </table:table-cell>
          <table:table-cell office:value-type="float" office:value="0.863603" calcext:value-type="float">
            <text:p>8.63603E-01</text:p>
          </table:table-cell>
          <table:table-cell office:value-type="float" office:value="188.4956" calcext:value-type="float">
            <text:p>1.88496E+02</text:p>
          </table:table-cell>
          <table:table-cell table:formula="of:=[.D11]/[.E11]" office:value-type="float" office:value="0.00458155521932607" calcext:value-type="float">
            <text:p>4.58156E-03</text:p>
          </table:table-cell>
          <table:table-cell table:formula="of:=[.F11]/[.$F$55]" office:value-type="float" office:value="0.0309584578073913" calcext:value-type="float">
            <text:p>3.09585E-02</text:p>
          </table:table-cell>
          <table:table-cell office:value-type="float" office:value="0.03125797" calcext:value-type="float">
            <text:p>3.12580E-02</text:p>
          </table:table-cell>
          <table:table-cell/>
          <table:table-cell table:formula="of:=100*([.G11]-[.H11])/[.G11]" office:value-type="float" office:value="-0.96746483456031" calcext:value-type="float">
            <text:p>-0.9674648345603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7" calcext:value-type="float">
            <text:p>1.70000E+01</text:p>
          </table:table-cell>
          <table:table-cell office:value-type="float" office:value="0.970049" calcext:value-type="float">
            <text:p>9.70049E-01</text:p>
          </table:table-cell>
          <table:table-cell office:value-type="float" office:value="213.6283" calcext:value-type="float">
            <text:p>2.13628E+02</text:p>
          </table:table-cell>
          <table:table-cell table:formula="of:=[.D12]/[.E12]" office:value-type="float" office:value="0.00454082628565597" calcext:value-type="float">
            <text:p>4.54083E-03</text:p>
          </table:table-cell>
          <table:table-cell table:formula="of:=[.F12]/[.$F$55]" office:value-type="float" office:value="0.0306832444978917" calcext:value-type="float">
            <text:p>3.06832E-02</text:p>
          </table:table-cell>
          <table:table-cell office:value-type="float" office:value="0.0309665" calcext:value-type="float">
            <text:p>3.09665E-02</text:p>
          </table:table-cell>
          <table:table-cell/>
          <table:table-cell table:formula="of:=100*([.G12]-[.H12])/[.G12]" office:value-type="float" office:value="-0.923160202721547" calcext:value-type="float">
            <text:p>-0.92316020272154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9" calcext:value-type="float">
            <text:p>1.90000E+01</text:p>
          </table:table-cell>
          <table:table-cell office:value-type="float" office:value="1.07387" calcext:value-type="float">
            <text:p>1.07387E+00</text:p>
          </table:table-cell>
          <table:table-cell office:value-type="float" office:value="238.761" calcext:value-type="float">
            <text:p>2.38761E+02</text:p>
          </table:table-cell>
          <table:table-cell table:formula="of:=[.D13]/[.E13]" office:value-type="float" office:value="0.0044976775939119" calcext:value-type="float">
            <text:p>4.49768E-03</text:p>
          </table:table-cell>
          <table:table-cell table:formula="of:=[.F13]/[.$F$55]" office:value-type="float" office:value="0.0303916804134585" calcext:value-type="float">
            <text:p>3.03917E-02</text:p>
          </table:table-cell>
          <table:table-cell office:value-type="float" office:value="0.03064045" calcext:value-type="float">
            <text:p>3.06405E-02</text:p>
          </table:table-cell>
          <table:table-cell/>
          <table:table-cell table:formula="of:=100*([.G13]-[.H13])/[.G13]" office:value-type="float" office:value="-0.818545020075025" calcext:value-type="float">
            <text:p>-0.81854502007502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1" calcext:value-type="float">
            <text:p>2.10000E+01</text:p>
          </table:table-cell>
          <table:table-cell office:value-type="float" office:value="1.17277" calcext:value-type="float">
            <text:p>1.17277E+00</text:p>
          </table:table-cell>
          <table:table-cell office:value-type="float" office:value="263.8938" calcext:value-type="float">
            <text:p>2.63894E+02</text:p>
          </table:table-cell>
          <table:table-cell table:formula="of:=[.D14]/[.E14]" office:value-type="float" office:value="0.00444409834562237" calcext:value-type="float">
            <text:p>4.44410E-03</text:p>
          </table:table-cell>
          <table:table-cell table:formula="of:=[.F14]/[.$F$55]" office:value-type="float" office:value="0.0300296350340803" calcext:value-type="float">
            <text:p>3.00296E-02</text:p>
          </table:table-cell>
          <table:table-cell office:value-type="float" office:value="0.03028044" calcext:value-type="float">
            <text:p>3.02804E-02</text:p>
          </table:table-cell>
          <table:table-cell/>
          <table:table-cell table:formula="of:=100*([.G14]-[.H14])/[.G14]" office:value-type="float" office:value="-0.835191522091788" calcext:value-type="float">
            <text:p>-0.8351915220917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3" calcext:value-type="float">
            <text:p>2.30000E+01</text:p>
          </table:table-cell>
          <table:table-cell office:value-type="float" office:value="1.26492" calcext:value-type="float">
            <text:p>1.26492E+00</text:p>
          </table:table-cell>
          <table:table-cell office:value-type="float" office:value="289.0265" calcext:value-type="float">
            <text:p>2.89027E+02</text:p>
          </table:table-cell>
          <table:table-cell table:formula="of:=[.D15]/[.E15]" office:value-type="float" office:value="0.0043764845092059" calcext:value-type="float">
            <text:p>4.37648E-03</text:p>
          </table:table-cell>
          <table:table-cell table:formula="of:=[.F15]/[.$F$55]" office:value-type="float" office:value="0.0295727552188888" calcext:value-type="float">
            <text:p>2.95728E-02</text:p>
          </table:table-cell>
          <table:table-cell office:value-type="float" office:value="0.02988717" calcext:value-type="float">
            <text:p>2.98872E-02</text:p>
          </table:table-cell>
          <table:table-cell/>
          <table:table-cell table:formula="of:=100*([.G15]-[.H15])/[.G15]" office:value-type="float" office:value="-1.06319069286563" calcext:value-type="float">
            <text:p>-1.0631906928656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5" calcext:value-type="float">
            <text:p>2.50000E+01</text:p>
          </table:table-cell>
          <table:table-cell office:value-type="float" office:value="1.3528" calcext:value-type="float">
            <text:p>1.35280E+00</text:p>
          </table:table-cell>
          <table:table-cell office:value-type="float" office:value="314.1593" calcext:value-type="float">
            <text:p>3.14159E+02</text:p>
          </table:table-cell>
          <table:table-cell table:formula="of:=[.D16]/[.E16]" office:value-type="float" office:value="0.00430609566547926" calcext:value-type="float">
            <text:p>4.30610E-03</text:p>
          </table:table-cell>
          <table:table-cell table:formula="of:=[.F16]/[.$F$55]" office:value-type="float" office:value="0.0290971241407278" calcext:value-type="float">
            <text:p>2.90971E-02</text:p>
          </table:table-cell>
          <table:table-cell office:value-type="float" office:value="0.0294614" calcext:value-type="float">
            <text:p>2.94614E-02</text:p>
          </table:table-cell>
          <table:table-cell/>
          <table:table-cell table:formula="of:=100*([.G16]-[.H16])/[.G16]" office:value-type="float" office:value="-1.25193080082533" calcext:value-type="float">
            <text:p>-1.2519308008253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7" calcext:value-type="float">
            <text:p>2.70000E+01</text:p>
          </table:table-cell>
          <table:table-cell office:value-type="float" office:value="1.43604" calcext:value-type="float">
            <text:p>1.43604E+00</text:p>
          </table:table-cell>
          <table:table-cell office:value-type="float" office:value="339.292" calcext:value-type="float">
            <text:p>3.39292E+02</text:p>
          </table:table-cell>
          <table:table-cell table:formula="of:=[.D17]/[.E17]" office:value-type="float" office:value="0.00423246053546797" calcext:value-type="float">
            <text:p>4.23246E-03</text:p>
          </table:table-cell>
          <table:table-cell table:formula="of:=[.F17]/[.$F$55]" office:value-type="float" office:value="0.0285995572761007" calcext:value-type="float">
            <text:p>2.85996E-02</text:p>
          </table:table-cell>
          <table:table-cell office:value-type="float" office:value="0.02900395" calcext:value-type="float">
            <text:p>2.90040E-02</text:p>
          </table:table-cell>
          <table:table-cell/>
          <table:table-cell table:formula="of:=100*([.G17]-[.H17])/[.G17]" office:value-type="float" office:value="-1.41398246132031" calcext:value-type="float">
            <text:p>-1.4139824613203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9" calcext:value-type="float">
            <text:p>2.90000E+01</text:p>
          </table:table-cell>
          <table:table-cell office:value-type="float" office:value="1.51864" calcext:value-type="float">
            <text:p>1.51864E+00</text:p>
          </table:table-cell>
          <table:table-cell office:value-type="float" office:value="364.4247" calcext:value-type="float">
            <text:p>3.64425E+02</text:p>
          </table:table-cell>
          <table:table-cell table:formula="of:=[.D18]/[.E18]" office:value-type="float" office:value="0.00416722576707891" calcext:value-type="float">
            <text:p>4.16723E-03</text:p>
          </table:table-cell>
          <table:table-cell table:formula="of:=[.F18]/[.$F$55]" office:value-type="float" office:value="0.028158753285301" calcext:value-type="float">
            <text:p>2.81588E-02</text:p>
          </table:table-cell>
          <table:table-cell office:value-type="float" office:value="0.02851568" calcext:value-type="float">
            <text:p>2.85157E-02</text:p>
          </table:table-cell>
          <table:table-cell/>
          <table:table-cell table:formula="of:=100*([.G18]-[.H18])/[.G18]" office:value-type="float" office:value="-1.26755155344643" calcext:value-type="float">
            <text:p>-1.2675515534464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1" calcext:value-type="float">
            <text:p>3.10000E+01</text:p>
          </table:table-cell>
          <table:table-cell office:value-type="float" office:value="1.5963" calcext:value-type="float">
            <text:p>1.59630E+00</text:p>
          </table:table-cell>
          <table:table-cell office:value-type="float" office:value="389.5575" calcext:value-type="float">
            <text:p>3.89558E+02</text:p>
          </table:table-cell>
          <table:table-cell table:formula="of:=[.D19]/[.E19]" office:value-type="float" office:value="0.00409772626634066" calcext:value-type="float">
            <text:p>4.09773E-03</text:p>
          </table:table-cell>
          <table:table-cell table:formula="of:=[.F19]/[.$F$55]" office:value-type="float" office:value="0.0276891316703167" calcext:value-type="float">
            <text:p>2.76891E-02</text:p>
          </table:table-cell>
          <table:table-cell office:value-type="float" office:value="0.02799753" calcext:value-type="float">
            <text:p>2.79975E-02</text:p>
          </table:table-cell>
          <table:table-cell/>
          <table:table-cell table:formula="of:=100*([.G19]-[.H19])/[.G19]" office:value-type="float" office:value="-1.11378837500323" calcext:value-type="float">
            <text:p>-1.1137883750032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3" calcext:value-type="float">
            <text:p>3.30000E+01</text:p>
          </table:table-cell>
          <table:table-cell office:value-type="float" office:value="1.65978" calcext:value-type="float">
            <text:p>1.65978E+00</text:p>
          </table:table-cell>
          <table:table-cell office:value-type="float" office:value="414.6902" calcext:value-type="float">
            <text:p>4.14690E+02</text:p>
          </table:table-cell>
          <table:table-cell table:formula="of:=[.D20]/[.E20]" office:value-type="float" office:value="0.00400245773833093" calcext:value-type="float">
            <text:p>4.00246E-03</text:p>
          </table:table-cell>
          <table:table-cell table:formula="of:=[.F20]/[.$F$55]" office:value-type="float" office:value="0.0270453837367939" calcext:value-type="float">
            <text:p>2.70454E-02</text:p>
          </table:table-cell>
          <table:table-cell office:value-type="float" office:value="0.02745047" calcext:value-type="float">
            <text:p>2.74505E-02</text:p>
          </table:table-cell>
          <table:table-cell/>
          <table:table-cell table:formula="of:=100*([.G20]-[.H20])/[.G20]" office:value-type="float" office:value="-1.4978018694368" calcext:value-type="float">
            <text:p>-1.497801869436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5" calcext:value-type="float">
            <text:p>3.50000E+01</text:p>
          </table:table-cell>
          <table:table-cell office:value-type="float" office:value="1.72746" calcext:value-type="float">
            <text:p>1.72746E+00</text:p>
          </table:table-cell>
          <table:table-cell office:value-type="float" office:value="439.823" calcext:value-type="float">
            <text:p>4.39823E+02</text:p>
          </table:table-cell>
          <table:table-cell table:formula="of:=[.D21]/[.E21]" office:value-type="float" office:value="0.00392762543113934" calcext:value-type="float">
            <text:p>3.92763E-03</text:p>
          </table:table-cell>
          <table:table-cell table:formula="of:=[.F21]/[.$F$55]" office:value-type="float" office:value="0.0265397273136108" calcext:value-type="float">
            <text:p>2.65397E-02</text:p>
          </table:table-cell>
          <table:table-cell office:value-type="float" office:value="0.02687552" calcext:value-type="float">
            <text:p>2.68755E-02</text:p>
          </table:table-cell>
          <table:table-cell/>
          <table:table-cell table:formula="of:=100*([.G21]-[.H21])/[.G21]" office:value-type="float" office:value="-1.26524542781176" calcext:value-type="float">
            <text:p>-1.2652454278117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7" calcext:value-type="float">
            <text:p>3.70000E+01</text:p>
          </table:table-cell>
          <table:table-cell office:value-type="float" office:value="1.78719" calcext:value-type="float">
            <text:p>1.78719E+00</text:p>
          </table:table-cell>
          <table:table-cell office:value-type="float" office:value="464.9557" calcext:value-type="float">
            <text:p>4.64956E+02</text:p>
          </table:table-cell>
          <table:table-cell table:formula="of:=[.D22]/[.E22]" office:value-type="float" office:value="0.00384378554774143" calcext:value-type="float">
            <text:p>3.84379E-03</text:p>
          </table:table-cell>
          <table:table-cell table:formula="of:=[.F22]/[.$F$55]" office:value-type="float" office:value="0.0259732049498069" calcext:value-type="float">
            <text:p>2.59732E-02</text:p>
          </table:table-cell>
          <table:table-cell office:value-type="float" office:value="0.02627375" calcext:value-type="float">
            <text:p>2.62738E-02</text:p>
          </table:table-cell>
          <table:table-cell/>
          <table:table-cell table:formula="of:=100*([.G22]-[.H22])/[.G22]" office:value-type="float" office:value="-1.15713501962476" calcext:value-type="float">
            <text:p>-1.1571350196247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9" calcext:value-type="float">
            <text:p>3.90000E+01</text:p>
          </table:table-cell>
          <table:table-cell office:value-type="float" office:value="1.84116" calcext:value-type="float">
            <text:p>1.84116E+00</text:p>
          </table:table-cell>
          <table:table-cell office:value-type="float" office:value="490.0885" calcext:value-type="float">
            <text:p>4.90089E+02</text:p>
          </table:table-cell>
          <table:table-cell table:formula="of:=[.D23]/[.E23]" office:value-type="float" office:value="0.0037567908653233" calcext:value-type="float">
            <text:p>3.75679E-03</text:p>
          </table:table-cell>
          <table:table-cell table:formula="of:=[.F23]/[.$F$55]" office:value-type="float" office:value="0.0253853649967385" calcext:value-type="float">
            <text:p>2.53854E-02</text:p>
          </table:table-cell>
          <table:table-cell office:value-type="float" office:value="0.02564626" calcext:value-type="float">
            <text:p>2.56463E-02</text:p>
          </table:table-cell>
          <table:table-cell/>
          <table:table-cell table:formula="of:=100*([.G23]-[.H23])/[.G23]" office:value-type="float" office:value="-1.0277378453887" calcext:value-type="float">
            <text:p>-1.027737845388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1" calcext:value-type="float">
            <text:p>4.10000E+01</text:p>
          </table:table-cell>
          <table:table-cell office:value-type="float" office:value="1.88842" calcext:value-type="float">
            <text:p>1.88842E+00</text:p>
          </table:table-cell>
          <table:table-cell office:value-type="float" office:value="515.2212" calcext:value-type="float">
            <text:p>5.15221E+02</text:p>
          </table:table-cell>
          <table:table-cell table:formula="of:=[.D24]/[.E24]" office:value-type="float" office:value="0.00366526066862156" calcext:value-type="float">
            <text:p>3.66526E-03</text:p>
          </table:table-cell>
          <table:table-cell table:formula="of:=[.F24]/[.$F$55]" office:value-type="float" office:value="0.0247668776934009" calcext:value-type="float">
            <text:p>2.47669E-02</text:p>
          </table:table-cell>
          <table:table-cell office:value-type="float" office:value="0.0249942" calcext:value-type="float">
            <text:p>2.49942E-02</text:p>
          </table:table-cell>
          <table:table-cell/>
          <table:table-cell table:formula="of:=100*([.G24]-[.H24])/[.G24]" office:value-type="float" office:value="-0.917848060677051" calcext:value-type="float">
            <text:p>-0.91784806067705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3" calcext:value-type="float">
            <text:p>4.30000E+01</text:p>
          </table:table-cell>
          <table:table-cell office:value-type="float" office:value="1.92949" calcext:value-type="float">
            <text:p>1.92949E+00</text:p>
          </table:table-cell>
          <table:table-cell office:value-type="float" office:value="540.3539" calcext:value-type="float">
            <text:p>5.40354E+02</text:p>
          </table:table-cell>
          <table:table-cell table:formula="of:=[.D25]/[.E25]" office:value-type="float" office:value="0.0035707894400318" calcext:value-type="float">
            <text:p>3.57079E-03</text:p>
          </table:table-cell>
          <table:table-cell table:formula="of:=[.F25]/[.$F$55]" office:value-type="float" office:value="0.0241285172667991" calcext:value-type="float">
            <text:p>2.41285E-02</text:p>
          </table:table-cell>
          <table:table-cell office:value-type="float" office:value="0.02431874" calcext:value-type="float">
            <text:p>2.43187E-02</text:p>
          </table:table-cell>
          <table:table-cell/>
          <table:table-cell table:formula="of:=100*([.G25]-[.H25])/[.G25]" office:value-type="float" office:value="-0.788373073643462" calcext:value-type="float">
            <text:p>-0.78837307364346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5" calcext:value-type="float">
            <text:p>4.50000E+01</text:p>
          </table:table-cell>
          <table:table-cell office:value-type="float" office:value="1.96392" calcext:value-type="float">
            <text:p>1.96392E+00</text:p>
          </table:table-cell>
          <table:table-cell office:value-type="float" office:value="565.4867" calcext:value-type="float">
            <text:p>5.65487E+02</text:p>
          </table:table-cell>
          <table:table-cell table:formula="of:=[.D26]/[.E26]" office:value-type="float" office:value="0.00347297292756841" calcext:value-type="float">
            <text:p>3.47297E-03</text:p>
          </table:table-cell>
          <table:table-cell table:formula="of:=[.F26]/[.$F$55]" office:value-type="float" office:value="0.023467552107809" calcext:value-type="float">
            <text:p>2.34676E-02</text:p>
          </table:table-cell>
          <table:table-cell office:value-type="float" office:value="0.02362111" calcext:value-type="float">
            <text:p>2.36211E-02</text:p>
          </table:table-cell>
          <table:table-cell/>
          <table:table-cell table:formula="of:=100*([.G26]-[.H26])/[.G26]" office:value-type="float" office:value="-0.654341328339538" calcext:value-type="float">
            <text:p>-0.65434132833953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7" calcext:value-type="float">
            <text:p>4.70000E+01</text:p>
          </table:table-cell>
          <table:table-cell office:value-type="float" office:value="1.98981" calcext:value-type="float">
            <text:p>1.98981E+00</text:p>
          </table:table-cell>
          <table:table-cell office:value-type="float" office:value="590.6194" calcext:value-type="float">
            <text:p>5.90619E+02</text:p>
          </table:table-cell>
          <table:table-cell table:formula="of:=[.D27]/[.E27]" office:value-type="float" office:value="0.00336902241951416" calcext:value-type="float">
            <text:p>3.36902E-03</text:p>
          </table:table-cell>
          <table:table-cell table:formula="of:=[.F27]/[.$F$55]" office:value-type="float" office:value="0.0227651383501226" calcext:value-type="float">
            <text:p>2.27651E-02</text:p>
          </table:table-cell>
          <table:table-cell office:value-type="float" office:value="0.02290253" calcext:value-type="float">
            <text:p>2.29025E-02</text:p>
          </table:table-cell>
          <table:table-cell/>
          <table:table-cell table:formula="of:=100*([.G27]-[.H27])/[.G27]" office:value-type="float" office:value="-0.603517746144756" calcext:value-type="float">
            <text:p>-0.60351774614475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9" calcext:value-type="float">
            <text:p>4.90000E+01</text:p>
          </table:table-cell>
          <table:table-cell office:value-type="float" office:value="2.00809" calcext:value-type="float">
            <text:p>2.00809E+00</text:p>
          </table:table-cell>
          <table:table-cell office:value-type="float" office:value="615.7522" calcext:value-type="float">
            <text:p>6.15752E+02</text:p>
          </table:table-cell>
          <table:table-cell table:formula="of:=[.D28]/[.E28]" office:value-type="float" office:value="0.00326119825475248" calcext:value-type="float">
            <text:p>3.26120E-03</text:p>
          </table:table-cell>
          <table:table-cell table:formula="of:=[.F28]/[.$F$55]" office:value-type="float" office:value="0.022036549542263" calcext:value-type="float">
            <text:p>2.20365E-02</text:p>
          </table:table-cell>
          <table:table-cell office:value-type="float" office:value="0.02216428" calcext:value-type="float">
            <text:p>2.21643E-02</text:p>
          </table:table-cell>
          <table:table-cell/>
          <table:table-cell table:formula="of:=100*([.G28]-[.H28])/[.G28]" office:value-type="float" office:value="-0.579630025526472" calcext:value-type="float">
            <text:p>-0.57963002552647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1" calcext:value-type="float">
            <text:p>5.10000E+01</text:p>
          </table:table-cell>
          <table:table-cell office:value-type="float" office:value="2.02346" calcext:value-type="float">
            <text:p>2.02346E+00</text:p>
          </table:table-cell>
          <table:table-cell office:value-type="float" office:value="640.8849" calcext:value-type="float">
            <text:p>6.40885E+02</text:p>
          </table:table-cell>
          <table:table-cell table:formula="of:=[.D29]/[.E29]" office:value-type="float" office:value="0.00315729080213935" calcext:value-type="float">
            <text:p>3.15729E-03</text:p>
          </table:table-cell>
          <table:table-cell table:formula="of:=[.F29]/[.$F$55]" office:value-type="float" office:value="0.0213344267185486" calcext:value-type="float">
            <text:p>2.13344E-02</text:p>
          </table:table-cell>
          <table:table-cell office:value-type="float" office:value="0.02140763" calcext:value-type="float">
            <text:p>2.14076E-02</text:p>
          </table:table-cell>
          <table:table-cell/>
          <table:table-cell table:formula="of:=100*([.G29]-[.H29])/[.G29]" office:value-type="float" office:value="-0.343122795925852" calcext:value-type="float">
            <text:p>-0.3431227959258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3" calcext:value-type="float">
            <text:p>5.30000E+01</text:p>
          </table:table-cell>
          <table:table-cell office:value-type="float" office:value="2.02933" calcext:value-type="float">
            <text:p>2.02933E+00</text:p>
          </table:table-cell>
          <table:table-cell office:value-type="float" office:value="666.0176" calcext:value-type="float">
            <text:p>6.66018E+02</text:p>
          </table:table-cell>
          <table:table-cell table:formula="of:=[.D30]/[.E30]" office:value-type="float" office:value="0.00304696152173756" calcext:value-type="float">
            <text:p>3.04696E-03</text:p>
          </table:table-cell>
          <table:table-cell table:formula="of:=[.F30]/[.$F$55]" office:value-type="float" office:value="0.0205889103581147" calcext:value-type="float">
            <text:p>2.05889E-02</text:p>
          </table:table-cell>
          <table:table-cell office:value-type="float" office:value="0.0206339" calcext:value-type="float">
            <text:p>2.06339E-02</text:p>
          </table:table-cell>
          <table:table-cell/>
          <table:table-cell table:formula="of:=100*([.G30]-[.H30])/[.G30]" office:value-type="float" office:value="-0.218513952913273" calcext:value-type="float">
            <text:p>-0.21851395291327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5" calcext:value-type="float">
            <text:p>5.50000E+01</text:p>
          </table:table-cell>
          <table:table-cell office:value-type="float" office:value="2.03092" calcext:value-type="float">
            <text:p>2.03092E+00</text:p>
          </table:table-cell>
          <table:table-cell office:value-type="float" office:value="691.1504" calcext:value-type="float">
            <text:p>6.91150E+02</text:p>
          </table:table-cell>
          <table:table-cell table:formula="of:=[.D31]/[.E31]" office:value-type="float" office:value="0.00293846317675574" calcext:value-type="float">
            <text:p>2.93846E-03</text:p>
          </table:table-cell>
          <table:table-cell table:formula="of:=[.F31]/[.$F$55]" office:value-type="float" office:value="0.0198557659836624" calcext:value-type="float">
            <text:p>1.98558E-02</text:p>
          </table:table-cell>
          <table:table-cell office:value-type="float" office:value="0.0198444" calcext:value-type="float">
            <text:p>1.98444E-02</text:p>
          </table:table-cell>
          <table:table-cell/>
          <table:table-cell table:formula="of:=100*([.G31]-[.H31])/[.G31]" office:value-type="float" office:value="0.0572427357964733" calcext:value-type="float">
            <text:p>0.057242735796473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office:value-type="float" office:value="57" calcext:value-type="float">
            <text:p>5.70000E+01</text:p>
          </table:table-cell>
          <table:table-cell office:value-type="float" office:value="2.02431" calcext:value-type="float">
            <text:p>2.02431E+00</text:p>
          </table:table-cell>
          <table:table-cell office:value-type="float" office:value="716.2831" calcext:value-type="float">
            <text:p>7.16283E+02</text:p>
          </table:table-cell>
          <table:table-cell table:formula="of:=[.D32]/[.E32]" office:value-type="float" office:value="0.00282613117634634" calcext:value-type="float">
            <text:p>2.82613E-03</text:p>
          </table:table-cell>
          <table:table-cell table:formula="of:=[.F32]/[.$F$55]" office:value-type="float" office:value="0.0190967168554483" calcext:value-type="float">
            <text:p>1.90967E-02</text:p>
          </table:table-cell>
          <table:table-cell office:value-type="float" office:value="0.01904046" calcext:value-type="float">
            <text:p>1.90405E-02</text:p>
          </table:table-cell>
          <table:table-cell/>
          <table:table-cell table:formula="of:=100*([.G32]-[.H32])/[.G32]" office:value-type="float" office:value="0.294589147831458" calcext:value-type="float">
            <text:p>0.294589147831458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office:value-type="float" office:value="59" calcext:value-type="float">
            <text:p>5.90000E+01</text:p>
          </table:table-cell>
          <table:table-cell office:value-type="float" office:value="2.01014" calcext:value-type="float">
            <text:p>2.01014E+00</text:p>
          </table:table-cell>
          <table:table-cell office:value-type="float" office:value="741.4159" calcext:value-type="float">
            <text:p>7.41416E+02</text:p>
          </table:table-cell>
          <table:table-cell table:formula="of:=[.D33]/[.E33]" office:value-type="float" office:value="0.00271121781984983" calcext:value-type="float">
            <text:p>2.71122E-03</text:p>
          </table:table-cell>
          <table:table-cell table:formula="of:=[.F33]/[.$F$55]" office:value-type="float" office:value="0.0183202250031628" calcext:value-type="float">
            <text:p>1.83202E-02</text:p>
          </table:table-cell>
          <table:table-cell office:value-type="float" office:value="0.01822344" calcext:value-type="float">
            <text:p>1.82234E-02</text:p>
          </table:table-cell>
          <table:table-cell/>
          <table:table-cell table:formula="of:=100*([.G33]-[.H33])/[.G33]" office:value-type="float" office:value="0.52829593056882" calcext:value-type="float">
            <text:p>0.52829593056882</text:p>
          </table:table-cell>
          <table:table-cell table:style-name="ce3"/>
          <table:table-cell table:style-name="ce1"/>
          <table:table-cell table:number-columns-repeated="2"/>
          <table:table-cell office:value-type="string" calcext:value-type="string">
            <text:p>K-eff</text:p>
          </table:table-cell>
        </table:table-row>
        <table:table-row table:style-name="ro1">
          <table:table-cell table:number-columns-repeated="2"/>
          <table:table-cell office:value-type="float" office:value="61" calcext:value-type="float">
            <text:p>6.10000E+01</text:p>
          </table:table-cell>
          <table:table-cell office:value-type="float" office:value="1.99229" calcext:value-type="float">
            <text:p>1.99229E+00</text:p>
          </table:table-cell>
          <table:table-cell office:value-type="float" office:value="766.5486" calcext:value-type="float">
            <text:p>7.66549E+02</text:p>
          </table:table-cell>
          <table:table-cell table:formula="of:=[.D34]/[.E34]" office:value-type="float" office:value="0.00259903938249969" calcext:value-type="float">
            <text:p>2.59904E-03</text:p>
          </table:table-cell>
          <table:table-cell table:formula="of:=[.F34]/[.$F$55]" office:value-type="float" office:value="0.0175622135303436" calcext:value-type="float">
            <text:p>1.75622E-02</text:p>
          </table:table-cell>
          <table:table-cell office:value-type="float" office:value="0.01739468" calcext:value-type="float">
            <text:p>1.73947E-02</text:p>
          </table:table-cell>
          <table:table-cell/>
          <table:table-cell table:formula="of:=100*([.G34]-[.H34])/[.G34]" office:value-type="float" office:value="0.953943135096176" calcext:value-type="float">
            <text:p>0.953943135096176</text:p>
          </table:table-cell>
          <table:table-cell table:style-name="ce3"/>
          <table:table-cell table:style-name="ce1"/>
          <table:table-cell/>
          <table:table-cell office:value-type="string" calcext:value-type="string">
            <text:p>Serpent</text:p>
          </table:table-cell>
          <table:table-cell table:style-name="ce1" office:value-type="float" office:value="0.81897" calcext:value-type="float">
            <text:p>8.18970E-01</text:p>
          </table:table-cell>
        </table:table-row>
        <table:table-row table:style-name="ro1">
          <table:table-cell table:number-columns-repeated="2"/>
          <table:table-cell office:value-type="float" office:value="63" calcext:value-type="float">
            <text:p>6.30000E+01</text:p>
          </table:table-cell>
          <table:table-cell office:value-type="float" office:value="1.95908" calcext:value-type="float">
            <text:p>1.95908E+00</text:p>
          </table:table-cell>
          <table:table-cell office:value-type="float" office:value="791.6813" calcext:value-type="float">
            <text:p>7.91681E+02</text:p>
          </table:table-cell>
          <table:table-cell table:formula="of:=[.D35]/[.E35]" office:value-type="float" office:value="0.00247458162773328" calcext:value-type="float">
            <text:p>2.47458E-03</text:p>
          </table:table-cell>
          <table:table-cell table:formula="of:=[.F35]/[.$F$55]" office:value-type="float" office:value="0.0167212283265671" calcext:value-type="float">
            <text:p>1.67212E-02</text:p>
          </table:table-cell>
          <table:table-cell office:value-type="float" office:value="0.01655553" calcext:value-type="float">
            <text:p>1.65555E-02</text:p>
          </table:table-cell>
          <table:table-cell/>
          <table:table-cell table:formula="of:=100*([.G35]-[.H35])/[.G35]" office:value-type="float" office:value="0.990945900211348" calcext:value-type="float">
            <text:p>0.990945900211348</text:p>
          </table:table-cell>
          <table:table-cell table:style-name="ce3"/>
          <table:table-cell table:style-name="ce1"/>
          <table:table-cell/>
          <table:table-cell office:value-type="string" calcext:value-type="string">
            <text:p>Almost</text:p>
          </table:table-cell>
          <table:table-cell table:style-name="ce1" office:value-type="float" office:value="0.8190919" calcext:value-type="float">
            <text:p>8.19092E-01</text:p>
          </table:table-cell>
        </table:table-row>
        <table:table-row table:style-name="ro1">
          <table:table-cell table:number-columns-repeated="2"/>
          <table:table-cell office:value-type="float" office:value="65" calcext:value-type="float">
            <text:p>6.50000E+01</text:p>
          </table:table-cell>
          <table:table-cell office:value-type="float" office:value="1.92576" calcext:value-type="float">
            <text:p>1.92576E+00</text:p>
          </table:table-cell>
          <table:table-cell office:value-type="float" office:value="816.8141" calcext:value-type="float">
            <text:p>8.16814E+02</text:p>
          </table:table-cell>
          <table:table-cell table:formula="of:=[.D36]/[.E36]" office:value-type="float" office:value="0.00235764784177942" calcext:value-type="float">
            <text:p>2.35765E-03</text:p>
          </table:table-cell>
          <table:table-cell table:formula="of:=[.F36]/[.$F$55]" office:value-type="float" office:value="0.0159310840403123" calcext:value-type="float">
            <text:p>1.59311E-02</text:p>
          </table:table-cell>
          <table:table-cell office:value-type="float" office:value="0.01570736" calcext:value-type="float">
            <text:p>1.57074E-02</text:p>
          </table:table-cell>
          <table:table-cell/>
          <table:table-cell table:formula="of:=100*([.G36]-[.H36])/[.G36]" office:value-type="float" office:value="1.40432402306227" calcext:value-type="float">
            <text:p>1.40432402306227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office:value-type="float" office:value="67" calcext:value-type="float">
            <text:p>6.70000E+01</text:p>
          </table:table-cell>
          <table:table-cell office:value-type="float" office:value="1.8856" calcext:value-type="float">
            <text:p>1.88560E+00</text:p>
          </table:table-cell>
          <table:table-cell office:value-type="float" office:value="841.9468" calcext:value-type="float">
            <text:p>8.41947E+02</text:p>
          </table:table-cell>
          <table:table-cell table:formula="of:=[.D37]/[.E37]" office:value-type="float" office:value="0.00223957143135409" calcext:value-type="float">
            <text:p>2.23957E-03</text:p>
          </table:table-cell>
          <table:table-cell table:formula="of:=[.F37]/[.$F$55]" office:value-type="float" office:value="0.0151332188187428" calcext:value-type="float">
            <text:p>1.51332E-02</text:p>
          </table:table-cell>
          <table:table-cell office:value-type="float" office:value="0.01485153" calcext:value-type="float">
            <text:p>1.48515E-02</text:p>
          </table:table-cell>
          <table:table-cell/>
          <table:table-cell table:formula="of:=100*([.G37]-[.H37])/[.G37]" office:value-type="float" office:value="1.86139394478279" calcext:value-type="float">
            <text:p>1.86139394478279</text:p>
          </table:table-cell>
          <table:table-cell table:style-name="ce3"/>
          <table:table-cell table:style-name="ce1"/>
          <table:table-cell/>
          <table:table-cell office:value-type="string" calcext:value-type="string">
            <text:p>Rel Error %</text:p>
          </table:table-cell>
          <table:table-cell table:formula="of:=100*([.O34]-[.O35])/[.O34]" office:value-type="float" office:value="-0.0148845501056079" calcext:value-type="float">
            <text:p>-0.014884550105608</text:p>
          </table:table-cell>
        </table:table-row>
        <table:table-row table:style-name="ro1">
          <table:table-cell table:number-columns-repeated="2"/>
          <table:table-cell office:value-type="float" office:value="69" calcext:value-type="float">
            <text:p>6.90000E+01</text:p>
          </table:table-cell>
          <table:table-cell office:value-type="float" office:value="1.84015" calcext:value-type="float">
            <text:p>1.84015E+00</text:p>
          </table:table-cell>
          <table:table-cell office:value-type="float" office:value="867.0796" calcext:value-type="float">
            <text:p>8.67080E+02</text:p>
          </table:table-cell>
          <table:table-cell table:formula="of:=[.D38]/[.E38]" office:value-type="float" office:value="0.00212223883481978" calcext:value-type="float">
            <text:p>2.12224E-03</text:p>
          </table:table-cell>
          <table:table-cell table:formula="of:=[.F38]/[.$F$55]" office:value-type="float" office:value="0.0143403796919946" calcext:value-type="float">
            <text:p>1.43404E-02</text:p>
          </table:table-cell>
          <table:table-cell office:value-type="float" office:value="0.01398939" calcext:value-type="float">
            <text:p>1.39894E-02</text:p>
          </table:table-cell>
          <table:table-cell/>
          <table:table-cell table:formula="of:=100*([.G38]-[.H38])/[.G38]" office:value-type="float" office:value="2.44756205576978" calcext:value-type="float">
            <text:p>2.44756205576978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office:value-type="float" office:value="71" calcext:value-type="float">
            <text:p>7.10000E+01</text:p>
          </table:table-cell>
          <table:table-cell office:value-type="float" office:value="1.78124" calcext:value-type="float">
            <text:p>1.78124E+00</text:p>
          </table:table-cell>
          <table:table-cell office:value-type="float" office:value="892.2123" calcext:value-type="float">
            <text:p>8.92212E+02</text:p>
          </table:table-cell>
          <table:table-cell table:formula="of:=[.D39]/[.E39]" office:value-type="float" office:value="0.00199643067014431" calcext:value-type="float">
            <text:p>1.99643E-03</text:p>
          </table:table-cell>
          <table:table-cell table:formula="of:=[.F39]/[.$F$55]" office:value-type="float" office:value="0.0134902695063743" calcext:value-type="float">
            <text:p>1.34903E-02</text:p>
          </table:table-cell>
          <table:table-cell office:value-type="float" office:value="0.01312229" calcext:value-type="float">
            <text:p>1.31223E-02</text:p>
          </table:table-cell>
          <table:table-cell/>
          <table:table-cell table:formula="of:=100*([.G39]-[.H39])/[.G39]" office:value-type="float" office:value="2.72774021453353" calcext:value-type="float">
            <text:p>2.72774021453353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office:value-type="float" office:value="73" calcext:value-type="float">
            <text:p>7.30000E+01</text:p>
          </table:table-cell>
          <table:table-cell office:value-type="float" office:value="1.71597" calcext:value-type="float">
            <text:p>1.71597E+00</text:p>
          </table:table-cell>
          <table:table-cell office:value-type="float" office:value="917.3451" calcext:value-type="float">
            <text:p>9.17345E+02</text:p>
          </table:table-cell>
          <table:table-cell table:formula="of:=[.D40]/[.E40]" office:value-type="float" office:value="0.00187058283736404" calcext:value-type="float">
            <text:p>1.87058E-03</text:p>
          </table:table-cell>
          <table:table-cell table:formula="of:=[.F40]/[.$F$55]" office:value-type="float" office:value="0.0126398912756711" calcext:value-type="float">
            <text:p>1.26399E-02</text:p>
          </table:table-cell>
          <table:table-cell office:value-type="float" office:value="0.01225157" calcext:value-type="float">
            <text:p>1.22516E-02</text:p>
          </table:table-cell>
          <table:table-cell/>
          <table:table-cell table:formula="of:=100*([.G40]-[.H40])/[.G40]" office:value-type="float" office:value="3.07218841683009" calcext:value-type="float">
            <text:p>3.07218841683009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office:value-type="float" office:value="75" calcext:value-type="float">
            <text:p>7.50000E+01</text:p>
          </table:table-cell>
          <table:table-cell office:value-type="float" office:value="1.64476" calcext:value-type="float">
            <text:p>1.64476E+00</text:p>
          </table:table-cell>
          <table:table-cell office:value-type="float" office:value="942.4778" calcext:value-type="float">
            <text:p>9.42478E+02</text:p>
          </table:table-cell>
          <table:table-cell table:formula="of:=[.D41]/[.E41]" office:value-type="float" office:value="0.00174514455406801" calcext:value-type="float">
            <text:p>1.74514E-03</text:p>
          </table:table-cell>
          <table:table-cell table:formula="of:=[.F41]/[.$F$55]" office:value-type="float" office:value="0.0117922804503184" calcext:value-type="float">
            <text:p>1.17923E-02</text:p>
          </table:table-cell>
          <table:table-cell office:value-type="float" office:value="0.01137858" calcext:value-type="float">
            <text:p>1.13786E-02</text:p>
          </table:table-cell>
          <table:table-cell/>
          <table:table-cell table:formula="of:=100*([.G41]-[.H41])/[.G41]" office:value-type="float" office:value="3.50823110136644" calcext:value-type="float">
            <text:p>3.50823110136644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office:value-type="float" office:value="77" calcext:value-type="float">
            <text:p>7.70000E+01</text:p>
          </table:table-cell>
          <table:table-cell office:value-type="float" office:value="1.5651" calcext:value-type="float">
            <text:p>1.56510E+00</text:p>
          </table:table-cell>
          <table:table-cell office:value-type="float" office:value="967.6105" calcext:value-type="float">
            <text:p>9.67611E+02</text:p>
          </table:table-cell>
          <table:table-cell table:formula="of:=[.D42]/[.E42]" office:value-type="float" office:value="0.00161748968205698" calcext:value-type="float">
            <text:p>1.61749E-03</text:p>
          </table:table-cell>
          <table:table-cell table:formula="of:=[.F42]/[.$F$55]" office:value-type="float" office:value="0.010929691704822" calcext:value-type="float">
            <text:p>1.09297E-02</text:p>
          </table:table-cell>
          <table:table-cell office:value-type="float" office:value="0.01050463" calcext:value-type="float">
            <text:p>1.05046E-02</text:p>
          </table:table-cell>
          <table:table-cell/>
          <table:table-cell table:formula="of:=100*([.G42]-[.H42])/[.G42]" office:value-type="float" office:value="3.88905484529291" calcext:value-type="float">
            <text:p>3.88905484529291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office:value-type="float" office:value="79" calcext:value-type="float">
            <text:p>7.90000E+01</text:p>
          </table:table-cell>
          <table:table-cell office:value-type="float" office:value="1.48434" calcext:value-type="float">
            <text:p>1.48434E+00</text:p>
          </table:table-cell>
          <table:table-cell office:value-type="float" office:value="992.7433" calcext:value-type="float">
            <text:p>9.92743E+02</text:p>
          </table:table-cell>
          <table:table-cell table:formula="of:=[.D43]/[.E43]" office:value-type="float" office:value="0.00149519014633491" calcext:value-type="float">
            <text:p>1.49519E-03</text:p>
          </table:table-cell>
          <table:table-cell table:formula="of:=[.F43]/[.$F$55]" office:value-type="float" office:value="0.0101032900059961" calcext:value-type="float">
            <text:p>1.01033E-02</text:p>
          </table:table-cell>
          <table:table-cell office:value-type="float" office:value="0.009631041" calcext:value-type="float">
            <text:p>9.63104E-03</text:p>
          </table:table-cell>
          <table:table-cell/>
          <table:table-cell table:formula="of:=100*([.G43]-[.H43])/[.G43]" office:value-type="float" office:value="4.67421014061606" calcext:value-type="float">
            <text:p>4.67421014061606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office:value-type="float" office:value="81" calcext:value-type="float">
            <text:p>8.10000E+01</text:p>
          </table:table-cell>
          <table:table-cell office:value-type="float" office:value="1.39243" calcext:value-type="float">
            <text:p>1.39243E+00</text:p>
          </table:table-cell>
          <table:table-cell office:value-type="float" office:value="1017.876" calcext:value-type="float">
            <text:p>1.01788E+03</text:p>
          </table:table-cell>
          <table:table-cell table:formula="of:=[.D44]/[.E44]" office:value-type="float" office:value="0.00136797605995229" calcext:value-type="float">
            <text:p>1.36798E-03</text:p>
          </table:table-cell>
          <table:table-cell table:formula="of:=[.F44]/[.$F$55]" office:value-type="float" office:value="0.0092436797345387" calcext:value-type="float">
            <text:p>9.24368E-03</text:p>
          </table:table-cell>
          <table:table-cell office:value-type="float" office:value="0.008759108" calcext:value-type="float">
            <text:p>8.75911E-03</text:p>
          </table:table-cell>
          <table:table-cell/>
          <table:table-cell table:formula="of:=100*([.G44]-[.H44])/[.G44]" office:value-type="float" office:value="5.24219519125175" calcext:value-type="float">
            <text:p>5.24219519125175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office:value-type="float" office:value="83" calcext:value-type="float">
            <text:p>8.30000E+01</text:p>
          </table:table-cell>
          <table:table-cell office:value-type="float" office:value="1.29511" calcext:value-type="float">
            <text:p>1.29511E+00</text:p>
          </table:table-cell>
          <table:table-cell office:value-type="float" office:value="1043.009" calcext:value-type="float">
            <text:p>1.04301E+03</text:p>
          </table:table-cell>
          <table:table-cell table:formula="of:=[.D45]/[.E45]" office:value-type="float" office:value="0.00124170548863912" calcext:value-type="float">
            <text:p>1.24171E-03</text:p>
          </table:table-cell>
          <table:table-cell table:formula="of:=[.F45]/[.$F$55]" office:value-type="float" office:value="0.00839044497752336" calcext:value-type="float">
            <text:p>8.39044E-03</text:p>
          </table:table-cell>
          <table:table-cell office:value-type="float" office:value="0.007890112" calcext:value-type="float">
            <text:p>7.89011E-03</text:p>
          </table:table-cell>
          <table:table-cell/>
          <table:table-cell table:formula="of:=100*([.G45]-[.H45])/[.G45]" office:value-type="float" office:value="5.96312804462301" calcext:value-type="float">
            <text:p>5.96312804462301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office:value-type="float" office:value="85" calcext:value-type="float">
            <text:p>8.50000E+01</text:p>
          </table:table-cell>
          <table:table-cell office:value-type="float" office:value="1.18604" calcext:value-type="float">
            <text:p>1.18604E+00</text:p>
          </table:table-cell>
          <table:table-cell office:value-type="float" office:value="1068.142" calcext:value-type="float">
            <text:p>1.06814E+03</text:p>
          </table:table-cell>
          <table:table-cell table:formula="of:=[.D46]/[.E46]" office:value-type="float" office:value="0.00111037671021269" calcext:value-type="float">
            <text:p>1.11038E-03</text:p>
          </table:table-cell>
          <table:table-cell table:formula="of:=[.F46]/[.$F$55]" office:value-type="float" office:value="0.00750303093334449" calcext:value-type="float">
            <text:p>7.50303E-03</text:p>
          </table:table-cell>
          <table:table-cell office:value-type="float" office:value="0.007025319" calcext:value-type="float">
            <text:p>7.02532E-03</text:p>
          </table:table-cell>
          <table:table-cell/>
          <table:table-cell table:formula="of:=100*([.G46]-[.H46])/[.G46]" office:value-type="float" office:value="6.36691941681155" calcext:value-type="float">
            <text:p>6.36691941681155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office:value-type="float" office:value="87" calcext:value-type="float">
            <text:p>8.70000E+01</text:p>
          </table:table-cell>
          <table:table-cell office:value-type="float" office:value="1.0728" calcext:value-type="float">
            <text:p>1.07280E+00</text:p>
          </table:table-cell>
          <table:table-cell office:value-type="float" office:value="1093.274" calcext:value-type="float">
            <text:p>1.09327E+03</text:p>
          </table:table-cell>
          <table:table-cell table:formula="of:=[.D47]/[.E47]" office:value-type="float" office:value="0.000981272764192691" calcext:value-type="float">
            <text:p>9.81273E-04</text:p>
          </table:table-cell>
          <table:table-cell table:formula="of:=[.F47]/[.$F$55]" office:value-type="float" office:value="0.00663065051353244" calcext:value-type="float">
            <text:p>6.63065E-03</text:p>
          </table:table-cell>
          <table:table-cell office:value-type="float" office:value="0.006165978" calcext:value-type="float">
            <text:p>6.16598E-03</text:p>
          </table:table-cell>
          <table:table-cell/>
          <table:table-cell table:formula="of:=100*([.G47]-[.H47])/[.G47]" office:value-type="float" office:value="7.00794760007469" calcext:value-type="float">
            <text:p>7.00794760007469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office:value-type="float" office:value="89" calcext:value-type="float">
            <text:p>8.90000E+01</text:p>
          </table:table-cell>
          <table:table-cell office:value-type="float" office:value="0.955759" calcext:value-type="float">
            <text:p>9.55759E-01</text:p>
          </table:table-cell>
          <table:table-cell office:value-type="float" office:value="1118.407" calcext:value-type="float">
            <text:p>1.11841E+03</text:p>
          </table:table-cell>
          <table:table-cell table:formula="of:=[.D48]/[.E48]" office:value-type="float" office:value="0.000854571725677683" calcext:value-type="float">
            <text:p>8.54572E-04</text:p>
          </table:table-cell>
          <table:table-cell table:formula="of:=[.F48]/[.$F$55]" office:value-type="float" office:value="0.00577450700608902" calcext:value-type="float">
            <text:p>5.77451E-03</text:p>
          </table:table-cell>
          <table:table-cell office:value-type="float" office:value="0.005313316" calcext:value-type="float">
            <text:p>5.31332E-03</text:p>
          </table:table-cell>
          <table:table-cell/>
          <table:table-cell table:formula="of:=100*([.G48]-[.H48])/[.G48]" office:value-type="float" office:value="7.98667324505288" calcext:value-type="float">
            <text:p>7.98667324505288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office:value-type="float" office:value="91" calcext:value-type="float">
            <text:p>9.10000E+01</text:p>
          </table:table-cell>
          <table:table-cell office:value-type="float" office:value="0.825494" calcext:value-type="float">
            <text:p>8.25494E-01</text:p>
          </table:table-cell>
          <table:table-cell office:value-type="float" office:value="1143.54" calcext:value-type="float">
            <text:p>1.14354E+03</text:p>
          </table:table-cell>
          <table:table-cell table:formula="of:=[.D49]/[.E49]" office:value-type="float" office:value="0.000721875929132343" calcext:value-type="float">
            <text:p>7.21876E-04</text:p>
          </table:table-cell>
          <table:table-cell table:formula="of:=[.F49]/[.$F$55]" office:value-type="float" office:value="0.00487785575516917" calcext:value-type="float">
            <text:p>4.87786E-03</text:p>
          </table:table-cell>
          <table:table-cell office:value-type="float" office:value="0.004468537" calcext:value-type="float">
            <text:p>4.46854E-03</text:p>
          </table:table-cell>
          <table:table-cell/>
          <table:table-cell table:formula="of:=100*([.G49]-[.H49])/[.G49]" office:value-type="float" office:value="8.3913665289386" calcext:value-type="float">
            <text:p>8.3913665289386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office:value-type="float" office:value="93" calcext:value-type="float">
            <text:p>9.30000E+01</text:p>
          </table:table-cell>
          <table:table-cell office:value-type="float" office:value="0.691505" calcext:value-type="float">
            <text:p>6.91505E-01</text:p>
          </table:table-cell>
          <table:table-cell office:value-type="float" office:value="1168.672" calcext:value-type="float">
            <text:p>1.16867E+03</text:p>
          </table:table-cell>
          <table:table-cell table:formula="of:=[.D50]/[.E50]" office:value-type="float" office:value="0.000591701521042688" calcext:value-type="float">
            <text:p>5.91702E-04</text:p>
          </table:table-cell>
          <table:table-cell table:formula="of:=[.F50]/[.$F$55]" office:value-type="float" office:value="0.00399824201539665" calcext:value-type="float">
            <text:p>3.99824E-03</text:p>
          </table:table-cell>
          <table:table-cell office:value-type="float" office:value="0.003632825" calcext:value-type="float">
            <text:p>3.63283E-03</text:p>
          </table:table-cell>
          <table:table-cell/>
          <table:table-cell table:formula="of:=100*([.G50]-[.H50])/[.G50]" office:value-type="float" office:value="9.13944213455509" calcext:value-type="float">
            <text:p>9.13944213455509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office:value-type="float" office:value="95" calcext:value-type="float">
            <text:p>9.50000E+01</text:p>
          </table:table-cell>
          <table:table-cell office:value-type="float" office:value="0.551039" calcext:value-type="float">
            <text:p>5.51039E-01</text:p>
          </table:table-cell>
          <table:table-cell office:value-type="float" office:value="1193.805" calcext:value-type="float">
            <text:p>1.19381E+03</text:p>
          </table:table-cell>
          <table:table-cell table:formula="of:=[.D51]/[.E51]" office:value-type="float" office:value="0.000461582084176226" calcext:value-type="float">
            <text:p>4.61582E-04</text:p>
          </table:table-cell>
          <table:table-cell table:formula="of:=[.F51]/[.$F$55]" office:value-type="float" office:value="0.00311899972684809" calcext:value-type="float">
            <text:p>3.11900E-03</text:p>
          </table:table-cell>
          <table:table-cell office:value-type="float" office:value="0.002807341" calcext:value-type="float">
            <text:p>2.80734E-03</text:p>
          </table:table-cell>
          <table:table-cell/>
          <table:table-cell table:formula="of:=100*([.G51]-[.H51])/[.G51]" office:value-type="float" office:value="9.99226528189001" calcext:value-type="float">
            <text:p>9.99226528189001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office:value-type="float" office:value="97" calcext:value-type="float">
            <text:p>9.70000E+01</text:p>
          </table:table-cell>
          <table:table-cell office:value-type="float" office:value="0.396796" calcext:value-type="float">
            <text:p>3.96796E-01</text:p>
          </table:table-cell>
          <table:table-cell office:value-type="float" office:value="1218.938" calcext:value-type="float">
            <text:p>1.21894E+03</text:p>
          </table:table-cell>
          <table:table-cell table:formula="of:=[.D52]/[.E52]" office:value-type="float" office:value="0.000325525990657441" calcext:value-type="float">
            <text:p>3.25526E-04</text:p>
          </table:table-cell>
          <table:table-cell table:formula="of:=[.F52]/[.$F$55]" office:value-type="float" office:value="0.00219964229711064" calcext:value-type="float">
            <text:p>2.19964E-03</text:p>
          </table:table-cell>
          <table:table-cell office:value-type="float" office:value="0.001993219" calcext:value-type="float">
            <text:p>1.99322E-03</text:p>
          </table:table-cell>
          <table:table-cell/>
          <table:table-cell table:formula="of:=100*([.G52]-[.H52])/[.G52]" office:value-type="float" office:value="9.38440297232821" calcext:value-type="float">
            <text:p>9.38440297232821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office:value-type="float" office:value="99" calcext:value-type="float">
            <text:p>9.90000E+01</text:p>
          </table:table-cell>
          <table:table-cell office:value-type="float" office:value="0.22722" calcext:value-type="float">
            <text:p>2.27220E-01</text:p>
          </table:table-cell>
          <table:table-cell office:value-type="float" office:value="1244.071" calcext:value-type="float">
            <text:p>1.24407E+03</text:p>
          </table:table-cell>
          <table:table-cell table:formula="of:=[.D53]/[.E53]" office:value-type="float" office:value="0.000182642309000049" calcext:value-type="float">
            <text:p>1.82642E-04</text:p>
          </table:table-cell>
          <table:table-cell table:formula="of:=[.F53]/[.$F$55]" office:value-type="float" office:value="0.00123414952921909" calcext:value-type="float">
            <text:p>1.23415E-03</text:p>
          </table:table-cell>
          <table:table-cell office:value-type="float" office:value="0.00119157" calcext:value-type="float">
            <text:p>1.19157E-03</text:p>
          </table:table-cell>
          <table:table-cell/>
          <table:table-cell table:formula="of:=100*([.G53]-[.H53])/[.G53]" office:value-type="float" office:value="3.45011104497465" calcext:value-type="float">
            <text:p>3.45011104497465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number-columns-repeated="8"/>
          <table:table-cell table:style-name="ce1"/>
          <table:table-cell/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number-columns-repeated="5"/>
          <table:table-cell table:formula="of:=SUM([.F4:.F53])" office:value-type="float" office:value="0.147990421481274" calcext:value-type="float">
            <text:p>1.47990E-01</text:p>
          </table:table-cell>
          <table:table-cell table:formula="of:=SUM([.G4:.G53])" office:value-type="float" office:value="1" calcext:value-type="float">
            <text:p>1.00000E+00</text:p>
          </table:table-cell>
          <table:table-cell table:number-columns-repeated="3"/>
          <table:table-cell table:style-name="ce3"/>
          <table:table-cell table:style-name="ce1"/>
          <table:table-cell table:number-columns-repeated="3"/>
        </table:table-row>
        <table:table-row table:style-name="ro1" table:number-rows-repeated="25">
          <table:table-cell table:number-columns-repeated="10"/>
          <table:table-cell table:style-name="ce3"/>
          <table:table-cell table:style-name="ce1"/>
          <table:table-cell table:number-columns-repeated="3"/>
        </table:table-row>
        <table:table-row table:style-name="ro1" table:number-rows-repeated="1048495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diff11" table:style-name="ta1">
        <table:shapes>
          <draw:frame draw:z-index="0" draw:style-name="gr1" draw:text-style-name="P1" svg:width="16.021cm" svg:height="9.005cm" svg:x="30.804cm" svg:y="1.912cm">
            <draw:object draw:notify-on-update-of-ranges="diff11.H4:diff11.H4 diff11.G4:diff11.G53 diff11.C4:diff11.C53 diff11.J4:diff11.J4 diff11.I4:diff11.I53 diff11.C4:diff11.C53 diff11.H54:diff11.H54 diff11.G54:diff11.G103 diff11.C54:diff11.C103 diff11.J54:diff11.J54 diff11.I54:diff11.I103 diff11.C54:diff11.C103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1" table:number-columns-repeated="7" table:default-cell-style-name="Default"/>
        <table:table-row table:style-name="ro1">
          <table:table-cell table:number-columns-repeated="16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7"/>
        </table:table-row>
        <table:table-row table:style-name="ro1">
          <table:table-cell table:number-columns-repeated="2"/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raw flux</text:p>
          </table:table-cell>
          <table:table-cell table:style-name="ce6" office:value-type="string" calcext:value-type="string">
            <text:p>Volume</text:p>
          </table:table-cell>
          <table:table-cell table:style-name="ce6" office:value-type="string" calcext:value-type="string">
            <text:p>raw flux \ Volume</text:p>
          </table:table-cell>
          <table:table-cell table:style-name="Default" table:number-columns-repeated="3"/>
          <table:table-cell/>
          <table:table-cell office:value-type="string" calcext:value-type="string">
            <text:p>Rel Error %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1" calcext:value-type="float">
            <text:p>1</text:p>
          </table:table-cell>
          <table:table-cell office:value-type="float" office:value="0.0251426" calcext:value-type="float">
            <text:p>2.51426E-02</text:p>
          </table:table-cell>
          <table:table-cell office:value-type="float" office:value="12.56637" calcext:value-type="float">
            <text:p>1.25664E+01</text:p>
          </table:table-cell>
          <table:table-cell table:formula="of:=[.D4]/[.E4]" office:value-type="float" office:value="0.0020007846339078" calcext:value-type="float">
            <text:p>2.00078E-03</text:p>
          </table:table-cell>
          <table:table-cell table:formula="of:=[.F4]/[.$F$105]" office:value-type="float" office:value="0.0135243233496251" calcext:value-type="float">
            <text:p>1.35243E-02</text:p>
          </table:table-cell>
          <table:table-cell table:style-name="ce6" office:value-type="string" calcext:value-type="string">
            <text:p>Serpent_1g</text:p>
          </table:table-cell>
          <table:table-cell office:value-type="float" office:value="0.01318542" calcext:value-type="float">
            <text:p>1.31854E-02</text:p>
          </table:table-cell>
          <table:table-cell table:style-name="ce6" office:value-type="string" calcext:value-type="string">
            <text:p>Almost_1g</text:p>
          </table:table-cell>
          <table:table-cell table:formula="of:=100*([.G4]-[.I4])/[.G4]" office:value-type="float" office:value="2.50588026375829" calcext:value-type="float">
            <text:p>2.50588026375829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3" calcext:value-type="float">
            <text:p>3</text:p>
          </table:table-cell>
          <table:table-cell office:value-type="float" office:value="0.0744114" calcext:value-type="float">
            <text:p>7.44114E-02</text:p>
          </table:table-cell>
          <table:table-cell office:value-type="float" office:value="37.69911" calcext:value-type="float">
            <text:p>3.76991E+01</text:p>
          </table:table-cell>
          <table:table-cell table:formula="of:=[.D5]/[.E5]" office:value-type="float" office:value="0.00197382378522994" calcext:value-type="float">
            <text:p>1.97382E-03</text:p>
          </table:table-cell>
          <table:table-cell table:formula="of:=[.F5]/[.$F$105]" office:value-type="float" office:value="0.013342081228649" calcext:value-type="float">
            <text:p>1.33421E-02</text:p>
          </table:table-cell>
          <table:table-cell/>
          <table:table-cell office:value-type="float" office:value="0.01317099" calcext:value-type="float">
            <text:p>1.31710E-02</text:p>
          </table:table-cell>
          <table:table-cell/>
          <table:table-cell table:formula="of:=100*([.G5]-[.I5])/[.G5]" office:value-type="float" office:value="1.28234287977245" calcext:value-type="float">
            <text:p>1.28234287977245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5" calcext:value-type="float">
            <text:p>5</text:p>
          </table:table-cell>
          <table:table-cell office:value-type="float" office:value="0.123005" calcext:value-type="float">
            <text:p>1.23005E-01</text:p>
          </table:table-cell>
          <table:table-cell office:value-type="float" office:value="62.83185" calcext:value-type="float">
            <text:p>6.28319E+01</text:p>
          </table:table-cell>
          <table:table-cell table:formula="of:=[.D6]/[.E6]" office:value-type="float" office:value="0.00195768547321144" calcext:value-type="float">
            <text:p>1.95769E-03</text:p>
          </table:table-cell>
          <table:table-cell table:formula="of:=[.F6]/[.$F$105]" office:value-type="float" office:value="0.0132329941503316" calcext:value-type="float">
            <text:p>1.32330E-02</text:p>
          </table:table-cell>
          <table:table-cell/>
          <table:table-cell office:value-type="float" office:value="0.01314215" calcext:value-type="float">
            <text:p>1.31422E-02</text:p>
          </table:table-cell>
          <table:table-cell/>
          <table:table-cell table:formula="of:=100*([.G6]-[.I6])/[.G6]" office:value-type="float" office:value="0.686497321011256" calcext:value-type="float">
            <text:p>0.686497321011256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7" calcext:value-type="float">
            <text:p>7</text:p>
          </table:table-cell>
          <table:table-cell office:value-type="float" office:value="0.17171" calcext:value-type="float">
            <text:p>1.71710E-01</text:p>
          </table:table-cell>
          <table:table-cell office:value-type="float" office:value="87.96459" calcext:value-type="float">
            <text:p>8.79646E+01</text:p>
          </table:table-cell>
          <table:table-cell table:formula="of:=[.D7]/[.E7]" office:value-type="float" office:value="0.00195203547245545" calcext:value-type="float">
            <text:p>1.95204E-03</text:p>
          </table:table-cell>
          <table:table-cell table:formula="of:=[.F7]/[.$F$105]" office:value-type="float" office:value="0.013194802914826" calcext:value-type="float">
            <text:p>1.31948E-02</text:p>
          </table:table-cell>
          <table:table-cell/>
          <table:table-cell office:value-type="float" office:value="0.01309896" calcext:value-type="float">
            <text:p>1.30990E-02</text:p>
          </table:table-cell>
          <table:table-cell/>
          <table:table-cell table:formula="of:=100*([.G7]-[.I7])/[.G7]" office:value-type="float" office:value="0.726368672913637" calcext:value-type="float">
            <text:p>0.726368672913637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9" calcext:value-type="float">
            <text:p>9</text:p>
          </table:table-cell>
          <table:table-cell office:value-type="float" office:value="0.219588" calcext:value-type="float">
            <text:p>2.19588E-01</text:p>
          </table:table-cell>
          <table:table-cell office:value-type="float" office:value="113.0973" calcext:value-type="float">
            <text:p>1.13097E+02</text:p>
          </table:table-cell>
          <table:table-cell table:formula="of:=[.D8]/[.E8]" office:value-type="float" office:value="0.00194158481236953" calcext:value-type="float">
            <text:p>1.94158E-03</text:p>
          </table:table-cell>
          <table:table-cell table:formula="of:=[.F8]/[.$F$105]" office:value-type="float" office:value="0.0131241615755115" calcext:value-type="float">
            <text:p>1.31242E-02</text:p>
          </table:table-cell>
          <table:table-cell/>
          <table:table-cell office:value-type="float" office:value="0.01304149" calcext:value-type="float">
            <text:p>1.30415E-02</text:p>
          </table:table-cell>
          <table:table-cell/>
          <table:table-cell table:formula="of:=100*([.G8]-[.I8])/[.G8]" office:value-type="float" office:value="0.62991890975934" calcext:value-type="float">
            <text:p>0.62991890975934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11" calcext:value-type="float">
            <text:p>11</text:p>
          </table:table-cell>
          <table:table-cell office:value-type="float" office:value="0.267669" calcext:value-type="float">
            <text:p>2.67669E-01</text:p>
          </table:table-cell>
          <table:table-cell office:value-type="float" office:value="138.2301" calcext:value-type="float">
            <text:p>1.38230E+02</text:p>
          </table:table-cell>
          <table:table-cell table:formula="of:=[.D9]/[.E9]" office:value-type="float" office:value="0.00193640169543392" calcext:value-type="float">
            <text:p>1.93640E-03</text:p>
          </table:table-cell>
          <table:table-cell table:formula="of:=[.F9]/[.$F$105]" office:value-type="float" office:value="0.0130891262457673" calcext:value-type="float">
            <text:p>1.30891E-02</text:p>
          </table:table-cell>
          <table:table-cell/>
          <table:table-cell office:value-type="float" office:value="0.01296982" calcext:value-type="float">
            <text:p>1.29698E-02</text:p>
          </table:table-cell>
          <table:table-cell/>
          <table:table-cell table:formula="of:=100*([.G9]-[.I9])/[.G9]" office:value-type="float" office:value="0.911491290764359" calcext:value-type="float">
            <text:p>0.911491290764359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13" calcext:value-type="float">
            <text:p>13</text:p>
          </table:table-cell>
          <table:table-cell office:value-type="float" office:value="0.31295" calcext:value-type="float">
            <text:p>3.12950E-01</text:p>
          </table:table-cell>
          <table:table-cell office:value-type="float" office:value="163.3628" calcext:value-type="float">
            <text:p>1.63363E+02</text:p>
          </table:table-cell>
          <table:table-cell table:formula="of:=[.D10]/[.E10]" office:value-type="float" office:value="0.00191567480479032" calcext:value-type="float">
            <text:p>1.91567E-03</text:p>
          </table:table-cell>
          <table:table-cell table:formula="of:=[.F10]/[.$F$105]" office:value-type="float" office:value="0.0129490226252448" calcext:value-type="float">
            <text:p>1.29490E-02</text:p>
          </table:table-cell>
          <table:table-cell/>
          <table:table-cell office:value-type="float" office:value="0.01288408" calcext:value-type="float">
            <text:p>1.28841E-02</text:p>
          </table:table-cell>
          <table:table-cell/>
          <table:table-cell table:formula="of:=100*([.G10]-[.I10])/[.G10]" office:value-type="float" office:value="0.501525305223996" calcext:value-type="float">
            <text:p>0.501525305223996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15" calcext:value-type="float">
            <text:p>15</text:p>
          </table:table-cell>
          <table:table-cell office:value-type="float" office:value="0.359324" calcext:value-type="float">
            <text:p>3.59324E-01</text:p>
          </table:table-cell>
          <table:table-cell office:value-type="float" office:value="188.4956" calcext:value-type="float">
            <text:p>1.88496E+02</text:p>
          </table:table-cell>
          <table:table-cell table:formula="of:=[.D11]/[.E11]" office:value-type="float" office:value="0.00190627261325994" calcext:value-type="float">
            <text:p>1.90627E-03</text:p>
          </table:table-cell>
          <table:table-cell table:formula="of:=[.F11]/[.$F$105]" office:value-type="float" office:value="0.0128854684194112" calcext:value-type="float">
            <text:p>1.28855E-02</text:p>
          </table:table-cell>
          <table:table-cell/>
          <table:table-cell office:value-type="float" office:value="0.0127844" calcext:value-type="float">
            <text:p>1.27844E-02</text:p>
          </table:table-cell>
          <table:table-cell/>
          <table:table-cell table:formula="of:=100*([.G11]-[.I11])/[.G11]" office:value-type="float" office:value="0.784359684270204" calcext:value-type="float">
            <text:p>0.784359684270204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17" calcext:value-type="float">
            <text:p>17</text:p>
          </table:table-cell>
          <table:table-cell office:value-type="float" office:value="0.402888" calcext:value-type="float">
            <text:p>4.02888E-01</text:p>
          </table:table-cell>
          <table:table-cell office:value-type="float" office:value="213.6283" calcext:value-type="float">
            <text:p>2.13628E+02</text:p>
          </table:table-cell>
          <table:table-cell table:formula="of:=[.D12]/[.E12]" office:value-type="float" office:value="0.00188592990722671" calcext:value-type="float">
            <text:p>1.88593E-03</text:p>
          </table:table-cell>
          <table:table-cell table:formula="of:=[.F12]/[.$F$105]" office:value-type="float" office:value="0.0127479616985292" calcext:value-type="float">
            <text:p>1.27480E-02</text:p>
          </table:table-cell>
          <table:table-cell/>
          <table:table-cell office:value-type="float" office:value="0.01267096" calcext:value-type="float">
            <text:p>1.26710E-02</text:p>
          </table:table-cell>
          <table:table-cell/>
          <table:table-cell table:formula="of:=100*([.G12]-[.I12])/[.G12]" office:value-type="float" office:value="0.604031454990372" calcext:value-type="float">
            <text:p>0.60403145499037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19" calcext:value-type="float">
            <text:p>19</text:p>
          </table:table-cell>
          <table:table-cell office:value-type="float" office:value="0.445993" calcext:value-type="float">
            <text:p>4.45993E-01</text:p>
          </table:table-cell>
          <table:table-cell office:value-type="float" office:value="238.761" calcext:value-type="float">
            <text:p>2.38761E+02</text:p>
          </table:table-cell>
          <table:table-cell table:formula="of:=[.D13]/[.E13]" office:value-type="float" office:value="0.0018679474453533" calcext:value-type="float">
            <text:p>1.86795E-03</text:p>
          </table:table-cell>
          <table:table-cell table:formula="of:=[.F13]/[.$F$105]" office:value-type="float" office:value="0.0126264090711866" calcext:value-type="float">
            <text:p>1.26264E-02</text:p>
          </table:table-cell>
          <table:table-cell/>
          <table:table-cell office:value-type="float" office:value="0.01254393" calcext:value-type="float">
            <text:p>1.25439E-02</text:p>
          </table:table-cell>
          <table:table-cell/>
          <table:table-cell table:formula="of:=100*([.G13]-[.I13])/[.G13]" office:value-type="float" office:value="0.653226667388925" calcext:value-type="float">
            <text:p>0.653226667388925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21" calcext:value-type="float">
            <text:p>21</text:p>
          </table:table-cell>
          <table:table-cell office:value-type="float" office:value="0.487188" calcext:value-type="float">
            <text:p>4.87188E-01</text:p>
          </table:table-cell>
          <table:table-cell office:value-type="float" office:value="263.8938" calcext:value-type="float">
            <text:p>2.63894E+02</text:p>
          </table:table-cell>
          <table:table-cell table:formula="of:=[.D14]/[.E14]" office:value-type="float" office:value="0.00184615174740748" calcext:value-type="float">
            <text:p>1.84615E-03</text:p>
          </table:table-cell>
          <table:table-cell table:formula="of:=[.F14]/[.$F$105]" office:value-type="float" office:value="0.0124790808372255" calcext:value-type="float">
            <text:p>1.24791E-02</text:p>
          </table:table-cell>
          <table:table-cell/>
          <table:table-cell office:value-type="float" office:value="0.01240352" calcext:value-type="float">
            <text:p>1.24035E-02</text:p>
          </table:table-cell>
          <table:table-cell/>
          <table:table-cell table:formula="of:=100*([.G14]-[.I14])/[.G14]" office:value-type="float" office:value="0.605500022086058" calcext:value-type="float">
            <text:p>0.605500022086058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23" calcext:value-type="float">
            <text:p>23</text:p>
          </table:table-cell>
          <table:table-cell office:value-type="float" office:value="0.525568" calcext:value-type="float">
            <text:p>5.25568E-01</text:p>
          </table:table-cell>
          <table:table-cell office:value-type="float" office:value="289.0265" calcext:value-type="float">
            <text:p>2.89027E+02</text:p>
          </table:table-cell>
          <table:table-cell table:formula="of:=[.D15]/[.E15]" office:value-type="float" office:value="0.00181840765466142" calcext:value-type="float">
            <text:p>1.81841E-03</text:p>
          </table:table-cell>
          <table:table-cell table:formula="of:=[.F15]/[.$F$105]" office:value-type="float" office:value="0.0122915443702912" calcext:value-type="float">
            <text:p>1.22915E-02</text:p>
          </table:table-cell>
          <table:table-cell/>
          <table:table-cell office:value-type="float" office:value="0.01224997" calcext:value-type="float">
            <text:p>1.22500E-02</text:p>
          </table:table-cell>
          <table:table-cell/>
          <table:table-cell table:formula="of:=100*([.G15]-[.I15])/[.G15]" office:value-type="float" office:value="0.338235530367125" calcext:value-type="float">
            <text:p>0.338235530367125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25" calcext:value-type="float">
            <text:p>25</text:p>
          </table:table-cell>
          <table:table-cell office:value-type="float" office:value="0.561855" calcext:value-type="float">
            <text:p>5.61855E-01</text:p>
          </table:table-cell>
          <table:table-cell office:value-type="float" office:value="314.1593" calcext:value-type="float">
            <text:p>3.14159E+02</text:p>
          </table:table-cell>
          <table:table-cell table:formula="of:=[.D16]/[.E16]" office:value-type="float" office:value="0.0017884398138142" calcext:value-type="float">
            <text:p>1.78844E-03</text:p>
          </table:table-cell>
          <table:table-cell table:formula="of:=[.F16]/[.$F$105]" office:value-type="float" office:value="0.0120889764562642" calcext:value-type="float">
            <text:p>1.20890E-02</text:p>
          </table:table-cell>
          <table:table-cell/>
          <table:table-cell office:value-type="float" office:value="0.01208353" calcext:value-type="float">
            <text:p>1.20835E-02</text:p>
          </table:table-cell>
          <table:table-cell/>
          <table:table-cell table:formula="of:=100*([.G16]-[.I16])/[.G16]" office:value-type="float" office:value="0.0450530802495269" calcext:value-type="float">
            <text:p>0.045053080249527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27" calcext:value-type="float">
            <text:p>27</text:p>
          </table:table-cell>
          <table:table-cell office:value-type="float" office:value="0.597092" calcext:value-type="float">
            <text:p>5.97092E-01</text:p>
          </table:table-cell>
          <table:table-cell office:value-type="float" office:value="339.292" calcext:value-type="float">
            <text:p>3.39292E+02</text:p>
          </table:table-cell>
          <table:table-cell table:formula="of:=[.D17]/[.E17]" office:value-type="float" office:value="0.00175981750232838" calcext:value-type="float">
            <text:p>1.75982E-03</text:p>
          </table:table-cell>
          <table:table-cell table:formula="of:=[.F17]/[.$F$105]" office:value-type="float" office:value="0.0118955036611478" calcext:value-type="float">
            <text:p>1.18955E-02</text:p>
          </table:table-cell>
          <table:table-cell/>
          <table:table-cell office:value-type="float" office:value="0.01190446" calcext:value-type="float">
            <text:p>1.19045E-02</text:p>
          </table:table-cell>
          <table:table-cell/>
          <table:table-cell table:formula="of:=100*([.G17]-[.I17])/[.G17]" office:value-type="float" office:value="-0.0752918002237105" calcext:value-type="float">
            <text:p>-0.075291800223711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29" calcext:value-type="float">
            <text:p>29</text:p>
          </table:table-cell>
          <table:table-cell office:value-type="float" office:value="0.631234" calcext:value-type="float">
            <text:p>6.31234E-01</text:p>
          </table:table-cell>
          <table:table-cell office:value-type="float" office:value="364.4247" calcext:value-type="float">
            <text:p>3.64425E+02</text:p>
          </table:table-cell>
          <table:table-cell table:formula="of:=[.D18]/[.E18]" office:value-type="float" office:value="0.00173213835395899" calcext:value-type="float">
            <text:p>1.73214E-03</text:p>
          </table:table-cell>
          <table:table-cell table:formula="of:=[.F18]/[.$F$105]" office:value-type="float" office:value="0.0117084061863643" calcext:value-type="float">
            <text:p>1.17084E-02</text:p>
          </table:table-cell>
          <table:table-cell/>
          <table:table-cell office:value-type="float" office:value="0.01171307" calcext:value-type="float">
            <text:p>1.17131E-02</text:p>
          </table:table-cell>
          <table:table-cell/>
          <table:table-cell table:formula="of:=100*([.G18]-[.I18])/[.G18]" office:value-type="float" office:value="-0.0398330358669784" calcext:value-type="float">
            <text:p>-0.039833035866978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31" calcext:value-type="float">
            <text:p>31</text:p>
          </table:table-cell>
          <table:table-cell office:value-type="float" office:value="0.663419" calcext:value-type="float">
            <text:p>6.63419E-01</text:p>
          </table:table-cell>
          <table:table-cell office:value-type="float" office:value="389.5575" calcext:value-type="float">
            <text:p>3.89558E+02</text:p>
          </table:table-cell>
          <table:table-cell table:formula="of:=[.D19]/[.E19]" office:value-type="float" office:value="0.00170300661648152" calcext:value-type="float">
            <text:p>1.70301E-03</text:p>
          </table:table-cell>
          <table:table-cell table:formula="of:=[.F19]/[.$F$105]" office:value-type="float" office:value="0.0115114899212628" calcext:value-type="float">
            <text:p>1.15115E-02</text:p>
          </table:table-cell>
          <table:table-cell/>
          <table:table-cell office:value-type="float" office:value="0.01150966" calcext:value-type="float">
            <text:p>1.15097E-02</text:p>
          </table:table-cell>
          <table:table-cell/>
          <table:table-cell table:formula="of:=100*([.G19]-[.I19])/[.G19]" office:value-type="float" office:value="0.0158964762622583" calcext:value-type="float">
            <text:p>0.015896476262258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33" calcext:value-type="float">
            <text:p>33</text:p>
          </table:table-cell>
          <table:table-cell office:value-type="float" office:value="0.689324" calcext:value-type="float">
            <text:p>6.89324E-01</text:p>
          </table:table-cell>
          <table:table-cell office:value-type="float" office:value="414.6902" calcext:value-type="float">
            <text:p>4.14690E+02</text:p>
          </table:table-cell>
          <table:table-cell table:formula="of:=[.D20]/[.E20]" office:value-type="float" office:value="0.00166226257577343" calcext:value-type="float">
            <text:p>1.66226E-03</text:p>
          </table:table-cell>
          <table:table-cell table:formula="of:=[.F20]/[.$F$105]" office:value-type="float" office:value="0.0112360801786208" calcext:value-type="float">
            <text:p>1.12361E-02</text:p>
          </table:table-cell>
          <table:table-cell/>
          <table:table-cell office:value-type="float" office:value="0.01129456" calcext:value-type="float">
            <text:p>1.12946E-02</text:p>
          </table:table-cell>
          <table:table-cell/>
          <table:table-cell table:formula="of:=100*([.G20]-[.I20])/[.G20]" office:value-type="float" office:value="-0.520464614434078" calcext:value-type="float">
            <text:p>-0.520464614434078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35" calcext:value-type="float">
            <text:p>35</text:p>
          </table:table-cell>
          <table:table-cell office:value-type="float" office:value="0.71761" calcext:value-type="float">
            <text:p>7.17610E-01</text:p>
          </table:table-cell>
          <table:table-cell office:value-type="float" office:value="439.823" calcext:value-type="float">
            <text:p>4.39823E+02</text:p>
          </table:table-cell>
          <table:table-cell table:formula="of:=[.D21]/[.E21]" office:value-type="float" office:value="0.00163158816160137" calcext:value-type="float">
            <text:p>1.63159E-03</text:p>
          </table:table-cell>
          <table:table-cell table:formula="of:=[.F21]/[.$F$105]" office:value-type="float" office:value="0.011028736175277" calcext:value-type="float">
            <text:p>1.10287E-02</text:p>
          </table:table-cell>
          <table:table-cell/>
          <table:table-cell office:value-type="float" office:value="0.01106813" calcext:value-type="float">
            <text:p>1.10681E-02</text:p>
          </table:table-cell>
          <table:table-cell/>
          <table:table-cell table:formula="of:=100*([.G21]-[.I21])/[.G21]" office:value-type="float" office:value="-0.357192556761935" calcext:value-type="float">
            <text:p>-0.357192556761935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37" calcext:value-type="float">
            <text:p>37</text:p>
          </table:table-cell>
          <table:table-cell office:value-type="float" office:value="0.741667" calcext:value-type="float">
            <text:p>7.41667E-01</text:p>
          </table:table-cell>
          <table:table-cell office:value-type="float" office:value="464.9557" calcext:value-type="float">
            <text:p>4.64956E+02</text:p>
          </table:table-cell>
          <table:table-cell table:formula="of:=[.D22]/[.E22]" office:value-type="float" office:value="0.00159513476230101" calcext:value-type="float">
            <text:p>1.59513E-03</text:p>
          </table:table-cell>
          <table:table-cell table:formula="of:=[.F22]/[.$F$105]" office:value-type="float" office:value="0.0107823290652983" calcext:value-type="float">
            <text:p>1.07823E-02</text:p>
          </table:table-cell>
          <table:table-cell/>
          <table:table-cell office:value-type="float" office:value="0.01083074" calcext:value-type="float">
            <text:p>1.08307E-02</text:p>
          </table:table-cell>
          <table:table-cell/>
          <table:table-cell table:formula="of:=100*([.G22]-[.I22])/[.G22]" office:value-type="float" office:value="-0.448984021991486" calcext:value-type="float">
            <text:p>-0.448984021991486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39" calcext:value-type="float">
            <text:p>39</text:p>
          </table:table-cell>
          <table:table-cell office:value-type="float" office:value="0.764809" calcext:value-type="float">
            <text:p>7.64809E-01</text:p>
          </table:table-cell>
          <table:table-cell office:value-type="float" office:value="490.0885" calcext:value-type="float">
            <text:p>4.90089E+02</text:p>
          </table:table-cell>
          <table:table-cell table:formula="of:=[.D23]/[.E23]" office:value-type="float" office:value="0.00156055283892603" calcext:value-type="float">
            <text:p>1.56055E-03</text:p>
          </table:table-cell>
          <table:table-cell table:formula="of:=[.F23]/[.$F$105]" office:value-type="float" office:value="0.0105485722151861" calcext:value-type="float">
            <text:p>1.05486E-02</text:p>
          </table:table-cell>
          <table:table-cell/>
          <table:table-cell office:value-type="float" office:value="0.01058276" calcext:value-type="float">
            <text:p>1.05828E-02</text:p>
          </table:table-cell>
          <table:table-cell/>
          <table:table-cell table:formula="of:=100*([.G23]-[.I23])/[.G23]" office:value-type="float" office:value="-0.324098694273711" calcext:value-type="float">
            <text:p>-0.324098694273711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41" calcext:value-type="float">
            <text:p>41</text:p>
          </table:table-cell>
          <table:table-cell office:value-type="float" office:value="0.784092" calcext:value-type="float">
            <text:p>7.84092E-01</text:p>
          </table:table-cell>
          <table:table-cell office:value-type="float" office:value="515.2212" calcext:value-type="float">
            <text:p>5.15221E+02</text:p>
          </table:table-cell>
          <table:table-cell table:formula="of:=[.D24]/[.E24]" office:value-type="float" office:value="0.00152185507894473" calcext:value-type="float">
            <text:p>1.52186E-03</text:p>
          </table:table-cell>
          <table:table-cell table:formula="of:=[.F24]/[.$F$105]" office:value-type="float" office:value="0.0102869943271797" calcext:value-type="float">
            <text:p>1.02870E-02</text:p>
          </table:table-cell>
          <table:table-cell/>
          <table:table-cell office:value-type="float" office:value="0.01032461" calcext:value-type="float">
            <text:p>1.03246E-02</text:p>
          </table:table-cell>
          <table:table-cell/>
          <table:table-cell table:formula="of:=100*([.G24]-[.I24])/[.G24]" office:value-type="float" office:value="-0.365662424066356" calcext:value-type="float">
            <text:p>-0.365662424066356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43" calcext:value-type="float">
            <text:p>43</text:p>
          </table:table-cell>
          <table:table-cell office:value-type="float" office:value="0.800381" calcext:value-type="float">
            <text:p>8.00381E-01</text:p>
          </table:table-cell>
          <table:table-cell office:value-type="float" office:value="540.3539" calcext:value-type="float">
            <text:p>5.40354E+02</text:p>
          </table:table-cell>
          <table:table-cell table:formula="of:=[.D25]/[.E25]" office:value-type="float" office:value="0.0014812162917673" calcext:value-type="float">
            <text:p>1.48122E-03</text:p>
          </table:table-cell>
          <table:table-cell table:formula="of:=[.F25]/[.$F$105]" office:value-type="float" office:value="0.0100122960468102" calcext:value-type="float">
            <text:p>1.00123E-02</text:p>
          </table:table-cell>
          <table:table-cell/>
          <table:table-cell office:value-type="float" office:value="0.0100567" calcext:value-type="float">
            <text:p>1.00567E-02</text:p>
          </table:table-cell>
          <table:table-cell/>
          <table:table-cell table:formula="of:=100*([.G25]-[.I25])/[.G25]" office:value-type="float" office:value="-0.44349420934236" calcext:value-type="float">
            <text:p>-0.44349420934236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45" calcext:value-type="float">
            <text:p>45</text:p>
          </table:table-cell>
          <table:table-cell office:value-type="float" office:value="0.81551" calcext:value-type="float">
            <text:p>8.15510E-01</text:p>
          </table:table-cell>
          <table:table-cell office:value-type="float" office:value="565.4867" calcext:value-type="float">
            <text:p>5.65487E+02</text:p>
          </table:table-cell>
          <table:table-cell table:formula="of:=[.D26]/[.E26]" office:value-type="float" office:value="0.00144213825011269" calcext:value-type="float">
            <text:p>1.44214E-03</text:p>
          </table:table-cell>
          <table:table-cell table:formula="of:=[.F26]/[.$F$105]" office:value-type="float" office:value="0.00974814764110454" calcext:value-type="float">
            <text:p>9.74815E-03</text:p>
          </table:table-cell>
          <table:table-cell/>
          <table:table-cell office:value-type="float" office:value="0.009779471" calcext:value-type="float">
            <text:p>9.77947E-03</text:p>
          </table:table-cell>
          <table:table-cell/>
          <table:table-cell table:formula="of:=100*([.G26]-[.I26])/[.G26]" office:value-type="float" office:value="-0.321326266781004" calcext:value-type="float">
            <text:p>-0.321326266781004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47" calcext:value-type="float">
            <text:p>47</text:p>
          </table:table-cell>
          <table:table-cell office:value-type="float" office:value="0.827723" calcext:value-type="float">
            <text:p>8.27723E-01</text:p>
          </table:table-cell>
          <table:table-cell office:value-type="float" office:value="590.6194" calcext:value-type="float">
            <text:p>5.90619E+02</text:p>
          </table:table-cell>
          <table:table-cell table:formula="of:=[.D27]/[.E27]" office:value-type="float" office:value="0.00140144905500903" calcext:value-type="float">
            <text:p>1.40145E-03</text:p>
          </table:table-cell>
          <table:table-cell table:formula="of:=[.F27]/[.$F$105]" office:value-type="float" office:value="0.00947310862786347" calcext:value-type="float">
            <text:p>9.47311E-03</text:p>
          </table:table-cell>
          <table:table-cell/>
          <table:table-cell office:value-type="float" office:value="0.009493361" calcext:value-type="float">
            <text:p>9.49336E-03</text:p>
          </table:table-cell>
          <table:table-cell/>
          <table:table-cell table:formula="of:=100*([.G27]-[.I27])/[.G27]" office:value-type="float" office:value="-0.213788028113211" calcext:value-type="float">
            <text:p>-0.213788028113211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49" calcext:value-type="float">
            <text:p>49</text:p>
          </table:table-cell>
          <table:table-cell office:value-type="float" office:value="0.834316" calcext:value-type="float">
            <text:p>8.34316E-01</text:p>
          </table:table-cell>
          <table:table-cell office:value-type="float" office:value="615.7522" calcext:value-type="float">
            <text:p>6.15752E+02</text:p>
          </table:table-cell>
          <table:table-cell table:formula="of:=[.D28]/[.E28]" office:value-type="float" office:value="0.00135495415201115" calcext:value-type="float">
            <text:p>1.35495E-03</text:p>
          </table:table-cell>
          <table:table-cell table:formula="of:=[.F28]/[.$F$105]" office:value-type="float" office:value="0.00915882587518927" calcext:value-type="float">
            <text:p>9.15883E-03</text:p>
          </table:table-cell>
          <table:table-cell/>
          <table:table-cell office:value-type="float" office:value="0.009198837" calcext:value-type="float">
            <text:p>9.19884E-03</text:p>
          </table:table-cell>
          <table:table-cell/>
          <table:table-cell table:formula="of:=100*([.G28]-[.I28])/[.G28]" office:value-type="float" office:value="-0.436858668960124" calcext:value-type="float">
            <text:p>-0.436858668960124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51" calcext:value-type="float">
            <text:p>51</text:p>
          </table:table-cell>
          <table:table-cell office:value-type="float" office:value="0.839787" calcext:value-type="float">
            <text:p>8.39787E-01</text:p>
          </table:table-cell>
          <table:table-cell office:value-type="float" office:value="640.8849" calcext:value-type="float">
            <text:p>6.40885E+02</text:p>
          </table:table-cell>
          <table:table-cell table:formula="of:=[.D29]/[.E29]" office:value-type="float" office:value="0.0013103554163938" calcext:value-type="float">
            <text:p>1.31036E-03</text:p>
          </table:table-cell>
          <table:table-cell table:formula="of:=[.F29]/[.$F$105]" office:value-type="float" office:value="0.00885736028451478" calcext:value-type="float">
            <text:p>8.85736E-03</text:p>
          </table:table-cell>
          <table:table-cell/>
          <table:table-cell office:value-type="float" office:value="0.008896372" calcext:value-type="float">
            <text:p>8.89637E-03</text:p>
          </table:table-cell>
          <table:table-cell/>
          <table:table-cell table:formula="of:=100*([.G29]-[.I29])/[.G29]" office:value-type="float" office:value="-0.440444040121301" calcext:value-type="float">
            <text:p>-0.440444040121301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53" calcext:value-type="float">
            <text:p>53</text:p>
          </table:table-cell>
          <table:table-cell office:value-type="float" office:value="0.844411" calcext:value-type="float">
            <text:p>8.44411E-01</text:p>
          </table:table-cell>
          <table:table-cell office:value-type="float" office:value="666.0176" calcext:value-type="float">
            <text:p>6.66018E+02</text:p>
          </table:table-cell>
          <table:table-cell table:formula="of:=[.D30]/[.E30]" office:value-type="float" office:value="0.00126785087961639" calcext:value-type="float">
            <text:p>1.26785E-03</text:p>
          </table:table-cell>
          <table:table-cell table:formula="of:=[.F30]/[.$F$105]" office:value-type="float" office:value="0.00857005045143148" calcext:value-type="float">
            <text:p>8.57005E-03</text:p>
          </table:table-cell>
          <table:table-cell/>
          <table:table-cell office:value-type="float" office:value="0.008586453" calcext:value-type="float">
            <text:p>8.58645E-03</text:p>
          </table:table-cell>
          <table:table-cell/>
          <table:table-cell table:formula="of:=100*([.G30]-[.I30])/[.G30]" office:value-type="float" office:value="-0.191393839061719" calcext:value-type="float">
            <text:p>-0.191393839061719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55" calcext:value-type="float">
            <text:p>55</text:p>
          </table:table-cell>
          <table:table-cell office:value-type="float" office:value="0.844626" calcext:value-type="float">
            <text:p>8.44626E-01</text:p>
          </table:table-cell>
          <table:table-cell office:value-type="float" office:value="691.1504" calcext:value-type="float">
            <text:p>6.91150E+02</text:p>
          </table:table-cell>
          <table:table-cell table:formula="of:=[.D31]/[.E31]" office:value-type="float" office:value="0.00122205818010089" calcext:value-type="float">
            <text:p>1.22206E-03</text:p>
          </table:table-cell>
          <table:table-cell table:formula="of:=[.F31]/[.$F$105]" office:value-type="float" office:value="0.00826051425008114" calcext:value-type="float">
            <text:p>8.26051E-03</text:p>
          </table:table-cell>
          <table:table-cell/>
          <table:table-cell office:value-type="float" office:value="0.008269577" calcext:value-type="float">
            <text:p>8.26958E-03</text:p>
          </table:table-cell>
          <table:table-cell/>
          <table:table-cell table:formula="of:=100*([.G31]-[.I31])/[.G31]" office:value-type="float" office:value="-0.10971169160283" calcext:value-type="float">
            <text:p>-0.10971169160283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4" office:value-type="float" office:value="57" calcext:value-type="float">
            <text:p>57</text:p>
          </table:table-cell>
          <table:table-cell office:value-type="float" office:value="0.841359" calcext:value-type="float">
            <text:p>8.41359E-01</text:p>
          </table:table-cell>
          <table:table-cell office:value-type="float" office:value="716.2831" calcext:value-type="float">
            <text:p>7.16283E+02</text:p>
          </table:table-cell>
          <table:table-cell table:formula="of:=[.D32]/[.E32]" office:value-type="float" office:value="0.00117461796878916" calcext:value-type="float">
            <text:p>1.17462E-03</text:p>
          </table:table-cell>
          <table:table-cell table:formula="of:=[.F32]/[.$F$105]" office:value-type="float" office:value="0.00793984167659118" calcext:value-type="float">
            <text:p>7.93984E-03</text:p>
          </table:table-cell>
          <table:table-cell/>
          <table:table-cell office:value-type="float" office:value="0.007946252" calcext:value-type="float">
            <text:p>7.94625E-03</text:p>
          </table:table-cell>
          <table:table-cell/>
          <table:table-cell table:formula="of:=100*([.G32]-[.I32])/[.G32]" office:value-type="float" office:value="-0.0807361616254898" calcext:value-type="float">
            <text:p>-0.08073616162549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4" office:value-type="float" office:value="59" calcext:value-type="float">
            <text:p>59</text:p>
          </table:table-cell>
          <table:table-cell office:value-type="float" office:value="0.83552" calcext:value-type="float">
            <text:p>8.35520E-01</text:p>
          </table:table-cell>
          <table:table-cell office:value-type="float" office:value="741.4159" calcext:value-type="float">
            <text:p>7.41416E+02</text:p>
          </table:table-cell>
          <table:table-cell table:formula="of:=[.D33]/[.E33]" office:value-type="float" office:value="0.00112692484744392" calcext:value-type="float">
            <text:p>1.12692E-03</text:p>
          </table:table-cell>
          <table:table-cell table:formula="of:=[.F33]/[.$F$105]" office:value-type="float" office:value="0.00761745955525011" calcext:value-type="float">
            <text:p>7.61746E-03</text:p>
          </table:table-cell>
          <table:table-cell/>
          <table:table-cell office:value-type="float" office:value="0.007616995" calcext:value-type="float">
            <text:p>7.61700E-03</text:p>
          </table:table-cell>
          <table:table-cell/>
          <table:table-cell table:formula="of:=100*([.G33]-[.I33])/[.G33]" office:value-type="float" office:value="0.00609855880083401" calcext:value-type="float">
            <text:p>0.006098558800834</text:p>
          </table:table-cell>
          <table:table-cell table:style-name="ce3"/>
          <table:table-cell table:style-name="ce1"/>
          <table:table-cell table:number-columns-repeated="2"/>
          <table:table-cell office:value-type="string" calcext:value-type="string">
            <text:p>K-eff</text:p>
          </table:table-cell>
        </table:table-row>
        <table:table-row table:style-name="ro1">
          <table:table-cell table:number-columns-repeated="2"/>
          <table:table-cell table:style-name="ce4" office:value-type="float" office:value="61" calcext:value-type="float">
            <text:p>61</text:p>
          </table:table-cell>
          <table:table-cell office:value-type="float" office:value="0.827229" calcext:value-type="float">
            <text:p>8.27229E-01</text:p>
          </table:table-cell>
          <table:table-cell office:value-type="float" office:value="766.5486" calcext:value-type="float">
            <text:p>7.66549E+02</text:p>
          </table:table-cell>
          <table:table-cell table:formula="of:=[.D34]/[.E34]" office:value-type="float" office:value="0.00107916053854902" calcext:value-type="float">
            <text:p>1.07916E-03</text:p>
          </table:table-cell>
          <table:table-cell table:formula="of:=[.F34]/[.$F$105]" office:value-type="float" office:value="0.00729459624096908" calcext:value-type="float">
            <text:p>7.29460E-03</text:p>
          </table:table-cell>
          <table:table-cell/>
          <table:table-cell office:value-type="float" office:value="0.007282329" calcext:value-type="float">
            <text:p>7.28233E-03</text:p>
          </table:table-cell>
          <table:table-cell/>
          <table:table-cell table:formula="of:=100*([.G34]-[.I34])/[.G34]" office:value-type="float" office:value="0.168168882332206" calcext:value-type="float">
            <text:p>0.168168882332206</text:p>
          </table:table-cell>
          <table:table-cell table:style-name="ce3"/>
          <table:table-cell table:style-name="ce1"/>
          <table:table-cell/>
          <table:table-cell office:value-type="string" calcext:value-type="string">
            <text:p>Serpent</text:p>
          </table:table-cell>
          <table:table-cell table:style-name="ce1" office:value-type="float" office:value="0.81897" calcext:value-type="float">
            <text:p>8.18970E-01</text:p>
          </table:table-cell>
        </table:table-row>
        <table:table-row table:style-name="ro1">
          <table:table-cell table:number-columns-repeated="2"/>
          <table:table-cell table:style-name="ce4" office:value-type="float" office:value="63" calcext:value-type="float">
            <text:p>63</text:p>
          </table:table-cell>
          <table:table-cell office:value-type="float" office:value="0.81303" calcext:value-type="float">
            <text:p>8.13030E-01</text:p>
          </table:table-cell>
          <table:table-cell office:value-type="float" office:value="791.6813" calcext:value-type="float">
            <text:p>7.91681E+02</text:p>
          </table:table-cell>
          <table:table-cell table:formula="of:=[.D35]/[.E35]" office:value-type="float" office:value="0.00102696628049696" calcext:value-type="float">
            <text:p>1.02697E-03</text:p>
          </table:table-cell>
          <table:table-cell table:formula="of:=[.F35]/[.$F$105]" office:value-type="float" office:value="0.00694178864192673" calcext:value-type="float">
            <text:p>6.94179E-03</text:p>
          </table:table-cell>
          <table:table-cell/>
          <table:table-cell office:value-type="float" office:value="0.006942789" calcext:value-type="float">
            <text:p>6.94279E-03</text:p>
          </table:table-cell>
          <table:table-cell/>
          <table:table-cell table:formula="of:=100*([.G35]-[.I35])/[.G35]" office:value-type="float" office:value="-0.0144106674067588" calcext:value-type="float">
            <text:p>-0.014410667406759</text:p>
          </table:table-cell>
          <table:table-cell table:style-name="ce3"/>
          <table:table-cell table:style-name="ce1"/>
          <table:table-cell/>
          <table:table-cell office:value-type="string" calcext:value-type="string">
            <text:p>Almost</text:p>
          </table:table-cell>
          <table:table-cell table:style-name="ce1" office:value-type="float" office:value="0.8175169" calcext:value-type="float">
            <text:p>8.17517E-01</text:p>
          </table:table-cell>
        </table:table-row>
        <table:table-row table:style-name="ro1">
          <table:table-cell table:number-columns-repeated="2"/>
          <table:table-cell table:style-name="ce4" office:value-type="float" office:value="65" calcext:value-type="float">
            <text:p>65</text:p>
          </table:table-cell>
          <table:table-cell office:value-type="float" office:value="0.799799" calcext:value-type="float">
            <text:p>7.99799E-01</text:p>
          </table:table-cell>
          <table:table-cell office:value-type="float" office:value="816.8141" calcext:value-type="float">
            <text:p>8.16814E+02</text:p>
          </table:table-cell>
          <table:table-cell table:formula="of:=[.D36]/[.E36]" office:value-type="float" office:value="0.000979168944316706" calcext:value-type="float">
            <text:p>9.79169E-04</text:p>
          </table:table-cell>
          <table:table-cell table:formula="of:=[.F36]/[.$F$105]" office:value-type="float" office:value="0.00661870207938653" calcext:value-type="float">
            <text:p>6.61870E-03</text:p>
          </table:table-cell>
          <table:table-cell/>
          <table:table-cell office:value-type="float" office:value="0.006598912" calcext:value-type="float">
            <text:p>6.59891E-03</text:p>
          </table:table-cell>
          <table:table-cell/>
          <table:table-cell table:formula="of:=100*([.G36]-[.I36])/[.G36]" office:value-type="float" office:value="0.299002419948209" calcext:value-type="float">
            <text:p>0.299002419948209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4" office:value-type="float" office:value="67" calcext:value-type="float">
            <text:p>67</text:p>
          </table:table-cell>
          <table:table-cell office:value-type="float" office:value="0.782215" calcext:value-type="float">
            <text:p>7.82215E-01</text:p>
          </table:table-cell>
          <table:table-cell office:value-type="float" office:value="841.9468" calcext:value-type="float">
            <text:p>8.41947E+02</text:p>
          </table:table-cell>
          <table:table-cell table:formula="of:=[.D37]/[.E37]" office:value-type="float" office:value="0.00092905513745049" calcext:value-type="float">
            <text:p>9.29055E-04</text:p>
          </table:table-cell>
          <table:table-cell table:formula="of:=[.F37]/[.$F$105]" office:value-type="float" office:value="0.00627995731053271" calcext:value-type="float">
            <text:p>6.27996E-03</text:p>
          </table:table-cell>
          <table:table-cell/>
          <table:table-cell office:value-type="float" office:value="0.006251244" calcext:value-type="float">
            <text:p>6.25124E-03</text:p>
          </table:table-cell>
          <table:table-cell/>
          <table:table-cell table:formula="of:=100*([.G37]-[.I37])/[.G37]" office:value-type="float" office:value="0.457221428632233" calcext:value-type="float">
            <text:p>0.457221428632233</text:p>
          </table:table-cell>
          <table:table-cell table:style-name="ce3"/>
          <table:table-cell table:style-name="ce1"/>
          <table:table-cell/>
          <table:table-cell office:value-type="string" calcext:value-type="string">
            <text:p>Rel Error %</text:p>
          </table:table-cell>
          <table:table-cell table:formula="of:=100*([.P34]-[.P35])/[.P34]" office:value-type="float" office:value="0.177430186697924" calcext:value-type="float">
            <text:p>0.177430186697924</text:p>
          </table:table-cell>
        </table:table-row>
        <table:table-row table:style-name="ro1">
          <table:table-cell table:number-columns-repeated="2"/>
          <table:table-cell table:style-name="ce4" office:value-type="float" office:value="69" calcext:value-type="float">
            <text:p>69</text:p>
          </table:table-cell>
          <table:table-cell office:value-type="float" office:value="0.764754" calcext:value-type="float">
            <text:p>7.64754E-01</text:p>
          </table:table-cell>
          <table:table-cell office:value-type="float" office:value="867.0796" calcext:value-type="float">
            <text:p>8.67080E+02</text:p>
          </table:table-cell>
          <table:table-cell table:formula="of:=[.D38]/[.E38]" office:value-type="float" office:value="0.00088198822807041" calcext:value-type="float">
            <text:p>8.81988E-04</text:p>
          </table:table-cell>
          <table:table-cell table:formula="of:=[.F38]/[.$F$105]" office:value-type="float" office:value="0.00596180807510979" calcext:value-type="float">
            <text:p>5.96181E-03</text:p>
          </table:table-cell>
          <table:table-cell/>
          <table:table-cell office:value-type="float" office:value="0.005900333" calcext:value-type="float">
            <text:p>5.90033E-03</text:p>
          </table:table-cell>
          <table:table-cell/>
          <table:table-cell table:formula="of:=100*([.G38]-[.I38])/[.G38]" office:value-type="float" office:value="1.03114817409915" calcext:value-type="float">
            <text:p>1.03114817409915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4" office:value-type="float" office:value="71" calcext:value-type="float">
            <text:p>71</text:p>
          </table:table-cell>
          <table:table-cell office:value-type="float" office:value="0.74017" calcext:value-type="float">
            <text:p>7.40170E-01</text:p>
          </table:table-cell>
          <table:table-cell office:value-type="float" office:value="892.2123" calcext:value-type="float">
            <text:p>8.92212E+02</text:p>
          </table:table-cell>
          <table:table-cell table:formula="of:=[.D39]/[.E39]" office:value-type="float" office:value="0.000829589549482786" calcext:value-type="float">
            <text:p>8.29590E-04</text:p>
          </table:table-cell>
          <table:table-cell table:formula="of:=[.F39]/[.$F$105]" office:value-type="float" office:value="0.00560761869345305" calcext:value-type="float">
            <text:p>5.60762E-03</text:p>
          </table:table-cell>
          <table:table-cell/>
          <table:table-cell office:value-type="float" office:value="0.005546735" calcext:value-type="float">
            <text:p>5.54674E-03</text:p>
          </table:table-cell>
          <table:table-cell/>
          <table:table-cell table:formula="of:=100*([.G39]-[.I39])/[.G39]" office:value-type="float" office:value="1.08573169434883" calcext:value-type="float">
            <text:p>1.08573169434883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4" office:value-type="float" office:value="73" calcext:value-type="float">
            <text:p>73</text:p>
          </table:table-cell>
          <table:table-cell office:value-type="float" office:value="0.713299" calcext:value-type="float">
            <text:p>7.13299E-01</text:p>
          </table:table-cell>
          <table:table-cell office:value-type="float" office:value="917.3451" calcext:value-type="float">
            <text:p>9.17345E+02</text:p>
          </table:table-cell>
          <table:table-cell table:formula="of:=[.D40]/[.E40]" office:value-type="float" office:value="0.000777568877841066" calcext:value-type="float">
            <text:p>7.77569E-04</text:p>
          </table:table-cell>
          <table:table-cell table:formula="of:=[.F40]/[.$F$105]" office:value-type="float" office:value="0.00525598445345333" calcext:value-type="float">
            <text:p>5.25598E-03</text:p>
          </table:table-cell>
          <table:table-cell/>
          <table:table-cell office:value-type="float" office:value="0.005191008" calcext:value-type="float">
            <text:p>5.19101E-03</text:p>
          </table:table-cell>
          <table:table-cell/>
          <table:table-cell table:formula="of:=100*([.G40]-[.I40])/[.G40]" office:value-type="float" office:value="1.23623755033435" calcext:value-type="float">
            <text:p>1.23623755033435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4" office:value-type="float" office:value="75" calcext:value-type="float">
            <text:p>75</text:p>
          </table:table-cell>
          <table:table-cell office:value-type="float" office:value="0.685006" calcext:value-type="float">
            <text:p>6.85006E-01</text:p>
          </table:table-cell>
          <table:table-cell office:value-type="float" office:value="942.4778" calcext:value-type="float">
            <text:p>9.42478E+02</text:p>
          </table:table-cell>
          <table:table-cell table:formula="of:=[.D41]/[.E41]" office:value-type="float" office:value="0.000726813936625351" calcext:value-type="float">
            <text:p>7.26814E-04</text:p>
          </table:table-cell>
          <table:table-cell table:formula="of:=[.F41]/[.$F$105]" office:value-type="float" office:value="0.00491290593067806" calcext:value-type="float">
            <text:p>4.91291E-03</text:p>
          </table:table-cell>
          <table:table-cell/>
          <table:table-cell office:value-type="float" office:value="0.004833715" calcext:value-type="float">
            <text:p>4.83372E-03</text:p>
          </table:table-cell>
          <table:table-cell/>
          <table:table-cell table:formula="of:=100*([.G41]-[.I41])/[.G41]" office:value-type="float" office:value="1.6118959287122" calcext:value-type="float">
            <text:p>1.6118959287122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4" office:value-type="float" office:value="77" calcext:value-type="float">
            <text:p>77</text:p>
          </table:table-cell>
          <table:table-cell office:value-type="float" office:value="0.651367" calcext:value-type="float">
            <text:p>6.51367E-01</text:p>
          </table:table-cell>
          <table:table-cell office:value-type="float" office:value="967.6105" calcext:value-type="float">
            <text:p>9.67611E+02</text:p>
          </table:table-cell>
          <table:table-cell table:formula="of:=[.D42]/[.E42]" office:value-type="float" office:value="0.000673170661128626" calcext:value-type="float">
            <text:p>6.73171E-04</text:p>
          </table:table-cell>
          <table:table-cell table:formula="of:=[.F42]/[.$F$105]" office:value-type="float" office:value="0.00455030368401158" calcext:value-type="float">
            <text:p>4.55030E-03</text:p>
          </table:table-cell>
          <table:table-cell/>
          <table:table-cell office:value-type="float" office:value="0.004475423" calcext:value-type="float">
            <text:p>4.47542E-03</text:p>
          </table:table-cell>
          <table:table-cell/>
          <table:table-cell table:formula="of:=100*([.G42]-[.I42])/[.G42]" office:value-type="float" office:value="1.64561948413886" calcext:value-type="float">
            <text:p>1.64561948413886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4" office:value-type="float" office:value="79" calcext:value-type="float">
            <text:p>79</text:p>
          </table:table-cell>
          <table:table-cell office:value-type="float" office:value="0.616602" calcext:value-type="float">
            <text:p>6.16602E-01</text:p>
          </table:table-cell>
          <table:table-cell office:value-type="float" office:value="992.7433" calcext:value-type="float">
            <text:p>9.92743E+02</text:p>
          </table:table-cell>
          <table:table-cell table:formula="of:=[.D43]/[.E43]" office:value-type="float" office:value="0.000621109203154531" calcext:value-type="float">
            <text:p>6.21109E-04</text:p>
          </table:table-cell>
          <table:table-cell table:formula="of:=[.F43]/[.$F$105]" office:value-type="float" office:value="0.00419839374839829" calcext:value-type="float">
            <text:p>4.19839E-03</text:p>
          </table:table-cell>
          <table:table-cell/>
          <table:table-cell office:value-type="float" office:value="0.004116712" calcext:value-type="float">
            <text:p>4.11671E-03</text:p>
          </table:table-cell>
          <table:table-cell/>
          <table:table-cell table:formula="of:=100*([.G43]-[.I43])/[.G43]" office:value-type="float" office:value="1.94554759018134" calcext:value-type="float">
            <text:p>1.94554759018134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4" office:value-type="float" office:value="81" calcext:value-type="float">
            <text:p>81</text:p>
          </table:table-cell>
          <table:table-cell office:value-type="float" office:value="0.580446" calcext:value-type="float">
            <text:p>5.80446E-01</text:p>
          </table:table-cell>
          <table:table-cell office:value-type="float" office:value="1017.876" calcext:value-type="float">
            <text:p>1.01788E+03</text:p>
          </table:table-cell>
          <table:table-cell table:formula="of:=[.D44]/[.E44]" office:value-type="float" office:value="0.000570252172170284" calcext:value-type="float">
            <text:p>5.70252E-04</text:p>
          </table:table-cell>
          <table:table-cell table:formula="of:=[.F44]/[.$F$105]" office:value-type="float" office:value="0.00385462514883168" calcext:value-type="float">
            <text:p>3.85463E-03</text:p>
          </table:table-cell>
          <table:table-cell/>
          <table:table-cell office:value-type="float" office:value="0.00375817" calcext:value-type="float">
            <text:p>3.75817E-03</text:p>
          </table:table-cell>
          <table:table-cell/>
          <table:table-cell table:formula="of:=100*([.G44]-[.I44])/[.G44]" office:value-type="float" office:value="2.50232240769036" calcext:value-type="float">
            <text:p>2.50232240769036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4" office:value-type="float" office:value="83" calcext:value-type="float">
            <text:p>83</text:p>
          </table:table-cell>
          <table:table-cell office:value-type="float" office:value="0.540682" calcext:value-type="float">
            <text:p>5.40682E-01</text:p>
          </table:table-cell>
          <table:table-cell office:value-type="float" office:value="1043.009" calcext:value-type="float">
            <text:p>1.04301E+03</text:p>
          </table:table-cell>
          <table:table-cell table:formula="of:=[.D45]/[.E45]" office:value-type="float" office:value="0.00051838670615498" calcext:value-type="float">
            <text:p>5.18387E-04</text:p>
          </table:table-cell>
          <table:table-cell table:formula="of:=[.F45]/[.$F$105]" office:value-type="float" office:value="0.00350404002278544" calcext:value-type="float">
            <text:p>3.50404E-03</text:p>
          </table:table-cell>
          <table:table-cell/>
          <table:table-cell office:value-type="float" office:value="0.003400412" calcext:value-type="float">
            <text:p>3.40041E-03</text:p>
          </table:table-cell>
          <table:table-cell/>
          <table:table-cell table:formula="of:=100*([.G45]-[.I45])/[.G45]" office:value-type="float" office:value="2.95738696223741" calcext:value-type="float">
            <text:p>2.95738696223741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4" office:value-type="float" office:value="85" calcext:value-type="float">
            <text:p>85</text:p>
          </table:table-cell>
          <table:table-cell office:value-type="float" office:value="0.493636" calcext:value-type="float">
            <text:p>4.93636E-01</text:p>
          </table:table-cell>
          <table:table-cell office:value-type="float" office:value="1068.142" calcext:value-type="float">
            <text:p>1.06814E+03</text:p>
          </table:table-cell>
          <table:table-cell table:formula="of:=[.D46]/[.E46]" office:value-type="float" office:value="0.000462144546324365" calcext:value-type="float">
            <text:p>4.62145E-04</text:p>
          </table:table-cell>
          <table:table-cell table:formula="of:=[.F46]/[.$F$105]" office:value-type="float" office:value="0.00312387059198323" calcext:value-type="float">
            <text:p>3.12387E-03</text:p>
          </table:table-cell>
          <table:table-cell/>
          <table:table-cell office:value-type="float" office:value="0.003044092" calcext:value-type="float">
            <text:p>3.04409E-03</text:p>
          </table:table-cell>
          <table:table-cell/>
          <table:table-cell table:formula="of:=100*([.G46]-[.I46])/[.G46]" office:value-type="float" office:value="2.55383792747251" calcext:value-type="float">
            <text:p>2.55383792747251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4" office:value-type="float" office:value="87" calcext:value-type="float">
            <text:p>87</text:p>
          </table:table-cell>
          <table:table-cell office:value-type="float" office:value="0.447054" calcext:value-type="float">
            <text:p>4.47054E-01</text:p>
          </table:table-cell>
          <table:table-cell office:value-type="float" office:value="1093.274" calcext:value-type="float">
            <text:p>1.09327E+03</text:p>
          </table:table-cell>
          <table:table-cell table:formula="of:=[.D47]/[.E47]" office:value-type="float" office:value="0.000408913044671327" calcext:value-type="float">
            <text:p>4.08913E-04</text:p>
          </table:table-cell>
          <table:table-cell table:formula="of:=[.F47]/[.$F$105]" office:value-type="float" office:value="0.00276405173465039" calcext:value-type="float">
            <text:p>2.76405E-03</text:p>
          </table:table-cell>
          <table:table-cell/>
          <table:table-cell office:value-type="float" office:value="0.002689936" calcext:value-type="float">
            <text:p>2.68994E-03</text:p>
          </table:table-cell>
          <table:table-cell/>
          <table:table-cell table:formula="of:=100*([.G47]-[.I47])/[.G47]" office:value-type="float" office:value="2.68141633245405" calcext:value-type="float">
            <text:p>2.68141633245405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4" office:value-type="float" office:value="89" calcext:value-type="float">
            <text:p>89</text:p>
          </table:table-cell>
          <table:table-cell office:value-type="float" office:value="0.400083" calcext:value-type="float">
            <text:p>4.00083E-01</text:p>
          </table:table-cell>
          <table:table-cell office:value-type="float" office:value="1118.407" calcext:value-type="float">
            <text:p>1.11841E+03</text:p>
          </table:table-cell>
          <table:table-cell table:formula="of:=[.D48]/[.E48]" office:value-type="float" office:value="0.000357725765307263" calcext:value-type="float">
            <text:p>3.57726E-04</text:p>
          </table:table-cell>
          <table:table-cell table:formula="of:=[.F48]/[.$F$105]" office:value-type="float" office:value="0.0024180508179225" calcext:value-type="float">
            <text:p>2.41805E-03</text:p>
          </table:table-cell>
          <table:table-cell/>
          <table:table-cell office:value-type="float" office:value="0.002338789" calcext:value-type="float">
            <text:p>2.33879E-03</text:p>
          </table:table-cell>
          <table:table-cell/>
          <table:table-cell table:formula="of:=100*([.G48]-[.I48])/[.G48]" office:value-type="float" office:value="3.2779219251726" calcext:value-type="float">
            <text:p>3.2779219251726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4" office:value-type="float" office:value="91" calcext:value-type="float">
            <text:p>91</text:p>
          </table:table-cell>
          <table:table-cell office:value-type="float" office:value="0.348353" calcext:value-type="float">
            <text:p>3.48353E-01</text:p>
          </table:table-cell>
          <table:table-cell office:value-type="float" office:value="1143.54" calcext:value-type="float">
            <text:p>1.14354E+03</text:p>
          </table:table-cell>
          <table:table-cell table:formula="of:=[.D49]/[.E49]" office:value-type="float" office:value="0.000304626860450881" calcext:value-type="float">
            <text:p>3.04627E-04</text:p>
          </table:table-cell>
          <table:table-cell table:formula="of:=[.F49]/[.$F$105]" office:value-type="float" office:value="0.00205912824993671" calcext:value-type="float">
            <text:p>2.05913E-03</text:p>
          </table:table-cell>
          <table:table-cell/>
          <table:table-cell office:value-type="float" office:value="0.001991713" calcext:value-type="float">
            <text:p>1.99171E-03</text:p>
          </table:table-cell>
          <table:table-cell/>
          <table:table-cell table:formula="of:=100*([.G49]-[.I49])/[.G49]" office:value-type="float" office:value="3.27397042601799" calcext:value-type="float">
            <text:p>3.27397042601799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4" office:value-type="float" office:value="93" calcext:value-type="float">
            <text:p>93</text:p>
          </table:table-cell>
          <table:table-cell office:value-type="float" office:value="0.295324" calcext:value-type="float">
            <text:p>2.95324E-01</text:p>
          </table:table-cell>
          <table:table-cell office:value-type="float" office:value="1168.672" calcext:value-type="float">
            <text:p>1.16867E+03</text:p>
          </table:table-cell>
          <table:table-cell table:formula="of:=[.D50]/[.E50]" office:value-type="float" office:value="0.00025270050108157" calcext:value-type="float">
            <text:p>2.52701E-04</text:p>
          </table:table-cell>
          <table:table-cell table:formula="of:=[.F50]/[.$F$105]" office:value-type="float" office:value="0.00170813151466702" calcext:value-type="float">
            <text:p>1.70813E-03</text:p>
          </table:table-cell>
          <table:table-cell/>
          <table:table-cell office:value-type="float" office:value="0.001650131" calcext:value-type="float">
            <text:p>1.65013E-03</text:p>
          </table:table-cell>
          <table:table-cell/>
          <table:table-cell table:formula="of:=100*([.G50]-[.I50])/[.G50]" office:value-type="float" office:value="3.39555322110704" calcext:value-type="float">
            <text:p>3.39555322110704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4" office:value-type="float" office:value="95" calcext:value-type="float">
            <text:p>95</text:p>
          </table:table-cell>
          <table:table-cell office:value-type="float" office:value="0.239891" calcext:value-type="float">
            <text:p>2.39891E-01</text:p>
          </table:table-cell>
          <table:table-cell office:value-type="float" office:value="1193.805" calcext:value-type="float">
            <text:p>1.19381E+03</text:p>
          </table:table-cell>
          <table:table-cell table:formula="of:=[.D51]/[.E51]" office:value-type="float" office:value="0.000200946553247808" calcext:value-type="float">
            <text:p>2.00947E-04</text:p>
          </table:table-cell>
          <table:table-cell table:formula="of:=[.F51]/[.$F$105]" office:value-type="float" office:value="0.00135830019686229" calcext:value-type="float">
            <text:p>1.35830E-03</text:p>
          </table:table-cell>
          <table:table-cell/>
          <table:table-cell office:value-type="float" office:value="0.001316096" calcext:value-type="float">
            <text:p>1.31610E-03</text:p>
          </table:table-cell>
          <table:table-cell/>
          <table:table-cell table:formula="of:=100*([.G51]-[.I51])/[.G51]" office:value-type="float" office:value="3.10713323606861" calcext:value-type="float">
            <text:p>3.10713323606861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4" office:value-type="float" office:value="97" calcext:value-type="float">
            <text:p>97</text:p>
          </table:table-cell>
          <table:table-cell office:value-type="float" office:value="0.182727" calcext:value-type="float">
            <text:p>1.82727E-01</text:p>
          </table:table-cell>
          <table:table-cell office:value-type="float" office:value="1218.938" calcext:value-type="float">
            <text:p>1.21894E+03</text:p>
          </table:table-cell>
          <table:table-cell table:formula="of:=[.D52]/[.E52]" office:value-type="float" office:value="0.000149906722081025" calcext:value-type="float">
            <text:p>1.49907E-04</text:p>
          </table:table-cell>
          <table:table-cell table:formula="of:=[.F52]/[.$F$105]" office:value-type="float" office:value="0.00101329595766957" calcext:value-type="float">
            <text:p>1.01330E-03</text:p>
          </table:table-cell>
          <table:table-cell/>
          <table:table-cell office:value-type="float" office:value="0.0009927368" calcext:value-type="float">
            <text:p>9.92737E-04</text:p>
          </table:table-cell>
          <table:table-cell/>
          <table:table-cell table:formula="of:=100*([.G52]-[.I52])/[.G52]" office:value-type="float" office:value="2.02893907885025" calcext:value-type="float">
            <text:p>2.02893907885025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4" office:value-type="float" office:value="99" calcext:value-type="float">
            <text:p>99</text:p>
          </table:table-cell>
          <table:table-cell office:value-type="float" office:value="0.120349" calcext:value-type="float">
            <text:p>1.20349E-01</text:p>
          </table:table-cell>
          <table:table-cell office:value-type="float" office:value="1244.071" calcext:value-type="float">
            <text:p>1.24407E+03</text:p>
          </table:table-cell>
          <table:table-cell table:formula="of:=[.D53]/[.E53]" office:value-type="float" office:value="0.0000967380479088412" calcext:value-type="float">
            <text:p>9.67380E-05</text:p>
          </table:table-cell>
          <table:table-cell table:formula="of:=[.F53]/[.$F$105]" office:value-type="float" office:value="0.000653901783309568" calcext:value-type="float">
            <text:p>6.53902E-04</text:p>
          </table:table-cell>
          <table:table-cell/>
          <table:table-cell office:value-type="float" office:value="0.0006850272" calcext:value-type="float">
            <text:p>6.85027E-04</text:p>
          </table:table-cell>
          <table:table-cell/>
          <table:table-cell table:formula="of:=100*([.G53]-[.I53])/[.G53]" office:value-type="float" office:value="-4.75995286828829" calcext:value-type="float">
            <text:p>-4.75995286828829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4" office:value-type="float" office:value="1" calcext:value-type="float">
            <text:p>1</text:p>
          </table:table-cell>
          <table:table-cell office:value-type="float" office:value="0.0348616" calcext:value-type="float">
            <text:p>3.48616E-02</text:p>
          </table:table-cell>
          <table:table-cell office:value-type="float" office:value="12.56637" calcext:value-type="float">
            <text:p>1.25664E+01</text:p>
          </table:table-cell>
          <table:table-cell table:formula="of:=[.D54]/[.E54]" office:value-type="float" office:value="0.0027741981176744" calcext:value-type="float">
            <text:p>2.77420E-03</text:p>
          </table:table-cell>
          <table:table-cell table:formula="of:=[.F54]/[.$F$105]" office:value-type="float" office:value="0.0187522193760904" calcext:value-type="float">
            <text:p>1.87522E-02</text:p>
          </table:table-cell>
          <table:table-cell table:style-name="ce6" office:value-type="string" calcext:value-type="string">
            <text:p>Serpent_2g</text:p>
          </table:table-cell>
          <table:table-cell office:value-type="float" office:value="0.0186681" calcext:value-type="float">
            <text:p>1.86681E-02</text:p>
          </table:table-cell>
          <table:table-cell table:style-name="ce6" office:value-type="string" calcext:value-type="string">
            <text:p>Almost_2g</text:p>
          </table:table-cell>
          <table:table-cell table:formula="of:=100*([.G54]-[.I54])/[.G54]" office:value-type="float" office:value="0.448583575113588" calcext:value-type="float">
            <text:p>0.448583575113588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4" office:value-type="float" office:value="3" calcext:value-type="float">
            <text:p>3</text:p>
          </table:table-cell>
          <table:table-cell office:value-type="float" office:value="0.103835" calcext:value-type="float">
            <text:p>1.03835E-01</text:p>
          </table:table-cell>
          <table:table-cell office:value-type="float" office:value="37.69911" calcext:value-type="float">
            <text:p>3.76991E+01</text:p>
          </table:table-cell>
          <table:table-cell table:formula="of:=[.D55]/[.E55]" office:value-type="float" office:value="0.00275430905398032" calcext:value-type="float">
            <text:p>2.75431E-03</text:p>
          </table:table-cell>
          <table:table-cell table:formula="of:=[.F55]/[.$F$105]" office:value-type="float" office:value="0.0186177790550477" calcext:value-type="float">
            <text:p>1.86178E-02</text:p>
          </table:table-cell>
          <table:table-cell/>
          <table:table-cell office:value-type="float" office:value="0.01864767" calcext:value-type="float">
            <text:p>1.86477E-02</text:p>
          </table:table-cell>
          <table:table-cell/>
          <table:table-cell table:formula="of:=100*([.G55]-[.I55])/[.G55]" office:value-type="float" office:value="-0.160550540770577" calcext:value-type="float">
            <text:p>-0.160550540770577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4" office:value-type="float" office:value="5" calcext:value-type="float">
            <text:p>5</text:p>
          </table:table-cell>
          <table:table-cell office:value-type="float" office:value="0.172623" calcext:value-type="float">
            <text:p>1.72623E-01</text:p>
          </table:table-cell>
          <table:table-cell office:value-type="float" office:value="62.83185" calcext:value-type="float">
            <text:p>6.28319E+01</text:p>
          </table:table-cell>
          <table:table-cell table:formula="of:=[.D56]/[.E56]" office:value-type="float" office:value="0.00274738050845232" calcext:value-type="float">
            <text:p>2.74738E-03</text:p>
          </table:table-cell>
          <table:table-cell table:formula="of:=[.F56]/[.$F$105]" office:value-type="float" office:value="0.0185709454836201" calcext:value-type="float">
            <text:p>1.85709E-02</text:p>
          </table:table-cell>
          <table:table-cell/>
          <table:table-cell office:value-type="float" office:value="0.01860685" calcext:value-type="float">
            <text:p>1.86069E-02</text:p>
          </table:table-cell>
          <table:table-cell/>
          <table:table-cell table:formula="of:=100*([.G56]-[.I56])/[.G56]" office:value-type="float" office:value="-0.193337040440698" calcext:value-type="float">
            <text:p>-0.193337040440698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4" office:value-type="float" office:value="7" calcext:value-type="float">
            <text:p>7</text:p>
          </table:table-cell>
          <table:table-cell office:value-type="float" office:value="0.241148" calcext:value-type="float">
            <text:p>2.41148E-01</text:p>
          </table:table-cell>
          <table:table-cell office:value-type="float" office:value="87.96459" calcext:value-type="float">
            <text:p>8.79646E+01</text:p>
          </table:table-cell>
          <table:table-cell table:formula="of:=[.D57]/[.E57]" office:value-type="float" office:value="0.00274142129236321" calcext:value-type="float">
            <text:p>2.74142E-03</text:p>
          </table:table-cell>
          <table:table-cell table:formula="of:=[.F57]/[.$F$105]" office:value-type="float" office:value="0.0185306641040385" calcext:value-type="float">
            <text:p>1.85307E-02</text:p>
          </table:table-cell>
          <table:table-cell/>
          <table:table-cell office:value-type="float" office:value="0.0185457" calcext:value-type="float">
            <text:p>1.85457E-02</text:p>
          </table:table-cell>
          <table:table-cell/>
          <table:table-cell table:formula="of:=100*([.G57]-[.I57])/[.G57]" office:value-type="float" office:value="-0.0811406211727779" calcext:value-type="float">
            <text:p>-0.081140621172778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4" office:value-type="float" office:value="9" calcext:value-type="float">
            <text:p>9</text:p>
          </table:table-cell>
          <table:table-cell office:value-type="float" office:value="0.307892" calcext:value-type="float">
            <text:p>3.07892E-01</text:p>
          </table:table-cell>
          <table:table-cell office:value-type="float" office:value="113.0973" calcext:value-type="float">
            <text:p>1.13097E+02</text:p>
          </table:table-cell>
          <table:table-cell table:formula="of:=[.D58]/[.E58]" office:value-type="float" office:value="0.00272236384069293" calcext:value-type="float">
            <text:p>2.72236E-03</text:p>
          </table:table-cell>
          <table:table-cell table:formula="of:=[.F58]/[.$F$105]" office:value-type="float" office:value="0.0184018450726242" calcext:value-type="float">
            <text:p>1.84018E-02</text:p>
          </table:table-cell>
          <table:table-cell/>
          <table:table-cell office:value-type="float" office:value="0.01846432" calcext:value-type="float">
            <text:p>1.84643E-02</text:p>
          </table:table-cell>
          <table:table-cell/>
          <table:table-cell table:formula="of:=100*([.G58]-[.I58])/[.G58]" office:value-type="float" office:value="-0.339503604824886" calcext:value-type="float">
            <text:p>-0.339503604824886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4" office:value-type="float" office:value="11" calcext:value-type="float">
            <text:p>11</text:p>
          </table:table-cell>
          <table:table-cell office:value-type="float" office:value="0.375448" calcext:value-type="float">
            <text:p>3.75448E-01</text:p>
          </table:table-cell>
          <table:table-cell office:value-type="float" office:value="138.2301" calcext:value-type="float">
            <text:p>1.38230E+02</text:p>
          </table:table-cell>
          <table:table-cell table:formula="of:=[.D59]/[.E59]" office:value-type="float" office:value="0.0027161088648565" calcext:value-type="float">
            <text:p>2.71611E-03</text:p>
          </table:table-cell>
          <table:table-cell table:formula="of:=[.F59]/[.$F$105]" office:value-type="float" office:value="0.0183595645021308" calcext:value-type="float">
            <text:p>1.83596E-02</text:p>
          </table:table-cell>
          <table:table-cell/>
          <table:table-cell office:value-type="float" office:value="0.01836286" calcext:value-type="float">
            <text:p>1.83629E-02</text:p>
          </table:table-cell>
          <table:table-cell/>
          <table:table-cell table:formula="of:=100*([.G59]-[.I59])/[.G59]" office:value-type="float" office:value="-0.017949760566571" calcext:value-type="float">
            <text:p>-0.017949760566571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4" office:value-type="float" office:value="13" calcext:value-type="float">
            <text:p>13</text:p>
          </table:table-cell>
          <table:table-cell office:value-type="float" office:value="0.44017" calcext:value-type="float">
            <text:p>4.40170E-01</text:p>
          </table:table-cell>
          <table:table-cell office:value-type="float" office:value="163.3628" calcext:value-type="float">
            <text:p>1.63363E+02</text:p>
          </table:table-cell>
          <table:table-cell table:formula="of:=[.D60]/[.E60]" office:value-type="float" office:value="0.00269443226977011" calcext:value-type="float">
            <text:p>2.69443E-03</text:p>
          </table:table-cell>
          <table:table-cell table:formula="of:=[.F60]/[.$F$105]" office:value-type="float" office:value="0.0182130413451158" calcext:value-type="float">
            <text:p>1.82130E-02</text:p>
          </table:table-cell>
          <table:table-cell/>
          <table:table-cell office:value-type="float" office:value="0.01824146" calcext:value-type="float">
            <text:p>1.82415E-02</text:p>
          </table:table-cell>
          <table:table-cell/>
          <table:table-cell table:formula="of:=100*([.G60]-[.I60])/[.G60]" office:value-type="float" office:value="-0.156034647622419" calcext:value-type="float">
            <text:p>-0.156034647622419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4" office:value-type="float" office:value="15" calcext:value-type="float">
            <text:p>15</text:p>
          </table:table-cell>
          <table:table-cell office:value-type="float" office:value="0.504003" calcext:value-type="float">
            <text:p>5.04003E-01</text:p>
          </table:table-cell>
          <table:table-cell office:value-type="float" office:value="188.4956" calcext:value-type="float">
            <text:p>1.88496E+02</text:p>
          </table:table-cell>
          <table:table-cell table:formula="of:=[.D61]/[.E61]" office:value-type="float" office:value="0.0026738183809065" calcext:value-type="float">
            <text:p>2.67382E-03</text:p>
          </table:table-cell>
          <table:table-cell table:formula="of:=[.F61]/[.$F$105]" office:value-type="float" office:value="0.0180737015612331" calcext:value-type="float">
            <text:p>1.80737E-02</text:p>
          </table:table-cell>
          <table:table-cell/>
          <table:table-cell office:value-type="float" office:value="0.01810034" calcext:value-type="float">
            <text:p>1.81003E-02</text:p>
          </table:table-cell>
          <table:table-cell/>
          <table:table-cell table:formula="of:=100*([.G61]-[.I61])/[.G61]" office:value-type="float" office:value="-0.14738784236677" calcext:value-type="float">
            <text:p>-0.14738784236677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4" office:value-type="float" office:value="17" calcext:value-type="float">
            <text:p>17</text:p>
          </table:table-cell>
          <table:table-cell office:value-type="float" office:value="0.566801" calcext:value-type="float">
            <text:p>5.66801E-01</text:p>
          </table:table-cell>
          <table:table-cell office:value-type="float" office:value="213.6283" calcext:value-type="float">
            <text:p>2.13628E+02</text:p>
          </table:table-cell>
          <table:table-cell table:formula="of:=[.D62]/[.E62]" office:value-type="float" office:value="0.00265321120844008" calcext:value-type="float">
            <text:p>2.65321E-03</text:p>
          </table:table-cell>
          <table:table-cell table:formula="of:=[.F62]/[.$F$105]" office:value-type="float" office:value="0.0179344071769029" calcext:value-type="float">
            <text:p>1.79344E-02</text:p>
          </table:table-cell>
          <table:table-cell/>
          <table:table-cell office:value-type="float" office:value="0.01793973" calcext:value-type="float">
            <text:p>1.79397E-02</text:p>
          </table:table-cell>
          <table:table-cell/>
          <table:table-cell table:formula="of:=100*([.G62]-[.I62])/[.G62]" office:value-type="float" office:value="-0.0296793924914866" calcext:value-type="float">
            <text:p>-0.029679392491487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4" office:value-type="float" office:value="19" calcext:value-type="float">
            <text:p>19</text:p>
          </table:table-cell>
          <table:table-cell office:value-type="float" office:value="0.627489" calcext:value-type="float">
            <text:p>6.27489E-01</text:p>
          </table:table-cell>
          <table:table-cell office:value-type="float" office:value="238.761" calcext:value-type="float">
            <text:p>2.38761E+02</text:p>
          </table:table-cell>
          <table:table-cell table:formula="of:=[.D63]/[.E63]" office:value-type="float" office:value="0.00262810509254024" calcext:value-type="float">
            <text:p>2.62811E-03</text:p>
          </table:table-cell>
          <table:table-cell table:formula="of:=[.F63]/[.$F$105]" office:value-type="float" office:value="0.0177647021403246" calcext:value-type="float">
            <text:p>1.77647E-02</text:p>
          </table:table-cell>
          <table:table-cell/>
          <table:table-cell office:value-type="float" office:value="0.01775988" calcext:value-type="float">
            <text:p>1.77599E-02</text:p>
          </table:table-cell>
          <table:table-cell/>
          <table:table-cell table:formula="of:=100*([.G63]-[.I63])/[.G63]" office:value-type="float" office:value="0.027144504234064" calcext:value-type="float">
            <text:p>0.027144504234064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4" office:value-type="float" office:value="21" calcext:value-type="float">
            <text:p>21</text:p>
          </table:table-cell>
          <table:table-cell office:value-type="float" office:value="0.685185" calcext:value-type="float">
            <text:p>6.85185E-01</text:p>
          </table:table-cell>
          <table:table-cell office:value-type="float" office:value="263.8938" calcext:value-type="float">
            <text:p>2.63894E+02</text:p>
          </table:table-cell>
          <table:table-cell table:formula="of:=[.D64]/[.E64]" office:value-type="float" office:value="0.0025964422051598" calcext:value-type="float">
            <text:p>2.59644E-03</text:p>
          </table:table-cell>
          <table:table-cell table:formula="of:=[.F64]/[.$F$105]" office:value-type="float" office:value="0.0175506765426373" calcext:value-type="float">
            <text:p>1.75507E-02</text:p>
          </table:table-cell>
          <table:table-cell/>
          <table:table-cell office:value-type="float" office:value="0.01756109" calcext:value-type="float">
            <text:p>1.75611E-02</text:p>
          </table:table-cell>
          <table:table-cell/>
          <table:table-cell table:formula="of:=100*([.G64]-[.I64])/[.G64]" office:value-type="float" office:value="-0.0593336521096626" calcext:value-type="float">
            <text:p>-0.059333652109663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4" office:value-type="float" office:value="23" calcext:value-type="float">
            <text:p>23</text:p>
          </table:table-cell>
          <table:table-cell office:value-type="float" office:value="0.738945" calcext:value-type="float">
            <text:p>7.38945E-01</text:p>
          </table:table-cell>
          <table:table-cell office:value-type="float" office:value="289.0265" calcext:value-type="float">
            <text:p>2.89027E+02</text:p>
          </table:table-cell>
          <table:table-cell table:formula="of:=[.D65]/[.E65]" office:value-type="float" office:value="0.00255666867916956" calcext:value-type="float">
            <text:p>2.55667E-03</text:p>
          </table:table-cell>
          <table:table-cell table:formula="of:=[.F65]/[.$F$105]" office:value-type="float" office:value="0.0172818270037461" calcext:value-type="float">
            <text:p>1.72818E-02</text:p>
          </table:table-cell>
          <table:table-cell/>
          <table:table-cell office:value-type="float" office:value="0.0173437" calcext:value-type="float">
            <text:p>1.73437E-02</text:p>
          </table:table-cell>
          <table:table-cell/>
          <table:table-cell table:formula="of:=100*([.G65]-[.I65])/[.G65]" office:value-type="float" office:value="-0.358023467313593" calcext:value-type="float">
            <text:p>-0.358023467313593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4" office:value-type="float" office:value="25" calcext:value-type="float">
            <text:p>25</text:p>
          </table:table-cell>
          <table:table-cell office:value-type="float" office:value="0.790475" calcext:value-type="float">
            <text:p>7.90475E-01</text:p>
          </table:table-cell>
          <table:table-cell office:value-type="float" office:value="314.1593" calcext:value-type="float">
            <text:p>3.14159E+02</text:p>
          </table:table-cell>
          <table:table-cell table:formula="of:=[.D66]/[.E66]" office:value-type="float" office:value="0.00251615979536496" calcext:value-type="float">
            <text:p>2.51616E-03</text:p>
          </table:table-cell>
          <table:table-cell table:formula="of:=[.F66]/[.$F$105]" office:value-type="float" office:value="0.0170080068064989" calcext:value-type="float">
            <text:p>1.70080E-02</text:p>
          </table:table-cell>
          <table:table-cell/>
          <table:table-cell office:value-type="float" office:value="0.01710805" calcext:value-type="float">
            <text:p>1.71081E-02</text:p>
          </table:table-cell>
          <table:table-cell/>
          <table:table-cell table:formula="of:=100*([.G66]-[.I66])/[.G66]" office:value-type="float" office:value="-0.588212332222755" calcext:value-type="float">
            <text:p>-0.588212332222755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4" office:value-type="float" office:value="27" calcext:value-type="float">
            <text:p>27</text:p>
          </table:table-cell>
          <table:table-cell office:value-type="float" office:value="0.838475" calcext:value-type="float">
            <text:p>8.38475E-01</text:p>
          </table:table-cell>
          <table:table-cell office:value-type="float" office:value="339.292" calcext:value-type="float">
            <text:p>3.39292E+02</text:p>
          </table:table-cell>
          <table:table-cell table:formula="of:=[.D67]/[.E67]" office:value-type="float" office:value="0.00247124895370359" calcext:value-type="float">
            <text:p>2.47125E-03</text:p>
          </table:table-cell>
          <table:table-cell table:formula="of:=[.F67]/[.$F$105]" office:value-type="float" office:value="0.0167044315319598" calcext:value-type="float">
            <text:p>1.67044E-02</text:p>
          </table:table-cell>
          <table:table-cell/>
          <table:table-cell office:value-type="float" office:value="0.01685453" calcext:value-type="float">
            <text:p>1.68545E-02</text:p>
          </table:table-cell>
          <table:table-cell/>
          <table:table-cell table:formula="of:=100*([.G67]-[.I67])/[.G67]" office:value-type="float" office:value="-0.898554780227183" calcext:value-type="float">
            <text:p>-0.898554780227183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4" office:value-type="float" office:value="29" calcext:value-type="float">
            <text:p>29</text:p>
          </table:table-cell>
          <table:table-cell office:value-type="float" office:value="0.886912" calcext:value-type="float">
            <text:p>8.86912E-01</text:p>
          </table:table-cell>
          <table:table-cell office:value-type="float" office:value="364.4247" calcext:value-type="float">
            <text:p>3.64425E+02</text:p>
          </table:table-cell>
          <table:table-cell table:formula="of:=[.D68]/[.E68]" office:value-type="float" office:value="0.00243373185187502" calcext:value-type="float">
            <text:p>2.43373E-03</text:p>
          </table:table-cell>
          <table:table-cell table:formula="of:=[.F68]/[.$F$105]" office:value-type="float" office:value="0.0164508343143125" calcext:value-type="float">
            <text:p>1.64508E-02</text:p>
          </table:table-cell>
          <table:table-cell/>
          <table:table-cell office:value-type="float" office:value="0.01658355" calcext:value-type="float">
            <text:p>1.65836E-02</text:p>
          </table:table-cell>
          <table:table-cell/>
          <table:table-cell table:formula="of:=100*([.G68]-[.I68])/[.G68]" office:value-type="float" office:value="-0.806741367348108" calcext:value-type="float">
            <text:p>-0.806741367348108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4" office:value-type="float" office:value="31" calcext:value-type="float">
            <text:p>31</text:p>
          </table:table-cell>
          <table:table-cell office:value-type="float" office:value="0.932273" calcext:value-type="float">
            <text:p>9.32273E-01</text:p>
          </table:table-cell>
          <table:table-cell office:value-type="float" office:value="389.5575" calcext:value-type="float">
            <text:p>3.89558E+02</text:p>
          </table:table-cell>
          <table:table-cell table:formula="of:=[.D69]/[.E69]" office:value-type="float" office:value="0.00239315890465464" calcext:value-type="float">
            <text:p>2.39316E-03</text:p>
          </table:table-cell>
          <table:table-cell table:formula="of:=[.F69]/[.$F$105]" office:value-type="float" office:value="0.0161765810797782" calcext:value-type="float">
            <text:p>1.61766E-02</text:p>
          </table:table-cell>
          <table:table-cell/>
          <table:table-cell office:value-type="float" office:value="0.01629556" calcext:value-type="float">
            <text:p>1.62956E-02</text:p>
          </table:table-cell>
          <table:table-cell/>
          <table:table-cell table:formula="of:=100*([.G69]-[.I69])/[.G69]" office:value-type="float" office:value="-0.735501028523842" calcext:value-type="float">
            <text:p>-0.735501028523842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4" office:value-type="float" office:value="33" calcext:value-type="float">
            <text:p>33</text:p>
          </table:table-cell>
          <table:table-cell office:value-type="float" office:value="0.969955" calcext:value-type="float">
            <text:p>9.69955E-01</text:p>
          </table:table-cell>
          <table:table-cell office:value-type="float" office:value="414.6902" calcext:value-type="float">
            <text:p>4.14690E+02</text:p>
          </table:table-cell>
          <table:table-cell table:formula="of:=[.D70]/[.E70]" office:value-type="float" office:value="0.00233898703176492" calcext:value-type="float">
            <text:p>2.33899E-03</text:p>
          </table:table-cell>
          <table:table-cell table:formula="of:=[.F70]/[.$F$105]" office:value-type="float" office:value="0.0158104057738512" calcext:value-type="float">
            <text:p>1.58104E-02</text:p>
          </table:table-cell>
          <table:table-cell/>
          <table:table-cell office:value-type="float" office:value="0.01599103" calcext:value-type="float">
            <text:p>1.59910E-02</text:p>
          </table:table-cell>
          <table:table-cell/>
          <table:table-cell table:formula="of:=100*([.G70]-[.I70])/[.G70]" office:value-type="float" office:value="-1.14243890215378" calcext:value-type="float">
            <text:p>-1.14243890215378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4" office:value-type="float" office:value="35" calcext:value-type="float">
            <text:p>35</text:p>
          </table:table-cell>
          <table:table-cell office:value-type="float" office:value="1.00926" calcext:value-type="float">
            <text:p>1.00926E+00</text:p>
          </table:table-cell>
          <table:table-cell office:value-type="float" office:value="439.823" calcext:value-type="float">
            <text:p>4.39823E+02</text:p>
          </table:table-cell>
          <table:table-cell table:formula="of:=[.D71]/[.E71]" office:value-type="float" office:value="0.00229469582081883" calcext:value-type="float">
            <text:p>2.29470E-03</text:p>
          </table:table-cell>
          <table:table-cell table:formula="of:=[.F71]/[.$F$105]" office:value-type="float" office:value="0.0155110188992072" calcext:value-type="float">
            <text:p>1.55110E-02</text:p>
          </table:table-cell>
          <table:table-cell/>
          <table:table-cell office:value-type="float" office:value="0.01567045" calcext:value-type="float">
            <text:p>1.56705E-02</text:p>
          </table:table-cell>
          <table:table-cell/>
          <table:table-cell table:formula="of:=100*([.G71]-[.I71])/[.G71]" office:value-type="float" office:value="-1.02785704684408" calcext:value-type="float">
            <text:p>-1.02785704684408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4" office:value-type="float" office:value="37" calcext:value-type="float">
            <text:p>37</text:p>
          </table:table-cell>
          <table:table-cell office:value-type="float" office:value="1.04481" calcext:value-type="float">
            <text:p>1.04481E+00</text:p>
          </table:table-cell>
          <table:table-cell office:value-type="float" office:value="464.9557" calcext:value-type="float">
            <text:p>4.64956E+02</text:p>
          </table:table-cell>
          <table:table-cell table:formula="of:=[.D72]/[.E72]" office:value-type="float" office:value="0.00224711730601431" calcext:value-type="float">
            <text:p>2.24712E-03</text:p>
          </table:table-cell>
          <table:table-cell table:formula="of:=[.F72]/[.$F$105]" office:value-type="float" office:value="0.0151894114619017" calcext:value-type="float">
            <text:p>1.51894E-02</text:p>
          </table:table-cell>
          <table:table-cell/>
          <table:table-cell office:value-type="float" office:value="0.01533435" calcext:value-type="float">
            <text:p>1.53344E-02</text:p>
          </table:table-cell>
          <table:table-cell/>
          <table:table-cell table:formula="of:=100*([.G72]-[.I72])/[.G72]" office:value-type="float" office:value="-0.954207728599562" calcext:value-type="float">
            <text:p>-0.954207728599562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4" office:value-type="float" office:value="39" calcext:value-type="float">
            <text:p>39</text:p>
          </table:table-cell>
          <table:table-cell office:value-type="float" office:value="1.07569" calcext:value-type="float">
            <text:p>1.07569E+00</text:p>
          </table:table-cell>
          <table:table-cell office:value-type="float" office:value="490.0885" calcext:value-type="float">
            <text:p>4.90089E+02</text:p>
          </table:table-cell>
          <table:table-cell table:formula="of:=[.D73]/[.E73]" office:value-type="float" office:value="0.00219488929040367" calcext:value-type="float">
            <text:p>2.19489E-03</text:p>
          </table:table-cell>
          <table:table-cell table:formula="of:=[.F73]/[.$F$105]" office:value-type="float" office:value="0.0148363756783112" calcext:value-type="float">
            <text:p>1.48364E-02</text:p>
          </table:table-cell>
          <table:table-cell/>
          <table:table-cell office:value-type="float" office:value="0.01498326" calcext:value-type="float">
            <text:p>1.49833E-02</text:p>
          </table:table-cell>
          <table:table-cell/>
          <table:table-cell table:formula="of:=100*([.G73]-[.I73])/[.G73]" office:value-type="float" office:value="-0.990028325472688" calcext:value-type="float">
            <text:p>-0.990028325472688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4" office:value-type="float" office:value="41" calcext:value-type="float">
            <text:p>41</text:p>
          </table:table-cell>
          <table:table-cell office:value-type="float" office:value="1.10365" calcext:value-type="float">
            <text:p>1.10365E+00</text:p>
          </table:table-cell>
          <table:table-cell office:value-type="float" office:value="515.2212" calcext:value-type="float">
            <text:p>5.15221E+02</text:p>
          </table:table-cell>
          <table:table-cell table:formula="of:=[.D74]/[.E74]" office:value-type="float" office:value="0.00214208965003769" calcext:value-type="float">
            <text:p>2.14209E-03</text:p>
          </table:table-cell>
          <table:table-cell table:formula="of:=[.F74]/[.$F$105]" office:value-type="float" office:value="0.0144794759915824" calcext:value-type="float">
            <text:p>1.44795E-02</text:p>
          </table:table-cell>
          <table:table-cell/>
          <table:table-cell office:value-type="float" office:value="0.01461777" calcext:value-type="float">
            <text:p>1.46178E-02</text:p>
          </table:table-cell>
          <table:table-cell/>
          <table:table-cell table:formula="of:=100*([.G74]-[.I74])/[.G74]" office:value-type="float" office:value="-0.955103682605526" calcext:value-type="float">
            <text:p>-0.955103682605526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4" office:value-type="float" office:value="43" calcext:value-type="float">
            <text:p>43</text:p>
          </table:table-cell>
          <table:table-cell office:value-type="float" office:value="1.12844" calcext:value-type="float">
            <text:p>1.12844E+00</text:p>
          </table:table-cell>
          <table:table-cell office:value-type="float" office:value="540.3539" calcext:value-type="float">
            <text:p>5.40354E+02</text:p>
          </table:table-cell>
          <table:table-cell table:formula="of:=[.D75]/[.E75]" office:value-type="float" office:value="0.00208833507077491" calcext:value-type="float">
            <text:p>2.08834E-03</text:p>
          </table:table-cell>
          <table:table-cell table:formula="of:=[.F75]/[.$F$105]" office:value-type="float" office:value="0.014116121386018" calcext:value-type="float">
            <text:p>1.41161E-02</text:p>
          </table:table-cell>
          <table:table-cell/>
          <table:table-cell office:value-type="float" office:value="0.01423847" calcext:value-type="float">
            <text:p>1.42385E-02</text:p>
          </table:table-cell>
          <table:table-cell/>
          <table:table-cell table:formula="of:=100*([.G75]-[.I75])/[.G75]" office:value-type="float" office:value="-0.866729681874058" calcext:value-type="float">
            <text:p>-0.866729681874058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4" office:value-type="float" office:value="45" calcext:value-type="float">
            <text:p>45</text:p>
          </table:table-cell>
          <table:table-cell office:value-type="float" office:value="1.14782" calcext:value-type="float">
            <text:p>1.14782E+00</text:p>
          </table:table-cell>
          <table:table-cell office:value-type="float" office:value="565.4867" calcext:value-type="float">
            <text:p>5.65487E+02</text:p>
          </table:table-cell>
          <table:table-cell table:formula="of:=[.D76]/[.E76]" office:value-type="float" office:value="0.00202979132842558" calcext:value-type="float">
            <text:p>2.02979E-03</text:p>
          </table:table-cell>
          <table:table-cell table:formula="of:=[.F76]/[.$F$105]" office:value-type="float" office:value="0.0137203943856147" calcext:value-type="float">
            <text:p>1.37204E-02</text:p>
          </table:table-cell>
          <table:table-cell/>
          <table:table-cell office:value-type="float" office:value="0.01384596" calcext:value-type="float">
            <text:p>1.38460E-02</text:p>
          </table:table-cell>
          <table:table-cell/>
          <table:table-cell table:formula="of:=100*([.G76]-[.I76])/[.G76]" office:value-type="float" office:value="-0.915174964044717" calcext:value-type="float">
            <text:p>-0.915174964044717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4" office:value-type="float" office:value="47" calcext:value-type="float">
            <text:p>47</text:p>
          </table:table-cell>
          <table:table-cell office:value-type="float" office:value="1.16141" calcext:value-type="float">
            <text:p>1.16141E+00</text:p>
          </table:table-cell>
          <table:table-cell office:value-type="float" office:value="590.6194" calcext:value-type="float">
            <text:p>5.90619E+02</text:p>
          </table:table-cell>
          <table:table-cell table:formula="of:=[.D77]/[.E77]" office:value-type="float" office:value="0.0019664271102507" calcext:value-type="float">
            <text:p>1.96643E-03</text:p>
          </table:table-cell>
          <table:table-cell table:formula="of:=[.F77]/[.$F$105]" office:value-type="float" office:value="0.013292083331606" calcext:value-type="float">
            <text:p>1.32921E-02</text:p>
          </table:table-cell>
          <table:table-cell/>
          <table:table-cell office:value-type="float" office:value="0.01344088" calcext:value-type="float">
            <text:p>1.34409E-02</text:p>
          </table:table-cell>
          <table:table-cell/>
          <table:table-cell table:formula="of:=100*([.G77]-[.I77])/[.G77]" office:value-type="float" office:value="-1.11943827526416" calcext:value-type="float">
            <text:p>-1.11943827526416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4" office:value-type="float" office:value="49" calcext:value-type="float">
            <text:p>49</text:p>
          </table:table-cell>
          <table:table-cell office:value-type="float" office:value="1.17304" calcext:value-type="float">
            <text:p>1.17304E+00</text:p>
          </table:table-cell>
          <table:table-cell office:value-type="float" office:value="615.7522" calcext:value-type="float">
            <text:p>6.15752E+02</text:p>
          </table:table-cell>
          <table:table-cell table:formula="of:=[.D78]/[.E78]" office:value-type="float" office:value="0.00190505206477541" calcext:value-type="float">
            <text:p>1.90505E-03</text:p>
          </table:table-cell>
          <table:table-cell table:formula="of:=[.F78]/[.$F$105]" office:value-type="float" office:value="0.0128772181099632" calcext:value-type="float">
            <text:p>1.28772E-02</text:p>
          </table:table-cell>
          <table:table-cell/>
          <table:table-cell office:value-type="float" office:value="0.01302389" calcext:value-type="float">
            <text:p>1.30239E-02</text:p>
          </table:table-cell>
          <table:table-cell/>
          <table:table-cell table:formula="of:=100*([.G78]-[.I78])/[.G78]" office:value-type="float" office:value="-1.1390029180554" calcext:value-type="float">
            <text:p>-1.1390029180554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4" office:value-type="float" office:value="51" calcext:value-type="float">
            <text:p>51</text:p>
          </table:table-cell>
          <table:table-cell office:value-type="float" office:value="1.18291" calcext:value-type="float">
            <text:p>1.18291E+00</text:p>
          </table:table-cell>
          <table:table-cell office:value-type="float" office:value="640.8849" calcext:value-type="float">
            <text:p>6.40885E+02</text:p>
          </table:table-cell>
          <table:table-cell table:formula="of:=[.D79]/[.E79]" office:value-type="float" office:value="0.00184574484435505" calcext:value-type="float">
            <text:p>1.84574E-03</text:p>
          </table:table-cell>
          <table:table-cell table:formula="of:=[.F79]/[.$F$105]" office:value-type="float" office:value="0.0124763303720531" calcext:value-type="float">
            <text:p>1.24763E-02</text:p>
          </table:table-cell>
          <table:table-cell/>
          <table:table-cell office:value-type="float" office:value="0.01259566" calcext:value-type="float">
            <text:p>1.25957E-02</text:p>
          </table:table-cell>
          <table:table-cell/>
          <table:table-cell table:formula="of:=100*([.G79]-[.I79])/[.G79]" office:value-type="float" office:value="-0.956448125277019" calcext:value-type="float">
            <text:p>-0.956448125277019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4" office:value-type="float" office:value="53" calcext:value-type="float">
            <text:p>53</text:p>
          </table:table-cell>
          <table:table-cell office:value-type="float" office:value="1.18424" calcext:value-type="float">
            <text:p>1.18424E+00</text:p>
          </table:table-cell>
          <table:table-cell office:value-type="float" office:value="666.0176" calcext:value-type="float">
            <text:p>6.66018E+02</text:p>
          </table:table-cell>
          <table:table-cell table:formula="of:=[.D80]/[.E80]" office:value-type="float" office:value="0.0017780911495432" calcext:value-type="float">
            <text:p>1.77809E-03</text:p>
          </table:table-cell>
          <table:table-cell table:formula="of:=[.F80]/[.$F$105]" office:value-type="float" office:value="0.0120190245586607" calcext:value-type="float">
            <text:p>1.20190E-02</text:p>
          </table:table-cell>
          <table:table-cell/>
          <table:table-cell office:value-type="float" office:value="0.01215687" calcext:value-type="float">
            <text:p>1.21569E-02</text:p>
          </table:table-cell>
          <table:table-cell/>
          <table:table-cell table:formula="of:=100*([.G80]-[.I80])/[.G80]" office:value-type="float" office:value="-1.14689374887748" calcext:value-type="float">
            <text:p>-1.14689374887748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4" office:value-type="float" office:value="55" calcext:value-type="float">
            <text:p>55</text:p>
          </table:table-cell>
          <table:table-cell office:value-type="float" office:value="1.18562" calcext:value-type="float">
            <text:p>1.18562E+00</text:p>
          </table:table-cell>
          <table:table-cell office:value-type="float" office:value="691.1504" calcext:value-type="float">
            <text:p>6.91150E+02</text:p>
          </table:table-cell>
          <table:table-cell table:formula="of:=[.D81]/[.E81]" office:value-type="float" office:value="0.00171542981093551" calcext:value-type="float">
            <text:p>1.71543E-03</text:p>
          </table:table-cell>
          <table:table-cell table:formula="of:=[.F81]/[.$F$105]" office:value-type="float" office:value="0.0115954646259779" calcext:value-type="float">
            <text:p>1.15955E-02</text:p>
          </table:table-cell>
          <table:table-cell/>
          <table:table-cell office:value-type="float" office:value="0.01170823" calcext:value-type="float">
            <text:p>1.17082E-02</text:p>
          </table:table-cell>
          <table:table-cell/>
          <table:table-cell table:formula="of:=100*([.G81]-[.I81])/[.G81]" office:value-type="float" office:value="-0.972495520097316" calcext:value-type="float">
            <text:p>-0.972495520097316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57" calcext:value-type="float">
            <text:p>57</text:p>
          </table:table-cell>
          <table:table-cell office:value-type="float" office:value="1.18227" calcext:value-type="float">
            <text:p>1.18227E+00</text:p>
          </table:table-cell>
          <table:table-cell office:value-type="float" office:value="716.2831" calcext:value-type="float">
            <text:p>7.16283E+02</text:p>
          </table:table-cell>
          <table:table-cell table:formula="of:=[.D82]/[.E82]" office:value-type="float" office:value="0.0016505624661534" calcext:value-type="float">
            <text:p>1.65056E-03</text:p>
          </table:table-cell>
          <table:table-cell table:formula="of:=[.F82]/[.$F$105]" office:value-type="float" office:value="0.0111569931729303" calcext:value-type="float">
            <text:p>1.11570E-02</text:p>
          </table:table-cell>
          <table:table-cell/>
          <table:table-cell office:value-type="float" office:value="0.01125046" calcext:value-type="float">
            <text:p>1.12505E-02</text:p>
          </table:table-cell>
          <table:table-cell/>
          <table:table-cell table:formula="of:=100*([.G82]-[.I82])/[.G82]" office:value-type="float" office:value="-0.837742083561437" calcext:value-type="float">
            <text:p>-0.837742083561437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59" calcext:value-type="float">
            <text:p>59</text:p>
          </table:table-cell>
          <table:table-cell office:value-type="float" office:value="1.17399" calcext:value-type="float">
            <text:p>1.17399E+00</text:p>
          </table:table-cell>
          <table:table-cell office:value-type="float" office:value="741.4159" calcext:value-type="float">
            <text:p>7.41416E+02</text:p>
          </table:table-cell>
          <table:table-cell table:formula="of:=[.D83]/[.E83]" office:value-type="float" office:value="0.00158344324690096" calcext:value-type="float">
            <text:p>1.58344E-03</text:p>
          </table:table-cell>
          <table:table-cell table:formula="of:=[.F83]/[.$F$105]" office:value-type="float" office:value="0.010703300152322" calcext:value-type="float">
            <text:p>1.07033E-02</text:p>
          </table:table-cell>
          <table:table-cell/>
          <table:table-cell office:value-type="float" office:value="0.01078429" calcext:value-type="float">
            <text:p>1.07843E-02</text:p>
          </table:table-cell>
          <table:table-cell/>
          <table:table-cell table:formula="of:=100*([.G83]-[.I83])/[.G83]" office:value-type="float" office:value="-0.756681084575902" calcext:value-type="float">
            <text:p>-0.75668108457590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61" calcext:value-type="float">
            <text:p>61</text:p>
          </table:table-cell>
          <table:table-cell office:value-type="float" office:value="1.16442" calcext:value-type="float">
            <text:p>1.16442E+00</text:p>
          </table:table-cell>
          <table:table-cell office:value-type="float" office:value="766.5486" calcext:value-type="float">
            <text:p>7.66549E+02</text:p>
          </table:table-cell>
          <table:table-cell table:formula="of:=[.D84]/[.E84]" office:value-type="float" office:value="0.00151904262821692" calcext:value-type="float">
            <text:p>1.51904E-03</text:p>
          </table:table-cell>
          <table:table-cell table:formula="of:=[.F84]/[.$F$105]" office:value-type="float" office:value="0.0102679835389103" calcext:value-type="float">
            <text:p>1.02680E-02</text:p>
          </table:table-cell>
          <table:table-cell/>
          <table:table-cell office:value-type="float" office:value="0.01031046" calcext:value-type="float">
            <text:p>1.03105E-02</text:p>
          </table:table-cell>
          <table:table-cell/>
          <table:table-cell table:formula="of:=100*([.G84]-[.I84])/[.G84]" office:value-type="float" office:value="-0.4136787026269" calcext:value-type="float">
            <text:p>-0.4136787026269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63" calcext:value-type="float">
            <text:p>63</text:p>
          </table:table-cell>
          <table:table-cell office:value-type="float" office:value="1.14532" calcext:value-type="float">
            <text:p>1.14532E+00</text:p>
          </table:table-cell>
          <table:table-cell office:value-type="float" office:value="791.6813" calcext:value-type="float">
            <text:p>7.91681E+02</text:p>
          </table:table-cell>
          <table:table-cell table:formula="of:=[.D85]/[.E85]" office:value-type="float" office:value="0.00144669325901723" calcext:value-type="float">
            <text:p>1.44669E-03</text:p>
          </table:table-cell>
          <table:table-cell table:formula="of:=[.F85]/[.$F$105]" office:value-type="float" office:value="0.00977893726845445" calcext:value-type="float">
            <text:p>9.77894E-03</text:p>
          </table:table-cell>
          <table:table-cell/>
          <table:table-cell office:value-type="float" office:value="0.009829725" calcext:value-type="float">
            <text:p>9.82973E-03</text:p>
          </table:table-cell>
          <table:table-cell/>
          <table:table-cell table:formula="of:=100*([.G85]-[.I85])/[.G85]" office:value-type="float" office:value="-0.519358393977867" calcext:value-type="float">
            <text:p>-0.519358393977867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65" calcext:value-type="float">
            <text:p>65</text:p>
          </table:table-cell>
          <table:table-cell office:value-type="float" office:value="1.12534" calcext:value-type="float">
            <text:p>1.12534E+00</text:p>
          </table:table-cell>
          <table:table-cell office:value-type="float" office:value="816.8141" calcext:value-type="float">
            <text:p>8.16814E+02</text:p>
          </table:table-cell>
          <table:table-cell table:formula="of:=[.D86]/[.E86]" office:value-type="float" office:value="0.00137771862655162" calcext:value-type="float">
            <text:p>1.37772E-03</text:p>
          </table:table-cell>
          <table:table-cell table:formula="of:=[.F86]/[.$F$105]" office:value-type="float" office:value="0.00931270256404026" calcext:value-type="float">
            <text:p>9.31270E-03</text:p>
          </table:table-cell>
          <table:table-cell/>
          <table:table-cell office:value-type="float" office:value="0.009342841" calcext:value-type="float">
            <text:p>9.34284E-03</text:p>
          </table:table-cell>
          <table:table-cell/>
          <table:table-cell table:formula="of:=100*([.G86]-[.I86])/[.G86]" office:value-type="float" office:value="-0.323627172160708" calcext:value-type="float">
            <text:p>-0.323627172160708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67" calcext:value-type="float">
            <text:p>67</text:p>
          </table:table-cell>
          <table:table-cell office:value-type="float" office:value="1.1027" calcext:value-type="float">
            <text:p>1.10270E+00</text:p>
          </table:table-cell>
          <table:table-cell office:value-type="float" office:value="841.9468" calcext:value-type="float">
            <text:p>8.41947E+02</text:p>
          </table:table-cell>
          <table:table-cell table:formula="of:=[.D87]/[.E87]" office:value-type="float" office:value="0.00130970270330619" calcext:value-type="float">
            <text:p>1.30970E-03</text:p>
          </table:table-cell>
          <table:table-cell table:formula="of:=[.F87]/[.$F$105]" office:value-type="float" office:value="0.00885294826399957" calcext:value-type="float">
            <text:p>8.85295E-03</text:p>
          </table:table-cell>
          <table:table-cell/>
          <table:table-cell office:value-type="float" office:value="0.008850575" calcext:value-type="float">
            <text:p>8.85058E-03</text:p>
          </table:table-cell>
          <table:table-cell/>
          <table:table-cell table:formula="of:=100*([.G87]-[.I87])/[.G87]" office:value-type="float" office:value="0.0268076117559369" calcext:value-type="float">
            <text:p>0.026807611755937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69" calcext:value-type="float">
            <text:p>69</text:p>
          </table:table-cell>
          <table:table-cell office:value-type="float" office:value="1.07474" calcext:value-type="float">
            <text:p>1.07474E+00</text:p>
          </table:table-cell>
          <table:table-cell office:value-type="float" office:value="867.0796" calcext:value-type="float">
            <text:p>8.67080E+02</text:p>
          </table:table-cell>
          <table:table-cell table:formula="of:=[.D88]/[.E88]" office:value-type="float" office:value="0.00123949404414543" calcext:value-type="float">
            <text:p>1.23949E-03</text:p>
          </table:table-cell>
          <table:table-cell table:formula="of:=[.F88]/[.$F$105]" office:value-type="float" office:value="0.00837837214404043" calcext:value-type="float">
            <text:p>8.37837E-03</text:p>
          </table:table-cell>
          <table:table-cell/>
          <table:table-cell office:value-type="float" office:value="0.008353699" calcext:value-type="float">
            <text:p>8.35370E-03</text:p>
          </table:table-cell>
          <table:table-cell/>
          <table:table-cell table:formula="of:=100*([.G88]-[.I88])/[.G88]" office:value-type="float" office:value="0.294486131867276" calcext:value-type="float">
            <text:p>0.294486131867276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71" calcext:value-type="float">
            <text:p>71</text:p>
          </table:table-cell>
          <table:table-cell office:value-type="float" office:value="1.04045" calcext:value-type="float">
            <text:p>1.04045E+00</text:p>
          </table:table-cell>
          <table:table-cell office:value-type="float" office:value="892.2123" calcext:value-type="float">
            <text:p>8.92212E+02</text:p>
          </table:table-cell>
          <table:table-cell table:formula="of:=[.D89]/[.E89]" office:value-type="float" office:value="0.00116614621878672" calcext:value-type="float">
            <text:p>1.16615E-03</text:p>
          </table:table-cell>
          <table:table-cell table:formula="of:=[.F89]/[.$F$105]" office:value-type="float" office:value="0.00788257679938828" calcext:value-type="float">
            <text:p>7.88258E-03</text:p>
          </table:table-cell>
          <table:table-cell/>
          <table:table-cell office:value-type="float" office:value="0.007852981" calcext:value-type="float">
            <text:p>7.85298E-03</text:p>
          </table:table-cell>
          <table:table-cell/>
          <table:table-cell table:formula="of:=100*([.G89]-[.I89])/[.G89]" office:value-type="float" office:value="0.375458433726647" calcext:value-type="float">
            <text:p>0.375458433726647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73" calcext:value-type="float">
            <text:p>73</text:p>
          </table:table-cell>
          <table:table-cell office:value-type="float" office:value="1.00211" calcext:value-type="float">
            <text:p>1.00211E+00</text:p>
          </table:table-cell>
          <table:table-cell office:value-type="float" office:value="917.3451" calcext:value-type="float">
            <text:p>9.17345E+02</text:p>
          </table:table-cell>
          <table:table-cell table:formula="of:=[.D90]/[.E90]" office:value-type="float" office:value="0.00109240241213476" calcext:value-type="float">
            <text:p>1.09240E-03</text:p>
          </table:table-cell>
          <table:table-cell table:formula="of:=[.F90]/[.$F$105]" office:value-type="float" office:value="0.00738410481530202" calcext:value-type="float">
            <text:p>7.38410E-03</text:p>
          </table:table-cell>
          <table:table-cell/>
          <table:table-cell office:value-type="float" office:value="0.007349186" calcext:value-type="float">
            <text:p>7.34919E-03</text:p>
          </table:table-cell>
          <table:table-cell/>
          <table:table-cell table:formula="of:=100*([.G90]-[.I90])/[.G90]" office:value-type="float" office:value="0.472891652751912" calcext:value-type="float">
            <text:p>0.47289165275191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75" calcext:value-type="float">
            <text:p>75</text:p>
          </table:table-cell>
          <table:table-cell office:value-type="float" office:value="0.959197" calcext:value-type="float">
            <text:p>9.59197E-01</text:p>
          </table:table-cell>
          <table:table-cell office:value-type="float" office:value="942.4778" calcext:value-type="float">
            <text:p>9.42478E+02</text:p>
          </table:table-cell>
          <table:table-cell table:formula="of:=[.D91]/[.E91]" office:value-type="float" office:value="0.00101773962208977" calcext:value-type="float">
            <text:p>1.01774E-03</text:p>
          </table:table-cell>
          <table:table-cell table:formula="of:=[.F91]/[.$F$105]" office:value-type="float" office:value="0.00687942095396041" calcext:value-type="float">
            <text:p>6.87942E-03</text:p>
          </table:table-cell>
          <table:table-cell/>
          <table:table-cell office:value-type="float" office:value="0.006843069" calcext:value-type="float">
            <text:p>6.84307E-03</text:p>
          </table:table-cell>
          <table:table-cell/>
          <table:table-cell table:formula="of:=100*([.G91]-[.I91])/[.G91]" office:value-type="float" office:value="0.528415897263553" calcext:value-type="float">
            <text:p>0.52841589726355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77" calcext:value-type="float">
            <text:p>77</text:p>
          </table:table-cell>
          <table:table-cell office:value-type="float" office:value="0.913206" calcext:value-type="float">
            <text:p>9.13206E-01</text:p>
          </table:table-cell>
          <table:table-cell office:value-type="float" office:value="967.6105" calcext:value-type="float">
            <text:p>9.67611E+02</text:p>
          </table:table-cell>
          <table:table-cell table:formula="of:=[.D92]/[.E92]" office:value-type="float" office:value="0.000943774380290416" calcext:value-type="float">
            <text:p>9.43774E-04</text:p>
          </table:table-cell>
          <table:table-cell table:formula="of:=[.F92]/[.$F$105]" office:value-type="float" office:value="0.00637945217682425" calcext:value-type="float">
            <text:p>6.37945E-03</text:p>
          </table:table-cell>
          <table:table-cell/>
          <table:table-cell office:value-type="float" office:value="0.006335361" calcext:value-type="float">
            <text:p>6.33536E-03</text:p>
          </table:table-cell>
          <table:table-cell/>
          <table:table-cell table:formula="of:=100*([.G92]-[.I92])/[.G92]" office:value-type="float" office:value="0.691143621774105" calcext:value-type="float">
            <text:p>0.691143621774105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79" calcext:value-type="float">
            <text:p>79</text:p>
          </table:table-cell>
          <table:table-cell office:value-type="float" office:value="0.867246" calcext:value-type="float">
            <text:p>8.67246E-01</text:p>
          </table:table-cell>
          <table:table-cell office:value-type="float" office:value="992.7433" calcext:value-type="float">
            <text:p>9.92743E+02</text:p>
          </table:table-cell>
          <table:table-cell table:formula="of:=[.D93]/[.E93]" office:value-type="float" office:value="0.000873585346786022" calcext:value-type="float">
            <text:p>8.73585E-04</text:p>
          </table:table-cell>
          <table:table-cell table:formula="of:=[.F93]/[.$F$105]" office:value-type="float" office:value="0.00590500871668178" calcext:value-type="float">
            <text:p>5.90501E-03</text:p>
          </table:table-cell>
          <table:table-cell/>
          <table:table-cell office:value-type="float" office:value="0.005826753" calcext:value-type="float">
            <text:p>5.82675E-03</text:p>
          </table:table-cell>
          <table:table-cell/>
          <table:table-cell table:formula="of:=100*([.G93]-[.I93])/[.G93]" office:value-type="float" office:value="1.32524303411626" calcext:value-type="float">
            <text:p>1.32524303411626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81" calcext:value-type="float">
            <text:p>81</text:p>
          </table:table-cell>
          <table:table-cell office:value-type="float" office:value="0.811453" calcext:value-type="float">
            <text:p>8.11453E-01</text:p>
          </table:table-cell>
          <table:table-cell office:value-type="float" office:value="1017.876" calcext:value-type="float">
            <text:p>1.01788E+03</text:p>
          </table:table-cell>
          <table:table-cell table:formula="of:=[.D94]/[.E94]" office:value-type="float" office:value="0.00079720221323619" calcext:value-type="float">
            <text:p>7.97202E-04</text:p>
          </table:table-cell>
          <table:table-cell table:formula="of:=[.F94]/[.$F$105]" office:value-type="float" office:value="0.00538869617655202" calcext:value-type="float">
            <text:p>5.38870E-03</text:p>
          </table:table-cell>
          <table:table-cell/>
          <table:table-cell office:value-type="float" office:value="0.005317868" calcext:value-type="float">
            <text:p>5.31787E-03</text:p>
          </table:table-cell>
          <table:table-cell/>
          <table:table-cell table:formula="of:=100*([.G94]-[.I94])/[.G94]" office:value-type="float" office:value="1.31438430060727" calcext:value-type="float">
            <text:p>1.31438430060727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83" calcext:value-type="float">
            <text:p>83</text:p>
          </table:table-cell>
          <table:table-cell office:value-type="float" office:value="0.75393" calcext:value-type="float">
            <text:p>7.53930E-01</text:p>
          </table:table-cell>
          <table:table-cell office:value-type="float" office:value="1043.009" calcext:value-type="float">
            <text:p>1.04301E+03</text:p>
          </table:table-cell>
          <table:table-cell table:formula="of:=[.D95]/[.E95]" office:value-type="float" office:value="0.000722841317764276" calcext:value-type="float">
            <text:p>7.22841E-04</text:p>
          </table:table-cell>
          <table:table-cell table:formula="of:=[.F95]/[.$F$105]" office:value-type="float" office:value="0.00488605297453702" calcext:value-type="float">
            <text:p>4.88605E-03</text:p>
          </table:table-cell>
          <table:table-cell/>
          <table:table-cell office:value-type="float" office:value="0.004809212" calcext:value-type="float">
            <text:p>4.80921E-03</text:p>
          </table:table-cell>
          <table:table-cell/>
          <table:table-cell table:formula="of:=100*([.G95]-[.I95])/[.G95]" office:value-type="float" office:value="1.57265946434611" calcext:value-type="float">
            <text:p>1.57265946434611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85" calcext:value-type="float">
            <text:p>85</text:p>
          </table:table-cell>
          <table:table-cell office:value-type="float" office:value="0.692009" calcext:value-type="float">
            <text:p>6.92009E-01</text:p>
          </table:table-cell>
          <table:table-cell office:value-type="float" office:value="1068.142" calcext:value-type="float">
            <text:p>1.06814E+03</text:p>
          </table:table-cell>
          <table:table-cell table:formula="of:=[.D96]/[.E96]" office:value-type="float" office:value="0.000647862362869356" calcext:value-type="float">
            <text:p>6.47862E-04</text:p>
          </table:table-cell>
          <table:table-cell table:formula="of:=[.F96]/[.$F$105]" office:value-type="float" office:value="0.00437923199379243" calcext:value-type="float">
            <text:p>4.37923E-03</text:p>
          </table:table-cell>
          <table:table-cell/>
          <table:table-cell office:value-type="float" office:value="0.004301089" calcext:value-type="float">
            <text:p>4.30109E-03</text:p>
          </table:table-cell>
          <table:table-cell/>
          <table:table-cell table:formula="of:=100*([.G96]-[.I96])/[.G96]" office:value-type="float" office:value="1.78439949980272" calcext:value-type="float">
            <text:p>1.7843994998027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87" calcext:value-type="float">
            <text:p>87</text:p>
          </table:table-cell>
          <table:table-cell office:value-type="float" office:value="0.625406" calcext:value-type="float">
            <text:p>6.25406E-01</text:p>
          </table:table-cell>
          <table:table-cell office:value-type="float" office:value="1093.274" calcext:value-type="float">
            <text:p>1.09327E+03</text:p>
          </table:table-cell>
          <table:table-cell table:formula="of:=[.D97]/[.E97]" office:value-type="float" office:value="0.000572048727034577" calcext:value-type="float">
            <text:p>5.72049E-04</text:p>
          </table:table-cell>
          <table:table-cell table:formula="of:=[.F97]/[.$F$105]" office:value-type="float" office:value="0.00386676897905122" calcext:value-type="float">
            <text:p>3.86677E-03</text:p>
          </table:table-cell>
          <table:table-cell/>
          <table:table-cell office:value-type="float" office:value="0.003793467" calcext:value-type="float">
            <text:p>3.79347E-03</text:p>
          </table:table-cell>
          <table:table-cell/>
          <table:table-cell table:formula="of:=100*([.G97]-[.I97])/[.G97]" office:value-type="float" office:value="1.89569067736777" calcext:value-type="float">
            <text:p>1.89569067736777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89" calcext:value-type="float">
            <text:p>89</text:p>
          </table:table-cell>
          <table:table-cell office:value-type="float" office:value="0.555369" calcext:value-type="float">
            <text:p>5.55369E-01</text:p>
          </table:table-cell>
          <table:table-cell office:value-type="float" office:value="1118.407" calcext:value-type="float">
            <text:p>1.11841E+03</text:p>
          </table:table-cell>
          <table:table-cell table:formula="of:=[.D98]/[.E98]" office:value-type="float" office:value="0.000496571462803792" calcext:value-type="float">
            <text:p>4.96571E-04</text:p>
          </table:table-cell>
          <table:table-cell table:formula="of:=[.F98]/[.$F$105]" office:value-type="float" office:value="0.00335657967146517" calcext:value-type="float">
            <text:p>3.35658E-03</text:p>
          </table:table-cell>
          <table:table-cell/>
          <table:table-cell office:value-type="float" office:value="0.00328574" calcext:value-type="float">
            <text:p>3.28574E-03</text:p>
          </table:table-cell>
          <table:table-cell/>
          <table:table-cell table:formula="of:=100*([.G98]-[.I98])/[.G98]" office:value-type="float" office:value="2.11047192078857" calcext:value-type="float">
            <text:p>2.11047192078857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91" calcext:value-type="float">
            <text:p>91</text:p>
          </table:table-cell>
          <table:table-cell office:value-type="float" office:value="0.476831" calcext:value-type="float">
            <text:p>4.76831E-01</text:p>
          </table:table-cell>
          <table:table-cell office:value-type="float" office:value="1143.54" calcext:value-type="float">
            <text:p>1.14354E+03</text:p>
          </table:table-cell>
          <table:table-cell table:formula="of:=[.D99]/[.E99]" office:value-type="float" office:value="0.000416977980656558" calcext:value-type="float">
            <text:p>4.16978E-04</text:p>
          </table:table-cell>
          <table:table-cell table:formula="of:=[.F99]/[.$F$105]" office:value-type="float" office:value="0.00281856674851536" calcext:value-type="float">
            <text:p>2.81857E-03</text:p>
          </table:table-cell>
          <table:table-cell/>
          <table:table-cell office:value-type="float" office:value="0.002776325" calcext:value-type="float">
            <text:p>2.77633E-03</text:p>
          </table:table-cell>
          <table:table-cell/>
          <table:table-cell table:formula="of:=100*([.G99]-[.I99])/[.G99]" office:value-type="float" office:value="1.49869604960072" calcext:value-type="float">
            <text:p>1.4986960496007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93" calcext:value-type="float">
            <text:p>93</text:p>
          </table:table-cell>
          <table:table-cell office:value-type="float" office:value="0.39594" calcext:value-type="float">
            <text:p>3.95940E-01</text:p>
          </table:table-cell>
          <table:table-cell office:value-type="float" office:value="1168.672" calcext:value-type="float">
            <text:p>1.16867E+03</text:p>
          </table:table-cell>
          <table:table-cell table:formula="of:=[.D100]/[.E100]" office:value-type="float" office:value="0.00033879480299006" calcext:value-type="float">
            <text:p>3.38795E-04</text:p>
          </table:table-cell>
          <table:table-cell table:formula="of:=[.F100]/[.$F$105]" office:value-type="float" office:value="0.00229008679253044" calcext:value-type="float">
            <text:p>2.29009E-03</text:p>
          </table:table-cell>
          <table:table-cell/>
          <table:table-cell office:value-type="float" office:value="0.002261982" calcext:value-type="float">
            <text:p>2.26198E-03</text:p>
          </table:table-cell>
          <table:table-cell/>
          <table:table-cell table:formula="of:=100*([.G100]-[.I100])/[.G100]" office:value-type="float" office:value="1.22723700351054" calcext:value-type="float">
            <text:p>1.22723700351054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95" calcext:value-type="float">
            <text:p>95</text:p>
          </table:table-cell>
          <table:table-cell office:value-type="float" office:value="0.310913" calcext:value-type="float">
            <text:p>3.10913E-01</text:p>
          </table:table-cell>
          <table:table-cell office:value-type="float" office:value="1193.805" calcext:value-type="float">
            <text:p>1.19381E+03</text:p>
          </table:table-cell>
          <table:table-cell table:formula="of:=[.D101]/[.E101]" office:value-type="float" office:value="0.000260438681359183" calcext:value-type="float">
            <text:p>2.60439E-04</text:p>
          </table:table-cell>
          <table:table-cell table:formula="of:=[.F101]/[.$F$105]" office:value-type="float" office:value="0.00176043782012267" calcext:value-type="float">
            <text:p>1.76044E-03</text:p>
          </table:table-cell>
          <table:table-cell/>
          <table:table-cell office:value-type="float" office:value="0.001736638" calcext:value-type="float">
            <text:p>1.73664E-03</text:p>
          </table:table-cell>
          <table:table-cell/>
          <table:table-cell table:formula="of:=100*([.G101]-[.I101])/[.G101]" office:value-type="float" office:value="1.35192619987038" calcext:value-type="float">
            <text:p>1.35192619987038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97" calcext:value-type="float">
            <text:p>97</text:p>
          </table:table-cell>
          <table:table-cell office:value-type="float" office:value="0.213922" calcext:value-type="float">
            <text:p>2.13922E-01</text:p>
          </table:table-cell>
          <table:table-cell office:value-type="float" office:value="1218.938" calcext:value-type="float">
            <text:p>1.21894E+03</text:p>
          </table:table-cell>
          <table:table-cell table:formula="of:=[.D102]/[.E102]" office:value-type="float" office:value="0.000175498671794628" calcext:value-type="float">
            <text:p>1.75499E-04</text:p>
          </table:table-cell>
          <table:table-cell table:formula="of:=[.F102]/[.$F$105]" office:value-type="float" office:value="0.00118628499267535" calcext:value-type="float">
            <text:p>1.18628E-03</text:p>
          </table:table-cell>
          <table:table-cell/>
          <table:table-cell office:value-type="float" office:value="0.001189402" calcext:value-type="float">
            <text:p>1.18940E-03</text:p>
          </table:table-cell>
          <table:table-cell/>
          <table:table-cell table:formula="of:=100*([.G102]-[.I102])/[.G102]" office:value-type="float" office:value="-0.26275366744857" calcext:value-type="float">
            <text:p>-0.26275366744857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99" calcext:value-type="float">
            <text:p>99</text:p>
          </table:table-cell>
          <table:table-cell office:value-type="float" office:value="0.106714" calcext:value-type="float">
            <text:p>1.06714E-01</text:p>
          </table:table-cell>
          <table:table-cell office:value-type="float" office:value="1244.071" calcext:value-type="float">
            <text:p>1.24407E+03</text:p>
          </table:table-cell>
          <table:table-cell table:formula="of:=[.D103]/[.E103]" office:value-type="float" office:value="0.0000857780625060788" calcext:value-type="float">
            <text:p>8.57781E-05</text:p>
          </table:table-cell>
          <table:table-cell table:formula="of:=[.F103]/[.$F$105]" office:value-type="float" office:value="0.000579817654522242" calcext:value-type="float">
            <text:p>5.79818E-04</text:p>
          </table:table-cell>
          <table:table-cell/>
          <table:table-cell office:value-type="float" office:value="0.0006011519" calcext:value-type="float">
            <text:p>6.01152E-04</text:p>
          </table:table-cell>
          <table:table-cell/>
          <table:table-cell table:formula="of:=100*([.G103]-[.I103])/[.G103]" office:value-type="float" office:value="-3.67947497137483" calcext:value-type="float">
            <text:p>-3.67947497137483</text:p>
          </table:table-cell>
          <table:table-cell table:number-columns-repeated="5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5"/>
          <table:table-cell table:formula="of:=SUM([.F4:.F103])" office:value-type="float" office:value="0.147939721802294" calcext:value-type="float">
            <text:p>1.47940E-01</text:p>
          </table:table-cell>
          <table:table-cell table:number-columns-repeated="10"/>
        </table:table-row>
        <table:table-row table:style-name="ro1" table:number-rows-repeated="1048470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diff12" table:style-name="ta1">
        <table:shapes>
          <draw:frame draw:z-index="0" draw:style-name="gr1" draw:text-style-name="P1" svg:width="16.021cm" svg:height="9.005cm" svg:x="30.804cm" svg:y="1.912cm">
            <draw:object draw:notify-on-update-of-ranges="diff12.C4:diff12.C53 diff12.H4:diff12.H4 diff12.G4:diff12.G53 diff12.C4:diff12.C53 diff12.J4:diff12.J4 diff12.I4:diff12.I53 diff12.C54:diff12.C103 diff12.H54:diff12.H54 diff12.G54:diff12.G103 diff12.C54:diff12.C103 diff12.J54:diff12.J54 diff12.I54:diff12.I103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1" table:number-columns-repeated="7" table:default-cell-style-name="Default"/>
        <table:table-row table:style-name="ro1">
          <table:table-cell table:number-columns-repeated="16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7"/>
        </table:table-row>
        <table:table-row table:style-name="ro1">
          <table:table-cell table:number-columns-repeated="2"/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raw flux</text:p>
          </table:table-cell>
          <table:table-cell table:style-name="ce6" office:value-type="string" calcext:value-type="string">
            <text:p>Volume</text:p>
          </table:table-cell>
          <table:table-cell table:style-name="ce6" office:value-type="string" calcext:value-type="string">
            <text:p>raw flux \ Volume</text:p>
          </table:table-cell>
          <table:table-cell table:style-name="Default" table:number-columns-repeated="3"/>
          <table:table-cell/>
          <table:table-cell office:value-type="string" calcext:value-type="string">
            <text:p>Rel Error %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1" calcext:value-type="float">
            <text:p>1</text:p>
          </table:table-cell>
          <table:table-cell office:value-type="float" office:value="0.0118121" calcext:value-type="float">
            <text:p>1.18121E-02</text:p>
          </table:table-cell>
          <table:table-cell office:value-type="float" office:value="12.56637" calcext:value-type="float">
            <text:p>1.25664E+01</text:p>
          </table:table-cell>
          <table:table-cell table:formula="of:=[.D4]/[.E4]" office:value-type="float" office:value="0.000939977097602569" calcext:value-type="float">
            <text:p>9.39977E-04</text:p>
          </table:table-cell>
          <table:table-cell table:formula="of:=[.F4]/[.$F$105]" office:value-type="float" office:value="0.00847106119113585" calcext:value-type="float">
            <text:p>8.47106E-03</text:p>
          </table:table-cell>
          <table:table-cell table:style-name="ce6" office:value-type="string" calcext:value-type="string">
            <text:p>Serpent_1g</text:p>
          </table:table-cell>
          <table:table-cell office:value-type="float" office:value="0.008184848" calcext:value-type="float">
            <text:p>8.18485E-03</text:p>
          </table:table-cell>
          <table:table-cell table:style-name="ce6" office:value-type="string" calcext:value-type="string">
            <text:p>Almost_1g</text:p>
          </table:table-cell>
          <table:table-cell table:formula="of:=100*([.G4]-[.I4])/[.G4]" office:value-type="float" office:value="3.37871707780066" calcext:value-type="float">
            <text:p>3.37871707780066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3" calcext:value-type="float">
            <text:p>3</text:p>
          </table:table-cell>
          <table:table-cell office:value-type="float" office:value="0.0348154" calcext:value-type="float">
            <text:p>3.48154E-02</text:p>
          </table:table-cell>
          <table:table-cell office:value-type="float" office:value="37.69911" calcext:value-type="float">
            <text:p>3.76991E+01</text:p>
          </table:table-cell>
          <table:table-cell table:formula="of:=[.D5]/[.E5]" office:value-type="float" office:value="0.000923507212769744" calcext:value-type="float">
            <text:p>9.23507E-04</text:p>
          </table:table-cell>
          <table:table-cell table:formula="of:=[.F5]/[.$F$105]" office:value-type="float" office:value="0.00832263480650833" calcext:value-type="float">
            <text:p>8.32263E-03</text:p>
          </table:table-cell>
          <table:table-cell/>
          <table:table-cell office:value-type="float" office:value="0.008184845" calcext:value-type="float">
            <text:p>8.18485E-03</text:p>
          </table:table-cell>
          <table:table-cell/>
          <table:table-cell table:formula="of:=100*([.G5]-[.I5])/[.G5]" office:value-type="float" office:value="1.65560317990375" calcext:value-type="float">
            <text:p>1.65560317990375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5" calcext:value-type="float">
            <text:p>5</text:p>
          </table:table-cell>
          <table:table-cell office:value-type="float" office:value="0.0581836" calcext:value-type="float">
            <text:p>5.81836E-02</text:p>
          </table:table-cell>
          <table:table-cell office:value-type="float" office:value="62.83185" calcext:value-type="float">
            <text:p>6.28319E+01</text:p>
          </table:table-cell>
          <table:table-cell table:formula="of:=[.D6]/[.E6]" office:value-type="float" office:value="0.000926020799960529" calcext:value-type="float">
            <text:p>9.26021E-04</text:p>
          </table:table-cell>
          <table:table-cell table:formula="of:=[.F6]/[.$F$105]" office:value-type="float" office:value="0.0083452872210796" calcext:value-type="float">
            <text:p>8.34529E-03</text:p>
          </table:table-cell>
          <table:table-cell/>
          <table:table-cell office:value-type="float" office:value="0.00818484" calcext:value-type="float">
            <text:p>8.18484E-03</text:p>
          </table:table-cell>
          <table:table-cell/>
          <table:table-cell table:formula="of:=100*([.G6]-[.I6])/[.G6]" office:value-type="float" office:value="1.92260873507535" calcext:value-type="float">
            <text:p>1.92260873507535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7" calcext:value-type="float">
            <text:p>7</text:p>
          </table:table-cell>
          <table:table-cell office:value-type="float" office:value="0.0821261" calcext:value-type="float">
            <text:p>8.21261E-02</text:p>
          </table:table-cell>
          <table:table-cell office:value-type="float" office:value="87.96459" calcext:value-type="float">
            <text:p>8.79646E+01</text:p>
          </table:table-cell>
          <table:table-cell table:formula="of:=[.D7]/[.E7]" office:value-type="float" office:value="0.000933626815062743" calcext:value-type="float">
            <text:p>9.33627E-04</text:p>
          </table:table-cell>
          <table:table-cell table:formula="of:=[.F7]/[.$F$105]" office:value-type="float" office:value="0.00841383252874283" calcext:value-type="float">
            <text:p>8.41383E-03</text:p>
          </table:table-cell>
          <table:table-cell/>
          <table:table-cell office:value-type="float" office:value="0.008184832" calcext:value-type="float">
            <text:p>8.18483E-03</text:p>
          </table:table-cell>
          <table:table-cell/>
          <table:table-cell table:formula="of:=100*([.G7]-[.I7])/[.G7]" office:value-type="float" office:value="2.721714842321" calcext:value-type="float">
            <text:p>2.721714842321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9" calcext:value-type="float">
            <text:p>9</text:p>
          </table:table-cell>
          <table:table-cell office:value-type="float" office:value="0.105529" calcext:value-type="float">
            <text:p>1.05529E-01</text:p>
          </table:table-cell>
          <table:table-cell office:value-type="float" office:value="113.0973" calcext:value-type="float">
            <text:p>1.13097E+02</text:p>
          </table:table-cell>
          <table:table-cell table:formula="of:=[.D8]/[.E8]" office:value-type="float" office:value="0.000933081514766489" calcext:value-type="float">
            <text:p>9.33082E-04</text:p>
          </table:table-cell>
          <table:table-cell table:formula="of:=[.F8]/[.$F$105]" office:value-type="float" office:value="0.00840891828967371" calcext:value-type="float">
            <text:p>8.40892E-03</text:p>
          </table:table-cell>
          <table:table-cell/>
          <table:table-cell office:value-type="float" office:value="0.008184821" calcext:value-type="float">
            <text:p>8.18482E-03</text:p>
          </table:table-cell>
          <table:table-cell/>
          <table:table-cell table:formula="of:=100*([.G8]-[.I8])/[.G8]" office:value-type="float" office:value="2.66499544833139" calcext:value-type="float">
            <text:p>2.66499544833139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11" calcext:value-type="float">
            <text:p>11</text:p>
          </table:table-cell>
          <table:table-cell office:value-type="float" office:value="0.127794" calcext:value-type="float">
            <text:p>1.27794E-01</text:p>
          </table:table-cell>
          <table:table-cell office:value-type="float" office:value="138.2301" calcext:value-type="float">
            <text:p>1.38230E+02</text:p>
          </table:table-cell>
          <table:table-cell table:formula="of:=[.D9]/[.E9]" office:value-type="float" office:value="0.000924501971712384" calcext:value-type="float">
            <text:p>9.24502E-04</text:p>
          </table:table-cell>
          <table:table-cell table:formula="of:=[.F9]/[.$F$105]" office:value-type="float" office:value="0.00833159956096354" calcext:value-type="float">
            <text:p>8.33160E-03</text:p>
          </table:table-cell>
          <table:table-cell/>
          <table:table-cell office:value-type="float" office:value="0.008184808" calcext:value-type="float">
            <text:p>8.18481E-03</text:p>
          </table:table-cell>
          <table:table-cell/>
          <table:table-cell table:formula="of:=100*([.G9]-[.I9])/[.G9]" office:value-type="float" office:value="1.76186529236608" calcext:value-type="float">
            <text:p>1.76186529236608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13" calcext:value-type="float">
            <text:p>13</text:p>
          </table:table-cell>
          <table:table-cell office:value-type="float" office:value="0.151449" calcext:value-type="float">
            <text:p>1.51449E-01</text:p>
          </table:table-cell>
          <table:table-cell office:value-type="float" office:value="163.3628" calcext:value-type="float">
            <text:p>1.63363E+02</text:p>
          </table:table-cell>
          <table:table-cell table:formula="of:=[.D10]/[.E10]" office:value-type="float" office:value="0.0009270715242393" calcext:value-type="float">
            <text:p>9.27072E-04</text:p>
          </table:table-cell>
          <table:table-cell table:formula="of:=[.F10]/[.$F$105]" office:value-type="float" office:value="0.00835475633440501" calcext:value-type="float">
            <text:p>8.35476E-03</text:p>
          </table:table-cell>
          <table:table-cell/>
          <table:table-cell office:value-type="float" office:value="0.008184793" calcext:value-type="float">
            <text:p>8.18479E-03</text:p>
          </table:table-cell>
          <table:table-cell/>
          <table:table-cell table:formula="of:=100*([.G10]-[.I10])/[.G10]" office:value-type="float" office:value="2.03433023779634" calcext:value-type="float">
            <text:p>2.03433023779634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15" calcext:value-type="float">
            <text:p>15</text:p>
          </table:table-cell>
          <table:table-cell office:value-type="float" office:value="0.17455" calcext:value-type="float">
            <text:p>1.74550E-01</text:p>
          </table:table-cell>
          <table:table-cell office:value-type="float" office:value="188.4956" calcext:value-type="float">
            <text:p>1.88496E+02</text:p>
          </table:table-cell>
          <table:table-cell table:formula="of:=[.D11]/[.E11]" office:value-type="float" office:value="0.000926016310195039" calcext:value-type="float">
            <text:p>9.26016E-04</text:p>
          </table:table-cell>
          <table:table-cell table:formula="of:=[.F11]/[.$F$105]" office:value-type="float" office:value="0.00834524675937229" calcext:value-type="float">
            <text:p>8.34525E-03</text:p>
          </table:table-cell>
          <table:table-cell/>
          <table:table-cell office:value-type="float" office:value="0.008184775" calcext:value-type="float">
            <text:p>8.18478E-03</text:p>
          </table:table-cell>
          <table:table-cell/>
          <table:table-cell table:formula="of:=100*([.G11]-[.I11])/[.G11]" office:value-type="float" office:value="1.92291209594336" calcext:value-type="float">
            <text:p>1.92291209594336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17" calcext:value-type="float">
            <text:p>17</text:p>
          </table:table-cell>
          <table:table-cell office:value-type="float" office:value="0.197824" calcext:value-type="float">
            <text:p>1.97824E-01</text:p>
          </table:table-cell>
          <table:table-cell office:value-type="float" office:value="213.6283" calcext:value-type="float">
            <text:p>2.13628E+02</text:p>
          </table:table-cell>
          <table:table-cell table:formula="of:=[.D12]/[.E12]" office:value-type="float" office:value="0.000926019633166579" calcext:value-type="float">
            <text:p>9.26020E-04</text:p>
          </table:table-cell>
          <table:table-cell table:formula="of:=[.F12]/[.$F$105]" office:value-type="float" office:value="0.00834527670594793" calcext:value-type="float">
            <text:p>8.34528E-03</text:p>
          </table:table-cell>
          <table:table-cell/>
          <table:table-cell office:value-type="float" office:value="0.008184754" calcext:value-type="float">
            <text:p>8.18475E-03</text:p>
          </table:table-cell>
          <table:table-cell/>
          <table:table-cell table:formula="of:=100*([.G12]-[.I12])/[.G12]" office:value-type="float" office:value="1.92351567963615" calcext:value-type="float">
            <text:p>1.92351567963615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19" calcext:value-type="float">
            <text:p>19</text:p>
          </table:table-cell>
          <table:table-cell office:value-type="float" office:value="0.220687" calcext:value-type="float">
            <text:p>2.20687E-01</text:p>
          </table:table-cell>
          <table:table-cell office:value-type="float" office:value="238.761" calcext:value-type="float">
            <text:p>2.38761E+02</text:p>
          </table:table-cell>
          <table:table-cell table:formula="of:=[.D13]/[.E13]" office:value-type="float" office:value="0.000924300869907565" calcext:value-type="float">
            <text:p>9.24301E-04</text:p>
          </table:table-cell>
          <table:table-cell table:formula="of:=[.F13]/[.$F$105]" office:value-type="float" office:value="0.00832978723415407" calcext:value-type="float">
            <text:p>8.32979E-03</text:p>
          </table:table-cell>
          <table:table-cell/>
          <table:table-cell office:value-type="float" office:value="0.008184732" calcext:value-type="float">
            <text:p>8.18473E-03</text:p>
          </table:table-cell>
          <table:table-cell/>
          <table:table-cell table:formula="of:=100*([.G13]-[.I13])/[.G13]" office:value-type="float" office:value="1.74140383273307" calcext:value-type="float">
            <text:p>1.74140383273307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21" calcext:value-type="float">
            <text:p>21</text:p>
          </table:table-cell>
          <table:table-cell office:value-type="float" office:value="0.243965" calcext:value-type="float">
            <text:p>2.43965E-01</text:p>
          </table:table-cell>
          <table:table-cell office:value-type="float" office:value="263.8938" calcext:value-type="float">
            <text:p>2.63894E+02</text:p>
          </table:table-cell>
          <table:table-cell table:formula="of:=[.D14]/[.E14]" office:value-type="float" office:value="0.000924481742276628" calcext:value-type="float">
            <text:p>9.24482E-04</text:p>
          </table:table-cell>
          <table:table-cell table:formula="of:=[.F14]/[.$F$105]" office:value-type="float" office:value="0.00833141725355564" calcext:value-type="float">
            <text:p>8.33142E-03</text:p>
          </table:table-cell>
          <table:table-cell/>
          <table:table-cell office:value-type="float" office:value="0.008184707" calcext:value-type="float">
            <text:p>8.18471E-03</text:p>
          </table:table-cell>
          <table:table-cell/>
          <table:table-cell table:formula="of:=100*([.G14]-[.I14])/[.G14]" office:value-type="float" office:value="1.76092793207573" calcext:value-type="float">
            <text:p>1.7609279320757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23" calcext:value-type="float">
            <text:p>23</text:p>
          </table:table-cell>
          <table:table-cell office:value-type="float" office:value="0.266271" calcext:value-type="float">
            <text:p>2.66271E-01</text:p>
          </table:table-cell>
          <table:table-cell office:value-type="float" office:value="289.0265" calcext:value-type="float">
            <text:p>2.89027E+02</text:p>
          </table:table-cell>
          <table:table-cell table:formula="of:=[.D15]/[.E15]" office:value-type="float" office:value="0.000921268465002344" calcext:value-type="float">
            <text:p>9.21268E-04</text:p>
          </table:table-cell>
          <table:table-cell table:formula="of:=[.F15]/[.$F$105]" office:value-type="float" office:value="0.00830245924119133" calcext:value-type="float">
            <text:p>8.30246E-03</text:p>
          </table:table-cell>
          <table:table-cell/>
          <table:table-cell office:value-type="float" office:value="0.00818468" calcext:value-type="float">
            <text:p>8.18468E-03</text:p>
          </table:table-cell>
          <table:table-cell/>
          <table:table-cell table:formula="of:=100*([.G15]-[.I15])/[.G15]" office:value-type="float" office:value="1.41860667748882" calcext:value-type="float">
            <text:p>1.4186066774888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25" calcext:value-type="float">
            <text:p>25</text:p>
          </table:table-cell>
          <table:table-cell office:value-type="float" office:value="0.288873" calcext:value-type="float">
            <text:p>2.88873E-01</text:p>
          </table:table-cell>
          <table:table-cell office:value-type="float" office:value="314.1593" calcext:value-type="float">
            <text:p>3.14159E+02</text:p>
          </table:table-cell>
          <table:table-cell table:formula="of:=[.D16]/[.E16]" office:value-type="float" office:value="0.000919511216125068" calcext:value-type="float">
            <text:p>9.19511E-04</text:p>
          </table:table-cell>
          <table:table-cell table:formula="of:=[.F16]/[.$F$105]" office:value-type="float" office:value="0.0082866229375139" calcext:value-type="float">
            <text:p>8.28662E-03</text:p>
          </table:table-cell>
          <table:table-cell/>
          <table:table-cell office:value-type="float" office:value="0.008184652" calcext:value-type="float">
            <text:p>8.18465E-03</text:p>
          </table:table-cell>
          <table:table-cell/>
          <table:table-cell table:formula="of:=100*([.G16]-[.I16])/[.G16]" office:value-type="float" office:value="1.23054878064104" calcext:value-type="float">
            <text:p>1.23054878064104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27" calcext:value-type="float">
            <text:p>27</text:p>
          </table:table-cell>
          <table:table-cell office:value-type="float" office:value="0.312424" calcext:value-type="float">
            <text:p>3.12424E-01</text:p>
          </table:table-cell>
          <table:table-cell office:value-type="float" office:value="339.292" calcext:value-type="float">
            <text:p>3.39292E+02</text:p>
          </table:table-cell>
          <table:table-cell table:formula="of:=[.D17]/[.E17]" office:value-type="float" office:value="0.000920811572332976" calcext:value-type="float">
            <text:p>9.20812E-04</text:p>
          </table:table-cell>
          <table:table-cell table:formula="of:=[.F17]/[.$F$105]" office:value-type="float" office:value="0.00829834173048828" calcext:value-type="float">
            <text:p>8.29834E-03</text:p>
          </table:table-cell>
          <table:table-cell/>
          <table:table-cell office:value-type="float" office:value="0.008184621" calcext:value-type="float">
            <text:p>8.18462E-03</text:p>
          </table:table-cell>
          <table:table-cell/>
          <table:table-cell table:formula="of:=100*([.G17]-[.I17])/[.G17]" office:value-type="float" office:value="1.37040307788804" calcext:value-type="float">
            <text:p>1.37040307788804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29" calcext:value-type="float">
            <text:p>29</text:p>
          </table:table-cell>
          <table:table-cell office:value-type="float" office:value="0.335025" calcext:value-type="float">
            <text:p>3.35025E-01</text:p>
          </table:table-cell>
          <table:table-cell office:value-type="float" office:value="364.4247" calcext:value-type="float">
            <text:p>3.64425E+02</text:p>
          </table:table-cell>
          <table:table-cell table:formula="of:=[.D18]/[.E18]" office:value-type="float" office:value="0.000919325720786764" calcext:value-type="float">
            <text:p>9.19326E-04</text:p>
          </table:table-cell>
          <table:table-cell table:formula="of:=[.F18]/[.$F$105]" office:value-type="float" office:value="0.00828495125597458" calcext:value-type="float">
            <text:p>8.28495E-03</text:p>
          </table:table-cell>
          <table:table-cell/>
          <table:table-cell office:value-type="float" office:value="0.008184589" calcext:value-type="float">
            <text:p>8.18459E-03</text:p>
          </table:table-cell>
          <table:table-cell/>
          <table:table-cell table:formula="of:=100*([.G18]-[.I18])/[.G18]" office:value-type="float" office:value="1.21138016234195" calcext:value-type="float">
            <text:p>1.21138016234195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31" calcext:value-type="float">
            <text:p>31</text:p>
          </table:table-cell>
          <table:table-cell office:value-type="float" office:value="0.356997" calcext:value-type="float">
            <text:p>3.56997E-01</text:p>
          </table:table-cell>
          <table:table-cell office:value-type="float" office:value="389.5575" calcext:value-type="float">
            <text:p>3.89558E+02</text:p>
          </table:table-cell>
          <table:table-cell table:formula="of:=[.D19]/[.E19]" office:value-type="float" office:value="0.000916416703567509" calcext:value-type="float">
            <text:p>9.16417E-04</text:p>
          </table:table-cell>
          <table:table-cell table:formula="of:=[.F19]/[.$F$105]" office:value-type="float" office:value="0.00825873523120842" calcext:value-type="float">
            <text:p>8.25874E-03</text:p>
          </table:table-cell>
          <table:table-cell/>
          <table:table-cell office:value-type="float" office:value="0.008184555" calcext:value-type="float">
            <text:p>8.18456E-03</text:p>
          </table:table-cell>
          <table:table-cell/>
          <table:table-cell table:formula="of:=100*([.G19]-[.I19])/[.G19]" office:value-type="float" office:value="0.898203285753798" calcext:value-type="float">
            <text:p>0.898203285753798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33" calcext:value-type="float">
            <text:p>33</text:p>
          </table:table-cell>
          <table:table-cell office:value-type="float" office:value="0.38108" calcext:value-type="float">
            <text:p>3.81080E-01</text:p>
          </table:table-cell>
          <table:table-cell office:value-type="float" office:value="414.6902" calcext:value-type="float">
            <text:p>4.14690E+02</text:p>
          </table:table-cell>
          <table:table-cell table:formula="of:=[.D20]/[.E20]" office:value-type="float" office:value="0.000918951062745153" calcext:value-type="float">
            <text:p>9.18951E-04</text:p>
          </table:table-cell>
          <table:table-cell table:formula="of:=[.F20]/[.$F$105]" office:value-type="float" office:value="0.00828157484265097" calcext:value-type="float">
            <text:p>8.28157E-03</text:p>
          </table:table-cell>
          <table:table-cell/>
          <table:table-cell office:value-type="float" office:value="0.00818452" calcext:value-type="float">
            <text:p>8.18452E-03</text:p>
          </table:table-cell>
          <table:table-cell/>
          <table:table-cell table:formula="of:=100*([.G20]-[.I20])/[.G20]" office:value-type="float" office:value="1.17193703486352" calcext:value-type="float">
            <text:p>1.1719370348635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35" calcext:value-type="float">
            <text:p>35</text:p>
          </table:table-cell>
          <table:table-cell office:value-type="float" office:value="0.403218" calcext:value-type="float">
            <text:p>4.03218E-01</text:p>
          </table:table-cell>
          <table:table-cell office:value-type="float" office:value="439.823" calcext:value-type="float">
            <text:p>4.39823E+02</text:p>
          </table:table-cell>
          <table:table-cell table:formula="of:=[.D21]/[.E21]" office:value-type="float" office:value="0.000916773338365661" calcext:value-type="float">
            <text:p>9.16773E-04</text:p>
          </table:table-cell>
          <table:table-cell table:formula="of:=[.F21]/[.$F$105]" office:value-type="float" office:value="0.00826194921929998" calcext:value-type="float">
            <text:p>8.26195E-03</text:p>
          </table:table-cell>
          <table:table-cell/>
          <table:table-cell office:value-type="float" office:value="0.008184484" calcext:value-type="float">
            <text:p>8.18448E-03</text:p>
          </table:table-cell>
          <table:table-cell/>
          <table:table-cell table:formula="of:=100*([.G21]-[.I21])/[.G21]" office:value-type="float" office:value="0.937614323736324" calcext:value-type="float">
            <text:p>0.937614323736324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37" calcext:value-type="float">
            <text:p>37</text:p>
          </table:table-cell>
          <table:table-cell office:value-type="float" office:value="0.427641" calcext:value-type="float">
            <text:p>4.27641E-01</text:p>
          </table:table-cell>
          <table:table-cell office:value-type="float" office:value="464.9557" calcext:value-type="float">
            <text:p>4.64956E+02</text:p>
          </table:table-cell>
          <table:table-cell table:formula="of:=[.D22]/[.E22]" office:value-type="float" office:value="0.000919745687599916" calcext:value-type="float">
            <text:p>9.19746E-04</text:p>
          </table:table-cell>
          <table:table-cell table:formula="of:=[.F22]/[.$F$105]" office:value-type="float" office:value="0.00828873599134901" calcext:value-type="float">
            <text:p>8.28874E-03</text:p>
          </table:table-cell>
          <table:table-cell/>
          <table:table-cell office:value-type="float" office:value="0.008184446" calcext:value-type="float">
            <text:p>8.18445E-03</text:p>
          </table:table-cell>
          <table:table-cell/>
          <table:table-cell table:formula="of:=100*([.G22]-[.I22])/[.G22]" office:value-type="float" office:value="1.25821345326795" calcext:value-type="float">
            <text:p>1.25821345326795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39" calcext:value-type="float">
            <text:p>39</text:p>
          </table:table-cell>
          <table:table-cell office:value-type="float" office:value="0.450018" calcext:value-type="float">
            <text:p>4.50018E-01</text:p>
          </table:table-cell>
          <table:table-cell office:value-type="float" office:value="490.0885" calcext:value-type="float">
            <text:p>4.90089E+02</text:p>
          </table:table-cell>
          <table:table-cell table:formula="of:=[.D23]/[.E23]" office:value-type="float" office:value="0.000918238236563396" calcext:value-type="float">
            <text:p>9.18238E-04</text:p>
          </table:table-cell>
          <table:table-cell table:formula="of:=[.F23]/[.$F$105]" office:value-type="float" office:value="0.00827515086251389" calcext:value-type="float">
            <text:p>8.27515E-03</text:p>
          </table:table-cell>
          <table:table-cell/>
          <table:table-cell office:value-type="float" office:value="0.008184408" calcext:value-type="float">
            <text:p>8.18441E-03</text:p>
          </table:table-cell>
          <table:table-cell/>
          <table:table-cell table:formula="of:=100*([.G23]-[.I23])/[.G23]" office:value-type="float" office:value="1.09657049184388" calcext:value-type="float">
            <text:p>1.09657049184388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41" calcext:value-type="float">
            <text:p>41</text:p>
          </table:table-cell>
          <table:table-cell office:value-type="float" office:value="0.472873" calcext:value-type="float">
            <text:p>4.72873E-01</text:p>
          </table:table-cell>
          <table:table-cell office:value-type="float" office:value="515.2212" calcext:value-type="float">
            <text:p>5.15221E+02</text:p>
          </table:table-cell>
          <table:table-cell table:formula="of:=[.D24]/[.E24]" office:value-type="float" office:value="0.000917805789047501" calcext:value-type="float">
            <text:p>9.17806E-04</text:p>
          </table:table-cell>
          <table:table-cell table:formula="of:=[.F24]/[.$F$105]" office:value-type="float" office:value="0.00827125365121114" calcext:value-type="float">
            <text:p>8.27125E-03</text:p>
          </table:table-cell>
          <table:table-cell/>
          <table:table-cell office:value-type="float" office:value="0.008184369" calcext:value-type="float">
            <text:p>8.18437E-03</text:p>
          </table:table-cell>
          <table:table-cell/>
          <table:table-cell table:formula="of:=100*([.G24]-[.I24])/[.G24]" office:value-type="float" office:value="1.05044114078663" calcext:value-type="float">
            <text:p>1.0504411407866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43" calcext:value-type="float">
            <text:p>43</text:p>
          </table:table-cell>
          <table:table-cell office:value-type="float" office:value="0.495737" calcext:value-type="float">
            <text:p>4.95737E-01</text:p>
          </table:table-cell>
          <table:table-cell office:value-type="float" office:value="540.3539" calcext:value-type="float">
            <text:p>5.40354E+02</text:p>
          </table:table-cell>
          <table:table-cell table:formula="of:=[.D25]/[.E25]" office:value-type="float" office:value="0.000917430224895203" calcext:value-type="float">
            <text:p>9.17430E-04</text:p>
          </table:table-cell>
          <table:table-cell table:formula="of:=[.F25]/[.$F$105]" office:value-type="float" office:value="0.00826786907202998" calcext:value-type="float">
            <text:p>8.26787E-03</text:p>
          </table:table-cell>
          <table:table-cell/>
          <table:table-cell office:value-type="float" office:value="0.008184329" calcext:value-type="float">
            <text:p>8.18433E-03</text:p>
          </table:table-cell>
          <table:table-cell/>
          <table:table-cell table:formula="of:=100*([.G25]-[.I25])/[.G25]" office:value-type="float" office:value="1.01041841981503" calcext:value-type="float">
            <text:p>1.0104184198150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45" calcext:value-type="float">
            <text:p>45</text:p>
          </table:table-cell>
          <table:table-cell office:value-type="float" office:value="0.518495" calcext:value-type="float">
            <text:p>5.18495E-01</text:p>
          </table:table-cell>
          <table:table-cell office:value-type="float" office:value="565.4867" calcext:value-type="float">
            <text:p>5.65487E+02</text:p>
          </table:table-cell>
          <table:table-cell table:formula="of:=[.D26]/[.E26]" office:value-type="float" office:value="0.000916900432848376" calcext:value-type="float">
            <text:p>9.16900E-04</text:p>
          </table:table-cell>
          <table:table-cell table:formula="of:=[.F26]/[.$F$105]" office:value-type="float" office:value="0.00826309459309992" calcext:value-type="float">
            <text:p>8.26309E-03</text:p>
          </table:table-cell>
          <table:table-cell/>
          <table:table-cell office:value-type="float" office:value="0.008184289" calcext:value-type="float">
            <text:p>8.18429E-03</text:p>
          </table:table-cell>
          <table:table-cell/>
          <table:table-cell table:formula="of:=100*([.G26]-[.I26])/[.G26]" office:value-type="float" office:value="0.953705566504416" calcext:value-type="float">
            <text:p>0.953705566504416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47" calcext:value-type="float">
            <text:p>47</text:p>
          </table:table-cell>
          <table:table-cell office:value-type="float" office:value="0.540702" calcext:value-type="float">
            <text:p>5.40702E-01</text:p>
          </table:table-cell>
          <table:table-cell office:value-type="float" office:value="590.6194" calcext:value-type="float">
            <text:p>5.90619E+02</text:p>
          </table:table-cell>
          <table:table-cell table:formula="of:=[.D27]/[.E27]" office:value-type="float" office:value="0.000915482965849073" calcext:value-type="float">
            <text:p>9.15483E-04</text:p>
          </table:table-cell>
          <table:table-cell table:formula="of:=[.F27]/[.$F$105]" office:value-type="float" office:value="0.00825032039921994" calcext:value-type="float">
            <text:p>8.25032E-03</text:p>
          </table:table-cell>
          <table:table-cell/>
          <table:table-cell office:value-type="float" office:value="0.008184248" calcext:value-type="float">
            <text:p>8.18425E-03</text:p>
          </table:table-cell>
          <table:table-cell/>
          <table:table-cell table:formula="of:=100*([.G27]-[.I27])/[.G27]" office:value-type="float" office:value="0.800846464413501" calcext:value-type="float">
            <text:p>0.800846464413501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49" calcext:value-type="float">
            <text:p>49</text:p>
          </table:table-cell>
          <table:table-cell office:value-type="float" office:value="0.561736" calcext:value-type="float">
            <text:p>5.61736E-01</text:p>
          </table:table-cell>
          <table:table-cell office:value-type="float" office:value="615.7522" calcext:value-type="float">
            <text:p>6.15752E+02</text:p>
          </table:table-cell>
          <table:table-cell table:formula="of:=[.D28]/[.E28]" office:value-type="float" office:value="0.000912276074693684" calcext:value-type="float">
            <text:p>9.12276E-04</text:p>
          </table:table-cell>
          <table:table-cell table:formula="of:=[.F28]/[.$F$105]" office:value-type="float" office:value="0.00822141993847477" calcext:value-type="float">
            <text:p>8.22142E-03</text:p>
          </table:table-cell>
          <table:table-cell/>
          <table:table-cell office:value-type="float" office:value="0.008184208" calcext:value-type="float">
            <text:p>8.18421E-03</text:p>
          </table:table-cell>
          <table:table-cell/>
          <table:table-cell table:formula="of:=100*([.G28]-[.I28])/[.G28]" office:value-type="float" office:value="0.452621794693018" calcext:value-type="float">
            <text:p>0.452621794693018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51" calcext:value-type="float">
            <text:p>51</text:p>
          </table:table-cell>
          <table:table-cell office:value-type="float" office:value="0.583799" calcext:value-type="float">
            <text:p>5.83799E-01</text:p>
          </table:table-cell>
          <table:table-cell office:value-type="float" office:value="640.8849" calcext:value-type="float">
            <text:p>6.40885E+02</text:p>
          </table:table-cell>
          <table:table-cell table:formula="of:=[.D29]/[.E29]" office:value-type="float" office:value="0.000910926439365321" calcext:value-type="float">
            <text:p>9.10926E-04</text:p>
          </table:table-cell>
          <table:table-cell table:formula="of:=[.F29]/[.$F$105]" office:value-type="float" office:value="0.0082092570427176" calcext:value-type="float">
            <text:p>8.20926E-03</text:p>
          </table:table-cell>
          <table:table-cell/>
          <table:table-cell office:value-type="float" office:value="0.008184168" calcext:value-type="float">
            <text:p>8.18417E-03</text:p>
          </table:table-cell>
          <table:table-cell/>
          <table:table-cell table:formula="of:=100*([.G29]-[.I29])/[.G29]" office:value-type="float" office:value="0.305618920044097" calcext:value-type="float">
            <text:p>0.305618920044097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53" calcext:value-type="float">
            <text:p>53</text:p>
          </table:table-cell>
          <table:table-cell office:value-type="float" office:value="0.605609" calcext:value-type="float">
            <text:p>6.05609E-01</text:p>
          </table:table-cell>
          <table:table-cell office:value-type="float" office:value="666.0176" calcext:value-type="float">
            <text:p>6.66018E+02</text:p>
          </table:table-cell>
          <table:table-cell table:formula="of:=[.D30]/[.E30]" office:value-type="float" office:value="0.000909298793305162" calcext:value-type="float">
            <text:p>9.09299E-04</text:p>
          </table:table-cell>
          <table:table-cell table:formula="of:=[.F30]/[.$F$105]" office:value-type="float" office:value="0.00819458871791661" calcext:value-type="float">
            <text:p>8.19459E-03</text:p>
          </table:table-cell>
          <table:table-cell/>
          <table:table-cell office:value-type="float" office:value="0.008184127" calcext:value-type="float">
            <text:p>8.18413E-03</text:p>
          </table:table-cell>
          <table:table-cell/>
          <table:table-cell table:formula="of:=100*([.G30]-[.I30])/[.G30]" office:value-type="float" office:value="0.127666174310102" calcext:value-type="float">
            <text:p>0.12766617431010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55" calcext:value-type="float">
            <text:p>55</text:p>
          </table:table-cell>
          <table:table-cell office:value-type="float" office:value="0.630373" calcext:value-type="float">
            <text:p>6.30373E-01</text:p>
          </table:table-cell>
          <table:table-cell office:value-type="float" office:value="691.1504" calcext:value-type="float">
            <text:p>6.91150E+02</text:p>
          </table:table-cell>
          <table:table-cell table:formula="of:=[.D31]/[.E31]" office:value-type="float" office:value="0.000912063423532707" calcext:value-type="float">
            <text:p>9.12063E-04</text:p>
          </table:table-cell>
          <table:table-cell table:formula="of:=[.F31]/[.$F$105]" office:value-type="float" office:value="0.00821950352902013" calcext:value-type="float">
            <text:p>8.21950E-03</text:p>
          </table:table-cell>
          <table:table-cell/>
          <table:table-cell office:value-type="float" office:value="0.008184088" calcext:value-type="float">
            <text:p>8.18409E-03</text:p>
          </table:table-cell>
          <table:table-cell/>
          <table:table-cell table:formula="of:=100*([.G31]-[.I31])/[.G31]" office:value-type="float" office:value="0.430871875595535" calcext:value-type="float">
            <text:p>0.430871875595535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4" office:value-type="float" office:value="57" calcext:value-type="float">
            <text:p>57</text:p>
          </table:table-cell>
          <table:table-cell office:value-type="float" office:value="0.652491" calcext:value-type="float">
            <text:p>6.52491E-01</text:p>
          </table:table-cell>
          <table:table-cell office:value-type="float" office:value="716.2831" calcext:value-type="float">
            <text:p>7.16283E+02</text:p>
          </table:table-cell>
          <table:table-cell table:formula="of:=[.D32]/[.E32]" office:value-type="float" office:value="0.000910940101755856" calcext:value-type="float">
            <text:p>9.10940E-04</text:p>
          </table:table-cell>
          <table:table-cell table:formula="of:=[.F32]/[.$F$105]" office:value-type="float" office:value="0.00820938016800068" calcext:value-type="float">
            <text:p>8.20938E-03</text:p>
          </table:table-cell>
          <table:table-cell/>
          <table:table-cell office:value-type="float" office:value="0.008184048" calcext:value-type="float">
            <text:p>8.18405E-03</text:p>
          </table:table-cell>
          <table:table-cell/>
          <table:table-cell table:formula="of:=100*([.G32]-[.I32])/[.G32]" office:value-type="float" office:value="0.30857589102067" calcext:value-type="float">
            <text:p>0.30857589102067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4" office:value-type="float" office:value="59" calcext:value-type="float">
            <text:p>59</text:p>
          </table:table-cell>
          <table:table-cell office:value-type="float" office:value="0.673046" calcext:value-type="float">
            <text:p>6.73046E-01</text:p>
          </table:table-cell>
          <table:table-cell office:value-type="float" office:value="741.4159" calcext:value-type="float">
            <text:p>7.41416E+02</text:p>
          </table:table-cell>
          <table:table-cell table:formula="of:=[.D33]/[.E33]" office:value-type="float" office:value="0.000907784686031147" calcext:value-type="float">
            <text:p>9.07785E-04</text:p>
          </table:table-cell>
          <table:table-cell table:formula="of:=[.F33]/[.$F$105]" office:value-type="float" office:value="0.00818094360315707" calcext:value-type="float">
            <text:p>8.18094E-03</text:p>
          </table:table-cell>
          <table:table-cell/>
          <table:table-cell office:value-type="float" office:value="0.00818401" calcext:value-type="float">
            <text:p>8.18401E-03</text:p>
          </table:table-cell>
          <table:table-cell/>
          <table:table-cell table:formula="of:=100*([.G33]-[.I33])/[.G33]" office:value-type="float" office:value="-0.0374821902175953" calcext:value-type="float">
            <text:p>-0.037482190217595</text:p>
          </table:table-cell>
          <table:table-cell table:style-name="ce3"/>
          <table:table-cell table:style-name="ce1"/>
          <table:table-cell table:number-columns-repeated="2"/>
          <table:table-cell office:value-type="string" calcext:value-type="string">
            <text:p>K-eff</text:p>
          </table:table-cell>
        </table:table-row>
        <table:table-row table:style-name="ro1">
          <table:table-cell table:number-columns-repeated="2"/>
          <table:table-cell table:style-name="ce4" office:value-type="float" office:value="61" calcext:value-type="float">
            <text:p>61</text:p>
          </table:table-cell>
          <table:table-cell office:value-type="float" office:value="0.696787" calcext:value-type="float">
            <text:p>6.96787E-01</text:p>
          </table:table-cell>
          <table:table-cell office:value-type="float" office:value="766.5486" calcext:value-type="float">
            <text:p>7.66549E+02</text:p>
          </table:table-cell>
          <table:table-cell table:formula="of:=[.D34]/[.E34]" office:value-type="float" office:value="0.00090899259355506" calcext:value-type="float">
            <text:p>9.08993E-04</text:p>
          </table:table-cell>
          <table:table-cell table:formula="of:=[.F34]/[.$F$105]" office:value-type="float" office:value="0.00819182924981208" calcext:value-type="float">
            <text:p>8.19183E-03</text:p>
          </table:table-cell>
          <table:table-cell/>
          <table:table-cell office:value-type="float" office:value="0.008183972" calcext:value-type="float">
            <text:p>8.18397E-03</text:p>
          </table:table-cell>
          <table:table-cell/>
          <table:table-cell table:formula="of:=100*([.G34]-[.I34])/[.G34]" office:value-type="float" office:value="0.0959156932165978" calcext:value-type="float">
            <text:p>0.095915693216598</text:p>
          </table:table-cell>
          <table:table-cell table:style-name="ce3"/>
          <table:table-cell table:style-name="ce1"/>
          <table:table-cell/>
          <table:table-cell office:value-type="string" calcext:value-type="string">
            <text:p>Serpent</text:p>
          </table:table-cell>
          <table:table-cell table:style-name="ce1" office:value-type="float" office:value="0.849838" calcext:value-type="float">
            <text:p>8.49838E-01</text:p>
          </table:table-cell>
        </table:table-row>
        <table:table-row table:style-name="ro1">
          <table:table-cell table:number-columns-repeated="2"/>
          <table:table-cell table:style-name="ce4" office:value-type="float" office:value="63" calcext:value-type="float">
            <text:p>63</text:p>
          </table:table-cell>
          <table:table-cell office:value-type="float" office:value="0.720708" calcext:value-type="float">
            <text:p>7.20708E-01</text:p>
          </table:table-cell>
          <table:table-cell office:value-type="float" office:value="791.6813" calcext:value-type="float">
            <text:p>7.91681E+02</text:p>
          </table:table-cell>
          <table:table-cell table:formula="of:=[.D35]/[.E35]" office:value-type="float" office:value="0.000910351172877268" calcext:value-type="float">
            <text:p>9.10351E-04</text:p>
          </table:table-cell>
          <table:table-cell table:formula="of:=[.F35]/[.$F$105]" office:value-type="float" office:value="0.00820407274872369" calcext:value-type="float">
            <text:p>8.20407E-03</text:p>
          </table:table-cell>
          <table:table-cell/>
          <table:table-cell office:value-type="float" office:value="0.008183936" calcext:value-type="float">
            <text:p>8.18394E-03</text:p>
          </table:table-cell>
          <table:table-cell/>
          <table:table-cell table:formula="of:=100*([.G35]-[.I35])/[.G35]" office:value-type="float" office:value="0.245448197991931" calcext:value-type="float">
            <text:p>0.245448197991931</text:p>
          </table:table-cell>
          <table:table-cell table:style-name="ce3"/>
          <table:table-cell table:style-name="ce1"/>
          <table:table-cell/>
          <table:table-cell office:value-type="string" calcext:value-type="string">
            <text:p>Almost</text:p>
          </table:table-cell>
          <table:table-cell table:style-name="ce1" office:value-type="float" office:value="0.8499455" calcext:value-type="float">
            <text:p>8.49946E-01</text:p>
          </table:table-cell>
        </table:table-row>
        <table:table-row table:style-name="ro1">
          <table:table-cell table:number-columns-repeated="2"/>
          <table:table-cell table:style-name="ce4" office:value-type="float" office:value="65" calcext:value-type="float">
            <text:p>65</text:p>
          </table:table-cell>
          <table:table-cell office:value-type="float" office:value="0.745614" calcext:value-type="float">
            <text:p>7.45614E-01</text:p>
          </table:table-cell>
          <table:table-cell office:value-type="float" office:value="816.8141" calcext:value-type="float">
            <text:p>8.16814E+02</text:p>
          </table:table-cell>
          <table:table-cell table:formula="of:=[.D36]/[.E36]" office:value-type="float" office:value="0.000912831940584767" calcext:value-type="float">
            <text:p>9.12832E-04</text:p>
          </table:table-cell>
          <table:table-cell table:formula="of:=[.F36]/[.$F$105]" office:value-type="float" office:value="0.00822642939454498" calcext:value-type="float">
            <text:p>8.22643E-03</text:p>
          </table:table-cell>
          <table:table-cell/>
          <table:table-cell office:value-type="float" office:value="0.0081839" calcext:value-type="float">
            <text:p>8.18390E-03</text:p>
          </table:table-cell>
          <table:table-cell/>
          <table:table-cell table:formula="of:=100*([.G36]-[.I36])/[.G36]" office:value-type="float" office:value="0.516984860687891" calcext:value-type="float">
            <text:p>0.516984860687891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4" office:value-type="float" office:value="67" calcext:value-type="float">
            <text:p>67</text:p>
          </table:table-cell>
          <table:table-cell office:value-type="float" office:value="0.767977" calcext:value-type="float">
            <text:p>7.67977E-01</text:p>
          </table:table-cell>
          <table:table-cell office:value-type="float" office:value="841.9468" calcext:value-type="float">
            <text:p>8.41947E+02</text:p>
          </table:table-cell>
          <table:table-cell table:formula="of:=[.D37]/[.E37]" office:value-type="float" office:value="0.000912144330259347" calcext:value-type="float">
            <text:p>9.12144E-04</text:p>
          </table:table-cell>
          <table:table-cell table:formula="of:=[.F37]/[.$F$105]" office:value-type="float" office:value="0.00822023265937222" calcext:value-type="float">
            <text:p>8.22023E-03</text:p>
          </table:table-cell>
          <table:table-cell/>
          <table:table-cell office:value-type="float" office:value="0.008183866" calcext:value-type="float">
            <text:p>8.18387E-03</text:p>
          </table:table-cell>
          <table:table-cell/>
          <table:table-cell table:formula="of:=100*([.G37]-[.I37])/[.G37]" office:value-type="float" office:value="0.442404258847365" calcext:value-type="float">
            <text:p>0.442404258847365</text:p>
          </table:table-cell>
          <table:table-cell table:style-name="ce3"/>
          <table:table-cell table:style-name="ce1"/>
          <table:table-cell/>
          <table:table-cell office:value-type="string" calcext:value-type="string">
            <text:p>Rel Error %</text:p>
          </table:table-cell>
          <table:table-cell table:formula="of:=100*([.P34]-[.P35])/[.P34]" office:value-type="float" office:value="-0.0126494696636214" calcext:value-type="float">
            <text:p>-0.012649469663622</text:p>
          </table:table-cell>
        </table:table-row>
        <table:table-row table:style-name="ro1">
          <table:table-cell table:number-columns-repeated="2"/>
          <table:table-cell table:style-name="ce4" office:value-type="float" office:value="69" calcext:value-type="float">
            <text:p>69</text:p>
          </table:table-cell>
          <table:table-cell office:value-type="float" office:value="0.789939" calcext:value-type="float">
            <text:p>7.89939E-01</text:p>
          </table:table-cell>
          <table:table-cell office:value-type="float" office:value="867.0796" calcext:value-type="float">
            <text:p>8.67080E+02</text:p>
          </table:table-cell>
          <table:table-cell table:formula="of:=[.D38]/[.E38]" office:value-type="float" office:value="0.000911034004259817" calcext:value-type="float">
            <text:p>9.11034E-04</text:p>
          </table:table-cell>
          <table:table-cell table:formula="of:=[.F38]/[.$F$105]" office:value-type="float" office:value="0.00821022641612639" calcext:value-type="float">
            <text:p>8.21023E-03</text:p>
          </table:table-cell>
          <table:table-cell/>
          <table:table-cell office:value-type="float" office:value="0.008183834" calcext:value-type="float">
            <text:p>8.18383E-03</text:p>
          </table:table-cell>
          <table:table-cell/>
          <table:table-cell table:formula="of:=100*([.G38]-[.I38])/[.G38]" office:value-type="float" office:value="0.321457835493396" calcext:value-type="float">
            <text:p>0.321457835493396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4" office:value-type="float" office:value="71" calcext:value-type="float">
            <text:p>71</text:p>
          </table:table-cell>
          <table:table-cell office:value-type="float" office:value="0.81194" calcext:value-type="float">
            <text:p>8.11940E-01</text:p>
          </table:table-cell>
          <table:table-cell office:value-type="float" office:value="892.2123" calcext:value-type="float">
            <text:p>8.92212E+02</text:p>
          </table:table-cell>
          <table:table-cell table:formula="of:=[.D39]/[.E39]" office:value-type="float" office:value="0.00091003004553961" calcext:value-type="float">
            <text:p>9.10030E-04</text:p>
          </table:table-cell>
          <table:table-cell table:formula="of:=[.F39]/[.$F$105]" office:value-type="float" office:value="0.00820117875339722" calcext:value-type="float">
            <text:p>8.20118E-03</text:p>
          </table:table-cell>
          <table:table-cell/>
          <table:table-cell office:value-type="float" office:value="0.008183803" calcext:value-type="float">
            <text:p>8.18380E-03</text:p>
          </table:table-cell>
          <table:table-cell/>
          <table:table-cell table:formula="of:=100*([.G39]-[.I39])/[.G39]" office:value-type="float" office:value="0.211868975420459" calcext:value-type="float">
            <text:p>0.211868975420459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4" office:value-type="float" office:value="73" calcext:value-type="float">
            <text:p>73</text:p>
          </table:table-cell>
          <table:table-cell office:value-type="float" office:value="0.834635" calcext:value-type="float">
            <text:p>8.34635E-01</text:p>
          </table:table-cell>
          <table:table-cell office:value-type="float" office:value="917.3451" calcext:value-type="float">
            <text:p>9.17345E+02</text:p>
          </table:table-cell>
          <table:table-cell table:formula="of:=[.D40]/[.E40]" office:value-type="float" office:value="0.000909837530063659" calcext:value-type="float">
            <text:p>9.09838E-04</text:p>
          </table:table-cell>
          <table:table-cell table:formula="of:=[.F40]/[.$F$105]" office:value-type="float" office:value="0.00819944380647013" calcext:value-type="float">
            <text:p>8.19944E-03</text:p>
          </table:table-cell>
          <table:table-cell/>
          <table:table-cell office:value-type="float" office:value="0.008183773" calcext:value-type="float">
            <text:p>8.18377E-03</text:p>
          </table:table-cell>
          <table:table-cell/>
          <table:table-cell table:formula="of:=100*([.G40]-[.I40])/[.G40]" office:value-type="float" office:value="0.191120359380537" calcext:value-type="float">
            <text:p>0.191120359380537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4" office:value-type="float" office:value="75" calcext:value-type="float">
            <text:p>75</text:p>
          </table:table-cell>
          <table:table-cell office:value-type="float" office:value="0.859524" calcext:value-type="float">
            <text:p>8.59524E-01</text:p>
          </table:table-cell>
          <table:table-cell office:value-type="float" office:value="942.4778" calcext:value-type="float">
            <text:p>9.42478E+02</text:p>
          </table:table-cell>
          <table:table-cell table:formula="of:=[.D41]/[.E41]" office:value-type="float" office:value="0.000911983284911326" calcext:value-type="float">
            <text:p>9.11983E-04</text:p>
          </table:table-cell>
          <table:table-cell table:formula="of:=[.F41]/[.$F$105]" office:value-type="float" office:value="0.00821878132082248" calcext:value-type="float">
            <text:p>8.21878E-03</text:p>
          </table:table-cell>
          <table:table-cell/>
          <table:table-cell office:value-type="float" office:value="0.008183745" calcext:value-type="float">
            <text:p>8.18375E-03</text:p>
          </table:table-cell>
          <table:table-cell/>
          <table:table-cell table:formula="of:=100*([.G41]-[.I41])/[.G41]" office:value-type="float" office:value="0.426295815095032" calcext:value-type="float">
            <text:p>0.426295815095032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4" office:value-type="float" office:value="77" calcext:value-type="float">
            <text:p>77</text:p>
          </table:table-cell>
          <table:table-cell office:value-type="float" office:value="0.880624" calcext:value-type="float">
            <text:p>8.80624E-01</text:p>
          </table:table-cell>
          <table:table-cell office:value-type="float" office:value="967.6105" calcext:value-type="float">
            <text:p>9.67611E+02</text:p>
          </table:table-cell>
          <table:table-cell table:formula="of:=[.D42]/[.E42]" office:value-type="float" office:value="0.000910101740318031" calcext:value-type="float">
            <text:p>9.10102E-04</text:p>
          </table:table-cell>
          <table:table-cell table:formula="of:=[.F42]/[.$F$105]" office:value-type="float" office:value="0.00820182486579362" calcext:value-type="float">
            <text:p>8.20182E-03</text:p>
          </table:table-cell>
          <table:table-cell/>
          <table:table-cell office:value-type="float" office:value="0.00818372" calcext:value-type="float">
            <text:p>8.18372E-03</text:p>
          </table:table-cell>
          <table:table-cell/>
          <table:table-cell table:formula="of:=100*([.G42]-[.I42])/[.G42]" office:value-type="float" office:value="0.220741921339074" calcext:value-type="float">
            <text:p>0.220741921339074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4" office:value-type="float" office:value="79" calcext:value-type="float">
            <text:p>79</text:p>
          </table:table-cell>
          <table:table-cell office:value-type="float" office:value="0.90415" calcext:value-type="float">
            <text:p>9.04150E-01</text:p>
          </table:table-cell>
          <table:table-cell office:value-type="float" office:value="992.7433" calcext:value-type="float">
            <text:p>9.92743E+02</text:p>
          </table:table-cell>
          <table:table-cell table:formula="of:=[.D43]/[.E43]" office:value-type="float" office:value="0.000910759105601619" calcext:value-type="float">
            <text:p>9.10759E-04</text:p>
          </table:table-cell>
          <table:table-cell table:formula="of:=[.F43]/[.$F$105]" office:value-type="float" office:value="0.00820774903304877" calcext:value-type="float">
            <text:p>8.20775E-03</text:p>
          </table:table-cell>
          <table:table-cell/>
          <table:table-cell office:value-type="float" office:value="0.008183696" calcext:value-type="float">
            <text:p>8.18370E-03</text:p>
          </table:table-cell>
          <table:table-cell/>
          <table:table-cell table:formula="of:=100*([.G43]-[.I43])/[.G43]" office:value-type="float" office:value="0.293052735310471" calcext:value-type="float">
            <text:p>0.293052735310471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4" office:value-type="float" office:value="81" calcext:value-type="float">
            <text:p>81</text:p>
          </table:table-cell>
          <table:table-cell office:value-type="float" office:value="0.926136" calcext:value-type="float">
            <text:p>9.26136E-01</text:p>
          </table:table-cell>
          <table:table-cell office:value-type="float" office:value="1017.876" calcext:value-type="float">
            <text:p>1.01788E+03</text:p>
          </table:table-cell>
          <table:table-cell table:formula="of:=[.D44]/[.E44]" office:value-type="float" office:value="0.000909871143439869" calcext:value-type="float">
            <text:p>9.09871E-04</text:p>
          </table:table-cell>
          <table:table-cell table:formula="of:=[.F44]/[.$F$105]" office:value-type="float" office:value="0.00819974672977267" calcext:value-type="float">
            <text:p>8.19975E-03</text:p>
          </table:table-cell>
          <table:table-cell/>
          <table:table-cell office:value-type="float" office:value="0.008183674" calcext:value-type="float">
            <text:p>8.18367E-03</text:p>
          </table:table-cell>
          <table:table-cell/>
          <table:table-cell table:formula="of:=100*([.G44]-[.I44])/[.G44]" office:value-type="float" office:value="0.196014953904749" calcext:value-type="float">
            <text:p>0.196014953904749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4" office:value-type="float" office:value="83" calcext:value-type="float">
            <text:p>83</text:p>
          </table:table-cell>
          <table:table-cell office:value-type="float" office:value="0.946724" calcext:value-type="float">
            <text:p>9.46724E-01</text:p>
          </table:table-cell>
          <table:table-cell office:value-type="float" office:value="1043.009" calcext:value-type="float">
            <text:p>1.04301E+03</text:p>
          </table:table-cell>
          <table:table-cell table:formula="of:=[.D45]/[.E45]" office:value-type="float" office:value="0.000907685360337255" calcext:value-type="float">
            <text:p>9.07685E-04</text:p>
          </table:table-cell>
          <table:table-cell table:formula="of:=[.F45]/[.$F$105]" office:value-type="float" office:value="0.00818004848131532" calcext:value-type="float">
            <text:p>8.18005E-03</text:p>
          </table:table-cell>
          <table:table-cell/>
          <table:table-cell office:value-type="float" office:value="0.008183654" calcext:value-type="float">
            <text:p>8.18365E-03</text:p>
          </table:table-cell>
          <table:table-cell/>
          <table:table-cell table:formula="of:=100*([.G45]-[.I45])/[.G45]" office:value-type="float" office:value="-0.044076984297987" calcext:value-type="float">
            <text:p>-0.044076984297987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4" office:value-type="float" office:value="85" calcext:value-type="float">
            <text:p>85</text:p>
          </table:table-cell>
          <table:table-cell office:value-type="float" office:value="0.967675" calcext:value-type="float">
            <text:p>9.67675E-01</text:p>
          </table:table-cell>
          <table:table-cell office:value-type="float" office:value="1068.142" calcext:value-type="float">
            <text:p>1.06814E+03</text:p>
          </table:table-cell>
          <table:table-cell table:formula="of:=[.D46]/[.E46]" office:value-type="float" office:value="0.000905942281082478" calcext:value-type="float">
            <text:p>9.05942E-04</text:p>
          </table:table-cell>
          <table:table-cell table:formula="of:=[.F46]/[.$F$105]" office:value-type="float" office:value="0.00816433987408874" calcext:value-type="float">
            <text:p>8.16434E-03</text:p>
          </table:table-cell>
          <table:table-cell/>
          <table:table-cell office:value-type="float" office:value="0.008183636" calcext:value-type="float">
            <text:p>8.18364E-03</text:p>
          </table:table-cell>
          <table:table-cell/>
          <table:table-cell table:formula="of:=100*([.G46]-[.I46])/[.G46]" office:value-type="float" office:value="-0.236346431050671" calcext:value-type="float">
            <text:p>-0.236346431050671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4" office:value-type="float" office:value="87" calcext:value-type="float">
            <text:p>87</text:p>
          </table:table-cell>
          <table:table-cell office:value-type="float" office:value="0.989374" calcext:value-type="float">
            <text:p>9.89374E-01</text:p>
          </table:table-cell>
          <table:table-cell office:value-type="float" office:value="1093.274" calcext:value-type="float">
            <text:p>1.09327E+03</text:p>
          </table:table-cell>
          <table:table-cell table:formula="of:=[.D47]/[.E47]" office:value-type="float" office:value="0.000904964354772912" calcext:value-type="float">
            <text:p>9.04964E-04</text:p>
          </table:table-cell>
          <table:table-cell table:formula="of:=[.F47]/[.$F$105]" office:value-type="float" office:value="0.00815552681510051" calcext:value-type="float">
            <text:p>8.15553E-03</text:p>
          </table:table-cell>
          <table:table-cell/>
          <table:table-cell office:value-type="float" office:value="0.008183621" calcext:value-type="float">
            <text:p>8.18362E-03</text:p>
          </table:table-cell>
          <table:table-cell/>
          <table:table-cell table:formula="of:=100*([.G47]-[.I47])/[.G47]" office:value-type="float" office:value="-0.344480320357345" calcext:value-type="float">
            <text:p>-0.344480320357345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4" office:value-type="float" office:value="89" calcext:value-type="float">
            <text:p>89</text:p>
          </table:table-cell>
          <table:table-cell office:value-type="float" office:value="1.01308" calcext:value-type="float">
            <text:p>1.01308E+00</text:p>
          </table:table-cell>
          <table:table-cell office:value-type="float" office:value="1118.407" calcext:value-type="float">
            <text:p>1.11841E+03</text:p>
          </table:table-cell>
          <table:table-cell table:formula="of:=[.D48]/[.E48]" office:value-type="float" office:value="0.000905824087295591" calcext:value-type="float">
            <text:p>9.05824E-04</text:p>
          </table:table-cell>
          <table:table-cell table:formula="of:=[.F48]/[.$F$105]" office:value-type="float" office:value="0.00816327471324208" calcext:value-type="float">
            <text:p>8.16327E-03</text:p>
          </table:table-cell>
          <table:table-cell/>
          <table:table-cell office:value-type="float" office:value="0.008183608" calcext:value-type="float">
            <text:p>8.18361E-03</text:p>
          </table:table-cell>
          <table:table-cell/>
          <table:table-cell table:formula="of:=100*([.G48]-[.I48])/[.G48]" office:value-type="float" office:value="-0.249082475748858" calcext:value-type="float">
            <text:p>-0.249082475748858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4" office:value-type="float" office:value="91" calcext:value-type="float">
            <text:p>91</text:p>
          </table:table-cell>
          <table:table-cell office:value-type="float" office:value="1.03613" calcext:value-type="float">
            <text:p>1.03613E+00</text:p>
          </table:table-cell>
          <table:table-cell office:value-type="float" office:value="1143.54" calcext:value-type="float">
            <text:p>1.14354E+03</text:p>
          </table:table-cell>
          <table:table-cell table:formula="of:=[.D49]/[.E49]" office:value-type="float" office:value="0.000906072371757875" calcext:value-type="float">
            <text:p>9.06072E-04</text:p>
          </table:table-cell>
          <table:table-cell table:formula="of:=[.F49]/[.$F$105]" office:value-type="float" office:value="0.00816551224953756" calcext:value-type="float">
            <text:p>8.16551E-03</text:p>
          </table:table-cell>
          <table:table-cell/>
          <table:table-cell office:value-type="float" office:value="0.008183597" calcext:value-type="float">
            <text:p>8.18360E-03</text:p>
          </table:table-cell>
          <table:table-cell/>
          <table:table-cell table:formula="of:=100*([.G49]-[.I49])/[.G49]" office:value-type="float" office:value="-0.221477231431022" calcext:value-type="float">
            <text:p>-0.221477231431022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4" office:value-type="float" office:value="93" calcext:value-type="float">
            <text:p>93</text:p>
          </table:table-cell>
          <table:table-cell office:value-type="float" office:value="1.05952" calcext:value-type="float">
            <text:p>1.05952E+00</text:p>
          </table:table-cell>
          <table:table-cell office:value-type="float" office:value="1168.672" calcext:value-type="float">
            <text:p>1.16867E+03</text:p>
          </table:table-cell>
          <table:table-cell table:formula="of:=[.D50]/[.E50]" office:value-type="float" office:value="0.000906601681224501" calcext:value-type="float">
            <text:p>9.06602E-04</text:p>
          </table:table-cell>
          <table:table-cell table:formula="of:=[.F50]/[.$F$105]" office:value-type="float" office:value="0.00817028237946124" calcext:value-type="float">
            <text:p>8.17028E-03</text:p>
          </table:table-cell>
          <table:table-cell/>
          <table:table-cell office:value-type="float" office:value="0.008183588" calcext:value-type="float">
            <text:p>8.18359E-03</text:p>
          </table:table-cell>
          <table:table-cell/>
          <table:table-cell table:formula="of:=100*([.G50]-[.I50])/[.G50]" office:value-type="float" office:value="-0.1628538638054" calcext:value-type="float">
            <text:p>-0.1628538638054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4" office:value-type="float" office:value="95" calcext:value-type="float">
            <text:p>95</text:p>
          </table:table-cell>
          <table:table-cell office:value-type="float" office:value="1.08235" calcext:value-type="float">
            <text:p>1.08235E+00</text:p>
          </table:table-cell>
          <table:table-cell office:value-type="float" office:value="1193.805" calcext:value-type="float">
            <text:p>1.19381E+03</text:p>
          </table:table-cell>
          <table:table-cell table:formula="of:=[.D51]/[.E51]" office:value-type="float" office:value="0.000906638856429651" calcext:value-type="float">
            <text:p>9.06639E-04</text:p>
          </table:table-cell>
          <table:table-cell table:formula="of:=[.F51]/[.$F$105]" office:value-type="float" office:value="0.00817061740191915" calcext:value-type="float">
            <text:p>8.17062E-03</text:p>
          </table:table-cell>
          <table:table-cell/>
          <table:table-cell office:value-type="float" office:value="0.008183581" calcext:value-type="float">
            <text:p>8.18358E-03</text:p>
          </table:table-cell>
          <table:table-cell/>
          <table:table-cell table:formula="of:=100*([.G51]-[.I51])/[.G51]" office:value-type="float" office:value="-0.158661181195521" calcext:value-type="float">
            <text:p>-0.158661181195521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4" office:value-type="float" office:value="97" calcext:value-type="float">
            <text:p>97</text:p>
          </table:table-cell>
          <table:table-cell office:value-type="float" office:value="1.10399" calcext:value-type="float">
            <text:p>1.10399E+00</text:p>
          </table:table-cell>
          <table:table-cell office:value-type="float" office:value="1218.938" calcext:value-type="float">
            <text:p>1.21894E+03</text:p>
          </table:table-cell>
          <table:table-cell table:formula="of:=[.D52]/[.E52]" office:value-type="float" office:value="0.000905698238958831" calcext:value-type="float">
            <text:p>9.05698E-04</text:p>
          </table:table-cell>
          <table:table-cell table:formula="of:=[.F52]/[.$F$105]" office:value-type="float" office:value="0.00816214056969303" calcext:value-type="float">
            <text:p>8.16214E-03</text:p>
          </table:table-cell>
          <table:table-cell/>
          <table:table-cell office:value-type="float" office:value="0.008183577" calcext:value-type="float">
            <text:p>8.18358E-03</text:p>
          </table:table-cell>
          <table:table-cell/>
          <table:table-cell table:formula="of:=100*([.G52]-[.I52])/[.G52]" office:value-type="float" office:value="-0.262632456816059" calcext:value-type="float">
            <text:p>-0.262632456816059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4" office:value-type="float" office:value="99" calcext:value-type="float">
            <text:p>99</text:p>
          </table:table-cell>
          <table:table-cell office:value-type="float" office:value="1.12878" calcext:value-type="float">
            <text:p>1.12878E+00</text:p>
          </table:table-cell>
          <table:table-cell office:value-type="float" office:value="1244.071" calcext:value-type="float">
            <text:p>1.24407E+03</text:p>
          </table:table-cell>
          <table:table-cell table:formula="of:=[.D53]/[.E53]" office:value-type="float" office:value="0.000907327636445187" calcext:value-type="float">
            <text:p>9.07328E-04</text:p>
          </table:table-cell>
          <table:table-cell table:formula="of:=[.F53]/[.$F$105]" office:value-type="float" office:value="0.00817682467832377" calcext:value-type="float">
            <text:p>8.17682E-03</text:p>
          </table:table-cell>
          <table:table-cell/>
          <table:table-cell office:value-type="float" office:value="0.008183575" calcext:value-type="float">
            <text:p>8.18358E-03</text:p>
          </table:table-cell>
          <table:table-cell/>
          <table:table-cell table:formula="of:=100*([.G53]-[.I53])/[.G53]" office:value-type="float" office:value="-0.0825543159085368" calcext:value-type="float">
            <text:p>-0.082554315908537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4" office:value-type="float" office:value="1" calcext:value-type="float">
            <text:p>1</text:p>
          </table:table-cell>
          <table:table-cell office:value-type="float" office:value="0.0167228" calcext:value-type="float">
            <text:p>1.67228E-02</text:p>
          </table:table-cell>
          <table:table-cell office:value-type="float" office:value="12.56637" calcext:value-type="float">
            <text:p>1.25664E+01</text:p>
          </table:table-cell>
          <table:table-cell table:formula="of:=[.D54]/[.E54]" office:value-type="float" office:value="0.00133075820622821" calcext:value-type="float">
            <text:p>1.33076E-03</text:p>
          </table:table-cell>
          <table:table-cell table:formula="of:=[.F54]/[.$F$105]" office:value-type="float" office:value="0.0119927753817803" calcext:value-type="float">
            <text:p>1.19928E-02</text:p>
          </table:table-cell>
          <table:table-cell table:style-name="ce6" office:value-type="string" calcext:value-type="string">
            <text:p>Serpent_2g</text:p>
          </table:table-cell>
          <table:table-cell office:value-type="float" office:value="0.0118167" calcext:value-type="float">
            <text:p>1.18167E-02</text:p>
          </table:table-cell>
          <table:table-cell table:style-name="ce6" office:value-type="string" calcext:value-type="string">
            <text:p>Almost_2g</text:p>
          </table:table-cell>
          <table:table-cell table:formula="of:=100*([.G54]-[.I54])/[.G54]" office:value-type="float" office:value="1.46817876742494" calcext:value-type="float">
            <text:p>1.46817876742494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4" office:value-type="float" office:value="3" calcext:value-type="float">
            <text:p>3</text:p>
          </table:table-cell>
          <table:table-cell office:value-type="float" office:value="0.0502848" calcext:value-type="float">
            <text:p>5.02848E-02</text:p>
          </table:table-cell>
          <table:table-cell office:value-type="float" office:value="37.69911" calcext:value-type="float">
            <text:p>3.76991E+01</text:p>
          </table:table-cell>
          <table:table-cell table:formula="of:=[.D55]/[.E55]" office:value-type="float" office:value="0.00133384581227514" calcext:value-type="float">
            <text:p>1.33385E-03</text:p>
          </table:table-cell>
          <table:table-cell table:formula="of:=[.F55]/[.$F$105]" office:value-type="float" office:value="0.0120206008467032" calcext:value-type="float">
            <text:p>1.20206E-02</text:p>
          </table:table-cell>
          <table:table-cell/>
          <table:table-cell office:value-type="float" office:value="0.0118167" calcext:value-type="float">
            <text:p>1.18167E-02</text:p>
          </table:table-cell>
          <table:table-cell/>
          <table:table-cell table:formula="of:=100*([.G55]-[.I55])/[.G55]" office:value-type="float" office:value="1.69626168694477" calcext:value-type="float">
            <text:p>1.69626168694477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4" office:value-type="float" office:value="5" calcext:value-type="float">
            <text:p>5</text:p>
          </table:table-cell>
          <table:table-cell office:value-type="float" office:value="0.0831963" calcext:value-type="float">
            <text:p>8.31963E-02</text:p>
          </table:table-cell>
          <table:table-cell office:value-type="float" office:value="62.83185" calcext:value-type="float">
            <text:p>6.28319E+01</text:p>
          </table:table-cell>
          <table:table-cell table:formula="of:=[.D56]/[.E56]" office:value-type="float" office:value="0.00132411030393025" calcext:value-type="float">
            <text:p>1.32411E-03</text:p>
          </table:table-cell>
          <table:table-cell table:formula="of:=[.F56]/[.$F$105]" office:value-type="float" office:value="0.011932864574057" calcext:value-type="float">
            <text:p>1.19329E-02</text:p>
          </table:table-cell>
          <table:table-cell/>
          <table:table-cell office:value-type="float" office:value="0.01181669" calcext:value-type="float">
            <text:p>1.18167E-02</text:p>
          </table:table-cell>
          <table:table-cell/>
          <table:table-cell table:formula="of:=100*([.G56]-[.I56])/[.G56]" office:value-type="float" office:value="0.97356819342111" calcext:value-type="float">
            <text:p>0.97356819342111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4" office:value-type="float" office:value="7" calcext:value-type="float">
            <text:p>7</text:p>
          </table:table-cell>
          <table:table-cell office:value-type="float" office:value="0.116143" calcext:value-type="float">
            <text:p>1.16143E-01</text:p>
          </table:table-cell>
          <table:table-cell office:value-type="float" office:value="87.96459" calcext:value-type="float">
            <text:p>8.79646E+01</text:p>
          </table:table-cell>
          <table:table-cell table:formula="of:=[.D57]/[.E57]" office:value-type="float" office:value="0.00132033810423035" calcext:value-type="float">
            <text:p>1.32034E-03</text:p>
          </table:table-cell>
          <table:table-cell table:formula="of:=[.F57]/[.$F$105]" office:value-type="float" office:value="0.0118988695601737" calcext:value-type="float">
            <text:p>1.18989E-02</text:p>
          </table:table-cell>
          <table:table-cell/>
          <table:table-cell office:value-type="float" office:value="0.01181668" calcext:value-type="float">
            <text:p>1.18167E-02</text:p>
          </table:table-cell>
          <table:table-cell/>
          <table:table-cell table:formula="of:=100*([.G57]-[.I57])/[.G57]" office:value-type="float" office:value="0.690734189143101" calcext:value-type="float">
            <text:p>0.690734189143101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4" office:value-type="float" office:value="9" calcext:value-type="float">
            <text:p>9</text:p>
          </table:table-cell>
          <table:table-cell office:value-type="float" office:value="0.149749" calcext:value-type="float">
            <text:p>1.49749E-01</text:p>
          </table:table-cell>
          <table:table-cell office:value-type="float" office:value="113.0973" calcext:value-type="float">
            <text:p>1.13097E+02</text:p>
          </table:table-cell>
          <table:table-cell table:formula="of:=[.D58]/[.E58]" office:value-type="float" office:value="0.00132407228112431" calcext:value-type="float">
            <text:p>1.32407E-03</text:p>
          </table:table-cell>
          <table:table-cell table:formula="of:=[.F58]/[.$F$105]" office:value-type="float" office:value="0.0119325219130319" calcext:value-type="float">
            <text:p>1.19325E-02</text:p>
          </table:table-cell>
          <table:table-cell/>
          <table:table-cell office:value-type="float" office:value="0.01181666" calcext:value-type="float">
            <text:p>1.18167E-02</text:p>
          </table:table-cell>
          <table:table-cell/>
          <table:table-cell table:formula="of:=100*([.G58]-[.I58])/[.G58]" office:value-type="float" office:value="0.970975908331735" calcext:value-type="float">
            <text:p>0.970975908331735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4" office:value-type="float" office:value="11" calcext:value-type="float">
            <text:p>11</text:p>
          </table:table-cell>
          <table:table-cell office:value-type="float" office:value="0.181797" calcext:value-type="float">
            <text:p>1.81797E-01</text:p>
          </table:table-cell>
          <table:table-cell office:value-type="float" office:value="138.2301" calcext:value-type="float">
            <text:p>1.38230E+02</text:p>
          </table:table-cell>
          <table:table-cell table:formula="of:=[.D59]/[.E59]" office:value-type="float" office:value="0.00131517665110566" calcext:value-type="float">
            <text:p>1.31518E-03</text:p>
          </table:table-cell>
          <table:table-cell table:formula="of:=[.F59]/[.$F$105]" office:value-type="float" office:value="0.0118523546127712" calcext:value-type="float">
            <text:p>1.18524E-02</text:p>
          </table:table-cell>
          <table:table-cell/>
          <table:table-cell office:value-type="float" office:value="0.01181665" calcext:value-type="float">
            <text:p>1.18167E-02</text:p>
          </table:table-cell>
          <table:table-cell/>
          <table:table-cell table:formula="of:=100*([.G59]-[.I59])/[.G59]" office:value-type="float" office:value="0.301244891312779" calcext:value-type="float">
            <text:p>0.301244891312779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4" office:value-type="float" office:value="13" calcext:value-type="float">
            <text:p>13</text:p>
          </table:table-cell>
          <table:table-cell office:value-type="float" office:value="0.214406" calcext:value-type="float">
            <text:p>2.14406E-01</text:p>
          </table:table-cell>
          <table:table-cell office:value-type="float" office:value="163.3628" calcext:value-type="float">
            <text:p>1.63363E+02</text:p>
          </table:table-cell>
          <table:table-cell table:formula="of:=[.D60]/[.E60]" office:value-type="float" office:value="0.0013124530186799" calcext:value-type="float">
            <text:p>1.31245E-03</text:p>
          </table:table-cell>
          <table:table-cell table:formula="of:=[.F60]/[.$F$105]" office:value-type="float" office:value="0.011827809273316" calcext:value-type="float">
            <text:p>1.18278E-02</text:p>
          </table:table-cell>
          <table:table-cell/>
          <table:table-cell office:value-type="float" office:value="0.01181662" calcext:value-type="float">
            <text:p>1.18166E-02</text:p>
          </table:table-cell>
          <table:table-cell/>
          <table:table-cell table:formula="of:=100*([.G60]-[.I60])/[.G60]" office:value-type="float" office:value="0.0946014013032377" calcext:value-type="float">
            <text:p>0.094601401303238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4" office:value-type="float" office:value="15" calcext:value-type="float">
            <text:p>15</text:p>
          </table:table-cell>
          <table:table-cell office:value-type="float" office:value="0.245327" calcext:value-type="float">
            <text:p>2.45327E-01</text:p>
          </table:table-cell>
          <table:table-cell office:value-type="float" office:value="188.4956" calcext:value-type="float">
            <text:p>1.88496E+02</text:p>
          </table:table-cell>
          <table:table-cell table:formula="of:=[.D61]/[.E61]" office:value-type="float" office:value="0.00130149987585917" calcext:value-type="float">
            <text:p>1.30150E-03</text:p>
          </table:table-cell>
          <table:table-cell table:formula="of:=[.F61]/[.$F$105]" office:value-type="float" office:value="0.0117290996948526" calcext:value-type="float">
            <text:p>1.17291E-02</text:p>
          </table:table-cell>
          <table:table-cell/>
          <table:table-cell office:value-type="float" office:value="0.0118166" calcext:value-type="float">
            <text:p>1.18166E-02</text:p>
          </table:table-cell>
          <table:table-cell/>
          <table:table-cell table:formula="of:=100*([.G61]-[.I61])/[.G61]" office:value-type="float" office:value="-0.746010413619172" calcext:value-type="float">
            <text:p>-0.746010413619172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4" office:value-type="float" office:value="17" calcext:value-type="float">
            <text:p>17</text:p>
          </table:table-cell>
          <table:table-cell office:value-type="float" office:value="0.278764" calcext:value-type="float">
            <text:p>2.78764E-01</text:p>
          </table:table-cell>
          <table:table-cell office:value-type="float" office:value="213.6283" calcext:value-type="float">
            <text:p>2.13628E+02</text:p>
          </table:table-cell>
          <table:table-cell table:formula="of:=[.D62]/[.E62]" office:value-type="float" office:value="0.0013049020190677" calcext:value-type="float">
            <text:p>1.30490E-03</text:p>
          </table:table-cell>
          <table:table-cell table:formula="of:=[.F62]/[.$F$105]" office:value-type="float" office:value="0.0117597597645224" calcext:value-type="float">
            <text:p>1.17598E-02</text:p>
          </table:table-cell>
          <table:table-cell/>
          <table:table-cell office:value-type="float" office:value="0.01181657" calcext:value-type="float">
            <text:p>1.18166E-02</text:p>
          </table:table-cell>
          <table:table-cell/>
          <table:table-cell table:formula="of:=100*([.G62]-[.I62])/[.G62]" office:value-type="float" office:value="-0.483090102308363" calcext:value-type="float">
            <text:p>-0.483090102308363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4" office:value-type="float" office:value="19" calcext:value-type="float">
            <text:p>19</text:p>
          </table:table-cell>
          <table:table-cell office:value-type="float" office:value="0.312404" calcext:value-type="float">
            <text:p>3.12404E-01</text:p>
          </table:table-cell>
          <table:table-cell office:value-type="float" office:value="238.761" calcext:value-type="float">
            <text:p>2.38761E+02</text:p>
          </table:table-cell>
          <table:table-cell table:formula="of:=[.D63]/[.E63]" office:value-type="float" office:value="0.00130843814525823" calcext:value-type="float">
            <text:p>1.30844E-03</text:p>
          </table:table-cell>
          <table:table-cell table:formula="of:=[.F63]/[.$F$105]" office:value-type="float" office:value="0.0117916272870566" calcext:value-type="float">
            <text:p>1.17916E-02</text:p>
          </table:table-cell>
          <table:table-cell/>
          <table:table-cell office:value-type="float" office:value="0.01181654" calcext:value-type="float">
            <text:p>1.18165E-02</text:p>
          </table:table-cell>
          <table:table-cell/>
          <table:table-cell table:formula="of:=100*([.G63]-[.I63])/[.G63]" office:value-type="float" office:value="-0.211274596261284" calcext:value-type="float">
            <text:p>-0.211274596261284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4" office:value-type="float" office:value="21" calcext:value-type="float">
            <text:p>21</text:p>
          </table:table-cell>
          <table:table-cell office:value-type="float" office:value="0.345266" calcext:value-type="float">
            <text:p>3.45266E-01</text:p>
          </table:table-cell>
          <table:table-cell office:value-type="float" office:value="263.8938" calcext:value-type="float">
            <text:p>2.63894E+02</text:p>
          </table:table-cell>
          <table:table-cell table:formula="of:=[.D64]/[.E64]" office:value-type="float" office:value="0.00130835207193197" calcext:value-type="float">
            <text:p>1.30835E-03</text:p>
          </table:table-cell>
          <table:table-cell table:formula="of:=[.F64]/[.$F$105]" office:value-type="float" office:value="0.011790851595377" calcext:value-type="float">
            <text:p>1.17909E-02</text:p>
          </table:table-cell>
          <table:table-cell/>
          <table:table-cell office:value-type="float" office:value="0.01181651" calcext:value-type="float">
            <text:p>1.18165E-02</text:p>
          </table:table-cell>
          <table:table-cell/>
          <table:table-cell table:formula="of:=100*([.G64]-[.I64])/[.G64]" office:value-type="float" office:value="-0.217612819697403" calcext:value-type="float">
            <text:p>-0.217612819697403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4" office:value-type="float" office:value="23" calcext:value-type="float">
            <text:p>23</text:p>
          </table:table-cell>
          <table:table-cell office:value-type="float" office:value="0.377183" calcext:value-type="float">
            <text:p>3.77183E-01</text:p>
          </table:table-cell>
          <table:table-cell office:value-type="float" office:value="289.0265" calcext:value-type="float">
            <text:p>2.89027E+02</text:p>
          </table:table-cell>
          <table:table-cell table:formula="of:=[.D65]/[.E65]" office:value-type="float" office:value="0.00130501182417529" calcext:value-type="float">
            <text:p>1.30501E-03</text:p>
          </table:table-cell>
          <table:table-cell table:formula="of:=[.F65]/[.$F$105]" office:value-type="float" office:value="0.011760749326702" calcext:value-type="float">
            <text:p>1.17607E-02</text:p>
          </table:table-cell>
          <table:table-cell/>
          <table:table-cell office:value-type="float" office:value="0.01181647" calcext:value-type="float">
            <text:p>1.18165E-02</text:p>
          </table:table-cell>
          <table:table-cell/>
          <table:table-cell table:formula="of:=100*([.G65]-[.I65])/[.G65]" office:value-type="float" office:value="-0.473785060374406" calcext:value-type="float">
            <text:p>-0.473785060374406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4" office:value-type="float" office:value="25" calcext:value-type="float">
            <text:p>25</text:p>
          </table:table-cell>
          <table:table-cell office:value-type="float" office:value="0.411021" calcext:value-type="float">
            <text:p>4.11021E-01</text:p>
          </table:table-cell>
          <table:table-cell office:value-type="float" office:value="314.1593" calcext:value-type="float">
            <text:p>3.14159E+02</text:p>
          </table:table-cell>
          <table:table-cell table:formula="of:=[.D66]/[.E66]" office:value-type="float" office:value="0.0013083203330285" calcext:value-type="float">
            <text:p>1.30832E-03</text:p>
          </table:table-cell>
          <table:table-cell table:formula="of:=[.F66]/[.$F$105]" office:value-type="float" office:value="0.011790565564798" calcext:value-type="float">
            <text:p>1.17906E-02</text:p>
          </table:table-cell>
          <table:table-cell/>
          <table:table-cell office:value-type="float" office:value="0.01181643" calcext:value-type="float">
            <text:p>1.18164E-02</text:p>
          </table:table-cell>
          <table:table-cell/>
          <table:table-cell table:formula="of:=100*([.G66]-[.I66])/[.G66]" office:value-type="float" office:value="-0.219365517793253" calcext:value-type="float">
            <text:p>-0.219365517793253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4" office:value-type="float" office:value="27" calcext:value-type="float">
            <text:p>27</text:p>
          </table:table-cell>
          <table:table-cell office:value-type="float" office:value="0.444245" calcext:value-type="float">
            <text:p>4.44245E-01</text:p>
          </table:table-cell>
          <table:table-cell office:value-type="float" office:value="339.292" calcext:value-type="float">
            <text:p>3.39292E+02</text:p>
          </table:table-cell>
          <table:table-cell table:formula="of:=[.D67]/[.E67]" office:value-type="float" office:value="0.00130932942716009" calcext:value-type="float">
            <text:p>1.30933E-03</text:p>
          </table:table-cell>
          <table:table-cell table:formula="of:=[.F67]/[.$F$105]" office:value-type="float" office:value="0.0117996595077867" calcext:value-type="float">
            <text:p>1.17997E-02</text:p>
          </table:table-cell>
          <table:table-cell/>
          <table:table-cell office:value-type="float" office:value="0.01181639" calcext:value-type="float">
            <text:p>1.18164E-02</text:p>
          </table:table-cell>
          <table:table-cell/>
          <table:table-cell table:formula="of:=100*([.G67]-[.I67])/[.G67]" office:value-type="float" office:value="-0.141787923644933" calcext:value-type="float">
            <text:p>-0.141787923644933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4" office:value-type="float" office:value="29" calcext:value-type="float">
            <text:p>29</text:p>
          </table:table-cell>
          <table:table-cell office:value-type="float" office:value="0.477802" calcext:value-type="float">
            <text:p>4.77802E-01</text:p>
          </table:table-cell>
          <table:table-cell office:value-type="float" office:value="364.4247" calcext:value-type="float">
            <text:p>3.64425E+02</text:p>
          </table:table-cell>
          <table:table-cell table:formula="of:=[.D68]/[.E68]" office:value-type="float" office:value="0.00131111310512158" calcext:value-type="float">
            <text:p>1.31111E-03</text:p>
          </table:table-cell>
          <table:table-cell table:formula="of:=[.F68]/[.$F$105]" office:value-type="float" office:value="0.0118157339900221" calcext:value-type="float">
            <text:p>1.18157E-02</text:p>
          </table:table-cell>
          <table:table-cell/>
          <table:table-cell office:value-type="float" office:value="0.01181634" calcext:value-type="float">
            <text:p>1.18163E-02</text:p>
          </table:table-cell>
          <table:table-cell/>
          <table:table-cell table:formula="of:=100*([.G68]-[.I68])/[.G68]" office:value-type="float" office:value="-0.00512883904107177" calcext:value-type="float">
            <text:p>-0.005128839041072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4" office:value-type="float" office:value="31" calcext:value-type="float">
            <text:p>31</text:p>
          </table:table-cell>
          <table:table-cell office:value-type="float" office:value="0.51099" calcext:value-type="float">
            <text:p>5.10990E-01</text:p>
          </table:table-cell>
          <table:table-cell office:value-type="float" office:value="389.5575" calcext:value-type="float">
            <text:p>3.89558E+02</text:p>
          </table:table-cell>
          <table:table-cell table:formula="of:=[.D69]/[.E69]" office:value-type="float" office:value="0.00131171906586319" calcext:value-type="float">
            <text:p>1.31172E-03</text:p>
          </table:table-cell>
          <table:table-cell table:formula="of:=[.F69]/[.$F$105]" office:value-type="float" office:value="0.0118211949002238" calcext:value-type="float">
            <text:p>1.18212E-02</text:p>
          </table:table-cell>
          <table:table-cell/>
          <table:table-cell office:value-type="float" office:value="0.01181629" calcext:value-type="float">
            <text:p>1.18163E-02</text:p>
          </table:table-cell>
          <table:table-cell/>
          <table:table-cell table:formula="of:=100*([.G69]-[.I69])/[.G69]" office:value-type="float" office:value="0.041492423271778" calcext:value-type="float">
            <text:p>0.041492423271778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4" office:value-type="float" office:value="33" calcext:value-type="float">
            <text:p>33</text:p>
          </table:table-cell>
          <table:table-cell office:value-type="float" office:value="0.543153" calcext:value-type="float">
            <text:p>5.43153E-01</text:p>
          </table:table-cell>
          <table:table-cell office:value-type="float" office:value="414.6902" calcext:value-type="float">
            <text:p>4.14690E+02</text:p>
          </table:table-cell>
          <table:table-cell table:formula="of:=[.D70]/[.E70]" office:value-type="float" office:value="0.00130978016842453" calcext:value-type="float">
            <text:p>1.30978E-03</text:p>
          </table:table-cell>
          <table:table-cell table:formula="of:=[.F70]/[.$F$105]" office:value-type="float" office:value="0.0118037215821098" calcext:value-type="float">
            <text:p>1.18037E-02</text:p>
          </table:table-cell>
          <table:table-cell/>
          <table:table-cell office:value-type="float" office:value="0.01181625" calcext:value-type="float">
            <text:p>1.18163E-02</text:p>
          </table:table-cell>
          <table:table-cell/>
          <table:table-cell table:formula="of:=100*([.G70]-[.I70])/[.G70]" office:value-type="float" office:value="-0.106139557791599" calcext:value-type="float">
            <text:p>-0.106139557791599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4" office:value-type="float" office:value="35" calcext:value-type="float">
            <text:p>35</text:p>
          </table:table-cell>
          <table:table-cell office:value-type="float" office:value="0.576442" calcext:value-type="float">
            <text:p>5.76442E-01</text:p>
          </table:table-cell>
          <table:table-cell office:value-type="float" office:value="439.823" calcext:value-type="float">
            <text:p>4.39823E+02</text:p>
          </table:table-cell>
          <table:table-cell table:formula="of:=[.D71]/[.E71]" office:value-type="float" office:value="0.00131062268230629" calcext:value-type="float">
            <text:p>1.31062E-03</text:p>
          </table:table-cell>
          <table:table-cell table:formula="of:=[.F71]/[.$F$105]" office:value-type="float" office:value="0.0118113143060868" calcext:value-type="float">
            <text:p>1.18113E-02</text:p>
          </table:table-cell>
          <table:table-cell/>
          <table:table-cell office:value-type="float" office:value="0.0118162" calcext:value-type="float">
            <text:p>1.18162E-02</text:p>
          </table:table-cell>
          <table:table-cell/>
          <table:table-cell table:formula="of:=100*([.G71]-[.I71])/[.G71]" office:value-type="float" office:value="-0.0413645237656615" calcext:value-type="float">
            <text:p>-0.041364523765662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4" office:value-type="float" office:value="37" calcext:value-type="float">
            <text:p>37</text:p>
          </table:table-cell>
          <table:table-cell office:value-type="float" office:value="0.608612" calcext:value-type="float">
            <text:p>6.08612E-01</text:p>
          </table:table-cell>
          <table:table-cell office:value-type="float" office:value="464.9557" calcext:value-type="float">
            <text:p>4.64956E+02</text:p>
          </table:table-cell>
          <table:table-cell table:formula="of:=[.D72]/[.E72]" office:value-type="float" office:value="0.00130896771455861" calcext:value-type="float">
            <text:p>1.30897E-03</text:p>
          </table:table-cell>
          <table:table-cell table:formula="of:=[.F72]/[.$F$105]" office:value-type="float" office:value="0.0117963997585987" calcext:value-type="float">
            <text:p>1.17964E-02</text:p>
          </table:table-cell>
          <table:table-cell/>
          <table:table-cell office:value-type="float" office:value="0.01181614" calcext:value-type="float">
            <text:p>1.18161E-02</text:p>
          </table:table-cell>
          <table:table-cell/>
          <table:table-cell table:formula="of:=100*([.G72]-[.I72])/[.G72]" office:value-type="float" office:value="-0.167341238049444" calcext:value-type="float">
            <text:p>-0.167341238049444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4" office:value-type="float" office:value="39" calcext:value-type="float">
            <text:p>39</text:p>
          </table:table-cell>
          <table:table-cell office:value-type="float" office:value="0.640975" calcext:value-type="float">
            <text:p>6.40975E-01</text:p>
          </table:table-cell>
          <table:table-cell office:value-type="float" office:value="490.0885" calcext:value-type="float">
            <text:p>4.90089E+02</text:p>
          </table:table-cell>
          <table:table-cell table:formula="of:=[.D73]/[.E73]" office:value-type="float" office:value="0.00130787602647277" calcext:value-type="float">
            <text:p>1.30788E-03</text:p>
          </table:table-cell>
          <table:table-cell table:formula="of:=[.F73]/[.$F$105]" office:value-type="float" office:value="0.0117865614799849" calcext:value-type="float">
            <text:p>1.17866E-02</text:p>
          </table:table-cell>
          <table:table-cell/>
          <table:table-cell office:value-type="float" office:value="0.01181609" calcext:value-type="float">
            <text:p>1.18161E-02</text:p>
          </table:table-cell>
          <table:table-cell/>
          <table:table-cell table:formula="of:=100*([.G73]-[.I73])/[.G73]" office:value-type="float" office:value="-0.250527009639323" calcext:value-type="float">
            <text:p>-0.250527009639323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4" office:value-type="float" office:value="41" calcext:value-type="float">
            <text:p>41</text:p>
          </table:table-cell>
          <table:table-cell office:value-type="float" office:value="0.67466" calcext:value-type="float">
            <text:p>6.74660E-01</text:p>
          </table:table-cell>
          <table:table-cell office:value-type="float" office:value="515.2212" calcext:value-type="float">
            <text:p>5.15221E+02</text:p>
          </table:table-cell>
          <table:table-cell table:formula="of:=[.D74]/[.E74]" office:value-type="float" office:value="0.00130945698663021" calcext:value-type="float">
            <text:p>1.30946E-03</text:p>
          </table:table-cell>
          <table:table-cell table:formula="of:=[.F74]/[.$F$105]" office:value-type="float" office:value="0.0118008090720471" calcext:value-type="float">
            <text:p>1.18008E-02</text:p>
          </table:table-cell>
          <table:table-cell/>
          <table:table-cell office:value-type="float" office:value="0.01181604" calcext:value-type="float">
            <text:p>1.18160E-02</text:p>
          </table:table-cell>
          <table:table-cell/>
          <table:table-cell table:formula="of:=100*([.G74]-[.I74])/[.G74]" office:value-type="float" office:value="-0.129066811097102" calcext:value-type="float">
            <text:p>-0.129066811097102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4" office:value-type="float" office:value="43" calcext:value-type="float">
            <text:p>43</text:p>
          </table:table-cell>
          <table:table-cell office:value-type="float" office:value="0.706129" calcext:value-type="float">
            <text:p>7.06129E-01</text:p>
          </table:table-cell>
          <table:table-cell office:value-type="float" office:value="540.3539" calcext:value-type="float">
            <text:p>5.40354E+02</text:p>
          </table:table-cell>
          <table:table-cell table:formula="of:=[.D75]/[.E75]" office:value-type="float" office:value="0.00130678986493852" calcext:value-type="float">
            <text:p>1.30679E-03</text:p>
          </table:table-cell>
          <table:table-cell table:formula="of:=[.F75]/[.$F$105]" office:value-type="float" office:value="0.011776773006581" calcext:value-type="float">
            <text:p>1.17768E-02</text:p>
          </table:table-cell>
          <table:table-cell/>
          <table:table-cell office:value-type="float" office:value="0.01181598" calcext:value-type="float">
            <text:p>1.18160E-02</text:p>
          </table:table-cell>
          <table:table-cell/>
          <table:table-cell table:formula="of:=100*([.G75]-[.I75])/[.G75]" office:value-type="float" office:value="-0.332917968250423" calcext:value-type="float">
            <text:p>-0.332917968250423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4" office:value-type="float" office:value="45" calcext:value-type="float">
            <text:p>45</text:p>
          </table:table-cell>
          <table:table-cell office:value-type="float" office:value="0.738401" calcext:value-type="float">
            <text:p>7.38401E-01</text:p>
          </table:table-cell>
          <table:table-cell office:value-type="float" office:value="565.4867" calcext:value-type="float">
            <text:p>5.65487E+02</text:p>
          </table:table-cell>
          <table:table-cell table:formula="of:=[.D76]/[.E76]" office:value-type="float" office:value="0.00130577960542662" calcext:value-type="float">
            <text:p>1.30578E-03</text:p>
          </table:table-cell>
          <table:table-cell table:formula="of:=[.F76]/[.$F$105]" office:value-type="float" office:value="0.0117676685612003" calcext:value-type="float">
            <text:p>1.17677E-02</text:p>
          </table:table-cell>
          <table:table-cell/>
          <table:table-cell office:value-type="float" office:value="0.01181593" calcext:value-type="float">
            <text:p>1.18159E-02</text:p>
          </table:table-cell>
          <table:table-cell/>
          <table:table-cell table:formula="of:=100*([.G76]-[.I76])/[.G76]" office:value-type="float" office:value="-0.410118950484212" calcext:value-type="float">
            <text:p>-0.410118950484212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4" office:value-type="float" office:value="47" calcext:value-type="float">
            <text:p>47</text:p>
          </table:table-cell>
          <table:table-cell office:value-type="float" office:value="0.769136" calcext:value-type="float">
            <text:p>7.69136E-01</text:p>
          </table:table-cell>
          <table:table-cell office:value-type="float" office:value="590.6194" calcext:value-type="float">
            <text:p>5.90619E+02</text:p>
          </table:table-cell>
          <table:table-cell table:formula="of:=[.D77]/[.E77]" office:value-type="float" office:value="0.00130225319385039" calcext:value-type="float">
            <text:p>1.30225E-03</text:p>
          </table:table-cell>
          <table:table-cell table:formula="of:=[.F77]/[.$F$105]" office:value-type="float" office:value="0.0117358885866419" calcext:value-type="float">
            <text:p>1.17359E-02</text:p>
          </table:table-cell>
          <table:table-cell/>
          <table:table-cell office:value-type="float" office:value="0.01181587" calcext:value-type="float">
            <text:p>1.18159E-02</text:p>
          </table:table-cell>
          <table:table-cell/>
          <table:table-cell table:formula="of:=100*([.G77]-[.I77])/[.G77]" office:value-type="float" office:value="-0.681511355255847" calcext:value-type="float">
            <text:p>-0.681511355255847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4" office:value-type="float" office:value="49" calcext:value-type="float">
            <text:p>49</text:p>
          </table:table-cell>
          <table:table-cell office:value-type="float" office:value="0.800112" calcext:value-type="float">
            <text:p>8.00112E-01</text:p>
          </table:table-cell>
          <table:table-cell office:value-type="float" office:value="615.7522" calcext:value-type="float">
            <text:p>6.15752E+02</text:p>
          </table:table-cell>
          <table:table-cell table:formula="of:=[.D78]/[.E78]" office:value-type="float" office:value="0.00129940583241116" calcext:value-type="float">
            <text:p>1.29941E-03</text:p>
          </table:table-cell>
          <table:table-cell table:formula="of:=[.F78]/[.$F$105]" office:value-type="float" office:value="0.0117102282029511" calcext:value-type="float">
            <text:p>1.17102E-02</text:p>
          </table:table-cell>
          <table:table-cell/>
          <table:table-cell office:value-type="float" office:value="0.01181581" calcext:value-type="float">
            <text:p>1.18158E-02</text:p>
          </table:table-cell>
          <table:table-cell/>
          <table:table-cell table:formula="of:=100*([.G78]-[.I78])/[.G78]" office:value-type="float" office:value="-0.901620320450368" calcext:value-type="float">
            <text:p>-0.901620320450368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4" office:value-type="float" office:value="51" calcext:value-type="float">
            <text:p>51</text:p>
          </table:table-cell>
          <table:table-cell office:value-type="float" office:value="0.830634" calcext:value-type="float">
            <text:p>8.30634E-01</text:p>
          </table:table-cell>
          <table:table-cell office:value-type="float" office:value="640.8849" calcext:value-type="float">
            <text:p>6.40885E+02</text:p>
          </table:table-cell>
          <table:table-cell table:formula="of:=[.D79]/[.E79]" office:value-type="float" office:value="0.00129607360073548" calcext:value-type="float">
            <text:p>1.29607E-03</text:p>
          </table:table-cell>
          <table:table-cell table:formula="of:=[.F79]/[.$F$105]" office:value-type="float" office:value="0.0116801981750923" calcext:value-type="float">
            <text:p>1.16802E-02</text:p>
          </table:table-cell>
          <table:table-cell/>
          <table:table-cell office:value-type="float" office:value="0.01181576" calcext:value-type="float">
            <text:p>1.18158E-02</text:p>
          </table:table-cell>
          <table:table-cell/>
          <table:table-cell table:formula="of:=100*([.G79]-[.I79])/[.G79]" office:value-type="float" office:value="-1.16061237040325" calcext:value-type="float">
            <text:p>-1.16061237040325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4" office:value-type="float" office:value="53" calcext:value-type="float">
            <text:p>53</text:p>
          </table:table-cell>
          <table:table-cell office:value-type="float" office:value="0.863247" calcext:value-type="float">
            <text:p>8.63247E-01</text:p>
          </table:table-cell>
          <table:table-cell office:value-type="float" office:value="666.0176" calcext:value-type="float">
            <text:p>6.66018E+02</text:p>
          </table:table-cell>
          <table:table-cell table:formula="of:=[.D80]/[.E80]" office:value-type="float" office:value="0.00129613241451878" calcext:value-type="float">
            <text:p>1.29613E-03</text:p>
          </table:table-cell>
          <table:table-cell table:formula="of:=[.F80]/[.$F$105]" office:value-type="float" office:value="0.0116807282041307" calcext:value-type="float">
            <text:p>1.16807E-02</text:p>
          </table:table-cell>
          <table:table-cell/>
          <table:table-cell office:value-type="float" office:value="0.0118157" calcext:value-type="float">
            <text:p>1.18157E-02</text:p>
          </table:table-cell>
          <table:table-cell/>
          <table:table-cell table:formula="of:=100*([.G80]-[.I80])/[.G80]" office:value-type="float" office:value="-1.155508402478" calcext:value-type="float">
            <text:p>-1.155508402478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4" office:value-type="float" office:value="55" calcext:value-type="float">
            <text:p>55</text:p>
          </table:table-cell>
          <table:table-cell office:value-type="float" office:value="0.895853" calcext:value-type="float">
            <text:p>8.95853E-01</text:p>
          </table:table-cell>
          <table:table-cell office:value-type="float" office:value="691.1504" calcext:value-type="float">
            <text:p>6.91150E+02</text:p>
          </table:table-cell>
          <table:table-cell table:formula="of:=[.D81]/[.E81]" office:value-type="float" office:value="0.00129617663536041" calcext:value-type="float">
            <text:p>1.29618E-03</text:p>
          </table:table-cell>
          <table:table-cell table:formula="of:=[.F81]/[.$F$105]" office:value-type="float" office:value="0.0116811267217715" calcext:value-type="float">
            <text:p>1.16811E-02</text:p>
          </table:table-cell>
          <table:table-cell/>
          <table:table-cell office:value-type="float" office:value="0.01181565" calcext:value-type="float">
            <text:p>1.18157E-02</text:p>
          </table:table-cell>
          <table:table-cell/>
          <table:table-cell table:formula="of:=100*([.G81]-[.I81])/[.G81]" office:value-type="float" office:value="-1.15162930282889" calcext:value-type="float">
            <text:p>-1.15162930282889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57" calcext:value-type="float">
            <text:p>57</text:p>
          </table:table-cell>
          <table:table-cell office:value-type="float" office:value="0.928534" calcext:value-type="float">
            <text:p>9.28534E-01</text:p>
          </table:table-cell>
          <table:table-cell office:value-type="float" office:value="716.2831" calcext:value-type="float">
            <text:p>7.16283E+02</text:p>
          </table:table-cell>
          <table:table-cell table:formula="of:=[.D82]/[.E82]" office:value-type="float" office:value="0.00129632264114566" calcext:value-type="float">
            <text:p>1.29632E-03</text:p>
          </table:table-cell>
          <table:table-cell table:formula="of:=[.F82]/[.$F$105]" office:value-type="float" office:value="0.0116824425239802" calcext:value-type="float">
            <text:p>1.16824E-02</text:p>
          </table:table-cell>
          <table:table-cell/>
          <table:table-cell office:value-type="float" office:value="0.01181559" calcext:value-type="float">
            <text:p>1.18156E-02</text:p>
          </table:table-cell>
          <table:table-cell/>
          <table:table-cell table:formula="of:=100*([.G82]-[.I82])/[.G82]" office:value-type="float" office:value="-1.13972292820208" calcext:value-type="float">
            <text:p>-1.13972292820208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59" calcext:value-type="float">
            <text:p>59</text:p>
          </table:table-cell>
          <table:table-cell office:value-type="float" office:value="0.961649" calcext:value-type="float">
            <text:p>9.61649E-01</text:p>
          </table:table-cell>
          <table:table-cell office:value-type="float" office:value="741.4159" calcext:value-type="float">
            <text:p>7.41416E+02</text:p>
          </table:table-cell>
          <table:table-cell table:formula="of:=[.D83]/[.E83]" office:value-type="float" office:value="0.00129704393984537" calcext:value-type="float">
            <text:p>1.29704E-03</text:p>
          </table:table-cell>
          <table:table-cell table:formula="of:=[.F83]/[.$F$105]" office:value-type="float" office:value="0.0116889428583372" calcext:value-type="float">
            <text:p>1.16889E-02</text:p>
          </table:table-cell>
          <table:table-cell/>
          <table:table-cell office:value-type="float" office:value="0.01181554" calcext:value-type="float">
            <text:p>1.18155E-02</text:p>
          </table:table-cell>
          <table:table-cell/>
          <table:table-cell table:formula="of:=100*([.G83]-[.I83])/[.G83]" office:value-type="float" office:value="-1.083050393839" calcext:value-type="float">
            <text:p>-1.083050393839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61" calcext:value-type="float">
            <text:p>61</text:p>
          </table:table-cell>
          <table:table-cell office:value-type="float" office:value="0.995956" calcext:value-type="float">
            <text:p>9.95956E-01</text:p>
          </table:table-cell>
          <table:table-cell office:value-type="float" office:value="766.5486" calcext:value-type="float">
            <text:p>7.66549E+02</text:p>
          </table:table-cell>
          <table:table-cell table:formula="of:=[.D84]/[.E84]" office:value-type="float" office:value="0.00129927313154052" calcext:value-type="float">
            <text:p>1.29927E-03</text:p>
          </table:table-cell>
          <table:table-cell table:formula="of:=[.F84]/[.$F$105]" office:value-type="float" office:value="0.0117090323044572" calcext:value-type="float">
            <text:p>1.17090E-02</text:p>
          </table:table-cell>
          <table:table-cell/>
          <table:table-cell office:value-type="float" office:value="0.01181549" calcext:value-type="float">
            <text:p>1.18155E-02</text:p>
          </table:table-cell>
          <table:table-cell/>
          <table:table-cell table:formula="of:=100*([.G84]-[.I84])/[.G84]" office:value-type="float" office:value="-0.909192944170533" calcext:value-type="float">
            <text:p>-0.90919294417053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63" calcext:value-type="float">
            <text:p>63</text:p>
          </table:table-cell>
          <table:table-cell office:value-type="float" office:value="1.03082" calcext:value-type="float">
            <text:p>1.03082E+00</text:p>
          </table:table-cell>
          <table:table-cell office:value-type="float" office:value="791.6813" calcext:value-type="float">
            <text:p>7.91681E+02</text:p>
          </table:table-cell>
          <table:table-cell table:formula="of:=[.D85]/[.E85]" office:value-type="float" office:value="0.001302064353421" calcext:value-type="float">
            <text:p>1.30206E-03</text:p>
          </table:table-cell>
          <table:table-cell table:formula="of:=[.F85]/[.$F$105]" office:value-type="float" office:value="0.0117341867591859" calcext:value-type="float">
            <text:p>1.17342E-02</text:p>
          </table:table-cell>
          <table:table-cell/>
          <table:table-cell office:value-type="float" office:value="0.01181544" calcext:value-type="float">
            <text:p>1.18154E-02</text:p>
          </table:table-cell>
          <table:table-cell/>
          <table:table-cell table:formula="of:=100*([.G85]-[.I85])/[.G85]" office:value-type="float" office:value="-0.69244884610765" calcext:value-type="float">
            <text:p>-0.69244884610765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65" calcext:value-type="float">
            <text:p>65</text:p>
          </table:table-cell>
          <table:table-cell office:value-type="float" office:value="1.06398" calcext:value-type="float">
            <text:p>1.06398E+00</text:p>
          </table:table-cell>
          <table:table-cell office:value-type="float" office:value="816.8141" calcext:value-type="float">
            <text:p>8.16814E+02</text:p>
          </table:table-cell>
          <table:table-cell table:formula="of:=[.D86]/[.E86]" office:value-type="float" office:value="0.00130259749433806" calcext:value-type="float">
            <text:p>1.30260E-03</text:p>
          </table:table-cell>
          <table:table-cell table:formula="of:=[.F86]/[.$F$105]" office:value-type="float" office:value="0.0117389914180903" calcext:value-type="float">
            <text:p>1.17390E-02</text:p>
          </table:table-cell>
          <table:table-cell/>
          <table:table-cell office:value-type="float" office:value="0.01181539" calcext:value-type="float">
            <text:p>1.18154E-02</text:p>
          </table:table-cell>
          <table:table-cell/>
          <table:table-cell table:formula="of:=100*([.G86]-[.I86])/[.G86]" office:value-type="float" office:value="-0.650810441789675" calcext:value-type="float">
            <text:p>-0.650810441789675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67" calcext:value-type="float">
            <text:p>67</text:p>
          </table:table-cell>
          <table:table-cell office:value-type="float" office:value="1.096" calcext:value-type="float">
            <text:p>1.09600E+00</text:p>
          </table:table-cell>
          <table:table-cell office:value-type="float" office:value="841.9468" calcext:value-type="float">
            <text:p>8.41947E+02</text:p>
          </table:table-cell>
          <table:table-cell table:formula="of:=[.D87]/[.E87]" office:value-type="float" office:value="0.00130174495585707" calcext:value-type="float">
            <text:p>1.30174E-03</text:p>
          </table:table-cell>
          <table:table-cell table:formula="of:=[.F87]/[.$F$105]" office:value-type="float" office:value="0.0117313083525574" calcext:value-type="float">
            <text:p>1.17313E-02</text:p>
          </table:table-cell>
          <table:table-cell/>
          <table:table-cell office:value-type="float" office:value="0.01181534" calcext:value-type="float">
            <text:p>1.18153E-02</text:p>
          </table:table-cell>
          <table:table-cell/>
          <table:table-cell table:formula="of:=100*([.G87]-[.I87])/[.G87]" office:value-type="float" office:value="-0.716302435476462" calcext:value-type="float">
            <text:p>-0.71630243547646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69" calcext:value-type="float">
            <text:p>69</text:p>
          </table:table-cell>
          <table:table-cell office:value-type="float" office:value="1.12631" calcext:value-type="float">
            <text:p>1.12631E+00</text:p>
          </table:table-cell>
          <table:table-cell office:value-type="float" office:value="867.0796" calcext:value-type="float">
            <text:p>8.67080E+02</text:p>
          </table:table-cell>
          <table:table-cell table:formula="of:=[.D88]/[.E88]" office:value-type="float" office:value="0.00129896955250706" calcext:value-type="float">
            <text:p>1.29897E-03</text:p>
          </table:table-cell>
          <table:table-cell table:formula="of:=[.F88]/[.$F$105]" office:value-type="float" office:value="0.0117062964542165" calcext:value-type="float">
            <text:p>1.17063E-02</text:p>
          </table:table-cell>
          <table:table-cell/>
          <table:table-cell office:value-type="float" office:value="0.01181529" calcext:value-type="float">
            <text:p>1.18153E-02</text:p>
          </table:table-cell>
          <table:table-cell/>
          <table:table-cell table:formula="of:=100*([.G88]-[.I88])/[.G88]" office:value-type="float" office:value="-0.931067705399396" calcext:value-type="float">
            <text:p>-0.931067705399396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71" calcext:value-type="float">
            <text:p>71</text:p>
          </table:table-cell>
          <table:table-cell office:value-type="float" office:value="1.1579" calcext:value-type="float">
            <text:p>1.15790E+00</text:p>
          </table:table-cell>
          <table:table-cell office:value-type="float" office:value="892.2123" calcext:value-type="float">
            <text:p>8.92212E+02</text:p>
          </table:table-cell>
          <table:table-cell table:formula="of:=[.D89]/[.E89]" office:value-type="float" office:value="0.0012977852916845" calcext:value-type="float">
            <text:p>1.29779E-03</text:p>
          </table:table-cell>
          <table:table-cell table:formula="of:=[.F89]/[.$F$105]" office:value-type="float" office:value="0.0116956239113218" calcext:value-type="float">
            <text:p>1.16956E-02</text:p>
          </table:table-cell>
          <table:table-cell/>
          <table:table-cell office:value-type="float" office:value="0.01181525" calcext:value-type="float">
            <text:p>1.18153E-02</text:p>
          </table:table-cell>
          <table:table-cell/>
          <table:table-cell table:formula="of:=100*([.G89]-[.I89])/[.G89]" office:value-type="float" office:value="-1.02282776519832" calcext:value-type="float">
            <text:p>-1.0228277651983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73" calcext:value-type="float">
            <text:p>73</text:p>
          </table:table-cell>
          <table:table-cell office:value-type="float" office:value="1.18987" calcext:value-type="float">
            <text:p>1.18987E+00</text:p>
          </table:table-cell>
          <table:table-cell office:value-type="float" office:value="917.3451" calcext:value-type="float">
            <text:p>9.17345E+02</text:p>
          </table:table-cell>
          <table:table-cell table:formula="of:=[.D90]/[.E90]" office:value-type="float" office:value="0.00129708001928609" calcext:value-type="float">
            <text:p>1.29708E-03</text:p>
          </table:table-cell>
          <table:table-cell table:formula="of:=[.F90]/[.$F$105]" office:value-type="float" office:value="0.0116892680057805" calcext:value-type="float">
            <text:p>1.16893E-02</text:p>
          </table:table-cell>
          <table:table-cell/>
          <table:table-cell office:value-type="float" office:value="0.01181521" calcext:value-type="float">
            <text:p>1.18152E-02</text:p>
          </table:table-cell>
          <table:table-cell/>
          <table:table-cell table:formula="of:=100*([.G90]-[.I90])/[.G90]" office:value-type="float" office:value="-1.07741557604132" calcext:value-type="float">
            <text:p>-1.0774155760413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75" calcext:value-type="float">
            <text:p>75</text:p>
          </table:table-cell>
          <table:table-cell office:value-type="float" office:value="1.22246" calcext:value-type="float">
            <text:p>1.22246E+00</text:p>
          </table:table-cell>
          <table:table-cell office:value-type="float" office:value="942.4778" calcext:value-type="float">
            <text:p>9.42478E+02</text:p>
          </table:table-cell>
          <table:table-cell table:formula="of:=[.D91]/[.E91]" office:value-type="float" office:value="0.00129707033948174" calcext:value-type="float">
            <text:p>1.29707E-03</text:p>
          </table:table-cell>
          <table:table-cell table:formula="of:=[.F91]/[.$F$105]" office:value-type="float" office:value="0.0116891807715115" calcext:value-type="float">
            <text:p>1.16892E-02</text:p>
          </table:table-cell>
          <table:table-cell/>
          <table:table-cell office:value-type="float" office:value="0.01181517" calcext:value-type="float">
            <text:p>1.18152E-02</text:p>
          </table:table-cell>
          <table:table-cell/>
          <table:table-cell table:formula="of:=100*([.G91]-[.I91])/[.G91]" office:value-type="float" office:value="-1.0778277019683" calcext:value-type="float">
            <text:p>-1.077827701968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77" calcext:value-type="float">
            <text:p>77</text:p>
          </table:table-cell>
          <table:table-cell office:value-type="float" office:value="1.25374" calcext:value-type="float">
            <text:p>1.25374E+00</text:p>
          </table:table-cell>
          <table:table-cell office:value-type="float" office:value="967.6105" calcext:value-type="float">
            <text:p>9.67611E+02</text:p>
          </table:table-cell>
          <table:table-cell table:formula="of:=[.D92]/[.E92]" office:value-type="float" office:value="0.00129570731198142" calcext:value-type="float">
            <text:p>1.29571E-03</text:p>
          </table:table-cell>
          <table:table-cell table:formula="of:=[.F92]/[.$F$105]" office:value-type="float" office:value="0.0116768971856775" calcext:value-type="float">
            <text:p>1.16769E-02</text:p>
          </table:table-cell>
          <table:table-cell/>
          <table:table-cell office:value-type="float" office:value="0.01181514" calcext:value-type="float">
            <text:p>1.18151E-02</text:p>
          </table:table-cell>
          <table:table-cell/>
          <table:table-cell table:formula="of:=100*([.G92]-[.I92])/[.G92]" office:value-type="float" office:value="-1.18390024442477" calcext:value-type="float">
            <text:p>-1.18390024442477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79" calcext:value-type="float">
            <text:p>79</text:p>
          </table:table-cell>
          <table:table-cell office:value-type="float" office:value="1.28777" calcext:value-type="float">
            <text:p>1.28777E+00</text:p>
          </table:table-cell>
          <table:table-cell office:value-type="float" office:value="992.7433" calcext:value-type="float">
            <text:p>9.92743E+02</text:p>
          </table:table-cell>
          <table:table-cell table:formula="of:=[.D93]/[.E93]" office:value-type="float" office:value="0.00129718326983421" calcext:value-type="float">
            <text:p>1.29718E-03</text:p>
          </table:table-cell>
          <table:table-cell table:formula="of:=[.F93]/[.$F$105]" office:value-type="float" office:value="0.0116901984983567" calcext:value-type="float">
            <text:p>1.16902E-02</text:p>
          </table:table-cell>
          <table:table-cell/>
          <table:table-cell office:value-type="float" office:value="0.0118151" calcext:value-type="float">
            <text:p>1.18151E-02</text:p>
          </table:table-cell>
          <table:table-cell/>
          <table:table-cell table:formula="of:=100*([.G93]-[.I93])/[.G93]" office:value-type="float" office:value="-1.06842926286374" calcext:value-type="float">
            <text:p>-1.06842926286374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81" calcext:value-type="float">
            <text:p>81</text:p>
          </table:table-cell>
          <table:table-cell office:value-type="float" office:value="1.3192" calcext:value-type="float">
            <text:p>1.31920E+00</text:p>
          </table:table-cell>
          <table:table-cell office:value-type="float" office:value="1017.876" calcext:value-type="float">
            <text:p>1.01788E+03</text:p>
          </table:table-cell>
          <table:table-cell table:formula="of:=[.D94]/[.E94]" office:value-type="float" office:value="0.00129603212965037" calcext:value-type="float">
            <text:p>1.29603E-03</text:p>
          </table:table-cell>
          <table:table-cell table:formula="of:=[.F94]/[.$F$105]" office:value-type="float" office:value="0.0116798244382209" calcext:value-type="float">
            <text:p>1.16798E-02</text:p>
          </table:table-cell>
          <table:table-cell/>
          <table:table-cell office:value-type="float" office:value="0.01181507" calcext:value-type="float">
            <text:p>1.18151E-02</text:p>
          </table:table-cell>
          <table:table-cell/>
          <table:table-cell table:formula="of:=100*([.G94]-[.I94])/[.G94]" office:value-type="float" office:value="-1.15794173529332" calcext:value-type="float">
            <text:p>-1.1579417352933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83" calcext:value-type="float">
            <text:p>83</text:p>
          </table:table-cell>
          <table:table-cell office:value-type="float" office:value="1.34986" calcext:value-type="float">
            <text:p>1.34986E+00</text:p>
          </table:table-cell>
          <table:table-cell office:value-type="float" office:value="1043.009" calcext:value-type="float">
            <text:p>1.04301E+03</text:p>
          </table:table-cell>
          <table:table-cell table:formula="of:=[.D95]/[.E95]" office:value-type="float" office:value="0.00129419784488916" calcext:value-type="float">
            <text:p>1.29420E-03</text:p>
          </table:table-cell>
          <table:table-cell table:formula="of:=[.F95]/[.$F$105]" office:value-type="float" office:value="0.0116632938881747" calcext:value-type="float">
            <text:p>1.16633E-02</text:p>
          </table:table-cell>
          <table:table-cell/>
          <table:table-cell office:value-type="float" office:value="0.01181505" calcext:value-type="float">
            <text:p>1.18151E-02</text:p>
          </table:table-cell>
          <table:table-cell/>
          <table:table-cell table:formula="of:=100*([.G95]-[.I95])/[.G95]" office:value-type="float" office:value="-1.30114282706337" calcext:value-type="float">
            <text:p>-1.30114282706337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85" calcext:value-type="float">
            <text:p>85</text:p>
          </table:table-cell>
          <table:table-cell office:value-type="float" office:value="1.37999" calcext:value-type="float">
            <text:p>1.37999E+00</text:p>
          </table:table-cell>
          <table:table-cell office:value-type="float" office:value="1068.142" calcext:value-type="float">
            <text:p>1.06814E+03</text:p>
          </table:table-cell>
          <table:table-cell table:formula="of:=[.D96]/[.E96]" office:value-type="float" office:value="0.00129195369155037" calcext:value-type="float">
            <text:p>1.29195E-03</text:p>
          </table:table-cell>
          <table:table-cell table:formula="of:=[.F96]/[.$F$105]" office:value-type="float" office:value="0.0116430696079197" calcext:value-type="float">
            <text:p>1.16431E-02</text:p>
          </table:table-cell>
          <table:table-cell/>
          <table:table-cell office:value-type="float" office:value="0.01181502" calcext:value-type="float">
            <text:p>1.18150E-02</text:p>
          </table:table-cell>
          <table:table-cell/>
          <table:table-cell table:formula="of:=100*([.G96]-[.I96])/[.G96]" office:value-type="float" office:value="-1.47684758290294" calcext:value-type="float">
            <text:p>-1.47684758290294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87" calcext:value-type="float">
            <text:p>87</text:p>
          </table:table-cell>
          <table:table-cell office:value-type="float" office:value="1.41228" calcext:value-type="float">
            <text:p>1.41228E+00</text:p>
          </table:table-cell>
          <table:table-cell office:value-type="float" office:value="1093.274" calcext:value-type="float">
            <text:p>1.09327E+03</text:p>
          </table:table-cell>
          <table:table-cell table:formula="of:=[.D97]/[.E97]" office:value-type="float" office:value="0.00129178961541206" calcext:value-type="float">
            <text:p>1.29179E-03</text:p>
          </table:table-cell>
          <table:table-cell table:formula="of:=[.F97]/[.$F$105]" office:value-type="float" office:value="0.0116415909559278" calcext:value-type="float">
            <text:p>1.16416E-02</text:p>
          </table:table-cell>
          <table:table-cell/>
          <table:table-cell office:value-type="float" office:value="0.011815" calcext:value-type="float">
            <text:p>1.18150E-02</text:p>
          </table:table-cell>
          <table:table-cell/>
          <table:table-cell table:formula="of:=100*([.G97]-[.I97])/[.G97]" office:value-type="float" office:value="-1.48956482605035" calcext:value-type="float">
            <text:p>-1.48956482605035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89" calcext:value-type="float">
            <text:p>89</text:p>
          </table:table-cell>
          <table:table-cell office:value-type="float" office:value="1.44409" calcext:value-type="float">
            <text:p>1.44409E+00</text:p>
          </table:table-cell>
          <table:table-cell office:value-type="float" office:value="1118.407" calcext:value-type="float">
            <text:p>1.11841E+03</text:p>
          </table:table-cell>
          <table:table-cell table:formula="of:=[.D98]/[.E98]" office:value-type="float" office:value="0.00129120257652179" calcext:value-type="float">
            <text:p>1.29120E-03</text:p>
          </table:table-cell>
          <table:table-cell table:formula="of:=[.F98]/[.$F$105]" office:value-type="float" office:value="0.0116363005692006" calcext:value-type="float">
            <text:p>1.16363E-02</text:p>
          </table:table-cell>
          <table:table-cell/>
          <table:table-cell office:value-type="float" office:value="0.01181498" calcext:value-type="float">
            <text:p>1.18150E-02</text:p>
          </table:table-cell>
          <table:table-cell/>
          <table:table-cell table:formula="of:=100*([.G98]-[.I98])/[.G98]" office:value-type="float" office:value="-1.53553468077584" calcext:value-type="float">
            <text:p>-1.53553468077584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91" calcext:value-type="float">
            <text:p>91</text:p>
          </table:table-cell>
          <table:table-cell office:value-type="float" office:value="1.47444" calcext:value-type="float">
            <text:p>1.47444E+00</text:p>
          </table:table-cell>
          <table:table-cell office:value-type="float" office:value="1143.54" calcext:value-type="float">
            <text:p>1.14354E+03</text:p>
          </table:table-cell>
          <table:table-cell table:formula="of:=[.D99]/[.E99]" office:value-type="float" office:value="0.00128936460464872" calcext:value-type="float">
            <text:p>1.28936E-03</text:p>
          </table:table-cell>
          <table:table-cell table:formula="of:=[.F99]/[.$F$105]" office:value-type="float" office:value="0.0116197367909511" calcext:value-type="float">
            <text:p>1.16197E-02</text:p>
          </table:table-cell>
          <table:table-cell/>
          <table:table-cell office:value-type="float" office:value="0.01181497" calcext:value-type="float">
            <text:p>1.18150E-02</text:p>
          </table:table-cell>
          <table:table-cell/>
          <table:table-cell table:formula="of:=100*([.G99]-[.I99])/[.G99]" office:value-type="float" office:value="-1.68018615706455" calcext:value-type="float">
            <text:p>-1.68018615706455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93" calcext:value-type="float">
            <text:p>93</text:p>
          </table:table-cell>
          <table:table-cell office:value-type="float" office:value="1.50697" calcext:value-type="float">
            <text:p>1.50697E+00</text:p>
          </table:table-cell>
          <table:table-cell office:value-type="float" office:value="1168.672" calcext:value-type="float">
            <text:p>1.16867E+03</text:p>
          </table:table-cell>
          <table:table-cell table:formula="of:=[.D100]/[.E100]" office:value-type="float" office:value="0.00128947215300786" calcext:value-type="float">
            <text:p>1.28947E-03</text:p>
          </table:table-cell>
          <table:table-cell table:formula="of:=[.F100]/[.$F$105]" office:value-type="float" office:value="0.0116207060153435" calcext:value-type="float">
            <text:p>1.16207E-02</text:p>
          </table:table-cell>
          <table:table-cell/>
          <table:table-cell office:value-type="float" office:value="0.01181495" calcext:value-type="float">
            <text:p>1.18150E-02</text:p>
          </table:table-cell>
          <table:table-cell/>
          <table:table-cell table:formula="of:=100*([.G100]-[.I100])/[.G100]" office:value-type="float" office:value="-1.67153341974296" calcext:value-type="float">
            <text:p>-1.67153341974296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95" calcext:value-type="float">
            <text:p>95</text:p>
          </table:table-cell>
          <table:table-cell office:value-type="float" office:value="1.54135" calcext:value-type="float">
            <text:p>1.54135E+00</text:p>
          </table:table-cell>
          <table:table-cell office:value-type="float" office:value="1193.805" calcext:value-type="float">
            <text:p>1.19381E+03</text:p>
          </table:table-cell>
          <table:table-cell table:formula="of:=[.D101]/[.E101]" office:value-type="float" office:value="0.00129112375974301" calcext:value-type="float">
            <text:p>1.29112E-03</text:p>
          </table:table-cell>
          <table:table-cell table:formula="of:=[.F101]/[.$F$105]" office:value-type="float" office:value="0.011635590273431" calcext:value-type="float">
            <text:p>1.16356E-02</text:p>
          </table:table-cell>
          <table:table-cell/>
          <table:table-cell office:value-type="float" office:value="0.01181494" calcext:value-type="float">
            <text:p>1.18149E-02</text:p>
          </table:table-cell>
          <table:table-cell/>
          <table:table-cell table:formula="of:=100*([.G101]-[.I101])/[.G101]" office:value-type="float" office:value="-1.54138915477712" calcext:value-type="float">
            <text:p>-1.5413891547771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97" calcext:value-type="float">
            <text:p>97</text:p>
          </table:table-cell>
          <table:table-cell office:value-type="float" office:value="1.57291" calcext:value-type="float">
            <text:p>1.57291E+00</text:p>
          </table:table-cell>
          <table:table-cell office:value-type="float" office:value="1218.938" calcext:value-type="float">
            <text:p>1.21894E+03</text:p>
          </table:table-cell>
          <table:table-cell table:formula="of:=[.D102]/[.E102]" office:value-type="float" office:value="0.0012903937690022" calcext:value-type="float">
            <text:p>1.29039E-03</text:p>
          </table:table-cell>
          <table:table-cell table:formula="of:=[.F102]/[.$F$105]" office:value-type="float" office:value="0.0116290116065144" calcext:value-type="float">
            <text:p>1.16290E-02</text:p>
          </table:table-cell>
          <table:table-cell/>
          <table:table-cell office:value-type="float" office:value="0.01181494" calcext:value-type="float">
            <text:p>1.18149E-02</text:p>
          </table:table-cell>
          <table:table-cell/>
          <table:table-cell table:formula="of:=100*([.G102]-[.I102])/[.G102]" office:value-type="float" office:value="-1.59883229784905" calcext:value-type="float">
            <text:p>-1.59883229784905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99" calcext:value-type="float">
            <text:p>99</text:p>
          </table:table-cell>
          <table:table-cell office:value-type="float" office:value="1.60603" calcext:value-type="float">
            <text:p>1.60603E+00</text:p>
          </table:table-cell>
          <table:table-cell office:value-type="float" office:value="1244.071" calcext:value-type="float">
            <text:p>1.24407E+03</text:p>
          </table:table-cell>
          <table:table-cell table:formula="of:=[.D103]/[.E103]" office:value-type="float" office:value="0.00129094722085797" calcext:value-type="float">
            <text:p>1.29095E-03</text:p>
          </table:table-cell>
          <table:table-cell table:formula="of:=[.F103]/[.$F$105]" office:value-type="float" office:value="0.0116339993073303" calcext:value-type="float">
            <text:p>1.16340E-02</text:p>
          </table:table-cell>
          <table:table-cell/>
          <table:table-cell office:value-type="float" office:value="0.01181493" calcext:value-type="float">
            <text:p>1.18149E-02</text:p>
          </table:table-cell>
          <table:table-cell/>
          <table:table-cell table:formula="of:=100*([.G103]-[.I103])/[.G103]" office:value-type="float" office:value="-1.5551891304968" calcext:value-type="float">
            <text:p>-1.5551891304968</text:p>
          </table:table-cell>
          <table:table-cell table:number-columns-repeated="5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5"/>
          <table:table-cell table:formula="of:=SUM([.F4:.F103])" office:value-type="float" office:value="0.110963322822667" calcext:value-type="float">
            <text:p>1.10963E-01</text:p>
          </table:table-cell>
          <table:table-cell table:number-columns-repeated="10"/>
        </table:table-row>
        <table:table-row table:style-name="ro1" table:number-rows-repeated="1048470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diff13" table:style-name="ta1">
        <table:shapes>
          <draw:frame draw:z-index="0" draw:style-name="gr1" draw:text-style-name="P1" svg:width="20.463cm" svg:height="11.502cm" svg:x="28.261cm" svg:y="1.673cm">
            <draw:object draw:notify-on-update-of-ranges="diff13.C4:diff13.C103 diff13.H4:diff13.H4 diff13.G4:diff13.G103 diff13.C4:diff13.C103 diff13.J4:diff13.J4 diff13.I4:diff13.I103 diff13.C104:diff13.C203 diff13.H104:diff13.H104 diff13.G104:diff13.G203 diff13.C104:diff13.C203 diff13.J104:diff13.J104 diff13.I104:diff13.I203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1" table:number-columns-repeated="7" table:default-cell-style-name="Default"/>
        <table:table-row table:style-name="ro1">
          <table:table-cell table:number-columns-repeated="16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7"/>
        </table:table-row>
        <table:table-row table:style-name="ro1">
          <table:table-cell table:number-columns-repeated="2"/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raw flux</text:p>
          </table:table-cell>
          <table:table-cell table:style-name="ce6" office:value-type="string" calcext:value-type="string">
            <text:p>Volume</text:p>
          </table:table-cell>
          <table:table-cell table:style-name="ce6" office:value-type="string" calcext:value-type="string">
            <text:p>raw flux \ Volume</text:p>
          </table:table-cell>
          <table:table-cell table:style-name="Default" table:number-columns-repeated="3"/>
          <table:table-cell/>
          <table:table-cell office:value-type="string" calcext:value-type="string">
            <text:p>Rel Error %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1" calcext:value-type="float">
            <text:p>1</text:p>
          </table:table-cell>
          <table:table-cell office:value-type="float" office:value="0.0219338" calcext:value-type="float">
            <text:p>2.19338E-02</text:p>
          </table:table-cell>
          <table:table-cell office:value-type="float" office:value="12.56637" calcext:value-type="float">
            <text:p>1.25664E+01</text:p>
          </table:table-cell>
          <table:table-cell table:formula="of:=[.D4]/[.E4]" office:value-type="float" office:value="0.00174543643072741" calcext:value-type="float">
            <text:p>1.74544E-03</text:p>
          </table:table-cell>
          <table:table-cell table:formula="of:=[.F4]/[.$F$205]" office:value-type="float" office:value="0.0122294463165295" calcext:value-type="float">
            <text:p>1.22294E-02</text:p>
          </table:table-cell>
          <table:table-cell table:style-name="ce6" office:value-type="string" calcext:value-type="string">
            <text:p>Serpent_1g</text:p>
          </table:table-cell>
          <table:table-cell office:value-type="float" office:value="0.01227968" calcext:value-type="float">
            <text:p>1.22797E-02</text:p>
          </table:table-cell>
          <table:table-cell table:style-name="ce6" office:value-type="string" calcext:value-type="string">
            <text:p>Almost_1g</text:p>
          </table:table-cell>
          <table:table-cell table:formula="of:=100*([.G4]-[.I4])/[.G4]" office:value-type="float" office:value="-0.410760079976566" calcext:value-type="float">
            <text:p>-0.410760079976566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3" calcext:value-type="float">
            <text:p>3</text:p>
          </table:table-cell>
          <table:table-cell office:value-type="float" office:value="0.066036" calcext:value-type="float">
            <text:p>6.60360E-02</text:p>
          </table:table-cell>
          <table:table-cell office:value-type="float" office:value="37.69911" calcext:value-type="float">
            <text:p>3.76991E+01</text:p>
          </table:table-cell>
          <table:table-cell table:formula="of:=[.D5]/[.E5]" office:value-type="float" office:value="0.00175165938930654" calcext:value-type="float">
            <text:p>1.75166E-03</text:p>
          </table:table-cell>
          <table:table-cell table:formula="of:=[.F5]/[.$F$205]" office:value-type="float" office:value="0.0122730476396907" calcext:value-type="float">
            <text:p>1.22730E-02</text:p>
          </table:table-cell>
          <table:table-cell/>
          <table:table-cell office:value-type="float" office:value="0.01226757" calcext:value-type="float">
            <text:p>1.22676E-02</text:p>
          </table:table-cell>
          <table:table-cell/>
          <table:table-cell table:formula="of:=100*([.G5]-[.I5])/[.G5]" office:value-type="float" office:value="0.0446314546436891" calcext:value-type="float">
            <text:p>0.044631454643689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5" calcext:value-type="float">
            <text:p>5</text:p>
          </table:table-cell>
          <table:table-cell office:value-type="float" office:value="0.109794" calcext:value-type="float">
            <text:p>1.09794E-01</text:p>
          </table:table-cell>
          <table:table-cell office:value-type="float" office:value="62.83185" calcext:value-type="float">
            <text:p>6.28319E+01</text:p>
          </table:table-cell>
          <table:table-cell table:formula="of:=[.D6]/[.E6]" office:value-type="float" office:value="0.00174742586761332" calcext:value-type="float">
            <text:p>1.74743E-03</text:p>
          </table:table-cell>
          <table:table-cell table:formula="of:=[.F6]/[.$F$205]" office:value-type="float" office:value="0.0122433853584609" calcext:value-type="float">
            <text:p>1.22434E-02</text:p>
          </table:table-cell>
          <table:table-cell/>
          <table:table-cell office:value-type="float" office:value="0.01224337" calcext:value-type="float">
            <text:p>1.22434E-02</text:p>
          </table:table-cell>
          <table:table-cell/>
          <table:table-cell table:formula="of:=100*([.G6]-[.I6])/[.G6]" office:value-type="float" office:value="0.00012544292618094" calcext:value-type="float">
            <text:p>0.000125442926181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7" calcext:value-type="float">
            <text:p>7</text:p>
          </table:table-cell>
          <table:table-cell office:value-type="float" office:value="0.153606" calcext:value-type="float">
            <text:p>1.53606E-01</text:p>
          </table:table-cell>
          <table:table-cell office:value-type="float" office:value="87.96459" calcext:value-type="float">
            <text:p>8.79646E+01</text:p>
          </table:table-cell>
          <table:table-cell table:formula="of:=[.D7]/[.E7]" office:value-type="float" office:value="0.00174622538455531" calcext:value-type="float">
            <text:p>1.74623E-03</text:p>
          </table:table-cell>
          <table:table-cell table:formula="of:=[.F7]/[.$F$205]" office:value-type="float" office:value="0.0122349741423012" calcext:value-type="float">
            <text:p>1.22350E-02</text:p>
          </table:table-cell>
          <table:table-cell/>
          <table:table-cell office:value-type="float" office:value="0.01220711" calcext:value-type="float">
            <text:p>1.22071E-02</text:p>
          </table:table-cell>
          <table:table-cell/>
          <table:table-cell table:formula="of:=100*([.G7]-[.I7])/[.G7]" office:value-type="float" office:value="0.227741734286263" calcext:value-type="float">
            <text:p>0.22774173428626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9" calcext:value-type="float">
            <text:p>9</text:p>
          </table:table-cell>
          <table:table-cell office:value-type="float" office:value="0.196727" calcext:value-type="float">
            <text:p>1.96727E-01</text:p>
          </table:table-cell>
          <table:table-cell office:value-type="float" office:value="113.0973" calcext:value-type="float">
            <text:p>1.13097E+02</text:p>
          </table:table-cell>
          <table:table-cell table:formula="of:=[.D8]/[.E8]" office:value-type="float" office:value="0.00173944912920114" calcext:value-type="float">
            <text:p>1.73945E-03</text:p>
          </table:table-cell>
          <table:table-cell table:formula="of:=[.F8]/[.$F$205]" office:value-type="float" office:value="0.012187496130715" calcext:value-type="float">
            <text:p>1.21875E-02</text:p>
          </table:table-cell>
          <table:table-cell/>
          <table:table-cell office:value-type="float" office:value="0.01215885" calcext:value-type="float">
            <text:p>1.21589E-02</text:p>
          </table:table-cell>
          <table:table-cell/>
          <table:table-cell table:formula="of:=100*([.G8]-[.I8])/[.G8]" office:value-type="float" office:value="0.235045249719879" calcext:value-type="float">
            <text:p>0.235045249719879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11" calcext:value-type="float">
            <text:p>11</text:p>
          </table:table-cell>
          <table:table-cell office:value-type="float" office:value="0.238295" calcext:value-type="float">
            <text:p>2.38295E-01</text:p>
          </table:table-cell>
          <table:table-cell office:value-type="float" office:value="138.2301" calcext:value-type="float">
            <text:p>1.38230E+02</text:p>
          </table:table-cell>
          <table:table-cell table:formula="of:=[.D9]/[.E9]" office:value-type="float" office:value="0.0017239009448738" calcext:value-type="float">
            <text:p>1.72390E-03</text:p>
          </table:table-cell>
          <table:table-cell table:formula="of:=[.F9]/[.$F$205]" office:value-type="float" office:value="0.0120785573677769" calcext:value-type="float">
            <text:p>1.20786E-02</text:p>
          </table:table-cell>
          <table:table-cell/>
          <table:table-cell office:value-type="float" office:value="0.01209866" calcext:value-type="float">
            <text:p>1.20987E-02</text:p>
          </table:table-cell>
          <table:table-cell/>
          <table:table-cell table:formula="of:=100*([.G9]-[.I9])/[.G9]" office:value-type="float" office:value="-0.166432394292158" calcext:value-type="float">
            <text:p>-0.166432394292158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13" calcext:value-type="float">
            <text:p>13</text:p>
          </table:table-cell>
          <table:table-cell office:value-type="float" office:value="0.280425" calcext:value-type="float">
            <text:p>2.80425E-01</text:p>
          </table:table-cell>
          <table:table-cell office:value-type="float" office:value="163.3628" calcext:value-type="float">
            <text:p>1.63363E+02</text:p>
          </table:table-cell>
          <table:table-cell table:formula="of:=[.D10]/[.E10]" office:value-type="float" office:value="0.00171657807040526" calcext:value-type="float">
            <text:p>1.71658E-03</text:p>
          </table:table-cell>
          <table:table-cell table:formula="of:=[.F10]/[.$F$205]" office:value-type="float" office:value="0.0120272494549711" calcext:value-type="float">
            <text:p>1.20272E-02</text:p>
          </table:table-cell>
          <table:table-cell/>
          <table:table-cell office:value-type="float" office:value="0.01202662" calcext:value-type="float">
            <text:p>1.20266E-02</text:p>
          </table:table-cell>
          <table:table-cell/>
          <table:table-cell table:formula="of:=100*([.G10]-[.I10])/[.G10]" office:value-type="float" office:value="0.00523357375653127" calcext:value-type="float">
            <text:p>0.005233573756531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15" calcext:value-type="float">
            <text:p>15</text:p>
          </table:table-cell>
          <table:table-cell office:value-type="float" office:value="0.321066" calcext:value-type="float">
            <text:p>3.21066E-01</text:p>
          </table:table-cell>
          <table:table-cell office:value-type="float" office:value="188.4956" calcext:value-type="float">
            <text:p>1.88496E+02</text:p>
          </table:table-cell>
          <table:table-cell table:formula="of:=[.D11]/[.E11]" office:value-type="float" office:value="0.00170330766341496" calcext:value-type="float">
            <text:p>1.70331E-03</text:p>
          </table:table-cell>
          <table:table-cell table:formula="of:=[.F11]/[.$F$205]" office:value-type="float" office:value="0.0119342699989283" calcext:value-type="float">
            <text:p>1.19343E-02</text:p>
          </table:table-cell>
          <table:table-cell/>
          <table:table-cell office:value-type="float" office:value="0.01194286" calcext:value-type="float">
            <text:p>1.19429E-02</text:p>
          </table:table-cell>
          <table:table-cell/>
          <table:table-cell table:formula="of:=100*([.G11]-[.I11])/[.G11]" office:value-type="float" office:value="-0.0719775995725807" calcext:value-type="float">
            <text:p>-0.071977599572581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17" calcext:value-type="float">
            <text:p>17</text:p>
          </table:table-cell>
          <table:table-cell office:value-type="float" office:value="0.362083" calcext:value-type="float">
            <text:p>3.62083E-01</text:p>
          </table:table-cell>
          <table:table-cell office:value-type="float" office:value="213.6283" calcext:value-type="float">
            <text:p>2.13628E+02</text:p>
          </table:table-cell>
          <table:table-cell table:formula="of:=[.D12]/[.E12]" office:value-type="float" office:value="0.00169492056998066" calcext:value-type="float">
            <text:p>1.69492E-03</text:p>
          </table:table-cell>
          <table:table-cell table:formula="of:=[.F12]/[.$F$205]" office:value-type="float" office:value="0.0118755056079137" calcext:value-type="float">
            <text:p>1.18755E-02</text:p>
          </table:table-cell>
          <table:table-cell/>
          <table:table-cell office:value-type="float" office:value="0.01184747" calcext:value-type="float">
            <text:p>1.18475E-02</text:p>
          </table:table-cell>
          <table:table-cell/>
          <table:table-cell table:formula="of:=100*([.G12]-[.I12])/[.G12]" office:value-type="float" office:value="0.236079278131733" calcext:value-type="float">
            <text:p>0.23607927813173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19" calcext:value-type="float">
            <text:p>19</text:p>
          </table:table-cell>
          <table:table-cell office:value-type="float" office:value="0.400447" calcext:value-type="float">
            <text:p>4.00447E-01</text:p>
          </table:table-cell>
          <table:table-cell office:value-type="float" office:value="238.761" calcext:value-type="float">
            <text:p>2.38761E+02</text:p>
          </table:table-cell>
          <table:table-cell table:formula="of:=[.D13]/[.E13]" office:value-type="float" office:value="0.00167718764789895" calcext:value-type="float">
            <text:p>1.67719E-03</text:p>
          </table:table-cell>
          <table:table-cell table:formula="of:=[.F13]/[.$F$205]" office:value-type="float" office:value="0.0117512594223661" calcext:value-type="float">
            <text:p>1.17513E-02</text:p>
          </table:table-cell>
          <table:table-cell/>
          <table:table-cell office:value-type="float" office:value="0.01174062" calcext:value-type="float">
            <text:p>1.17406E-02</text:p>
          </table:table-cell>
          <table:table-cell/>
          <table:table-cell table:formula="of:=100*([.G13]-[.I13])/[.G13]" office:value-type="float" office:value="0.0905385710903735" calcext:value-type="float">
            <text:p>0.090538571090374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21" calcext:value-type="float">
            <text:p>21</text:p>
          </table:table-cell>
          <table:table-cell office:value-type="float" office:value="0.44066" calcext:value-type="float">
            <text:p>4.40660E-01</text:p>
          </table:table-cell>
          <table:table-cell office:value-type="float" office:value="263.8938" calcext:value-type="float">
            <text:p>2.63894E+02</text:p>
          </table:table-cell>
          <table:table-cell table:formula="of:=[.D14]/[.E14]" office:value-type="float" office:value="0.00166983839711278" calcext:value-type="float">
            <text:p>1.66984E-03</text:p>
          </table:table-cell>
          <table:table-cell table:formula="of:=[.F14]/[.$F$205]" office:value-type="float" office:value="0.0116997667031964" calcext:value-type="float">
            <text:p>1.16998E-02</text:p>
          </table:table-cell>
          <table:table-cell/>
          <table:table-cell office:value-type="float" office:value="0.01162246" calcext:value-type="float">
            <text:p>1.16225E-02</text:p>
          </table:table-cell>
          <table:table-cell/>
          <table:table-cell table:formula="of:=100*([.G14]-[.I14])/[.G14]" office:value-type="float" office:value="0.660754228332059" calcext:value-type="float">
            <text:p>0.660754228332059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23" calcext:value-type="float">
            <text:p>23</text:p>
          </table:table-cell>
          <table:table-cell office:value-type="float" office:value="0.475226" calcext:value-type="float">
            <text:p>4.75226E-01</text:p>
          </table:table-cell>
          <table:table-cell office:value-type="float" office:value="289.0265" calcext:value-type="float">
            <text:p>2.89027E+02</text:p>
          </table:table-cell>
          <table:table-cell table:formula="of:=[.D15]/[.E15]" office:value-type="float" office:value="0.00164422985435592" calcext:value-type="float">
            <text:p>1.64423E-03</text:p>
          </table:table-cell>
          <table:table-cell table:formula="of:=[.F15]/[.$F$205]" office:value-type="float" office:value="0.0115203397739904" calcext:value-type="float">
            <text:p>1.15203E-02</text:p>
          </table:table-cell>
          <table:table-cell/>
          <table:table-cell office:value-type="float" office:value="0.01149316" calcext:value-type="float">
            <text:p>1.14932E-02</text:p>
          </table:table-cell>
          <table:table-cell/>
          <table:table-cell table:formula="of:=100*([.G15]-[.I15])/[.G15]" office:value-type="float" office:value="0.23592857956999" calcext:value-type="float">
            <text:p>0.23592857956999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25" calcext:value-type="float">
            <text:p>25</text:p>
          </table:table-cell>
          <table:table-cell office:value-type="float" office:value="0.51162" calcext:value-type="float">
            <text:p>5.11620E-01</text:p>
          </table:table-cell>
          <table:table-cell office:value-type="float" office:value="314.1593" calcext:value-type="float">
            <text:p>3.14159E+02</text:p>
          </table:table-cell>
          <table:table-cell table:formula="of:=[.D16]/[.E16]" office:value-type="float" office:value="0.0016285368601216" calcext:value-type="float">
            <text:p>1.62854E-03</text:p>
          </table:table-cell>
          <table:table-cell table:formula="of:=[.F16]/[.$F$205]" office:value-type="float" office:value="0.0114103863966255" calcext:value-type="float">
            <text:p>1.14104E-02</text:p>
          </table:table-cell>
          <table:table-cell/>
          <table:table-cell office:value-type="float" office:value="0.01135291" calcext:value-type="float">
            <text:p>1.13529E-02</text:p>
          </table:table-cell>
          <table:table-cell/>
          <table:table-cell table:formula="of:=100*([.G16]-[.I16])/[.G16]" office:value-type="float" office:value="0.503719984824894" calcext:value-type="float">
            <text:p>0.503719984824894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27" calcext:value-type="float">
            <text:p>27</text:p>
          </table:table-cell>
          <table:table-cell office:value-type="float" office:value="0.54485" calcext:value-type="float">
            <text:p>5.44850E-01</text:p>
          </table:table-cell>
          <table:table-cell office:value-type="float" office:value="339.292" calcext:value-type="float">
            <text:p>3.39292E+02</text:p>
          </table:table-cell>
          <table:table-cell table:formula="of:=[.D17]/[.E17]" office:value-type="float" office:value="0.0016058439338387" calcext:value-type="float">
            <text:p>1.60584E-03</text:p>
          </table:table-cell>
          <table:table-cell table:formula="of:=[.F17]/[.$F$205]" office:value-type="float" office:value="0.0112513878110248" calcext:value-type="float">
            <text:p>1.12514E-02</text:p>
          </table:table-cell>
          <table:table-cell/>
          <table:table-cell office:value-type="float" office:value="0.01120193" calcext:value-type="float">
            <text:p>1.12019E-02</text:p>
          </table:table-cell>
          <table:table-cell/>
          <table:table-cell table:formula="of:=100*([.G17]-[.I17])/[.G17]" office:value-type="float" office:value="0.439570761007112" calcext:value-type="float">
            <text:p>0.43957076100711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29" calcext:value-type="float">
            <text:p>29</text:p>
          </table:table-cell>
          <table:table-cell office:value-type="float" office:value="0.576959" calcext:value-type="float">
            <text:p>5.76959E-01</text:p>
          </table:table-cell>
          <table:table-cell office:value-type="float" office:value="364.4247" calcext:value-type="float">
            <text:p>3.64425E+02</text:p>
          </table:table-cell>
          <table:table-cell table:formula="of:=[.D18]/[.E18]" office:value-type="float" office:value="0.00158320498034299" calcext:value-type="float">
            <text:p>1.58320E-03</text:p>
          </table:table-cell>
          <table:table-cell table:formula="of:=[.F18]/[.$F$205]" office:value-type="float" office:value="0.0110927673871788" calcext:value-type="float">
            <text:p>1.10928E-02</text:p>
          </table:table-cell>
          <table:table-cell/>
          <table:table-cell office:value-type="float" office:value="0.01104042" calcext:value-type="float">
            <text:p>1.10404E-02</text:p>
          </table:table-cell>
          <table:table-cell/>
          <table:table-cell table:formula="of:=100*([.G18]-[.I18])/[.G18]" office:value-type="float" office:value="0.471905570104278" calcext:value-type="float">
            <text:p>0.471905570104278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31" calcext:value-type="float">
            <text:p>31</text:p>
          </table:table-cell>
          <table:table-cell office:value-type="float" office:value="0.60875" calcext:value-type="float">
            <text:p>6.08750E-01</text:p>
          </table:table-cell>
          <table:table-cell office:value-type="float" office:value="389.5575" calcext:value-type="float">
            <text:p>3.89558E+02</text:p>
          </table:table-cell>
          <table:table-cell table:formula="of:=[.D19]/[.E19]" office:value-type="float" office:value="0.00156267046584907" calcext:value-type="float">
            <text:p>1.56267E-03</text:p>
          </table:table-cell>
          <table:table-cell table:formula="of:=[.F19]/[.$F$205]" office:value-type="float" office:value="0.0109488917706176" calcext:value-type="float">
            <text:p>1.09489E-02</text:p>
          </table:table-cell>
          <table:table-cell/>
          <table:table-cell office:value-type="float" office:value="0.01086864" calcext:value-type="float">
            <text:p>1.08686E-02</text:p>
          </table:table-cell>
          <table:table-cell/>
          <table:table-cell table:formula="of:=100*([.G19]-[.I19])/[.G19]" office:value-type="float" office:value="0.732967064602142" calcext:value-type="float">
            <text:p>0.73296706460214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33" calcext:value-type="float">
            <text:p>33</text:p>
          </table:table-cell>
          <table:table-cell office:value-type="float" office:value="0.638758" calcext:value-type="float">
            <text:p>6.38758E-01</text:p>
          </table:table-cell>
          <table:table-cell office:value-type="float" office:value="414.6902" calcext:value-type="float">
            <text:p>4.14690E+02</text:p>
          </table:table-cell>
          <table:table-cell table:formula="of:=[.D20]/[.E20]" office:value-type="float" office:value="0.00154032576607791" calcext:value-type="float">
            <text:p>1.54033E-03</text:p>
          </table:table-cell>
          <table:table-cell table:formula="of:=[.F20]/[.$F$205]" office:value-type="float" office:value="0.0107923330432415" calcext:value-type="float">
            <text:p>1.07923E-02</text:p>
          </table:table-cell>
          <table:table-cell/>
          <table:table-cell office:value-type="float" office:value="0.01068683" calcext:value-type="float">
            <text:p>1.06868E-02</text:p>
          </table:table-cell>
          <table:table-cell/>
          <table:table-cell table:formula="of:=100*([.G20]-[.I20])/[.G20]" office:value-type="float" office:value="0.977574013133292" calcext:value-type="float">
            <text:p>0.97757401313329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35" calcext:value-type="float">
            <text:p>35</text:p>
          </table:table-cell>
          <table:table-cell office:value-type="float" office:value="0.664521" calcext:value-type="float">
            <text:p>6.64521E-01</text:p>
          </table:table-cell>
          <table:table-cell office:value-type="float" office:value="439.823" calcext:value-type="float">
            <text:p>4.39823E+02</text:p>
          </table:table-cell>
          <table:table-cell table:formula="of:=[.D21]/[.E21]" office:value-type="float" office:value="0.00151088278693929" calcext:value-type="float">
            <text:p>1.51088E-03</text:p>
          </table:table-cell>
          <table:table-cell table:formula="of:=[.F21]/[.$F$205]" office:value-type="float" office:value="0.0105860400345501" calcext:value-type="float">
            <text:p>1.05860E-02</text:p>
          </table:table-cell>
          <table:table-cell/>
          <table:table-cell office:value-type="float" office:value="0.01049526" calcext:value-type="float">
            <text:p>1.04953E-02</text:p>
          </table:table-cell>
          <table:table-cell/>
          <table:table-cell table:formula="of:=100*([.G21]-[.I21])/[.G21]" office:value-type="float" office:value="0.857544787794304" calcext:value-type="float">
            <text:p>0.857544787794304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37" calcext:value-type="float">
            <text:p>37</text:p>
          </table:table-cell>
          <table:table-cell office:value-type="float" office:value="0.690674" calcext:value-type="float">
            <text:p>6.90674E-01</text:p>
          </table:table-cell>
          <table:table-cell office:value-type="float" office:value="464.9557" calcext:value-type="float">
            <text:p>4.64956E+02</text:p>
          </table:table-cell>
          <table:table-cell table:formula="of:=[.D22]/[.E22]" office:value-type="float" office:value="0.00148546194831034" calcext:value-type="float">
            <text:p>1.48546E-03</text:p>
          </table:table-cell>
          <table:table-cell table:formula="of:=[.F22]/[.$F$205]" office:value-type="float" office:value="0.0104079282592594" calcext:value-type="float">
            <text:p>1.04079E-02</text:p>
          </table:table-cell>
          <table:table-cell/>
          <table:table-cell office:value-type="float" office:value="0.01029422" calcext:value-type="float">
            <text:p>1.02942E-02</text:p>
          </table:table-cell>
          <table:table-cell/>
          <table:table-cell table:formula="of:=100*([.G22]-[.I22])/[.G22]" office:value-type="float" office:value="1.09251578630233" calcext:value-type="float">
            <text:p>1.0925157863023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39" calcext:value-type="float">
            <text:p>39</text:p>
          </table:table-cell>
          <table:table-cell office:value-type="float" office:value="0.713793" calcext:value-type="float">
            <text:p>7.13793E-01</text:p>
          </table:table-cell>
          <table:table-cell office:value-type="float" office:value="490.0885" calcext:value-type="float">
            <text:p>4.90089E+02</text:p>
          </table:table-cell>
          <table:table-cell table:formula="of:=[.D23]/[.E23]" office:value-type="float" office:value="0.00145645735413094" calcext:value-type="float">
            <text:p>1.45646E-03</text:p>
          </table:table-cell>
          <table:table-cell table:formula="of:=[.F23]/[.$F$205]" office:value-type="float" office:value="0.0102047068063292" calcext:value-type="float">
            <text:p>1.02047E-02</text:p>
          </table:table-cell>
          <table:table-cell/>
          <table:table-cell office:value-type="float" office:value="0.01008399" calcext:value-type="float">
            <text:p>1.00840E-02</text:p>
          </table:table-cell>
          <table:table-cell/>
          <table:table-cell table:formula="of:=100*([.G23]-[.I23])/[.G23]" office:value-type="float" office:value="1.18295222606815" calcext:value-type="float">
            <text:p>1.18295222606815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41" calcext:value-type="float">
            <text:p>41</text:p>
          </table:table-cell>
          <table:table-cell office:value-type="float" office:value="0.734457" calcext:value-type="float">
            <text:p>7.34457E-01</text:p>
          </table:table-cell>
          <table:table-cell office:value-type="float" office:value="515.2212" calcext:value-type="float">
            <text:p>5.15221E+02</text:p>
          </table:table-cell>
          <table:table-cell table:formula="of:=[.D24]/[.E24]" office:value-type="float" office:value="0.00142551781642526" calcext:value-type="float">
            <text:p>1.42552E-03</text:p>
          </table:table-cell>
          <table:table-cell table:formula="of:=[.F24]/[.$F$205]" office:value-type="float" office:value="0.00998792812062697" calcext:value-type="float">
            <text:p>9.98793E-03</text:p>
          </table:table-cell>
          <table:table-cell/>
          <table:table-cell office:value-type="float" office:value="0.009864887" calcext:value-type="float">
            <text:p>9.86489E-03</text:p>
          </table:table-cell>
          <table:table-cell/>
          <table:table-cell table:formula="of:=100*([.G24]-[.I24])/[.G24]" office:value-type="float" office:value="1.23189833908467" calcext:value-type="float">
            <text:p>1.23189833908467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43" calcext:value-type="float">
            <text:p>43</text:p>
          </table:table-cell>
          <table:table-cell office:value-type="float" office:value="0.750455" calcext:value-type="float">
            <text:p>7.50455E-01</text:p>
          </table:table-cell>
          <table:table-cell office:value-type="float" office:value="540.3539" calcext:value-type="float">
            <text:p>5.40354E+02</text:p>
          </table:table-cell>
          <table:table-cell table:formula="of:=[.D25]/[.E25]" office:value-type="float" office:value="0.00138882128915883" calcext:value-type="float">
            <text:p>1.38882E-03</text:p>
          </table:table-cell>
          <table:table-cell table:formula="of:=[.F25]/[.$F$205]" office:value-type="float" office:value="0.00973081293596177" calcext:value-type="float">
            <text:p>9.73081E-03</text:p>
          </table:table-cell>
          <table:table-cell/>
          <table:table-cell office:value-type="float" office:value="0.009637232" calcext:value-type="float">
            <text:p>9.63723E-03</text:p>
          </table:table-cell>
          <table:table-cell/>
          <table:table-cell table:formula="of:=100*([.G25]-[.I25])/[.G25]" office:value-type="float" office:value="0.961696998777214" calcext:value-type="float">
            <text:p>0.961696998777214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45" calcext:value-type="float">
            <text:p>45</text:p>
          </table:table-cell>
          <table:table-cell office:value-type="float" office:value="0.765663" calcext:value-type="float">
            <text:p>7.65663E-01</text:p>
          </table:table-cell>
          <table:table-cell office:value-type="float" office:value="565.4867" calcext:value-type="float">
            <text:p>5.65487E+02</text:p>
          </table:table-cell>
          <table:table-cell table:formula="of:=[.D26]/[.E26]" office:value-type="float" office:value="0.00135398940417166" calcext:value-type="float">
            <text:p>1.35399E-03</text:p>
          </table:table-cell>
          <table:table-cell table:formula="of:=[.F26]/[.$F$205]" office:value-type="float" office:value="0.00948676241653006" calcext:value-type="float">
            <text:p>9.48676E-03</text:p>
          </table:table-cell>
          <table:table-cell/>
          <table:table-cell office:value-type="float" office:value="0.009401355" calcext:value-type="float">
            <text:p>9.40136E-03</text:p>
          </table:table-cell>
          <table:table-cell/>
          <table:table-cell table:formula="of:=100*([.G26]-[.I26])/[.G26]" office:value-type="float" office:value="0.900279914054146" calcext:value-type="float">
            <text:p>0.900279914054146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47" calcext:value-type="float">
            <text:p>47</text:p>
          </table:table-cell>
          <table:table-cell office:value-type="float" office:value="0.779824" calcext:value-type="float">
            <text:p>7.79824E-01</text:p>
          </table:table-cell>
          <table:table-cell office:value-type="float" office:value="590.6194" calcext:value-type="float">
            <text:p>5.90619E+02</text:p>
          </table:table-cell>
          <table:table-cell table:formula="of:=[.D27]/[.E27]" office:value-type="float" office:value="0.00132034945008579" calcext:value-type="float">
            <text:p>1.32035E-03</text:p>
          </table:table-cell>
          <table:table-cell table:formula="of:=[.F27]/[.$F$205]" office:value-type="float" office:value="0.00925106319234678" calcext:value-type="float">
            <text:p>9.25106E-03</text:p>
          </table:table-cell>
          <table:table-cell/>
          <table:table-cell office:value-type="float" office:value="0.009157601" calcext:value-type="float">
            <text:p>9.15760E-03</text:p>
          </table:table-cell>
          <table:table-cell/>
          <table:table-cell table:formula="of:=100*([.G27]-[.I27])/[.G27]" office:value-type="float" office:value="1.01028595744645" calcext:value-type="float">
            <text:p>1.01028595744645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49" calcext:value-type="float">
            <text:p>49</text:p>
          </table:table-cell>
          <table:table-cell office:value-type="float" office:value="0.791772" calcext:value-type="float">
            <text:p>7.91772E-01</text:p>
          </table:table-cell>
          <table:table-cell office:value-type="float" office:value="615.7522" calcext:value-type="float">
            <text:p>6.15752E+02</text:p>
          </table:table-cell>
          <table:table-cell table:formula="of:=[.D28]/[.E28]" office:value-type="float" office:value="0.00128586142282561" calcext:value-type="float">
            <text:p>1.28586E-03</text:p>
          </table:table-cell>
          <table:table-cell table:formula="of:=[.F28]/[.$F$205]" office:value-type="float" office:value="0.00900942192113439" calcext:value-type="float">
            <text:p>9.00942E-03</text:p>
          </table:table-cell>
          <table:table-cell/>
          <table:table-cell office:value-type="float" office:value="0.008906326" calcext:value-type="float">
            <text:p>8.90633E-03</text:p>
          </table:table-cell>
          <table:table-cell/>
          <table:table-cell table:formula="of:=100*([.G28]-[.I28])/[.G28]" office:value-type="float" office:value="1.14431227704571" calcext:value-type="float">
            <text:p>1.14431227704571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51" calcext:value-type="float">
            <text:p>51</text:p>
          </table:table-cell>
          <table:table-cell office:value-type="float" office:value="0.799814" calcext:value-type="float">
            <text:p>7.99814E-01</text:p>
          </table:table-cell>
          <table:table-cell office:value-type="float" office:value="640.8849" calcext:value-type="float">
            <text:p>6.40885E+02</text:p>
          </table:table-cell>
          <table:table-cell table:formula="of:=[.D29]/[.E29]" office:value-type="float" office:value="0.00124798384234049" calcext:value-type="float">
            <text:p>1.24798E-03</text:p>
          </table:table-cell>
          <table:table-cell table:formula="of:=[.F29]/[.$F$205]" office:value-type="float" office:value="0.00874403165599034" calcext:value-type="float">
            <text:p>8.74403E-03</text:p>
          </table:table-cell>
          <table:table-cell/>
          <table:table-cell office:value-type="float" office:value="0.008647896" calcext:value-type="float">
            <text:p>8.64790E-03</text:p>
          </table:table-cell>
          <table:table-cell/>
          <table:table-cell table:formula="of:=100*([.G29]-[.I29])/[.G29]" office:value-type="float" office:value="1.09944313758839" calcext:value-type="float">
            <text:p>1.09944313758839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53" calcext:value-type="float">
            <text:p>53</text:p>
          </table:table-cell>
          <table:table-cell office:value-type="float" office:value="0.80603" calcext:value-type="float">
            <text:p>8.06030E-01</text:p>
          </table:table-cell>
          <table:table-cell office:value-type="float" office:value="666.0176" calcext:value-type="float">
            <text:p>6.66018E+02</text:p>
          </table:table-cell>
          <table:table-cell table:formula="of:=[.D30]/[.E30]" office:value-type="float" office:value="0.00121022327337896" calcext:value-type="float">
            <text:p>1.21022E-03</text:p>
          </table:table-cell>
          <table:table-cell table:formula="of:=[.F30]/[.$F$205]" office:value-type="float" office:value="0.00847946123516777" calcext:value-type="float">
            <text:p>8.47946E-03</text:p>
          </table:table-cell>
          <table:table-cell/>
          <table:table-cell office:value-type="float" office:value="0.008382684" calcext:value-type="float">
            <text:p>8.38268E-03</text:p>
          </table:table-cell>
          <table:table-cell/>
          <table:table-cell table:formula="of:=100*([.G30]-[.I30])/[.G30]" office:value-type="float" office:value="1.14131349249396" calcext:value-type="float">
            <text:p>1.14131349249396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55" calcext:value-type="float">
            <text:p>55</text:p>
          </table:table-cell>
          <table:table-cell office:value-type="float" office:value="0.809461" calcext:value-type="float">
            <text:p>8.09461E-01</text:p>
          </table:table-cell>
          <table:table-cell office:value-type="float" office:value="691.1504" calcext:value-type="float">
            <text:p>6.91150E+02</text:p>
          </table:table-cell>
          <table:table-cell table:formula="of:=[.D31]/[.E31]" office:value-type="float" office:value="0.00117117923971396" calcext:value-type="float">
            <text:p>1.17118E-03</text:p>
          </table:table-cell>
          <table:table-cell table:formula="of:=[.F31]/[.$F$205]" office:value-type="float" office:value="0.00820589818510131" calcext:value-type="float">
            <text:p>8.20590E-03</text:p>
          </table:table-cell>
          <table:table-cell/>
          <table:table-cell office:value-type="float" office:value="0.008111077" calcext:value-type="float">
            <text:p>8.11108E-03</text:p>
          </table:table-cell>
          <table:table-cell/>
          <table:table-cell table:formula="of:=100*([.G31]-[.I31])/[.G31]" office:value-type="float" office:value="1.15552475746613" calcext:value-type="float">
            <text:p>1.15552475746613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4" office:value-type="float" office:value="57" calcext:value-type="float">
            <text:p>57</text:p>
          </table:table-cell>
          <table:table-cell office:value-type="float" office:value="0.808685" calcext:value-type="float">
            <text:p>8.08685E-01</text:p>
          </table:table-cell>
          <table:table-cell office:value-type="float" office:value="716.2831" calcext:value-type="float">
            <text:p>7.16283E+02</text:p>
          </table:table-cell>
          <table:table-cell table:formula="of:=[.D32]/[.E32]" office:value-type="float" office:value="0.00112900192675215" calcext:value-type="float">
            <text:p>1.12900E-03</text:p>
          </table:table-cell>
          <table:table-cell table:formula="of:=[.F32]/[.$F$205]" office:value-type="float" office:value="0.00791038173112938" calcext:value-type="float">
            <text:p>7.91038E-03</text:p>
          </table:table-cell>
          <table:table-cell/>
          <table:table-cell office:value-type="float" office:value="0.007833467" calcext:value-type="float">
            <text:p>7.83347E-03</text:p>
          </table:table-cell>
          <table:table-cell/>
          <table:table-cell table:formula="of:=100*([.G32]-[.I32])/[.G32]" office:value-type="float" office:value="0.972326415382745" calcext:value-type="float">
            <text:p>0.972326415382745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4" office:value-type="float" office:value="59" calcext:value-type="float">
            <text:p>59</text:p>
          </table:table-cell>
          <table:table-cell office:value-type="float" office:value="0.810643" calcext:value-type="float">
            <text:p>8.10643E-01</text:p>
          </table:table-cell>
          <table:table-cell office:value-type="float" office:value="741.4159" calcext:value-type="float">
            <text:p>7.41416E+02</text:p>
          </table:table-cell>
          <table:table-cell table:formula="of:=[.D33]/[.E33]" office:value-type="float" office:value="0.00109337148016383" calcext:value-type="float">
            <text:p>1.09337E-03</text:p>
          </table:table-cell>
          <table:table-cell table:formula="of:=[.F33]/[.$F$205]" office:value-type="float" office:value="0.00766073606880975" calcext:value-type="float">
            <text:p>7.66074E-03</text:p>
          </table:table-cell>
          <table:table-cell/>
          <table:table-cell office:value-type="float" office:value="0.007550254" calcext:value-type="float">
            <text:p>7.55025E-03</text:p>
          </table:table-cell>
          <table:table-cell/>
          <table:table-cell table:formula="of:=100*([.G33]-[.I33])/[.G33]" office:value-type="float" office:value="1.44218607477649" calcext:value-type="float">
            <text:p>1.44218607477649</text:p>
          </table:table-cell>
          <table:table-cell table:style-name="ce3"/>
          <table:table-cell table:style-name="ce1"/>
          <table:table-cell table:number-columns-repeated="2"/>
          <table:table-cell office:value-type="string" calcext:value-type="string">
            <text:p>K-eff</text:p>
          </table:table-cell>
        </table:table-row>
        <table:table-row table:style-name="ro1">
          <table:table-cell table:number-columns-repeated="2"/>
          <table:table-cell table:style-name="ce4" office:value-type="float" office:value="61" calcext:value-type="float">
            <text:p>61</text:p>
          </table:table-cell>
          <table:table-cell office:value-type="float" office:value="0.806456" calcext:value-type="float">
            <text:p>8.06456E-01</text:p>
          </table:table-cell>
          <table:table-cell office:value-type="float" office:value="766.5486" calcext:value-type="float">
            <text:p>7.66549E+02</text:p>
          </table:table-cell>
          <table:table-cell table:formula="of:=[.D34]/[.E34]" office:value-type="float" office:value="0.00105206114785155" calcext:value-type="float">
            <text:p>1.05206E-03</text:p>
          </table:table-cell>
          <table:table-cell table:formula="of:=[.F34]/[.$F$205]" office:value-type="float" office:value="0.00737129413759002" calcext:value-type="float">
            <text:p>7.37129E-03</text:p>
          </table:table-cell>
          <table:table-cell/>
          <table:table-cell office:value-type="float" office:value="0.007261847" calcext:value-type="float">
            <text:p>7.26185E-03</text:p>
          </table:table-cell>
          <table:table-cell/>
          <table:table-cell table:formula="of:=100*([.G34]-[.I34])/[.G34]" office:value-type="float" office:value="1.48477506862582" calcext:value-type="float">
            <text:p>1.48477506862582</text:p>
          </table:table-cell>
          <table:table-cell table:style-name="ce3"/>
          <table:table-cell table:style-name="ce1"/>
          <table:table-cell/>
          <table:table-cell office:value-type="string" calcext:value-type="string">
            <text:p>Serpent</text:p>
          </table:table-cell>
          <table:table-cell table:style-name="ce1" office:value-type="float" office:value="0.82212" calcext:value-type="float">
            <text:p>8.22120E-01</text:p>
          </table:table-cell>
        </table:table-row>
        <table:table-row table:style-name="ro1">
          <table:table-cell table:number-columns-repeated="2"/>
          <table:table-cell table:style-name="ce4" office:value-type="float" office:value="63" calcext:value-type="float">
            <text:p>63</text:p>
          </table:table-cell>
          <table:table-cell office:value-type="float" office:value="0.801243" calcext:value-type="float">
            <text:p>8.01243E-01</text:p>
          </table:table-cell>
          <table:table-cell office:value-type="float" office:value="791.6813" calcext:value-type="float">
            <text:p>7.91681E+02</text:p>
          </table:table-cell>
          <table:table-cell table:formula="of:=[.D35]/[.E35]" office:value-type="float" office:value="0.0010120777135951" calcext:value-type="float">
            <text:p>1.01208E-03</text:p>
          </table:table-cell>
          <table:table-cell table:formula="of:=[.F35]/[.$F$205]" office:value-type="float" office:value="0.00709114915254124" calcext:value-type="float">
            <text:p>7.09115E-03</text:p>
          </table:table-cell>
          <table:table-cell/>
          <table:table-cell office:value-type="float" office:value="0.006968661" calcext:value-type="float">
            <text:p>6.96866E-03</text:p>
          </table:table-cell>
          <table:table-cell/>
          <table:table-cell table:formula="of:=100*([.G35]-[.I35])/[.G35]" office:value-type="float" office:value="1.72733854423786" calcext:value-type="float">
            <text:p>1.72733854423786</text:p>
          </table:table-cell>
          <table:table-cell table:style-name="ce3"/>
          <table:table-cell table:style-name="ce1"/>
          <table:table-cell/>
          <table:table-cell office:value-type="string" calcext:value-type="string">
            <text:p>Almost</text:p>
          </table:table-cell>
          <table:table-cell table:style-name="ce1" office:value-type="float" office:value="0.8218924" calcext:value-type="float">
            <text:p>8.21892E-01</text:p>
          </table:table-cell>
        </table:table-row>
        <table:table-row table:style-name="ro1">
          <table:table-cell table:number-columns-repeated="2"/>
          <table:table-cell table:style-name="ce4" office:value-type="float" office:value="65" calcext:value-type="float">
            <text:p>65</text:p>
          </table:table-cell>
          <table:table-cell office:value-type="float" office:value="0.792063" calcext:value-type="float">
            <text:p>7.92063E-01</text:p>
          </table:table-cell>
          <table:table-cell office:value-type="float" office:value="816.8141" calcext:value-type="float">
            <text:p>8.16814E+02</text:p>
          </table:table-cell>
          <table:table-cell table:formula="of:=[.D36]/[.E36]" office:value-type="float" office:value="0.000969698001050667" calcext:value-type="float">
            <text:p>9.69698E-04</text:p>
          </table:table-cell>
          <table:table-cell table:formula="of:=[.F36]/[.$F$205]" office:value-type="float" office:value="0.00679421458056365" calcext:value-type="float">
            <text:p>6.79421E-03</text:p>
          </table:table-cell>
          <table:table-cell/>
          <table:table-cell office:value-type="float" office:value="0.006671114" calcext:value-type="float">
            <text:p>6.67111E-03</text:p>
          </table:table-cell>
          <table:table-cell/>
          <table:table-cell table:formula="of:=100*([.G36]-[.I36])/[.G36]" office:value-type="float" office:value="1.8118441668858" calcext:value-type="float">
            <text:p>1.8118441668858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4" office:value-type="float" office:value="67" calcext:value-type="float">
            <text:p>67</text:p>
          </table:table-cell>
          <table:table-cell office:value-type="float" office:value="0.781588" calcext:value-type="float">
            <text:p>7.81588E-01</text:p>
          </table:table-cell>
          <table:table-cell office:value-type="float" office:value="841.9468" calcext:value-type="float">
            <text:p>8.41947E+02</text:p>
          </table:table-cell>
          <table:table-cell table:formula="of:=[.D37]/[.E37]" office:value-type="float" office:value="0.000928310434816071" calcext:value-type="float">
            <text:p>9.28310E-04</text:p>
          </table:table-cell>
          <table:table-cell table:formula="of:=[.F37]/[.$F$205]" office:value-type="float" office:value="0.00650423150783331" calcext:value-type="float">
            <text:p>6.50423E-03</text:p>
          </table:table-cell>
          <table:table-cell/>
          <table:table-cell office:value-type="float" office:value="0.006369633" calcext:value-type="float">
            <text:p>6.36963E-03</text:p>
          </table:table-cell>
          <table:table-cell/>
          <table:table-cell table:formula="of:=100*([.G37]-[.I37])/[.G37]" office:value-type="float" office:value="2.06939909305518" calcext:value-type="float">
            <text:p>2.06939909305518</text:p>
          </table:table-cell>
          <table:table-cell table:style-name="ce3"/>
          <table:table-cell table:style-name="ce1"/>
          <table:table-cell/>
          <table:table-cell office:value-type="string" calcext:value-type="string">
            <text:p>Rel Error %</text:p>
          </table:table-cell>
          <table:table-cell table:formula="of:=100*([.P34]-[.P35])/[.P34]" office:value-type="float" office:value="0.0276845229406893" calcext:value-type="float">
            <text:p>0.027684522940689</text:p>
          </table:table-cell>
        </table:table-row>
        <table:table-row table:style-name="ro1">
          <table:table-cell table:number-columns-repeated="2"/>
          <table:table-cell table:style-name="ce4" office:value-type="float" office:value="69" calcext:value-type="float">
            <text:p>69</text:p>
          </table:table-cell>
          <table:table-cell office:value-type="float" office:value="0.766974" calcext:value-type="float">
            <text:p>7.66974E-01</text:p>
          </table:table-cell>
          <table:table-cell office:value-type="float" office:value="867.0796" calcext:value-type="float">
            <text:p>8.67080E+02</text:p>
          </table:table-cell>
          <table:table-cell table:formula="of:=[.D38]/[.E38]" office:value-type="float" office:value="0.000884548546638625" calcext:value-type="float">
            <text:p>8.84549E-04</text:p>
          </table:table-cell>
          <table:table-cell table:formula="of:=[.F38]/[.$F$205]" office:value-type="float" office:value="0.00619761268588457" calcext:value-type="float">
            <text:p>6.19761E-03</text:p>
          </table:table-cell>
          <table:table-cell/>
          <table:table-cell office:value-type="float" office:value="0.006064645" calcext:value-type="float">
            <text:p>6.06465E-03</text:p>
          </table:table-cell>
          <table:table-cell/>
          <table:table-cell table:formula="of:=100*([.G38]-[.I38])/[.G38]" office:value-type="float" office:value="2.14546620809998" calcext:value-type="float">
            <text:p>2.14546620809998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4" office:value-type="float" office:value="71" calcext:value-type="float">
            <text:p>71</text:p>
          </table:table-cell>
          <table:table-cell office:value-type="float" office:value="0.751254" calcext:value-type="float">
            <text:p>7.51254E-01</text:p>
          </table:table-cell>
          <table:table-cell office:value-type="float" office:value="892.2123" calcext:value-type="float">
            <text:p>8.92212E+02</text:p>
          </table:table-cell>
          <table:table-cell table:formula="of:=[.D39]/[.E39]" office:value-type="float" office:value="0.000842012601709257" calcext:value-type="float">
            <text:p>8.42013E-04</text:p>
          </table:table-cell>
          <table:table-cell table:formula="of:=[.F39]/[.$F$205]" office:value-type="float" office:value="0.00589958346758771" calcext:value-type="float">
            <text:p>5.89958E-03</text:p>
          </table:table-cell>
          <table:table-cell/>
          <table:table-cell office:value-type="float" office:value="0.005756581" calcext:value-type="float">
            <text:p>5.75658E-03</text:p>
          </table:table-cell>
          <table:table-cell/>
          <table:table-cell table:formula="of:=100*([.G39]-[.I39])/[.G39]" office:value-type="float" office:value="2.42394176425099" calcext:value-type="float">
            <text:p>2.42394176425099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4" office:value-type="float" office:value="73" calcext:value-type="float">
            <text:p>73</text:p>
          </table:table-cell>
          <table:table-cell office:value-type="float" office:value="0.731327" calcext:value-type="float">
            <text:p>7.31327E-01</text:p>
          </table:table-cell>
          <table:table-cell office:value-type="float" office:value="917.3451" calcext:value-type="float">
            <text:p>9.17345E+02</text:p>
          </table:table-cell>
          <table:table-cell table:formula="of:=[.D40]/[.E40]" office:value-type="float" office:value="0.000797221242038574" calcext:value-type="float">
            <text:p>7.97221E-04</text:p>
          </table:table-cell>
          <table:table-cell table:formula="of:=[.F40]/[.$F$205]" office:value-type="float" office:value="0.00558575162651132" calcext:value-type="float">
            <text:p>5.58575E-03</text:p>
          </table:table-cell>
          <table:table-cell/>
          <table:table-cell office:value-type="float" office:value="0.005445874" calcext:value-type="float">
            <text:p>5.44587E-03</text:p>
          </table:table-cell>
          <table:table-cell/>
          <table:table-cell table:formula="of:=100*([.G40]-[.I40])/[.G40]" office:value-type="float" office:value="2.50418629155343" calcext:value-type="float">
            <text:p>2.50418629155343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4" office:value-type="float" office:value="75" calcext:value-type="float">
            <text:p>75</text:p>
          </table:table-cell>
          <table:table-cell office:value-type="float" office:value="0.709181" calcext:value-type="float">
            <text:p>7.09181E-01</text:p>
          </table:table-cell>
          <table:table-cell office:value-type="float" office:value="942.4778" calcext:value-type="float">
            <text:p>9.42478E+02</text:p>
          </table:table-cell>
          <table:table-cell table:formula="of:=[.D41]/[.E41]" office:value-type="float" office:value="0.000752464408180225" calcext:value-type="float">
            <text:p>7.52464E-04</text:p>
          </table:table-cell>
          <table:table-cell table:formula="of:=[.F41]/[.$F$205]" office:value-type="float" office:value="0.00527216169144825" calcext:value-type="float">
            <text:p>5.27216E-03</text:p>
          </table:table-cell>
          <table:table-cell/>
          <table:table-cell office:value-type="float" office:value="0.005132953" calcext:value-type="float">
            <text:p>5.13295E-03</text:p>
          </table:table-cell>
          <table:table-cell/>
          <table:table-cell table:formula="of:=100*([.G41]-[.I41])/[.G41]" office:value-type="float" office:value="2.6404480665693" calcext:value-type="float">
            <text:p>2.6404480665693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4" office:value-type="float" office:value="77" calcext:value-type="float">
            <text:p>77</text:p>
          </table:table-cell>
          <table:table-cell office:value-type="float" office:value="0.685093" calcext:value-type="float">
            <text:p>6.85093E-01</text:p>
          </table:table-cell>
          <table:table-cell office:value-type="float" office:value="967.6105" calcext:value-type="float">
            <text:p>9.67611E+02</text:p>
          </table:table-cell>
          <table:table-cell table:formula="of:=[.D42]/[.E42]" office:value-type="float" office:value="0.000708025595009562" calcext:value-type="float">
            <text:p>7.08026E-04</text:p>
          </table:table-cell>
          <table:table-cell table:formula="of:=[.F42]/[.$F$205]" office:value-type="float" office:value="0.00496079997670828" calcext:value-type="float">
            <text:p>4.96080E-03</text:p>
          </table:table-cell>
          <table:table-cell/>
          <table:table-cell office:value-type="float" office:value="0.004818244" calcext:value-type="float">
            <text:p>4.81824E-03</text:p>
          </table:table-cell>
          <table:table-cell/>
          <table:table-cell table:formula="of:=100*([.G42]-[.I42])/[.G42]" office:value-type="float" office:value="2.87364895536214" calcext:value-type="float">
            <text:p>2.87364895536214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4" office:value-type="float" office:value="79" calcext:value-type="float">
            <text:p>79</text:p>
          </table:table-cell>
          <table:table-cell office:value-type="float" office:value="0.65774" calcext:value-type="float">
            <text:p>6.57740E-01</text:p>
          </table:table-cell>
          <table:table-cell office:value-type="float" office:value="992.7433" calcext:value-type="float">
            <text:p>9.92743E+02</text:p>
          </table:table-cell>
          <table:table-cell table:formula="of:=[.D43]/[.E43]" office:value-type="float" office:value="0.000662547911428866" calcext:value-type="float">
            <text:p>6.62548E-04</text:p>
          </table:table-cell>
          <table:table-cell table:formula="of:=[.F43]/[.$F$205]" office:value-type="float" office:value="0.00464215938908261" calcext:value-type="float">
            <text:p>4.64216E-03</text:p>
          </table:table-cell>
          <table:table-cell/>
          <table:table-cell office:value-type="float" office:value="0.004502161" calcext:value-type="float">
            <text:p>4.50216E-03</text:p>
          </table:table-cell>
          <table:table-cell/>
          <table:table-cell table:formula="of:=100*([.G43]-[.I43])/[.G43]" office:value-type="float" office:value="3.01580314997053" calcext:value-type="float">
            <text:p>3.01580314997053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4" office:value-type="float" office:value="81" calcext:value-type="float">
            <text:p>81</text:p>
          </table:table-cell>
          <table:table-cell office:value-type="float" office:value="0.629175" calcext:value-type="float">
            <text:p>6.29175E-01</text:p>
          </table:table-cell>
          <table:table-cell office:value-type="float" office:value="1017.876" calcext:value-type="float">
            <text:p>1.01788E+03</text:p>
          </table:table-cell>
          <table:table-cell table:formula="of:=[.D44]/[.E44]" office:value-type="float" office:value="0.000618125390519081" calcext:value-type="float">
            <text:p>6.18125E-04</text:p>
          </table:table-cell>
          <table:table-cell table:formula="of:=[.F44]/[.$F$205]" office:value-type="float" office:value="0.00433091182649752" calcext:value-type="float">
            <text:p>4.33091E-03</text:p>
          </table:table-cell>
          <table:table-cell/>
          <table:table-cell office:value-type="float" office:value="0.0041851" calcext:value-type="float">
            <text:p>4.18510E-03</text:p>
          </table:table-cell>
          <table:table-cell/>
          <table:table-cell table:formula="of:=100*([.G44]-[.I44])/[.G44]" office:value-type="float" office:value="3.36676968589861" calcext:value-type="float">
            <text:p>3.36676968589861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4" office:value-type="float" office:value="83" calcext:value-type="float">
            <text:p>83</text:p>
          </table:table-cell>
          <table:table-cell office:value-type="float" office:value="0.597352" calcext:value-type="float">
            <text:p>5.97352E-01</text:p>
          </table:table-cell>
          <table:table-cell office:value-type="float" office:value="1043.009" calcext:value-type="float">
            <text:p>1.04301E+03</text:p>
          </table:table-cell>
          <table:table-cell table:formula="of:=[.D45]/[.E45]" office:value-type="float" office:value="0.00057271989024064" calcext:value-type="float">
            <text:p>5.72720E-04</text:p>
          </table:table-cell>
          <table:table-cell table:formula="of:=[.F45]/[.$F$205]" office:value-type="float" office:value="0.00401277699307998" calcext:value-type="float">
            <text:p>4.01278E-03</text:p>
          </table:table-cell>
          <table:table-cell/>
          <table:table-cell office:value-type="float" office:value="0.00386742" calcext:value-type="float">
            <text:p>3.86742E-03</text:p>
          </table:table-cell>
          <table:table-cell/>
          <table:table-cell table:formula="of:=100*([.G45]-[.I45])/[.G45]" office:value-type="float" office:value="3.62235412859104" calcext:value-type="float">
            <text:p>3.62235412859104</text:p>
          </table:table-cell>
          <table:table-cell table:style-name="ce3"/>
          <table:table-cell table:style-name="ce1"/>
          <table:table-cell/>
          <table:table-cell table:style-name="ce3"/>
          <table:table-cell/>
        </table:table-row>
        <table:table-row table:style-name="ro1">
          <table:table-cell table:number-columns-repeated="2"/>
          <table:table-cell table:style-name="ce4" office:value-type="float" office:value="85" calcext:value-type="float">
            <text:p>85</text:p>
          </table:table-cell>
          <table:table-cell office:value-type="float" office:value="0.561861" calcext:value-type="float">
            <text:p>5.61861E-01</text:p>
          </table:table-cell>
          <table:table-cell office:value-type="float" office:value="1068.142" calcext:value-type="float">
            <text:p>1.06814E+03</text:p>
          </table:table-cell>
          <table:table-cell table:formula="of:=[.D46]/[.E46]" office:value-type="float" office:value="0.000526017140043178" calcext:value-type="float">
            <text:p>5.26017E-04</text:p>
          </table:table-cell>
          <table:table-cell table:formula="of:=[.F46]/[.$F$205]" office:value-type="float" office:value="0.00368555294394281" calcext:value-type="float">
            <text:p>3.68555E-03</text:p>
          </table:table-cell>
          <table:table-cell/>
          <table:table-cell office:value-type="float" office:value="0.003549422" calcext:value-type="float">
            <text:p>3.54942E-03</text:p>
          </table:table-cell>
          <table:table-cell/>
          <table:table-cell table:formula="of:=100*([.G46]-[.I46])/[.G46]" office:value-type="float" office:value="3.69363691183825" calcext:value-type="float">
            <text:p>3.69363691183825</text:p>
          </table:table-cell>
          <table:table-cell table:style-name="ce3"/>
          <table:table-cell table:style-name="ce1"/>
          <table:table-cell/>
          <table:table-cell table:style-name="ce3"/>
          <table:table-cell/>
        </table:table-row>
        <table:table-row table:style-name="ro1">
          <table:table-cell table:number-columns-repeated="2"/>
          <table:table-cell table:style-name="ce4" office:value-type="float" office:value="87" calcext:value-type="float">
            <text:p>87</text:p>
          </table:table-cell>
          <table:table-cell office:value-type="float" office:value="0.526241" calcext:value-type="float">
            <text:p>5.26241E-01</text:p>
          </table:table-cell>
          <table:table-cell office:value-type="float" office:value="1093.274" calcext:value-type="float">
            <text:p>1.09327E+03</text:p>
          </table:table-cell>
          <table:table-cell table:formula="of:=[.D47]/[.E47]" office:value-type="float" office:value="0.000481344109527895" calcext:value-type="float">
            <text:p>4.81344E-04</text:p>
          </table:table-cell>
          <table:table-cell table:formula="of:=[.F47]/[.$F$205]" office:value-type="float" office:value="0.00337255017920984" calcext:value-type="float">
            <text:p>3.37255E-03</text:p>
          </table:table-cell>
          <table:table-cell/>
          <table:table-cell office:value-type="float" office:value="0.003231304" calcext:value-type="float">
            <text:p>3.23130E-03</text:p>
          </table:table-cell>
          <table:table-cell/>
          <table:table-cell table:formula="of:=100*([.G47]-[.I47])/[.G47]" office:value-type="float" office:value="4.18811201329346" calcext:value-type="float">
            <text:p>4.18811201329346</text:p>
          </table:table-cell>
          <table:table-cell table:style-name="ce3"/>
          <table:table-cell table:style-name="ce1"/>
          <table:table-cell/>
          <table:table-cell table:style-name="ce3"/>
          <table:table-cell/>
        </table:table-row>
        <table:table-row table:style-name="ro1">
          <table:table-cell table:number-columns-repeated="2"/>
          <table:table-cell table:style-name="ce4" office:value-type="float" office:value="89" calcext:value-type="float">
            <text:p>89</text:p>
          </table:table-cell>
          <table:table-cell office:value-type="float" office:value="0.486315" calcext:value-type="float">
            <text:p>4.86315E-01</text:p>
          </table:table-cell>
          <table:table-cell office:value-type="float" office:value="1118.407" calcext:value-type="float">
            <text:p>1.11841E+03</text:p>
          </table:table-cell>
          <table:table-cell table:formula="of:=[.D48]/[.E48]" office:value-type="float" office:value="0.000434828287018948" calcext:value-type="float">
            <text:p>4.34828E-04</text:p>
          </table:table-cell>
          <table:table-cell table:formula="of:=[.F48]/[.$F$205]" office:value-type="float" office:value="0.00304663584384483" calcext:value-type="float">
            <text:p>3.04664E-03</text:p>
          </table:table-cell>
          <table:table-cell/>
          <table:table-cell office:value-type="float" office:value="0.002913091" calcext:value-type="float">
            <text:p>2.91309E-03</text:p>
          </table:table-cell>
          <table:table-cell/>
          <table:table-cell table:formula="of:=100*([.G48]-[.I48])/[.G48]" office:value-type="float" office:value="4.38335431898222" calcext:value-type="float">
            <text:p>4.38335431898222</text:p>
          </table:table-cell>
          <table:table-cell table:style-name="ce3"/>
          <table:table-cell table:style-name="ce1"/>
          <table:table-cell/>
          <table:table-cell table:style-name="ce3"/>
          <table:table-cell/>
        </table:table-row>
        <table:table-row table:style-name="ro1">
          <table:table-cell table:number-columns-repeated="2"/>
          <table:table-cell table:style-name="ce4" office:value-type="float" office:value="91" calcext:value-type="float">
            <text:p>91</text:p>
          </table:table-cell>
          <table:table-cell office:value-type="float" office:value="0.444315" calcext:value-type="float">
            <text:p>4.44315E-01</text:p>
          </table:table-cell>
          <table:table-cell office:value-type="float" office:value="1143.54" calcext:value-type="float">
            <text:p>1.14354E+03</text:p>
          </table:table-cell>
          <table:table-cell table:formula="of:=[.D49]/[.E49]" office:value-type="float" office:value="0.00038854347027651" calcext:value-type="float">
            <text:p>3.88543E-04</text:p>
          </table:table-cell>
          <table:table-cell table:formula="of:=[.F49]/[.$F$205]" office:value-type="float" office:value="0.00272234005646623" calcext:value-type="float">
            <text:p>2.72234E-03</text:p>
          </table:table-cell>
          <table:table-cell/>
          <table:table-cell office:value-type="float" office:value="0.002594507" calcext:value-type="float">
            <text:p>2.59451E-03</text:p>
          </table:table-cell>
          <table:table-cell/>
          <table:table-cell table:formula="of:=100*([.G49]-[.I49])/[.G49]" office:value-type="float" office:value="4.69570493820529" calcext:value-type="float">
            <text:p>4.69570493820529</text:p>
          </table:table-cell>
          <table:table-cell table:style-name="ce3"/>
          <table:table-cell table:style-name="ce1"/>
          <table:table-cell/>
          <table:table-cell table:style-name="ce3"/>
          <table:table-cell/>
        </table:table-row>
        <table:table-row table:style-name="ro1">
          <table:table-cell table:number-columns-repeated="2"/>
          <table:table-cell table:style-name="ce4" office:value-type="float" office:value="93" calcext:value-type="float">
            <text:p>93</text:p>
          </table:table-cell>
          <table:table-cell office:value-type="float" office:value="0.399164" calcext:value-type="float">
            <text:p>3.99164E-01</text:p>
          </table:table-cell>
          <table:table-cell office:value-type="float" office:value="1168.672" calcext:value-type="float">
            <text:p>1.16867E+03</text:p>
          </table:table-cell>
          <table:table-cell table:formula="of:=[.D50]/[.E50]" office:value-type="float" office:value="0.000341553489773007" calcext:value-type="float">
            <text:p>3.41553E-04</text:p>
          </table:table-cell>
          <table:table-cell table:formula="of:=[.F50]/[.$F$205]" office:value-type="float" office:value="0.00239310352062581" calcext:value-type="float">
            <text:p>2.39310E-03</text:p>
          </table:table-cell>
          <table:table-cell/>
          <table:table-cell office:value-type="float" office:value="0.002274769" calcext:value-type="float">
            <text:p>2.27477E-03</text:p>
          </table:table-cell>
          <table:table-cell/>
          <table:table-cell table:formula="of:=100*([.G50]-[.I50])/[.G50]" office:value-type="float" office:value="4.94481411296679" calcext:value-type="float">
            <text:p>4.94481411296679</text:p>
          </table:table-cell>
          <table:table-cell table:style-name="ce3"/>
          <table:table-cell table:style-name="ce1"/>
          <table:table-cell/>
          <table:table-cell table:style-name="ce3"/>
          <table:table-cell/>
        </table:table-row>
        <table:table-row table:style-name="ro1">
          <table:table-cell table:number-columns-repeated="2"/>
          <table:table-cell table:style-name="ce4" office:value-type="float" office:value="95" calcext:value-type="float">
            <text:p>95</text:p>
          </table:table-cell>
          <table:table-cell office:value-type="float" office:value="0.353095" calcext:value-type="float">
            <text:p>3.53095E-01</text:p>
          </table:table-cell>
          <table:table-cell office:value-type="float" office:value="1193.805" calcext:value-type="float">
            <text:p>1.19381E+03</text:p>
          </table:table-cell>
          <table:table-cell table:formula="of:=[.D51]/[.E51]" office:value-type="float" office:value="0.000295772760207907" calcext:value-type="float">
            <text:p>2.95773E-04</text:p>
          </table:table-cell>
          <table:table-cell table:formula="of:=[.F51]/[.$F$205]" office:value-type="float" office:value="0.00207233963332994" calcext:value-type="float">
            <text:p>2.07234E-03</text:p>
          </table:table-cell>
          <table:table-cell/>
          <table:table-cell office:value-type="float" office:value="0.001952219" calcext:value-type="float">
            <text:p>1.95222E-03</text:p>
          </table:table-cell>
          <table:table-cell/>
          <table:table-cell table:formula="of:=100*([.G51]-[.I51])/[.G51]" office:value-type="float" office:value="5.79637774609958" calcext:value-type="float">
            <text:p>5.79637774609958</text:p>
          </table:table-cell>
          <table:table-cell table:style-name="ce3"/>
          <table:table-cell table:style-name="ce1"/>
          <table:table-cell/>
          <table:table-cell table:style-name="ce3"/>
          <table:table-cell/>
        </table:table-row>
        <table:table-row table:style-name="ro1">
          <table:table-cell table:number-columns-repeated="2"/>
          <table:table-cell table:style-name="ce4" office:value-type="float" office:value="97" calcext:value-type="float">
            <text:p>97</text:p>
          </table:table-cell>
          <table:table-cell office:value-type="float" office:value="0.302411" calcext:value-type="float">
            <text:p>3.02411E-01</text:p>
          </table:table-cell>
          <table:table-cell office:value-type="float" office:value="1218.938" calcext:value-type="float">
            <text:p>1.21894E+03</text:p>
          </table:table-cell>
          <table:table-cell table:formula="of:=[.D52]/[.E52]" office:value-type="float" office:value="0.000248093832500094" calcext:value-type="float">
            <text:p>2.48094E-04</text:p>
          </table:table-cell>
          <table:table-cell table:formula="of:=[.F52]/[.$F$205]" office:value-type="float" office:value="0.00173827597075967" calcext:value-type="float">
            <text:p>1.73828E-03</text:p>
          </table:table-cell>
          <table:table-cell/>
          <table:table-cell office:value-type="float" office:value="0.001623706" calcext:value-type="float">
            <text:p>1.62371E-03</text:p>
          </table:table-cell>
          <table:table-cell/>
          <table:table-cell table:formula="of:=100*([.G52]-[.I52])/[.G52]" office:value-type="float" office:value="6.59101159349258" calcext:value-type="float">
            <text:p>6.59101159349258</text:p>
          </table:table-cell>
          <table:table-cell table:style-name="ce3"/>
          <table:table-cell table:style-name="ce1"/>
          <table:table-cell/>
          <table:table-cell table:style-name="ce3"/>
          <table:table-cell/>
        </table:table-row>
        <table:table-row table:style-name="ro1">
          <table:table-cell table:number-columns-repeated="2"/>
          <table:table-cell table:style-name="ce4" office:value-type="float" office:value="99" calcext:value-type="float">
            <text:p>99</text:p>
          </table:table-cell>
          <table:table-cell office:value-type="float" office:value="0.24505" calcext:value-type="float">
            <text:p>2.45050E-01</text:p>
          </table:table-cell>
          <table:table-cell office:value-type="float" office:value="1244.071" calcext:value-type="float">
            <text:p>1.24407E+03</text:p>
          </table:table-cell>
          <table:table-cell table:formula="of:=[.D53]/[.E53]" office:value-type="float" office:value="0.000196974288444952" calcext:value-type="float">
            <text:p>1.96974E-04</text:p>
          </table:table-cell>
          <table:table-cell table:formula="of:=[.F53]/[.$F$205]" office:value-type="float" office:value="0.00138010553914601" calcext:value-type="float">
            <text:p>1.38011E-03</text:p>
          </table:table-cell>
          <table:table-cell/>
          <table:table-cell office:value-type="float" office:value="0.001283519" calcext:value-type="float">
            <text:p>1.28352E-03</text:p>
          </table:table-cell>
          <table:table-cell/>
          <table:table-cell table:formula="of:=100*([.G53]-[.I53])/[.G53]" office:value-type="float" office:value="6.99848934783491" calcext:value-type="float">
            <text:p>6.99848934783491</text:p>
          </table:table-cell>
          <table:table-cell table:style-name="ce3"/>
          <table:table-cell table:style-name="ce1"/>
          <table:table-cell/>
          <table:table-cell table:style-name="ce3"/>
          <table:table-cell/>
        </table:table-row>
        <table:table-row table:style-name="ro1">
          <table:table-cell table:number-columns-repeated="2"/>
          <table:table-cell table:style-name="ce4" office:value-type="float" office:value="101" calcext:value-type="float">
            <text:p>101</text:p>
          </table:table-cell>
          <table:table-cell office:value-type="float" office:value="0.177238" calcext:value-type="float">
            <text:p>1.77238E-01</text:p>
          </table:table-cell>
          <table:table-cell office:value-type="float" office:value="1269.203" calcext:value-type="float">
            <text:p>1.26920E+03</text:p>
          </table:table-cell>
          <table:table-cell table:formula="of:=[.D54]/[.E54]" office:value-type="float" office:value="0.000139645115871929" calcext:value-type="float">
            <text:p>1.39645E-04</text:p>
          </table:table-cell>
          <table:table-cell table:formula="of:=[.F54]/[.$F$205]" office:value-type="float" office:value="0.000978427181796352" calcext:value-type="float">
            <text:p>9.78427E-04</text:p>
          </table:table-cell>
          <table:table-cell table:style-name="Default"/>
          <table:table-cell office:value-type="float" office:value="0.0009502481" calcext:value-type="float">
            <text:p>9.50248E-04</text:p>
          </table:table-cell>
          <table:table-cell/>
          <table:table-cell table:formula="of:=100*([.G54]-[.I54])/[.G54]" office:value-type="float" office:value="2.88003873161169" calcext:value-type="float">
            <text:p>2.88003873161169</text:p>
          </table:table-cell>
          <table:table-cell table:style-name="ce3"/>
          <table:table-cell table:style-name="ce1"/>
          <table:table-cell/>
          <table:table-cell table:style-name="ce3"/>
          <table:table-cell/>
        </table:table-row>
        <table:table-row table:style-name="ro1">
          <table:table-cell table:number-columns-repeated="2"/>
          <table:table-cell table:style-name="ce4" office:value-type="float" office:value="103" calcext:value-type="float">
            <text:p>103</text:p>
          </table:table-cell>
          <table:table-cell office:value-type="float" office:value="0.128758" calcext:value-type="float">
            <text:p>1.28758E-01</text:p>
          </table:table-cell>
          <table:table-cell office:value-type="float" office:value="1294.336" calcext:value-type="float">
            <text:p>1.29434E+03</text:p>
          </table:table-cell>
          <table:table-cell table:formula="of:=[.D55]/[.E55]" office:value-type="float" office:value="0.0000994780335245253" calcext:value-type="float">
            <text:p>9.94780E-05</text:p>
          </table:table-cell>
          <table:table-cell table:formula="of:=[.F55]/[.$F$205]" office:value-type="float" office:value="0.000696995461562073" calcext:value-type="float">
            <text:p>6.96995E-04</text:p>
          </table:table-cell>
          <table:table-cell/>
          <table:table-cell office:value-type="float" office:value="0.0007197583" calcext:value-type="float">
            <text:p>7.19758E-04</text:p>
          </table:table-cell>
          <table:table-cell/>
          <table:table-cell table:formula="of:=100*([.G55]-[.I55])/[.G55]" office:value-type="float" office:value="-3.26585174412936" calcext:value-type="float">
            <text:p>-3.26585174412936</text:p>
          </table:table-cell>
          <table:table-cell table:style-name="ce3"/>
          <table:table-cell table:style-name="ce1"/>
          <table:table-cell/>
          <table:table-cell table:style-name="ce3"/>
          <table:table-cell/>
        </table:table-row>
        <table:table-row table:style-name="ro1">
          <table:table-cell table:number-columns-repeated="2"/>
          <table:table-cell table:style-name="ce4" office:value-type="float" office:value="105" calcext:value-type="float">
            <text:p>105</text:p>
          </table:table-cell>
          <table:table-cell office:value-type="float" office:value="0.0953722" calcext:value-type="float">
            <text:p>9.53722E-02</text:p>
          </table:table-cell>
          <table:table-cell office:value-type="float" office:value="1319.469" calcext:value-type="float">
            <text:p>1.31947E+03</text:p>
          </table:table-cell>
          <table:table-cell table:formula="of:=[.D56]/[.E56]" office:value-type="float" office:value="0.0000722807432383785" calcext:value-type="float">
            <text:p>7.22807E-05</text:p>
          </table:table-cell>
          <table:table-cell table:formula="of:=[.F56]/[.$F$205]" office:value-type="float" office:value="0.000506436930953834" calcext:value-type="float">
            <text:p>5.06437E-04</text:p>
          </table:table-cell>
          <table:table-cell/>
          <table:table-cell office:value-type="float" office:value="0.0005452921" calcext:value-type="float">
            <text:p>5.45292E-04</text:p>
          </table:table-cell>
          <table:table-cell/>
          <table:table-cell table:formula="of:=100*([.G56]-[.I56])/[.G56]" office:value-type="float" office:value="-7.67226216559381" calcext:value-type="float">
            <text:p>-7.67226216559381</text:p>
          </table:table-cell>
          <table:table-cell table:style-name="ce3"/>
          <table:table-cell table:style-name="ce1"/>
          <table:table-cell/>
          <table:table-cell table:style-name="ce3"/>
          <table:table-cell/>
        </table:table-row>
        <table:table-row table:style-name="ro1">
          <table:table-cell table:number-columns-repeated="2"/>
          <table:table-cell table:style-name="ce4" office:value-type="float" office:value="107" calcext:value-type="float">
            <text:p>107</text:p>
          </table:table-cell>
          <table:table-cell office:value-type="float" office:value="0.0720118" calcext:value-type="float">
            <text:p>7.20118E-02</text:p>
          </table:table-cell>
          <table:table-cell office:value-type="float" office:value="1344.602" calcext:value-type="float">
            <text:p>1.34460E+03</text:p>
          </table:table-cell>
          <table:table-cell table:formula="of:=[.D57]/[.E57]" office:value-type="float" office:value="0.0000535562196099664" calcext:value-type="float">
            <text:p>5.35562E-05</text:p>
          </table:table-cell>
          <table:table-cell table:formula="of:=[.F57]/[.$F$205]" office:value-type="float" office:value="0.000375243063056381" calcext:value-type="float">
            <text:p>3.75243E-04</text:p>
          </table:table-cell>
          <table:table-cell/>
          <table:table-cell office:value-type="float" office:value="0.0004132001" calcext:value-type="float">
            <text:p>4.13200E-04</text:p>
          </table:table-cell>
          <table:table-cell/>
          <table:table-cell table:formula="of:=100*([.G57]-[.I57])/[.G57]" office:value-type="float" office:value="-10.1153200899855" calcext:value-type="float">
            <text:p>-10.1153200899855</text:p>
          </table:table-cell>
          <table:table-cell table:style-name="ce3"/>
          <table:table-cell table:style-name="ce1"/>
          <table:table-cell/>
          <table:table-cell table:style-name="ce3"/>
          <table:table-cell/>
        </table:table-row>
        <table:table-row table:style-name="ro1">
          <table:table-cell table:number-columns-repeated="2"/>
          <table:table-cell table:style-name="ce4" office:value-type="float" office:value="109" calcext:value-type="float">
            <text:p>109</text:p>
          </table:table-cell>
          <table:table-cell office:value-type="float" office:value="0.0540768" calcext:value-type="float">
            <text:p>5.40768E-02</text:p>
          </table:table-cell>
          <table:table-cell office:value-type="float" office:value="1369.734" calcext:value-type="float">
            <text:p>1.36973E+03</text:p>
          </table:table-cell>
          <table:table-cell table:formula="of:=[.D58]/[.E58]" office:value-type="float" office:value="0.0000394797822058882" calcext:value-type="float">
            <text:p>3.94798E-05</text:p>
          </table:table-cell>
          <table:table-cell table:formula="of:=[.F58]/[.$F$205]" office:value-type="float" office:value="0.000276616133693264" calcext:value-type="float">
            <text:p>2.76616E-04</text:p>
          </table:table-cell>
          <table:table-cell/>
          <table:table-cell office:value-type="float" office:value="0.0003131672" calcext:value-type="float">
            <text:p>3.13167E-04</text:p>
          </table:table-cell>
          <table:table-cell/>
          <table:table-cell table:formula="of:=100*([.G58]-[.I58])/[.G58]" office:value-type="float" office:value="-13.2136422480934" calcext:value-type="float">
            <text:p>-13.2136422480934</text:p>
          </table:table-cell>
          <table:table-cell table:style-name="ce3"/>
          <table:table-cell table:style-name="ce1"/>
          <table:table-cell/>
          <table:table-cell table:style-name="ce3"/>
          <table:table-cell/>
        </table:table-row>
        <table:table-row table:style-name="ro1">
          <table:table-cell table:number-columns-repeated="2"/>
          <table:table-cell table:style-name="ce4" office:value-type="float" office:value="111" calcext:value-type="float">
            <text:p>111</text:p>
          </table:table-cell>
          <table:table-cell office:value-type="float" office:value="0.0416112" calcext:value-type="float">
            <text:p>4.16112E-02</text:p>
          </table:table-cell>
          <table:table-cell office:value-type="float" office:value="1394.867" calcext:value-type="float">
            <text:p>1.39487E+03</text:p>
          </table:table-cell>
          <table:table-cell table:formula="of:=[.D59]/[.E59]" office:value-type="float" office:value="0.0000298316613698654" calcext:value-type="float">
            <text:p>2.98317E-05</text:p>
          </table:table-cell>
          <table:table-cell table:formula="of:=[.F59]/[.$F$205]" office:value-type="float" office:value="0.000209016320980315" calcext:value-type="float">
            <text:p>2.09016E-04</text:p>
          </table:table-cell>
          <table:table-cell/>
          <table:table-cell office:value-type="float" office:value="0.0002373959" calcext:value-type="float">
            <text:p>2.37396E-04</text:p>
          </table:table-cell>
          <table:table-cell/>
          <table:table-cell table:formula="of:=100*([.G59]-[.I59])/[.G59]" office:value-type="float" office:value="-13.5776856498959" calcext:value-type="float">
            <text:p>-13.5776856498959</text:p>
          </table:table-cell>
          <table:table-cell table:style-name="ce3"/>
          <table:table-cell table:style-name="ce1"/>
          <table:table-cell/>
          <table:table-cell table:style-name="ce3"/>
          <table:table-cell/>
        </table:table-row>
        <table:table-row table:style-name="ro1">
          <table:table-cell table:number-columns-repeated="2"/>
          <table:table-cell table:style-name="ce4" office:value-type="float" office:value="113" calcext:value-type="float">
            <text:p>113</text:p>
          </table:table-cell>
          <table:table-cell office:value-type="float" office:value="0.031739" calcext:value-type="float">
            <text:p>3.17390E-02</text:p>
          </table:table-cell>
          <table:table-cell office:value-type="float" office:value="1420" calcext:value-type="float">
            <text:p>1.42000E+03</text:p>
          </table:table-cell>
          <table:table-cell table:formula="of:=[.D60]/[.E60]" office:value-type="float" office:value="0.0000223514084507042" calcext:value-type="float">
            <text:p>2.23514E-05</text:p>
          </table:table-cell>
          <table:table-cell table:formula="of:=[.F60]/[.$F$205]" office:value-type="float" office:value="0.000156605731915883" calcext:value-type="float">
            <text:p>1.56606E-04</text:p>
          </table:table-cell>
          <table:table-cell/>
          <table:table-cell office:value-type="float" office:value="0.0001799896" calcext:value-type="float">
            <text:p>1.79990E-04</text:p>
          </table:table-cell>
          <table:table-cell/>
          <table:table-cell table:formula="of:=100*([.G60]-[.I60])/[.G60]" office:value-type="float" office:value="-14.9316808510415" calcext:value-type="float">
            <text:p>-14.9316808510415</text:p>
          </table:table-cell>
          <table:table-cell table:style-name="ce3"/>
          <table:table-cell table:style-name="ce1"/>
          <table:table-cell/>
          <table:table-cell table:style-name="ce3"/>
          <table:table-cell/>
        </table:table-row>
        <table:table-row table:style-name="ro1">
          <table:table-cell table:number-columns-repeated="2"/>
          <table:table-cell table:style-name="ce4" office:value-type="float" office:value="115" calcext:value-type="float">
            <text:p>115</text:p>
          </table:table-cell>
          <table:table-cell office:value-type="float" office:value="0.0245743" calcext:value-type="float">
            <text:p>2.45743E-02</text:p>
          </table:table-cell>
          <table:table-cell office:value-type="float" office:value="1445.133" calcext:value-type="float">
            <text:p>1.44513E+03</text:p>
          </table:table-cell>
          <table:table-cell table:formula="of:=[.D61]/[.E61]" office:value-type="float" office:value="0.000017004870831958" calcext:value-type="float">
            <text:p>1.70049E-05</text:p>
          </table:table-cell>
          <table:table-cell table:formula="of:=[.F61]/[.$F$205]" office:value-type="float" office:value="0.000119145075293451" calcext:value-type="float">
            <text:p>1.19145E-04</text:p>
          </table:table-cell>
          <table:table-cell/>
          <table:table-cell office:value-type="float" office:value="0.0001364885" calcext:value-type="float">
            <text:p>1.36489E-04</text:p>
          </table:table-cell>
          <table:table-cell/>
          <table:table-cell table:formula="of:=100*([.G61]-[.I61])/[.G61]" office:value-type="float" office:value="-14.5565602806768" calcext:value-type="float">
            <text:p>-14.5565602806768</text:p>
          </table:table-cell>
          <table:table-cell table:style-name="ce3"/>
          <table:table-cell table:style-name="ce1"/>
          <table:table-cell/>
          <table:table-cell table:style-name="ce3"/>
          <table:table-cell/>
        </table:table-row>
        <table:table-row table:style-name="ro1">
          <table:table-cell table:number-columns-repeated="2"/>
          <table:table-cell table:style-name="ce4" office:value-type="float" office:value="117" calcext:value-type="float">
            <text:p>117</text:p>
          </table:table-cell>
          <table:table-cell office:value-type="float" office:value="0.0189843" calcext:value-type="float">
            <text:p>1.89843E-02</text:p>
          </table:table-cell>
          <table:table-cell office:value-type="float" office:value="1470.265" calcext:value-type="float">
            <text:p>1.47027E+03</text:p>
          </table:table-cell>
          <table:table-cell table:formula="of:=[.D62]/[.E62]" office:value-type="float" office:value="0.0000129121620932281" calcext:value-type="float">
            <text:p>1.29122E-05</text:p>
          </table:table-cell>
          <table:table-cell table:formula="of:=[.F62]/[.$F$205]" office:value-type="float" office:value="0.0000904694037374092" calcext:value-type="float">
            <text:p>9.04694E-05</text:p>
          </table:table-cell>
          <table:table-cell/>
          <table:table-cell office:value-type="float" office:value="0.0001035181" calcext:value-type="float">
            <text:p>1.03518E-04</text:p>
          </table:table-cell>
          <table:table-cell/>
          <table:table-cell table:formula="of:=100*([.G62]-[.I62])/[.G62]" office:value-type="float" office:value="-14.4233251503073" calcext:value-type="float">
            <text:p>-14.4233251503073</text:p>
          </table:table-cell>
          <table:table-cell table:style-name="ce3"/>
          <table:table-cell table:style-name="ce1"/>
          <table:table-cell/>
          <table:table-cell table:style-name="ce3"/>
          <table:table-cell/>
        </table:table-row>
        <table:table-row table:style-name="ro1">
          <table:table-cell table:number-columns-repeated="2"/>
          <table:table-cell table:style-name="ce4" office:value-type="float" office:value="119" calcext:value-type="float">
            <text:p>119</text:p>
          </table:table-cell>
          <table:table-cell office:value-type="float" office:value="0.0149019" calcext:value-type="float">
            <text:p>1.49019E-02</text:p>
          </table:table-cell>
          <table:table-cell office:value-type="float" office:value="1495.398" calcext:value-type="float">
            <text:p>1.49540E+03</text:p>
          </table:table-cell>
          <table:table-cell table:formula="of:=[.D63]/[.E63]" office:value-type="float" office:value="0.00000996517315122797" calcext:value-type="float">
            <text:p>9.96517E-06</text:p>
          </table:table-cell>
          <table:table-cell table:formula="of:=[.F63]/[.$F$205]" office:value-type="float" office:value="0.0000698212481087468" calcext:value-type="float">
            <text:p>6.98212E-05</text:p>
          </table:table-cell>
          <table:table-cell/>
          <table:table-cell office:value-type="float" office:value="0.00007852439" calcext:value-type="float">
            <text:p>7.85244E-05</text:p>
          </table:table-cell>
          <table:table-cell/>
          <table:table-cell table:formula="of:=100*([.G63]-[.I63])/[.G63]" office:value-type="float" office:value="-12.4648901688181" calcext:value-type="float">
            <text:p>-12.4648901688181</text:p>
          </table:table-cell>
          <table:table-cell table:style-name="ce3"/>
          <table:table-cell table:style-name="ce1"/>
          <table:table-cell/>
          <table:table-cell table:style-name="ce3"/>
          <table:table-cell/>
        </table:table-row>
        <table:table-row table:style-name="ro1">
          <table:table-cell table:number-columns-repeated="2"/>
          <table:table-cell table:style-name="ce4" office:value-type="float" office:value="121" calcext:value-type="float">
            <text:p>121</text:p>
          </table:table-cell>
          <table:table-cell office:value-type="float" office:value="0.0116964" calcext:value-type="float">
            <text:p>1.16964E-02</text:p>
          </table:table-cell>
          <table:table-cell office:value-type="float" office:value="1520.531" calcext:value-type="float">
            <text:p>1.52053E+03</text:p>
          </table:table-cell>
          <table:table-cell table:formula="of:=[.D64]/[.E64]" office:value-type="float" office:value="0.00000769231275126913" calcext:value-type="float">
            <text:p>7.69231E-06</text:p>
          </table:table-cell>
          <table:table-cell table:formula="of:=[.F64]/[.$F$205]" office:value-type="float" office:value="0.0000538963918625192" calcext:value-type="float">
            <text:p>5.38964E-05</text:p>
          </table:table-cell>
          <table:table-cell/>
          <table:table-cell office:value-type="float" office:value="0.00005957427" calcext:value-type="float">
            <text:p>5.95743E-05</text:p>
          </table:table-cell>
          <table:table-cell/>
          <table:table-cell table:formula="of:=100*([.G64]-[.I64])/[.G64]" office:value-type="float" office:value="-10.534801943633" calcext:value-type="float">
            <text:p>-10.534801943633</text:p>
          </table:table-cell>
          <table:table-cell table:style-name="ce3"/>
          <table:table-cell table:style-name="ce1"/>
          <table:table-cell/>
          <table:table-cell table:style-name="ce3"/>
          <table:table-cell/>
        </table:table-row>
        <table:table-row table:style-name="ro1">
          <table:table-cell table:number-columns-repeated="2"/>
          <table:table-cell table:style-name="ce4" office:value-type="float" office:value="123" calcext:value-type="float">
            <text:p>123</text:p>
          </table:table-cell>
          <table:table-cell office:value-type="float" office:value="0.0093236" calcext:value-type="float">
            <text:p>9.32360E-03</text:p>
          </table:table-cell>
          <table:table-cell office:value-type="float" office:value="1545.664" calcext:value-type="float">
            <text:p>1.54566E+03</text:p>
          </table:table-cell>
          <table:table-cell table:formula="of:=[.D65]/[.E65]" office:value-type="float" office:value="0.00000603210012007785" calcext:value-type="float">
            <text:p>6.03210E-06</text:p>
          </table:table-cell>
          <table:table-cell table:formula="of:=[.F65]/[.$F$205]" office:value-type="float" office:value="0.0000422640683417385" calcext:value-type="float">
            <text:p>4.22641E-05</text:p>
          </table:table-cell>
          <table:table-cell/>
          <table:table-cell office:value-type="float" office:value="0.00004520392" calcext:value-type="float">
            <text:p>4.52039E-05</text:p>
          </table:table-cell>
          <table:table-cell/>
          <table:table-cell table:formula="of:=100*([.G65]-[.I65])/[.G65]" office:value-type="float" office:value="-6.95591260758544" calcext:value-type="float">
            <text:p>-6.95591260758544</text:p>
          </table:table-cell>
          <table:table-cell table:style-name="ce3"/>
          <table:table-cell table:style-name="ce1"/>
          <table:table-cell/>
          <table:table-cell table:style-name="ce3"/>
          <table:table-cell/>
        </table:table-row>
        <table:table-row table:style-name="ro1">
          <table:table-cell table:number-columns-repeated="2"/>
          <table:table-cell table:style-name="ce4" office:value-type="float" office:value="125" calcext:value-type="float">
            <text:p>125</text:p>
          </table:table-cell>
          <table:table-cell office:value-type="float" office:value="0.00741328" calcext:value-type="float">
            <text:p>7.41328E-03</text:p>
          </table:table-cell>
          <table:table-cell office:value-type="float" office:value="1570.796" calcext:value-type="float">
            <text:p>1.57080E+03</text:p>
          </table:table-cell>
          <table:table-cell table:formula="of:=[.D66]/[.E66]" office:value-type="float" office:value="0.00000471944160794909" calcext:value-type="float">
            <text:p>4.71944E-06</text:p>
          </table:table-cell>
          <table:table-cell table:formula="of:=[.F66]/[.$F$205]" office:value-type="float" office:value="0.0000330668919087222" calcext:value-type="float">
            <text:p>3.30669E-05</text:p>
          </table:table-cell>
          <table:table-cell/>
          <table:table-cell office:value-type="float" office:value="0.00003430476" calcext:value-type="float">
            <text:p>3.43048E-05</text:p>
          </table:table-cell>
          <table:table-cell/>
          <table:table-cell table:formula="of:=100*([.G66]-[.I66])/[.G66]" office:value-type="float" office:value="-3.74352719540366" calcext:value-type="float">
            <text:p>-3.74352719540366</text:p>
          </table:table-cell>
          <table:table-cell table:style-name="ce3"/>
          <table:table-cell table:style-name="ce1"/>
          <table:table-cell/>
          <table:table-cell table:style-name="ce3"/>
          <table:table-cell/>
        </table:table-row>
        <table:table-row table:style-name="ro1">
          <table:table-cell table:number-columns-repeated="2"/>
          <table:table-cell table:style-name="ce4" office:value-type="float" office:value="127" calcext:value-type="float">
            <text:p>127</text:p>
          </table:table-cell>
          <table:table-cell office:value-type="float" office:value="0.00594396" calcext:value-type="float">
            <text:p>5.94396E-03</text:p>
          </table:table-cell>
          <table:table-cell office:value-type="float" office:value="1595.929" calcext:value-type="float">
            <text:p>1.59593E+03</text:p>
          </table:table-cell>
          <table:table-cell table:formula="of:=[.D67]/[.E67]" office:value-type="float" office:value="0.0000037244514010335" calcext:value-type="float">
            <text:p>3.72445E-06</text:p>
          </table:table-cell>
          <table:table-cell table:formula="of:=[.F67]/[.$F$205]" office:value-type="float" office:value="0.0000260954668217165" calcext:value-type="float">
            <text:p>2.60955E-05</text:p>
          </table:table-cell>
          <table:table-cell/>
          <table:table-cell office:value-type="float" office:value="0.00002603702" calcext:value-type="float">
            <text:p>2.60370E-05</text:p>
          </table:table-cell>
          <table:table-cell/>
          <table:table-cell table:formula="of:=100*([.G67]-[.I67])/[.G67]" office:value-type="float" office:value="0.223973083585132" calcext:value-type="float">
            <text:p>0.223973083585132</text:p>
          </table:table-cell>
          <table:table-cell table:style-name="ce3"/>
          <table:table-cell table:style-name="ce1"/>
          <table:table-cell/>
          <table:table-cell table:style-name="ce3"/>
          <table:table-cell/>
        </table:table-row>
        <table:table-row table:style-name="ro1">
          <table:table-cell table:number-columns-repeated="2"/>
          <table:table-cell table:style-name="ce4" office:value-type="float" office:value="129" calcext:value-type="float">
            <text:p>129</text:p>
          </table:table-cell>
          <table:table-cell office:value-type="float" office:value="0.00478897" calcext:value-type="float">
            <text:p>4.78897E-03</text:p>
          </table:table-cell>
          <table:table-cell office:value-type="float" office:value="1621.062" calcext:value-type="float">
            <text:p>1.62106E+03</text:p>
          </table:table-cell>
          <table:table-cell table:formula="of:=[.D68]/[.E68]" office:value-type="float" office:value="0.00000295421766718361" calcext:value-type="float">
            <text:p>2.95422E-06</text:p>
          </table:table-cell>
          <table:table-cell table:formula="of:=[.F68]/[.$F$205]" office:value-type="float" office:value="0.0000206988038820231" calcext:value-type="float">
            <text:p>2.06988E-05</text:p>
          </table:table-cell>
          <table:table-cell/>
          <table:table-cell office:value-type="float" office:value="0.00001976445" calcext:value-type="float">
            <text:p>1.97645E-05</text:p>
          </table:table-cell>
          <table:table-cell/>
          <table:table-cell table:formula="of:=100*([.G68]-[.I68])/[.G68]" office:value-type="float" office:value="4.51404770704941" calcext:value-type="float">
            <text:p>4.51404770704941</text:p>
          </table:table-cell>
          <table:table-cell table:style-name="ce3"/>
          <table:table-cell table:style-name="ce1"/>
          <table:table-cell/>
          <table:table-cell table:style-name="ce3"/>
          <table:table-cell/>
        </table:table-row>
        <table:table-row table:style-name="ro1">
          <table:table-cell table:number-columns-repeated="2"/>
          <table:table-cell table:style-name="ce4" office:value-type="float" office:value="131" calcext:value-type="float">
            <text:p>131</text:p>
          </table:table-cell>
          <table:table-cell office:value-type="float" office:value="0.00381008" calcext:value-type="float">
            <text:p>3.81008E-03</text:p>
          </table:table-cell>
          <table:table-cell office:value-type="float" office:value="1646.195" calcext:value-type="float">
            <text:p>1.64620E+03</text:p>
          </table:table-cell>
          <table:table-cell table:formula="of:=[.D69]/[.E69]" office:value-type="float" office:value="0.00000231447671752131" calcext:value-type="float">
            <text:p>2.31448E-06</text:p>
          </table:table-cell>
          <table:table-cell table:formula="of:=[.F69]/[.$F$205]" office:value-type="float" office:value="0.0000162164420711606" calcext:value-type="float">
            <text:p>1.62164E-05</text:p>
          </table:table-cell>
          <table:table-cell/>
          <table:table-cell office:value-type="float" office:value="0.00001500489" calcext:value-type="float">
            <text:p>1.50049E-05</text:p>
          </table:table-cell>
          <table:table-cell/>
          <table:table-cell table:formula="of:=100*([.G69]-[.I69])/[.G69]" office:value-type="float" office:value="7.47113371628692" calcext:value-type="float">
            <text:p>7.47113371628692</text:p>
          </table:table-cell>
          <table:table-cell table:style-name="ce3"/>
          <table:table-cell table:style-name="ce1"/>
          <table:table-cell/>
          <table:table-cell table:style-name="ce3"/>
          <table:table-cell/>
        </table:table-row>
        <table:table-row table:style-name="ro1">
          <table:table-cell table:number-columns-repeated="2"/>
          <table:table-cell table:style-name="ce4" office:value-type="float" office:value="133" calcext:value-type="float">
            <text:p>133</text:p>
          </table:table-cell>
          <table:table-cell office:value-type="float" office:value="0.00314955" calcext:value-type="float">
            <text:p>3.14955E-03</text:p>
          </table:table-cell>
          <table:table-cell office:value-type="float" office:value="1671.327" calcext:value-type="float">
            <text:p>1.67133E+03</text:p>
          </table:table-cell>
          <table:table-cell table:formula="of:=[.D70]/[.E70]" office:value-type="float" office:value="0.00000188446067107155" calcext:value-type="float">
            <text:p>1.88446E-06</text:p>
          </table:table-cell>
          <table:table-cell table:formula="of:=[.F70]/[.$F$205]" office:value-type="float" office:value="0.0000132035233175902" calcext:value-type="float">
            <text:p>1.32035E-05</text:p>
          </table:table-cell>
          <table:table-cell/>
          <table:table-cell office:value-type="float" office:value="0.00001139288" calcext:value-type="float">
            <text:p>1.13929E-05</text:p>
          </table:table-cell>
          <table:table-cell/>
          <table:table-cell table:formula="of:=100*([.G70]-[.I70])/[.G70]" office:value-type="float" office:value="13.7133344944223" calcext:value-type="float">
            <text:p>13.7133344944223</text:p>
          </table:table-cell>
          <table:table-cell table:style-name="ce3"/>
          <table:table-cell table:style-name="ce1"/>
          <table:table-cell/>
          <table:table-cell table:style-name="ce3"/>
          <table:table-cell/>
        </table:table-row>
        <table:table-row table:style-name="ro1">
          <table:table-cell table:number-columns-repeated="2"/>
          <table:table-cell table:style-name="ce4" office:value-type="float" office:value="135" calcext:value-type="float">
            <text:p>135</text:p>
          </table:table-cell>
          <table:table-cell office:value-type="float" office:value="0.00255149" calcext:value-type="float">
            <text:p>2.55149E-03</text:p>
          </table:table-cell>
          <table:table-cell office:value-type="float" office:value="1696.46" calcext:value-type="float">
            <text:p>1.69646E+03</text:p>
          </table:table-cell>
          <table:table-cell table:formula="of:=[.D71]/[.E71]" office:value-type="float" office:value="0.00000150400834679273" calcext:value-type="float">
            <text:p>1.50401E-06</text:p>
          </table:table-cell>
          <table:table-cell table:formula="of:=[.F71]/[.$F$205]" office:value-type="float" office:value="0.0000105378740886305" calcext:value-type="float">
            <text:p>1.05379E-05</text:p>
          </table:table-cell>
          <table:table-cell/>
          <table:table-cell office:value-type="float" office:value="0.000008651372" calcext:value-type="float">
            <text:p>8.65137E-06</text:p>
          </table:table-cell>
          <table:table-cell/>
          <table:table-cell table:formula="of:=100*([.G71]-[.I71])/[.G71]" office:value-type="float" office:value="17.9021126345197" calcext:value-type="float">
            <text:p>17.9021126345197</text:p>
          </table:table-cell>
          <table:table-cell table:style-name="ce3"/>
          <table:table-cell table:style-name="ce1"/>
          <table:table-cell/>
          <table:table-cell table:style-name="ce3"/>
          <table:table-cell/>
        </table:table-row>
        <table:table-row table:style-name="ro1">
          <table:table-cell table:number-columns-repeated="2"/>
          <table:table-cell table:style-name="ce4" office:value-type="float" office:value="137" calcext:value-type="float">
            <text:p>137</text:p>
          </table:table-cell>
          <table:table-cell office:value-type="float" office:value="0.00209464" calcext:value-type="float">
            <text:p>2.09464E-03</text:p>
          </table:table-cell>
          <table:table-cell office:value-type="float" office:value="1721.593" calcext:value-type="float">
            <text:p>1.72159E+03</text:p>
          </table:table-cell>
          <table:table-cell table:formula="of:=[.D72]/[.E72]" office:value-type="float" office:value="0.0000012166871031655" calcext:value-type="float">
            <text:p>1.21669E-06</text:p>
          </table:table-cell>
          <table:table-cell table:formula="of:=[.F72]/[.$F$205]" office:value-type="float" office:value="0.0000085247502287868" calcext:value-type="float">
            <text:p>8.52475E-06</text:p>
          </table:table-cell>
          <table:table-cell/>
          <table:table-cell office:value-type="float" office:value="0.000006570309" calcext:value-type="float">
            <text:p>6.57031E-06</text:p>
          </table:table-cell>
          <table:table-cell/>
          <table:table-cell table:formula="of:=100*([.G72]-[.I72])/[.G72]" office:value-type="float" office:value="22.9266685396475" calcext:value-type="float">
            <text:p>22.9266685396475</text:p>
          </table:table-cell>
          <table:table-cell table:style-name="ce3"/>
          <table:table-cell table:style-name="ce1"/>
          <table:table-cell/>
          <table:table-cell table:style-name="ce3"/>
          <table:table-cell/>
        </table:table-row>
        <table:table-row table:style-name="ro1">
          <table:table-cell table:number-columns-repeated="2"/>
          <table:table-cell table:style-name="ce4" office:value-type="float" office:value="139" calcext:value-type="float">
            <text:p>139</text:p>
          </table:table-cell>
          <table:table-cell office:value-type="float" office:value="0.0016626" calcext:value-type="float">
            <text:p>1.66260E-03</text:p>
          </table:table-cell>
          <table:table-cell office:value-type="float" office:value="1746.726" calcext:value-type="float">
            <text:p>1.74673E+03</text:p>
          </table:table-cell>
          <table:table-cell table:formula="of:=[.D73]/[.E73]" office:value-type="float" office:value="0.000000951837895582936" calcext:value-type="float">
            <text:p>9.51838E-07</text:p>
          </table:table-cell>
          <table:table-cell table:formula="of:=[.F73]/[.$F$205]" office:value-type="float" office:value="0.00000666907728127275" calcext:value-type="float">
            <text:p>6.66908E-06</text:p>
          </table:table-cell>
          <table:table-cell/>
          <table:table-cell office:value-type="float" office:value="0.000004990387" calcext:value-type="float">
            <text:p>4.99039E-06</text:p>
          </table:table-cell>
          <table:table-cell/>
          <table:table-cell table:formula="of:=100*([.G73]-[.I73])/[.G73]" office:value-type="float" office:value="25.1712524907551" calcext:value-type="float">
            <text:p>25.1712524907551</text:p>
          </table:table-cell>
          <table:table-cell table:style-name="ce3"/>
          <table:table-cell table:style-name="ce1"/>
          <table:table-cell/>
          <table:table-cell table:style-name="ce3"/>
          <table:table-cell/>
        </table:table-row>
        <table:table-row table:style-name="ro1">
          <table:table-cell table:number-columns-repeated="2"/>
          <table:table-cell table:style-name="ce4" office:value-type="float" office:value="141" calcext:value-type="float">
            <text:p>141</text:p>
          </table:table-cell>
          <table:table-cell office:value-type="float" office:value="0.00127304" calcext:value-type="float">
            <text:p>1.27304E-03</text:p>
          </table:table-cell>
          <table:table-cell office:value-type="float" office:value="1771.858" calcext:value-type="float">
            <text:p>1.77186E+03</text:p>
          </table:table-cell>
          <table:table-cell table:formula="of:=[.D74]/[.E74]" office:value-type="float" office:value="0.000000718477440065739" calcext:value-type="float">
            <text:p>7.18477E-07</text:p>
          </table:table-cell>
          <table:table-cell table:formula="of:=[.F74]/[.$F$205]" office:value-type="float" office:value="0.00000503403110433516" calcext:value-type="float">
            <text:p>5.03403E-06</text:p>
          </table:table-cell>
          <table:table-cell/>
          <table:table-cell office:value-type="float" office:value="0.000003790782" calcext:value-type="float">
            <text:p>3.79078E-06</text:p>
          </table:table-cell>
          <table:table-cell/>
          <table:table-cell table:formula="of:=100*([.G74]-[.I74])/[.G74]" office:value-type="float" office:value="24.6968896013477" calcext:value-type="float">
            <text:p>24.6968896013477</text:p>
          </table:table-cell>
          <table:table-cell table:style-name="ce3"/>
          <table:table-cell table:style-name="ce1"/>
          <table:table-cell/>
          <table:table-cell table:style-name="ce3"/>
          <table:table-cell/>
        </table:table-row>
        <table:table-row table:style-name="ro1">
          <table:table-cell table:number-columns-repeated="2"/>
          <table:table-cell table:style-name="ce4" office:value-type="float" office:value="143" calcext:value-type="float">
            <text:p>143</text:p>
          </table:table-cell>
          <table:table-cell office:value-type="float" office:value="0.00101146" calcext:value-type="float">
            <text:p>1.01146E-03</text:p>
          </table:table-cell>
          <table:table-cell office:value-type="float" office:value="1796.991" calcext:value-type="float">
            <text:p>1.79699E+03</text:p>
          </table:table-cell>
          <table:table-cell table:formula="of:=[.D75]/[.E75]" office:value-type="float" office:value="0.000000562863141774222" calcext:value-type="float">
            <text:p>5.62863E-07</text:p>
          </table:table-cell>
          <table:table-cell table:formula="of:=[.F75]/[.$F$205]" office:value-type="float" office:value="0.00000394371542538063" calcext:value-type="float">
            <text:p>3.94372E-06</text:p>
          </table:table-cell>
          <table:table-cell/>
          <table:table-cell office:value-type="float" office:value="0.000002879838" calcext:value-type="float">
            <text:p>2.87984E-06</text:p>
          </table:table-cell>
          <table:table-cell/>
          <table:table-cell table:formula="of:=100*([.G75]-[.I75])/[.G75]" office:value-type="float" office:value="26.9765262101271" calcext:value-type="float">
            <text:p>26.9765262101271</text:p>
          </table:table-cell>
          <table:table-cell table:style-name="ce3"/>
          <table:table-cell table:style-name="ce1"/>
          <table:table-cell/>
          <table:table-cell table:style-name="ce3"/>
          <table:table-cell/>
        </table:table-row>
        <table:table-row table:style-name="ro1">
          <table:table-cell table:number-columns-repeated="2"/>
          <table:table-cell table:style-name="ce4" office:value-type="float" office:value="145" calcext:value-type="float">
            <text:p>145</text:p>
          </table:table-cell>
          <table:table-cell office:value-type="float" office:value="0.000755397" calcext:value-type="float">
            <text:p>7.55397E-04</text:p>
          </table:table-cell>
          <table:table-cell office:value-type="float" office:value="1822.124" calcext:value-type="float">
            <text:p>1.82212E+03</text:p>
          </table:table-cell>
          <table:table-cell table:formula="of:=[.D76]/[.E76]" office:value-type="float" office:value="0.000000414569480452483" calcext:value-type="float">
            <text:p>4.14569E-07</text:p>
          </table:table-cell>
          <table:table-cell table:formula="of:=[.F76]/[.$F$205]" office:value-type="float" office:value="0.00000290469198213783" calcext:value-type="float">
            <text:p>2.90469E-06</text:p>
          </table:table-cell>
          <table:table-cell/>
          <table:table-cell office:value-type="float" office:value="0.000002188017" calcext:value-type="float">
            <text:p>2.18802E-06</text:p>
          </table:table-cell>
          <table:table-cell/>
          <table:table-cell table:formula="of:=100*([.G76]-[.I76])/[.G76]" office:value-type="float" office:value="24.6730113397553" calcext:value-type="float">
            <text:p>24.6730113397553</text:p>
          </table:table-cell>
          <table:table-cell table:style-name="ce3"/>
          <table:table-cell table:style-name="ce1"/>
          <table:table-cell/>
          <table:table-cell table:style-name="ce3"/>
          <table:table-cell/>
        </table:table-row>
        <table:table-row table:style-name="ro1">
          <table:table-cell table:number-columns-repeated="2"/>
          <table:table-cell table:style-name="ce4" office:value-type="float" office:value="147" calcext:value-type="float">
            <text:p>147</text:p>
          </table:table-cell>
          <table:table-cell office:value-type="float" office:value="0.000682164" calcext:value-type="float">
            <text:p>6.82164E-04</text:p>
          </table:table-cell>
          <table:table-cell office:value-type="float" office:value="1847.256" calcext:value-type="float">
            <text:p>1.84726E+03</text:p>
          </table:table-cell>
          <table:table-cell table:formula="of:=[.D77]/[.E77]" office:value-type="float" office:value="0.000000369285036833011" calcext:value-type="float">
            <text:p>3.69285E-07</text:p>
          </table:table-cell>
          <table:table-cell table:formula="of:=[.F77]/[.$F$205]" office:value-type="float" office:value="0.00000258740533538929" calcext:value-type="float">
            <text:p>2.58741E-06</text:p>
          </table:table-cell>
          <table:table-cell/>
          <table:table-cell office:value-type="float" office:value="0.000001662552" calcext:value-type="float">
            <text:p>1.66255E-06</text:p>
          </table:table-cell>
          <table:table-cell/>
          <table:table-cell table:formula="of:=100*([.G77]-[.I77])/[.G77]" office:value-type="float" office:value="35.7444317958067" calcext:value-type="float">
            <text:p>35.7444317958067</text:p>
          </table:table-cell>
          <table:table-cell table:style-name="ce3"/>
          <table:table-cell table:style-name="ce1"/>
          <table:table-cell/>
          <table:table-cell table:style-name="ce3"/>
          <table:table-cell/>
        </table:table-row>
        <table:table-row table:style-name="ro1">
          <table:table-cell table:number-columns-repeated="2"/>
          <table:table-cell table:style-name="ce4" office:value-type="float" office:value="149" calcext:value-type="float">
            <text:p>149</text:p>
          </table:table-cell>
          <table:table-cell office:value-type="float" office:value="0.000604816" calcext:value-type="float">
            <text:p>6.04816E-04</text:p>
          </table:table-cell>
          <table:table-cell office:value-type="float" office:value="1872.389" calcext:value-type="float">
            <text:p>1.87239E+03</text:p>
          </table:table-cell>
          <table:table-cell table:formula="of:=[.D78]/[.E78]" office:value-type="float" office:value="0.000000323018347149017" calcext:value-type="float">
            <text:p>3.23018E-07</text:p>
          </table:table-cell>
          <table:table-cell table:formula="of:=[.F78]/[.$F$205]" office:value-type="float" office:value="0.00000226323655572303" calcext:value-type="float">
            <text:p>2.26324E-06</text:p>
          </table:table-cell>
          <table:table-cell/>
          <table:table-cell office:value-type="float" office:value="0.0000012634" calcext:value-type="float">
            <text:p>1.26340E-06</text:p>
          </table:table-cell>
          <table:table-cell/>
          <table:table-cell table:formula="of:=100*([.G78]-[.I78])/[.G78]" office:value-type="float" office:value="44.1772890772178" calcext:value-type="float">
            <text:p>44.1772890772178</text:p>
          </table:table-cell>
          <table:table-cell table:style-name="ce3"/>
          <table:table-cell table:style-name="ce1"/>
          <table:table-cell/>
          <table:table-cell table:style-name="ce3"/>
          <table:table-cell/>
        </table:table-row>
        <table:table-row table:style-name="ro1">
          <table:table-cell table:number-columns-repeated="2"/>
          <table:table-cell table:style-name="ce4" office:value-type="float" office:value="151" calcext:value-type="float">
            <text:p>151</text:p>
          </table:table-cell>
          <table:table-cell office:value-type="float" office:value="0.000456984" calcext:value-type="float">
            <text:p>4.56984E-04</text:p>
          </table:table-cell>
          <table:table-cell office:value-type="float" office:value="1897.522" calcext:value-type="float">
            <text:p>1.89752E+03</text:p>
          </table:table-cell>
          <table:table-cell table:formula="of:=[.D79]/[.E79]" office:value-type="float" office:value="0.000000240831990353735" calcext:value-type="float">
            <text:p>2.40832E-07</text:p>
          </table:table-cell>
          <table:table-cell table:formula="of:=[.F79]/[.$F$205]" office:value-type="float" office:value="0.00000168739568252654" calcext:value-type="float">
            <text:p>1.68740E-06</text:p>
          </table:table-cell>
          <table:table-cell/>
          <table:table-cell office:value-type="float" office:value="0.0000009601656" calcext:value-type="float">
            <text:p>9.60166E-07</text:p>
          </table:table-cell>
          <table:table-cell/>
          <table:table-cell table:formula="of:=100*([.G79]-[.I79])/[.G79]" office:value-type="float" office:value="43.0977802098946" calcext:value-type="float">
            <text:p>43.0977802098946</text:p>
          </table:table-cell>
          <table:table-cell table:style-name="ce3"/>
          <table:table-cell table:style-name="ce1"/>
          <table:table-cell/>
          <table:table-cell table:style-name="ce3"/>
          <table:table-cell/>
        </table:table-row>
        <table:table-row table:style-name="ro1">
          <table:table-cell table:number-columns-repeated="2"/>
          <table:table-cell table:style-name="ce4" office:value-type="float" office:value="153" calcext:value-type="float">
            <text:p>153</text:p>
          </table:table-cell>
          <table:table-cell office:value-type="float" office:value="0.000397332" calcext:value-type="float">
            <text:p>3.97332E-04</text:p>
          </table:table-cell>
          <table:table-cell office:value-type="float" office:value="1922.655" calcext:value-type="float">
            <text:p>1.92266E+03</text:p>
          </table:table-cell>
          <table:table-cell table:formula="of:=[.D80]/[.E80]" office:value-type="float" office:value="0.000000206657980760979" calcext:value-type="float">
            <text:p>2.06658E-07</text:p>
          </table:table-cell>
          <table:table-cell table:formula="of:=[.F80]/[.$F$205]" office:value-type="float" office:value="0.00000144795458437036" calcext:value-type="float">
            <text:p>1.44795E-06</text:p>
          </table:table-cell>
          <table:table-cell/>
          <table:table-cell office:value-type="float" office:value="0.0000007297769" calcext:value-type="float">
            <text:p>7.29777E-07</text:p>
          </table:table-cell>
          <table:table-cell/>
          <table:table-cell table:formula="of:=100*([.G80]-[.I80])/[.G80]" office:value-type="float" office:value="49.599462035797" calcext:value-type="float">
            <text:p>49.599462035797</text:p>
          </table:table-cell>
          <table:table-cell table:style-name="ce3"/>
          <table:table-cell table:style-name="ce1"/>
          <table:table-cell/>
          <table:table-cell table:style-name="ce3"/>
          <table:table-cell/>
        </table:table-row>
        <table:table-row table:style-name="ro1">
          <table:table-cell table:number-columns-repeated="2"/>
          <table:table-cell table:style-name="ce4" office:value-type="float" office:value="155" calcext:value-type="float">
            <text:p>155</text:p>
          </table:table-cell>
          <table:table-cell office:value-type="float" office:value="0.00031626" calcext:value-type="float">
            <text:p>3.16260E-04</text:p>
          </table:table-cell>
          <table:table-cell office:value-type="float" office:value="1947.787" calcext:value-type="float">
            <text:p>1.94779E+03</text:p>
          </table:table-cell>
          <table:table-cell table:formula="of:=[.D81]/[.E81]" office:value-type="float" office:value="0.000000162368883250581" calcext:value-type="float">
            <text:p>1.62369E-07</text:p>
          </table:table-cell>
          <table:table-cell table:formula="of:=[.F81]/[.$F$205]" office:value-type="float" office:value="0.00000113764185634667" calcext:value-type="float">
            <text:p>1.13764E-06</text:p>
          </table:table-cell>
          <table:table-cell/>
          <table:table-cell office:value-type="float" office:value="0.0000005547176" calcext:value-type="float">
            <text:p>5.54718E-07</text:p>
          </table:table-cell>
          <table:table-cell/>
          <table:table-cell table:formula="of:=100*([.G81]-[.I81])/[.G81]" office:value-type="float" office:value="51.2396984248299" calcext:value-type="float">
            <text:p>51.2396984248299</text:p>
          </table:table-cell>
          <table:table-cell table:number-columns-repeated="3"/>
          <table:table-cell table:style-name="ce3"/>
          <table:table-cell/>
        </table:table-row>
        <table:table-row table:style-name="ro1">
          <table:table-cell table:number-columns-repeated="2"/>
          <table:table-cell table:style-name="ce4" office:value-type="float" office:value="157" calcext:value-type="float">
            <text:p>157</text:p>
          </table:table-cell>
          <table:table-cell office:value-type="float" office:value="0.000299144" calcext:value-type="float">
            <text:p>2.99144E-04</text:p>
          </table:table-cell>
          <table:table-cell office:value-type="float" office:value="1972.92" calcext:value-type="float">
            <text:p>1.97292E+03</text:p>
          </table:table-cell>
          <table:table-cell table:formula="of:=[.D82]/[.E82]" office:value-type="float" office:value="0.000000151625002534315" calcext:value-type="float">
            <text:p>1.51625E-07</text:p>
          </table:table-cell>
          <table:table-cell table:formula="of:=[.F82]/[.$F$205]" office:value-type="float" office:value="0.00000106236457317685" calcext:value-type="float">
            <text:p>1.06236E-06</text:p>
          </table:table-cell>
          <table:table-cell/>
          <table:table-cell office:value-type="float" office:value="0.0000004216877" calcext:value-type="float">
            <text:p>4.21688E-07</text:p>
          </table:table-cell>
          <table:table-cell/>
          <table:table-cell table:formula="of:=100*([.G82]-[.I82])/[.G82]" office:value-type="float" office:value="60.3066865512089" calcext:value-type="float">
            <text:p>60.3066865512089</text:p>
          </table:table-cell>
          <table:table-cell table:number-columns-repeated="3"/>
          <table:table-cell table:style-name="ce3"/>
          <table:table-cell/>
        </table:table-row>
        <table:table-row table:style-name="ro1">
          <table:table-cell table:number-columns-repeated="2"/>
          <table:table-cell table:style-name="ce4" office:value-type="float" office:value="159" calcext:value-type="float">
            <text:p>159</text:p>
          </table:table-cell>
          <table:table-cell office:value-type="float" office:value="0.000215752" calcext:value-type="float">
            <text:p>2.15752E-04</text:p>
          </table:table-cell>
          <table:table-cell office:value-type="float" office:value="1998.053" calcext:value-type="float">
            <text:p>1.99805E+03</text:p>
          </table:table-cell>
          <table:table-cell table:formula="of:=[.D83]/[.E83]" office:value-type="float" office:value="0.00000010798111961995" calcext:value-type="float">
            <text:p>1.07981E-07</text:p>
          </table:table-cell>
          <table:table-cell table:formula="of:=[.F83]/[.$F$205]" office:value-type="float" office:value="0.000000756572558211469" calcext:value-type="float">
            <text:p>7.56573E-07</text:p>
          </table:table-cell>
          <table:table-cell/>
          <table:table-cell office:value-type="float" office:value="0.0000003205875" calcext:value-type="float">
            <text:p>3.20588E-07</text:p>
          </table:table-cell>
          <table:table-cell/>
          <table:table-cell table:formula="of:=100*([.G83]-[.I83])/[.G83]" office:value-type="float" office:value="57.6263378151243" calcext:value-type="float">
            <text:p>57.6263378151243</text:p>
          </table:table-cell>
          <table:table-cell table:number-columns-repeated="3"/>
          <table:table-cell table:style-name="ce3"/>
          <table:table-cell/>
        </table:table-row>
        <table:table-row table:style-name="ro1">
          <table:table-cell table:number-columns-repeated="2"/>
          <table:table-cell table:style-name="ce4" office:value-type="float" office:value="161" calcext:value-type="float">
            <text:p>161</text:p>
          </table:table-cell>
          <table:table-cell office:value-type="float" office:value="0.000194783" calcext:value-type="float">
            <text:p>1.94783E-04</text:p>
          </table:table-cell>
          <table:table-cell office:value-type="float" office:value="2023.186" calcext:value-type="float">
            <text:p>2.02319E+03</text:p>
          </table:table-cell>
          <table:table-cell table:formula="of:=[.D84]/[.E84]" office:value-type="float" office:value="0.0000000962753795251648" calcext:value-type="float">
            <text:p>9.62754E-08</text:p>
          </table:table-cell>
          <table:table-cell table:formula="of:=[.F84]/[.$F$205]" office:value-type="float" office:value="0.000000674555981976285" calcext:value-type="float">
            <text:p>6.74556E-07</text:p>
          </table:table-cell>
          <table:table-cell/>
          <table:table-cell office:value-type="float" office:value="0.0000002437468" calcext:value-type="float">
            <text:p>2.43747E-07</text:p>
          </table:table-cell>
          <table:table-cell/>
          <table:table-cell table:formula="of:=100*([.G84]-[.I84])/[.G84]" office:value-type="float" office:value="63.8655935885586" calcext:value-type="float">
            <text:p>63.8655935885586</text:p>
          </table:table-cell>
          <table:table-cell table:number-columns-repeated="3"/>
          <table:table-cell table:style-name="ce3"/>
          <table:table-cell/>
        </table:table-row>
        <table:table-row table:style-name="ro1">
          <table:table-cell table:number-columns-repeated="2"/>
          <table:table-cell table:style-name="ce4" office:value-type="float" office:value="163" calcext:value-type="float">
            <text:p>163</text:p>
          </table:table-cell>
          <table:table-cell office:value-type="float" office:value="0.000179243" calcext:value-type="float">
            <text:p>1.79243E-04</text:p>
          </table:table-cell>
          <table:table-cell office:value-type="float" office:value="2048.318" calcext:value-type="float">
            <text:p>2.04832E+03</text:p>
          </table:table-cell>
          <table:table-cell table:formula="of:=[.D85]/[.E85]" office:value-type="float" office:value="0.0000000875074085176228" calcext:value-type="float">
            <text:p>8.75074E-08</text:p>
          </table:table-cell>
          <table:table-cell table:formula="of:=[.F85]/[.$F$205]" office:value-type="float" office:value="0.000000613122962214611" calcext:value-type="float">
            <text:p>6.13123E-07</text:p>
          </table:table-cell>
          <table:table-cell/>
          <table:table-cell office:value-type="float" office:value="0.0000001853398" calcext:value-type="float">
            <text:p>1.85340E-07</text:p>
          </table:table-cell>
          <table:table-cell/>
          <table:table-cell table:formula="of:=100*([.G85]-[.I85])/[.G85]" office:value-type="float" office:value="69.7711859737646" calcext:value-type="float">
            <text:p>69.7711859737646</text:p>
          </table:table-cell>
          <table:table-cell table:number-columns-repeated="3"/>
          <table:table-cell table:style-name="ce3"/>
          <table:table-cell/>
        </table:table-row>
        <table:table-row table:style-name="ro1">
          <table:table-cell table:number-columns-repeated="2"/>
          <table:table-cell table:style-name="ce4" office:value-type="float" office:value="165" calcext:value-type="float">
            <text:p>165</text:p>
          </table:table-cell>
          <table:table-cell office:value-type="float" office:value="0.000140528" calcext:value-type="float">
            <text:p>1.40528E-04</text:p>
          </table:table-cell>
          <table:table-cell office:value-type="float" office:value="2073.451" calcext:value-type="float">
            <text:p>2.07345E+03</text:p>
          </table:table-cell>
          <table:table-cell table:formula="of:=[.D86]/[.E86]" office:value-type="float" office:value="0.0000000677749317442274" calcext:value-type="float">
            <text:p>6.77749E-08</text:p>
          </table:table-cell>
          <table:table-cell table:formula="of:=[.F86]/[.$F$205]" office:value-type="float" office:value="0.000000474866844063212" calcext:value-type="float">
            <text:p>4.74867E-07</text:p>
          </table:table-cell>
          <table:table-cell/>
          <table:table-cell office:value-type="float" office:value="0.0000001409411" calcext:value-type="float">
            <text:p>1.40941E-07</text:p>
          </table:table-cell>
          <table:table-cell/>
          <table:table-cell table:formula="of:=100*([.G86]-[.I86])/[.G86]" office:value-type="float" office:value="70.3198692934564" calcext:value-type="float">
            <text:p>70.3198692934564</text:p>
          </table:table-cell>
          <table:table-cell table:number-columns-repeated="3"/>
          <table:table-cell table:style-name="ce3"/>
          <table:table-cell/>
        </table:table-row>
        <table:table-row table:style-name="ro1">
          <table:table-cell table:number-columns-repeated="2"/>
          <table:table-cell table:style-name="ce4" office:value-type="float" office:value="167" calcext:value-type="float">
            <text:p>167</text:p>
          </table:table-cell>
          <table:table-cell office:value-type="float" office:value="0.000117215" calcext:value-type="float">
            <text:p>1.17215E-04</text:p>
          </table:table-cell>
          <table:table-cell office:value-type="float" office:value="2098.584" calcext:value-type="float">
            <text:p>2.09858E+03</text:p>
          </table:table-cell>
          <table:table-cell table:formula="of:=[.D87]/[.E87]" office:value-type="float" office:value="0.0000000558543284424164" calcext:value-type="float">
            <text:p>5.58543E-08</text:p>
          </table:table-cell>
          <table:table-cell table:formula="of:=[.F87]/[.$F$205]" office:value-type="float" office:value="0.000000391344823109755" calcext:value-type="float">
            <text:p>3.91345E-07</text:p>
          </table:table-cell>
          <table:table-cell/>
          <table:table-cell office:value-type="float" office:value="0.0000001071889" calcext:value-type="float">
            <text:p>1.07189E-07</text:p>
          </table:table-cell>
          <table:table-cell/>
          <table:table-cell table:formula="of:=100*([.G87]-[.I87])/[.G87]" office:value-type="float" office:value="72.6101142342342" calcext:value-type="float">
            <text:p>72.6101142342342</text:p>
          </table:table-cell>
          <table:table-cell table:number-columns-repeated="3"/>
          <table:table-cell table:style-name="ce3"/>
          <table:table-cell/>
        </table:table-row>
        <table:table-row table:style-name="ro1">
          <table:table-cell table:number-columns-repeated="2"/>
          <table:table-cell table:style-name="ce4" office:value-type="float" office:value="169" calcext:value-type="float">
            <text:p>169</text:p>
          </table:table-cell>
          <table:table-cell office:value-type="float" office:value="0.0000875236" calcext:value-type="float">
            <text:p>8.75236E-05</text:p>
          </table:table-cell>
          <table:table-cell office:value-type="float" office:value="2123.717" calcext:value-type="float">
            <text:p>2.12372E+03</text:p>
          </table:table-cell>
          <table:table-cell table:formula="of:=[.D88]/[.E88]" office:value-type="float" office:value="0.0000000412124590988347" calcext:value-type="float">
            <text:p>4.12125E-08</text:p>
          </table:table-cell>
          <table:table-cell table:formula="of:=[.F88]/[.$F$205]" office:value-type="float" office:value="0.00000028875617997232" calcext:value-type="float">
            <text:p>2.88756E-07</text:p>
          </table:table-cell>
          <table:table-cell/>
          <table:table-cell office:value-type="float" office:value="0.00000008152905" calcext:value-type="float">
            <text:p>8.15291E-08</text:p>
          </table:table-cell>
          <table:table-cell/>
          <table:table-cell table:formula="of:=100*([.G88]-[.I88])/[.G88]" office:value-type="float" office:value="71.7654354591423" calcext:value-type="float">
            <text:p>71.7654354591423</text:p>
          </table:table-cell>
          <table:table-cell table:number-columns-repeated="3"/>
          <table:table-cell table:style-name="ce3"/>
          <table:table-cell/>
        </table:table-row>
        <table:table-row table:style-name="ro1">
          <table:table-cell table:number-columns-repeated="2"/>
          <table:table-cell table:style-name="ce4" office:value-type="float" office:value="171" calcext:value-type="float">
            <text:p>171</text:p>
          </table:table-cell>
          <table:table-cell office:value-type="float" office:value="0.0000889527" calcext:value-type="float">
            <text:p>8.89527E-05</text:p>
          </table:table-cell>
          <table:table-cell office:value-type="float" office:value="2148.849" calcext:value-type="float">
            <text:p>2.14885E+03</text:p>
          </table:table-cell>
          <table:table-cell table:formula="of:=[.D89]/[.E89]" office:value-type="float" office:value="0.0000000413955098752867" calcext:value-type="float">
            <text:p>4.13955E-08</text:p>
          </table:table-cell>
          <table:table-cell table:formula="of:=[.F89]/[.$F$205]" office:value-type="float" office:value="0.000000290038730058024" calcext:value-type="float">
            <text:p>2.90039E-07</text:p>
          </table:table-cell>
          <table:table-cell/>
          <table:table-cell office:value-type="float" office:value="0.00000006202088" calcext:value-type="float">
            <text:p>6.20209E-08</text:p>
          </table:table-cell>
          <table:table-cell/>
          <table:table-cell table:formula="of:=100*([.G89]-[.I89])/[.G89]" office:value-type="float" office:value="78.6163454833799" calcext:value-type="float">
            <text:p>78.6163454833799</text:p>
          </table:table-cell>
          <table:table-cell table:number-columns-repeated="3"/>
          <table:table-cell table:style-name="ce3"/>
          <table:table-cell/>
        </table:table-row>
        <table:table-row table:style-name="ro1">
          <table:table-cell table:number-columns-repeated="2"/>
          <table:table-cell table:style-name="ce4" office:value-type="float" office:value="173" calcext:value-type="float">
            <text:p>173</text:p>
          </table:table-cell>
          <table:table-cell office:value-type="float" office:value="0.0000561784" calcext:value-type="float">
            <text:p>5.61784E-05</text:p>
          </table:table-cell>
          <table:table-cell office:value-type="float" office:value="2173.982" calcext:value-type="float">
            <text:p>2.17398E+03</text:p>
          </table:table-cell>
          <table:table-cell table:formula="of:=[.D90]/[.E90]" office:value-type="float" office:value="0.0000000258412443157303" calcext:value-type="float">
            <text:p>2.58412E-08</text:p>
          </table:table-cell>
          <table:table-cell table:formula="of:=[.F90]/[.$F$205]" office:value-type="float" office:value="0.000000181057358806155" calcext:value-type="float">
            <text:p>1.81057E-07</text:p>
          </table:table-cell>
          <table:table-cell/>
          <table:table-cell office:value-type="float" office:value="0.00000004718991" calcext:value-type="float">
            <text:p>4.71899E-08</text:p>
          </table:table-cell>
          <table:table-cell/>
          <table:table-cell table:formula="of:=100*([.G90]-[.I90])/[.G90]" office:value-type="float" office:value="73.9364860333997" calcext:value-type="float">
            <text:p>73.9364860333997</text:p>
          </table:table-cell>
          <table:table-cell table:number-columns-repeated="3"/>
          <table:table-cell table:style-name="ce3"/>
          <table:table-cell/>
        </table:table-row>
        <table:table-row table:style-name="ro1">
          <table:table-cell table:number-columns-repeated="2"/>
          <table:table-cell table:style-name="ce4" office:value-type="float" office:value="175" calcext:value-type="float">
            <text:p>175</text:p>
          </table:table-cell>
          <table:table-cell office:value-type="float" office:value="0.0000615839" calcext:value-type="float">
            <text:p>6.15839E-05</text:p>
          </table:table-cell>
          <table:table-cell office:value-type="float" office:value="2199.115" calcext:value-type="float">
            <text:p>2.19912E+03</text:p>
          </table:table-cell>
          <table:table-cell table:formula="of:=[.D91]/[.E91]" office:value-type="float" office:value="0.0000000280039470423329" calcext:value-type="float">
            <text:p>2.80039E-08</text:p>
          </table:table-cell>
          <table:table-cell table:formula="of:=[.F91]/[.$F$205]" office:value-type="float" office:value="0.000000196210392413101" calcext:value-type="float">
            <text:p>1.96210E-07</text:p>
          </table:table-cell>
          <table:table-cell/>
          <table:table-cell office:value-type="float" office:value="0.00000003591575" calcext:value-type="float">
            <text:p>3.59158E-08</text:p>
          </table:table-cell>
          <table:table-cell/>
          <table:table-cell table:formula="of:=100*([.G91]-[.I91])/[.G91]" office:value-type="float" office:value="81.6952865960417" calcext:value-type="float">
            <text:p>81.6952865960417</text:p>
          </table:table-cell>
          <table:table-cell table:number-columns-repeated="3"/>
          <table:table-cell table:style-name="ce3"/>
          <table:table-cell/>
        </table:table-row>
        <table:table-row table:style-name="ro1">
          <table:table-cell table:number-columns-repeated="2"/>
          <table:table-cell table:style-name="ce4" office:value-type="float" office:value="177" calcext:value-type="float">
            <text:p>177</text:p>
          </table:table-cell>
          <table:table-cell office:value-type="float" office:value="0.0000440614" calcext:value-type="float">
            <text:p>4.40614E-05</text:p>
          </table:table-cell>
          <table:table-cell office:value-type="float" office:value="2224.248" calcext:value-type="float">
            <text:p>2.22425E+03</text:p>
          </table:table-cell>
          <table:table-cell table:formula="of:=[.D92]/[.E92]" office:value-type="float" office:value="0.0000000198095715945344" calcext:value-type="float">
            <text:p>1.98096E-08</text:p>
          </table:table-cell>
          <table:table-cell table:formula="of:=[.F92]/[.$F$205]" office:value-type="float" office:value="0.000000138796285045938" calcext:value-type="float">
            <text:p>1.38796E-07</text:p>
          </table:table-cell>
          <table:table-cell/>
          <table:table-cell office:value-type="float" office:value="0.00000002734717" calcext:value-type="float">
            <text:p>2.73472E-08</text:p>
          </table:table-cell>
          <table:table-cell/>
          <table:table-cell table:formula="of:=100*([.G92]-[.I92])/[.G92]" office:value-type="float" office:value="80.2969006044011" calcext:value-type="float">
            <text:p>80.2969006044011</text:p>
          </table:table-cell>
          <table:table-cell table:number-columns-repeated="3"/>
          <table:table-cell table:style-name="ce3"/>
          <table:table-cell/>
        </table:table-row>
        <table:table-row table:style-name="ro1">
          <table:table-cell table:number-columns-repeated="2"/>
          <table:table-cell table:style-name="ce4" office:value-type="float" office:value="179" calcext:value-type="float">
            <text:p>179</text:p>
          </table:table-cell>
          <table:table-cell office:value-type="float" office:value="0.0000482288" calcext:value-type="float">
            <text:p>4.82288E-05</text:p>
          </table:table-cell>
          <table:table-cell office:value-type="float" office:value="2249.38" calcext:value-type="float">
            <text:p>2.24938E+03</text:p>
          </table:table-cell>
          <table:table-cell table:formula="of:=[.D93]/[.E93]" office:value-type="float" office:value="0.0000000214409303897074" calcext:value-type="float">
            <text:p>2.14409E-08</text:p>
          </table:table-cell>
          <table:table-cell table:formula="of:=[.F93]/[.$F$205]" office:value-type="float" office:value="0.000000150226443404815" calcext:value-type="float">
            <text:p>1.50226E-07</text:p>
          </table:table-cell>
          <table:table-cell/>
          <table:table-cell office:value-type="float" office:value="0.00000002083752" calcext:value-type="float">
            <text:p>2.08375E-08</text:p>
          </table:table-cell>
          <table:table-cell/>
          <table:table-cell table:formula="of:=100*([.G93]-[.I93])/[.G93]" office:value-type="float" office:value="86.1292595845798" calcext:value-type="float">
            <text:p>86.1292595845798</text:p>
          </table:table-cell>
          <table:table-cell table:number-columns-repeated="3"/>
          <table:table-cell table:style-name="ce3"/>
          <table:table-cell/>
        </table:table-row>
        <table:table-row table:style-name="ro1">
          <table:table-cell table:number-columns-repeated="2"/>
          <table:table-cell table:style-name="ce4" office:value-type="float" office:value="181" calcext:value-type="float">
            <text:p>181</text:p>
          </table:table-cell>
          <table:table-cell office:value-type="float" office:value="0.0000322301" calcext:value-type="float">
            <text:p>3.22301E-05</text:p>
          </table:table-cell>
          <table:table-cell office:value-type="float" office:value="2274.513" calcext:value-type="float">
            <text:p>2.27451E+03</text:p>
          </table:table-cell>
          <table:table-cell table:formula="of:=[.D94]/[.E94]" office:value-type="float" office:value="0.0000000141701102609658" calcext:value-type="float">
            <text:p>1.41701E-08</text:p>
          </table:table-cell>
          <table:table-cell table:formula="of:=[.F94]/[.$F$205]" office:value-type="float" office:value="0.0000000992832507016972" calcext:value-type="float">
            <text:p>9.92833E-08</text:p>
          </table:table-cell>
          <table:table-cell/>
          <table:table-cell office:value-type="float" office:value="0.00000001589576" calcext:value-type="float">
            <text:p>1.58958E-08</text:p>
          </table:table-cell>
          <table:table-cell/>
          <table:table-cell table:formula="of:=100*([.G94]-[.I94])/[.G94]" office:value-type="float" office:value="83.9894847442498" calcext:value-type="float">
            <text:p>83.9894847442498</text:p>
          </table:table-cell>
          <table:table-cell table:number-columns-repeated="3"/>
          <table:table-cell table:style-name="ce3"/>
          <table:table-cell/>
        </table:table-row>
        <table:table-row table:style-name="ro1">
          <table:table-cell table:number-columns-repeated="2"/>
          <table:table-cell table:style-name="ce4" office:value-type="float" office:value="183" calcext:value-type="float">
            <text:p>183</text:p>
          </table:table-cell>
          <table:table-cell office:value-type="float" office:value="0.0000387337" calcext:value-type="float">
            <text:p>3.87337E-05</text:p>
          </table:table-cell>
          <table:table-cell office:value-type="float" office:value="2299.646" calcext:value-type="float">
            <text:p>2.29965E+03</text:p>
          </table:table-cell>
          <table:table-cell table:formula="of:=[.D95]/[.E95]" office:value-type="float" office:value="0.0000000168433315388542" calcext:value-type="float">
            <text:p>1.68433E-08</text:p>
          </table:table-cell>
          <table:table-cell table:formula="of:=[.F95]/[.$F$205]" office:value-type="float" office:value="0.000000118013245982314" calcext:value-type="float">
            <text:p>1.18013E-07</text:p>
          </table:table-cell>
          <table:table-cell/>
          <table:table-cell office:value-type="float" office:value="0.00000001214923" calcext:value-type="float">
            <text:p>1.21492E-08</text:p>
          </table:table-cell>
          <table:table-cell/>
          <table:table-cell table:formula="of:=100*([.G95]-[.I95])/[.G95]" office:value-type="float" office:value="89.7051980064842" calcext:value-type="float">
            <text:p>89.7051980064842</text:p>
          </table:table-cell>
          <table:table-cell table:number-columns-repeated="3"/>
          <table:table-cell table:style-name="ce3"/>
          <table:table-cell/>
        </table:table-row>
        <table:table-row table:style-name="ro1">
          <table:table-cell table:number-columns-repeated="2"/>
          <table:table-cell table:style-name="ce4" office:value-type="float" office:value="185" calcext:value-type="float">
            <text:p>185</text:p>
          </table:table-cell>
          <table:table-cell office:value-type="float" office:value="0.0000466918" calcext:value-type="float">
            <text:p>4.66918E-05</text:p>
          </table:table-cell>
          <table:table-cell office:value-type="float" office:value="2324.779" calcext:value-type="float">
            <text:p>2.32478E+03</text:p>
          </table:table-cell>
          <table:table-cell table:formula="of:=[.D96]/[.E96]" office:value-type="float" office:value="0.0000000200844037218161" calcext:value-type="float">
            <text:p>2.00844E-08</text:p>
          </table:table-cell>
          <table:table-cell table:formula="of:=[.F96]/[.$F$205]" office:value-type="float" office:value="0.000000140721903583217" calcext:value-type="float">
            <text:p>1.40722E-07</text:p>
          </table:table-cell>
          <table:table-cell/>
          <table:table-cell office:value-type="float" office:value="0.000000009315505" calcext:value-type="float">
            <text:p>9.31551E-09</text:p>
          </table:table-cell>
          <table:table-cell/>
          <table:table-cell table:formula="of:=100*([.G96]-[.I96])/[.G96]" office:value-type="float" office:value="93.3802025393359" calcext:value-type="float">
            <text:p>93.3802025393359</text:p>
          </table:table-cell>
          <table:table-cell table:number-columns-repeated="3"/>
          <table:table-cell table:style-name="ce3"/>
          <table:table-cell/>
        </table:table-row>
        <table:table-row table:style-name="ro1">
          <table:table-cell table:number-columns-repeated="2"/>
          <table:table-cell table:style-name="ce4" office:value-type="float" office:value="187" calcext:value-type="float">
            <text:p>187</text:p>
          </table:table-cell>
          <table:table-cell office:value-type="float" office:value="0.0000237755" calcext:value-type="float">
            <text:p>2.37755E-05</text:p>
          </table:table-cell>
          <table:table-cell office:value-type="float" office:value="2349.911" calcext:value-type="float">
            <text:p>2.34991E+03</text:p>
          </table:table-cell>
          <table:table-cell table:formula="of:=[.D97]/[.E97]" office:value-type="float" office:value="0.0000000101176172203969" calcext:value-type="float">
            <text:p>1.01176E-08</text:p>
          </table:table-cell>
          <table:table-cell table:formula="of:=[.F97]/[.$F$205]" office:value-type="float" office:value="0.0000000708893514938682" calcext:value-type="float">
            <text:p>7.08894E-08</text:p>
          </table:table-cell>
          <table:table-cell/>
          <table:table-cell office:value-type="float" office:value="0.000000007180948" calcext:value-type="float">
            <text:p>7.18095E-09</text:p>
          </table:table-cell>
          <table:table-cell/>
          <table:table-cell table:formula="of:=100*([.G97]-[.I97])/[.G97]" office:value-type="float" office:value="89.8702021549441" calcext:value-type="float">
            <text:p>89.8702021549441</text:p>
          </table:table-cell>
          <table:table-cell table:number-columns-repeated="3"/>
          <table:table-cell table:style-name="ce3"/>
          <table:table-cell/>
        </table:table-row>
        <table:table-row table:style-name="ro1">
          <table:table-cell table:number-columns-repeated="2"/>
          <table:table-cell table:style-name="ce4" office:value-type="float" office:value="189" calcext:value-type="float">
            <text:p>189</text:p>
          </table:table-cell>
          <table:table-cell office:value-type="float" office:value="0.0000385814" calcext:value-type="float">
            <text:p>3.85814E-05</text:p>
          </table:table-cell>
          <table:table-cell office:value-type="float" office:value="2375.044" calcext:value-type="float">
            <text:p>2.37504E+03</text:p>
          </table:table-cell>
          <table:table-cell table:formula="of:=[.D98]/[.E98]" office:value-type="float" office:value="0.0000000162444990492808" calcext:value-type="float">
            <text:p>1.62445E-08</text:p>
          </table:table-cell>
          <table:table-cell table:formula="of:=[.F98]/[.$F$205]" office:value-type="float" office:value="0.000000113817510374355" calcext:value-type="float">
            <text:p>1.13818E-07</text:p>
          </table:table-cell>
          <table:table-cell/>
          <table:table-cell office:value-type="float" office:value="0.000000005584602" calcext:value-type="float">
            <text:p>5.58460E-09</text:p>
          </table:table-cell>
          <table:table-cell/>
          <table:table-cell table:formula="of:=100*([.G98]-[.I98])/[.G98]" office:value-type="float" office:value="95.0933718532133" calcext:value-type="float">
            <text:p>95.0933718532133</text:p>
          </table:table-cell>
          <table:table-cell table:number-columns-repeated="3"/>
          <table:table-cell table:style-name="ce3"/>
          <table:table-cell/>
        </table:table-row>
        <table:table-row table:style-name="ro1">
          <table:table-cell table:number-columns-repeated="2"/>
          <table:table-cell table:style-name="ce4" office:value-type="float" office:value="191" calcext:value-type="float">
            <text:p>191</text:p>
          </table:table-cell>
          <table:table-cell office:value-type="float" office:value="0.0000232684" calcext:value-type="float">
            <text:p>2.32684E-05</text:p>
          </table:table-cell>
          <table:table-cell office:value-type="float" office:value="2400.177" calcext:value-type="float">
            <text:p>2.40018E+03</text:p>
          </table:table-cell>
          <table:table-cell table:formula="of:=[.D99]/[.E99]" office:value-type="float" office:value="0.00000000969445170085373" calcext:value-type="float">
            <text:p>9.69445E-09</text:p>
          </table:table-cell>
          <table:table-cell table:formula="of:=[.F99]/[.$F$205]" office:value-type="float" office:value="0.0000000679244311374721" calcext:value-type="float">
            <text:p>6.79244E-08</text:p>
          </table:table-cell>
          <table:table-cell/>
          <table:table-cell office:value-type="float" office:value="0.000000004405986" calcext:value-type="float">
            <text:p>4.40599E-09</text:p>
          </table:table-cell>
          <table:table-cell/>
          <table:table-cell table:formula="of:=100*([.G99]-[.I99])/[.G99]" office:value-type="float" office:value="93.513400221074" calcext:value-type="float">
            <text:p>93.513400221074</text:p>
          </table:table-cell>
          <table:table-cell table:number-columns-repeated="3"/>
          <table:table-cell table:style-name="ce3"/>
          <table:table-cell/>
        </table:table-row>
        <table:table-row table:style-name="ro1">
          <table:table-cell table:number-columns-repeated="2"/>
          <table:table-cell table:style-name="ce4" office:value-type="float" office:value="193" calcext:value-type="float">
            <text:p>193</text:p>
          </table:table-cell>
          <table:table-cell office:value-type="float" office:value="0.0000172499" calcext:value-type="float">
            <text:p>1.72499E-05</text:p>
          </table:table-cell>
          <table:table-cell office:value-type="float" office:value="2425.31" calcext:value-type="float">
            <text:p>2.42531E+03</text:p>
          </table:table-cell>
          <table:table-cell table:formula="of:=[.D100]/[.E100]" office:value-type="float" office:value="0.00000000711245160412483" calcext:value-type="float">
            <text:p>7.11245E-09</text:p>
          </table:table-cell>
          <table:table-cell table:formula="of:=[.F100]/[.$F$205]" office:value-type="float" office:value="0.0000000498335794648847" calcext:value-type="float">
            <text:p>4.98336E-08</text:p>
          </table:table-cell>
          <table:table-cell/>
          <table:table-cell office:value-type="float" office:value="0.000000003555975" calcext:value-type="float">
            <text:p>3.55598E-09</text:p>
          </table:table-cell>
          <table:table-cell/>
          <table:table-cell table:formula="of:=100*([.G100]-[.I100])/[.G100]" office:value-type="float" office:value="92.8642994579474" calcext:value-type="float">
            <text:p>92.8642994579474</text:p>
          </table:table-cell>
          <table:table-cell table:number-columns-repeated="3"/>
          <table:table-cell table:style-name="ce3"/>
          <table:table-cell/>
        </table:table-row>
        <table:table-row table:style-name="ro1">
          <table:table-cell table:number-columns-repeated="2"/>
          <table:table-cell table:style-name="ce4" office:value-type="float" office:value="195" calcext:value-type="float">
            <text:p>195</text:p>
          </table:table-cell>
          <table:table-cell office:value-type="float" office:value="0.0000148189" calcext:value-type="float">
            <text:p>1.48189E-05</text:p>
          </table:table-cell>
          <table:table-cell office:value-type="float" office:value="2450.442" calcext:value-type="float">
            <text:p>2.45044E+03</text:p>
          </table:table-cell>
          <table:table-cell table:formula="of:=[.D101]/[.E101]" office:value-type="float" office:value="0.00000000604743960477334" calcext:value-type="float">
            <text:p>6.04744E-09</text:p>
          </table:table-cell>
          <table:table-cell table:formula="of:=[.F101]/[.$F$205]" office:value-type="float" office:value="0.0000000423715448452103" calcext:value-type="float">
            <text:p>4.23715E-08</text:p>
          </table:table-cell>
          <table:table-cell/>
          <table:table-cell office:value-type="float" office:value="0.000000002970041" calcext:value-type="float">
            <text:p>2.97004E-09</text:p>
          </table:table-cell>
          <table:table-cell/>
          <table:table-cell table:formula="of:=100*([.G101]-[.I101])/[.G101]" office:value-type="float" office:value="92.9904821482199" calcext:value-type="float">
            <text:p>92.9904821482199</text:p>
          </table:table-cell>
          <table:table-cell table:number-columns-repeated="3"/>
          <table:table-cell table:style-name="ce3"/>
          <table:table-cell/>
        </table:table-row>
        <table:table-row table:style-name="ro1">
          <table:table-cell table:number-columns-repeated="2"/>
          <table:table-cell table:style-name="ce4" office:value-type="float" office:value="197" calcext:value-type="float">
            <text:p>197</text:p>
          </table:table-cell>
          <table:table-cell office:value-type="float" office:value="0.00000863292" calcext:value-type="float">
            <text:p>8.63292E-06</text:p>
          </table:table-cell>
          <table:table-cell office:value-type="float" office:value="2475.575" calcext:value-type="float">
            <text:p>2.47558E+03</text:p>
          </table:table-cell>
          <table:table-cell table:formula="of:=[.D102]/[.E102]" office:value-type="float" office:value="0.00000000348723831837048" calcext:value-type="float">
            <text:p>3.48724E-09</text:p>
          </table:table-cell>
          <table:table-cell table:formula="of:=[.F102]/[.$F$205]" office:value-type="float" office:value="0.0000000244334271112259" calcext:value-type="float">
            <text:p>2.44334E-08</text:p>
          </table:table-cell>
          <table:table-cell/>
          <table:table-cell office:value-type="float" office:value="0.00000000260334" calcext:value-type="float">
            <text:p>2.60334E-09</text:p>
          </table:table-cell>
          <table:table-cell/>
          <table:table-cell table:formula="of:=100*([.G102]-[.I102])/[.G102]" office:value-type="float" office:value="89.3451704988045" calcext:value-type="float">
            <text:p>89.3451704988045</text:p>
          </table:table-cell>
          <table:table-cell table:number-columns-repeated="3"/>
          <table:table-cell table:style-name="ce3"/>
          <table:table-cell/>
        </table:table-row>
        <table:table-row table:style-name="ro1">
          <table:table-cell table:number-columns-repeated="2"/>
          <table:table-cell table:style-name="ce4" office:value-type="float" office:value="199" calcext:value-type="float">
            <text:p>199</text:p>
          </table:table-cell>
          <table:table-cell office:value-type="float" office:value="0.00000284413" calcext:value-type="float">
            <text:p>2.84413E-06</text:p>
          </table:table-cell>
          <table:table-cell office:value-type="float" office:value="2500.708" calcext:value-type="float">
            <text:p>2.50071E+03</text:p>
          </table:table-cell>
          <table:table-cell table:formula="of:=[.D103]/[.E103]" office:value-type="float" office:value="0.00000000113732990817001" calcext:value-type="float">
            <text:p>1.13733E-09</text:p>
          </table:table-cell>
          <table:table-cell table:formula="of:=[.F103]/[.$F$205]" office:value-type="float" office:value="0.00000000796873195224419" calcext:value-type="float">
            <text:p>7.96873E-09</text:p>
          </table:table-cell>
          <table:table-cell/>
          <table:table-cell office:value-type="float" office:value="0.000000002427279" calcext:value-type="float">
            <text:p>2.42728E-09</text:p>
          </table:table-cell>
          <table:table-cell/>
          <table:table-cell table:formula="of:=100*([.G103]-[.I103])/[.G103]" office:value-type="float" office:value="69.5399592488938" calcext:value-type="float">
            <text:p>69.5399592488938</text:p>
          </table:table-cell>
          <table:table-cell table:number-columns-repeated="3"/>
          <table:table-cell table:style-name="ce3"/>
          <table:table-cell/>
        </table:table-row>
        <table:table-row table:style-name="ro1">
          <table:table-cell table:number-columns-repeated="2"/>
          <table:table-cell table:style-name="ce4" office:value-type="float" office:value="1" calcext:value-type="float">
            <text:p>1</text:p>
          </table:table-cell>
          <table:table-cell office:value-type="float" office:value="0.0308375" calcext:value-type="float">
            <text:p>3.08375E-02</text:p>
          </table:table-cell>
          <table:table-cell office:value-type="float" office:value="12.56637" calcext:value-type="float">
            <text:p>1.25664E+01</text:p>
          </table:table-cell>
          <table:table-cell table:formula="of:=[.D104]/[.E104]" office:value-type="float" office:value="0.00245397039877069" calcext:value-type="float">
            <text:p>2.45397E-03</text:p>
          </table:table-cell>
          <table:table-cell table:formula="of:=[.F104]/[.$F$205]" office:value-type="float" office:value="0.0171938082222861" calcext:value-type="float">
            <text:p>1.71938E-02</text:p>
          </table:table-cell>
          <table:table-cell table:style-name="ce6" office:value-type="string" calcext:value-type="string">
            <text:p>Serpent_2g</text:p>
          </table:table-cell>
          <table:table-cell office:value-type="float" office:value="0.01758636" calcext:value-type="float">
            <text:p>1.75864E-02</text:p>
          </table:table-cell>
          <table:table-cell table:style-name="ce6" office:value-type="string" calcext:value-type="string">
            <text:p>Almost_2g</text:p>
          </table:table-cell>
          <table:table-cell table:formula="of:=100*([.G104]-[.I104])/[.G104]" office:value-type="float" office:value="-2.28309966377931" calcext:value-type="float">
            <text:p>-2.28309966377931</text:p>
          </table:table-cell>
          <table:table-cell table:number-columns-repeated="3"/>
          <table:table-cell table:style-name="ce3"/>
          <table:table-cell/>
        </table:table-row>
        <table:table-row table:style-name="ro1">
          <table:table-cell table:number-columns-repeated="2"/>
          <table:table-cell table:style-name="ce4" office:value-type="float" office:value="3" calcext:value-type="float">
            <text:p>3</text:p>
          </table:table-cell>
          <table:table-cell office:value-type="float" office:value="0.0924976" calcext:value-type="float">
            <text:p>9.24976E-02</text:p>
          </table:table-cell>
          <table:table-cell office:value-type="float" office:value="37.69911" calcext:value-type="float">
            <text:p>3.76991E+01</text:p>
          </table:table-cell>
          <table:table-cell table:formula="of:=[.D105]/[.E105]" office:value-type="float" office:value="0.00245357516397602" calcext:value-type="float">
            <text:p>2.45358E-03</text:p>
          </table:table-cell>
          <table:table-cell table:formula="of:=[.F105]/[.$F$205]" office:value-type="float" office:value="0.0171910389992891" calcext:value-type="float">
            <text:p>1.71910E-02</text:p>
          </table:table-cell>
          <table:table-cell/>
          <table:table-cell office:value-type="float" office:value="0.01756902" calcext:value-type="float">
            <text:p>1.75690E-02</text:p>
          </table:table-cell>
          <table:table-cell/>
          <table:table-cell table:formula="of:=100*([.G105]-[.I105])/[.G105]" office:value-type="float" office:value="-2.19870945977452" calcext:value-type="float">
            <text:p>-2.19870945977452</text:p>
          </table:table-cell>
          <table:table-cell table:number-columns-repeated="3"/>
          <table:table-cell table:style-name="ce3"/>
          <table:table-cell/>
        </table:table-row>
        <table:table-row table:style-name="ro1">
          <table:table-cell table:number-columns-repeated="2"/>
          <table:table-cell table:style-name="ce4" office:value-type="float" office:value="5" calcext:value-type="float">
            <text:p>5</text:p>
          </table:table-cell>
          <table:table-cell office:value-type="float" office:value="0.153935" calcext:value-type="float">
            <text:p>1.53935E-01</text:p>
          </table:table-cell>
          <table:table-cell office:value-type="float" office:value="62.83185" calcext:value-type="float">
            <text:p>6.28319E+01</text:p>
          </table:table-cell>
          <table:table-cell table:formula="of:=[.D106]/[.E106]" office:value-type="float" office:value="0.00244995173626115" calcext:value-type="float">
            <text:p>2.44995E-03</text:p>
          </table:table-cell>
          <table:table-cell table:formula="of:=[.F106]/[.$F$205]" office:value-type="float" office:value="0.0171656513575849" calcext:value-type="float">
            <text:p>1.71657E-02</text:p>
          </table:table-cell>
          <table:table-cell/>
          <table:table-cell office:value-type="float" office:value="0.01753436" calcext:value-type="float">
            <text:p>1.75344E-02</text:p>
          </table:table-cell>
          <table:table-cell/>
          <table:table-cell table:formula="of:=100*([.G106]-[.I106])/[.G106]" office:value-type="float" office:value="-2.14794437294814" calcext:value-type="float">
            <text:p>-2.14794437294814</text:p>
          </table:table-cell>
          <table:table-cell table:number-columns-repeated="3"/>
          <table:table-cell table:style-name="ce3"/>
          <table:table-cell/>
        </table:table-row>
        <table:table-row table:style-name="ro1">
          <table:table-cell table:number-columns-repeated="2"/>
          <table:table-cell table:style-name="ce4" office:value-type="float" office:value="7" calcext:value-type="float">
            <text:p>7</text:p>
          </table:table-cell>
          <table:table-cell office:value-type="float" office:value="0.215598" calcext:value-type="float">
            <text:p>2.15598E-01</text:p>
          </table:table-cell>
          <table:table-cell office:value-type="float" office:value="87.96459" calcext:value-type="float">
            <text:p>8.79646E+01</text:p>
          </table:table-cell>
          <table:table-cell table:formula="of:=[.D107]/[.E107]" office:value-type="float" office:value="0.00245096350702027" calcext:value-type="float">
            <text:p>2.45096E-03</text:p>
          </table:table-cell>
          <table:table-cell table:formula="of:=[.F107]/[.$F$205]" office:value-type="float" office:value="0.0171727403560528" calcext:value-type="float">
            <text:p>1.71727E-02</text:p>
          </table:table-cell>
          <table:table-cell/>
          <table:table-cell office:value-type="float" office:value="0.01748243" calcext:value-type="float">
            <text:p>1.74824E-02</text:p>
          </table:table-cell>
          <table:table-cell/>
          <table:table-cell table:formula="of:=100*([.G107]-[.I107])/[.G107]" office:value-type="float" office:value="-1.80337929489548" calcext:value-type="float">
            <text:p>-1.80337929489548</text:p>
          </table:table-cell>
          <table:table-cell table:number-columns-repeated="3"/>
          <table:table-cell table:style-name="ce3"/>
          <table:table-cell/>
        </table:table-row>
        <table:table-row table:style-name="ro1">
          <table:table-cell table:number-columns-repeated="2"/>
          <table:table-cell table:style-name="ce4" office:value-type="float" office:value="9" calcext:value-type="float">
            <text:p>9</text:p>
          </table:table-cell>
          <table:table-cell office:value-type="float" office:value="0.276598" calcext:value-type="float">
            <text:p>2.76598E-01</text:p>
          </table:table-cell>
          <table:table-cell office:value-type="float" office:value="113.0973" calcext:value-type="float">
            <text:p>1.13097E+02</text:p>
          </table:table-cell>
          <table:table-cell table:formula="of:=[.D108]/[.E108]" office:value-type="float" office:value="0.00244566404326186" calcext:value-type="float">
            <text:p>2.44566E-03</text:p>
          </table:table-cell>
          <table:table-cell table:formula="of:=[.F108]/[.$F$205]" office:value-type="float" office:value="0.0171356095236725" calcext:value-type="float">
            <text:p>1.71356E-02</text:p>
          </table:table-cell>
          <table:table-cell/>
          <table:table-cell office:value-type="float" office:value="0.01741331" calcext:value-type="float">
            <text:p>1.74133E-02</text:p>
          </table:table-cell>
          <table:table-cell/>
          <table:table-cell table:formula="of:=100*([.G108]-[.I108])/[.G108]" office:value-type="float" office:value="-1.62060460086856" calcext:value-type="float">
            <text:p>-1.62060460086856</text:p>
          </table:table-cell>
          <table:table-cell table:number-columns-repeated="3"/>
          <table:table-cell table:style-name="ce3"/>
          <table:table-cell/>
        </table:table-row>
        <table:table-row table:style-name="ro1">
          <table:table-cell table:number-columns-repeated="2"/>
          <table:table-cell table:style-name="ce4" office:value-type="float" office:value="11" calcext:value-type="float">
            <text:p>11</text:p>
          </table:table-cell>
          <table:table-cell office:value-type="float" office:value="0.334587" calcext:value-type="float">
            <text:p>3.34587E-01</text:p>
          </table:table-cell>
          <table:table-cell office:value-type="float" office:value="138.2301" calcext:value-type="float">
            <text:p>1.38230E+02</text:p>
          </table:table-cell>
          <table:table-cell table:formula="of:=[.D109]/[.E109]" office:value-type="float" office:value="0.00242050754502818" calcext:value-type="float">
            <text:p>2.42051E-03</text:p>
          </table:table-cell>
          <table:table-cell table:formula="of:=[.F109]/[.$F$205]" office:value-type="float" office:value="0.0169593498563224" calcext:value-type="float">
            <text:p>1.69593E-02</text:p>
          </table:table-cell>
          <table:table-cell/>
          <table:table-cell office:value-type="float" office:value="0.01732711" calcext:value-type="float">
            <text:p>1.73271E-02</text:p>
          </table:table-cell>
          <table:table-cell/>
          <table:table-cell table:formula="of:=100*([.G109]-[.I109])/[.G109]" office:value-type="float" office:value="-2.1684801999675" calcext:value-type="float">
            <text:p>-2.1684801999675</text:p>
          </table:table-cell>
          <table:table-cell table:number-columns-repeated="3"/>
          <table:table-cell table:style-name="ce3"/>
          <table:table-cell/>
        </table:table-row>
        <table:table-row table:style-name="ro1">
          <table:table-cell table:number-columns-repeated="2"/>
          <table:table-cell table:style-name="ce4" office:value-type="float" office:value="13" calcext:value-type="float">
            <text:p>13</text:p>
          </table:table-cell>
          <table:table-cell office:value-type="float" office:value="0.394508" calcext:value-type="float">
            <text:p>3.94508E-01</text:p>
          </table:table-cell>
          <table:table-cell office:value-type="float" office:value="163.3628" calcext:value-type="float">
            <text:p>1.63363E+02</text:p>
          </table:table-cell>
          <table:table-cell table:formula="of:=[.D110]/[.E110]" office:value-type="float" office:value="0.00241491943086186" calcext:value-type="float">
            <text:p>2.41492E-03</text:p>
          </table:table-cell>
          <table:table-cell table:formula="of:=[.F110]/[.$F$205]" office:value-type="float" office:value="0.0169201965872577" calcext:value-type="float">
            <text:p>1.69202E-02</text:p>
          </table:table-cell>
          <table:table-cell/>
          <table:table-cell office:value-type="float" office:value="0.01722395" calcext:value-type="float">
            <text:p>1.72240E-02</text:p>
          </table:table-cell>
          <table:table-cell/>
          <table:table-cell table:formula="of:=100*([.G110]-[.I110])/[.G110]" office:value-type="float" office:value="-1.79521207792024" calcext:value-type="float">
            <text:p>-1.79521207792024</text:p>
          </table:table-cell>
          <table:table-cell table:number-columns-repeated="3"/>
          <table:table-cell table:style-name="ce3"/>
          <table:table-cell/>
        </table:table-row>
        <table:table-row table:style-name="ro1">
          <table:table-cell table:number-columns-repeated="2"/>
          <table:table-cell table:style-name="ce4" office:value-type="float" office:value="15" calcext:value-type="float">
            <text:p>15</text:p>
          </table:table-cell>
          <table:table-cell office:value-type="float" office:value="0.453575" calcext:value-type="float">
            <text:p>4.53575E-01</text:p>
          </table:table-cell>
          <table:table-cell office:value-type="float" office:value="188.4956" calcext:value-type="float">
            <text:p>1.88496E+02</text:p>
          </table:table-cell>
          <table:table-cell table:formula="of:=[.D111]/[.E111]" office:value-type="float" office:value="0.00240628958978353" calcext:value-type="float">
            <text:p>2.40629E-03</text:p>
          </table:table-cell>
          <table:table-cell table:formula="of:=[.F111]/[.$F$205]" office:value-type="float" office:value="0.0168597313784826" calcext:value-type="float">
            <text:p>1.68597E-02</text:p>
          </table:table-cell>
          <table:table-cell/>
          <table:table-cell office:value-type="float" office:value="0.01710398" calcext:value-type="float">
            <text:p>1.71040E-02</text:p>
          </table:table-cell>
          <table:table-cell/>
          <table:table-cell table:formula="of:=100*([.G111]-[.I111])/[.G111]" office:value-type="float" office:value="-1.44871004189991" calcext:value-type="float">
            <text:p>-1.44871004189991</text:p>
          </table:table-cell>
          <table:table-cell table:number-columns-repeated="3"/>
          <table:table-cell table:style-name="ce3"/>
          <table:table-cell/>
        </table:table-row>
        <table:table-row table:style-name="ro1">
          <table:table-cell table:number-columns-repeated="2"/>
          <table:table-cell table:style-name="ce4" office:value-type="float" office:value="17" calcext:value-type="float">
            <text:p>17</text:p>
          </table:table-cell>
          <table:table-cell office:value-type="float" office:value="0.51051" calcext:value-type="float">
            <text:p>5.10510E-01</text:p>
          </table:table-cell>
          <table:table-cell office:value-type="float" office:value="213.6283" calcext:value-type="float">
            <text:p>2.13628E+02</text:p>
          </table:table-cell>
          <table:table-cell table:formula="of:=[.D112]/[.E112]" office:value-type="float" office:value="0.00238971147549271" calcext:value-type="float">
            <text:p>2.38971E-03</text:p>
          </table:table-cell>
          <table:table-cell table:formula="of:=[.F112]/[.$F$205]" office:value-type="float" office:value="0.0167435763841329" calcext:value-type="float">
            <text:p>1.67436E-02</text:p>
          </table:table-cell>
          <table:table-cell/>
          <table:table-cell office:value-type="float" office:value="0.01696738" calcext:value-type="float">
            <text:p>1.69674E-02</text:p>
          </table:table-cell>
          <table:table-cell/>
          <table:table-cell table:formula="of:=100*([.G112]-[.I112])/[.G112]" office:value-type="float" office:value="-1.33665359617656" calcext:value-type="float">
            <text:p>-1.33665359617656</text:p>
          </table:table-cell>
          <table:table-cell table:number-columns-repeated="3"/>
          <table:table-cell table:style-name="ce3"/>
          <table:table-cell/>
        </table:table-row>
        <table:table-row table:style-name="ro1">
          <table:table-cell table:number-columns-repeated="2"/>
          <table:table-cell table:style-name="ce4" office:value-type="float" office:value="19" calcext:value-type="float">
            <text:p>19</text:p>
          </table:table-cell>
          <table:table-cell office:value-type="float" office:value="0.566605" calcext:value-type="float">
            <text:p>5.66605E-01</text:p>
          </table:table-cell>
          <table:table-cell office:value-type="float" office:value="238.761" calcext:value-type="float">
            <text:p>2.38761E+02</text:p>
          </table:table-cell>
          <table:table-cell table:formula="of:=[.D113]/[.E113]" office:value-type="float" office:value="0.00237310532289612" calcext:value-type="float">
            <text:p>2.37311E-03</text:p>
          </table:table-cell>
          <table:table-cell table:formula="of:=[.F113]/[.$F$205]" office:value-type="float" office:value="0.0166272249386555" calcext:value-type="float">
            <text:p>1.66272E-02</text:p>
          </table:table-cell>
          <table:table-cell/>
          <table:table-cell office:value-type="float" office:value="0.01681436" calcext:value-type="float">
            <text:p>1.68144E-02</text:p>
          </table:table-cell>
          <table:table-cell/>
          <table:table-cell table:formula="of:=100*([.G113]-[.I113])/[.G113]" office:value-type="float" office:value="-1.12547380597158" calcext:value-type="float">
            <text:p>-1.12547380597158</text:p>
          </table:table-cell>
          <table:table-cell table:number-columns-repeated="3"/>
          <table:table-cell table:style-name="ce3"/>
          <table:table-cell/>
        </table:table-row>
        <table:table-row table:style-name="ro1">
          <table:table-cell table:number-columns-repeated="2"/>
          <table:table-cell table:style-name="ce4" office:value-type="float" office:value="21" calcext:value-type="float">
            <text:p>21</text:p>
          </table:table-cell>
          <table:table-cell office:value-type="float" office:value="0.617886" calcext:value-type="float">
            <text:p>6.17886E-01</text:p>
          </table:table-cell>
          <table:table-cell office:value-type="float" office:value="263.8938" calcext:value-type="float">
            <text:p>2.63894E+02</text:p>
          </table:table-cell>
          <table:table-cell table:formula="of:=[.D114]/[.E114]" office:value-type="float" office:value="0.00234141916179918" calcext:value-type="float">
            <text:p>2.34142E-03</text:p>
          </table:table-cell>
          <table:table-cell table:formula="of:=[.F114]/[.$F$205]" office:value-type="float" office:value="0.0164052150165007" calcext:value-type="float">
            <text:p>1.64052E-02</text:p>
          </table:table-cell>
          <table:table-cell/>
          <table:table-cell office:value-type="float" office:value="0.01664513" calcext:value-type="float">
            <text:p>1.66451E-02</text:p>
          </table:table-cell>
          <table:table-cell/>
          <table:table-cell table:formula="of:=100*([.G114]-[.I114])/[.G114]" office:value-type="float" office:value="-1.4624312040898" calcext:value-type="float">
            <text:p>-1.4624312040898</text:p>
          </table:table-cell>
          <table:table-cell table:number-columns-repeated="3"/>
          <table:table-cell table:style-name="ce3"/>
          <table:table-cell/>
        </table:table-row>
        <table:table-row table:style-name="ro1">
          <table:table-cell table:number-columns-repeated="2"/>
          <table:table-cell table:style-name="ce4" office:value-type="float" office:value="23" calcext:value-type="float">
            <text:p>23</text:p>
          </table:table-cell>
          <table:table-cell office:value-type="float" office:value="0.669734" calcext:value-type="float">
            <text:p>6.69734E-01</text:p>
          </table:table-cell>
          <table:table-cell office:value-type="float" office:value="289.0265" calcext:value-type="float">
            <text:p>2.89027E+02</text:p>
          </table:table-cell>
          <table:table-cell table:formula="of:=[.D115]/[.E115]" office:value-type="float" office:value="0.00231720620773528" calcext:value-type="float">
            <text:p>2.31721E-03</text:p>
          </table:table-cell>
          <table:table-cell table:formula="of:=[.F115]/[.$F$205]" office:value-type="float" office:value="0.0162355663162236" calcext:value-type="float">
            <text:p>1.62356E-02</text:p>
          </table:table-cell>
          <table:table-cell/>
          <table:table-cell office:value-type="float" office:value="0.01645996" calcext:value-type="float">
            <text:p>1.64600E-02</text:p>
          </table:table-cell>
          <table:table-cell/>
          <table:table-cell table:formula="of:=100*([.G115]-[.I115])/[.G115]" office:value-type="float" office:value="-1.38211183648167" calcext:value-type="float">
            <text:p>-1.38211183648167</text:p>
          </table:table-cell>
          <table:table-cell table:number-columns-repeated="3"/>
          <table:table-cell table:style-name="ce3"/>
          <table:table-cell/>
        </table:table-row>
        <table:table-row table:style-name="ro1">
          <table:table-cell table:number-columns-repeated="2"/>
          <table:table-cell table:style-name="ce4" office:value-type="float" office:value="25" calcext:value-type="float">
            <text:p>25</text:p>
          </table:table-cell>
          <table:table-cell office:value-type="float" office:value="0.72034" calcext:value-type="float">
            <text:p>7.20340E-01</text:p>
          </table:table-cell>
          <table:table-cell office:value-type="float" office:value="314.1593" calcext:value-type="float">
            <text:p>3.14159E+02</text:p>
          </table:table-cell>
          <table:table-cell table:formula="of:=[.D116]/[.E116]" office:value-type="float" office:value="0.00229291318130643" calcext:value-type="float">
            <text:p>2.29291E-03</text:p>
          </table:table-cell>
          <table:table-cell table:formula="of:=[.F116]/[.$F$205]" office:value-type="float" office:value="0.016065356586813" calcext:value-type="float">
            <text:p>1.60654E-02</text:p>
          </table:table-cell>
          <table:table-cell/>
          <table:table-cell office:value-type="float" office:value="0.01625911" calcext:value-type="float">
            <text:p>1.62591E-02</text:p>
          </table:table-cell>
          <table:table-cell/>
          <table:table-cell table:formula="of:=100*([.G116]-[.I116])/[.G116]" office:value-type="float" office:value="-1.2060324471483" calcext:value-type="float">
            <text:p>-1.2060324471483</text:p>
          </table:table-cell>
          <table:table-cell table:number-columns-repeated="3"/>
          <table:table-cell table:style-name="ce3"/>
          <table:table-cell/>
        </table:table-row>
        <table:table-row table:style-name="ro1">
          <table:table-cell table:number-columns-repeated="2"/>
          <table:table-cell table:style-name="ce4" office:value-type="float" office:value="27" calcext:value-type="float">
            <text:p>27</text:p>
          </table:table-cell>
          <table:table-cell office:value-type="float" office:value="0.767744" calcext:value-type="float">
            <text:p>7.67744E-01</text:p>
          </table:table-cell>
          <table:table-cell office:value-type="float" office:value="339.292" calcext:value-type="float">
            <text:p>3.39292E+02</text:p>
          </table:table-cell>
          <table:table-cell table:formula="of:=[.D117]/[.E117]" office:value-type="float" office:value="0.00226278250002947" calcext:value-type="float">
            <text:p>2.26278E-03</text:p>
          </table:table-cell>
          <table:table-cell table:formula="of:=[.F117]/[.$F$205]" office:value-type="float" office:value="0.0158542451749792" calcext:value-type="float">
            <text:p>1.58542E-02</text:p>
          </table:table-cell>
          <table:table-cell/>
          <table:table-cell office:value-type="float" office:value="0.01604287" calcext:value-type="float">
            <text:p>1.60429E-02</text:p>
          </table:table-cell>
          <table:table-cell/>
          <table:table-cell table:formula="of:=100*([.G117]-[.I117])/[.G117]" office:value-type="float" office:value="-1.18974333334076" calcext:value-type="float">
            <text:p>-1.18974333334076</text:p>
          </table:table-cell>
          <table:table-cell table:number-columns-repeated="3"/>
          <table:table-cell table:style-name="ce3"/>
          <table:table-cell/>
        </table:table-row>
        <table:table-row table:style-name="ro1">
          <table:table-cell table:number-columns-repeated="2"/>
          <table:table-cell table:style-name="ce4" office:value-type="float" office:value="29" calcext:value-type="float">
            <text:p>29</text:p>
          </table:table-cell>
          <table:table-cell office:value-type="float" office:value="0.814358" calcext:value-type="float">
            <text:p>8.14358E-01</text:p>
          </table:table-cell>
          <table:table-cell office:value-type="float" office:value="364.4247" calcext:value-type="float">
            <text:p>3.64425E+02</text:p>
          </table:table-cell>
          <table:table-cell table:formula="of:=[.D118]/[.E118]" office:value-type="float" office:value="0.00223463996814705" calcext:value-type="float">
            <text:p>2.23464E-03</text:p>
          </table:table-cell>
          <table:table-cell table:formula="of:=[.F118]/[.$F$205]" office:value-type="float" office:value="0.0156570637842345" calcext:value-type="float">
            <text:p>1.56571E-02</text:p>
          </table:table-cell>
          <table:table-cell/>
          <table:table-cell office:value-type="float" office:value="0.01581158" calcext:value-type="float">
            <text:p>1.58116E-02</text:p>
          </table:table-cell>
          <table:table-cell/>
          <table:table-cell table:formula="of:=100*([.G118]-[.I118])/[.G118]" office:value-type="float" office:value="-0.98687862484837" calcext:value-type="float">
            <text:p>-0.98687862484837</text:p>
          </table:table-cell>
          <table:table-cell table:number-columns-repeated="3"/>
          <table:table-cell table:style-name="ce3"/>
          <table:table-cell/>
        </table:table-row>
        <table:table-row table:style-name="ro1">
          <table:table-cell table:number-columns-repeated="2"/>
          <table:table-cell table:style-name="ce4" office:value-type="float" office:value="31" calcext:value-type="float">
            <text:p>31</text:p>
          </table:table-cell>
          <table:table-cell office:value-type="float" office:value="0.857326" calcext:value-type="float">
            <text:p>8.57326E-01</text:p>
          </table:table-cell>
          <table:table-cell office:value-type="float" office:value="389.5575" calcext:value-type="float">
            <text:p>3.89558E+02</text:p>
          </table:table-cell>
          <table:table-cell table:formula="of:=[.D119]/[.E119]" office:value-type="float" office:value="0.00220076882103412" calcext:value-type="float">
            <text:p>2.20077E-03</text:p>
          </table:table-cell>
          <table:table-cell table:formula="of:=[.F119]/[.$F$205]" office:value-type="float" office:value="0.0154197447000188" calcext:value-type="float">
            <text:p>1.54197E-02</text:p>
          </table:table-cell>
          <table:table-cell/>
          <table:table-cell office:value-type="float" office:value="0.01556556" calcext:value-type="float">
            <text:p>1.55656E-02</text:p>
          </table:table-cell>
          <table:table-cell/>
          <table:table-cell table:formula="of:=100*([.G119]-[.I119])/[.G119]" office:value-type="float" office:value="-0.945640169911364" calcext:value-type="float">
            <text:p>-0.945640169911364</text:p>
          </table:table-cell>
          <table:table-cell table:number-columns-repeated="3"/>
          <table:table-cell table:style-name="ce3"/>
          <table:table-cell/>
        </table:table-row>
        <table:table-row table:style-name="ro1">
          <table:table-cell table:number-columns-repeated="2"/>
          <table:table-cell table:style-name="ce4" office:value-type="float" office:value="33" calcext:value-type="float">
            <text:p>33</text:p>
          </table:table-cell>
          <table:table-cell office:value-type="float" office:value="0.899671" calcext:value-type="float">
            <text:p>8.99671E-01</text:p>
          </table:table-cell>
          <table:table-cell office:value-type="float" office:value="414.6902" calcext:value-type="float">
            <text:p>4.14690E+02</text:p>
          </table:table-cell>
          <table:table-cell table:formula="of:=[.D120]/[.E120]" office:value-type="float" office:value="0.00216950147363019" calcext:value-type="float">
            <text:p>2.16950E-03</text:p>
          </table:table-cell>
          <table:table-cell table:formula="of:=[.F120]/[.$F$205]" office:value-type="float" office:value="0.0152006692070333" calcext:value-type="float">
            <text:p>1.52007E-02</text:p>
          </table:table-cell>
          <table:table-cell/>
          <table:table-cell office:value-type="float" office:value="0.01530519" calcext:value-type="float">
            <text:p>1.53052E-02</text:p>
          </table:table-cell>
          <table:table-cell/>
          <table:table-cell table:formula="of:=100*([.G120]-[.I120])/[.G120]" office:value-type="float" office:value="-0.687606522733761" calcext:value-type="float">
            <text:p>-0.687606522733761</text:p>
          </table:table-cell>
          <table:table-cell table:number-columns-repeated="3"/>
          <table:table-cell table:style-name="ce3"/>
          <table:table-cell/>
        </table:table-row>
        <table:table-row table:style-name="ro1">
          <table:table-cell table:number-columns-repeated="2"/>
          <table:table-cell table:style-name="ce4" office:value-type="float" office:value="35" calcext:value-type="float">
            <text:p>35</text:p>
          </table:table-cell>
          <table:table-cell office:value-type="float" office:value="0.93706" calcext:value-type="float">
            <text:p>9.37060E-01</text:p>
          </table:table-cell>
          <table:table-cell office:value-type="float" office:value="439.823" calcext:value-type="float">
            <text:p>4.39823E+02</text:p>
          </table:table-cell>
          <table:table-cell table:formula="of:=[.D121]/[.E121]" office:value-type="float" office:value="0.00213053887586597" calcext:value-type="float">
            <text:p>2.13054E-03</text:p>
          </table:table-cell>
          <table:table-cell table:formula="of:=[.F121]/[.$F$205]" office:value-type="float" office:value="0.0149276767397502" calcext:value-type="float">
            <text:p>1.49277E-02</text:p>
          </table:table-cell>
          <table:table-cell/>
          <table:table-cell office:value-type="float" office:value="0.01503083" calcext:value-type="float">
            <text:p>1.50308E-02</text:p>
          </table:table-cell>
          <table:table-cell/>
          <table:table-cell table:formula="of:=100*([.G121]-[.I121])/[.G121]" office:value-type="float" office:value="-0.69102019053748" calcext:value-type="float">
            <text:p>-0.69102019053748</text:p>
          </table:table-cell>
          <table:table-cell table:number-columns-repeated="3"/>
          <table:table-cell table:style-name="ce3"/>
          <table:table-cell/>
        </table:table-row>
        <table:table-row table:style-name="ro1">
          <table:table-cell table:number-columns-repeated="2"/>
          <table:table-cell table:style-name="ce4" office:value-type="float" office:value="37" calcext:value-type="float">
            <text:p>37</text:p>
          </table:table-cell>
          <table:table-cell office:value-type="float" office:value="0.972218" calcext:value-type="float">
            <text:p>9.72218E-01</text:p>
          </table:table-cell>
          <table:table-cell office:value-type="float" office:value="464.9557" calcext:value-type="float">
            <text:p>4.64956E+02</text:p>
          </table:table-cell>
          <table:table-cell table:formula="of:=[.D122]/[.E122]" office:value-type="float" office:value="0.0020909906040511" calcext:value-type="float">
            <text:p>2.09099E-03</text:p>
          </table:table-cell>
          <table:table-cell table:formula="of:=[.F122]/[.$F$205]" office:value-type="float" office:value="0.0146505807318079" calcext:value-type="float">
            <text:p>1.46506E-02</text:p>
          </table:table-cell>
          <table:table-cell/>
          <table:table-cell office:value-type="float" office:value="0.01474291" calcext:value-type="float">
            <text:p>1.47429E-02</text:p>
          </table:table-cell>
          <table:table-cell/>
          <table:table-cell table:formula="of:=100*([.G122]-[.I122])/[.G122]" office:value-type="float" office:value="-0.63020893084223" calcext:value-type="float">
            <text:p>-0.63020893084223</text:p>
          </table:table-cell>
          <table:table-cell table:number-columns-repeated="3"/>
          <table:table-cell table:style-name="ce3"/>
          <table:table-cell/>
        </table:table-row>
        <table:table-row table:style-name="ro1">
          <table:table-cell table:number-columns-repeated="2"/>
          <table:table-cell table:style-name="ce4" office:value-type="float" office:value="39" calcext:value-type="float">
            <text:p>39</text:p>
          </table:table-cell>
          <table:table-cell office:value-type="float" office:value="1.00314" calcext:value-type="float">
            <text:p>1.00314E+00</text:p>
          </table:table-cell>
          <table:table-cell office:value-type="float" office:value="490.0885" calcext:value-type="float">
            <text:p>4.90089E+02</text:p>
          </table:table-cell>
          <table:table-cell table:formula="of:=[.D123]/[.E123]" office:value-type="float" office:value="0.00204685480275501" calcext:value-type="float">
            <text:p>2.04685E-03</text:p>
          </table:table-cell>
          <table:table-cell table:formula="of:=[.F123]/[.$F$205]" office:value-type="float" office:value="0.0143413420777467" calcext:value-type="float">
            <text:p>1.43413E-02</text:p>
          </table:table-cell>
          <table:table-cell/>
          <table:table-cell office:value-type="float" office:value="0.01444184" calcext:value-type="float">
            <text:p>1.44418E-02</text:p>
          </table:table-cell>
          <table:table-cell/>
          <table:table-cell table:formula="of:=100*([.G123]-[.I123])/[.G123]" office:value-type="float" office:value="-0.700756747230845" calcext:value-type="float">
            <text:p>-0.700756747230845</text:p>
          </table:table-cell>
          <table:table-cell table:number-columns-repeated="3"/>
          <table:table-cell table:style-name="ce3"/>
          <table:table-cell/>
        </table:table-row>
        <table:table-row table:style-name="ro1">
          <table:table-cell table:number-columns-repeated="2"/>
          <table:table-cell table:style-name="ce4" office:value-type="float" office:value="41" calcext:value-type="float">
            <text:p>41</text:p>
          </table:table-cell>
          <table:table-cell office:value-type="float" office:value="1.03291" calcext:value-type="float">
            <text:p>1.03291E+00</text:p>
          </table:table-cell>
          <table:table-cell office:value-type="float" office:value="515.2212" calcext:value-type="float">
            <text:p>5.15221E+02</text:p>
          </table:table-cell>
          <table:table-cell table:formula="of:=[.D124]/[.E124]" office:value-type="float" office:value="0.00200478939919398" calcext:value-type="float">
            <text:p>2.00479E-03</text:p>
          </table:table-cell>
          <table:table-cell table:formula="of:=[.F124]/[.$F$205]" office:value-type="float" office:value="0.0140466097199384" calcext:value-type="float">
            <text:p>1.40466E-02</text:p>
          </table:table-cell>
          <table:table-cell/>
          <table:table-cell office:value-type="float" office:value="0.01412805" calcext:value-type="float">
            <text:p>1.41281E-02</text:p>
          </table:table-cell>
          <table:table-cell/>
          <table:table-cell table:formula="of:=100*([.G124]-[.I124])/[.G124]" office:value-type="float" office:value="-0.579786024424032" calcext:value-type="float">
            <text:p>-0.579786024424032</text:p>
          </table:table-cell>
          <table:table-cell table:number-columns-repeated="3"/>
          <table:table-cell table:style-name="ce3"/>
          <table:table-cell/>
        </table:table-row>
        <table:table-row table:style-name="ro1">
          <table:table-cell table:number-columns-repeated="2"/>
          <table:table-cell table:style-name="ce4" office:value-type="float" office:value="43" calcext:value-type="float">
            <text:p>43</text:p>
          </table:table-cell>
          <table:table-cell office:value-type="float" office:value="1.06078" calcext:value-type="float">
            <text:p>1.06078E+00</text:p>
          </table:table-cell>
          <table:table-cell office:value-type="float" office:value="540.3539" calcext:value-type="float">
            <text:p>5.40354E+02</text:p>
          </table:table-cell>
          <table:table-cell table:formula="of:=[.D125]/[.E125]" office:value-type="float" office:value="0.00196312083617792" calcext:value-type="float">
            <text:p>1.96312E-03</text:p>
          </table:table-cell>
          <table:table-cell table:formula="of:=[.F125]/[.$F$205]" office:value-type="float" office:value="0.0137546578358589" calcext:value-type="float">
            <text:p>1.37547E-02</text:p>
          </table:table-cell>
          <table:table-cell/>
          <table:table-cell office:value-type="float" office:value="0.01380202" calcext:value-type="float">
            <text:p>1.38020E-02</text:p>
          </table:table-cell>
          <table:table-cell/>
          <table:table-cell table:formula="of:=100*([.G125]-[.I125])/[.G125]" office:value-type="float" office:value="-0.344335458622462" calcext:value-type="float">
            <text:p>-0.344335458622462</text:p>
          </table:table-cell>
          <table:table-cell table:number-columns-repeated="3"/>
          <table:table-cell table:style-name="ce3"/>
          <table:table-cell/>
        </table:table-row>
        <table:table-row table:style-name="ro1">
          <table:table-cell table:number-columns-repeated="2"/>
          <table:table-cell table:style-name="ce4" office:value-type="float" office:value="45" calcext:value-type="float">
            <text:p>45</text:p>
          </table:table-cell>
          <table:table-cell office:value-type="float" office:value="1.08132" calcext:value-type="float">
            <text:p>1.08132E+00</text:p>
          </table:table-cell>
          <table:table-cell office:value-type="float" office:value="565.4867" calcext:value-type="float">
            <text:p>5.65487E+02</text:p>
          </table:table-cell>
          <table:table-cell table:formula="of:=[.D126]/[.E126]" office:value-type="float" office:value="0.00191219351401191" calcext:value-type="float">
            <text:p>1.91219E-03</text:p>
          </table:table-cell>
          <table:table-cell table:formula="of:=[.F126]/[.$F$205]" office:value-type="float" office:value="0.0133978342119735" calcext:value-type="float">
            <text:p>1.33978E-02</text:p>
          </table:table-cell>
          <table:table-cell/>
          <table:table-cell office:value-type="float" office:value="0.01346421" calcext:value-type="float">
            <text:p>1.34642E-02</text:p>
          </table:table-cell>
          <table:table-cell/>
          <table:table-cell table:formula="of:=100*([.G126]-[.I126])/[.G126]" office:value-type="float" office:value="-0.495421774716071" calcext:value-type="float">
            <text:p>-0.495421774716071</text:p>
          </table:table-cell>
          <table:table-cell table:number-columns-repeated="3"/>
          <table:table-cell table:style-name="ce3"/>
          <table:table-cell/>
        </table:table-row>
        <table:table-row table:style-name="ro1">
          <table:table-cell table:number-columns-repeated="2"/>
          <table:table-cell table:style-name="ce4" office:value-type="float" office:value="47" calcext:value-type="float">
            <text:p>47</text:p>
          </table:table-cell>
          <table:table-cell office:value-type="float" office:value="1.0992" calcext:value-type="float">
            <text:p>1.09920E+00</text:p>
          </table:table-cell>
          <table:table-cell office:value-type="float" office:value="590.6194" calcext:value-type="float">
            <text:p>5.90619E+02</text:p>
          </table:table-cell>
          <table:table-cell table:formula="of:=[.D127]/[.E127]" office:value-type="float" office:value="0.00186109701103621" calcext:value-type="float">
            <text:p>1.86110E-03</text:p>
          </table:table-cell>
          <table:table-cell table:formula="of:=[.F127]/[.$F$205]" office:value-type="float" office:value="0.0130398252182897" calcext:value-type="float">
            <text:p>1.30398E-02</text:p>
          </table:table-cell>
          <table:table-cell/>
          <table:table-cell office:value-type="float" office:value="0.01311512" calcext:value-type="float">
            <text:p>1.31151E-02</text:p>
          </table:table-cell>
          <table:table-cell/>
          <table:table-cell table:formula="of:=100*([.G127]-[.I127])/[.G127]" office:value-type="float" office:value="-0.577421709645735" calcext:value-type="float">
            <text:p>-0.577421709645735</text:p>
          </table:table-cell>
          <table:table-cell table:number-columns-repeated="3"/>
          <table:table-cell table:style-name="ce3"/>
          <table:table-cell/>
        </table:table-row>
        <table:table-row table:style-name="ro1">
          <table:table-cell table:number-columns-repeated="2"/>
          <table:table-cell table:style-name="ce4" office:value-type="float" office:value="49" calcext:value-type="float">
            <text:p>49</text:p>
          </table:table-cell>
          <table:table-cell office:value-type="float" office:value="1.11531" calcext:value-type="float">
            <text:p>1.11531E+00</text:p>
          </table:table-cell>
          <table:table-cell office:value-type="float" office:value="615.7522" calcext:value-type="float">
            <text:p>6.15752E+02</text:p>
          </table:table-cell>
          <table:table-cell table:formula="of:=[.D128]/[.E128]" office:value-type="float" office:value="0.00181129681712871" calcext:value-type="float">
            <text:p>1.81130E-03</text:p>
          </table:table-cell>
          <table:table-cell table:formula="of:=[.F128]/[.$F$205]" office:value-type="float" office:value="0.0126908988482295" calcext:value-type="float">
            <text:p>1.26909E-02</text:p>
          </table:table-cell>
          <table:table-cell/>
          <table:table-cell office:value-type="float" office:value="0.01275526" calcext:value-type="float">
            <text:p>1.27553E-02</text:p>
          </table:table-cell>
          <table:table-cell/>
          <table:table-cell table:formula="of:=100*([.G128]-[.I128])/[.G128]" office:value-type="float" office:value="-0.507144155352272" calcext:value-type="float">
            <text:p>-0.507144155352272</text:p>
          </table:table-cell>
          <table:table-cell table:number-columns-repeated="3"/>
          <table:table-cell table:style-name="ce3"/>
          <table:table-cell/>
        </table:table-row>
        <table:table-row table:style-name="ro1">
          <table:table-cell table:number-columns-repeated="2"/>
          <table:table-cell table:style-name="ce4" office:value-type="float" office:value="51" calcext:value-type="float">
            <text:p>51</text:p>
          </table:table-cell>
          <table:table-cell office:value-type="float" office:value="1.12819" calcext:value-type="float">
            <text:p>1.12819E+00</text:p>
          </table:table-cell>
          <table:table-cell office:value-type="float" office:value="640.8849" calcext:value-type="float">
            <text:p>6.40885E+02</text:p>
          </table:table-cell>
          <table:table-cell table:formula="of:=[.D129]/[.E129]" office:value-type="float" office:value="0.00176036289823649" calcext:value-type="float">
            <text:p>1.76036E-03</text:p>
          </table:table-cell>
          <table:table-cell table:formula="of:=[.F129]/[.$F$205]" office:value-type="float" office:value="0.0123340290042082" calcext:value-type="float">
            <text:p>1.23340E-02</text:p>
          </table:table-cell>
          <table:table-cell/>
          <table:table-cell office:value-type="float" office:value="0.01238515" calcext:value-type="float">
            <text:p>1.23852E-02</text:p>
          </table:table-cell>
          <table:table-cell/>
          <table:table-cell table:formula="of:=100*([.G129]-[.I129])/[.G129]" office:value-type="float" office:value="-0.41447118191794" calcext:value-type="float">
            <text:p>-0.41447118191794</text:p>
          </table:table-cell>
          <table:table-cell table:number-columns-repeated="3"/>
          <table:table-cell table:style-name="ce3"/>
          <table:table-cell/>
        </table:table-row>
        <table:table-row table:style-name="ro1">
          <table:table-cell table:number-columns-repeated="2"/>
          <table:table-cell table:style-name="ce4" office:value-type="float" office:value="53" calcext:value-type="float">
            <text:p>53</text:p>
          </table:table-cell>
          <table:table-cell office:value-type="float" office:value="1.13469" calcext:value-type="float">
            <text:p>1.13469E+00</text:p>
          </table:table-cell>
          <table:table-cell office:value-type="float" office:value="666.0176" calcext:value-type="float">
            <text:p>6.66018E+02</text:p>
          </table:table-cell>
          <table:table-cell table:formula="of:=[.D130]/[.E130]" office:value-type="float" office:value="0.00170369371620209" calcext:value-type="float">
            <text:p>1.70369E-03</text:p>
          </table:table-cell>
          <table:table-cell table:formula="of:=[.F130]/[.$F$205]" office:value-type="float" office:value="0.0119369748879477" calcext:value-type="float">
            <text:p>1.19370E-02</text:p>
          </table:table-cell>
          <table:table-cell/>
          <table:table-cell office:value-type="float" office:value="0.01200533" calcext:value-type="float">
            <text:p>1.20053E-02</text:p>
          </table:table-cell>
          <table:table-cell/>
          <table:table-cell table:formula="of:=100*([.G130]-[.I130])/[.G130]" office:value-type="float" office:value="-0.572633457755572" calcext:value-type="float">
            <text:p>-0.572633457755572</text:p>
          </table:table-cell>
          <table:table-cell table:number-columns-repeated="3"/>
          <table:table-cell table:style-name="ce3"/>
          <table:table-cell/>
        </table:table-row>
        <table:table-row table:style-name="ro1">
          <table:table-cell table:number-columns-repeated="2"/>
          <table:table-cell table:style-name="ce4" office:value-type="float" office:value="55" calcext:value-type="float">
            <text:p>55</text:p>
          </table:table-cell>
          <table:table-cell office:value-type="float" office:value="1.14281" calcext:value-type="float">
            <text:p>1.14281E+00</text:p>
          </table:table-cell>
          <table:table-cell office:value-type="float" office:value="691.1504" calcext:value-type="float">
            <text:p>6.91150E+02</text:p>
          </table:table-cell>
          <table:table-cell table:formula="of:=[.D131]/[.E131]" office:value-type="float" office:value="0.00165348960226313" calcext:value-type="float">
            <text:p>1.65349E-03</text:p>
          </table:table-cell>
          <table:table-cell table:formula="of:=[.F131]/[.$F$205]" office:value-type="float" office:value="0.0115852184415502" calcext:value-type="float">
            <text:p>1.15852E-02</text:p>
          </table:table-cell>
          <table:table-cell/>
          <table:table-cell office:value-type="float" office:value="0.01161635" calcext:value-type="float">
            <text:p>1.16164E-02</text:p>
          </table:table-cell>
          <table:table-cell/>
          <table:table-cell table:formula="of:=100*([.G131]-[.I131])/[.G131]" office:value-type="float" office:value="-0.268717923679306" calcext:value-type="float">
            <text:p>-0.268717923679306</text:p>
          </table:table-cell>
          <table:table-cell table:number-columns-repeated="3"/>
          <table:table-cell table:style-name="ce3"/>
          <table:table-cell/>
        </table:table-row>
        <table:table-row table:style-name="ro1">
          <table:table-cell table:number-columns-repeated="2"/>
          <table:table-cell table:style-name="ce4" office:value-type="float" office:value="57" calcext:value-type="float">
            <text:p>57</text:p>
          </table:table-cell>
          <table:table-cell office:value-type="float" office:value="1.14489" calcext:value-type="float">
            <text:p>1.14489E+00</text:p>
          </table:table-cell>
          <table:table-cell office:value-type="float" office:value="716.2831" calcext:value-type="float">
            <text:p>7.16283E+02</text:p>
          </table:table-cell>
          <table:table-cell table:formula="of:=[.D132]/[.E132]" office:value-type="float" office:value="0.00159837639614839" calcext:value-type="float">
            <text:p>1.59838E-03</text:p>
          </table:table-cell>
          <table:table-cell table:formula="of:=[.F132]/[.$F$205]" office:value-type="float" office:value="0.0111990663115462" calcext:value-type="float">
            <text:p>1.11991E-02</text:p>
          </table:table-cell>
          <table:table-cell/>
          <table:table-cell office:value-type="float" office:value="0.01121877" calcext:value-type="float">
            <text:p>1.12188E-02</text:p>
          </table:table-cell>
          <table:table-cell/>
          <table:table-cell table:formula="of:=100*([.G132]-[.I132])/[.G132]" office:value-type="float" office:value="-0.175940457049653" calcext:value-type="float">
            <text:p>-0.175940457049653</text:p>
          </table:table-cell>
          <table:table-cell table:number-columns-repeated="3"/>
          <table:table-cell table:style-name="ce3"/>
          <table:table-cell/>
        </table:table-row>
        <table:table-row table:style-name="ro1">
          <table:table-cell table:number-columns-repeated="2"/>
          <table:table-cell table:style-name="ce4" office:value-type="float" office:value="59" calcext:value-type="float">
            <text:p>59</text:p>
          </table:table-cell>
          <table:table-cell office:value-type="float" office:value="1.1412" calcext:value-type="float">
            <text:p>1.14120E+00</text:p>
          </table:table-cell>
          <table:table-cell office:value-type="float" office:value="741.4159" calcext:value-type="float">
            <text:p>7.41416E+02</text:p>
          </table:table-cell>
          <table:table-cell table:formula="of:=[.D133]/[.E133]" office:value-type="float" office:value="0.00153921705752466" calcext:value-type="float">
            <text:p>1.53922E-03</text:p>
          </table:table-cell>
          <table:table-cell table:formula="of:=[.F133]/[.$F$205]" office:value-type="float" office:value="0.0107845648475663" calcext:value-type="float">
            <text:p>1.07846E-02</text:p>
          </table:table-cell>
          <table:table-cell/>
          <table:table-cell office:value-type="float" office:value="0.01081317" calcext:value-type="float">
            <text:p>1.08132E-02</text:p>
          </table:table-cell>
          <table:table-cell/>
          <table:table-cell table:formula="of:=100*([.G133]-[.I133])/[.G133]" office:value-type="float" office:value="-0.265241600732291" calcext:value-type="float">
            <text:p>-0.265241600732291</text:p>
          </table:table-cell>
          <table:table-cell table:number-columns-repeated="3"/>
          <table:table-cell table:style-name="ce3"/>
          <table:table-cell/>
        </table:table-row>
        <table:table-row table:style-name="ro1">
          <table:table-cell table:number-columns-repeated="2"/>
          <table:table-cell table:style-name="ce4" office:value-type="float" office:value="61" calcext:value-type="float">
            <text:p>61</text:p>
          </table:table-cell>
          <table:table-cell office:value-type="float" office:value="1.13442" calcext:value-type="float">
            <text:p>1.13442E+00</text:p>
          </table:table-cell>
          <table:table-cell office:value-type="float" office:value="766.5486" calcext:value-type="float">
            <text:p>7.66549E+02</text:p>
          </table:table-cell>
          <table:table-cell table:formula="of:=[.D134]/[.E134]" office:value-type="float" office:value="0.00147990616641919" calcext:value-type="float">
            <text:p>1.47991E-03</text:p>
          </table:table-cell>
          <table:table-cell table:formula="of:=[.F134]/[.$F$205]" office:value-type="float" office:value="0.0103690015271321" calcext:value-type="float">
            <text:p>1.03690E-02</text:p>
          </table:table-cell>
          <table:table-cell/>
          <table:table-cell office:value-type="float" office:value="0.01040014" calcext:value-type="float">
            <text:p>1.04001E-02</text:p>
          </table:table-cell>
          <table:table-cell/>
          <table:table-cell table:formula="of:=100*([.G134]-[.I134])/[.G134]" office:value-type="float" office:value="-0.300303484249663" calcext:value-type="float">
            <text:p>-0.300303484249663</text:p>
          </table:table-cell>
          <table:table-cell table:number-columns-repeated="3"/>
          <table:table-cell table:style-name="ce3"/>
          <table:table-cell/>
        </table:table-row>
        <table:table-row table:style-name="ro1">
          <table:table-cell table:number-columns-repeated="2"/>
          <table:table-cell table:style-name="ce4" office:value-type="float" office:value="63" calcext:value-type="float">
            <text:p>63</text:p>
          </table:table-cell>
          <table:table-cell office:value-type="float" office:value="1.12788" calcext:value-type="float">
            <text:p>1.12788E+00</text:p>
          </table:table-cell>
          <table:table-cell office:value-type="float" office:value="791.6813" calcext:value-type="float">
            <text:p>7.91681E+02</text:p>
          </table:table-cell>
          <table:table-cell table:formula="of:=[.D135]/[.E135]" office:value-type="float" office:value="0.00142466419252293" calcext:value-type="float">
            <text:p>1.42466E-03</text:p>
          </table:table-cell>
          <table:table-cell table:formula="of:=[.F135]/[.$F$205]" office:value-type="float" office:value="0.00998194718227581" calcext:value-type="float">
            <text:p>9.98195E-03</text:p>
          </table:table-cell>
          <table:table-cell/>
          <table:table-cell office:value-type="float" office:value="0.009980265" calcext:value-type="float">
            <text:p>9.98027E-03</text:p>
          </table:table-cell>
          <table:table-cell/>
          <table:table-cell table:formula="of:=100*([.G135]-[.I135])/[.G135]" office:value-type="float" office:value="0.0168522458102697" calcext:value-type="float">
            <text:p>0.01685224581027</text:p>
          </table:table-cell>
          <table:table-cell table:number-columns-repeated="3"/>
          <table:table-cell table:style-name="ce3"/>
          <table:table-cell/>
        </table:table-row>
        <table:table-row table:style-name="ro1">
          <table:table-cell table:number-columns-repeated="2"/>
          <table:table-cell table:style-name="ce4" office:value-type="float" office:value="65" calcext:value-type="float">
            <text:p>65</text:p>
          </table:table-cell>
          <table:table-cell office:value-type="float" office:value="1.11511" calcext:value-type="float">
            <text:p>1.11511E+00</text:p>
          </table:table-cell>
          <table:table-cell office:value-type="float" office:value="816.8141" calcext:value-type="float">
            <text:p>8.16814E+02</text:p>
          </table:table-cell>
          <table:table-cell table:formula="of:=[.D136]/[.E136]" office:value-type="float" office:value="0.00136519435695344" calcext:value-type="float">
            <text:p>1.36519E-03</text:p>
          </table:table-cell>
          <table:table-cell table:formula="of:=[.F136]/[.$F$205]" office:value-type="float" office:value="0.0095652702132688" calcext:value-type="float">
            <text:p>9.56527E-03</text:p>
          </table:table-cell>
          <table:table-cell/>
          <table:table-cell office:value-type="float" office:value="0.009554156" calcext:value-type="float">
            <text:p>9.55416E-03</text:p>
          </table:table-cell>
          <table:table-cell/>
          <table:table-cell table:formula="of:=100*([.G136]-[.I136])/[.G136]" office:value-type="float" office:value="0.116193406155782" calcext:value-type="float">
            <text:p>0.116193406155782</text:p>
          </table:table-cell>
          <table:table-cell table:number-columns-repeated="3"/>
          <table:table-cell table:style-name="ce3"/>
          <table:table-cell/>
        </table:table-row>
        <table:table-row table:style-name="ro1">
          <table:table-cell table:number-columns-repeated="2"/>
          <table:table-cell table:style-name="ce4" office:value-type="float" office:value="67" calcext:value-type="float">
            <text:p>67</text:p>
          </table:table-cell>
          <table:table-cell office:value-type="float" office:value="1.10107" calcext:value-type="float">
            <text:p>1.10107E+00</text:p>
          </table:table-cell>
          <table:table-cell office:value-type="float" office:value="841.9468" calcext:value-type="float">
            <text:p>8.41947E+02</text:p>
          </table:table-cell>
          <table:table-cell table:formula="of:=[.D137]/[.E137]" office:value-type="float" office:value="0.00130776671400141" calcext:value-type="float">
            <text:p>1.30777E-03</text:p>
          </table:table-cell>
          <table:table-cell table:formula="of:=[.F137]/[.$F$205]" office:value-type="float" office:value="0.0091629019206155" calcext:value-type="float">
            <text:p>9.16290E-03</text:p>
          </table:table-cell>
          <table:table-cell/>
          <table:table-cell office:value-type="float" office:value="0.009122426" calcext:value-type="float">
            <text:p>9.12243E-03</text:p>
          </table:table-cell>
          <table:table-cell/>
          <table:table-cell table:formula="of:=100*([.G137]-[.I137])/[.G137]" office:value-type="float" office:value="0.441736918785837" calcext:value-type="float">
            <text:p>0.441736918785837</text:p>
          </table:table-cell>
          <table:table-cell table:number-columns-repeated="3"/>
          <table:table-cell table:style-name="ce3"/>
          <table:table-cell/>
        </table:table-row>
        <table:table-row table:style-name="ro1">
          <table:table-cell table:number-columns-repeated="2"/>
          <table:table-cell table:style-name="ce4" office:value-type="float" office:value="69" calcext:value-type="float">
            <text:p>69</text:p>
          </table:table-cell>
          <table:table-cell office:value-type="float" office:value="1.08034" calcext:value-type="float">
            <text:p>1.08034E+00</text:p>
          </table:table-cell>
          <table:table-cell office:value-type="float" office:value="867.0796" calcext:value-type="float">
            <text:p>8.67080E+02</text:p>
          </table:table-cell>
          <table:table-cell table:formula="of:=[.D138]/[.E138]" office:value-type="float" office:value="0.00124595250539858" calcext:value-type="float">
            <text:p>1.24595E-03</text:p>
          </table:table-cell>
          <table:table-cell table:formula="of:=[.F138]/[.$F$205]" office:value-type="float" office:value="0.00872979904021328" calcext:value-type="float">
            <text:p>8.72980E-03</text:p>
          </table:table-cell>
          <table:table-cell/>
          <table:table-cell office:value-type="float" office:value="0.008685702" calcext:value-type="float">
            <text:p>8.68570E-03</text:p>
          </table:table-cell>
          <table:table-cell/>
          <table:table-cell table:formula="of:=100*([.G138]-[.I138])/[.G138]" office:value-type="float" office:value="0.505132363415776" calcext:value-type="float">
            <text:p>0.505132363415776</text:p>
          </table:table-cell>
          <table:table-cell table:number-columns-repeated="3"/>
          <table:table-cell table:style-name="ce3"/>
          <table:table-cell/>
        </table:table-row>
        <table:table-row table:style-name="ro1">
          <table:table-cell table:number-columns-repeated="2"/>
          <table:table-cell table:style-name="ce4" office:value-type="float" office:value="71" calcext:value-type="float">
            <text:p>71</text:p>
          </table:table-cell>
          <table:table-cell office:value-type="float" office:value="1.0571" calcext:value-type="float">
            <text:p>1.05710E+00</text:p>
          </table:table-cell>
          <table:table-cell office:value-type="float" office:value="892.2123" calcext:value-type="float">
            <text:p>8.92212E+02</text:p>
          </table:table-cell>
          <table:table-cell table:formula="of:=[.D139]/[.E139]" office:value-type="float" office:value="0.00118480769655384" calcext:value-type="float">
            <text:p>1.18481E-03</text:p>
          </table:table-cell>
          <table:table-cell table:formula="of:=[.F139]/[.$F$205]" office:value-type="float" office:value="0.00830138632684414" calcext:value-type="float">
            <text:p>8.30139E-03</text:p>
          </table:table-cell>
          <table:table-cell/>
          <table:table-cell office:value-type="float" office:value="0.008244618" calcext:value-type="float">
            <text:p>8.24462E-03</text:p>
          </table:table-cell>
          <table:table-cell/>
          <table:table-cell table:formula="of:=100*([.G139]-[.I139])/[.G139]" office:value-type="float" office:value="0.683841524885599" calcext:value-type="float">
            <text:p>0.683841524885599</text:p>
          </table:table-cell>
          <table:table-cell table:number-columns-repeated="3"/>
          <table:table-cell table:style-name="ce3"/>
          <table:table-cell/>
        </table:table-row>
        <table:table-row table:style-name="ro1">
          <table:table-cell table:number-columns-repeated="2"/>
          <table:table-cell table:style-name="ce4" office:value-type="float" office:value="73" calcext:value-type="float">
            <text:p>73</text:p>
          </table:table-cell>
          <table:table-cell office:value-type="float" office:value="1.02903" calcext:value-type="float">
            <text:p>1.02903E+00</text:p>
          </table:table-cell>
          <table:table-cell office:value-type="float" office:value="917.3451" calcext:value-type="float">
            <text:p>9.17345E+02</text:p>
          </table:table-cell>
          <table:table-cell table:formula="of:=[.D140]/[.E140]" office:value-type="float" office:value="0.00112174796595087" calcext:value-type="float">
            <text:p>1.12175E-03</text:p>
          </table:table-cell>
          <table:table-cell table:formula="of:=[.F140]/[.$F$205]" office:value-type="float" office:value="0.00785955666374815" calcext:value-type="float">
            <text:p>7.85956E-03</text:p>
          </table:table-cell>
          <table:table-cell/>
          <table:table-cell office:value-type="float" office:value="0.007799826" calcext:value-type="float">
            <text:p>7.79983E-03</text:p>
          </table:table-cell>
          <table:table-cell/>
          <table:table-cell table:formula="of:=100*([.G140]-[.I140])/[.G140]" office:value-type="float" office:value="0.759974974462037" calcext:value-type="float">
            <text:p>0.759974974462037</text:p>
          </table:table-cell>
          <table:table-cell table:number-columns-repeated="3"/>
          <table:table-cell table:style-name="ce3"/>
          <table:table-cell/>
        </table:table-row>
        <table:table-row table:style-name="ro1">
          <table:table-cell table:number-columns-repeated="2"/>
          <table:table-cell table:style-name="ce4" office:value-type="float" office:value="75" calcext:value-type="float">
            <text:p>75</text:p>
          </table:table-cell>
          <table:table-cell office:value-type="float" office:value="0.998352" calcext:value-type="float">
            <text:p>9.98352E-01</text:p>
          </table:table-cell>
          <table:table-cell office:value-type="float" office:value="942.4778" calcext:value-type="float">
            <text:p>9.42478E+02</text:p>
          </table:table-cell>
          <table:table-cell table:formula="of:=[.D141]/[.E141]" office:value-type="float" office:value="0.0010592843672286" calcext:value-type="float">
            <text:p>1.05928E-03</text:p>
          </table:table-cell>
          <table:table-cell table:formula="of:=[.F141]/[.$F$205]" office:value-type="float" office:value="0.00742190381437284" calcext:value-type="float">
            <text:p>7.42190E-03</text:p>
          </table:table-cell>
          <table:table-cell/>
          <table:table-cell office:value-type="float" office:value="0.007351998" calcext:value-type="float">
            <text:p>7.35200E-03</text:p>
          </table:table-cell>
          <table:table-cell/>
          <table:table-cell table:formula="of:=100*([.G141]-[.I141])/[.G141]" office:value-type="float" office:value="0.941885210604136" calcext:value-type="float">
            <text:p>0.941885210604136</text:p>
          </table:table-cell>
          <table:table-cell table:number-columns-repeated="3"/>
          <table:table-cell table:style-name="ce3"/>
          <table:table-cell/>
        </table:table-row>
        <table:table-row table:style-name="ro1">
          <table:table-cell table:number-columns-repeated="2"/>
          <table:table-cell table:style-name="ce4" office:value-type="float" office:value="77" calcext:value-type="float">
            <text:p>77</text:p>
          </table:table-cell>
          <table:table-cell office:value-type="float" office:value="0.963254" calcext:value-type="float">
            <text:p>9.63254E-01</text:p>
          </table:table-cell>
          <table:table-cell office:value-type="float" office:value="967.6105" calcext:value-type="float">
            <text:p>9.67611E+02</text:p>
          </table:table-cell>
          <table:table-cell table:formula="of:=[.D142]/[.E142]" office:value-type="float" office:value="0.000995497671842131" calcext:value-type="float">
            <text:p>9.95498E-04</text:p>
          </table:table-cell>
          <table:table-cell table:formula="of:=[.F142]/[.$F$205]" office:value-type="float" office:value="0.00697498065337722" calcext:value-type="float">
            <text:p>6.97498E-03</text:p>
          </table:table-cell>
          <table:table-cell/>
          <table:table-cell office:value-type="float" office:value="0.006901838" calcext:value-type="float">
            <text:p>6.90184E-03</text:p>
          </table:table-cell>
          <table:table-cell/>
          <table:table-cell table:formula="of:=100*([.G142]-[.I142])/[.G142]" office:value-type="float" office:value="1.04864310041929" calcext:value-type="float">
            <text:p>1.04864310041929</text:p>
          </table:table-cell>
          <table:table-cell table:number-columns-repeated="3"/>
          <table:table-cell table:style-name="ce3"/>
          <table:table-cell/>
        </table:table-row>
        <table:table-row table:style-name="ro1">
          <table:table-cell table:number-columns-repeated="2"/>
          <table:table-cell table:style-name="ce4" office:value-type="float" office:value="79" calcext:value-type="float">
            <text:p>79</text:p>
          </table:table-cell>
          <table:table-cell office:value-type="float" office:value="0.924759" calcext:value-type="float">
            <text:p>9.24759E-01</text:p>
          </table:table-cell>
          <table:table-cell office:value-type="float" office:value="992.7433" calcext:value-type="float">
            <text:p>9.92743E+02</text:p>
          </table:table-cell>
          <table:table-cell table:formula="of:=[.D143]/[.E143]" office:value-type="float" office:value="0.000931518752128571" calcext:value-type="float">
            <text:p>9.31519E-04</text:p>
          </table:table-cell>
          <table:table-cell table:formula="of:=[.F143]/[.$F$205]" office:value-type="float" office:value="0.00652671066757175" calcext:value-type="float">
            <text:p>6.52671E-03</text:p>
          </table:table-cell>
          <table:table-cell/>
          <table:table-cell office:value-type="float" office:value="0.006450102" calcext:value-type="float">
            <text:p>6.45010E-03</text:p>
          </table:table-cell>
          <table:table-cell/>
          <table:table-cell table:formula="of:=100*([.G143]-[.I143])/[.G143]" office:value-type="float" office:value="1.17377146733934" calcext:value-type="float">
            <text:p>1.17377146733934</text:p>
          </table:table-cell>
          <table:table-cell table:number-columns-repeated="3"/>
          <table:table-cell table:style-name="ce3"/>
          <table:table-cell/>
        </table:table-row>
        <table:table-row table:style-name="ro1">
          <table:table-cell table:number-columns-repeated="2"/>
          <table:table-cell table:style-name="ce4" office:value-type="float" office:value="81" calcext:value-type="float">
            <text:p>81</text:p>
          </table:table-cell>
          <table:table-cell office:value-type="float" office:value="0.885348" calcext:value-type="float">
            <text:p>8.85348E-01</text:p>
          </table:table-cell>
          <table:table-cell office:value-type="float" office:value="1017.876" calcext:value-type="float">
            <text:p>1.01788E+03</text:p>
          </table:table-cell>
          <table:table-cell table:formula="of:=[.D144]/[.E144]" office:value-type="float" office:value="0.000869799464767811" calcext:value-type="float">
            <text:p>8.69799E-04</text:p>
          </table:table-cell>
          <table:table-cell table:formula="of:=[.F144]/[.$F$205]" office:value-type="float" office:value="0.00609427285535173" calcext:value-type="float">
            <text:p>6.09427E-03</text:p>
          </table:table-cell>
          <table:table-cell/>
          <table:table-cell office:value-type="float" office:value="0.005997636" calcext:value-type="float">
            <text:p>5.99764E-03</text:p>
          </table:table-cell>
          <table:table-cell/>
          <table:table-cell table:formula="of:=100*([.G144]-[.I144])/[.G144]" office:value-type="float" office:value="1.58569951896503" calcext:value-type="float">
            <text:p>1.58569951896503</text:p>
          </table:table-cell>
          <table:table-cell table:number-columns-repeated="3"/>
          <table:table-cell table:style-name="ce3"/>
          <table:table-cell/>
        </table:table-row>
        <table:table-row table:style-name="ro1">
          <table:table-cell table:number-columns-repeated="2"/>
          <table:table-cell table:style-name="ce4" office:value-type="float" office:value="83" calcext:value-type="float">
            <text:p>83</text:p>
          </table:table-cell>
          <table:table-cell office:value-type="float" office:value="0.840196" calcext:value-type="float">
            <text:p>8.40196E-01</text:p>
          </table:table-cell>
          <table:table-cell office:value-type="float" office:value="1043.009" calcext:value-type="float">
            <text:p>1.04301E+03</text:p>
          </table:table-cell>
          <table:table-cell table:formula="of:=[.D145]/[.E145]" office:value-type="float" office:value="0.000805550095924388" calcext:value-type="float">
            <text:p>8.05550E-04</text:p>
          </table:table-cell>
          <table:table-cell table:formula="of:=[.F145]/[.$F$205]" office:value-type="float" office:value="0.00564410796059581" calcext:value-type="float">
            <text:p>5.64411E-03</text:p>
          </table:table-cell>
          <table:table-cell/>
          <table:table-cell office:value-type="float" office:value="0.005545432" calcext:value-type="float">
            <text:p>5.54543E-03</text:p>
          </table:table-cell>
          <table:table-cell/>
          <table:table-cell table:formula="of:=100*([.G145]-[.I145])/[.G145]" office:value-type="float" office:value="1.74830037420825" calcext:value-type="float">
            <text:p>1.74830037420825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85" calcext:value-type="float">
            <text:p>85</text:p>
          </table:table-cell>
          <table:table-cell office:value-type="float" office:value="0.792759" calcext:value-type="float">
            <text:p>7.92759E-01</text:p>
          </table:table-cell>
          <table:table-cell office:value-type="float" office:value="1068.142" calcext:value-type="float">
            <text:p>1.06814E+03</text:p>
          </table:table-cell>
          <table:table-cell table:formula="of:=[.D146]/[.E146]" office:value-type="float" office:value="0.000742185027833378" calcext:value-type="float">
            <text:p>7.42185E-04</text:p>
          </table:table-cell>
          <table:table-cell table:formula="of:=[.F146]/[.$F$205]" office:value-type="float" office:value="0.00520013894234902" calcext:value-type="float">
            <text:p>5.20014E-03</text:p>
          </table:table-cell>
          <table:table-cell/>
          <table:table-cell office:value-type="float" office:value="0.00509474" calcext:value-type="float">
            <text:p>5.09474E-03</text:p>
          </table:table-cell>
          <table:table-cell/>
          <table:table-cell table:formula="of:=100*([.G146]-[.I146])/[.G146]" office:value-type="float" office:value="2.02684858073052" calcext:value-type="float">
            <text:p>2.0268485807305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87" calcext:value-type="float">
            <text:p>87</text:p>
          </table:table-cell>
          <table:table-cell office:value-type="float" office:value="0.741325" calcext:value-type="float">
            <text:p>7.41325E-01</text:p>
          </table:table-cell>
          <table:table-cell office:value-type="float" office:value="1093.274" calcext:value-type="float">
            <text:p>1.09327E+03</text:p>
          </table:table-cell>
          <table:table-cell table:formula="of:=[.D147]/[.E147]" office:value-type="float" office:value="0.0006780779566696" calcext:value-type="float">
            <text:p>6.78078E-04</text:p>
          </table:table-cell>
          <table:table-cell table:formula="of:=[.F147]/[.$F$205]" office:value-type="float" office:value="0.00475097106003282" calcext:value-type="float">
            <text:p>4.75097E-03</text:p>
          </table:table-cell>
          <table:table-cell/>
          <table:table-cell office:value-type="float" office:value="0.004647245" calcext:value-type="float">
            <text:p>4.64725E-03</text:p>
          </table:table-cell>
          <table:table-cell/>
          <table:table-cell table:formula="of:=100*([.G147]-[.I147])/[.G147]" office:value-type="float" office:value="2.18326019506642" calcext:value-type="float">
            <text:p>2.1832601950664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89" calcext:value-type="float">
            <text:p>89</text:p>
          </table:table-cell>
          <table:table-cell office:value-type="float" office:value="0.684674" calcext:value-type="float">
            <text:p>6.84674E-01</text:p>
          </table:table-cell>
          <table:table-cell office:value-type="float" office:value="1118.407" calcext:value-type="float">
            <text:p>1.11841E+03</text:p>
          </table:table-cell>
          <table:table-cell table:formula="of:=[.D148]/[.E148]" office:value-type="float" office:value="0.000612186797829413" calcext:value-type="float">
            <text:p>6.12187E-04</text:p>
          </table:table-cell>
          <table:table-cell table:formula="of:=[.F148]/[.$F$205]" office:value-type="float" office:value="0.00428930292042939" calcext:value-type="float">
            <text:p>4.28930E-03</text:p>
          </table:table-cell>
          <table:table-cell/>
          <table:table-cell office:value-type="float" office:value="0.004205384" calcext:value-type="float">
            <text:p>4.20538E-03</text:p>
          </table:table-cell>
          <table:table-cell/>
          <table:table-cell table:formula="of:=100*([.G148]-[.I148])/[.G148]" office:value-type="float" office:value="1.95646989700103" calcext:value-type="float">
            <text:p>1.9564698970010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91" calcext:value-type="float">
            <text:p>91</text:p>
          </table:table-cell>
          <table:table-cell office:value-type="float" office:value="0.627818" calcext:value-type="float">
            <text:p>6.27818E-01</text:p>
          </table:table-cell>
          <table:table-cell office:value-type="float" office:value="1143.54" calcext:value-type="float">
            <text:p>1.14354E+03</text:p>
          </table:table-cell>
          <table:table-cell table:formula="of:=[.D149]/[.E149]" office:value-type="float" office:value="0.000549012714902845" calcext:value-type="float">
            <text:p>5.49013E-04</text:p>
          </table:table-cell>
          <table:table-cell table:formula="of:=[.F149]/[.$F$205]" office:value-type="float" office:value="0.00384667204476669" calcext:value-type="float">
            <text:p>3.84667E-03</text:p>
          </table:table-cell>
          <table:table-cell/>
          <table:table-cell office:value-type="float" office:value="0.003772878" calcext:value-type="float">
            <text:p>3.77288E-03</text:p>
          </table:table-cell>
          <table:table-cell/>
          <table:table-cell table:formula="of:=100*([.G149]-[.I149])/[.G149]" office:value-type="float" office:value="1.91838669654949" calcext:value-type="float">
            <text:p>1.91838669654949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93" calcext:value-type="float">
            <text:p>93</text:p>
          </table:table-cell>
          <table:table-cell office:value-type="float" office:value="0.570698" calcext:value-type="float">
            <text:p>5.70698E-01</text:p>
          </table:table-cell>
          <table:table-cell office:value-type="float" office:value="1168.672" calcext:value-type="float">
            <text:p>1.16867E+03</text:p>
          </table:table-cell>
          <table:table-cell table:formula="of:=[.D150]/[.E150]" office:value-type="float" office:value="0.000488330344185537" calcext:value-type="float">
            <text:p>4.88330E-04</text:p>
          </table:table-cell>
          <table:table-cell table:formula="of:=[.F150]/[.$F$205]" office:value-type="float" office:value="0.00342149941631537" calcext:value-type="float">
            <text:p>3.42150E-03</text:p>
          </table:table-cell>
          <table:table-cell/>
          <table:table-cell office:value-type="float" office:value="0.003355662" calcext:value-type="float">
            <text:p>3.35566E-03</text:p>
          </table:table-cell>
          <table:table-cell/>
          <table:table-cell table:formula="of:=100*([.G150]-[.I150])/[.G150]" office:value-type="float" office:value="1.92422702168019" calcext:value-type="float">
            <text:p>1.92422702168019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95" calcext:value-type="float">
            <text:p>95</text:p>
          </table:table-cell>
          <table:table-cell office:value-type="float" office:value="0.515147" calcext:value-type="float">
            <text:p>5.15147E-01</text:p>
          </table:table-cell>
          <table:table-cell office:value-type="float" office:value="1193.805" calcext:value-type="float">
            <text:p>1.19381E+03</text:p>
          </table:table-cell>
          <table:table-cell table:formula="of:=[.D151]/[.E151]" office:value-type="float" office:value="0.000431516872521057" calcext:value-type="float">
            <text:p>4.31517E-04</text:p>
          </table:table-cell>
          <table:table-cell table:formula="of:=[.F151]/[.$F$205]" office:value-type="float" office:value="0.00302343433096197" calcext:value-type="float">
            <text:p>3.02343E-03</text:p>
          </table:table-cell>
          <table:table-cell/>
          <table:table-cell office:value-type="float" office:value="0.002963462" calcext:value-type="float">
            <text:p>2.96346E-03</text:p>
          </table:table-cell>
          <table:table-cell/>
          <table:table-cell table:formula="of:=100*([.G151]-[.I151])/[.G151]" office:value-type="float" office:value="1.98358305149268" calcext:value-type="float">
            <text:p>1.98358305149268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97" calcext:value-type="float">
            <text:p>97</text:p>
          </table:table-cell>
          <table:table-cell office:value-type="float" office:value="0.463815" calcext:value-type="float">
            <text:p>4.63815E-01</text:p>
          </table:table-cell>
          <table:table-cell office:value-type="float" office:value="1218.938" calcext:value-type="float">
            <text:p>1.21894E+03</text:p>
          </table:table-cell>
          <table:table-cell table:formula="of:=[.D152]/[.E152]" office:value-type="float" office:value="0.000380507458131587" calcext:value-type="float">
            <text:p>3.80507E-04</text:p>
          </table:table-cell>
          <table:table-cell table:formula="of:=[.F152]/[.$F$205]" office:value-type="float" office:value="0.00266603552575103" calcext:value-type="float">
            <text:p>2.66604E-03</text:p>
          </table:table-cell>
          <table:table-cell/>
          <table:table-cell office:value-type="float" office:value="0.002612513" calcext:value-type="float">
            <text:p>2.61251E-03</text:p>
          </table:table-cell>
          <table:table-cell/>
          <table:table-cell table:formula="of:=100*([.G152]-[.I152])/[.G152]" office:value-type="float" office:value="2.00756986296916" calcext:value-type="float">
            <text:p>2.00756986296916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99" calcext:value-type="float">
            <text:p>99</text:p>
          </table:table-cell>
          <table:table-cell office:value-type="float" office:value="0.422901" calcext:value-type="float">
            <text:p>4.22901E-01</text:p>
          </table:table-cell>
          <table:table-cell office:value-type="float" office:value="1244.071" calcext:value-type="float">
            <text:p>1.24407E+03</text:p>
          </table:table-cell>
          <table:table-cell table:formula="of:=[.D153]/[.E153]" office:value-type="float" office:value="0.000339933171016767" calcext:value-type="float">
            <text:p>3.39933E-04</text:p>
          </table:table-cell>
          <table:table-cell table:formula="of:=[.F153]/[.$F$205]" office:value-type="float" office:value="0.00238175071459044" calcext:value-type="float">
            <text:p>2.38175E-03</text:p>
          </table:table-cell>
          <table:table-cell/>
          <table:table-cell office:value-type="float" office:value="0.002330224" calcext:value-type="float">
            <text:p>2.33022E-03</text:p>
          </table:table-cell>
          <table:table-cell/>
          <table:table-cell table:formula="of:=100*([.G153]-[.I153])/[.G153]" office:value-type="float" office:value="2.16339662563318" calcext:value-type="float">
            <text:p>2.16339662563318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101" calcext:value-type="float">
            <text:p>101</text:p>
          </table:table-cell>
          <table:table-cell office:value-type="float" office:value="0.395413" calcext:value-type="float">
            <text:p>3.95413E-01</text:p>
          </table:table-cell>
          <table:table-cell office:value-type="float" office:value="1269.203" calcext:value-type="float">
            <text:p>1.26920E+03</text:p>
          </table:table-cell>
          <table:table-cell table:formula="of:=[.D154]/[.E154]" office:value-type="float" office:value="0.000311544331363856" calcext:value-type="float">
            <text:p>3.11544E-04</text:p>
          </table:table-cell>
          <table:table-cell table:formula="of:=[.F154]/[.$F$205]" office:value-type="float" office:value="0.0021828435619655" calcext:value-type="float">
            <text:p>2.18284E-03</text:p>
          </table:table-cell>
          <table:table-cell/>
          <table:table-cell office:value-type="float" office:value="0.002161798" calcext:value-type="float">
            <text:p>2.16180E-03</text:p>
          </table:table-cell>
          <table:table-cell/>
          <table:table-cell table:formula="of:=100*([.G154]-[.I154])/[.G154]" office:value-type="float" office:value="0.964135146109463" calcext:value-type="float">
            <text:p>0.96413514610946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103" calcext:value-type="float">
            <text:p>103</text:p>
          </table:table-cell>
          <table:table-cell office:value-type="float" office:value="0.354387" calcext:value-type="float">
            <text:p>3.54387E-01</text:p>
          </table:table-cell>
          <table:table-cell office:value-type="float" office:value="1294.336" calcext:value-type="float">
            <text:p>1.29434E+03</text:p>
          </table:table-cell>
          <table:table-cell table:formula="of:=[.D155]/[.E155]" office:value-type="float" office:value="0.000273798302759098" calcext:value-type="float">
            <text:p>2.73798E-04</text:p>
          </table:table-cell>
          <table:table-cell table:formula="of:=[.F155]/[.$F$205]" office:value-type="float" office:value="0.00191837501853553" calcext:value-type="float">
            <text:p>1.91838E-03</text:p>
          </table:table-cell>
          <table:table-cell/>
          <table:table-cell office:value-type="float" office:value="0.00190925" calcext:value-type="float">
            <text:p>1.90925E-03</text:p>
          </table:table-cell>
          <table:table-cell/>
          <table:table-cell table:formula="of:=100*([.G155]-[.I155])/[.G155]" office:value-type="float" office:value="0.475663957639499" calcext:value-type="float">
            <text:p>0.475663957639499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105" calcext:value-type="float">
            <text:p>105</text:p>
          </table:table-cell>
          <table:table-cell office:value-type="float" office:value="0.306432" calcext:value-type="float">
            <text:p>3.06432E-01</text:p>
          </table:table-cell>
          <table:table-cell office:value-type="float" office:value="1319.469" calcext:value-type="float">
            <text:p>1.31947E+03</text:p>
          </table:table-cell>
          <table:table-cell table:formula="of:=[.D156]/[.E156]" office:value-type="float" office:value="0.000232238877912251" calcext:value-type="float">
            <text:p>2.32239E-04</text:p>
          </table:table-cell>
          <table:table-cell table:formula="of:=[.F156]/[.$F$205]" office:value-type="float" office:value="0.00162718781391271" calcext:value-type="float">
            <text:p>1.62719E-03</text:p>
          </table:table-cell>
          <table:table-cell/>
          <table:table-cell office:value-type="float" office:value="0.001632992" calcext:value-type="float">
            <text:p>1.63299E-03</text:p>
          </table:table-cell>
          <table:table-cell/>
          <table:table-cell table:formula="of:=100*([.G156]-[.I156])/[.G156]" office:value-type="float" office:value="-0.35670043971979" calcext:value-type="float">
            <text:p>-0.35670043971979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107" calcext:value-type="float">
            <text:p>107</text:p>
          </table:table-cell>
          <table:table-cell office:value-type="float" office:value="0.258808" calcext:value-type="float">
            <text:p>2.58808E-01</text:p>
          </table:table-cell>
          <table:table-cell office:value-type="float" office:value="1344.602" calcext:value-type="float">
            <text:p>1.34460E+03</text:p>
          </table:table-cell>
          <table:table-cell table:formula="of:=[.D157]/[.E157]" office:value-type="float" office:value="0.000192479261521253" calcext:value-type="float">
            <text:p>1.92479E-04</text:p>
          </table:table-cell>
          <table:table-cell table:formula="of:=[.F157]/[.$F$205]" office:value-type="float" office:value="0.00134861101463227" calcext:value-type="float">
            <text:p>1.34861E-03</text:p>
          </table:table-cell>
          <table:table-cell/>
          <table:table-cell office:value-type="float" office:value="0.001365447" calcext:value-type="float">
            <text:p>1.36545E-03</text:p>
          </table:table-cell>
          <table:table-cell/>
          <table:table-cell table:formula="of:=100*([.G157]-[.I157])/[.G157]" office:value-type="float" office:value="-1.24839447291066" calcext:value-type="float">
            <text:p>-1.24839447291066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109" calcext:value-type="float">
            <text:p>109</text:p>
          </table:table-cell>
          <table:table-cell office:value-type="float" office:value="0.214689" calcext:value-type="float">
            <text:p>2.14689E-01</text:p>
          </table:table-cell>
          <table:table-cell office:value-type="float" office:value="1369.734" calcext:value-type="float">
            <text:p>1.36973E+03</text:p>
          </table:table-cell>
          <table:table-cell table:formula="of:=[.D158]/[.E158]" office:value-type="float" office:value="0.000156737731559558" calcext:value-type="float">
            <text:p>1.56738E-04</text:p>
          </table:table-cell>
          <table:table-cell table:formula="of:=[.F158]/[.$F$205]" office:value-type="float" office:value="0.00109818704373175" calcext:value-type="float">
            <text:p>1.09819E-03</text:p>
          </table:table-cell>
          <table:table-cell/>
          <table:table-cell office:value-type="float" office:value="0.001122771" calcext:value-type="float">
            <text:p>1.12277E-03</text:p>
          </table:table-cell>
          <table:table-cell/>
          <table:table-cell table:formula="of:=100*([.G158]-[.I158])/[.G158]" office:value-type="float" office:value="-2.23859463727684" calcext:value-type="float">
            <text:p>-2.23859463727684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111" calcext:value-type="float">
            <text:p>111</text:p>
          </table:table-cell>
          <table:table-cell office:value-type="float" office:value="0.176079" calcext:value-type="float">
            <text:p>1.76079E-01</text:p>
          </table:table-cell>
          <table:table-cell office:value-type="float" office:value="1394.867" calcext:value-type="float">
            <text:p>1.39487E+03</text:p>
          </table:table-cell>
          <table:table-cell table:formula="of:=[.D159]/[.E159]" office:value-type="float" office:value="0.000126233540545443" calcext:value-type="float">
            <text:p>1.26234E-04</text:p>
          </table:table-cell>
          <table:table-cell table:formula="of:=[.F159]/[.$F$205]" office:value-type="float" office:value="0.00088445862608848" calcext:value-type="float">
            <text:p>8.84459E-04</text:p>
          </table:table-cell>
          <table:table-cell/>
          <table:table-cell office:value-type="float" office:value="0.0009114555" calcext:value-type="float">
            <text:p>9.11456E-04</text:p>
          </table:table-cell>
          <table:table-cell/>
          <table:table-cell table:formula="of:=100*([.G159]-[.I159])/[.G159]" office:value-type="float" office:value="-3.05236142372353" calcext:value-type="float">
            <text:p>-3.0523614237235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113" calcext:value-type="float">
            <text:p>113</text:p>
          </table:table-cell>
          <table:table-cell office:value-type="float" office:value="0.142217" calcext:value-type="float">
            <text:p>1.42217E-01</text:p>
          </table:table-cell>
          <table:table-cell office:value-type="float" office:value="1420" calcext:value-type="float">
            <text:p>1.42000E+03</text:p>
          </table:table-cell>
          <table:table-cell table:formula="of:=[.D160]/[.E160]" office:value-type="float" office:value="0.000100152816901408" calcext:value-type="float">
            <text:p>1.00153E-04</text:p>
          </table:table-cell>
          <table:table-cell table:formula="of:=[.F160]/[.$F$205]" office:value-type="float" office:value="0.000701723349062072" calcext:value-type="float">
            <text:p>7.01723E-04</text:p>
          </table:table-cell>
          <table:table-cell/>
          <table:table-cell office:value-type="float" office:value="0.000732484" calcext:value-type="float">
            <text:p>7.32484E-04</text:p>
          </table:table-cell>
          <table:table-cell/>
          <table:table-cell table:formula="of:=100*([.G160]-[.I160])/[.G160]" office:value-type="float" office:value="-4.38358663411206" calcext:value-type="float">
            <text:p>-4.38358663411206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115" calcext:value-type="float">
            <text:p>115</text:p>
          </table:table-cell>
          <table:table-cell office:value-type="float" office:value="0.113491" calcext:value-type="float">
            <text:p>1.13491E-01</text:p>
          </table:table-cell>
          <table:table-cell office:value-type="float" office:value="1445.133" calcext:value-type="float">
            <text:p>1.44513E+03</text:p>
          </table:table-cell>
          <table:table-cell table:formula="of:=[.D161]/[.E161]" office:value-type="float" office:value="0.0000785332561086073" calcext:value-type="float">
            <text:p>7.85333E-05</text:p>
          </table:table-cell>
          <table:table-cell table:formula="of:=[.F161]/[.$F$205]" office:value-type="float" office:value="0.000550245327033895" calcext:value-type="float">
            <text:p>5.50245E-04</text:p>
          </table:table-cell>
          <table:table-cell/>
          <table:table-cell office:value-type="float" office:value="0.0005839065" calcext:value-type="float">
            <text:p>5.83907E-04</text:p>
          </table:table-cell>
          <table:table-cell/>
          <table:table-cell table:formula="of:=100*([.G161]-[.I161])/[.G161]" office:value-type="float" office:value="-6.11748456775743" calcext:value-type="float">
            <text:p>-6.1174845677574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117" calcext:value-type="float">
            <text:p>117</text:p>
          </table:table-cell>
          <table:table-cell office:value-type="float" office:value="0.090568" calcext:value-type="float">
            <text:p>9.05680E-02</text:p>
          </table:table-cell>
          <table:table-cell office:value-type="float" office:value="1470.265" calcext:value-type="float">
            <text:p>1.47027E+03</text:p>
          </table:table-cell>
          <table:table-cell table:formula="of:=[.D162]/[.E162]" office:value-type="float" office:value="0.000061599779631563" calcext:value-type="float">
            <text:p>6.15998E-05</text:p>
          </table:table-cell>
          <table:table-cell table:formula="of:=[.F162]/[.$F$205]" office:value-type="float" office:value="0.000431600478168259" calcext:value-type="float">
            <text:p>4.31600E-04</text:p>
          </table:table-cell>
          <table:table-cell/>
          <table:table-cell office:value-type="float" office:value="0.0004624" calcext:value-type="float">
            <text:p>4.62400E-04</text:p>
          </table:table-cell>
          <table:table-cell/>
          <table:table-cell table:formula="of:=100*([.G162]-[.I162])/[.G162]" office:value-type="float" office:value="-7.13611856095622" calcext:value-type="float">
            <text:p>-7.1361185609562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119" calcext:value-type="float">
            <text:p>119</text:p>
          </table:table-cell>
          <table:table-cell office:value-type="float" office:value="0.0717471" calcext:value-type="float">
            <text:p>7.17471E-02</text:p>
          </table:table-cell>
          <table:table-cell office:value-type="float" office:value="1495.398" calcext:value-type="float">
            <text:p>1.49540E+03</text:p>
          </table:table-cell>
          <table:table-cell table:formula="of:=[.D163]/[.E163]" office:value-type="float" office:value="0.0000479785983397062" calcext:value-type="float">
            <text:p>4.79786E-05</text:p>
          </table:table-cell>
          <table:table-cell table:formula="of:=[.F163]/[.$F$205]" office:value-type="float" office:value="0.000336163312744218" calcext:value-type="float">
            <text:p>3.36163E-04</text:p>
          </table:table-cell>
          <table:table-cell/>
          <table:table-cell office:value-type="float" office:value="0.0003641815" calcext:value-type="float">
            <text:p>3.64182E-04</text:p>
          </table:table-cell>
          <table:table-cell/>
          <table:table-cell table:formula="of:=100*([.G163]-[.I163])/[.G163]" office:value-type="float" office:value="-8.33469512989373" calcext:value-type="float">
            <text:p>-8.3346951298937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121" calcext:value-type="float">
            <text:p>121</text:p>
          </table:table-cell>
          <table:table-cell office:value-type="float" office:value="0.0565999" calcext:value-type="float">
            <text:p>5.65999E-02</text:p>
          </table:table-cell>
          <table:table-cell office:value-type="float" office:value="1520.531" calcext:value-type="float">
            <text:p>1.52053E+03</text:p>
          </table:table-cell>
          <table:table-cell table:formula="of:=[.D164]/[.E164]" office:value-type="float" office:value="0.0000372237724847438" calcext:value-type="float">
            <text:p>3.72238E-05</text:p>
          </table:table-cell>
          <table:table-cell table:formula="of:=[.F164]/[.$F$205]" office:value-type="float" office:value="0.000260809342171899" calcext:value-type="float">
            <text:p>2.60809E-04</text:p>
          </table:table-cell>
          <table:table-cell/>
          <table:table-cell office:value-type="float" office:value="0.0002855171" calcext:value-type="float">
            <text:p>2.85517E-04</text:p>
          </table:table-cell>
          <table:table-cell/>
          <table:table-cell table:formula="of:=100*([.G164]-[.I164])/[.G164]" office:value-type="float" office:value="-9.47349417100855" calcext:value-type="float">
            <text:p>-9.47349417100855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123" calcext:value-type="float">
            <text:p>123</text:p>
          </table:table-cell>
          <table:table-cell office:value-type="float" office:value="0.044898" calcext:value-type="float">
            <text:p>4.48980E-02</text:p>
          </table:table-cell>
          <table:table-cell office:value-type="float" office:value="1545.664" calcext:value-type="float">
            <text:p>1.54566E+03</text:p>
          </table:table-cell>
          <table:table-cell table:formula="of:=[.D165]/[.E165]" office:value-type="float" office:value="0.0000290477102397416" calcext:value-type="float">
            <text:p>2.90477E-05</text:p>
          </table:table-cell>
          <table:table-cell table:formula="of:=[.F165]/[.$F$205]" office:value-type="float" office:value="0.000203523546742393" calcext:value-type="float">
            <text:p>2.03524E-04</text:p>
          </table:table-cell>
          <table:table-cell/>
          <table:table-cell office:value-type="float" office:value="0.0002229822" calcext:value-type="float">
            <text:p>2.22982E-04</text:p>
          </table:table-cell>
          <table:table-cell/>
          <table:table-cell table:formula="of:=100*([.G165]-[.I165])/[.G165]" office:value-type="float" office:value="-9.56088549411759" calcext:value-type="float">
            <text:p>-9.56088549411759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125" calcext:value-type="float">
            <text:p>125</text:p>
          </table:table-cell>
          <table:table-cell office:value-type="float" office:value="0.0354129" calcext:value-type="float">
            <text:p>3.54129E-02</text:p>
          </table:table-cell>
          <table:table-cell office:value-type="float" office:value="1570.796" calcext:value-type="float">
            <text:p>1.57080E+03</text:p>
          </table:table-cell>
          <table:table-cell table:formula="of:=[.D166]/[.E166]" office:value-type="float" office:value="0.0000225445570271378" calcext:value-type="float">
            <text:p>2.25446E-05</text:p>
          </table:table-cell>
          <table:table-cell table:formula="of:=[.F166]/[.$F$205]" office:value-type="float" office:value="0.000157959032503074" calcext:value-type="float">
            <text:p>1.57959E-04</text:p>
          </table:table-cell>
          <table:table-cell/>
          <table:table-cell office:value-type="float" office:value="0.0001735732" calcext:value-type="float">
            <text:p>1.73573E-04</text:p>
          </table:table-cell>
          <table:table-cell/>
          <table:table-cell table:formula="of:=100*([.G166]-[.I166])/[.G166]" office:value-type="float" office:value="-9.88494753956023" calcext:value-type="float">
            <text:p>-9.8849475395602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127" calcext:value-type="float">
            <text:p>127</text:p>
          </table:table-cell>
          <table:table-cell office:value-type="float" office:value="0.0278358" calcext:value-type="float">
            <text:p>2.78358E-02</text:p>
          </table:table-cell>
          <table:table-cell office:value-type="float" office:value="1595.929" calcext:value-type="float">
            <text:p>1.59593E+03</text:p>
          </table:table-cell>
          <table:table-cell table:formula="of:=[.D167]/[.E167]" office:value-type="float" office:value="0.0000174417533612084" calcext:value-type="float">
            <text:p>1.74418E-05</text:p>
          </table:table-cell>
          <table:table-cell table:formula="of:=[.F167]/[.$F$205]" office:value-type="float" office:value="0.000122206104239587" calcext:value-type="float">
            <text:p>1.22206E-04</text:p>
          </table:table-cell>
          <table:table-cell/>
          <table:table-cell office:value-type="float" office:value="0.0001347331" calcext:value-type="float">
            <text:p>1.34733E-04</text:p>
          </table:table-cell>
          <table:table-cell/>
          <table:table-cell table:formula="of:=100*([.G167]-[.I167])/[.G167]" office:value-type="float" office:value="-10.2507119741362" calcext:value-type="float">
            <text:p>-10.250711974136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129" calcext:value-type="float">
            <text:p>129</text:p>
          </table:table-cell>
          <table:table-cell office:value-type="float" office:value="0.0218049" calcext:value-type="float">
            <text:p>2.18049E-02</text:p>
          </table:table-cell>
          <table:table-cell office:value-type="float" office:value="1621.062" calcext:value-type="float">
            <text:p>1.62106E+03</text:p>
          </table:table-cell>
          <table:table-cell table:formula="of:=[.D168]/[.E168]" office:value-type="float" office:value="0.0000134509969390437" calcext:value-type="float">
            <text:p>1.34510E-05</text:p>
          </table:table-cell>
          <table:table-cell table:formula="of:=[.F168]/[.$F$205]" office:value-type="float" office:value="0.0000942447642743901" calcext:value-type="float">
            <text:p>9.42448E-05</text:p>
          </table:table-cell>
          <table:table-cell/>
          <table:table-cell office:value-type="float" office:value="0.0001043314" calcext:value-type="float">
            <text:p>1.04331E-04</text:p>
          </table:table-cell>
          <table:table-cell/>
          <table:table-cell table:formula="of:=100*([.G168]-[.I168])/[.G168]" office:value-type="float" office:value="-10.7025953147308" calcext:value-type="float">
            <text:p>-10.7025953147308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131" calcext:value-type="float">
            <text:p>131</text:p>
          </table:table-cell>
          <table:table-cell office:value-type="float" office:value="0.0172845" calcext:value-type="float">
            <text:p>1.72845E-02</text:p>
          </table:table-cell>
          <table:table-cell office:value-type="float" office:value="1646.195" calcext:value-type="float">
            <text:p>1.64620E+03</text:p>
          </table:table-cell>
          <table:table-cell table:formula="of:=[.D169]/[.E169]" office:value-type="float" office:value="0.0000104996674148567" calcext:value-type="float">
            <text:p>1.04997E-05</text:p>
          </table:table-cell>
          <table:table-cell table:formula="of:=[.F169]/[.$F$205]" office:value-type="float" office:value="0.0000735661962423298" calcext:value-type="float">
            <text:p>7.35662E-05</text:p>
          </table:table-cell>
          <table:table-cell/>
          <table:table-cell office:value-type="float" office:value="0.00008062079" calcext:value-type="float">
            <text:p>8.06208E-05</text:p>
          </table:table-cell>
          <table:table-cell/>
          <table:table-cell table:formula="of:=100*([.G169]-[.I169])/[.G169]" office:value-type="float" office:value="-9.58945020676639" calcext:value-type="float">
            <text:p>-9.58945020676639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133" calcext:value-type="float">
            <text:p>133</text:p>
          </table:table-cell>
          <table:table-cell office:value-type="float" office:value="0.0135227" calcext:value-type="float">
            <text:p>1.35227E-02</text:p>
          </table:table-cell>
          <table:table-cell office:value-type="float" office:value="1671.327" calcext:value-type="float">
            <text:p>1.67133E+03</text:p>
          </table:table-cell>
          <table:table-cell table:formula="of:=[.D170]/[.E170]" office:value-type="float" office:value="0.00000809099595710474" calcext:value-type="float">
            <text:p>8.09100E-06</text:p>
          </table:table-cell>
          <table:table-cell table:formula="of:=[.F170]/[.$F$205]" office:value-type="float" office:value="0.000056689776243202" calcext:value-type="float">
            <text:p>5.66898E-05</text:p>
          </table:table-cell>
          <table:table-cell/>
          <table:table-cell office:value-type="float" office:value="0.00006218556" calcext:value-type="float">
            <text:p>6.21856E-05</text:p>
          </table:table-cell>
          <table:table-cell/>
          <table:table-cell table:formula="of:=100*([.G170]-[.I170])/[.G170]" office:value-type="float" office:value="-9.6944883557502" calcext:value-type="float">
            <text:p>-9.694488355750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135" calcext:value-type="float">
            <text:p>135</text:p>
          </table:table-cell>
          <table:table-cell office:value-type="float" office:value="0.0107989" calcext:value-type="float">
            <text:p>1.07989E-02</text:p>
          </table:table-cell>
          <table:table-cell office:value-type="float" office:value="1696.46" calcext:value-type="float">
            <text:p>1.69646E+03</text:p>
          </table:table-cell>
          <table:table-cell table:formula="of:=[.D171]/[.E171]" office:value-type="float" office:value="0.00000636554943824199" calcext:value-type="float">
            <text:p>6.36555E-06</text:p>
          </table:table-cell>
          <table:table-cell table:formula="of:=[.F171]/[.$F$205]" office:value-type="float" office:value="0.0000446003897705701" calcext:value-type="float">
            <text:p>4.46004E-05</text:p>
          </table:table-cell>
          <table:table-cell/>
          <table:table-cell office:value-type="float" office:value="0.00004788992" calcext:value-type="float">
            <text:p>4.78899E-05</text:p>
          </table:table-cell>
          <table:table-cell/>
          <table:table-cell table:formula="of:=100*([.G171]-[.I171])/[.G171]" office:value-type="float" office:value="-7.3755638602077" calcext:value-type="float">
            <text:p>-7.3755638602077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137" calcext:value-type="float">
            <text:p>137</text:p>
          </table:table-cell>
          <table:table-cell office:value-type="float" office:value="0.00872048" calcext:value-type="float">
            <text:p>8.72048E-03</text:p>
          </table:table-cell>
          <table:table-cell office:value-type="float" office:value="1721.593" calcext:value-type="float">
            <text:p>1.72159E+03</text:p>
          </table:table-cell>
          <table:table-cell table:formula="of:=[.D172]/[.E172]" office:value-type="float" office:value="0.0000050653551681495" calcext:value-type="float">
            <text:p>5.06536E-06</text:p>
          </table:table-cell>
          <table:table-cell table:formula="of:=[.F172]/[.$F$205]" office:value-type="float" office:value="0.0000354905443776165" calcext:value-type="float">
            <text:p>3.54905E-05</text:p>
          </table:table-cell>
          <table:table-cell/>
          <table:table-cell office:value-type="float" office:value="0.00003682965" calcext:value-type="float">
            <text:p>3.68297E-05</text:p>
          </table:table-cell>
          <table:table-cell/>
          <table:table-cell table:formula="of:=100*([.G172]-[.I172])/[.G172]" office:value-type="float" office:value="-3.77313350884534" calcext:value-type="float">
            <text:p>-3.77313350884534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139" calcext:value-type="float">
            <text:p>139</text:p>
          </table:table-cell>
          <table:table-cell office:value-type="float" office:value="0.00684673" calcext:value-type="float">
            <text:p>6.84673E-03</text:p>
          </table:table-cell>
          <table:table-cell office:value-type="float" office:value="1746.726" calcext:value-type="float">
            <text:p>1.74673E+03</text:p>
          </table:table-cell>
          <table:table-cell table:formula="of:=[.D173]/[.E173]" office:value-type="float" office:value="0.00000391975043595847" calcext:value-type="float">
            <text:p>3.91975E-06</text:p>
          </table:table-cell>
          <table:table-cell table:formula="of:=[.F173]/[.$F$205]" office:value-type="float" office:value="0.0000274638346529583" calcext:value-type="float">
            <text:p>2.74638E-05</text:p>
          </table:table-cell>
          <table:table-cell/>
          <table:table-cell office:value-type="float" office:value="0.00002828944" calcext:value-type="float">
            <text:p>2.82894E-05</text:p>
          </table:table-cell>
          <table:table-cell/>
          <table:table-cell table:formula="of:=100*([.G173]-[.I173])/[.G173]" office:value-type="float" office:value="-3.00615466657973" calcext:value-type="float">
            <text:p>-3.0061546665797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141" calcext:value-type="float">
            <text:p>141</text:p>
          </table:table-cell>
          <table:table-cell office:value-type="float" office:value="0.00536014" calcext:value-type="float">
            <text:p>5.36014E-03</text:p>
          </table:table-cell>
          <table:table-cell office:value-type="float" office:value="1771.858" calcext:value-type="float">
            <text:p>1.77186E+03</text:p>
          </table:table-cell>
          <table:table-cell table:formula="of:=[.D174]/[.E174]" office:value-type="float" office:value="0.0000030251521284437" calcext:value-type="float">
            <text:p>3.02515E-06</text:p>
          </table:table-cell>
          <table:table-cell table:formula="of:=[.F174]/[.$F$205]" office:value-type="float" office:value="0.0000211958080528428" calcext:value-type="float">
            <text:p>2.11958E-05</text:p>
          </table:table-cell>
          <table:table-cell/>
          <table:table-cell office:value-type="float" office:value="0.00002170646" calcext:value-type="float">
            <text:p>2.17065E-05</text:p>
          </table:table-cell>
          <table:table-cell/>
          <table:table-cell table:formula="of:=100*([.G174]-[.I174])/[.G174]" office:value-type="float" office:value="-2.40921198136944" calcext:value-type="float">
            <text:p>-2.40921198136944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143" calcext:value-type="float">
            <text:p>143</text:p>
          </table:table-cell>
          <table:table-cell office:value-type="float" office:value="0.00435496" calcext:value-type="float">
            <text:p>4.35496E-03</text:p>
          </table:table-cell>
          <table:table-cell office:value-type="float" office:value="1796.991" calcext:value-type="float">
            <text:p>1.79699E+03</text:p>
          </table:table-cell>
          <table:table-cell table:formula="of:=[.D175]/[.E175]" office:value-type="float" office:value="0.00000242347346202624" calcext:value-type="float">
            <text:p>2.42347E-06</text:p>
          </table:table-cell>
          <table:table-cell table:formula="of:=[.F175]/[.$F$205]" office:value-type="float" office:value="0.0000169801306318743" calcext:value-type="float">
            <text:p>1.69801E-05</text:p>
          </table:table-cell>
          <table:table-cell/>
          <table:table-cell office:value-type="float" office:value="0.00001663976" calcext:value-type="float">
            <text:p>1.66398E-05</text:p>
          </table:table-cell>
          <table:table-cell/>
          <table:table-cell table:formula="of:=100*([.G175]-[.I175])/[.G175]" office:value-type="float" office:value="2.00452304669208" calcext:value-type="float">
            <text:p>2.00452304669208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145" calcext:value-type="float">
            <text:p>145</text:p>
          </table:table-cell>
          <table:table-cell office:value-type="float" office:value="0.00355238" calcext:value-type="float">
            <text:p>3.55238E-03</text:p>
          </table:table-cell>
          <table:table-cell office:value-type="float" office:value="1822.124" calcext:value-type="float">
            <text:p>1.82212E+03</text:p>
          </table:table-cell>
          <table:table-cell table:formula="of:=[.D176]/[.E176]" office:value-type="float" office:value="0.00000194958191648867" calcext:value-type="float">
            <text:p>1.94958E-06</text:p>
          </table:table-cell>
          <table:table-cell table:formula="of:=[.F176]/[.$F$205]" office:value-type="float" office:value="0.0000136597970385199" calcext:value-type="float">
            <text:p>1.36598E-05</text:p>
          </table:table-cell>
          <table:table-cell/>
          <table:table-cell office:value-type="float" office:value="0.00001274523" calcext:value-type="float">
            <text:p>1.27452E-05</text:p>
          </table:table-cell>
          <table:table-cell/>
          <table:table-cell table:formula="of:=100*([.G176]-[.I176])/[.G176]" office:value-type="float" office:value="6.69531938096029" calcext:value-type="float">
            <text:p>6.69531938096029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147" calcext:value-type="float">
            <text:p>147</text:p>
          </table:table-cell>
          <table:table-cell office:value-type="float" office:value="0.00297531" calcext:value-type="float">
            <text:p>2.97531E-03</text:p>
          </table:table-cell>
          <table:table-cell office:value-type="float" office:value="1847.256" calcext:value-type="float">
            <text:p>1.84726E+03</text:p>
          </table:table-cell>
          <table:table-cell table:formula="of:=[.D177]/[.E177]" office:value-type="float" office:value="0.00000161066468318414" calcext:value-type="float">
            <text:p>1.61066E-06</text:p>
          </table:table-cell>
          <table:table-cell table:formula="of:=[.F177]/[.$F$205]" office:value-type="float" office:value="0.0000112851645182641" calcext:value-type="float">
            <text:p>1.12852E-05</text:p>
          </table:table-cell>
          <table:table-cell/>
          <table:table-cell office:value-type="float" office:value="0.000009755122" calcext:value-type="float">
            <text:p>9.75512E-06</text:p>
          </table:table-cell>
          <table:table-cell/>
          <table:table-cell table:formula="of:=100*([.G177]-[.I177])/[.G177]" office:value-type="float" office:value="13.5579992279939" calcext:value-type="float">
            <text:p>13.5579992279939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149" calcext:value-type="float">
            <text:p>149</text:p>
          </table:table-cell>
          <table:table-cell office:value-type="float" office:value="0.00247271" calcext:value-type="float">
            <text:p>2.47271E-03</text:p>
          </table:table-cell>
          <table:table-cell office:value-type="float" office:value="1872.389" calcext:value-type="float">
            <text:p>1.87239E+03</text:p>
          </table:table-cell>
          <table:table-cell table:formula="of:=[.D178]/[.E178]" office:value-type="float" office:value="0.00000132061767079384" calcext:value-type="float">
            <text:p>1.32062E-06</text:p>
          </table:table-cell>
          <table:table-cell table:formula="of:=[.F178]/[.$F$205]" office:value-type="float" office:value="0.00000925294248780107" calcext:value-type="float">
            <text:p>9.25294E-06</text:p>
          </table:table-cell>
          <table:table-cell/>
          <table:table-cell office:value-type="float" office:value="0.000007461736" calcext:value-type="float">
            <text:p>7.46174E-06</text:p>
          </table:table-cell>
          <table:table-cell/>
          <table:table-cell table:formula="of:=100*([.G178]-[.I178])/[.G178]" office:value-type="float" office:value="19.3582364762622" calcext:value-type="float">
            <text:p>19.358236476262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151" calcext:value-type="float">
            <text:p>151</text:p>
          </table:table-cell>
          <table:table-cell office:value-type="float" office:value="0.00211033" calcext:value-type="float">
            <text:p>2.11033E-03</text:p>
          </table:table-cell>
          <table:table-cell office:value-type="float" office:value="1897.522" calcext:value-type="float">
            <text:p>1.89752E+03</text:p>
          </table:table-cell>
          <table:table-cell table:formula="of:=[.D179]/[.E179]" office:value-type="float" office:value="0.00000111215047836073" calcext:value-type="float">
            <text:p>1.11215E-06</text:p>
          </table:table-cell>
          <table:table-cell table:formula="of:=[.F179]/[.$F$205]" office:value-type="float" office:value="0.00000779231161420581" calcext:value-type="float">
            <text:p>7.79231E-06</text:p>
          </table:table-cell>
          <table:table-cell/>
          <table:table-cell office:value-type="float" office:value="0.000005704294" calcext:value-type="float">
            <text:p>5.70429E-06</text:p>
          </table:table-cell>
          <table:table-cell/>
          <table:table-cell table:formula="of:=100*([.G179]-[.I179])/[.G179]" office:value-type="float" office:value="26.7958690255564" calcext:value-type="float">
            <text:p>26.7958690255564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153" calcext:value-type="float">
            <text:p>153</text:p>
          </table:table-cell>
          <table:table-cell office:value-type="float" office:value="0.00168264" calcext:value-type="float">
            <text:p>1.68264E-03</text:p>
          </table:table-cell>
          <table:table-cell office:value-type="float" office:value="1922.655" calcext:value-type="float">
            <text:p>1.92266E+03</text:p>
          </table:table-cell>
          <table:table-cell table:formula="of:=[.D180]/[.E180]" office:value-type="float" office:value="0.000000875164811159569" calcext:value-type="float">
            <text:p>8.75165E-07</text:p>
          </table:table-cell>
          <table:table-cell table:formula="of:=[.F180]/[.$F$205]" office:value-type="float" office:value="0.00000613186529613758" calcext:value-type="float">
            <text:p>6.13187E-06</text:p>
          </table:table-cell>
          <table:table-cell/>
          <table:table-cell office:value-type="float" office:value="0.000004358607" calcext:value-type="float">
            <text:p>4.35861E-06</text:p>
          </table:table-cell>
          <table:table-cell/>
          <table:table-cell table:formula="of:=100*([.G180]-[.I180])/[.G180]" office:value-type="float" office:value="28.918741859097" calcext:value-type="float">
            <text:p>28.918741859097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155" calcext:value-type="float">
            <text:p>155</text:p>
          </table:table-cell>
          <table:table-cell office:value-type="float" office:value="0.00131987" calcext:value-type="float">
            <text:p>1.31987E-03</text:p>
          </table:table-cell>
          <table:table-cell office:value-type="float" office:value="1947.787" calcext:value-type="float">
            <text:p>1.94779E+03</text:p>
          </table:table-cell>
          <table:table-cell table:formula="of:=[.D181]/[.E181]" office:value-type="float" office:value="0.000000677625428242411" calcext:value-type="float">
            <text:p>6.77625E-07</text:p>
          </table:table-cell>
          <table:table-cell table:formula="of:=[.F181]/[.$F$205]" office:value-type="float" office:value="0.00000474780040769076" calcext:value-type="float">
            <text:p>4.74780E-06</text:p>
          </table:table-cell>
          <table:table-cell/>
          <table:table-cell office:value-type="float" office:value="0.000003328917" calcext:value-type="float">
            <text:p>3.32892E-06</text:p>
          </table:table-cell>
          <table:table-cell/>
          <table:table-cell table:formula="of:=100*([.G181]-[.I181])/[.G181]" office:value-type="float" office:value="29.8850685760162" calcext:value-type="float">
            <text:p>29.885068576016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157" calcext:value-type="float">
            <text:p>157</text:p>
          </table:table-cell>
          <table:table-cell office:value-type="float" office:value="0.0010413" calcext:value-type="float">
            <text:p>1.04130E-03</text:p>
          </table:table-cell>
          <table:table-cell office:value-type="float" office:value="1972.92" calcext:value-type="float">
            <text:p>1.97292E+03</text:p>
          </table:table-cell>
          <table:table-cell table:formula="of:=[.D182]/[.E182]" office:value-type="float" office:value="0.000000527796362751657" calcext:value-type="float">
            <text:p>5.27796E-07</text:p>
          </table:table-cell>
          <table:table-cell table:formula="of:=[.F182]/[.$F$205]" office:value-type="float" office:value="0.00000369801911470415" calcext:value-type="float">
            <text:p>3.69802E-06</text:p>
          </table:table-cell>
          <table:table-cell/>
          <table:table-cell office:value-type="float" office:value="0.000002541503" calcext:value-type="float">
            <text:p>2.54150E-06</text:p>
          </table:table-cell>
          <table:table-cell/>
          <table:table-cell table:formula="of:=100*([.G182]-[.I182])/[.G182]" office:value-type="float" office:value="31.2739355539181" calcext:value-type="float">
            <text:p>31.2739355539181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159" calcext:value-type="float">
            <text:p>159</text:p>
          </table:table-cell>
          <table:table-cell office:value-type="float" office:value="0.000831166" calcext:value-type="float">
            <text:p>8.31166E-04</text:p>
          </table:table-cell>
          <table:table-cell office:value-type="float" office:value="1998.053" calcext:value-type="float">
            <text:p>1.99805E+03</text:p>
          </table:table-cell>
          <table:table-cell table:formula="of:=[.D183]/[.E183]" office:value-type="float" office:value="0.00000041598796428323" calcext:value-type="float">
            <text:p>4.15988E-07</text:p>
          </table:table-cell>
          <table:table-cell table:formula="of:=[.F183]/[.$F$205]" office:value-type="float" office:value="0.00000291463062645257" calcext:value-type="float">
            <text:p>2.91463E-06</text:p>
          </table:table-cell>
          <table:table-cell/>
          <table:table-cell office:value-type="float" office:value="0.000001939685" calcext:value-type="float">
            <text:p>1.93969E-06</text:p>
          </table:table-cell>
          <table:table-cell/>
          <table:table-cell table:formula="of:=100*([.G183]-[.I183])/[.G183]" office:value-type="float" office:value="33.4500577055689" calcext:value-type="float">
            <text:p>33.4500577055689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161" calcext:value-type="float">
            <text:p>161</text:p>
          </table:table-cell>
          <table:table-cell office:value-type="float" office:value="0.000663984" calcext:value-type="float">
            <text:p>6.63984E-04</text:p>
          </table:table-cell>
          <table:table-cell office:value-type="float" office:value="2023.186" calcext:value-type="float">
            <text:p>2.02319E+03</text:p>
          </table:table-cell>
          <table:table-cell table:formula="of:=[.D184]/[.E184]" office:value-type="float" office:value="0.000000328187324348824" calcext:value-type="float">
            <text:p>3.28187E-07</text:p>
          </table:table-cell>
          <table:table-cell table:formula="of:=[.F184]/[.$F$205]" office:value-type="float" office:value="0.00000229945313059426" calcext:value-type="float">
            <text:p>2.29945E-06</text:p>
          </table:table-cell>
          <table:table-cell/>
          <table:table-cell office:value-type="float" office:value="0.000001479938" calcext:value-type="float">
            <text:p>1.47994E-06</text:p>
          </table:table-cell>
          <table:table-cell/>
          <table:table-cell table:formula="of:=100*([.G184]-[.I184])/[.G184]" office:value-type="float" office:value="35.6395666295867" calcext:value-type="float">
            <text:p>35.6395666295867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163" calcext:value-type="float">
            <text:p>163</text:p>
          </table:table-cell>
          <table:table-cell office:value-type="float" office:value="0.00053886" calcext:value-type="float">
            <text:p>5.38860E-04</text:p>
          </table:table-cell>
          <table:table-cell office:value-type="float" office:value="2048.318" calcext:value-type="float">
            <text:p>2.04832E+03</text:p>
          </table:table-cell>
          <table:table-cell table:formula="of:=[.D185]/[.E185]" office:value-type="float" office:value="0.000000263074385910781" calcext:value-type="float">
            <text:p>2.63074E-07</text:p>
          </table:table-cell>
          <table:table-cell table:formula="of:=[.F185]/[.$F$205]" office:value-type="float" office:value="0.00000184323761273224" calcext:value-type="float">
            <text:p>1.84324E-06</text:p>
          </table:table-cell>
          <table:table-cell/>
          <table:table-cell office:value-type="float" office:value="0.000001128872" calcext:value-type="float">
            <text:p>1.12887E-06</text:p>
          </table:table-cell>
          <table:table-cell/>
          <table:table-cell table:formula="of:=100*([.G185]-[.I185])/[.G185]" office:value-type="float" office:value="38.7560240631881" calcext:value-type="float">
            <text:p>38.7560240631881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165" calcext:value-type="float">
            <text:p>165</text:p>
          </table:table-cell>
          <table:table-cell office:value-type="float" office:value="0.000420501" calcext:value-type="float">
            <text:p>4.20501E-04</text:p>
          </table:table-cell>
          <table:table-cell office:value-type="float" office:value="2073.451" calcext:value-type="float">
            <text:p>2.07345E+03</text:p>
          </table:table-cell>
          <table:table-cell table:formula="of:=[.D186]/[.E186]" office:value-type="float" office:value="0.000000202802477608586" calcext:value-type="float">
            <text:p>2.02802E-07</text:p>
          </table:table-cell>
          <table:table-cell table:formula="of:=[.F186]/[.$F$205]" office:value-type="float" office:value="0.0000014209409000016" calcext:value-type="float">
            <text:p>1.42094E-06</text:p>
          </table:table-cell>
          <table:table-cell/>
          <table:table-cell office:value-type="float" office:value="0.0000008608981" calcext:value-type="float">
            <text:p>8.60898E-07</text:p>
          </table:table-cell>
          <table:table-cell/>
          <table:table-cell table:formula="of:=100*([.G186]-[.I186])/[.G186]" office:value-type="float" office:value="39.4135181836886" calcext:value-type="float">
            <text:p>39.4135181836886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167" calcext:value-type="float">
            <text:p>167</text:p>
          </table:table-cell>
          <table:table-cell office:value-type="float" office:value="0.000313308" calcext:value-type="float">
            <text:p>3.13308E-04</text:p>
          </table:table-cell>
          <table:table-cell office:value-type="float" office:value="2098.584" calcext:value-type="float">
            <text:p>2.09858E+03</text:p>
          </table:table-cell>
          <table:table-cell table:formula="of:=[.D187]/[.E187]" office:value-type="float" office:value="0.000000149294953168422" calcext:value-type="float">
            <text:p>1.49295E-07</text:p>
          </table:table-cell>
          <table:table-cell table:formula="of:=[.F187]/[.$F$205]" office:value-type="float" office:value="0.00000104603902093479" calcext:value-type="float">
            <text:p>1.04604E-06</text:p>
          </table:table-cell>
          <table:table-cell/>
          <table:table-cell office:value-type="float" office:value="0.0000006564201" calcext:value-type="float">
            <text:p>6.56420E-07</text:p>
          </table:table-cell>
          <table:table-cell/>
          <table:table-cell table:formula="of:=100*([.G187]-[.I187])/[.G187]" office:value-type="float" office:value="37.2470733057938" calcext:value-type="float">
            <text:p>37.2470733057938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169" calcext:value-type="float">
            <text:p>169</text:p>
          </table:table-cell>
          <table:table-cell office:value-type="float" office:value="0.00027362" calcext:value-type="float">
            <text:p>2.73620E-04</text:p>
          </table:table-cell>
          <table:table-cell office:value-type="float" office:value="2123.717" calcext:value-type="float">
            <text:p>2.12372E+03</text:p>
          </table:table-cell>
          <table:table-cell table:formula="of:=[.D188]/[.E188]" office:value-type="float" office:value="0.00000012884014207166" calcext:value-type="float">
            <text:p>1.28840E-07</text:p>
          </table:table-cell>
          <table:table-cell table:formula="of:=[.F188]/[.$F$205]" office:value-type="float" office:value="0.000000902721848324638" calcext:value-type="float">
            <text:p>9.02722E-07</text:p>
          </table:table-cell>
          <table:table-cell/>
          <table:table-cell office:value-type="float" office:value="0.0000005004427" calcext:value-type="float">
            <text:p>5.00443E-07</text:p>
          </table:table-cell>
          <table:table-cell/>
          <table:table-cell table:formula="of:=100*([.G188]-[.I188])/[.G188]" office:value-type="float" office:value="44.5629126038356" calcext:value-type="float">
            <text:p>44.5629126038356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171" calcext:value-type="float">
            <text:p>171</text:p>
          </table:table-cell>
          <table:table-cell office:value-type="float" office:value="0.000207892" calcext:value-type="float">
            <text:p>2.07892E-04</text:p>
          </table:table-cell>
          <table:table-cell office:value-type="float" office:value="2148.849" calcext:value-type="float">
            <text:p>2.14885E+03</text:p>
          </table:table-cell>
          <table:table-cell table:formula="of:=[.D189]/[.E189]" office:value-type="float" office:value="0.0000000967457462111112" calcext:value-type="float">
            <text:p>9.67457E-08</text:p>
          </table:table-cell>
          <table:table-cell table:formula="of:=[.F189]/[.$F$205]" office:value-type="float" office:value="0.000000677851618548089" calcext:value-type="float">
            <text:p>6.77852E-07</text:p>
          </table:table-cell>
          <table:table-cell/>
          <table:table-cell office:value-type="float" office:value="0.0000003814984" calcext:value-type="float">
            <text:p>3.81498E-07</text:p>
          </table:table-cell>
          <table:table-cell/>
          <table:table-cell table:formula="of:=100*([.G189]-[.I189])/[.G189]" office:value-type="float" office:value="43.7194823231163" calcext:value-type="float">
            <text:p>43.719482323116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173" calcext:value-type="float">
            <text:p>173</text:p>
          </table:table-cell>
          <table:table-cell office:value-type="float" office:value="0.000216353" calcext:value-type="float">
            <text:p>2.16353E-04</text:p>
          </table:table-cell>
          <table:table-cell office:value-type="float" office:value="2173.982" calcext:value-type="float">
            <text:p>2.17398E+03</text:p>
          </table:table-cell>
          <table:table-cell table:formula="of:=[.D190]/[.E190]" office:value-type="float" office:value="0.0000000995192232502385" calcext:value-type="float">
            <text:p>9.95192E-08</text:p>
          </table:table-cell>
          <table:table-cell table:formula="of:=[.F190]/[.$F$205]" office:value-type="float" office:value="0.00000069728405845998" calcext:value-type="float">
            <text:p>6.97284E-07</text:p>
          </table:table-cell>
          <table:table-cell/>
          <table:table-cell office:value-type="float" office:value="0.0000002908235" calcext:value-type="float">
            <text:p>2.90824E-07</text:p>
          </table:table-cell>
          <table:table-cell/>
          <table:table-cell table:formula="of:=100*([.G190]-[.I190])/[.G190]" office:value-type="float" office:value="58.2919620101007" calcext:value-type="float">
            <text:p>58.2919620101007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175" calcext:value-type="float">
            <text:p>175</text:p>
          </table:table-cell>
          <table:table-cell office:value-type="float" office:value="0.000158083" calcext:value-type="float">
            <text:p>1.58083E-04</text:p>
          </table:table-cell>
          <table:table-cell office:value-type="float" office:value="2199.115" calcext:value-type="float">
            <text:p>2.19912E+03</text:p>
          </table:table-cell>
          <table:table-cell table:formula="of:=[.D191]/[.E191]" office:value-type="float" office:value="0.000000071884826396073" calcext:value-type="float">
            <text:p>7.18848E-08</text:p>
          </table:table-cell>
          <table:table-cell table:formula="of:=[.F191]/[.$F$205]" office:value-type="float" office:value="0.000000503662929172076" calcext:value-type="float">
            <text:p>5.03663E-07</text:p>
          </table:table-cell>
          <table:table-cell/>
          <table:table-cell office:value-type="float" office:value="0.0000002217239" calcext:value-type="float">
            <text:p>2.21724E-07</text:p>
          </table:table-cell>
          <table:table-cell/>
          <table:table-cell table:formula="of:=100*([.G191]-[.I191])/[.G191]" office:value-type="float" office:value="55.9777209800866" calcext:value-type="float">
            <text:p>55.9777209800866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177" calcext:value-type="float">
            <text:p>177</text:p>
          </table:table-cell>
          <table:table-cell office:value-type="float" office:value="0.000118996" calcext:value-type="float">
            <text:p>1.18996E-04</text:p>
          </table:table-cell>
          <table:table-cell office:value-type="float" office:value="2224.248" calcext:value-type="float">
            <text:p>2.22425E+03</text:p>
          </table:table-cell>
          <table:table-cell table:formula="of:=[.D192]/[.E192]" office:value-type="float" office:value="0.0000000534994299196852" calcext:value-type="float">
            <text:p>5.34994E-08</text:p>
          </table:table-cell>
          <table:table-cell table:formula="of:=[.F192]/[.$F$205]" office:value-type="float" office:value="0.000000374845164595916" calcext:value-type="float">
            <text:p>3.74845E-07</text:p>
          </table:table-cell>
          <table:table-cell/>
          <table:table-cell office:value-type="float" office:value="0.0000001690896" calcext:value-type="float">
            <text:p>1.69090E-07</text:p>
          </table:table-cell>
          <table:table-cell/>
          <table:table-cell table:formula="of:=100*([.G192]-[.I192])/[.G192]" office:value-type="float" office:value="54.8908146694972" calcext:value-type="float">
            <text:p>54.890814669497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179" calcext:value-type="float">
            <text:p>179</text:p>
          </table:table-cell>
          <table:table-cell office:value-type="float" office:value="0.0000967998" calcext:value-type="float">
            <text:p>9.67998E-05</text:p>
          </table:table-cell>
          <table:table-cell office:value-type="float" office:value="2249.38" calcext:value-type="float">
            <text:p>2.24938E+03</text:p>
          </table:table-cell>
          <table:table-cell table:formula="of:=[.D193]/[.E193]" office:value-type="float" office:value="0.0000000430339915887934" calcext:value-type="float">
            <text:p>4.30340E-08</text:p>
          </table:table-cell>
          <table:table-cell table:formula="of:=[.F193]/[.$F$205]" office:value-type="float" office:value="0.000000301518795331781" calcext:value-type="float">
            <text:p>3.01519E-07</text:p>
          </table:table-cell>
          <table:table-cell/>
          <table:table-cell office:value-type="float" office:value="0.0000001290224" calcext:value-type="float">
            <text:p>1.29022E-07</text:p>
          </table:table-cell>
          <table:table-cell/>
          <table:table-cell table:formula="of:=100*([.G193]-[.I193])/[.G193]" office:value-type="float" office:value="57.2091683843363" calcext:value-type="float">
            <text:p>57.209168384336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181" calcext:value-type="float">
            <text:p>181</text:p>
          </table:table-cell>
          <table:table-cell office:value-type="float" office:value="0.0000987929" calcext:value-type="float">
            <text:p>9.87929E-05</text:p>
          </table:table-cell>
          <table:table-cell office:value-type="float" office:value="2274.513" calcext:value-type="float">
            <text:p>2.27451E+03</text:p>
          </table:table-cell>
          <table:table-cell table:formula="of:=[.D194]/[.E194]" office:value-type="float" office:value="0.0000000434347484494483" calcext:value-type="float">
            <text:p>4.34347E-08</text:p>
          </table:table-cell>
          <table:table-cell table:formula="of:=[.F194]/[.$F$205]" office:value-type="float" office:value="0.000000304326708829563" calcext:value-type="float">
            <text:p>3.04327E-07</text:p>
          </table:table-cell>
          <table:table-cell/>
          <table:table-cell office:value-type="float" office:value="0.00000009855066" calcext:value-type="float">
            <text:p>9.85507E-08</text:p>
          </table:table-cell>
          <table:table-cell/>
          <table:table-cell table:formula="of:=100*([.G194]-[.I194])/[.G194]" office:value-type="float" office:value="67.6168219414508" calcext:value-type="float">
            <text:p>67.6168219414508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183" calcext:value-type="float">
            <text:p>183</text:p>
          </table:table-cell>
          <table:table-cell office:value-type="float" office:value="0.000112956" calcext:value-type="float">
            <text:p>1.12956E-04</text:p>
          </table:table-cell>
          <table:table-cell office:value-type="float" office:value="2299.646" calcext:value-type="float">
            <text:p>2.29965E+03</text:p>
          </table:table-cell>
          <table:table-cell table:formula="of:=[.D195]/[.E195]" office:value-type="float" office:value="0.0000000491188643817353" calcext:value-type="float">
            <text:p>4.91189E-08</text:p>
          </table:table-cell>
          <table:table-cell table:formula="of:=[.F195]/[.$F$205]" office:value-type="float" office:value="0.000000344152616795667" calcext:value-type="float">
            <text:p>3.44153E-07</text:p>
          </table:table-cell>
          <table:table-cell/>
          <table:table-cell office:value-type="float" office:value="0.00000007541156" calcext:value-type="float">
            <text:p>7.54116E-08</text:p>
          </table:table-cell>
          <table:table-cell/>
          <table:table-cell table:formula="of:=100*([.G195]-[.I195])/[.G195]" office:value-type="float" office:value="78.0877563267886" calcext:value-type="float">
            <text:p>78.0877563267886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185" calcext:value-type="float">
            <text:p>185</text:p>
          </table:table-cell>
          <table:table-cell office:value-type="float" office:value="0.000100119" calcext:value-type="float">
            <text:p>1.00119E-04</text:p>
          </table:table-cell>
          <table:table-cell office:value-type="float" office:value="2324.779" calcext:value-type="float">
            <text:p>2.32478E+03</text:p>
          </table:table-cell>
          <table:table-cell table:formula="of:=[.D196]/[.E196]" office:value-type="float" office:value="0.0000000430660290720107" calcext:value-type="float">
            <text:p>4.30660E-08</text:p>
          </table:table-cell>
          <table:table-cell table:formula="of:=[.F196]/[.$F$205]" office:value-type="float" office:value="0.000000301743266801624" calcext:value-type="float">
            <text:p>3.01743E-07</text:p>
          </table:table-cell>
          <table:table-cell/>
          <table:table-cell office:value-type="float" office:value="0.00000005788476" calcext:value-type="float">
            <text:p>5.78848E-08</text:p>
          </table:table-cell>
          <table:table-cell/>
          <table:table-cell table:formula="of:=100*([.G196]-[.I196])/[.G196]" office:value-type="float" office:value="80.8165528883018" calcext:value-type="float">
            <text:p>80.8165528883018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187" calcext:value-type="float">
            <text:p>187</text:p>
          </table:table-cell>
          <table:table-cell office:value-type="float" office:value="0.0000913105" calcext:value-type="float">
            <text:p>9.13105E-05</text:p>
          </table:table-cell>
          <table:table-cell office:value-type="float" office:value="2349.911" calcext:value-type="float">
            <text:p>2.34991E+03</text:p>
          </table:table-cell>
          <table:table-cell table:formula="of:=[.D197]/[.E197]" office:value-type="float" office:value="0.0000000388570035205589" calcext:value-type="float">
            <text:p>3.88570E-08</text:p>
          </table:table-cell>
          <table:table-cell table:formula="of:=[.F197]/[.$F$205]" office:value-type="float" office:value="0.000000272252618434138" calcext:value-type="float">
            <text:p>2.72253E-07</text:p>
          </table:table-cell>
          <table:table-cell/>
          <table:table-cell office:value-type="float" office:value="0.00000004466553" calcext:value-type="float">
            <text:p>4.46655E-08</text:p>
          </table:table-cell>
          <table:table-cell/>
          <table:table-cell table:formula="of:=100*([.G197]-[.I197])/[.G197]" office:value-type="float" office:value="83.5940861627359" calcext:value-type="float">
            <text:p>83.5940861627359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189" calcext:value-type="float">
            <text:p>189</text:p>
          </table:table-cell>
          <table:table-cell office:value-type="float" office:value="0.0000851733" calcext:value-type="float">
            <text:p>8.51733E-05</text:p>
          </table:table-cell>
          <table:table-cell office:value-type="float" office:value="2375.044" calcext:value-type="float">
            <text:p>2.37504E+03</text:p>
          </table:table-cell>
          <table:table-cell table:formula="of:=[.D198]/[.E198]" office:value-type="float" office:value="0.0000000358617777186444" calcext:value-type="float">
            <text:p>3.58618E-08</text:p>
          </table:table-cell>
          <table:table-cell table:formula="of:=[.F198]/[.$F$205]" office:value-type="float" office:value="0.000000251266489976208" calcext:value-type="float">
            <text:p>2.51266E-07</text:p>
          </table:table-cell>
          <table:table-cell/>
          <table:table-cell office:value-type="float" office:value="0.0000000347684" calcext:value-type="float">
            <text:p>3.47684E-08</text:p>
          </table:table-cell>
          <table:table-cell/>
          <table:table-cell table:formula="of:=100*([.G198]-[.I198])/[.G198]" office:value-type="float" office:value="86.1627390093712" calcext:value-type="float">
            <text:p>86.162739009371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191" calcext:value-type="float">
            <text:p>191</text:p>
          </table:table-cell>
          <table:table-cell office:value-type="float" office:value="0.0000664346" calcext:value-type="float">
            <text:p>6.64346E-05</text:p>
          </table:table-cell>
          <table:table-cell office:value-type="float" office:value="2400.177" calcext:value-type="float">
            <text:p>2.40018E+03</text:p>
          </table:table-cell>
          <table:table-cell table:formula="of:=[.D199]/[.E199]" office:value-type="float" office:value="0.0000000276790420039855" calcext:value-type="float">
            <text:p>2.76790E-08</text:p>
          </table:table-cell>
          <table:table-cell table:formula="of:=[.F199]/[.$F$205]" office:value-type="float" office:value="0.000000193933936705812" calcext:value-type="float">
            <text:p>1.93934E-07</text:p>
          </table:table-cell>
          <table:table-cell/>
          <table:table-cell office:value-type="float" office:value="0.00000002745416" calcext:value-type="float">
            <text:p>2.74542E-08</text:p>
          </table:table-cell>
          <table:table-cell/>
          <table:table-cell table:formula="of:=100*([.G199]-[.I199])/[.G199]" office:value-type="float" office:value="85.8435504036374" calcext:value-type="float">
            <text:p>85.8435504036374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193" calcext:value-type="float">
            <text:p>193</text:p>
          </table:table-cell>
          <table:table-cell office:value-type="float" office:value="0.0000375591" calcext:value-type="float">
            <text:p>3.75591E-05</text:p>
          </table:table-cell>
          <table:table-cell office:value-type="float" office:value="2425.31" calcext:value-type="float">
            <text:p>2.42531E+03</text:p>
          </table:table-cell>
          <table:table-cell table:formula="of:=[.D200]/[.E200]" office:value-type="float" office:value="0.0000000154863089666888" calcext:value-type="float">
            <text:p>1.54863E-08</text:p>
          </table:table-cell>
          <table:table-cell table:formula="of:=[.F200]/[.$F$205]" office:value-type="float" office:value="0.00000010850523159436" calcext:value-type="float">
            <text:p>1.08505E-07</text:p>
          </table:table-cell>
          <table:table-cell/>
          <table:table-cell office:value-type="float" office:value="0.00000002217499" calcext:value-type="float">
            <text:p>2.21750E-08</text:p>
          </table:table-cell>
          <table:table-cell/>
          <table:table-cell table:formula="of:=100*([.G200]-[.I200])/[.G200]" office:value-type="float" office:value="79.5632066084151" calcext:value-type="float">
            <text:p>79.5632066084151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195" calcext:value-type="float">
            <text:p>195</text:p>
          </table:table-cell>
          <table:table-cell office:value-type="float" office:value="0.0000162598" calcext:value-type="float">
            <text:p>1.62598E-05</text:p>
          </table:table-cell>
          <table:table-cell office:value-type="float" office:value="2450.442" calcext:value-type="float">
            <text:p>2.45044E+03</text:p>
          </table:table-cell>
          <table:table-cell table:formula="of:=[.D201]/[.E201]" office:value-type="float" office:value="0.00000000663545597080037" calcext:value-type="float">
            <text:p>6.63546E-09</text:p>
          </table:table-cell>
          <table:table-cell table:formula="of:=[.F201]/[.$F$205]" office:value-type="float" office:value="0.0000000464914969987077" calcext:value-type="float">
            <text:p>4.64915E-08</text:p>
          </table:table-cell>
          <table:table-cell/>
          <table:table-cell office:value-type="float" office:value="0.00000001853364" calcext:value-type="float">
            <text:p>1.85336E-08</text:p>
          </table:table-cell>
          <table:table-cell/>
          <table:table-cell table:formula="of:=100*([.G201]-[.I201])/[.G201]" office:value-type="float" office:value="60.1354200306453" calcext:value-type="float">
            <text:p>60.135420030645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197" calcext:value-type="float">
            <text:p>197</text:p>
          </table:table-cell>
          <table:table-cell office:value-type="float" office:value="0.0000213625" calcext:value-type="float">
            <text:p>2.13625E-05</text:p>
          </table:table-cell>
          <table:table-cell office:value-type="float" office:value="2475.575" calcext:value-type="float">
            <text:p>2.47558E+03</text:p>
          </table:table-cell>
          <table:table-cell table:formula="of:=[.D202]/[.E202]" office:value-type="float" office:value="0.00000000862930834250628" calcext:value-type="float">
            <text:p>8.62931E-09</text:p>
          </table:table-cell>
          <table:table-cell table:formula="of:=[.F202]/[.$F$205]" office:value-type="float" office:value="0.0000000604614761475334" calcext:value-type="float">
            <text:p>6.04615E-08</text:p>
          </table:table-cell>
          <table:table-cell/>
          <table:table-cell office:value-type="float" office:value="0.00000001625371" calcext:value-type="float">
            <text:p>1.62537E-08</text:p>
          </table:table-cell>
          <table:table-cell/>
          <table:table-cell table:formula="of:=100*([.G202]-[.I202])/[.G202]" office:value-type="float" office:value="73.1172458304872" calcext:value-type="float">
            <text:p>73.117245830487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199" calcext:value-type="float">
            <text:p>199</text:p>
          </table:table-cell>
          <table:table-cell office:value-type="float" office:value="0.0000121432" calcext:value-type="float">
            <text:p>1.21432E-05</text:p>
          </table:table-cell>
          <table:table-cell office:value-type="float" office:value="2500.708" calcext:value-type="float">
            <text:p>2.50071E+03</text:p>
          </table:table-cell>
          <table:table-cell table:formula="of:=[.D203]/[.E203]" office:value-type="float" office:value="0.00000000485590480775844" calcext:value-type="float">
            <text:p>4.85590E-09</text:p>
          </table:table-cell>
          <table:table-cell table:formula="of:=[.F203]/[.$F$205]" office:value-type="float" office:value="0.000000034023024911833" calcext:value-type="float">
            <text:p>3.40230E-08</text:p>
          </table:table-cell>
          <table:table-cell/>
          <table:table-cell office:value-type="float" office:value="0.00000001515875" calcext:value-type="float">
            <text:p>1.51588E-08</text:p>
          </table:table-cell>
          <table:table-cell/>
          <table:table-cell table:formula="of:=100*([.G203]-[.I203])/[.G203]" office:value-type="float" office:value="55.4456135535207" calcext:value-type="float">
            <text:p>55.4456135535207</text:p>
          </table:table-cell>
          <table:table-cell table:number-columns-repeated="5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5"/>
          <table:table-cell table:formula="of:=SUM([.F4:.F203])" office:value-type="float" office:value="0.14272407642595" calcext:value-type="float">
            <text:p>1.42724E-01</text:p>
          </table:table-cell>
          <table:table-cell table:number-columns-repeated="10"/>
        </table:table-row>
        <table:table-row table:style-name="ro1" table:number-rows-repeated="1048370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scientific-number number:decimal-places="5" loext:min-decimal-places="5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4">00/00/0000</text:date>, <text:time style:data-style-name="N2" text:time-value="18:14:44.8196004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4T12:29:21.728252688</meta:creation-date>
    <dc:date>2020-11-04T20:14:43.911165814</dc:date>
    <meta:editing-duration>PT6H6M45S</meta:editing-duration>
    <meta:editing-cycles>36</meta:editing-cycles>
    <meta:generator>LibreOffice/6.4.6.2$Linux_X86_64 LibreOffice_project/40$Build-2</meta:generator>
    <meta:document-statistic meta:table-count="13" meta:cell-count="10830" meta:object-count="1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111" number:title="User-defined">
      <number:scientific-number number:decimal-places="5" loext:min-decimal-places="5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minimum="100" chart:maximum="20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037cm" svg:height="10.972cm" xlink:href=".." xlink:type="simple" chart:class="chart:scatter" chart:style-name="ch1">
        <chart:legend chart:legend-position="end" svg:x="16.879cm" svg:y="1.08cm" style:legend-expansion="custom" chartooo:width="3.085cm" chartooo:height="1.888cm" style:legend-expansion-aspect-ratio="1.63400423728814" chart:style-name="ch2"/>
        <chart:plot-area chart:style-name="ch3" table:cell-range-address="Diff2.C4:Diff2.C53 Diff2.E3:Diff2.E53 Diff2.I3:Diff2.I53" chart:data-source-has-labels="row" svg:x="0.415cm" svg:y="0.218cm" svg:width="20.181cm" svg:height="10.533cm">
          <chartooo:coordinate-region svg:x="1.327cm" svg:y="0.417cm" svg:width="18.989cm" svg:height="9.68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iff2.E4:Diff2.E53" chart:label-cell-address="Diff2.E3:Diff2.E3" chart:class="chart:scatter">
            <chart:domain table:cell-range-address="Diff2.C4:Diff2.C53"/>
            <chart:data-point chart:repeated="50"/>
          </chart:series>
          <chart:series chart:style-name="ch8" chart:values-cell-range-address="Diff2.I4:Diff2.I53" chart:label-cell-address="Diff2.I3:Diff2.I3" chart:class="chart:scatter">
            <chart:domain table:cell-range-address="Diff2.H4:Diff2.H53"/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erpent</text:p>
                <draw:g>
                  <svg:desc>Diff2.E3:Diff2.E3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MOST</text:p>
                <draw:g>
                  <svg:desc>Diff2.I3:Diff2.I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1">
                <text:p>101</text:p>
                <draw:g>
                  <svg:desc>Diff2.C4:Diff2.C53</svg:desc>
                </draw:g>
              </table:table-cell>
              <table:table-cell office:value-type="float" office:value="0.030871093928266">
                <text:p>0.030871093928266</text:p>
                <draw:g>
                  <svg:desc>Diff2.E4:Diff2.E53</svg:desc>
                </draw:g>
              </table:table-cell>
              <table:table-cell office:value-type="float" office:value="101">
                <text:p>101</text:p>
                <draw:g>
                  <svg:desc>Diff2.H4:Diff2.H53</svg:desc>
                </draw:g>
              </table:table-cell>
              <table:table-cell office:value-type="float" office:value="0.03210693">
                <text:p>0.03210693</text:p>
                <draw:g>
                  <svg:desc>Diff2.I4:Diff2.I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3">
                <text:p>103</text:p>
              </table:table-cell>
              <table:table-cell office:value-type="float" office:value="0.0308389502612928">
                <text:p>0.0308389502612928</text:p>
              </table:table-cell>
              <table:table-cell office:value-type="float" office:value="103">
                <text:p>103</text:p>
              </table:table-cell>
              <table:table-cell office:value-type="float" office:value="0.03207205">
                <text:p>0.032072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5">
                <text:p>105</text:p>
              </table:table-cell>
              <table:table-cell office:value-type="float" office:value="0.0307506869134566">
                <text:p>0.0307506869134566</text:p>
              </table:table-cell>
              <table:table-cell office:value-type="float" office:value="105">
                <text:p>105</text:p>
              </table:table-cell>
              <table:table-cell office:value-type="float" office:value="0.03200234">
                <text:p>0.032002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7">
                <text:p>107</text:p>
              </table:table-cell>
              <table:table-cell office:value-type="float" office:value="0.0306824474893086">
                <text:p>0.0306824474893086</text:p>
              </table:table-cell>
              <table:table-cell office:value-type="float" office:value="107">
                <text:p>107</text:p>
              </table:table-cell>
              <table:table-cell office:value-type="float" office:value="0.03189787">
                <text:p>0.031897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9">
                <text:p>109</text:p>
              </table:table-cell>
              <table:table-cell office:value-type="float" office:value="0.0305849625976686">
                <text:p>0.0305849625976686</text:p>
              </table:table-cell>
              <table:table-cell office:value-type="float" office:value="109">
                <text:p>109</text:p>
              </table:table-cell>
              <table:table-cell office:value-type="float" office:value="0.03175875">
                <text:p>0.031758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1">
                <text:p>111</text:p>
              </table:table-cell>
              <table:table-cell office:value-type="float" office:value="0.0304413699870097">
                <text:p>0.0304413699870097</text:p>
              </table:table-cell>
              <table:table-cell office:value-type="float" office:value="111">
                <text:p>111</text:p>
              </table:table-cell>
              <table:table-cell office:value-type="float" office:value="0.03158513">
                <text:p>0.031585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3">
                <text:p>113</text:p>
              </table:table-cell>
              <table:table-cell office:value-type="float" office:value="0.0303022564119126">
                <text:p>0.0303022564119126</text:p>
              </table:table-cell>
              <table:table-cell office:value-type="float" office:value="113">
                <text:p>113</text:p>
              </table:table-cell>
              <table:table-cell office:value-type="float" office:value="0.03137721">
                <text:p>0.031377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5">
                <text:p>115</text:p>
              </table:table-cell>
              <table:table-cell office:value-type="float" office:value="0.0301194063719176">
                <text:p>0.0301194063719176</text:p>
              </table:table-cell>
              <table:table-cell office:value-type="float" office:value="115">
                <text:p>115</text:p>
              </table:table-cell>
              <table:table-cell office:value-type="float" office:value="0.0311352">
                <text:p>0.03113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7">
                <text:p>117</text:p>
              </table:table-cell>
              <table:table-cell office:value-type="float" office:value="0.0298527720196482">
                <text:p>0.0298527720196482</text:p>
              </table:table-cell>
              <table:table-cell office:value-type="float" office:value="117">
                <text:p>117</text:p>
              </table:table-cell>
              <table:table-cell office:value-type="float" office:value="0.03085937">
                <text:p>0.030859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9">
                <text:p>119</text:p>
              </table:table-cell>
              <table:table-cell office:value-type="float" office:value="0.0296014190828251">
                <text:p>0.0296014190828251</text:p>
              </table:table-cell>
              <table:table-cell office:value-type="float" office:value="119">
                <text:p>119</text:p>
              </table:table-cell>
              <table:table-cell office:value-type="float" office:value="0.03055002">
                <text:p>0.030550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1">
                <text:p>121</text:p>
              </table:table-cell>
              <table:table-cell office:value-type="float" office:value="0.0292462579100394">
                <text:p>0.0292462579100394</text:p>
              </table:table-cell>
              <table:table-cell office:value-type="float" office:value="121">
                <text:p>121</text:p>
              </table:table-cell>
              <table:table-cell office:value-type="float" office:value="0.03020748">
                <text:p>0.030207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3">
                <text:p>123</text:p>
              </table:table-cell>
              <table:table-cell office:value-type="float" office:value="0.0289121745516623">
                <text:p>0.0289121745516623</text:p>
              </table:table-cell>
              <table:table-cell office:value-type="float" office:value="123">
                <text:p>123</text:p>
              </table:table-cell>
              <table:table-cell office:value-type="float" office:value="0.02983212">
                <text:p>0.029832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5">
                <text:p>125</text:p>
              </table:table-cell>
              <table:table-cell office:value-type="float" office:value="0.0285722947943229">
                <text:p>0.0285722947943229</text:p>
              </table:table-cell>
              <table:table-cell office:value-type="float" office:value="125">
                <text:p>125</text:p>
              </table:table-cell>
              <table:table-cell office:value-type="float" office:value="0.02942436">
                <text:p>0.029424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7">
                <text:p>127</text:p>
              </table:table-cell>
              <table:table-cell office:value-type="float" office:value="0.0281573253231526">
                <text:p>0.0281573253231526</text:p>
              </table:table-cell>
              <table:table-cell office:value-type="float" office:value="127">
                <text:p>127</text:p>
              </table:table-cell>
              <table:table-cell office:value-type="float" office:value="0.02898463">
                <text:p>0.028984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9">
                <text:p>129</text:p>
              </table:table-cell>
              <table:table-cell office:value-type="float" office:value="0.0277642240844313">
                <text:p>0.0277642240844313</text:p>
              </table:table-cell>
              <table:table-cell office:value-type="float" office:value="129">
                <text:p>129</text:p>
              </table:table-cell>
              <table:table-cell office:value-type="float" office:value="0.02851341">
                <text:p>0.028513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1">
                <text:p>131</text:p>
              </table:table-cell>
              <table:table-cell office:value-type="float" office:value="0.0272968235499196">
                <text:p>0.0272968235499196</text:p>
              </table:table-cell>
              <table:table-cell office:value-type="float" office:value="131">
                <text:p>131</text:p>
              </table:table-cell>
              <table:table-cell office:value-type="float" office:value="0.02801121">
                <text:p>0.028011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3">
                <text:p>133</text:p>
              </table:table-cell>
              <table:table-cell office:value-type="float" office:value="0.0269026684204778">
                <text:p>0.0269026684204778</text:p>
              </table:table-cell>
              <table:table-cell office:value-type="float" office:value="133">
                <text:p>133</text:p>
              </table:table-cell>
              <table:table-cell office:value-type="float" office:value="0.02747857">
                <text:p>0.027478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5">
                <text:p>135</text:p>
              </table:table-cell>
              <table:table-cell office:value-type="float" office:value="0.026357016499974">
                <text:p>0.026357016499974</text:p>
              </table:table-cell>
              <table:table-cell office:value-type="float" office:value="135">
                <text:p>135</text:p>
              </table:table-cell>
              <table:table-cell office:value-type="float" office:value="0.02691609">
                <text:p>0.026916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7">
                <text:p>137</text:p>
              </table:table-cell>
              <table:table-cell office:value-type="float" office:value="0.0258188472035852">
                <text:p>0.0258188472035852</text:p>
              </table:table-cell>
              <table:table-cell office:value-type="float" office:value="137">
                <text:p>137</text:p>
              </table:table-cell>
              <table:table-cell office:value-type="float" office:value="0.02632435">
                <text:p>0.026324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9">
                <text:p>139</text:p>
              </table:table-cell>
              <table:table-cell office:value-type="float" office:value="0.0252906108272364">
                <text:p>0.0252906108272364</text:p>
              </table:table-cell>
              <table:table-cell office:value-type="float" office:value="139">
                <text:p>139</text:p>
              </table:table-cell>
              <table:table-cell office:value-type="float" office:value="0.02570402">
                <text:p>0.025704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1">
                <text:p>141</text:p>
              </table:table-cell>
              <table:table-cell office:value-type="float" office:value="0.0247352367648366">
                <text:p>0.0247352367648366</text:p>
              </table:table-cell>
              <table:table-cell office:value-type="float" office:value="141">
                <text:p>141</text:p>
              </table:table-cell>
              <table:table-cell office:value-type="float" office:value="0.02505575">
                <text:p>0.025055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3">
                <text:p>143</text:p>
              </table:table-cell>
              <table:table-cell office:value-type="float" office:value="0.0241809692876932">
                <text:p>0.0241809692876932</text:p>
              </table:table-cell>
              <table:table-cell office:value-type="float" office:value="143">
                <text:p>143</text:p>
              </table:table-cell>
              <table:table-cell office:value-type="float" office:value="0.02438026">
                <text:p>0.024380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5">
                <text:p>145</text:p>
              </table:table-cell>
              <table:table-cell office:value-type="float" office:value="0.023600486278879">
                <text:p>0.023600486278879</text:p>
              </table:table-cell>
              <table:table-cell office:value-type="float" office:value="145">
                <text:p>145</text:p>
              </table:table-cell>
              <table:table-cell office:value-type="float" office:value="0.02367827">
                <text:p>0.023678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7">
                <text:p>147</text:p>
              </table:table-cell>
              <table:table-cell office:value-type="float" office:value="0.0230064871215753">
                <text:p>0.0230064871215753</text:p>
              </table:table-cell>
              <table:table-cell office:value-type="float" office:value="147">
                <text:p>147</text:p>
              </table:table-cell>
              <table:table-cell office:value-type="float" office:value="0.02295056">
                <text:p>0.022950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9">
                <text:p>149</text:p>
              </table:table-cell>
              <table:table-cell office:value-type="float" office:value="0.0223369239996166">
                <text:p>0.0223369239996166</text:p>
              </table:table-cell>
              <table:table-cell office:value-type="float" office:value="149">
                <text:p>149</text:p>
              </table:table-cell>
              <table:table-cell office:value-type="float" office:value="0.02219791">
                <text:p>0.022197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1">
                <text:p>151</text:p>
              </table:table-cell>
              <table:table-cell office:value-type="float" office:value="0.0216491022209264">
                <text:p>0.0216491022209264</text:p>
              </table:table-cell>
              <table:table-cell office:value-type="float" office:value="151">
                <text:p>151</text:p>
              </table:table-cell>
              <table:table-cell office:value-type="float" office:value="0.02138201">
                <text:p>0.021382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3">
                <text:p>153</text:p>
              </table:table-cell>
              <table:table-cell office:value-type="float" office:value="0.0210205354479925">
                <text:p>0.0210205354479925</text:p>
              </table:table-cell>
              <table:table-cell office:value-type="float" office:value="153">
                <text:p>153</text:p>
              </table:table-cell>
              <table:table-cell office:value-type="float" office:value="0.02053044">
                <text:p>0.020530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5">
                <text:p>155</text:p>
              </table:table-cell>
              <table:table-cell office:value-type="float" office:value="0.020300306529649">
                <text:p>0.020300306529649</text:p>
              </table:table-cell>
              <table:table-cell office:value-type="float" office:value="155">
                <text:p>155</text:p>
              </table:table-cell>
              <table:table-cell office:value-type="float" office:value="0.01968219">
                <text:p>0.019682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7">
                <text:p>157</text:p>
              </table:table-cell>
              <table:table-cell office:value-type="float" office:value="0.019598388962573">
                <text:p>0.019598388962573</text:p>
              </table:table-cell>
              <table:table-cell office:value-type="float" office:value="157">
                <text:p>157</text:p>
              </table:table-cell>
              <table:table-cell office:value-type="float" office:value="0.01883712">
                <text:p>0.018837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9">
                <text:p>159</text:p>
              </table:table-cell>
              <table:table-cell office:value-type="float" office:value="0.0188808474655666">
                <text:p>0.0188808474655666</text:p>
              </table:table-cell>
              <table:table-cell office:value-type="float" office:value="159">
                <text:p>159</text:p>
              </table:table-cell>
              <table:table-cell office:value-type="float" office:value="0.01799509">
                <text:p>0.017995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1">
                <text:p>161</text:p>
              </table:table-cell>
              <table:table-cell office:value-type="float" office:value="0.0181223886613394">
                <text:p>0.0181223886613394</text:p>
              </table:table-cell>
              <table:table-cell office:value-type="float" office:value="161">
                <text:p>161</text:p>
              </table:table-cell>
              <table:table-cell office:value-type="float" office:value="0.01715596">
                <text:p>0.017155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3">
                <text:p>163</text:p>
              </table:table-cell>
              <table:table-cell office:value-type="float" office:value="0.0173265957783409">
                <text:p>0.0173265957783409</text:p>
              </table:table-cell>
              <table:table-cell office:value-type="float" office:value="163">
                <text:p>163</text:p>
              </table:table-cell>
              <table:table-cell office:value-type="float" office:value="0.01631961">
                <text:p>0.0163196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5">
                <text:p>165</text:p>
              </table:table-cell>
              <table:table-cell office:value-type="float" office:value="0.0164900700189977">
                <text:p>0.0164900700189977</text:p>
              </table:table-cell>
              <table:table-cell office:value-type="float" office:value="165">
                <text:p>165</text:p>
              </table:table-cell>
              <table:table-cell office:value-type="float" office:value="0.01548589">
                <text:p>0.015485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7">
                <text:p>167</text:p>
              </table:table-cell>
              <table:table-cell office:value-type="float" office:value="0.0157185693171051">
                <text:p>0.0157185693171051</text:p>
              </table:table-cell>
              <table:table-cell office:value-type="float" office:value="167">
                <text:p>167</text:p>
              </table:table-cell>
              <table:table-cell office:value-type="float" office:value="0.01465467">
                <text:p>0.014654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9">
                <text:p>169</text:p>
              </table:table-cell>
              <table:table-cell office:value-type="float" office:value="0.0149172698550924">
                <text:p>0.0149172698550924</text:p>
              </table:table-cell>
              <table:table-cell office:value-type="float" office:value="169">
                <text:p>169</text:p>
              </table:table-cell>
              <table:table-cell office:value-type="float" office:value="0.01382581">
                <text:p>0.013825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1">
                <text:p>171</text:p>
              </table:table-cell>
              <table:table-cell office:value-type="float" office:value="0.0140825357099739">
                <text:p>0.0140825357099739</text:p>
              </table:table-cell>
              <table:table-cell office:value-type="float" office:value="171">
                <text:p>171</text:p>
              </table:table-cell>
              <table:table-cell office:value-type="float" office:value="0.0129992">
                <text:p>0.01299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3">
                <text:p>173</text:p>
              </table:table-cell>
              <table:table-cell office:value-type="float" office:value="0.0132286997955476">
                <text:p>0.0132286997955476</text:p>
              </table:table-cell>
              <table:table-cell office:value-type="float" office:value="173">
                <text:p>173</text:p>
              </table:table-cell>
              <table:table-cell office:value-type="float" office:value="0.01217467">
                <text:p>0.012174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5">
                <text:p>175</text:p>
              </table:table-cell>
              <table:table-cell office:value-type="float" office:value="0.0123975225316106">
                <text:p>0.0123975225316106</text:p>
              </table:table-cell>
              <table:table-cell office:value-type="float" office:value="175">
                <text:p>175</text:p>
              </table:table-cell>
              <table:table-cell office:value-type="float" office:value="0.01135212">
                <text:p>0.011352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7">
                <text:p>177</text:p>
              </table:table-cell>
              <table:table-cell office:value-type="float" office:value="0.011528589632614">
                <text:p>0.011528589632614</text:p>
              </table:table-cell>
              <table:table-cell office:value-type="float" office:value="177">
                <text:p>177</text:p>
              </table:table-cell>
              <table:table-cell office:value-type="float" office:value="0.0105314">
                <text:p>0.01053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9">
                <text:p>179</text:p>
              </table:table-cell>
              <table:table-cell office:value-type="float" office:value="0.0106717501296345">
                <text:p>0.0106717501296345</text:p>
              </table:table-cell>
              <table:table-cell office:value-type="float" office:value="179">
                <text:p>179</text:p>
              </table:table-cell>
              <table:table-cell office:value-type="float" office:value="0.00971238">
                <text:p>0.009712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81">
                <text:p>181</text:p>
              </table:table-cell>
              <table:table-cell office:value-type="float" office:value="0.00977820888231588">
                <text:p>0.00977820888231588</text:p>
              </table:table-cell>
              <table:table-cell office:value-type="float" office:value="181">
                <text:p>181</text:p>
              </table:table-cell>
              <table:table-cell office:value-type="float" office:value="0.008894929">
                <text:p>0.0088949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83">
                <text:p>183</text:p>
              </table:table-cell>
              <table:table-cell office:value-type="float" office:value="0.00890268916631666">
                <text:p>0.00890268916631666</text:p>
              </table:table-cell>
              <table:table-cell office:value-type="float" office:value="183">
                <text:p>183</text:p>
              </table:table-cell>
              <table:table-cell office:value-type="float" office:value="0.008078914">
                <text:p>0.0080789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85">
                <text:p>185</text:p>
              </table:table-cell>
              <table:table-cell office:value-type="float" office:value="0.00804569157972905">
                <text:p>0.00804569157972905</text:p>
              </table:table-cell>
              <table:table-cell office:value-type="float" office:value="185">
                <text:p>185</text:p>
              </table:table-cell>
              <table:table-cell office:value-type="float" office:value="0.007264204">
                <text:p>0.0072642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87">
                <text:p>187</text:p>
              </table:table-cell>
              <table:table-cell office:value-type="float" office:value="0.00716793234594891">
                <text:p>0.00716793234594891</text:p>
              </table:table-cell>
              <table:table-cell office:value-type="float" office:value="187">
                <text:p>187</text:p>
              </table:table-cell>
              <table:table-cell office:value-type="float" office:value="0.006450667">
                <text:p>0.0064506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9">
                <text:p>189</text:p>
              </table:table-cell>
              <table:table-cell office:value-type="float" office:value="0.00625094203010069">
                <text:p>0.00625094203010069</text:p>
              </table:table-cell>
              <table:table-cell office:value-type="float" office:value="189">
                <text:p>189</text:p>
              </table:table-cell>
              <table:table-cell office:value-type="float" office:value="0.005638171">
                <text:p>0.0056381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1">
                <text:p>191</text:p>
              </table:table-cell>
              <table:table-cell office:value-type="float" office:value="0.00535753251912213">
                <text:p>0.00535753251912213</text:p>
              </table:table-cell>
              <table:table-cell office:value-type="float" office:value="191">
                <text:p>191</text:p>
              </table:table-cell>
              <table:table-cell office:value-type="float" office:value="0.004826586">
                <text:p>0.0048265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3">
                <text:p>193</text:p>
              </table:table-cell>
              <table:table-cell office:value-type="float" office:value="0.0044612511559304">
                <text:p>0.0044612511559304</text:p>
              </table:table-cell>
              <table:table-cell office:value-type="float" office:value="193">
                <text:p>193</text:p>
              </table:table-cell>
              <table:table-cell office:value-type="float" office:value="0.004015781">
                <text:p>0.0040157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5">
                <text:p>195</text:p>
              </table:table-cell>
              <table:table-cell office:value-type="float" office:value="0.00355298178579375">
                <text:p>0.00355298178579375</text:p>
              </table:table-cell>
              <table:table-cell office:value-type="float" office:value="195">
                <text:p>195</text:p>
              </table:table-cell>
              <table:table-cell office:value-type="float" office:value="0.003205624">
                <text:p>0.0032056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7">
                <text:p>197</text:p>
              </table:table-cell>
              <table:table-cell office:value-type="float" office:value="0.00264070763091945">
                <text:p>0.00264070763091945</text:p>
              </table:table-cell>
              <table:table-cell office:value-type="float" office:value="197">
                <text:p>197</text:p>
              </table:table-cell>
              <table:table-cell office:value-type="float" office:value="0.002395985">
                <text:p>0.00239598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9">
                <text:p>199</text:p>
              </table:table-cell>
              <table:table-cell office:value-type="float" office:value="0.00168517916615181">
                <text:p>0.00168517916615181</text:p>
              </table:table-cell>
              <table:table-cell office:value-type="float" office:value="199">
                <text:p>199</text:p>
              </table:table-cell>
              <table:table-cell office:value-type="float" office:value="0.001586732">
                <text:p>0.0015867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111" number:title="User-defined">
      <number:scientific-number number:decimal-places="5" loext:min-decimal-places="5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maximum="10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3cm" svg:height="9.005cm" xlink:href=".." xlink:type="simple" chart:class="chart:scatter" chart:style-name="ch1">
        <chart:legend chart:legend-position="end" svg:x="9.475cm" svg:y="1.263cm" style:legend-expansion="custom" chartooo:width="2.325cm" chartooo:height="0.598cm" style:legend-expansion-aspect-ratio="3.88795986622074" chart:style-name="ch2"/>
        <chart:plot-area chart:style-name="ch3" table:cell-range-address="diff10.C4:diff10.C53 diff10.G3:diff10.H53" chart:data-source-has-labels="row" svg:x="1.695cm" svg:y="0.18cm" svg:width="13.589cm" svg:height="8.643cm">
          <chartooo:coordinate-region svg:x="2.607cm" svg:y="0.379cm" svg:width="12.397cm" svg:height="7.79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iff10.G4:diff10.G53" chart:label-cell-address="diff10.G3:diff10.G3" chart:class="chart:scatter">
            <chart:domain table:cell-range-address="diff10.C4:diff10.C53"/>
            <chart:data-point chart:repeated="50"/>
          </chart:series>
          <chart:series chart:style-name="ch8" chart:values-cell-range-address="diff10.H4:diff10.H53" chart:label-cell-address="diff10.H3:diff10.H3" chart:class="chart:scatter"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erpent</text:p>
                <draw:g>
                  <svg:desc>diff10.G3:diff10.G3</svg:desc>
                </draw:g>
              </table:table-cell>
              <table:table-cell office:value-type="string">
                <text:p>Almost</text:p>
                <draw:g>
                  <svg:desc>diff10.H3:diff10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iff10.C4:diff10.C53</svg:desc>
                </draw:g>
              </table:table-cell>
              <table:table-cell office:value-type="float" office:value="0.0322785517901897">
                <text:p>0.0322785517901897</text:p>
                <draw:g>
                  <svg:desc>diff10.G4:diff10.G53</svg:desc>
                </draw:g>
              </table:table-cell>
              <table:table-cell office:value-type="float" office:value="0.03229032">
                <text:p>0.03229032</text:p>
                <draw:g>
                  <svg:desc>diff10.H4:diff10.H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0319583392646217">
                <text:p>0.0319583392646217</text:p>
              </table:table-cell>
              <table:table-cell office:value-type="float" office:value="0.03225312">
                <text:p>0.032253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031803583320275">
                <text:p>0.031803583320275</text:p>
              </table:table-cell>
              <table:table-cell office:value-type="float" office:value="0.03217879">
                <text:p>0.032178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.0317266585696204">
                <text:p>0.0317266585696204</text:p>
              </table:table-cell>
              <table:table-cell office:value-type="float" office:value="0.03206748">
                <text:p>0.032067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0.0315248254539672">
                <text:p>0.0315248254539672</text:p>
              </table:table-cell>
              <table:table-cell office:value-type="float" office:value="0.03191942">
                <text:p>0.031919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0.0314479379689242">
                <text:p>0.0314479379689242</text:p>
              </table:table-cell>
              <table:table-cell office:value-type="float" office:value="0.03173489">
                <text:p>0.031734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0.0311606535720495">
                <text:p>0.0311606535720495</text:p>
              </table:table-cell>
              <table:table-cell office:value-type="float" office:value="0.03151426">
                <text:p>0.031514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309584578073913">
                <text:p>0.0309584578073913</text:p>
              </table:table-cell>
              <table:table-cell office:value-type="float" office:value="0.03125797">
                <text:p>0.031257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0.0306832444978917">
                <text:p>0.0306832444978917</text:p>
              </table:table-cell>
              <table:table-cell office:value-type="float" office:value="0.0309665">
                <text:p>0.03096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0.0303916804134585">
                <text:p>0.0303916804134585</text:p>
              </table:table-cell>
              <table:table-cell office:value-type="float" office:value="0.03064045">
                <text:p>0.030640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0.0300296350340803">
                <text:p>0.0300296350340803</text:p>
              </table:table-cell>
              <table:table-cell office:value-type="float" office:value="0.03028044">
                <text:p>0.030280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0.0295727552188888">
                <text:p>0.0295727552188888</text:p>
              </table:table-cell>
              <table:table-cell office:value-type="float" office:value="0.02988717">
                <text:p>0.029887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0.0290971241407278">
                <text:p>0.0290971241407278</text:p>
              </table:table-cell>
              <table:table-cell office:value-type="float" office:value="0.0294614">
                <text:p>0.02946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">
                <text:p>27</text:p>
              </table:table-cell>
              <table:table-cell office:value-type="float" office:value="0.0285995572761007">
                <text:p>0.0285995572761007</text:p>
              </table:table-cell>
              <table:table-cell office:value-type="float" office:value="0.02900395">
                <text:p>0.029003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0.028158753285301">
                <text:p>0.028158753285301</text:p>
              </table:table-cell>
              <table:table-cell office:value-type="float" office:value="0.02851568">
                <text:p>0.028515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0.0276891316703167">
                <text:p>0.0276891316703167</text:p>
              </table:table-cell>
              <table:table-cell office:value-type="float" office:value="0.02799753">
                <text:p>0.027997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">
                <text:p>33</text:p>
              </table:table-cell>
              <table:table-cell office:value-type="float" office:value="0.0270453837367939">
                <text:p>0.0270453837367939</text:p>
              </table:table-cell>
              <table:table-cell office:value-type="float" office:value="0.02745047">
                <text:p>0.027450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0.0265397273136108">
                <text:p>0.0265397273136108</text:p>
              </table:table-cell>
              <table:table-cell office:value-type="float" office:value="0.02687552">
                <text:p>0.026875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">
                <text:p>37</text:p>
              </table:table-cell>
              <table:table-cell office:value-type="float" office:value="0.0259732049498069">
                <text:p>0.0259732049498069</text:p>
              </table:table-cell>
              <table:table-cell office:value-type="float" office:value="0.02627375">
                <text:p>0.026273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">
                <text:p>39</text:p>
              </table:table-cell>
              <table:table-cell office:value-type="float" office:value="0.0253853649967385">
                <text:p>0.0253853649967385</text:p>
              </table:table-cell>
              <table:table-cell office:value-type="float" office:value="0.02564626">
                <text:p>0.025646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">
                <text:p>41</text:p>
              </table:table-cell>
              <table:table-cell office:value-type="float" office:value="0.0247668776934009">
                <text:p>0.0247668776934009</text:p>
              </table:table-cell>
              <table:table-cell office:value-type="float" office:value="0.0249942">
                <text:p>0.02499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">
                <text:p>43</text:p>
              </table:table-cell>
              <table:table-cell office:value-type="float" office:value="0.0241285172667991">
                <text:p>0.0241285172667991</text:p>
              </table:table-cell>
              <table:table-cell office:value-type="float" office:value="0.02431874">
                <text:p>0.024318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">
                <text:p>45</text:p>
              </table:table-cell>
              <table:table-cell office:value-type="float" office:value="0.023467552107809">
                <text:p>0.023467552107809</text:p>
              </table:table-cell>
              <table:table-cell office:value-type="float" office:value="0.02362111">
                <text:p>0.023621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">
                <text:p>47</text:p>
              </table:table-cell>
              <table:table-cell office:value-type="float" office:value="0.0227651383501226">
                <text:p>0.0227651383501226</text:p>
              </table:table-cell>
              <table:table-cell office:value-type="float" office:value="0.02290253">
                <text:p>0.022902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">
                <text:p>49</text:p>
              </table:table-cell>
              <table:table-cell office:value-type="float" office:value="0.022036549542263">
                <text:p>0.022036549542263</text:p>
              </table:table-cell>
              <table:table-cell office:value-type="float" office:value="0.02216428">
                <text:p>0.022164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">
                <text:p>51</text:p>
              </table:table-cell>
              <table:table-cell office:value-type="float" office:value="0.0213344267185486">
                <text:p>0.0213344267185486</text:p>
              </table:table-cell>
              <table:table-cell office:value-type="float" office:value="0.02140763">
                <text:p>0.021407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">
                <text:p>53</text:p>
              </table:table-cell>
              <table:table-cell office:value-type="float" office:value="0.0205889103581147">
                <text:p>0.0205889103581147</text:p>
              </table:table-cell>
              <table:table-cell office:value-type="float" office:value="0.0206339">
                <text:p>0.02063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">
                <text:p>55</text:p>
              </table:table-cell>
              <table:table-cell office:value-type="float" office:value="0.0198557659836624">
                <text:p>0.0198557659836624</text:p>
              </table:table-cell>
              <table:table-cell office:value-type="float" office:value="0.0198444">
                <text:p>0.01984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">
                <text:p>57</text:p>
              </table:table-cell>
              <table:table-cell office:value-type="float" office:value="0.0190967168554483">
                <text:p>0.0190967168554483</text:p>
              </table:table-cell>
              <table:table-cell office:value-type="float" office:value="0.01904046">
                <text:p>0.019040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">
                <text:p>59</text:p>
              </table:table-cell>
              <table:table-cell office:value-type="float" office:value="0.0183202250031628">
                <text:p>0.0183202250031628</text:p>
              </table:table-cell>
              <table:table-cell office:value-type="float" office:value="0.01822344">
                <text:p>0.018223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">
                <text:p>61</text:p>
              </table:table-cell>
              <table:table-cell office:value-type="float" office:value="0.0175622135303436">
                <text:p>0.0175622135303436</text:p>
              </table:table-cell>
              <table:table-cell office:value-type="float" office:value="0.01739468">
                <text:p>0.0173946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3">
                <text:p>63</text:p>
              </table:table-cell>
              <table:table-cell office:value-type="float" office:value="0.0167212283265671">
                <text:p>0.0167212283265671</text:p>
              </table:table-cell>
              <table:table-cell office:value-type="float" office:value="0.01655553">
                <text:p>0.016555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">
                <text:p>65</text:p>
              </table:table-cell>
              <table:table-cell office:value-type="float" office:value="0.0159310840403123">
                <text:p>0.0159310840403123</text:p>
              </table:table-cell>
              <table:table-cell office:value-type="float" office:value="0.01570736">
                <text:p>0.015707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7">
                <text:p>67</text:p>
              </table:table-cell>
              <table:table-cell office:value-type="float" office:value="0.0151332188187428">
                <text:p>0.0151332188187428</text:p>
              </table:table-cell>
              <table:table-cell office:value-type="float" office:value="0.01485153">
                <text:p>0.014851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9">
                <text:p>69</text:p>
              </table:table-cell>
              <table:table-cell office:value-type="float" office:value="0.0143403796919946">
                <text:p>0.0143403796919946</text:p>
              </table:table-cell>
              <table:table-cell office:value-type="float" office:value="0.01398939">
                <text:p>0.0139893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1">
                <text:p>71</text:p>
              </table:table-cell>
              <table:table-cell office:value-type="float" office:value="0.0134902695063743">
                <text:p>0.0134902695063743</text:p>
              </table:table-cell>
              <table:table-cell office:value-type="float" office:value="0.01312229">
                <text:p>0.0131222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3">
                <text:p>73</text:p>
              </table:table-cell>
              <table:table-cell office:value-type="float" office:value="0.0126398912756711">
                <text:p>0.0126398912756711</text:p>
              </table:table-cell>
              <table:table-cell office:value-type="float" office:value="0.01225157">
                <text:p>0.0122515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">
                <text:p>75</text:p>
              </table:table-cell>
              <table:table-cell office:value-type="float" office:value="0.0117922804503184">
                <text:p>0.0117922804503184</text:p>
              </table:table-cell>
              <table:table-cell office:value-type="float" office:value="0.01137858">
                <text:p>0.011378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7">
                <text:p>77</text:p>
              </table:table-cell>
              <table:table-cell office:value-type="float" office:value="0.010929691704822">
                <text:p>0.010929691704822</text:p>
              </table:table-cell>
              <table:table-cell office:value-type="float" office:value="0.01050463">
                <text:p>0.010504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">
                <text:p>79</text:p>
              </table:table-cell>
              <table:table-cell office:value-type="float" office:value="0.0101032900059961">
                <text:p>0.0101032900059961</text:p>
              </table:table-cell>
              <table:table-cell office:value-type="float" office:value="0.009631041">
                <text:p>0.0096310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1">
                <text:p>81</text:p>
              </table:table-cell>
              <table:table-cell office:value-type="float" office:value="0.0092436797345387">
                <text:p>0.0092436797345387</text:p>
              </table:table-cell>
              <table:table-cell office:value-type="float" office:value="0.008759108">
                <text:p>0.0087591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3">
                <text:p>83</text:p>
              </table:table-cell>
              <table:table-cell office:value-type="float" office:value="0.00839044497752336">
                <text:p>0.00839044497752336</text:p>
              </table:table-cell>
              <table:table-cell office:value-type="float" office:value="0.007890112">
                <text:p>0.0078901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">
                <text:p>85</text:p>
              </table:table-cell>
              <table:table-cell office:value-type="float" office:value="0.00750303093334449">
                <text:p>0.00750303093334449</text:p>
              </table:table-cell>
              <table:table-cell office:value-type="float" office:value="0.007025319">
                <text:p>0.0070253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7">
                <text:p>87</text:p>
              </table:table-cell>
              <table:table-cell office:value-type="float" office:value="0.00663065051353244">
                <text:p>0.00663065051353244</text:p>
              </table:table-cell>
              <table:table-cell office:value-type="float" office:value="0.006165978">
                <text:p>0.0061659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9">
                <text:p>89</text:p>
              </table:table-cell>
              <table:table-cell office:value-type="float" office:value="0.00577450700608902">
                <text:p>0.00577450700608902</text:p>
              </table:table-cell>
              <table:table-cell office:value-type="float" office:value="0.005313316">
                <text:p>0.0053133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1">
                <text:p>91</text:p>
              </table:table-cell>
              <table:table-cell office:value-type="float" office:value="0.00487785575516917">
                <text:p>0.00487785575516917</text:p>
              </table:table-cell>
              <table:table-cell office:value-type="float" office:value="0.004468537">
                <text:p>0.00446853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3">
                <text:p>93</text:p>
              </table:table-cell>
              <table:table-cell office:value-type="float" office:value="0.00399824201539665">
                <text:p>0.00399824201539665</text:p>
              </table:table-cell>
              <table:table-cell office:value-type="float" office:value="0.003632825">
                <text:p>0.0036328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5">
                <text:p>95</text:p>
              </table:table-cell>
              <table:table-cell office:value-type="float" office:value="0.00311899972684809">
                <text:p>0.00311899972684809</text:p>
              </table:table-cell>
              <table:table-cell office:value-type="float" office:value="0.002807341">
                <text:p>0.00280734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7">
                <text:p>97</text:p>
              </table:table-cell>
              <table:table-cell office:value-type="float" office:value="0.00219964229711064">
                <text:p>0.00219964229711064</text:p>
              </table:table-cell>
              <table:table-cell office:value-type="float" office:value="0.001993219">
                <text:p>0.0019932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">
                <text:p>99</text:p>
              </table:table-cell>
              <table:table-cell office:value-type="float" office:value="0.00123414952921909">
                <text:p>0.00123414952921909</text:p>
              </table:table-cell>
              <table:table-cell office:value-type="float" office:value="0.00119157">
                <text:p>0.0011915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111" number:title="User-defined">
      <number:scientific-number number:decimal-places="5" loext:min-decimal-places="5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maximum="1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11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11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22cm" svg:height="9.006cm" xlink:href=".." xlink:type="simple" chart:class="chart:scatter" chart:style-name="ch1">
        <chart:legend chart:legend-position="end" svg:x="10.238cm" svg:y="0.458cm" style:legend-expansion="custom" chartooo:width="4.19cm" chartooo:height="2.444cm" style:legend-expansion-aspect-ratio="1.71440261865794" chart:style-name="ch2"/>
        <chart:plot-area chart:style-name="ch3" table:cell-range-address="diff11.C4:diff11.C53 diff11.H4:diff11.H4 diff11.G4:diff11.G103 diff11.J4:diff11.J4 diff11.I4:diff11.I103 diff11.H54:diff11.H54 diff11.J54:diff11.J54" chart:data-source-has-labels="row" svg:x="0.32cm" svg:y="0.179cm" svg:width="15.102cm" svg:height="8.645cm">
          <chartooo:coordinate-region svg:x="1.232cm" svg:y="0.378cm" svg:width="13.91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iff11.G4:diff11.G53" chart:label-cell-address="diff11.H4:diff11.H4" chart:class="chart:scatter">
            <chart:domain table:cell-range-address="diff11.C4:diff11.C53"/>
            <chart:data-point chart:repeated="50"/>
          </chart:series>
          <chart:series chart:style-name="ch8" chart:values-cell-range-address="diff11.I4:diff11.I53" chart:label-cell-address="diff11.J4:diff11.J4" chart:class="chart:scatter">
            <chart:data-point chart:repeated="50"/>
          </chart:series>
          <chart:series chart:style-name="ch9" chart:values-cell-range-address="diff11.G54:diff11.G103" chart:label-cell-address="diff11.H54:diff11.H54" chart:class="chart:scatter">
            <chart:domain table:cell-range-address="diff11.C54:diff11.C103"/>
            <chart:data-point chart:repeated="50"/>
          </chart:series>
          <chart:series chart:style-name="ch10" chart:values-cell-range-address="diff11.I54:diff11.I103" chart:label-cell-address="diff11.J54:diff11.J54" chart:class="chart:scatter">
            <chart:domain table:cell-range-address="diff11.C54:diff11.C103"/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erpent_1g</text:p>
                <draw:g>
                  <svg:desc>diff11.H4:diff11.H4</svg:desc>
                </draw:g>
              </table:table-cell>
              <table:table-cell office:value-type="string">
                <text:p>Almost_1g</text:p>
                <draw:g>
                  <svg:desc>diff11.J4:diff11.J4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Serpent_2g</text:p>
                <draw:g>
                  <svg:desc>diff11.H54:diff11.H54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Almost_2g</text:p>
                <draw:g>
                  <svg:desc>diff11.J54:diff11.J5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iff11.C4:diff11.C53</svg:desc>
                </draw:g>
              </table:table-cell>
              <table:table-cell office:value-type="float" office:value="0.0135243233496251">
                <text:p>0.0135243233496251</text:p>
                <draw:g>
                  <svg:desc>diff11.G4:diff11.G53</svg:desc>
                </draw:g>
              </table:table-cell>
              <table:table-cell office:value-type="float" office:value="0.01318542">
                <text:p>0.01318542</text:p>
                <draw:g>
                  <svg:desc>diff11.I4:diff11.I53</svg:desc>
                </draw:g>
              </table:table-cell>
              <table:table-cell office:value-type="float" office:value="1">
                <text:p>1</text:p>
                <draw:g>
                  <svg:desc>diff11.C54:diff11.C103</svg:desc>
                </draw:g>
              </table:table-cell>
              <table:table-cell office:value-type="float" office:value="0.0187522193760904">
                <text:p>0.0187522193760904</text:p>
                <draw:g>
                  <svg:desc>diff11.G54:diff11.G103</svg:desc>
                </draw:g>
              </table:table-cell>
              <table:table-cell office:value-type="float" office:value="1">
                <text:p>1</text:p>
                <draw:g>
                  <svg:desc>diff11.C54:diff11.C103</svg:desc>
                </draw:g>
              </table:table-cell>
              <table:table-cell office:value-type="float" office:value="0.0186681">
                <text:p>0.0186681</text:p>
                <draw:g>
                  <svg:desc>diff11.I54:diff11.I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013342081228649">
                <text:p>0.013342081228649</text:p>
              </table:table-cell>
              <table:table-cell office:value-type="float" office:value="0.01317099">
                <text:p>0.01317099</text:p>
              </table:table-cell>
              <table:table-cell office:value-type="float" office:value="3">
                <text:p>3</text:p>
              </table:table-cell>
              <table:table-cell office:value-type="float" office:value="0.0186177790550477">
                <text:p>0.0186177790550477</text:p>
              </table:table-cell>
              <table:table-cell office:value-type="float" office:value="3">
                <text:p>3</text:p>
              </table:table-cell>
              <table:table-cell office:value-type="float" office:value="0.01864767">
                <text:p>0.018647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0132329941503316">
                <text:p>0.0132329941503316</text:p>
              </table:table-cell>
              <table:table-cell office:value-type="float" office:value="0.01314215">
                <text:p>0.01314215</text:p>
              </table:table-cell>
              <table:table-cell office:value-type="float" office:value="5">
                <text:p>5</text:p>
              </table:table-cell>
              <table:table-cell office:value-type="float" office:value="0.0185709454836201">
                <text:p>0.0185709454836201</text:p>
              </table:table-cell>
              <table:table-cell office:value-type="float" office:value="5">
                <text:p>5</text:p>
              </table:table-cell>
              <table:table-cell office:value-type="float" office:value="0.01860685">
                <text:p>0.018606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.013194802914826">
                <text:p>0.013194802914826</text:p>
              </table:table-cell>
              <table:table-cell office:value-type="float" office:value="0.01309896">
                <text:p>0.01309896</text:p>
              </table:table-cell>
              <table:table-cell office:value-type="float" office:value="7">
                <text:p>7</text:p>
              </table:table-cell>
              <table:table-cell office:value-type="float" office:value="0.0185306641040385">
                <text:p>0.0185306641040385</text:p>
              </table:table-cell>
              <table:table-cell office:value-type="float" office:value="7">
                <text:p>7</text:p>
              </table:table-cell>
              <table:table-cell office:value-type="float" office:value="0.0185457">
                <text:p>0.01854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0.0131241615755115">
                <text:p>0.0131241615755115</text:p>
              </table:table-cell>
              <table:table-cell office:value-type="float" office:value="0.01304149">
                <text:p>0.01304149</text:p>
              </table:table-cell>
              <table:table-cell office:value-type="float" office:value="9">
                <text:p>9</text:p>
              </table:table-cell>
              <table:table-cell office:value-type="float" office:value="0.0184018450726242">
                <text:p>0.0184018450726242</text:p>
              </table:table-cell>
              <table:table-cell office:value-type="float" office:value="9">
                <text:p>9</text:p>
              </table:table-cell>
              <table:table-cell office:value-type="float" office:value="0.01846432">
                <text:p>0.018464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0.0130891262457673">
                <text:p>0.0130891262457673</text:p>
              </table:table-cell>
              <table:table-cell office:value-type="float" office:value="0.01296982">
                <text:p>0.01296982</text:p>
              </table:table-cell>
              <table:table-cell office:value-type="float" office:value="11">
                <text:p>11</text:p>
              </table:table-cell>
              <table:table-cell office:value-type="float" office:value="0.0183595645021308">
                <text:p>0.0183595645021308</text:p>
              </table:table-cell>
              <table:table-cell office:value-type="float" office:value="11">
                <text:p>11</text:p>
              </table:table-cell>
              <table:table-cell office:value-type="float" office:value="0.01836286">
                <text:p>0.018362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0.0129490226252448">
                <text:p>0.0129490226252448</text:p>
              </table:table-cell>
              <table:table-cell office:value-type="float" office:value="0.01288408">
                <text:p>0.01288408</text:p>
              </table:table-cell>
              <table:table-cell office:value-type="float" office:value="13">
                <text:p>13</text:p>
              </table:table-cell>
              <table:table-cell office:value-type="float" office:value="0.0182130413451158">
                <text:p>0.0182130413451158</text:p>
              </table:table-cell>
              <table:table-cell office:value-type="float" office:value="13">
                <text:p>13</text:p>
              </table:table-cell>
              <table:table-cell office:value-type="float" office:value="0.01824146">
                <text:p>0.018241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128854684194112">
                <text:p>0.0128854684194112</text:p>
              </table:table-cell>
              <table:table-cell office:value-type="float" office:value="0.0127844">
                <text:p>0.0127844</text:p>
              </table:table-cell>
              <table:table-cell office:value-type="float" office:value="15">
                <text:p>15</text:p>
              </table:table-cell>
              <table:table-cell office:value-type="float" office:value="0.0180737015612331">
                <text:p>0.0180737015612331</text:p>
              </table:table-cell>
              <table:table-cell office:value-type="float" office:value="15">
                <text:p>15</text:p>
              </table:table-cell>
              <table:table-cell office:value-type="float" office:value="0.01810034">
                <text:p>0.018100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0.0127479616985292">
                <text:p>0.0127479616985292</text:p>
              </table:table-cell>
              <table:table-cell office:value-type="float" office:value="0.01267096">
                <text:p>0.01267096</text:p>
              </table:table-cell>
              <table:table-cell office:value-type="float" office:value="17">
                <text:p>17</text:p>
              </table:table-cell>
              <table:table-cell office:value-type="float" office:value="0.0179344071769029">
                <text:p>0.0179344071769029</text:p>
              </table:table-cell>
              <table:table-cell office:value-type="float" office:value="17">
                <text:p>17</text:p>
              </table:table-cell>
              <table:table-cell office:value-type="float" office:value="0.01793973">
                <text:p>0.017939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0.0126264090711866">
                <text:p>0.0126264090711866</text:p>
              </table:table-cell>
              <table:table-cell office:value-type="float" office:value="0.01254393">
                <text:p>0.01254393</text:p>
              </table:table-cell>
              <table:table-cell office:value-type="float" office:value="19">
                <text:p>19</text:p>
              </table:table-cell>
              <table:table-cell office:value-type="float" office:value="0.0177647021403246">
                <text:p>0.0177647021403246</text:p>
              </table:table-cell>
              <table:table-cell office:value-type="float" office:value="19">
                <text:p>19</text:p>
              </table:table-cell>
              <table:table-cell office:value-type="float" office:value="0.01775988">
                <text:p>0.017759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0.0124790808372255">
                <text:p>0.0124790808372255</text:p>
              </table:table-cell>
              <table:table-cell office:value-type="float" office:value="0.01240352">
                <text:p>0.01240352</text:p>
              </table:table-cell>
              <table:table-cell office:value-type="float" office:value="21">
                <text:p>21</text:p>
              </table:table-cell>
              <table:table-cell office:value-type="float" office:value="0.0175506765426373">
                <text:p>0.0175506765426373</text:p>
              </table:table-cell>
              <table:table-cell office:value-type="float" office:value="21">
                <text:p>21</text:p>
              </table:table-cell>
              <table:table-cell office:value-type="float" office:value="0.01756109">
                <text:p>0.017561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0.0122915443702912">
                <text:p>0.0122915443702912</text:p>
              </table:table-cell>
              <table:table-cell office:value-type="float" office:value="0.01224997">
                <text:p>0.01224997</text:p>
              </table:table-cell>
              <table:table-cell office:value-type="float" office:value="23">
                <text:p>23</text:p>
              </table:table-cell>
              <table:table-cell office:value-type="float" office:value="0.0172818270037461">
                <text:p>0.0172818270037461</text:p>
              </table:table-cell>
              <table:table-cell office:value-type="float" office:value="23">
                <text:p>23</text:p>
              </table:table-cell>
              <table:table-cell office:value-type="float" office:value="0.0173437">
                <text:p>0.01734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0.0120889764562642">
                <text:p>0.0120889764562642</text:p>
              </table:table-cell>
              <table:table-cell office:value-type="float" office:value="0.01208353">
                <text:p>0.01208353</text:p>
              </table:table-cell>
              <table:table-cell office:value-type="float" office:value="25">
                <text:p>25</text:p>
              </table:table-cell>
              <table:table-cell office:value-type="float" office:value="0.0170080068064989">
                <text:p>0.0170080068064989</text:p>
              </table:table-cell>
              <table:table-cell office:value-type="float" office:value="25">
                <text:p>25</text:p>
              </table:table-cell>
              <table:table-cell office:value-type="float" office:value="0.01710805">
                <text:p>0.017108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">
                <text:p>27</text:p>
              </table:table-cell>
              <table:table-cell office:value-type="float" office:value="0.0118955036611478">
                <text:p>0.0118955036611478</text:p>
              </table:table-cell>
              <table:table-cell office:value-type="float" office:value="0.01190446">
                <text:p>0.01190446</text:p>
              </table:table-cell>
              <table:table-cell office:value-type="float" office:value="27">
                <text:p>27</text:p>
              </table:table-cell>
              <table:table-cell office:value-type="float" office:value="0.0167044315319598">
                <text:p>0.0167044315319598</text:p>
              </table:table-cell>
              <table:table-cell office:value-type="float" office:value="27">
                <text:p>27</text:p>
              </table:table-cell>
              <table:table-cell office:value-type="float" office:value="0.01685453">
                <text:p>0.016854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0.0117084061863643">
                <text:p>0.0117084061863643</text:p>
              </table:table-cell>
              <table:table-cell office:value-type="float" office:value="0.01171307">
                <text:p>0.01171307</text:p>
              </table:table-cell>
              <table:table-cell office:value-type="float" office:value="29">
                <text:p>29</text:p>
              </table:table-cell>
              <table:table-cell office:value-type="float" office:value="0.0164508343143125">
                <text:p>0.0164508343143125</text:p>
              </table:table-cell>
              <table:table-cell office:value-type="float" office:value="29">
                <text:p>29</text:p>
              </table:table-cell>
              <table:table-cell office:value-type="float" office:value="0.01658355">
                <text:p>0.016583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0.0115114899212628">
                <text:p>0.0115114899212628</text:p>
              </table:table-cell>
              <table:table-cell office:value-type="float" office:value="0.01150966">
                <text:p>0.01150966</text:p>
              </table:table-cell>
              <table:table-cell office:value-type="float" office:value="31">
                <text:p>31</text:p>
              </table:table-cell>
              <table:table-cell office:value-type="float" office:value="0.0161765810797782">
                <text:p>0.0161765810797782</text:p>
              </table:table-cell>
              <table:table-cell office:value-type="float" office:value="31">
                <text:p>31</text:p>
              </table:table-cell>
              <table:table-cell office:value-type="float" office:value="0.01629556">
                <text:p>0.016295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">
                <text:p>33</text:p>
              </table:table-cell>
              <table:table-cell office:value-type="float" office:value="0.0112360801786208">
                <text:p>0.0112360801786208</text:p>
              </table:table-cell>
              <table:table-cell office:value-type="float" office:value="0.01129456">
                <text:p>0.01129456</text:p>
              </table:table-cell>
              <table:table-cell office:value-type="float" office:value="33">
                <text:p>33</text:p>
              </table:table-cell>
              <table:table-cell office:value-type="float" office:value="0.0158104057738512">
                <text:p>0.0158104057738512</text:p>
              </table:table-cell>
              <table:table-cell office:value-type="float" office:value="33">
                <text:p>33</text:p>
              </table:table-cell>
              <table:table-cell office:value-type="float" office:value="0.01599103">
                <text:p>0.015991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0.011028736175277">
                <text:p>0.011028736175277</text:p>
              </table:table-cell>
              <table:table-cell office:value-type="float" office:value="0.01106813">
                <text:p>0.01106813</text:p>
              </table:table-cell>
              <table:table-cell office:value-type="float" office:value="35">
                <text:p>35</text:p>
              </table:table-cell>
              <table:table-cell office:value-type="float" office:value="0.0155110188992072">
                <text:p>0.0155110188992072</text:p>
              </table:table-cell>
              <table:table-cell office:value-type="float" office:value="35">
                <text:p>35</text:p>
              </table:table-cell>
              <table:table-cell office:value-type="float" office:value="0.01567045">
                <text:p>0.015670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">
                <text:p>37</text:p>
              </table:table-cell>
              <table:table-cell office:value-type="float" office:value="0.0107823290652983">
                <text:p>0.0107823290652983</text:p>
              </table:table-cell>
              <table:table-cell office:value-type="float" office:value="0.01083074">
                <text:p>0.01083074</text:p>
              </table:table-cell>
              <table:table-cell office:value-type="float" office:value="37">
                <text:p>37</text:p>
              </table:table-cell>
              <table:table-cell office:value-type="float" office:value="0.0151894114619017">
                <text:p>0.0151894114619017</text:p>
              </table:table-cell>
              <table:table-cell office:value-type="float" office:value="37">
                <text:p>37</text:p>
              </table:table-cell>
              <table:table-cell office:value-type="float" office:value="0.01533435">
                <text:p>0.015334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">
                <text:p>39</text:p>
              </table:table-cell>
              <table:table-cell office:value-type="float" office:value="0.0105485722151861">
                <text:p>0.0105485722151861</text:p>
              </table:table-cell>
              <table:table-cell office:value-type="float" office:value="0.01058276">
                <text:p>0.01058276</text:p>
              </table:table-cell>
              <table:table-cell office:value-type="float" office:value="39">
                <text:p>39</text:p>
              </table:table-cell>
              <table:table-cell office:value-type="float" office:value="0.0148363756783112">
                <text:p>0.0148363756783112</text:p>
              </table:table-cell>
              <table:table-cell office:value-type="float" office:value="39">
                <text:p>39</text:p>
              </table:table-cell>
              <table:table-cell office:value-type="float" office:value="0.01498326">
                <text:p>0.014983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">
                <text:p>41</text:p>
              </table:table-cell>
              <table:table-cell office:value-type="float" office:value="0.0102869943271797">
                <text:p>0.0102869943271797</text:p>
              </table:table-cell>
              <table:table-cell office:value-type="float" office:value="0.01032461">
                <text:p>0.01032461</text:p>
              </table:table-cell>
              <table:table-cell office:value-type="float" office:value="41">
                <text:p>41</text:p>
              </table:table-cell>
              <table:table-cell office:value-type="float" office:value="0.0144794759915824">
                <text:p>0.0144794759915824</text:p>
              </table:table-cell>
              <table:table-cell office:value-type="float" office:value="41">
                <text:p>41</text:p>
              </table:table-cell>
              <table:table-cell office:value-type="float" office:value="0.01461777">
                <text:p>0.014617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">
                <text:p>43</text:p>
              </table:table-cell>
              <table:table-cell office:value-type="float" office:value="0.0100122960468102">
                <text:p>0.0100122960468102</text:p>
              </table:table-cell>
              <table:table-cell office:value-type="float" office:value="0.0100567">
                <text:p>0.0100567</text:p>
              </table:table-cell>
              <table:table-cell office:value-type="float" office:value="43">
                <text:p>43</text:p>
              </table:table-cell>
              <table:table-cell office:value-type="float" office:value="0.014116121386018">
                <text:p>0.014116121386018</text:p>
              </table:table-cell>
              <table:table-cell office:value-type="float" office:value="43">
                <text:p>43</text:p>
              </table:table-cell>
              <table:table-cell office:value-type="float" office:value="0.01423847">
                <text:p>0.014238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">
                <text:p>45</text:p>
              </table:table-cell>
              <table:table-cell office:value-type="float" office:value="0.00974814764110454">
                <text:p>0.00974814764110454</text:p>
              </table:table-cell>
              <table:table-cell office:value-type="float" office:value="0.009779471">
                <text:p>0.009779471</text:p>
              </table:table-cell>
              <table:table-cell office:value-type="float" office:value="45">
                <text:p>45</text:p>
              </table:table-cell>
              <table:table-cell office:value-type="float" office:value="0.0137203943856147">
                <text:p>0.0137203943856147</text:p>
              </table:table-cell>
              <table:table-cell office:value-type="float" office:value="45">
                <text:p>45</text:p>
              </table:table-cell>
              <table:table-cell office:value-type="float" office:value="0.01384596">
                <text:p>0.013845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">
                <text:p>47</text:p>
              </table:table-cell>
              <table:table-cell office:value-type="float" office:value="0.00947310862786347">
                <text:p>0.00947310862786347</text:p>
              </table:table-cell>
              <table:table-cell office:value-type="float" office:value="0.009493361">
                <text:p>0.009493361</text:p>
              </table:table-cell>
              <table:table-cell office:value-type="float" office:value="47">
                <text:p>47</text:p>
              </table:table-cell>
              <table:table-cell office:value-type="float" office:value="0.013292083331606">
                <text:p>0.013292083331606</text:p>
              </table:table-cell>
              <table:table-cell office:value-type="float" office:value="47">
                <text:p>47</text:p>
              </table:table-cell>
              <table:table-cell office:value-type="float" office:value="0.01344088">
                <text:p>0.013440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">
                <text:p>49</text:p>
              </table:table-cell>
              <table:table-cell office:value-type="float" office:value="0.00915882587518927">
                <text:p>0.00915882587518927</text:p>
              </table:table-cell>
              <table:table-cell office:value-type="float" office:value="0.009198837">
                <text:p>0.009198837</text:p>
              </table:table-cell>
              <table:table-cell office:value-type="float" office:value="49">
                <text:p>49</text:p>
              </table:table-cell>
              <table:table-cell office:value-type="float" office:value="0.0128772181099632">
                <text:p>0.0128772181099632</text:p>
              </table:table-cell>
              <table:table-cell office:value-type="float" office:value="49">
                <text:p>49</text:p>
              </table:table-cell>
              <table:table-cell office:value-type="float" office:value="0.01302389">
                <text:p>0.013023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">
                <text:p>51</text:p>
              </table:table-cell>
              <table:table-cell office:value-type="float" office:value="0.00885736028451478">
                <text:p>0.00885736028451478</text:p>
              </table:table-cell>
              <table:table-cell office:value-type="float" office:value="0.008896372">
                <text:p>0.008896372</text:p>
              </table:table-cell>
              <table:table-cell office:value-type="float" office:value="51">
                <text:p>51</text:p>
              </table:table-cell>
              <table:table-cell office:value-type="float" office:value="0.0124763303720531">
                <text:p>0.0124763303720531</text:p>
              </table:table-cell>
              <table:table-cell office:value-type="float" office:value="51">
                <text:p>51</text:p>
              </table:table-cell>
              <table:table-cell office:value-type="float" office:value="0.01259566">
                <text:p>0.012595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">
                <text:p>53</text:p>
              </table:table-cell>
              <table:table-cell office:value-type="float" office:value="0.00857005045143148">
                <text:p>0.00857005045143148</text:p>
              </table:table-cell>
              <table:table-cell office:value-type="float" office:value="0.008586453">
                <text:p>0.008586453</text:p>
              </table:table-cell>
              <table:table-cell office:value-type="float" office:value="53">
                <text:p>53</text:p>
              </table:table-cell>
              <table:table-cell office:value-type="float" office:value="0.0120190245586607">
                <text:p>0.0120190245586607</text:p>
              </table:table-cell>
              <table:table-cell office:value-type="float" office:value="53">
                <text:p>53</text:p>
              </table:table-cell>
              <table:table-cell office:value-type="float" office:value="0.01215687">
                <text:p>0.0121568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">
                <text:p>55</text:p>
              </table:table-cell>
              <table:table-cell office:value-type="float" office:value="0.00826051425008114">
                <text:p>0.00826051425008114</text:p>
              </table:table-cell>
              <table:table-cell office:value-type="float" office:value="0.008269577">
                <text:p>0.008269577</text:p>
              </table:table-cell>
              <table:table-cell office:value-type="float" office:value="55">
                <text:p>55</text:p>
              </table:table-cell>
              <table:table-cell office:value-type="float" office:value="0.0115954646259779">
                <text:p>0.0115954646259779</text:p>
              </table:table-cell>
              <table:table-cell office:value-type="float" office:value="55">
                <text:p>55</text:p>
              </table:table-cell>
              <table:table-cell office:value-type="float" office:value="0.01170823">
                <text:p>0.011708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">
                <text:p>57</text:p>
              </table:table-cell>
              <table:table-cell office:value-type="float" office:value="0.00793984167659118">
                <text:p>0.00793984167659118</text:p>
              </table:table-cell>
              <table:table-cell office:value-type="float" office:value="0.007946252">
                <text:p>0.007946252</text:p>
              </table:table-cell>
              <table:table-cell office:value-type="float" office:value="57">
                <text:p>57</text:p>
              </table:table-cell>
              <table:table-cell office:value-type="float" office:value="0.0111569931729303">
                <text:p>0.0111569931729303</text:p>
              </table:table-cell>
              <table:table-cell office:value-type="float" office:value="57">
                <text:p>57</text:p>
              </table:table-cell>
              <table:table-cell office:value-type="float" office:value="0.01125046">
                <text:p>0.011250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">
                <text:p>59</text:p>
              </table:table-cell>
              <table:table-cell office:value-type="float" office:value="0.00761745955525011">
                <text:p>0.00761745955525011</text:p>
              </table:table-cell>
              <table:table-cell office:value-type="float" office:value="0.007616995">
                <text:p>0.007616995</text:p>
              </table:table-cell>
              <table:table-cell office:value-type="float" office:value="59">
                <text:p>59</text:p>
              </table:table-cell>
              <table:table-cell office:value-type="float" office:value="0.010703300152322">
                <text:p>0.010703300152322</text:p>
              </table:table-cell>
              <table:table-cell office:value-type="float" office:value="59">
                <text:p>59</text:p>
              </table:table-cell>
              <table:table-cell office:value-type="float" office:value="0.01078429">
                <text:p>0.010784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">
                <text:p>61</text:p>
              </table:table-cell>
              <table:table-cell office:value-type="float" office:value="0.00729459624096908">
                <text:p>0.00729459624096908</text:p>
              </table:table-cell>
              <table:table-cell office:value-type="float" office:value="0.007282329">
                <text:p>0.007282329</text:p>
              </table:table-cell>
              <table:table-cell office:value-type="float" office:value="61">
                <text:p>61</text:p>
              </table:table-cell>
              <table:table-cell office:value-type="float" office:value="0.0102679835389103">
                <text:p>0.0102679835389103</text:p>
              </table:table-cell>
              <table:table-cell office:value-type="float" office:value="61">
                <text:p>61</text:p>
              </table:table-cell>
              <table:table-cell office:value-type="float" office:value="0.01031046">
                <text:p>0.010310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3">
                <text:p>63</text:p>
              </table:table-cell>
              <table:table-cell office:value-type="float" office:value="0.00694178864192673">
                <text:p>0.00694178864192673</text:p>
              </table:table-cell>
              <table:table-cell office:value-type="float" office:value="0.006942789">
                <text:p>0.006942789</text:p>
              </table:table-cell>
              <table:table-cell office:value-type="float" office:value="63">
                <text:p>63</text:p>
              </table:table-cell>
              <table:table-cell office:value-type="float" office:value="0.00977893726845445">
                <text:p>0.00977893726845445</text:p>
              </table:table-cell>
              <table:table-cell office:value-type="float" office:value="63">
                <text:p>63</text:p>
              </table:table-cell>
              <table:table-cell office:value-type="float" office:value="0.009829725">
                <text:p>0.0098297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">
                <text:p>65</text:p>
              </table:table-cell>
              <table:table-cell office:value-type="float" office:value="0.00661870207938653">
                <text:p>0.00661870207938653</text:p>
              </table:table-cell>
              <table:table-cell office:value-type="float" office:value="0.006598912">
                <text:p>0.006598912</text:p>
              </table:table-cell>
              <table:table-cell office:value-type="float" office:value="65">
                <text:p>65</text:p>
              </table:table-cell>
              <table:table-cell office:value-type="float" office:value="0.00931270256404026">
                <text:p>0.00931270256404026</text:p>
              </table:table-cell>
              <table:table-cell office:value-type="float" office:value="65">
                <text:p>65</text:p>
              </table:table-cell>
              <table:table-cell office:value-type="float" office:value="0.009342841">
                <text:p>0.0093428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7">
                <text:p>67</text:p>
              </table:table-cell>
              <table:table-cell office:value-type="float" office:value="0.00627995731053271">
                <text:p>0.00627995731053271</text:p>
              </table:table-cell>
              <table:table-cell office:value-type="float" office:value="0.006251244">
                <text:p>0.006251244</text:p>
              </table:table-cell>
              <table:table-cell office:value-type="float" office:value="67">
                <text:p>67</text:p>
              </table:table-cell>
              <table:table-cell office:value-type="float" office:value="0.00885294826399957">
                <text:p>0.00885294826399957</text:p>
              </table:table-cell>
              <table:table-cell office:value-type="float" office:value="67">
                <text:p>67</text:p>
              </table:table-cell>
              <table:table-cell office:value-type="float" office:value="0.008850575">
                <text:p>0.0088505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9">
                <text:p>69</text:p>
              </table:table-cell>
              <table:table-cell office:value-type="float" office:value="0.00596180807510979">
                <text:p>0.00596180807510979</text:p>
              </table:table-cell>
              <table:table-cell office:value-type="float" office:value="0.005900333">
                <text:p>0.005900333</text:p>
              </table:table-cell>
              <table:table-cell office:value-type="float" office:value="69">
                <text:p>69</text:p>
              </table:table-cell>
              <table:table-cell office:value-type="float" office:value="0.00837837214404043">
                <text:p>0.00837837214404043</text:p>
              </table:table-cell>
              <table:table-cell office:value-type="float" office:value="69">
                <text:p>69</text:p>
              </table:table-cell>
              <table:table-cell office:value-type="float" office:value="0.008353699">
                <text:p>0.0083536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1">
                <text:p>71</text:p>
              </table:table-cell>
              <table:table-cell office:value-type="float" office:value="0.00560761869345305">
                <text:p>0.00560761869345305</text:p>
              </table:table-cell>
              <table:table-cell office:value-type="float" office:value="0.005546735">
                <text:p>0.005546735</text:p>
              </table:table-cell>
              <table:table-cell office:value-type="float" office:value="71">
                <text:p>71</text:p>
              </table:table-cell>
              <table:table-cell office:value-type="float" office:value="0.00788257679938828">
                <text:p>0.00788257679938828</text:p>
              </table:table-cell>
              <table:table-cell office:value-type="float" office:value="71">
                <text:p>71</text:p>
              </table:table-cell>
              <table:table-cell office:value-type="float" office:value="0.007852981">
                <text:p>0.0078529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3">
                <text:p>73</text:p>
              </table:table-cell>
              <table:table-cell office:value-type="float" office:value="0.00525598445345333">
                <text:p>0.00525598445345333</text:p>
              </table:table-cell>
              <table:table-cell office:value-type="float" office:value="0.005191008">
                <text:p>0.005191008</text:p>
              </table:table-cell>
              <table:table-cell office:value-type="float" office:value="73">
                <text:p>73</text:p>
              </table:table-cell>
              <table:table-cell office:value-type="float" office:value="0.00738410481530202">
                <text:p>0.00738410481530202</text:p>
              </table:table-cell>
              <table:table-cell office:value-type="float" office:value="73">
                <text:p>73</text:p>
              </table:table-cell>
              <table:table-cell office:value-type="float" office:value="0.007349186">
                <text:p>0.0073491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">
                <text:p>75</text:p>
              </table:table-cell>
              <table:table-cell office:value-type="float" office:value="0.00491290593067806">
                <text:p>0.00491290593067806</text:p>
              </table:table-cell>
              <table:table-cell office:value-type="float" office:value="0.004833715">
                <text:p>0.004833715</text:p>
              </table:table-cell>
              <table:table-cell office:value-type="float" office:value="75">
                <text:p>75</text:p>
              </table:table-cell>
              <table:table-cell office:value-type="float" office:value="0.00687942095396041">
                <text:p>0.00687942095396041</text:p>
              </table:table-cell>
              <table:table-cell office:value-type="float" office:value="75">
                <text:p>75</text:p>
              </table:table-cell>
              <table:table-cell office:value-type="float" office:value="0.006843069">
                <text:p>0.0068430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7">
                <text:p>77</text:p>
              </table:table-cell>
              <table:table-cell office:value-type="float" office:value="0.00455030368401158">
                <text:p>0.00455030368401158</text:p>
              </table:table-cell>
              <table:table-cell office:value-type="float" office:value="0.004475423">
                <text:p>0.004475423</text:p>
              </table:table-cell>
              <table:table-cell office:value-type="float" office:value="77">
                <text:p>77</text:p>
              </table:table-cell>
              <table:table-cell office:value-type="float" office:value="0.00637945217682425">
                <text:p>0.00637945217682425</text:p>
              </table:table-cell>
              <table:table-cell office:value-type="float" office:value="77">
                <text:p>77</text:p>
              </table:table-cell>
              <table:table-cell office:value-type="float" office:value="0.006335361">
                <text:p>0.0063353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">
                <text:p>79</text:p>
              </table:table-cell>
              <table:table-cell office:value-type="float" office:value="0.00419839374839829">
                <text:p>0.00419839374839829</text:p>
              </table:table-cell>
              <table:table-cell office:value-type="float" office:value="0.004116712">
                <text:p>0.004116712</text:p>
              </table:table-cell>
              <table:table-cell office:value-type="float" office:value="79">
                <text:p>79</text:p>
              </table:table-cell>
              <table:table-cell office:value-type="float" office:value="0.00590500871668178">
                <text:p>0.00590500871668178</text:p>
              </table:table-cell>
              <table:table-cell office:value-type="float" office:value="79">
                <text:p>79</text:p>
              </table:table-cell>
              <table:table-cell office:value-type="float" office:value="0.005826753">
                <text:p>0.00582675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1">
                <text:p>81</text:p>
              </table:table-cell>
              <table:table-cell office:value-type="float" office:value="0.00385462514883168">
                <text:p>0.00385462514883168</text:p>
              </table:table-cell>
              <table:table-cell office:value-type="float" office:value="0.00375817">
                <text:p>0.00375817</text:p>
              </table:table-cell>
              <table:table-cell office:value-type="float" office:value="81">
                <text:p>81</text:p>
              </table:table-cell>
              <table:table-cell office:value-type="float" office:value="0.00538869617655202">
                <text:p>0.00538869617655202</text:p>
              </table:table-cell>
              <table:table-cell office:value-type="float" office:value="81">
                <text:p>81</text:p>
              </table:table-cell>
              <table:table-cell office:value-type="float" office:value="0.005317868">
                <text:p>0.0053178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3">
                <text:p>83</text:p>
              </table:table-cell>
              <table:table-cell office:value-type="float" office:value="0.00350404002278544">
                <text:p>0.00350404002278544</text:p>
              </table:table-cell>
              <table:table-cell office:value-type="float" office:value="0.003400412">
                <text:p>0.003400412</text:p>
              </table:table-cell>
              <table:table-cell office:value-type="float" office:value="83">
                <text:p>83</text:p>
              </table:table-cell>
              <table:table-cell office:value-type="float" office:value="0.00488605297453702">
                <text:p>0.00488605297453702</text:p>
              </table:table-cell>
              <table:table-cell office:value-type="float" office:value="83">
                <text:p>83</text:p>
              </table:table-cell>
              <table:table-cell office:value-type="float" office:value="0.004809212">
                <text:p>0.0048092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">
                <text:p>85</text:p>
              </table:table-cell>
              <table:table-cell office:value-type="float" office:value="0.00312387059198323">
                <text:p>0.00312387059198323</text:p>
              </table:table-cell>
              <table:table-cell office:value-type="float" office:value="0.003044092">
                <text:p>0.003044092</text:p>
              </table:table-cell>
              <table:table-cell office:value-type="float" office:value="85">
                <text:p>85</text:p>
              </table:table-cell>
              <table:table-cell office:value-type="float" office:value="0.00437923199379243">
                <text:p>0.00437923199379243</text:p>
              </table:table-cell>
              <table:table-cell office:value-type="float" office:value="85">
                <text:p>85</text:p>
              </table:table-cell>
              <table:table-cell office:value-type="float" office:value="0.004301089">
                <text:p>0.0043010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7">
                <text:p>87</text:p>
              </table:table-cell>
              <table:table-cell office:value-type="float" office:value="0.00276405173465039">
                <text:p>0.00276405173465039</text:p>
              </table:table-cell>
              <table:table-cell office:value-type="float" office:value="0.002689936">
                <text:p>0.002689936</text:p>
              </table:table-cell>
              <table:table-cell office:value-type="float" office:value="87">
                <text:p>87</text:p>
              </table:table-cell>
              <table:table-cell office:value-type="float" office:value="0.00386676897905122">
                <text:p>0.00386676897905122</text:p>
              </table:table-cell>
              <table:table-cell office:value-type="float" office:value="87">
                <text:p>87</text:p>
              </table:table-cell>
              <table:table-cell office:value-type="float" office:value="0.003793467">
                <text:p>0.0037934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9">
                <text:p>89</text:p>
              </table:table-cell>
              <table:table-cell office:value-type="float" office:value="0.0024180508179225">
                <text:p>0.0024180508179225</text:p>
              </table:table-cell>
              <table:table-cell office:value-type="float" office:value="0.002338789">
                <text:p>0.002338789</text:p>
              </table:table-cell>
              <table:table-cell office:value-type="float" office:value="89">
                <text:p>89</text:p>
              </table:table-cell>
              <table:table-cell office:value-type="float" office:value="0.00335657967146517">
                <text:p>0.00335657967146517</text:p>
              </table:table-cell>
              <table:table-cell office:value-type="float" office:value="89">
                <text:p>89</text:p>
              </table:table-cell>
              <table:table-cell office:value-type="float" office:value="0.00328574">
                <text:p>0.0032857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1">
                <text:p>91</text:p>
              </table:table-cell>
              <table:table-cell office:value-type="float" office:value="0.00205912824993671">
                <text:p>0.00205912824993671</text:p>
              </table:table-cell>
              <table:table-cell office:value-type="float" office:value="0.001991713">
                <text:p>0.001991713</text:p>
              </table:table-cell>
              <table:table-cell office:value-type="float" office:value="91">
                <text:p>91</text:p>
              </table:table-cell>
              <table:table-cell office:value-type="float" office:value="0.00281856674851536">
                <text:p>0.00281856674851536</text:p>
              </table:table-cell>
              <table:table-cell office:value-type="float" office:value="91">
                <text:p>91</text:p>
              </table:table-cell>
              <table:table-cell office:value-type="float" office:value="0.002776325">
                <text:p>0.0027763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3">
                <text:p>93</text:p>
              </table:table-cell>
              <table:table-cell office:value-type="float" office:value="0.00170813151466702">
                <text:p>0.00170813151466702</text:p>
              </table:table-cell>
              <table:table-cell office:value-type="float" office:value="0.001650131">
                <text:p>0.001650131</text:p>
              </table:table-cell>
              <table:table-cell office:value-type="float" office:value="93">
                <text:p>93</text:p>
              </table:table-cell>
              <table:table-cell office:value-type="float" office:value="0.00229008679253044">
                <text:p>0.00229008679253044</text:p>
              </table:table-cell>
              <table:table-cell office:value-type="float" office:value="93">
                <text:p>93</text:p>
              </table:table-cell>
              <table:table-cell office:value-type="float" office:value="0.002261982">
                <text:p>0.0022619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5">
                <text:p>95</text:p>
              </table:table-cell>
              <table:table-cell office:value-type="float" office:value="0.00135830019686229">
                <text:p>0.00135830019686229</text:p>
              </table:table-cell>
              <table:table-cell office:value-type="float" office:value="0.001316096">
                <text:p>0.001316096</text:p>
              </table:table-cell>
              <table:table-cell office:value-type="float" office:value="95">
                <text:p>95</text:p>
              </table:table-cell>
              <table:table-cell office:value-type="float" office:value="0.00176043782012267">
                <text:p>0.00176043782012267</text:p>
              </table:table-cell>
              <table:table-cell office:value-type="float" office:value="95">
                <text:p>95</text:p>
              </table:table-cell>
              <table:table-cell office:value-type="float" office:value="0.001736638">
                <text:p>0.0017366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7">
                <text:p>97</text:p>
              </table:table-cell>
              <table:table-cell office:value-type="float" office:value="0.00101329595766957">
                <text:p>0.00101329595766957</text:p>
              </table:table-cell>
              <table:table-cell office:value-type="float" office:value="0.0009927368">
                <text:p>0.0009927368</text:p>
              </table:table-cell>
              <table:table-cell office:value-type="float" office:value="97">
                <text:p>97</text:p>
              </table:table-cell>
              <table:table-cell office:value-type="float" office:value="0.00118628499267535">
                <text:p>0.00118628499267535</text:p>
              </table:table-cell>
              <table:table-cell office:value-type="float" office:value="97">
                <text:p>97</text:p>
              </table:table-cell>
              <table:table-cell office:value-type="float" office:value="0.001189402">
                <text:p>0.0011894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">
                <text:p>99</text:p>
              </table:table-cell>
              <table:table-cell office:value-type="float" office:value="0.000653901783309568">
                <text:p>0.000653901783309568</text:p>
              </table:table-cell>
              <table:table-cell office:value-type="float" office:value="0.0006850272">
                <text:p>0.0006850272</text:p>
              </table:table-cell>
              <table:table-cell office:value-type="float" office:value="99">
                <text:p>99</text:p>
              </table:table-cell>
              <table:table-cell office:value-type="float" office:value="0.000579817654522242">
                <text:p>0.000579817654522242</text:p>
              </table:table-cell>
              <table:table-cell office:value-type="float" office:value="99">
                <text:p>99</text:p>
              </table:table-cell>
              <table:table-cell office:value-type="float" office:value="0.0006011519">
                <text:p>0.000601151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111" number:title="User-defined">
      <number:scientific-number number:decimal-places="5" loext:min-decimal-places="5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maximum="1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11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11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22cm" svg:height="9.006cm" xlink:href=".." xlink:type="simple" chart:class="chart:scatter" chart:style-name="ch1">
        <chart:legend chart:legend-position="end" svg:x="10.238cm" svg:y="0.458cm" style:legend-expansion="custom" chartooo:width="4.19cm" chartooo:height="2.444cm" style:legend-expansion-aspect-ratio="1.71440261865794" chart:style-name="ch2"/>
        <chart:plot-area chart:style-name="ch3" table:cell-range-address="diff12.C4:diff12.C53 diff12.H4:diff12.H4 diff12.G4:diff12.G103 diff12.J4:diff12.J4 diff12.I4:diff12.I103 diff12.H54:diff12.H54 diff12.J54:diff12.J54" chart:data-source-has-labels="row" svg:x="0.32cm" svg:y="0.179cm" svg:width="15.102cm" svg:height="8.645cm">
          <chartooo:coordinate-region svg:x="1.232cm" svg:y="0.378cm" svg:width="13.91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iff12.G4:diff12.G53" chart:label-cell-address="diff12.H4:diff12.H4" chart:class="chart:scatter">
            <chart:domain table:cell-range-address="diff12.C4:diff12.C53"/>
            <chart:data-point chart:repeated="50"/>
          </chart:series>
          <chart:series chart:style-name="ch8" chart:values-cell-range-address="diff12.I4:diff12.I53" chart:label-cell-address="diff12.J4:diff12.J4" chart:class="chart:scatter">
            <chart:data-point chart:repeated="50"/>
          </chart:series>
          <chart:series chart:style-name="ch9" chart:values-cell-range-address="diff12.G54:diff12.G103" chart:label-cell-address="diff12.H54:diff12.H54" chart:class="chart:scatter">
            <chart:domain table:cell-range-address="diff12.C54:diff12.C103"/>
            <chart:data-point chart:repeated="50"/>
          </chart:series>
          <chart:series chart:style-name="ch10" chart:values-cell-range-address="diff12.I54:diff12.I103" chart:label-cell-address="diff12.J54:diff12.J54" chart:class="chart:scatter">
            <chart:domain table:cell-range-address="diff12.C54:diff12.C103"/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erpent_1g</text:p>
                <draw:g>
                  <svg:desc>diff12.H4:diff12.H4</svg:desc>
                </draw:g>
              </table:table-cell>
              <table:table-cell office:value-type="string">
                <text:p>Almost_1g</text:p>
                <draw:g>
                  <svg:desc>diff12.J4:diff12.J4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Serpent_2g</text:p>
                <draw:g>
                  <svg:desc>diff12.H54:diff12.H54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Almost_2g</text:p>
                <draw:g>
                  <svg:desc>diff12.J54:diff12.J5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iff12.C4:diff12.C53</svg:desc>
                </draw:g>
              </table:table-cell>
              <table:table-cell office:value-type="float" office:value="0.00847106119113585">
                <text:p>0.00847106119113585</text:p>
                <draw:g>
                  <svg:desc>diff12.G4:diff12.G53</svg:desc>
                </draw:g>
              </table:table-cell>
              <table:table-cell office:value-type="float" office:value="0.008184848">
                <text:p>0.008184848</text:p>
                <draw:g>
                  <svg:desc>diff12.I4:diff12.I53</svg:desc>
                </draw:g>
              </table:table-cell>
              <table:table-cell office:value-type="float" office:value="1">
                <text:p>1</text:p>
                <draw:g>
                  <svg:desc>diff12.C54:diff12.C103</svg:desc>
                </draw:g>
              </table:table-cell>
              <table:table-cell office:value-type="float" office:value="0.0119927753817803">
                <text:p>0.0119927753817803</text:p>
                <draw:g>
                  <svg:desc>diff12.G54:diff12.G103</svg:desc>
                </draw:g>
              </table:table-cell>
              <table:table-cell office:value-type="float" office:value="1">
                <text:p>1</text:p>
                <draw:g>
                  <svg:desc>diff12.C54:diff12.C103</svg:desc>
                </draw:g>
              </table:table-cell>
              <table:table-cell office:value-type="float" office:value="0.0118167">
                <text:p>0.0118167</text:p>
                <draw:g>
                  <svg:desc>diff12.I54:diff12.I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00832263480650833">
                <text:p>0.00832263480650833</text:p>
              </table:table-cell>
              <table:table-cell office:value-type="float" office:value="0.008184845">
                <text:p>0.008184845</text:p>
              </table:table-cell>
              <table:table-cell office:value-type="float" office:value="3">
                <text:p>3</text:p>
              </table:table-cell>
              <table:table-cell office:value-type="float" office:value="0.0120206008467032">
                <text:p>0.0120206008467032</text:p>
              </table:table-cell>
              <table:table-cell office:value-type="float" office:value="3">
                <text:p>3</text:p>
              </table:table-cell>
              <table:table-cell office:value-type="float" office:value="0.0118167">
                <text:p>0.01181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0083452872210796">
                <text:p>0.0083452872210796</text:p>
              </table:table-cell>
              <table:table-cell office:value-type="float" office:value="0.00818484">
                <text:p>0.00818484</text:p>
              </table:table-cell>
              <table:table-cell office:value-type="float" office:value="5">
                <text:p>5</text:p>
              </table:table-cell>
              <table:table-cell office:value-type="float" office:value="0.011932864574057">
                <text:p>0.011932864574057</text:p>
              </table:table-cell>
              <table:table-cell office:value-type="float" office:value="5">
                <text:p>5</text:p>
              </table:table-cell>
              <table:table-cell office:value-type="float" office:value="0.01181669">
                <text:p>0.011816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.00841383252874283">
                <text:p>0.00841383252874283</text:p>
              </table:table-cell>
              <table:table-cell office:value-type="float" office:value="0.008184832">
                <text:p>0.008184832</text:p>
              </table:table-cell>
              <table:table-cell office:value-type="float" office:value="7">
                <text:p>7</text:p>
              </table:table-cell>
              <table:table-cell office:value-type="float" office:value="0.0118988695601737">
                <text:p>0.0118988695601737</text:p>
              </table:table-cell>
              <table:table-cell office:value-type="float" office:value="7">
                <text:p>7</text:p>
              </table:table-cell>
              <table:table-cell office:value-type="float" office:value="0.01181668">
                <text:p>0.011816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0.00840891828967371">
                <text:p>0.00840891828967371</text:p>
              </table:table-cell>
              <table:table-cell office:value-type="float" office:value="0.008184821">
                <text:p>0.008184821</text:p>
              </table:table-cell>
              <table:table-cell office:value-type="float" office:value="9">
                <text:p>9</text:p>
              </table:table-cell>
              <table:table-cell office:value-type="float" office:value="0.0119325219130319">
                <text:p>0.0119325219130319</text:p>
              </table:table-cell>
              <table:table-cell office:value-type="float" office:value="9">
                <text:p>9</text:p>
              </table:table-cell>
              <table:table-cell office:value-type="float" office:value="0.01181666">
                <text:p>0.011816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0.00833159956096354">
                <text:p>0.00833159956096354</text:p>
              </table:table-cell>
              <table:table-cell office:value-type="float" office:value="0.008184808">
                <text:p>0.008184808</text:p>
              </table:table-cell>
              <table:table-cell office:value-type="float" office:value="11">
                <text:p>11</text:p>
              </table:table-cell>
              <table:table-cell office:value-type="float" office:value="0.0118523546127712">
                <text:p>0.0118523546127712</text:p>
              </table:table-cell>
              <table:table-cell office:value-type="float" office:value="11">
                <text:p>11</text:p>
              </table:table-cell>
              <table:table-cell office:value-type="float" office:value="0.01181665">
                <text:p>0.011816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0.00835475633440501">
                <text:p>0.00835475633440501</text:p>
              </table:table-cell>
              <table:table-cell office:value-type="float" office:value="0.008184793">
                <text:p>0.008184793</text:p>
              </table:table-cell>
              <table:table-cell office:value-type="float" office:value="13">
                <text:p>13</text:p>
              </table:table-cell>
              <table:table-cell office:value-type="float" office:value="0.011827809273316">
                <text:p>0.011827809273316</text:p>
              </table:table-cell>
              <table:table-cell office:value-type="float" office:value="13">
                <text:p>13</text:p>
              </table:table-cell>
              <table:table-cell office:value-type="float" office:value="0.01181662">
                <text:p>0.011816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0834524675937229">
                <text:p>0.00834524675937229</text:p>
              </table:table-cell>
              <table:table-cell office:value-type="float" office:value="0.008184775">
                <text:p>0.008184775</text:p>
              </table:table-cell>
              <table:table-cell office:value-type="float" office:value="15">
                <text:p>15</text:p>
              </table:table-cell>
              <table:table-cell office:value-type="float" office:value="0.0117290996948526">
                <text:p>0.0117290996948526</text:p>
              </table:table-cell>
              <table:table-cell office:value-type="float" office:value="15">
                <text:p>15</text:p>
              </table:table-cell>
              <table:table-cell office:value-type="float" office:value="0.0118166">
                <text:p>0.01181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0.00834527670594793">
                <text:p>0.00834527670594793</text:p>
              </table:table-cell>
              <table:table-cell office:value-type="float" office:value="0.008184754">
                <text:p>0.008184754</text:p>
              </table:table-cell>
              <table:table-cell office:value-type="float" office:value="17">
                <text:p>17</text:p>
              </table:table-cell>
              <table:table-cell office:value-type="float" office:value="0.0117597597645224">
                <text:p>0.0117597597645224</text:p>
              </table:table-cell>
              <table:table-cell office:value-type="float" office:value="17">
                <text:p>17</text:p>
              </table:table-cell>
              <table:table-cell office:value-type="float" office:value="0.01181657">
                <text:p>0.011816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0.00832978723415407">
                <text:p>0.00832978723415407</text:p>
              </table:table-cell>
              <table:table-cell office:value-type="float" office:value="0.008184732">
                <text:p>0.008184732</text:p>
              </table:table-cell>
              <table:table-cell office:value-type="float" office:value="19">
                <text:p>19</text:p>
              </table:table-cell>
              <table:table-cell office:value-type="float" office:value="0.0117916272870566">
                <text:p>0.0117916272870566</text:p>
              </table:table-cell>
              <table:table-cell office:value-type="float" office:value="19">
                <text:p>19</text:p>
              </table:table-cell>
              <table:table-cell office:value-type="float" office:value="0.01181654">
                <text:p>0.011816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0.00833141725355564">
                <text:p>0.00833141725355564</text:p>
              </table:table-cell>
              <table:table-cell office:value-type="float" office:value="0.008184707">
                <text:p>0.008184707</text:p>
              </table:table-cell>
              <table:table-cell office:value-type="float" office:value="21">
                <text:p>21</text:p>
              </table:table-cell>
              <table:table-cell office:value-type="float" office:value="0.011790851595377">
                <text:p>0.011790851595377</text:p>
              </table:table-cell>
              <table:table-cell office:value-type="float" office:value="21">
                <text:p>21</text:p>
              </table:table-cell>
              <table:table-cell office:value-type="float" office:value="0.01181651">
                <text:p>0.011816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0.00830245924119133">
                <text:p>0.00830245924119133</text:p>
              </table:table-cell>
              <table:table-cell office:value-type="float" office:value="0.00818468">
                <text:p>0.00818468</text:p>
              </table:table-cell>
              <table:table-cell office:value-type="float" office:value="23">
                <text:p>23</text:p>
              </table:table-cell>
              <table:table-cell office:value-type="float" office:value="0.011760749326702">
                <text:p>0.011760749326702</text:p>
              </table:table-cell>
              <table:table-cell office:value-type="float" office:value="23">
                <text:p>23</text:p>
              </table:table-cell>
              <table:table-cell office:value-type="float" office:value="0.01181647">
                <text:p>0.011816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0.0082866229375139">
                <text:p>0.0082866229375139</text:p>
              </table:table-cell>
              <table:table-cell office:value-type="float" office:value="0.008184652">
                <text:p>0.008184652</text:p>
              </table:table-cell>
              <table:table-cell office:value-type="float" office:value="25">
                <text:p>25</text:p>
              </table:table-cell>
              <table:table-cell office:value-type="float" office:value="0.011790565564798">
                <text:p>0.011790565564798</text:p>
              </table:table-cell>
              <table:table-cell office:value-type="float" office:value="25">
                <text:p>25</text:p>
              </table:table-cell>
              <table:table-cell office:value-type="float" office:value="0.01181643">
                <text:p>0.011816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">
                <text:p>27</text:p>
              </table:table-cell>
              <table:table-cell office:value-type="float" office:value="0.00829834173048828">
                <text:p>0.00829834173048828</text:p>
              </table:table-cell>
              <table:table-cell office:value-type="float" office:value="0.008184621">
                <text:p>0.008184621</text:p>
              </table:table-cell>
              <table:table-cell office:value-type="float" office:value="27">
                <text:p>27</text:p>
              </table:table-cell>
              <table:table-cell office:value-type="float" office:value="0.0117996595077867">
                <text:p>0.0117996595077867</text:p>
              </table:table-cell>
              <table:table-cell office:value-type="float" office:value="27">
                <text:p>27</text:p>
              </table:table-cell>
              <table:table-cell office:value-type="float" office:value="0.01181639">
                <text:p>0.011816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0.00828495125597458">
                <text:p>0.00828495125597458</text:p>
              </table:table-cell>
              <table:table-cell office:value-type="float" office:value="0.008184589">
                <text:p>0.008184589</text:p>
              </table:table-cell>
              <table:table-cell office:value-type="float" office:value="29">
                <text:p>29</text:p>
              </table:table-cell>
              <table:table-cell office:value-type="float" office:value="0.0118157339900221">
                <text:p>0.0118157339900221</text:p>
              </table:table-cell>
              <table:table-cell office:value-type="float" office:value="29">
                <text:p>29</text:p>
              </table:table-cell>
              <table:table-cell office:value-type="float" office:value="0.01181634">
                <text:p>0.011816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0.00825873523120842">
                <text:p>0.00825873523120842</text:p>
              </table:table-cell>
              <table:table-cell office:value-type="float" office:value="0.008184555">
                <text:p>0.008184555</text:p>
              </table:table-cell>
              <table:table-cell office:value-type="float" office:value="31">
                <text:p>31</text:p>
              </table:table-cell>
              <table:table-cell office:value-type="float" office:value="0.0118211949002238">
                <text:p>0.0118211949002238</text:p>
              </table:table-cell>
              <table:table-cell office:value-type="float" office:value="31">
                <text:p>31</text:p>
              </table:table-cell>
              <table:table-cell office:value-type="float" office:value="0.01181629">
                <text:p>0.011816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">
                <text:p>33</text:p>
              </table:table-cell>
              <table:table-cell office:value-type="float" office:value="0.00828157484265097">
                <text:p>0.00828157484265097</text:p>
              </table:table-cell>
              <table:table-cell office:value-type="float" office:value="0.00818452">
                <text:p>0.00818452</text:p>
              </table:table-cell>
              <table:table-cell office:value-type="float" office:value="33">
                <text:p>33</text:p>
              </table:table-cell>
              <table:table-cell office:value-type="float" office:value="0.0118037215821098">
                <text:p>0.0118037215821098</text:p>
              </table:table-cell>
              <table:table-cell office:value-type="float" office:value="33">
                <text:p>33</text:p>
              </table:table-cell>
              <table:table-cell office:value-type="float" office:value="0.01181625">
                <text:p>0.011816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0.00826194921929998">
                <text:p>0.00826194921929998</text:p>
              </table:table-cell>
              <table:table-cell office:value-type="float" office:value="0.008184484">
                <text:p>0.008184484</text:p>
              </table:table-cell>
              <table:table-cell office:value-type="float" office:value="35">
                <text:p>35</text:p>
              </table:table-cell>
              <table:table-cell office:value-type="float" office:value="0.0118113143060868">
                <text:p>0.0118113143060868</text:p>
              </table:table-cell>
              <table:table-cell office:value-type="float" office:value="35">
                <text:p>35</text:p>
              </table:table-cell>
              <table:table-cell office:value-type="float" office:value="0.0118162">
                <text:p>0.01181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">
                <text:p>37</text:p>
              </table:table-cell>
              <table:table-cell office:value-type="float" office:value="0.00828873599134901">
                <text:p>0.00828873599134901</text:p>
              </table:table-cell>
              <table:table-cell office:value-type="float" office:value="0.008184446">
                <text:p>0.008184446</text:p>
              </table:table-cell>
              <table:table-cell office:value-type="float" office:value="37">
                <text:p>37</text:p>
              </table:table-cell>
              <table:table-cell office:value-type="float" office:value="0.0117963997585987">
                <text:p>0.0117963997585987</text:p>
              </table:table-cell>
              <table:table-cell office:value-type="float" office:value="37">
                <text:p>37</text:p>
              </table:table-cell>
              <table:table-cell office:value-type="float" office:value="0.01181614">
                <text:p>0.011816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">
                <text:p>39</text:p>
              </table:table-cell>
              <table:table-cell office:value-type="float" office:value="0.00827515086251389">
                <text:p>0.00827515086251389</text:p>
              </table:table-cell>
              <table:table-cell office:value-type="float" office:value="0.008184408">
                <text:p>0.008184408</text:p>
              </table:table-cell>
              <table:table-cell office:value-type="float" office:value="39">
                <text:p>39</text:p>
              </table:table-cell>
              <table:table-cell office:value-type="float" office:value="0.0117865614799849">
                <text:p>0.0117865614799849</text:p>
              </table:table-cell>
              <table:table-cell office:value-type="float" office:value="39">
                <text:p>39</text:p>
              </table:table-cell>
              <table:table-cell office:value-type="float" office:value="0.01181609">
                <text:p>0.011816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">
                <text:p>41</text:p>
              </table:table-cell>
              <table:table-cell office:value-type="float" office:value="0.00827125365121114">
                <text:p>0.00827125365121114</text:p>
              </table:table-cell>
              <table:table-cell office:value-type="float" office:value="0.008184369">
                <text:p>0.008184369</text:p>
              </table:table-cell>
              <table:table-cell office:value-type="float" office:value="41">
                <text:p>41</text:p>
              </table:table-cell>
              <table:table-cell office:value-type="float" office:value="0.0118008090720471">
                <text:p>0.0118008090720471</text:p>
              </table:table-cell>
              <table:table-cell office:value-type="float" office:value="41">
                <text:p>41</text:p>
              </table:table-cell>
              <table:table-cell office:value-type="float" office:value="0.01181604">
                <text:p>0.011816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">
                <text:p>43</text:p>
              </table:table-cell>
              <table:table-cell office:value-type="float" office:value="0.00826786907202998">
                <text:p>0.00826786907202998</text:p>
              </table:table-cell>
              <table:table-cell office:value-type="float" office:value="0.008184329">
                <text:p>0.008184329</text:p>
              </table:table-cell>
              <table:table-cell office:value-type="float" office:value="43">
                <text:p>43</text:p>
              </table:table-cell>
              <table:table-cell office:value-type="float" office:value="0.011776773006581">
                <text:p>0.011776773006581</text:p>
              </table:table-cell>
              <table:table-cell office:value-type="float" office:value="43">
                <text:p>43</text:p>
              </table:table-cell>
              <table:table-cell office:value-type="float" office:value="0.01181598">
                <text:p>0.011815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">
                <text:p>45</text:p>
              </table:table-cell>
              <table:table-cell office:value-type="float" office:value="0.00826309459309992">
                <text:p>0.00826309459309992</text:p>
              </table:table-cell>
              <table:table-cell office:value-type="float" office:value="0.008184289">
                <text:p>0.008184289</text:p>
              </table:table-cell>
              <table:table-cell office:value-type="float" office:value="45">
                <text:p>45</text:p>
              </table:table-cell>
              <table:table-cell office:value-type="float" office:value="0.0117676685612003">
                <text:p>0.0117676685612003</text:p>
              </table:table-cell>
              <table:table-cell office:value-type="float" office:value="45">
                <text:p>45</text:p>
              </table:table-cell>
              <table:table-cell office:value-type="float" office:value="0.01181593">
                <text:p>0.011815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">
                <text:p>47</text:p>
              </table:table-cell>
              <table:table-cell office:value-type="float" office:value="0.00825032039921994">
                <text:p>0.00825032039921994</text:p>
              </table:table-cell>
              <table:table-cell office:value-type="float" office:value="0.008184248">
                <text:p>0.008184248</text:p>
              </table:table-cell>
              <table:table-cell office:value-type="float" office:value="47">
                <text:p>47</text:p>
              </table:table-cell>
              <table:table-cell office:value-type="float" office:value="0.0117358885866419">
                <text:p>0.0117358885866419</text:p>
              </table:table-cell>
              <table:table-cell office:value-type="float" office:value="47">
                <text:p>47</text:p>
              </table:table-cell>
              <table:table-cell office:value-type="float" office:value="0.01181587">
                <text:p>0.011815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">
                <text:p>49</text:p>
              </table:table-cell>
              <table:table-cell office:value-type="float" office:value="0.00822141993847477">
                <text:p>0.00822141993847477</text:p>
              </table:table-cell>
              <table:table-cell office:value-type="float" office:value="0.008184208">
                <text:p>0.008184208</text:p>
              </table:table-cell>
              <table:table-cell office:value-type="float" office:value="49">
                <text:p>49</text:p>
              </table:table-cell>
              <table:table-cell office:value-type="float" office:value="0.0117102282029511">
                <text:p>0.0117102282029511</text:p>
              </table:table-cell>
              <table:table-cell office:value-type="float" office:value="49">
                <text:p>49</text:p>
              </table:table-cell>
              <table:table-cell office:value-type="float" office:value="0.01181581">
                <text:p>0.011815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">
                <text:p>51</text:p>
              </table:table-cell>
              <table:table-cell office:value-type="float" office:value="0.0082092570427176">
                <text:p>0.0082092570427176</text:p>
              </table:table-cell>
              <table:table-cell office:value-type="float" office:value="0.008184168">
                <text:p>0.008184168</text:p>
              </table:table-cell>
              <table:table-cell office:value-type="float" office:value="51">
                <text:p>51</text:p>
              </table:table-cell>
              <table:table-cell office:value-type="float" office:value="0.0116801981750923">
                <text:p>0.0116801981750923</text:p>
              </table:table-cell>
              <table:table-cell office:value-type="float" office:value="51">
                <text:p>51</text:p>
              </table:table-cell>
              <table:table-cell office:value-type="float" office:value="0.01181576">
                <text:p>0.011815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">
                <text:p>53</text:p>
              </table:table-cell>
              <table:table-cell office:value-type="float" office:value="0.00819458871791661">
                <text:p>0.00819458871791661</text:p>
              </table:table-cell>
              <table:table-cell office:value-type="float" office:value="0.008184127">
                <text:p>0.008184127</text:p>
              </table:table-cell>
              <table:table-cell office:value-type="float" office:value="53">
                <text:p>53</text:p>
              </table:table-cell>
              <table:table-cell office:value-type="float" office:value="0.0116807282041307">
                <text:p>0.0116807282041307</text:p>
              </table:table-cell>
              <table:table-cell office:value-type="float" office:value="53">
                <text:p>53</text:p>
              </table:table-cell>
              <table:table-cell office:value-type="float" office:value="0.0118157">
                <text:p>0.01181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">
                <text:p>55</text:p>
              </table:table-cell>
              <table:table-cell office:value-type="float" office:value="0.00821950352902013">
                <text:p>0.00821950352902013</text:p>
              </table:table-cell>
              <table:table-cell office:value-type="float" office:value="0.008184088">
                <text:p>0.008184088</text:p>
              </table:table-cell>
              <table:table-cell office:value-type="float" office:value="55">
                <text:p>55</text:p>
              </table:table-cell>
              <table:table-cell office:value-type="float" office:value="0.0116811267217715">
                <text:p>0.0116811267217715</text:p>
              </table:table-cell>
              <table:table-cell office:value-type="float" office:value="55">
                <text:p>55</text:p>
              </table:table-cell>
              <table:table-cell office:value-type="float" office:value="0.01181565">
                <text:p>0.011815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">
                <text:p>57</text:p>
              </table:table-cell>
              <table:table-cell office:value-type="float" office:value="0.00820938016800068">
                <text:p>0.00820938016800068</text:p>
              </table:table-cell>
              <table:table-cell office:value-type="float" office:value="0.008184048">
                <text:p>0.008184048</text:p>
              </table:table-cell>
              <table:table-cell office:value-type="float" office:value="57">
                <text:p>57</text:p>
              </table:table-cell>
              <table:table-cell office:value-type="float" office:value="0.0116824425239802">
                <text:p>0.0116824425239802</text:p>
              </table:table-cell>
              <table:table-cell office:value-type="float" office:value="57">
                <text:p>57</text:p>
              </table:table-cell>
              <table:table-cell office:value-type="float" office:value="0.01181559">
                <text:p>0.0118155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">
                <text:p>59</text:p>
              </table:table-cell>
              <table:table-cell office:value-type="float" office:value="0.00818094360315707">
                <text:p>0.00818094360315707</text:p>
              </table:table-cell>
              <table:table-cell office:value-type="float" office:value="0.00818401">
                <text:p>0.00818401</text:p>
              </table:table-cell>
              <table:table-cell office:value-type="float" office:value="59">
                <text:p>59</text:p>
              </table:table-cell>
              <table:table-cell office:value-type="float" office:value="0.0116889428583372">
                <text:p>0.0116889428583372</text:p>
              </table:table-cell>
              <table:table-cell office:value-type="float" office:value="59">
                <text:p>59</text:p>
              </table:table-cell>
              <table:table-cell office:value-type="float" office:value="0.01181554">
                <text:p>0.011815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">
                <text:p>61</text:p>
              </table:table-cell>
              <table:table-cell office:value-type="float" office:value="0.00819182924981208">
                <text:p>0.00819182924981208</text:p>
              </table:table-cell>
              <table:table-cell office:value-type="float" office:value="0.008183972">
                <text:p>0.008183972</text:p>
              </table:table-cell>
              <table:table-cell office:value-type="float" office:value="61">
                <text:p>61</text:p>
              </table:table-cell>
              <table:table-cell office:value-type="float" office:value="0.0117090323044572">
                <text:p>0.0117090323044572</text:p>
              </table:table-cell>
              <table:table-cell office:value-type="float" office:value="61">
                <text:p>61</text:p>
              </table:table-cell>
              <table:table-cell office:value-type="float" office:value="0.01181549">
                <text:p>0.011815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3">
                <text:p>63</text:p>
              </table:table-cell>
              <table:table-cell office:value-type="float" office:value="0.00820407274872369">
                <text:p>0.00820407274872369</text:p>
              </table:table-cell>
              <table:table-cell office:value-type="float" office:value="0.008183936">
                <text:p>0.008183936</text:p>
              </table:table-cell>
              <table:table-cell office:value-type="float" office:value="63">
                <text:p>63</text:p>
              </table:table-cell>
              <table:table-cell office:value-type="float" office:value="0.0117341867591859">
                <text:p>0.0117341867591859</text:p>
              </table:table-cell>
              <table:table-cell office:value-type="float" office:value="63">
                <text:p>63</text:p>
              </table:table-cell>
              <table:table-cell office:value-type="float" office:value="0.01181544">
                <text:p>0.011815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">
                <text:p>65</text:p>
              </table:table-cell>
              <table:table-cell office:value-type="float" office:value="0.00822642939454498">
                <text:p>0.00822642939454498</text:p>
              </table:table-cell>
              <table:table-cell office:value-type="float" office:value="0.0081839">
                <text:p>0.0081839</text:p>
              </table:table-cell>
              <table:table-cell office:value-type="float" office:value="65">
                <text:p>65</text:p>
              </table:table-cell>
              <table:table-cell office:value-type="float" office:value="0.0117389914180903">
                <text:p>0.0117389914180903</text:p>
              </table:table-cell>
              <table:table-cell office:value-type="float" office:value="65">
                <text:p>65</text:p>
              </table:table-cell>
              <table:table-cell office:value-type="float" office:value="0.01181539">
                <text:p>0.011815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7">
                <text:p>67</text:p>
              </table:table-cell>
              <table:table-cell office:value-type="float" office:value="0.00822023265937222">
                <text:p>0.00822023265937222</text:p>
              </table:table-cell>
              <table:table-cell office:value-type="float" office:value="0.008183866">
                <text:p>0.008183866</text:p>
              </table:table-cell>
              <table:table-cell office:value-type="float" office:value="67">
                <text:p>67</text:p>
              </table:table-cell>
              <table:table-cell office:value-type="float" office:value="0.0117313083525574">
                <text:p>0.0117313083525574</text:p>
              </table:table-cell>
              <table:table-cell office:value-type="float" office:value="67">
                <text:p>67</text:p>
              </table:table-cell>
              <table:table-cell office:value-type="float" office:value="0.01181534">
                <text:p>0.011815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9">
                <text:p>69</text:p>
              </table:table-cell>
              <table:table-cell office:value-type="float" office:value="0.00821022641612639">
                <text:p>0.00821022641612639</text:p>
              </table:table-cell>
              <table:table-cell office:value-type="float" office:value="0.008183834">
                <text:p>0.008183834</text:p>
              </table:table-cell>
              <table:table-cell office:value-type="float" office:value="69">
                <text:p>69</text:p>
              </table:table-cell>
              <table:table-cell office:value-type="float" office:value="0.0117062964542165">
                <text:p>0.0117062964542165</text:p>
              </table:table-cell>
              <table:table-cell office:value-type="float" office:value="69">
                <text:p>69</text:p>
              </table:table-cell>
              <table:table-cell office:value-type="float" office:value="0.01181529">
                <text:p>0.011815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1">
                <text:p>71</text:p>
              </table:table-cell>
              <table:table-cell office:value-type="float" office:value="0.00820117875339722">
                <text:p>0.00820117875339722</text:p>
              </table:table-cell>
              <table:table-cell office:value-type="float" office:value="0.008183803">
                <text:p>0.008183803</text:p>
              </table:table-cell>
              <table:table-cell office:value-type="float" office:value="71">
                <text:p>71</text:p>
              </table:table-cell>
              <table:table-cell office:value-type="float" office:value="0.0116956239113218">
                <text:p>0.0116956239113218</text:p>
              </table:table-cell>
              <table:table-cell office:value-type="float" office:value="71">
                <text:p>71</text:p>
              </table:table-cell>
              <table:table-cell office:value-type="float" office:value="0.01181525">
                <text:p>0.011815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3">
                <text:p>73</text:p>
              </table:table-cell>
              <table:table-cell office:value-type="float" office:value="0.00819944380647013">
                <text:p>0.00819944380647013</text:p>
              </table:table-cell>
              <table:table-cell office:value-type="float" office:value="0.008183773">
                <text:p>0.008183773</text:p>
              </table:table-cell>
              <table:table-cell office:value-type="float" office:value="73">
                <text:p>73</text:p>
              </table:table-cell>
              <table:table-cell office:value-type="float" office:value="0.0116892680057805">
                <text:p>0.0116892680057805</text:p>
              </table:table-cell>
              <table:table-cell office:value-type="float" office:value="73">
                <text:p>73</text:p>
              </table:table-cell>
              <table:table-cell office:value-type="float" office:value="0.01181521">
                <text:p>0.011815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">
                <text:p>75</text:p>
              </table:table-cell>
              <table:table-cell office:value-type="float" office:value="0.00821878132082248">
                <text:p>0.00821878132082248</text:p>
              </table:table-cell>
              <table:table-cell office:value-type="float" office:value="0.008183745">
                <text:p>0.008183745</text:p>
              </table:table-cell>
              <table:table-cell office:value-type="float" office:value="75">
                <text:p>75</text:p>
              </table:table-cell>
              <table:table-cell office:value-type="float" office:value="0.0116891807715115">
                <text:p>0.0116891807715115</text:p>
              </table:table-cell>
              <table:table-cell office:value-type="float" office:value="75">
                <text:p>75</text:p>
              </table:table-cell>
              <table:table-cell office:value-type="float" office:value="0.01181517">
                <text:p>0.011815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7">
                <text:p>77</text:p>
              </table:table-cell>
              <table:table-cell office:value-type="float" office:value="0.00820182486579362">
                <text:p>0.00820182486579362</text:p>
              </table:table-cell>
              <table:table-cell office:value-type="float" office:value="0.00818372">
                <text:p>0.00818372</text:p>
              </table:table-cell>
              <table:table-cell office:value-type="float" office:value="77">
                <text:p>77</text:p>
              </table:table-cell>
              <table:table-cell office:value-type="float" office:value="0.0116768971856775">
                <text:p>0.0116768971856775</text:p>
              </table:table-cell>
              <table:table-cell office:value-type="float" office:value="77">
                <text:p>77</text:p>
              </table:table-cell>
              <table:table-cell office:value-type="float" office:value="0.01181514">
                <text:p>0.011815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">
                <text:p>79</text:p>
              </table:table-cell>
              <table:table-cell office:value-type="float" office:value="0.00820774903304877">
                <text:p>0.00820774903304877</text:p>
              </table:table-cell>
              <table:table-cell office:value-type="float" office:value="0.008183696">
                <text:p>0.008183696</text:p>
              </table:table-cell>
              <table:table-cell office:value-type="float" office:value="79">
                <text:p>79</text:p>
              </table:table-cell>
              <table:table-cell office:value-type="float" office:value="0.0116901984983567">
                <text:p>0.0116901984983567</text:p>
              </table:table-cell>
              <table:table-cell office:value-type="float" office:value="79">
                <text:p>79</text:p>
              </table:table-cell>
              <table:table-cell office:value-type="float" office:value="0.0118151">
                <text:p>0.01181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1">
                <text:p>81</text:p>
              </table:table-cell>
              <table:table-cell office:value-type="float" office:value="0.00819974672977267">
                <text:p>0.00819974672977267</text:p>
              </table:table-cell>
              <table:table-cell office:value-type="float" office:value="0.008183674">
                <text:p>0.008183674</text:p>
              </table:table-cell>
              <table:table-cell office:value-type="float" office:value="81">
                <text:p>81</text:p>
              </table:table-cell>
              <table:table-cell office:value-type="float" office:value="0.0116798244382209">
                <text:p>0.0116798244382209</text:p>
              </table:table-cell>
              <table:table-cell office:value-type="float" office:value="81">
                <text:p>81</text:p>
              </table:table-cell>
              <table:table-cell office:value-type="float" office:value="0.01181507">
                <text:p>0.011815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3">
                <text:p>83</text:p>
              </table:table-cell>
              <table:table-cell office:value-type="float" office:value="0.00818004848131532">
                <text:p>0.00818004848131532</text:p>
              </table:table-cell>
              <table:table-cell office:value-type="float" office:value="0.008183654">
                <text:p>0.008183654</text:p>
              </table:table-cell>
              <table:table-cell office:value-type="float" office:value="83">
                <text:p>83</text:p>
              </table:table-cell>
              <table:table-cell office:value-type="float" office:value="0.0116632938881747">
                <text:p>0.0116632938881747</text:p>
              </table:table-cell>
              <table:table-cell office:value-type="float" office:value="83">
                <text:p>83</text:p>
              </table:table-cell>
              <table:table-cell office:value-type="float" office:value="0.01181505">
                <text:p>0.011815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">
                <text:p>85</text:p>
              </table:table-cell>
              <table:table-cell office:value-type="float" office:value="0.00816433987408874">
                <text:p>0.00816433987408874</text:p>
              </table:table-cell>
              <table:table-cell office:value-type="float" office:value="0.008183636">
                <text:p>0.008183636</text:p>
              </table:table-cell>
              <table:table-cell office:value-type="float" office:value="85">
                <text:p>85</text:p>
              </table:table-cell>
              <table:table-cell office:value-type="float" office:value="0.0116430696079197">
                <text:p>0.0116430696079197</text:p>
              </table:table-cell>
              <table:table-cell office:value-type="float" office:value="85">
                <text:p>85</text:p>
              </table:table-cell>
              <table:table-cell office:value-type="float" office:value="0.01181502">
                <text:p>0.011815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7">
                <text:p>87</text:p>
              </table:table-cell>
              <table:table-cell office:value-type="float" office:value="0.00815552681510051">
                <text:p>0.00815552681510051</text:p>
              </table:table-cell>
              <table:table-cell office:value-type="float" office:value="0.008183621">
                <text:p>0.008183621</text:p>
              </table:table-cell>
              <table:table-cell office:value-type="float" office:value="87">
                <text:p>87</text:p>
              </table:table-cell>
              <table:table-cell office:value-type="float" office:value="0.0116415909559278">
                <text:p>0.0116415909559278</text:p>
              </table:table-cell>
              <table:table-cell office:value-type="float" office:value="87">
                <text:p>87</text:p>
              </table:table-cell>
              <table:table-cell office:value-type="float" office:value="0.011815">
                <text:p>0.0118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9">
                <text:p>89</text:p>
              </table:table-cell>
              <table:table-cell office:value-type="float" office:value="0.00816327471324208">
                <text:p>0.00816327471324208</text:p>
              </table:table-cell>
              <table:table-cell office:value-type="float" office:value="0.008183608">
                <text:p>0.008183608</text:p>
              </table:table-cell>
              <table:table-cell office:value-type="float" office:value="89">
                <text:p>89</text:p>
              </table:table-cell>
              <table:table-cell office:value-type="float" office:value="0.0116363005692006">
                <text:p>0.0116363005692006</text:p>
              </table:table-cell>
              <table:table-cell office:value-type="float" office:value="89">
                <text:p>89</text:p>
              </table:table-cell>
              <table:table-cell office:value-type="float" office:value="0.01181498">
                <text:p>0.011814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1">
                <text:p>91</text:p>
              </table:table-cell>
              <table:table-cell office:value-type="float" office:value="0.00816551224953756">
                <text:p>0.00816551224953756</text:p>
              </table:table-cell>
              <table:table-cell office:value-type="float" office:value="0.008183597">
                <text:p>0.008183597</text:p>
              </table:table-cell>
              <table:table-cell office:value-type="float" office:value="91">
                <text:p>91</text:p>
              </table:table-cell>
              <table:table-cell office:value-type="float" office:value="0.0116197367909511">
                <text:p>0.0116197367909511</text:p>
              </table:table-cell>
              <table:table-cell office:value-type="float" office:value="91">
                <text:p>91</text:p>
              </table:table-cell>
              <table:table-cell office:value-type="float" office:value="0.01181497">
                <text:p>0.0118149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3">
                <text:p>93</text:p>
              </table:table-cell>
              <table:table-cell office:value-type="float" office:value="0.00817028237946124">
                <text:p>0.00817028237946124</text:p>
              </table:table-cell>
              <table:table-cell office:value-type="float" office:value="0.008183588">
                <text:p>0.008183588</text:p>
              </table:table-cell>
              <table:table-cell office:value-type="float" office:value="93">
                <text:p>93</text:p>
              </table:table-cell>
              <table:table-cell office:value-type="float" office:value="0.0116207060153435">
                <text:p>0.0116207060153435</text:p>
              </table:table-cell>
              <table:table-cell office:value-type="float" office:value="93">
                <text:p>93</text:p>
              </table:table-cell>
              <table:table-cell office:value-type="float" office:value="0.01181495">
                <text:p>0.011814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5">
                <text:p>95</text:p>
              </table:table-cell>
              <table:table-cell office:value-type="float" office:value="0.00817061740191915">
                <text:p>0.00817061740191915</text:p>
              </table:table-cell>
              <table:table-cell office:value-type="float" office:value="0.008183581">
                <text:p>0.008183581</text:p>
              </table:table-cell>
              <table:table-cell office:value-type="float" office:value="95">
                <text:p>95</text:p>
              </table:table-cell>
              <table:table-cell office:value-type="float" office:value="0.011635590273431">
                <text:p>0.011635590273431</text:p>
              </table:table-cell>
              <table:table-cell office:value-type="float" office:value="95">
                <text:p>95</text:p>
              </table:table-cell>
              <table:table-cell office:value-type="float" office:value="0.01181494">
                <text:p>0.0118149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7">
                <text:p>97</text:p>
              </table:table-cell>
              <table:table-cell office:value-type="float" office:value="0.00816214056969303">
                <text:p>0.00816214056969303</text:p>
              </table:table-cell>
              <table:table-cell office:value-type="float" office:value="0.008183577">
                <text:p>0.008183577</text:p>
              </table:table-cell>
              <table:table-cell office:value-type="float" office:value="97">
                <text:p>97</text:p>
              </table:table-cell>
              <table:table-cell office:value-type="float" office:value="0.0116290116065144">
                <text:p>0.0116290116065144</text:p>
              </table:table-cell>
              <table:table-cell office:value-type="float" office:value="97">
                <text:p>97</text:p>
              </table:table-cell>
              <table:table-cell office:value-type="float" office:value="0.01181494">
                <text:p>0.0118149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">
                <text:p>99</text:p>
              </table:table-cell>
              <table:table-cell office:value-type="float" office:value="0.00817682467832377">
                <text:p>0.00817682467832377</text:p>
              </table:table-cell>
              <table:table-cell office:value-type="float" office:value="0.008183575">
                <text:p>0.008183575</text:p>
              </table:table-cell>
              <table:table-cell office:value-type="float" office:value="99">
                <text:p>99</text:p>
              </table:table-cell>
              <table:table-cell office:value-type="float" office:value="0.0116339993073303">
                <text:p>0.0116339993073303</text:p>
              </table:table-cell>
              <table:table-cell office:value-type="float" office:value="99">
                <text:p>99</text:p>
              </table:table-cell>
              <table:table-cell office:value-type="float" office:value="0.01181493">
                <text:p>0.01181493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111" number:title="User-defined">
      <number:scientific-number number:decimal-places="5" loext:min-decimal-places="5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maximum="2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11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11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464cm" svg:height="11.503cm" xlink:href=".." xlink:type="simple" chart:class="chart:scatter" chart:style-name="ch1">
        <chart:legend chart:legend-position="end" svg:x="13.076cm" svg:y="0.584cm" style:legend-expansion="custom" chartooo:width="5.351cm" chartooo:height="3.121cm" style:legend-expansion-aspect-ratio="1.71451457866069" chart:style-name="ch2"/>
        <chart:plot-area chart:style-name="ch3" table:cell-range-address="diff13.C4:diff13.C103 diff13.H4:diff13.H4 diff13.G4:diff13.G203 diff13.J4:diff13.J4 diff13.I4:diff13.I203 diff13.H104:diff13.H104 diff13.J104:diff13.J104" chart:data-source-has-labels="row" svg:x="0.661cm" svg:y="0.283cm" svg:width="18.958cm" svg:height="10.807cm">
          <chartooo:coordinate-region svg:x="1.573cm" svg:y="0.482cm" svg:width="17.766cm" svg:height="9.96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iff13.G4:diff13.G103" chart:label-cell-address="diff13.H4:diff13.H4" chart:class="chart:scatter">
            <chart:domain table:cell-range-address="diff13.C4:diff13.C103"/>
            <chart:data-point chart:repeated="100"/>
          </chart:series>
          <chart:series chart:style-name="ch8" chart:values-cell-range-address="diff13.I4:diff13.I103" chart:label-cell-address="diff13.J4:diff13.J4" chart:class="chart:scatter">
            <chart:data-point chart:repeated="100"/>
          </chart:series>
          <chart:series chart:style-name="ch9" chart:values-cell-range-address="diff13.G104:diff13.G203" chart:label-cell-address="diff13.H104:diff13.H104" chart:class="chart:scatter">
            <chart:domain table:cell-range-address="diff13.C104:diff13.C203"/>
            <chart:data-point chart:repeated="100"/>
          </chart:series>
          <chart:series chart:style-name="ch10" chart:values-cell-range-address="diff13.I104:diff13.I203" chart:label-cell-address="diff13.J104:diff13.J104" chart:class="chart:scatter">
            <chart:domain table:cell-range-address="diff13.C104:diff13.C203"/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erpent_1g</text:p>
                <draw:g>
                  <svg:desc>diff13.H4:diff13.H4</svg:desc>
                </draw:g>
              </table:table-cell>
              <table:table-cell office:value-type="string">
                <text:p>Almost_1g</text:p>
                <draw:g>
                  <svg:desc>diff13.J4:diff13.J4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Serpent_2g</text:p>
                <draw:g>
                  <svg:desc>diff13.H104:diff13.H104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Almost_2g</text:p>
                <draw:g>
                  <svg:desc>diff13.J104:diff13.J10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iff13.C4:diff13.C103</svg:desc>
                </draw:g>
              </table:table-cell>
              <table:table-cell office:value-type="float" office:value="0.0122294463165295">
                <text:p>0.0122294463165295</text:p>
                <draw:g>
                  <svg:desc>diff13.G4:diff13.G103</svg:desc>
                </draw:g>
              </table:table-cell>
              <table:table-cell office:value-type="float" office:value="0.01227968">
                <text:p>0.01227968</text:p>
                <draw:g>
                  <svg:desc>diff13.I4:diff13.I103</svg:desc>
                </draw:g>
              </table:table-cell>
              <table:table-cell office:value-type="float" office:value="1">
                <text:p>1</text:p>
                <draw:g>
                  <svg:desc>diff13.C104:diff13.C203</svg:desc>
                </draw:g>
              </table:table-cell>
              <table:table-cell office:value-type="float" office:value="0.0171938082222861">
                <text:p>0.0171938082222861</text:p>
                <draw:g>
                  <svg:desc>diff13.G104:diff13.G203</svg:desc>
                </draw:g>
              </table:table-cell>
              <table:table-cell office:value-type="float" office:value="1">
                <text:p>1</text:p>
                <draw:g>
                  <svg:desc>diff13.C104:diff13.C203</svg:desc>
                </draw:g>
              </table:table-cell>
              <table:table-cell office:value-type="float" office:value="0.01758636">
                <text:p>0.01758636</text:p>
                <draw:g>
                  <svg:desc>diff13.I104:diff13.I2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0122730476396907">
                <text:p>0.0122730476396907</text:p>
              </table:table-cell>
              <table:table-cell office:value-type="float" office:value="0.01226757">
                <text:p>0.01226757</text:p>
              </table:table-cell>
              <table:table-cell office:value-type="float" office:value="3">
                <text:p>3</text:p>
              </table:table-cell>
              <table:table-cell office:value-type="float" office:value="0.0171910389992891">
                <text:p>0.0171910389992891</text:p>
              </table:table-cell>
              <table:table-cell office:value-type="float" office:value="3">
                <text:p>3</text:p>
              </table:table-cell>
              <table:table-cell office:value-type="float" office:value="0.01756902">
                <text:p>0.017569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0122433853584609">
                <text:p>0.0122433853584609</text:p>
              </table:table-cell>
              <table:table-cell office:value-type="float" office:value="0.01224337">
                <text:p>0.01224337</text:p>
              </table:table-cell>
              <table:table-cell office:value-type="float" office:value="5">
                <text:p>5</text:p>
              </table:table-cell>
              <table:table-cell office:value-type="float" office:value="0.0171656513575849">
                <text:p>0.0171656513575849</text:p>
              </table:table-cell>
              <table:table-cell office:value-type="float" office:value="5">
                <text:p>5</text:p>
              </table:table-cell>
              <table:table-cell office:value-type="float" office:value="0.01753436">
                <text:p>0.017534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.0122349741423012">
                <text:p>0.0122349741423012</text:p>
              </table:table-cell>
              <table:table-cell office:value-type="float" office:value="0.01220711">
                <text:p>0.01220711</text:p>
              </table:table-cell>
              <table:table-cell office:value-type="float" office:value="7">
                <text:p>7</text:p>
              </table:table-cell>
              <table:table-cell office:value-type="float" office:value="0.0171727403560528">
                <text:p>0.0171727403560528</text:p>
              </table:table-cell>
              <table:table-cell office:value-type="float" office:value="7">
                <text:p>7</text:p>
              </table:table-cell>
              <table:table-cell office:value-type="float" office:value="0.01748243">
                <text:p>0.017482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0.012187496130715">
                <text:p>0.012187496130715</text:p>
              </table:table-cell>
              <table:table-cell office:value-type="float" office:value="0.01215885">
                <text:p>0.01215885</text:p>
              </table:table-cell>
              <table:table-cell office:value-type="float" office:value="9">
                <text:p>9</text:p>
              </table:table-cell>
              <table:table-cell office:value-type="float" office:value="0.0171356095236725">
                <text:p>0.0171356095236725</text:p>
              </table:table-cell>
              <table:table-cell office:value-type="float" office:value="9">
                <text:p>9</text:p>
              </table:table-cell>
              <table:table-cell office:value-type="float" office:value="0.01741331">
                <text:p>0.017413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0.0120785573677769">
                <text:p>0.0120785573677769</text:p>
              </table:table-cell>
              <table:table-cell office:value-type="float" office:value="0.01209866">
                <text:p>0.01209866</text:p>
              </table:table-cell>
              <table:table-cell office:value-type="float" office:value="11">
                <text:p>11</text:p>
              </table:table-cell>
              <table:table-cell office:value-type="float" office:value="0.0169593498563224">
                <text:p>0.0169593498563224</text:p>
              </table:table-cell>
              <table:table-cell office:value-type="float" office:value="11">
                <text:p>11</text:p>
              </table:table-cell>
              <table:table-cell office:value-type="float" office:value="0.01732711">
                <text:p>0.017327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0.0120272494549711">
                <text:p>0.0120272494549711</text:p>
              </table:table-cell>
              <table:table-cell office:value-type="float" office:value="0.01202662">
                <text:p>0.01202662</text:p>
              </table:table-cell>
              <table:table-cell office:value-type="float" office:value="13">
                <text:p>13</text:p>
              </table:table-cell>
              <table:table-cell office:value-type="float" office:value="0.0169201965872577">
                <text:p>0.0169201965872577</text:p>
              </table:table-cell>
              <table:table-cell office:value-type="float" office:value="13">
                <text:p>13</text:p>
              </table:table-cell>
              <table:table-cell office:value-type="float" office:value="0.01722395">
                <text:p>0.017223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119342699989283">
                <text:p>0.0119342699989283</text:p>
              </table:table-cell>
              <table:table-cell office:value-type="float" office:value="0.01194286">
                <text:p>0.01194286</text:p>
              </table:table-cell>
              <table:table-cell office:value-type="float" office:value="15">
                <text:p>15</text:p>
              </table:table-cell>
              <table:table-cell office:value-type="float" office:value="0.0168597313784826">
                <text:p>0.0168597313784826</text:p>
              </table:table-cell>
              <table:table-cell office:value-type="float" office:value="15">
                <text:p>15</text:p>
              </table:table-cell>
              <table:table-cell office:value-type="float" office:value="0.01710398">
                <text:p>0.017103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0.0118755056079137">
                <text:p>0.0118755056079137</text:p>
              </table:table-cell>
              <table:table-cell office:value-type="float" office:value="0.01184747">
                <text:p>0.01184747</text:p>
              </table:table-cell>
              <table:table-cell office:value-type="float" office:value="17">
                <text:p>17</text:p>
              </table:table-cell>
              <table:table-cell office:value-type="float" office:value="0.0167435763841329">
                <text:p>0.0167435763841329</text:p>
              </table:table-cell>
              <table:table-cell office:value-type="float" office:value="17">
                <text:p>17</text:p>
              </table:table-cell>
              <table:table-cell office:value-type="float" office:value="0.01696738">
                <text:p>0.016967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0.0117512594223661">
                <text:p>0.0117512594223661</text:p>
              </table:table-cell>
              <table:table-cell office:value-type="float" office:value="0.01174062">
                <text:p>0.01174062</text:p>
              </table:table-cell>
              <table:table-cell office:value-type="float" office:value="19">
                <text:p>19</text:p>
              </table:table-cell>
              <table:table-cell office:value-type="float" office:value="0.0166272249386555">
                <text:p>0.0166272249386555</text:p>
              </table:table-cell>
              <table:table-cell office:value-type="float" office:value="19">
                <text:p>19</text:p>
              </table:table-cell>
              <table:table-cell office:value-type="float" office:value="0.01681436">
                <text:p>0.016814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0.0116997667031964">
                <text:p>0.0116997667031964</text:p>
              </table:table-cell>
              <table:table-cell office:value-type="float" office:value="0.01162246">
                <text:p>0.01162246</text:p>
              </table:table-cell>
              <table:table-cell office:value-type="float" office:value="21">
                <text:p>21</text:p>
              </table:table-cell>
              <table:table-cell office:value-type="float" office:value="0.0164052150165007">
                <text:p>0.0164052150165007</text:p>
              </table:table-cell>
              <table:table-cell office:value-type="float" office:value="21">
                <text:p>21</text:p>
              </table:table-cell>
              <table:table-cell office:value-type="float" office:value="0.01664513">
                <text:p>0.016645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0.0115203397739904">
                <text:p>0.0115203397739904</text:p>
              </table:table-cell>
              <table:table-cell office:value-type="float" office:value="0.01149316">
                <text:p>0.01149316</text:p>
              </table:table-cell>
              <table:table-cell office:value-type="float" office:value="23">
                <text:p>23</text:p>
              </table:table-cell>
              <table:table-cell office:value-type="float" office:value="0.0162355663162236">
                <text:p>0.0162355663162236</text:p>
              </table:table-cell>
              <table:table-cell office:value-type="float" office:value="23">
                <text:p>23</text:p>
              </table:table-cell>
              <table:table-cell office:value-type="float" office:value="0.01645996">
                <text:p>0.016459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0.0114103863966255">
                <text:p>0.0114103863966255</text:p>
              </table:table-cell>
              <table:table-cell office:value-type="float" office:value="0.01135291">
                <text:p>0.01135291</text:p>
              </table:table-cell>
              <table:table-cell office:value-type="float" office:value="25">
                <text:p>25</text:p>
              </table:table-cell>
              <table:table-cell office:value-type="float" office:value="0.016065356586813">
                <text:p>0.016065356586813</text:p>
              </table:table-cell>
              <table:table-cell office:value-type="float" office:value="25">
                <text:p>25</text:p>
              </table:table-cell>
              <table:table-cell office:value-type="float" office:value="0.01625911">
                <text:p>0.016259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">
                <text:p>27</text:p>
              </table:table-cell>
              <table:table-cell office:value-type="float" office:value="0.0112513878110248">
                <text:p>0.0112513878110248</text:p>
              </table:table-cell>
              <table:table-cell office:value-type="float" office:value="0.01120193">
                <text:p>0.01120193</text:p>
              </table:table-cell>
              <table:table-cell office:value-type="float" office:value="27">
                <text:p>27</text:p>
              </table:table-cell>
              <table:table-cell office:value-type="float" office:value="0.0158542451749792">
                <text:p>0.0158542451749792</text:p>
              </table:table-cell>
              <table:table-cell office:value-type="float" office:value="27">
                <text:p>27</text:p>
              </table:table-cell>
              <table:table-cell office:value-type="float" office:value="0.01604287">
                <text:p>0.016042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0.0110927673871788">
                <text:p>0.0110927673871788</text:p>
              </table:table-cell>
              <table:table-cell office:value-type="float" office:value="0.01104042">
                <text:p>0.01104042</text:p>
              </table:table-cell>
              <table:table-cell office:value-type="float" office:value="29">
                <text:p>29</text:p>
              </table:table-cell>
              <table:table-cell office:value-type="float" office:value="0.0156570637842345">
                <text:p>0.0156570637842345</text:p>
              </table:table-cell>
              <table:table-cell office:value-type="float" office:value="29">
                <text:p>29</text:p>
              </table:table-cell>
              <table:table-cell office:value-type="float" office:value="0.01581158">
                <text:p>0.015811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0.0109488917706176">
                <text:p>0.0109488917706176</text:p>
              </table:table-cell>
              <table:table-cell office:value-type="float" office:value="0.01086864">
                <text:p>0.01086864</text:p>
              </table:table-cell>
              <table:table-cell office:value-type="float" office:value="31">
                <text:p>31</text:p>
              </table:table-cell>
              <table:table-cell office:value-type="float" office:value="0.0154197447000188">
                <text:p>0.0154197447000188</text:p>
              </table:table-cell>
              <table:table-cell office:value-type="float" office:value="31">
                <text:p>31</text:p>
              </table:table-cell>
              <table:table-cell office:value-type="float" office:value="0.01556556">
                <text:p>0.015565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">
                <text:p>33</text:p>
              </table:table-cell>
              <table:table-cell office:value-type="float" office:value="0.0107923330432415">
                <text:p>0.0107923330432415</text:p>
              </table:table-cell>
              <table:table-cell office:value-type="float" office:value="0.01068683">
                <text:p>0.01068683</text:p>
              </table:table-cell>
              <table:table-cell office:value-type="float" office:value="33">
                <text:p>33</text:p>
              </table:table-cell>
              <table:table-cell office:value-type="float" office:value="0.0152006692070333">
                <text:p>0.0152006692070333</text:p>
              </table:table-cell>
              <table:table-cell office:value-type="float" office:value="33">
                <text:p>33</text:p>
              </table:table-cell>
              <table:table-cell office:value-type="float" office:value="0.01530519">
                <text:p>0.015305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0.0105860400345501">
                <text:p>0.0105860400345501</text:p>
              </table:table-cell>
              <table:table-cell office:value-type="float" office:value="0.01049526">
                <text:p>0.01049526</text:p>
              </table:table-cell>
              <table:table-cell office:value-type="float" office:value="35">
                <text:p>35</text:p>
              </table:table-cell>
              <table:table-cell office:value-type="float" office:value="0.0149276767397502">
                <text:p>0.0149276767397502</text:p>
              </table:table-cell>
              <table:table-cell office:value-type="float" office:value="35">
                <text:p>35</text:p>
              </table:table-cell>
              <table:table-cell office:value-type="float" office:value="0.01503083">
                <text:p>0.015030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">
                <text:p>37</text:p>
              </table:table-cell>
              <table:table-cell office:value-type="float" office:value="0.0104079282592594">
                <text:p>0.0104079282592594</text:p>
              </table:table-cell>
              <table:table-cell office:value-type="float" office:value="0.01029422">
                <text:p>0.01029422</text:p>
              </table:table-cell>
              <table:table-cell office:value-type="float" office:value="37">
                <text:p>37</text:p>
              </table:table-cell>
              <table:table-cell office:value-type="float" office:value="0.0146505807318079">
                <text:p>0.0146505807318079</text:p>
              </table:table-cell>
              <table:table-cell office:value-type="float" office:value="37">
                <text:p>37</text:p>
              </table:table-cell>
              <table:table-cell office:value-type="float" office:value="0.01474291">
                <text:p>0.014742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">
                <text:p>39</text:p>
              </table:table-cell>
              <table:table-cell office:value-type="float" office:value="0.0102047068063292">
                <text:p>0.0102047068063292</text:p>
              </table:table-cell>
              <table:table-cell office:value-type="float" office:value="0.01008399">
                <text:p>0.01008399</text:p>
              </table:table-cell>
              <table:table-cell office:value-type="float" office:value="39">
                <text:p>39</text:p>
              </table:table-cell>
              <table:table-cell office:value-type="float" office:value="0.0143413420777467">
                <text:p>0.0143413420777467</text:p>
              </table:table-cell>
              <table:table-cell office:value-type="float" office:value="39">
                <text:p>39</text:p>
              </table:table-cell>
              <table:table-cell office:value-type="float" office:value="0.01444184">
                <text:p>0.014441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">
                <text:p>41</text:p>
              </table:table-cell>
              <table:table-cell office:value-type="float" office:value="0.00998792812062697">
                <text:p>0.00998792812062697</text:p>
              </table:table-cell>
              <table:table-cell office:value-type="float" office:value="0.009864887">
                <text:p>0.009864887</text:p>
              </table:table-cell>
              <table:table-cell office:value-type="float" office:value="41">
                <text:p>41</text:p>
              </table:table-cell>
              <table:table-cell office:value-type="float" office:value="0.0140466097199384">
                <text:p>0.0140466097199384</text:p>
              </table:table-cell>
              <table:table-cell office:value-type="float" office:value="41">
                <text:p>41</text:p>
              </table:table-cell>
              <table:table-cell office:value-type="float" office:value="0.01412805">
                <text:p>0.014128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">
                <text:p>43</text:p>
              </table:table-cell>
              <table:table-cell office:value-type="float" office:value="0.00973081293596177">
                <text:p>0.00973081293596177</text:p>
              </table:table-cell>
              <table:table-cell office:value-type="float" office:value="0.009637232">
                <text:p>0.009637232</text:p>
              </table:table-cell>
              <table:table-cell office:value-type="float" office:value="43">
                <text:p>43</text:p>
              </table:table-cell>
              <table:table-cell office:value-type="float" office:value="0.0137546578358589">
                <text:p>0.0137546578358589</text:p>
              </table:table-cell>
              <table:table-cell office:value-type="float" office:value="43">
                <text:p>43</text:p>
              </table:table-cell>
              <table:table-cell office:value-type="float" office:value="0.01380202">
                <text:p>0.013802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">
                <text:p>45</text:p>
              </table:table-cell>
              <table:table-cell office:value-type="float" office:value="0.00948676241653006">
                <text:p>0.00948676241653006</text:p>
              </table:table-cell>
              <table:table-cell office:value-type="float" office:value="0.009401355">
                <text:p>0.009401355</text:p>
              </table:table-cell>
              <table:table-cell office:value-type="float" office:value="45">
                <text:p>45</text:p>
              </table:table-cell>
              <table:table-cell office:value-type="float" office:value="0.0133978342119735">
                <text:p>0.0133978342119735</text:p>
              </table:table-cell>
              <table:table-cell office:value-type="float" office:value="45">
                <text:p>45</text:p>
              </table:table-cell>
              <table:table-cell office:value-type="float" office:value="0.01346421">
                <text:p>0.013464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">
                <text:p>47</text:p>
              </table:table-cell>
              <table:table-cell office:value-type="float" office:value="0.00925106319234678">
                <text:p>0.00925106319234678</text:p>
              </table:table-cell>
              <table:table-cell office:value-type="float" office:value="0.009157601">
                <text:p>0.009157601</text:p>
              </table:table-cell>
              <table:table-cell office:value-type="float" office:value="47">
                <text:p>47</text:p>
              </table:table-cell>
              <table:table-cell office:value-type="float" office:value="0.0130398252182897">
                <text:p>0.0130398252182897</text:p>
              </table:table-cell>
              <table:table-cell office:value-type="float" office:value="47">
                <text:p>47</text:p>
              </table:table-cell>
              <table:table-cell office:value-type="float" office:value="0.01311512">
                <text:p>0.013115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">
                <text:p>49</text:p>
              </table:table-cell>
              <table:table-cell office:value-type="float" office:value="0.00900942192113439">
                <text:p>0.00900942192113439</text:p>
              </table:table-cell>
              <table:table-cell office:value-type="float" office:value="0.008906326">
                <text:p>0.008906326</text:p>
              </table:table-cell>
              <table:table-cell office:value-type="float" office:value="49">
                <text:p>49</text:p>
              </table:table-cell>
              <table:table-cell office:value-type="float" office:value="0.0126908988482295">
                <text:p>0.0126908988482295</text:p>
              </table:table-cell>
              <table:table-cell office:value-type="float" office:value="49">
                <text:p>49</text:p>
              </table:table-cell>
              <table:table-cell office:value-type="float" office:value="0.01275526">
                <text:p>0.012755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">
                <text:p>51</text:p>
              </table:table-cell>
              <table:table-cell office:value-type="float" office:value="0.00874403165599034">
                <text:p>0.00874403165599034</text:p>
              </table:table-cell>
              <table:table-cell office:value-type="float" office:value="0.008647896">
                <text:p>0.008647896</text:p>
              </table:table-cell>
              <table:table-cell office:value-type="float" office:value="51">
                <text:p>51</text:p>
              </table:table-cell>
              <table:table-cell office:value-type="float" office:value="0.0123340290042082">
                <text:p>0.0123340290042082</text:p>
              </table:table-cell>
              <table:table-cell office:value-type="float" office:value="51">
                <text:p>51</text:p>
              </table:table-cell>
              <table:table-cell office:value-type="float" office:value="0.01238515">
                <text:p>0.012385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">
                <text:p>53</text:p>
              </table:table-cell>
              <table:table-cell office:value-type="float" office:value="0.00847946123516777">
                <text:p>0.00847946123516777</text:p>
              </table:table-cell>
              <table:table-cell office:value-type="float" office:value="0.008382684">
                <text:p>0.008382684</text:p>
              </table:table-cell>
              <table:table-cell office:value-type="float" office:value="53">
                <text:p>53</text:p>
              </table:table-cell>
              <table:table-cell office:value-type="float" office:value="0.0119369748879477">
                <text:p>0.0119369748879477</text:p>
              </table:table-cell>
              <table:table-cell office:value-type="float" office:value="53">
                <text:p>53</text:p>
              </table:table-cell>
              <table:table-cell office:value-type="float" office:value="0.01200533">
                <text:p>0.012005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">
                <text:p>55</text:p>
              </table:table-cell>
              <table:table-cell office:value-type="float" office:value="0.00820589818510131">
                <text:p>0.00820589818510131</text:p>
              </table:table-cell>
              <table:table-cell office:value-type="float" office:value="0.008111077">
                <text:p>0.008111077</text:p>
              </table:table-cell>
              <table:table-cell office:value-type="float" office:value="55">
                <text:p>55</text:p>
              </table:table-cell>
              <table:table-cell office:value-type="float" office:value="0.0115852184415502">
                <text:p>0.0115852184415502</text:p>
              </table:table-cell>
              <table:table-cell office:value-type="float" office:value="55">
                <text:p>55</text:p>
              </table:table-cell>
              <table:table-cell office:value-type="float" office:value="0.01161635">
                <text:p>0.011616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">
                <text:p>57</text:p>
              </table:table-cell>
              <table:table-cell office:value-type="float" office:value="0.00791038173112938">
                <text:p>0.00791038173112938</text:p>
              </table:table-cell>
              <table:table-cell office:value-type="float" office:value="0.007833467">
                <text:p>0.007833467</text:p>
              </table:table-cell>
              <table:table-cell office:value-type="float" office:value="57">
                <text:p>57</text:p>
              </table:table-cell>
              <table:table-cell office:value-type="float" office:value="0.0111990663115462">
                <text:p>0.0111990663115462</text:p>
              </table:table-cell>
              <table:table-cell office:value-type="float" office:value="57">
                <text:p>57</text:p>
              </table:table-cell>
              <table:table-cell office:value-type="float" office:value="0.01121877">
                <text:p>0.011218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">
                <text:p>59</text:p>
              </table:table-cell>
              <table:table-cell office:value-type="float" office:value="0.00766073606880975">
                <text:p>0.00766073606880975</text:p>
              </table:table-cell>
              <table:table-cell office:value-type="float" office:value="0.007550254">
                <text:p>0.007550254</text:p>
              </table:table-cell>
              <table:table-cell office:value-type="float" office:value="59">
                <text:p>59</text:p>
              </table:table-cell>
              <table:table-cell office:value-type="float" office:value="0.0107845648475663">
                <text:p>0.0107845648475663</text:p>
              </table:table-cell>
              <table:table-cell office:value-type="float" office:value="59">
                <text:p>59</text:p>
              </table:table-cell>
              <table:table-cell office:value-type="float" office:value="0.01081317">
                <text:p>0.010813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">
                <text:p>61</text:p>
              </table:table-cell>
              <table:table-cell office:value-type="float" office:value="0.00737129413759002">
                <text:p>0.00737129413759002</text:p>
              </table:table-cell>
              <table:table-cell office:value-type="float" office:value="0.007261847">
                <text:p>0.007261847</text:p>
              </table:table-cell>
              <table:table-cell office:value-type="float" office:value="61">
                <text:p>61</text:p>
              </table:table-cell>
              <table:table-cell office:value-type="float" office:value="0.0103690015271321">
                <text:p>0.0103690015271321</text:p>
              </table:table-cell>
              <table:table-cell office:value-type="float" office:value="61">
                <text:p>61</text:p>
              </table:table-cell>
              <table:table-cell office:value-type="float" office:value="0.01040014">
                <text:p>0.010400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3">
                <text:p>63</text:p>
              </table:table-cell>
              <table:table-cell office:value-type="float" office:value="0.00709114915254124">
                <text:p>0.00709114915254124</text:p>
              </table:table-cell>
              <table:table-cell office:value-type="float" office:value="0.006968661">
                <text:p>0.006968661</text:p>
              </table:table-cell>
              <table:table-cell office:value-type="float" office:value="63">
                <text:p>63</text:p>
              </table:table-cell>
              <table:table-cell office:value-type="float" office:value="0.00998194718227581">
                <text:p>0.00998194718227581</text:p>
              </table:table-cell>
              <table:table-cell office:value-type="float" office:value="63">
                <text:p>63</text:p>
              </table:table-cell>
              <table:table-cell office:value-type="float" office:value="0.009980265">
                <text:p>0.0099802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">
                <text:p>65</text:p>
              </table:table-cell>
              <table:table-cell office:value-type="float" office:value="0.00679421458056365">
                <text:p>0.00679421458056365</text:p>
              </table:table-cell>
              <table:table-cell office:value-type="float" office:value="0.006671114">
                <text:p>0.006671114</text:p>
              </table:table-cell>
              <table:table-cell office:value-type="float" office:value="65">
                <text:p>65</text:p>
              </table:table-cell>
              <table:table-cell office:value-type="float" office:value="0.0095652702132688">
                <text:p>0.0095652702132688</text:p>
              </table:table-cell>
              <table:table-cell office:value-type="float" office:value="65">
                <text:p>65</text:p>
              </table:table-cell>
              <table:table-cell office:value-type="float" office:value="0.009554156">
                <text:p>0.0095541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7">
                <text:p>67</text:p>
              </table:table-cell>
              <table:table-cell office:value-type="float" office:value="0.00650423150783331">
                <text:p>0.00650423150783331</text:p>
              </table:table-cell>
              <table:table-cell office:value-type="float" office:value="0.006369633">
                <text:p>0.006369633</text:p>
              </table:table-cell>
              <table:table-cell office:value-type="float" office:value="67">
                <text:p>67</text:p>
              </table:table-cell>
              <table:table-cell office:value-type="float" office:value="0.0091629019206155">
                <text:p>0.0091629019206155</text:p>
              </table:table-cell>
              <table:table-cell office:value-type="float" office:value="67">
                <text:p>67</text:p>
              </table:table-cell>
              <table:table-cell office:value-type="float" office:value="0.009122426">
                <text:p>0.0091224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9">
                <text:p>69</text:p>
              </table:table-cell>
              <table:table-cell office:value-type="float" office:value="0.00619761268588457">
                <text:p>0.00619761268588457</text:p>
              </table:table-cell>
              <table:table-cell office:value-type="float" office:value="0.006064645">
                <text:p>0.006064645</text:p>
              </table:table-cell>
              <table:table-cell office:value-type="float" office:value="69">
                <text:p>69</text:p>
              </table:table-cell>
              <table:table-cell office:value-type="float" office:value="0.00872979904021328">
                <text:p>0.00872979904021328</text:p>
              </table:table-cell>
              <table:table-cell office:value-type="float" office:value="69">
                <text:p>69</text:p>
              </table:table-cell>
              <table:table-cell office:value-type="float" office:value="0.008685702">
                <text:p>0.0086857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1">
                <text:p>71</text:p>
              </table:table-cell>
              <table:table-cell office:value-type="float" office:value="0.00589958346758771">
                <text:p>0.00589958346758771</text:p>
              </table:table-cell>
              <table:table-cell office:value-type="float" office:value="0.005756581">
                <text:p>0.005756581</text:p>
              </table:table-cell>
              <table:table-cell office:value-type="float" office:value="71">
                <text:p>71</text:p>
              </table:table-cell>
              <table:table-cell office:value-type="float" office:value="0.00830138632684414">
                <text:p>0.00830138632684414</text:p>
              </table:table-cell>
              <table:table-cell office:value-type="float" office:value="71">
                <text:p>71</text:p>
              </table:table-cell>
              <table:table-cell office:value-type="float" office:value="0.008244618">
                <text:p>0.0082446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3">
                <text:p>73</text:p>
              </table:table-cell>
              <table:table-cell office:value-type="float" office:value="0.00558575162651132">
                <text:p>0.00558575162651132</text:p>
              </table:table-cell>
              <table:table-cell office:value-type="float" office:value="0.005445874">
                <text:p>0.005445874</text:p>
              </table:table-cell>
              <table:table-cell office:value-type="float" office:value="73">
                <text:p>73</text:p>
              </table:table-cell>
              <table:table-cell office:value-type="float" office:value="0.00785955666374815">
                <text:p>0.00785955666374815</text:p>
              </table:table-cell>
              <table:table-cell office:value-type="float" office:value="73">
                <text:p>73</text:p>
              </table:table-cell>
              <table:table-cell office:value-type="float" office:value="0.007799826">
                <text:p>0.00779982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">
                <text:p>75</text:p>
              </table:table-cell>
              <table:table-cell office:value-type="float" office:value="0.00527216169144825">
                <text:p>0.00527216169144825</text:p>
              </table:table-cell>
              <table:table-cell office:value-type="float" office:value="0.005132953">
                <text:p>0.005132953</text:p>
              </table:table-cell>
              <table:table-cell office:value-type="float" office:value="75">
                <text:p>75</text:p>
              </table:table-cell>
              <table:table-cell office:value-type="float" office:value="0.00742190381437284">
                <text:p>0.00742190381437284</text:p>
              </table:table-cell>
              <table:table-cell office:value-type="float" office:value="75">
                <text:p>75</text:p>
              </table:table-cell>
              <table:table-cell office:value-type="float" office:value="0.007351998">
                <text:p>0.0073519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7">
                <text:p>77</text:p>
              </table:table-cell>
              <table:table-cell office:value-type="float" office:value="0.00496079997670828">
                <text:p>0.00496079997670828</text:p>
              </table:table-cell>
              <table:table-cell office:value-type="float" office:value="0.004818244">
                <text:p>0.004818244</text:p>
              </table:table-cell>
              <table:table-cell office:value-type="float" office:value="77">
                <text:p>77</text:p>
              </table:table-cell>
              <table:table-cell office:value-type="float" office:value="0.00697498065337722">
                <text:p>0.00697498065337722</text:p>
              </table:table-cell>
              <table:table-cell office:value-type="float" office:value="77">
                <text:p>77</text:p>
              </table:table-cell>
              <table:table-cell office:value-type="float" office:value="0.006901838">
                <text:p>0.0069018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">
                <text:p>79</text:p>
              </table:table-cell>
              <table:table-cell office:value-type="float" office:value="0.00464215938908261">
                <text:p>0.00464215938908261</text:p>
              </table:table-cell>
              <table:table-cell office:value-type="float" office:value="0.004502161">
                <text:p>0.004502161</text:p>
              </table:table-cell>
              <table:table-cell office:value-type="float" office:value="79">
                <text:p>79</text:p>
              </table:table-cell>
              <table:table-cell office:value-type="float" office:value="0.00652671066757175">
                <text:p>0.00652671066757175</text:p>
              </table:table-cell>
              <table:table-cell office:value-type="float" office:value="79">
                <text:p>79</text:p>
              </table:table-cell>
              <table:table-cell office:value-type="float" office:value="0.006450102">
                <text:p>0.0064501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1">
                <text:p>81</text:p>
              </table:table-cell>
              <table:table-cell office:value-type="float" office:value="0.00433091182649752">
                <text:p>0.00433091182649752</text:p>
              </table:table-cell>
              <table:table-cell office:value-type="float" office:value="0.0041851">
                <text:p>0.0041851</text:p>
              </table:table-cell>
              <table:table-cell office:value-type="float" office:value="81">
                <text:p>81</text:p>
              </table:table-cell>
              <table:table-cell office:value-type="float" office:value="0.00609427285535173">
                <text:p>0.00609427285535173</text:p>
              </table:table-cell>
              <table:table-cell office:value-type="float" office:value="81">
                <text:p>81</text:p>
              </table:table-cell>
              <table:table-cell office:value-type="float" office:value="0.005997636">
                <text:p>0.00599763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3">
                <text:p>83</text:p>
              </table:table-cell>
              <table:table-cell office:value-type="float" office:value="0.00401277699307998">
                <text:p>0.00401277699307998</text:p>
              </table:table-cell>
              <table:table-cell office:value-type="float" office:value="0.00386742">
                <text:p>0.00386742</text:p>
              </table:table-cell>
              <table:table-cell office:value-type="float" office:value="83">
                <text:p>83</text:p>
              </table:table-cell>
              <table:table-cell office:value-type="float" office:value="0.00564410796059581">
                <text:p>0.00564410796059581</text:p>
              </table:table-cell>
              <table:table-cell office:value-type="float" office:value="83">
                <text:p>83</text:p>
              </table:table-cell>
              <table:table-cell office:value-type="float" office:value="0.005545432">
                <text:p>0.00554543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">
                <text:p>85</text:p>
              </table:table-cell>
              <table:table-cell office:value-type="float" office:value="0.00368555294394281">
                <text:p>0.00368555294394281</text:p>
              </table:table-cell>
              <table:table-cell office:value-type="float" office:value="0.003549422">
                <text:p>0.003549422</text:p>
              </table:table-cell>
              <table:table-cell office:value-type="float" office:value="85">
                <text:p>85</text:p>
              </table:table-cell>
              <table:table-cell office:value-type="float" office:value="0.00520013894234902">
                <text:p>0.00520013894234902</text:p>
              </table:table-cell>
              <table:table-cell office:value-type="float" office:value="85">
                <text:p>85</text:p>
              </table:table-cell>
              <table:table-cell office:value-type="float" office:value="0.00509474">
                <text:p>0.005094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7">
                <text:p>87</text:p>
              </table:table-cell>
              <table:table-cell office:value-type="float" office:value="0.00337255017920984">
                <text:p>0.00337255017920984</text:p>
              </table:table-cell>
              <table:table-cell office:value-type="float" office:value="0.003231304">
                <text:p>0.003231304</text:p>
              </table:table-cell>
              <table:table-cell office:value-type="float" office:value="87">
                <text:p>87</text:p>
              </table:table-cell>
              <table:table-cell office:value-type="float" office:value="0.00475097106003282">
                <text:p>0.00475097106003282</text:p>
              </table:table-cell>
              <table:table-cell office:value-type="float" office:value="87">
                <text:p>87</text:p>
              </table:table-cell>
              <table:table-cell office:value-type="float" office:value="0.004647245">
                <text:p>0.0046472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9">
                <text:p>89</text:p>
              </table:table-cell>
              <table:table-cell office:value-type="float" office:value="0.00304663584384483">
                <text:p>0.00304663584384483</text:p>
              </table:table-cell>
              <table:table-cell office:value-type="float" office:value="0.002913091">
                <text:p>0.002913091</text:p>
              </table:table-cell>
              <table:table-cell office:value-type="float" office:value="89">
                <text:p>89</text:p>
              </table:table-cell>
              <table:table-cell office:value-type="float" office:value="0.00428930292042939">
                <text:p>0.00428930292042939</text:p>
              </table:table-cell>
              <table:table-cell office:value-type="float" office:value="89">
                <text:p>89</text:p>
              </table:table-cell>
              <table:table-cell office:value-type="float" office:value="0.004205384">
                <text:p>0.00420538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1">
                <text:p>91</text:p>
              </table:table-cell>
              <table:table-cell office:value-type="float" office:value="0.00272234005646623">
                <text:p>0.00272234005646623</text:p>
              </table:table-cell>
              <table:table-cell office:value-type="float" office:value="0.002594507">
                <text:p>0.002594507</text:p>
              </table:table-cell>
              <table:table-cell office:value-type="float" office:value="91">
                <text:p>91</text:p>
              </table:table-cell>
              <table:table-cell office:value-type="float" office:value="0.00384667204476669">
                <text:p>0.00384667204476669</text:p>
              </table:table-cell>
              <table:table-cell office:value-type="float" office:value="91">
                <text:p>91</text:p>
              </table:table-cell>
              <table:table-cell office:value-type="float" office:value="0.003772878">
                <text:p>0.00377287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3">
                <text:p>93</text:p>
              </table:table-cell>
              <table:table-cell office:value-type="float" office:value="0.00239310352062581">
                <text:p>0.00239310352062581</text:p>
              </table:table-cell>
              <table:table-cell office:value-type="float" office:value="0.002274769">
                <text:p>0.002274769</text:p>
              </table:table-cell>
              <table:table-cell office:value-type="float" office:value="93">
                <text:p>93</text:p>
              </table:table-cell>
              <table:table-cell office:value-type="float" office:value="0.00342149941631537">
                <text:p>0.00342149941631537</text:p>
              </table:table-cell>
              <table:table-cell office:value-type="float" office:value="93">
                <text:p>93</text:p>
              </table:table-cell>
              <table:table-cell office:value-type="float" office:value="0.003355662">
                <text:p>0.0033556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5">
                <text:p>95</text:p>
              </table:table-cell>
              <table:table-cell office:value-type="float" office:value="0.00207233963332994">
                <text:p>0.00207233963332994</text:p>
              </table:table-cell>
              <table:table-cell office:value-type="float" office:value="0.001952219">
                <text:p>0.001952219</text:p>
              </table:table-cell>
              <table:table-cell office:value-type="float" office:value="95">
                <text:p>95</text:p>
              </table:table-cell>
              <table:table-cell office:value-type="float" office:value="0.00302343433096197">
                <text:p>0.00302343433096197</text:p>
              </table:table-cell>
              <table:table-cell office:value-type="float" office:value="95">
                <text:p>95</text:p>
              </table:table-cell>
              <table:table-cell office:value-type="float" office:value="0.002963462">
                <text:p>0.00296346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7">
                <text:p>97</text:p>
              </table:table-cell>
              <table:table-cell office:value-type="float" office:value="0.00173827597075967">
                <text:p>0.00173827597075967</text:p>
              </table:table-cell>
              <table:table-cell office:value-type="float" office:value="0.001623706">
                <text:p>0.001623706</text:p>
              </table:table-cell>
              <table:table-cell office:value-type="float" office:value="97">
                <text:p>97</text:p>
              </table:table-cell>
              <table:table-cell office:value-type="float" office:value="0.00266603552575103">
                <text:p>0.00266603552575103</text:p>
              </table:table-cell>
              <table:table-cell office:value-type="float" office:value="97">
                <text:p>97</text:p>
              </table:table-cell>
              <table:table-cell office:value-type="float" office:value="0.002612513">
                <text:p>0.0026125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">
                <text:p>99</text:p>
              </table:table-cell>
              <table:table-cell office:value-type="float" office:value="0.00138010553914601">
                <text:p>0.00138010553914601</text:p>
              </table:table-cell>
              <table:table-cell office:value-type="float" office:value="0.001283519">
                <text:p>0.001283519</text:p>
              </table:table-cell>
              <table:table-cell office:value-type="float" office:value="99">
                <text:p>99</text:p>
              </table:table-cell>
              <table:table-cell office:value-type="float" office:value="0.00238175071459044">
                <text:p>0.00238175071459044</text:p>
              </table:table-cell>
              <table:table-cell office:value-type="float" office:value="99">
                <text:p>99</text:p>
              </table:table-cell>
              <table:table-cell office:value-type="float" office:value="0.002330224">
                <text:p>0.0023302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1">
                <text:p>101</text:p>
              </table:table-cell>
              <table:table-cell office:value-type="float" office:value="0.000978427181796352">
                <text:p>0.000978427181796352</text:p>
              </table:table-cell>
              <table:table-cell office:value-type="float" office:value="0.0009502481">
                <text:p>0.0009502481</text:p>
              </table:table-cell>
              <table:table-cell office:value-type="float" office:value="101">
                <text:p>101</text:p>
              </table:table-cell>
              <table:table-cell office:value-type="float" office:value="0.0021828435619655">
                <text:p>0.0021828435619655</text:p>
              </table:table-cell>
              <table:table-cell office:value-type="float" office:value="101">
                <text:p>101</text:p>
              </table:table-cell>
              <table:table-cell office:value-type="float" office:value="0.002161798">
                <text:p>0.0021617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3">
                <text:p>103</text:p>
              </table:table-cell>
              <table:table-cell office:value-type="float" office:value="0.000696995461562073">
                <text:p>0.000696995461562073</text:p>
              </table:table-cell>
              <table:table-cell office:value-type="float" office:value="0.0007197583">
                <text:p>0.0007197583</text:p>
              </table:table-cell>
              <table:table-cell office:value-type="float" office:value="103">
                <text:p>103</text:p>
              </table:table-cell>
              <table:table-cell office:value-type="float" office:value="0.00191837501853553">
                <text:p>0.00191837501853553</text:p>
              </table:table-cell>
              <table:table-cell office:value-type="float" office:value="103">
                <text:p>103</text:p>
              </table:table-cell>
              <table:table-cell office:value-type="float" office:value="0.00190925">
                <text:p>0.001909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5">
                <text:p>105</text:p>
              </table:table-cell>
              <table:table-cell office:value-type="float" office:value="0.000506436930953834">
                <text:p>0.000506436930953834</text:p>
              </table:table-cell>
              <table:table-cell office:value-type="float" office:value="0.0005452921">
                <text:p>0.0005452921</text:p>
              </table:table-cell>
              <table:table-cell office:value-type="float" office:value="105">
                <text:p>105</text:p>
              </table:table-cell>
              <table:table-cell office:value-type="float" office:value="0.00162718781391271">
                <text:p>0.00162718781391271</text:p>
              </table:table-cell>
              <table:table-cell office:value-type="float" office:value="105">
                <text:p>105</text:p>
              </table:table-cell>
              <table:table-cell office:value-type="float" office:value="0.001632992">
                <text:p>0.0016329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7">
                <text:p>107</text:p>
              </table:table-cell>
              <table:table-cell office:value-type="float" office:value="0.000375243063056381">
                <text:p>0.000375243063056381</text:p>
              </table:table-cell>
              <table:table-cell office:value-type="float" office:value="0.0004132001">
                <text:p>0.0004132001</text:p>
              </table:table-cell>
              <table:table-cell office:value-type="float" office:value="107">
                <text:p>107</text:p>
              </table:table-cell>
              <table:table-cell office:value-type="float" office:value="0.00134861101463227">
                <text:p>0.00134861101463227</text:p>
              </table:table-cell>
              <table:table-cell office:value-type="float" office:value="107">
                <text:p>107</text:p>
              </table:table-cell>
              <table:table-cell office:value-type="float" office:value="0.001365447">
                <text:p>0.00136544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9">
                <text:p>109</text:p>
              </table:table-cell>
              <table:table-cell office:value-type="float" office:value="0.000276616133693264">
                <text:p>0.000276616133693264</text:p>
              </table:table-cell>
              <table:table-cell office:value-type="float" office:value="0.0003131672">
                <text:p>0.0003131672</text:p>
              </table:table-cell>
              <table:table-cell office:value-type="float" office:value="109">
                <text:p>109</text:p>
              </table:table-cell>
              <table:table-cell office:value-type="float" office:value="0.00109818704373175">
                <text:p>0.00109818704373175</text:p>
              </table:table-cell>
              <table:table-cell office:value-type="float" office:value="109">
                <text:p>109</text:p>
              </table:table-cell>
              <table:table-cell office:value-type="float" office:value="0.001122771">
                <text:p>0.00112277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1">
                <text:p>111</text:p>
              </table:table-cell>
              <table:table-cell office:value-type="float" office:value="0.000209016320980315">
                <text:p>0.000209016320980315</text:p>
              </table:table-cell>
              <table:table-cell office:value-type="float" office:value="0.0002373959">
                <text:p>0.0002373959</text:p>
              </table:table-cell>
              <table:table-cell office:value-type="float" office:value="111">
                <text:p>111</text:p>
              </table:table-cell>
              <table:table-cell office:value-type="float" office:value="0.00088445862608848">
                <text:p>0.00088445862608848</text:p>
              </table:table-cell>
              <table:table-cell office:value-type="float" office:value="111">
                <text:p>111</text:p>
              </table:table-cell>
              <table:table-cell office:value-type="float" office:value="0.0009114555">
                <text:p>0.00091145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3">
                <text:p>113</text:p>
              </table:table-cell>
              <table:table-cell office:value-type="float" office:value="0.000156605731915883">
                <text:p>0.000156605731915883</text:p>
              </table:table-cell>
              <table:table-cell office:value-type="float" office:value="0.0001799896">
                <text:p>0.0001799896</text:p>
              </table:table-cell>
              <table:table-cell office:value-type="float" office:value="113">
                <text:p>113</text:p>
              </table:table-cell>
              <table:table-cell office:value-type="float" office:value="0.000701723349062072">
                <text:p>0.000701723349062072</text:p>
              </table:table-cell>
              <table:table-cell office:value-type="float" office:value="113">
                <text:p>113</text:p>
              </table:table-cell>
              <table:table-cell office:value-type="float" office:value="0.000732484">
                <text:p>0.00073248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5">
                <text:p>115</text:p>
              </table:table-cell>
              <table:table-cell office:value-type="float" office:value="0.000119145075293451">
                <text:p>0.000119145075293451</text:p>
              </table:table-cell>
              <table:table-cell office:value-type="float" office:value="0.0001364885">
                <text:p>0.0001364885</text:p>
              </table:table-cell>
              <table:table-cell office:value-type="float" office:value="115">
                <text:p>115</text:p>
              </table:table-cell>
              <table:table-cell office:value-type="float" office:value="0.000550245327033895">
                <text:p>0.000550245327033895</text:p>
              </table:table-cell>
              <table:table-cell office:value-type="float" office:value="115">
                <text:p>115</text:p>
              </table:table-cell>
              <table:table-cell office:value-type="float" office:value="0.0005839065">
                <text:p>0.000583906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7">
                <text:p>117</text:p>
              </table:table-cell>
              <table:table-cell office:value-type="float" office:value="0.0000904694037374092">
                <text:p>0.0000904694037374092</text:p>
              </table:table-cell>
              <table:table-cell office:value-type="float" office:value="0.0001035181">
                <text:p>0.0001035181</text:p>
              </table:table-cell>
              <table:table-cell office:value-type="float" office:value="117">
                <text:p>117</text:p>
              </table:table-cell>
              <table:table-cell office:value-type="float" office:value="0.000431600478168259">
                <text:p>0.000431600478168259</text:p>
              </table:table-cell>
              <table:table-cell office:value-type="float" office:value="117">
                <text:p>117</text:p>
              </table:table-cell>
              <table:table-cell office:value-type="float" office:value="0.0004624">
                <text:p>0.000462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9">
                <text:p>119</text:p>
              </table:table-cell>
              <table:table-cell office:value-type="float" office:value="0.0000698212481087468">
                <text:p>0.0000698212481087468</text:p>
              </table:table-cell>
              <table:table-cell office:value-type="float" office:value="0.00007852439">
                <text:p>0.00007852439</text:p>
              </table:table-cell>
              <table:table-cell office:value-type="float" office:value="119">
                <text:p>119</text:p>
              </table:table-cell>
              <table:table-cell office:value-type="float" office:value="0.000336163312744218">
                <text:p>0.000336163312744218</text:p>
              </table:table-cell>
              <table:table-cell office:value-type="float" office:value="119">
                <text:p>119</text:p>
              </table:table-cell>
              <table:table-cell office:value-type="float" office:value="0.0003641815">
                <text:p>0.00036418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1">
                <text:p>121</text:p>
              </table:table-cell>
              <table:table-cell office:value-type="float" office:value="0.0000538963918625192">
                <text:p>0.0000538963918625192</text:p>
              </table:table-cell>
              <table:table-cell office:value-type="float" office:value="0.00005957427">
                <text:p>0.00005957427</text:p>
              </table:table-cell>
              <table:table-cell office:value-type="float" office:value="121">
                <text:p>121</text:p>
              </table:table-cell>
              <table:table-cell office:value-type="float" office:value="0.000260809342171899">
                <text:p>0.000260809342171899</text:p>
              </table:table-cell>
              <table:table-cell office:value-type="float" office:value="121">
                <text:p>121</text:p>
              </table:table-cell>
              <table:table-cell office:value-type="float" office:value="0.0002855171">
                <text:p>0.000285517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3">
                <text:p>123</text:p>
              </table:table-cell>
              <table:table-cell office:value-type="float" office:value="0.0000422640683417385">
                <text:p>0.0000422640683417385</text:p>
              </table:table-cell>
              <table:table-cell office:value-type="float" office:value="0.00004520392">
                <text:p>0.00004520392</text:p>
              </table:table-cell>
              <table:table-cell office:value-type="float" office:value="123">
                <text:p>123</text:p>
              </table:table-cell>
              <table:table-cell office:value-type="float" office:value="0.000203523546742393">
                <text:p>0.000203523546742393</text:p>
              </table:table-cell>
              <table:table-cell office:value-type="float" office:value="123">
                <text:p>123</text:p>
              </table:table-cell>
              <table:table-cell office:value-type="float" office:value="0.0002229822">
                <text:p>0.00022298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5">
                <text:p>125</text:p>
              </table:table-cell>
              <table:table-cell office:value-type="float" office:value="0.0000330668919087222">
                <text:p>0.0000330668919087222</text:p>
              </table:table-cell>
              <table:table-cell office:value-type="float" office:value="0.00003430476">
                <text:p>0.00003430476</text:p>
              </table:table-cell>
              <table:table-cell office:value-type="float" office:value="125">
                <text:p>125</text:p>
              </table:table-cell>
              <table:table-cell office:value-type="float" office:value="0.000157959032503074">
                <text:p>0.000157959032503074</text:p>
              </table:table-cell>
              <table:table-cell office:value-type="float" office:value="125">
                <text:p>125</text:p>
              </table:table-cell>
              <table:table-cell office:value-type="float" office:value="0.0001735732">
                <text:p>0.00017357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7">
                <text:p>127</text:p>
              </table:table-cell>
              <table:table-cell office:value-type="float" office:value="0.0000260954668217165">
                <text:p>0.0000260954668217165</text:p>
              </table:table-cell>
              <table:table-cell office:value-type="float" office:value="0.00002603702">
                <text:p>0.00002603702</text:p>
              </table:table-cell>
              <table:table-cell office:value-type="float" office:value="127">
                <text:p>127</text:p>
              </table:table-cell>
              <table:table-cell office:value-type="float" office:value="0.000122206104239587">
                <text:p>0.000122206104239587</text:p>
              </table:table-cell>
              <table:table-cell office:value-type="float" office:value="127">
                <text:p>127</text:p>
              </table:table-cell>
              <table:table-cell office:value-type="float" office:value="0.0001347331">
                <text:p>0.00013473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9">
                <text:p>129</text:p>
              </table:table-cell>
              <table:table-cell office:value-type="float" office:value="0.0000206988038820231">
                <text:p>0.0000206988038820231</text:p>
              </table:table-cell>
              <table:table-cell office:value-type="float" office:value="0.00001976445">
                <text:p>0.00001976445</text:p>
              </table:table-cell>
              <table:table-cell office:value-type="float" office:value="129">
                <text:p>129</text:p>
              </table:table-cell>
              <table:table-cell office:value-type="float" office:value="0.0000942447642743901">
                <text:p>0.0000942447642743901</text:p>
              </table:table-cell>
              <table:table-cell office:value-type="float" office:value="129">
                <text:p>129</text:p>
              </table:table-cell>
              <table:table-cell office:value-type="float" office:value="0.0001043314">
                <text:p>0.000104331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1">
                <text:p>131</text:p>
              </table:table-cell>
              <table:table-cell office:value-type="float" office:value="0.0000162164420711606">
                <text:p>0.0000162164420711606</text:p>
              </table:table-cell>
              <table:table-cell office:value-type="float" office:value="0.00001500489">
                <text:p>0.00001500489</text:p>
              </table:table-cell>
              <table:table-cell office:value-type="float" office:value="131">
                <text:p>131</text:p>
              </table:table-cell>
              <table:table-cell office:value-type="float" office:value="0.0000735661962423298">
                <text:p>0.0000735661962423298</text:p>
              </table:table-cell>
              <table:table-cell office:value-type="float" office:value="131">
                <text:p>131</text:p>
              </table:table-cell>
              <table:table-cell office:value-type="float" office:value="0.00008062079">
                <text:p>0.0000806207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3">
                <text:p>133</text:p>
              </table:table-cell>
              <table:table-cell office:value-type="float" office:value="0.0000132035233175902">
                <text:p>0.0000132035233175902</text:p>
              </table:table-cell>
              <table:table-cell office:value-type="float" office:value="0.00001139288">
                <text:p>0.00001139288</text:p>
              </table:table-cell>
              <table:table-cell office:value-type="float" office:value="133">
                <text:p>133</text:p>
              </table:table-cell>
              <table:table-cell office:value-type="float" office:value="0.000056689776243202">
                <text:p>0.000056689776243202</text:p>
              </table:table-cell>
              <table:table-cell office:value-type="float" office:value="133">
                <text:p>133</text:p>
              </table:table-cell>
              <table:table-cell office:value-type="float" office:value="0.00006218556">
                <text:p>0.0000621855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5">
                <text:p>135</text:p>
              </table:table-cell>
              <table:table-cell office:value-type="float" office:value="0.0000105378740886305">
                <text:p>0.0000105378740886305</text:p>
              </table:table-cell>
              <table:table-cell office:value-type="float" office:value="0.000008651372">
                <text:p>0.000008651372</text:p>
              </table:table-cell>
              <table:table-cell office:value-type="float" office:value="135">
                <text:p>135</text:p>
              </table:table-cell>
              <table:table-cell office:value-type="float" office:value="0.0000446003897705701">
                <text:p>0.0000446003897705701</text:p>
              </table:table-cell>
              <table:table-cell office:value-type="float" office:value="135">
                <text:p>135</text:p>
              </table:table-cell>
              <table:table-cell office:value-type="float" office:value="0.00004788992">
                <text:p>0.0000478899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7">
                <text:p>137</text:p>
              </table:table-cell>
              <table:table-cell office:value-type="float" office:value="0.0000085247502287868">
                <text:p>0.0000085247502287868</text:p>
              </table:table-cell>
              <table:table-cell office:value-type="float" office:value="0.000006570309">
                <text:p>0.000006570309</text:p>
              </table:table-cell>
              <table:table-cell office:value-type="float" office:value="137">
                <text:p>137</text:p>
              </table:table-cell>
              <table:table-cell office:value-type="float" office:value="0.0000354905443776165">
                <text:p>0.0000354905443776165</text:p>
              </table:table-cell>
              <table:table-cell office:value-type="float" office:value="137">
                <text:p>137</text:p>
              </table:table-cell>
              <table:table-cell office:value-type="float" office:value="0.00003682965">
                <text:p>0.0000368296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9">
                <text:p>139</text:p>
              </table:table-cell>
              <table:table-cell office:value-type="float" office:value="0.00000666907728127275">
                <text:p>0.00000666907728127275</text:p>
              </table:table-cell>
              <table:table-cell office:value-type="float" office:value="0.000004990387">
                <text:p>0.000004990387</text:p>
              </table:table-cell>
              <table:table-cell office:value-type="float" office:value="139">
                <text:p>139</text:p>
              </table:table-cell>
              <table:table-cell office:value-type="float" office:value="0.0000274638346529583">
                <text:p>0.0000274638346529583</text:p>
              </table:table-cell>
              <table:table-cell office:value-type="float" office:value="139">
                <text:p>139</text:p>
              </table:table-cell>
              <table:table-cell office:value-type="float" office:value="0.00002828944">
                <text:p>0.000028289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1">
                <text:p>141</text:p>
              </table:table-cell>
              <table:table-cell office:value-type="float" office:value="0.00000503403110433516">
                <text:p>0.00000503403110433516</text:p>
              </table:table-cell>
              <table:table-cell office:value-type="float" office:value="0.000003790782">
                <text:p>0.000003790782</text:p>
              </table:table-cell>
              <table:table-cell office:value-type="float" office:value="141">
                <text:p>141</text:p>
              </table:table-cell>
              <table:table-cell office:value-type="float" office:value="0.0000211958080528428">
                <text:p>0.0000211958080528428</text:p>
              </table:table-cell>
              <table:table-cell office:value-type="float" office:value="141">
                <text:p>141</text:p>
              </table:table-cell>
              <table:table-cell office:value-type="float" office:value="0.00002170646">
                <text:p>0.0000217064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3">
                <text:p>143</text:p>
              </table:table-cell>
              <table:table-cell office:value-type="float" office:value="0.00000394371542538063">
                <text:p>0.00000394371542538063</text:p>
              </table:table-cell>
              <table:table-cell office:value-type="float" office:value="0.000002879838">
                <text:p>0.000002879838</text:p>
              </table:table-cell>
              <table:table-cell office:value-type="float" office:value="143">
                <text:p>143</text:p>
              </table:table-cell>
              <table:table-cell office:value-type="float" office:value="0.0000169801306318743">
                <text:p>0.0000169801306318743</text:p>
              </table:table-cell>
              <table:table-cell office:value-type="float" office:value="143">
                <text:p>143</text:p>
              </table:table-cell>
              <table:table-cell office:value-type="float" office:value="0.00001663976">
                <text:p>0.0000166397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5">
                <text:p>145</text:p>
              </table:table-cell>
              <table:table-cell office:value-type="float" office:value="0.00000290469198213783">
                <text:p>0.00000290469198213783</text:p>
              </table:table-cell>
              <table:table-cell office:value-type="float" office:value="0.000002188017">
                <text:p>0.000002188017</text:p>
              </table:table-cell>
              <table:table-cell office:value-type="float" office:value="145">
                <text:p>145</text:p>
              </table:table-cell>
              <table:table-cell office:value-type="float" office:value="0.0000136597970385199">
                <text:p>0.0000136597970385199</text:p>
              </table:table-cell>
              <table:table-cell office:value-type="float" office:value="145">
                <text:p>145</text:p>
              </table:table-cell>
              <table:table-cell office:value-type="float" office:value="0.00001274523">
                <text:p>0.0000127452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7">
                <text:p>147</text:p>
              </table:table-cell>
              <table:table-cell office:value-type="float" office:value="0.00000258740533538929">
                <text:p>0.00000258740533538929</text:p>
              </table:table-cell>
              <table:table-cell office:value-type="float" office:value="0.000001662552">
                <text:p>0.000001662552</text:p>
              </table:table-cell>
              <table:table-cell office:value-type="float" office:value="147">
                <text:p>147</text:p>
              </table:table-cell>
              <table:table-cell office:value-type="float" office:value="0.0000112851645182641">
                <text:p>0.0000112851645182641</text:p>
              </table:table-cell>
              <table:table-cell office:value-type="float" office:value="147">
                <text:p>147</text:p>
              </table:table-cell>
              <table:table-cell office:value-type="float" office:value="0.000009755122">
                <text:p>0.00000975512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9">
                <text:p>149</text:p>
              </table:table-cell>
              <table:table-cell office:value-type="float" office:value="0.00000226323655572303">
                <text:p>0.00000226323655572303</text:p>
              </table:table-cell>
              <table:table-cell office:value-type="float" office:value="0.0000012634">
                <text:p>0.0000012634</text:p>
              </table:table-cell>
              <table:table-cell office:value-type="float" office:value="149">
                <text:p>149</text:p>
              </table:table-cell>
              <table:table-cell office:value-type="float" office:value="0.00000925294248780107">
                <text:p>0.00000925294248780107</text:p>
              </table:table-cell>
              <table:table-cell office:value-type="float" office:value="149">
                <text:p>149</text:p>
              </table:table-cell>
              <table:table-cell office:value-type="float" office:value="0.000007461736">
                <text:p>0.00000746173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1">
                <text:p>151</text:p>
              </table:table-cell>
              <table:table-cell office:value-type="float" office:value="0.00000168739568252654">
                <text:p>0.00000168739568252654</text:p>
              </table:table-cell>
              <table:table-cell office:value-type="float" office:value="0.0000009601656">
                <text:p>0.0000009601656</text:p>
              </table:table-cell>
              <table:table-cell office:value-type="float" office:value="151">
                <text:p>151</text:p>
              </table:table-cell>
              <table:table-cell office:value-type="float" office:value="0.00000779231161420581">
                <text:p>0.00000779231161420581</text:p>
              </table:table-cell>
              <table:table-cell office:value-type="float" office:value="151">
                <text:p>151</text:p>
              </table:table-cell>
              <table:table-cell office:value-type="float" office:value="0.000005704294">
                <text:p>0.00000570429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3">
                <text:p>153</text:p>
              </table:table-cell>
              <table:table-cell office:value-type="float" office:value="0.00000144795458437036">
                <text:p>0.00000144795458437036</text:p>
              </table:table-cell>
              <table:table-cell office:value-type="float" office:value="0.0000007297769">
                <text:p>0.0000007297769</text:p>
              </table:table-cell>
              <table:table-cell office:value-type="float" office:value="153">
                <text:p>153</text:p>
              </table:table-cell>
              <table:table-cell office:value-type="float" office:value="0.00000613186529613758">
                <text:p>0.00000613186529613758</text:p>
              </table:table-cell>
              <table:table-cell office:value-type="float" office:value="153">
                <text:p>153</text:p>
              </table:table-cell>
              <table:table-cell office:value-type="float" office:value="0.000004358607">
                <text:p>0.00000435860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5">
                <text:p>155</text:p>
              </table:table-cell>
              <table:table-cell office:value-type="float" office:value="0.00000113764185634667">
                <text:p>0.00000113764185634667</text:p>
              </table:table-cell>
              <table:table-cell office:value-type="float" office:value="0.0000005547176">
                <text:p>0.0000005547176</text:p>
              </table:table-cell>
              <table:table-cell office:value-type="float" office:value="155">
                <text:p>155</text:p>
              </table:table-cell>
              <table:table-cell office:value-type="float" office:value="0.00000474780040769076">
                <text:p>0.00000474780040769076</text:p>
              </table:table-cell>
              <table:table-cell office:value-type="float" office:value="155">
                <text:p>155</text:p>
              </table:table-cell>
              <table:table-cell office:value-type="float" office:value="0.000003328917">
                <text:p>0.00000332891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7">
                <text:p>157</text:p>
              </table:table-cell>
              <table:table-cell office:value-type="float" office:value="0.00000106236457317685">
                <text:p>0.00000106236457317685</text:p>
              </table:table-cell>
              <table:table-cell office:value-type="float" office:value="0.0000004216877">
                <text:p>0.0000004216877</text:p>
              </table:table-cell>
              <table:table-cell office:value-type="float" office:value="157">
                <text:p>157</text:p>
              </table:table-cell>
              <table:table-cell office:value-type="float" office:value="0.00000369801911470415">
                <text:p>0.00000369801911470415</text:p>
              </table:table-cell>
              <table:table-cell office:value-type="float" office:value="157">
                <text:p>157</text:p>
              </table:table-cell>
              <table:table-cell office:value-type="float" office:value="0.000002541503">
                <text:p>0.0000025415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9">
                <text:p>159</text:p>
              </table:table-cell>
              <table:table-cell office:value-type="float" office:value="0.000000756572558211469">
                <text:p>0.000000756572558211469</text:p>
              </table:table-cell>
              <table:table-cell office:value-type="float" office:value="0.0000003205875">
                <text:p>0.0000003205875</text:p>
              </table:table-cell>
              <table:table-cell office:value-type="float" office:value="159">
                <text:p>159</text:p>
              </table:table-cell>
              <table:table-cell office:value-type="float" office:value="0.00000291463062645257">
                <text:p>0.00000291463062645257</text:p>
              </table:table-cell>
              <table:table-cell office:value-type="float" office:value="159">
                <text:p>159</text:p>
              </table:table-cell>
              <table:table-cell office:value-type="float" office:value="0.000001939685">
                <text:p>0.00000193968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1">
                <text:p>161</text:p>
              </table:table-cell>
              <table:table-cell office:value-type="float" office:value="0.000000674555981976285">
                <text:p>0.000000674555981976285</text:p>
              </table:table-cell>
              <table:table-cell office:value-type="float" office:value="0.0000002437468">
                <text:p>0.0000002437468</text:p>
              </table:table-cell>
              <table:table-cell office:value-type="float" office:value="161">
                <text:p>161</text:p>
              </table:table-cell>
              <table:table-cell office:value-type="float" office:value="0.00000229945313059426">
                <text:p>0.00000229945313059426</text:p>
              </table:table-cell>
              <table:table-cell office:value-type="float" office:value="161">
                <text:p>161</text:p>
              </table:table-cell>
              <table:table-cell office:value-type="float" office:value="0.000001479938">
                <text:p>0.00000147993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3">
                <text:p>163</text:p>
              </table:table-cell>
              <table:table-cell office:value-type="float" office:value="0.000000613122962214611">
                <text:p>0.000000613122962214611</text:p>
              </table:table-cell>
              <table:table-cell office:value-type="float" office:value="0.0000001853398">
                <text:p>0.0000001853398</text:p>
              </table:table-cell>
              <table:table-cell office:value-type="float" office:value="163">
                <text:p>163</text:p>
              </table:table-cell>
              <table:table-cell office:value-type="float" office:value="0.00000184323761273224">
                <text:p>0.00000184323761273224</text:p>
              </table:table-cell>
              <table:table-cell office:value-type="float" office:value="163">
                <text:p>163</text:p>
              </table:table-cell>
              <table:table-cell office:value-type="float" office:value="0.000001128872">
                <text:p>0.00000112887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5">
                <text:p>165</text:p>
              </table:table-cell>
              <table:table-cell office:value-type="float" office:value="0.000000474866844063212">
                <text:p>0.000000474866844063212</text:p>
              </table:table-cell>
              <table:table-cell office:value-type="float" office:value="0.0000001409411">
                <text:p>0.0000001409411</text:p>
              </table:table-cell>
              <table:table-cell office:value-type="float" office:value="165">
                <text:p>165</text:p>
              </table:table-cell>
              <table:table-cell office:value-type="float" office:value="0.0000014209409000016">
                <text:p>0.0000014209409000016</text:p>
              </table:table-cell>
              <table:table-cell office:value-type="float" office:value="165">
                <text:p>165</text:p>
              </table:table-cell>
              <table:table-cell office:value-type="float" office:value="0.0000008608981">
                <text:p>0.000000860898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7">
                <text:p>167</text:p>
              </table:table-cell>
              <table:table-cell office:value-type="float" office:value="0.000000391344823109755">
                <text:p>0.000000391344823109755</text:p>
              </table:table-cell>
              <table:table-cell office:value-type="float" office:value="0.0000001071889">
                <text:p>0.0000001071889</text:p>
              </table:table-cell>
              <table:table-cell office:value-type="float" office:value="167">
                <text:p>167</text:p>
              </table:table-cell>
              <table:table-cell office:value-type="float" office:value="0.00000104603902093479">
                <text:p>0.00000104603902093479</text:p>
              </table:table-cell>
              <table:table-cell office:value-type="float" office:value="167">
                <text:p>167</text:p>
              </table:table-cell>
              <table:table-cell office:value-type="float" office:value="0.0000006564201">
                <text:p>0.00000065642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9">
                <text:p>169</text:p>
              </table:table-cell>
              <table:table-cell office:value-type="float" office:value="0.00000028875617997232">
                <text:p>0.00000028875617997232</text:p>
              </table:table-cell>
              <table:table-cell office:value-type="float" office:value="0.00000008152905">
                <text:p>0.00000008152905</text:p>
              </table:table-cell>
              <table:table-cell office:value-type="float" office:value="169">
                <text:p>169</text:p>
              </table:table-cell>
              <table:table-cell office:value-type="float" office:value="0.000000902721848324638">
                <text:p>0.000000902721848324638</text:p>
              </table:table-cell>
              <table:table-cell office:value-type="float" office:value="169">
                <text:p>169</text:p>
              </table:table-cell>
              <table:table-cell office:value-type="float" office:value="0.0000005004427">
                <text:p>0.000000500442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1">
                <text:p>171</text:p>
              </table:table-cell>
              <table:table-cell office:value-type="float" office:value="0.000000290038730058024">
                <text:p>0.000000290038730058024</text:p>
              </table:table-cell>
              <table:table-cell office:value-type="float" office:value="0.00000006202088">
                <text:p>0.00000006202088</text:p>
              </table:table-cell>
              <table:table-cell office:value-type="float" office:value="171">
                <text:p>171</text:p>
              </table:table-cell>
              <table:table-cell office:value-type="float" office:value="0.000000677851618548089">
                <text:p>0.000000677851618548089</text:p>
              </table:table-cell>
              <table:table-cell office:value-type="float" office:value="171">
                <text:p>171</text:p>
              </table:table-cell>
              <table:table-cell office:value-type="float" office:value="0.0000003814984">
                <text:p>0.00000038149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3">
                <text:p>173</text:p>
              </table:table-cell>
              <table:table-cell office:value-type="float" office:value="0.000000181057358806155">
                <text:p>0.000000181057358806155</text:p>
              </table:table-cell>
              <table:table-cell office:value-type="float" office:value="0.00000004718991">
                <text:p>0.00000004718991</text:p>
              </table:table-cell>
              <table:table-cell office:value-type="float" office:value="173">
                <text:p>173</text:p>
              </table:table-cell>
              <table:table-cell office:value-type="float" office:value="0.00000069728405845998">
                <text:p>0.00000069728405845998</text:p>
              </table:table-cell>
              <table:table-cell office:value-type="float" office:value="173">
                <text:p>173</text:p>
              </table:table-cell>
              <table:table-cell office:value-type="float" office:value="0.0000002908235">
                <text:p>0.000000290823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5">
                <text:p>175</text:p>
              </table:table-cell>
              <table:table-cell office:value-type="float" office:value="0.000000196210392413101">
                <text:p>0.000000196210392413101</text:p>
              </table:table-cell>
              <table:table-cell office:value-type="float" office:value="0.00000003591575">
                <text:p>0.00000003591575</text:p>
              </table:table-cell>
              <table:table-cell office:value-type="float" office:value="175">
                <text:p>175</text:p>
              </table:table-cell>
              <table:table-cell office:value-type="float" office:value="0.000000503662929172076">
                <text:p>0.000000503662929172076</text:p>
              </table:table-cell>
              <table:table-cell office:value-type="float" office:value="175">
                <text:p>175</text:p>
              </table:table-cell>
              <table:table-cell office:value-type="float" office:value="0.0000002217239">
                <text:p>0.000000221723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7">
                <text:p>177</text:p>
              </table:table-cell>
              <table:table-cell office:value-type="float" office:value="0.000000138796285045938">
                <text:p>0.000000138796285045938</text:p>
              </table:table-cell>
              <table:table-cell office:value-type="float" office:value="0.00000002734717">
                <text:p>0.00000002734717</text:p>
              </table:table-cell>
              <table:table-cell office:value-type="float" office:value="177">
                <text:p>177</text:p>
              </table:table-cell>
              <table:table-cell office:value-type="float" office:value="0.000000374845164595916">
                <text:p>0.000000374845164595916</text:p>
              </table:table-cell>
              <table:table-cell office:value-type="float" office:value="177">
                <text:p>177</text:p>
              </table:table-cell>
              <table:table-cell office:value-type="float" office:value="0.0000001690896">
                <text:p>0.000000169089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9">
                <text:p>179</text:p>
              </table:table-cell>
              <table:table-cell office:value-type="float" office:value="0.000000150226443404815">
                <text:p>0.000000150226443404815</text:p>
              </table:table-cell>
              <table:table-cell office:value-type="float" office:value="0.00000002083752">
                <text:p>0.00000002083752</text:p>
              </table:table-cell>
              <table:table-cell office:value-type="float" office:value="179">
                <text:p>179</text:p>
              </table:table-cell>
              <table:table-cell office:value-type="float" office:value="0.000000301518795331781">
                <text:p>0.000000301518795331781</text:p>
              </table:table-cell>
              <table:table-cell office:value-type="float" office:value="179">
                <text:p>179</text:p>
              </table:table-cell>
              <table:table-cell office:value-type="float" office:value="0.0000001290224">
                <text:p>0.00000012902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1">
                <text:p>181</text:p>
              </table:table-cell>
              <table:table-cell office:value-type="float" office:value="0.0000000992832507016972">
                <text:p>0.0000000992832507016972</text:p>
              </table:table-cell>
              <table:table-cell office:value-type="float" office:value="0.00000001589576">
                <text:p>0.00000001589576</text:p>
              </table:table-cell>
              <table:table-cell office:value-type="float" office:value="181">
                <text:p>181</text:p>
              </table:table-cell>
              <table:table-cell office:value-type="float" office:value="0.000000304326708829563">
                <text:p>0.000000304326708829563</text:p>
              </table:table-cell>
              <table:table-cell office:value-type="float" office:value="181">
                <text:p>181</text:p>
              </table:table-cell>
              <table:table-cell office:value-type="float" office:value="0.00000009855066">
                <text:p>0.0000000985506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3">
                <text:p>183</text:p>
              </table:table-cell>
              <table:table-cell office:value-type="float" office:value="0.000000118013245982314">
                <text:p>0.000000118013245982314</text:p>
              </table:table-cell>
              <table:table-cell office:value-type="float" office:value="0.00000001214923">
                <text:p>0.00000001214923</text:p>
              </table:table-cell>
              <table:table-cell office:value-type="float" office:value="183">
                <text:p>183</text:p>
              </table:table-cell>
              <table:table-cell office:value-type="float" office:value="0.000000344152616795667">
                <text:p>0.000000344152616795667</text:p>
              </table:table-cell>
              <table:table-cell office:value-type="float" office:value="183">
                <text:p>183</text:p>
              </table:table-cell>
              <table:table-cell office:value-type="float" office:value="0.00000007541156">
                <text:p>0.0000000754115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5">
                <text:p>185</text:p>
              </table:table-cell>
              <table:table-cell office:value-type="float" office:value="0.000000140721903583217">
                <text:p>0.000000140721903583217</text:p>
              </table:table-cell>
              <table:table-cell office:value-type="float" office:value="0.000000009315505">
                <text:p>0.000000009315505</text:p>
              </table:table-cell>
              <table:table-cell office:value-type="float" office:value="185">
                <text:p>185</text:p>
              </table:table-cell>
              <table:table-cell office:value-type="float" office:value="0.000000301743266801624">
                <text:p>0.000000301743266801624</text:p>
              </table:table-cell>
              <table:table-cell office:value-type="float" office:value="185">
                <text:p>185</text:p>
              </table:table-cell>
              <table:table-cell office:value-type="float" office:value="0.00000005788476">
                <text:p>0.0000000578847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7">
                <text:p>187</text:p>
              </table:table-cell>
              <table:table-cell office:value-type="float" office:value="0.0000000708893514938682">
                <text:p>0.0000000708893514938682</text:p>
              </table:table-cell>
              <table:table-cell office:value-type="float" office:value="0.000000007180948">
                <text:p>0.000000007180948</text:p>
              </table:table-cell>
              <table:table-cell office:value-type="float" office:value="187">
                <text:p>187</text:p>
              </table:table-cell>
              <table:table-cell office:value-type="float" office:value="0.000000272252618434138">
                <text:p>0.000000272252618434138</text:p>
              </table:table-cell>
              <table:table-cell office:value-type="float" office:value="187">
                <text:p>187</text:p>
              </table:table-cell>
              <table:table-cell office:value-type="float" office:value="0.00000004466553">
                <text:p>0.0000000446655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9">
                <text:p>189</text:p>
              </table:table-cell>
              <table:table-cell office:value-type="float" office:value="0.000000113817510374355">
                <text:p>0.000000113817510374355</text:p>
              </table:table-cell>
              <table:table-cell office:value-type="float" office:value="0.000000005584602">
                <text:p>0.000000005584602</text:p>
              </table:table-cell>
              <table:table-cell office:value-type="float" office:value="189">
                <text:p>189</text:p>
              </table:table-cell>
              <table:table-cell office:value-type="float" office:value="0.000000251266489976208">
                <text:p>0.000000251266489976208</text:p>
              </table:table-cell>
              <table:table-cell office:value-type="float" office:value="189">
                <text:p>189</text:p>
              </table:table-cell>
              <table:table-cell office:value-type="float" office:value="0.0000000347684">
                <text:p>0.000000034768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1">
                <text:p>191</text:p>
              </table:table-cell>
              <table:table-cell office:value-type="float" office:value="0.0000000679244311374721">
                <text:p>0.0000000679244311374721</text:p>
              </table:table-cell>
              <table:table-cell office:value-type="float" office:value="0.000000004405986">
                <text:p>0.000000004405986</text:p>
              </table:table-cell>
              <table:table-cell office:value-type="float" office:value="191">
                <text:p>191</text:p>
              </table:table-cell>
              <table:table-cell office:value-type="float" office:value="0.000000193933936705812">
                <text:p>0.000000193933936705812</text:p>
              </table:table-cell>
              <table:table-cell office:value-type="float" office:value="191">
                <text:p>191</text:p>
              </table:table-cell>
              <table:table-cell office:value-type="float" office:value="0.00000002745416">
                <text:p>0.0000000274541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3">
                <text:p>193</text:p>
              </table:table-cell>
              <table:table-cell office:value-type="float" office:value="0.0000000498335794648847">
                <text:p>0.0000000498335794648847</text:p>
              </table:table-cell>
              <table:table-cell office:value-type="float" office:value="0.000000003555975">
                <text:p>0.000000003555975</text:p>
              </table:table-cell>
              <table:table-cell office:value-type="float" office:value="193">
                <text:p>193</text:p>
              </table:table-cell>
              <table:table-cell office:value-type="float" office:value="0.00000010850523159436">
                <text:p>0.00000010850523159436</text:p>
              </table:table-cell>
              <table:table-cell office:value-type="float" office:value="193">
                <text:p>193</text:p>
              </table:table-cell>
              <table:table-cell office:value-type="float" office:value="0.00000002217499">
                <text:p>0.000000022174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5">
                <text:p>195</text:p>
              </table:table-cell>
              <table:table-cell office:value-type="float" office:value="0.0000000423715448452103">
                <text:p>0.0000000423715448452103</text:p>
              </table:table-cell>
              <table:table-cell office:value-type="float" office:value="0.000000002970041">
                <text:p>0.000000002970041</text:p>
              </table:table-cell>
              <table:table-cell office:value-type="float" office:value="195">
                <text:p>195</text:p>
              </table:table-cell>
              <table:table-cell office:value-type="float" office:value="0.0000000464914969987077">
                <text:p>0.0000000464914969987077</text:p>
              </table:table-cell>
              <table:table-cell office:value-type="float" office:value="195">
                <text:p>195</text:p>
              </table:table-cell>
              <table:table-cell office:value-type="float" office:value="0.00000001853364">
                <text:p>0.0000000185336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7">
                <text:p>197</text:p>
              </table:table-cell>
              <table:table-cell office:value-type="float" office:value="0.0000000244334271112259">
                <text:p>0.0000000244334271112259</text:p>
              </table:table-cell>
              <table:table-cell office:value-type="float" office:value="0.00000000260334">
                <text:p>0.00000000260334</text:p>
              </table:table-cell>
              <table:table-cell office:value-type="float" office:value="197">
                <text:p>197</text:p>
              </table:table-cell>
              <table:table-cell office:value-type="float" office:value="0.0000000604614761475334">
                <text:p>0.0000000604614761475334</text:p>
              </table:table-cell>
              <table:table-cell office:value-type="float" office:value="197">
                <text:p>197</text:p>
              </table:table-cell>
              <table:table-cell office:value-type="float" office:value="0.00000001625371">
                <text:p>0.0000000162537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9">
                <text:p>199</text:p>
              </table:table-cell>
              <table:table-cell office:value-type="float" office:value="0.00000000796873195224419">
                <text:p>0.00000000796873195224419</text:p>
              </table:table-cell>
              <table:table-cell office:value-type="float" office:value="0.000000002427279">
                <text:p>0.000000002427279</text:p>
              </table:table-cell>
              <table:table-cell office:value-type="float" office:value="199">
                <text:p>199</text:p>
              </table:table-cell>
              <table:table-cell office:value-type="float" office:value="0.000000034023024911833">
                <text:p>0.000000034023024911833</text:p>
              </table:table-cell>
              <table:table-cell office:value-type="float" office:value="199">
                <text:p>199</text:p>
              </table:table-cell>
              <table:table-cell office:value-type="float" office:value="0.00000001515875">
                <text:p>0.0000000151587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111" number:title="User-defined">
      <number:scientific-number number:decimal-places="5" loext:min-decimal-places="5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maximum="20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037cm" svg:height="10.972cm" xlink:href=".." xlink:type="simple" chart:class="chart:scatter" chart:style-name="ch1">
        <chart:legend chart:legend-position="end" svg:x="16.879cm" svg:y="1.08cm" style:legend-expansion="custom" chartooo:width="3.344cm" chartooo:height="1.862cm" style:legend-expansion-aspect-ratio="1.79591836734694" chart:style-name="ch2"/>
        <chart:plot-area chart:style-name="ch3" table:cell-range-address="Diff1.C4:Diff1.C103 Diff1.E3:Diff1.E103 Diff1.I3:Diff1.I103" chart:data-source-has-labels="row" svg:x="0.415cm" svg:y="0.218cm" svg:width="20.181cm" svg:height="10.533cm">
          <chartooo:coordinate-region svg:x="1.327cm" svg:y="0.417cm" svg:width="18.989cm" svg:height="9.68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iff1.E4:Diff1.E103" chart:label-cell-address="Diff1.E3:Diff1.E3" chart:class="chart:scatter">
            <chart:domain table:cell-range-address="Diff1.C4:Diff1.C103"/>
            <chart:data-point chart:repeated="100"/>
          </chart:series>
          <chart:series chart:style-name="ch8" chart:values-cell-range-address="Diff1.I4:Diff1.I103" chart:label-cell-address="Diff1.I3:Diff1.I3" chart:class="chart:scatter">
            <chart:domain table:cell-range-address="Diff1.H4:Diff1.H103"/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erpent</text:p>
                <draw:g>
                  <svg:desc>Diff1.E3:Diff1.E3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MOST</text:p>
                <draw:g>
                  <svg:desc>Diff1.I3:Diff1.I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iff1.C4:Diff1.C103</svg:desc>
                </draw:g>
              </table:table-cell>
              <table:table-cell office:value-type="float" office:value="0.000840969424266104">
                <text:p>0.000840969424266104</text:p>
                <draw:g>
                  <svg:desc>Diff1.E4:Diff1.E103</svg:desc>
                </draw:g>
              </table:table-cell>
              <table:table-cell office:value-type="float" office:value="1">
                <text:p>1</text:p>
                <draw:g>
                  <svg:desc>Diff1.H4:Diff1.H103</svg:desc>
                </draw:g>
              </table:table-cell>
              <table:table-cell office:value-type="float" office:value="0.0007933976">
                <text:p>0.0007933976</text:p>
                <draw:g>
                  <svg:desc>Diff1.I4:Diff1.I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00132776120424466">
                <text:p>0.00132776120424466</text:p>
              </table:table-cell>
              <table:table-cell office:value-type="float" office:value="3">
                <text:p>3</text:p>
              </table:table-cell>
              <table:table-cell office:value-type="float" office:value="0.00119804">
                <text:p>0.001198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0017864677287291">
                <text:p>0.0017864677287291</text:p>
              </table:table-cell>
              <table:table-cell office:value-type="float" office:value="5">
                <text:p>5</text:p>
              </table:table-cell>
              <table:table-cell office:value-type="float" office:value="0.001602875">
                <text:p>0.0016028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.00223708818603104">
                <text:p>0.00223708818603104</text:p>
              </table:table-cell>
              <table:table-cell office:value-type="float" office:value="7">
                <text:p>7</text:p>
              </table:table-cell>
              <table:table-cell office:value-type="float" office:value="0.00200797">
                <text:p>0.002007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0.00268830127040663">
                <text:p>0.00268830127040663</text:p>
              </table:table-cell>
              <table:table-cell office:value-type="float" office:value="9">
                <text:p>9</text:p>
              </table:table-cell>
              <table:table-cell office:value-type="float" office:value="0.002413389">
                <text:p>0.0024133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0.00313577421947304">
                <text:p>0.00313577421947304</text:p>
              </table:table-cell>
              <table:table-cell office:value-type="float" office:value="11">
                <text:p>11</text:p>
              </table:table-cell>
              <table:table-cell office:value-type="float" office:value="0.002819197">
                <text:p>0.0028191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0.00357123659318044">
                <text:p>0.00357123659318044</text:p>
              </table:table-cell>
              <table:table-cell office:value-type="float" office:value="13">
                <text:p>13</text:p>
              </table:table-cell>
              <table:table-cell office:value-type="float" office:value="0.003225461">
                <text:p>0.0032254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0401953922014995">
                <text:p>0.00401953922014995</text:p>
              </table:table-cell>
              <table:table-cell office:value-type="float" office:value="15">
                <text:p>15</text:p>
              </table:table-cell>
              <table:table-cell office:value-type="float" office:value="0.003632245">
                <text:p>0.0036322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0.00445459333965106">
                <text:p>0.00445459333965106</text:p>
              </table:table-cell>
              <table:table-cell office:value-type="float" office:value="17">
                <text:p>17</text:p>
              </table:table-cell>
              <table:table-cell office:value-type="float" office:value="0.004039617">
                <text:p>0.0040396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0.0048949811028149">
                <text:p>0.0048949811028149</text:p>
              </table:table-cell>
              <table:table-cell office:value-type="float" office:value="19">
                <text:p>19</text:p>
              </table:table-cell>
              <table:table-cell office:value-type="float" office:value="0.00444764">
                <text:p>0.004447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0.00532683503611839">
                <text:p>0.00532683503611839</text:p>
              </table:table-cell>
              <table:table-cell office:value-type="float" office:value="21">
                <text:p>21</text:p>
              </table:table-cell>
              <table:table-cell office:value-type="float" office:value="0.004856382">
                <text:p>0.0048563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0.00577666532398882">
                <text:p>0.00577666532398882</text:p>
              </table:table-cell>
              <table:table-cell office:value-type="float" office:value="23">
                <text:p>23</text:p>
              </table:table-cell>
              <table:table-cell office:value-type="float" office:value="0.005265908">
                <text:p>0.0052659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0.00620434452879581">
                <text:p>0.00620434452879581</text:p>
              </table:table-cell>
              <table:table-cell office:value-type="float" office:value="25">
                <text:p>25</text:p>
              </table:table-cell>
              <table:table-cell office:value-type="float" office:value="0.005676285">
                <text:p>0.0056762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">
                <text:p>27</text:p>
              </table:table-cell>
              <table:table-cell office:value-type="float" office:value="0.00662878403893359">
                <text:p>0.00662878403893359</text:p>
              </table:table-cell>
              <table:table-cell office:value-type="float" office:value="27">
                <text:p>27</text:p>
              </table:table-cell>
              <table:table-cell office:value-type="float" office:value="0.006087578">
                <text:p>0.0060875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0.00705423759984181">
                <text:p>0.00705423759984181</text:p>
              </table:table-cell>
              <table:table-cell office:value-type="float" office:value="29">
                <text:p>29</text:p>
              </table:table-cell>
              <table:table-cell office:value-type="float" office:value="0.006499854">
                <text:p>0.0064998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0.00747002475470451">
                <text:p>0.00747002475470451</text:p>
              </table:table-cell>
              <table:table-cell office:value-type="float" office:value="31">
                <text:p>31</text:p>
              </table:table-cell>
              <table:table-cell office:value-type="float" office:value="0.006913181">
                <text:p>0.0069131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">
                <text:p>33</text:p>
              </table:table-cell>
              <table:table-cell office:value-type="float" office:value="0.00786437197899213">
                <text:p>0.00786437197899213</text:p>
              </table:table-cell>
              <table:table-cell office:value-type="float" office:value="33">
                <text:p>33</text:p>
              </table:table-cell>
              <table:table-cell office:value-type="float" office:value="0.007327623">
                <text:p>0.0073276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0.00828230576081045">
                <text:p>0.00828230576081045</text:p>
              </table:table-cell>
              <table:table-cell office:value-type="float" office:value="35">
                <text:p>35</text:p>
              </table:table-cell>
              <table:table-cell office:value-type="float" office:value="0.007743249">
                <text:p>0.0077432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">
                <text:p>37</text:p>
              </table:table-cell>
              <table:table-cell office:value-type="float" office:value="0.00867602084955285">
                <text:p>0.00867602084955285</text:p>
              </table:table-cell>
              <table:table-cell office:value-type="float" office:value="37">
                <text:p>37</text:p>
              </table:table-cell>
              <table:table-cell office:value-type="float" office:value="0.008160125">
                <text:p>0.0081601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">
                <text:p>39</text:p>
              </table:table-cell>
              <table:table-cell office:value-type="float" office:value="0.00908064027645016">
                <text:p>0.00908064027645016</text:p>
              </table:table-cell>
              <table:table-cell office:value-type="float" office:value="39">
                <text:p>39</text:p>
              </table:table-cell>
              <table:table-cell office:value-type="float" office:value="0.008578319">
                <text:p>0.0085783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">
                <text:p>41</text:p>
              </table:table-cell>
              <table:table-cell office:value-type="float" office:value="0.00945861782401491">
                <text:p>0.00945861782401491</text:p>
              </table:table-cell>
              <table:table-cell office:value-type="float" office:value="41">
                <text:p>41</text:p>
              </table:table-cell>
              <table:table-cell office:value-type="float" office:value="0.008997899">
                <text:p>0.0089978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">
                <text:p>43</text:p>
              </table:table-cell>
              <table:table-cell office:value-type="float" office:value="0.00981404920380046">
                <text:p>0.00981404920380046</text:p>
              </table:table-cell>
              <table:table-cell office:value-type="float" office:value="43">
                <text:p>43</text:p>
              </table:table-cell>
              <table:table-cell office:value-type="float" office:value="0.009418931">
                <text:p>0.0094189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">
                <text:p>45</text:p>
              </table:table-cell>
              <table:table-cell office:value-type="float" office:value="0.0101656746008242">
                <text:p>0.0101656746008242</text:p>
              </table:table-cell>
              <table:table-cell office:value-type="float" office:value="45">
                <text:p>45</text:p>
              </table:table-cell>
              <table:table-cell office:value-type="float" office:value="0.009841485">
                <text:p>0.0098414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">
                <text:p>47</text:p>
              </table:table-cell>
              <table:table-cell office:value-type="float" office:value="0.0105174316927532">
                <text:p>0.0105174316927532</text:p>
              </table:table-cell>
              <table:table-cell office:value-type="float" office:value="47">
                <text:p>47</text:p>
              </table:table-cell>
              <table:table-cell office:value-type="float" office:value="0.01026563">
                <text:p>0.010265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">
                <text:p>49</text:p>
              </table:table-cell>
              <table:table-cell office:value-type="float" office:value="0.0108617743615165">
                <text:p>0.0108617743615165</text:p>
              </table:table-cell>
              <table:table-cell office:value-type="float" office:value="49">
                <text:p>49</text:p>
              </table:table-cell>
              <table:table-cell office:value-type="float" office:value="0.01069143">
                <text:p>0.010691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">
                <text:p>51</text:p>
              </table:table-cell>
              <table:table-cell office:value-type="float" office:value="0.0111876138960919">
                <text:p>0.0111876138960919</text:p>
              </table:table-cell>
              <table:table-cell office:value-type="float" office:value="51">
                <text:p>51</text:p>
              </table:table-cell>
              <table:table-cell office:value-type="float" office:value="0.01109939">
                <text:p>0.011099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">
                <text:p>53</text:p>
              </table:table-cell>
              <table:table-cell office:value-type="float" office:value="0.0114917237713006">
                <text:p>0.0114917237713006</text:p>
              </table:table-cell>
              <table:table-cell office:value-type="float" office:value="53">
                <text:p>53</text:p>
              </table:table-cell>
              <table:table-cell office:value-type="float" office:value="0.01147572">
                <text:p>0.011475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">
                <text:p>55</text:p>
              </table:table-cell>
              <table:table-cell office:value-type="float" office:value="0.0118083710014893">
                <text:p>0.0118083710014893</text:p>
              </table:table-cell>
              <table:table-cell office:value-type="float" office:value="55">
                <text:p>55</text:p>
              </table:table-cell>
              <table:table-cell office:value-type="float" office:value="0.01183957">
                <text:p>0.011839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">
                <text:p>57</text:p>
              </table:table-cell>
              <table:table-cell office:value-type="float" office:value="0.0120972964541225">
                <text:p>0.0120972964541225</text:p>
              </table:table-cell>
              <table:table-cell office:value-type="float" office:value="57">
                <text:p>57</text:p>
              </table:table-cell>
              <table:table-cell office:value-type="float" office:value="0.01219054">
                <text:p>0.012190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">
                <text:p>59</text:p>
              </table:table-cell>
              <table:table-cell office:value-type="float" office:value="0.0124058971256003">
                <text:p>0.0124058971256003</text:p>
              </table:table-cell>
              <table:table-cell office:value-type="float" office:value="59">
                <text:p>59</text:p>
              </table:table-cell>
              <table:table-cell office:value-type="float" office:value="0.01252826">
                <text:p>0.012528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">
                <text:p>61</text:p>
              </table:table-cell>
              <table:table-cell office:value-type="float" office:value="0.0126661657668505">
                <text:p>0.0126661657668505</text:p>
              </table:table-cell>
              <table:table-cell office:value-type="float" office:value="61">
                <text:p>61</text:p>
              </table:table-cell>
              <table:table-cell office:value-type="float" office:value="0.01285235">
                <text:p>0.012852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3">
                <text:p>63</text:p>
              </table:table-cell>
              <table:table-cell office:value-type="float" office:value="0.0129342307464916">
                <text:p>0.0129342307464916</text:p>
              </table:table-cell>
              <table:table-cell office:value-type="float" office:value="63">
                <text:p>63</text:p>
              </table:table-cell>
              <table:table-cell office:value-type="float" office:value="0.01316246">
                <text:p>0.013162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">
                <text:p>65</text:p>
              </table:table-cell>
              <table:table-cell office:value-type="float" office:value="0.0131914835744115">
                <text:p>0.0131914835744115</text:p>
              </table:table-cell>
              <table:table-cell office:value-type="float" office:value="65">
                <text:p>65</text:p>
              </table:table-cell>
              <table:table-cell office:value-type="float" office:value="0.01345826">
                <text:p>0.013458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7">
                <text:p>67</text:p>
              </table:table-cell>
              <table:table-cell office:value-type="float" office:value="0.0134199742350244">
                <text:p>0.0134199742350244</text:p>
              </table:table-cell>
              <table:table-cell office:value-type="float" office:value="67">
                <text:p>67</text:p>
              </table:table-cell>
              <table:table-cell office:value-type="float" office:value="0.01373944">
                <text:p>0.013739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9">
                <text:p>69</text:p>
              </table:table-cell>
              <table:table-cell office:value-type="float" office:value="0.0136608442167309">
                <text:p>0.0136608442167309</text:p>
              </table:table-cell>
              <table:table-cell office:value-type="float" office:value="69">
                <text:p>69</text:p>
              </table:table-cell>
              <table:table-cell office:value-type="float" office:value="0.01400567">
                <text:p>0.014005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1">
                <text:p>71</text:p>
              </table:table-cell>
              <table:table-cell office:value-type="float" office:value="0.0138773506409658">
                <text:p>0.0138773506409658</text:p>
              </table:table-cell>
              <table:table-cell office:value-type="float" office:value="71">
                <text:p>71</text:p>
              </table:table-cell>
              <table:table-cell office:value-type="float" office:value="0.01425669">
                <text:p>0.0142566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3">
                <text:p>73</text:p>
              </table:table-cell>
              <table:table-cell office:value-type="float" office:value="0.0140767367275178">
                <text:p>0.0140767367275178</text:p>
              </table:table-cell>
              <table:table-cell office:value-type="float" office:value="73">
                <text:p>73</text:p>
              </table:table-cell>
              <table:table-cell office:value-type="float" office:value="0.01449221">
                <text:p>0.014492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">
                <text:p>75</text:p>
              </table:table-cell>
              <table:table-cell office:value-type="float" office:value="0.014270986712765">
                <text:p>0.014270986712765</text:p>
              </table:table-cell>
              <table:table-cell office:value-type="float" office:value="75">
                <text:p>75</text:p>
              </table:table-cell>
              <table:table-cell office:value-type="float" office:value="0.01471198">
                <text:p>0.014711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7">
                <text:p>77</text:p>
              </table:table-cell>
              <table:table-cell office:value-type="float" office:value="0.0144496966991924">
                <text:p>0.0144496966991924</text:p>
              </table:table-cell>
              <table:table-cell office:value-type="float" office:value="77">
                <text:p>77</text:p>
              </table:table-cell>
              <table:table-cell office:value-type="float" office:value="0.01491577">
                <text:p>0.0149157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">
                <text:p>79</text:p>
              </table:table-cell>
              <table:table-cell office:value-type="float" office:value="0.0146165541441472">
                <text:p>0.0146165541441472</text:p>
              </table:table-cell>
              <table:table-cell office:value-type="float" office:value="79">
                <text:p>79</text:p>
              </table:table-cell>
              <table:table-cell office:value-type="float" office:value="0.01510335">
                <text:p>0.015103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1">
                <text:p>81</text:p>
              </table:table-cell>
              <table:table-cell office:value-type="float" office:value="0.0147714273527239">
                <text:p>0.0147714273527239</text:p>
              </table:table-cell>
              <table:table-cell office:value-type="float" office:value="81">
                <text:p>81</text:p>
              </table:table-cell>
              <table:table-cell office:value-type="float" office:value="0.01527453">
                <text:p>0.015274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3">
                <text:p>83</text:p>
              </table:table-cell>
              <table:table-cell office:value-type="float" office:value="0.0148831046323779">
                <text:p>0.0148831046323779</text:p>
              </table:table-cell>
              <table:table-cell office:value-type="float" office:value="83">
                <text:p>83</text:p>
              </table:table-cell>
              <table:table-cell office:value-type="float" office:value="0.01542912">
                <text:p>0.015429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">
                <text:p>85</text:p>
              </table:table-cell>
              <table:table-cell office:value-type="float" office:value="0.0150155897070618">
                <text:p>0.0150155897070618</text:p>
              </table:table-cell>
              <table:table-cell office:value-type="float" office:value="85">
                <text:p>85</text:p>
              </table:table-cell>
              <table:table-cell office:value-type="float" office:value="0.01556695">
                <text:p>0.015566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7">
                <text:p>87</text:p>
              </table:table-cell>
              <table:table-cell office:value-type="float" office:value="0.0151238429191792">
                <text:p>0.0151238429191792</text:p>
              </table:table-cell>
              <table:table-cell office:value-type="float" office:value="87">
                <text:p>87</text:p>
              </table:table-cell>
              <table:table-cell office:value-type="float" office:value="0.01568788">
                <text:p>0.015687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9">
                <text:p>89</text:p>
              </table:table-cell>
              <table:table-cell office:value-type="float" office:value="0.0152016746081833">
                <text:p>0.0152016746081833</text:p>
              </table:table-cell>
              <table:table-cell office:value-type="float" office:value="89">
                <text:p>89</text:p>
              </table:table-cell>
              <table:table-cell office:value-type="float" office:value="0.01579178">
                <text:p>0.015791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1">
                <text:p>91</text:p>
              </table:table-cell>
              <table:table-cell office:value-type="float" office:value="0.0152756871449351">
                <text:p>0.0152756871449351</text:p>
              </table:table-cell>
              <table:table-cell office:value-type="float" office:value="91">
                <text:p>91</text:p>
              </table:table-cell>
              <table:table-cell office:value-type="float" office:value="0.01587853">
                <text:p>0.015878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3">
                <text:p>93</text:p>
              </table:table-cell>
              <table:table-cell office:value-type="float" office:value="0.0153325793440042">
                <text:p>0.0153325793440042</text:p>
              </table:table-cell>
              <table:table-cell office:value-type="float" office:value="93">
                <text:p>93</text:p>
              </table:table-cell>
              <table:table-cell office:value-type="float" office:value="0.01594804">
                <text:p>0.015948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5">
                <text:p>95</text:p>
              </table:table-cell>
              <table:table-cell office:value-type="float" office:value="0.0153926322207992">
                <text:p>0.0153926322207992</text:p>
              </table:table-cell>
              <table:table-cell office:value-type="float" office:value="95">
                <text:p>95</text:p>
              </table:table-cell>
              <table:table-cell office:value-type="float" office:value="0.01600024">
                <text:p>0.016000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7">
                <text:p>97</text:p>
              </table:table-cell>
              <table:table-cell office:value-type="float" office:value="0.015434247810859">
                <text:p>0.015434247810859</text:p>
              </table:table-cell>
              <table:table-cell office:value-type="float" office:value="97">
                <text:p>97</text:p>
              </table:table-cell>
              <table:table-cell office:value-type="float" office:value="0.01603507">
                <text:p>0.016035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">
                <text:p>99</text:p>
              </table:table-cell>
              <table:table-cell office:value-type="float" office:value="0.0154330625567117">
                <text:p>0.0154330625567117</text:p>
              </table:table-cell>
              <table:table-cell office:value-type="float" office:value="99">
                <text:p>99</text:p>
              </table:table-cell>
              <table:table-cell office:value-type="float" office:value="0.01605249">
                <text:p>0.0160524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1">
                <text:p>101</text:p>
              </table:table-cell>
              <table:table-cell office:value-type="float" office:value="0.0154306920484172">
                <text:p>0.0154306920484172</text:p>
              </table:table-cell>
              <table:table-cell office:value-type="float" office:value="101">
                <text:p>101</text:p>
              </table:table-cell>
              <table:table-cell office:value-type="float" office:value="0.01605249">
                <text:p>0.0160524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3">
                <text:p>103</text:p>
              </table:table-cell>
              <table:table-cell office:value-type="float" office:value="0.0154146252699764">
                <text:p>0.0154146252699764</text:p>
              </table:table-cell>
              <table:table-cell office:value-type="float" office:value="103">
                <text:p>103</text:p>
              </table:table-cell>
              <table:table-cell office:value-type="float" office:value="0.01603507">
                <text:p>0.0160350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5">
                <text:p>105</text:p>
              </table:table-cell>
              <table:table-cell office:value-type="float" office:value="0.0153705074767168">
                <text:p>0.0153705074767168</text:p>
              </table:table-cell>
              <table:table-cell office:value-type="float" office:value="105">
                <text:p>105</text:p>
              </table:table-cell>
              <table:table-cell office:value-type="float" office:value="0.01600024">
                <text:p>0.016000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7">
                <text:p>107</text:p>
              </table:table-cell>
              <table:table-cell office:value-type="float" office:value="0.0153363984962565">
                <text:p>0.0153363984962565</text:p>
              </table:table-cell>
              <table:table-cell office:value-type="float" office:value="107">
                <text:p>107</text:p>
              </table:table-cell>
              <table:table-cell office:value-type="float" office:value="0.01594804">
                <text:p>0.0159480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9">
                <text:p>109</text:p>
              </table:table-cell>
              <table:table-cell office:value-type="float" office:value="0.0152876713813131">
                <text:p>0.0152876713813131</text:p>
              </table:table-cell>
              <table:table-cell office:value-type="float" office:value="109">
                <text:p>109</text:p>
              </table:table-cell>
              <table:table-cell office:value-type="float" office:value="0.01587853">
                <text:p>0.0158785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1">
                <text:p>111</text:p>
              </table:table-cell>
              <table:table-cell office:value-type="float" office:value="0.0152158976579506">
                <text:p>0.0152158976579506</text:p>
              </table:table-cell>
              <table:table-cell office:value-type="float" office:value="111">
                <text:p>111</text:p>
              </table:table-cell>
              <table:table-cell office:value-type="float" office:value="0.01579178">
                <text:p>0.0157917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3">
                <text:p>113</text:p>
              </table:table-cell>
              <table:table-cell office:value-type="float" office:value="0.0151463627479773">
                <text:p>0.0151463627479773</text:p>
              </table:table-cell>
              <table:table-cell office:value-type="float" office:value="113">
                <text:p>113</text:p>
              </table:table-cell>
              <table:table-cell office:value-type="float" office:value="0.01568788">
                <text:p>0.0156878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5">
                <text:p>115</text:p>
              </table:table-cell>
              <table:table-cell office:value-type="float" office:value="0.0150549664837322">
                <text:p>0.0150549664837322</text:p>
              </table:table-cell>
              <table:table-cell office:value-type="float" office:value="115">
                <text:p>115</text:p>
              </table:table-cell>
              <table:table-cell office:value-type="float" office:value="0.01556695">
                <text:p>0.0155669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7">
                <text:p>117</text:p>
              </table:table-cell>
              <table:table-cell office:value-type="float" office:value="0.0149216912396168">
                <text:p>0.0149216912396168</text:p>
              </table:table-cell>
              <table:table-cell office:value-type="float" office:value="117">
                <text:p>117</text:p>
              </table:table-cell>
              <table:table-cell office:value-type="float" office:value="0.01542912">
                <text:p>0.0154291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9">
                <text:p>119</text:p>
              </table:table-cell>
              <table:table-cell office:value-type="float" office:value="0.0147960543000061">
                <text:p>0.0147960543000061</text:p>
              </table:table-cell>
              <table:table-cell office:value-type="float" office:value="119">
                <text:p>119</text:p>
              </table:table-cell>
              <table:table-cell office:value-type="float" office:value="0.01527453">
                <text:p>0.0152745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1">
                <text:p>121</text:p>
              </table:table-cell>
              <table:table-cell office:value-type="float" office:value="0.014618529567726">
                <text:p>0.014618529567726</text:p>
              </table:table-cell>
              <table:table-cell office:value-type="float" office:value="121">
                <text:p>121</text:p>
              </table:table-cell>
              <table:table-cell office:value-type="float" office:value="0.01510335">
                <text:p>0.0151033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3">
                <text:p>123</text:p>
              </table:table-cell>
              <table:table-cell office:value-type="float" office:value="0.014451540427866">
                <text:p>0.014451540427866</text:p>
              </table:table-cell>
              <table:table-cell office:value-type="float" office:value="123">
                <text:p>123</text:p>
              </table:table-cell>
              <table:table-cell office:value-type="float" office:value="0.01491577">
                <text:p>0.0149157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5">
                <text:p>125</text:p>
              </table:table-cell>
              <table:table-cell office:value-type="float" office:value="0.0142816540000905">
                <text:p>0.0142816540000905</text:p>
              </table:table-cell>
              <table:table-cell office:value-type="float" office:value="125">
                <text:p>125</text:p>
              </table:table-cell>
              <table:table-cell office:value-type="float" office:value="0.01471198">
                <text:p>0.0147119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7">
                <text:p>127</text:p>
              </table:table-cell>
              <table:table-cell office:value-type="float" office:value="0.014074234524318">
                <text:p>0.014074234524318</text:p>
              </table:table-cell>
              <table:table-cell office:value-type="float" office:value="127">
                <text:p>127</text:p>
              </table:table-cell>
              <table:table-cell office:value-type="float" office:value="0.01449221">
                <text:p>0.0144922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9">
                <text:p>129</text:p>
              </table:table-cell>
              <table:table-cell office:value-type="float" office:value="0.0138777457256815">
                <text:p>0.0138777457256815</text:p>
              </table:table-cell>
              <table:table-cell office:value-type="float" office:value="129">
                <text:p>129</text:p>
              </table:table-cell>
              <table:table-cell office:value-type="float" office:value="0.01425669">
                <text:p>0.0142566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1">
                <text:p>131</text:p>
              </table:table-cell>
              <table:table-cell office:value-type="float" office:value="0.0136441189637639">
                <text:p>0.0136441189637639</text:p>
              </table:table-cell>
              <table:table-cell office:value-type="float" office:value="131">
                <text:p>131</text:p>
              </table:table-cell>
              <table:table-cell office:value-type="float" office:value="0.01400567">
                <text:p>0.014005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3">
                <text:p>133</text:p>
              </table:table-cell>
              <table:table-cell office:value-type="float" office:value="0.0134471033855064">
                <text:p>0.0134471033855064</text:p>
              </table:table-cell>
              <table:table-cell office:value-type="float" office:value="133">
                <text:p>133</text:p>
              </table:table-cell>
              <table:table-cell office:value-type="float" office:value="0.01373944">
                <text:p>0.013739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5">
                <text:p>135</text:p>
              </table:table-cell>
              <table:table-cell office:value-type="float" office:value="0.0131743632367287">
                <text:p>0.0131743632367287</text:p>
              </table:table-cell>
              <table:table-cell office:value-type="float" office:value="135">
                <text:p>135</text:p>
              </table:table-cell>
              <table:table-cell office:value-type="float" office:value="0.01345826">
                <text:p>0.0134582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7">
                <text:p>137</text:p>
              </table:table-cell>
              <table:table-cell office:value-type="float" office:value="0.0129053632232603">
                <text:p>0.0129053632232603</text:p>
              </table:table-cell>
              <table:table-cell office:value-type="float" office:value="137">
                <text:p>137</text:p>
              </table:table-cell>
              <table:table-cell office:value-type="float" office:value="0.01316246">
                <text:p>0.013162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9">
                <text:p>139</text:p>
              </table:table-cell>
              <table:table-cell office:value-type="float" office:value="0.0126413281077199">
                <text:p>0.0126413281077199</text:p>
              </table:table-cell>
              <table:table-cell office:value-type="float" office:value="139">
                <text:p>139</text:p>
              </table:table-cell>
              <table:table-cell office:value-type="float" office:value="0.01285235">
                <text:p>0.0128523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1">
                <text:p>141</text:p>
              </table:table-cell>
              <table:table-cell office:value-type="float" office:value="0.0123637284169385">
                <text:p>0.0123637284169385</text:p>
              </table:table-cell>
              <table:table-cell office:value-type="float" office:value="141">
                <text:p>141</text:p>
              </table:table-cell>
              <table:table-cell office:value-type="float" office:value="0.01252826">
                <text:p>0.0125282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3">
                <text:p>143</text:p>
              </table:table-cell>
              <table:table-cell office:value-type="float" office:value="0.0120866818447591">
                <text:p>0.0120866818447591</text:p>
              </table:table-cell>
              <table:table-cell office:value-type="float" office:value="143">
                <text:p>143</text:p>
              </table:table-cell>
              <table:table-cell office:value-type="float" office:value="0.01219054">
                <text:p>0.0121905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5">
                <text:p>145</text:p>
              </table:table-cell>
              <table:table-cell office:value-type="float" office:value="0.0117965316295071">
                <text:p>0.0117965316295071</text:p>
              </table:table-cell>
              <table:table-cell office:value-type="float" office:value="145">
                <text:p>145</text:p>
              </table:table-cell>
              <table:table-cell office:value-type="float" office:value="0.01183957">
                <text:p>0.0118395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7">
                <text:p>147</text:p>
              </table:table-cell>
              <table:table-cell office:value-type="float" office:value="0.0114996254656157">
                <text:p>0.0114996254656157</text:p>
              </table:table-cell>
              <table:table-cell office:value-type="float" office:value="147">
                <text:p>147</text:p>
              </table:table-cell>
              <table:table-cell office:value-type="float" office:value="0.01147572">
                <text:p>0.0114757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9">
                <text:p>149</text:p>
              </table:table-cell>
              <table:table-cell office:value-type="float" office:value="0.011164949202898">
                <text:p>0.011164949202898</text:p>
              </table:table-cell>
              <table:table-cell office:value-type="float" office:value="149">
                <text:p>149</text:p>
              </table:table-cell>
              <table:table-cell office:value-type="float" office:value="0.01109939">
                <text:p>0.0110993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1">
                <text:p>151</text:p>
              </table:table-cell>
              <table:table-cell office:value-type="float" office:value="0.0108211464832462">
                <text:p>0.0108211464832462</text:p>
              </table:table-cell>
              <table:table-cell office:value-type="float" office:value="151">
                <text:p>151</text:p>
              </table:table-cell>
              <table:table-cell office:value-type="float" office:value="0.01069143">
                <text:p>0.0106914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3">
                <text:p>153</text:p>
              </table:table-cell>
              <table:table-cell office:value-type="float" office:value="0.0105069619477857">
                <text:p>0.0105069619477857</text:p>
              </table:table-cell>
              <table:table-cell office:value-type="float" office:value="153">
                <text:p>153</text:p>
              </table:table-cell>
              <table:table-cell office:value-type="float" office:value="0.01026563">
                <text:p>0.0102656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5">
                <text:p>155</text:p>
              </table:table-cell>
              <table:table-cell office:value-type="float" office:value="0.0101469607547879">
                <text:p>0.0101469607547879</text:p>
              </table:table-cell>
              <table:table-cell office:value-type="float" office:value="155">
                <text:p>155</text:p>
              </table:table-cell>
              <table:table-cell office:value-type="float" office:value="0.009841485">
                <text:p>0.00984148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7">
                <text:p>157</text:p>
              </table:table-cell>
              <table:table-cell office:value-type="float" office:value="0.00979611235770509">
                <text:p>0.00979611235770509</text:p>
              </table:table-cell>
              <table:table-cell office:value-type="float" office:value="157">
                <text:p>157</text:p>
              </table:table-cell>
              <table:table-cell office:value-type="float" office:value="0.009418931">
                <text:p>0.00941893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9">
                <text:p>159</text:p>
              </table:table-cell>
              <table:table-cell office:value-type="float" office:value="0.00943745445274086">
                <text:p>0.00943745445274086</text:p>
              </table:table-cell>
              <table:table-cell office:value-type="float" office:value="159">
                <text:p>159</text:p>
              </table:table-cell>
              <table:table-cell office:value-type="float" office:value="0.008997899">
                <text:p>0.0089978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1">
                <text:p>161</text:p>
              </table:table-cell>
              <table:table-cell office:value-type="float" office:value="0.00905834432899093">
                <text:p>0.00905834432899093</text:p>
              </table:table-cell>
              <table:table-cell office:value-type="float" office:value="161">
                <text:p>161</text:p>
              </table:table-cell>
              <table:table-cell office:value-type="float" office:value="0.008578319">
                <text:p>0.0085783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3">
                <text:p>163</text:p>
              </table:table-cell>
              <table:table-cell office:value-type="float" office:value="0.00866057303716675">
                <text:p>0.00866057303716675</text:p>
              </table:table-cell>
              <table:table-cell office:value-type="float" office:value="163">
                <text:p>163</text:p>
              </table:table-cell>
              <table:table-cell office:value-type="float" office:value="0.008160125">
                <text:p>0.0081601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5">
                <text:p>165</text:p>
              </table:table-cell>
              <table:table-cell office:value-type="float" office:value="0.00824244171299056">
                <text:p>0.00824244171299056</text:p>
              </table:table-cell>
              <table:table-cell office:value-type="float" office:value="165">
                <text:p>165</text:p>
              </table:table-cell>
              <table:table-cell office:value-type="float" office:value="0.007743249">
                <text:p>0.00774324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7">
                <text:p>167</text:p>
              </table:table-cell>
              <table:table-cell office:value-type="float" office:value="0.00785681269143065">
                <text:p>0.00785681269143065</text:p>
              </table:table-cell>
              <table:table-cell office:value-type="float" office:value="167">
                <text:p>167</text:p>
              </table:table-cell>
              <table:table-cell office:value-type="float" office:value="0.007327623">
                <text:p>0.00732762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9">
                <text:p>169</text:p>
              </table:table-cell>
              <table:table-cell office:value-type="float" office:value="0.00745628897608669">
                <text:p>0.00745628897608669</text:p>
              </table:table-cell>
              <table:table-cell office:value-type="float" office:value="169">
                <text:p>169</text:p>
              </table:table-cell>
              <table:table-cell office:value-type="float" office:value="0.006913181">
                <text:p>0.00691318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1">
                <text:p>171</text:p>
              </table:table-cell>
              <table:table-cell office:value-type="float" office:value="0.00703905317726622">
                <text:p>0.00703905317726622</text:p>
              </table:table-cell>
              <table:table-cell office:value-type="float" office:value="171">
                <text:p>171</text:p>
              </table:table-cell>
              <table:table-cell office:value-type="float" office:value="0.006499854">
                <text:p>0.00649985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3">
                <text:p>173</text:p>
              </table:table-cell>
              <table:table-cell office:value-type="float" office:value="0.00661226949781494">
                <text:p>0.00661226949781494</text:p>
              </table:table-cell>
              <table:table-cell office:value-type="float" office:value="173">
                <text:p>173</text:p>
              </table:table-cell>
              <table:table-cell office:value-type="float" office:value="0.006087578">
                <text:p>0.00608757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5">
                <text:p>175</text:p>
              </table:table-cell>
              <table:table-cell office:value-type="float" office:value="0.00619681158021537">
                <text:p>0.00619681158021537</text:p>
              </table:table-cell>
              <table:table-cell office:value-type="float" office:value="175">
                <text:p>175</text:p>
              </table:table-cell>
              <table:table-cell office:value-type="float" office:value="0.005676285">
                <text:p>0.00567628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7">
                <text:p>177</text:p>
              </table:table-cell>
              <table:table-cell office:value-type="float" office:value="0.00576248178269314">
                <text:p>0.00576248178269314</text:p>
              </table:table-cell>
              <table:table-cell office:value-type="float" office:value="177">
                <text:p>177</text:p>
              </table:table-cell>
              <table:table-cell office:value-type="float" office:value="0.005265908">
                <text:p>0.00526590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9">
                <text:p>179</text:p>
              </table:table-cell>
              <table:table-cell office:value-type="float" office:value="0.005334196781322">
                <text:p>0.005334196781322</text:p>
              </table:table-cell>
              <table:table-cell office:value-type="float" office:value="179">
                <text:p>179</text:p>
              </table:table-cell>
              <table:table-cell office:value-type="float" office:value="0.004856382">
                <text:p>0.00485638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1">
                <text:p>181</text:p>
              </table:table-cell>
              <table:table-cell office:value-type="float" office:value="0.0048875666796492">
                <text:p>0.0048875666796492</text:p>
              </table:table-cell>
              <table:table-cell office:value-type="float" office:value="181">
                <text:p>181</text:p>
              </table:table-cell>
              <table:table-cell office:value-type="float" office:value="0.00444764">
                <text:p>0.0044476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3">
                <text:p>183</text:p>
              </table:table-cell>
              <table:table-cell office:value-type="float" office:value="0.00444994450949566">
                <text:p>0.00444994450949566</text:p>
              </table:table-cell>
              <table:table-cell office:value-type="float" office:value="183">
                <text:p>183</text:p>
              </table:table-cell>
              <table:table-cell office:value-type="float" office:value="0.004039617">
                <text:p>0.00403961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5">
                <text:p>185</text:p>
              </table:table-cell>
              <table:table-cell office:value-type="float" office:value="0.00402158049118136">
                <text:p>0.00402158049118136</text:p>
              </table:table-cell>
              <table:table-cell office:value-type="float" office:value="185">
                <text:p>185</text:p>
              </table:table-cell>
              <table:table-cell office:value-type="float" office:value="0.003632245">
                <text:p>0.00363224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7">
                <text:p>187</text:p>
              </table:table-cell>
              <table:table-cell office:value-type="float" office:value="0.00358283891433317">
                <text:p>0.00358283891433317</text:p>
              </table:table-cell>
              <table:table-cell office:value-type="float" office:value="187">
                <text:p>187</text:p>
              </table:table-cell>
              <table:table-cell office:value-type="float" office:value="0.003225461">
                <text:p>0.00322546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9">
                <text:p>189</text:p>
              </table:table-cell>
              <table:table-cell office:value-type="float" office:value="0.00312448796609291">
                <text:p>0.00312448796609291</text:p>
              </table:table-cell>
              <table:table-cell office:value-type="float" office:value="189">
                <text:p>189</text:p>
              </table:table-cell>
              <table:table-cell office:value-type="float" office:value="0.002819197">
                <text:p>0.0028191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1">
                <text:p>191</text:p>
              </table:table-cell>
              <table:table-cell office:value-type="float" office:value="0.00267792371187274">
                <text:p>0.00267792371187274</text:p>
              </table:table-cell>
              <table:table-cell office:value-type="float" office:value="191">
                <text:p>191</text:p>
              </table:table-cell>
              <table:table-cell office:value-type="float" office:value="0.002413389">
                <text:p>0.00241338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3">
                <text:p>193</text:p>
              </table:table-cell>
              <table:table-cell office:value-type="float" office:value="0.00222992398318532">
                <text:p>0.00222992398318532</text:p>
              </table:table-cell>
              <table:table-cell office:value-type="float" office:value="193">
                <text:p>193</text:p>
              </table:table-cell>
              <table:table-cell office:value-type="float" office:value="0.00200797">
                <text:p>0.0020079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5">
                <text:p>195</text:p>
              </table:table-cell>
              <table:table-cell office:value-type="float" office:value="0.00177593213630891">
                <text:p>0.00177593213630891</text:p>
              </table:table-cell>
              <table:table-cell office:value-type="float" office:value="195">
                <text:p>195</text:p>
              </table:table-cell>
              <table:table-cell office:value-type="float" office:value="0.001602875">
                <text:p>0.0016028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7">
                <text:p>197</text:p>
              </table:table-cell>
              <table:table-cell office:value-type="float" office:value="0.00131993852687267">
                <text:p>0.00131993852687267</text:p>
              </table:table-cell>
              <table:table-cell office:value-type="float" office:value="197">
                <text:p>197</text:p>
              </table:table-cell>
              <table:table-cell office:value-type="float" office:value="0.00119804">
                <text:p>0.0011980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9">
                <text:p>199</text:p>
              </table:table-cell>
              <table:table-cell office:value-type="float" office:value="0.00084232456484115">
                <text:p>0.00084232456484115</text:p>
              </table:table-cell>
              <table:table-cell office:value-type="float" office:value="199">
                <text:p>199</text:p>
              </table:table-cell>
              <table:table-cell office:value-type="float" office:value="0.0007933976">
                <text:p>0.00079339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111" number:title="User-defined">
      <number:scientific-number number:decimal-places="5" loext:min-decimal-places="5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maximum="10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037cm" svg:height="10.972cm" xlink:href=".." xlink:type="simple" chart:class="chart:scatter" chart:style-name="ch1">
        <chart:legend chart:legend-position="end" svg:x="2.47cm" svg:y="0.762cm" style:legend-expansion="custom" chartooo:width="3.344cm" chartooo:height="1.862cm" style:legend-expansion-aspect-ratio="1.79591836734694" chart:style-name="ch2"/>
        <chart:plot-area chart:style-name="ch3" table:cell-range-address="Diff3.C4:Diff3.C53 Diff3.E3:Diff3.E53 Diff3.I3:Diff3.I53" chart:data-source-has-labels="row" svg:x="0.415cm" svg:y="0.218cm" svg:width="20.181cm" svg:height="10.533cm">
          <chartooo:coordinate-region svg:x="1.327cm" svg:y="0.417cm" svg:width="18.989cm" svg:height="9.68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iff3.E4:Diff3.E53" chart:label-cell-address="Diff3.E3:Diff3.E3" chart:class="chart:scatter">
            <chart:domain table:cell-range-address="Diff3.C4:Diff3.C53"/>
            <chart:data-point chart:repeated="50"/>
          </chart:series>
          <chart:series chart:style-name="ch8" chart:values-cell-range-address="Diff3.I4:Diff3.I53" chart:label-cell-address="Diff3.I3:Diff3.I3" chart:class="chart:scatter">
            <chart:domain table:cell-range-address="Diff3.H4:Diff3.H53"/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erpent</text:p>
                <draw:g>
                  <svg:desc>Diff3.E3:Diff3.E3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MOST</text:p>
                <draw:g>
                  <svg:desc>Diff3.I3:Diff3.I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iff3.C4:Diff3.C53</svg:desc>
                </draw:g>
              </table:table-cell>
              <table:table-cell office:value-type="float" office:value="0.00168140999757273">
                <text:p>0.00168140999757273</text:p>
                <draw:g>
                  <svg:desc>Diff3.E4:Diff3.E53</svg:desc>
                </draw:g>
              </table:table-cell>
              <table:table-cell office:value-type="float" office:value="1">
                <text:p>1</text:p>
                <draw:g>
                  <svg:desc>Diff3.H4:Diff3.H53</svg:desc>
                </draw:g>
              </table:table-cell>
              <table:table-cell office:value-type="float" office:value="0.001586732">
                <text:p>0.001586732</text:p>
                <draw:g>
                  <svg:desc>Diff3.I4:Diff3.I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00265468743427199">
                <text:p>0.00265468743427199</text:p>
              </table:table-cell>
              <table:table-cell office:value-type="float" office:value="3">
                <text:p>3</text:p>
              </table:table-cell>
              <table:table-cell office:value-type="float" office:value="0.002395985">
                <text:p>0.0023959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00357181202164097">
                <text:p>0.00357181202164097</text:p>
              </table:table-cell>
              <table:table-cell office:value-type="float" office:value="5">
                <text:p>5</text:p>
              </table:table-cell>
              <table:table-cell office:value-type="float" office:value="0.003205624">
                <text:p>0.0032056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.00447276955963886">
                <text:p>0.00447276955963886</text:p>
              </table:table-cell>
              <table:table-cell office:value-type="float" office:value="7">
                <text:p>7</text:p>
              </table:table-cell>
              <table:table-cell office:value-type="float" office:value="0.004015781">
                <text:p>0.0040157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0.00537491197910531">
                <text:p>0.00537491197910531</text:p>
              </table:table-cell>
              <table:table-cell office:value-type="float" office:value="9">
                <text:p>9</text:p>
              </table:table-cell>
              <table:table-cell office:value-type="float" office:value="0.004826586">
                <text:p>0.0048265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0.00626957647997014">
                <text:p>0.00626957647997014</text:p>
              </table:table-cell>
              <table:table-cell office:value-type="float" office:value="11">
                <text:p>11</text:p>
              </table:table-cell>
              <table:table-cell office:value-type="float" office:value="0.005638171">
                <text:p>0.0056381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0.00714022738307205">
                <text:p>0.00714022738307205</text:p>
              </table:table-cell>
              <table:table-cell office:value-type="float" office:value="13">
                <text:p>13</text:p>
              </table:table-cell>
              <table:table-cell office:value-type="float" office:value="0.006450667">
                <text:p>0.006450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0803655071799288">
                <text:p>0.00803655071799288</text:p>
              </table:table-cell>
              <table:table-cell office:value-type="float" office:value="15">
                <text:p>15</text:p>
              </table:table-cell>
              <table:table-cell office:value-type="float" office:value="0.007264204">
                <text:p>0.0072642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0.00890638536941645">
                <text:p>0.00890638536941645</text:p>
              </table:table-cell>
              <table:table-cell office:value-type="float" office:value="17">
                <text:p>17</text:p>
              </table:table-cell>
              <table:table-cell office:value-type="float" office:value="0.008078914">
                <text:p>0.0080789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0.0097868839540571">
                <text:p>0.0097868839540571</text:p>
              </table:table-cell>
              <table:table-cell office:value-type="float" office:value="19">
                <text:p>19</text:p>
              </table:table-cell>
              <table:table-cell office:value-type="float" office:value="0.008894929">
                <text:p>0.0088949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0.0106503202455504">
                <text:p>0.0106503202455504</text:p>
              </table:table-cell>
              <table:table-cell office:value-type="float" office:value="21">
                <text:p>21</text:p>
              </table:table-cell>
              <table:table-cell office:value-type="float" office:value="0.00971238">
                <text:p>0.009712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0.0115496979415902">
                <text:p>0.0115496979415902</text:p>
              </table:table-cell>
              <table:table-cell office:value-type="float" office:value="23">
                <text:p>23</text:p>
              </table:table-cell>
              <table:table-cell office:value-type="float" office:value="0.0105314">
                <text:p>0.01053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0.012404787401405">
                <text:p>0.012404787401405</text:p>
              </table:table-cell>
              <table:table-cell office:value-type="float" office:value="25">
                <text:p>25</text:p>
              </table:table-cell>
              <table:table-cell office:value-type="float" office:value="0.01135212">
                <text:p>0.011352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">
                <text:p>27</text:p>
              </table:table-cell>
              <table:table-cell office:value-type="float" office:value="0.0132533995091916">
                <text:p>0.0132533995091916</text:p>
              </table:table-cell>
              <table:table-cell office:value-type="float" office:value="27">
                <text:p>27</text:p>
              </table:table-cell>
              <table:table-cell office:value-type="float" office:value="0.01217467">
                <text:p>0.012174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0.0141040390808244">
                <text:p>0.0141040390808244</text:p>
              </table:table-cell>
              <table:table-cell office:value-type="float" office:value="29">
                <text:p>29</text:p>
              </table:table-cell>
              <table:table-cell office:value-type="float" office:value="0.0129992">
                <text:p>0.01299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0.0149353519191699">
                <text:p>0.0149353519191699</text:p>
              </table:table-cell>
              <table:table-cell office:value-type="float" office:value="31">
                <text:p>31</text:p>
              </table:table-cell>
              <table:table-cell office:value-type="float" office:value="0.01382581">
                <text:p>0.013825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">
                <text:p>33</text:p>
              </table:table-cell>
              <table:table-cell office:value-type="float" office:value="0.0157237983790527">
                <text:p>0.0157237983790527</text:p>
              </table:table-cell>
              <table:table-cell office:value-type="float" office:value="33">
                <text:p>33</text:p>
              </table:table-cell>
              <table:table-cell office:value-type="float" office:value="0.01465467">
                <text:p>0.014654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0.0165594031213843">
                <text:p>0.0165594031213843</text:p>
              </table:table-cell>
              <table:table-cell office:value-type="float" office:value="35">
                <text:p>35</text:p>
              </table:table-cell>
              <table:table-cell office:value-type="float" office:value="0.01548589">
                <text:p>0.015485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">
                <text:p>37</text:p>
              </table:table-cell>
              <table:table-cell office:value-type="float" office:value="0.0173465857077006">
                <text:p>0.0173465857077006</text:p>
              </table:table-cell>
              <table:table-cell office:value-type="float" office:value="37">
                <text:p>37</text:p>
              </table:table-cell>
              <table:table-cell office:value-type="float" office:value="0.01631961">
                <text:p>0.016319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">
                <text:p>39</text:p>
              </table:table-cell>
              <table:table-cell office:value-type="float" office:value="0.0181555701130385">
                <text:p>0.0181555701130385</text:p>
              </table:table-cell>
              <table:table-cell office:value-type="float" office:value="39">
                <text:p>39</text:p>
              </table:table-cell>
              <table:table-cell office:value-type="float" office:value="0.01715596">
                <text:p>0.017155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">
                <text:p>41</text:p>
              </table:table-cell>
              <table:table-cell office:value-type="float" office:value="0.0189112875136896">
                <text:p>0.0189112875136896</text:p>
              </table:table-cell>
              <table:table-cell office:value-type="float" office:value="41">
                <text:p>41</text:p>
              </table:table-cell>
              <table:table-cell office:value-type="float" office:value="0.01799509">
                <text:p>0.017995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">
                <text:p>43</text:p>
              </table:table-cell>
              <table:table-cell office:value-type="float" office:value="0.0196219267571366">
                <text:p>0.0196219267571366</text:p>
              </table:table-cell>
              <table:table-cell office:value-type="float" office:value="43">
                <text:p>43</text:p>
              </table:table-cell>
              <table:table-cell office:value-type="float" office:value="0.01883712">
                <text:p>0.018837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">
                <text:p>45</text:p>
              </table:table-cell>
              <table:table-cell office:value-type="float" office:value="0.0203249564284854">
                <text:p>0.0203249564284854</text:p>
              </table:table-cell>
              <table:table-cell office:value-type="float" office:value="45">
                <text:p>45</text:p>
              </table:table-cell>
              <table:table-cell office:value-type="float" office:value="0.01968219">
                <text:p>0.019682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">
                <text:p>47</text:p>
              </table:table-cell>
              <table:table-cell office:value-type="float" office:value="0.0210282494068273">
                <text:p>0.0210282494068273</text:p>
              </table:table-cell>
              <table:table-cell office:value-type="float" office:value="47">
                <text:p>47</text:p>
              </table:table-cell>
              <table:table-cell office:value-type="float" office:value="0.02053044">
                <text:p>0.020530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">
                <text:p>49</text:p>
              </table:table-cell>
              <table:table-cell office:value-type="float" office:value="0.0217167182014624">
                <text:p>0.0217167182014624</text:p>
              </table:table-cell>
              <table:table-cell office:value-type="float" office:value="49">
                <text:p>49</text:p>
              </table:table-cell>
              <table:table-cell office:value-type="float" office:value="0.02138201">
                <text:p>0.021382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">
                <text:p>51</text:p>
              </table:table-cell>
              <table:table-cell office:value-type="float" office:value="0.022368192363579">
                <text:p>0.022368192363579</text:p>
              </table:table-cell>
              <table:table-cell office:value-type="float" office:value="51">
                <text:p>51</text:p>
              </table:table-cell>
              <table:table-cell office:value-type="float" office:value="0.02219791">
                <text:p>0.0221979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">
                <text:p>53</text:p>
              </table:table-cell>
              <table:table-cell office:value-type="float" office:value="0.0229762208718482">
                <text:p>0.0229762208718482</text:p>
              </table:table-cell>
              <table:table-cell office:value-type="float" office:value="53">
                <text:p>53</text:p>
              </table:table-cell>
              <table:table-cell office:value-type="float" office:value="0.02295056">
                <text:p>0.022950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">
                <text:p>55</text:p>
              </table:table-cell>
              <table:table-cell office:value-type="float" office:value="0.0236093162058524">
                <text:p>0.0236093162058524</text:p>
              </table:table-cell>
              <table:table-cell office:value-type="float" office:value="55">
                <text:p>55</text:p>
              </table:table-cell>
              <table:table-cell office:value-type="float" office:value="0.02367827">
                <text:p>0.023678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">
                <text:p>57</text:p>
              </table:table-cell>
              <table:table-cell office:value-type="float" office:value="0.024186985417827">
                <text:p>0.024186985417827</text:p>
              </table:table-cell>
              <table:table-cell office:value-type="float" office:value="57">
                <text:p>57</text:p>
              </table:table-cell>
              <table:table-cell office:value-type="float" office:value="0.02438026">
                <text:p>0.024380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">
                <text:p>59</text:p>
              </table:table-cell>
              <table:table-cell office:value-type="float" office:value="0.024803992694558">
                <text:p>0.024803992694558</text:p>
              </table:table-cell>
              <table:table-cell office:value-type="float" office:value="59">
                <text:p>59</text:p>
              </table:table-cell>
              <table:table-cell office:value-type="float" office:value="0.02505575">
                <text:p>0.025055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">
                <text:p>61</text:p>
              </table:table-cell>
              <table:table-cell office:value-type="float" office:value="0.0253243663048527">
                <text:p>0.0253243663048527</text:p>
              </table:table-cell>
              <table:table-cell office:value-type="float" office:value="61">
                <text:p>61</text:p>
              </table:table-cell>
              <table:table-cell office:value-type="float" office:value="0.02570402">
                <text:p>0.025704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3">
                <text:p>63</text:p>
              </table:table-cell>
              <table:table-cell office:value-type="float" office:value="0.0258603276891338">
                <text:p>0.0258603276891338</text:p>
              </table:table-cell>
              <table:table-cell office:value-type="float" office:value="63">
                <text:p>63</text:p>
              </table:table-cell>
              <table:table-cell office:value-type="float" office:value="0.02632435">
                <text:p>0.026324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">
                <text:p>65</text:p>
              </table:table-cell>
              <table:table-cell office:value-type="float" office:value="0.0263746715692884">
                <text:p>0.0263746715692884</text:p>
              </table:table-cell>
              <table:table-cell office:value-type="float" office:value="65">
                <text:p>65</text:p>
              </table:table-cell>
              <table:table-cell office:value-type="float" office:value="0.02691609">
                <text:p>0.026916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7">
                <text:p>67</text:p>
              </table:table-cell>
              <table:table-cell office:value-type="float" office:value="0.0268315092021686">
                <text:p>0.0268315092021686</text:p>
              </table:table-cell>
              <table:table-cell office:value-type="float" office:value="67">
                <text:p>67</text:p>
              </table:table-cell>
              <table:table-cell office:value-type="float" office:value="0.02747857">
                <text:p>0.0274785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9">
                <text:p>69</text:p>
              </table:table-cell>
              <table:table-cell office:value-type="float" office:value="0.0273130976923923">
                <text:p>0.0273130976923923</text:p>
              </table:table-cell>
              <table:table-cell office:value-type="float" office:value="69">
                <text:p>69</text:p>
              </table:table-cell>
              <table:table-cell office:value-type="float" office:value="0.02801121">
                <text:p>0.028011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1">
                <text:p>71</text:p>
              </table:table-cell>
              <table:table-cell office:value-type="float" office:value="0.0277459743889082">
                <text:p>0.0277459743889082</text:p>
              </table:table-cell>
              <table:table-cell office:value-type="float" office:value="71">
                <text:p>71</text:p>
              </table:table-cell>
              <table:table-cell office:value-type="float" office:value="0.02851341">
                <text:p>0.028513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3">
                <text:p>73</text:p>
              </table:table-cell>
              <table:table-cell office:value-type="float" office:value="0.0281446211763322">
                <text:p>0.0281446211763322</text:p>
              </table:table-cell>
              <table:table-cell office:value-type="float" office:value="73">
                <text:p>73</text:p>
              </table:table-cell>
              <table:table-cell office:value-type="float" office:value="0.02898463">
                <text:p>0.028984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">
                <text:p>75</text:p>
              </table:table-cell>
              <table:table-cell office:value-type="float" office:value="0.0285329989910287">
                <text:p>0.0285329989910287</text:p>
              </table:table-cell>
              <table:table-cell office:value-type="float" office:value="75">
                <text:p>75</text:p>
              </table:table-cell>
              <table:table-cell office:value-type="float" office:value="0.02942436">
                <text:p>0.029424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7">
                <text:p>77</text:p>
              </table:table-cell>
              <table:table-cell office:value-type="float" office:value="0.0288903065805494">
                <text:p>0.0288903065805494</text:p>
              </table:table-cell>
              <table:table-cell office:value-type="float" office:value="77">
                <text:p>77</text:p>
              </table:table-cell>
              <table:table-cell office:value-type="float" office:value="0.02983212">
                <text:p>0.029832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">
                <text:p>79</text:p>
              </table:table-cell>
              <table:table-cell office:value-type="float" office:value="0.0292239165406988">
                <text:p>0.0292239165406988</text:p>
              </table:table-cell>
              <table:table-cell office:value-type="float" office:value="79">
                <text:p>79</text:p>
              </table:table-cell>
              <table:table-cell office:value-type="float" office:value="0.03020748">
                <text:p>0.030207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1">
                <text:p>81</text:p>
              </table:table-cell>
              <table:table-cell office:value-type="float" office:value="0.029533565564484">
                <text:p>0.029533565564484</text:p>
              </table:table-cell>
              <table:table-cell office:value-type="float" office:value="81">
                <text:p>81</text:p>
              </table:table-cell>
              <table:table-cell office:value-type="float" office:value="0.03055002">
                <text:p>0.030550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3">
                <text:p>83</text:p>
              </table:table-cell>
              <table:table-cell office:value-type="float" office:value="0.0297568498945603">
                <text:p>0.0297568498945603</text:p>
              </table:table-cell>
              <table:table-cell office:value-type="float" office:value="83">
                <text:p>83</text:p>
              </table:table-cell>
              <table:table-cell office:value-type="float" office:value="0.03085937">
                <text:p>0.0308593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">
                <text:p>85</text:p>
              </table:table-cell>
              <table:table-cell office:value-type="float" office:value="0.0300217367295329">
                <text:p>0.0300217367295329</text:p>
              </table:table-cell>
              <table:table-cell office:value-type="float" office:value="85">
                <text:p>85</text:p>
              </table:table-cell>
              <table:table-cell office:value-type="float" office:value="0.0311352">
                <text:p>0.03113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7">
                <text:p>87</text:p>
              </table:table-cell>
              <table:table-cell office:value-type="float" office:value="0.0302381750777909">
                <text:p>0.0302381750777909</text:p>
              </table:table-cell>
              <table:table-cell office:value-type="float" office:value="87">
                <text:p>87</text:p>
              </table:table-cell>
              <table:table-cell office:value-type="float" office:value="0.03137721">
                <text:p>0.031377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9">
                <text:p>89</text:p>
              </table:table-cell>
              <table:table-cell office:value-type="float" office:value="0.0303937895106625">
                <text:p>0.0303937895106625</text:p>
              </table:table-cell>
              <table:table-cell office:value-type="float" office:value="89">
                <text:p>89</text:p>
              </table:table-cell>
              <table:table-cell office:value-type="float" office:value="0.03158513">
                <text:p>0.031585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1">
                <text:p>91</text:p>
              </table:table-cell>
              <table:table-cell office:value-type="float" office:value="0.0305417680407367">
                <text:p>0.0305417680407367</text:p>
              </table:table-cell>
              <table:table-cell office:value-type="float" office:value="91">
                <text:p>91</text:p>
              </table:table-cell>
              <table:table-cell office:value-type="float" office:value="0.03175875">
                <text:p>0.031758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3">
                <text:p>93</text:p>
              </table:table-cell>
              <table:table-cell office:value-type="float" office:value="0.030655516661719">
                <text:p>0.030655516661719</text:p>
              </table:table-cell>
              <table:table-cell office:value-type="float" office:value="93">
                <text:p>93</text:p>
              </table:table-cell>
              <table:table-cell office:value-type="float" office:value="0.03189787">
                <text:p>0.0318978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5">
                <text:p>95</text:p>
              </table:table-cell>
              <table:table-cell office:value-type="float" office:value="0.0307755846505336">
                <text:p>0.0307755846505336</text:p>
              </table:table-cell>
              <table:table-cell office:value-type="float" office:value="95">
                <text:p>95</text:p>
              </table:table-cell>
              <table:table-cell office:value-type="float" office:value="0.03200234">
                <text:p>0.032002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7">
                <text:p>97</text:p>
              </table:table-cell>
              <table:table-cell office:value-type="float" office:value="0.0308587896603262">
                <text:p>0.0308587896603262</text:p>
              </table:table-cell>
              <table:table-cell office:value-type="float" office:value="97">
                <text:p>97</text:p>
              </table:table-cell>
              <table:table-cell office:value-type="float" office:value="0.03207205">
                <text:p>0.032072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">
                <text:p>99</text:p>
              </table:table-cell>
              <table:table-cell office:value-type="float" office:value="0.030856419897389">
                <text:p>0.030856419897389</text:p>
              </table:table-cell>
              <table:table-cell office:value-type="float" office:value="99">
                <text:p>99</text:p>
              </table:table-cell>
              <table:table-cell office:value-type="float" office:value="0.03210693">
                <text:p>0.0321069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111" number:title="User-defined">
      <number:scientific-number number:decimal-places="5" loext:min-decimal-places="5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maximum="20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037cm" svg:height="10.972cm" xlink:href=".." xlink:type="simple" chart:class="chart:scatter" chart:style-name="ch1">
        <chart:legend chart:legend-position="end" svg:x="16.879cm" svg:y="1.08cm" style:legend-expansion="custom" chartooo:width="3.344cm" chartooo:height="1.862cm" style:legend-expansion-aspect-ratio="1.79591836734694" chart:style-name="ch2"/>
        <chart:plot-area chart:style-name="ch3" table:cell-range-address="Diff4.C4:Diff4.C103 Diff4.E3:Diff4.E103 Diff4.I3:Diff4.I103" chart:data-source-has-labels="row" svg:x="0.415cm" svg:y="0.218cm" svg:width="20.181cm" svg:height="10.533cm">
          <chartooo:coordinate-region svg:x="1.327cm" svg:y="0.417cm" svg:width="18.989cm" svg:height="9.68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iff4.E4:Diff4.E103" chart:label-cell-address="Diff4.E3:Diff4.E3" chart:class="chart:scatter">
            <chart:domain table:cell-range-address="Diff4.C4:Diff4.C103"/>
            <chart:data-point chart:repeated="100"/>
          </chart:series>
          <chart:series chart:style-name="ch8" chart:values-cell-range-address="Diff4.I4:Diff4.I103" chart:label-cell-address="Diff4.I3:Diff4.I3" chart:class="chart:scatter">
            <chart:domain table:cell-range-address="Diff4.H4:Diff4.H103"/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erpent</text:p>
                <draw:g>
                  <svg:desc>Diff4.E3:Diff4.E3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LMOST</text:p>
                <draw:g>
                  <svg:desc>Diff4.I3:Diff4.I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iff4.C4:Diff4.C103</svg:desc>
                </draw:g>
              </table:table-cell>
              <table:table-cell office:value-type="float" office:value="0.0101765180640498">
                <text:p>0.0101765180640498</text:p>
                <draw:g>
                  <svg:desc>Diff4.E4:Diff4.E103</svg:desc>
                </draw:g>
              </table:table-cell>
              <table:table-cell office:value-type="float" office:value="1">
                <text:p>1</text:p>
                <draw:g>
                  <svg:desc>Diff4.H4:Diff4.H103</svg:desc>
                </draw:g>
              </table:table-cell>
              <table:table-cell office:value-type="float" office:value="0.009366905">
                <text:p>0.009366905</text:p>
                <draw:g>
                  <svg:desc>Diff4.I4:Diff4.I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0101639883548723">
                <text:p>0.0101639883548723</text:p>
              </table:table-cell>
              <table:table-cell office:value-type="float" office:value="3">
                <text:p>3</text:p>
              </table:table-cell>
              <table:table-cell office:value-type="float" office:value="0.009368986">
                <text:p>0.0093689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0101840997352081">
                <text:p>0.0101840997352081</text:p>
              </table:table-cell>
              <table:table-cell office:value-type="float" office:value="5">
                <text:p>5</text:p>
              </table:table-cell>
              <table:table-cell office:value-type="float" office:value="0.009373148">
                <text:p>0.0093731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.0101774757488277">
                <text:p>0.0101774757488277</text:p>
              </table:table-cell>
              <table:table-cell office:value-type="float" office:value="7">
                <text:p>7</text:p>
              </table:table-cell>
              <table:table-cell office:value-type="float" office:value="0.009379393">
                <text:p>0.0093793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0.0101877708601901">
                <text:p>0.0101877708601901</text:p>
              </table:table-cell>
              <table:table-cell office:value-type="float" office:value="9">
                <text:p>9</text:p>
              </table:table-cell>
              <table:table-cell office:value-type="float" office:value="0.009387721">
                <text:p>0.0093877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0.0101721286754844">
                <text:p>0.0101721286754844</text:p>
              </table:table-cell>
              <table:table-cell office:value-type="float" office:value="11">
                <text:p>11</text:p>
              </table:table-cell>
              <table:table-cell office:value-type="float" office:value="0.009398135">
                <text:p>0.0093981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0.0101856160694398">
                <text:p>0.0101856160694398</text:p>
              </table:table-cell>
              <table:table-cell office:value-type="float" office:value="13">
                <text:p>13</text:p>
              </table:table-cell>
              <table:table-cell office:value-type="float" office:value="0.009410636">
                <text:p>0.0094106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101720488684196">
                <text:p>0.0101720488684196</text:p>
              </table:table-cell>
              <table:table-cell office:value-type="float" office:value="15">
                <text:p>15</text:p>
              </table:table-cell>
              <table:table-cell office:value-type="float" office:value="0.009425229">
                <text:p>0.0094252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0.0101875314389956">
                <text:p>0.0101875314389956</text:p>
              </table:table-cell>
              <table:table-cell office:value-type="float" office:value="17">
                <text:p>17</text:p>
              </table:table-cell>
              <table:table-cell office:value-type="float" office:value="0.009441915">
                <text:p>0.0094419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0.0102093985747576">
                <text:p>0.0102093985747576</text:p>
              </table:table-cell>
              <table:table-cell office:value-type="float" office:value="19">
                <text:p>19</text:p>
              </table:table-cell>
              <table:table-cell office:value-type="float" office:value="0.009460698">
                <text:p>0.0094606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0.010208760118239">
                <text:p>0.010208760118239</text:p>
              </table:table-cell>
              <table:table-cell office:value-type="float" office:value="21">
                <text:p>21</text:p>
              </table:table-cell>
              <table:table-cell office:value-type="float" office:value="0.009481584">
                <text:p>0.0094815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0.0102236042322963">
                <text:p>0.0102236042322963</text:p>
              </table:table-cell>
              <table:table-cell office:value-type="float" office:value="23">
                <text:p>23</text:p>
              </table:table-cell>
              <table:table-cell office:value-type="float" office:value="0.009504575">
                <text:p>0.0095045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0.0102336599224642">
                <text:p>0.0102336599224642</text:p>
              </table:table-cell>
              <table:table-cell office:value-type="float" office:value="25">
                <text:p>25</text:p>
              </table:table-cell>
              <table:table-cell office:value-type="float" office:value="0.009529678">
                <text:p>0.0095296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">
                <text:p>27</text:p>
              </table:table-cell>
              <table:table-cell office:value-type="float" office:value="0.0102359743273442">
                <text:p>0.0102359743273442</text:p>
              </table:table-cell>
              <table:table-cell office:value-type="float" office:value="27">
                <text:p>27</text:p>
              </table:table-cell>
              <table:table-cell office:value-type="float" office:value="0.009556899">
                <text:p>0.0095568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0.0102442742620859">
                <text:p>0.0102442742620859</text:p>
              </table:table-cell>
              <table:table-cell office:value-type="float" office:value="29">
                <text:p>29</text:p>
              </table:table-cell>
              <table:table-cell office:value-type="float" office:value="0.009586242">
                <text:p>0.0095862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0.0102402839088447">
                <text:p>0.0102402839088447</text:p>
              </table:table-cell>
              <table:table-cell office:value-type="float" office:value="31">
                <text:p>31</text:p>
              </table:table-cell>
              <table:table-cell office:value-type="float" office:value="0.009617715">
                <text:p>0.0096177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">
                <text:p>33</text:p>
              </table:table-cell>
              <table:table-cell office:value-type="float" office:value="0.0102540905310594">
                <text:p>0.0102540905310594</text:p>
              </table:table-cell>
              <table:table-cell office:value-type="float" office:value="33">
                <text:p>33</text:p>
              </table:table-cell>
              <table:table-cell office:value-type="float" office:value="0.009651325">
                <text:p>0.0096513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0.0102489828789106">
                <text:p>0.0102489828789106</text:p>
              </table:table-cell>
              <table:table-cell office:value-type="float" office:value="35">
                <text:p>35</text:p>
              </table:table-cell>
              <table:table-cell office:value-type="float" office:value="0.009687078">
                <text:p>0.0096870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">
                <text:p>37</text:p>
              </table:table-cell>
              <table:table-cell office:value-type="float" office:value="0.0102507386343367">
                <text:p>0.0102507386343367</text:p>
              </table:table-cell>
              <table:table-cell office:value-type="float" office:value="37">
                <text:p>37</text:p>
              </table:table-cell>
              <table:table-cell office:value-type="float" office:value="0.009724984">
                <text:p>0.0097249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">
                <text:p>39</text:p>
              </table:table-cell>
              <table:table-cell office:value-type="float" office:value="0.0102287118844451">
                <text:p>0.0102287118844451</text:p>
              </table:table-cell>
              <table:table-cell office:value-type="float" office:value="39">
                <text:p>39</text:p>
              </table:table-cell>
              <table:table-cell office:value-type="float" office:value="0.00976505">
                <text:p>0.009765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">
                <text:p>41</text:p>
              </table:table-cell>
              <table:table-cell office:value-type="float" office:value="0.0101859352976991">
                <text:p>0.0101859352976991</text:p>
              </table:table-cell>
              <table:table-cell office:value-type="float" office:value="41">
                <text:p>41</text:p>
              </table:table-cell>
              <table:table-cell office:value-type="float" office:value="0.009807286">
                <text:p>0.0098072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">
                <text:p>43</text:p>
              </table:table-cell>
              <table:table-cell office:value-type="float" office:value="0.0101650258467151">
                <text:p>0.0101650258467151</text:p>
              </table:table-cell>
              <table:table-cell office:value-type="float" office:value="43">
                <text:p>43</text:p>
              </table:table-cell>
              <table:table-cell office:value-type="float" office:value="0.0098517">
                <text:p>0.00985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">
                <text:p>45</text:p>
              </table:table-cell>
              <table:table-cell office:value-type="float" office:value="0.0101599980016311">
                <text:p>0.0101599980016311</text:p>
              </table:table-cell>
              <table:table-cell office:value-type="float" office:value="45">
                <text:p>45</text:p>
              </table:table-cell>
              <table:table-cell office:value-type="float" office:value="0.009898303">
                <text:p>0.0098983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">
                <text:p>47</text:p>
              </table:table-cell>
              <table:table-cell office:value-type="float" office:value="0.010119535819765">
                <text:p>0.010119535819765</text:p>
              </table:table-cell>
              <table:table-cell office:value-type="float" office:value="47">
                <text:p>47</text:p>
              </table:table-cell>
              <table:table-cell office:value-type="float" office:value="0.009947104">
                <text:p>0.0099471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">
                <text:p>49</text:p>
              </table:table-cell>
              <table:table-cell office:value-type="float" office:value="0.0100682198770828">
                <text:p>0.0100682198770828</text:p>
              </table:table-cell>
              <table:table-cell office:value-type="float" office:value="49">
                <text:p>49</text:p>
              </table:table-cell>
              <table:table-cell office:value-type="float" office:value="0.009998116">
                <text:p>0.0099981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">
                <text:p>51</text:p>
              </table:table-cell>
              <table:table-cell office:value-type="float" office:value="0.0100108385974738">
                <text:p>0.0100108385974738</text:p>
              </table:table-cell>
              <table:table-cell office:value-type="float" office:value="51">
                <text:p>51</text:p>
              </table:table-cell>
              <table:table-cell office:value-type="float" office:value="0.01004797">
                <text:p>0.010047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">
                <text:p>53</text:p>
              </table:table-cell>
              <table:table-cell office:value-type="float" office:value="0.00997620233133994">
                <text:p>0.00997620233133994</text:p>
              </table:table-cell>
              <table:table-cell office:value-type="float" office:value="53">
                <text:p>53</text:p>
              </table:table-cell>
              <table:table-cell office:value-type="float" office:value="0.01009265">
                <text:p>0.010092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">
                <text:p>55</text:p>
              </table:table-cell>
              <table:table-cell office:value-type="float" office:value="0.00992919597015822">
                <text:p>0.00992919597015822</text:p>
              </table:table-cell>
              <table:table-cell office:value-type="float" office:value="55">
                <text:p>55</text:p>
              </table:table-cell>
              <table:table-cell office:value-type="float" office:value="0.01013553">
                <text:p>0.010135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">
                <text:p>57</text:p>
              </table:table-cell>
              <table:table-cell office:value-type="float" office:value="0.00989471931815398">
                <text:p>0.00989471931815398</text:p>
              </table:table-cell>
              <table:table-cell office:value-type="float" office:value="57">
                <text:p>57</text:p>
              </table:table-cell>
              <table:table-cell office:value-type="float" office:value="0.0101766">
                <text:p>0.01017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">
                <text:p>59</text:p>
              </table:table-cell>
              <table:table-cell office:value-type="float" office:value="0.00986846279382667">
                <text:p>0.00986846279382667</text:p>
              </table:table-cell>
              <table:table-cell office:value-type="float" office:value="59">
                <text:p>59</text:p>
              </table:table-cell>
              <table:table-cell office:value-type="float" office:value="0.01021585">
                <text:p>0.010215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">
                <text:p>61</text:p>
              </table:table-cell>
              <table:table-cell office:value-type="float" office:value="0.00983997167168427">
                <text:p>0.00983997167168427</text:p>
              </table:table-cell>
              <table:table-cell office:value-type="float" office:value="61">
                <text:p>61</text:p>
              </table:table-cell>
              <table:table-cell office:value-type="float" office:value="0.01025328">
                <text:p>0.010253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3">
                <text:p>63</text:p>
              </table:table-cell>
              <table:table-cell office:value-type="float" office:value="0.00981746607940372">
                <text:p>0.00981746607940372</text:p>
              </table:table-cell>
              <table:table-cell office:value-type="float" office:value="63">
                <text:p>63</text:p>
              </table:table-cell>
              <table:table-cell office:value-type="float" office:value="0.01028888">
                <text:p>0.010288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">
                <text:p>65</text:p>
              </table:table-cell>
              <table:table-cell office:value-type="float" office:value="0.00978099425077886">
                <text:p>0.00978099425077886</text:p>
              </table:table-cell>
              <table:table-cell office:value-type="float" office:value="65">
                <text:p>65</text:p>
              </table:table-cell>
              <table:table-cell office:value-type="float" office:value="0.01032264">
                <text:p>0.010322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7">
                <text:p>67</text:p>
              </table:table-cell>
              <table:table-cell office:value-type="float" office:value="0.00976200016935059">
                <text:p>0.00976200016935059</text:p>
              </table:table-cell>
              <table:table-cell office:value-type="float" office:value="67">
                <text:p>67</text:p>
              </table:table-cell>
              <table:table-cell office:value-type="float" office:value="0.01035455">
                <text:p>0.010354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9">
                <text:p>69</text:p>
              </table:table-cell>
              <table:table-cell office:value-type="float" office:value="0.00976136171283199">
                <text:p>0.00976136171283199</text:p>
              </table:table-cell>
              <table:table-cell office:value-type="float" office:value="69">
                <text:p>69</text:p>
              </table:table-cell>
              <table:table-cell office:value-type="float" office:value="0.01038462">
                <text:p>0.010384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1">
                <text:p>71</text:p>
              </table:table-cell>
              <table:table-cell office:value-type="float" office:value="0.00975952615034103">
                <text:p>0.00975952615034103</text:p>
              </table:table-cell>
              <table:table-cell office:value-type="float" office:value="71">
                <text:p>71</text:p>
              </table:table-cell>
              <table:table-cell office:value-type="float" office:value="0.01041283">
                <text:p>0.0104128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3">
                <text:p>73</text:p>
              </table:table-cell>
              <table:table-cell office:value-type="float" office:value="0.00975473772645155">
                <text:p>0.00975473772645155</text:p>
              </table:table-cell>
              <table:table-cell office:value-type="float" office:value="73">
                <text:p>73</text:p>
              </table:table-cell>
              <table:table-cell office:value-type="float" office:value="0.01043919">
                <text:p>0.010439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">
                <text:p>75</text:p>
              </table:table-cell>
              <table:table-cell office:value-type="float" office:value="0.00972824178092977">
                <text:p>0.00972824178092977</text:p>
              </table:table-cell>
              <table:table-cell office:value-type="float" office:value="75">
                <text:p>75</text:p>
              </table:table-cell>
              <table:table-cell office:value-type="float" office:value="0.01046368">
                <text:p>0.010463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7">
                <text:p>77</text:p>
              </table:table-cell>
              <table:table-cell office:value-type="float" office:value="0.0097270446749574">
                <text:p>0.0097270446749574</text:p>
              </table:table-cell>
              <table:table-cell office:value-type="float" office:value="77">
                <text:p>77</text:p>
              </table:table-cell>
              <table:table-cell office:value-type="float" office:value="0.0104863">
                <text:p>0.01048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">
                <text:p>79</text:p>
              </table:table-cell>
              <table:table-cell office:value-type="float" office:value="0.00970932750656633">
                <text:p>0.00970932750656633</text:p>
              </table:table-cell>
              <table:table-cell office:value-type="float" office:value="79">
                <text:p>79</text:p>
              </table:table-cell>
              <table:table-cell office:value-type="float" office:value="0.01050705">
                <text:p>0.010507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1">
                <text:p>81</text:p>
              </table:table-cell>
              <table:table-cell office:value-type="float" office:value="0.00970382081909342">
                <text:p>0.00970382081909342</text:p>
              </table:table-cell>
              <table:table-cell office:value-type="float" office:value="81">
                <text:p>81</text:p>
              </table:table-cell>
              <table:table-cell office:value-type="float" office:value="0.01052593">
                <text:p>0.0105259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3">
                <text:p>83</text:p>
              </table:table-cell>
              <table:table-cell office:value-type="float" office:value="0.00969001419687876">
                <text:p>0.00969001419687876</text:p>
              </table:table-cell>
              <table:table-cell office:value-type="float" office:value="83">
                <text:p>83</text:p>
              </table:table-cell>
              <table:table-cell office:value-type="float" office:value="0.01054293">
                <text:p>0.0105429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">
                <text:p>85</text:p>
              </table:table-cell>
              <table:table-cell office:value-type="float" office:value="0.00969145072404561">
                <text:p>0.00969145072404561</text:p>
              </table:table-cell>
              <table:table-cell office:value-type="float" office:value="85">
                <text:p>85</text:p>
              </table:table-cell>
              <table:table-cell office:value-type="float" office:value="0.01055804">
                <text:p>0.010558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7">
                <text:p>87</text:p>
              </table:table-cell>
              <table:table-cell office:value-type="float" office:value="0.00967413259097866">
                <text:p>0.00967413259097866</text:p>
              </table:table-cell>
              <table:table-cell office:value-type="float" office:value="87">
                <text:p>87</text:p>
              </table:table-cell>
              <table:table-cell office:value-type="float" office:value="0.01057127">
                <text:p>0.010571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9">
                <text:p>89</text:p>
              </table:table-cell>
              <table:table-cell office:value-type="float" office:value="0.0096810758056184">
                <text:p>0.0096810758056184</text:p>
              </table:table-cell>
              <table:table-cell office:value-type="float" office:value="89">
                <text:p>89</text:p>
              </table:table-cell>
              <table:table-cell office:value-type="float" office:value="0.01058262">
                <text:p>0.010582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1">
                <text:p>91</text:p>
              </table:table-cell>
              <table:table-cell office:value-type="float" office:value="0.00966870571057058">
                <text:p>0.00966870571057058</text:p>
              </table:table-cell>
              <table:table-cell office:value-type="float" office:value="91">
                <text:p>91</text:p>
              </table:table-cell>
              <table:table-cell office:value-type="float" office:value="0.01059208">
                <text:p>0.010592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3">
                <text:p>93</text:p>
              </table:table-cell>
              <table:table-cell office:value-type="float" office:value="0.00967054127306155">
                <text:p>0.00967054127306155</text:p>
              </table:table-cell>
              <table:table-cell office:value-type="float" office:value="93">
                <text:p>93</text:p>
              </table:table-cell>
              <table:table-cell office:value-type="float" office:value="0.01059965">
                <text:p>0.0105996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5">
                <text:p>95</text:p>
              </table:table-cell>
              <table:table-cell office:value-type="float" office:value="0.00967197780022839">
                <text:p>0.00967197780022839</text:p>
              </table:table-cell>
              <table:table-cell office:value-type="float" office:value="95">
                <text:p>95</text:p>
              </table:table-cell>
              <table:table-cell office:value-type="float" office:value="0.01060532">
                <text:p>0.010605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7">
                <text:p>97</text:p>
              </table:table-cell>
              <table:table-cell office:value-type="float" office:value="0.00966623169156102">
                <text:p>0.00966623169156102</text:p>
              </table:table-cell>
              <table:table-cell office:value-type="float" office:value="97">
                <text:p>97</text:p>
              </table:table-cell>
              <table:table-cell office:value-type="float" office:value="0.01060911">
                <text:p>0.010609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">
                <text:p>99</text:p>
              </table:table-cell>
              <table:table-cell office:value-type="float" office:value="0.00966982300947813">
                <text:p>0.00966982300947813</text:p>
              </table:table-cell>
              <table:table-cell office:value-type="float" office:value="99">
                <text:p>99</text:p>
              </table:table-cell>
              <table:table-cell office:value-type="float" office:value="0.010611">
                <text:p>0.0106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1">
                <text:p>101</text:p>
              </table:table-cell>
              <table:table-cell office:value-type="float" office:value="0.00968506615885963">
                <text:p>0.00968506615885963</text:p>
              </table:table-cell>
              <table:table-cell office:value-type="float" office:value="101">
                <text:p>101</text:p>
              </table:table-cell>
              <table:table-cell office:value-type="float" office:value="0.010611">
                <text:p>0.0106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3">
                <text:p>103</text:p>
              </table:table-cell>
              <table:table-cell office:value-type="float" office:value="0.00969049303926771">
                <text:p>0.00969049303926771</text:p>
              </table:table-cell>
              <table:table-cell office:value-type="float" office:value="103">
                <text:p>103</text:p>
              </table:table-cell>
              <table:table-cell office:value-type="float" office:value="0.01060911">
                <text:p>0.010609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5">
                <text:p>105</text:p>
              </table:table-cell>
              <table:table-cell office:value-type="float" office:value="0.0096988727810743">
                <text:p>0.0096988727810743</text:p>
              </table:table-cell>
              <table:table-cell office:value-type="float" office:value="105">
                <text:p>105</text:p>
              </table:table-cell>
              <table:table-cell office:value-type="float" office:value="0.01060532">
                <text:p>0.010605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7">
                <text:p>107</text:p>
              </table:table-cell>
              <table:table-cell office:value-type="float" office:value="0.00969488242783307">
                <text:p>0.00969488242783307</text:p>
              </table:table-cell>
              <table:table-cell office:value-type="float" office:value="107">
                <text:p>107</text:p>
              </table:table-cell>
              <table:table-cell office:value-type="float" office:value="0.01059965">
                <text:p>0.0105996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9">
                <text:p>109</text:p>
              </table:table-cell>
              <table:table-cell office:value-type="float" office:value="0.00971012557721457">
                <text:p>0.00971012557721457</text:p>
              </table:table-cell>
              <table:table-cell office:value-type="float" office:value="109">
                <text:p>109</text:p>
              </table:table-cell>
              <table:table-cell office:value-type="float" office:value="0.01059208">
                <text:p>0.0105920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1">
                <text:p>111</text:p>
              </table:table-cell>
              <table:table-cell office:value-type="float" office:value="0.00970350159083413">
                <text:p>0.00970350159083413</text:p>
              </table:table-cell>
              <table:table-cell office:value-type="float" office:value="111">
                <text:p>111</text:p>
              </table:table-cell>
              <table:table-cell office:value-type="float" office:value="0.01058262">
                <text:p>0.0105826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3">
                <text:p>113</text:p>
              </table:table-cell>
              <table:table-cell office:value-type="float" office:value="0.00969384493599034">
                <text:p>0.00969384493599034</text:p>
              </table:table-cell>
              <table:table-cell office:value-type="float" office:value="113">
                <text:p>113</text:p>
              </table:table-cell>
              <table:table-cell office:value-type="float" office:value="0.01057127">
                <text:p>0.010571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5">
                <text:p>115</text:p>
              </table:table-cell>
              <table:table-cell office:value-type="float" office:value="0.00971108326199247">
                <text:p>0.00971108326199247</text:p>
              </table:table-cell>
              <table:table-cell office:value-type="float" office:value="115">
                <text:p>115</text:p>
              </table:table-cell>
              <table:table-cell office:value-type="float" office:value="0.01055804">
                <text:p>0.0105580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7">
                <text:p>117</text:p>
              </table:table-cell>
              <table:table-cell office:value-type="float" office:value="0.00970765155820501">
                <text:p>0.00970765155820501</text:p>
              </table:table-cell>
              <table:table-cell office:value-type="float" office:value="117">
                <text:p>117</text:p>
              </table:table-cell>
              <table:table-cell office:value-type="float" office:value="0.01054293">
                <text:p>0.0105429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9">
                <text:p>119</text:p>
              </table:table-cell>
              <table:table-cell office:value-type="float" office:value="0.0096927276370828">
                <text:p>0.0096927276370828</text:p>
              </table:table-cell>
              <table:table-cell office:value-type="float" office:value="119">
                <text:p>119</text:p>
              </table:table-cell>
              <table:table-cell office:value-type="float" office:value="0.01052593">
                <text:p>0.0105259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1">
                <text:p>121</text:p>
              </table:table-cell>
              <table:table-cell office:value-type="float" office:value="0.00971148229731659">
                <text:p>0.00971148229731659</text:p>
              </table:table-cell>
              <table:table-cell office:value-type="float" office:value="121">
                <text:p>121</text:p>
              </table:table-cell>
              <table:table-cell office:value-type="float" office:value="0.01050705">
                <text:p>0.010507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3">
                <text:p>123</text:p>
              </table:table-cell>
              <table:table-cell office:value-type="float" office:value="0.00970884866417738">
                <text:p>0.00970884866417738</text:p>
              </table:table-cell>
              <table:table-cell office:value-type="float" office:value="123">
                <text:p>123</text:p>
              </table:table-cell>
              <table:table-cell office:value-type="float" office:value="0.0104863">
                <text:p>0.010486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5">
                <text:p>125</text:p>
              </table:table-cell>
              <table:table-cell office:value-type="float" office:value="0.00972680525376292">
                <text:p>0.00972680525376292</text:p>
              </table:table-cell>
              <table:table-cell office:value-type="float" office:value="125">
                <text:p>125</text:p>
              </table:table-cell>
              <table:table-cell office:value-type="float" office:value="0.01046368">
                <text:p>0.0104636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7">
                <text:p>127</text:p>
              </table:table-cell>
              <table:table-cell office:value-type="float" office:value="0.00975338100634953">
                <text:p>0.00975338100634953</text:p>
              </table:table-cell>
              <table:table-cell office:value-type="float" office:value="127">
                <text:p>127</text:p>
              </table:table-cell>
              <table:table-cell office:value-type="float" office:value="0.01043919">
                <text:p>0.0104391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9">
                <text:p>129</text:p>
              </table:table-cell>
              <table:table-cell office:value-type="float" office:value="0.00976128190576717">
                <text:p>0.00976128190576717</text:p>
              </table:table-cell>
              <table:table-cell office:value-type="float" office:value="129">
                <text:p>129</text:p>
              </table:table-cell>
              <table:table-cell office:value-type="float" office:value="0.01041283">
                <text:p>0.0104128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1">
                <text:p>131</text:p>
              </table:table-cell>
              <table:table-cell office:value-type="float" office:value="0.00976862415573104">
                <text:p>0.00976862415573104</text:p>
              </table:table-cell>
              <table:table-cell office:value-type="float" office:value="131">
                <text:p>131</text:p>
              </table:table-cell>
              <table:table-cell office:value-type="float" office:value="0.01038462">
                <text:p>0.0103846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3">
                <text:p>133</text:p>
              </table:table-cell>
              <table:table-cell office:value-type="float" office:value="0.00978386730511254">
                <text:p>0.00978386730511254</text:p>
              </table:table-cell>
              <table:table-cell office:value-type="float" office:value="133">
                <text:p>133</text:p>
              </table:table-cell>
              <table:table-cell office:value-type="float" office:value="0.01035455">
                <text:p>0.0103545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5">
                <text:p>135</text:p>
              </table:table-cell>
              <table:table-cell office:value-type="float" office:value="0.00980637289739309">
                <text:p>0.00980637289739309</text:p>
              </table:table-cell>
              <table:table-cell office:value-type="float" office:value="135">
                <text:p>135</text:p>
              </table:table-cell>
              <table:table-cell office:value-type="float" office:value="0.01032264">
                <text:p>0.010322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7">
                <text:p>137</text:p>
              </table:table-cell>
              <table:table-cell office:value-type="float" office:value="0.00982265353861732">
                <text:p>0.00982265353861732</text:p>
              </table:table-cell>
              <table:table-cell office:value-type="float" office:value="137">
                <text:p>137</text:p>
              </table:table-cell>
              <table:table-cell office:value-type="float" office:value="0.01028888">
                <text:p>0.010288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9">
                <text:p>139</text:p>
              </table:table-cell>
              <table:table-cell office:value-type="float" office:value="0.00984156781298076">
                <text:p>0.00984156781298076</text:p>
              </table:table-cell>
              <table:table-cell office:value-type="float" office:value="139">
                <text:p>139</text:p>
              </table:table-cell>
              <table:table-cell office:value-type="float" office:value="0.01025328">
                <text:p>0.0102532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1">
                <text:p>141</text:p>
              </table:table-cell>
              <table:table-cell office:value-type="float" office:value="0.0098944798969595">
                <text:p>0.0098944798969595</text:p>
              </table:table-cell>
              <table:table-cell office:value-type="float" office:value="141">
                <text:p>141</text:p>
              </table:table-cell>
              <table:table-cell office:value-type="float" office:value="0.01021585">
                <text:p>0.0102158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3">
                <text:p>143</text:p>
              </table:table-cell>
              <table:table-cell office:value-type="float" office:value="0.00991092015231338">
                <text:p>0.00991092015231338</text:p>
              </table:table-cell>
              <table:table-cell office:value-type="float" office:value="143">
                <text:p>143</text:p>
              </table:table-cell>
              <table:table-cell office:value-type="float" office:value="0.0101766">
                <text:p>0.010176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5">
                <text:p>145</text:p>
              </table:table-cell>
              <table:table-cell office:value-type="float" office:value="0.0099404487662985">
                <text:p>0.0099404487662985</text:p>
              </table:table-cell>
              <table:table-cell office:value-type="float" office:value="145">
                <text:p>145</text:p>
              </table:table-cell>
              <table:table-cell office:value-type="float" office:value="0.01013553">
                <text:p>0.0101355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7">
                <text:p>147</text:p>
              </table:table-cell>
              <table:table-cell office:value-type="float" office:value="0.00998258689652591">
                <text:p>0.00998258689652591</text:p>
              </table:table-cell>
              <table:table-cell office:value-type="float" office:value="147">
                <text:p>147</text:p>
              </table:table-cell>
              <table:table-cell office:value-type="float" office:value="0.01009265">
                <text:p>0.0100926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9">
                <text:p>149</text:p>
              </table:table-cell>
              <table:table-cell office:value-type="float" office:value="0.0100323865049765">
                <text:p>0.0100323865049765</text:p>
              </table:table-cell>
              <table:table-cell office:value-type="float" office:value="149">
                <text:p>149</text:p>
              </table:table-cell>
              <table:table-cell office:value-type="float" office:value="0.01004797">
                <text:p>0.010047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1">
                <text:p>151</text:p>
              </table:table-cell>
              <table:table-cell office:value-type="float" office:value="0.01007628039063">
                <text:p>0.01007628039063</text:p>
              </table:table-cell>
              <table:table-cell office:value-type="float" office:value="151">
                <text:p>151</text:p>
              </table:table-cell>
              <table:table-cell office:value-type="float" office:value="0.009998116">
                <text:p>0.0099981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3">
                <text:p>153</text:p>
              </table:table-cell>
              <table:table-cell office:value-type="float" office:value="0.0101371731810912">
                <text:p>0.0101371731810912</text:p>
              </table:table-cell>
              <table:table-cell office:value-type="float" office:value="153">
                <text:p>153</text:p>
              </table:table-cell>
              <table:table-cell office:value-type="float" office:value="0.009947104">
                <text:p>0.00994710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5">
                <text:p>155</text:p>
              </table:table-cell>
              <table:table-cell office:value-type="float" office:value="0.010171410411901">
                <text:p>0.010171410411901</text:p>
              </table:table-cell>
              <table:table-cell office:value-type="float" office:value="155">
                <text:p>155</text:p>
              </table:table-cell>
              <table:table-cell office:value-type="float" office:value="0.009898303">
                <text:p>0.0098983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7">
                <text:p>157</text:p>
              </table:table-cell>
              <table:table-cell office:value-type="float" office:value="0.0102248811453335">
                <text:p>0.0102248811453335</text:p>
              </table:table-cell>
              <table:table-cell office:value-type="float" office:value="157">
                <text:p>157</text:p>
              </table:table-cell>
              <table:table-cell office:value-type="float" office:value="0.0098517">
                <text:p>0.009851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9">
                <text:p>159</text:p>
              </table:table-cell>
              <table:table-cell office:value-type="float" office:value="0.0102457905963176">
                <text:p>0.0102457905963176</text:p>
              </table:table-cell>
              <table:table-cell office:value-type="float" office:value="159">
                <text:p>159</text:p>
              </table:table-cell>
              <table:table-cell office:value-type="float" office:value="0.009807286">
                <text:p>0.00980728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1">
                <text:p>161</text:p>
              </table:table-cell>
              <table:table-cell office:value-type="float" office:value="0.0102641462212273">
                <text:p>0.0102641462212273</text:p>
              </table:table-cell>
              <table:table-cell office:value-type="float" office:value="161">
                <text:p>161</text:p>
              </table:table-cell>
              <table:table-cell office:value-type="float" office:value="0.00976505">
                <text:p>0.0097650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3">
                <text:p>163</text:p>
              </table:table-cell>
              <table:table-cell office:value-type="float" office:value="0.0102844172156927">
                <text:p>0.0102844172156927</text:p>
              </table:table-cell>
              <table:table-cell office:value-type="float" office:value="163">
                <text:p>163</text:p>
              </table:table-cell>
              <table:table-cell office:value-type="float" office:value="0.009724984">
                <text:p>0.00972498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5">
                <text:p>165</text:p>
              </table:table-cell>
              <table:table-cell office:value-type="float" office:value="0.0103073218432974">
                <text:p>0.0103073218432974</text:p>
              </table:table-cell>
              <table:table-cell office:value-type="float" office:value="165">
                <text:p>165</text:p>
              </table:table-cell>
              <table:table-cell office:value-type="float" office:value="0.009687078">
                <text:p>0.00968707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7">
                <text:p>167</text:p>
              </table:table-cell>
              <table:table-cell office:value-type="float" office:value="0.0103087583704642">
                <text:p>0.0103087583704642</text:p>
              </table:table-cell>
              <table:table-cell office:value-type="float" office:value="167">
                <text:p>167</text:p>
              </table:table-cell>
              <table:table-cell office:value-type="float" office:value="0.009651325">
                <text:p>0.0096513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9">
                <text:p>169</text:p>
              </table:table-cell>
              <table:table-cell office:value-type="float" office:value="0.0103033314900562">
                <text:p>0.0103033314900562</text:p>
              </table:table-cell>
              <table:table-cell office:value-type="float" office:value="169">
                <text:p>169</text:p>
              </table:table-cell>
              <table:table-cell office:value-type="float" office:value="0.009617715">
                <text:p>0.0096177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1">
                <text:p>171</text:p>
              </table:table-cell>
              <table:table-cell office:value-type="float" office:value="0.0103101150905663">
                <text:p>0.0103101150905663</text:p>
              </table:table-cell>
              <table:table-cell office:value-type="float" office:value="171">
                <text:p>171</text:p>
              </table:table-cell>
              <table:table-cell office:value-type="float" office:value="0.009586242">
                <text:p>0.00958624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3">
                <text:p>173</text:p>
              </table:table-cell>
              <table:table-cell office:value-type="float" office:value="0.0103145044791316">
                <text:p>0.0103145044791316</text:p>
              </table:table-cell>
              <table:table-cell office:value-type="float" office:value="173">
                <text:p>173</text:p>
              </table:table-cell>
              <table:table-cell office:value-type="float" office:value="0.009556899">
                <text:p>0.0095568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5">
                <text:p>175</text:p>
              </table:table-cell>
              <table:table-cell office:value-type="float" office:value="0.0103260765035312">
                <text:p>0.0103260765035312</text:p>
              </table:table-cell>
              <table:table-cell office:value-type="float" office:value="175">
                <text:p>175</text:p>
              </table:table-cell>
              <table:table-cell office:value-type="float" office:value="0.009529678">
                <text:p>0.00952967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7">
                <text:p>177</text:p>
              </table:table-cell>
              <table:table-cell office:value-type="float" office:value="0.0103174573405301">
                <text:p>0.0103174573405301</text:p>
              </table:table-cell>
              <table:table-cell office:value-type="float" office:value="177">
                <text:p>177</text:p>
              </table:table-cell>
              <table:table-cell office:value-type="float" office:value="0.009504575">
                <text:p>0.0095045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9">
                <text:p>179</text:p>
              </table:table-cell>
              <table:table-cell office:value-type="float" office:value="0.0102993411368149">
                <text:p>0.0102993411368149</text:p>
              </table:table-cell>
              <table:table-cell office:value-type="float" office:value="179">
                <text:p>179</text:p>
              </table:table-cell>
              <table:table-cell office:value-type="float" office:value="0.009481584">
                <text:p>0.00948158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1">
                <text:p>181</text:p>
              </table:table-cell>
              <table:table-cell office:value-type="float" office:value="0.010297026731935">
                <text:p>0.010297026731935</text:p>
              </table:table-cell>
              <table:table-cell office:value-type="float" office:value="181">
                <text:p>181</text:p>
              </table:table-cell>
              <table:table-cell office:value-type="float" office:value="0.009460698">
                <text:p>0.00946069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3">
                <text:p>183</text:p>
              </table:table-cell>
              <table:table-cell office:value-type="float" office:value="0.0102848162510168">
                <text:p>0.0102848162510168</text:p>
              </table:table-cell>
              <table:table-cell office:value-type="float" office:value="183">
                <text:p>183</text:p>
              </table:table-cell>
              <table:table-cell office:value-type="float" office:value="0.009441915">
                <text:p>0.00944191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5">
                <text:p>185</text:p>
              </table:table-cell>
              <table:table-cell office:value-type="float" office:value="0.0102659019766534">
                <text:p>0.0102659019766534</text:p>
              </table:table-cell>
              <table:table-cell office:value-type="float" office:value="185">
                <text:p>185</text:p>
              </table:table-cell>
              <table:table-cell office:value-type="float" office:value="0.009425229">
                <text:p>0.00942522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7">
                <text:p>187</text:p>
              </table:table-cell>
              <table:table-cell office:value-type="float" office:value="0.0102572828136523">
                <text:p>0.0102572828136523</text:p>
              </table:table-cell>
              <table:table-cell office:value-type="float" office:value="187">
                <text:p>187</text:p>
              </table:table-cell>
              <table:table-cell office:value-type="float" office:value="0.009410636">
                <text:p>0.0094106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9">
                <text:p>189</text:p>
              </table:table-cell>
              <table:table-cell office:value-type="float" office:value="0.0102600760609212">
                <text:p>0.0102600760609212</text:p>
              </table:table-cell>
              <table:table-cell office:value-type="float" office:value="189">
                <text:p>189</text:p>
              </table:table-cell>
              <table:table-cell office:value-type="float" office:value="0.009398135">
                <text:p>0.00939813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1">
                <text:p>191</text:p>
              </table:table-cell>
              <table:table-cell office:value-type="float" office:value="0.0102702115581539">
                <text:p>0.0102702115581539</text:p>
              </table:table-cell>
              <table:table-cell office:value-type="float" office:value="191">
                <text:p>191</text:p>
              </table:table-cell>
              <table:table-cell office:value-type="float" office:value="0.009387721">
                <text:p>0.00938772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3">
                <text:p>193</text:p>
              </table:table-cell>
              <table:table-cell office:value-type="float" office:value="0.0102708500146725">
                <text:p>0.0102708500146725</text:p>
              </table:table-cell>
              <table:table-cell office:value-type="float" office:value="193">
                <text:p>193</text:p>
              </table:table-cell>
              <table:table-cell office:value-type="float" office:value="0.009379393">
                <text:p>0.00937939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5">
                <text:p>195</text:p>
              </table:table-cell>
              <table:table-cell office:value-type="float" office:value="0.0102637471859031">
                <text:p>0.0102637471859031</text:p>
              </table:table-cell>
              <table:table-cell office:value-type="float" office:value="195">
                <text:p>195</text:p>
              </table:table-cell>
              <table:table-cell office:value-type="float" office:value="0.009373148">
                <text:p>0.00937314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7">
                <text:p>197</text:p>
              </table:table-cell>
              <table:table-cell office:value-type="float" office:value="0.0102571231995227">
                <text:p>0.0102571231995227</text:p>
              </table:table-cell>
              <table:table-cell office:value-type="float" office:value="197">
                <text:p>197</text:p>
              </table:table-cell>
              <table:table-cell office:value-type="float" office:value="0.009368986">
                <text:p>0.00936898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9">
                <text:p>199</text:p>
              </table:table-cell>
              <table:table-cell office:value-type="float" office:value="0.0102557664794207">
                <text:p>0.0102557664794207</text:p>
              </table:table-cell>
              <table:table-cell office:value-type="float" office:value="199">
                <text:p>199</text:p>
              </table:table-cell>
              <table:table-cell office:value-type="float" office:value="0.009366905">
                <text:p>0.00936690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111" number:title="User-defined">
      <number:scientific-number number:decimal-places="5" loext:min-decimal-places="5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maximum="20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11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037cm" svg:height="10.972cm" xlink:href=".." xlink:type="simple" chart:class="chart:scatter" chart:style-name="ch1">
        <chart:legend chart:legend-position="end" svg:x="15.125cm" svg:y="0.391cm" style:legend-expansion="custom" chartooo:width="4.757cm" chartooo:height="3.081cm" style:legend-expansion-aspect-ratio="1.54397922752353" chart:style-name="ch2"/>
        <chart:plot-area chart:style-name="ch3" table:cell-range-address="Diff5.B4:Diff5.B53 Diff5.E4:Diff5.E4 Diff5.D4:Diff5.D103 Diff5.I4:Diff5.I4 Diff5.H4:Diff5.H103 Diff5.E54:Diff5.E54 Diff5.I54:Diff5.I54" chart:data-source-has-labels="row" svg:x="0.415cm" svg:y="0.217cm" svg:width="20.181cm" svg:height="10.534cm">
          <chartooo:coordinate-region svg:x="1.327cm" svg:y="0.417cm" svg:width="18.989cm" svg:height="9.68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iff5.D4:Diff5.D53" chart:label-cell-address="Diff5.E4:Diff5.E4" chart:class="chart:scatter">
            <chart:domain table:cell-range-address="Diff5.B4:Diff5.B53"/>
            <chart:data-point chart:repeated="50"/>
          </chart:series>
          <chart:series chart:style-name="ch8" chart:values-cell-range-address="Diff5.H4:Diff5.H53" chart:label-cell-address="Diff5.I4:Diff5.I4" chart:class="chart:scatter">
            <chart:domain table:cell-range-address="Diff5.G4:Diff5.G53"/>
            <chart:data-point chart:repeated="50"/>
          </chart:series>
          <chart:series chart:style-name="ch9" chart:values-cell-range-address="Diff5.D54:Diff5.D103" chart:label-cell-address="Diff5.E54:Diff5.E54" chart:class="chart:scatter">
            <chart:domain table:cell-range-address="Diff5.B54:Diff5.B103"/>
            <chart:data-point chart:repeated="50"/>
          </chart:series>
          <chart:series chart:style-name="ch10" chart:values-cell-range-address="Diff5.H54:Diff5.H103" chart:label-cell-address="Diff5.I54:Diff5.I54" chart:class="chart:scatter">
            <chart:domain table:cell-range-address="Diff5.G54:Diff5.G103"/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erpent_1g</text:p>
                <draw:g>
                  <svg:desc>Diff5.E4:Diff5.E4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Almost_1g</text:p>
                <draw:g>
                  <svg:desc>Diff5.I4:Diff5.I4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Serpent_1g</text:p>
                <draw:g>
                  <svg:desc>Diff5.E54:Diff5.E54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Almost_2g</text:p>
                <draw:g>
                  <svg:desc>Diff5.I54:Diff5.I5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Diff5.B4:Diff5.B53</svg:desc>
                </draw:g>
              </table:table-cell>
              <table:table-cell office:value-type="float" office:value="0.00720390434736456">
                <text:p>0.00720390434736456</text:p>
                <draw:g>
                  <svg:desc>Diff5.D4:Diff5.D53</svg:desc>
                </draw:g>
              </table:table-cell>
              <table:table-cell office:value-type="float" office:value="2">
                <text:p>2</text:p>
                <draw:g>
                  <svg:desc>Diff5.G4:Diff5.G53</svg:desc>
                </draw:g>
              </table:table-cell>
              <table:table-cell office:value-type="float" office:value="0.007341561">
                <text:p>0.007341561</text:p>
                <draw:g>
                  <svg:desc>Diff5.H4:Diff5.H53</svg:desc>
                </draw:g>
              </table:table-cell>
              <table:table-cell office:value-type="float" office:value="2">
                <text:p>2</text:p>
                <draw:g>
                  <svg:desc>Diff5.B54:Diff5.B103</svg:desc>
                </draw:g>
              </table:table-cell>
              <table:table-cell office:value-type="float" office:value="0.0238226950519906">
                <text:p>0.0238226950519906</text:p>
                <draw:g>
                  <svg:desc>Diff5.D54:Diff5.D103</svg:desc>
                </draw:g>
              </table:table-cell>
              <table:table-cell office:value-type="float" office:value="2">
                <text:p>2</text:p>
                <draw:g>
                  <svg:desc>Diff5.G54:Diff5.G103</svg:desc>
                </draw:g>
              </table:table-cell>
              <table:table-cell office:value-type="float" office:value="0.02362174">
                <text:p>0.02362174</text:p>
                <draw:g>
                  <svg:desc>Diff5.H54:Diff5.H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00718391248696988">
                <text:p>0.00718391248696988</text:p>
              </table:table-cell>
              <table:table-cell office:value-type="float" office:value="6">
                <text:p>6</text:p>
              </table:table-cell>
              <table:table-cell office:value-type="float" office:value="0.007334526">
                <text:p>0.007334526</text:p>
              </table:table-cell>
              <table:table-cell office:value-type="float" office:value="6">
                <text:p>6</text:p>
              </table:table-cell>
              <table:table-cell office:value-type="float" office:value="0.0238006809675611">
                <text:p>0.0238006809675611</text:p>
              </table:table-cell>
              <table:table-cell office:value-type="float" office:value="6">
                <text:p>6</text:p>
              </table:table-cell>
              <table:table-cell office:value-type="float" office:value="0.0235991">
                <text:p>0.02359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718818731499282">
                <text:p>0.00718818731499282</text:p>
              </table:table-cell>
              <table:table-cell office:value-type="float" office:value="10">
                <text:p>10</text:p>
              </table:table-cell>
              <table:table-cell office:value-type="float" office:value="0.007320462">
                <text:p>0.007320462</text:p>
              </table:table-cell>
              <table:table-cell office:value-type="float" office:value="10">
                <text:p>10</text:p>
              </table:table-cell>
              <table:table-cell office:value-type="float" office:value="0.0237578046984688">
                <text:p>0.0237578046984688</text:p>
              </table:table-cell>
              <table:table-cell office:value-type="float" office:value="10">
                <text:p>10</text:p>
              </table:table-cell>
              <table:table-cell office:value-type="float" office:value="0.02355384">
                <text:p>0.023553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0.00715639488143304">
                <text:p>0.00715639488143304</text:p>
              </table:table-cell>
              <table:table-cell office:value-type="float" office:value="14">
                <text:p>14</text:p>
              </table:table-cell>
              <table:table-cell office:value-type="float" office:value="0.007299383">
                <text:p>0.007299383</text:p>
              </table:table-cell>
              <table:table-cell office:value-type="float" office:value="14">
                <text:p>14</text:p>
              </table:table-cell>
              <table:table-cell office:value-type="float" office:value="0.0236748679152694">
                <text:p>0.0236748679152694</text:p>
              </table:table-cell>
              <table:table-cell office:value-type="float" office:value="14">
                <text:p>14</text:p>
              </table:table-cell>
              <table:table-cell office:value-type="float" office:value="0.02348601">
                <text:p>0.023486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0.00713445759032134">
                <text:p>0.00713445759032134</text:p>
              </table:table-cell>
              <table:table-cell office:value-type="float" office:value="18">
                <text:p>18</text:p>
              </table:table-cell>
              <table:table-cell office:value-type="float" office:value="0.007271309">
                <text:p>0.007271309</text:p>
              </table:table-cell>
              <table:table-cell office:value-type="float" office:value="18">
                <text:p>18</text:p>
              </table:table-cell>
              <table:table-cell office:value-type="float" office:value="0.0235600619051925">
                <text:p>0.0235600619051925</text:p>
              </table:table-cell>
              <table:table-cell office:value-type="float" office:value="18">
                <text:p>18</text:p>
              </table:table-cell>
              <table:table-cell office:value-type="float" office:value="0.02339567">
                <text:p>0.023395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0.00708877836513019">
                <text:p>0.00708877836513019</text:p>
              </table:table-cell>
              <table:table-cell office:value-type="float" office:value="22">
                <text:p>22</text:p>
              </table:table-cell>
              <table:table-cell office:value-type="float" office:value="0.007236268">
                <text:p>0.007236268</text:p>
              </table:table-cell>
              <table:table-cell office:value-type="float" office:value="22">
                <text:p>22</text:p>
              </table:table-cell>
              <table:table-cell office:value-type="float" office:value="0.0234322010310934">
                <text:p>0.0234322010310934</text:p>
              </table:table-cell>
              <table:table-cell office:value-type="float" office:value="22">
                <text:p>22</text:p>
              </table:table-cell>
              <table:table-cell office:value-type="float" office:value="0.02328291">
                <text:p>0.023282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">
                <text:p>26</text:p>
              </table:table-cell>
              <table:table-cell office:value-type="float" office:value="0.00703571418254612">
                <text:p>0.00703571418254612</text:p>
              </table:table-cell>
              <table:table-cell office:value-type="float" office:value="26">
                <text:p>26</text:p>
              </table:table-cell>
              <table:table-cell office:value-type="float" office:value="0.007194292">
                <text:p>0.007194292</text:p>
              </table:table-cell>
              <table:table-cell office:value-type="float" office:value="26">
                <text:p>26</text:p>
              </table:table-cell>
              <table:table-cell office:value-type="float" office:value="0.0233294259741348">
                <text:p>0.0233294259741348</text:p>
              </table:table-cell>
              <table:table-cell office:value-type="float" office:value="26">
                <text:p>26</text:p>
              </table:table-cell>
              <table:table-cell office:value-type="float" office:value="0.02314784">
                <text:p>0.023147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0.00698462102845167">
                <text:p>0.00698462102845167</text:p>
              </table:table-cell>
              <table:table-cell office:value-type="float" office:value="30">
                <text:p>30</text:p>
              </table:table-cell>
              <table:table-cell office:value-type="float" office:value="0.007145422">
                <text:p>0.007145422</text:p>
              </table:table-cell>
              <table:table-cell office:value-type="float" office:value="30">
                <text:p>30</text:p>
              </table:table-cell>
              <table:table-cell office:value-type="float" office:value="0.0231814708485507">
                <text:p>0.0231814708485507</text:p>
              </table:table-cell>
              <table:table-cell office:value-type="float" office:value="30">
                <text:p>30</text:p>
              </table:table-cell>
              <table:table-cell office:value-type="float" office:value="0.02299058">
                <text:p>0.022990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">
                <text:p>34</text:p>
              </table:table-cell>
              <table:table-cell office:value-type="float" office:value="0.00692010184263249">
                <text:p>0.00692010184263249</text:p>
              </table:table-cell>
              <table:table-cell office:value-type="float" office:value="34">
                <text:p>34</text:p>
              </table:table-cell>
              <table:table-cell office:value-type="float" office:value="0.007089705">
                <text:p>0.007089705</text:p>
              </table:table-cell>
              <table:table-cell office:value-type="float" office:value="34">
                <text:p>34</text:p>
              </table:table-cell>
              <table:table-cell office:value-type="float" office:value="0.0229926872756817">
                <text:p>0.0229926872756817</text:p>
              </table:table-cell>
              <table:table-cell office:value-type="float" office:value="34">
                <text:p>34</text:p>
              </table:table-cell>
              <table:table-cell office:value-type="float" office:value="0.02281128">
                <text:p>0.022811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">
                <text:p>38</text:p>
              </table:table-cell>
              <table:table-cell office:value-type="float" office:value="0.00686514342487658">
                <text:p>0.00686514342487658</text:p>
              </table:table-cell>
              <table:table-cell office:value-type="float" office:value="38">
                <text:p>38</text:p>
              </table:table-cell>
              <table:table-cell office:value-type="float" office:value="0.007027194">
                <text:p>0.007027194</text:p>
              </table:table-cell>
              <table:table-cell office:value-type="float" office:value="38">
                <text:p>38</text:p>
              </table:table-cell>
              <table:table-cell office:value-type="float" office:value="0.0227696026875388">
                <text:p>0.0227696026875388</text:p>
              </table:table-cell>
              <table:table-cell office:value-type="float" office:value="38">
                <text:p>38</text:p>
              </table:table-cell>
              <table:table-cell office:value-type="float" office:value="0.02261013">
                <text:p>0.022610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0.00680543662030479">
                <text:p>0.00680543662030479</text:p>
              </table:table-cell>
              <table:table-cell office:value-type="float" office:value="42">
                <text:p>42</text:p>
              </table:table-cell>
              <table:table-cell office:value-type="float" office:value="0.006957949">
                <text:p>0.006957949</text:p>
              </table:table-cell>
              <table:table-cell office:value-type="float" office:value="42">
                <text:p>42</text:p>
              </table:table-cell>
              <table:table-cell office:value-type="float" office:value="0.0225572691638848">
                <text:p>0.0225572691638848</text:p>
              </table:table-cell>
              <table:table-cell office:value-type="float" office:value="42">
                <text:p>42</text:p>
              </table:table-cell>
              <table:table-cell office:value-type="float" office:value="0.0223873">
                <text:p>0.02238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6">
                <text:p>46</text:p>
              </table:table-cell>
              <table:table-cell office:value-type="float" office:value="0.00672054160750205">
                <text:p>0.00672054160750205</text:p>
              </table:table-cell>
              <table:table-cell office:value-type="float" office:value="46">
                <text:p>46</text:p>
              </table:table-cell>
              <table:table-cell office:value-type="float" office:value="0.006882038">
                <text:p>0.006882038</text:p>
              </table:table-cell>
              <table:table-cell office:value-type="float" office:value="46">
                <text:p>46</text:p>
              </table:table-cell>
              <table:table-cell office:value-type="float" office:value="0.022306666970205">
                <text:p>0.022306666970205</text:p>
              </table:table-cell>
              <table:table-cell office:value-type="float" office:value="46">
                <text:p>46</text:p>
              </table:table-cell>
              <table:table-cell office:value-type="float" office:value="0.02214302">
                <text:p>0.022143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">
                <text:p>50</text:p>
              </table:table-cell>
              <table:table-cell office:value-type="float" office:value="0.00663553140472265">
                <text:p>0.00663553140472265</text:p>
              </table:table-cell>
              <table:table-cell office:value-type="float" office:value="50">
                <text:p>50</text:p>
              </table:table-cell>
              <table:table-cell office:value-type="float" office:value="0.006799532">
                <text:p>0.006799532</text:p>
              </table:table-cell>
              <table:table-cell office:value-type="float" office:value="50">
                <text:p>50</text:p>
              </table:table-cell>
              <table:table-cell office:value-type="float" office:value="0.0220345626475477">
                <text:p>0.0220345626475477</text:p>
              </table:table-cell>
              <table:table-cell office:value-type="float" office:value="50">
                <text:p>50</text:p>
              </table:table-cell>
              <table:table-cell office:value-type="float" office:value="0.02187751">
                <text:p>0.021877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4">
                <text:p>54</text:p>
              </table:table-cell>
              <table:table-cell office:value-type="float" office:value="0.00656271854058354">
                <text:p>0.00656271854058354</text:p>
              </table:table-cell>
              <table:table-cell office:value-type="float" office:value="54">
                <text:p>54</text:p>
              </table:table-cell>
              <table:table-cell office:value-type="float" office:value="0.00671051">
                <text:p>0.00671051</text:p>
              </table:table-cell>
              <table:table-cell office:value-type="float" office:value="54">
                <text:p>54</text:p>
              </table:table-cell>
              <table:table-cell office:value-type="float" office:value="0.0217236776994129">
                <text:p>0.0217236776994129</text:p>
              </table:table-cell>
              <table:table-cell office:value-type="float" office:value="54">
                <text:p>54</text:p>
              </table:table-cell>
              <table:table-cell office:value-type="float" office:value="0.02159103">
                <text:p>0.021591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0.00646447428937387">
                <text:p>0.00646447428937387</text:p>
              </table:table-cell>
              <table:table-cell office:value-type="float" office:value="58">
                <text:p>58</text:p>
              </table:table-cell>
              <table:table-cell office:value-type="float" office:value="0.006615059">
                <text:p>0.006615059</text:p>
              </table:table-cell>
              <table:table-cell office:value-type="float" office:value="58">
                <text:p>58</text:p>
              </table:table-cell>
              <table:table-cell office:value-type="float" office:value="0.0213953862659152">
                <text:p>0.0213953862659152</text:p>
              </table:table-cell>
              <table:table-cell office:value-type="float" office:value="58">
                <text:p>58</text:p>
              </table:table-cell>
              <table:table-cell office:value-type="float" office:value="0.02128386">
                <text:p>0.021283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2">
                <text:p>62</text:p>
              </table:table-cell>
              <table:table-cell office:value-type="float" office:value="0.00638087196408705">
                <text:p>0.00638087196408705</text:p>
              </table:table-cell>
              <table:table-cell office:value-type="float" office:value="62">
                <text:p>62</text:p>
              </table:table-cell>
              <table:table-cell office:value-type="float" office:value="0.006513271">
                <text:p>0.006513271</text:p>
              </table:table-cell>
              <table:table-cell office:value-type="float" office:value="62">
                <text:p>62</text:p>
              </table:table-cell>
              <table:table-cell office:value-type="float" office:value="0.0210677347767323">
                <text:p>0.0210677347767323</text:p>
              </table:table-cell>
              <table:table-cell office:value-type="float" office:value="62">
                <text:p>62</text:p>
              </table:table-cell>
              <table:table-cell office:value-type="float" office:value="0.02095629">
                <text:p>0.020956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6">
                <text:p>66</text:p>
              </table:table-cell>
              <table:table-cell office:value-type="float" office:value="0.00626648831725786">
                <text:p>0.00626648831725786</text:p>
              </table:table-cell>
              <table:table-cell office:value-type="float" office:value="66">
                <text:p>66</text:p>
              </table:table-cell>
              <table:table-cell office:value-type="float" office:value="0.006405242">
                <text:p>0.006405242</text:p>
              </table:table-cell>
              <table:table-cell office:value-type="float" office:value="66">
                <text:p>66</text:p>
              </table:table-cell>
              <table:table-cell office:value-type="float" office:value="0.0207298441785125">
                <text:p>0.0207298441785125</text:p>
              </table:table-cell>
              <table:table-cell office:value-type="float" office:value="66">
                <text:p>66</text:p>
              </table:table-cell>
              <table:table-cell office:value-type="float" office:value="0.02060863">
                <text:p>0.020608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0">
                <text:p>70</text:p>
              </table:table-cell>
              <table:table-cell office:value-type="float" office:value="0.00614850818337944">
                <text:p>0.00614850818337944</text:p>
              </table:table-cell>
              <table:table-cell office:value-type="float" office:value="70">
                <text:p>70</text:p>
              </table:table-cell>
              <table:table-cell office:value-type="float" office:value="0.006291077">
                <text:p>0.006291077</text:p>
              </table:table-cell>
              <table:table-cell office:value-type="float" office:value="70">
                <text:p>70</text:p>
              </table:table-cell>
              <table:table-cell office:value-type="float" office:value="0.0203562446875263">
                <text:p>0.0203562446875263</text:p>
              </table:table-cell>
              <table:table-cell office:value-type="float" office:value="70">
                <text:p>70</text:p>
              </table:table-cell>
              <table:table-cell office:value-type="float" office:value="0.02024122">
                <text:p>0.020241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4">
                <text:p>74</text:p>
              </table:table-cell>
              <table:table-cell office:value-type="float" office:value="0.00603513564856765">
                <text:p>0.00603513564856765</text:p>
              </table:table-cell>
              <table:table-cell office:value-type="float" office:value="74">
                <text:p>74</text:p>
              </table:table-cell>
              <table:table-cell office:value-type="float" office:value="0.006170886">
                <text:p>0.006170886</text:p>
              </table:table-cell>
              <table:table-cell office:value-type="float" office:value="74">
                <text:p>74</text:p>
              </table:table-cell>
              <table:table-cell office:value-type="float" office:value="0.0199977478823695">
                <text:p>0.0199977478823695</text:p>
              </table:table-cell>
              <table:table-cell office:value-type="float" office:value="74">
                <text:p>74</text:p>
              </table:table-cell>
              <table:table-cell office:value-type="float" office:value="0.0198544">
                <text:p>0.01985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8">
                <text:p>78</text:p>
              </table:table-cell>
              <table:table-cell office:value-type="float" office:value="0.00590831148425854">
                <text:p>0.00590831148425854</text:p>
              </table:table-cell>
              <table:table-cell office:value-type="float" office:value="78">
                <text:p>78</text:p>
              </table:table-cell>
              <table:table-cell office:value-type="float" office:value="0.006044785">
                <text:p>0.006044785</text:p>
              </table:table-cell>
              <table:table-cell office:value-type="float" office:value="78">
                <text:p>78</text:p>
              </table:table-cell>
              <table:table-cell office:value-type="float" office:value="0.0195770484898133">
                <text:p>0.0195770484898133</text:p>
              </table:table-cell>
              <table:table-cell office:value-type="float" office:value="78">
                <text:p>78</text:p>
              </table:table-cell>
              <table:table-cell office:value-type="float" office:value="0.01944855">
                <text:p>0.019448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2">
                <text:p>82</text:p>
              </table:table-cell>
              <table:table-cell office:value-type="float" office:value="0.00576327450474994">
                <text:p>0.00576327450474994</text:p>
              </table:table-cell>
              <table:table-cell office:value-type="float" office:value="82">
                <text:p>82</text:p>
              </table:table-cell>
              <table:table-cell office:value-type="float" office:value="0.005912894">
                <text:p>0.005912894</text:p>
              </table:table-cell>
              <table:table-cell office:value-type="float" office:value="82">
                <text:p>82</text:p>
              </table:table-cell>
              <table:table-cell office:value-type="float" office:value="0.0191331831130608">
                <text:p>0.0191331831130608</text:p>
              </table:table-cell>
              <table:table-cell office:value-type="float" office:value="82">
                <text:p>82</text:p>
              </table:table-cell>
              <table:table-cell office:value-type="float" office:value="0.01902405">
                <text:p>0.019024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6">
                <text:p>86</text:p>
              </table:table-cell>
              <table:table-cell office:value-type="float" office:value="0.00564168508493599">
                <text:p>0.00564168508493599</text:p>
              </table:table-cell>
              <table:table-cell office:value-type="float" office:value="86">
                <text:p>86</text:p>
              </table:table-cell>
              <table:table-cell office:value-type="float" office:value="0.005775343">
                <text:p>0.005775343</text:p>
              </table:table-cell>
              <table:table-cell office:value-type="float" office:value="86">
                <text:p>86</text:p>
              </table:table-cell>
              <table:table-cell office:value-type="float" office:value="0.0186621840973605">
                <text:p>0.0186621840973605</text:p>
              </table:table-cell>
              <table:table-cell office:value-type="float" office:value="86">
                <text:p>86</text:p>
              </table:table-cell>
              <table:table-cell office:value-type="float" office:value="0.01858131">
                <text:p>0.018581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0">
                <text:p>90</text:p>
              </table:table-cell>
              <table:table-cell office:value-type="float" office:value="0.00551091886364765">
                <text:p>0.00551091886364765</text:p>
              </table:table-cell>
              <table:table-cell office:value-type="float" office:value="90">
                <text:p>90</text:p>
              </table:table-cell>
              <table:table-cell office:value-type="float" office:value="0.005632262">
                <text:p>0.005632262</text:p>
              </table:table-cell>
              <table:table-cell office:value-type="float" office:value="90">
                <text:p>90</text:p>
              </table:table-cell>
              <table:table-cell office:value-type="float" office:value="0.018225230119208">
                <text:p>0.018225230119208</text:p>
              </table:table-cell>
              <table:table-cell office:value-type="float" office:value="90">
                <text:p>90</text:p>
              </table:table-cell>
              <table:table-cell office:value-type="float" office:value="0.01812076">
                <text:p>0.018120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4">
                <text:p>94</text:p>
              </table:table-cell>
              <table:table-cell office:value-type="float" office:value="0.00536425642557943">
                <text:p>0.00536425642557943</text:p>
              </table:table-cell>
              <table:table-cell office:value-type="float" office:value="94">
                <text:p>94</text:p>
              </table:table-cell>
              <table:table-cell office:value-type="float" office:value="0.005483791">
                <text:p>0.005483791</text:p>
              </table:table-cell>
              <table:table-cell office:value-type="float" office:value="94">
                <text:p>94</text:p>
              </table:table-cell>
              <table:table-cell office:value-type="float" office:value="0.017729401264093">
                <text:p>0.017729401264093</text:p>
              </table:table-cell>
              <table:table-cell office:value-type="float" office:value="94">
                <text:p>94</text:p>
              </table:table-cell>
              <table:table-cell office:value-type="float" office:value="0.01764283">
                <text:p>0.017642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8">
                <text:p>98</text:p>
              </table:table-cell>
              <table:table-cell office:value-type="float" office:value="0.00521847711066565">
                <text:p>0.00521847711066565</text:p>
              </table:table-cell>
              <table:table-cell office:value-type="float" office:value="98">
                <text:p>98</text:p>
              </table:table-cell>
              <table:table-cell office:value-type="float" office:value="0.005330073">
                <text:p>0.005330073</text:p>
              </table:table-cell>
              <table:table-cell office:value-type="float" office:value="98">
                <text:p>98</text:p>
              </table:table-cell>
              <table:table-cell office:value-type="float" office:value="0.0172041349704967">
                <text:p>0.0172041349704967</text:p>
              </table:table-cell>
              <table:table-cell office:value-type="float" office:value="98">
                <text:p>98</text:p>
              </table:table-cell>
              <table:table-cell office:value-type="float" office:value="0.01714797">
                <text:p>0.017147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2">
                <text:p>102</text:p>
              </table:table-cell>
              <table:table-cell office:value-type="float" office:value="0.00505257794649423">
                <text:p>0.00505257794649423</text:p>
              </table:table-cell>
              <table:table-cell office:value-type="float" office:value="102">
                <text:p>102</text:p>
              </table:table-cell>
              <table:table-cell office:value-type="float" office:value="0.005171258">
                <text:p>0.005171258</text:p>
              </table:table-cell>
              <table:table-cell office:value-type="float" office:value="102">
                <text:p>102</text:p>
              </table:table-cell>
              <table:table-cell office:value-type="float" office:value="0.016680532532119">
                <text:p>0.016680532532119</text:p>
              </table:table-cell>
              <table:table-cell office:value-type="float" office:value="102">
                <text:p>102</text:p>
              </table:table-cell>
              <table:table-cell office:value-type="float" office:value="0.01663667">
                <text:p>0.016636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6">
                <text:p>106</text:p>
              </table:table-cell>
              <table:table-cell office:value-type="float" office:value="0.00490669624049008">
                <text:p>0.00490669624049008</text:p>
              </table:table-cell>
              <table:table-cell office:value-type="float" office:value="106">
                <text:p>106</text:p>
              </table:table-cell>
              <table:table-cell office:value-type="float" office:value="0.0050075">
                <text:p>0.0050075</text:p>
              </table:table-cell>
              <table:table-cell office:value-type="float" office:value="106">
                <text:p>106</text:p>
              </table:table-cell>
              <table:table-cell office:value-type="float" office:value="0.0161486108176486">
                <text:p>0.0161486108176486</text:p>
              </table:table-cell>
              <table:table-cell office:value-type="float" office:value="106">
                <text:p>106</text:p>
              </table:table-cell>
              <table:table-cell office:value-type="float" office:value="0.01610941">
                <text:p>0.016109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0">
                <text:p>110</text:p>
              </table:table-cell>
              <table:table-cell office:value-type="float" office:value="0.00473192744811539">
                <text:p>0.00473192744811539</text:p>
              </table:table-cell>
              <table:table-cell office:value-type="float" office:value="110">
                <text:p>110</text:p>
              </table:table-cell>
              <table:table-cell office:value-type="float" office:value="0.004838959">
                <text:p>0.004838959</text:p>
              </table:table-cell>
              <table:table-cell office:value-type="float" office:value="110">
                <text:p>110</text:p>
              </table:table-cell>
              <table:table-cell office:value-type="float" office:value="0.0155876356312859">
                <text:p>0.0155876356312859</text:p>
              </table:table-cell>
              <table:table-cell office:value-type="float" office:value="110">
                <text:p>110</text:p>
              </table:table-cell>
              <table:table-cell office:value-type="float" office:value="0.01556669">
                <text:p>0.0155666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4">
                <text:p>114</text:p>
              </table:table-cell>
              <table:table-cell office:value-type="float" office:value="0.00455845134325662">
                <text:p>0.00455845134325662</text:p>
              </table:table-cell>
              <table:table-cell office:value-type="float" office:value="114">
                <text:p>114</text:p>
              </table:table-cell>
              <table:table-cell office:value-type="float" office:value="0.004665798">
                <text:p>0.004665798</text:p>
              </table:table-cell>
              <table:table-cell office:value-type="float" office:value="114">
                <text:p>114</text:p>
              </table:table-cell>
              <table:table-cell office:value-type="float" office:value="0.0150273003892381">
                <text:p>0.0150273003892381</text:p>
              </table:table-cell>
              <table:table-cell office:value-type="float" office:value="114">
                <text:p>114</text:p>
              </table:table-cell>
              <table:table-cell office:value-type="float" office:value="0.01500902">
                <text:p>0.015009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8">
                <text:p>118</text:p>
              </table:table-cell>
              <table:table-cell office:value-type="float" office:value="0.00438096918698713">
                <text:p>0.00438096918698713</text:p>
              </table:table-cell>
              <table:table-cell office:value-type="float" office:value="118">
                <text:p>118</text:p>
              </table:table-cell>
              <table:table-cell office:value-type="float" office:value="0.004488188">
                <text:p>0.004488188</text:p>
              </table:table-cell>
              <table:table-cell office:value-type="float" office:value="118">
                <text:p>118</text:p>
              </table:table-cell>
              <table:table-cell office:value-type="float" office:value="0.014474388501242">
                <text:p>0.014474388501242</text:p>
              </table:table-cell>
              <table:table-cell office:value-type="float" office:value="118">
                <text:p>118</text:p>
              </table:table-cell>
              <table:table-cell office:value-type="float" office:value="0.01443694">
                <text:p>0.014436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2">
                <text:p>122</text:p>
              </table:table-cell>
              <table:table-cell office:value-type="float" office:value="0.00421500602838423">
                <text:p>0.00421500602838423</text:p>
              </table:table-cell>
              <table:table-cell office:value-type="float" office:value="122">
                <text:p>122</text:p>
              </table:table-cell>
              <table:table-cell office:value-type="float" office:value="0.004306304">
                <text:p>0.004306304</text:p>
              </table:table-cell>
              <table:table-cell office:value-type="float" office:value="122">
                <text:p>122</text:p>
              </table:table-cell>
              <table:table-cell office:value-type="float" office:value="0.0139047100721979">
                <text:p>0.0139047100721979</text:p>
              </table:table-cell>
              <table:table-cell office:value-type="float" office:value="122">
                <text:p>122</text:p>
              </table:table-cell>
              <table:table-cell office:value-type="float" office:value="0.01385099">
                <text:p>0.013850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6">
                <text:p>126</text:p>
              </table:table-cell>
              <table:table-cell office:value-type="float" office:value="0.00402472498581854">
                <text:p>0.00402472498581854</text:p>
              </table:table-cell>
              <table:table-cell office:value-type="float" office:value="126">
                <text:p>126</text:p>
              </table:table-cell>
              <table:table-cell office:value-type="float" office:value="0.004120325">
                <text:p>0.004120325</text:p>
              </table:table-cell>
              <table:table-cell office:value-type="float" office:value="126">
                <text:p>126</text:p>
              </table:table-cell>
              <table:table-cell office:value-type="float" office:value="0.0133059781712614">
                <text:p>0.0133059781712614</text:p>
              </table:table-cell>
              <table:table-cell office:value-type="float" office:value="126">
                <text:p>126</text:p>
              </table:table-cell>
              <table:table-cell office:value-type="float" office:value="0.01325173">
                <text:p>0.013251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0">
                <text:p>130</text:p>
              </table:table-cell>
              <table:table-cell office:value-type="float" office:value="0.00384362074472723">
                <text:p>0.00384362074472723</text:p>
              </table:table-cell>
              <table:table-cell office:value-type="float" office:value="130">
                <text:p>130</text:p>
              </table:table-cell>
              <table:table-cell office:value-type="float" office:value="0.003930436">
                <text:p>0.003930436</text:p>
              </table:table-cell>
              <table:table-cell office:value-type="float" office:value="130">
                <text:p>130</text:p>
              </table:table-cell>
              <table:table-cell office:value-type="float" office:value="0.0126895838072361">
                <text:p>0.0126895838072361</text:p>
              </table:table-cell>
              <table:table-cell office:value-type="float" office:value="130">
                <text:p>130</text:p>
              </table:table-cell>
              <table:table-cell office:value-type="float" office:value="0.01263971">
                <text:p>0.0126397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4">
                <text:p>134</text:p>
              </table:table-cell>
              <table:table-cell office:value-type="float" office:value="0.00365444040638302">
                <text:p>0.00365444040638302</text:p>
              </table:table-cell>
              <table:table-cell office:value-type="float" office:value="134">
                <text:p>134</text:p>
              </table:table-cell>
              <table:table-cell office:value-type="float" office:value="0.003736827">
                <text:p>0.003736827</text:p>
              </table:table-cell>
              <table:table-cell office:value-type="float" office:value="134">
                <text:p>134</text:p>
              </table:table-cell>
              <table:table-cell office:value-type="float" office:value="0.0120476812628225">
                <text:p>0.0120476812628225</text:p>
              </table:table-cell>
              <table:table-cell office:value-type="float" office:value="134">
                <text:p>134</text:p>
              </table:table-cell>
              <table:table-cell office:value-type="float" office:value="0.01201553">
                <text:p>0.012015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8">
                <text:p>138</text:p>
              </table:table-cell>
              <table:table-cell office:value-type="float" office:value="0.00346476091147325">
                <text:p>0.00346476091147325</text:p>
              </table:table-cell>
              <table:table-cell office:value-type="float" office:value="138">
                <text:p>138</text:p>
              </table:table-cell>
              <table:table-cell office:value-type="float" office:value="0.003539691">
                <text:p>0.003539691</text:p>
              </table:table-cell>
              <table:table-cell office:value-type="float" office:value="138">
                <text:p>138</text:p>
              </table:table-cell>
              <table:table-cell office:value-type="float" office:value="0.0114252074278065">
                <text:p>0.0114252074278065</text:p>
              </table:table-cell>
              <table:table-cell office:value-type="float" office:value="138">
                <text:p>138</text:p>
              </table:table-cell>
              <table:table-cell office:value-type="float" office:value="0.01137977">
                <text:p>0.011379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2">
                <text:p>142</text:p>
              </table:table-cell>
              <table:table-cell office:value-type="float" office:value="0.00326385679328171">
                <text:p>0.00326385679328171</text:p>
              </table:table-cell>
              <table:table-cell office:value-type="float" office:value="142">
                <text:p>142</text:p>
              </table:table-cell>
              <table:table-cell office:value-type="float" office:value="0.003339229">
                <text:p>0.003339229</text:p>
              </table:table-cell>
              <table:table-cell office:value-type="float" office:value="142">
                <text:p>142</text:p>
              </table:table-cell>
              <table:table-cell office:value-type="float" office:value="0.0107852375152236">
                <text:p>0.0107852375152236</text:p>
              </table:table-cell>
              <table:table-cell office:value-type="float" office:value="142">
                <text:p>142</text:p>
              </table:table-cell>
              <table:table-cell office:value-type="float" office:value="0.01073302">
                <text:p>0.010733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6">
                <text:p>146</text:p>
              </table:table-cell>
              <table:table-cell office:value-type="float" office:value="0.00307148953224974">
                <text:p>0.00307148953224974</text:p>
              </table:table-cell>
              <table:table-cell office:value-type="float" office:value="146">
                <text:p>146</text:p>
              </table:table-cell>
              <table:table-cell office:value-type="float" office:value="0.003135646">
                <text:p>0.003135646</text:p>
              </table:table-cell>
              <table:table-cell office:value-type="float" office:value="146">
                <text:p>146</text:p>
              </table:table-cell>
              <table:table-cell office:value-type="float" office:value="0.0101241110435931">
                <text:p>0.0101241110435931</text:p>
              </table:table-cell>
              <table:table-cell office:value-type="float" office:value="146">
                <text:p>146</text:p>
              </table:table-cell>
              <table:table-cell office:value-type="float" office:value="0.01007589">
                <text:p>0.010075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0">
                <text:p>150</text:p>
              </table:table-cell>
              <table:table-cell office:value-type="float" office:value="0.00287264603475189">
                <text:p>0.00287264603475189</text:p>
              </table:table-cell>
              <table:table-cell office:value-type="float" office:value="150">
                <text:p>150</text:p>
              </table:table-cell>
              <table:table-cell office:value-type="float" office:value="0.002929153">
                <text:p>0.002929153</text:p>
              </table:table-cell>
              <table:table-cell office:value-type="float" office:value="150">
                <text:p>150</text:p>
              </table:table-cell>
              <table:table-cell office:value-type="float" office:value="0.00948292523681213">
                <text:p>0.00948292523681213</text:p>
              </table:table-cell>
              <table:table-cell office:value-type="float" office:value="150">
                <text:p>150</text:p>
              </table:table-cell>
              <table:table-cell office:value-type="float" office:value="0.009408985">
                <text:p>0.0094089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4">
                <text:p>154</text:p>
              </table:table-cell>
              <table:table-cell office:value-type="float" office:value="0.00267334177734737">
                <text:p>0.00267334177734737</text:p>
              </table:table-cell>
              <table:table-cell office:value-type="float" office:value="154">
                <text:p>154</text:p>
              </table:table-cell>
              <table:table-cell office:value-type="float" office:value="0.002719966">
                <text:p>0.002719966</text:p>
              </table:table-cell>
              <table:table-cell office:value-type="float" office:value="154">
                <text:p>154</text:p>
              </table:table-cell>
              <table:table-cell office:value-type="float" office:value="0.00880580015731136">
                <text:p>0.00880580015731136</text:p>
              </table:table-cell>
              <table:table-cell office:value-type="float" office:value="154">
                <text:p>154</text:p>
              </table:table-cell>
              <table:table-cell office:value-type="float" office:value="0.008732932">
                <text:p>0.0087329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0.00246222414789146">
                <text:p>0.00246222414789146</text:p>
              </table:table-cell>
              <table:table-cell office:value-type="float" office:value="158">
                <text:p>158</text:p>
              </table:table-cell>
              <table:table-cell office:value-type="float" office:value="0.002508307">
                <text:p>0.002508307</text:p>
              </table:table-cell>
              <table:table-cell office:value-type="float" office:value="158">
                <text:p>158</text:p>
              </table:table-cell>
              <table:table-cell office:value-type="float" office:value="0.00813398661562353">
                <text:p>0.00813398661562353</text:p>
              </table:table-cell>
              <table:table-cell office:value-type="float" office:value="158">
                <text:p>158</text:p>
              </table:table-cell>
              <table:table-cell office:value-type="float" office:value="0.008048351">
                <text:p>0.0080483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2">
                <text:p>162</text:p>
              </table:table-cell>
              <table:table-cell office:value-type="float" office:value="0.00226192157735584">
                <text:p>0.00226192157735584</text:p>
              </table:table-cell>
              <table:table-cell office:value-type="float" office:value="162">
                <text:p>162</text:p>
              </table:table-cell>
              <table:table-cell office:value-type="float" office:value="0.002294405">
                <text:p>0.002294405</text:p>
              </table:table-cell>
              <table:table-cell office:value-type="float" office:value="162">
                <text:p>162</text:p>
              </table:table-cell>
              <table:table-cell office:value-type="float" office:value="0.00745098684731281">
                <text:p>0.00745098684731281</text:p>
              </table:table-cell>
              <table:table-cell office:value-type="float" office:value="162">
                <text:p>162</text:p>
              </table:table-cell>
              <table:table-cell office:value-type="float" office:value="0.007355866">
                <text:p>0.00735586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6">
                <text:p>166</text:p>
              </table:table-cell>
              <table:table-cell office:value-type="float" office:value="0.00205281337304843">
                <text:p>0.00205281337304843</text:p>
              </table:table-cell>
              <table:table-cell office:value-type="float" office:value="166">
                <text:p>166</text:p>
              </table:table-cell>
              <table:table-cell office:value-type="float" office:value="0.002078498">
                <text:p>0.002078498</text:p>
              </table:table-cell>
              <table:table-cell office:value-type="float" office:value="166">
                <text:p>166</text:p>
              </table:table-cell>
              <table:table-cell office:value-type="float" office:value="0.00674286286520264">
                <text:p>0.00674286286520264</text:p>
              </table:table-cell>
              <table:table-cell office:value-type="float" office:value="166">
                <text:p>166</text:p>
              </table:table-cell>
              <table:table-cell office:value-type="float" office:value="0.006656106">
                <text:p>0.0066561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0">
                <text:p>170</text:p>
              </table:table-cell>
              <table:table-cell office:value-type="float" office:value="0.00184202851463622">
                <text:p>0.00184202851463622</text:p>
              </table:table-cell>
              <table:table-cell office:value-type="float" office:value="170">
                <text:p>170</text:p>
              </table:table-cell>
              <table:table-cell office:value-type="float" office:value="0.001860829">
                <text:p>0.001860829</text:p>
              </table:table-cell>
              <table:table-cell office:value-type="float" office:value="170">
                <text:p>170</text:p>
              </table:table-cell>
              <table:table-cell office:value-type="float" office:value="0.00602658599252178">
                <text:p>0.00602658599252178</text:p>
              </table:table-cell>
              <table:table-cell office:value-type="float" office:value="170">
                <text:p>170</text:p>
              </table:table-cell>
              <table:table-cell office:value-type="float" office:value="0.005949696">
                <text:p>0.0059496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4">
                <text:p>174</text:p>
              </table:table-cell>
              <table:table-cell office:value-type="float" office:value="0.00162785195135551">
                <text:p>0.00162785195135551</text:p>
              </table:table-cell>
              <table:table-cell office:value-type="float" office:value="174">
                <text:p>174</text:p>
              </table:table-cell>
              <table:table-cell office:value-type="float" office:value="0.001641651">
                <text:p>0.001641651</text:p>
              </table:table-cell>
              <table:table-cell office:value-type="float" office:value="174">
                <text:p>174</text:p>
              </table:table-cell>
              <table:table-cell office:value-type="float" office:value="0.00532127776539677">
                <text:p>0.00532127776539677</text:p>
              </table:table-cell>
              <table:table-cell office:value-type="float" office:value="174">
                <text:p>174</text:p>
              </table:table-cell>
              <table:table-cell office:value-type="float" office:value="0.005237263">
                <text:p>0.0052372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8">
                <text:p>178</text:p>
              </table:table-cell>
              <table:table-cell office:value-type="float" office:value="0.00141642714862849">
                <text:p>0.00141642714862849</text:p>
              </table:table-cell>
              <table:table-cell office:value-type="float" office:value="178">
                <text:p>178</text:p>
              </table:table-cell>
              <table:table-cell office:value-type="float" office:value="0.001421229">
                <text:p>0.001421229</text:p>
              </table:table-cell>
              <table:table-cell office:value-type="float" office:value="178">
                <text:p>178</text:p>
              </table:table-cell>
              <table:table-cell office:value-type="float" office:value="0.00458758160846678">
                <text:p>0.00458758160846678</text:p>
              </table:table-cell>
              <table:table-cell office:value-type="float" office:value="178">
                <text:p>178</text:p>
              </table:table-cell>
              <table:table-cell office:value-type="float" office:value="0.004519427">
                <text:p>0.0045194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2">
                <text:p>182</text:p>
              </table:table-cell>
              <table:table-cell office:value-type="float" office:value="0.00120367894105844">
                <text:p>0.00120367894105844</text:p>
              </table:table-cell>
              <table:table-cell office:value-type="float" office:value="182">
                <text:p>182</text:p>
              </table:table-cell>
              <table:table-cell office:value-type="float" office:value="0.001199836">
                <text:p>0.001199836</text:p>
              </table:table-cell>
              <table:table-cell office:value-type="float" office:value="182">
                <text:p>182</text:p>
              </table:table-cell>
              <table:table-cell office:value-type="float" office:value="0.00386624917569893">
                <text:p>0.00386624917569893</text:p>
              </table:table-cell>
              <table:table-cell office:value-type="float" office:value="182">
                <text:p>182</text:p>
              </table:table-cell>
              <table:table-cell office:value-type="float" office:value="0.003796804">
                <text:p>0.0037968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6">
                <text:p>186</text:p>
              </table:table-cell>
              <table:table-cell office:value-type="float" office:value="0.000985209631313988">
                <text:p>0.000985209631313988</text:p>
              </table:table-cell>
              <table:table-cell office:value-type="float" office:value="186">
                <text:p>186</text:p>
              </table:table-cell>
              <table:table-cell office:value-type="float" office:value="0.0009777605">
                <text:p>0.0009777605</text:p>
              </table:table-cell>
              <table:table-cell office:value-type="float" office:value="186">
                <text:p>186</text:p>
              </table:table-cell>
              <table:table-cell office:value-type="float" office:value="0.00312523205580751">
                <text:p>0.00312523205580751</text:p>
              </table:table-cell>
              <table:table-cell office:value-type="float" office:value="186">
                <text:p>186</text:p>
              </table:table-cell>
              <table:table-cell office:value-type="float" office:value="0.003069996">
                <text:p>0.0030699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0">
                <text:p>190</text:p>
              </table:table-cell>
              <table:table-cell office:value-type="float" office:value="0.00076628340132876">
                <text:p>0.00076628340132876</text:p>
              </table:table-cell>
              <table:table-cell office:value-type="float" office:value="190">
                <text:p>190</text:p>
              </table:table-cell>
              <table:table-cell office:value-type="float" office:value="0.0007553061">
                <text:p>0.0007553061</text:p>
              </table:table-cell>
              <table:table-cell office:value-type="float" office:value="190">
                <text:p>190</text:p>
              </table:table-cell>
              <table:table-cell office:value-type="float" office:value="0.00236615570735214">
                <text:p>0.00236615570735214</text:p>
              </table:table-cell>
              <table:table-cell office:value-type="float" office:value="190">
                <text:p>190</text:p>
              </table:table-cell>
              <table:table-cell office:value-type="float" office:value="0.002339597">
                <text:p>0.00233959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4">
                <text:p>194</text:p>
              </table:table-cell>
              <table:table-cell office:value-type="float" office:value="0.000538417149265633">
                <text:p>0.000538417149265633</text:p>
              </table:table-cell>
              <table:table-cell office:value-type="float" office:value="194">
                <text:p>194</text:p>
              </table:table-cell>
              <table:table-cell office:value-type="float" office:value="0.0005327939">
                <text:p>0.0005327939</text:p>
              </table:table-cell>
              <table:table-cell office:value-type="float" office:value="194">
                <text:p>194</text:p>
              </table:table-cell>
              <table:table-cell office:value-type="float" office:value="0.00162911904109884">
                <text:p>0.00162911904109884</text:p>
              </table:table-cell>
              <table:table-cell office:value-type="float" office:value="194">
                <text:p>194</text:p>
              </table:table-cell>
              <table:table-cell office:value-type="float" office:value="0.00160618">
                <text:p>0.001606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8">
                <text:p>198</text:p>
              </table:table-cell>
              <table:table-cell office:value-type="float" office:value="0.000305837067379613">
                <text:p>0.000305837067379613</text:p>
              </table:table-cell>
              <table:table-cell office:value-type="float" office:value="198">
                <text:p>198</text:p>
              </table:table-cell>
              <table:table-cell office:value-type="float" office:value="0.0003105656">
                <text:p>0.0003105656</text:p>
              </table:table-cell>
              <table:table-cell office:value-type="float" office:value="198">
                <text:p>198</text:p>
              </table:table-cell>
              <table:table-cell office:value-type="float" office:value="0.000873397280741706">
                <text:p>0.000873397280741706</text:p>
              </table:table-cell>
              <table:table-cell office:value-type="float" office:value="198">
                <text:p>198</text:p>
              </table:table-cell>
              <table:table-cell office:value-type="float" office:value="0.0008702998">
                <text:p>0.000870299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111" number:title="User-defined">
      <number:scientific-number number:decimal-places="5" loext:min-decimal-places="5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maximum="20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11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037cm" svg:height="10.972cm" xlink:href=".." xlink:type="simple" chart:class="chart:scatter" chart:style-name="ch1">
        <chart:legend chart:legend-position="end" svg:x="15.125cm" svg:y="0.391cm" style:legend-expansion="custom" chartooo:width="4.757cm" chartooo:height="3.081cm" style:legend-expansion-aspect-ratio="1.54397922752353" chart:style-name="ch2"/>
        <chart:plot-area chart:style-name="ch3" table:cell-range-address="Diff6.B4:Diff6.B53 Diff6.E4:Diff6.E4 Diff6.D4:Diff6.D103 Diff6.I4:Diff6.I4 Diff6.H4:Diff6.H103 Diff6.E54:Diff6.E54 Diff6.I54:Diff6.I54" chart:data-source-has-labels="row" svg:x="0.415cm" svg:y="0.217cm" svg:width="20.181cm" svg:height="10.534cm">
          <chartooo:coordinate-region svg:x="1.327cm" svg:y="0.417cm" svg:width="18.989cm" svg:height="9.68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iff6.D4:Diff6.D53" chart:label-cell-address="Diff6.E4:Diff6.E4" chart:class="chart:scatter">
            <chart:domain table:cell-range-address="Diff6.B4:Diff6.B53"/>
            <chart:data-point chart:repeated="50"/>
          </chart:series>
          <chart:series chart:style-name="ch8" chart:values-cell-range-address="Diff6.H4:Diff6.H53" chart:label-cell-address="Diff6.I4:Diff6.I4" chart:class="chart:scatter">
            <chart:domain table:cell-range-address="Diff6.G4:Diff6.G53"/>
            <chart:data-point chart:repeated="50"/>
          </chart:series>
          <chart:series chart:style-name="ch9" chart:values-cell-range-address="Diff6.D54:Diff6.D103" chart:label-cell-address="Diff6.E54:Diff6.E54" chart:class="chart:scatter">
            <chart:domain table:cell-range-address="Diff6.B54:Diff6.B103"/>
            <chart:data-point chart:repeated="50"/>
          </chart:series>
          <chart:series chart:style-name="ch10" chart:values-cell-range-address="Diff6.H54:Diff6.H103" chart:label-cell-address="Diff6.I54:Diff6.I54" chart:class="chart:scatter">
            <chart:domain table:cell-range-address="Diff6.G54:Diff6.G103"/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erpent_1g</text:p>
                <draw:g>
                  <svg:desc>Diff6.E4:Diff6.E4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Almost_1g</text:p>
                <draw:g>
                  <svg:desc>Diff6.I4:Diff6.I4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Serpent_2g</text:p>
                <draw:g>
                  <svg:desc>Diff6.E54:Diff6.E54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Almost_2g</text:p>
                <draw:g>
                  <svg:desc>Diff6.I54:Diff6.I5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Diff6.B4:Diff6.B53</svg:desc>
                </draw:g>
              </table:table-cell>
              <table:table-cell office:value-type="float" office:value="0.00977519544996674">
                <text:p>0.00977519544996674</text:p>
                <draw:g>
                  <svg:desc>Diff6.D4:Diff6.D53</svg:desc>
                </draw:g>
              </table:table-cell>
              <table:table-cell office:value-type="float" office:value="2">
                <text:p>2</text:p>
                <draw:g>
                  <svg:desc>Diff6.G4:Diff6.G53</svg:desc>
                </draw:g>
              </table:table-cell>
              <table:table-cell office:value-type="float" office:value="0.009734548">
                <text:p>0.009734548</text:p>
                <draw:g>
                  <svg:desc>Diff6.H4:Diff6.H53</svg:desc>
                </draw:g>
              </table:table-cell>
              <table:table-cell office:value-type="float" office:value="2">
                <text:p>2</text:p>
                <draw:g>
                  <svg:desc>Diff6.B54:Diff6.B103</svg:desc>
                </draw:g>
              </table:table-cell>
              <table:table-cell office:value-type="float" office:value="0.00949208994675897">
                <text:p>0.00949208994675897</text:p>
                <draw:g>
                  <svg:desc>Diff6.D54:Diff6.D103</svg:desc>
                </draw:g>
              </table:table-cell>
              <table:table-cell office:value-type="float" office:value="2">
                <text:p>2</text:p>
                <draw:g>
                  <svg:desc>Diff6.G54:Diff6.G103</svg:desc>
                </draw:g>
              </table:table-cell>
              <table:table-cell office:value-type="float" office:value="0.009943159">
                <text:p>0.009943159</text:p>
                <draw:g>
                  <svg:desc>Diff6.H54:Diff6.H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0097860792343251">
                <text:p>0.0097860792343251</text:p>
              </table:table-cell>
              <table:table-cell office:value-type="float" office:value="6">
                <text:p>6</text:p>
              </table:table-cell>
              <table:table-cell office:value-type="float" office:value="0.009728275">
                <text:p>0.009728275</text:p>
              </table:table-cell>
              <table:table-cell office:value-type="float" office:value="6">
                <text:p>6</text:p>
              </table:table-cell>
              <table:table-cell office:value-type="float" office:value="0.00949644346050232">
                <text:p>0.00949644346050232</text:p>
              </table:table-cell>
              <table:table-cell office:value-type="float" office:value="6">
                <text:p>6</text:p>
              </table:table-cell>
              <table:table-cell office:value-type="float" office:value="0.009951614">
                <text:p>0.0099516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977322524666683">
                <text:p>0.00977322524666683</text:p>
              </table:table-cell>
              <table:table-cell office:value-type="float" office:value="10">
                <text:p>10</text:p>
              </table:table-cell>
              <table:table-cell office:value-type="float" office:value="0.009715643">
                <text:p>0.009715643</text:p>
              </table:table-cell>
              <table:table-cell office:value-type="float" office:value="10">
                <text:p>10</text:p>
              </table:table-cell>
              <table:table-cell office:value-type="float" office:value="0.00949180394950576">
                <text:p>0.00949180394950576</text:p>
              </table:table-cell>
              <table:table-cell office:value-type="float" office:value="10">
                <text:p>10</text:p>
              </table:table-cell>
              <table:table-cell office:value-type="float" office:value="0.009968607">
                <text:p>0.0099686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0.00974538818068748">
                <text:p>0.00974538818068748</text:p>
              </table:table-cell>
              <table:table-cell office:value-type="float" office:value="14">
                <text:p>14</text:p>
              </table:table-cell>
              <table:table-cell office:value-type="float" office:value="0.009696477">
                <text:p>0.009696477</text:p>
              </table:table-cell>
              <table:table-cell office:value-type="float" office:value="14">
                <text:p>14</text:p>
              </table:table-cell>
              <table:table-cell office:value-type="float" office:value="0.00951913257592384">
                <text:p>0.00951913257592384</text:p>
              </table:table-cell>
              <table:table-cell office:value-type="float" office:value="14">
                <text:p>14</text:p>
              </table:table-cell>
              <table:table-cell office:value-type="float" office:value="0.00999431">
                <text:p>0.009994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0.00975336432630485">
                <text:p>0.00975336432630485</text:p>
              </table:table-cell>
              <table:table-cell office:value-type="float" office:value="18">
                <text:p>18</text:p>
              </table:table-cell>
              <table:table-cell office:value-type="float" office:value="0.009670512">
                <text:p>0.009670512</text:p>
              </table:table-cell>
              <table:table-cell office:value-type="float" office:value="18">
                <text:p>18</text:p>
              </table:table-cell>
              <table:table-cell office:value-type="float" office:value="0.00954307690151224">
                <text:p>0.00954307690151224</text:p>
              </table:table-cell>
              <table:table-cell office:value-type="float" office:value="18">
                <text:p>18</text:p>
              </table:table-cell>
              <table:table-cell office:value-type="float" office:value="0.01002898">
                <text:p>0.010028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0.00972184107350632">
                <text:p>0.00972184107350632</text:p>
              </table:table-cell>
              <table:table-cell office:value-type="float" office:value="22">
                <text:p>22</text:p>
              </table:table-cell>
              <table:table-cell office:value-type="float" office:value="0.009637392">
                <text:p>0.009637392</text:p>
              </table:table-cell>
              <table:table-cell office:value-type="float" office:value="22">
                <text:p>22</text:p>
              </table:table-cell>
              <table:table-cell office:value-type="float" office:value="0.00959612939198315">
                <text:p>0.00959612939198315</text:p>
              </table:table-cell>
              <table:table-cell office:value-type="float" office:value="22">
                <text:p>22</text:p>
              </table:table-cell>
              <table:table-cell office:value-type="float" office:value="0.01007297">
                <text:p>0.010072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">
                <text:p>26</text:p>
              </table:table-cell>
              <table:table-cell office:value-type="float" office:value="0.00968030791684536">
                <text:p>0.00968030791684536</text:p>
              </table:table-cell>
              <table:table-cell office:value-type="float" office:value="26">
                <text:p>26</text:p>
              </table:table-cell>
              <table:table-cell office:value-type="float" office:value="0.009596662">
                <text:p>0.009596662</text:p>
              </table:table-cell>
              <table:table-cell office:value-type="float" office:value="26">
                <text:p>26</text:p>
              </table:table-cell>
              <table:table-cell office:value-type="float" office:value="0.0096387588714481">
                <text:p>0.0096387588714481</text:p>
              </table:table-cell>
              <table:table-cell office:value-type="float" office:value="26">
                <text:p>26</text:p>
              </table:table-cell>
              <table:table-cell office:value-type="float" office:value="0.01012671">
                <text:p>0.010126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0.00961543420657499">
                <text:p>0.00961543420657499</text:p>
              </table:table-cell>
              <table:table-cell office:value-type="float" office:value="30">
                <text:p>30</text:p>
              </table:table-cell>
              <table:table-cell office:value-type="float" office:value="0.009547767">
                <text:p>0.009547767</text:p>
              </table:table-cell>
              <table:table-cell office:value-type="float" office:value="30">
                <text:p>30</text:p>
              </table:table-cell>
              <table:table-cell office:value-type="float" office:value="0.0097089076421666">
                <text:p>0.0097089076421666</text:p>
              </table:table-cell>
              <table:table-cell office:value-type="float" office:value="30">
                <text:p>30</text:p>
              </table:table-cell>
              <table:table-cell office:value-type="float" office:value="0.01019076">
                <text:p>0.010190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">
                <text:p>34</text:p>
              </table:table-cell>
              <table:table-cell office:value-type="float" office:value="0.00955456445784961">
                <text:p>0.00955456445784961</text:p>
              </table:table-cell>
              <table:table-cell office:value-type="float" office:value="34">
                <text:p>34</text:p>
              </table:table-cell>
              <table:table-cell office:value-type="float" office:value="0.009490041">
                <text:p>0.009490041</text:p>
              </table:table-cell>
              <table:table-cell office:value-type="float" office:value="34">
                <text:p>34</text:p>
              </table:table-cell>
              <table:table-cell office:value-type="float" office:value="0.00977649832634248">
                <text:p>0.00977649832634248</text:p>
              </table:table-cell>
              <table:table-cell office:value-type="float" office:value="34">
                <text:p>34</text:p>
              </table:table-cell>
              <table:table-cell office:value-type="float" office:value="0.01026576">
                <text:p>0.010265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">
                <text:p>38</text:p>
              </table:table-cell>
              <table:table-cell office:value-type="float" office:value="0.00949320215829924">
                <text:p>0.00949320215829924</text:p>
              </table:table-cell>
              <table:table-cell office:value-type="float" office:value="38">
                <text:p>38</text:p>
              </table:table-cell>
              <table:table-cell office:value-type="float" office:value="0.009422704">
                <text:p>0.009422704</text:p>
              </table:table-cell>
              <table:table-cell office:value-type="float" office:value="38">
                <text:p>38</text:p>
              </table:table-cell>
              <table:table-cell office:value-type="float" office:value="0.00986204328252559">
                <text:p>0.00986204328252559</text:p>
              </table:table-cell>
              <table:table-cell office:value-type="float" office:value="38">
                <text:p>38</text:p>
              </table:table-cell>
              <table:table-cell office:value-type="float" office:value="0.01035247">
                <text:p>0.010352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0.00939802862792465">
                <text:p>0.00939802862792465</text:p>
              </table:table-cell>
              <table:table-cell office:value-type="float" office:value="42">
                <text:p>42</text:p>
              </table:table-cell>
              <table:table-cell office:value-type="float" office:value="0.009344848">
                <text:p>0.009344848</text:p>
              </table:table-cell>
              <table:table-cell office:value-type="float" office:value="42">
                <text:p>42</text:p>
              </table:table-cell>
              <table:table-cell office:value-type="float" office:value="0.00996449385412081">
                <text:p>0.00996449385412081</text:p>
              </table:table-cell>
              <table:table-cell office:value-type="float" office:value="42">
                <text:p>42</text:p>
              </table:table-cell>
              <table:table-cell office:value-type="float" office:value="0.01045177">
                <text:p>0.010451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6">
                <text:p>46</text:p>
              </table:table-cell>
              <table:table-cell office:value-type="float" office:value="0.00933399702067764">
                <text:p>0.00933399702067764</text:p>
              </table:table-cell>
              <table:table-cell office:value-type="float" office:value="46">
                <text:p>46</text:p>
              </table:table-cell>
              <table:table-cell office:value-type="float" office:value="0.009255432">
                <text:p>0.009255432</text:p>
              </table:table-cell>
              <table:table-cell office:value-type="float" office:value="46">
                <text:p>46</text:p>
              </table:table-cell>
              <table:table-cell office:value-type="float" office:value="0.0100703763927546">
                <text:p>0.0100703763927546</text:p>
              </table:table-cell>
              <table:table-cell office:value-type="float" office:value="46">
                <text:p>46</text:p>
              </table:table-cell>
              <table:table-cell office:value-type="float" office:value="0.01056469">
                <text:p>0.010564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">
                <text:p>50</text:p>
              </table:table-cell>
              <table:table-cell office:value-type="float" office:value="0.00923249977325979">
                <text:p>0.00923249977325979</text:p>
              </table:table-cell>
              <table:table-cell office:value-type="float" office:value="50">
                <text:p>50</text:p>
              </table:table-cell>
              <table:table-cell office:value-type="float" office:value="0.009153265">
                <text:p>0.009153265</text:p>
              </table:table-cell>
              <table:table-cell office:value-type="float" office:value="50">
                <text:p>50</text:p>
              </table:table-cell>
              <table:table-cell office:value-type="float" office:value="0.0101801516717793">
                <text:p>0.0101801516717793</text:p>
              </table:table-cell>
              <table:table-cell office:value-type="float" office:value="50">
                <text:p>50</text:p>
              </table:table-cell>
              <table:table-cell office:value-type="float" office:value="0.01069239">
                <text:p>0.010692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4">
                <text:p>54</text:p>
              </table:table-cell>
              <table:table-cell office:value-type="float" office:value="0.0090952210917178">
                <text:p>0.0090952210917178</text:p>
              </table:table-cell>
              <table:table-cell office:value-type="float" office:value="54">
                <text:p>54</text:p>
              </table:table-cell>
              <table:table-cell office:value-type="float" office:value="0.009036995">
                <text:p>0.009036995</text:p>
              </table:table-cell>
              <table:table-cell office:value-type="float" office:value="54">
                <text:p>54</text:p>
              </table:table-cell>
              <table:table-cell office:value-type="float" office:value="0.0103335097544463">
                <text:p>0.0103335097544463</text:p>
              </table:table-cell>
              <table:table-cell office:value-type="float" office:value="54">
                <text:p>54</text:p>
              </table:table-cell>
              <table:table-cell office:value-type="float" office:value="0.01083618">
                <text:p>0.010836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0.00897516580031372">
                <text:p>0.00897516580031372</text:p>
              </table:table-cell>
              <table:table-cell office:value-type="float" office:value="58">
                <text:p>58</text:p>
              </table:table-cell>
              <table:table-cell office:value-type="float" office:value="0.008905094">
                <text:p>0.008905094</text:p>
              </table:table-cell>
              <table:table-cell office:value-type="float" office:value="58">
                <text:p>58</text:p>
              </table:table-cell>
              <table:table-cell office:value-type="float" office:value="0.0105071418646189">
                <text:p>0.0105071418646189</text:p>
              </table:table-cell>
              <table:table-cell office:value-type="float" office:value="58">
                <text:p>58</text:p>
              </table:table-cell>
              <table:table-cell office:value-type="float" office:value="0.01099755">
                <text:p>0.010997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2">
                <text:p>62</text:p>
              </table:table-cell>
              <table:table-cell office:value-type="float" office:value="0.00883162695667364">
                <text:p>0.00883162695667364</text:p>
              </table:table-cell>
              <table:table-cell office:value-type="float" office:value="62">
                <text:p>62</text:p>
              </table:table-cell>
              <table:table-cell office:value-type="float" office:value="0.008755838">
                <text:p>0.008755838</text:p>
              </table:table-cell>
              <table:table-cell office:value-type="float" office:value="62">
                <text:p>62</text:p>
              </table:table-cell>
              <table:table-cell office:value-type="float" office:value="0.0106839199445768">
                <text:p>0.0106839199445768</text:p>
              </table:table-cell>
              <table:table-cell office:value-type="float" office:value="62">
                <text:p>62</text:p>
              </table:table-cell>
              <table:table-cell office:value-type="float" office:value="0.01117819">
                <text:p>0.011178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6">
                <text:p>66</text:p>
              </table:table-cell>
              <table:table-cell office:value-type="float" office:value="0.00867671177785022">
                <text:p>0.00867671177785022</text:p>
              </table:table-cell>
              <table:table-cell office:value-type="float" office:value="66">
                <text:p>66</text:p>
              </table:table-cell>
              <table:table-cell office:value-type="float" office:value="0.008587287">
                <text:p>0.008587287</text:p>
              </table:table-cell>
              <table:table-cell office:value-type="float" office:value="66">
                <text:p>66</text:p>
              </table:table-cell>
              <table:table-cell office:value-type="float" office:value="0.0109067435823019">
                <text:p>0.0109067435823019</text:p>
              </table:table-cell>
              <table:table-cell office:value-type="float" office:value="66">
                <text:p>66</text:p>
              </table:table-cell>
              <table:table-cell office:value-type="float" office:value="0.01137998">
                <text:p>0.011379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0">
                <text:p>70</text:p>
              </table:table-cell>
              <table:table-cell office:value-type="float" office:value="0.00846631313190358">
                <text:p>0.00846631313190358</text:p>
              </table:table-cell>
              <table:table-cell office:value-type="float" office:value="70">
                <text:p>70</text:p>
              </table:table-cell>
              <table:table-cell office:value-type="float" office:value="0.008397266">
                <text:p>0.008397266</text:p>
              </table:table-cell>
              <table:table-cell office:value-type="float" office:value="70">
                <text:p>70</text:p>
              </table:table-cell>
              <table:table-cell office:value-type="float" office:value="0.0111378293628976">
                <text:p>0.0111378293628976</text:p>
              </table:table-cell>
              <table:table-cell office:value-type="float" office:value="70">
                <text:p>70</text:p>
              </table:table-cell>
              <table:table-cell office:value-type="float" office:value="0.01160505">
                <text:p>0.011605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4">
                <text:p>74</text:p>
              </table:table-cell>
              <table:table-cell office:value-type="float" office:value="0.00826957879916598">
                <text:p>0.00826957879916598</text:p>
              </table:table-cell>
              <table:table-cell office:value-type="float" office:value="74">
                <text:p>74</text:p>
              </table:table-cell>
              <table:table-cell office:value-type="float" office:value="0.008183337">
                <text:p>0.008183337</text:p>
              </table:table-cell>
              <table:table-cell office:value-type="float" office:value="74">
                <text:p>74</text:p>
              </table:table-cell>
              <table:table-cell office:value-type="float" office:value="0.0113919538111131">
                <text:p>0.0113919538111131</text:p>
              </table:table-cell>
              <table:table-cell office:value-type="float" office:value="74">
                <text:p>74</text:p>
              </table:table-cell>
              <table:table-cell office:value-type="float" office:value="0.01185578">
                <text:p>0.011855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8">
                <text:p>78</text:p>
              </table:table-cell>
              <table:table-cell office:value-type="float" office:value="0.00802393893612905">
                <text:p>0.00802393893612905</text:p>
              </table:table-cell>
              <table:table-cell office:value-type="float" office:value="78">
                <text:p>78</text:p>
              </table:table-cell>
              <table:table-cell office:value-type="float" office:value="0.007942771">
                <text:p>0.007942771</text:p>
              </table:table-cell>
              <table:table-cell office:value-type="float" office:value="78">
                <text:p>78</text:p>
              </table:table-cell>
              <table:table-cell office:value-type="float" office:value="0.0116672579448027">
                <text:p>0.0116672579448027</text:p>
              </table:table-cell>
              <table:table-cell office:value-type="float" office:value="78">
                <text:p>78</text:p>
              </table:table-cell>
              <table:table-cell office:value-type="float" office:value="0.01213481">
                <text:p>0.012134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2">
                <text:p>82</text:p>
              </table:table-cell>
              <table:table-cell office:value-type="float" office:value="0.00776793961703131">
                <text:p>0.00776793961703131</text:p>
              </table:table-cell>
              <table:table-cell office:value-type="float" office:value="82">
                <text:p>82</text:p>
              </table:table-cell>
              <table:table-cell office:value-type="float" office:value="0.007672517">
                <text:p>0.007672517</text:p>
              </table:table-cell>
              <table:table-cell office:value-type="float" office:value="82">
                <text:p>82</text:p>
              </table:table-cell>
              <table:table-cell office:value-type="float" office:value="0.0119991895346284">
                <text:p>0.0119991895346284</text:p>
              </table:table-cell>
              <table:table-cell office:value-type="float" office:value="82">
                <text:p>82</text:p>
              </table:table-cell>
              <table:table-cell office:value-type="float" office:value="0.01244514">
                <text:p>0.012445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6">
                <text:p>86</text:p>
              </table:table-cell>
              <table:table-cell office:value-type="float" office:value="0.00748929884872092">
                <text:p>0.00748929884872092</text:p>
              </table:table-cell>
              <table:table-cell office:value-type="float" office:value="86">
                <text:p>86</text:p>
              </table:table-cell>
              <table:table-cell office:value-type="float" office:value="0.007369168">
                <text:p>0.007369168</text:p>
              </table:table-cell>
              <table:table-cell office:value-type="float" office:value="86">
                <text:p>86</text:p>
              </table:table-cell>
              <table:table-cell office:value-type="float" office:value="0.0123536831299852">
                <text:p>0.0123536831299852</text:p>
              </table:table-cell>
              <table:table-cell office:value-type="float" office:value="86">
                <text:p>86</text:p>
              </table:table-cell>
              <table:table-cell office:value-type="float" office:value="0.01279007">
                <text:p>0.012790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0">
                <text:p>90</text:p>
              </table:table-cell>
              <table:table-cell office:value-type="float" office:value="0.00715774858856622">
                <text:p>0.00715774858856622</text:p>
              </table:table-cell>
              <table:table-cell office:value-type="float" office:value="90">
                <text:p>90</text:p>
              </table:table-cell>
              <table:table-cell office:value-type="float" office:value="0.007028918">
                <text:p>0.007028918</text:p>
              </table:table-cell>
              <table:table-cell office:value-type="float" office:value="90">
                <text:p>90</text:p>
              </table:table-cell>
              <table:table-cell office:value-type="float" office:value="0.0127337893682409">
                <text:p>0.0127337893682409</text:p>
              </table:table-cell>
              <table:table-cell office:value-type="float" office:value="90">
                <text:p>90</text:p>
              </table:table-cell>
              <table:table-cell office:value-type="float" office:value="0.01317331">
                <text:p>0.013173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4">
                <text:p>94</text:p>
              </table:table-cell>
              <table:table-cell office:value-type="float" office:value="0.00678402962229897">
                <text:p>0.00678402962229897</text:p>
              </table:table-cell>
              <table:table-cell office:value-type="float" office:value="94">
                <text:p>94</text:p>
              </table:table-cell>
              <table:table-cell office:value-type="float" office:value="0.006647522">
                <text:p>0.006647522</text:p>
              </table:table-cell>
              <table:table-cell office:value-type="float" office:value="94">
                <text:p>94</text:p>
              </table:table-cell>
              <table:table-cell office:value-type="float" office:value="0.0131714604980737">
                <text:p>0.0131714604980737</text:p>
              </table:table-cell>
              <table:table-cell office:value-type="float" office:value="94">
                <text:p>94</text:p>
              </table:table-cell>
              <table:table-cell office:value-type="float" office:value="0.013599">
                <text:p>0.0135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8">
                <text:p>98</text:p>
              </table:table-cell>
              <table:table-cell office:value-type="float" office:value="0.00637856496092513">
                <text:p>0.00637856496092513</text:p>
              </table:table-cell>
              <table:table-cell office:value-type="float" office:value="98">
                <text:p>98</text:p>
              </table:table-cell>
              <table:table-cell office:value-type="float" office:value="0.006220246">
                <text:p>0.006220246</text:p>
              </table:table-cell>
              <table:table-cell office:value-type="float" office:value="98">
                <text:p>98</text:p>
              </table:table-cell>
              <table:table-cell office:value-type="float" office:value="0.0136913081719962">
                <text:p>0.0136913081719962</text:p>
              </table:table-cell>
              <table:table-cell office:value-type="float" office:value="98">
                <text:p>98</text:p>
              </table:table-cell>
              <table:table-cell office:value-type="float" office:value="0.01407176">
                <text:p>0.014071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2">
                <text:p>102</text:p>
              </table:table-cell>
              <table:table-cell office:value-type="float" office:value="0.0058994401181128">
                <text:p>0.0058994401181128</text:p>
              </table:table-cell>
              <table:table-cell office:value-type="float" office:value="102">
                <text:p>102</text:p>
              </table:table-cell>
              <table:table-cell office:value-type="float" office:value="0.005722867">
                <text:p>0.005722867</text:p>
              </table:table-cell>
              <table:table-cell office:value-type="float" office:value="102">
                <text:p>102</text:p>
              </table:table-cell>
              <table:table-cell office:value-type="float" office:value="0.0142603791509439">
                <text:p>0.0142603791509439</text:p>
              </table:table-cell>
              <table:table-cell office:value-type="float" office:value="102">
                <text:p>102</text:p>
              </table:table-cell>
              <table:table-cell office:value-type="float" office:value="0.01459446">
                <text:p>0.014594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6">
                <text:p>106</text:p>
              </table:table-cell>
              <table:table-cell office:value-type="float" office:value="0.00546353263800812">
                <text:p>0.00546353263800812</text:p>
              </table:table-cell>
              <table:table-cell office:value-type="float" office:value="106">
                <text:p>106</text:p>
              </table:table-cell>
              <table:table-cell office:value-type="float" office:value="0.005251641">
                <text:p>0.005251641</text:p>
              </table:table-cell>
              <table:table-cell office:value-type="float" office:value="106">
                <text:p>106</text:p>
              </table:table-cell>
              <table:table-cell office:value-type="float" office:value="0.0147761910858489">
                <text:p>0.0147761910858489</text:p>
              </table:table-cell>
              <table:table-cell office:value-type="float" office:value="106">
                <text:p>106</text:p>
              </table:table-cell>
              <table:table-cell office:value-type="float" office:value="0.01506342">
                <text:p>0.015063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0">
                <text:p>110</text:p>
              </table:table-cell>
              <table:table-cell office:value-type="float" office:value="0.00505867174861329">
                <text:p>0.00505867174861329</text:p>
              </table:table-cell>
              <table:table-cell office:value-type="float" office:value="110">
                <text:p>110</text:p>
              </table:table-cell>
              <table:table-cell office:value-type="float" office:value="0.004821769">
                <text:p>0.004821769</text:p>
              </table:table-cell>
              <table:table-cell office:value-type="float" office:value="110">
                <text:p>110</text:p>
              </table:table-cell>
              <table:table-cell office:value-type="float" office:value="0.0152355821181895">
                <text:p>0.0152355821181895</text:p>
              </table:table-cell>
              <table:table-cell office:value-type="float" office:value="110">
                <text:p>110</text:p>
              </table:table-cell>
              <table:table-cell office:value-type="float" office:value="0.0154856">
                <text:p>0.01548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4">
                <text:p>114</text:p>
              </table:table-cell>
              <table:table-cell office:value-type="float" office:value="0.00470536980847816">
                <text:p>0.00470536980847816</text:p>
              </table:table-cell>
              <table:table-cell office:value-type="float" office:value="114">
                <text:p>114</text:p>
              </table:table-cell>
              <table:table-cell office:value-type="float" office:value="0.004429835">
                <text:p>0.004429835</text:p>
              </table:table-cell>
              <table:table-cell office:value-type="float" office:value="114">
                <text:p>114</text:p>
              </table:table-cell>
              <table:table-cell office:value-type="float" office:value="0.0156565065199731">
                <text:p>0.0156565065199731</text:p>
              </table:table-cell>
              <table:table-cell office:value-type="float" office:value="114">
                <text:p>114</text:p>
              </table:table-cell>
              <table:table-cell office:value-type="float" office:value="0.01586529">
                <text:p>0.015865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8">
                <text:p>118</text:p>
              </table:table-cell>
              <table:table-cell office:value-type="float" office:value="0.0043549913958203">
                <text:p>0.0043549913958203</text:p>
              </table:table-cell>
              <table:table-cell office:value-type="float" office:value="118">
                <text:p>118</text:p>
              </table:table-cell>
              <table:table-cell office:value-type="float" office:value="0.004072725">
                <text:p>0.004072725</text:p>
              </table:table-cell>
              <table:table-cell office:value-type="float" office:value="118">
                <text:p>118</text:p>
              </table:table-cell>
              <table:table-cell office:value-type="float" office:value="0.0160813077734114">
                <text:p>0.0160813077734114</text:p>
              </table:table-cell>
              <table:table-cell office:value-type="float" office:value="118">
                <text:p>118</text:p>
              </table:table-cell>
              <table:table-cell office:value-type="float" office:value="0.01620639">
                <text:p>0.016206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2">
                <text:p>122</text:p>
              </table:table-cell>
              <table:table-cell office:value-type="float" office:value="0.00402930407935646">
                <text:p>0.00402930407935646</text:p>
              </table:table-cell>
              <table:table-cell office:value-type="float" office:value="122">
                <text:p>122</text:p>
              </table:table-cell>
              <table:table-cell office:value-type="float" office:value="0.003747603">
                <text:p>0.003747603</text:p>
              </table:table-cell>
              <table:table-cell office:value-type="float" office:value="122">
                <text:p>122</text:p>
              </table:table-cell>
              <table:table-cell office:value-type="float" office:value="0.0164289533234274">
                <text:p>0.0164289533234274</text:p>
              </table:table-cell>
              <table:table-cell office:value-type="float" office:value="122">
                <text:p>122</text:p>
              </table:table-cell>
              <table:table-cell office:value-type="float" office:value="0.01651247">
                <text:p>0.016512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6">
                <text:p>126</text:p>
              </table:table-cell>
              <table:table-cell office:value-type="float" office:value="0.00371631186318799">
                <text:p>0.00371631186318799</text:p>
              </table:table-cell>
              <table:table-cell office:value-type="float" office:value="126">
                <text:p>126</text:p>
              </table:table-cell>
              <table:table-cell office:value-type="float" office:value="0.003451886">
                <text:p>0.003451886</text:p>
              </table:table-cell>
              <table:table-cell office:value-type="float" office:value="126">
                <text:p>126</text:p>
              </table:table-cell>
              <table:table-cell office:value-type="float" office:value="0.0167735800135485">
                <text:p>0.0167735800135485</text:p>
              </table:table-cell>
              <table:table-cell office:value-type="float" office:value="126">
                <text:p>126</text:p>
              </table:table-cell>
              <table:table-cell office:value-type="float" office:value="0.01678678">
                <text:p>0.016786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0">
                <text:p>130</text:p>
              </table:table-cell>
              <table:table-cell office:value-type="float" office:value="0.00342758174733371">
                <text:p>0.00342758174733371</text:p>
              </table:table-cell>
              <table:table-cell office:value-type="float" office:value="130">
                <text:p>130</text:p>
              </table:table-cell>
              <table:table-cell office:value-type="float" office:value="0.003183224">
                <text:p>0.003183224</text:p>
              </table:table-cell>
              <table:table-cell office:value-type="float" office:value="130">
                <text:p>130</text:p>
              </table:table-cell>
              <table:table-cell office:value-type="float" office:value="0.017092943612969">
                <text:p>0.017092943612969</text:p>
              </table:table-cell>
              <table:table-cell office:value-type="float" office:value="130">
                <text:p>130</text:p>
              </table:table-cell>
              <table:table-cell office:value-type="float" office:value="0.01703225">
                <text:p>0.017032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4">
                <text:p>134</text:p>
              </table:table-cell>
              <table:table-cell office:value-type="float" office:value="0.00314495290621463">
                <text:p>0.00314495290621463</text:p>
              </table:table-cell>
              <table:table-cell office:value-type="float" office:value="134">
                <text:p>134</text:p>
              </table:table-cell>
              <table:table-cell office:value-type="float" office:value="0.002939484">
                <text:p>0.002939484</text:p>
              </table:table-cell>
              <table:table-cell office:value-type="float" office:value="134">
                <text:p>134</text:p>
              </table:table-cell>
              <table:table-cell office:value-type="float" office:value="0.0173821186134394">
                <text:p>0.0173821186134394</text:p>
              </table:table-cell>
              <table:table-cell office:value-type="float" office:value="134">
                <text:p>134</text:p>
              </table:table-cell>
              <table:table-cell office:value-type="float" office:value="0.01725157">
                <text:p>0.0172515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8">
                <text:p>138</text:p>
              </table:table-cell>
              <table:table-cell office:value-type="float" office:value="0.0029032852272501">
                <text:p>0.0029032852272501</text:p>
              </table:table-cell>
              <table:table-cell office:value-type="float" office:value="138">
                <text:p>138</text:p>
              </table:table-cell>
              <table:table-cell office:value-type="float" office:value="0.00271873">
                <text:p>0.00271873</text:p>
              </table:table-cell>
              <table:table-cell office:value-type="float" office:value="138">
                <text:p>138</text:p>
              </table:table-cell>
              <table:table-cell office:value-type="float" office:value="0.0176465071852981">
                <text:p>0.0176465071852981</text:p>
              </table:table-cell>
              <table:table-cell office:value-type="float" office:value="138">
                <text:p>138</text:p>
              </table:table-cell>
              <table:table-cell office:value-type="float" office:value="0.01744716">
                <text:p>0.017447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2">
                <text:p>142</text:p>
              </table:table-cell>
              <table:table-cell office:value-type="float" office:value="0.00266946658401261">
                <text:p>0.00266946658401261</text:p>
              </table:table-cell>
              <table:table-cell office:value-type="float" office:value="142">
                <text:p>142</text:p>
              </table:table-cell>
              <table:table-cell office:value-type="float" office:value="0.002519207">
                <text:p>0.002519207</text:p>
              </table:table-cell>
              <table:table-cell office:value-type="float" office:value="142">
                <text:p>142</text:p>
              </table:table-cell>
              <table:table-cell office:value-type="float" office:value="0.0178985025428508">
                <text:p>0.0178985025428508</text:p>
              </table:table-cell>
              <table:table-cell office:value-type="float" office:value="142">
                <text:p>142</text:p>
              </table:table-cell>
              <table:table-cell office:value-type="float" office:value="0.01762122">
                <text:p>0.017621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6">
                <text:p>146</text:p>
              </table:table-cell>
              <table:table-cell office:value-type="float" office:value="0.00246380278148027">
                <text:p>0.00246380278148027</text:p>
              </table:table-cell>
              <table:table-cell office:value-type="float" office:value="146">
                <text:p>146</text:p>
              </table:table-cell>
              <table:table-cell office:value-type="float" office:value="0.002339332">
                <text:p>0.002339332</text:p>
              </table:table-cell>
              <table:table-cell office:value-type="float" office:value="146">
                <text:p>146</text:p>
              </table:table-cell>
              <table:table-cell office:value-type="float" office:value="0.0180958406475674">
                <text:p>0.0180958406475674</text:p>
              </table:table-cell>
              <table:table-cell office:value-type="float" office:value="146">
                <text:p>146</text:p>
              </table:table-cell>
              <table:table-cell office:value-type="float" office:value="0.01777573">
                <text:p>0.017775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0">
                <text:p>150</text:p>
              </table:table-cell>
              <table:table-cell office:value-type="float" office:value="0.00227057985946267">
                <text:p>0.00227057985946267</text:p>
              </table:table-cell>
              <table:table-cell office:value-type="float" office:value="150">
                <text:p>150</text:p>
              </table:table-cell>
              <table:table-cell office:value-type="float" office:value="0.002177676">
                <text:p>0.002177676</text:p>
              </table:table-cell>
              <table:table-cell office:value-type="float" office:value="150">
                <text:p>150</text:p>
              </table:table-cell>
              <table:table-cell office:value-type="float" office:value="0.018305413079227">
                <text:p>0.018305413079227</text:p>
              </table:table-cell>
              <table:table-cell office:value-type="float" office:value="150">
                <text:p>150</text:p>
              </table:table-cell>
              <table:table-cell office:value-type="float" office:value="0.01791249">
                <text:p>0.017912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4">
                <text:p>154</text:p>
              </table:table-cell>
              <table:table-cell office:value-type="float" office:value="0.0020861434086132">
                <text:p>0.0020861434086132</text:p>
              </table:table-cell>
              <table:table-cell office:value-type="float" office:value="154">
                <text:p>154</text:p>
              </table:table-cell>
              <table:table-cell office:value-type="float" office:value="0.002032954">
                <text:p>0.002032954</text:p>
              </table:table-cell>
              <table:table-cell office:value-type="float" office:value="154">
                <text:p>154</text:p>
              </table:table-cell>
              <table:table-cell office:value-type="float" office:value="0.0185019567471291">
                <text:p>0.0185019567471291</text:p>
              </table:table-cell>
              <table:table-cell office:value-type="float" office:value="154">
                <text:p>154</text:p>
              </table:table-cell>
              <table:table-cell office:value-type="float" office:value="0.0180331">
                <text:p>0.01803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0.00193035434929385">
                <text:p>0.00193035434929385</text:p>
              </table:table-cell>
              <table:table-cell office:value-type="float" office:value="158">
                <text:p>158</text:p>
              </table:table-cell>
              <table:table-cell office:value-type="float" office:value="0.001904018">
                <text:p>0.001904018</text:p>
              </table:table-cell>
              <table:table-cell office:value-type="float" office:value="158">
                <text:p>158</text:p>
              </table:table-cell>
              <table:table-cell office:value-type="float" office:value="0.0186497219946223">
                <text:p>0.0186497219946223</text:p>
              </table:table-cell>
              <table:table-cell office:value-type="float" office:value="158">
                <text:p>158</text:p>
              </table:table-cell>
              <table:table-cell office:value-type="float" office:value="0.018139">
                <text:p>0.0181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2">
                <text:p>162</text:p>
              </table:table-cell>
              <table:table-cell office:value-type="float" office:value="0.00178794360593033">
                <text:p>0.00178794360593033</text:p>
              </table:table-cell>
              <table:table-cell office:value-type="float" office:value="162">
                <text:p>162</text:p>
              </table:table-cell>
              <table:table-cell office:value-type="float" office:value="0.001789843">
                <text:p>0.001789843</text:p>
              </table:table-cell>
              <table:table-cell office:value-type="float" office:value="162">
                <text:p>162</text:p>
              </table:table-cell>
              <table:table-cell office:value-type="float" office:value="0.018776672997576">
                <text:p>0.018776672997576</text:p>
              </table:table-cell>
              <table:table-cell office:value-type="float" office:value="162">
                <text:p>162</text:p>
              </table:table-cell>
              <table:table-cell office:value-type="float" office:value="0.01823148">
                <text:p>0.018231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6">
                <text:p>166</text:p>
              </table:table-cell>
              <table:table-cell office:value-type="float" office:value="0.00166165992990074">
                <text:p>0.00166165992990074</text:p>
              </table:table-cell>
              <table:table-cell office:value-type="float" office:value="166">
                <text:p>166</text:p>
              </table:table-cell>
              <table:table-cell office:value-type="float" office:value="0.001689522">
                <text:p>0.001689522</text:p>
              </table:table-cell>
              <table:table-cell office:value-type="float" office:value="166">
                <text:p>166</text:p>
              </table:table-cell>
              <table:table-cell office:value-type="float" office:value="0.0188937729840302">
                <text:p>0.0188937729840302</text:p>
              </table:table-cell>
              <table:table-cell office:value-type="float" office:value="166">
                <text:p>166</text:p>
              </table:table-cell>
              <table:table-cell office:value-type="float" office:value="0.01831166">
                <text:p>0.018311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0">
                <text:p>170</text:p>
              </table:table-cell>
              <table:table-cell office:value-type="float" office:value="0.00154486024056239">
                <text:p>0.00154486024056239</text:p>
              </table:table-cell>
              <table:table-cell office:value-type="float" office:value="170">
                <text:p>170</text:p>
              </table:table-cell>
              <table:table-cell office:value-type="float" office:value="0.00160226">
                <text:p>0.00160226</text:p>
              </table:table-cell>
              <table:table-cell office:value-type="float" office:value="170">
                <text:p>170</text:p>
              </table:table-cell>
              <table:table-cell office:value-type="float" office:value="0.0189867220913243">
                <text:p>0.0189867220913243</text:p>
              </table:table-cell>
              <table:table-cell office:value-type="float" office:value="170">
                <text:p>170</text:p>
              </table:table-cell>
              <table:table-cell office:value-type="float" office:value="0.01838054">
                <text:p>0.0183805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4">
                <text:p>174</text:p>
              </table:table-cell>
              <table:table-cell office:value-type="float" office:value="0.00145098640881629">
                <text:p>0.00145098640881629</text:p>
              </table:table-cell>
              <table:table-cell office:value-type="float" office:value="174">
                <text:p>174</text:p>
              </table:table-cell>
              <table:table-cell office:value-type="float" office:value="0.001527363">
                <text:p>0.001527363</text:p>
              </table:table-cell>
              <table:table-cell office:value-type="float" office:value="174">
                <text:p>174</text:p>
              </table:table-cell>
              <table:table-cell office:value-type="float" office:value="0.0190998498937061">
                <text:p>0.0190998498937061</text:p>
              </table:table-cell>
              <table:table-cell office:value-type="float" office:value="174">
                <text:p>174</text:p>
              </table:table-cell>
              <table:table-cell office:value-type="float" office:value="0.01843899">
                <text:p>0.018438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8">
                <text:p>178</text:p>
              </table:table-cell>
              <table:table-cell office:value-type="float" office:value="0.00136728295716914">
                <text:p>0.00136728295716914</text:p>
              </table:table-cell>
              <table:table-cell office:value-type="float" office:value="178">
                <text:p>178</text:p>
              </table:table-cell>
              <table:table-cell office:value-type="float" office:value="0.001464236">
                <text:p>0.001464236</text:p>
              </table:table-cell>
              <table:table-cell office:value-type="float" office:value="178">
                <text:p>178</text:p>
              </table:table-cell>
              <table:table-cell office:value-type="float" office:value="0.0191870790559359">
                <text:p>0.0191870790559359</text:p>
              </table:table-cell>
              <table:table-cell office:value-type="float" office:value="178">
                <text:p>178</text:p>
              </table:table-cell>
              <table:table-cell office:value-type="float" office:value="0.01848776">
                <text:p>0.018487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2">
                <text:p>182</text:p>
              </table:table-cell>
              <table:table-cell office:value-type="float" office:value="0.00129554849056894">
                <text:p>0.00129554849056894</text:p>
              </table:table-cell>
              <table:table-cell office:value-type="float" office:value="182">
                <text:p>182</text:p>
              </table:table-cell>
              <table:table-cell office:value-type="float" office:value="0.001412379">
                <text:p>0.001412379</text:p>
              </table:table-cell>
              <table:table-cell office:value-type="float" office:value="182">
                <text:p>182</text:p>
              </table:table-cell>
              <table:table-cell office:value-type="float" office:value="0.019249521789554">
                <text:p>0.019249521789554</text:p>
              </table:table-cell>
              <table:table-cell office:value-type="float" office:value="182">
                <text:p>182</text:p>
              </table:table-cell>
              <table:table-cell office:value-type="float" office:value="0.01852746">
                <text:p>0.018527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6">
                <text:p>186</text:p>
              </table:table-cell>
              <table:table-cell office:value-type="float" office:value="0.00124183502866838">
                <text:p>0.00124183502866838</text:p>
              </table:table-cell>
              <table:table-cell office:value-type="float" office:value="186">
                <text:p>186</text:p>
              </table:table-cell>
              <table:table-cell office:value-type="float" office:value="0.001371378">
                <text:p>0.001371378</text:p>
              </table:table-cell>
              <table:table-cell office:value-type="float" office:value="186">
                <text:p>186</text:p>
              </table:table-cell>
              <table:table-cell office:value-type="float" office:value="0.0192762148665205">
                <text:p>0.0192762148665205</text:p>
              </table:table-cell>
              <table:table-cell office:value-type="float" office:value="186">
                <text:p>186</text:p>
              </table:table-cell>
              <table:table-cell office:value-type="float" office:value="0.01855861">
                <text:p>0.0185586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0">
                <text:p>190</text:p>
              </table:table-cell>
              <table:table-cell office:value-type="float" office:value="0.00119611360112148">
                <text:p>0.00119611360112148</text:p>
              </table:table-cell>
              <table:table-cell office:value-type="float" office:value="190">
                <text:p>190</text:p>
              </table:table-cell>
              <table:table-cell office:value-type="float" office:value="0.001340909">
                <text:p>0.001340909</text:p>
              </table:table-cell>
              <table:table-cell office:value-type="float" office:value="190">
                <text:p>190</text:p>
              </table:table-cell>
              <table:table-cell office:value-type="float" office:value="0.0193268999352842">
                <text:p>0.0193268999352842</text:p>
              </table:table-cell>
              <table:table-cell office:value-type="float" office:value="190">
                <text:p>190</text:p>
              </table:table-cell>
              <table:table-cell office:value-type="float" office:value="0.01858163">
                <text:p>0.0185816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4">
                <text:p>194</text:p>
              </table:table-cell>
              <table:table-cell office:value-type="float" office:value="0.00116866104256034">
                <text:p>0.00116866104256034</text:p>
              </table:table-cell>
              <table:table-cell office:value-type="float" office:value="194">
                <text:p>194</text:p>
              </table:table-cell>
              <table:table-cell office:value-type="float" office:value="0.00132073">
                <text:p>0.00132073</text:p>
              </table:table-cell>
              <table:table-cell office:value-type="float" office:value="194">
                <text:p>194</text:p>
              </table:table-cell>
              <table:table-cell office:value-type="float" office:value="0.0193550229985168">
                <text:p>0.0193550229985168</text:p>
              </table:table-cell>
              <table:table-cell office:value-type="float" office:value="194">
                <text:p>194</text:p>
              </table:table-cell>
              <table:table-cell office:value-type="float" office:value="0.0185968">
                <text:p>0.018596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8">
                <text:p>198</text:p>
              </table:table-cell>
              <table:table-cell office:value-type="float" office:value="0.00115745948347619">
                <text:p>0.00115745948347619</text:p>
              </table:table-cell>
              <table:table-cell office:value-type="float" office:value="198">
                <text:p>198</text:p>
              </table:table-cell>
              <table:table-cell office:value-type="float" office:value="0.00131068">
                <text:p>0.00131068</text:p>
              </table:table-cell>
              <table:table-cell office:value-type="float" office:value="198">
                <text:p>198</text:p>
              </table:table-cell>
              <table:table-cell office:value-type="float" office:value="0.0193696406359032">
                <text:p>0.0193696406359032</text:p>
              </table:table-cell>
              <table:table-cell office:value-type="float" office:value="198">
                <text:p>198</text:p>
              </table:table-cell>
              <table:table-cell office:value-type="float" office:value="0.01860434">
                <text:p>0.0186043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111" number:title="User-defined">
      <number:scientific-number number:decimal-places="5" loext:min-decimal-places="5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maximum="20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11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1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11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725cm" svg:height="12.937cm" xlink:href="." xlink:type="simple" chart:class="chart:scatter" chart:style-name="ch1">
        <chart:legend chart:legend-position="end" svg:x="15.212cm" svg:y="1.371cm" style:legend-expansion="custom" chartooo:width="4.543cm" chartooo:height="2.641cm" style:legend-expansion-aspect-ratio="1.72018174933737" chart:style-name="ch2"/>
        <chart:plot-area chart:style-name="ch3" chart:data-source-has-labels="both" svg:x="1.372cm" svg:y="0.934cm" svg:width="18.96cm" svg:height="11.675cm">
          <chartooo:coordinate-region svg:x="2.284cm" svg:y="1.133cm" svg:width="17.768cm" svg:height="10.829cm"/>
          <chart:axis chart:dimension="x" chart:name="primary-x" chart:style-name="ch4" chartooo:axis-type="auto">
            <chart:categories table:cell-range-address="local-table.$A$2:.$A$5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51" chart:label-cell-address="local-table.$C$1" chart:class="chart:scatter">
            <chart:domain table:cell-range-address="local-table.$B$2:.$B$51"/>
            <chart:data-point chart:repeated="50"/>
          </chart:series>
          <chart:series chart:style-name="ch8" chart:values-cell-range-address="local-table.$E$2:.$E$51" chart:label-cell-address="local-table.$E$1" chart:class="chart:scatter">
            <chart:domain table:cell-range-address="local-table.$D$2:.$D$51"/>
            <chart:data-point chart:repeated="50"/>
          </chart:series>
          <chart:series chart:style-name="ch9" chart:values-cell-range-address="local-table.$G$2:.$G$51" chart:label-cell-address="local-table.$G$1" chart:class="chart:scatter">
            <chart:domain table:cell-range-address="local-table.$F$2:.$F$51"/>
            <chart:data-point chart:repeated="50"/>
          </chart:series>
          <chart:series chart:style-name="ch10" chart:values-cell-range-address="local-table.$I$2:.$I$51" chart:label-cell-address="local-table.$I$1" chart:class="chart:scatter">
            <chart:domain table:cell-range-address="local-table.$H$2:.$H$51"/>
            <chart:data-point chart:repeated="50"/>
          </chart:series>
          <chart:series chart:style-name="ch11" chart:values-cell-range-address="local-table.$K$2:.$K$51" chart:label-cell-address="local-table.$K$1" chart:class="chart:scatter">
            <chart:domain table:cell-range-address="local-table.$J$2:.$J$51"/>
            <chart:data-point chart:repeated="50"/>
          </chart:series>
          <chart:series chart:style-name="ch12" chart:values-cell-range-address="local-table.$M$2:.$M$51" chart:label-cell-address="local-table.$M$1" chart:class="chart:scatter">
            <chart:domain table:cell-range-address="local-table.$L$2:.$L$51"/>
            <chart:data-point chart:repeated="5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Serpent_1g</text:p>
              </table:table-cell>
              <table:table-cell office:value-type="string">
                <text:p>Series3</text:p>
              </table:table-cell>
              <table:table-cell office:value-type="string">
                <text:p>Serpent_2g</text:p>
              </table:table-cell>
              <table:table-cell office:value-type="string">
                <text:p>Series5</text:p>
              </table:table-cell>
              <table:table-cell office:value-type="string">
                <text:p>Serpent_3g</text:p>
              </table:table-cell>
              <table:table-cell office:value-type="string">
                <text:p>Series7</text:p>
              </table:table-cell>
              <table:table-cell office:value-type="string">
                <text:p>Almost_1g</text:p>
              </table:table-cell>
              <table:table-cell office:value-type="string">
                <text:p>Series9</text:p>
              </table:table-cell>
              <table:table-cell office:value-type="string">
                <text:p>Almost_2g</text:p>
              </table:table-cell>
              <table:table-cell office:value-type="string">
                <text:p>Series11</text:p>
              </table:table-cell>
              <table:table-cell office:value-type="string">
                <text:p>Almost_3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.00440555312941841">
                <text:p>0.00440555312941841</text:p>
              </table:table-cell>
              <table:table-cell office:value-type="float" office:value="2">
                <text:p>2</text:p>
              </table:table-cell>
              <table:table-cell office:value-type="float" office:value="0.00819940262127427">
                <text:p>0.00819940262127427</text:p>
              </table:table-cell>
              <table:table-cell office:value-type="float" office:value="2">
                <text:p>2</text:p>
              </table:table-cell>
              <table:table-cell office:value-type="float" office:value="0.0177499455776949">
                <text:p>0.0177499455776949</text:p>
              </table:table-cell>
              <table:table-cell office:value-type="float" office:value="2">
                <text:p>2</text:p>
              </table:table-cell>
              <table:table-cell office:value-type="float" office:value="0.004444588">
                <text:p>0.004444588</text:p>
              </table:table-cell>
              <table:table-cell office:value-type="float" office:value="2">
                <text:p>2</text:p>
              </table:table-cell>
              <table:table-cell office:value-type="float" office:value="0.007972525">
                <text:p>0.007972525</text:p>
              </table:table-cell>
              <table:table-cell office:value-type="float" office:value="2">
                <text:p>2</text:p>
              </table:table-cell>
              <table:table-cell office:value-type="float" office:value="0.01770625">
                <text:p>0.0177062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00440578605954838">
                <text:p>0.00440578605954838</text:p>
              </table:table-cell>
              <table:table-cell office:value-type="float" office:value="6">
                <text:p>6</text:p>
              </table:table-cell>
              <table:table-cell office:value-type="float" office:value="0.00814029660079486">
                <text:p>0.00814029660079486</text:p>
              </table:table-cell>
              <table:table-cell office:value-type="float" office:value="6">
                <text:p>6</text:p>
              </table:table-cell>
              <table:table-cell office:value-type="float" office:value="0.0178037524377175">
                <text:p>0.0178037524377175</text:p>
              </table:table-cell>
              <table:table-cell office:value-type="float" office:value="6">
                <text:p>6</text:p>
              </table:table-cell>
              <table:table-cell office:value-type="float" office:value="0.004441038">
                <text:p>0.004441038</text:p>
              </table:table-cell>
              <table:table-cell office:value-type="float" office:value="6">
                <text:p>6</text:p>
              </table:table-cell>
              <table:table-cell office:value-type="float" office:value="0.007966149">
                <text:p>0.007966149</text:p>
              </table:table-cell>
              <table:table-cell office:value-type="float" office:value="6">
                <text:p>6</text:p>
              </table:table-cell>
              <table:table-cell office:value-type="float" office:value="0.01769207">
                <text:p>0.017692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44264294923168">
                <text:p>0.0044264294923168</text:p>
              </table:table-cell>
              <table:table-cell office:value-type="float" office:value="10">
                <text:p>10</text:p>
              </table:table-cell>
              <table:table-cell office:value-type="float" office:value="0.00816210468421312">
                <text:p>0.00816210468421312</text:p>
              </table:table-cell>
              <table:table-cell office:value-type="float" office:value="10">
                <text:p>10</text:p>
              </table:table-cell>
              <table:table-cell office:value-type="float" office:value="0.0178614608774171">
                <text:p>0.0178614608774171</text:p>
              </table:table-cell>
              <table:table-cell office:value-type="float" office:value="10">
                <text:p>10</text:p>
              </table:table-cell>
              <table:table-cell office:value-type="float" office:value="0.004433934">
                <text:p>0.004433934</text:p>
              </table:table-cell>
              <table:table-cell office:value-type="float" office:value="10">
                <text:p>10</text:p>
              </table:table-cell>
              <table:table-cell office:value-type="float" office:value="0.007953392">
                <text:p>0.007953392</text:p>
              </table:table-cell>
              <table:table-cell office:value-type="float" office:value="10">
                <text:p>10</text:p>
              </table:table-cell>
              <table:table-cell office:value-type="float" office:value="0.01766369">
                <text:p>0.017663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0.00441670465939063">
                <text:p>0.00441670465939063</text:p>
              </table:table-cell>
              <table:table-cell office:value-type="float" office:value="14">
                <text:p>14</text:p>
              </table:table-cell>
              <table:table-cell office:value-type="float" office:value="0.00821658121835942">
                <text:p>0.00821658121835942</text:p>
              </table:table-cell>
              <table:table-cell office:value-type="float" office:value="14">
                <text:p>14</text:p>
              </table:table-cell>
              <table:table-cell office:value-type="float" office:value="0.0179001272789919">
                <text:p>0.0179001272789919</text:p>
              </table:table-cell>
              <table:table-cell office:value-type="float" office:value="14">
                <text:p>14</text:p>
              </table:table-cell>
              <table:table-cell office:value-type="float" office:value="0.004423271">
                <text:p>0.004423271</text:p>
              </table:table-cell>
              <table:table-cell office:value-type="float" office:value="14">
                <text:p>14</text:p>
              </table:table-cell>
              <table:table-cell office:value-type="float" office:value="0.007934244">
                <text:p>0.007934244</text:p>
              </table:table-cell>
              <table:table-cell office:value-type="float" office:value="14">
                <text:p>14</text:p>
              </table:table-cell>
              <table:table-cell office:value-type="float" office:value="0.01762109">
                <text:p>0.017621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0.0044257307019269">
                <text:p>0.0044257307019269</text:p>
              </table:table-cell>
              <table:table-cell office:value-type="float" office:value="18">
                <text:p>18</text:p>
              </table:table-cell>
              <table:table-cell office:value-type="float" office:value="0.0083004069488817">
                <text:p>0.0083004069488817</text:p>
              </table:table-cell>
              <table:table-cell office:value-type="float" office:value="18">
                <text:p>18</text:p>
              </table:table-cell>
              <table:table-cell office:value-type="float" office:value="0.0180392156828491">
                <text:p>0.0180392156828491</text:p>
              </table:table-cell>
              <table:table-cell office:value-type="float" office:value="18">
                <text:p>18</text:p>
              </table:table-cell>
              <table:table-cell office:value-type="float" office:value="0.004409043">
                <text:p>0.004409043</text:p>
              </table:table-cell>
              <table:table-cell office:value-type="float" office:value="18">
                <text:p>18</text:p>
              </table:table-cell>
              <table:table-cell office:value-type="float" office:value="0.007908694">
                <text:p>0.007908694</text:p>
              </table:table-cell>
              <table:table-cell office:value-type="float" office:value="18">
                <text:p>18</text:p>
              </table:table-cell>
              <table:table-cell office:value-type="float" office:value="0.01756426">
                <text:p>0.017564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0.0044593308731748">
                <text:p>0.0044593308731748</text:p>
              </table:table-cell>
              <table:table-cell office:value-type="float" office:value="22">
                <text:p>22</text:p>
              </table:table-cell>
              <table:table-cell office:value-type="float" office:value="0.00830739485278074">
                <text:p>0.00830739485278074</text:p>
              </table:table-cell>
              <table:table-cell office:value-type="float" office:value="22">
                <text:p>22</text:p>
              </table:table-cell>
              <table:table-cell office:value-type="float" office:value="0.0180220953182964">
                <text:p>0.0180220953182964</text:p>
              </table:table-cell>
              <table:table-cell office:value-type="float" office:value="22">
                <text:p>22</text:p>
              </table:table-cell>
              <table:table-cell office:value-type="float" office:value="0.004391239">
                <text:p>0.004391239</text:p>
              </table:table-cell>
              <table:table-cell office:value-type="float" office:value="22">
                <text:p>22</text:p>
              </table:table-cell>
              <table:table-cell office:value-type="float" office:value="0.007876723">
                <text:p>0.007876723</text:p>
              </table:table-cell>
              <table:table-cell office:value-type="float" office:value="22">
                <text:p>22</text:p>
              </table:table-cell>
              <table:table-cell office:value-type="float" office:value="0.01749315">
                <text:p>0.017493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">
                <text:p>26</text:p>
              </table:table-cell>
              <table:table-cell office:value-type="float" office:value="0.00447158882126437">
                <text:p>0.00447158882126437</text:p>
              </table:table-cell>
              <table:table-cell office:value-type="float" office:value="26">
                <text:p>26</text:p>
              </table:table-cell>
              <table:table-cell office:value-type="float" office:value="0.00832204033470249">
                <text:p>0.00832204033470249</text:p>
              </table:table-cell>
              <table:table-cell office:value-type="float" office:value="26">
                <text:p>26</text:p>
              </table:table-cell>
              <table:table-cell office:value-type="float" office:value="0.0180770959452351">
                <text:p>0.0180770959452351</text:p>
              </table:table-cell>
              <table:table-cell office:value-type="float" office:value="26">
                <text:p>26</text:p>
              </table:table-cell>
              <table:table-cell office:value-type="float" office:value="0.004369848">
                <text:p>0.004369848</text:p>
              </table:table-cell>
              <table:table-cell office:value-type="float" office:value="26">
                <text:p>26</text:p>
              </table:table-cell>
              <table:table-cell office:value-type="float" office:value="0.00783831">
                <text:p>0.00783831</text:p>
              </table:table-cell>
              <table:table-cell office:value-type="float" office:value="26">
                <text:p>26</text:p>
              </table:table-cell>
              <table:table-cell office:value-type="float" office:value="0.01740771">
                <text:p>0.017407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0.00444777171547513">
                <text:p>0.00444777171547513</text:p>
              </table:table-cell>
              <table:table-cell office:value-type="float" office:value="30">
                <text:p>30</text:p>
              </table:table-cell>
              <table:table-cell office:value-type="float" office:value="0.00825108399386095">
                <text:p>0.00825108399386095</text:p>
              </table:table-cell>
              <table:table-cell office:value-type="float" office:value="30">
                <text:p>30</text:p>
              </table:table-cell>
              <table:table-cell office:value-type="float" office:value="0.0179820022196756">
                <text:p>0.0179820022196756</text:p>
              </table:table-cell>
              <table:table-cell office:value-type="float" office:value="30">
                <text:p>30</text:p>
              </table:table-cell>
              <table:table-cell office:value-type="float" office:value="0.004344856">
                <text:p>0.004344856</text:p>
              </table:table-cell>
              <table:table-cell office:value-type="float" office:value="30">
                <text:p>30</text:p>
              </table:table-cell>
              <table:table-cell office:value-type="float" office:value="0.007793432">
                <text:p>0.007793432</text:p>
              </table:table-cell>
              <table:table-cell office:value-type="float" office:value="30">
                <text:p>30</text:p>
              </table:table-cell>
              <table:table-cell office:value-type="float" office:value="0.01730789">
                <text:p>0.017307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">
                <text:p>34</text:p>
              </table:table-cell>
              <table:table-cell office:value-type="float" office:value="0.00438380327853263">
                <text:p>0.00438380327853263</text:p>
              </table:table-cell>
              <table:table-cell office:value-type="float" office:value="34">
                <text:p>34</text:p>
              </table:table-cell>
              <table:table-cell office:value-type="float" office:value="0.00814993408492229">
                <text:p>0.00814993408492229</text:p>
              </table:table-cell>
              <table:table-cell office:value-type="float" office:value="34">
                <text:p>34</text:p>
              </table:table-cell>
              <table:table-cell office:value-type="float" office:value="0.0178078869475245">
                <text:p>0.0178078869475245</text:p>
              </table:table-cell>
              <table:table-cell office:value-type="float" office:value="34">
                <text:p>34</text:p>
              </table:table-cell>
              <table:table-cell office:value-type="float" office:value="0.004316247">
                <text:p>0.004316247</text:p>
              </table:table-cell>
              <table:table-cell office:value-type="float" office:value="34">
                <text:p>34</text:p>
              </table:table-cell>
              <table:table-cell office:value-type="float" office:value="0.007742062">
                <text:p>0.007742062</text:p>
              </table:table-cell>
              <table:table-cell office:value-type="float" office:value="34">
                <text:p>34</text:p>
              </table:table-cell>
              <table:table-cell office:value-type="float" office:value="0.01719363">
                <text:p>0.017193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">
                <text:p>38</text:p>
              </table:table-cell>
              <table:table-cell office:value-type="float" office:value="0.00436604235612256">
                <text:p>0.00436604235612256</text:p>
              </table:table-cell>
              <table:table-cell office:value-type="float" office:value="38">
                <text:p>38</text:p>
              </table:table-cell>
              <table:table-cell office:value-type="float" office:value="0.00807723076810599">
                <text:p>0.00807723076810599</text:p>
              </table:table-cell>
              <table:table-cell office:value-type="float" office:value="38">
                <text:p>38</text:p>
              </table:table-cell>
              <table:table-cell office:value-type="float" office:value="0.0175252262348082">
                <text:p>0.0175252262348082</text:p>
              </table:table-cell>
              <table:table-cell office:value-type="float" office:value="38">
                <text:p>38</text:p>
              </table:table-cell>
              <table:table-cell office:value-type="float" office:value="0.004284005">
                <text:p>0.004284005</text:p>
              </table:table-cell>
              <table:table-cell office:value-type="float" office:value="38">
                <text:p>38</text:p>
              </table:table-cell>
              <table:table-cell office:value-type="float" office:value="0.007684171">
                <text:p>0.007684171</text:p>
              </table:table-cell>
              <table:table-cell office:value-type="float" office:value="38">
                <text:p>38</text:p>
              </table:table-cell>
              <table:table-cell office:value-type="float" office:value="0.01706488">
                <text:p>0.017064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0.00430772247483179">
                <text:p>0.00430772247483179</text:p>
              </table:table-cell>
              <table:table-cell office:value-type="float" office:value="42">
                <text:p>42</text:p>
              </table:table-cell>
              <table:table-cell office:value-type="float" office:value="0.00798298141426763">
                <text:p>0.00798298141426763</text:p>
              </table:table-cell>
              <table:table-cell office:value-type="float" office:value="42">
                <text:p>42</text:p>
              </table:table-cell>
              <table:table-cell office:value-type="float" office:value="0.0173679692808134">
                <text:p>0.0173679692808134</text:p>
              </table:table-cell>
              <table:table-cell office:value-type="float" office:value="42">
                <text:p>42</text:p>
              </table:table-cell>
              <table:table-cell office:value-type="float" office:value="0.004248114">
                <text:p>0.004248114</text:p>
              </table:table-cell>
              <table:table-cell office:value-type="float" office:value="42">
                <text:p>42</text:p>
              </table:table-cell>
              <table:table-cell office:value-type="float" office:value="0.007619728">
                <text:p>0.007619728</text:p>
              </table:table-cell>
              <table:table-cell office:value-type="float" office:value="42">
                <text:p>42</text:p>
              </table:table-cell>
              <table:table-cell office:value-type="float" office:value="0.01692156">
                <text:p>0.016921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6">
                <text:p>46</text:p>
              </table:table-cell>
              <table:table-cell office:value-type="float" office:value="0.00426733821354857">
                <text:p>0.00426733821354857</text:p>
              </table:table-cell>
              <table:table-cell office:value-type="float" office:value="46">
                <text:p>46</text:p>
              </table:table-cell>
              <table:table-cell office:value-type="float" office:value="0.00789673903364694">
                <text:p>0.00789673903364694</text:p>
              </table:table-cell>
              <table:table-cell office:value-type="float" office:value="46">
                <text:p>46</text:p>
              </table:table-cell>
              <table:table-cell office:value-type="float" office:value="0.0172238728791619">
                <text:p>0.0172238728791619</text:p>
              </table:table-cell>
              <table:table-cell office:value-type="float" office:value="46">
                <text:p>46</text:p>
              </table:table-cell>
              <table:table-cell office:value-type="float" office:value="0.004208556">
                <text:p>0.004208556</text:p>
              </table:table-cell>
              <table:table-cell office:value-type="float" office:value="46">
                <text:p>46</text:p>
              </table:table-cell>
              <table:table-cell office:value-type="float" office:value="0.007548703">
                <text:p>0.007548703</text:p>
              </table:table-cell>
              <table:table-cell office:value-type="float" office:value="46">
                <text:p>46</text:p>
              </table:table-cell>
              <table:table-cell office:value-type="float" office:value="0.01676362">
                <text:p>0.016763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">
                <text:p>50</text:p>
              </table:table-cell>
              <table:table-cell office:value-type="float" office:value="0.0042203445598275">
                <text:p>0.0042203445598275</text:p>
              </table:table-cell>
              <table:table-cell office:value-type="float" office:value="50">
                <text:p>50</text:p>
              </table:table-cell>
              <table:table-cell office:value-type="float" office:value="0.00789277922143748">
                <text:p>0.00789277922143748</text:p>
              </table:table-cell>
              <table:table-cell office:value-type="float" office:value="50">
                <text:p>50</text:p>
              </table:table-cell>
              <table:table-cell office:value-type="float" office:value="0.0171117752541147">
                <text:p>0.0171117752541147</text:p>
              </table:table-cell>
              <table:table-cell office:value-type="float" office:value="50">
                <text:p>50</text:p>
              </table:table-cell>
              <table:table-cell office:value-type="float" office:value="0.004165312">
                <text:p>0.004165312</text:p>
              </table:table-cell>
              <table:table-cell office:value-type="float" office:value="50">
                <text:p>50</text:p>
              </table:table-cell>
              <table:table-cell office:value-type="float" office:value="0.007471066">
                <text:p>0.007471066</text:p>
              </table:table-cell>
              <table:table-cell office:value-type="float" office:value="50">
                <text:p>50</text:p>
              </table:table-cell>
              <table:table-cell office:value-type="float" office:value="0.01659097">
                <text:p>0.016590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4">
                <text:p>54</text:p>
              </table:table-cell>
              <table:table-cell office:value-type="float" office:value="0.00417582578873734">
                <text:p>0.00417582578873734</text:p>
              </table:table-cell>
              <table:table-cell office:value-type="float" office:value="54">
                <text:p>54</text:p>
              </table:table-cell>
              <table:table-cell office:value-type="float" office:value="0.00776446383609128">
                <text:p>0.00776446383609128</text:p>
              </table:table-cell>
              <table:table-cell office:value-type="float" office:value="54">
                <text:p>54</text:p>
              </table:table-cell>
              <table:table-cell office:value-type="float" office:value="0.0169825572645149">
                <text:p>0.0169825572645149</text:p>
              </table:table-cell>
              <table:table-cell office:value-type="float" office:value="54">
                <text:p>54</text:p>
              </table:table-cell>
              <table:table-cell office:value-type="float" office:value="0.004118367">
                <text:p>0.004118367</text:p>
              </table:table-cell>
              <table:table-cell office:value-type="float" office:value="54">
                <text:p>54</text:p>
              </table:table-cell>
              <table:table-cell office:value-type="float" office:value="0.007386786">
                <text:p>0.007386786</text:p>
              </table:table-cell>
              <table:table-cell office:value-type="float" office:value="54">
                <text:p>54</text:p>
              </table:table-cell>
              <table:table-cell office:value-type="float" office:value="0.01640357">
                <text:p>0.016403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0.00409397996431979">
                <text:p>0.00409397996431979</text:p>
              </table:table-cell>
              <table:table-cell office:value-type="float" office:value="58">
                <text:p>58</text:p>
              </table:table-cell>
              <table:table-cell office:value-type="float" office:value="0.00765778183656588">
                <text:p>0.00765778183656588</text:p>
              </table:table-cell>
              <table:table-cell office:value-type="float" office:value="58">
                <text:p>58</text:p>
              </table:table-cell>
              <table:table-cell office:value-type="float" office:value="0.0167775205176105">
                <text:p>0.0167775205176105</text:p>
              </table:table-cell>
              <table:table-cell office:value-type="float" office:value="58">
                <text:p>58</text:p>
              </table:table-cell>
              <table:table-cell office:value-type="float" office:value="0.004067705">
                <text:p>0.004067705</text:p>
              </table:table-cell>
              <table:table-cell office:value-type="float" office:value="58">
                <text:p>58</text:p>
              </table:table-cell>
              <table:table-cell office:value-type="float" office:value="0.007295836">
                <text:p>0.007295836</text:p>
              </table:table-cell>
              <table:table-cell office:value-type="float" office:value="58">
                <text:p>58</text:p>
              </table:table-cell>
              <table:table-cell office:value-type="float" office:value="0.01620135">
                <text:p>0.016201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2">
                <text:p>62</text:p>
              </table:table-cell>
              <table:table-cell office:value-type="float" office:value="0.00407161867184285">
                <text:p>0.00407161867184285</text:p>
              </table:table-cell>
              <table:table-cell office:value-type="float" office:value="62">
                <text:p>62</text:p>
              </table:table-cell>
              <table:table-cell office:value-type="float" office:value="0.00749671065169292">
                <text:p>0.00749671065169292</text:p>
              </table:table-cell>
              <table:table-cell office:value-type="float" office:value="62">
                <text:p>62</text:p>
              </table:table-cell>
              <table:table-cell office:value-type="float" office:value="0.0165234228620815">
                <text:p>0.0165234228620815</text:p>
              </table:table-cell>
              <table:table-cell office:value-type="float" office:value="62">
                <text:p>62</text:p>
              </table:table-cell>
              <table:table-cell office:value-type="float" office:value="0.004013311">
                <text:p>0.004013311</text:p>
              </table:table-cell>
              <table:table-cell office:value-type="float" office:value="62">
                <text:p>62</text:p>
              </table:table-cell>
              <table:table-cell office:value-type="float" office:value="0.007198191">
                <text:p>0.007198191</text:p>
              </table:table-cell>
              <table:table-cell office:value-type="float" office:value="62">
                <text:p>62</text:p>
              </table:table-cell>
              <table:table-cell office:value-type="float" office:value="0.01598425">
                <text:p>0.015984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6">
                <text:p>66</text:p>
              </table:table-cell>
              <table:table-cell office:value-type="float" office:value="0.00393311259331055">
                <text:p>0.00393311259331055</text:p>
              </table:table-cell>
              <table:table-cell office:value-type="float" office:value="66">
                <text:p>66</text:p>
              </table:table-cell>
              <table:table-cell office:value-type="float" office:value="0.00736289229202623">
                <text:p>0.00736289229202623</text:p>
              </table:table-cell>
              <table:table-cell office:value-type="float" office:value="66">
                <text:p>66</text:p>
              </table:table-cell>
              <table:table-cell office:value-type="float" office:value="0.0161243553169136">
                <text:p>0.0161243553169136</text:p>
              </table:table-cell>
              <table:table-cell office:value-type="float" office:value="66">
                <text:p>66</text:p>
              </table:table-cell>
              <table:table-cell office:value-type="float" office:value="0.003955173">
                <text:p>0.003955173</text:p>
              </table:table-cell>
              <table:table-cell office:value-type="float" office:value="66">
                <text:p>66</text:p>
              </table:table-cell>
              <table:table-cell office:value-type="float" office:value="0.00709383">
                <text:p>0.00709383</text:p>
              </table:table-cell>
              <table:table-cell office:value-type="float" office:value="66">
                <text:p>66</text:p>
              </table:table-cell>
              <table:table-cell office:value-type="float" office:value="0.01575224">
                <text:p>0.015752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0">
                <text:p>70</text:p>
              </table:table-cell>
              <table:table-cell office:value-type="float" office:value="0.00390722823261785">
                <text:p>0.00390722823261785</text:p>
              </table:table-cell>
              <table:table-cell office:value-type="float" office:value="70">
                <text:p>70</text:p>
              </table:table-cell>
              <table:table-cell office:value-type="float" office:value="0.00725859782633301">
                <text:p>0.00725859782633301</text:p>
              </table:table-cell>
              <table:table-cell office:value-type="float" office:value="70">
                <text:p>70</text:p>
              </table:table-cell>
              <table:table-cell office:value-type="float" office:value="0.0159191147561454">
                <text:p>0.0159191147561454</text:p>
              </table:table-cell>
              <table:table-cell office:value-type="float" office:value="70">
                <text:p>70</text:p>
              </table:table-cell>
              <table:table-cell office:value-type="float" office:value="0.003893282">
                <text:p>0.003893282</text:p>
              </table:table-cell>
              <table:table-cell office:value-type="float" office:value="70">
                <text:p>70</text:p>
              </table:table-cell>
              <table:table-cell office:value-type="float" office:value="0.006982737">
                <text:p>0.006982737</text:p>
              </table:table-cell>
              <table:table-cell office:value-type="float" office:value="70">
                <text:p>70</text:p>
              </table:table-cell>
              <table:table-cell office:value-type="float" office:value="0.01550528">
                <text:p>0.015505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4">
                <text:p>74</text:p>
              </table:table-cell>
              <table:table-cell office:value-type="float" office:value="0.00383356407901543">
                <text:p>0.00383356407901543</text:p>
              </table:table-cell>
              <table:table-cell office:value-type="float" office:value="74">
                <text:p>74</text:p>
              </table:table-cell>
              <table:table-cell office:value-type="float" office:value="0.00716132038080507">
                <text:p>0.00716132038080507</text:p>
              </table:table-cell>
              <table:table-cell office:value-type="float" office:value="74">
                <text:p>74</text:p>
              </table:table-cell>
              <table:table-cell office:value-type="float" office:value="0.0155341686001069">
                <text:p>0.0155341686001069</text:p>
              </table:table-cell>
              <table:table-cell office:value-type="float" office:value="74">
                <text:p>74</text:p>
              </table:table-cell>
              <table:table-cell office:value-type="float" office:value="0.003827631">
                <text:p>0.003827631</text:p>
              </table:table-cell>
              <table:table-cell office:value-type="float" office:value="74">
                <text:p>74</text:p>
              </table:table-cell>
              <table:table-cell office:value-type="float" office:value="0.006864901">
                <text:p>0.006864901</text:p>
              </table:table-cell>
              <table:table-cell office:value-type="float" office:value="74">
                <text:p>74</text:p>
              </table:table-cell>
              <table:table-cell office:value-type="float" office:value="0.01524335">
                <text:p>0.015243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8">
                <text:p>78</text:p>
              </table:table-cell>
              <table:table-cell office:value-type="float" office:value="0.00372292226728057">
                <text:p>0.00372292226728057</text:p>
              </table:table-cell>
              <table:table-cell office:value-type="float" office:value="78">
                <text:p>78</text:p>
              </table:table-cell>
              <table:table-cell office:value-type="float" office:value="0.00699139785099332">
                <text:p>0.00699139785099332</text:p>
              </table:table-cell>
              <table:table-cell office:value-type="float" office:value="78">
                <text:p>78</text:p>
              </table:table-cell>
              <table:table-cell office:value-type="float" office:value="0.0152608833251217">
                <text:p>0.0152608833251217</text:p>
              </table:table-cell>
              <table:table-cell office:value-type="float" office:value="78">
                <text:p>78</text:p>
              </table:table-cell>
              <table:table-cell office:value-type="float" office:value="0.003758219">
                <text:p>0.003758219</text:p>
              </table:table-cell>
              <table:table-cell office:value-type="float" office:value="78">
                <text:p>78</text:p>
              </table:table-cell>
              <table:table-cell office:value-type="float" office:value="0.00674032">
                <text:p>0.00674032</text:p>
              </table:table-cell>
              <table:table-cell office:value-type="float" office:value="78">
                <text:p>78</text:p>
              </table:table-cell>
              <table:table-cell office:value-type="float" office:value="0.01496644">
                <text:p>0.014966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2">
                <text:p>82</text:p>
              </table:table-cell>
              <table:table-cell office:value-type="float" office:value="0.00366626201316582">
                <text:p>0.00366626201316582</text:p>
              </table:table-cell>
              <table:table-cell office:value-type="float" office:value="82">
                <text:p>82</text:p>
              </table:table-cell>
              <table:table-cell office:value-type="float" office:value="0.00681949541507684">
                <text:p>0.00681949541507684</text:p>
              </table:table-cell>
              <table:table-cell office:value-type="float" office:value="82">
                <text:p>82</text:p>
              </table:table-cell>
              <table:table-cell office:value-type="float" office:value="0.0149079359456875">
                <text:p>0.0149079359456875</text:p>
              </table:table-cell>
              <table:table-cell office:value-type="float" office:value="82">
                <text:p>82</text:p>
              </table:table-cell>
              <table:table-cell office:value-type="float" office:value="0.003685046">
                <text:p>0.003685046</text:p>
              </table:table-cell>
              <table:table-cell office:value-type="float" office:value="82">
                <text:p>82</text:p>
              </table:table-cell>
              <table:table-cell office:value-type="float" office:value="0.006608996">
                <text:p>0.006608996</text:p>
              </table:table-cell>
              <table:table-cell office:value-type="float" office:value="82">
                <text:p>82</text:p>
              </table:table-cell>
              <table:table-cell office:value-type="float" office:value="0.01467456">
                <text:p>0.014674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6">
                <text:p>86</text:p>
              </table:table-cell>
              <table:table-cell office:value-type="float" office:value="0.00355643545688585">
                <text:p>0.00355643545688585</text:p>
              </table:table-cell>
              <table:table-cell office:value-type="float" office:value="86">
                <text:p>86</text:p>
              </table:table-cell>
              <table:table-cell office:value-type="float" office:value="0.00657867477695604">
                <text:p>0.00657867477695604</text:p>
              </table:table-cell>
              <table:table-cell office:value-type="float" office:value="86">
                <text:p>86</text:p>
              </table:table-cell>
              <table:table-cell office:value-type="float" office:value="0.014481091482521">
                <text:p>0.014481091482521</text:p>
              </table:table-cell>
              <table:table-cell office:value-type="float" office:value="86">
                <text:p>86</text:p>
              </table:table-cell>
              <table:table-cell office:value-type="float" office:value="0.003608121">
                <text:p>0.003608121</text:p>
              </table:table-cell>
              <table:table-cell office:value-type="float" office:value="86">
                <text:p>86</text:p>
              </table:table-cell>
              <table:table-cell office:value-type="float" office:value="0.006470944">
                <text:p>0.006470944</text:p>
              </table:table-cell>
              <table:table-cell office:value-type="float" office:value="86">
                <text:p>86</text:p>
              </table:table-cell>
              <table:table-cell office:value-type="float" office:value="0.01436775">
                <text:p>0.014367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0">
                <text:p>90</text:p>
              </table:table-cell>
              <table:table-cell office:value-type="float" office:value="0.00344509485476108">
                <text:p>0.00344509485476108</text:p>
              </table:table-cell>
              <table:table-cell office:value-type="float" office:value="90">
                <text:p>90</text:p>
              </table:table-cell>
              <table:table-cell office:value-type="float" office:value="0.00639966797207554">
                <text:p>0.00639966797207554</text:p>
              </table:table-cell>
              <table:table-cell office:value-type="float" office:value="90">
                <text:p>90</text:p>
              </table:table-cell>
              <table:table-cell office:value-type="float" office:value="0.0141730122693719">
                <text:p>0.0141730122693719</text:p>
              </table:table-cell>
              <table:table-cell office:value-type="float" office:value="90">
                <text:p>90</text:p>
              </table:table-cell>
              <table:table-cell office:value-type="float" office:value="0.003527455">
                <text:p>0.003527455</text:p>
              </table:table-cell>
              <table:table-cell office:value-type="float" office:value="90">
                <text:p>90</text:p>
              </table:table-cell>
              <table:table-cell office:value-type="float" office:value="0.006326187">
                <text:p>0.006326187</text:p>
              </table:table-cell>
              <table:table-cell office:value-type="float" office:value="90">
                <text:p>90</text:p>
              </table:table-cell>
              <table:table-cell office:value-type="float" office:value="0.01404607">
                <text:p>0.014046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4">
                <text:p>94</text:p>
              </table:table-cell>
              <table:table-cell office:value-type="float" office:value="0.00333631648406597">
                <text:p>0.00333631648406597</text:p>
              </table:table-cell>
              <table:table-cell office:value-type="float" office:value="94">
                <text:p>94</text:p>
              </table:table-cell>
              <table:table-cell office:value-type="float" office:value="0.00621579875073195">
                <text:p>0.00621579875073195</text:p>
              </table:table-cell>
              <table:table-cell office:value-type="float" office:value="94">
                <text:p>94</text:p>
              </table:table-cell>
              <table:table-cell office:value-type="float" office:value="0.0136536945446079">
                <text:p>0.0136536945446079</text:p>
              </table:table-cell>
              <table:table-cell office:value-type="float" office:value="94">
                <text:p>94</text:p>
              </table:table-cell>
              <table:table-cell office:value-type="float" office:value="0.003443067">
                <text:p>0.003443067</text:p>
              </table:table-cell>
              <table:table-cell office:value-type="float" office:value="94">
                <text:p>94</text:p>
              </table:table-cell>
              <table:table-cell office:value-type="float" office:value="0.006174757">
                <text:p>0.006174757</text:p>
              </table:table-cell>
              <table:table-cell office:value-type="float" office:value="94">
                <text:p>94</text:p>
              </table:table-cell>
              <table:table-cell office:value-type="float" office:value="0.01370957">
                <text:p>0.013709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8">
                <text:p>98</text:p>
              </table:table-cell>
              <table:table-cell office:value-type="float" office:value="0.0032220642553166">
                <text:p>0.0032220642553166</text:p>
              </table:table-cell>
              <table:table-cell office:value-type="float" office:value="98">
                <text:p>98</text:p>
              </table:table-cell>
              <table:table-cell office:value-type="float" office:value="0.00601131521288618">
                <text:p>0.00601131521288618</text:p>
              </table:table-cell>
              <table:table-cell office:value-type="float" office:value="98">
                <text:p>98</text:p>
              </table:table-cell>
              <table:table-cell office:value-type="float" office:value="0.0132062357649392">
                <text:p>0.0132062357649392</text:p>
              </table:table-cell>
              <table:table-cell office:value-type="float" office:value="98">
                <text:p>98</text:p>
              </table:table-cell>
              <table:table-cell office:value-type="float" office:value="0.003354981">
                <text:p>0.003354981</text:p>
              </table:table-cell>
              <table:table-cell office:value-type="float" office:value="98">
                <text:p>98</text:p>
              </table:table-cell>
              <table:table-cell office:value-type="float" office:value="0.0060167">
                <text:p>0.0060167</text:p>
              </table:table-cell>
              <table:table-cell office:value-type="float" office:value="98">
                <text:p>98</text:p>
              </table:table-cell>
              <table:table-cell office:value-type="float" office:value="0.01335838">
                <text:p>0.013358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2">
                <text:p>102</text:p>
              </table:table-cell>
              <table:table-cell office:value-type="float" office:value="0.00312041936985176">
                <text:p>0.00312041936985176</text:p>
              </table:table-cell>
              <table:table-cell office:value-type="float" office:value="102">
                <text:p>102</text:p>
              </table:table-cell>
              <table:table-cell office:value-type="float" office:value="0.005848205889376">
                <text:p>0.005848205889376</text:p>
              </table:table-cell>
              <table:table-cell office:value-type="float" office:value="102">
                <text:p>102</text:p>
              </table:table-cell>
              <table:table-cell office:value-type="float" office:value="0.0128080999402911">
                <text:p>0.0128080999402911</text:p>
              </table:table-cell>
              <table:table-cell office:value-type="float" office:value="102">
                <text:p>102</text:p>
              </table:table-cell>
              <table:table-cell office:value-type="float" office:value="0.003263229">
                <text:p>0.003263229</text:p>
              </table:table-cell>
              <table:table-cell office:value-type="float" office:value="102">
                <text:p>102</text:p>
              </table:table-cell>
              <table:table-cell office:value-type="float" office:value="0.005852073">
                <text:p>0.005852073</text:p>
              </table:table-cell>
              <table:table-cell office:value-type="float" office:value="102">
                <text:p>102</text:p>
              </table:table-cell>
              <table:table-cell office:value-type="float" office:value="0.01299262">
                <text:p>0.012992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6">
                <text:p>106</text:p>
              </table:table-cell>
              <table:table-cell office:value-type="float" office:value="0.00302078350675789">
                <text:p>0.00302078350675789</text:p>
              </table:table-cell>
              <table:table-cell office:value-type="float" office:value="106">
                <text:p>106</text:p>
              </table:table-cell>
              <table:table-cell office:value-type="float" office:value="0.00564116012010058">
                <text:p>0.00564116012010058</text:p>
              </table:table-cell>
              <table:table-cell office:value-type="float" office:value="106">
                <text:p>106</text:p>
              </table:table-cell>
              <table:table-cell office:value-type="float" office:value="0.0123334174516823">
                <text:p>0.0123334174516823</text:p>
              </table:table-cell>
              <table:table-cell office:value-type="float" office:value="106">
                <text:p>106</text:p>
              </table:table-cell>
              <table:table-cell office:value-type="float" office:value="0.003167851">
                <text:p>0.003167851</text:p>
              </table:table-cell>
              <table:table-cell office:value-type="float" office:value="106">
                <text:p>106</text:p>
              </table:table-cell>
              <table:table-cell office:value-type="float" office:value="0.005680948">
                <text:p>0.005680948</text:p>
              </table:table-cell>
              <table:table-cell office:value-type="float" office:value="106">
                <text:p>106</text:p>
              </table:table-cell>
              <table:table-cell office:value-type="float" office:value="0.01261244">
                <text:p>0.012612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0">
                <text:p>110</text:p>
              </table:table-cell>
              <table:table-cell office:value-type="float" office:value="0.00290679041277812">
                <text:p>0.00290679041277812</text:p>
              </table:table-cell>
              <table:table-cell office:value-type="float" office:value="110">
                <text:p>110</text:p>
              </table:table-cell>
              <table:table-cell office:value-type="float" office:value="0.00536117810387889">
                <text:p>0.00536117810387889</text:p>
              </table:table-cell>
              <table:table-cell office:value-type="float" office:value="110">
                <text:p>110</text:p>
              </table:table-cell>
              <table:table-cell office:value-type="float" office:value="0.0117671060731973">
                <text:p>0.0117671060731973</text:p>
              </table:table-cell>
              <table:table-cell office:value-type="float" office:value="110">
                <text:p>110</text:p>
              </table:table-cell>
              <table:table-cell office:value-type="float" office:value="0.003068893">
                <text:p>0.003068893</text:p>
              </table:table-cell>
              <table:table-cell office:value-type="float" office:value="110">
                <text:p>110</text:p>
              </table:table-cell>
              <table:table-cell office:value-type="float" office:value="0.005503408">
                <text:p>0.005503408</text:p>
              </table:table-cell>
              <table:table-cell office:value-type="float" office:value="110">
                <text:p>110</text:p>
              </table:table-cell>
              <table:table-cell office:value-type="float" office:value="0.01221804">
                <text:p>0.012218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4">
                <text:p>114</text:p>
              </table:table-cell>
              <table:table-cell office:value-type="float" office:value="0.00279155696585626">
                <text:p>0.00279155696585626</text:p>
              </table:table-cell>
              <table:table-cell office:value-type="float" office:value="114">
                <text:p>114</text:p>
              </table:table-cell>
              <table:table-cell office:value-type="float" office:value="0.00516100377343753">
                <text:p>0.00516100377343753</text:p>
              </table:table-cell>
              <table:table-cell office:value-type="float" office:value="114">
                <text:p>114</text:p>
              </table:table-cell>
              <table:table-cell office:value-type="float" office:value="0.0112291830543022">
                <text:p>0.0112291830543022</text:p>
              </table:table-cell>
              <table:table-cell office:value-type="float" office:value="114">
                <text:p>114</text:p>
              </table:table-cell>
              <table:table-cell office:value-type="float" office:value="0.002966409">
                <text:p>0.002966409</text:p>
              </table:table-cell>
              <table:table-cell office:value-type="float" office:value="114">
                <text:p>114</text:p>
              </table:table-cell>
              <table:table-cell office:value-type="float" office:value="0.005319552">
                <text:p>0.005319552</text:p>
              </table:table-cell>
              <table:table-cell office:value-type="float" office:value="114">
                <text:p>114</text:p>
              </table:table-cell>
              <table:table-cell office:value-type="float" office:value="0.01180963">
                <text:p>0.011809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8">
                <text:p>118</text:p>
              </table:table-cell>
              <table:table-cell office:value-type="float" office:value="0.00265736882960825">
                <text:p>0.00265736882960825</text:p>
              </table:table-cell>
              <table:table-cell office:value-type="float" office:value="118">
                <text:p>118</text:p>
              </table:table-cell>
              <table:table-cell office:value-type="float" office:value="0.00492478350538361">
                <text:p>0.00492478350538361</text:p>
              </table:table-cell>
              <table:table-cell office:value-type="float" office:value="118">
                <text:p>118</text:p>
              </table:table-cell>
              <table:table-cell office:value-type="float" office:value="0.0108368704829034">
                <text:p>0.0108368704829034</text:p>
              </table:table-cell>
              <table:table-cell office:value-type="float" office:value="118">
                <text:p>118</text:p>
              </table:table-cell>
              <table:table-cell office:value-type="float" office:value="0.002860464">
                <text:p>0.002860464</text:p>
              </table:table-cell>
              <table:table-cell office:value-type="float" office:value="118">
                <text:p>118</text:p>
              </table:table-cell>
              <table:table-cell office:value-type="float" office:value="0.005129495">
                <text:p>0.005129495</text:p>
              </table:table-cell>
              <table:table-cell office:value-type="float" office:value="118">
                <text:p>118</text:p>
              </table:table-cell>
              <table:table-cell office:value-type="float" office:value="0.01138748">
                <text:p>0.011387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2">
                <text:p>122</text:p>
              </table:table-cell>
              <table:table-cell office:value-type="float" office:value="0.00250225774443585">
                <text:p>0.00250225774443585</text:p>
              </table:table-cell>
              <table:table-cell office:value-type="float" office:value="122">
                <text:p>122</text:p>
              </table:table-cell>
              <table:table-cell office:value-type="float" office:value="0.00472551177919588">
                <text:p>0.00472551177919588</text:p>
              </table:table-cell>
              <table:table-cell office:value-type="float" office:value="122">
                <text:p>122</text:p>
              </table:table-cell>
              <table:table-cell office:value-type="float" office:value="0.0103484160003602">
                <text:p>0.0103484160003602</text:p>
              </table:table-cell>
              <table:table-cell office:value-type="float" office:value="122">
                <text:p>122</text:p>
              </table:table-cell>
              <table:table-cell office:value-type="float" office:value="0.002751129">
                <text:p>0.002751129</text:p>
              </table:table-cell>
              <table:table-cell office:value-type="float" office:value="122">
                <text:p>122</text:p>
              </table:table-cell>
              <table:table-cell office:value-type="float" office:value="0.004933366">
                <text:p>0.004933366</text:p>
              </table:table-cell>
              <table:table-cell office:value-type="float" office:value="122">
                <text:p>122</text:p>
              </table:table-cell>
              <table:table-cell office:value-type="float" office:value="0.01095187">
                <text:p>0.010951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6">
                <text:p>126</text:p>
              </table:table-cell>
              <table:table-cell office:value-type="float" office:value="0.00240125632845504">
                <text:p>0.00240125632845504</text:p>
              </table:table-cell>
              <table:table-cell office:value-type="float" office:value="126">
                <text:p>126</text:p>
              </table:table-cell>
              <table:table-cell office:value-type="float" office:value="0.00451208954761258">
                <text:p>0.00451208954761258</text:p>
              </table:table-cell>
              <table:table-cell office:value-type="float" office:value="126">
                <text:p>126</text:p>
              </table:table-cell>
              <table:table-cell office:value-type="float" office:value="0.00986517332947508">
                <text:p>0.00986517332947508</text:p>
              </table:table-cell>
              <table:table-cell office:value-type="float" office:value="126">
                <text:p>126</text:p>
              </table:table-cell>
              <table:table-cell office:value-type="float" office:value="0.002638486">
                <text:p>0.002638486</text:p>
              </table:table-cell>
              <table:table-cell office:value-type="float" office:value="126">
                <text:p>126</text:p>
              </table:table-cell>
              <table:table-cell office:value-type="float" office:value="0.004731309">
                <text:p>0.004731309</text:p>
              </table:table-cell>
              <table:table-cell office:value-type="float" office:value="126">
                <text:p>126</text:p>
              </table:table-cell>
              <table:table-cell office:value-type="float" office:value="0.01050312">
                <text:p>0.010503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0">
                <text:p>130</text:p>
              </table:table-cell>
              <table:table-cell office:value-type="float" office:value="0.0022804383816672">
                <text:p>0.0022804383816672</text:p>
              </table:table-cell>
              <table:table-cell office:value-type="float" office:value="130">
                <text:p>130</text:p>
              </table:table-cell>
              <table:table-cell office:value-type="float" office:value="0.00425947682166215">
                <text:p>0.00425947682166215</text:p>
              </table:table-cell>
              <table:table-cell office:value-type="float" office:value="130">
                <text:p>130</text:p>
              </table:table-cell>
              <table:table-cell office:value-type="float" office:value="0.00943233091546181">
                <text:p>0.00943233091546181</text:p>
              </table:table-cell>
              <table:table-cell office:value-type="float" office:value="130">
                <text:p>130</text:p>
              </table:table-cell>
              <table:table-cell office:value-type="float" office:value="0.002522622">
                <text:p>0.002522622</text:p>
              </table:table-cell>
              <table:table-cell office:value-type="float" office:value="130">
                <text:p>130</text:p>
              </table:table-cell>
              <table:table-cell office:value-type="float" office:value="0.004523487">
                <text:p>0.004523487</text:p>
              </table:table-cell>
              <table:table-cell office:value-type="float" office:value="130">
                <text:p>130</text:p>
              </table:table-cell>
              <table:table-cell office:value-type="float" office:value="0.01004159">
                <text:p>0.010041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4">
                <text:p>134</text:p>
              </table:table-cell>
              <table:table-cell office:value-type="float" office:value="0.00219046038408714">
                <text:p>0.00219046038408714</text:p>
              </table:table-cell>
              <table:table-cell office:value-type="float" office:value="134">
                <text:p>134</text:p>
              </table:table-cell>
              <table:table-cell office:value-type="float" office:value="0.0040698134633356">
                <text:p>0.0040698134633356</text:p>
              </table:table-cell>
              <table:table-cell office:value-type="float" office:value="134">
                <text:p>134</text:p>
              </table:table-cell>
              <table:table-cell office:value-type="float" office:value="0.00893004620645179">
                <text:p>0.00893004620645179</text:p>
              </table:table-cell>
              <table:table-cell office:value-type="float" office:value="134">
                <text:p>134</text:p>
              </table:table-cell>
              <table:table-cell office:value-type="float" office:value="0.002403639">
                <text:p>0.002403639</text:p>
              </table:table-cell>
              <table:table-cell office:value-type="float" office:value="134">
                <text:p>134</text:p>
              </table:table-cell>
              <table:table-cell office:value-type="float" office:value="0.004310077">
                <text:p>0.004310077</text:p>
              </table:table-cell>
              <table:table-cell office:value-type="float" office:value="134">
                <text:p>134</text:p>
              </table:table-cell>
              <table:table-cell office:value-type="float" office:value="0.009567679">
                <text:p>0.00956767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8">
                <text:p>138</text:p>
              </table:table-cell>
              <table:table-cell office:value-type="float" office:value="0.0021027097808749">
                <text:p>0.0021027097808749</text:p>
              </table:table-cell>
              <table:table-cell office:value-type="float" office:value="138">
                <text:p>138</text:p>
              </table:table-cell>
              <table:table-cell office:value-type="float" office:value="0.00386212713620277">
                <text:p>0.00386212713620277</text:p>
              </table:table-cell>
              <table:table-cell office:value-type="float" office:value="138">
                <text:p>138</text:p>
              </table:table-cell>
              <table:table-cell office:value-type="float" office:value="0.00856067725285483">
                <text:p>0.00856067725285483</text:p>
              </table:table-cell>
              <table:table-cell office:value-type="float" office:value="138">
                <text:p>138</text:p>
              </table:table-cell>
              <table:table-cell office:value-type="float" office:value="0.002281643">
                <text:p>0.002281643</text:p>
              </table:table-cell>
              <table:table-cell office:value-type="float" office:value="138">
                <text:p>138</text:p>
              </table:table-cell>
              <table:table-cell office:value-type="float" office:value="0.004091272">
                <text:p>0.004091272</text:p>
              </table:table-cell>
              <table:table-cell office:value-type="float" office:value="138">
                <text:p>138</text:p>
              </table:table-cell>
              <table:table-cell office:value-type="float" office:value="0.009081816">
                <text:p>0.0090818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2">
                <text:p>142</text:p>
              </table:table-cell>
              <table:table-cell office:value-type="float" office:value="0.0019813764761745">
                <text:p>0.0019813764761745</text:p>
              </table:table-cell>
              <table:table-cell office:value-type="float" office:value="142">
                <text:p>142</text:p>
              </table:table-cell>
              <table:table-cell office:value-type="float" office:value="0.0036232864041867">
                <text:p>0.0036232864041867</text:p>
              </table:table-cell>
              <table:table-cell office:value-type="float" office:value="142">
                <text:p>142</text:p>
              </table:table-cell>
              <table:table-cell office:value-type="float" office:value="0.00807717253557349">
                <text:p>0.00807717253557349</text:p>
              </table:table-cell>
              <table:table-cell office:value-type="float" office:value="142">
                <text:p>142</text:p>
              </table:table-cell>
              <table:table-cell office:value-type="float" office:value="0.002156752">
                <text:p>0.002156752</text:p>
              </table:table-cell>
              <table:table-cell office:value-type="float" office:value="142">
                <text:p>142</text:p>
              </table:table-cell>
              <table:table-cell office:value-type="float" office:value="0.003867283">
                <text:p>0.003867283</text:p>
              </table:table-cell>
              <table:table-cell office:value-type="float" office:value="142">
                <text:p>142</text:p>
              </table:table-cell>
              <table:table-cell office:value-type="float" office:value="0.008584466">
                <text:p>0.0085844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6">
                <text:p>146</text:p>
              </table:table-cell>
              <table:table-cell office:value-type="float" office:value="0.00187395201185982">
                <text:p>0.00187395201185982</text:p>
              </table:table-cell>
              <table:table-cell office:value-type="float" office:value="146">
                <text:p>146</text:p>
              </table:table-cell>
              <table:table-cell office:value-type="float" office:value="0.003427450397416">
                <text:p>0.003427450397416</text:p>
              </table:table-cell>
              <table:table-cell office:value-type="float" office:value="146">
                <text:p>146</text:p>
              </table:table-cell>
              <table:table-cell office:value-type="float" office:value="0.00757194708367263">
                <text:p>0.00757194708367263</text:p>
              </table:table-cell>
              <table:table-cell office:value-type="float" office:value="146">
                <text:p>146</text:p>
              </table:table-cell>
              <table:table-cell office:value-type="float" office:value="0.002029091">
                <text:p>0.002029091</text:p>
              </table:table-cell>
              <table:table-cell office:value-type="float" office:value="146">
                <text:p>146</text:p>
              </table:table-cell>
              <table:table-cell office:value-type="float" office:value="0.003638334">
                <text:p>0.003638334</text:p>
              </table:table-cell>
              <table:table-cell office:value-type="float" office:value="146">
                <text:p>146</text:p>
              </table:table-cell>
              <table:table-cell office:value-type="float" office:value="0.008076131">
                <text:p>0.0080761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0">
                <text:p>150</text:p>
              </table:table-cell>
              <table:table-cell office:value-type="float" office:value="0.00176329273036522">
                <text:p>0.00176329273036522</text:p>
              </table:table-cell>
              <table:table-cell office:value-type="float" office:value="150">
                <text:p>150</text:p>
              </table:table-cell>
              <table:table-cell office:value-type="float" office:value="0.00326288526059352">
                <text:p>0.00326288526059352</text:p>
              </table:table-cell>
              <table:table-cell office:value-type="float" office:value="150">
                <text:p>150</text:p>
              </table:table-cell>
              <table:table-cell office:value-type="float" office:value="0.00710288403444931">
                <text:p>0.00710288403444931</text:p>
              </table:table-cell>
              <table:table-cell office:value-type="float" office:value="150">
                <text:p>150</text:p>
              </table:table-cell>
              <table:table-cell office:value-type="float" office:value="0.001898796">
                <text:p>0.001898796</text:p>
              </table:table-cell>
              <table:table-cell office:value-type="float" office:value="150">
                <text:p>150</text:p>
              </table:table-cell>
              <table:table-cell office:value-type="float" office:value="0.003404669">
                <text:p>0.003404669</text:p>
              </table:table-cell>
              <table:table-cell office:value-type="float" office:value="150">
                <text:p>150</text:p>
              </table:table-cell>
              <table:table-cell office:value-type="float" office:value="0.007557345">
                <text:p>0.0075573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4">
                <text:p>154</text:p>
              </table:table-cell>
              <table:table-cell office:value-type="float" office:value="0.00162746243670093">
                <text:p>0.00162746243670093</text:p>
              </table:table-cell>
              <table:table-cell office:value-type="float" office:value="154">
                <text:p>154</text:p>
              </table:table-cell>
              <table:table-cell office:value-type="float" office:value="0.0030042745837964">
                <text:p>0.0030042745837964</text:p>
              </table:table-cell>
              <table:table-cell office:value-type="float" office:value="154">
                <text:p>154</text:p>
              </table:table-cell>
              <table:table-cell office:value-type="float" office:value="0.00655168399814599">
                <text:p>0.00655168399814599</text:p>
              </table:table-cell>
              <table:table-cell office:value-type="float" office:value="154">
                <text:p>154</text:p>
              </table:table-cell>
              <table:table-cell office:value-type="float" office:value="0.001766009">
                <text:p>0.001766009</text:p>
              </table:table-cell>
              <table:table-cell office:value-type="float" office:value="154">
                <text:p>154</text:p>
              </table:table-cell>
              <table:table-cell office:value-type="float" office:value="0.003166542">
                <text:p>0.003166542</text:p>
              </table:table-cell>
              <table:table-cell office:value-type="float" office:value="154">
                <text:p>154</text:p>
              </table:table-cell>
              <table:table-cell office:value-type="float" office:value="0.007028678">
                <text:p>0.0070286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0.00147135266359629">
                <text:p>0.00147135266359629</text:p>
              </table:table-cell>
              <table:table-cell office:value-type="float" office:value="158">
                <text:p>158</text:p>
              </table:table-cell>
              <table:table-cell office:value-type="float" office:value="0.00277447445244972">
                <text:p>0.00277447445244972</text:p>
              </table:table-cell>
              <table:table-cell office:value-type="float" office:value="158">
                <text:p>158</text:p>
              </table:table-cell>
              <table:table-cell office:value-type="float" office:value="0.00607493425463373">
                <text:p>0.00607493425463373</text:p>
              </table:table-cell>
              <table:table-cell office:value-type="float" office:value="158">
                <text:p>158</text:p>
              </table:table-cell>
              <table:table-cell office:value-type="float" office:value="0.001630882">
                <text:p>0.001630882</text:p>
              </table:table-cell>
              <table:table-cell office:value-type="float" office:value="158">
                <text:p>158</text:p>
              </table:table-cell>
              <table:table-cell office:value-type="float" office:value="0.002924228">
                <text:p>0.002924228</text:p>
              </table:table-cell>
              <table:table-cell office:value-type="float" office:value="158">
                <text:p>158</text:p>
              </table:table-cell>
              <table:table-cell office:value-type="float" office:value="0.006490729">
                <text:p>0.0064907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2">
                <text:p>162</text:p>
              </table:table-cell>
              <table:table-cell office:value-type="float" office:value="0.0013725902884898">
                <text:p>0.0013725902884898</text:p>
              </table:table-cell>
              <table:table-cell office:value-type="float" office:value="162">
                <text:p>162</text:p>
              </table:table-cell>
              <table:table-cell office:value-type="float" office:value="0.0025364082131158">
                <text:p>0.0025364082131158</text:p>
              </table:table-cell>
              <table:table-cell office:value-type="float" office:value="162">
                <text:p>162</text:p>
              </table:table-cell>
              <table:table-cell office:value-type="float" office:value="0.00554673606866475">
                <text:p>0.00554673606866475</text:p>
              </table:table-cell>
              <table:table-cell office:value-type="float" office:value="162">
                <text:p>162</text:p>
              </table:table-cell>
              <table:table-cell office:value-type="float" office:value="0.001493576">
                <text:p>0.001493576</text:p>
              </table:table-cell>
              <table:table-cell office:value-type="float" office:value="162">
                <text:p>162</text:p>
              </table:table-cell>
              <table:table-cell office:value-type="float" office:value="0.002678011">
                <text:p>0.002678011</text:p>
              </table:table-cell>
              <table:table-cell office:value-type="float" office:value="162">
                <text:p>162</text:p>
              </table:table-cell>
              <table:table-cell office:value-type="float" office:value="0.005944125">
                <text:p>0.0059441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6">
                <text:p>166</text:p>
              </table:table-cell>
              <table:table-cell office:value-type="float" office:value="0.00123305640575902">
                <text:p>0.00123305640575902</text:p>
              </table:table-cell>
              <table:table-cell office:value-type="float" office:value="166">
                <text:p>166</text:p>
              </table:table-cell>
              <table:table-cell office:value-type="float" office:value="0.00233250408896833">
                <text:p>0.00233250408896833</text:p>
              </table:table-cell>
              <table:table-cell office:value-type="float" office:value="166">
                <text:p>166</text:p>
              </table:table-cell>
              <table:table-cell office:value-type="float" office:value="0.00505210893767744">
                <text:p>0.00505210893767744</text:p>
              </table:table-cell>
              <table:table-cell office:value-type="float" office:value="166">
                <text:p>166</text:p>
              </table:table-cell>
              <table:table-cell office:value-type="float" office:value="0.001354259">
                <text:p>0.001354259</text:p>
              </table:table-cell>
              <table:table-cell office:value-type="float" office:value="166">
                <text:p>166</text:p>
              </table:table-cell>
              <table:table-cell office:value-type="float" office:value="0.002428192">
                <text:p>0.002428192</text:p>
              </table:table-cell>
              <table:table-cell office:value-type="float" office:value="166">
                <text:p>166</text:p>
              </table:table-cell>
              <table:table-cell office:value-type="float" office:value="0.005389509">
                <text:p>0.00538950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0">
                <text:p>170</text:p>
              </table:table-cell>
              <table:table-cell office:value-type="float" office:value="0.00111884785140903">
                <text:p>0.00111884785140903</text:p>
              </table:table-cell>
              <table:table-cell office:value-type="float" office:value="170">
                <text:p>170</text:p>
              </table:table-cell>
              <table:table-cell office:value-type="float" office:value="0.00209635369995339">
                <text:p>0.00209635369995339</text:p>
              </table:table-cell>
              <table:table-cell office:value-type="float" office:value="170">
                <text:p>170</text:p>
              </table:table-cell>
              <table:table-cell office:value-type="float" office:value="0.00453905121015639">
                <text:p>0.00453905121015639</text:p>
              </table:table-cell>
              <table:table-cell office:value-type="float" office:value="170">
                <text:p>170</text:p>
              </table:table-cell>
              <table:table-cell office:value-type="float" office:value="0.001213111">
                <text:p>0.001213111</text:p>
              </table:table-cell>
              <table:table-cell office:value-type="float" office:value="170">
                <text:p>170</text:p>
              </table:table-cell>
              <table:table-cell office:value-type="float" office:value="0.002175088">
                <text:p>0.002175088</text:p>
              </table:table-cell>
              <table:table-cell office:value-type="float" office:value="170">
                <text:p>170</text:p>
              </table:table-cell>
              <table:table-cell office:value-type="float" office:value="0.004827519">
                <text:p>0.0048275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4">
                <text:p>174</text:p>
              </table:table-cell>
              <table:table-cell office:value-type="float" office:value="0.000979456638382849">
                <text:p>0.000979456638382849</text:p>
              </table:table-cell>
              <table:table-cell office:value-type="float" office:value="174">
                <text:p>174</text:p>
              </table:table-cell>
              <table:table-cell office:value-type="float" office:value="0.00179392595408265">
                <text:p>0.00179392595408265</text:p>
              </table:table-cell>
              <table:table-cell office:value-type="float" office:value="174">
                <text:p>174</text:p>
              </table:table-cell>
              <table:table-cell office:value-type="float" office:value="0.00402424650666058">
                <text:p>0.00402424650666058</text:p>
              </table:table-cell>
              <table:table-cell office:value-type="float" office:value="174">
                <text:p>174</text:p>
              </table:table-cell>
              <table:table-cell office:value-type="float" office:value="0.001070329">
                <text:p>0.001070329</text:p>
              </table:table-cell>
              <table:table-cell office:value-type="float" office:value="174">
                <text:p>174</text:p>
              </table:table-cell>
              <table:table-cell office:value-type="float" office:value="0.001919027">
                <text:p>0.001919027</text:p>
              </table:table-cell>
              <table:table-cell office:value-type="float" office:value="174">
                <text:p>174</text:p>
              </table:table-cell>
              <table:table-cell office:value-type="float" office:value="0.004258728">
                <text:p>0.0042587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8">
                <text:p>178</text:p>
              </table:table-cell>
              <table:table-cell office:value-type="float" office:value="0.000845481050878432">
                <text:p>0.000845481050878432</text:p>
              </table:table-cell>
              <table:table-cell office:value-type="float" office:value="178">
                <text:p>178</text:p>
              </table:table-cell>
              <table:table-cell office:value-type="float" office:value="0.00154182276279152">
                <text:p>0.00154182276279152</text:p>
              </table:table-cell>
              <table:table-cell office:value-type="float" office:value="178">
                <text:p>178</text:p>
              </table:table-cell>
              <table:table-cell office:value-type="float" office:value="0.00339856706129995">
                <text:p>0.00339856706129995</text:p>
              </table:table-cell>
              <table:table-cell office:value-type="float" office:value="178">
                <text:p>178</text:p>
              </table:table-cell>
              <table:table-cell office:value-type="float" office:value="0.0009261473">
                <text:p>0.0009261473</text:p>
              </table:table-cell>
              <table:table-cell office:value-type="float" office:value="178">
                <text:p>178</text:p>
              </table:table-cell>
              <table:table-cell office:value-type="float" office:value="0.00166035">
                <text:p>0.00166035</text:p>
              </table:table-cell>
              <table:table-cell office:value-type="float" office:value="178">
                <text:p>178</text:p>
              </table:table-cell>
              <table:table-cell office:value-type="float" office:value="0.003683496">
                <text:p>0.0036834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2">
                <text:p>182</text:p>
              </table:table-cell>
              <table:table-cell office:value-type="float" office:value="0.00070920527834058">
                <text:p>0.00070920527834058</text:p>
              </table:table-cell>
              <table:table-cell office:value-type="float" office:value="182">
                <text:p>182</text:p>
              </table:table-cell>
              <table:table-cell office:value-type="float" office:value="0.00132263551049151">
                <text:p>0.00132263551049151</text:p>
              </table:table-cell>
              <table:table-cell office:value-type="float" office:value="182">
                <text:p>182</text:p>
              </table:table-cell>
              <table:table-cell office:value-type="float" office:value="0.00291552820427855">
                <text:p>0.00291552820427855</text:p>
              </table:table-cell>
              <table:table-cell office:value-type="float" office:value="182">
                <text:p>182</text:p>
              </table:table-cell>
              <table:table-cell office:value-type="float" office:value="0.0007808915">
                <text:p>0.0007808915</text:p>
              </table:table-cell>
              <table:table-cell office:value-type="float" office:value="182">
                <text:p>182</text:p>
              </table:table-cell>
              <table:table-cell office:value-type="float" office:value="0.001399399">
                <text:p>0.001399399</text:p>
              </table:table-cell>
              <table:table-cell office:value-type="float" office:value="182">
                <text:p>182</text:p>
              </table:table-cell>
              <table:table-cell office:value-type="float" office:value="0.003101601">
                <text:p>0.0031016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6">
                <text:p>186</text:p>
              </table:table-cell>
              <table:table-cell office:value-type="float" office:value="0.000584902114483089">
                <text:p>0.000584902114483089</text:p>
              </table:table-cell>
              <table:table-cell office:value-type="float" office:value="186">
                <text:p>186</text:p>
              </table:table-cell>
              <table:table-cell office:value-type="float" office:value="0.00109365063459972">
                <text:p>0.00109365063459972</text:p>
              </table:table-cell>
              <table:table-cell office:value-type="float" office:value="186">
                <text:p>186</text:p>
              </table:table-cell>
              <table:table-cell office:value-type="float" office:value="0.0023891672547097">
                <text:p>0.0023891672547097</text:p>
              </table:table-cell>
              <table:table-cell office:value-type="float" office:value="186">
                <text:p>186</text:p>
              </table:table-cell>
              <table:table-cell office:value-type="float" office:value="0.0006351215">
                <text:p>0.0006351215</text:p>
              </table:table-cell>
              <table:table-cell office:value-type="float" office:value="186">
                <text:p>186</text:p>
              </table:table-cell>
              <table:table-cell office:value-type="float" office:value="0.001136449">
                <text:p>0.001136449</text:p>
              </table:table-cell>
              <table:table-cell office:value-type="float" office:value="186">
                <text:p>186</text:p>
              </table:table-cell>
              <table:table-cell office:value-type="float" office:value="0.002511324">
                <text:p>0.0025113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0">
                <text:p>190</text:p>
              </table:table-cell>
              <table:table-cell office:value-type="float" office:value="0.000453220888758858">
                <text:p>0.000453220888758858</text:p>
              </table:table-cell>
              <table:table-cell office:value-type="float" office:value="190">
                <text:p>190</text:p>
              </table:table-cell>
              <table:table-cell office:value-type="float" office:value="0.000860787472043963">
                <text:p>0.000860787472043963</text:p>
              </table:table-cell>
              <table:table-cell office:value-type="float" office:value="190">
                <text:p>190</text:p>
              </table:table-cell>
              <table:table-cell office:value-type="float" office:value="0.00184807347442037">
                <text:p>0.00184807347442037</text:p>
              </table:table-cell>
              <table:table-cell office:value-type="float" office:value="190">
                <text:p>190</text:p>
              </table:table-cell>
              <table:table-cell office:value-type="float" office:value="0.0004900087">
                <text:p>0.0004900087</text:p>
              </table:table-cell>
              <table:table-cell office:value-type="float" office:value="190">
                <text:p>190</text:p>
              </table:table-cell>
              <table:table-cell office:value-type="float" office:value="0.0008714889">
                <text:p>0.0008714889</text:p>
              </table:table-cell>
              <table:table-cell office:value-type="float" office:value="190">
                <text:p>190</text:p>
              </table:table-cell>
              <table:table-cell office:value-type="float" office:value="0.001907285">
                <text:p>0.0019072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4">
                <text:p>194</text:p>
              </table:table-cell>
              <table:table-cell office:value-type="float" office:value="0.000330335687067548">
                <text:p>0.000330335687067548</text:p>
              </table:table-cell>
              <table:table-cell office:value-type="float" office:value="194">
                <text:p>194</text:p>
              </table:table-cell>
              <table:table-cell office:value-type="float" office:value="0.000578449949882972">
                <text:p>0.000578449949882972</text:p>
              </table:table-cell>
              <table:table-cell office:value-type="float" office:value="194">
                <text:p>194</text:p>
              </table:table-cell>
              <table:table-cell office:value-type="float" office:value="0.00123529835825997">
                <text:p>0.00123529835825997</text:p>
              </table:table-cell>
              <table:table-cell office:value-type="float" office:value="194">
                <text:p>194</text:p>
              </table:table-cell>
              <table:table-cell office:value-type="float" office:value="0.0003482959">
                <text:p>0.0003482959</text:p>
              </table:table-cell>
              <table:table-cell office:value-type="float" office:value="194">
                <text:p>194</text:p>
              </table:table-cell>
              <table:table-cell office:value-type="float" office:value="0.0006034508">
                <text:p>0.0006034508</text:p>
              </table:table-cell>
              <table:table-cell office:value-type="float" office:value="194">
                <text:p>194</text:p>
              </table:table-cell>
              <table:table-cell office:value-type="float" office:value="0.001275464">
                <text:p>0.0012754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8">
                <text:p>198</text:p>
              </table:table-cell>
              <table:table-cell office:value-type="float" office:value="0.000185760322836269">
                <text:p>0.000185760322836269</text:p>
              </table:table-cell>
              <table:table-cell office:value-type="float" office:value="198">
                <text:p>198</text:p>
              </table:table-cell>
              <table:table-cell office:value-type="float" office:value="0.000305939167580011">
                <text:p>0.000305939167580011</text:p>
              </table:table-cell>
              <table:table-cell office:value-type="float" office:value="198">
                <text:p>198</text:p>
              </table:table-cell>
              <table:table-cell office:value-type="float" office:value="0.000534664908702213">
                <text:p>0.000534664908702213</text:p>
              </table:table-cell>
              <table:table-cell office:value-type="float" office:value="NaN">
                <text:p>NaN</text:p>
              </table:table-cell>
              <table:table-cell office:value-type="float" office:value="0.0002166849">
                <text:p>0.0002166849</text:p>
              </table:table-cell>
              <table:table-cell office:value-type="float" office:value="198">
                <text:p>198</text:p>
              </table:table-cell>
              <table:table-cell office:value-type="float" office:value="0.0003277755">
                <text:p>0.0003277755</text:p>
              </table:table-cell>
              <table:table-cell office:value-type="float" office:value="198">
                <text:p>198</text:p>
              </table:table-cell>
              <table:table-cell office:value-type="float" office:value="0.0005823668">
                <text:p>0.000582366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111" number:title="User-defined">
      <number:scientific-number number:decimal-places="5" loext:min-decimal-places="5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maximum="20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111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 style:data-style-name="N11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11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11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111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074cm" svg:height="13.74cm" xlink:href="." xlink:type="simple" chart:class="chart:scatter" chart:style-name="ch1">
        <chart:legend chart:legend-position="end" svg:x="16.156cm" svg:y="1.455cm" style:legend-expansion="custom" chartooo:width="4.347cm" chartooo:height="5.403cm" style:legend-expansion-aspect-ratio="0.804553026096613" chart:style-name="ch2"/>
        <chart:plot-area chart:style-name="ch3" chart:data-source-has-labels="both" svg:x="1.513cm" svg:y="1.004cm" svg:width="20.063cm" svg:height="12.347cm">
          <chartooo:coordinate-region svg:x="2.425cm" svg:y="1.203cm" svg:width="18.871cm" svg:height="11.501cm"/>
          <chart:axis chart:dimension="x" chart:name="primary-x" chart:style-name="ch4" chartooo:axis-type="auto">
            <chart:categories table:cell-range-address="local-table.$A$2:.$A$5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51" chart:label-cell-address="local-table.$C$1" chart:class="chart:scatter">
            <chart:domain table:cell-range-address="local-table.$B$2:.$B$51"/>
            <chart:data-point chart:repeated="50"/>
          </chart:series>
          <chart:series chart:style-name="ch8" chart:values-cell-range-address="local-table.$E$2:.$E$51" chart:label-cell-address="local-table.$E$1" chart:class="chart:scatter">
            <chart:domain table:cell-range-address="local-table.$D$2:.$D$51"/>
            <chart:data-point chart:repeated="50"/>
          </chart:series>
          <chart:series chart:style-name="ch9" chart:values-cell-range-address="local-table.$G$2:.$G$51" chart:label-cell-address="local-table.$G$1" chart:class="chart:scatter">
            <chart:domain table:cell-range-address="local-table.$F$2:.$F$51"/>
            <chart:data-point chart:repeated="50"/>
          </chart:series>
          <chart:series chart:style-name="ch10" chart:values-cell-range-address="local-table.$I$2:.$I$51" chart:label-cell-address="local-table.$I$1" chart:class="chart:scatter">
            <chart:domain table:cell-range-address="local-table.$H$2:.$H$51"/>
            <chart:data-point chart:repeated="50"/>
          </chart:series>
          <chart:series chart:style-name="ch11" chart:values-cell-range-address="local-table.$K$2:.$K$51" chart:label-cell-address="local-table.$K$1" chart:class="chart:scatter">
            <chart:domain table:cell-range-address="local-table.$J$2:.$J$51"/>
            <chart:data-point chart:repeated="50"/>
          </chart:series>
          <chart:series chart:style-name="ch12" chart:values-cell-range-address="local-table.$M$2:.$M$51" chart:label-cell-address="local-table.$M$1" chart:class="chart:scatter">
            <chart:domain table:cell-range-address="local-table.$L$2:.$L$51"/>
            <chart:data-point chart:repeated="50"/>
          </chart:series>
          <chart:series chart:style-name="ch13" chart:values-cell-range-address="local-table.$O$2:.$O$51" chart:label-cell-address="local-table.$O$1" chart:class="chart:scatter">
            <chart:domain table:cell-range-address="local-table.$N$2:.$N$51"/>
            <chart:data-point chart:repeated="50"/>
          </chart:series>
          <chart:series chart:style-name="ch14" chart:values-cell-range-address="local-table.$Q$2:.$Q$51" chart:label-cell-address="local-table.$Q$1" chart:class="chart:scatter">
            <chart:domain table:cell-range-address="local-table.$P$2:.$P$51"/>
            <chart:data-point chart:repeated="5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Serpent_1g</text:p>
              </table:table-cell>
              <table:table-cell office:value-type="string">
                <text:p>Series3</text:p>
              </table:table-cell>
              <table:table-cell office:value-type="string">
                <text:p>Serpent_2g</text:p>
              </table:table-cell>
              <table:table-cell office:value-type="string">
                <text:p>Series5</text:p>
              </table:table-cell>
              <table:table-cell office:value-type="string">
                <text:p>Serpent_3g</text:p>
              </table:table-cell>
              <table:table-cell office:value-type="string">
                <text:p>Series7</text:p>
              </table:table-cell>
              <table:table-cell office:value-type="string">
                <text:p>Serpent_4g</text:p>
              </table:table-cell>
              <table:table-cell office:value-type="string">
                <text:p>Series9</text:p>
              </table:table-cell>
              <table:table-cell office:value-type="string">
                <text:p>Almost_1g</text:p>
              </table:table-cell>
              <table:table-cell office:value-type="string">
                <text:p>Series11</text:p>
              </table:table-cell>
              <table:table-cell office:value-type="string">
                <text:p>Almost_2g</text:p>
              </table:table-cell>
              <table:table-cell office:value-type="string">
                <text:p>Series13</text:p>
              </table:table-cell>
              <table:table-cell office:value-type="string">
                <text:p>Almost_3g</text:p>
              </table:table-cell>
              <table:table-cell office:value-type="string">
                <text:p>Series15</text:p>
              </table:table-cell>
              <table:table-cell office:value-type="string">
                <text:p>Almost_4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.00446918950531326">
                <text:p>0.00446918950531326</text:p>
              </table:table-cell>
              <table:table-cell office:value-type="float" office:value="2">
                <text:p>2</text:p>
              </table:table-cell>
              <table:table-cell office:value-type="float" office:value="0.00417080118103038">
                <text:p>0.00417080118103038</text:p>
              </table:table-cell>
              <table:table-cell office:value-type="float" office:value="2">
                <text:p>2</text:p>
              </table:table-cell>
              <table:table-cell office:value-type="float" office:value="0.00408706237182689">
                <text:p>0.00408706237182689</text:p>
              </table:table-cell>
              <table:table-cell office:value-type="float" office:value="2">
                <text:p>2</text:p>
              </table:table-cell>
              <table:table-cell office:value-type="float" office:value="0.0180111747464762">
                <text:p>0.0180111747464762</text:p>
              </table:table-cell>
              <table:table-cell office:value-type="float" office:value="2">
                <text:p>2</text:p>
              </table:table-cell>
              <table:table-cell office:value-type="float" office:value="0.004435527">
                <text:p>0.004435527</text:p>
              </table:table-cell>
              <table:table-cell office:value-type="float" office:value="2">
                <text:p>2</text:p>
              </table:table-cell>
              <table:table-cell office:value-type="float" office:value="0.004064574">
                <text:p>0.004064574</text:p>
              </table:table-cell>
              <table:table-cell office:value-type="float" office:value="2">
                <text:p>2</text:p>
              </table:table-cell>
              <table:table-cell office:value-type="float" office:value="0.003957006">
                <text:p>0.003957006</text:p>
              </table:table-cell>
              <table:table-cell office:value-type="float" office:value="2">
                <text:p>2</text:p>
              </table:table-cell>
              <table:table-cell office:value-type="float" office:value="0.01766666">
                <text:p>0.0176666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00439144859697659">
                <text:p>0.00439144859697659</text:p>
              </table:table-cell>
              <table:table-cell office:value-type="float" office:value="6">
                <text:p>6</text:p>
              </table:table-cell>
              <table:table-cell office:value-type="float" office:value="0.00414544773533728">
                <text:p>0.00414544773533728</text:p>
              </table:table-cell>
              <table:table-cell office:value-type="float" office:value="6">
                <text:p>6</text:p>
              </table:table-cell>
              <table:table-cell office:value-type="float" office:value="0.00404867001120591">
                <text:p>0.00404867001120591</text:p>
              </table:table-cell>
              <table:table-cell office:value-type="float" office:value="6">
                <text:p>6</text:p>
              </table:table-cell>
              <table:table-cell office:value-type="float" office:value="0.0180251988238653">
                <text:p>0.0180251988238653</text:p>
              </table:table-cell>
              <table:table-cell office:value-type="float" office:value="6">
                <text:p>6</text:p>
              </table:table-cell>
              <table:table-cell office:value-type="float" office:value="0.004431979">
                <text:p>0.004431979</text:p>
              </table:table-cell>
              <table:table-cell office:value-type="float" office:value="6">
                <text:p>6</text:p>
              </table:table-cell>
              <table:table-cell office:value-type="float" office:value="0.004061321">
                <text:p>0.004061321</text:p>
              </table:table-cell>
              <table:table-cell office:value-type="float" office:value="6">
                <text:p>6</text:p>
              </table:table-cell>
              <table:table-cell office:value-type="float" office:value="0.003953837">
                <text:p>0.003953837</text:p>
              </table:table-cell>
              <table:table-cell office:value-type="float" office:value="6">
                <text:p>6</text:p>
              </table:table-cell>
              <table:table-cell office:value-type="float" office:value="0.01765249">
                <text:p>0.017652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441149955059902">
                <text:p>0.00441149955059902</text:p>
              </table:table-cell>
              <table:table-cell office:value-type="float" office:value="10">
                <text:p>10</text:p>
              </table:table-cell>
              <table:table-cell office:value-type="float" office:value="0.00417755244142637">
                <text:p>0.00417755244142637</text:p>
              </table:table-cell>
              <table:table-cell office:value-type="float" office:value="10">
                <text:p>10</text:p>
              </table:table-cell>
              <table:table-cell office:value-type="float" office:value="0.00406689551673843">
                <text:p>0.00406689551673843</text:p>
              </table:table-cell>
              <table:table-cell office:value-type="float" office:value="10">
                <text:p>10</text:p>
              </table:table-cell>
              <table:table-cell office:value-type="float" office:value="0.0179634523178402">
                <text:p>0.0179634523178402</text:p>
              </table:table-cell>
              <table:table-cell office:value-type="float" office:value="10">
                <text:p>10</text:p>
              </table:table-cell>
              <table:table-cell office:value-type="float" office:value="0.004424879">
                <text:p>0.004424879</text:p>
              </table:table-cell>
              <table:table-cell office:value-type="float" office:value="10">
                <text:p>10</text:p>
              </table:table-cell>
              <table:table-cell office:value-type="float" office:value="0.004054812">
                <text:p>0.004054812</text:p>
              </table:table-cell>
              <table:table-cell office:value-type="float" office:value="10">
                <text:p>10</text:p>
              </table:table-cell>
              <table:table-cell office:value-type="float" office:value="0.003947496">
                <text:p>0.003947496</text:p>
              </table:table-cell>
              <table:table-cell office:value-type="float" office:value="10">
                <text:p>10</text:p>
              </table:table-cell>
              <table:table-cell office:value-type="float" office:value="0.01762413">
                <text:p>0.017624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0.00439515744388941">
                <text:p>0.00439515744388941</text:p>
              </table:table-cell>
              <table:table-cell office:value-type="float" office:value="14">
                <text:p>14</text:p>
              </table:table-cell>
              <table:table-cell office:value-type="float" office:value="0.00413849364737574">
                <text:p>0.00413849364737574</text:p>
              </table:table-cell>
              <table:table-cell office:value-type="float" office:value="14">
                <text:p>14</text:p>
              </table:table-cell>
              <table:table-cell office:value-type="float" office:value="0.00402864803294999">
                <text:p>0.00402864803294999</text:p>
              </table:table-cell>
              <table:table-cell office:value-type="float" office:value="14">
                <text:p>14</text:p>
              </table:table-cell>
              <table:table-cell office:value-type="float" office:value="0.01796710321402">
                <text:p>0.01796710321402</text:p>
              </table:table-cell>
              <table:table-cell office:value-type="float" office:value="14">
                <text:p>14</text:p>
              </table:table-cell>
              <table:table-cell office:value-type="float" office:value="0.004414224">
                <text:p>0.004414224</text:p>
              </table:table-cell>
              <table:table-cell office:value-type="float" office:value="14">
                <text:p>14</text:p>
              </table:table-cell>
              <table:table-cell office:value-type="float" office:value="0.004045044">
                <text:p>0.004045044</text:p>
              </table:table-cell>
              <table:table-cell office:value-type="float" office:value="14">
                <text:p>14</text:p>
              </table:table-cell>
              <table:table-cell office:value-type="float" office:value="0.003937979">
                <text:p>0.003937979</text:p>
              </table:table-cell>
              <table:table-cell office:value-type="float" office:value="14">
                <text:p>14</text:p>
              </table:table-cell>
              <table:table-cell office:value-type="float" office:value="0.01758158">
                <text:p>0.017581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0.00434731911378735">
                <text:p>0.00434731911378735</text:p>
              </table:table-cell>
              <table:table-cell office:value-type="float" office:value="18">
                <text:p>18</text:p>
              </table:table-cell>
              <table:table-cell office:value-type="float" office:value="0.00410995291136694">
                <text:p>0.00410995291136694</text:p>
              </table:table-cell>
              <table:table-cell office:value-type="float" office:value="18">
                <text:p>18</text:p>
              </table:table-cell>
              <table:table-cell office:value-type="float" office:value="0.00401042252741747">
                <text:p>0.00401042252741747</text:p>
              </table:table-cell>
              <table:table-cell office:value-type="float" office:value="18">
                <text:p>18</text:p>
              </table:table-cell>
              <table:table-cell office:value-type="float" office:value="0.0177834573411024">
                <text:p>0.0177834573411024</text:p>
              </table:table-cell>
              <table:table-cell office:value-type="float" office:value="18">
                <text:p>18</text:p>
              </table:table-cell>
              <table:table-cell office:value-type="float" office:value="0.004400006">
                <text:p>0.004400006</text:p>
              </table:table-cell>
              <table:table-cell office:value-type="float" office:value="18">
                <text:p>18</text:p>
              </table:table-cell>
              <table:table-cell office:value-type="float" office:value="0.004032009">
                <text:p>0.004032009</text:p>
              </table:table-cell>
              <table:table-cell office:value-type="float" office:value="18">
                <text:p>18</text:p>
              </table:table-cell>
              <table:table-cell office:value-type="float" office:value="0.003925281">
                <text:p>0.003925281</text:p>
              </table:table-cell>
              <table:table-cell office:value-type="float" office:value="18">
                <text:p>18</text:p>
              </table:table-cell>
              <table:table-cell office:value-type="float" office:value="0.01752479">
                <text:p>0.017524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0.00433755441527469">
                <text:p>0.00433755441527469</text:p>
              </table:table-cell>
              <table:table-cell office:value-type="float" office:value="22">
                <text:p>22</text:p>
              </table:table-cell>
              <table:table-cell office:value-type="float" office:value="0.00407602275718795">
                <text:p>0.00407602275718795</text:p>
              </table:table-cell>
              <table:table-cell office:value-type="float" office:value="22">
                <text:p>22</text:p>
              </table:table-cell>
              <table:table-cell office:value-type="float" office:value="0.00396832131988367">
                <text:p>0.00396832131988367</text:p>
              </table:table-cell>
              <table:table-cell office:value-type="float" office:value="22">
                <text:p>22</text:p>
              </table:table-cell>
              <table:table-cell office:value-type="float" office:value="0.0176950824732579">
                <text:p>0.0176950824732579</text:p>
              </table:table-cell>
              <table:table-cell office:value-type="float" office:value="22">
                <text:p>22</text:p>
              </table:table-cell>
              <table:table-cell office:value-type="float" office:value="0.004382215">
                <text:p>0.004382215</text:p>
              </table:table-cell>
              <table:table-cell office:value-type="float" office:value="22">
                <text:p>22</text:p>
              </table:table-cell>
              <table:table-cell office:value-type="float" office:value="0.004015699">
                <text:p>0.004015699</text:p>
              </table:table-cell>
              <table:table-cell office:value-type="float" office:value="22">
                <text:p>22</text:p>
              </table:table-cell>
              <table:table-cell office:value-type="float" office:value="0.003909391">
                <text:p>0.003909391</text:p>
              </table:table-cell>
              <table:table-cell office:value-type="float" office:value="22">
                <text:p>22</text:p>
              </table:table-cell>
              <table:table-cell office:value-type="float" office:value="0.01745375">
                <text:p>0.01745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">
                <text:p>26</text:p>
              </table:table-cell>
              <table:table-cell office:value-type="float" office:value="0.00429148358252952">
                <text:p>0.00429148358252952</text:p>
              </table:table-cell>
              <table:table-cell office:value-type="float" office:value="26">
                <text:p>26</text:p>
              </table:table-cell>
              <table:table-cell office:value-type="float" office:value="0.00405828983288603">
                <text:p>0.00405828983288603</text:p>
              </table:table-cell>
              <table:table-cell office:value-type="float" office:value="26">
                <text:p>26</text:p>
              </table:table-cell>
              <table:table-cell office:value-type="float" office:value="0.00393027666366077">
                <text:p>0.00393027666366077</text:p>
              </table:table-cell>
              <table:table-cell office:value-type="float" office:value="26">
                <text:p>26</text:p>
              </table:table-cell>
              <table:table-cell office:value-type="float" office:value="0.0175669534025666">
                <text:p>0.0175669534025666</text:p>
              </table:table-cell>
              <table:table-cell office:value-type="float" office:value="26">
                <text:p>26</text:p>
              </table:table-cell>
              <table:table-cell office:value-type="float" office:value="0.00436084">
                <text:p>0.00436084</text:p>
              </table:table-cell>
              <table:table-cell office:value-type="float" office:value="26">
                <text:p>26</text:p>
              </table:table-cell>
              <table:table-cell office:value-type="float" office:value="0.003996103">
                <text:p>0.003996103</text:p>
              </table:table-cell>
              <table:table-cell office:value-type="float" office:value="26">
                <text:p>26</text:p>
              </table:table-cell>
              <table:table-cell office:value-type="float" office:value="0.003890301">
                <text:p>0.003890301</text:p>
              </table:table-cell>
              <table:table-cell office:value-type="float" office:value="26">
                <text:p>26</text:p>
              </table:table-cell>
              <table:table-cell office:value-type="float" office:value="0.01736839">
                <text:p>0.017368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0.00425836473861271">
                <text:p>0.00425836473861271</text:p>
              </table:table-cell>
              <table:table-cell office:value-type="float" office:value="30">
                <text:p>30</text:p>
              </table:table-cell>
              <table:table-cell office:value-type="float" office:value="0.00401134973914567">
                <text:p>0.00401134973914567</text:p>
              </table:table-cell>
              <table:table-cell office:value-type="float" office:value="30">
                <text:p>30</text:p>
              </table:table-cell>
              <table:table-cell office:value-type="float" office:value="0.00390480731650165">
                <text:p>0.00390480731650165</text:p>
              </table:table-cell>
              <table:table-cell office:value-type="float" office:value="30">
                <text:p>30</text:p>
              </table:table-cell>
              <table:table-cell office:value-type="float" office:value="0.0173361066576102">
                <text:p>0.0173361066576102</text:p>
              </table:table-cell>
              <table:table-cell office:value-type="float" office:value="30">
                <text:p>30</text:p>
              </table:table-cell>
              <table:table-cell office:value-type="float" office:value="0.004335868">
                <text:p>0.004335868</text:p>
              </table:table-cell>
              <table:table-cell office:value-type="float" office:value="30">
                <text:p>30</text:p>
              </table:table-cell>
              <table:table-cell office:value-type="float" office:value="0.003973209">
                <text:p>0.003973209</text:p>
              </table:table-cell>
              <table:table-cell office:value-type="float" office:value="30">
                <text:p>30</text:p>
              </table:table-cell>
              <table:table-cell office:value-type="float" office:value="0.003867999">
                <text:p>0.003867999</text:p>
              </table:table-cell>
              <table:table-cell office:value-type="float" office:value="30">
                <text:p>30</text:p>
              </table:table-cell>
              <table:table-cell office:value-type="float" office:value="0.01726867">
                <text:p>0.017268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">
                <text:p>34</text:p>
              </table:table-cell>
              <table:table-cell office:value-type="float" office:value="0.00424686151810967">
                <text:p>0.00424686151810967</text:p>
              </table:table-cell>
              <table:table-cell office:value-type="float" office:value="34">
                <text:p>34</text:p>
              </table:table-cell>
              <table:table-cell office:value-type="float" office:value="0.00399975959254311">
                <text:p>0.00399975959254311</text:p>
              </table:table-cell>
              <table:table-cell office:value-type="float" office:value="34">
                <text:p>34</text:p>
              </table:table-cell>
              <table:table-cell office:value-type="float" office:value="0.00389730269657649">
                <text:p>0.00389730269657649</text:p>
              </table:table-cell>
              <table:table-cell office:value-type="float" office:value="34">
                <text:p>34</text:p>
              </table:table-cell>
              <table:table-cell office:value-type="float" office:value="0.0171618198280742">
                <text:p>0.0171618198280742</text:p>
              </table:table-cell>
              <table:table-cell office:value-type="float" office:value="34">
                <text:p>34</text:p>
              </table:table-cell>
              <table:table-cell office:value-type="float" office:value="0.004307283">
                <text:p>0.004307283</text:p>
              </table:table-cell>
              <table:table-cell office:value-type="float" office:value="34">
                <text:p>34</text:p>
              </table:table-cell>
              <table:table-cell office:value-type="float" office:value="0.003947005">
                <text:p>0.003947005</text:p>
              </table:table-cell>
              <table:table-cell office:value-type="float" office:value="34">
                <text:p>34</text:p>
              </table:table-cell>
              <table:table-cell office:value-type="float" office:value="0.003842472">
                <text:p>0.003842472</text:p>
              </table:table-cell>
              <table:table-cell office:value-type="float" office:value="34">
                <text:p>34</text:p>
              </table:table-cell>
              <table:table-cell office:value-type="float" office:value="0.01715453">
                <text:p>0.017154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">
                <text:p>38</text:p>
              </table:table-cell>
              <table:table-cell office:value-type="float" office:value="0.00420754194576049">
                <text:p>0.00420754194576049</text:p>
              </table:table-cell>
              <table:table-cell office:value-type="float" office:value="38">
                <text:p>38</text:p>
              </table:table-cell>
              <table:table-cell office:value-type="float" office:value="0.00395641244424954">
                <text:p>0.00395641244424954</text:p>
              </table:table-cell>
              <table:table-cell office:value-type="float" office:value="38">
                <text:p>38</text:p>
              </table:table-cell>
              <table:table-cell office:value-type="float" office:value="0.0038706163840241">
                <text:p>0.0038706163840241</text:p>
              </table:table-cell>
              <table:table-cell office:value-type="float" office:value="38">
                <text:p>38</text:p>
              </table:table-cell>
              <table:table-cell office:value-type="float" office:value="0.0171514176714984">
                <text:p>0.0171514176714984</text:p>
              </table:table-cell>
              <table:table-cell office:value-type="float" office:value="38">
                <text:p>38</text:p>
              </table:table-cell>
              <table:table-cell office:value-type="float" office:value="0.00427507">
                <text:p>0.00427507</text:p>
              </table:table-cell>
              <table:table-cell office:value-type="float" office:value="38">
                <text:p>38</text:p>
              </table:table-cell>
              <table:table-cell office:value-type="float" office:value="0.003917475">
                <text:p>0.003917475</text:p>
              </table:table-cell>
              <table:table-cell office:value-type="float" office:value="38">
                <text:p>38</text:p>
              </table:table-cell>
              <table:table-cell office:value-type="float" office:value="0.003813705">
                <text:p>0.003813705</text:p>
              </table:table-cell>
              <table:table-cell office:value-type="float" office:value="38">
                <text:p>38</text:p>
              </table:table-cell>
              <table:table-cell office:value-type="float" office:value="0.01702592">
                <text:p>0.017025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0.00418737509067203">
                <text:p>0.00418737509067203</text:p>
              </table:table-cell>
              <table:table-cell office:value-type="float" office:value="42">
                <text:p>42</text:p>
              </table:table-cell>
              <table:table-cell office:value-type="float" office:value="0.00395110995217887">
                <text:p>0.00395110995217887</text:p>
              </table:table-cell>
              <table:table-cell office:value-type="float" office:value="42">
                <text:p>42</text:p>
              </table:table-cell>
              <table:table-cell office:value-type="float" office:value="0.00384561064272908">
                <text:p>0.00384561064272908</text:p>
              </table:table-cell>
              <table:table-cell office:value-type="float" office:value="42">
                <text:p>42</text:p>
              </table:table-cell>
              <table:table-cell office:value-type="float" office:value="0.0170147408676877">
                <text:p>0.0170147408676877</text:p>
              </table:table-cell>
              <table:table-cell office:value-type="float" office:value="42">
                <text:p>42</text:p>
              </table:table-cell>
              <table:table-cell office:value-type="float" office:value="0.004239213">
                <text:p>0.004239213</text:p>
              </table:table-cell>
              <table:table-cell office:value-type="float" office:value="42">
                <text:p>42</text:p>
              </table:table-cell>
              <table:table-cell office:value-type="float" office:value="0.003884604">
                <text:p>0.003884604</text:p>
              </table:table-cell>
              <table:table-cell office:value-type="float" office:value="42">
                <text:p>42</text:p>
              </table:table-cell>
              <table:table-cell office:value-type="float" office:value="0.003781685">
                <text:p>0.003781685</text:p>
              </table:table-cell>
              <table:table-cell office:value-type="float" office:value="42">
                <text:p>42</text:p>
              </table:table-cell>
              <table:table-cell office:value-type="float" office:value="0.01688277">
                <text:p>0.016882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6">
                <text:p>46</text:p>
              </table:table-cell>
              <table:table-cell office:value-type="float" office:value="0.0041151974527046">
                <text:p>0.0041151974527046</text:p>
              </table:table-cell>
              <table:table-cell office:value-type="float" office:value="46">
                <text:p>46</text:p>
              </table:table-cell>
              <table:table-cell office:value-type="float" office:value="0.00389741859804251">
                <text:p>0.00389741859804251</text:p>
              </table:table-cell>
              <table:table-cell office:value-type="float" office:value="46">
                <text:p>46</text:p>
              </table:table-cell>
              <table:table-cell office:value-type="float" office:value="0.00377804008803616">
                <text:p>0.00377804008803616</text:p>
              </table:table-cell>
              <table:table-cell office:value-type="float" office:value="46">
                <text:p>46</text:p>
              </table:table-cell>
              <table:table-cell office:value-type="float" office:value="0.016807798800099">
                <text:p>0.016807798800099</text:p>
              </table:table-cell>
              <table:table-cell office:value-type="float" office:value="46">
                <text:p>46</text:p>
              </table:table-cell>
              <table:table-cell office:value-type="float" office:value="0.004199694">
                <text:p>0.004199694</text:p>
              </table:table-cell>
              <table:table-cell office:value-type="float" office:value="46">
                <text:p>46</text:p>
              </table:table-cell>
              <table:table-cell office:value-type="float" office:value="0.003848377">
                <text:p>0.003848377</text:p>
              </table:table-cell>
              <table:table-cell office:value-type="float" office:value="46">
                <text:p>46</text:p>
              </table:table-cell>
              <table:table-cell office:value-type="float" office:value="0.003746396">
                <text:p>0.003746396</text:p>
              </table:table-cell>
              <table:table-cell office:value-type="float" office:value="46">
                <text:p>46</text:p>
              </table:table-cell>
              <table:table-cell office:value-type="float" office:value="0.01672501">
                <text:p>0.016725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">
                <text:p>50</text:p>
              </table:table-cell>
              <table:table-cell office:value-type="float" office:value="0.00409537830201422">
                <text:p>0.00409537830201422</text:p>
              </table:table-cell>
              <table:table-cell office:value-type="float" office:value="50">
                <text:p>50</text:p>
              </table:table-cell>
              <table:table-cell office:value-type="float" office:value="0.00384068483042299">
                <text:p>0.00384068483042299</text:p>
              </table:table-cell>
              <table:table-cell office:value-type="float" office:value="50">
                <text:p>50</text:p>
              </table:table-cell>
              <table:table-cell office:value-type="float" office:value="0.00375888737077543">
                <text:p>0.00375888737077543</text:p>
              </table:table-cell>
              <table:table-cell office:value-type="float" office:value="50">
                <text:p>50</text:p>
              </table:table-cell>
              <table:table-cell office:value-type="float" office:value="0.0166867976695683">
                <text:p>0.0166867976695683</text:p>
              </table:table-cell>
              <table:table-cell office:value-type="float" office:value="50">
                <text:p>50</text:p>
              </table:table-cell>
              <table:table-cell office:value-type="float" office:value="0.004156497">
                <text:p>0.004156497</text:p>
              </table:table-cell>
              <table:table-cell office:value-type="float" office:value="50">
                <text:p>50</text:p>
              </table:table-cell>
              <table:table-cell office:value-type="float" office:value="0.003808778">
                <text:p>0.003808778</text:p>
              </table:table-cell>
              <table:table-cell office:value-type="float" office:value="50">
                <text:p>50</text:p>
              </table:table-cell>
              <table:table-cell office:value-type="float" office:value="0.003707824">
                <text:p>0.003707824</text:p>
              </table:table-cell>
              <table:table-cell office:value-type="float" office:value="50">
                <text:p>50</text:p>
              </table:table-cell>
              <table:table-cell office:value-type="float" office:value="0.01655259">
                <text:p>0.016552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4">
                <text:p>54</text:p>
              </table:table-cell>
              <table:table-cell office:value-type="float" office:value="0.0040391371156253">
                <text:p>0.0040391371156253</text:p>
              </table:table-cell>
              <table:table-cell office:value-type="float" office:value="54">
                <text:p>54</text:p>
              </table:table-cell>
              <table:table-cell office:value-type="float" office:value="0.00381159356245056">
                <text:p>0.00381159356245056</text:p>
              </table:table-cell>
              <table:table-cell office:value-type="float" office:value="54">
                <text:p>54</text:p>
              </table:table-cell>
              <table:table-cell office:value-type="float" office:value="0.00372255226117641">
                <text:p>0.00372255226117641</text:p>
              </table:table-cell>
              <table:table-cell office:value-type="float" office:value="54">
                <text:p>54</text:p>
              </table:table-cell>
              <table:table-cell office:value-type="float" office:value="0.0164312928877149">
                <text:p>0.0164312928877149</text:p>
              </table:table-cell>
              <table:table-cell office:value-type="float" office:value="54">
                <text:p>54</text:p>
              </table:table-cell>
              <table:table-cell office:value-type="float" office:value="0.004109606">
                <text:p>0.004109606</text:p>
              </table:table-cell>
              <table:table-cell office:value-type="float" office:value="54">
                <text:p>54</text:p>
              </table:table-cell>
              <table:table-cell office:value-type="float" office:value="0.003765794">
                <text:p>0.003765794</text:p>
              </table:table-cell>
              <table:table-cell office:value-type="float" office:value="54">
                <text:p>54</text:p>
              </table:table-cell>
              <table:table-cell office:value-type="float" office:value="0.003665955">
                <text:p>0.003665955</text:p>
              </table:table-cell>
              <table:table-cell office:value-type="float" office:value="54">
                <text:p>54</text:p>
              </table:table-cell>
              <table:table-cell office:value-type="float" office:value="0.01636544">
                <text:p>0.016365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0.00402861905758348">
                <text:p>0.00402861905758348</text:p>
              </table:table-cell>
              <table:table-cell office:value-type="float" office:value="58">
                <text:p>58</text:p>
              </table:table-cell>
              <table:table-cell office:value-type="float" office:value="0.00378389311207045">
                <text:p>0.00378389311207045</text:p>
              </table:table-cell>
              <table:table-cell office:value-type="float" office:value="58">
                <text:p>58</text:p>
              </table:table-cell>
              <table:table-cell office:value-type="float" office:value="0.00366422484839903">
                <text:p>0.00366422484839903</text:p>
              </table:table-cell>
              <table:table-cell office:value-type="float" office:value="58">
                <text:p>58</text:p>
              </table:table-cell>
              <table:table-cell office:value-type="float" office:value="0.0162775206176654">
                <text:p>0.0162775206176654</text:p>
              </table:table-cell>
              <table:table-cell office:value-type="float" office:value="58">
                <text:p>58</text:p>
              </table:table-cell>
              <table:table-cell office:value-type="float" office:value="0.004059005">
                <text:p>0.004059005</text:p>
              </table:table-cell>
              <table:table-cell office:value-type="float" office:value="58">
                <text:p>58</text:p>
              </table:table-cell>
              <table:table-cell office:value-type="float" office:value="0.00371941">
                <text:p>0.00371941</text:p>
              </table:table-cell>
              <table:table-cell office:value-type="float" office:value="58">
                <text:p>58</text:p>
              </table:table-cell>
              <table:table-cell office:value-type="float" office:value="0.003620776">
                <text:p>0.003620776</text:p>
              </table:table-cell>
              <table:table-cell office:value-type="float" office:value="58">
                <text:p>58</text:p>
              </table:table-cell>
              <table:table-cell office:value-type="float" office:value="0.0161635">
                <text:p>0.01616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2">
                <text:p>62</text:p>
              </table:table-cell>
              <table:table-cell office:value-type="float" office:value="0.00398796661837501">
                <text:p>0.00398796661837501</text:p>
              </table:table-cell>
              <table:table-cell office:value-type="float" office:value="62">
                <text:p>62</text:p>
              </table:table-cell>
              <table:table-cell office:value-type="float" office:value="0.00371017977967817">
                <text:p>0.00371017977967817</text:p>
              </table:table-cell>
              <table:table-cell office:value-type="float" office:value="62">
                <text:p>62</text:p>
              </table:table-cell>
              <table:table-cell office:value-type="float" office:value="0.00362533990654744">
                <text:p>0.00362533990654744</text:p>
              </table:table-cell>
              <table:table-cell office:value-type="float" office:value="62">
                <text:p>62</text:p>
              </table:table-cell>
              <table:table-cell office:value-type="float" office:value="0.0161414522965514">
                <text:p>0.0161414522965514</text:p>
              </table:table-cell>
              <table:table-cell office:value-type="float" office:value="62">
                <text:p>62</text:p>
              </table:table-cell>
              <table:table-cell office:value-type="float" office:value="0.00400468">
                <text:p>0.00400468</text:p>
              </table:table-cell>
              <table:table-cell office:value-type="float" office:value="62">
                <text:p>62</text:p>
              </table:table-cell>
              <table:table-cell office:value-type="float" office:value="0.003669613">
                <text:p>0.003669613</text:p>
              </table:table-cell>
              <table:table-cell office:value-type="float" office:value="62">
                <text:p>62</text:p>
              </table:table-cell>
              <table:table-cell office:value-type="float" office:value="0.003572274">
                <text:p>0.003572274</text:p>
              </table:table-cell>
              <table:table-cell office:value-type="float" office:value="62">
                <text:p>62</text:p>
              </table:table-cell>
              <table:table-cell office:value-type="float" office:value="0.01594672">
                <text:p>0.015946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6">
                <text:p>66</text:p>
              </table:table-cell>
              <table:table-cell office:value-type="float" office:value="0.00388521996874332">
                <text:p>0.00388521996874332</text:p>
              </table:table-cell>
              <table:table-cell office:value-type="float" office:value="66">
                <text:p>66</text:p>
              </table:table-cell>
              <table:table-cell office:value-type="float" office:value="0.00367891535921777">
                <text:p>0.00367891535921777</text:p>
              </table:table-cell>
              <table:table-cell office:value-type="float" office:value="66">
                <text:p>66</text:p>
              </table:table-cell>
              <table:table-cell office:value-type="float" office:value="0.00356675171547151">
                <text:p>0.00356675171547151</text:p>
              </table:table-cell>
              <table:table-cell office:value-type="float" office:value="66">
                <text:p>66</text:p>
              </table:table-cell>
              <table:table-cell office:value-type="float" office:value="0.0159367992829167">
                <text:p>0.0159367992829167</text:p>
              </table:table-cell>
              <table:table-cell office:value-type="float" office:value="66">
                <text:p>66</text:p>
              </table:table-cell>
              <table:table-cell office:value-type="float" office:value="0.003946621">
                <text:p>0.003946621</text:p>
              </table:table-cell>
              <table:table-cell office:value-type="float" office:value="66">
                <text:p>66</text:p>
              </table:table-cell>
              <table:table-cell office:value-type="float" office:value="0.003616395">
                <text:p>0.003616395</text:p>
              </table:table-cell>
              <table:table-cell office:value-type="float" office:value="66">
                <text:p>66</text:p>
              </table:table-cell>
              <table:table-cell office:value-type="float" office:value="0.003520441">
                <text:p>0.003520441</text:p>
              </table:table-cell>
              <table:table-cell office:value-type="float" office:value="66">
                <text:p>66</text:p>
              </table:table-cell>
              <table:table-cell office:value-type="float" office:value="0.01571507">
                <text:p>0.015715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0">
                <text:p>70</text:p>
              </table:table-cell>
              <table:table-cell office:value-type="float" office:value="0.00381231794661322">
                <text:p>0.00381231794661322</text:p>
              </table:table-cell>
              <table:table-cell office:value-type="float" office:value="70">
                <text:p>70</text:p>
              </table:table-cell>
              <table:table-cell office:value-type="float" office:value="0.00359091717113784">
                <text:p>0.00359091717113784</text:p>
              </table:table-cell>
              <table:table-cell office:value-type="float" office:value="70">
                <text:p>70</text:p>
              </table:table-cell>
              <table:table-cell office:value-type="float" office:value="0.00351995649856367">
                <text:p>0.00351995649856367</text:p>
              </table:table-cell>
              <table:table-cell office:value-type="float" office:value="70">
                <text:p>70</text:p>
              </table:table-cell>
              <table:table-cell office:value-type="float" office:value="0.0154880288064656">
                <text:p>0.0154880288064656</text:p>
              </table:table-cell>
              <table:table-cell office:value-type="float" office:value="70">
                <text:p>70</text:p>
              </table:table-cell>
              <table:table-cell office:value-type="float" office:value="0.003884818">
                <text:p>0.003884818</text:p>
              </table:table-cell>
              <table:table-cell office:value-type="float" office:value="70">
                <text:p>70</text:p>
              </table:table-cell>
              <table:table-cell office:value-type="float" office:value="0.003559746">
                <text:p>0.003559746</text:p>
              </table:table-cell>
              <table:table-cell office:value-type="float" office:value="70">
                <text:p>70</text:p>
              </table:table-cell>
              <table:table-cell office:value-type="float" office:value="0.003465268">
                <text:p>0.003465268</text:p>
              </table:table-cell>
              <table:table-cell office:value-type="float" office:value="70">
                <text:p>70</text:p>
              </table:table-cell>
              <table:table-cell office:value-type="float" office:value="0.01546851">
                <text:p>0.015468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4">
                <text:p>74</text:p>
              </table:table-cell>
              <table:table-cell office:value-type="float" office:value="0.00377059341884401">
                <text:p>0.00377059341884401</text:p>
              </table:table-cell>
              <table:table-cell office:value-type="float" office:value="74">
                <text:p>74</text:p>
              </table:table-cell>
              <table:table-cell office:value-type="float" office:value="0.00355084423925949">
                <text:p>0.00355084423925949</text:p>
              </table:table-cell>
              <table:table-cell office:value-type="float" office:value="74">
                <text:p>74</text:p>
              </table:table-cell>
              <table:table-cell office:value-type="float" office:value="0.00344725730399912">
                <text:p>0.00344725730399912</text:p>
              </table:table-cell>
              <table:table-cell office:value-type="float" office:value="74">
                <text:p>74</text:p>
              </table:table-cell>
              <table:table-cell office:value-type="float" office:value="0.0152901850039599">
                <text:p>0.0152901850039599</text:p>
              </table:table-cell>
              <table:table-cell office:value-type="float" office:value="74">
                <text:p>74</text:p>
              </table:table-cell>
              <table:table-cell office:value-type="float" office:value="0.003819267">
                <text:p>0.003819267</text:p>
              </table:table-cell>
              <table:table-cell office:value-type="float" office:value="74">
                <text:p>74</text:p>
              </table:table-cell>
              <table:table-cell office:value-type="float" office:value="0.003499661">
                <text:p>0.003499661</text:p>
              </table:table-cell>
              <table:table-cell office:value-type="float" office:value="74">
                <text:p>74</text:p>
              </table:table-cell>
              <table:table-cell office:value-type="float" office:value="0.003406751">
                <text:p>0.003406751</text:p>
              </table:table-cell>
              <table:table-cell office:value-type="float" office:value="74">
                <text:p>74</text:p>
              </table:table-cell>
              <table:table-cell office:value-type="float" office:value="0.01520703">
                <text:p>0.015207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8">
                <text:p>78</text:p>
              </table:table-cell>
              <table:table-cell office:value-type="float" office:value="0.00368276908296312">
                <text:p>0.00368276908296312</text:p>
              </table:table-cell>
              <table:table-cell office:value-type="float" office:value="78">
                <text:p>78</text:p>
              </table:table-cell>
              <table:table-cell office:value-type="float" office:value="0.00347121993209991">
                <text:p>0.00347121993209991</text:p>
              </table:table-cell>
              <table:table-cell office:value-type="float" office:value="78">
                <text:p>78</text:p>
              </table:table-cell>
              <table:table-cell office:value-type="float" office:value="0.00337986060150524">
                <text:p>0.00337986060150524</text:p>
              </table:table-cell>
              <table:table-cell office:value-type="float" office:value="78">
                <text:p>78</text:p>
              </table:table-cell>
              <table:table-cell office:value-type="float" office:value="0.0149618651260759">
                <text:p>0.0149618651260759</text:p>
              </table:table-cell>
              <table:table-cell office:value-type="float" office:value="78">
                <text:p>78</text:p>
              </table:table-cell>
              <table:table-cell office:value-type="float" office:value="0.003749965">
                <text:p>0.003749965</text:p>
              </table:table-cell>
              <table:table-cell office:value-type="float" office:value="78">
                <text:p>78</text:p>
              </table:table-cell>
              <table:table-cell office:value-type="float" office:value="0.003436141">
                <text:p>0.003436141</text:p>
              </table:table-cell>
              <table:table-cell office:value-type="float" office:value="78">
                <text:p>78</text:p>
              </table:table-cell>
              <table:table-cell office:value-type="float" office:value="0.003344889">
                <text:p>0.003344889</text:p>
              </table:table-cell>
              <table:table-cell office:value-type="float" office:value="78">
                <text:p>78</text:p>
              </table:table-cell>
              <table:table-cell office:value-type="float" office:value="0.01493061">
                <text:p>0.014930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2">
                <text:p>82</text:p>
              </table:table-cell>
              <table:table-cell office:value-type="float" office:value="0.00363023674348702">
                <text:p>0.00363023674348702</text:p>
              </table:table-cell>
              <table:table-cell office:value-type="float" office:value="82">
                <text:p>82</text:p>
              </table:table-cell>
              <table:table-cell office:value-type="float" office:value="0.00341295047005555">
                <text:p>0.00341295047005555</text:p>
              </table:table-cell>
              <table:table-cell office:value-type="float" office:value="82">
                <text:p>82</text:p>
              </table:table-cell>
              <table:table-cell office:value-type="float" office:value="0.00332886395645398">
                <text:p>0.00332886395645398</text:p>
              </table:table-cell>
              <table:table-cell office:value-type="float" office:value="82">
                <text:p>82</text:p>
              </table:table-cell>
              <table:table-cell office:value-type="float" office:value="0.0146961610152123">
                <text:p>0.0146961610152123</text:p>
              </table:table-cell>
              <table:table-cell office:value-type="float" office:value="82">
                <text:p>82</text:p>
              </table:table-cell>
              <table:table-cell office:value-type="float" office:value="0.003676915">
                <text:p>0.003676915</text:p>
              </table:table-cell>
              <table:table-cell office:value-type="float" office:value="82">
                <text:p>82</text:p>
              </table:table-cell>
              <table:table-cell office:value-type="float" office:value="0.003369186">
                <text:p>0.003369186</text:p>
              </table:table-cell>
              <table:table-cell office:value-type="float" office:value="82">
                <text:p>82</text:p>
              </table:table-cell>
              <table:table-cell office:value-type="float" office:value="0.003279685">
                <text:p>0.003279685</text:p>
              </table:table-cell>
              <table:table-cell office:value-type="float" office:value="82">
                <text:p>82</text:p>
              </table:table-cell>
              <table:table-cell office:value-type="float" office:value="0.01463928">
                <text:p>0.014639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6">
                <text:p>86</text:p>
              </table:table-cell>
              <table:table-cell office:value-type="float" office:value="0.00358100759579265">
                <text:p>0.00358100759579265</text:p>
              </table:table-cell>
              <table:table-cell office:value-type="float" office:value="86">
                <text:p>86</text:p>
              </table:table-cell>
              <table:table-cell office:value-type="float" office:value="0.00335450715581214">
                <text:p>0.00335450715581214</text:p>
              </table:table-cell>
              <table:table-cell office:value-type="float" office:value="86">
                <text:p>86</text:p>
              </table:table-cell>
              <table:table-cell office:value-type="float" office:value="0.00326485737184135">
                <text:p>0.00326485737184135</text:p>
              </table:table-cell>
              <table:table-cell office:value-type="float" office:value="86">
                <text:p>86</text:p>
              </table:table-cell>
              <table:table-cell office:value-type="float" office:value="0.0144237056439526">
                <text:p>0.0144237056439526</text:p>
              </table:table-cell>
              <table:table-cell office:value-type="float" office:value="86">
                <text:p>86</text:p>
              </table:table-cell>
              <table:table-cell office:value-type="float" office:value="0.003600124">
                <text:p>0.003600124</text:p>
              </table:table-cell>
              <table:table-cell office:value-type="float" office:value="86">
                <text:p>86</text:p>
              </table:table-cell>
              <table:table-cell office:value-type="float" office:value="0.003298804">
                <text:p>0.003298804</text:p>
              </table:table-cell>
              <table:table-cell office:value-type="float" office:value="86">
                <text:p>86</text:p>
              </table:table-cell>
              <table:table-cell office:value-type="float" office:value="0.003211145">
                <text:p>0.003211145</text:p>
              </table:table-cell>
              <table:table-cell office:value-type="float" office:value="86">
                <text:p>86</text:p>
              </table:table-cell>
              <table:table-cell office:value-type="float" office:value="0.01433307">
                <text:p>0.014333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0">
                <text:p>90</text:p>
              </table:table-cell>
              <table:table-cell office:value-type="float" office:value="0.00347353796142043">
                <text:p>0.00347353796142043</text:p>
              </table:table-cell>
              <table:table-cell office:value-type="float" office:value="90">
                <text:p>90</text:p>
              </table:table-cell>
              <table:table-cell office:value-type="float" office:value="0.00326624818943366">
                <text:p>0.00326624818943366</text:p>
              </table:table-cell>
              <table:table-cell office:value-type="float" office:value="90">
                <text:p>90</text:p>
              </table:table-cell>
              <table:table-cell office:value-type="float" office:value="0.00315961884069011">
                <text:p>0.00315961884069011</text:p>
              </table:table-cell>
              <table:table-cell office:value-type="float" office:value="90">
                <text:p>90</text:p>
              </table:table-cell>
              <table:table-cell office:value-type="float" office:value="0.0139086105535684">
                <text:p>0.0139086105535684</text:p>
              </table:table-cell>
              <table:table-cell office:value-type="float" office:value="90">
                <text:p>90</text:p>
              </table:table-cell>
              <table:table-cell office:value-type="float" office:value="0.003519606">
                <text:p>0.003519606</text:p>
              </table:table-cell>
              <table:table-cell office:value-type="float" office:value="90">
                <text:p>90</text:p>
              </table:table-cell>
              <table:table-cell office:value-type="float" office:value="0.003225008">
                <text:p>0.003225008</text:p>
              </table:table-cell>
              <table:table-cell office:value-type="float" office:value="90">
                <text:p>90</text:p>
              </table:table-cell>
              <table:table-cell office:value-type="float" office:value="0.003139282">
                <text:p>0.003139282</text:p>
              </table:table-cell>
              <table:table-cell office:value-type="float" office:value="90">
                <text:p>90</text:p>
              </table:table-cell>
              <table:table-cell office:value-type="float" office:value="0.01401204">
                <text:p>0.014012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4">
                <text:p>94</text:p>
              </table:table-cell>
              <table:table-cell office:value-type="float" office:value="0.00336595242558217">
                <text:p>0.00336595242558217</text:p>
              </table:table-cell>
              <table:table-cell office:value-type="float" office:value="94">
                <text:p>94</text:p>
              </table:table-cell>
              <table:table-cell office:value-type="float" office:value="0.00314649299966272">
                <text:p>0.00314649299966272</text:p>
              </table:table-cell>
              <table:table-cell office:value-type="float" office:value="94">
                <text:p>94</text:p>
              </table:table-cell>
              <table:table-cell office:value-type="float" office:value="0.00306933159865618">
                <text:p>0.00306933159865618</text:p>
              </table:table-cell>
              <table:table-cell office:value-type="float" office:value="94">
                <text:p>94</text:p>
              </table:table-cell>
              <table:table-cell office:value-type="float" office:value="0.0136983363188315">
                <text:p>0.0136983363188315</text:p>
              </table:table-cell>
              <table:table-cell office:value-type="float" office:value="94">
                <text:p>94</text:p>
              </table:table-cell>
              <table:table-cell office:value-type="float" office:value="0.00343538">
                <text:p>0.00343538</text:p>
              </table:table-cell>
              <table:table-cell office:value-type="float" office:value="94">
                <text:p>94</text:p>
              </table:table-cell>
              <table:table-cell office:value-type="float" office:value="0.003147814">
                <text:p>0.003147814</text:p>
              </table:table-cell>
              <table:table-cell office:value-type="float" office:value="94">
                <text:p>94</text:p>
              </table:table-cell>
              <table:table-cell office:value-type="float" office:value="0.003064114">
                <text:p>0.003064114</text:p>
              </table:table-cell>
              <table:table-cell office:value-type="float" office:value="94">
                <text:p>94</text:p>
              </table:table-cell>
              <table:table-cell office:value-type="float" office:value="0.01367626">
                <text:p>0.013676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8">
                <text:p>98</text:p>
              </table:table-cell>
              <table:table-cell office:value-type="float" office:value="0.00332501023270863">
                <text:p>0.00332501023270863</text:p>
              </table:table-cell>
              <table:table-cell office:value-type="float" office:value="98">
                <text:p>98</text:p>
              </table:table-cell>
              <table:table-cell office:value-type="float" office:value="0.00309761155636642">
                <text:p>0.00309761155636642</text:p>
              </table:table-cell>
              <table:table-cell office:value-type="float" office:value="98">
                <text:p>98</text:p>
              </table:table-cell>
              <table:table-cell office:value-type="float" office:value="0.00304076188728087">
                <text:p>0.00304076188728087</text:p>
              </table:table-cell>
              <table:table-cell office:value-type="float" office:value="98">
                <text:p>98</text:p>
              </table:table-cell>
              <table:table-cell office:value-type="float" office:value="0.0134242003763144">
                <text:p>0.0134242003763144</text:p>
              </table:table-cell>
              <table:table-cell office:value-type="float" office:value="98">
                <text:p>98</text:p>
              </table:table-cell>
              <table:table-cell office:value-type="float" office:value="0.00334747">
                <text:p>0.00334747</text:p>
              </table:table-cell>
              <table:table-cell office:value-type="float" office:value="98">
                <text:p>98</text:p>
              </table:table-cell>
              <table:table-cell office:value-type="float" office:value="0.003067245">
                <text:p>0.003067245</text:p>
              </table:table-cell>
              <table:table-cell office:value-type="float" office:value="98">
                <text:p>98</text:p>
              </table:table-cell>
              <table:table-cell office:value-type="float" office:value="0.002985661">
                <text:p>0.002985661</text:p>
              </table:table-cell>
              <table:table-cell office:value-type="float" office:value="98">
                <text:p>98</text:p>
              </table:table-cell>
              <table:table-cell office:value-type="float" office:value="0.01332584">
                <text:p>0.013325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2">
                <text:p>102</text:p>
              </table:table-cell>
              <table:table-cell office:value-type="float" office:value="0.0032107313872074">
                <text:p>0.0032107313872074</text:p>
              </table:table-cell>
              <table:table-cell office:value-type="float" office:value="102">
                <text:p>102</text:p>
              </table:table-cell>
              <table:table-cell office:value-type="float" office:value="0.00300633915187127">
                <text:p>0.00300633915187127</text:p>
              </table:table-cell>
              <table:table-cell office:value-type="float" office:value="102">
                <text:p>102</text:p>
              </table:table-cell>
              <table:table-cell office:value-type="float" office:value="0.00292164415557307">
                <text:p>0.00292164415557307</text:p>
              </table:table-cell>
              <table:table-cell office:value-type="float" office:value="102">
                <text:p>102</text:p>
              </table:table-cell>
              <table:table-cell office:value-type="float" office:value="0.0129877444306286">
                <text:p>0.0129877444306286</text:p>
              </table:table-cell>
              <table:table-cell office:value-type="float" office:value="102">
                <text:p>102</text:p>
              </table:table-cell>
              <table:table-cell office:value-type="float" office:value="0.003255909">
                <text:p>0.003255909</text:p>
              </table:table-cell>
              <table:table-cell office:value-type="float" office:value="102">
                <text:p>102</text:p>
              </table:table-cell>
              <table:table-cell office:value-type="float" office:value="0.002983333">
                <text:p>0.002983333</text:p>
              </table:table-cell>
              <table:table-cell office:value-type="float" office:value="102">
                <text:p>102</text:p>
              </table:table-cell>
              <table:table-cell office:value-type="float" office:value="0.002903955">
                <text:p>0.002903955</text:p>
              </table:table-cell>
              <table:table-cell office:value-type="float" office:value="102">
                <text:p>102</text:p>
              </table:table-cell>
              <table:table-cell office:value-type="float" office:value="0.0129609">
                <text:p>0.01296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6">
                <text:p>106</text:p>
              </table:table-cell>
              <table:table-cell office:value-type="float" office:value="0.00309430836458469">
                <text:p>0.00309430836458469</text:p>
              </table:table-cell>
              <table:table-cell office:value-type="float" office:value="106">
                <text:p>106</text:p>
              </table:table-cell>
              <table:table-cell office:value-type="float" office:value="0.00292836644060256">
                <text:p>0.00292836644060256</text:p>
              </table:table-cell>
              <table:table-cell office:value-type="float" office:value="106">
                <text:p>106</text:p>
              </table:table-cell>
              <table:table-cell office:value-type="float" office:value="0.00285237274686623">
                <text:p>0.00285237274686623</text:p>
              </table:table-cell>
              <table:table-cell office:value-type="float" office:value="106">
                <text:p>106</text:p>
              </table:table-cell>
              <table:table-cell office:value-type="float" office:value="0.0126110356906789">
                <text:p>0.0126110356906789</text:p>
              </table:table-cell>
              <table:table-cell office:value-type="float" office:value="106">
                <text:p>106</text:p>
              </table:table-cell>
              <table:table-cell office:value-type="float" office:value="0.003160736">
                <text:p>0.003160736</text:p>
              </table:table-cell>
              <table:table-cell office:value-type="float" office:value="106">
                <text:p>106</text:p>
              </table:table-cell>
              <table:table-cell office:value-type="float" office:value="0.002896111">
                <text:p>0.002896111</text:p>
              </table:table-cell>
              <table:table-cell office:value-type="float" office:value="106">
                <text:p>106</text:p>
              </table:table-cell>
              <table:table-cell office:value-type="float" office:value="0.00281903">
                <text:p>0.00281903</text:p>
              </table:table-cell>
              <table:table-cell office:value-type="float" office:value="106">
                <text:p>106</text:p>
              </table:table-cell>
              <table:table-cell office:value-type="float" office:value="0.01258162">
                <text:p>0.012581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0">
                <text:p>110</text:p>
              </table:table-cell>
              <table:table-cell office:value-type="float" office:value="0.00299098220762288">
                <text:p>0.00299098220762288</text:p>
              </table:table-cell>
              <table:table-cell office:value-type="float" office:value="110">
                <text:p>110</text:p>
              </table:table-cell>
              <table:table-cell office:value-type="float" office:value="0.00282021588511743">
                <text:p>0.00282021588511743</text:p>
              </table:table-cell>
              <table:table-cell office:value-type="float" office:value="110">
                <text:p>110</text:p>
              </table:table-cell>
              <table:table-cell office:value-type="float" office:value="0.00274375568798035">
                <text:p>0.00274375568798035</text:p>
              </table:table-cell>
              <table:table-cell office:value-type="float" office:value="110">
                <text:p>110</text:p>
              </table:table-cell>
              <table:table-cell office:value-type="float" office:value="0.0121662927901722">
                <text:p>0.0121662927901722</text:p>
              </table:table-cell>
              <table:table-cell office:value-type="float" office:value="110">
                <text:p>110</text:p>
              </table:table-cell>
              <table:table-cell office:value-type="float" office:value="0.003061999">
                <text:p>0.003061999</text:p>
              </table:table-cell>
              <table:table-cell office:value-type="float" office:value="110">
                <text:p>110</text:p>
              </table:table-cell>
              <table:table-cell office:value-type="float" office:value="0.002805625">
                <text:p>0.002805625</text:p>
              </table:table-cell>
              <table:table-cell office:value-type="float" office:value="110">
                <text:p>110</text:p>
              </table:table-cell>
              <table:table-cell office:value-type="float" office:value="0.002730928">
                <text:p>0.002730928</text:p>
              </table:table-cell>
              <table:table-cell office:value-type="float" office:value="110">
                <text:p>110</text:p>
              </table:table-cell>
              <table:table-cell office:value-type="float" office:value="0.01218817">
                <text:p>0.012188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4">
                <text:p>114</text:p>
              </table:table-cell>
              <table:table-cell office:value-type="float" office:value="0.0029344512675689">
                <text:p>0.0029344512675689</text:p>
              </table:table-cell>
              <table:table-cell office:value-type="float" office:value="114">
                <text:p>114</text:p>
              </table:table-cell>
              <table:table-cell office:value-type="float" office:value="0.00271668110551677">
                <text:p>0.00271668110551677</text:p>
              </table:table-cell>
              <table:table-cell office:value-type="float" office:value="114">
                <text:p>114</text:p>
              </table:table-cell>
              <table:table-cell office:value-type="float" office:value="0.00264306049429731">
                <text:p>0.00264306049429731</text:p>
              </table:table-cell>
              <table:table-cell office:value-type="float" office:value="114">
                <text:p>114</text:p>
              </table:table-cell>
              <table:table-cell office:value-type="float" office:value="0.0117491634139461">
                <text:p>0.0117491634139461</text:p>
              </table:table-cell>
              <table:table-cell office:value-type="float" office:value="114">
                <text:p>114</text:p>
              </table:table-cell>
              <table:table-cell office:value-type="float" office:value="0.002959752">
                <text:p>0.002959752</text:p>
              </table:table-cell>
              <table:table-cell office:value-type="float" office:value="114">
                <text:p>114</text:p>
              </table:table-cell>
              <table:table-cell office:value-type="float" office:value="0.002711924">
                <text:p>0.002711924</text:p>
              </table:table-cell>
              <table:table-cell office:value-type="float" office:value="114">
                <text:p>114</text:p>
              </table:table-cell>
              <table:table-cell office:value-type="float" office:value="0.0026397">
                <text:p>0.0026397</text:p>
              </table:table-cell>
              <table:table-cell office:value-type="float" office:value="114">
                <text:p>114</text:p>
              </table:table-cell>
              <table:table-cell office:value-type="float" office:value="0.01178079">
                <text:p>0.011780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8">
                <text:p>118</text:p>
              </table:table-cell>
              <table:table-cell office:value-type="float" office:value="0.00279308335192084">
                <text:p>0.00279308335192084</text:p>
              </table:table-cell>
              <table:table-cell office:value-type="float" office:value="118">
                <text:p>118</text:p>
              </table:table-cell>
              <table:table-cell office:value-type="float" office:value="0.00262225618114572">
                <text:p>0.00262225618114572</text:p>
              </table:table-cell>
              <table:table-cell office:value-type="float" office:value="118">
                <text:p>118</text:p>
              </table:table-cell>
              <table:table-cell office:value-type="float" office:value="0.00255091013619702">
                <text:p>0.00255091013619702</text:p>
              </table:table-cell>
              <table:table-cell office:value-type="float" office:value="118">
                <text:p>118</text:p>
              </table:table-cell>
              <table:table-cell office:value-type="float" office:value="0.0113662249701976">
                <text:p>0.0113662249701976</text:p>
              </table:table-cell>
              <table:table-cell office:value-type="float" office:value="118">
                <text:p>118</text:p>
              </table:table-cell>
              <table:table-cell office:value-type="float" office:value="0.002854059">
                <text:p>0.002854059</text:p>
              </table:table-cell>
              <table:table-cell office:value-type="float" office:value="118">
                <text:p>118</text:p>
              </table:table-cell>
              <table:table-cell office:value-type="float" office:value="0.002615067">
                <text:p>0.002615067</text:p>
              </table:table-cell>
              <table:table-cell office:value-type="float" office:value="118">
                <text:p>118</text:p>
              </table:table-cell>
              <table:table-cell office:value-type="float" office:value="0.002545401">
                <text:p>0.002545401</text:p>
              </table:table-cell>
              <table:table-cell office:value-type="float" office:value="118">
                <text:p>118</text:p>
              </table:table-cell>
              <table:table-cell office:value-type="float" office:value="0.01135973">
                <text:p>0.011359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2">
                <text:p>122</text:p>
              </table:table-cell>
              <table:table-cell office:value-type="float" office:value="0.00271351409795762">
                <text:p>0.00271351409795762</text:p>
              </table:table-cell>
              <table:table-cell office:value-type="float" office:value="122">
                <text:p>122</text:p>
              </table:table-cell>
              <table:table-cell office:value-type="float" office:value="0.00251485319011646">
                <text:p>0.00251485319011646</text:p>
              </table:table-cell>
              <table:table-cell office:value-type="float" office:value="122">
                <text:p>122</text:p>
              </table:table-cell>
              <table:table-cell office:value-type="float" office:value="0.00245886698695279">
                <text:p>0.00245886698695279</text:p>
              </table:table-cell>
              <table:table-cell office:value-type="float" office:value="122">
                <text:p>122</text:p>
              </table:table-cell>
              <table:table-cell office:value-type="float" office:value="0.0108388443244146">
                <text:p>0.0108388443244146</text:p>
              </table:table-cell>
              <table:table-cell office:value-type="float" office:value="122">
                <text:p>122</text:p>
              </table:table-cell>
              <table:table-cell office:value-type="float" office:value="0.002744992">
                <text:p>0.002744992</text:p>
              </table:table-cell>
              <table:table-cell office:value-type="float" office:value="122">
                <text:p>122</text:p>
              </table:table-cell>
              <table:table-cell office:value-type="float" office:value="0.00251512">
                <text:p>0.00251512</text:p>
              </table:table-cell>
              <table:table-cell office:value-type="float" office:value="122">
                <text:p>122</text:p>
              </table:table-cell>
              <table:table-cell office:value-type="float" office:value="0.002448096">
                <text:p>0.002448096</text:p>
              </table:table-cell>
              <table:table-cell office:value-type="float" office:value="122">
                <text:p>122</text:p>
              </table:table-cell>
              <table:table-cell office:value-type="float" office:value="0.01092527">
                <text:p>0.010925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6">
                <text:p>126</text:p>
              </table:table-cell>
              <table:table-cell office:value-type="float" office:value="0.00258016656375853">
                <text:p>0.00258016656375853</text:p>
              </table:table-cell>
              <table:table-cell office:value-type="float" office:value="126">
                <text:p>126</text:p>
              </table:table-cell>
              <table:table-cell office:value-type="float" office:value="0.00240632015979344">
                <text:p>0.00240632015979344</text:p>
              </table:table-cell>
              <table:table-cell office:value-type="float" office:value="126">
                <text:p>126</text:p>
              </table:table-cell>
              <table:table-cell office:value-type="float" office:value="0.00233444676317432">
                <text:p>0.00233444676317432</text:p>
              </table:table-cell>
              <table:table-cell office:value-type="float" office:value="126">
                <text:p>126</text:p>
              </table:table-cell>
              <table:table-cell office:value-type="float" office:value="0.0103677338403871">
                <text:p>0.0103677338403871</text:p>
              </table:table-cell>
              <table:table-cell office:value-type="float" office:value="126">
                <text:p>126</text:p>
              </table:table-cell>
              <table:table-cell office:value-type="float" office:value="0.002632632">
                <text:p>0.002632632</text:p>
              </table:table-cell>
              <table:table-cell office:value-type="float" office:value="126">
                <text:p>126</text:p>
              </table:table-cell>
              <table:table-cell office:value-type="float" office:value="0.002412157">
                <text:p>0.002412157</text:p>
              </table:table-cell>
              <table:table-cell office:value-type="float" office:value="126">
                <text:p>126</text:p>
              </table:table-cell>
              <table:table-cell office:value-type="float" office:value="0.002347858">
                <text:p>0.002347858</text:p>
              </table:table-cell>
              <table:table-cell office:value-type="float" office:value="126">
                <text:p>126</text:p>
              </table:table-cell>
              <table:table-cell office:value-type="float" office:value="0.01047774">
                <text:p>0.010477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0">
                <text:p>130</text:p>
              </table:table-cell>
              <table:table-cell office:value-type="float" office:value="0.00242187123899743">
                <text:p>0.00242187123899743</text:p>
              </table:table-cell>
              <table:table-cell office:value-type="float" office:value="130">
                <text:p>130</text:p>
              </table:table-cell>
              <table:table-cell office:value-type="float" office:value="0.00230267817133671">
                <text:p>0.00230267817133671</text:p>
              </table:table-cell>
              <table:table-cell office:value-type="float" office:value="130">
                <text:p>130</text:p>
              </table:table-cell>
              <table:table-cell office:value-type="float" office:value="0.00224264410947211">
                <text:p>0.00224264410947211</text:p>
              </table:table-cell>
              <table:table-cell office:value-type="float" office:value="130">
                <text:p>130</text:p>
              </table:table-cell>
              <table:table-cell office:value-type="float" office:value="0.00993029273224002">
                <text:p>0.00993029273224002</text:p>
              </table:table-cell>
              <table:table-cell office:value-type="float" office:value="130">
                <text:p>130</text:p>
              </table:table-cell>
              <table:table-cell office:value-type="float" office:value="0.002517068">
                <text:p>0.002517068</text:p>
              </table:table-cell>
              <table:table-cell office:value-type="float" office:value="130">
                <text:p>130</text:p>
              </table:table-cell>
              <table:table-cell office:value-type="float" office:value="0.00230626">
                <text:p>0.00230626</text:p>
              </table:table-cell>
              <table:table-cell office:value-type="float" office:value="130">
                <text:p>130</text:p>
              </table:table-cell>
              <table:table-cell office:value-type="float" office:value="0.002244766">
                <text:p>0.002244766</text:p>
              </table:table-cell>
              <table:table-cell office:value-type="float" office:value="130">
                <text:p>130</text:p>
              </table:table-cell>
              <table:table-cell office:value-type="float" office:value="0.01001749">
                <text:p>0.0100174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4">
                <text:p>134</text:p>
              </table:table-cell>
              <table:table-cell office:value-type="float" office:value="0.00231241389448286">
                <text:p>0.00231241389448286</text:p>
              </table:table-cell>
              <table:table-cell office:value-type="float" office:value="134">
                <text:p>134</text:p>
              </table:table-cell>
              <table:table-cell office:value-type="float" office:value="0.00218231160133248">
                <text:p>0.00218231160133248</text:p>
              </table:table-cell>
              <table:table-cell office:value-type="float" office:value="134">
                <text:p>134</text:p>
              </table:table-cell>
              <table:table-cell office:value-type="float" office:value="0.00212020290322602">
                <text:p>0.00212020290322602</text:p>
              </table:table-cell>
              <table:table-cell office:value-type="float" office:value="134">
                <text:p>134</text:p>
              </table:table-cell>
              <table:table-cell office:value-type="float" office:value="0.00946193490803061">
                <text:p>0.00946193490803061</text:p>
              </table:table-cell>
              <table:table-cell office:value-type="float" office:value="134">
                <text:p>134</text:p>
              </table:table-cell>
              <table:table-cell office:value-type="float" office:value="0.0023984">
                <text:p>0.0023984</text:p>
              </table:table-cell>
              <table:table-cell office:value-type="float" office:value="134">
                <text:p>134</text:p>
              </table:table-cell>
              <table:table-cell office:value-type="float" office:value="0.00219752">
                <text:p>0.00219752</text:p>
              </table:table-cell>
              <table:table-cell office:value-type="float" office:value="134">
                <text:p>134</text:p>
              </table:table-cell>
              <table:table-cell office:value-type="float" office:value="0.002138908">
                <text:p>0.002138908</text:p>
              </table:table-cell>
              <table:table-cell office:value-type="float" office:value="134">
                <text:p>134</text:p>
              </table:table-cell>
              <table:table-cell office:value-type="float" office:value="0.009544932">
                <text:p>0.0095449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8">
                <text:p>138</text:p>
              </table:table-cell>
              <table:table-cell office:value-type="float" office:value="0.00221041480930704">
                <text:p>0.00221041480930704</text:p>
              </table:table-cell>
              <table:table-cell office:value-type="float" office:value="138">
                <text:p>138</text:p>
              </table:table-cell>
              <table:table-cell office:value-type="float" office:value="0.00206255641156154">
                <text:p>0.00206255641156154</text:p>
              </table:table-cell>
              <table:table-cell office:value-type="float" office:value="138">
                <text:p>138</text:p>
              </table:table-cell>
              <table:table-cell office:value-type="float" office:value="0.0020055184025937">
                <text:p>0.0020055184025937</text:p>
              </table:table-cell>
              <table:table-cell office:value-type="float" office:value="138">
                <text:p>138</text:p>
              </table:table-cell>
              <table:table-cell office:value-type="float" office:value="0.00902863727729394">
                <text:p>0.00902863727729394</text:p>
              </table:table-cell>
              <table:table-cell office:value-type="float" office:value="138">
                <text:p>138</text:p>
              </table:table-cell>
              <table:table-cell office:value-type="float" office:value="0.002276734">
                <text:p>0.002276734</text:p>
              </table:table-cell>
              <table:table-cell office:value-type="float" office:value="138">
                <text:p>138</text:p>
              </table:table-cell>
              <table:table-cell office:value-type="float" office:value="0.002086034">
                <text:p>0.002086034</text:p>
              </table:table-cell>
              <table:table-cell office:value-type="float" office:value="138">
                <text:p>138</text:p>
              </table:table-cell>
              <table:table-cell office:value-type="float" office:value="0.002030381">
                <text:p>0.002030381</text:p>
              </table:table-cell>
              <table:table-cell office:value-type="float" office:value="138">
                <text:p>138</text:p>
              </table:table-cell>
              <table:table-cell office:value-type="float" office:value="0.009060479">
                <text:p>0.00906047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2">
                <text:p>142</text:p>
              </table:table-cell>
              <table:table-cell office:value-type="float" office:value="0.00205426076413076">
                <text:p>0.00205426076413076</text:p>
              </table:table-cell>
              <table:table-cell office:value-type="float" office:value="142">
                <text:p>142</text:p>
              </table:table-cell>
              <table:table-cell office:value-type="float" office:value="0.00195750911782925">
                <text:p>0.00195750911782925</text:p>
              </table:table-cell>
              <table:table-cell office:value-type="float" office:value="142">
                <text:p>142</text:p>
              </table:table-cell>
              <table:table-cell office:value-type="float" office:value="0.00189973513455214">
                <text:p>0.00189973513455214</text:p>
              </table:table-cell>
              <table:table-cell office:value-type="float" office:value="142">
                <text:p>142</text:p>
              </table:table-cell>
              <table:table-cell office:value-type="float" office:value="0.00856734944251209">
                <text:p>0.00856734944251209</text:p>
              </table:table-cell>
              <table:table-cell office:value-type="float" office:value="142">
                <text:p>142</text:p>
              </table:table-cell>
              <table:table-cell office:value-type="float" office:value="0.002152188">
                <text:p>0.002152188</text:p>
              </table:table-cell>
              <table:table-cell office:value-type="float" office:value="142">
                <text:p>142</text:p>
              </table:table-cell>
              <table:table-cell office:value-type="float" office:value="0.001971911">
                <text:p>0.001971911</text:p>
              </table:table-cell>
              <table:table-cell office:value-type="float" office:value="142">
                <text:p>142</text:p>
              </table:table-cell>
              <table:table-cell office:value-type="float" office:value="0.001919289">
                <text:p>0.001919289</text:p>
              </table:table-cell>
              <table:table-cell office:value-type="float" office:value="142">
                <text:p>142</text:p>
              </table:table-cell>
              <table:table-cell office:value-type="float" office:value="0.0085646">
                <text:p>0.00856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6">
                <text:p>146</text:p>
              </table:table-cell>
              <table:table-cell office:value-type="float" office:value="0.00193043163782902">
                <text:p>0.00193043163782902</text:p>
              </table:table-cell>
              <table:table-cell office:value-type="float" office:value="146">
                <text:p>146</text:p>
              </table:table-cell>
              <table:table-cell office:value-type="float" office:value="0.00183572565240286">
                <text:p>0.00183572565240286</text:p>
              </table:table-cell>
              <table:table-cell office:value-type="float" office:value="146">
                <text:p>146</text:p>
              </table:table-cell>
              <table:table-cell office:value-type="float" office:value="0.00178116213973466">
                <text:p>0.00178116213973466</text:p>
              </table:table-cell>
              <table:table-cell office:value-type="float" office:value="146">
                <text:p>146</text:p>
              </table:table-cell>
              <table:table-cell office:value-type="float" office:value="0.00792131467088545">
                <text:p>0.00792131467088545</text:p>
              </table:table-cell>
              <table:table-cell office:value-type="float" office:value="146">
                <text:p>146</text:p>
              </table:table-cell>
              <table:table-cell office:value-type="float" office:value="0.002024886">
                <text:p>0.002024886</text:p>
              </table:table-cell>
              <table:table-cell office:value-type="float" office:value="146">
                <text:p>146</text:p>
              </table:table-cell>
              <table:table-cell office:value-type="float" office:value="0.001855265">
                <text:p>0.001855265</text:p>
              </table:table-cell>
              <table:table-cell office:value-type="float" office:value="146">
                <text:p>146</text:p>
              </table:table-cell>
              <table:table-cell office:value-type="float" office:value="0.001805743">
                <text:p>0.001805743</text:p>
              </table:table-cell>
              <table:table-cell office:value-type="float" office:value="146">
                <text:p>146</text:p>
              </table:table-cell>
              <table:table-cell office:value-type="float" office:value="0.008057793">
                <text:p>0.00805779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0">
                <text:p>150</text:p>
              </table:table-cell>
              <table:table-cell office:value-type="float" office:value="0.00181601660810521">
                <text:p>0.00181601660810521</text:p>
              </table:table-cell>
              <table:table-cell office:value-type="float" office:value="150">
                <text:p>150</text:p>
              </table:table-cell>
              <table:table-cell office:value-type="float" office:value="0.00170535099080733">
                <text:p>0.00170535099080733</text:p>
              </table:table-cell>
              <table:table-cell office:value-type="float" office:value="150">
                <text:p>150</text:p>
              </table:table-cell>
              <table:table-cell office:value-type="float" office:value="0.00165818778674486">
                <text:p>0.00165818778674486</text:p>
              </table:table-cell>
              <table:table-cell office:value-type="float" office:value="150">
                <text:p>150</text:p>
              </table:table-cell>
              <table:table-cell office:value-type="float" office:value="0.00740514749194049">
                <text:p>0.00740514749194049</text:p>
              </table:table-cell>
              <table:table-cell office:value-type="float" office:value="150">
                <text:p>150</text:p>
              </table:table-cell>
              <table:table-cell office:value-type="float" office:value="0.001894963">
                <text:p>0.001894963</text:p>
              </table:table-cell>
              <table:table-cell office:value-type="float" office:value="150">
                <text:p>150</text:p>
              </table:table-cell>
              <table:table-cell office:value-type="float" office:value="0.001736218">
                <text:p>0.001736218</text:p>
              </table:table-cell>
              <table:table-cell office:value-type="float" office:value="150">
                <text:p>150</text:p>
              </table:table-cell>
              <table:table-cell office:value-type="float" office:value="0.001689864">
                <text:p>0.001689864</text:p>
              </table:table-cell>
              <table:table-cell office:value-type="float" office:value="150">
                <text:p>150</text:p>
              </table:table-cell>
              <table:table-cell office:value-type="float" office:value="0.007540593">
                <text:p>0.0075405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4">
                <text:p>154</text:p>
              </table:table-cell>
              <table:table-cell office:value-type="float" office:value="0.0016714990701179">
                <text:p>0.0016714990701179</text:p>
              </table:table-cell>
              <table:table-cell office:value-type="float" office:value="154">
                <text:p>154</text:p>
              </table:table-cell>
              <table:table-cell office:value-type="float" office:value="0.00158015712474313">
                <text:p>0.00158015712474313</text:p>
              </table:table-cell>
              <table:table-cell office:value-type="float" office:value="154">
                <text:p>154</text:p>
              </table:table-cell>
              <table:table-cell office:value-type="float" office:value="0.00153900051415745">
                <text:p>0.00153900051415745</text:p>
              </table:table-cell>
              <table:table-cell office:value-type="float" office:value="154">
                <text:p>154</text:p>
              </table:table-cell>
              <table:table-cell office:value-type="float" office:value="0.00679767893313387">
                <text:p>0.00679767893313387</text:p>
              </table:table-cell>
              <table:table-cell office:value-type="float" office:value="154">
                <text:p>154</text:p>
              </table:table-cell>
              <table:table-cell office:value-type="float" office:value="0.001762561">
                <text:p>0.001762561</text:p>
              </table:table-cell>
              <table:table-cell office:value-type="float" office:value="154">
                <text:p>154</text:p>
              </table:table-cell>
              <table:table-cell office:value-type="float" office:value="0.001614902">
                <text:p>0.001614902</text:p>
              </table:table-cell>
              <table:table-cell office:value-type="float" office:value="154">
                <text:p>154</text:p>
              </table:table-cell>
              <table:table-cell office:value-type="float" office:value="0.001571777">
                <text:p>0.001571777</text:p>
              </table:table-cell>
              <table:table-cell office:value-type="float" office:value="154">
                <text:p>154</text:p>
              </table:table-cell>
              <table:table-cell office:value-type="float" office:value="0.007013566">
                <text:p>0.0070135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0.00154519834505317">
                <text:p>0.00154519834505317</text:p>
              </table:table-cell>
              <table:table-cell office:value-type="float" office:value="158">
                <text:p>158</text:p>
              </table:table-cell>
              <table:table-cell office:value-type="float" office:value="0.00144447707354028">
                <text:p>0.00144447707354028</text:p>
              </table:table-cell>
              <table:table-cell office:value-type="float" office:value="158">
                <text:p>158</text:p>
              </table:table-cell>
              <table:table-cell office:value-type="float" office:value="0.00141159872516547">
                <text:p>0.00141159872516547</text:p>
              </table:table-cell>
              <table:table-cell office:value-type="float" office:value="158">
                <text:p>158</text:p>
              </table:table-cell>
              <table:table-cell office:value-type="float" office:value="0.00624758160000991">
                <text:p>0.00624758160000991</text:p>
              </table:table-cell>
              <table:table-cell office:value-type="float" office:value="158">
                <text:p>158</text:p>
              </table:table-cell>
              <table:table-cell office:value-type="float" office:value="0.001627832">
                <text:p>0.001627832</text:p>
              </table:table-cell>
              <table:table-cell office:value-type="float" office:value="158">
                <text:p>158</text:p>
              </table:table-cell>
              <table:table-cell office:value-type="float" office:value="0.001491454">
                <text:p>0.001491454</text:p>
              </table:table-cell>
              <table:table-cell office:value-type="float" office:value="158">
                <text:p>158</text:p>
              </table:table-cell>
              <table:table-cell office:value-type="float" office:value="0.001451618">
                <text:p>0.001451618</text:p>
              </table:table-cell>
              <table:table-cell office:value-type="float" office:value="158">
                <text:p>158</text:p>
              </table:table-cell>
              <table:table-cell office:value-type="float" office:value="0.006477308">
                <text:p>0.0064773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2">
                <text:p>162</text:p>
              </table:table-cell>
              <table:table-cell office:value-type="float" office:value="0.00139312982655429">
                <text:p>0.00139312982655429</text:p>
              </table:table-cell>
              <table:table-cell office:value-type="float" office:value="162">
                <text:p>162</text:p>
              </table:table-cell>
              <table:table-cell office:value-type="float" office:value="0.00131599740091426">
                <text:p>0.00131599740091426</text:p>
              </table:table-cell>
              <table:table-cell office:value-type="float" office:value="162">
                <text:p>162</text:p>
              </table:table-cell>
              <table:table-cell office:value-type="float" office:value="0.00127616496457792">
                <text:p>0.00127616496457792</text:p>
              </table:table-cell>
              <table:table-cell office:value-type="float" office:value="162">
                <text:p>162</text:p>
              </table:table-cell>
              <table:table-cell office:value-type="float" office:value="0.00573596355360645">
                <text:p>0.00573596355360645</text:p>
              </table:table-cell>
              <table:table-cell office:value-type="float" office:value="162">
                <text:p>162</text:p>
              </table:table-cell>
              <table:table-cell office:value-type="float" office:value="0.001490934">
                <text:p>0.001490934</text:p>
              </table:table-cell>
              <table:table-cell office:value-type="float" office:value="162">
                <text:p>162</text:p>
              </table:table-cell>
              <table:table-cell office:value-type="float" office:value="0.001366021">
                <text:p>0.001366021</text:p>
              </table:table-cell>
              <table:table-cell office:value-type="float" office:value="162">
                <text:p>162</text:p>
              </table:table-cell>
              <table:table-cell office:value-type="float" office:value="0.001329529">
                <text:p>0.001329529</text:p>
              </table:table-cell>
              <table:table-cell office:value-type="float" office:value="162">
                <text:p>162</text:p>
              </table:table-cell>
              <table:table-cell office:value-type="float" office:value="0.005932446">
                <text:p>0.0059324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6">
                <text:p>166</text:p>
              </table:table-cell>
              <table:table-cell office:value-type="float" office:value="0.00129080911481025">
                <text:p>0.00129080911481025</text:p>
              </table:table-cell>
              <table:table-cell office:value-type="float" office:value="166">
                <text:p>166</text:p>
              </table:table-cell>
              <table:table-cell office:value-type="float" office:value="0.00118787122775962">
                <text:p>0.00118787122775962</text:p>
              </table:table-cell>
              <table:table-cell office:value-type="float" office:value="166">
                <text:p>166</text:p>
              </table:table-cell>
              <table:table-cell office:value-type="float" office:value="0.00115416128636608">
                <text:p>0.00115416128636608</text:p>
              </table:table-cell>
              <table:table-cell office:value-type="float" office:value="166">
                <text:p>166</text:p>
              </table:table-cell>
              <table:table-cell office:value-type="float" office:value="0.00512678544817595">
                <text:p>0.00512678544817595</text:p>
              </table:table-cell>
              <table:table-cell office:value-type="float" office:value="166">
                <text:p>166</text:p>
              </table:table-cell>
              <table:table-cell office:value-type="float" office:value="0.001352033">
                <text:p>0.001352033</text:p>
              </table:table-cell>
              <table:table-cell office:value-type="float" office:value="166">
                <text:p>166</text:p>
              </table:table-cell>
              <table:table-cell office:value-type="float" office:value="0.001238755">
                <text:p>0.001238755</text:p>
              </table:table-cell>
              <table:table-cell office:value-type="float" office:value="166">
                <text:p>166</text:p>
              </table:table-cell>
              <table:table-cell office:value-type="float" office:value="0.001205659">
                <text:p>0.001205659</text:p>
              </table:table-cell>
              <table:table-cell office:value-type="float" office:value="166">
                <text:p>166</text:p>
              </table:table-cell>
              <table:table-cell office:value-type="float" office:value="0.005379624">
                <text:p>0.0053796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0">
                <text:p>170</text:p>
              </table:table-cell>
              <table:table-cell office:value-type="float" office:value="0.001110304171622">
                <text:p>0.001110304171622</text:p>
              </table:table-cell>
              <table:table-cell office:value-type="float" office:value="170">
                <text:p>170</text:p>
              </table:table-cell>
              <table:table-cell office:value-type="float" office:value="0.00104090816883917">
                <text:p>0.00104090816883917</text:p>
              </table:table-cell>
              <table:table-cell office:value-type="float" office:value="170">
                <text:p>170</text:p>
              </table:table-cell>
              <table:table-cell office:value-type="float" office:value="0.00102220456975929">
                <text:p>0.00102220456975929</text:p>
              </table:table-cell>
              <table:table-cell office:value-type="float" office:value="170">
                <text:p>170</text:p>
              </table:table-cell>
              <table:table-cell office:value-type="float" office:value="0.00456205555496626">
                <text:p>0.00456205555496626</text:p>
              </table:table-cell>
              <table:table-cell office:value-type="float" office:value="170">
                <text:p>170</text:p>
              </table:table-cell>
              <table:table-cell office:value-type="float" office:value="0.001211307">
                <text:p>0.001211307</text:p>
              </table:table-cell>
              <table:table-cell office:value-type="float" office:value="170">
                <text:p>170</text:p>
              </table:table-cell>
              <table:table-cell office:value-type="float" office:value="0.001109817">
                <text:p>0.001109817</text:p>
              </table:table-cell>
              <table:table-cell office:value-type="float" office:value="170">
                <text:p>170</text:p>
              </table:table-cell>
              <table:table-cell office:value-type="float" office:value="0.001080166">
                <text:p>0.001080166</text:p>
              </table:table-cell>
              <table:table-cell office:value-type="float" office:value="170">
                <text:p>170</text:p>
              </table:table-cell>
              <table:table-cell office:value-type="float" office:value="0.004819486">
                <text:p>0.0048194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4">
                <text:p>174</text:p>
              </table:table-cell>
              <table:table-cell office:value-type="float" office:value="0.000983348603274214">
                <text:p>0.000983348603274214</text:p>
              </table:table-cell>
              <table:table-cell office:value-type="float" office:value="174">
                <text:p>174</text:p>
              </table:table-cell>
              <table:table-cell office:value-type="float" office:value="0.000935066950064604">
                <text:p>0.000935066950064604</text:p>
              </table:table-cell>
              <table:table-cell office:value-type="float" office:value="174">
                <text:p>174</text:p>
              </table:table-cell>
              <table:table-cell office:value-type="float" office:value="0.000894521719712202">
                <text:p>0.000894521719712202</text:p>
              </table:table-cell>
              <table:table-cell office:value-type="float" office:value="174">
                <text:p>174</text:p>
              </table:table-cell>
              <table:table-cell office:value-type="float" office:value="0.00402212857548605">
                <text:p>0.00402212857548605</text:p>
              </table:table-cell>
              <table:table-cell office:value-type="float" office:value="174">
                <text:p>174</text:p>
              </table:table-cell>
              <table:table-cell office:value-type="float" office:value="0.001068946">
                <text:p>0.001068946</text:p>
              </table:table-cell>
              <table:table-cell office:value-type="float" office:value="174">
                <text:p>174</text:p>
              </table:table-cell>
              <table:table-cell office:value-type="float" office:value="0.0009793795">
                <text:p>0.0009793795</text:p>
              </table:table-cell>
              <table:table-cell office:value-type="float" office:value="174">
                <text:p>174</text:p>
              </table:table-cell>
              <table:table-cell office:value-type="float" office:value="0.0009532186">
                <text:p>0.0009532186</text:p>
              </table:table-cell>
              <table:table-cell office:value-type="float" office:value="174">
                <text:p>174</text:p>
              </table:table-cell>
              <table:table-cell office:value-type="float" office:value="0.004252617">
                <text:p>0.0042526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8">
                <text:p>178</text:p>
              </table:table-cell>
              <table:table-cell office:value-type="float" office:value="0.000853634580035025">
                <text:p>0.000853634580035025</text:p>
              </table:table-cell>
              <table:table-cell office:value-type="float" office:value="178">
                <text:p>178</text:p>
              </table:table-cell>
              <table:table-cell office:value-type="float" office:value="0.000797462934525723">
                <text:p>0.000797462934525723</text:p>
              </table:table-cell>
              <table:table-cell office:value-type="float" office:value="178">
                <text:p>178</text:p>
              </table:table-cell>
              <table:table-cell office:value-type="float" office:value="0.000783601119189062">
                <text:p>0.000783601119189062</text:p>
              </table:table-cell>
              <table:table-cell office:value-type="float" office:value="178">
                <text:p>178</text:p>
              </table:table-cell>
              <table:table-cell office:value-type="float" office:value="0.00348150618720968">
                <text:p>0.00348150618720968</text:p>
              </table:table-cell>
              <table:table-cell office:value-type="float" office:value="178">
                <text:p>178</text:p>
              </table:table-cell>
              <table:table-cell office:value-type="float" office:value="0.0009251695">
                <text:p>0.0009251695</text:p>
              </table:table-cell>
              <table:table-cell office:value-type="float" office:value="178">
                <text:p>178</text:p>
              </table:table-cell>
              <table:table-cell office:value-type="float" office:value="0.0008476305">
                <text:p>0.0008476305</text:p>
              </table:table-cell>
              <table:table-cell office:value-type="float" office:value="178">
                <text:p>178</text:p>
              </table:table-cell>
              <table:table-cell office:value-type="float" office:value="0.0008249994">
                <text:p>0.0008249994</text:p>
              </table:table-cell>
              <table:table-cell office:value-type="float" office:value="178">
                <text:p>178</text:p>
              </table:table-cell>
              <table:table-cell office:value-type="float" office:value="0.003679386">
                <text:p>0.00367938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2">
                <text:p>182</text:p>
              </table:table-cell>
              <table:table-cell office:value-type="float" office:value="0.000731990196367867">
                <text:p>0.000731990196367867</text:p>
              </table:table-cell>
              <table:table-cell office:value-type="float" office:value="182">
                <text:p>182</text:p>
              </table:table-cell>
              <table:table-cell office:value-type="float" office:value="0.000687269615701893">
                <text:p>0.000687269615701893</text:p>
              </table:table-cell>
              <table:table-cell office:value-type="float" office:value="182">
                <text:p>182</text:p>
              </table:table-cell>
              <table:table-cell office:value-type="float" office:value="0.000658213118169277">
                <text:p>0.000658213118169277</text:p>
              </table:table-cell>
              <table:table-cell office:value-type="float" office:value="182">
                <text:p>182</text:p>
              </table:table-cell>
              <table:table-cell office:value-type="float" office:value="0.0029557191865846">
                <text:p>0.0029557191865846</text:p>
              </table:table-cell>
              <table:table-cell office:value-type="float" office:value="182">
                <text:p>182</text:p>
              </table:table-cell>
              <table:table-cell office:value-type="float" office:value="0.000780275">
                <text:p>0.000780275</text:p>
              </table:table-cell>
              <table:table-cell office:value-type="float" office:value="182">
                <text:p>182</text:p>
              </table:table-cell>
              <table:table-cell office:value-type="float" office:value="0.0007147913">
                <text:p>0.0007147913</text:p>
              </table:table-cell>
              <table:table-cell office:value-type="float" office:value="182">
                <text:p>182</text:p>
              </table:table-cell>
              <table:table-cell office:value-type="float" office:value="0.0006957033">
                <text:p>0.0006957033</text:p>
              </table:table-cell>
              <table:table-cell office:value-type="float" office:value="182">
                <text:p>182</text:p>
              </table:table-cell>
              <table:table-cell office:value-type="float" office:value="0.003099528">
                <text:p>0.0030995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6">
                <text:p>186</text:p>
              </table:table-cell>
              <table:table-cell office:value-type="float" office:value="0.000606289261389813">
                <text:p>0.000606289261389813</text:p>
              </table:table-cell>
              <table:table-cell office:value-type="float" office:value="186">
                <text:p>186</text:p>
              </table:table-cell>
              <table:table-cell office:value-type="float" office:value="0.000560398075916981">
                <text:p>0.000560398075916981</text:p>
              </table:table-cell>
              <table:table-cell office:value-type="float" office:value="186">
                <text:p>186</text:p>
              </table:table-cell>
              <table:table-cell office:value-type="float" office:value="0.000542178365457758">
                <text:p>0.000542178365457758</text:p>
              </table:table-cell>
              <table:table-cell office:value-type="float" office:value="186">
                <text:p>186</text:p>
              </table:table-cell>
              <table:table-cell office:value-type="float" office:value="0.00241048102242376">
                <text:p>0.00241048102242376</text:p>
              </table:table-cell>
              <table:table-cell office:value-type="float" office:value="186">
                <text:p>186</text:p>
              </table:table-cell>
              <table:table-cell office:value-type="float" office:value="0.0006347744">
                <text:p>0.0006347744</text:p>
              </table:table-cell>
              <table:table-cell office:value-type="float" office:value="186">
                <text:p>186</text:p>
              </table:table-cell>
              <table:table-cell office:value-type="float" office:value="0.0005811433">
                <text:p>0.0005811433</text:p>
              </table:table-cell>
              <table:table-cell office:value-type="float" office:value="186">
                <text:p>186</text:p>
              </table:table-cell>
              <table:table-cell office:value-type="float" office:value="0.0005654942">
                <text:p>0.0005654942</text:p>
              </table:table-cell>
              <table:table-cell office:value-type="float" office:value="186">
                <text:p>186</text:p>
              </table:table-cell>
              <table:table-cell office:value-type="float" office:value="0.002511096">
                <text:p>0.0025110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0">
                <text:p>190</text:p>
              </table:table-cell>
              <table:table-cell office:value-type="float" office:value="0.000464506998000709">
                <text:p>0.000464506998000709</text:p>
              </table:table-cell>
              <table:table-cell office:value-type="float" office:value="190">
                <text:p>190</text:p>
              </table:table-cell>
              <table:table-cell office:value-type="float" office:value="0.000427630049048017">
                <text:p>0.000427630049048017</text:p>
              </table:table-cell>
              <table:table-cell office:value-type="float" office:value="190">
                <text:p>190</text:p>
              </table:table-cell>
              <table:table-cell office:value-type="float" office:value="0.000411925400401549">
                <text:p>0.000411925400401549</text:p>
              </table:table-cell>
              <table:table-cell office:value-type="float" office:value="190">
                <text:p>190</text:p>
              </table:table-cell>
              <table:table-cell office:value-type="float" office:value="0.00185113475231096">
                <text:p>0.00185113475231096</text:p>
              </table:table-cell>
              <table:table-cell office:value-type="float" office:value="190">
                <text:p>190</text:p>
              </table:table-cell>
              <table:table-cell office:value-type="float" office:value="0.0004897735">
                <text:p>0.0004897735</text:p>
              </table:table-cell>
              <table:table-cell office:value-type="float" office:value="190">
                <text:p>190</text:p>
              </table:table-cell>
              <table:table-cell office:value-type="float" office:value="0.0004470576">
                <text:p>0.0004470576</text:p>
              </table:table-cell>
              <table:table-cell office:value-type="float" office:value="190">
                <text:p>190</text:p>
              </table:table-cell>
              <table:table-cell office:value-type="float" office:value="0.0004342759">
                <text:p>0.0004342759</text:p>
              </table:table-cell>
              <table:table-cell office:value-type="float" office:value="190">
                <text:p>190</text:p>
              </table:table-cell>
              <table:table-cell office:value-type="float" office:value="0.001907965">
                <text:p>0.0019079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4">
                <text:p>194</text:p>
              </table:table-cell>
              <table:table-cell office:value-type="float" office:value="0.000324518309798351">
                <text:p>0.000324518309798351</text:p>
              </table:table-cell>
              <table:table-cell office:value-type="float" office:value="194">
                <text:p>194</text:p>
              </table:table-cell>
              <table:table-cell office:value-type="float" office:value="0.000293358200657371">
                <text:p>0.000293358200657371</text:p>
              </table:table-cell>
              <table:table-cell office:value-type="float" office:value="194">
                <text:p>194</text:p>
              </table:table-cell>
              <table:table-cell office:value-type="float" office:value="0.00028737826451778">
                <text:p>0.00028737826451778</text:p>
              </table:table-cell>
              <table:table-cell office:value-type="float" office:value="194">
                <text:p>194</text:p>
              </table:table-cell>
              <table:table-cell office:value-type="float" office:value="0.00122089735050361">
                <text:p>0.00122089735050361</text:p>
              </table:table-cell>
              <table:table-cell office:value-type="float" office:value="194">
                <text:p>194</text:p>
              </table:table-cell>
              <table:table-cell office:value-type="float" office:value="0.0003479784">
                <text:p>0.0003479784</text:p>
              </table:table-cell>
              <table:table-cell office:value-type="float" office:value="194">
                <text:p>194</text:p>
              </table:table-cell>
              <table:table-cell office:value-type="float" office:value="0.0003129142">
                <text:p>0.0003129142</text:p>
              </table:table-cell>
              <table:table-cell office:value-type="float" office:value="194">
                <text:p>194</text:p>
              </table:table-cell>
              <table:table-cell office:value-type="float" office:value="0.0003007281">
                <text:p>0.0003007281</text:p>
              </table:table-cell>
              <table:table-cell office:value-type="float" office:value="194">
                <text:p>194</text:p>
              </table:table-cell>
              <table:table-cell office:value-type="float" office:value="0.001274539">
                <text:p>0.0012745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8">
                <text:p>198</text:p>
              </table:table-cell>
              <table:table-cell office:value-type="float" office:value="0.000184379818951154">
                <text:p>0.000184379818951154</text:p>
              </table:table-cell>
              <table:table-cell office:value-type="float" office:value="198">
                <text:p>198</text:p>
              </table:table-cell>
              <table:table-cell office:value-type="float" office:value="0.000166830888226555">
                <text:p>0.000166830888226555</text:p>
              </table:table-cell>
              <table:table-cell office:value-type="float" office:value="198">
                <text:p>198</text:p>
              </table:table-cell>
              <table:table-cell office:value-type="float" office:value="0.000148774309080763">
                <text:p>0.000148774309080763</text:p>
              </table:table-cell>
              <table:table-cell office:value-type="float" office:value="198">
                <text:p>198</text:p>
              </table:table-cell>
              <table:table-cell office:value-type="float" office:value="0.000543667699296187">
                <text:p>0.000543667699296187</text:p>
              </table:table-cell>
              <table:table-cell office:value-type="float" office:value="NaN">
                <text:p>NaN</text:p>
              </table:table-cell>
              <table:table-cell office:value-type="float" office:value="0.0002162228">
                <text:p>0.0002162228</text:p>
              </table:table-cell>
              <table:table-cell office:value-type="float" office:value="198">
                <text:p>198</text:p>
              </table:table-cell>
              <table:table-cell office:value-type="float" office:value="0.00017837">
                <text:p>0.00017837</text:p>
              </table:table-cell>
              <table:table-cell office:value-type="float" office:value="198">
                <text:p>198</text:p>
              </table:table-cell>
              <table:table-cell office:value-type="float" office:value="0.0001587392">
                <text:p>0.0001587392</text:p>
              </table:table-cell>
              <table:table-cell office:value-type="float" office:value="198">
                <text:p>198</text:p>
              </table:table-cell>
              <table:table-cell office:value-type="float" office:value="0.0005767434">
                <text:p>0.000576743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111" number:title="User-defined">
      <number:scientific-number number:decimal-places="5" loext:min-decimal-places="5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maximum="20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111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 style:data-style-name="N11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11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11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111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074cm" svg:height="13.74cm" xlink:href="." xlink:type="simple" chart:class="chart:scatter" chart:style-name="ch1">
        <chart:legend chart:legend-position="end" svg:x="16.156cm" svg:y="1.455cm" style:legend-expansion="custom" chartooo:width="4.347cm" chartooo:height="5.403cm" style:legend-expansion-aspect-ratio="0.804553026096613" chart:style-name="ch2"/>
        <chart:plot-area chart:style-name="ch3" chart:data-source-has-labels="both" svg:x="1.513cm" svg:y="1.004cm" svg:width="20.063cm" svg:height="12.347cm">
          <chartooo:coordinate-region svg:x="2.425cm" svg:y="1.203cm" svg:width="18.871cm" svg:height="11.501cm"/>
          <chart:axis chart:dimension="x" chart:name="primary-x" chart:style-name="ch4" chartooo:axis-type="auto">
            <chart:categories table:cell-range-address="local-table.$A$2:.$A$5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51" chart:label-cell-address="local-table.$C$1" chart:class="chart:scatter">
            <chart:domain table:cell-range-address="local-table.$B$2:.$B$51"/>
            <chart:data-point chart:repeated="50"/>
          </chart:series>
          <chart:series chart:style-name="ch8" chart:values-cell-range-address="local-table.$E$2:.$E$51" chart:label-cell-address="local-table.$E$1" chart:class="chart:scatter">
            <chart:domain table:cell-range-address="local-table.$D$2:.$D$51"/>
            <chart:data-point chart:repeated="50"/>
          </chart:series>
          <chart:series chart:style-name="ch9" chart:values-cell-range-address="local-table.$G$2:.$G$51" chart:label-cell-address="local-table.$G$1" chart:class="chart:scatter">
            <chart:domain table:cell-range-address="local-table.$F$2:.$F$51"/>
            <chart:data-point chart:repeated="50"/>
          </chart:series>
          <chart:series chart:style-name="ch10" chart:values-cell-range-address="local-table.$I$2:.$I$51" chart:label-cell-address="local-table.$I$1" chart:class="chart:scatter">
            <chart:domain table:cell-range-address="local-table.$H$2:.$H$51"/>
            <chart:data-point chart:repeated="50"/>
          </chart:series>
          <chart:series chart:style-name="ch11" chart:values-cell-range-address="local-table.$K$2:.$K$51" chart:label-cell-address="local-table.$K$1" chart:class="chart:scatter">
            <chart:domain table:cell-range-address="local-table.$J$2:.$J$51"/>
            <chart:data-point chart:repeated="50"/>
          </chart:series>
          <chart:series chart:style-name="ch12" chart:values-cell-range-address="local-table.$M$2:.$M$51" chart:label-cell-address="local-table.$M$1" chart:class="chart:scatter">
            <chart:domain table:cell-range-address="local-table.$L$2:.$L$51"/>
            <chart:data-point chart:repeated="50"/>
          </chart:series>
          <chart:series chart:style-name="ch13" chart:values-cell-range-address="local-table.$O$2:.$O$51" chart:label-cell-address="local-table.$O$1" chart:class="chart:scatter">
            <chart:domain table:cell-range-address="local-table.$N$2:.$N$51"/>
            <chart:data-point chart:repeated="50"/>
          </chart:series>
          <chart:series chart:style-name="ch14" chart:values-cell-range-address="local-table.$Q$2:.$Q$51" chart:label-cell-address="local-table.$Q$1" chart:class="chart:scatter">
            <chart:domain table:cell-range-address="local-table.$P$2:.$P$51"/>
            <chart:data-point chart:repeated="5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Serpent_1g</text:p>
              </table:table-cell>
              <table:table-cell office:value-type="string">
                <text:p>Series3</text:p>
              </table:table-cell>
              <table:table-cell office:value-type="string">
                <text:p>Serpent_2g</text:p>
              </table:table-cell>
              <table:table-cell office:value-type="string">
                <text:p>Series5</text:p>
              </table:table-cell>
              <table:table-cell office:value-type="string">
                <text:p>Serpent_3g</text:p>
              </table:table-cell>
              <table:table-cell office:value-type="string">
                <text:p>Series7</text:p>
              </table:table-cell>
              <table:table-cell office:value-type="string">
                <text:p>Serpent_4g</text:p>
              </table:table-cell>
              <table:table-cell office:value-type="string">
                <text:p>Series9</text:p>
              </table:table-cell>
              <table:table-cell office:value-type="string">
                <text:p>Almost_1g</text:p>
              </table:table-cell>
              <table:table-cell office:value-type="string">
                <text:p>Series11</text:p>
              </table:table-cell>
              <table:table-cell office:value-type="string">
                <text:p>Almost_2g</text:p>
              </table:table-cell>
              <table:table-cell office:value-type="string">
                <text:p>Series13</text:p>
              </table:table-cell>
              <table:table-cell office:value-type="string">
                <text:p>Almost_3g</text:p>
              </table:table-cell>
              <table:table-cell office:value-type="string">
                <text:p>Series15</text:p>
              </table:table-cell>
              <table:table-cell office:value-type="string">
                <text:p>Almost_4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.00741111318870384">
                <text:p>0.00741111318870384</text:p>
              </table:table-cell>
              <table:table-cell office:value-type="float" office:value="2">
                <text:p>2</text:p>
              </table:table-cell>
              <table:table-cell office:value-type="float" office:value="0.00697058993021008">
                <text:p>0.00697058993021008</text:p>
              </table:table-cell>
              <table:table-cell office:value-type="float" office:value="2">
                <text:p>2</text:p>
              </table:table-cell>
              <table:table-cell office:value-type="float" office:value="0.00676548449541485">
                <text:p>0.00676548449541485</text:p>
              </table:table-cell>
              <table:table-cell office:value-type="float" office:value="2">
                <text:p>2</text:p>
              </table:table-cell>
              <table:table-cell office:value-type="float" office:value="0.0295516403064282">
                <text:p>0.0295516403064282</text:p>
              </table:table-cell>
              <table:table-cell office:value-type="float" office:value="2">
                <text:p>2</text:p>
              </table:table-cell>
              <table:table-cell office:value-type="float" office:value="0.007648793">
                <text:p>0.007648793</text:p>
              </table:table-cell>
              <table:table-cell office:value-type="float" office:value="2">
                <text:p>2</text:p>
              </table:table-cell>
              <table:table-cell office:value-type="float" office:value="0.006985454">
                <text:p>0.006985454</text:p>
              </table:table-cell>
              <table:table-cell office:value-type="float" office:value="2">
                <text:p>2</text:p>
              </table:table-cell>
              <table:table-cell office:value-type="float" office:value="0.006763269">
                <text:p>0.006763269</text:p>
              </table:table-cell>
              <table:table-cell office:value-type="float" office:value="2">
                <text:p>2</text:p>
              </table:table-cell>
              <table:table-cell office:value-type="float" office:value="0.02985878">
                <text:p>0.0298587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00735706589140722">
                <text:p>0.00735706589140722</text:p>
              </table:table-cell>
              <table:table-cell office:value-type="float" office:value="6">
                <text:p>6</text:p>
              </table:table-cell>
              <table:table-cell office:value-type="float" office:value="0.00696140944677492">
                <text:p>0.00696140944677492</text:p>
              </table:table-cell>
              <table:table-cell office:value-type="float" office:value="6">
                <text:p>6</text:p>
              </table:table-cell>
              <table:table-cell office:value-type="float" office:value="0.00671913424977881">
                <text:p>0.00671913424977881</text:p>
              </table:table-cell>
              <table:table-cell office:value-type="float" office:value="6">
                <text:p>6</text:p>
              </table:table-cell>
              <table:table-cell office:value-type="float" office:value="0.0294906236787189">
                <text:p>0.0294906236787189</text:p>
              </table:table-cell>
              <table:table-cell office:value-type="float" office:value="6">
                <text:p>6</text:p>
              </table:table-cell>
              <table:table-cell office:value-type="float" office:value="0.007626735">
                <text:p>0.007626735</text:p>
              </table:table-cell>
              <table:table-cell office:value-type="float" office:value="6">
                <text:p>6</text:p>
              </table:table-cell>
              <table:table-cell office:value-type="float" office:value="0.006965306">
                <text:p>0.006965306</text:p>
              </table:table-cell>
              <table:table-cell office:value-type="float" office:value="6">
                <text:p>6</text:p>
              </table:table-cell>
              <table:table-cell office:value-type="float" office:value="0.006743758">
                <text:p>0.006743758</text:p>
              </table:table-cell>
              <table:table-cell office:value-type="float" office:value="6">
                <text:p>6</text:p>
              </table:table-cell>
              <table:table-cell office:value-type="float" office:value="0.0297726">
                <text:p>0.02977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733940465650605">
                <text:p>0.00733940465650605</text:p>
              </table:table-cell>
              <table:table-cell office:value-type="float" office:value="10">
                <text:p>10</text:p>
              </table:table-cell>
              <table:table-cell office:value-type="float" office:value="0.00689009276447986">
                <text:p>0.00689009276447986</text:p>
              </table:table-cell>
              <table:table-cell office:value-type="float" office:value="10">
                <text:p>10</text:p>
              </table:table-cell>
              <table:table-cell office:value-type="float" office:value="0.00666309971368982">
                <text:p>0.00666309971368982</text:p>
              </table:table-cell>
              <table:table-cell office:value-type="float" office:value="10">
                <text:p>10</text:p>
              </table:table-cell>
              <table:table-cell office:value-type="float" office:value="0.0293856638833474">
                <text:p>0.0293856638833474</text:p>
              </table:table-cell>
              <table:table-cell office:value-type="float" office:value="10">
                <text:p>10</text:p>
              </table:table-cell>
              <table:table-cell office:value-type="float" office:value="0.007582679">
                <text:p>0.007582679</text:p>
              </table:table-cell>
              <table:table-cell office:value-type="float" office:value="10">
                <text:p>10</text:p>
              </table:table-cell>
              <table:table-cell office:value-type="float" office:value="0.006925066">
                <text:p>0.006925066</text:p>
              </table:table-cell>
              <table:table-cell office:value-type="float" office:value="10">
                <text:p>10</text:p>
              </table:table-cell>
              <table:table-cell office:value-type="float" office:value="0.00670479">
                <text:p>0.00670479</text:p>
              </table:table-cell>
              <table:table-cell office:value-type="float" office:value="10">
                <text:p>10</text:p>
              </table:table-cell>
              <table:table-cell office:value-type="float" office:value="0.02960049">
                <text:p>0.029600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0.00727766030754886">
                <text:p>0.00727766030754886</text:p>
              </table:table-cell>
              <table:table-cell office:value-type="float" office:value="14">
                <text:p>14</text:p>
              </table:table-cell>
              <table:table-cell office:value-type="float" office:value="0.00690531893212841">
                <text:p>0.00690531893212841</text:p>
              </table:table-cell>
              <table:table-cell office:value-type="float" office:value="14">
                <text:p>14</text:p>
              </table:table-cell>
              <table:table-cell office:value-type="float" office:value="0.00664056834428341">
                <text:p>0.00664056834428341</text:p>
              </table:table-cell>
              <table:table-cell office:value-type="float" office:value="14">
                <text:p>14</text:p>
              </table:table-cell>
              <table:table-cell office:value-type="float" office:value="0.0291309614465793">
                <text:p>0.0291309614465793</text:p>
              </table:table-cell>
              <table:table-cell office:value-type="float" office:value="14">
                <text:p>14</text:p>
              </table:table-cell>
              <table:table-cell office:value-type="float" office:value="0.007516748">
                <text:p>0.007516748</text:p>
              </table:table-cell>
              <table:table-cell office:value-type="float" office:value="14">
                <text:p>14</text:p>
              </table:table-cell>
              <table:table-cell office:value-type="float" office:value="0.006864845">
                <text:p>0.006864845</text:p>
              </table:table-cell>
              <table:table-cell office:value-type="float" office:value="14">
                <text:p>14</text:p>
              </table:table-cell>
              <table:table-cell office:value-type="float" office:value="0.006646472">
                <text:p>0.006646472</text:p>
              </table:table-cell>
              <table:table-cell office:value-type="float" office:value="14">
                <text:p>14</text:p>
              </table:table-cell>
              <table:table-cell office:value-type="float" office:value="0.02934293">
                <text:p>0.029342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0.00716939777728303">
                <text:p>0.00716939777728303</text:p>
              </table:table-cell>
              <table:table-cell office:value-type="float" office:value="18">
                <text:p>18</text:p>
              </table:table-cell>
              <table:table-cell office:value-type="float" office:value="0.00680998744865235">
                <text:p>0.00680998744865235</text:p>
              </table:table-cell>
              <table:table-cell office:value-type="float" office:value="18">
                <text:p>18</text:p>
              </table:table-cell>
              <table:table-cell office:value-type="float" office:value="0.00658134303041514">
                <text:p>0.00658134303041514</text:p>
              </table:table-cell>
              <table:table-cell office:value-type="float" office:value="18">
                <text:p>18</text:p>
              </table:table-cell>
              <table:table-cell office:value-type="float" office:value="0.0287774568557682">
                <text:p>0.0287774568557682</text:p>
              </table:table-cell>
              <table:table-cell office:value-type="float" office:value="18">
                <text:p>18</text:p>
              </table:table-cell>
              <table:table-cell office:value-type="float" office:value="0.007429124">
                <text:p>0.007429124</text:p>
              </table:table-cell>
              <table:table-cell office:value-type="float" office:value="18">
                <text:p>18</text:p>
              </table:table-cell>
              <table:table-cell office:value-type="float" office:value="0.00678481">
                <text:p>0.00678481</text:p>
              </table:table-cell>
              <table:table-cell office:value-type="float" office:value="18">
                <text:p>18</text:p>
              </table:table-cell>
              <table:table-cell office:value-type="float" office:value="0.006568967">
                <text:p>0.006568967</text:p>
              </table:table-cell>
              <table:table-cell office:value-type="float" office:value="18">
                <text:p>18</text:p>
              </table:table-cell>
              <table:table-cell office:value-type="float" office:value="0.02900063">
                <text:p>0.029000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0.00709270715346494">
                <text:p>0.00709270715346494</text:p>
              </table:table-cell>
              <table:table-cell office:value-type="float" office:value="22">
                <text:p>22</text:p>
              </table:table-cell>
              <table:table-cell office:value-type="float" office:value="0.00669825424781957">
                <text:p>0.00669825424781957</text:p>
              </table:table-cell>
              <table:table-cell office:value-type="float" office:value="22">
                <text:p>22</text:p>
              </table:table-cell>
              <table:table-cell office:value-type="float" office:value="0.0064785663987874">
                <text:p>0.0064785663987874</text:p>
              </table:table-cell>
              <table:table-cell office:value-type="float" office:value="22">
                <text:p>22</text:p>
              </table:table-cell>
              <table:table-cell office:value-type="float" office:value="0.0284113570895125">
                <text:p>0.0284113570895125</text:p>
              </table:table-cell>
              <table:table-cell office:value-type="float" office:value="22">
                <text:p>22</text:p>
              </table:table-cell>
              <table:table-cell office:value-type="float" office:value="0.007320051">
                <text:p>0.007320051</text:p>
              </table:table-cell>
              <table:table-cell office:value-type="float" office:value="22">
                <text:p>22</text:p>
              </table:table-cell>
              <table:table-cell office:value-type="float" office:value="0.006685184">
                <text:p>0.006685184</text:p>
              </table:table-cell>
              <table:table-cell office:value-type="float" office:value="22">
                <text:p>22</text:p>
              </table:table-cell>
              <table:table-cell office:value-type="float" office:value="0.00647249">
                <text:p>0.00647249</text:p>
              </table:table-cell>
              <table:table-cell office:value-type="float" office:value="22">
                <text:p>22</text:p>
              </table:table-cell>
              <table:table-cell office:value-type="float" office:value="0.02857455">
                <text:p>0.028574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">
                <text:p>26</text:p>
              </table:table-cell>
              <table:table-cell office:value-type="float" office:value="0.00703350982887543">
                <text:p>0.00703350982887543</text:p>
              </table:table-cell>
              <table:table-cell office:value-type="float" office:value="26">
                <text:p>26</text:p>
              </table:table-cell>
              <table:table-cell office:value-type="float" office:value="0.0065765568637462">
                <text:p>0.0065765568637462</text:p>
              </table:table-cell>
              <table:table-cell office:value-type="float" office:value="26">
                <text:p>26</text:p>
              </table:table-cell>
              <table:table-cell office:value-type="float" office:value="0.00640153990362412">
                <text:p>0.00640153990362412</text:p>
              </table:table-cell>
              <table:table-cell office:value-type="float" office:value="26">
                <text:p>26</text:p>
              </table:table-cell>
              <table:table-cell office:value-type="float" office:value="0.0279634446614246">
                <text:p>0.0279634446614246</text:p>
              </table:table-cell>
              <table:table-cell office:value-type="float" office:value="26">
                <text:p>26</text:p>
              </table:table-cell>
              <table:table-cell office:value-type="float" office:value="0.007189832">
                <text:p>0.007189832</text:p>
              </table:table-cell>
              <table:table-cell office:value-type="float" office:value="26">
                <text:p>26</text:p>
              </table:table-cell>
              <table:table-cell office:value-type="float" office:value="0.006566243">
                <text:p>0.006566243</text:p>
              </table:table-cell>
              <table:table-cell office:value-type="float" office:value="26">
                <text:p>26</text:p>
              </table:table-cell>
              <table:table-cell office:value-type="float" office:value="0.00635731">
                <text:p>0.00635731</text:p>
              </table:table-cell>
              <table:table-cell office:value-type="float" office:value="26">
                <text:p>26</text:p>
              </table:table-cell>
              <table:table-cell office:value-type="float" office:value="0.02806588">
                <text:p>0.028065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0.00686526627421466">
                <text:p>0.00686526627421466</text:p>
              </table:table-cell>
              <table:table-cell office:value-type="float" office:value="30">
                <text:p>30</text:p>
              </table:table-cell>
              <table:table-cell office:value-type="float" office:value="0.0064863194290055">
                <text:p>0.0064863194290055</text:p>
              </table:table-cell>
              <table:table-cell office:value-type="float" office:value="30">
                <text:p>30</text:p>
              </table:table-cell>
              <table:table-cell office:value-type="float" office:value="0.0062544002651527">
                <text:p>0.0062544002651527</text:p>
              </table:table-cell>
              <table:table-cell office:value-type="float" office:value="30">
                <text:p>30</text:p>
              </table:table-cell>
              <table:table-cell office:value-type="float" office:value="0.0273632985461299">
                <text:p>0.0273632985461299</text:p>
              </table:table-cell>
              <table:table-cell office:value-type="float" office:value="30">
                <text:p>30</text:p>
              </table:table-cell>
              <table:table-cell office:value-type="float" office:value="0.007038829">
                <text:p>0.007038829</text:p>
              </table:table-cell>
              <table:table-cell office:value-type="float" office:value="30">
                <text:p>30</text:p>
              </table:table-cell>
              <table:table-cell office:value-type="float" office:value="0.006428318">
                <text:p>0.006428318</text:p>
              </table:table-cell>
              <table:table-cell office:value-type="float" office:value="30">
                <text:p>30</text:p>
              </table:table-cell>
              <table:table-cell office:value-type="float" office:value="0.006223746">
                <text:p>0.006223746</text:p>
              </table:table-cell>
              <table:table-cell office:value-type="float" office:value="30">
                <text:p>30</text:p>
              </table:table-cell>
              <table:table-cell office:value-type="float" office:value="0.02747607">
                <text:p>0.027476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">
                <text:p>34</text:p>
              </table:table-cell>
              <table:table-cell office:value-type="float" office:value="0.00673046990767892">
                <text:p>0.00673046990767892</text:p>
              </table:table-cell>
              <table:table-cell office:value-type="float" office:value="34">
                <text:p>34</text:p>
              </table:table-cell>
              <table:table-cell office:value-type="float" office:value="0.00633780831587456">
                <text:p>0.00633780831587456</text:p>
              </table:table-cell>
              <table:table-cell office:value-type="float" office:value="34">
                <text:p>34</text:p>
              </table:table-cell>
              <table:table-cell office:value-type="float" office:value="0.0061444023996034">
                <text:p>0.0061444023996034</text:p>
              </table:table-cell>
              <table:table-cell office:value-type="float" office:value="34">
                <text:p>34</text:p>
              </table:table-cell>
              <table:table-cell office:value-type="float" office:value="0.0268337413918824">
                <text:p>0.0268337413918824</text:p>
              </table:table-cell>
              <table:table-cell office:value-type="float" office:value="34">
                <text:p>34</text:p>
              </table:table-cell>
              <table:table-cell office:value-type="float" office:value="0.006867464">
                <text:p>0.006867464</text:p>
              </table:table-cell>
              <table:table-cell office:value-type="float" office:value="34">
                <text:p>34</text:p>
              </table:table-cell>
              <table:table-cell office:value-type="float" office:value="0.006271794">
                <text:p>0.006271794</text:p>
              </table:table-cell>
              <table:table-cell office:value-type="float" office:value="34">
                <text:p>34</text:p>
              </table:table-cell>
              <table:table-cell office:value-type="float" office:value="0.006072169">
                <text:p>0.006072169</text:p>
              </table:table-cell>
              <table:table-cell office:value-type="float" office:value="34">
                <text:p>34</text:p>
              </table:table-cell>
              <table:table-cell office:value-type="float" office:value="0.02680676">
                <text:p>0.026806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">
                <text:p>38</text:p>
              </table:table-cell>
              <table:table-cell office:value-type="float" office:value="0.00652091417755994">
                <text:p>0.00652091417755994</text:p>
              </table:table-cell>
              <table:table-cell office:value-type="float" office:value="38">
                <text:p>38</text:p>
              </table:table-cell>
              <table:table-cell office:value-type="float" office:value="0.00616058020272999">
                <text:p>0.00616058020272999</text:p>
              </table:table-cell>
              <table:table-cell office:value-type="float" office:value="38">
                <text:p>38</text:p>
              </table:table-cell>
              <table:table-cell office:value-type="float" office:value="0.00597154061394628">
                <text:p>0.00597154061394628</text:p>
              </table:table-cell>
              <table:table-cell office:value-type="float" office:value="38">
                <text:p>38</text:p>
              </table:table-cell>
              <table:table-cell office:value-type="float" office:value="0.0261889523769564">
                <text:p>0.0261889523769564</text:p>
              </table:table-cell>
              <table:table-cell office:value-type="float" office:value="38">
                <text:p>38</text:p>
              </table:table-cell>
              <table:table-cell office:value-type="float" office:value="0.006676215">
                <text:p>0.006676215</text:p>
              </table:table-cell>
              <table:table-cell office:value-type="float" office:value="38">
                <text:p>38</text:p>
              </table:table-cell>
              <table:table-cell office:value-type="float" office:value="0.006097107">
                <text:p>0.006097107</text:p>
              </table:table-cell>
              <table:table-cell office:value-type="float" office:value="38">
                <text:p>38</text:p>
              </table:table-cell>
              <table:table-cell office:value-type="float" office:value="0.005903002">
                <text:p>0.005903002</text:p>
              </table:table-cell>
              <table:table-cell office:value-type="float" office:value="38">
                <text:p>38</text:p>
              </table:table-cell>
              <table:table-cell office:value-type="float" office:value="0.02605987">
                <text:p>0.026059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0.0063744462817789">
                <text:p>0.0063744462817789</text:p>
              </table:table-cell>
              <table:table-cell office:value-type="float" office:value="42">
                <text:p>42</text:p>
              </table:table-cell>
              <table:table-cell office:value-type="float" office:value="0.00596375959444941">
                <text:p>0.00596375959444941</text:p>
              </table:table-cell>
              <table:table-cell office:value-type="float" office:value="42">
                <text:p>42</text:p>
              </table:table-cell>
              <table:table-cell office:value-type="float" office:value="0.005776595287343">
                <text:p>0.005776595287343</text:p>
              </table:table-cell>
              <table:table-cell office:value-type="float" office:value="42">
                <text:p>42</text:p>
              </table:table-cell>
              <table:table-cell office:value-type="float" office:value="0.0253848763765747">
                <text:p>0.0253848763765747</text:p>
              </table:table-cell>
              <table:table-cell office:value-type="float" office:value="42">
                <text:p>42</text:p>
              </table:table-cell>
              <table:table-cell office:value-type="float" office:value="0.006465618">
                <text:p>0.006465618</text:p>
              </table:table-cell>
              <table:table-cell office:value-type="float" office:value="42">
                <text:p>42</text:p>
              </table:table-cell>
              <table:table-cell office:value-type="float" office:value="0.005904744">
                <text:p>0.005904744</text:p>
              </table:table-cell>
              <table:table-cell office:value-type="float" office:value="42">
                <text:p>42</text:p>
              </table:table-cell>
              <table:table-cell office:value-type="float" office:value="0.005716711">
                <text:p>0.005716711</text:p>
              </table:table-cell>
              <table:table-cell office:value-type="float" office:value="42">
                <text:p>42</text:p>
              </table:table-cell>
              <table:table-cell office:value-type="float" office:value="0.02523755">
                <text:p>0.025237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6">
                <text:p>46</text:p>
              </table:table-cell>
              <table:table-cell office:value-type="float" office:value="0.00612002373779845">
                <text:p>0.00612002373779845</text:p>
              </table:table-cell>
              <table:table-cell office:value-type="float" office:value="46">
                <text:p>46</text:p>
              </table:table-cell>
              <table:table-cell office:value-type="float" office:value="0.00577281673470963">
                <text:p>0.00577281673470963</text:p>
              </table:table-cell>
              <table:table-cell office:value-type="float" office:value="46">
                <text:p>46</text:p>
              </table:table-cell>
              <table:table-cell office:value-type="float" office:value="0.00557907494709328">
                <text:p>0.00557907494709328</text:p>
              </table:table-cell>
              <table:table-cell office:value-type="float" office:value="46">
                <text:p>46</text:p>
              </table:table-cell>
              <table:table-cell office:value-type="float" office:value="0.0244580673888052">
                <text:p>0.0244580673888052</text:p>
              </table:table-cell>
              <table:table-cell office:value-type="float" office:value="46">
                <text:p>46</text:p>
              </table:table-cell>
              <table:table-cell office:value-type="float" office:value="0.00623626">
                <text:p>0.00623626</text:p>
              </table:table-cell>
              <table:table-cell office:value-type="float" office:value="46">
                <text:p>46</text:p>
              </table:table-cell>
              <table:table-cell office:value-type="float" office:value="0.00569524">
                <text:p>0.00569524</text:p>
              </table:table-cell>
              <table:table-cell office:value-type="float" office:value="46">
                <text:p>46</text:p>
              </table:table-cell>
              <table:table-cell office:value-type="float" office:value="0.005513809">
                <text:p>0.005513809</text:p>
              </table:table-cell>
              <table:table-cell office:value-type="float" office:value="46">
                <text:p>46</text:p>
              </table:table-cell>
              <table:table-cell office:value-type="float" office:value="0.02434219">
                <text:p>0.024342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">
                <text:p>50</text:p>
              </table:table-cell>
              <table:table-cell office:value-type="float" office:value="0.00590103562073542">
                <text:p>0.00590103562073542</text:p>
              </table:table-cell>
              <table:table-cell office:value-type="float" office:value="50">
                <text:p>50</text:p>
              </table:table-cell>
              <table:table-cell office:value-type="float" office:value="0.00554797885838456">
                <text:p>0.00554797885838456</text:p>
              </table:table-cell>
              <table:table-cell office:value-type="float" office:value="50">
                <text:p>50</text:p>
              </table:table-cell>
              <table:table-cell office:value-type="float" office:value="0.00538054699280799">
                <text:p>0.00538054699280799</text:p>
              </table:table-cell>
              <table:table-cell office:value-type="float" office:value="50">
                <text:p>50</text:p>
              </table:table-cell>
              <table:table-cell office:value-type="float" office:value="0.0235170678367015">
                <text:p>0.0235170678367015</text:p>
              </table:table-cell>
              <table:table-cell office:value-type="float" office:value="50">
                <text:p>50</text:p>
              </table:table-cell>
              <table:table-cell office:value-type="float" office:value="0.00598878">
                <text:p>0.00598878</text:p>
              </table:table-cell>
              <table:table-cell office:value-type="float" office:value="50">
                <text:p>50</text:p>
              </table:table-cell>
              <table:table-cell office:value-type="float" office:value="0.005469175">
                <text:p>0.005469175</text:p>
              </table:table-cell>
              <table:table-cell office:value-type="float" office:value="50">
                <text:p>50</text:p>
              </table:table-cell>
              <table:table-cell office:value-type="float" office:value="0.00529485">
                <text:p>0.00529485</text:p>
              </table:table-cell>
              <table:table-cell office:value-type="float" office:value="50">
                <text:p>50</text:p>
              </table:table-cell>
              <table:table-cell office:value-type="float" office:value="0.02337649">
                <text:p>0.023376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4">
                <text:p>54</text:p>
              </table:table-cell>
              <table:table-cell office:value-type="float" office:value="0.00563460567616448">
                <text:p>0.00563460567616448</text:p>
              </table:table-cell>
              <table:table-cell office:value-type="float" office:value="54">
                <text:p>54</text:p>
              </table:table-cell>
              <table:table-cell office:value-type="float" office:value="0.00532924264483041">
                <text:p>0.00532924264483041</text:p>
              </table:table-cell>
              <table:table-cell office:value-type="float" office:value="54">
                <text:p>54</text:p>
              </table:table-cell>
              <table:table-cell office:value-type="float" office:value="0.00516889206678157">
                <text:p>0.00516889206678157</text:p>
              </table:table-cell>
              <table:table-cell office:value-type="float" office:value="54">
                <text:p>54</text:p>
              </table:table-cell>
              <table:table-cell office:value-type="float" office:value="0.0225094258118566">
                <text:p>0.0225094258118566</text:p>
              </table:table-cell>
              <table:table-cell office:value-type="float" office:value="54">
                <text:p>54</text:p>
              </table:table-cell>
              <table:table-cell office:value-type="float" office:value="0.005723862">
                <text:p>0.005723862</text:p>
              </table:table-cell>
              <table:table-cell office:value-type="float" office:value="54">
                <text:p>54</text:p>
              </table:table-cell>
              <table:table-cell office:value-type="float" office:value="0.005227168">
                <text:p>0.005227168</text:p>
              </table:table-cell>
              <table:table-cell office:value-type="float" office:value="54">
                <text:p>54</text:p>
              </table:table-cell>
              <table:table-cell office:value-type="float" office:value="0.005060421">
                <text:p>0.005060421</text:p>
              </table:table-cell>
              <table:table-cell office:value-type="float" office:value="54">
                <text:p>54</text:p>
              </table:table-cell>
              <table:table-cell office:value-type="float" office:value="0.02234344">
                <text:p>0.022343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0.00537951138949366">
                <text:p>0.00537951138949366</text:p>
              </table:table-cell>
              <table:table-cell office:value-type="float" office:value="58">
                <text:p>58</text:p>
              </table:table-cell>
              <table:table-cell office:value-type="float" office:value="0.00507134943028302">
                <text:p>0.00507134943028302</text:p>
              </table:table-cell>
              <table:table-cell office:value-type="float" office:value="58">
                <text:p>58</text:p>
              </table:table-cell>
              <table:table-cell office:value-type="float" office:value="0.00489664035222736">
                <text:p>0.00489664035222736</text:p>
              </table:table-cell>
              <table:table-cell office:value-type="float" office:value="58">
                <text:p>58</text:p>
              </table:table-cell>
              <table:table-cell office:value-type="float" office:value="0.0214439859263605">
                <text:p>0.0214439859263605</text:p>
              </table:table-cell>
              <table:table-cell office:value-type="float" office:value="58">
                <text:p>58</text:p>
              </table:table-cell>
              <table:table-cell office:value-type="float" office:value="0.005442222">
                <text:p>0.005442222</text:p>
              </table:table-cell>
              <table:table-cell office:value-type="float" office:value="58">
                <text:p>58</text:p>
              </table:table-cell>
              <table:table-cell office:value-type="float" office:value="0.004969872">
                <text:p>0.004969872</text:p>
              </table:table-cell>
              <table:table-cell office:value-type="float" office:value="58">
                <text:p>58</text:p>
              </table:table-cell>
              <table:table-cell office:value-type="float" office:value="0.004811133">
                <text:p>0.004811133</text:p>
              </table:table-cell>
              <table:table-cell office:value-type="float" office:value="58">
                <text:p>58</text:p>
              </table:table-cell>
              <table:table-cell office:value-type="float" office:value="0.02124649">
                <text:p>0.021246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2">
                <text:p>62</text:p>
              </table:table-cell>
              <table:table-cell office:value-type="float" office:value="0.00510994664570096">
                <text:p>0.00510994664570096</text:p>
              </table:table-cell>
              <table:table-cell office:value-type="float" office:value="62">
                <text:p>62</text:p>
              </table:table-cell>
              <table:table-cell office:value-type="float" office:value="0.00481653503639986">
                <text:p>0.00481653503639986</text:p>
              </table:table-cell>
              <table:table-cell office:value-type="float" office:value="62">
                <text:p>62</text:p>
              </table:table-cell>
              <table:table-cell office:value-type="float" office:value="0.00465271378778407">
                <text:p>0.00465271378778407</text:p>
              </table:table-cell>
              <table:table-cell office:value-type="float" office:value="62">
                <text:p>62</text:p>
              </table:table-cell>
              <table:table-cell office:value-type="float" office:value="0.0203720805174695">
                <text:p>0.0203720805174695</text:p>
              </table:table-cell>
              <table:table-cell office:value-type="float" office:value="62">
                <text:p>62</text:p>
              </table:table-cell>
              <table:table-cell office:value-type="float" office:value="0.005144596">
                <text:p>0.005144596</text:p>
              </table:table-cell>
              <table:table-cell office:value-type="float" office:value="62">
                <text:p>62</text:p>
              </table:table-cell>
              <table:table-cell office:value-type="float" office:value="0.004697959">
                <text:p>0.004697959</text:p>
              </table:table-cell>
              <table:table-cell office:value-type="float" office:value="62">
                <text:p>62</text:p>
              </table:table-cell>
              <table:table-cell office:value-type="float" office:value="0.004547612">
                <text:p>0.004547612</text:p>
              </table:table-cell>
              <table:table-cell office:value-type="float" office:value="62">
                <text:p>62</text:p>
              </table:table-cell>
              <table:table-cell office:value-type="float" office:value="0.02008965">
                <text:p>0.020089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6">
                <text:p>66</text:p>
              </table:table-cell>
              <table:table-cell office:value-type="float" office:value="0.00480609503542024">
                <text:p>0.00480609503542024</text:p>
              </table:table-cell>
              <table:table-cell office:value-type="float" office:value="66">
                <text:p>66</text:p>
              </table:table-cell>
              <table:table-cell office:value-type="float" office:value="0.00454397543977922">
                <text:p>0.00454397543977922</text:p>
              </table:table-cell>
              <table:table-cell office:value-type="float" office:value="66">
                <text:p>66</text:p>
              </table:table-cell>
              <table:table-cell office:value-type="float" office:value="0.00436657939096206">
                <text:p>0.00436657939096206</text:p>
              </table:table-cell>
              <table:table-cell office:value-type="float" office:value="66">
                <text:p>66</text:p>
              </table:table-cell>
              <table:table-cell office:value-type="float" office:value="0.0192426851299937">
                <text:p>0.0192426851299937</text:p>
              </table:table-cell>
              <table:table-cell office:value-type="float" office:value="66">
                <text:p>66</text:p>
              </table:table-cell>
              <table:table-cell office:value-type="float" office:value="0.004831706">
                <text:p>0.004831706</text:p>
              </table:table-cell>
              <table:table-cell office:value-type="float" office:value="66">
                <text:p>66</text:p>
              </table:table-cell>
              <table:table-cell office:value-type="float" office:value="0.004412103">
                <text:p>0.004412103</text:p>
              </table:table-cell>
              <table:table-cell office:value-type="float" office:value="66">
                <text:p>66</text:p>
              </table:table-cell>
              <table:table-cell office:value-type="float" office:value="0.004270479">
                <text:p>0.004270479</text:p>
              </table:table-cell>
              <table:table-cell office:value-type="float" office:value="66">
                <text:p>66</text:p>
              </table:table-cell>
              <table:table-cell office:value-type="float" office:value="0.01887781">
                <text:p>0.018877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0">
                <text:p>70</text:p>
              </table:table-cell>
              <table:table-cell office:value-type="float" office:value="0.00450672170974204">
                <text:p>0.00450672170974204</text:p>
              </table:table-cell>
              <table:table-cell office:value-type="float" office:value="70">
                <text:p>70</text:p>
              </table:table-cell>
              <table:table-cell office:value-type="float" office:value="0.00426259922034738">
                <text:p>0.00426259922034738</text:p>
              </table:table-cell>
              <table:table-cell office:value-type="float" office:value="70">
                <text:p>70</text:p>
              </table:table-cell>
              <table:table-cell office:value-type="float" office:value="0.00410104510331162">
                <text:p>0.00410104510331162</text:p>
              </table:table-cell>
              <table:table-cell office:value-type="float" office:value="70">
                <text:p>70</text:p>
              </table:table-cell>
              <table:table-cell office:value-type="float" office:value="0.0180017244773578">
                <text:p>0.0180017244773578</text:p>
              </table:table-cell>
              <table:table-cell office:value-type="float" office:value="70">
                <text:p>70</text:p>
              </table:table-cell>
              <table:table-cell office:value-type="float" office:value="0.004504208">
                <text:p>0.004504208</text:p>
              </table:table-cell>
              <table:table-cell office:value-type="float" office:value="70">
                <text:p>70</text:p>
              </table:table-cell>
              <table:table-cell office:value-type="float" office:value="0.004112948">
                <text:p>0.004112948</text:p>
              </table:table-cell>
              <table:table-cell office:value-type="float" office:value="70">
                <text:p>70</text:p>
              </table:table-cell>
              <table:table-cell office:value-type="float" office:value="0.003980335">
                <text:p>0.003980335</text:p>
              </table:table-cell>
              <table:table-cell office:value-type="float" office:value="70">
                <text:p>70</text:p>
              </table:table-cell>
              <table:table-cell office:value-type="float" office:value="0.01761721">
                <text:p>0.017617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4">
                <text:p>74</text:p>
              </table:table-cell>
              <table:table-cell office:value-type="float" office:value="0.0042096714942014">
                <text:p>0.0042096714942014</text:p>
              </table:table-cell>
              <table:table-cell office:value-type="float" office:value="74">
                <text:p>74</text:p>
              </table:table-cell>
              <table:table-cell office:value-type="float" office:value="0.0039379795652225">
                <text:p>0.0039379795652225</text:p>
              </table:table-cell>
              <table:table-cell office:value-type="float" office:value="74">
                <text:p>74</text:p>
              </table:table-cell>
              <table:table-cell office:value-type="float" office:value="0.0038003842708102">
                <text:p>0.0038003842708102</text:p>
              </table:table-cell>
              <table:table-cell office:value-type="float" office:value="74">
                <text:p>74</text:p>
              </table:table-cell>
              <table:table-cell office:value-type="float" office:value="0.0167198714884451">
                <text:p>0.0167198714884451</text:p>
              </table:table-cell>
              <table:table-cell office:value-type="float" office:value="74">
                <text:p>74</text:p>
              </table:table-cell>
              <table:table-cell office:value-type="float" office:value="0.004162599">
                <text:p>0.004162599</text:p>
              </table:table-cell>
              <table:table-cell office:value-type="float" office:value="74">
                <text:p>74</text:p>
              </table:table-cell>
              <table:table-cell office:value-type="float" office:value="0.003801066">
                <text:p>0.003801066</text:p>
              </table:table-cell>
              <table:table-cell office:value-type="float" office:value="74">
                <text:p>74</text:p>
              </table:table-cell>
              <table:table-cell office:value-type="float" office:value="0.003677745">
                <text:p>0.003677745</text:p>
              </table:table-cell>
              <table:table-cell office:value-type="float" office:value="74">
                <text:p>74</text:p>
              </table:table-cell>
              <table:table-cell office:value-type="float" office:value="0.01631626">
                <text:p>0.016316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8">
                <text:p>78</text:p>
              </table:table-cell>
              <table:table-cell office:value-type="float" office:value="0.00382680614996504">
                <text:p>0.00382680614996504</text:p>
              </table:table-cell>
              <table:table-cell office:value-type="float" office:value="78">
                <text:p>78</text:p>
              </table:table-cell>
              <table:table-cell office:value-type="float" office:value="0.00360546693348568">
                <text:p>0.00360546693348568</text:p>
              </table:table-cell>
              <table:table-cell office:value-type="float" office:value="78">
                <text:p>78</text:p>
              </table:table-cell>
              <table:table-cell office:value-type="float" office:value="0.0034868763593553">
                <text:p>0.0034868763593553</text:p>
              </table:table-cell>
              <table:table-cell office:value-type="float" office:value="78">
                <text:p>78</text:p>
              </table:table-cell>
              <table:table-cell office:value-type="float" office:value="0.0153946071281668">
                <text:p>0.0153946071281668</text:p>
              </table:table-cell>
              <table:table-cell office:value-type="float" office:value="78">
                <text:p>78</text:p>
              </table:table-cell>
              <table:table-cell office:value-type="float" office:value="0.003807056">
                <text:p>0.003807056</text:p>
              </table:table-cell>
              <table:table-cell office:value-type="float" office:value="78">
                <text:p>78</text:p>
              </table:table-cell>
              <table:table-cell office:value-type="float" office:value="0.003476888">
                <text:p>0.003476888</text:p>
              </table:table-cell>
              <table:table-cell office:value-type="float" office:value="78">
                <text:p>78</text:p>
              </table:table-cell>
              <table:table-cell office:value-type="float" office:value="0.003363237">
                <text:p>0.003363237</text:p>
              </table:table-cell>
              <table:table-cell office:value-type="float" office:value="78">
                <text:p>78</text:p>
              </table:table-cell>
              <table:table-cell office:value-type="float" office:value="0.01498694">
                <text:p>0.014986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2">
                <text:p>82</text:p>
              </table:table-cell>
              <table:table-cell office:value-type="float" office:value="0.0034861486381074">
                <text:p>0.0034861486381074</text:p>
              </table:table-cell>
              <table:table-cell office:value-type="float" office:value="82">
                <text:p>82</text:p>
              </table:table-cell>
              <table:table-cell office:value-type="float" office:value="0.00327564127251038">
                <text:p>0.00327564127251038</text:p>
              </table:table-cell>
              <table:table-cell office:value-type="float" office:value="82">
                <text:p>82</text:p>
              </table:table-cell>
              <table:table-cell office:value-type="float" office:value="0.00317040158435125">
                <text:p>0.00317040158435125</text:p>
              </table:table-cell>
              <table:table-cell office:value-type="float" office:value="82">
                <text:p>82</text:p>
              </table:table-cell>
              <table:table-cell office:value-type="float" office:value="0.0139639071547779">
                <text:p>0.0139639071547779</text:p>
              </table:table-cell>
              <table:table-cell office:value-type="float" office:value="82">
                <text:p>82</text:p>
              </table:table-cell>
              <table:table-cell office:value-type="float" office:value="0.003437149">
                <text:p>0.003437149</text:p>
              </table:table-cell>
              <table:table-cell office:value-type="float" office:value="82">
                <text:p>82</text:p>
              </table:table-cell>
              <table:table-cell office:value-type="float" office:value="0.0031406">
                <text:p>0.0031406</text:p>
              </table:table-cell>
              <table:table-cell office:value-type="float" office:value="82">
                <text:p>82</text:p>
              </table:table-cell>
              <table:table-cell office:value-type="float" office:value="0.003037363">
                <text:p>0.003037363</text:p>
              </table:table-cell>
              <table:table-cell office:value-type="float" office:value="82">
                <text:p>82</text:p>
              </table:table-cell>
              <table:table-cell office:value-type="float" office:value="0.01364702">
                <text:p>0.013647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6">
                <text:p>86</text:p>
              </table:table-cell>
              <table:table-cell office:value-type="float" office:value="0.00314775825782978">
                <text:p>0.00314775825782978</text:p>
              </table:table-cell>
              <table:table-cell office:value-type="float" office:value="86">
                <text:p>86</text:p>
              </table:table-cell>
              <table:table-cell office:value-type="float" office:value="0.00294497593317209">
                <text:p>0.00294497593317209</text:p>
              </table:table-cell>
              <table:table-cell office:value-type="float" office:value="86">
                <text:p>86</text:p>
              </table:table-cell>
              <table:table-cell office:value-type="float" office:value="0.00284301099062856">
                <text:p>0.00284301099062856</text:p>
              </table:table-cell>
              <table:table-cell office:value-type="float" office:value="86">
                <text:p>86</text:p>
              </table:table-cell>
              <table:table-cell office:value-type="float" office:value="0.0126210655274347">
                <text:p>0.0126210655274347</text:p>
              </table:table-cell>
              <table:table-cell office:value-type="float" office:value="86">
                <text:p>86</text:p>
              </table:table-cell>
              <table:table-cell office:value-type="float" office:value="0.003051364">
                <text:p>0.003051364</text:p>
              </table:table-cell>
              <table:table-cell office:value-type="float" office:value="86">
                <text:p>86</text:p>
              </table:table-cell>
              <table:table-cell office:value-type="float" office:value="0.002792008">
                <text:p>0.002792008</text:p>
              </table:table-cell>
              <table:table-cell office:value-type="float" office:value="86">
                <text:p>86</text:p>
              </table:table-cell>
              <table:table-cell office:value-type="float" office:value="0.002700888">
                <text:p>0.002700888</text:p>
              </table:table-cell>
              <table:table-cell office:value-type="float" office:value="86">
                <text:p>86</text:p>
              </table:table-cell>
              <table:table-cell office:value-type="float" office:value="0.01232358">
                <text:p>0.012323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0">
                <text:p>90</text:p>
              </table:table-cell>
              <table:table-cell office:value-type="float" office:value="0.00276412320842736">
                <text:p>0.00276412320842736</text:p>
              </table:table-cell>
              <table:table-cell office:value-type="float" office:value="90">
                <text:p>90</text:p>
              </table:table-cell>
              <table:table-cell office:value-type="float" office:value="0.00257793572714988">
                <text:p>0.00257793572714988</text:p>
              </table:table-cell>
              <table:table-cell office:value-type="float" office:value="90">
                <text:p>90</text:p>
              </table:table-cell>
              <table:table-cell office:value-type="float" office:value="0.0024598713514603">
                <text:p>0.0024598713514603</text:p>
              </table:table-cell>
              <table:table-cell office:value-type="float" office:value="90">
                <text:p>90</text:p>
              </table:table-cell>
              <table:table-cell office:value-type="float" office:value="0.0113686572597836">
                <text:p>0.0113686572597836</text:p>
              </table:table-cell>
              <table:table-cell office:value-type="float" office:value="90">
                <text:p>90</text:p>
              </table:table-cell>
              <table:table-cell office:value-type="float" office:value="0.002646277">
                <text:p>0.002646277</text:p>
              </table:table-cell>
              <table:table-cell office:value-type="float" office:value="90">
                <text:p>90</text:p>
              </table:table-cell>
              <table:table-cell office:value-type="float" office:value="0.002430356">
                <text:p>0.002430356</text:p>
              </table:table-cell>
              <table:table-cell office:value-type="float" office:value="90">
                <text:p>90</text:p>
              </table:table-cell>
              <table:table-cell office:value-type="float" office:value="0.002355286">
                <text:p>0.002355286</text:p>
              </table:table-cell>
              <table:table-cell office:value-type="float" office:value="90">
                <text:p>90</text:p>
              </table:table-cell>
              <table:table-cell office:value-type="float" office:value="0.01105857">
                <text:p>0.011058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4">
                <text:p>94</text:p>
              </table:table-cell>
              <table:table-cell office:value-type="float" office:value="0.00234978112129107">
                <text:p>0.00234978112129107</text:p>
              </table:table-cell>
              <table:table-cell office:value-type="float" office:value="94">
                <text:p>94</text:p>
              </table:table-cell>
              <table:table-cell office:value-type="float" office:value="0.00216769966720852">
                <text:p>0.00216769966720852</text:p>
              </table:table-cell>
              <table:table-cell office:value-type="float" office:value="94">
                <text:p>94</text:p>
              </table:table-cell>
              <table:table-cell office:value-type="float" office:value="0.00207773372847185">
                <text:p>0.00207773372847185</text:p>
              </table:table-cell>
              <table:table-cell office:value-type="float" office:value="94">
                <text:p>94</text:p>
              </table:table-cell>
              <table:table-cell office:value-type="float" office:value="0.0101262691539306">
                <text:p>0.0101262691539306</text:p>
              </table:table-cell>
              <table:table-cell office:value-type="float" office:value="94">
                <text:p>94</text:p>
              </table:table-cell>
              <table:table-cell office:value-type="float" office:value="0.002215181">
                <text:p>0.002215181</text:p>
              </table:table-cell>
              <table:table-cell office:value-type="float" office:value="94">
                <text:p>94</text:p>
              </table:table-cell>
              <table:table-cell office:value-type="float" office:value="0.00205413">
                <text:p>0.00205413</text:p>
              </table:table-cell>
              <table:table-cell office:value-type="float" office:value="94">
                <text:p>94</text:p>
              </table:table-cell>
              <table:table-cell office:value-type="float" office:value="0.002003904">
                <text:p>0.002003904</text:p>
              </table:table-cell>
              <table:table-cell office:value-type="float" office:value="94">
                <text:p>94</text:p>
              </table:table-cell>
              <table:table-cell office:value-type="float" office:value="0.009916985">
                <text:p>0.0099169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8">
                <text:p>98</text:p>
              </table:table-cell>
              <table:table-cell office:value-type="float" office:value="0.00189027833286628">
                <text:p>0.00189027833286628</text:p>
              </table:table-cell>
              <table:table-cell office:value-type="float" office:value="98">
                <text:p>98</text:p>
              </table:table-cell>
              <table:table-cell office:value-type="float" office:value="0.00173523172314354">
                <text:p>0.00173523172314354</text:p>
              </table:table-cell>
              <table:table-cell office:value-type="float" office:value="98">
                <text:p>98</text:p>
              </table:table-cell>
              <table:table-cell office:value-type="float" office:value="0.00168226201307941">
                <text:p>0.00168226201307941</text:p>
              </table:table-cell>
              <table:table-cell office:value-type="float" office:value="98">
                <text:p>98</text:p>
              </table:table-cell>
              <table:table-cell office:value-type="float" office:value="0.00914143839127974">
                <text:p>0.00914143839127974</text:p>
              </table:table-cell>
              <table:table-cell office:value-type="float" office:value="98">
                <text:p>98</text:p>
              </table:table-cell>
              <table:table-cell office:value-type="float" office:value="0.001745821">
                <text:p>0.001745821</text:p>
              </table:table-cell>
              <table:table-cell office:value-type="float" office:value="98">
                <text:p>98</text:p>
              </table:table-cell>
              <table:table-cell office:value-type="float" office:value="0.001660925">
                <text:p>0.001660925</text:p>
              </table:table-cell>
              <table:table-cell office:value-type="float" office:value="98">
                <text:p>98</text:p>
              </table:table-cell>
              <table:table-cell office:value-type="float" office:value="0.001654489">
                <text:p>0.001654489</text:p>
              </table:table-cell>
              <table:table-cell office:value-type="float" office:value="98">
                <text:p>98</text:p>
              </table:table-cell>
              <table:table-cell office:value-type="float" office:value="0.008998488">
                <text:p>0.0089984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2">
                <text:p>102</text:p>
              </table:table-cell>
              <table:table-cell office:value-type="float" office:value="0.00122352333196492">
                <text:p>0.00122352333196492</text:p>
              </table:table-cell>
              <table:table-cell office:value-type="float" office:value="102">
                <text:p>102</text:p>
              </table:table-cell>
              <table:table-cell office:value-type="float" office:value="0.00122390118722826">
                <text:p>0.00122390118722826</text:p>
              </table:table-cell>
              <table:table-cell office:value-type="float" office:value="102">
                <text:p>102</text:p>
              </table:table-cell>
              <table:table-cell office:value-type="float" office:value="0.00132801850530888">
                <text:p>0.00132801850530888</text:p>
              </table:table-cell>
              <table:table-cell office:value-type="float" office:value="102">
                <text:p>102</text:p>
              </table:table-cell>
              <table:table-cell office:value-type="float" office:value="0.00843375746696714">
                <text:p>0.00843375746696714</text:p>
              </table:table-cell>
              <table:table-cell office:value-type="float" office:value="102">
                <text:p>102</text:p>
              </table:table-cell>
              <table:table-cell office:value-type="float" office:value="0.001297178">
                <text:p>0.001297178</text:p>
              </table:table-cell>
              <table:table-cell office:value-type="float" office:value="102">
                <text:p>102</text:p>
              </table:table-cell>
              <table:table-cell office:value-type="float" office:value="0.001226756">
                <text:p>0.001226756</text:p>
              </table:table-cell>
              <table:table-cell office:value-type="float" office:value="102">
                <text:p>102</text:p>
              </table:table-cell>
              <table:table-cell office:value-type="float" office:value="0.001319802">
                <text:p>0.001319802</text:p>
              </table:table-cell>
              <table:table-cell office:value-type="float" office:value="102">
                <text:p>102</text:p>
              </table:table-cell>
              <table:table-cell office:value-type="float" office:value="0.008448167">
                <text:p>0.0084481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6">
                <text:p>106</text:p>
              </table:table-cell>
              <table:table-cell office:value-type="float" office:value="0.000853994879060431">
                <text:p>0.000853994879060431</text:p>
              </table:table-cell>
              <table:table-cell office:value-type="float" office:value="106">
                <text:p>106</text:p>
              </table:table-cell>
              <table:table-cell office:value-type="float" office:value="0.000860499587445585">
                <text:p>0.000860499587445585</text:p>
              </table:table-cell>
              <table:table-cell office:value-type="float" office:value="106">
                <text:p>106</text:p>
              </table:table-cell>
              <table:table-cell office:value-type="float" office:value="0.00101332104950645">
                <text:p>0.00101332104950645</text:p>
              </table:table-cell>
              <table:table-cell office:value-type="float" office:value="106">
                <text:p>106</text:p>
              </table:table-cell>
              <table:table-cell office:value-type="float" office:value="0.00754674923360254">
                <text:p>0.00754674923360254</text:p>
              </table:table-cell>
              <table:table-cell office:value-type="float" office:value="106">
                <text:p>106</text:p>
              </table:table-cell>
              <table:table-cell office:value-type="float" office:value="0.001010386">
                <text:p>0.001010386</text:p>
              </table:table-cell>
              <table:table-cell office:value-type="float" office:value="106">
                <text:p>106</text:p>
              </table:table-cell>
              <table:table-cell office:value-type="float" office:value="0.0009079304">
                <text:p>0.0009079304</text:p>
              </table:table-cell>
              <table:table-cell office:value-type="float" office:value="106">
                <text:p>106</text:p>
              </table:table-cell>
              <table:table-cell office:value-type="float" office:value="0.001023586">
                <text:p>0.001023586</text:p>
              </table:table-cell>
              <table:table-cell office:value-type="float" office:value="106">
                <text:p>106</text:p>
              </table:table-cell>
              <table:table-cell office:value-type="float" office:value="0.007557967">
                <text:p>0.0075579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0">
                <text:p>110</text:p>
              </table:table-cell>
              <table:table-cell office:value-type="float" office:value="0.000633358193478094">
                <text:p>0.000633358193478094</text:p>
              </table:table-cell>
              <table:table-cell office:value-type="float" office:value="110">
                <text:p>110</text:p>
              </table:table-cell>
              <table:table-cell office:value-type="float" office:value="0.000621062503316311">
                <text:p>0.000621062503316311</text:p>
              </table:table-cell>
              <table:table-cell office:value-type="float" office:value="110">
                <text:p>110</text:p>
              </table:table-cell>
              <table:table-cell office:value-type="float" office:value="0.000762204039348234">
                <text:p>0.000762204039348234</text:p>
              </table:table-cell>
              <table:table-cell office:value-type="float" office:value="110">
                <text:p>110</text:p>
              </table:table-cell>
              <table:table-cell office:value-type="float" office:value="0.00644763824575127">
                <text:p>0.00644763824575127</text:p>
              </table:table-cell>
              <table:table-cell office:value-type="float" office:value="110">
                <text:p>110</text:p>
              </table:table-cell>
              <table:table-cell office:value-type="float" office:value="0.0007870014">
                <text:p>0.0007870014</text:p>
              </table:table-cell>
              <table:table-cell office:value-type="float" office:value="110">
                <text:p>110</text:p>
              </table:table-cell>
              <table:table-cell office:value-type="float" office:value="0.0006799572">
                <text:p>0.0006799572</text:p>
              </table:table-cell>
              <table:table-cell office:value-type="float" office:value="110">
                <text:p>110</text:p>
              </table:table-cell>
              <table:table-cell office:value-type="float" office:value="0.0007850593">
                <text:p>0.0007850593</text:p>
              </table:table-cell>
              <table:table-cell office:value-type="float" office:value="110">
                <text:p>110</text:p>
              </table:table-cell>
              <table:table-cell office:value-type="float" office:value="0.006543373">
                <text:p>0.0065433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4">
                <text:p>114</text:p>
              </table:table-cell>
              <table:table-cell office:value-type="float" office:value="0.000478641857244794">
                <text:p>0.000478641857244794</text:p>
              </table:table-cell>
              <table:table-cell office:value-type="float" office:value="114">
                <text:p>114</text:p>
              </table:table-cell>
              <table:table-cell office:value-type="float" office:value="0.000450330701773262">
                <text:p>0.000450330701773262</text:p>
              </table:table-cell>
              <table:table-cell office:value-type="float" office:value="114">
                <text:p>114</text:p>
              </table:table-cell>
              <table:table-cell office:value-type="float" office:value="0.000555769113811626">
                <text:p>0.000555769113811626</text:p>
              </table:table-cell>
              <table:table-cell office:value-type="float" office:value="114">
                <text:p>114</text:p>
              </table:table-cell>
              <table:table-cell office:value-type="float" office:value="0.00535169004640053">
                <text:p>0.00535169004640053</text:p>
              </table:table-cell>
              <table:table-cell office:value-type="float" office:value="114">
                <text:p>114</text:p>
              </table:table-cell>
              <table:table-cell office:value-type="float" office:value="0.0006130044">
                <text:p>0.0006130044</text:p>
              </table:table-cell>
              <table:table-cell office:value-type="float" office:value="114">
                <text:p>114</text:p>
              </table:table-cell>
              <table:table-cell office:value-type="float" office:value="0.0005140388">
                <text:p>0.0005140388</text:p>
              </table:table-cell>
              <table:table-cell office:value-type="float" office:value="114">
                <text:p>114</text:p>
              </table:table-cell>
              <table:table-cell office:value-type="float" office:value="0.0005998308">
                <text:p>0.0005998308</text:p>
              </table:table-cell>
              <table:table-cell office:value-type="float" office:value="114">
                <text:p>114</text:p>
              </table:table-cell>
              <table:table-cell office:value-type="float" office:value="0.00553417">
                <text:p>0.005534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8">
                <text:p>118</text:p>
              </table:table-cell>
              <table:table-cell office:value-type="float" office:value="0.000362332409333822">
                <text:p>0.000362332409333822</text:p>
              </table:table-cell>
              <table:table-cell office:value-type="float" office:value="118">
                <text:p>118</text:p>
              </table:table-cell>
              <table:table-cell office:value-type="float" office:value="0.000338244836028038">
                <text:p>0.000338244836028038</text:p>
              </table:table-cell>
              <table:table-cell office:value-type="float" office:value="118">
                <text:p>118</text:p>
              </table:table-cell>
              <table:table-cell office:value-type="float" office:value="0.000402667758963109">
                <text:p>0.000402667758963109</text:p>
              </table:table-cell>
              <table:table-cell office:value-type="float" office:value="118">
                <text:p>118</text:p>
              </table:table-cell>
              <table:table-cell office:value-type="float" office:value="0.00443610475941612">
                <text:p>0.00443610475941612</text:p>
              </table:table-cell>
              <table:table-cell office:value-type="float" office:value="118">
                <text:p>118</text:p>
              </table:table-cell>
              <table:table-cell office:value-type="float" office:value="0.0004774763">
                <text:p>0.0004774763</text:p>
              </table:table-cell>
              <table:table-cell office:value-type="float" office:value="118">
                <text:p>118</text:p>
              </table:table-cell>
              <table:table-cell office:value-type="float" office:value="0.0003914711">
                <text:p>0.0003914711</text:p>
              </table:table-cell>
              <table:table-cell office:value-type="float" office:value="118">
                <text:p>118</text:p>
              </table:table-cell>
              <table:table-cell office:value-type="float" office:value="0.000458297">
                <text:p>0.000458297</text:p>
              </table:table-cell>
              <table:table-cell office:value-type="float" office:value="118">
                <text:p>118</text:p>
              </table:table-cell>
              <table:table-cell office:value-type="float" office:value="0.004601266">
                <text:p>0.0046012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2">
                <text:p>122</text:p>
              </table:table-cell>
              <table:table-cell office:value-type="float" office:value="0.000284888873916936">
                <text:p>0.000284888873916936</text:p>
              </table:table-cell>
              <table:table-cell office:value-type="float" office:value="122">
                <text:p>122</text:p>
              </table:table-cell>
              <table:table-cell office:value-type="float" office:value="0.000250375014378132">
                <text:p>0.000250375014378132</text:p>
              </table:table-cell>
              <table:table-cell office:value-type="float" office:value="122">
                <text:p>122</text:p>
              </table:table-cell>
              <table:table-cell office:value-type="float" office:value="0.000298194977042162">
                <text:p>0.000298194977042162</text:p>
              </table:table-cell>
              <table:table-cell office:value-type="float" office:value="122">
                <text:p>122</text:p>
              </table:table-cell>
              <table:table-cell office:value-type="float" office:value="0.00357842929019799">
                <text:p>0.00357842929019799</text:p>
              </table:table-cell>
              <table:table-cell office:value-type="float" office:value="122">
                <text:p>122</text:p>
              </table:table-cell>
              <table:table-cell office:value-type="float" office:value="0.000371912">
                <text:p>0.000371912</text:p>
              </table:table-cell>
              <table:table-cell office:value-type="float" office:value="122">
                <text:p>122</text:p>
              </table:table-cell>
              <table:table-cell office:value-type="float" office:value="0.0002998174">
                <text:p>0.0002998174</text:p>
              </table:table-cell>
              <table:table-cell office:value-type="float" office:value="122">
                <text:p>122</text:p>
              </table:table-cell>
              <table:table-cell office:value-type="float" office:value="0.0003507899">
                <text:p>0.0003507899</text:p>
              </table:table-cell>
              <table:table-cell office:value-type="float" office:value="122">
                <text:p>122</text:p>
              </table:table-cell>
              <table:table-cell office:value-type="float" office:value="0.003777002">
                <text:p>0.0037770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6">
                <text:p>126</text:p>
              </table:table-cell>
              <table:table-cell office:value-type="float" office:value="0.000220001328954355">
                <text:p>0.000220001328954355</text:p>
              </table:table-cell>
              <table:table-cell office:value-type="float" office:value="126">
                <text:p>126</text:p>
              </table:table-cell>
              <table:table-cell office:value-type="float" office:value="0.000187319927496343">
                <text:p>0.000187319927496343</text:p>
              </table:table-cell>
              <table:table-cell office:value-type="float" office:value="126">
                <text:p>126</text:p>
              </table:table-cell>
              <table:table-cell office:value-type="float" office:value="0.000223105899755049">
                <text:p>0.000223105899755049</text:p>
              </table:table-cell>
              <table:table-cell office:value-type="float" office:value="126">
                <text:p>126</text:p>
              </table:table-cell>
              <table:table-cell office:value-type="float" office:value="0.00284312294774362">
                <text:p>0.00284312294774362</text:p>
              </table:table-cell>
              <table:table-cell office:value-type="float" office:value="126">
                <text:p>126</text:p>
              </table:table-cell>
              <table:table-cell office:value-type="float" office:value="0.000289687">
                <text:p>0.000289687</text:p>
              </table:table-cell>
              <table:table-cell office:value-type="float" office:value="126">
                <text:p>126</text:p>
              </table:table-cell>
              <table:table-cell office:value-type="float" office:value="0.0002306109">
                <text:p>0.0002306109</text:p>
              </table:table-cell>
              <table:table-cell office:value-type="float" office:value="126">
                <text:p>126</text:p>
              </table:table-cell>
              <table:table-cell office:value-type="float" office:value="0.0002691777">
                <text:p>0.0002691777</text:p>
              </table:table-cell>
              <table:table-cell office:value-type="float" office:value="126">
                <text:p>126</text:p>
              </table:table-cell>
              <table:table-cell office:value-type="float" office:value="0.003070331">
                <text:p>0.0030703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0">
                <text:p>130</text:p>
              </table:table-cell>
              <table:table-cell office:value-type="float" office:value="0.000177724642949877">
                <text:p>0.000177724642949877</text:p>
              </table:table-cell>
              <table:table-cell office:value-type="float" office:value="130">
                <text:p>130</text:p>
              </table:table-cell>
              <table:table-cell office:value-type="float" office:value="0.000145303821677175">
                <text:p>0.000145303821677175</text:p>
              </table:table-cell>
              <table:table-cell office:value-type="float" office:value="130">
                <text:p>130</text:p>
              </table:table-cell>
              <table:table-cell office:value-type="float" office:value="0.00017204701775225">
                <text:p>0.00017204701775225</text:p>
              </table:table-cell>
              <table:table-cell office:value-type="float" office:value="130">
                <text:p>130</text:p>
              </table:table-cell>
              <table:table-cell office:value-type="float" office:value="0.00229940601736852">
                <text:p>0.00229940601736852</text:p>
              </table:table-cell>
              <table:table-cell office:value-type="float" office:value="130">
                <text:p>130</text:p>
              </table:table-cell>
              <table:table-cell office:value-type="float" office:value="0.0002256412">
                <text:p>0.0002256412</text:p>
              </table:table-cell>
              <table:table-cell office:value-type="float" office:value="130">
                <text:p>130</text:p>
              </table:table-cell>
              <table:table-cell office:value-type="float" office:value="0.0001779546">
                <text:p>0.0001779546</text:p>
              </table:table-cell>
              <table:table-cell office:value-type="float" office:value="130">
                <text:p>130</text:p>
              </table:table-cell>
              <table:table-cell office:value-type="float" office:value="0.0002070957">
                <text:p>0.0002070957</text:p>
              </table:table-cell>
              <table:table-cell office:value-type="float" office:value="130">
                <text:p>130</text:p>
              </table:table-cell>
              <table:table-cell office:value-type="float" office:value="0.002477124">
                <text:p>0.0024771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4">
                <text:p>134</text:p>
              </table:table-cell>
              <table:table-cell office:value-type="float" office:value="0.000135542000922052">
                <text:p>0.000135542000922052</text:p>
              </table:table-cell>
              <table:table-cell office:value-type="float" office:value="134">
                <text:p>134</text:p>
              </table:table-cell>
              <table:table-cell office:value-type="float" office:value="0.00010954275987657">
                <text:p>0.00010954275987657</text:p>
              </table:table-cell>
              <table:table-cell office:value-type="float" office:value="134">
                <text:p>134</text:p>
              </table:table-cell>
              <table:table-cell office:value-type="float" office:value="0.000128434123579496">
                <text:p>0.000128434123579496</text:p>
              </table:table-cell>
              <table:table-cell office:value-type="float" office:value="134">
                <text:p>134</text:p>
              </table:table-cell>
              <table:table-cell office:value-type="float" office:value="0.00181802400973256">
                <text:p>0.00181802400973256</text:p>
              </table:table-cell>
              <table:table-cell office:value-type="float" office:value="134">
                <text:p>134</text:p>
              </table:table-cell>
              <table:table-cell office:value-type="float" office:value="0.0001757554">
                <text:p>0.0001757554</text:p>
              </table:table-cell>
              <table:table-cell office:value-type="float" office:value="134">
                <text:p>134</text:p>
              </table:table-cell>
              <table:table-cell office:value-type="float" office:value="0.0001376551">
                <text:p>0.0001376551</text:p>
              </table:table-cell>
              <table:table-cell office:value-type="float" office:value="134">
                <text:p>134</text:p>
              </table:table-cell>
              <table:table-cell office:value-type="float" office:value="0.00015972">
                <text:p>0.00015972</text:p>
              </table:table-cell>
              <table:table-cell office:value-type="float" office:value="134">
                <text:p>134</text:p>
              </table:table-cell>
              <table:table-cell office:value-type="float" office:value="0.001986725">
                <text:p>0.0019867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8">
                <text:p>138</text:p>
              </table:table-cell>
              <table:table-cell office:value-type="float" office:value="0.000103283797358979">
                <text:p>0.000103283797358979</text:p>
              </table:table-cell>
              <table:table-cell office:value-type="float" office:value="138">
                <text:p>138</text:p>
              </table:table-cell>
              <table:table-cell office:value-type="float" office:value="0.0000852413484810167">
                <text:p>0.0000852413484810167</text:p>
              </table:table-cell>
              <table:table-cell office:value-type="float" office:value="138">
                <text:p>138</text:p>
              </table:table-cell>
              <table:table-cell office:value-type="float" office:value="0.0000962349773946183">
                <text:p>0.0000962349773946183</text:p>
              </table:table-cell>
              <table:table-cell office:value-type="float" office:value="138">
                <text:p>138</text:p>
              </table:table-cell>
              <table:table-cell office:value-type="float" office:value="0.00144594013567676">
                <text:p>0.00144594013567676</text:p>
              </table:table-cell>
              <table:table-cell office:value-type="float" office:value="138">
                <text:p>138</text:p>
              </table:table-cell>
              <table:table-cell office:value-type="float" office:value="0.0001368991">
                <text:p>0.0001368991</text:p>
              </table:table-cell>
              <table:table-cell office:value-type="float" office:value="138">
                <text:p>138</text:p>
              </table:table-cell>
              <table:table-cell office:value-type="float" office:value="0.0001066747">
                <text:p>0.0001066747</text:p>
              </table:table-cell>
              <table:table-cell office:value-type="float" office:value="138">
                <text:p>138</text:p>
              </table:table-cell>
              <table:table-cell office:value-type="float" office:value="0.0001234419">
                <text:p>0.0001234419</text:p>
              </table:table-cell>
              <table:table-cell office:value-type="float" office:value="138">
                <text:p>138</text:p>
              </table:table-cell>
              <table:table-cell office:value-type="float" office:value="0.001585913">
                <text:p>0.0015859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2">
                <text:p>142</text:p>
              </table:table-cell>
              <table:table-cell office:value-type="float" office:value="0.0000837618352054605">
                <text:p>0.0000837618352054605</text:p>
              </table:table-cell>
              <table:table-cell office:value-type="float" office:value="142">
                <text:p>142</text:p>
              </table:table-cell>
              <table:table-cell office:value-type="float" office:value="0.0000661756115713799">
                <text:p>0.0000661756115713799</text:p>
              </table:table-cell>
              <table:table-cell office:value-type="float" office:value="142">
                <text:p>142</text:p>
              </table:table-cell>
              <table:table-cell office:value-type="float" office:value="0.0000757510237299222">
                <text:p>0.0000757510237299222</text:p>
              </table:table-cell>
              <table:table-cell office:value-type="float" office:value="142">
                <text:p>142</text:p>
              </table:table-cell>
              <table:table-cell office:value-type="float" office:value="0.00111580099477927">
                <text:p>0.00111580099477927</text:p>
              </table:table-cell>
              <table:table-cell office:value-type="float" office:value="142">
                <text:p>142</text:p>
              </table:table-cell>
              <table:table-cell office:value-type="float" office:value="0.0001066339">
                <text:p>0.0001066339</text:p>
              </table:table-cell>
              <table:table-cell office:value-type="float" office:value="142">
                <text:p>142</text:p>
              </table:table-cell>
              <table:table-cell office:value-type="float" office:value="0.00008277809">
                <text:p>0.00008277809</text:p>
              </table:table-cell>
              <table:table-cell office:value-type="float" office:value="142">
                <text:p>142</text:p>
              </table:table-cell>
              <table:table-cell office:value-type="float" office:value="0.00009557124">
                <text:p>0.00009557124</text:p>
              </table:table-cell>
              <table:table-cell office:value-type="float" office:value="142">
                <text:p>142</text:p>
              </table:table-cell>
              <table:table-cell office:value-type="float" office:value="0.00126115">
                <text:p>0.001261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6">
                <text:p>146</text:p>
              </table:table-cell>
              <table:table-cell office:value-type="float" office:value="0.0000702102661054592">
                <text:p>0.0000702102661054592</text:p>
              </table:table-cell>
              <table:table-cell office:value-type="float" office:value="146">
                <text:p>146</text:p>
              </table:table-cell>
              <table:table-cell office:value-type="float" office:value="0.0000504948980356699">
                <text:p>0.0000504948980356699</text:p>
              </table:table-cell>
              <table:table-cell office:value-type="float" office:value="146">
                <text:p>146</text:p>
              </table:table-cell>
              <table:table-cell office:value-type="float" office:value="0.0000596230415195359">
                <text:p>0.0000596230415195359</text:p>
              </table:table-cell>
              <table:table-cell office:value-type="float" office:value="146">
                <text:p>146</text:p>
              </table:table-cell>
              <table:table-cell office:value-type="float" office:value="0.000852796937929258">
                <text:p>0.000852796937929258</text:p>
              </table:table-cell>
              <table:table-cell office:value-type="float" office:value="146">
                <text:p>146</text:p>
              </table:table-cell>
              <table:table-cell office:value-type="float" office:value="0.00008306043">
                <text:p>0.00008306043</text:p>
              </table:table-cell>
              <table:table-cell office:value-type="float" office:value="146">
                <text:p>146</text:p>
              </table:table-cell>
              <table:table-cell office:value-type="float" office:value="0.00006429893">
                <text:p>0.00006429893</text:p>
              </table:table-cell>
              <table:table-cell office:value-type="float" office:value="146">
                <text:p>146</text:p>
              </table:table-cell>
              <table:table-cell office:value-type="float" office:value="0.00007409802">
                <text:p>0.00007409802</text:p>
              </table:table-cell>
              <table:table-cell office:value-type="float" office:value="146">
                <text:p>146</text:p>
              </table:table-cell>
              <table:table-cell office:value-type="float" office:value="0.0009997603">
                <text:p>0.00099976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0">
                <text:p>150</text:p>
              </table:table-cell>
              <table:table-cell office:value-type="float" office:value="0.0000560712020441653">
                <text:p>0.0000560712020441653</text:p>
              </table:table-cell>
              <table:table-cell office:value-type="float" office:value="150">
                <text:p>150</text:p>
              </table:table-cell>
              <table:table-cell office:value-type="float" office:value="0.0000390036197456137">
                <text:p>0.0000390036197456137</text:p>
              </table:table-cell>
              <table:table-cell office:value-type="float" office:value="150">
                <text:p>150</text:p>
              </table:table-cell>
              <table:table-cell office:value-type="float" office:value="0.0000462366091642524">
                <text:p>0.0000462366091642524</text:p>
              </table:table-cell>
              <table:table-cell office:value-type="float" office:value="150">
                <text:p>150</text:p>
              </table:table-cell>
              <table:table-cell office:value-type="float" office:value="0.000674625586090279">
                <text:p>0.000674625586090279</text:p>
              </table:table-cell>
              <table:table-cell office:value-type="float" office:value="150">
                <text:p>150</text:p>
              </table:table-cell>
              <table:table-cell office:value-type="float" office:value="0.00006469941">
                <text:p>0.00006469941</text:p>
              </table:table-cell>
              <table:table-cell office:value-type="float" office:value="150">
                <text:p>150</text:p>
              </table:table-cell>
              <table:table-cell office:value-type="float" office:value="0.00004998224">
                <text:p>0.00004998224</text:p>
              </table:table-cell>
              <table:table-cell office:value-type="float" office:value="150">
                <text:p>150</text:p>
              </table:table-cell>
              <table:table-cell office:value-type="float" office:value="0.00005751387">
                <text:p>0.00005751387</text:p>
              </table:table-cell>
              <table:table-cell office:value-type="float" office:value="150">
                <text:p>150</text:p>
              </table:table-cell>
              <table:table-cell office:value-type="float" office:value="0.0007904721">
                <text:p>0.00079047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4">
                <text:p>154</text:p>
              </table:table-cell>
              <table:table-cell office:value-type="float" office:value="0.000041173068742745">
                <text:p>0.000041173068742745</text:p>
              </table:table-cell>
              <table:table-cell office:value-type="float" office:value="154">
                <text:p>154</text:p>
              </table:table-cell>
              <table:table-cell office:value-type="float" office:value="0.0000316611922470009">
                <text:p>0.0000316611922470009</text:p>
              </table:table-cell>
              <table:table-cell office:value-type="float" office:value="154">
                <text:p>154</text:p>
              </table:table-cell>
              <table:table-cell office:value-type="float" office:value="0.0000369447283996069">
                <text:p>0.0000369447283996069</text:p>
              </table:table-cell>
              <table:table-cell office:value-type="float" office:value="154">
                <text:p>154</text:p>
              </table:table-cell>
              <table:table-cell office:value-type="float" office:value="0.000528031738554793">
                <text:p>0.000528031738554793</text:p>
              </table:table-cell>
              <table:table-cell office:value-type="float" office:value="154">
                <text:p>154</text:p>
              </table:table-cell>
              <table:table-cell office:value-type="float" office:value="0.00005039857">
                <text:p>0.00005039857</text:p>
              </table:table-cell>
              <table:table-cell office:value-type="float" office:value="154">
                <text:p>154</text:p>
              </table:table-cell>
              <table:table-cell office:value-type="float" office:value="0.00003887494">
                <text:p>0.00003887494</text:p>
              </table:table-cell>
              <table:table-cell office:value-type="float" office:value="154">
                <text:p>154</text:p>
              </table:table-cell>
              <table:table-cell office:value-type="float" office:value="0.00004468038">
                <text:p>0.00004468038</text:p>
              </table:table-cell>
              <table:table-cell office:value-type="float" office:value="154">
                <text:p>154</text:p>
              </table:table-cell>
              <table:table-cell office:value-type="float" office:value="0.0006235776">
                <text:p>0.000623577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0.0000351724472681612">
                <text:p>0.0000351724472681612</text:p>
              </table:table-cell>
              <table:table-cell office:value-type="float" office:value="158">
                <text:p>158</text:p>
              </table:table-cell>
              <table:table-cell office:value-type="float" office:value="0.0000253621770714956">
                <text:p>0.0000253621770714956</text:p>
              </table:table-cell>
              <table:table-cell office:value-type="float" office:value="158">
                <text:p>158</text:p>
              </table:table-cell>
              <table:table-cell office:value-type="float" office:value="0.0000273128058872366">
                <text:p>0.0000273128058872366</text:p>
              </table:table-cell>
              <table:table-cell office:value-type="float" office:value="158">
                <text:p>158</text:p>
              </table:table-cell>
              <table:table-cell office:value-type="float" office:value="0.000410445979532104">
                <text:p>0.000410445979532104</text:p>
              </table:table-cell>
              <table:table-cell office:value-type="float" office:value="158">
                <text:p>158</text:p>
              </table:table-cell>
              <table:table-cell office:value-type="float" office:value="0.00003926048">
                <text:p>0.00003926048</text:p>
              </table:table-cell>
              <table:table-cell office:value-type="float" office:value="158">
                <text:p>158</text:p>
              </table:table-cell>
              <table:table-cell office:value-type="float" office:value="0.00003024861">
                <text:p>0.00003024861</text:p>
              </table:table-cell>
              <table:table-cell office:value-type="float" office:value="158">
                <text:p>158</text:p>
              </table:table-cell>
              <table:table-cell office:value-type="float" office:value="0.00003473344">
                <text:p>0.00003473344</text:p>
              </table:table-cell>
              <table:table-cell office:value-type="float" office:value="158">
                <text:p>158</text:p>
              </table:table-cell>
              <table:table-cell office:value-type="float" office:value="0.0004908983">
                <text:p>0.000490898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2">
                <text:p>162</text:p>
              </table:table-cell>
              <table:table-cell office:value-type="float" office:value="0.0000258194379186913">
                <text:p>0.0000258194379186913</text:p>
              </table:table-cell>
              <table:table-cell office:value-type="float" office:value="162">
                <text:p>162</text:p>
              </table:table-cell>
              <table:table-cell office:value-type="float" office:value="0.0000199400939889993">
                <text:p>0.0000199400939889993</text:p>
              </table:table-cell>
              <table:table-cell office:value-type="float" office:value="162">
                <text:p>162</text:p>
              </table:table-cell>
              <table:table-cell office:value-type="float" office:value="0.0000213845366982621">
                <text:p>0.0000213845366982621</text:p>
              </table:table-cell>
              <table:table-cell office:value-type="float" office:value="162">
                <text:p>162</text:p>
              </table:table-cell>
              <table:table-cell office:value-type="float" office:value="0.000329744492066887">
                <text:p>0.000329744492066887</text:p>
              </table:table-cell>
              <table:table-cell office:value-type="float" office:value="162">
                <text:p>162</text:p>
              </table:table-cell>
              <table:table-cell office:value-type="float" office:value="0.00003058617">
                <text:p>0.00003058617</text:p>
              </table:table-cell>
              <table:table-cell office:value-type="float" office:value="162">
                <text:p>162</text:p>
              </table:table-cell>
              <table:table-cell office:value-type="float" office:value="0.00002354379">
                <text:p>0.00002354379</text:p>
              </table:table-cell>
              <table:table-cell office:value-type="float" office:value="162">
                <text:p>162</text:p>
              </table:table-cell>
              <table:table-cell office:value-type="float" office:value="0.0000270136">
                <text:p>0.0000270136</text:p>
              </table:table-cell>
              <table:table-cell office:value-type="float" office:value="162">
                <text:p>162</text:p>
              </table:table-cell>
              <table:table-cell office:value-type="float" office:value="0.0003856466">
                <text:p>0.000385646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6">
                <text:p>166</text:p>
              </table:table-cell>
              <table:table-cell office:value-type="float" office:value="0.0000228306867535296">
                <text:p>0.0000228306867535296</text:p>
              </table:table-cell>
              <table:table-cell office:value-type="float" office:value="166">
                <text:p>166</text:p>
              </table:table-cell>
              <table:table-cell office:value-type="float" office:value="0.0000159998472921968">
                <text:p>0.0000159998472921968</text:p>
              </table:table-cell>
              <table:table-cell office:value-type="float" office:value="166">
                <text:p>166</text:p>
              </table:table-cell>
              <table:table-cell office:value-type="float" office:value="0.0000180658199257313">
                <text:p>0.0000180658199257313</text:p>
              </table:table-cell>
              <table:table-cell office:value-type="float" office:value="166">
                <text:p>166</text:p>
              </table:table-cell>
              <table:table-cell office:value-type="float" office:value="0.000257155417159129">
                <text:p>0.000257155417159129</text:p>
              </table:table-cell>
              <table:table-cell office:value-type="float" office:value="166">
                <text:p>166</text:p>
              </table:table-cell>
              <table:table-cell office:value-type="float" office:value="0.00002383129">
                <text:p>0.00002383129</text:p>
              </table:table-cell>
              <table:table-cell office:value-type="float" office:value="166">
                <text:p>166</text:p>
              </table:table-cell>
              <table:table-cell office:value-type="float" office:value="0.00001832901">
                <text:p>0.00001832901</text:p>
              </table:table-cell>
              <table:table-cell office:value-type="float" office:value="166">
                <text:p>166</text:p>
              </table:table-cell>
              <table:table-cell office:value-type="float" office:value="0.00002101498">
                <text:p>0.00002101498</text:p>
              </table:table-cell>
              <table:table-cell office:value-type="float" office:value="166">
                <text:p>166</text:p>
              </table:table-cell>
              <table:table-cell office:value-type="float" office:value="0.0003022468">
                <text:p>0.000302246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0">
                <text:p>170</text:p>
              </table:table-cell>
              <table:table-cell office:value-type="float" office:value="0.0000210283451366895">
                <text:p>0.0000210283451366895</text:p>
              </table:table-cell>
              <table:table-cell office:value-type="float" office:value="170">
                <text:p>170</text:p>
              </table:table-cell>
              <table:table-cell office:value-type="float" office:value="0.0000130191010607621">
                <text:p>0.0000130191010607621</text:p>
              </table:table-cell>
              <table:table-cell office:value-type="float" office:value="170">
                <text:p>170</text:p>
              </table:table-cell>
              <table:table-cell office:value-type="float" office:value="0.0000142730767280241">
                <text:p>0.0000142730767280241</text:p>
              </table:table-cell>
              <table:table-cell office:value-type="float" office:value="170">
                <text:p>170</text:p>
              </table:table-cell>
              <table:table-cell office:value-type="float" office:value="0.000198251700103873">
                <text:p>0.000198251700103873</text:p>
              </table:table-cell>
              <table:table-cell office:value-type="float" office:value="170">
                <text:p>170</text:p>
              </table:table-cell>
              <table:table-cell office:value-type="float" office:value="0.00001857193">
                <text:p>0.00001857193</text:p>
              </table:table-cell>
              <table:table-cell office:value-type="float" office:value="170">
                <text:p>170</text:p>
              </table:table-cell>
              <table:table-cell office:value-type="float" office:value="0.00001427034">
                <text:p>0.00001427034</text:p>
              </table:table-cell>
              <table:table-cell office:value-type="float" office:value="170">
                <text:p>170</text:p>
              </table:table-cell>
              <table:table-cell office:value-type="float" office:value="0.00001634751">
                <text:p>0.00001634751</text:p>
              </table:table-cell>
              <table:table-cell office:value-type="float" office:value="170">
                <text:p>170</text:p>
              </table:table-cell>
              <table:table-cell office:value-type="float" office:value="0.0002361484">
                <text:p>0.00023614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4">
                <text:p>174</text:p>
              </table:table-cell>
              <table:table-cell office:value-type="float" office:value="0.0000158148661488341">
                <text:p>0.0000158148661488341</text:p>
              </table:table-cell>
              <table:table-cell office:value-type="float" office:value="174">
                <text:p>174</text:p>
              </table:table-cell>
              <table:table-cell office:value-type="float" office:value="0.0000111861391729523">
                <text:p>0.0000111861391729523</text:p>
              </table:table-cell>
              <table:table-cell office:value-type="float" office:value="174">
                <text:p>174</text:p>
              </table:table-cell>
              <table:table-cell office:value-type="float" office:value="0.0000110691159984328">
                <text:p>0.0000110691159984328</text:p>
              </table:table-cell>
              <table:table-cell office:value-type="float" office:value="174">
                <text:p>174</text:p>
              </table:table-cell>
              <table:table-cell office:value-type="float" office:value="0.000156154985161859">
                <text:p>0.000156154985161859</text:p>
              </table:table-cell>
              <table:table-cell office:value-type="float" office:value="174">
                <text:p>174</text:p>
              </table:table-cell>
              <table:table-cell office:value-type="float" office:value="0.00001447804">
                <text:p>0.00001447804</text:p>
              </table:table-cell>
              <table:table-cell office:value-type="float" office:value="174">
                <text:p>174</text:p>
              </table:table-cell>
              <table:table-cell office:value-type="float" office:value="0.0000111083">
                <text:p>0.0000111083</text:p>
              </table:table-cell>
              <table:table-cell office:value-type="float" office:value="174">
                <text:p>174</text:p>
              </table:table-cell>
              <table:table-cell office:value-type="float" office:value="0.00001270846">
                <text:p>0.00001270846</text:p>
              </table:table-cell>
              <table:table-cell office:value-type="float" office:value="174">
                <text:p>174</text:p>
              </table:table-cell>
              <table:table-cell office:value-type="float" office:value="0.0001836481">
                <text:p>0.000183648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8">
                <text:p>178</text:p>
              </table:table-cell>
              <table:table-cell office:value-type="float" office:value="0.0000132016751261509">
                <text:p>0.0000132016751261509</text:p>
              </table:table-cell>
              <table:table-cell office:value-type="float" office:value="178">
                <text:p>178</text:p>
              </table:table-cell>
              <table:table-cell office:value-type="float" office:value="0.00000845928368920149">
                <text:p>0.00000845928368920149</text:p>
              </table:table-cell>
              <table:table-cell office:value-type="float" office:value="178">
                <text:p>178</text:p>
              </table:table-cell>
              <table:table-cell office:value-type="float" office:value="0.00000863486043489888">
                <text:p>0.00000863486043489888</text:p>
              </table:table-cell>
              <table:table-cell office:value-type="float" office:value="178">
                <text:p>178</text:p>
              </table:table-cell>
              <table:table-cell office:value-type="float" office:value="0.000121104011363541">
                <text:p>0.000121104011363541</text:p>
              </table:table-cell>
              <table:table-cell office:value-type="float" office:value="178">
                <text:p>178</text:p>
              </table:table-cell>
              <table:table-cell office:value-type="float" office:value="0.00001129273">
                <text:p>0.00001129273</text:p>
              </table:table-cell>
              <table:table-cell office:value-type="float" office:value="178">
                <text:p>178</text:p>
              </table:table-cell>
              <table:table-cell office:value-type="float" office:value="0.000008639994">
                <text:p>0.000008639994</text:p>
              </table:table-cell>
              <table:table-cell office:value-type="float" office:value="178">
                <text:p>178</text:p>
              </table:table-cell>
              <table:table-cell office:value-type="float" office:value="0.000009860604">
                <text:p>0.000009860604</text:p>
              </table:table-cell>
              <table:table-cell office:value-type="float" office:value="178">
                <text:p>178</text:p>
              </table:table-cell>
              <table:table-cell office:value-type="float" office:value="0.0001417279">
                <text:p>0.00014172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2">
                <text:p>182</text:p>
              </table:table-cell>
              <table:table-cell office:value-type="float" office:value="0.0000125089404766992">
                <text:p>0.0000125089404766992</text:p>
              </table:table-cell>
              <table:table-cell office:value-type="float" office:value="182">
                <text:p>182</text:p>
              </table:table-cell>
              <table:table-cell office:value-type="float" office:value="0.00000646711878377222">
                <text:p>0.00000646711878377222</text:p>
              </table:table-cell>
              <table:table-cell office:value-type="float" office:value="182">
                <text:p>182</text:p>
              </table:table-cell>
              <table:table-cell office:value-type="float" office:value="0.00000756494226480026">
                <text:p>0.00000756494226480026</text:p>
              </table:table-cell>
              <table:table-cell office:value-type="float" office:value="182">
                <text:p>182</text:p>
              </table:table-cell>
              <table:table-cell office:value-type="float" office:value="0.0000983895920740039">
                <text:p>0.0000983895920740039</text:p>
              </table:table-cell>
              <table:table-cell office:value-type="float" office:value="182">
                <text:p>182</text:p>
              </table:table-cell>
              <table:table-cell office:value-type="float" office:value="0.000008816078">
                <text:p>0.000008816078</text:p>
              </table:table-cell>
              <table:table-cell office:value-type="float" office:value="182">
                <text:p>182</text:p>
              </table:table-cell>
              <table:table-cell office:value-type="float" office:value="0.000006705004">
                <text:p>0.000006705004</text:p>
              </table:table-cell>
              <table:table-cell office:value-type="float" office:value="182">
                <text:p>182</text:p>
              </table:table-cell>
              <table:table-cell office:value-type="float" office:value="0.00000761489">
                <text:p>0.00000761489</text:p>
              </table:table-cell>
              <table:table-cell office:value-type="float" office:value="182">
                <text:p>182</text:p>
              </table:table-cell>
              <table:table-cell office:value-type="float" office:value="0.0001079134">
                <text:p>0.000107913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6">
                <text:p>186</text:p>
              </table:table-cell>
              <table:table-cell office:value-type="float" office:value="0.00000966671318587611">
                <text:p>0.00000966671318587611</text:p>
              </table:table-cell>
              <table:table-cell office:value-type="float" office:value="186">
                <text:p>186</text:p>
              </table:table-cell>
              <table:table-cell office:value-type="float" office:value="0.00000505268058134628">
                <text:p>0.00000505268058134628</text:p>
              </table:table-cell>
              <table:table-cell office:value-type="float" office:value="186">
                <text:p>186</text:p>
              </table:table-cell>
              <table:table-cell office:value-type="float" office:value="0.00000582196590822224">
                <text:p>0.00000582196590822224</text:p>
              </table:table-cell>
              <table:table-cell office:value-type="float" office:value="186">
                <text:p>186</text:p>
              </table:table-cell>
              <table:table-cell office:value-type="float" office:value="0.0000744458836610764">
                <text:p>0.0000744458836610764</text:p>
              </table:table-cell>
              <table:table-cell office:value-type="float" office:value="186">
                <text:p>186</text:p>
              </table:table-cell>
              <table:table-cell office:value-type="float" office:value="0.000006892681">
                <text:p>0.000006892681</text:p>
              </table:table-cell>
              <table:table-cell office:value-type="float" office:value="186">
                <text:p>186</text:p>
              </table:table-cell>
              <table:table-cell office:value-type="float" office:value="0.000005173536">
                <text:p>0.000005173536</text:p>
              </table:table-cell>
              <table:table-cell office:value-type="float" office:value="186">
                <text:p>186</text:p>
              </table:table-cell>
              <table:table-cell office:value-type="float" office:value="0.000005815863">
                <text:p>0.000005815863</text:p>
              </table:table-cell>
              <table:table-cell office:value-type="float" office:value="186">
                <text:p>186</text:p>
              </table:table-cell>
              <table:table-cell office:value-type="float" office:value="0.00008015128">
                <text:p>0.000080151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0">
                <text:p>190</text:p>
              </table:table-cell>
              <table:table-cell office:value-type="float" office:value="0.00000784405135265208">
                <text:p>0.00000784405135265208</text:p>
              </table:table-cell>
              <table:table-cell office:value-type="float" office:value="190">
                <text:p>190</text:p>
              </table:table-cell>
              <table:table-cell office:value-type="float" office:value="0.00000390475629132759">
                <text:p>0.00000390475629132759</text:p>
              </table:table-cell>
              <table:table-cell office:value-type="float" office:value="190">
                <text:p>190</text:p>
              </table:table-cell>
              <table:table-cell office:value-type="float" office:value="0.00000484494415434707">
                <text:p>0.00000484494415434707</text:p>
              </table:table-cell>
              <table:table-cell office:value-type="float" office:value="190">
                <text:p>190</text:p>
              </table:table-cell>
              <table:table-cell office:value-type="float" office:value="0.0000555755119172244">
                <text:p>0.0000555755119172244</text:p>
              </table:table-cell>
              <table:table-cell office:value-type="float" office:value="190">
                <text:p>190</text:p>
              </table:table-cell>
              <table:table-cell office:value-type="float" office:value="0.000005401832">
                <text:p>0.000005401832</text:p>
              </table:table-cell>
              <table:table-cell office:value-type="float" office:value="190">
                <text:p>190</text:p>
              </table:table-cell>
              <table:table-cell office:value-type="float" office:value="0.000003935605">
                <text:p>0.000003935605</text:p>
              </table:table-cell>
              <table:table-cell office:value-type="float" office:value="190">
                <text:p>190</text:p>
              </table:table-cell>
              <table:table-cell office:value-type="float" office:value="0.000004328515">
                <text:p>0.000004328515</text:p>
              </table:table-cell>
              <table:table-cell office:value-type="float" office:value="190">
                <text:p>190</text:p>
              </table:table-cell>
              <table:table-cell office:value-type="float" office:value="0.00005670543">
                <text:p>0.000056705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4">
                <text:p>194</text:p>
              </table:table-cell>
              <table:table-cell office:value-type="float" office:value="0.00000546213574041008">
                <text:p>0.00000546213574041008</text:p>
              </table:table-cell>
              <table:table-cell office:value-type="float" office:value="194">
                <text:p>194</text:p>
              </table:table-cell>
              <table:table-cell office:value-type="float" office:value="0.00000333290733686505">
                <text:p>0.00000333290733686505</text:p>
              </table:table-cell>
              <table:table-cell office:value-type="float" office:value="194">
                <text:p>194</text:p>
              </table:table-cell>
              <table:table-cell office:value-type="float" office:value="0.00000347470102309221">
                <text:p>0.00000347470102309221</text:p>
              </table:table-cell>
              <table:table-cell office:value-type="float" office:value="194">
                <text:p>194</text:p>
              </table:table-cell>
              <table:table-cell office:value-type="float" office:value="0.0000357873717226442">
                <text:p>0.0000357873717226442</text:p>
              </table:table-cell>
              <table:table-cell office:value-type="float" office:value="194">
                <text:p>194</text:p>
              </table:table-cell>
              <table:table-cell office:value-type="float" office:value="0.000004249973">
                <text:p>0.000004249973</text:p>
              </table:table-cell>
              <table:table-cell office:value-type="float" office:value="194">
                <text:p>194</text:p>
              </table:table-cell>
              <table:table-cell office:value-type="float" office:value="0.00000288969">
                <text:p>0.00000288969</text:p>
              </table:table-cell>
              <table:table-cell office:value-type="float" office:value="194">
                <text:p>194</text:p>
              </table:table-cell>
              <table:table-cell office:value-type="float" office:value="0.00000302529">
                <text:p>0.00000302529</text:p>
              </table:table-cell>
              <table:table-cell office:value-type="float" office:value="194">
                <text:p>194</text:p>
              </table:table-cell>
              <table:table-cell office:value-type="float" office:value="0.00003607405">
                <text:p>0.000036074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8">
                <text:p>198</text:p>
              </table:table-cell>
              <table:table-cell office:value-type="float" office:value="0.00000444094690464259">
                <text:p>0.00000444094690464259</text:p>
              </table:table-cell>
              <table:table-cell office:value-type="float" office:value="198">
                <text:p>198</text:p>
              </table:table-cell>
              <table:table-cell office:value-type="float" office:value="0.00000262209721118644">
                <text:p>0.00000262209721118644</text:p>
              </table:table-cell>
              <table:table-cell office:value-type="float" office:value="198">
                <text:p>198</text:p>
              </table:table-cell>
              <table:table-cell office:value-type="float" office:value="0.00000253188216786875">
                <text:p>0.00000253188216786875</text:p>
              </table:table-cell>
              <table:table-cell office:value-type="float" office:value="198">
                <text:p>198</text:p>
              </table:table-cell>
              <table:table-cell office:value-type="float" office:value="0.0000143497113732847">
                <text:p>0.0000143497113732847</text:p>
              </table:table-cell>
              <table:table-cell office:value-type="float" office:value="NaN">
                <text:p>NaN</text:p>
              </table:table-cell>
              <table:table-cell office:value-type="float" office:value="0.000003364819">
                <text:p>0.000003364819</text:p>
              </table:table-cell>
              <table:table-cell office:value-type="float" office:value="198">
                <text:p>198</text:p>
              </table:table-cell>
              <table:table-cell office:value-type="float" office:value="0.000001928748">
                <text:p>0.000001928748</text:p>
              </table:table-cell>
              <table:table-cell office:value-type="float" office:value="198">
                <text:p>198</text:p>
              </table:table-cell>
              <table:table-cell office:value-type="float" office:value="0.000001772383">
                <text:p>0.000001772383</text:p>
              </table:table-cell>
              <table:table-cell office:value-type="float" office:value="198">
                <text:p>198</text:p>
              </table:table-cell>
              <table:table-cell office:value-type="float" office:value="0.00001692934">
                <text:p>0.0000169293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